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2252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9429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4.5878in" svg:height="7.498in" svg:x="7.9992in" svg:y="0.1988in">
            <draw:object draw:notify-on-update-of-ranges="test.I2:test.I1016 test.J2:test.J1016 test.I2:test.I1016 test.K2:test.K1016 test.I2:test.I1016 test.L2:test.L1016 test.I2:test.I1016 test.M2:test.M1016 test.I2:test.I1016 test.N2:test.N10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number-columns-repeated="5" table:default-cell-style-name="ce1"/>
        <table:table-row table:style-name="ro1">
          <table:table-cell table:number-columns-repeated="14"/>
        </table:table-row>
        <table:table-row table:style-name="ro1">
          <table:table-cell office:value-type="float" office:value="1579660469" calcext:value-type="float">
            <text:p>1579660469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=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C00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([.A2]-[.A$2])/1000000" office:value-type="float" office:value="0" calcext:value-type="float">
            <text:p>0</text:p>
          </table:table-cell>
          <table:table-cell table:formula="of:=IF([.B2]=&quot;PC&quot;;[.H$2];-[.H$2])" office:value-type="float" office:value="2200" calcext:value-type="float">
            <text:p>2200</text:p>
          </table:table-cell>
          <table:table-cell table:formula="of:=IF(AND([.$B2]=&quot;i2c&quot;;[.$C2]=0);[.$D2];[.K1])" office:value-type="float" office:value="0" calcext:value-type="float">
            <text:p>0</text:p>
          </table:table-cell>
          <table:table-cell table:formula="of:=IF(AND([.$B2]=&quot;i2c&quot;;[.$C2]=1);[.$D2];[.L1])" office:value-type="float" office:value="0" calcext:value-type="float">
            <text:p>0</text:p>
          </table:table-cell>
          <table:table-cell table:formula="of:=IF(AND([.$B2]=&quot;i2c&quot;;[.$C2]=2);[.$D2];[.M1])" office:value-type="float" office:value="0" calcext:value-type="float">
            <text:p>0</text:p>
          </table:table-cell>
          <table:table-cell table:formula="of:=IF(AND([.$B2]=&quot;i2c&quot;;[.$C2]=3);[.$D2];[.N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663873" calcext:value-type="float">
            <text:p>157966387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([.A3]-[.A$2])/1000000" office:value-type="float" office:value="0.003404" calcext:value-type="float">
            <text:p>0.003404</text:p>
          </table:table-cell>
          <table:table-cell table:formula="of:=IF([.B3]=&quot;PC&quot;;[.H$2];-[.H$2])" office:value-type="float" office:value="-2200" calcext:value-type="float">
            <text:p>-2200</text:p>
          </table:table-cell>
          <table:table-cell table:formula="of:=IF(AND([.$B3]=&quot;i2c&quot;;[.$C3]=0);[.$D3];[.K2])" office:value-type="float" office:value="1" calcext:value-type="float">
            <text:p>1</text:p>
          </table:table-cell>
          <table:table-cell table:formula="of:=IF(AND([.$B3]=&quot;i2c&quot;;[.$C3]=1);[.$D3];[.L2])" office:value-type="float" office:value="0" calcext:value-type="float">
            <text:p>0</text:p>
          </table:table-cell>
          <table:table-cell table:formula="of:=IF(AND([.$B3]=&quot;i2c&quot;;[.$C3]=2);[.$D3];[.M2])" office:value-type="float" office:value="0" calcext:value-type="float">
            <text:p>0</text:p>
          </table:table-cell>
          <table:table-cell table:formula="of:=IF(AND([.$B3]=&quot;i2c&quot;;[.$C3]=3);[.$D3];[.N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751585" calcext:value-type="float">
            <text:p>157975158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([.A4]-[.A$2])/1000000" office:value-type="float" office:value="0.091116" calcext:value-type="float">
            <text:p>0.091116</text:p>
          </table:table-cell>
          <table:table-cell table:formula="of:=IF([.B4]=&quot;PC&quot;;[.H$2];-[.H$2])" office:value-type="float" office:value="-2200" calcext:value-type="float">
            <text:p>-2200</text:p>
          </table:table-cell>
          <table:table-cell table:formula="of:=IF(AND([.$B4]=&quot;i2c&quot;;[.$C4]=0);[.$D4];[.K3])" office:value-type="float" office:value="2" calcext:value-type="float">
            <text:p>2</text:p>
          </table:table-cell>
          <table:table-cell table:formula="of:=IF(AND([.$B4]=&quot;i2c&quot;;[.$C4]=1);[.$D4];[.L3])" office:value-type="float" office:value="0" calcext:value-type="float">
            <text:p>0</text:p>
          </table:table-cell>
          <table:table-cell table:formula="of:=IF(AND([.$B4]=&quot;i2c&quot;;[.$C4]=2);[.$D4];[.M3])" office:value-type="float" office:value="0" calcext:value-type="float">
            <text:p>0</text:p>
          </table:table-cell>
          <table:table-cell table:formula="of:=IF(AND([.$B4]=&quot;i2c&quot;;[.$C4]=3);[.$D4];[.N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839274" calcext:value-type="float">
            <text:p>157983927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([.A5]-[.A$2])/1000000" office:value-type="float" office:value="0.178805" calcext:value-type="float">
            <text:p>0.178805</text:p>
          </table:table-cell>
          <table:table-cell table:formula="of:=IF([.B5]=&quot;PC&quot;;[.H$2];-[.H$2])" office:value-type="float" office:value="-2200" calcext:value-type="float">
            <text:p>-2200</text:p>
          </table:table-cell>
          <table:table-cell table:formula="of:=IF(AND([.$B5]=&quot;i2c&quot;;[.$C5]=0);[.$D5];[.K4])" office:value-type="float" office:value="3" calcext:value-type="float">
            <text:p>3</text:p>
          </table:table-cell>
          <table:table-cell table:formula="of:=IF(AND([.$B5]=&quot;i2c&quot;;[.$C5]=1);[.$D5];[.L4])" office:value-type="float" office:value="0" calcext:value-type="float">
            <text:p>0</text:p>
          </table:table-cell>
          <table:table-cell table:formula="of:=IF(AND([.$B5]=&quot;i2c&quot;;[.$C5]=2);[.$D5];[.M4])" office:value-type="float" office:value="0" calcext:value-type="float">
            <text:p>0</text:p>
          </table:table-cell>
          <table:table-cell table:formula="of:=IF(AND([.$B5]=&quot;i2c&quot;;[.$C5]=3);[.$D5];[.N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926942" calcext:value-type="float">
            <text:p>157992694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([.A6]-[.A$2])/1000000" office:value-type="float" office:value="0.266473" calcext:value-type="float">
            <text:p>0.266473</text:p>
          </table:table-cell>
          <table:table-cell table:formula="of:=IF([.B6]=&quot;PC&quot;;[.H$2];-[.H$2])" office:value-type="float" office:value="-2200" calcext:value-type="float">
            <text:p>-2200</text:p>
          </table:table-cell>
          <table:table-cell table:formula="of:=IF(AND([.$B6]=&quot;i2c&quot;;[.$C6]=0);[.$D6];[.K5])" office:value-type="float" office:value="4" calcext:value-type="float">
            <text:p>4</text:p>
          </table:table-cell>
          <table:table-cell table:formula="of:=IF(AND([.$B6]=&quot;i2c&quot;;[.$C6]=1);[.$D6];[.L5])" office:value-type="float" office:value="0" calcext:value-type="float">
            <text:p>0</text:p>
          </table:table-cell>
          <table:table-cell table:formula="of:=IF(AND([.$B6]=&quot;i2c&quot;;[.$C6]=2);[.$D6];[.M5])" office:value-type="float" office:value="0" calcext:value-type="float">
            <text:p>0</text:p>
          </table:table-cell>
          <table:table-cell table:formula="of:=IF(AND([.$B6]=&quot;i2c&quot;;[.$C6]=3);[.$D6];[.N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014626" calcext:value-type="float">
            <text:p>158001462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([.A7]-[.A$2])/1000000" office:value-type="float" office:value="0.354157" calcext:value-type="float">
            <text:p>0.354157</text:p>
          </table:table-cell>
          <table:table-cell table:formula="of:=IF([.B7]=&quot;PC&quot;;[.H$2];-[.H$2])" office:value-type="float" office:value="-2200" calcext:value-type="float">
            <text:p>-2200</text:p>
          </table:table-cell>
          <table:table-cell table:formula="of:=IF(AND([.$B7]=&quot;i2c&quot;;[.$C7]=0);[.$D7];[.K6])" office:value-type="float" office:value="5" calcext:value-type="float">
            <text:p>5</text:p>
          </table:table-cell>
          <table:table-cell table:formula="of:=IF(AND([.$B7]=&quot;i2c&quot;;[.$C7]=1);[.$D7];[.L6])" office:value-type="float" office:value="0" calcext:value-type="float">
            <text:p>0</text:p>
          </table:table-cell>
          <table:table-cell table:formula="of:=IF(AND([.$B7]=&quot;i2c&quot;;[.$C7]=2);[.$D7];[.M6])" office:value-type="float" office:value="0" calcext:value-type="float">
            <text:p>0</text:p>
          </table:table-cell>
          <table:table-cell table:formula="of:=IF(AND([.$B7]=&quot;i2c&quot;;[.$C7]=3);[.$D7];[.N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102310" calcext:value-type="float">
            <text:p>158010231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([.A8]-[.A$2])/1000000" office:value-type="float" office:value="0.441841" calcext:value-type="float">
            <text:p>0.441841</text:p>
          </table:table-cell>
          <table:table-cell table:formula="of:=IF([.B8]=&quot;PC&quot;;[.H$2];-[.H$2])" office:value-type="float" office:value="-2200" calcext:value-type="float">
            <text:p>-2200</text:p>
          </table:table-cell>
          <table:table-cell table:formula="of:=IF(AND([.$B8]=&quot;i2c&quot;;[.$C8]=0);[.$D8];[.K7])" office:value-type="float" office:value="6" calcext:value-type="float">
            <text:p>6</text:p>
          </table:table-cell>
          <table:table-cell table:formula="of:=IF(AND([.$B8]=&quot;i2c&quot;;[.$C8]=1);[.$D8];[.L7])" office:value-type="float" office:value="0" calcext:value-type="float">
            <text:p>0</text:p>
          </table:table-cell>
          <table:table-cell table:formula="of:=IF(AND([.$B8]=&quot;i2c&quot;;[.$C8]=2);[.$D8];[.M7])" office:value-type="float" office:value="0" calcext:value-type="float">
            <text:p>0</text:p>
          </table:table-cell>
          <table:table-cell table:formula="of:=IF(AND([.$B8]=&quot;i2c&quot;;[.$C8]=3);[.$D8];[.N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189994" calcext:value-type="float">
            <text:p>158018999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([.A9]-[.A$2])/1000000" office:value-type="float" office:value="0.529525" calcext:value-type="float">
            <text:p>0.529525</text:p>
          </table:table-cell>
          <table:table-cell table:formula="of:=IF([.B9]=&quot;PC&quot;;[.H$2];-[.H$2])" office:value-type="float" office:value="-2200" calcext:value-type="float">
            <text:p>-2200</text:p>
          </table:table-cell>
          <table:table-cell table:formula="of:=IF(AND([.$B9]=&quot;i2c&quot;;[.$C9]=0);[.$D9];[.K8])" office:value-type="float" office:value="7" calcext:value-type="float">
            <text:p>7</text:p>
          </table:table-cell>
          <table:table-cell table:formula="of:=IF(AND([.$B9]=&quot;i2c&quot;;[.$C9]=1);[.$D9];[.L8])" office:value-type="float" office:value="0" calcext:value-type="float">
            <text:p>0</text:p>
          </table:table-cell>
          <table:table-cell table:formula="of:=IF(AND([.$B9]=&quot;i2c&quot;;[.$C9]=2);[.$D9];[.M8])" office:value-type="float" office:value="0" calcext:value-type="float">
            <text:p>0</text:p>
          </table:table-cell>
          <table:table-cell table:formula="of:=IF(AND([.$B9]=&quot;i2c&quot;;[.$C9]=3);[.$D9];[.N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277670" calcext:value-type="float">
            <text:p>158027767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([.A10]-[.A$2])/1000000" office:value-type="float" office:value="0.617201" calcext:value-type="float">
            <text:p>0.617201</text:p>
          </table:table-cell>
          <table:table-cell table:formula="of:=IF([.B10]=&quot;PC&quot;;[.H$2];-[.H$2])" office:value-type="float" office:value="-2200" calcext:value-type="float">
            <text:p>-2200</text:p>
          </table:table-cell>
          <table:table-cell table:formula="of:=IF(AND([.$B10]=&quot;i2c&quot;;[.$C10]=0);[.$D10];[.K9])" office:value-type="float" office:value="8" calcext:value-type="float">
            <text:p>8</text:p>
          </table:table-cell>
          <table:table-cell table:formula="of:=IF(AND([.$B10]=&quot;i2c&quot;;[.$C10]=1);[.$D10];[.L9])" office:value-type="float" office:value="0" calcext:value-type="float">
            <text:p>0</text:p>
          </table:table-cell>
          <table:table-cell table:formula="of:=IF(AND([.$B10]=&quot;i2c&quot;;[.$C10]=2);[.$D10];[.M9])" office:value-type="float" office:value="0" calcext:value-type="float">
            <text:p>0</text:p>
          </table:table-cell>
          <table:table-cell table:formula="of:=IF(AND([.$B10]=&quot;i2c&quot;;[.$C10]=3);[.$D10];[.N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365352" calcext:value-type="float">
            <text:p>158036535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([.A11]-[.A$2])/1000000" office:value-type="float" office:value="0.704883" calcext:value-type="float">
            <text:p>0.704883</text:p>
          </table:table-cell>
          <table:table-cell table:formula="of:=IF([.B11]=&quot;PC&quot;;[.H$2];-[.H$2])" office:value-type="float" office:value="-2200" calcext:value-type="float">
            <text:p>-2200</text:p>
          </table:table-cell>
          <table:table-cell table:formula="of:=IF(AND([.$B11]=&quot;i2c&quot;;[.$C11]=0);[.$D11];[.K10])" office:value-type="float" office:value="9" calcext:value-type="float">
            <text:p>9</text:p>
          </table:table-cell>
          <table:table-cell table:formula="of:=IF(AND([.$B11]=&quot;i2c&quot;;[.$C11]=1);[.$D11];[.L10])" office:value-type="float" office:value="0" calcext:value-type="float">
            <text:p>0</text:p>
          </table:table-cell>
          <table:table-cell table:formula="of:=IF(AND([.$B11]=&quot;i2c&quot;;[.$C11]=2);[.$D11];[.M10])" office:value-type="float" office:value="0" calcext:value-type="float">
            <text:p>0</text:p>
          </table:table-cell>
          <table:table-cell table:formula="of:=IF(AND([.$B11]=&quot;i2c&quot;;[.$C11]=3);[.$D11];[.N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453038" calcext:value-type="float">
            <text:p>158045303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12]-[.A$2])/1000000" office:value-type="float" office:value="0.792569" calcext:value-type="float">
            <text:p>0.792569</text:p>
          </table:table-cell>
          <table:table-cell table:formula="of:=IF([.B12]=&quot;PC&quot;;[.H$2];-[.H$2])" office:value-type="float" office:value="-2200" calcext:value-type="float">
            <text:p>-2200</text:p>
          </table:table-cell>
          <table:table-cell table:formula="of:=IF(AND([.$B12]=&quot;i2c&quot;;[.$C12]=0);[.$D12];[.K11])" office:value-type="float" office:value="10" calcext:value-type="float">
            <text:p>10</text:p>
          </table:table-cell>
          <table:table-cell table:formula="of:=IF(AND([.$B12]=&quot;i2c&quot;;[.$C12]=1);[.$D12];[.L11])" office:value-type="float" office:value="0" calcext:value-type="float">
            <text:p>0</text:p>
          </table:table-cell>
          <table:table-cell table:formula="of:=IF(AND([.$B12]=&quot;i2c&quot;;[.$C12]=2);[.$D12];[.M11])" office:value-type="float" office:value="0" calcext:value-type="float">
            <text:p>0</text:p>
          </table:table-cell>
          <table:table-cell table:formula="of:=IF(AND([.$B12]=&quot;i2c&quot;;[.$C12]=3);[.$D12];[.N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540725" calcext:value-type="float">
            <text:p>158054072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([.A13]-[.A$2])/1000000" office:value-type="float" office:value="0.880256" calcext:value-type="float">
            <text:p>0.880256</text:p>
          </table:table-cell>
          <table:table-cell table:formula="of:=IF([.B13]=&quot;PC&quot;;[.H$2];-[.H$2])" office:value-type="float" office:value="-2200" calcext:value-type="float">
            <text:p>-2200</text:p>
          </table:table-cell>
          <table:table-cell table:formula="of:=IF(AND([.$B13]=&quot;i2c&quot;;[.$C13]=0);[.$D13];[.K12])" office:value-type="float" office:value="11" calcext:value-type="float">
            <text:p>11</text:p>
          </table:table-cell>
          <table:table-cell table:formula="of:=IF(AND([.$B13]=&quot;i2c&quot;;[.$C13]=1);[.$D13];[.L12])" office:value-type="float" office:value="0" calcext:value-type="float">
            <text:p>0</text:p>
          </table:table-cell>
          <table:table-cell table:formula="of:=IF(AND([.$B13]=&quot;i2c&quot;;[.$C13]=2);[.$D13];[.M12])" office:value-type="float" office:value="0" calcext:value-type="float">
            <text:p>0</text:p>
          </table:table-cell>
          <table:table-cell table:formula="of:=IF(AND([.$B13]=&quot;i2c&quot;;[.$C13]=3);[.$D13];[.N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d Z</text:p>
          </table:table-cell>
          <table:table-cell office:value-type="string" calcext:value-type="string">
            <text:p>E=0</text:p>
          </table:table-cell>
          <table:table-cell office:value-type="string" calcext:value-type="string">
            <text:p>ch=2</text:p>
          </table:table-cell>
          <table:table-cell table:number-columns-repeated="5"/>
          <table:table-cell table:formula="of:=([.A14]-[.A$2])/1000000" office:value-type="string" office:string-value="" calcext:value-type="error">
            <text:p>#VALUE!</text:p>
          </table:table-cell>
          <table:table-cell table:formula="of:=IF([.B14]=&quot;PC&quot;;[.H$2];-[.H$2])" office:value-type="float" office:value="-2200" calcext:value-type="float">
            <text:p>-2200</text:p>
          </table:table-cell>
          <table:table-cell table:formula="of:=IF(AND([.$B14]=&quot;i2c&quot;;[.$C14]=0);[.$D14];[.K13])" office:value-type="float" office:value="11" calcext:value-type="float">
            <text:p>11</text:p>
          </table:table-cell>
          <table:table-cell table:formula="of:=IF(AND([.$B14]=&quot;i2c&quot;;[.$C14]=1);[.$D14];[.L13])" office:value-type="float" office:value="0" calcext:value-type="float">
            <text:p>0</text:p>
          </table:table-cell>
          <table:table-cell table:formula="of:=IF(AND([.$B14]=&quot;i2c&quot;;[.$C14]=2);[.$D14];[.M13])" office:value-type="float" office:value="0" calcext:value-type="float">
            <text:p>0</text:p>
          </table:table-cell>
          <table:table-cell table:formula="of:=IF(AND([.$B14]=&quot;i2c&quot;;[.$C14]=3);[.$D14];[.N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628423" calcext:value-type="float">
            <text:p>158062842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([.A15]-[.A$2])/1000000" office:value-type="float" office:value="0.967954" calcext:value-type="float">
            <text:p>0.967954</text:p>
          </table:table-cell>
          <table:table-cell table:formula="of:=IF([.B15]=&quot;PC&quot;;[.H$2];-[.H$2])" office:value-type="float" office:value="-2200" calcext:value-type="float">
            <text:p>-2200</text:p>
          </table:table-cell>
          <table:table-cell table:formula="of:=IF(AND([.$B15]=&quot;i2c&quot;;[.$C15]=0);[.$D15];[.K14])" office:value-type="float" office:value="12" calcext:value-type="float">
            <text:p>12</text:p>
          </table:table-cell>
          <table:table-cell table:formula="of:=IF(AND([.$B15]=&quot;i2c&quot;;[.$C15]=1);[.$D15];[.L14])" office:value-type="float" office:value="0" calcext:value-type="float">
            <text:p>0</text:p>
          </table:table-cell>
          <table:table-cell table:formula="of:=IF(AND([.$B15]=&quot;i2c&quot;;[.$C15]=2);[.$D15];[.M14])" office:value-type="float" office:value="0" calcext:value-type="float">
            <text:p>0</text:p>
          </table:table-cell>
          <table:table-cell table:formula="of:=IF(AND([.$B15]=&quot;i2c&quot;;[.$C15]=3);[.$D15];[.N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716128" calcext:value-type="float">
            <text:p>158071612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([.A16]-[.A$2])/1000000" office:value-type="float" office:value="1.055659" calcext:value-type="float">
            <text:p>1.055659</text:p>
          </table:table-cell>
          <table:table-cell table:formula="of:=IF([.B16]=&quot;PC&quot;;[.H$2];-[.H$2])" office:value-type="float" office:value="-2200" calcext:value-type="float">
            <text:p>-2200</text:p>
          </table:table-cell>
          <table:table-cell table:formula="of:=IF(AND([.$B16]=&quot;i2c&quot;;[.$C16]=0);[.$D16];[.K15])" office:value-type="float" office:value="13" calcext:value-type="float">
            <text:p>13</text:p>
          </table:table-cell>
          <table:table-cell table:formula="of:=IF(AND([.$B16]=&quot;i2c&quot;;[.$C16]=1);[.$D16];[.L15])" office:value-type="float" office:value="0" calcext:value-type="float">
            <text:p>0</text:p>
          </table:table-cell>
          <table:table-cell table:formula="of:=IF(AND([.$B16]=&quot;i2c&quot;;[.$C16]=2);[.$D16];[.M15])" office:value-type="float" office:value="0" calcext:value-type="float">
            <text:p>0</text:p>
          </table:table-cell>
          <table:table-cell table:formula="of:=IF(AND([.$B16]=&quot;i2c&quot;;[.$C16]=3);[.$D16];[.N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803812" calcext:value-type="float">
            <text:p>158080381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([.A17]-[.A$2])/1000000" office:value-type="float" office:value="1.143343" calcext:value-type="float">
            <text:p>1.143343</text:p>
          </table:table-cell>
          <table:table-cell table:formula="of:=IF([.B17]=&quot;PC&quot;;[.H$2];-[.H$2])" office:value-type="float" office:value="-2200" calcext:value-type="float">
            <text:p>-2200</text:p>
          </table:table-cell>
          <table:table-cell table:formula="of:=IF(AND([.$B17]=&quot;i2c&quot;;[.$C17]=0);[.$D17];[.K16])" office:value-type="float" office:value="14" calcext:value-type="float">
            <text:p>14</text:p>
          </table:table-cell>
          <table:table-cell table:formula="of:=IF(AND([.$B17]=&quot;i2c&quot;;[.$C17]=1);[.$D17];[.L16])" office:value-type="float" office:value="0" calcext:value-type="float">
            <text:p>0</text:p>
          </table:table-cell>
          <table:table-cell table:formula="of:=IF(AND([.$B17]=&quot;i2c&quot;;[.$C17]=2);[.$D17];[.M16])" office:value-type="float" office:value="0" calcext:value-type="float">
            <text:p>0</text:p>
          </table:table-cell>
          <table:table-cell table:formula="of:=IF(AND([.$B17]=&quot;i2c&quot;;[.$C17]=3);[.$D17];[.N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891495" calcext:value-type="float">
            <text:p>158089149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([.A18]-[.A$2])/1000000" office:value-type="float" office:value="1.231026" calcext:value-type="float">
            <text:p>1.231026</text:p>
          </table:table-cell>
          <table:table-cell table:formula="of:=IF([.B18]=&quot;PC&quot;;[.H$2];-[.H$2])" office:value-type="float" office:value="-2200" calcext:value-type="float">
            <text:p>-2200</text:p>
          </table:table-cell>
          <table:table-cell table:formula="of:=IF(AND([.$B18]=&quot;i2c&quot;;[.$C18]=0);[.$D18];[.K17])" office:value-type="float" office:value="15" calcext:value-type="float">
            <text:p>15</text:p>
          </table:table-cell>
          <table:table-cell table:formula="of:=IF(AND([.$B18]=&quot;i2c&quot;;[.$C18]=1);[.$D18];[.L17])" office:value-type="float" office:value="0" calcext:value-type="float">
            <text:p>0</text:p>
          </table:table-cell>
          <table:table-cell table:formula="of:=IF(AND([.$B18]=&quot;i2c&quot;;[.$C18]=2);[.$D18];[.M17])" office:value-type="float" office:value="0" calcext:value-type="float">
            <text:p>0</text:p>
          </table:table-cell>
          <table:table-cell table:formula="of:=IF(AND([.$B18]=&quot;i2c&quot;;[.$C18]=3);[.$D18];[.N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979184" calcext:value-type="float">
            <text:p>158097918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([.A19]-[.A$2])/1000000" office:value-type="float" office:value="1.318715" calcext:value-type="float">
            <text:p>1.318715</text:p>
          </table:table-cell>
          <table:table-cell table:formula="of:=IF([.B19]=&quot;PC&quot;;[.H$2];-[.H$2])" office:value-type="float" office:value="-2200" calcext:value-type="float">
            <text:p>-2200</text:p>
          </table:table-cell>
          <table:table-cell table:formula="of:=IF(AND([.$B19]=&quot;i2c&quot;;[.$C19]=0);[.$D19];[.K18])" office:value-type="float" office:value="16" calcext:value-type="float">
            <text:p>16</text:p>
          </table:table-cell>
          <table:table-cell table:formula="of:=IF(AND([.$B19]=&quot;i2c&quot;;[.$C19]=1);[.$D19];[.L18])" office:value-type="float" office:value="0" calcext:value-type="float">
            <text:p>0</text:p>
          </table:table-cell>
          <table:table-cell table:formula="of:=IF(AND([.$B19]=&quot;i2c&quot;;[.$C19]=2);[.$D19];[.M18])" office:value-type="float" office:value="0" calcext:value-type="float">
            <text:p>0</text:p>
          </table:table-cell>
          <table:table-cell table:formula="of:=IF(AND([.$B19]=&quot;i2c&quot;;[.$C19]=3);[.$D19];[.N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066860" calcext:value-type="float">
            <text:p>158106686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formula="of:=([.A20]-[.A$2])/1000000" office:value-type="float" office:value="1.406391" calcext:value-type="float">
            <text:p>1.406391</text:p>
          </table:table-cell>
          <table:table-cell table:formula="of:=IF([.B20]=&quot;PC&quot;;[.H$2];-[.H$2])" office:value-type="float" office:value="-2200" calcext:value-type="float">
            <text:p>-2200</text:p>
          </table:table-cell>
          <table:table-cell table:formula="of:=IF(AND([.$B20]=&quot;i2c&quot;;[.$C20]=0);[.$D20];[.K19])" office:value-type="float" office:value="46" calcext:value-type="float">
            <text:p>46</text:p>
          </table:table-cell>
          <table:table-cell table:formula="of:=IF(AND([.$B20]=&quot;i2c&quot;;[.$C20]=1);[.$D20];[.L19])" office:value-type="float" office:value="0" calcext:value-type="float">
            <text:p>0</text:p>
          </table:table-cell>
          <table:table-cell table:formula="of:=IF(AND([.$B20]=&quot;i2c&quot;;[.$C20]=2);[.$D20];[.M19])" office:value-type="float" office:value="0" calcext:value-type="float">
            <text:p>0</text:p>
          </table:table-cell>
          <table:table-cell table:formula="of:=IF(AND([.$B20]=&quot;i2c&quot;;[.$C20]=3);[.$D20];[.N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154539" calcext:value-type="float">
            <text:p>158115453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([.A21]-[.A$2])/1000000" office:value-type="float" office:value="1.49407" calcext:value-type="float">
            <text:p>1.49407</text:p>
          </table:table-cell>
          <table:table-cell table:formula="of:=IF([.B21]=&quot;PC&quot;;[.H$2];-[.H$2])" office:value-type="float" office:value="-2200" calcext:value-type="float">
            <text:p>-2200</text:p>
          </table:table-cell>
          <table:table-cell table:formula="of:=IF(AND([.$B21]=&quot;i2c&quot;;[.$C21]=0);[.$D21];[.K20])" office:value-type="float" office:value="76" calcext:value-type="float">
            <text:p>76</text:p>
          </table:table-cell>
          <table:table-cell table:formula="of:=IF(AND([.$B21]=&quot;i2c&quot;;[.$C21]=1);[.$D21];[.L20])" office:value-type="float" office:value="0" calcext:value-type="float">
            <text:p>0</text:p>
          </table:table-cell>
          <table:table-cell table:formula="of:=IF(AND([.$B21]=&quot;i2c&quot;;[.$C21]=2);[.$D21];[.M20])" office:value-type="float" office:value="0" calcext:value-type="float">
            <text:p>0</text:p>
          </table:table-cell>
          <table:table-cell table:formula="of:=IF(AND([.$B21]=&quot;i2c&quot;;[.$C21]=3);[.$D21];[.N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242212" calcext:value-type="float">
            <text:p>158124221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formula="of:=([.A22]-[.A$2])/1000000" office:value-type="float" office:value="1.581743" calcext:value-type="float">
            <text:p>1.581743</text:p>
          </table:table-cell>
          <table:table-cell table:formula="of:=IF([.B22]=&quot;PC&quot;;[.H$2];-[.H$2])" office:value-type="float" office:value="-2200" calcext:value-type="float">
            <text:p>-2200</text:p>
          </table:table-cell>
          <table:table-cell table:formula="of:=IF(AND([.$B22]=&quot;i2c&quot;;[.$C22]=0);[.$D22];[.K21])" office:value-type="float" office:value="106" calcext:value-type="float">
            <text:p>106</text:p>
          </table:table-cell>
          <table:table-cell table:formula="of:=IF(AND([.$B22]=&quot;i2c&quot;;[.$C22]=1);[.$D22];[.L21])" office:value-type="float" office:value="0" calcext:value-type="float">
            <text:p>0</text:p>
          </table:table-cell>
          <table:table-cell table:formula="of:=IF(AND([.$B22]=&quot;i2c&quot;;[.$C22]=2);[.$D22];[.M21])" office:value-type="float" office:value="0" calcext:value-type="float">
            <text:p>0</text:p>
          </table:table-cell>
          <table:table-cell table:formula="of:=IF(AND([.$B22]=&quot;i2c&quot;;[.$C22]=3);[.$D22];[.N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329892" calcext:value-type="float">
            <text:p>158132989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([.A23]-[.A$2])/1000000" office:value-type="float" office:value="1.669423" calcext:value-type="float">
            <text:p>1.669423</text:p>
          </table:table-cell>
          <table:table-cell table:formula="of:=IF([.B23]=&quot;PC&quot;;[.H$2];-[.H$2])" office:value-type="float" office:value="-2200" calcext:value-type="float">
            <text:p>-2200</text:p>
          </table:table-cell>
          <table:table-cell table:formula="of:=IF(AND([.$B23]=&quot;i2c&quot;;[.$C23]=0);[.$D23];[.K22])" office:value-type="float" office:value="136" calcext:value-type="float">
            <text:p>136</text:p>
          </table:table-cell>
          <table:table-cell table:formula="of:=IF(AND([.$B23]=&quot;i2c&quot;;[.$C23]=1);[.$D23];[.L22])" office:value-type="float" office:value="0" calcext:value-type="float">
            <text:p>0</text:p>
          </table:table-cell>
          <table:table-cell table:formula="of:=IF(AND([.$B23]=&quot;i2c&quot;;[.$C23]=2);[.$D23];[.M22])" office:value-type="float" office:value="0" calcext:value-type="float">
            <text:p>0</text:p>
          </table:table-cell>
          <table:table-cell table:formula="of:=IF(AND([.$B23]=&quot;i2c&quot;;[.$C23]=3);[.$D23];[.N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417566" calcext:value-type="float">
            <text:p>158141756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formula="of:=([.A24]-[.A$2])/1000000" office:value-type="float" office:value="1.757097" calcext:value-type="float">
            <text:p>1.757097</text:p>
          </table:table-cell>
          <table:table-cell table:formula="of:=IF([.B24]=&quot;PC&quot;;[.H$2];-[.H$2])" office:value-type="float" office:value="-2200" calcext:value-type="float">
            <text:p>-2200</text:p>
          </table:table-cell>
          <table:table-cell table:formula="of:=IF(AND([.$B24]=&quot;i2c&quot;;[.$C24]=0);[.$D24];[.K23])" office:value-type="float" office:value="166" calcext:value-type="float">
            <text:p>166</text:p>
          </table:table-cell>
          <table:table-cell table:formula="of:=IF(AND([.$B24]=&quot;i2c&quot;;[.$C24]=1);[.$D24];[.L23])" office:value-type="float" office:value="0" calcext:value-type="float">
            <text:p>0</text:p>
          </table:table-cell>
          <table:table-cell table:formula="of:=IF(AND([.$B24]=&quot;i2c&quot;;[.$C24]=2);[.$D24];[.M23])" office:value-type="float" office:value="0" calcext:value-type="float">
            <text:p>0</text:p>
          </table:table-cell>
          <table:table-cell table:formula="of:=IF(AND([.$B24]=&quot;i2c&quot;;[.$C24]=3);[.$D24];[.N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505250" calcext:value-type="float">
            <text:p>158150525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formula="of:=([.A25]-[.A$2])/1000000" office:value-type="float" office:value="1.844781" calcext:value-type="float">
            <text:p>1.844781</text:p>
          </table:table-cell>
          <table:table-cell table:formula="of:=IF([.B25]=&quot;PC&quot;;[.H$2];-[.H$2])" office:value-type="float" office:value="-2200" calcext:value-type="float">
            <text:p>-2200</text:p>
          </table:table-cell>
          <table:table-cell table:formula="of:=IF(AND([.$B25]=&quot;i2c&quot;;[.$C25]=0);[.$D25];[.K24])" office:value-type="float" office:value="196" calcext:value-type="float">
            <text:p>196</text:p>
          </table:table-cell>
          <table:table-cell table:formula="of:=IF(AND([.$B25]=&quot;i2c&quot;;[.$C25]=1);[.$D25];[.L24])" office:value-type="float" office:value="0" calcext:value-type="float">
            <text:p>0</text:p>
          </table:table-cell>
          <table:table-cell table:formula="of:=IF(AND([.$B25]=&quot;i2c&quot;;[.$C25]=2);[.$D25];[.M24])" office:value-type="float" office:value="0" calcext:value-type="float">
            <text:p>0</text:p>
          </table:table-cell>
          <table:table-cell table:formula="of:=IF(AND([.$B25]=&quot;i2c&quot;;[.$C25]=3);[.$D25];[.N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592931" calcext:value-type="float">
            <text:p>158159293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4"/>
          <table:table-cell table:formula="of:=([.A26]-[.A$2])/1000000" office:value-type="float" office:value="1.932462" calcext:value-type="float">
            <text:p>1.932462</text:p>
          </table:table-cell>
          <table:table-cell table:formula="of:=IF([.B26]=&quot;PC&quot;;[.H$2];-[.H$2])" office:value-type="float" office:value="-2200" calcext:value-type="float">
            <text:p>-2200</text:p>
          </table:table-cell>
          <table:table-cell table:formula="of:=IF(AND([.$B26]=&quot;i2c&quot;;[.$C26]=0);[.$D26];[.K25])" office:value-type="float" office:value="226" calcext:value-type="float">
            <text:p>226</text:p>
          </table:table-cell>
          <table:table-cell table:formula="of:=IF(AND([.$B26]=&quot;i2c&quot;;[.$C26]=1);[.$D26];[.L25])" office:value-type="float" office:value="0" calcext:value-type="float">
            <text:p>0</text:p>
          </table:table-cell>
          <table:table-cell table:formula="of:=IF(AND([.$B26]=&quot;i2c&quot;;[.$C26]=2);[.$D26];[.M25])" office:value-type="float" office:value="0" calcext:value-type="float">
            <text:p>0</text:p>
          </table:table-cell>
          <table:table-cell table:formula="of:=IF(AND([.$B26]=&quot;i2c&quot;;[.$C26]=3);[.$D26];[.N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680618" calcext:value-type="float">
            <text:p>158168061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([.A27]-[.A$2])/1000000" office:value-type="float" office:value="2.020149" calcext:value-type="float">
            <text:p>2.020149</text:p>
          </table:table-cell>
          <table:table-cell table:formula="of:=IF([.B27]=&quot;PC&quot;;[.H$2];-[.H$2])" office:value-type="float" office:value="-2200" calcext:value-type="float">
            <text:p>-2200</text:p>
          </table:table-cell>
          <table:table-cell table:formula="of:=IF(AND([.$B27]=&quot;i2c&quot;;[.$C27]=0);[.$D27];[.K26])" office:value-type="float" office:value="256" calcext:value-type="float">
            <text:p>256</text:p>
          </table:table-cell>
          <table:table-cell table:formula="of:=IF(AND([.$B27]=&quot;i2c&quot;;[.$C27]=1);[.$D27];[.L26])" office:value-type="float" office:value="0" calcext:value-type="float">
            <text:p>0</text:p>
          </table:table-cell>
          <table:table-cell table:formula="of:=IF(AND([.$B27]=&quot;i2c&quot;;[.$C27]=2);[.$D27];[.M26])" office:value-type="float" office:value="0" calcext:value-type="float">
            <text:p>0</text:p>
          </table:table-cell>
          <table:table-cell table:formula="of:=IF(AND([.$B27]=&quot;i2c&quot;;[.$C27]=3);[.$D27];[.N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768285" calcext:value-type="float">
            <text:p>158176828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table:number-columns-repeated="4"/>
          <table:table-cell table:formula="of:=([.A28]-[.A$2])/1000000" office:value-type="float" office:value="2.107816" calcext:value-type="float">
            <text:p>2.107816</text:p>
          </table:table-cell>
          <table:table-cell table:formula="of:=IF([.B28]=&quot;PC&quot;;[.H$2];-[.H$2])" office:value-type="float" office:value="-2200" calcext:value-type="float">
            <text:p>-2200</text:p>
          </table:table-cell>
          <table:table-cell table:formula="of:=IF(AND([.$B28]=&quot;i2c&quot;;[.$C28]=0);[.$D28];[.K27])" office:value-type="float" office:value="286" calcext:value-type="float">
            <text:p>286</text:p>
          </table:table-cell>
          <table:table-cell table:formula="of:=IF(AND([.$B28]=&quot;i2c&quot;;[.$C28]=1);[.$D28];[.L27])" office:value-type="float" office:value="0" calcext:value-type="float">
            <text:p>0</text:p>
          </table:table-cell>
          <table:table-cell table:formula="of:=IF(AND([.$B28]=&quot;i2c&quot;;[.$C28]=2);[.$D28];[.M27])" office:value-type="float" office:value="0" calcext:value-type="float">
            <text:p>0</text:p>
          </table:table-cell>
          <table:table-cell table:formula="of:=IF(AND([.$B28]=&quot;i2c&quot;;[.$C28]=3);[.$D28];[.N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855968" calcext:value-type="float">
            <text:p>158185596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table:number-columns-repeated="4"/>
          <table:table-cell table:formula="of:=([.A29]-[.A$2])/1000000" office:value-type="float" office:value="2.195499" calcext:value-type="float">
            <text:p>2.195499</text:p>
          </table:table-cell>
          <table:table-cell table:formula="of:=IF([.B29]=&quot;PC&quot;;[.H$2];-[.H$2])" office:value-type="float" office:value="-2200" calcext:value-type="float">
            <text:p>-2200</text:p>
          </table:table-cell>
          <table:table-cell table:formula="of:=IF(AND([.$B29]=&quot;i2c&quot;;[.$C29]=0);[.$D29];[.K28])" office:value-type="float" office:value="316" calcext:value-type="float">
            <text:p>316</text:p>
          </table:table-cell>
          <table:table-cell table:formula="of:=IF(AND([.$B29]=&quot;i2c&quot;;[.$C29]=1);[.$D29];[.L28])" office:value-type="float" office:value="0" calcext:value-type="float">
            <text:p>0</text:p>
          </table:table-cell>
          <table:table-cell table:formula="of:=IF(AND([.$B29]=&quot;i2c&quot;;[.$C29]=2);[.$D29];[.M28])" office:value-type="float" office:value="0" calcext:value-type="float">
            <text:p>0</text:p>
          </table:table-cell>
          <table:table-cell table:formula="of:=IF(AND([.$B29]=&quot;i2c&quot;;[.$C29]=3);[.$D29];[.N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943652" calcext:value-type="float">
            <text:p>158194365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number-columns-repeated="4"/>
          <table:table-cell table:formula="of:=([.A30]-[.A$2])/1000000" office:value-type="float" office:value="2.283183" calcext:value-type="float">
            <text:p>2.283183</text:p>
          </table:table-cell>
          <table:table-cell table:formula="of:=IF([.B30]=&quot;PC&quot;;[.H$2];-[.H$2])" office:value-type="float" office:value="-2200" calcext:value-type="float">
            <text:p>-2200</text:p>
          </table:table-cell>
          <table:table-cell table:formula="of:=IF(AND([.$B30]=&quot;i2c&quot;;[.$C30]=0);[.$D30];[.K29])" office:value-type="float" office:value="346" calcext:value-type="float">
            <text:p>346</text:p>
          </table:table-cell>
          <table:table-cell table:formula="of:=IF(AND([.$B30]=&quot;i2c&quot;;[.$C30]=1);[.$D30];[.L29])" office:value-type="float" office:value="0" calcext:value-type="float">
            <text:p>0</text:p>
          </table:table-cell>
          <table:table-cell table:formula="of:=IF(AND([.$B30]=&quot;i2c&quot;;[.$C30]=2);[.$D30];[.M29])" office:value-type="float" office:value="0" calcext:value-type="float">
            <text:p>0</text:p>
          </table:table-cell>
          <table:table-cell table:formula="of:=IF(AND([.$B30]=&quot;i2c&quot;;[.$C30]=3);[.$D30];[.N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031334" calcext:value-type="float">
            <text:p>158203133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number-columns-repeated="4"/>
          <table:table-cell table:formula="of:=([.A31]-[.A$2])/1000000" office:value-type="float" office:value="2.370865" calcext:value-type="float">
            <text:p>2.370865</text:p>
          </table:table-cell>
          <table:table-cell table:formula="of:=IF([.B31]=&quot;PC&quot;;[.H$2];-[.H$2])" office:value-type="float" office:value="-2200" calcext:value-type="float">
            <text:p>-2200</text:p>
          </table:table-cell>
          <table:table-cell table:formula="of:=IF(AND([.$B31]=&quot;i2c&quot;;[.$C31]=0);[.$D31];[.K30])" office:value-type="float" office:value="376" calcext:value-type="float">
            <text:p>376</text:p>
          </table:table-cell>
          <table:table-cell table:formula="of:=IF(AND([.$B31]=&quot;i2c&quot;;[.$C31]=1);[.$D31];[.L30])" office:value-type="float" office:value="0" calcext:value-type="float">
            <text:p>0</text:p>
          </table:table-cell>
          <table:table-cell table:formula="of:=IF(AND([.$B31]=&quot;i2c&quot;;[.$C31]=2);[.$D31];[.M30])" office:value-type="float" office:value="0" calcext:value-type="float">
            <text:p>0</text:p>
          </table:table-cell>
          <table:table-cell table:formula="of:=IF(AND([.$B31]=&quot;i2c&quot;;[.$C31]=3);[.$D31];[.N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119001" calcext:value-type="float">
            <text:p>158211900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number-columns-repeated="4"/>
          <table:table-cell table:formula="of:=([.A32]-[.A$2])/1000000" office:value-type="float" office:value="2.458532" calcext:value-type="float">
            <text:p>2.458532</text:p>
          </table:table-cell>
          <table:table-cell table:formula="of:=IF([.B32]=&quot;PC&quot;;[.H$2];-[.H$2])" office:value-type="float" office:value="-2200" calcext:value-type="float">
            <text:p>-2200</text:p>
          </table:table-cell>
          <table:table-cell table:formula="of:=IF(AND([.$B32]=&quot;i2c&quot;;[.$C32]=0);[.$D32];[.K31])" office:value-type="float" office:value="406" calcext:value-type="float">
            <text:p>406</text:p>
          </table:table-cell>
          <table:table-cell table:formula="of:=IF(AND([.$B32]=&quot;i2c&quot;;[.$C32]=1);[.$D32];[.L31])" office:value-type="float" office:value="0" calcext:value-type="float">
            <text:p>0</text:p>
          </table:table-cell>
          <table:table-cell table:formula="of:=IF(AND([.$B32]=&quot;i2c&quot;;[.$C32]=2);[.$D32];[.M31])" office:value-type="float" office:value="0" calcext:value-type="float">
            <text:p>0</text:p>
          </table:table-cell>
          <table:table-cell table:formula="of:=IF(AND([.$B32]=&quot;i2c&quot;;[.$C32]=3);[.$D32];[.N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206700" calcext:value-type="float">
            <text:p>158220670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table:number-columns-repeated="4"/>
          <table:table-cell table:formula="of:=([.A33]-[.A$2])/1000000" office:value-type="float" office:value="2.546231" calcext:value-type="float">
            <text:p>2.546231</text:p>
          </table:table-cell>
          <table:table-cell table:formula="of:=IF([.B33]=&quot;PC&quot;;[.H$2];-[.H$2])" office:value-type="float" office:value="-2200" calcext:value-type="float">
            <text:p>-2200</text:p>
          </table:table-cell>
          <table:table-cell table:formula="of:=IF(AND([.$B33]=&quot;i2c&quot;;[.$C33]=0);[.$D33];[.K32])" office:value-type="float" office:value="436" calcext:value-type="float">
            <text:p>436</text:p>
          </table:table-cell>
          <table:table-cell table:formula="of:=IF(AND([.$B33]=&quot;i2c&quot;;[.$C33]=1);[.$D33];[.L32])" office:value-type="float" office:value="0" calcext:value-type="float">
            <text:p>0</text:p>
          </table:table-cell>
          <table:table-cell table:formula="of:=IF(AND([.$B33]=&quot;i2c&quot;;[.$C33]=2);[.$D33];[.M32])" office:value-type="float" office:value="0" calcext:value-type="float">
            <text:p>0</text:p>
          </table:table-cell>
          <table:table-cell table:formula="of:=IF(AND([.$B33]=&quot;i2c&quot;;[.$C33]=3);[.$D33];[.N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294385" calcext:value-type="float">
            <text:p>158229438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4"/>
          <table:table-cell table:formula="of:=([.A34]-[.A$2])/1000000" office:value-type="float" office:value="2.633916" calcext:value-type="float">
            <text:p>2.633916</text:p>
          </table:table-cell>
          <table:table-cell table:formula="of:=IF([.B34]=&quot;PC&quot;;[.H$2];-[.H$2])" office:value-type="float" office:value="-2200" calcext:value-type="float">
            <text:p>-2200</text:p>
          </table:table-cell>
          <table:table-cell table:formula="of:=IF(AND([.$B34]=&quot;i2c&quot;;[.$C34]=0);[.$D34];[.K33])" office:value-type="float" office:value="466" calcext:value-type="float">
            <text:p>466</text:p>
          </table:table-cell>
          <table:table-cell table:formula="of:=IF(AND([.$B34]=&quot;i2c&quot;;[.$C34]=1);[.$D34];[.L33])" office:value-type="float" office:value="0" calcext:value-type="float">
            <text:p>0</text:p>
          </table:table-cell>
          <table:table-cell table:formula="of:=IF(AND([.$B34]=&quot;i2c&quot;;[.$C34]=2);[.$D34];[.M33])" office:value-type="float" office:value="0" calcext:value-type="float">
            <text:p>0</text:p>
          </table:table-cell>
          <table:table-cell table:formula="of:=IF(AND([.$B34]=&quot;i2c&quot;;[.$C34]=3);[.$D34];[.N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382078" calcext:value-type="float">
            <text:p>158238207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table:number-columns-repeated="4"/>
          <table:table-cell table:formula="of:=([.A35]-[.A$2])/1000000" office:value-type="float" office:value="2.721609" calcext:value-type="float">
            <text:p>2.721609</text:p>
          </table:table-cell>
          <table:table-cell table:formula="of:=IF([.B35]=&quot;PC&quot;;[.H$2];-[.H$2])" office:value-type="float" office:value="-2200" calcext:value-type="float">
            <text:p>-2200</text:p>
          </table:table-cell>
          <table:table-cell table:formula="of:=IF(AND([.$B35]=&quot;i2c&quot;;[.$C35]=0);[.$D35];[.K34])" office:value-type="float" office:value="496" calcext:value-type="float">
            <text:p>496</text:p>
          </table:table-cell>
          <table:table-cell table:formula="of:=IF(AND([.$B35]=&quot;i2c&quot;;[.$C35]=1);[.$D35];[.L34])" office:value-type="float" office:value="0" calcext:value-type="float">
            <text:p>0</text:p>
          </table:table-cell>
          <table:table-cell table:formula="of:=IF(AND([.$B35]=&quot;i2c&quot;;[.$C35]=2);[.$D35];[.M34])" office:value-type="float" office:value="0" calcext:value-type="float">
            <text:p>0</text:p>
          </table:table-cell>
          <table:table-cell table:formula="of:=IF(AND([.$B35]=&quot;i2c&quot;;[.$C35]=3);[.$D35];[.N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469744" calcext:value-type="float">
            <text:p>158246974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table:number-columns-repeated="4"/>
          <table:table-cell table:formula="of:=([.A36]-[.A$2])/1000000" office:value-type="float" office:value="2.809275" calcext:value-type="float">
            <text:p>2.809275</text:p>
          </table:table-cell>
          <table:table-cell table:formula="of:=IF([.B36]=&quot;PC&quot;;[.H$2];-[.H$2])" office:value-type="float" office:value="-2200" calcext:value-type="float">
            <text:p>-2200</text:p>
          </table:table-cell>
          <table:table-cell table:formula="of:=IF(AND([.$B36]=&quot;i2c&quot;;[.$C36]=0);[.$D36];[.K35])" office:value-type="float" office:value="526" calcext:value-type="float">
            <text:p>526</text:p>
          </table:table-cell>
          <table:table-cell table:formula="of:=IF(AND([.$B36]=&quot;i2c&quot;;[.$C36]=1);[.$D36];[.L35])" office:value-type="float" office:value="0" calcext:value-type="float">
            <text:p>0</text:p>
          </table:table-cell>
          <table:table-cell table:formula="of:=IF(AND([.$B36]=&quot;i2c&quot;;[.$C36]=2);[.$D36];[.M35])" office:value-type="float" office:value="0" calcext:value-type="float">
            <text:p>0</text:p>
          </table:table-cell>
          <table:table-cell table:formula="of:=IF(AND([.$B36]=&quot;i2c&quot;;[.$C36]=3);[.$D36];[.N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511792" calcext:value-type="float">
            <text:p>158251179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=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C00</text:p>
          </table:table-cell>
          <table:table-cell table:number-columns-repeated="2"/>
          <table:table-cell table:formula="of:=([.A37]-[.A$2])/1000000" office:value-type="float" office:value="2.851323" calcext:value-type="float">
            <text:p>2.851323</text:p>
          </table:table-cell>
          <table:table-cell table:formula="of:=IF([.B37]=&quot;PC&quot;;[.H$2];-[.H$2])" office:value-type="float" office:value="2200" calcext:value-type="float">
            <text:p>2200</text:p>
          </table:table-cell>
          <table:table-cell table:formula="of:=IF(AND([.$B37]=&quot;i2c&quot;;[.$C37]=0);[.$D37];[.K36])" office:value-type="float" office:value="526" calcext:value-type="float">
            <text:p>526</text:p>
          </table:table-cell>
          <table:table-cell table:formula="of:=IF(AND([.$B37]=&quot;i2c&quot;;[.$C37]=1);[.$D37];[.L36])" office:value-type="float" office:value="0" calcext:value-type="float">
            <text:p>0</text:p>
          </table:table-cell>
          <table:table-cell table:formula="of:=IF(AND([.$B37]=&quot;i2c&quot;;[.$C37]=2);[.$D37];[.M36])" office:value-type="float" office:value="0" calcext:value-type="float">
            <text:p>0</text:p>
          </table:table-cell>
          <table:table-cell table:formula="of:=IF(AND([.$B37]=&quot;i2c&quot;;[.$C37]=3);[.$D37];[.N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521360" calcext:value-type="float">
            <text:p>1582521360</text:p>
          </table:table-cell>
          <table:table-cell office:value-type="string" calcext:value-type="string">
            <text:p>i2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([.A38]-[.A$2])/1000000" office:value-type="float" office:value="2.860891" calcext:value-type="float">
            <text:p>2.860891</text:p>
          </table:table-cell>
          <table:table-cell table:formula="of:=IF([.B38]=&quot;PC&quot;;[.H$2];-[.H$2])" office:value-type="float" office:value="-2200" calcext:value-type="float">
            <text:p>-2200</text:p>
          </table:table-cell>
          <table:table-cell table:formula="of:=IF(AND([.$B38]=&quot;i2c&quot;;[.$C38]=0);[.$D38];[.K37])" office:value-type="float" office:value="526" calcext:value-type="float">
            <text:p>526</text:p>
          </table:table-cell>
          <table:table-cell table:formula="of:=IF(AND([.$B38]=&quot;i2c&quot;;[.$C38]=1);[.$D38];[.L37])" office:value-type="float" office:value="1" calcext:value-type="float">
            <text:p>1</text:p>
          </table:table-cell>
          <table:table-cell table:formula="of:=IF(AND([.$B38]=&quot;i2c&quot;;[.$C38]=2);[.$D38];[.M37])" office:value-type="float" office:value="0" calcext:value-type="float">
            <text:p>0</text:p>
          </table:table-cell>
          <table:table-cell table:formula="of:=IF(AND([.$B38]=&quot;i2c&quot;;[.$C38]=3);[.$D38];[.N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558522" calcext:value-type="float">
            <text:p>158255852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number-columns-repeated="4"/>
          <table:table-cell table:formula="of:=([.A39]-[.A$2])/1000000" office:value-type="float" office:value="2.898053" calcext:value-type="float">
            <text:p>2.898053</text:p>
          </table:table-cell>
          <table:table-cell table:formula="of:=IF([.B39]=&quot;PC&quot;;[.H$2];-[.H$2])" office:value-type="float" office:value="-2200" calcext:value-type="float">
            <text:p>-2200</text:p>
          </table:table-cell>
          <table:table-cell table:formula="of:=IF(AND([.$B39]=&quot;i2c&quot;;[.$C39]=0);[.$D39];[.K38])" office:value-type="float" office:value="556" calcext:value-type="float">
            <text:p>556</text:p>
          </table:table-cell>
          <table:table-cell table:formula="of:=IF(AND([.$B39]=&quot;i2c&quot;;[.$C39]=1);[.$D39];[.L38])" office:value-type="float" office:value="1" calcext:value-type="float">
            <text:p>1</text:p>
          </table:table-cell>
          <table:table-cell table:formula="of:=IF(AND([.$B39]=&quot;i2c&quot;;[.$C39]=2);[.$D39];[.M38])" office:value-type="float" office:value="0" calcext:value-type="float">
            <text:p>0</text:p>
          </table:table-cell>
          <table:table-cell table:formula="of:=IF(AND([.$B39]=&quot;i2c&quot;;[.$C39]=3);[.$D39];[.N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610111" calcext:value-type="float">
            <text:p>158261011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([.A40]-[.A$2])/1000000" office:value-type="float" office:value="2.949642" calcext:value-type="float">
            <text:p>2.949642</text:p>
          </table:table-cell>
          <table:table-cell table:formula="of:=IF([.B40]=&quot;PC&quot;;[.H$2];-[.H$2])" office:value-type="float" office:value="-2200" calcext:value-type="float">
            <text:p>-2200</text:p>
          </table:table-cell>
          <table:table-cell table:formula="of:=IF(AND([.$B40]=&quot;i2c&quot;;[.$C40]=0);[.$D40];[.K39])" office:value-type="float" office:value="556" calcext:value-type="float">
            <text:p>556</text:p>
          </table:table-cell>
          <table:table-cell table:formula="of:=IF(AND([.$B40]=&quot;i2c&quot;;[.$C40]=1);[.$D40];[.L39])" office:value-type="float" office:value="2" calcext:value-type="float">
            <text:p>2</text:p>
          </table:table-cell>
          <table:table-cell table:formula="of:=IF(AND([.$B40]=&quot;i2c&quot;;[.$C40]=2);[.$D40];[.M39])" office:value-type="float" office:value="0" calcext:value-type="float">
            <text:p>0</text:p>
          </table:table-cell>
          <table:table-cell table:formula="of:=IF(AND([.$B40]=&quot;i2c&quot;;[.$C40]=3);[.$D40];[.N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647236" calcext:value-type="float">
            <text:p>158264723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table:number-columns-repeated="4"/>
          <table:table-cell table:formula="of:=([.A41]-[.A$2])/1000000" office:value-type="float" office:value="2.986767" calcext:value-type="float">
            <text:p>2.986767</text:p>
          </table:table-cell>
          <table:table-cell table:formula="of:=IF([.B41]=&quot;PC&quot;;[.H$2];-[.H$2])" office:value-type="float" office:value="-2200" calcext:value-type="float">
            <text:p>-2200</text:p>
          </table:table-cell>
          <table:table-cell table:formula="of:=IF(AND([.$B41]=&quot;i2c&quot;;[.$C41]=0);[.$D41];[.K40])" office:value-type="float" office:value="586" calcext:value-type="float">
            <text:p>586</text:p>
          </table:table-cell>
          <table:table-cell table:formula="of:=IF(AND([.$B41]=&quot;i2c&quot;;[.$C41]=1);[.$D41];[.L40])" office:value-type="float" office:value="2" calcext:value-type="float">
            <text:p>2</text:p>
          </table:table-cell>
          <table:table-cell table:formula="of:=IF(AND([.$B41]=&quot;i2c&quot;;[.$C41]=2);[.$D41];[.M40])" office:value-type="float" office:value="0" calcext:value-type="float">
            <text:p>0</text:p>
          </table:table-cell>
          <table:table-cell table:formula="of:=IF(AND([.$B41]=&quot;i2c&quot;;[.$C41]=3);[.$D41];[.N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698804" calcext:value-type="float">
            <text:p>158269880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([.A42]-[.A$2])/1000000" office:value-type="float" office:value="3.038335" calcext:value-type="float">
            <text:p>3.038335</text:p>
          </table:table-cell>
          <table:table-cell table:formula="of:=IF([.B42]=&quot;PC&quot;;[.H$2];-[.H$2])" office:value-type="float" office:value="-2200" calcext:value-type="float">
            <text:p>-2200</text:p>
          </table:table-cell>
          <table:table-cell table:formula="of:=IF(AND([.$B42]=&quot;i2c&quot;;[.$C42]=0);[.$D42];[.K41])" office:value-type="float" office:value="586" calcext:value-type="float">
            <text:p>586</text:p>
          </table:table-cell>
          <table:table-cell table:formula="of:=IF(AND([.$B42]=&quot;i2c&quot;;[.$C42]=1);[.$D42];[.L41])" office:value-type="float" office:value="3" calcext:value-type="float">
            <text:p>3</text:p>
          </table:table-cell>
          <table:table-cell table:formula="of:=IF(AND([.$B42]=&quot;i2c&quot;;[.$C42]=2);[.$D42];[.M41])" office:value-type="float" office:value="0" calcext:value-type="float">
            <text:p>0</text:p>
          </table:table-cell>
          <table:table-cell table:formula="of:=IF(AND([.$B42]=&quot;i2c&quot;;[.$C42]=3);[.$D42];[.N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735942" calcext:value-type="float">
            <text:p>158273594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4"/>
          <table:table-cell table:formula="of:=([.A43]-[.A$2])/1000000" office:value-type="float" office:value="3.075473" calcext:value-type="float">
            <text:p>3.075473</text:p>
          </table:table-cell>
          <table:table-cell table:formula="of:=IF([.B43]=&quot;PC&quot;;[.H$2];-[.H$2])" office:value-type="float" office:value="-2200" calcext:value-type="float">
            <text:p>-2200</text:p>
          </table:table-cell>
          <table:table-cell table:formula="of:=IF(AND([.$B43]=&quot;i2c&quot;;[.$C43]=0);[.$D43];[.K42])" office:value-type="float" office:value="616" calcext:value-type="float">
            <text:p>616</text:p>
          </table:table-cell>
          <table:table-cell table:formula="of:=IF(AND([.$B43]=&quot;i2c&quot;;[.$C43]=1);[.$D43];[.L42])" office:value-type="float" office:value="3" calcext:value-type="float">
            <text:p>3</text:p>
          </table:table-cell>
          <table:table-cell table:formula="of:=IF(AND([.$B43]=&quot;i2c&quot;;[.$C43]=2);[.$D43];[.M42])" office:value-type="float" office:value="0" calcext:value-type="float">
            <text:p>0</text:p>
          </table:table-cell>
          <table:table-cell table:formula="of:=IF(AND([.$B43]=&quot;i2c&quot;;[.$C43]=3);[.$D43];[.N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787515" calcext:value-type="float">
            <text:p>158278751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([.A44]-[.A$2])/1000000" office:value-type="float" office:value="3.127046" calcext:value-type="float">
            <text:p>3.127046</text:p>
          </table:table-cell>
          <table:table-cell table:formula="of:=IF([.B44]=&quot;PC&quot;;[.H$2];-[.H$2])" office:value-type="float" office:value="-2200" calcext:value-type="float">
            <text:p>-2200</text:p>
          </table:table-cell>
          <table:table-cell table:formula="of:=IF(AND([.$B44]=&quot;i2c&quot;;[.$C44]=0);[.$D44];[.K43])" office:value-type="float" office:value="616" calcext:value-type="float">
            <text:p>616</text:p>
          </table:table-cell>
          <table:table-cell table:formula="of:=IF(AND([.$B44]=&quot;i2c&quot;;[.$C44]=1);[.$D44];[.L43])" office:value-type="float" office:value="4" calcext:value-type="float">
            <text:p>4</text:p>
          </table:table-cell>
          <table:table-cell table:formula="of:=IF(AND([.$B44]=&quot;i2c&quot;;[.$C44]=2);[.$D44];[.M43])" office:value-type="float" office:value="0" calcext:value-type="float">
            <text:p>0</text:p>
          </table:table-cell>
          <table:table-cell table:formula="of:=IF(AND([.$B44]=&quot;i2c&quot;;[.$C44]=3);[.$D44];[.N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824658" calcext:value-type="float">
            <text:p>158282465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table:number-columns-repeated="4"/>
          <table:table-cell table:formula="of:=([.A45]-[.A$2])/1000000" office:value-type="float" office:value="3.164189" calcext:value-type="float">
            <text:p>3.164189</text:p>
          </table:table-cell>
          <table:table-cell table:formula="of:=IF([.B45]=&quot;PC&quot;;[.H$2];-[.H$2])" office:value-type="float" office:value="-2200" calcext:value-type="float">
            <text:p>-2200</text:p>
          </table:table-cell>
          <table:table-cell table:formula="of:=IF(AND([.$B45]=&quot;i2c&quot;;[.$C45]=0);[.$D45];[.K44])" office:value-type="float" office:value="646" calcext:value-type="float">
            <text:p>646</text:p>
          </table:table-cell>
          <table:table-cell table:formula="of:=IF(AND([.$B45]=&quot;i2c&quot;;[.$C45]=1);[.$D45];[.L44])" office:value-type="float" office:value="4" calcext:value-type="float">
            <text:p>4</text:p>
          </table:table-cell>
          <table:table-cell table:formula="of:=IF(AND([.$B45]=&quot;i2c&quot;;[.$C45]=2);[.$D45];[.M44])" office:value-type="float" office:value="0" calcext:value-type="float">
            <text:p>0</text:p>
          </table:table-cell>
          <table:table-cell table:formula="of:=IF(AND([.$B45]=&quot;i2c&quot;;[.$C45]=3);[.$D45];[.N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876231" calcext:value-type="float">
            <text:p>158287623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([.A46]-[.A$2])/1000000" office:value-type="float" office:value="3.215762" calcext:value-type="float">
            <text:p>3.215762</text:p>
          </table:table-cell>
          <table:table-cell table:formula="of:=IF([.B46]=&quot;PC&quot;;[.H$2];-[.H$2])" office:value-type="float" office:value="-2200" calcext:value-type="float">
            <text:p>-2200</text:p>
          </table:table-cell>
          <table:table-cell table:formula="of:=IF(AND([.$B46]=&quot;i2c&quot;;[.$C46]=0);[.$D46];[.K45])" office:value-type="float" office:value="646" calcext:value-type="float">
            <text:p>646</text:p>
          </table:table-cell>
          <table:table-cell table:formula="of:=IF(AND([.$B46]=&quot;i2c&quot;;[.$C46]=1);[.$D46];[.L45])" office:value-type="float" office:value="5" calcext:value-type="float">
            <text:p>5</text:p>
          </table:table-cell>
          <table:table-cell table:formula="of:=IF(AND([.$B46]=&quot;i2c&quot;;[.$C46]=2);[.$D46];[.M45])" office:value-type="float" office:value="0" calcext:value-type="float">
            <text:p>0</text:p>
          </table:table-cell>
          <table:table-cell table:formula="of:=IF(AND([.$B46]=&quot;i2c&quot;;[.$C46]=3);[.$D46];[.N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913356" calcext:value-type="float">
            <text:p>158291335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4"/>
          <table:table-cell table:formula="of:=([.A47]-[.A$2])/1000000" office:value-type="float" office:value="3.252887" calcext:value-type="float">
            <text:p>3.252887</text:p>
          </table:table-cell>
          <table:table-cell table:formula="of:=IF([.B47]=&quot;PC&quot;;[.H$2];-[.H$2])" office:value-type="float" office:value="-2200" calcext:value-type="float">
            <text:p>-2200</text:p>
          </table:table-cell>
          <table:table-cell table:formula="of:=IF(AND([.$B47]=&quot;i2c&quot;;[.$C47]=0);[.$D47];[.K46])" office:value-type="float" office:value="676" calcext:value-type="float">
            <text:p>676</text:p>
          </table:table-cell>
          <table:table-cell table:formula="of:=IF(AND([.$B47]=&quot;i2c&quot;;[.$C47]=1);[.$D47];[.L46])" office:value-type="float" office:value="5" calcext:value-type="float">
            <text:p>5</text:p>
          </table:table-cell>
          <table:table-cell table:formula="of:=IF(AND([.$B47]=&quot;i2c&quot;;[.$C47]=2);[.$D47];[.M46])" office:value-type="float" office:value="0" calcext:value-type="float">
            <text:p>0</text:p>
          </table:table-cell>
          <table:table-cell table:formula="of:=IF(AND([.$B47]=&quot;i2c&quot;;[.$C47]=3);[.$D47];[.N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964940" calcext:value-type="float">
            <text:p>158296494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([.A48]-[.A$2])/1000000" office:value-type="float" office:value="3.304471" calcext:value-type="float">
            <text:p>3.304471</text:p>
          </table:table-cell>
          <table:table-cell table:formula="of:=IF([.B48]=&quot;PC&quot;;[.H$2];-[.H$2])" office:value-type="float" office:value="-2200" calcext:value-type="float">
            <text:p>-2200</text:p>
          </table:table-cell>
          <table:table-cell table:formula="of:=IF(AND([.$B48]=&quot;i2c&quot;;[.$C48]=0);[.$D48];[.K47])" office:value-type="float" office:value="676" calcext:value-type="float">
            <text:p>676</text:p>
          </table:table-cell>
          <table:table-cell table:formula="of:=IF(AND([.$B48]=&quot;i2c&quot;;[.$C48]=1);[.$D48];[.L47])" office:value-type="float" office:value="6" calcext:value-type="float">
            <text:p>6</text:p>
          </table:table-cell>
          <table:table-cell table:formula="of:=IF(AND([.$B48]=&quot;i2c&quot;;[.$C48]=2);[.$D48];[.M47])" office:value-type="float" office:value="0" calcext:value-type="float">
            <text:p>0</text:p>
          </table:table-cell>
          <table:table-cell table:formula="of:=IF(AND([.$B48]=&quot;i2c&quot;;[.$C48]=3);[.$D48];[.N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002073" calcext:value-type="float">
            <text:p>158300207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table:number-columns-repeated="4"/>
          <table:table-cell table:formula="of:=([.A49]-[.A$2])/1000000" office:value-type="float" office:value="3.341604" calcext:value-type="float">
            <text:p>3.341604</text:p>
          </table:table-cell>
          <table:table-cell table:formula="of:=IF([.B49]=&quot;PC&quot;;[.H$2];-[.H$2])" office:value-type="float" office:value="-2200" calcext:value-type="float">
            <text:p>-2200</text:p>
          </table:table-cell>
          <table:table-cell table:formula="of:=IF(AND([.$B49]=&quot;i2c&quot;;[.$C49]=0);[.$D49];[.K48])" office:value-type="float" office:value="706" calcext:value-type="float">
            <text:p>706</text:p>
          </table:table-cell>
          <table:table-cell table:formula="of:=IF(AND([.$B49]=&quot;i2c&quot;;[.$C49]=1);[.$D49];[.L48])" office:value-type="float" office:value="6" calcext:value-type="float">
            <text:p>6</text:p>
          </table:table-cell>
          <table:table-cell table:formula="of:=IF(AND([.$B49]=&quot;i2c&quot;;[.$C49]=2);[.$D49];[.M48])" office:value-type="float" office:value="0" calcext:value-type="float">
            <text:p>0</text:p>
          </table:table-cell>
          <table:table-cell table:formula="of:=IF(AND([.$B49]=&quot;i2c&quot;;[.$C49]=3);[.$D49];[.N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053644" calcext:value-type="float">
            <text:p>158305364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([.A50]-[.A$2])/1000000" office:value-type="float" office:value="3.393175" calcext:value-type="float">
            <text:p>3.393175</text:p>
          </table:table-cell>
          <table:table-cell table:formula="of:=IF([.B50]=&quot;PC&quot;;[.H$2];-[.H$2])" office:value-type="float" office:value="-2200" calcext:value-type="float">
            <text:p>-2200</text:p>
          </table:table-cell>
          <table:table-cell table:formula="of:=IF(AND([.$B50]=&quot;i2c&quot;;[.$C50]=0);[.$D50];[.K49])" office:value-type="float" office:value="706" calcext:value-type="float">
            <text:p>706</text:p>
          </table:table-cell>
          <table:table-cell table:formula="of:=IF(AND([.$B50]=&quot;i2c&quot;;[.$C50]=1);[.$D50];[.L49])" office:value-type="float" office:value="7" calcext:value-type="float">
            <text:p>7</text:p>
          </table:table-cell>
          <table:table-cell table:formula="of:=IF(AND([.$B50]=&quot;i2c&quot;;[.$C50]=2);[.$D50];[.M49])" office:value-type="float" office:value="0" calcext:value-type="float">
            <text:p>0</text:p>
          </table:table-cell>
          <table:table-cell table:formula="of:=IF(AND([.$B50]=&quot;i2c&quot;;[.$C50]=3);[.$D50];[.N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090786" calcext:value-type="float">
            <text:p>158309078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table:number-columns-repeated="4"/>
          <table:table-cell table:formula="of:=([.A51]-[.A$2])/1000000" office:value-type="float" office:value="3.430317" calcext:value-type="float">
            <text:p>3.430317</text:p>
          </table:table-cell>
          <table:table-cell table:formula="of:=IF([.B51]=&quot;PC&quot;;[.H$2];-[.H$2])" office:value-type="float" office:value="-2200" calcext:value-type="float">
            <text:p>-2200</text:p>
          </table:table-cell>
          <table:table-cell table:formula="of:=IF(AND([.$B51]=&quot;i2c&quot;;[.$C51]=0);[.$D51];[.K50])" office:value-type="float" office:value="736" calcext:value-type="float">
            <text:p>736</text:p>
          </table:table-cell>
          <table:table-cell table:formula="of:=IF(AND([.$B51]=&quot;i2c&quot;;[.$C51]=1);[.$D51];[.L50])" office:value-type="float" office:value="7" calcext:value-type="float">
            <text:p>7</text:p>
          </table:table-cell>
          <table:table-cell table:formula="of:=IF(AND([.$B51]=&quot;i2c&quot;;[.$C51]=2);[.$D51];[.M50])" office:value-type="float" office:value="0" calcext:value-type="float">
            <text:p>0</text:p>
          </table:table-cell>
          <table:table-cell table:formula="of:=IF(AND([.$B51]=&quot;i2c&quot;;[.$C51]=3);[.$D51];[.N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142368" calcext:value-type="float">
            <text:p>158314236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([.A52]-[.A$2])/1000000" office:value-type="float" office:value="3.481899" calcext:value-type="float">
            <text:p>3.481899</text:p>
          </table:table-cell>
          <table:table-cell table:formula="of:=IF([.B52]=&quot;PC&quot;;[.H$2];-[.H$2])" office:value-type="float" office:value="-2200" calcext:value-type="float">
            <text:p>-2200</text:p>
          </table:table-cell>
          <table:table-cell table:formula="of:=IF(AND([.$B52]=&quot;i2c&quot;;[.$C52]=0);[.$D52];[.K51])" office:value-type="float" office:value="736" calcext:value-type="float">
            <text:p>736</text:p>
          </table:table-cell>
          <table:table-cell table:formula="of:=IF(AND([.$B52]=&quot;i2c&quot;;[.$C52]=1);[.$D52];[.L51])" office:value-type="float" office:value="8" calcext:value-type="float">
            <text:p>8</text:p>
          </table:table-cell>
          <table:table-cell table:formula="of:=IF(AND([.$B52]=&quot;i2c&quot;;[.$C52]=2);[.$D52];[.M51])" office:value-type="float" office:value="0" calcext:value-type="float">
            <text:p>0</text:p>
          </table:table-cell>
          <table:table-cell table:formula="of:=IF(AND([.$B52]=&quot;i2c&quot;;[.$C52]=3);[.$D52];[.N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179511" calcext:value-type="float">
            <text:p>158317951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table:number-columns-repeated="4"/>
          <table:table-cell table:formula="of:=([.A53]-[.A$2])/1000000" office:value-type="float" office:value="3.519042" calcext:value-type="float">
            <text:p>3.519042</text:p>
          </table:table-cell>
          <table:table-cell table:formula="of:=IF([.B53]=&quot;PC&quot;;[.H$2];-[.H$2])" office:value-type="float" office:value="-2200" calcext:value-type="float">
            <text:p>-2200</text:p>
          </table:table-cell>
          <table:table-cell table:formula="of:=IF(AND([.$B53]=&quot;i2c&quot;;[.$C53]=0);[.$D53];[.K52])" office:value-type="float" office:value="766" calcext:value-type="float">
            <text:p>766</text:p>
          </table:table-cell>
          <table:table-cell table:formula="of:=IF(AND([.$B53]=&quot;i2c&quot;;[.$C53]=1);[.$D53];[.L52])" office:value-type="float" office:value="8" calcext:value-type="float">
            <text:p>8</text:p>
          </table:table-cell>
          <table:table-cell table:formula="of:=IF(AND([.$B53]=&quot;i2c&quot;;[.$C53]=2);[.$D53];[.M52])" office:value-type="float" office:value="0" calcext:value-type="float">
            <text:p>0</text:p>
          </table:table-cell>
          <table:table-cell table:formula="of:=IF(AND([.$B53]=&quot;i2c&quot;;[.$C53]=3);[.$D53];[.N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231078" calcext:value-type="float">
            <text:p>158323107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([.A54]-[.A$2])/1000000" office:value-type="float" office:value="3.570609" calcext:value-type="float">
            <text:p>3.570609</text:p>
          </table:table-cell>
          <table:table-cell table:formula="of:=IF([.B54]=&quot;PC&quot;;[.H$2];-[.H$2])" office:value-type="float" office:value="-2200" calcext:value-type="float">
            <text:p>-2200</text:p>
          </table:table-cell>
          <table:table-cell table:formula="of:=IF(AND([.$B54]=&quot;i2c&quot;;[.$C54]=0);[.$D54];[.K53])" office:value-type="float" office:value="766" calcext:value-type="float">
            <text:p>766</text:p>
          </table:table-cell>
          <table:table-cell table:formula="of:=IF(AND([.$B54]=&quot;i2c&quot;;[.$C54]=1);[.$D54];[.L53])" office:value-type="float" office:value="9" calcext:value-type="float">
            <text:p>9</text:p>
          </table:table-cell>
          <table:table-cell table:formula="of:=IF(AND([.$B54]=&quot;i2c&quot;;[.$C54]=2);[.$D54];[.M53])" office:value-type="float" office:value="0" calcext:value-type="float">
            <text:p>0</text:p>
          </table:table-cell>
          <table:table-cell table:formula="of:=IF(AND([.$B54]=&quot;i2c&quot;;[.$C54]=3);[.$D54];[.N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268208" calcext:value-type="float">
            <text:p>158326820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table:number-columns-repeated="4"/>
          <table:table-cell table:formula="of:=([.A55]-[.A$2])/1000000" office:value-type="float" office:value="3.607739" calcext:value-type="float">
            <text:p>3.607739</text:p>
          </table:table-cell>
          <table:table-cell table:formula="of:=IF([.B55]=&quot;PC&quot;;[.H$2];-[.H$2])" office:value-type="float" office:value="-2200" calcext:value-type="float">
            <text:p>-2200</text:p>
          </table:table-cell>
          <table:table-cell table:formula="of:=IF(AND([.$B55]=&quot;i2c&quot;;[.$C55]=0);[.$D55];[.K54])" office:value-type="float" office:value="796" calcext:value-type="float">
            <text:p>796</text:p>
          </table:table-cell>
          <table:table-cell table:formula="of:=IF(AND([.$B55]=&quot;i2c&quot;;[.$C55]=1);[.$D55];[.L54])" office:value-type="float" office:value="9" calcext:value-type="float">
            <text:p>9</text:p>
          </table:table-cell>
          <table:table-cell table:formula="of:=IF(AND([.$B55]=&quot;i2c&quot;;[.$C55]=2);[.$D55];[.M54])" office:value-type="float" office:value="0" calcext:value-type="float">
            <text:p>0</text:p>
          </table:table-cell>
          <table:table-cell table:formula="of:=IF(AND([.$B55]=&quot;i2c&quot;;[.$C55]=3);[.$D55];[.N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319800" calcext:value-type="float">
            <text:p>158331980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56]-[.A$2])/1000000" office:value-type="float" office:value="3.659331" calcext:value-type="float">
            <text:p>3.659331</text:p>
          </table:table-cell>
          <table:table-cell table:formula="of:=IF([.B56]=&quot;PC&quot;;[.H$2];-[.H$2])" office:value-type="float" office:value="-2200" calcext:value-type="float">
            <text:p>-2200</text:p>
          </table:table-cell>
          <table:table-cell table:formula="of:=IF(AND([.$B56]=&quot;i2c&quot;;[.$C56]=0);[.$D56];[.K55])" office:value-type="float" office:value="796" calcext:value-type="float">
            <text:p>796</text:p>
          </table:table-cell>
          <table:table-cell table:formula="of:=IF(AND([.$B56]=&quot;i2c&quot;;[.$C56]=1);[.$D56];[.L55])" office:value-type="float" office:value="10" calcext:value-type="float">
            <text:p>10</text:p>
          </table:table-cell>
          <table:table-cell table:formula="of:=IF(AND([.$B56]=&quot;i2c&quot;;[.$C56]=2);[.$D56];[.M55])" office:value-type="float" office:value="0" calcext:value-type="float">
            <text:p>0</text:p>
          </table:table-cell>
          <table:table-cell table:formula="of:=IF(AND([.$B56]=&quot;i2c&quot;;[.$C56]=3);[.$D56];[.N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356929" calcext:value-type="float">
            <text:p>158335692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table:number-columns-repeated="4"/>
          <table:table-cell table:formula="of:=([.A57]-[.A$2])/1000000" office:value-type="float" office:value="3.69646" calcext:value-type="float">
            <text:p>3.69646</text:p>
          </table:table-cell>
          <table:table-cell table:formula="of:=IF([.B57]=&quot;PC&quot;;[.H$2];-[.H$2])" office:value-type="float" office:value="-2200" calcext:value-type="float">
            <text:p>-2200</text:p>
          </table:table-cell>
          <table:table-cell table:formula="of:=IF(AND([.$B57]=&quot;i2c&quot;;[.$C57]=0);[.$D57];[.K56])" office:value-type="float" office:value="826" calcext:value-type="float">
            <text:p>826</text:p>
          </table:table-cell>
          <table:table-cell table:formula="of:=IF(AND([.$B57]=&quot;i2c&quot;;[.$C57]=1);[.$D57];[.L56])" office:value-type="float" office:value="10" calcext:value-type="float">
            <text:p>10</text:p>
          </table:table-cell>
          <table:table-cell table:formula="of:=IF(AND([.$B57]=&quot;i2c&quot;;[.$C57]=2);[.$D57];[.M56])" office:value-type="float" office:value="0" calcext:value-type="float">
            <text:p>0</text:p>
          </table:table-cell>
          <table:table-cell table:formula="of:=IF(AND([.$B57]=&quot;i2c&quot;;[.$C57]=3);[.$D57];[.N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408503" calcext:value-type="float">
            <text:p>158340850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([.A58]-[.A$2])/1000000" office:value-type="float" office:value="3.748034" calcext:value-type="float">
            <text:p>3.748034</text:p>
          </table:table-cell>
          <table:table-cell table:formula="of:=IF([.B58]=&quot;PC&quot;;[.H$2];-[.H$2])" office:value-type="float" office:value="-2200" calcext:value-type="float">
            <text:p>-2200</text:p>
          </table:table-cell>
          <table:table-cell table:formula="of:=IF(AND([.$B58]=&quot;i2c&quot;;[.$C58]=0);[.$D58];[.K57])" office:value-type="float" office:value="826" calcext:value-type="float">
            <text:p>826</text:p>
          </table:table-cell>
          <table:table-cell table:formula="of:=IF(AND([.$B58]=&quot;i2c&quot;;[.$C58]=1);[.$D58];[.L57])" office:value-type="float" office:value="11" calcext:value-type="float">
            <text:p>11</text:p>
          </table:table-cell>
          <table:table-cell table:formula="of:=IF(AND([.$B58]=&quot;i2c&quot;;[.$C58]=2);[.$D58];[.M57])" office:value-type="float" office:value="0" calcext:value-type="float">
            <text:p>0</text:p>
          </table:table-cell>
          <table:table-cell table:formula="of:=IF(AND([.$B58]=&quot;i2c&quot;;[.$C58]=3);[.$D58];[.N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445637" calcext:value-type="float">
            <text:p>158344563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table:number-columns-repeated="4"/>
          <table:table-cell table:formula="of:=([.A59]-[.A$2])/1000000" office:value-type="float" office:value="3.785168" calcext:value-type="float">
            <text:p>3.785168</text:p>
          </table:table-cell>
          <table:table-cell table:formula="of:=IF([.B59]=&quot;PC&quot;;[.H$2];-[.H$2])" office:value-type="float" office:value="-2200" calcext:value-type="float">
            <text:p>-2200</text:p>
          </table:table-cell>
          <table:table-cell table:formula="of:=IF(AND([.$B59]=&quot;i2c&quot;;[.$C59]=0);[.$D59];[.K58])" office:value-type="float" office:value="856" calcext:value-type="float">
            <text:p>856</text:p>
          </table:table-cell>
          <table:table-cell table:formula="of:=IF(AND([.$B59]=&quot;i2c&quot;;[.$C59]=1);[.$D59];[.L58])" office:value-type="float" office:value="11" calcext:value-type="float">
            <text:p>11</text:p>
          </table:table-cell>
          <table:table-cell table:formula="of:=IF(AND([.$B59]=&quot;i2c&quot;;[.$C59]=2);[.$D59];[.M58])" office:value-type="float" office:value="0" calcext:value-type="float">
            <text:p>0</text:p>
          </table:table-cell>
          <table:table-cell table:formula="of:=IF(AND([.$B59]=&quot;i2c&quot;;[.$C59]=3);[.$D59];[.N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497217" calcext:value-type="float">
            <text:p>158349721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([.A60]-[.A$2])/1000000" office:value-type="float" office:value="3.836748" calcext:value-type="float">
            <text:p>3.836748</text:p>
          </table:table-cell>
          <table:table-cell table:formula="of:=IF([.B60]=&quot;PC&quot;;[.H$2];-[.H$2])" office:value-type="float" office:value="-2200" calcext:value-type="float">
            <text:p>-2200</text:p>
          </table:table-cell>
          <table:table-cell table:formula="of:=IF(AND([.$B60]=&quot;i2c&quot;;[.$C60]=0);[.$D60];[.K59])" office:value-type="float" office:value="856" calcext:value-type="float">
            <text:p>856</text:p>
          </table:table-cell>
          <table:table-cell table:formula="of:=IF(AND([.$B60]=&quot;i2c&quot;;[.$C60]=1);[.$D60];[.L59])" office:value-type="float" office:value="12" calcext:value-type="float">
            <text:p>12</text:p>
          </table:table-cell>
          <table:table-cell table:formula="of:=IF(AND([.$B60]=&quot;i2c&quot;;[.$C60]=2);[.$D60];[.M59])" office:value-type="float" office:value="0" calcext:value-type="float">
            <text:p>0</text:p>
          </table:table-cell>
          <table:table-cell table:formula="of:=IF(AND([.$B60]=&quot;i2c&quot;;[.$C60]=3);[.$D60];[.N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534360" calcext:value-type="float">
            <text:p>158353436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table:number-columns-repeated="4"/>
          <table:table-cell table:formula="of:=([.A61]-[.A$2])/1000000" office:value-type="float" office:value="3.873891" calcext:value-type="float">
            <text:p>3.873891</text:p>
          </table:table-cell>
          <table:table-cell table:formula="of:=IF([.B61]=&quot;PC&quot;;[.H$2];-[.H$2])" office:value-type="float" office:value="-2200" calcext:value-type="float">
            <text:p>-2200</text:p>
          </table:table-cell>
          <table:table-cell table:formula="of:=IF(AND([.$B61]=&quot;i2c&quot;;[.$C61]=0);[.$D61];[.K60])" office:value-type="float" office:value="886" calcext:value-type="float">
            <text:p>886</text:p>
          </table:table-cell>
          <table:table-cell table:formula="of:=IF(AND([.$B61]=&quot;i2c&quot;;[.$C61]=1);[.$D61];[.L60])" office:value-type="float" office:value="12" calcext:value-type="float">
            <text:p>12</text:p>
          </table:table-cell>
          <table:table-cell table:formula="of:=IF(AND([.$B61]=&quot;i2c&quot;;[.$C61]=2);[.$D61];[.M60])" office:value-type="float" office:value="0" calcext:value-type="float">
            <text:p>0</text:p>
          </table:table-cell>
          <table:table-cell table:formula="of:=IF(AND([.$B61]=&quot;i2c&quot;;[.$C61]=3);[.$D61];[.N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585935" calcext:value-type="float">
            <text:p>158358593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([.A62]-[.A$2])/1000000" office:value-type="float" office:value="3.925466" calcext:value-type="float">
            <text:p>3.925466</text:p>
          </table:table-cell>
          <table:table-cell table:formula="of:=IF([.B62]=&quot;PC&quot;;[.H$2];-[.H$2])" office:value-type="float" office:value="-2200" calcext:value-type="float">
            <text:p>-2200</text:p>
          </table:table-cell>
          <table:table-cell table:formula="of:=IF(AND([.$B62]=&quot;i2c&quot;;[.$C62]=0);[.$D62];[.K61])" office:value-type="float" office:value="886" calcext:value-type="float">
            <text:p>886</text:p>
          </table:table-cell>
          <table:table-cell table:formula="of:=IF(AND([.$B62]=&quot;i2c&quot;;[.$C62]=1);[.$D62];[.L61])" office:value-type="float" office:value="13" calcext:value-type="float">
            <text:p>13</text:p>
          </table:table-cell>
          <table:table-cell table:formula="of:=IF(AND([.$B62]=&quot;i2c&quot;;[.$C62]=2);[.$D62];[.M61])" office:value-type="float" office:value="0" calcext:value-type="float">
            <text:p>0</text:p>
          </table:table-cell>
          <table:table-cell table:formula="of:=IF(AND([.$B62]=&quot;i2c&quot;;[.$C62]=3);[.$D62];[.N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623065" calcext:value-type="float">
            <text:p>158362306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table:number-columns-repeated="4"/>
          <table:table-cell table:formula="of:=([.A63]-[.A$2])/1000000" office:value-type="float" office:value="3.962596" calcext:value-type="float">
            <text:p>3.962596</text:p>
          </table:table-cell>
          <table:table-cell table:formula="of:=IF([.B63]=&quot;PC&quot;;[.H$2];-[.H$2])" office:value-type="float" office:value="-2200" calcext:value-type="float">
            <text:p>-2200</text:p>
          </table:table-cell>
          <table:table-cell table:formula="of:=IF(AND([.$B63]=&quot;i2c&quot;;[.$C63]=0);[.$D63];[.K62])" office:value-type="float" office:value="916" calcext:value-type="float">
            <text:p>916</text:p>
          </table:table-cell>
          <table:table-cell table:formula="of:=IF(AND([.$B63]=&quot;i2c&quot;;[.$C63]=1);[.$D63];[.L62])" office:value-type="float" office:value="13" calcext:value-type="float">
            <text:p>13</text:p>
          </table:table-cell>
          <table:table-cell table:formula="of:=IF(AND([.$B63]=&quot;i2c&quot;;[.$C63]=2);[.$D63];[.M62])" office:value-type="float" office:value="0" calcext:value-type="float">
            <text:p>0</text:p>
          </table:table-cell>
          <table:table-cell table:formula="of:=IF(AND([.$B63]=&quot;i2c&quot;;[.$C63]=3);[.$D63];[.N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674658" calcext:value-type="float">
            <text:p>158367465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([.A64]-[.A$2])/1000000" office:value-type="float" office:value="4.014189" calcext:value-type="float">
            <text:p>4.014189</text:p>
          </table:table-cell>
          <table:table-cell table:formula="of:=IF([.B64]=&quot;PC&quot;;[.H$2];-[.H$2])" office:value-type="float" office:value="-2200" calcext:value-type="float">
            <text:p>-2200</text:p>
          </table:table-cell>
          <table:table-cell table:formula="of:=IF(AND([.$B64]=&quot;i2c&quot;;[.$C64]=0);[.$D64];[.K63])" office:value-type="float" office:value="916" calcext:value-type="float">
            <text:p>916</text:p>
          </table:table-cell>
          <table:table-cell table:formula="of:=IF(AND([.$B64]=&quot;i2c&quot;;[.$C64]=1);[.$D64];[.L63])" office:value-type="float" office:value="14" calcext:value-type="float">
            <text:p>14</text:p>
          </table:table-cell>
          <table:table-cell table:formula="of:=IF(AND([.$B64]=&quot;i2c&quot;;[.$C64]=2);[.$D64];[.M63])" office:value-type="float" office:value="0" calcext:value-type="float">
            <text:p>0</text:p>
          </table:table-cell>
          <table:table-cell table:formula="of:=IF(AND([.$B64]=&quot;i2c&quot;;[.$C64]=3);[.$D64];[.N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711792" calcext:value-type="float">
            <text:p>158371179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table:number-columns-repeated="4"/>
          <table:table-cell table:formula="of:=([.A65]-[.A$2])/1000000" office:value-type="float" office:value="4.051323" calcext:value-type="float">
            <text:p>4.051323</text:p>
          </table:table-cell>
          <table:table-cell table:formula="of:=IF([.B65]=&quot;PC&quot;;[.H$2];-[.H$2])" office:value-type="float" office:value="-2200" calcext:value-type="float">
            <text:p>-2200</text:p>
          </table:table-cell>
          <table:table-cell table:formula="of:=IF(AND([.$B65]=&quot;i2c&quot;;[.$C65]=0);[.$D65];[.K64])" office:value-type="float" office:value="946" calcext:value-type="float">
            <text:p>946</text:p>
          </table:table-cell>
          <table:table-cell table:formula="of:=IF(AND([.$B65]=&quot;i2c&quot;;[.$C65]=1);[.$D65];[.L64])" office:value-type="float" office:value="14" calcext:value-type="float">
            <text:p>14</text:p>
          </table:table-cell>
          <table:table-cell table:formula="of:=IF(AND([.$B65]=&quot;i2c&quot;;[.$C65]=2);[.$D65];[.M64])" office:value-type="float" office:value="0" calcext:value-type="float">
            <text:p>0</text:p>
          </table:table-cell>
          <table:table-cell table:formula="of:=IF(AND([.$B65]=&quot;i2c&quot;;[.$C65]=3);[.$D65];[.N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763372" calcext:value-type="float">
            <text:p>158376337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([.A66]-[.A$2])/1000000" office:value-type="float" office:value="4.102903" calcext:value-type="float">
            <text:p>4.102903</text:p>
          </table:table-cell>
          <table:table-cell table:formula="of:=IF([.B66]=&quot;PC&quot;;[.H$2];-[.H$2])" office:value-type="float" office:value="-2200" calcext:value-type="float">
            <text:p>-2200</text:p>
          </table:table-cell>
          <table:table-cell table:formula="of:=IF(AND([.$B66]=&quot;i2c&quot;;[.$C66]=0);[.$D66];[.K65])" office:value-type="float" office:value="946" calcext:value-type="float">
            <text:p>946</text:p>
          </table:table-cell>
          <table:table-cell table:formula="of:=IF(AND([.$B66]=&quot;i2c&quot;;[.$C66]=1);[.$D66];[.L65])" office:value-type="float" office:value="15" calcext:value-type="float">
            <text:p>15</text:p>
          </table:table-cell>
          <table:table-cell table:formula="of:=IF(AND([.$B66]=&quot;i2c&quot;;[.$C66]=2);[.$D66];[.M65])" office:value-type="float" office:value="0" calcext:value-type="float">
            <text:p>0</text:p>
          </table:table-cell>
          <table:table-cell table:formula="of:=IF(AND([.$B66]=&quot;i2c&quot;;[.$C66]=3);[.$D66];[.N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800516" calcext:value-type="float">
            <text:p>158380051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4"/>
          <table:table-cell table:formula="of:=([.A67]-[.A$2])/1000000" office:value-type="float" office:value="4.140047" calcext:value-type="float">
            <text:p>4.140047</text:p>
          </table:table-cell>
          <table:table-cell table:formula="of:=IF([.B67]=&quot;PC&quot;;[.H$2];-[.H$2])" office:value-type="float" office:value="-2200" calcext:value-type="float">
            <text:p>-2200</text:p>
          </table:table-cell>
          <table:table-cell table:formula="of:=IF(AND([.$B67]=&quot;i2c&quot;;[.$C67]=0);[.$D67];[.K66])" office:value-type="float" office:value="976" calcext:value-type="float">
            <text:p>976</text:p>
          </table:table-cell>
          <table:table-cell table:formula="of:=IF(AND([.$B67]=&quot;i2c&quot;;[.$C67]=1);[.$D67];[.L66])" office:value-type="float" office:value="15" calcext:value-type="float">
            <text:p>15</text:p>
          </table:table-cell>
          <table:table-cell table:formula="of:=IF(AND([.$B67]=&quot;i2c&quot;;[.$C67]=2);[.$D67];[.M66])" office:value-type="float" office:value="0" calcext:value-type="float">
            <text:p>0</text:p>
          </table:table-cell>
          <table:table-cell table:formula="of:=IF(AND([.$B67]=&quot;i2c&quot;;[.$C67]=3);[.$D67];[.N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852096" calcext:value-type="float">
            <text:p>158385209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([.A68]-[.A$2])/1000000" office:value-type="float" office:value="4.191627" calcext:value-type="float">
            <text:p>4.191627</text:p>
          </table:table-cell>
          <table:table-cell table:formula="of:=IF([.B68]=&quot;PC&quot;;[.H$2];-[.H$2])" office:value-type="float" office:value="-2200" calcext:value-type="float">
            <text:p>-2200</text:p>
          </table:table-cell>
          <table:table-cell table:formula="of:=IF(AND([.$B68]=&quot;i2c&quot;;[.$C68]=0);[.$D68];[.K67])" office:value-type="float" office:value="976" calcext:value-type="float">
            <text:p>976</text:p>
          </table:table-cell>
          <table:table-cell table:formula="of:=IF(AND([.$B68]=&quot;i2c&quot;;[.$C68]=1);[.$D68];[.L67])" office:value-type="float" office:value="16" calcext:value-type="float">
            <text:p>16</text:p>
          </table:table-cell>
          <table:table-cell table:formula="of:=IF(AND([.$B68]=&quot;i2c&quot;;[.$C68]=2);[.$D68];[.M67])" office:value-type="float" office:value="0" calcext:value-type="float">
            <text:p>0</text:p>
          </table:table-cell>
          <table:table-cell table:formula="of:=IF(AND([.$B68]=&quot;i2c&quot;;[.$C68]=3);[.$D68];[.N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d Z</text:p>
          </table:table-cell>
          <table:table-cell office:value-type="string" calcext:value-type="string">
            <text:p>E=0</text:p>
          </table:table-cell>
          <table:table-cell office:value-type="string" calcext:value-type="string">
            <text:p>ch=3</text:p>
          </table:table-cell>
          <table:table-cell table:number-columns-repeated="5"/>
          <table:table-cell table:formula="of:=([.A69]-[.A$2])/1000000" office:value-type="string" office:string-value="" calcext:value-type="error">
            <text:p>#VALUE!</text:p>
          </table:table-cell>
          <table:table-cell table:formula="of:=IF([.B69]=&quot;PC&quot;;[.H$2];-[.H$2])" office:value-type="float" office:value="-2200" calcext:value-type="float">
            <text:p>-2200</text:p>
          </table:table-cell>
          <table:table-cell table:formula="of:=IF(AND([.$B69]=&quot;i2c&quot;;[.$C69]=0);[.$D69];[.K68])" office:value-type="float" office:value="976" calcext:value-type="float">
            <text:p>976</text:p>
          </table:table-cell>
          <table:table-cell table:formula="of:=IF(AND([.$B69]=&quot;i2c&quot;;[.$C69]=1);[.$D69];[.L68])" office:value-type="float" office:value="16" calcext:value-type="float">
            <text:p>16</text:p>
          </table:table-cell>
          <table:table-cell table:formula="of:=IF(AND([.$B69]=&quot;i2c&quot;;[.$C69]=2);[.$D69];[.M68])" office:value-type="float" office:value="0" calcext:value-type="float">
            <text:p>0</text:p>
          </table:table-cell>
          <table:table-cell table:formula="of:=IF(AND([.$B69]=&quot;i2c&quot;;[.$C69]=3);[.$D69];[.N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889245" calcext:value-type="float">
            <text:p>158388924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table:number-columns-repeated="4"/>
          <table:table-cell table:formula="of:=([.A70]-[.A$2])/1000000" office:value-type="float" office:value="4.228776" calcext:value-type="float">
            <text:p>4.228776</text:p>
          </table:table-cell>
          <table:table-cell table:formula="of:=IF([.B70]=&quot;PC&quot;;[.H$2];-[.H$2])" office:value-type="float" office:value="-2200" calcext:value-type="float">
            <text:p>-2200</text:p>
          </table:table-cell>
          <table:table-cell table:formula="of:=IF(AND([.$B70]=&quot;i2c&quot;;[.$C70]=0);[.$D70];[.K69])" office:value-type="float" office:value="1006" calcext:value-type="float">
            <text:p>1006</text:p>
          </table:table-cell>
          <table:table-cell table:formula="of:=IF(AND([.$B70]=&quot;i2c&quot;;[.$C70]=1);[.$D70];[.L69])" office:value-type="float" office:value="16" calcext:value-type="float">
            <text:p>16</text:p>
          </table:table-cell>
          <table:table-cell table:formula="of:=IF(AND([.$B70]=&quot;i2c&quot;;[.$C70]=2);[.$D70];[.M69])" office:value-type="float" office:value="0" calcext:value-type="float">
            <text:p>0</text:p>
          </table:table-cell>
          <table:table-cell table:formula="of:=IF(AND([.$B70]=&quot;i2c&quot;;[.$C70]=3);[.$D70];[.N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940843" calcext:value-type="float">
            <text:p>158394084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formula="of:=([.A71]-[.A$2])/1000000" office:value-type="float" office:value="4.280374" calcext:value-type="float">
            <text:p>4.280374</text:p>
          </table:table-cell>
          <table:table-cell table:formula="of:=IF([.B71]=&quot;PC&quot;;[.H$2];-[.H$2])" office:value-type="float" office:value="-2200" calcext:value-type="float">
            <text:p>-2200</text:p>
          </table:table-cell>
          <table:table-cell table:formula="of:=IF(AND([.$B71]=&quot;i2c&quot;;[.$C71]=0);[.$D71];[.K70])" office:value-type="float" office:value="1006" calcext:value-type="float">
            <text:p>1006</text:p>
          </table:table-cell>
          <table:table-cell table:formula="of:=IF(AND([.$B71]=&quot;i2c&quot;;[.$C71]=1);[.$D71];[.L70])" office:value-type="float" office:value="46" calcext:value-type="float">
            <text:p>46</text:p>
          </table:table-cell>
          <table:table-cell table:formula="of:=IF(AND([.$B71]=&quot;i2c&quot;;[.$C71]=2);[.$D71];[.M70])" office:value-type="float" office:value="0" calcext:value-type="float">
            <text:p>0</text:p>
          </table:table-cell>
          <table:table-cell table:formula="of:=IF(AND([.$B71]=&quot;i2c&quot;;[.$C71]=3);[.$D71];[.N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977982" calcext:value-type="float">
            <text:p>158397798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([.A72]-[.A$2])/1000000" office:value-type="float" office:value="4.317513" calcext:value-type="float">
            <text:p>4.317513</text:p>
          </table:table-cell>
          <table:table-cell table:formula="of:=IF([.B72]=&quot;PC&quot;;[.H$2];-[.H$2])" office:value-type="float" office:value="-2200" calcext:value-type="float">
            <text:p>-2200</text:p>
          </table:table-cell>
          <table:table-cell table:formula="of:=IF(AND([.$B72]=&quot;i2c&quot;;[.$C72]=0);[.$D72];[.K71])" office:value-type="float" office:value="1024" calcext:value-type="float">
            <text:p>1024</text:p>
          </table:table-cell>
          <table:table-cell table:formula="of:=IF(AND([.$B72]=&quot;i2c&quot;;[.$C72]=1);[.$D72];[.L71])" office:value-type="float" office:value="46" calcext:value-type="float">
            <text:p>46</text:p>
          </table:table-cell>
          <table:table-cell table:formula="of:=IF(AND([.$B72]=&quot;i2c&quot;;[.$C72]=2);[.$D72];[.M71])" office:value-type="float" office:value="0" calcext:value-type="float">
            <text:p>0</text:p>
          </table:table-cell>
          <table:table-cell table:formula="of:=IF(AND([.$B72]=&quot;i2c&quot;;[.$C72]=3);[.$D72];[.N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029572" calcext:value-type="float">
            <text:p>158402957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([.A73]-[.A$2])/1000000" office:value-type="float" office:value="4.369103" calcext:value-type="float">
            <text:p>4.369103</text:p>
          </table:table-cell>
          <table:table-cell table:formula="of:=IF([.B73]=&quot;PC&quot;;[.H$2];-[.H$2])" office:value-type="float" office:value="-2200" calcext:value-type="float">
            <text:p>-2200</text:p>
          </table:table-cell>
          <table:table-cell table:formula="of:=IF(AND([.$B73]=&quot;i2c&quot;;[.$C73]=0);[.$D73];[.K72])" office:value-type="float" office:value="1024" calcext:value-type="float">
            <text:p>1024</text:p>
          </table:table-cell>
          <table:table-cell table:formula="of:=IF(AND([.$B73]=&quot;i2c&quot;;[.$C73]=1);[.$D73];[.L72])" office:value-type="float" office:value="76" calcext:value-type="float">
            <text:p>76</text:p>
          </table:table-cell>
          <table:table-cell table:formula="of:=IF(AND([.$B73]=&quot;i2c&quot;;[.$C73]=2);[.$D73];[.M72])" office:value-type="float" office:value="0" calcext:value-type="float">
            <text:p>0</text:p>
          </table:table-cell>
          <table:table-cell table:formula="of:=IF(AND([.$B73]=&quot;i2c&quot;;[.$C73]=3);[.$D73];[.N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117250" calcext:value-type="float">
            <text:p>158411725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formula="of:=([.A74]-[.A$2])/1000000" office:value-type="float" office:value="4.456781" calcext:value-type="float">
            <text:p>4.456781</text:p>
          </table:table-cell>
          <table:table-cell table:formula="of:=IF([.B74]=&quot;PC&quot;;[.H$2];-[.H$2])" office:value-type="float" office:value="-2200" calcext:value-type="float">
            <text:p>-2200</text:p>
          </table:table-cell>
          <table:table-cell table:formula="of:=IF(AND([.$B74]=&quot;i2c&quot;;[.$C74]=0);[.$D74];[.K73])" office:value-type="float" office:value="1024" calcext:value-type="float">
            <text:p>1024</text:p>
          </table:table-cell>
          <table:table-cell table:formula="of:=IF(AND([.$B74]=&quot;i2c&quot;;[.$C74]=1);[.$D74];[.L73])" office:value-type="float" office:value="106" calcext:value-type="float">
            <text:p>106</text:p>
          </table:table-cell>
          <table:table-cell table:formula="of:=IF(AND([.$B74]=&quot;i2c&quot;;[.$C74]=2);[.$D74];[.M73])" office:value-type="float" office:value="0" calcext:value-type="float">
            <text:p>0</text:p>
          </table:table-cell>
          <table:table-cell table:formula="of:=IF(AND([.$B74]=&quot;i2c&quot;;[.$C74]=3);[.$D74];[.N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204920" calcext:value-type="float">
            <text:p>158420492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([.A75]-[.A$2])/1000000" office:value-type="float" office:value="4.544451" calcext:value-type="float">
            <text:p>4.544451</text:p>
          </table:table-cell>
          <table:table-cell table:formula="of:=IF([.B75]=&quot;PC&quot;;[.H$2];-[.H$2])" office:value-type="float" office:value="-2200" calcext:value-type="float">
            <text:p>-2200</text:p>
          </table:table-cell>
          <table:table-cell table:formula="of:=IF(AND([.$B75]=&quot;i2c&quot;;[.$C75]=0);[.$D75];[.K74])" office:value-type="float" office:value="1024" calcext:value-type="float">
            <text:p>1024</text:p>
          </table:table-cell>
          <table:table-cell table:formula="of:=IF(AND([.$B75]=&quot;i2c&quot;;[.$C75]=1);[.$D75];[.L74])" office:value-type="float" office:value="136" calcext:value-type="float">
            <text:p>136</text:p>
          </table:table-cell>
          <table:table-cell table:formula="of:=IF(AND([.$B75]=&quot;i2c&quot;;[.$C75]=2);[.$D75];[.M74])" office:value-type="float" office:value="0" calcext:value-type="float">
            <text:p>0</text:p>
          </table:table-cell>
          <table:table-cell table:formula="of:=IF(AND([.$B75]=&quot;i2c&quot;;[.$C75]=3);[.$D75];[.N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292607" calcext:value-type="float">
            <text:p>158429260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formula="of:=([.A76]-[.A$2])/1000000" office:value-type="float" office:value="4.632138" calcext:value-type="float">
            <text:p>4.632138</text:p>
          </table:table-cell>
          <table:table-cell table:formula="of:=IF([.B76]=&quot;PC&quot;;[.H$2];-[.H$2])" office:value-type="float" office:value="-2200" calcext:value-type="float">
            <text:p>-2200</text:p>
          </table:table-cell>
          <table:table-cell table:formula="of:=IF(AND([.$B76]=&quot;i2c&quot;;[.$C76]=0);[.$D76];[.K75])" office:value-type="float" office:value="1024" calcext:value-type="float">
            <text:p>1024</text:p>
          </table:table-cell>
          <table:table-cell table:formula="of:=IF(AND([.$B76]=&quot;i2c&quot;;[.$C76]=1);[.$D76];[.L75])" office:value-type="float" office:value="166" calcext:value-type="float">
            <text:p>166</text:p>
          </table:table-cell>
          <table:table-cell table:formula="of:=IF(AND([.$B76]=&quot;i2c&quot;;[.$C76]=2);[.$D76];[.M75])" office:value-type="float" office:value="0" calcext:value-type="float">
            <text:p>0</text:p>
          </table:table-cell>
          <table:table-cell table:formula="of:=IF(AND([.$B76]=&quot;i2c&quot;;[.$C76]=3);[.$D76];[.N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380291" calcext:value-type="float">
            <text:p>158438029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formula="of:=([.A77]-[.A$2])/1000000" office:value-type="float" office:value="4.719822" calcext:value-type="float">
            <text:p>4.719822</text:p>
          </table:table-cell>
          <table:table-cell table:formula="of:=IF([.B77]=&quot;PC&quot;;[.H$2];-[.H$2])" office:value-type="float" office:value="-2200" calcext:value-type="float">
            <text:p>-2200</text:p>
          </table:table-cell>
          <table:table-cell table:formula="of:=IF(AND([.$B77]=&quot;i2c&quot;;[.$C77]=0);[.$D77];[.K76])" office:value-type="float" office:value="1024" calcext:value-type="float">
            <text:p>1024</text:p>
          </table:table-cell>
          <table:table-cell table:formula="of:=IF(AND([.$B77]=&quot;i2c&quot;;[.$C77]=1);[.$D77];[.L76])" office:value-type="float" office:value="196" calcext:value-type="float">
            <text:p>196</text:p>
          </table:table-cell>
          <table:table-cell table:formula="of:=IF(AND([.$B77]=&quot;i2c&quot;;[.$C77]=2);[.$D77];[.M76])" office:value-type="float" office:value="0" calcext:value-type="float">
            <text:p>0</text:p>
          </table:table-cell>
          <table:table-cell table:formula="of:=IF(AND([.$B77]=&quot;i2c&quot;;[.$C77]=3);[.$D77];[.N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467972" calcext:value-type="float">
            <text:p>158446797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number-columns-repeated="4"/>
          <table:table-cell table:formula="of:=([.A78]-[.A$2])/1000000" office:value-type="float" office:value="4.807503" calcext:value-type="float">
            <text:p>4.807503</text:p>
          </table:table-cell>
          <table:table-cell table:formula="of:=IF([.B78]=&quot;PC&quot;;[.H$2];-[.H$2])" office:value-type="float" office:value="-2200" calcext:value-type="float">
            <text:p>-2200</text:p>
          </table:table-cell>
          <table:table-cell table:formula="of:=IF(AND([.$B78]=&quot;i2c&quot;;[.$C78]=0);[.$D78];[.K77])" office:value-type="float" office:value="1024" calcext:value-type="float">
            <text:p>1024</text:p>
          </table:table-cell>
          <table:table-cell table:formula="of:=IF(AND([.$B78]=&quot;i2c&quot;;[.$C78]=1);[.$D78];[.L77])" office:value-type="float" office:value="226" calcext:value-type="float">
            <text:p>226</text:p>
          </table:table-cell>
          <table:table-cell table:formula="of:=IF(AND([.$B78]=&quot;i2c&quot;;[.$C78]=2);[.$D78];[.M77])" office:value-type="float" office:value="0" calcext:value-type="float">
            <text:p>0</text:p>
          </table:table-cell>
          <table:table-cell table:formula="of:=IF(AND([.$B78]=&quot;i2c&quot;;[.$C78]=3);[.$D78];[.N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555641" calcext:value-type="float">
            <text:p>158455564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([.A79]-[.A$2])/1000000" office:value-type="float" office:value="4.895172" calcext:value-type="float">
            <text:p>4.895172</text:p>
          </table:table-cell>
          <table:table-cell table:formula="of:=IF([.B79]=&quot;PC&quot;;[.H$2];-[.H$2])" office:value-type="float" office:value="-2200" calcext:value-type="float">
            <text:p>-2200</text:p>
          </table:table-cell>
          <table:table-cell table:formula="of:=IF(AND([.$B79]=&quot;i2c&quot;;[.$C79]=0);[.$D79];[.K78])" office:value-type="float" office:value="1024" calcext:value-type="float">
            <text:p>1024</text:p>
          </table:table-cell>
          <table:table-cell table:formula="of:=IF(AND([.$B79]=&quot;i2c&quot;;[.$C79]=1);[.$D79];[.L78])" office:value-type="float" office:value="256" calcext:value-type="float">
            <text:p>256</text:p>
          </table:table-cell>
          <table:table-cell table:formula="of:=IF(AND([.$B79]=&quot;i2c&quot;;[.$C79]=2);[.$D79];[.M78])" office:value-type="float" office:value="0" calcext:value-type="float">
            <text:p>0</text:p>
          </table:table-cell>
          <table:table-cell table:formula="of:=IF(AND([.$B79]=&quot;i2c&quot;;[.$C79]=3);[.$D79];[.N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643323" calcext:value-type="float">
            <text:p>158464332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table:number-columns-repeated="4"/>
          <table:table-cell table:formula="of:=([.A80]-[.A$2])/1000000" office:value-type="float" office:value="4.982854" calcext:value-type="float">
            <text:p>4.982854</text:p>
          </table:table-cell>
          <table:table-cell table:formula="of:=IF([.B80]=&quot;PC&quot;;[.H$2];-[.H$2])" office:value-type="float" office:value="-2200" calcext:value-type="float">
            <text:p>-2200</text:p>
          </table:table-cell>
          <table:table-cell table:formula="of:=IF(AND([.$B80]=&quot;i2c&quot;;[.$C80]=0);[.$D80];[.K79])" office:value-type="float" office:value="1024" calcext:value-type="float">
            <text:p>1024</text:p>
          </table:table-cell>
          <table:table-cell table:formula="of:=IF(AND([.$B80]=&quot;i2c&quot;;[.$C80]=1);[.$D80];[.L79])" office:value-type="float" office:value="286" calcext:value-type="float">
            <text:p>286</text:p>
          </table:table-cell>
          <table:table-cell table:formula="of:=IF(AND([.$B80]=&quot;i2c&quot;;[.$C80]=2);[.$D80];[.M79])" office:value-type="float" office:value="0" calcext:value-type="float">
            <text:p>0</text:p>
          </table:table-cell>
          <table:table-cell table:formula="of:=IF(AND([.$B80]=&quot;i2c&quot;;[.$C80]=3);[.$D80];[.N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731013" calcext:value-type="float">
            <text:p>158473101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table:number-columns-repeated="4"/>
          <table:table-cell table:formula="of:=([.A81]-[.A$2])/1000000" office:value-type="float" office:value="5.070544" calcext:value-type="float">
            <text:p>5.070544</text:p>
          </table:table-cell>
          <table:table-cell table:formula="of:=IF([.B81]=&quot;PC&quot;;[.H$2];-[.H$2])" office:value-type="float" office:value="-2200" calcext:value-type="float">
            <text:p>-2200</text:p>
          </table:table-cell>
          <table:table-cell table:formula="of:=IF(AND([.$B81]=&quot;i2c&quot;;[.$C81]=0);[.$D81];[.K80])" office:value-type="float" office:value="1024" calcext:value-type="float">
            <text:p>1024</text:p>
          </table:table-cell>
          <table:table-cell table:formula="of:=IF(AND([.$B81]=&quot;i2c&quot;;[.$C81]=1);[.$D81];[.L80])" office:value-type="float" office:value="316" calcext:value-type="float">
            <text:p>316</text:p>
          </table:table-cell>
          <table:table-cell table:formula="of:=IF(AND([.$B81]=&quot;i2c&quot;;[.$C81]=2);[.$D81];[.M80])" office:value-type="float" office:value="0" calcext:value-type="float">
            <text:p>0</text:p>
          </table:table-cell>
          <table:table-cell table:formula="of:=IF(AND([.$B81]=&quot;i2c&quot;;[.$C81]=3);[.$D81];[.N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804563" calcext:value-type="float">
            <text:p>1584804563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=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C00</text:p>
          </table:table-cell>
          <table:table-cell table:number-columns-repeated="2"/>
          <table:table-cell table:formula="of:=([.A82]-[.A$2])/1000000" office:value-type="float" office:value="5.144094" calcext:value-type="float">
            <text:p>5.144094</text:p>
          </table:table-cell>
          <table:table-cell table:formula="of:=IF([.B82]=&quot;PC&quot;;[.H$2];-[.H$2])" office:value-type="float" office:value="2200" calcext:value-type="float">
            <text:p>2200</text:p>
          </table:table-cell>
          <table:table-cell table:formula="of:=IF(AND([.$B82]=&quot;i2c&quot;;[.$C82]=0);[.$D82];[.K81])" office:value-type="float" office:value="1024" calcext:value-type="float">
            <text:p>1024</text:p>
          </table:table-cell>
          <table:table-cell table:formula="of:=IF(AND([.$B82]=&quot;i2c&quot;;[.$C82]=1);[.$D82];[.L81])" office:value-type="float" office:value="316" calcext:value-type="float">
            <text:p>316</text:p>
          </table:table-cell>
          <table:table-cell table:formula="of:=IF(AND([.$B82]=&quot;i2c&quot;;[.$C82]=2);[.$D82];[.M81])" office:value-type="float" office:value="0" calcext:value-type="float">
            <text:p>0</text:p>
          </table:table-cell>
          <table:table-cell table:formula="of:=IF(AND([.$B82]=&quot;i2c&quot;;[.$C82]=3);[.$D82];[.N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811493" calcext:value-type="float">
            <text:p>158481149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([.A83]-[.A$2])/1000000" office:value-type="float" office:value="5.151024" calcext:value-type="float">
            <text:p>5.151024</text:p>
          </table:table-cell>
          <table:table-cell table:formula="of:=IF([.B83]=&quot;PC&quot;;[.H$2];-[.H$2])" office:value-type="float" office:value="-2200" calcext:value-type="float">
            <text:p>-2200</text:p>
          </table:table-cell>
          <table:table-cell table:formula="of:=IF(AND([.$B83]=&quot;i2c&quot;;[.$C83]=0);[.$D83];[.K82])" office:value-type="float" office:value="1024" calcext:value-type="float">
            <text:p>1024</text:p>
          </table:table-cell>
          <table:table-cell table:formula="of:=IF(AND([.$B83]=&quot;i2c&quot;;[.$C83]=1);[.$D83];[.L82])" office:value-type="float" office:value="316" calcext:value-type="float">
            <text:p>316</text:p>
          </table:table-cell>
          <table:table-cell table:formula="of:=IF(AND([.$B83]=&quot;i2c&quot;;[.$C83]=2);[.$D83];[.M82])" office:value-type="float" office:value="1" calcext:value-type="float">
            <text:p>1</text:p>
          </table:table-cell>
          <table:table-cell table:formula="of:=IF(AND([.$B83]=&quot;i2c&quot;;[.$C83]=3);[.$D83];[.N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819777" calcext:value-type="float">
            <text:p>158481977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table:number-columns-repeated="4"/>
          <table:table-cell table:formula="of:=([.A84]-[.A$2])/1000000" office:value-type="float" office:value="5.159308" calcext:value-type="float">
            <text:p>5.159308</text:p>
          </table:table-cell>
          <table:table-cell table:formula="of:=IF([.B84]=&quot;PC&quot;;[.H$2];-[.H$2])" office:value-type="float" office:value="-2200" calcext:value-type="float">
            <text:p>-2200</text:p>
          </table:table-cell>
          <table:table-cell table:formula="of:=IF(AND([.$B84]=&quot;i2c&quot;;[.$C84]=0);[.$D84];[.K83])" office:value-type="float" office:value="1024" calcext:value-type="float">
            <text:p>1024</text:p>
          </table:table-cell>
          <table:table-cell table:formula="of:=IF(AND([.$B84]=&quot;i2c&quot;;[.$C84]=1);[.$D84];[.L83])" office:value-type="float" office:value="346" calcext:value-type="float">
            <text:p>346</text:p>
          </table:table-cell>
          <table:table-cell table:formula="of:=IF(AND([.$B84]=&quot;i2c&quot;;[.$C84]=2);[.$D84];[.M83])" office:value-type="float" office:value="1" calcext:value-type="float">
            <text:p>1</text:p>
          </table:table-cell>
          <table:table-cell table:formula="of:=IF(AND([.$B84]=&quot;i2c&quot;;[.$C84]=3);[.$D84];[.N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900230" calcext:value-type="float">
            <text:p>1584900230</text:p>
          </table:table-cell>
          <table:table-cell office:value-type="string" calcext:value-type="string">
            <text:p>i2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([.A85]-[.A$2])/1000000" office:value-type="float" office:value="5.239761" calcext:value-type="float">
            <text:p>5.239761</text:p>
          </table:table-cell>
          <table:table-cell table:formula="of:=IF([.B85]=&quot;PC&quot;;[.H$2];-[.H$2])" office:value-type="float" office:value="-2200" calcext:value-type="float">
            <text:p>-2200</text:p>
          </table:table-cell>
          <table:table-cell table:formula="of:=IF(AND([.$B85]=&quot;i2c&quot;;[.$C85]=0);[.$D85];[.K84])" office:value-type="float" office:value="1024" calcext:value-type="float">
            <text:p>1024</text:p>
          </table:table-cell>
          <table:table-cell table:formula="of:=IF(AND([.$B85]=&quot;i2c&quot;;[.$C85]=1);[.$D85];[.L84])" office:value-type="float" office:value="346" calcext:value-type="float">
            <text:p>346</text:p>
          </table:table-cell>
          <table:table-cell table:formula="of:=IF(AND([.$B85]=&quot;i2c&quot;;[.$C85]=2);[.$D85];[.M84])" office:value-type="float" office:value="2" calcext:value-type="float">
            <text:p>2</text:p>
          </table:table-cell>
          <table:table-cell table:formula="of:=IF(AND([.$B85]=&quot;i2c&quot;;[.$C85]=3);[.$D85];[.N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908481" calcext:value-type="float">
            <text:p>158490848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number-columns-repeated="4"/>
          <table:table-cell table:formula="of:=([.A86]-[.A$2])/1000000" office:value-type="float" office:value="5.248012" calcext:value-type="float">
            <text:p>5.248012</text:p>
          </table:table-cell>
          <table:table-cell table:formula="of:=IF([.B86]=&quot;PC&quot;;[.H$2];-[.H$2])" office:value-type="float" office:value="-2200" calcext:value-type="float">
            <text:p>-2200</text:p>
          </table:table-cell>
          <table:table-cell table:formula="of:=IF(AND([.$B86]=&quot;i2c&quot;;[.$C86]=0);[.$D86];[.K85])" office:value-type="float" office:value="1024" calcext:value-type="float">
            <text:p>1024</text:p>
          </table:table-cell>
          <table:table-cell table:formula="of:=IF(AND([.$B86]=&quot;i2c&quot;;[.$C86]=1);[.$D86];[.L85])" office:value-type="float" office:value="376" calcext:value-type="float">
            <text:p>376</text:p>
          </table:table-cell>
          <table:table-cell table:formula="of:=IF(AND([.$B86]=&quot;i2c&quot;;[.$C86]=2);[.$D86];[.M85])" office:value-type="float" office:value="2" calcext:value-type="float">
            <text:p>2</text:p>
          </table:table-cell>
          <table:table-cell table:formula="of:=IF(AND([.$B86]=&quot;i2c&quot;;[.$C86]=3);[.$D86];[.N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988945" calcext:value-type="float">
            <text:p>158498894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([.A87]-[.A$2])/1000000" office:value-type="float" office:value="5.328476" calcext:value-type="float">
            <text:p>5.328476</text:p>
          </table:table-cell>
          <table:table-cell table:formula="of:=IF([.B87]=&quot;PC&quot;;[.H$2];-[.H$2])" office:value-type="float" office:value="-2200" calcext:value-type="float">
            <text:p>-2200</text:p>
          </table:table-cell>
          <table:table-cell table:formula="of:=IF(AND([.$B87]=&quot;i2c&quot;;[.$C87]=0);[.$D87];[.K86])" office:value-type="float" office:value="1024" calcext:value-type="float">
            <text:p>1024</text:p>
          </table:table-cell>
          <table:table-cell table:formula="of:=IF(AND([.$B87]=&quot;i2c&quot;;[.$C87]=1);[.$D87];[.L86])" office:value-type="float" office:value="376" calcext:value-type="float">
            <text:p>376</text:p>
          </table:table-cell>
          <table:table-cell table:formula="of:=IF(AND([.$B87]=&quot;i2c&quot;;[.$C87]=2);[.$D87];[.M86])" office:value-type="float" office:value="3" calcext:value-type="float">
            <text:p>3</text:p>
          </table:table-cell>
          <table:table-cell table:formula="of:=IF(AND([.$B87]=&quot;i2c&quot;;[.$C87]=3);[.$D87];[.N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997186" calcext:value-type="float">
            <text:p>158499718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number-columns-repeated="4"/>
          <table:table-cell table:formula="of:=([.A88]-[.A$2])/1000000" office:value-type="float" office:value="5.336717" calcext:value-type="float">
            <text:p>5.336717</text:p>
          </table:table-cell>
          <table:table-cell table:formula="of:=IF([.B88]=&quot;PC&quot;;[.H$2];-[.H$2])" office:value-type="float" office:value="-2200" calcext:value-type="float">
            <text:p>-2200</text:p>
          </table:table-cell>
          <table:table-cell table:formula="of:=IF(AND([.$B88]=&quot;i2c&quot;;[.$C88]=0);[.$D88];[.K87])" office:value-type="float" office:value="1024" calcext:value-type="float">
            <text:p>1024</text:p>
          </table:table-cell>
          <table:table-cell table:formula="of:=IF(AND([.$B88]=&quot;i2c&quot;;[.$C88]=1);[.$D88];[.L87])" office:value-type="float" office:value="406" calcext:value-type="float">
            <text:p>406</text:p>
          </table:table-cell>
          <table:table-cell table:formula="of:=IF(AND([.$B88]=&quot;i2c&quot;;[.$C88]=2);[.$D88];[.M87])" office:value-type="float" office:value="3" calcext:value-type="float">
            <text:p>3</text:p>
          </table:table-cell>
          <table:table-cell table:formula="of:=IF(AND([.$B88]=&quot;i2c&quot;;[.$C88]=3);[.$D88];[.N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077650" calcext:value-type="float">
            <text:p>158507765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([.A89]-[.A$2])/1000000" office:value-type="float" office:value="5.417181" calcext:value-type="float">
            <text:p>5.417181</text:p>
          </table:table-cell>
          <table:table-cell table:formula="of:=IF([.B89]=&quot;PC&quot;;[.H$2];-[.H$2])" office:value-type="float" office:value="-2200" calcext:value-type="float">
            <text:p>-2200</text:p>
          </table:table-cell>
          <table:table-cell table:formula="of:=IF(AND([.$B89]=&quot;i2c&quot;;[.$C89]=0);[.$D89];[.K88])" office:value-type="float" office:value="1024" calcext:value-type="float">
            <text:p>1024</text:p>
          </table:table-cell>
          <table:table-cell table:formula="of:=IF(AND([.$B89]=&quot;i2c&quot;;[.$C89]=1);[.$D89];[.L88])" office:value-type="float" office:value="406" calcext:value-type="float">
            <text:p>406</text:p>
          </table:table-cell>
          <table:table-cell table:formula="of:=IF(AND([.$B89]=&quot;i2c&quot;;[.$C89]=2);[.$D89];[.M88])" office:value-type="float" office:value="4" calcext:value-type="float">
            <text:p>4</text:p>
          </table:table-cell>
          <table:table-cell table:formula="of:=IF(AND([.$B89]=&quot;i2c&quot;;[.$C89]=3);[.$D89];[.N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085907" calcext:value-type="float">
            <text:p>158508590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table:number-columns-repeated="4"/>
          <table:table-cell table:formula="of:=([.A90]-[.A$2])/1000000" office:value-type="float" office:value="5.425438" calcext:value-type="float">
            <text:p>5.425438</text:p>
          </table:table-cell>
          <table:table-cell table:formula="of:=IF([.B90]=&quot;PC&quot;;[.H$2];-[.H$2])" office:value-type="float" office:value="-2200" calcext:value-type="float">
            <text:p>-2200</text:p>
          </table:table-cell>
          <table:table-cell table:formula="of:=IF(AND([.$B90]=&quot;i2c&quot;;[.$C90]=0);[.$D90];[.K89])" office:value-type="float" office:value="1024" calcext:value-type="float">
            <text:p>1024</text:p>
          </table:table-cell>
          <table:table-cell table:formula="of:=IF(AND([.$B90]=&quot;i2c&quot;;[.$C90]=1);[.$D90];[.L89])" office:value-type="float" office:value="436" calcext:value-type="float">
            <text:p>436</text:p>
          </table:table-cell>
          <table:table-cell table:formula="of:=IF(AND([.$B90]=&quot;i2c&quot;;[.$C90]=2);[.$D90];[.M89])" office:value-type="float" office:value="4" calcext:value-type="float">
            <text:p>4</text:p>
          </table:table-cell>
          <table:table-cell table:formula="of:=IF(AND([.$B90]=&quot;i2c&quot;;[.$C90]=3);[.$D90];[.N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166371" calcext:value-type="float">
            <text:p>158516637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([.A91]-[.A$2])/1000000" office:value-type="float" office:value="5.505902" calcext:value-type="float">
            <text:p>5.505902</text:p>
          </table:table-cell>
          <table:table-cell table:formula="of:=IF([.B91]=&quot;PC&quot;;[.H$2];-[.H$2])" office:value-type="float" office:value="-2200" calcext:value-type="float">
            <text:p>-2200</text:p>
          </table:table-cell>
          <table:table-cell table:formula="of:=IF(AND([.$B91]=&quot;i2c&quot;;[.$C91]=0);[.$D91];[.K90])" office:value-type="float" office:value="1024" calcext:value-type="float">
            <text:p>1024</text:p>
          </table:table-cell>
          <table:table-cell table:formula="of:=IF(AND([.$B91]=&quot;i2c&quot;;[.$C91]=1);[.$D91];[.L90])" office:value-type="float" office:value="436" calcext:value-type="float">
            <text:p>436</text:p>
          </table:table-cell>
          <table:table-cell table:formula="of:=IF(AND([.$B91]=&quot;i2c&quot;;[.$C91]=2);[.$D91];[.M90])" office:value-type="float" office:value="5" calcext:value-type="float">
            <text:p>5</text:p>
          </table:table-cell>
          <table:table-cell table:formula="of:=IF(AND([.$B91]=&quot;i2c&quot;;[.$C91]=3);[.$D91];[.N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174623" calcext:value-type="float">
            <text:p>158517462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4"/>
          <table:table-cell table:formula="of:=([.A92]-[.A$2])/1000000" office:value-type="float" office:value="5.514154" calcext:value-type="float">
            <text:p>5.514154</text:p>
          </table:table-cell>
          <table:table-cell table:formula="of:=IF([.B92]=&quot;PC&quot;;[.H$2];-[.H$2])" office:value-type="float" office:value="-2200" calcext:value-type="float">
            <text:p>-2200</text:p>
          </table:table-cell>
          <table:table-cell table:formula="of:=IF(AND([.$B92]=&quot;i2c&quot;;[.$C92]=0);[.$D92];[.K91])" office:value-type="float" office:value="1024" calcext:value-type="float">
            <text:p>1024</text:p>
          </table:table-cell>
          <table:table-cell table:formula="of:=IF(AND([.$B92]=&quot;i2c&quot;;[.$C92]=1);[.$D92];[.L91])" office:value-type="float" office:value="466" calcext:value-type="float">
            <text:p>466</text:p>
          </table:table-cell>
          <table:table-cell table:formula="of:=IF(AND([.$B92]=&quot;i2c&quot;;[.$C92]=2);[.$D92];[.M91])" office:value-type="float" office:value="5" calcext:value-type="float">
            <text:p>5</text:p>
          </table:table-cell>
          <table:table-cell table:formula="of:=IF(AND([.$B92]=&quot;i2c&quot;;[.$C92]=3);[.$D92];[.N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255087" calcext:value-type="float">
            <text:p>158525508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([.A93]-[.A$2])/1000000" office:value-type="float" office:value="5.594618" calcext:value-type="float">
            <text:p>5.594618</text:p>
          </table:table-cell>
          <table:table-cell table:formula="of:=IF([.B93]=&quot;PC&quot;;[.H$2];-[.H$2])" office:value-type="float" office:value="-2200" calcext:value-type="float">
            <text:p>-2200</text:p>
          </table:table-cell>
          <table:table-cell table:formula="of:=IF(AND([.$B93]=&quot;i2c&quot;;[.$C93]=0);[.$D93];[.K92])" office:value-type="float" office:value="1024" calcext:value-type="float">
            <text:p>1024</text:p>
          </table:table-cell>
          <table:table-cell table:formula="of:=IF(AND([.$B93]=&quot;i2c&quot;;[.$C93]=1);[.$D93];[.L92])" office:value-type="float" office:value="466" calcext:value-type="float">
            <text:p>466</text:p>
          </table:table-cell>
          <table:table-cell table:formula="of:=IF(AND([.$B93]=&quot;i2c&quot;;[.$C93]=2);[.$D93];[.M92])" office:value-type="float" office:value="6" calcext:value-type="float">
            <text:p>6</text:p>
          </table:table-cell>
          <table:table-cell table:formula="of:=IF(AND([.$B93]=&quot;i2c&quot;;[.$C93]=3);[.$D93];[.N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263337" calcext:value-type="float">
            <text:p>158526333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table:number-columns-repeated="4"/>
          <table:table-cell table:formula="of:=([.A94]-[.A$2])/1000000" office:value-type="float" office:value="5.602868" calcext:value-type="float">
            <text:p>5.602868</text:p>
          </table:table-cell>
          <table:table-cell table:formula="of:=IF([.B94]=&quot;PC&quot;;[.H$2];-[.H$2])" office:value-type="float" office:value="-2200" calcext:value-type="float">
            <text:p>-2200</text:p>
          </table:table-cell>
          <table:table-cell table:formula="of:=IF(AND([.$B94]=&quot;i2c&quot;;[.$C94]=0);[.$D94];[.K93])" office:value-type="float" office:value="1024" calcext:value-type="float">
            <text:p>1024</text:p>
          </table:table-cell>
          <table:table-cell table:formula="of:=IF(AND([.$B94]=&quot;i2c&quot;;[.$C94]=1);[.$D94];[.L93])" office:value-type="float" office:value="496" calcext:value-type="float">
            <text:p>496</text:p>
          </table:table-cell>
          <table:table-cell table:formula="of:=IF(AND([.$B94]=&quot;i2c&quot;;[.$C94]=2);[.$D94];[.M93])" office:value-type="float" office:value="6" calcext:value-type="float">
            <text:p>6</text:p>
          </table:table-cell>
          <table:table-cell table:formula="of:=IF(AND([.$B94]=&quot;i2c&quot;;[.$C94]=3);[.$D94];[.N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343807" calcext:value-type="float">
            <text:p>158534380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([.A95]-[.A$2])/1000000" office:value-type="float" office:value="5.683338" calcext:value-type="float">
            <text:p>5.683338</text:p>
          </table:table-cell>
          <table:table-cell table:formula="of:=IF([.B95]=&quot;PC&quot;;[.H$2];-[.H$2])" office:value-type="float" office:value="-2200" calcext:value-type="float">
            <text:p>-2200</text:p>
          </table:table-cell>
          <table:table-cell table:formula="of:=IF(AND([.$B95]=&quot;i2c&quot;;[.$C95]=0);[.$D95];[.K94])" office:value-type="float" office:value="1024" calcext:value-type="float">
            <text:p>1024</text:p>
          </table:table-cell>
          <table:table-cell table:formula="of:=IF(AND([.$B95]=&quot;i2c&quot;;[.$C95]=1);[.$D95];[.L94])" office:value-type="float" office:value="496" calcext:value-type="float">
            <text:p>496</text:p>
          </table:table-cell>
          <table:table-cell table:formula="of:=IF(AND([.$B95]=&quot;i2c&quot;;[.$C95]=2);[.$D95];[.M94])" office:value-type="float" office:value="7" calcext:value-type="float">
            <text:p>7</text:p>
          </table:table-cell>
          <table:table-cell table:formula="of:=IF(AND([.$B95]=&quot;i2c&quot;;[.$C95]=3);[.$D95];[.N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352053" calcext:value-type="float">
            <text:p>158535205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table:number-columns-repeated="4"/>
          <table:table-cell table:formula="of:=([.A96]-[.A$2])/1000000" office:value-type="float" office:value="5.691584" calcext:value-type="float">
            <text:p>5.691584</text:p>
          </table:table-cell>
          <table:table-cell table:formula="of:=IF([.B96]=&quot;PC&quot;;[.H$2];-[.H$2])" office:value-type="float" office:value="-2200" calcext:value-type="float">
            <text:p>-2200</text:p>
          </table:table-cell>
          <table:table-cell table:formula="of:=IF(AND([.$B96]=&quot;i2c&quot;;[.$C96]=0);[.$D96];[.K95])" office:value-type="float" office:value="1024" calcext:value-type="float">
            <text:p>1024</text:p>
          </table:table-cell>
          <table:table-cell table:formula="of:=IF(AND([.$B96]=&quot;i2c&quot;;[.$C96]=1);[.$D96];[.L95])" office:value-type="float" office:value="526" calcext:value-type="float">
            <text:p>526</text:p>
          </table:table-cell>
          <table:table-cell table:formula="of:=IF(AND([.$B96]=&quot;i2c&quot;;[.$C96]=2);[.$D96];[.M95])" office:value-type="float" office:value="7" calcext:value-type="float">
            <text:p>7</text:p>
          </table:table-cell>
          <table:table-cell table:formula="of:=IF(AND([.$B96]=&quot;i2c&quot;;[.$C96]=3);[.$D96];[.N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432510" calcext:value-type="float">
            <text:p>158543251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([.A97]-[.A$2])/1000000" office:value-type="float" office:value="5.772041" calcext:value-type="float">
            <text:p>5.772041</text:p>
          </table:table-cell>
          <table:table-cell table:formula="of:=IF([.B97]=&quot;PC&quot;;[.H$2];-[.H$2])" office:value-type="float" office:value="-2200" calcext:value-type="float">
            <text:p>-2200</text:p>
          </table:table-cell>
          <table:table-cell table:formula="of:=IF(AND([.$B97]=&quot;i2c&quot;;[.$C97]=0);[.$D97];[.K96])" office:value-type="float" office:value="1024" calcext:value-type="float">
            <text:p>1024</text:p>
          </table:table-cell>
          <table:table-cell table:formula="of:=IF(AND([.$B97]=&quot;i2c&quot;;[.$C97]=1);[.$D97];[.L96])" office:value-type="float" office:value="526" calcext:value-type="float">
            <text:p>526</text:p>
          </table:table-cell>
          <table:table-cell table:formula="of:=IF(AND([.$B97]=&quot;i2c&quot;;[.$C97]=2);[.$D97];[.M96])" office:value-type="float" office:value="8" calcext:value-type="float">
            <text:p>8</text:p>
          </table:table-cell>
          <table:table-cell table:formula="of:=IF(AND([.$B97]=&quot;i2c&quot;;[.$C97]=3);[.$D97];[.N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440763" calcext:value-type="float">
            <text:p>158544076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table:number-columns-repeated="4"/>
          <table:table-cell table:formula="of:=([.A98]-[.A$2])/1000000" office:value-type="float" office:value="5.780294" calcext:value-type="float">
            <text:p>5.780294</text:p>
          </table:table-cell>
          <table:table-cell table:formula="of:=IF([.B98]=&quot;PC&quot;;[.H$2];-[.H$2])" office:value-type="float" office:value="-2200" calcext:value-type="float">
            <text:p>-2200</text:p>
          </table:table-cell>
          <table:table-cell table:formula="of:=IF(AND([.$B98]=&quot;i2c&quot;;[.$C98]=0);[.$D98];[.K97])" office:value-type="float" office:value="1024" calcext:value-type="float">
            <text:p>1024</text:p>
          </table:table-cell>
          <table:table-cell table:formula="of:=IF(AND([.$B98]=&quot;i2c&quot;;[.$C98]=1);[.$D98];[.L97])" office:value-type="float" office:value="556" calcext:value-type="float">
            <text:p>556</text:p>
          </table:table-cell>
          <table:table-cell table:formula="of:=IF(AND([.$B98]=&quot;i2c&quot;;[.$C98]=2);[.$D98];[.M97])" office:value-type="float" office:value="8" calcext:value-type="float">
            <text:p>8</text:p>
          </table:table-cell>
          <table:table-cell table:formula="of:=IF(AND([.$B98]=&quot;i2c&quot;;[.$C98]=3);[.$D98];[.N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521215" calcext:value-type="float">
            <text:p>158552121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([.A99]-[.A$2])/1000000" office:value-type="float" office:value="5.860746" calcext:value-type="float">
            <text:p>5.860746</text:p>
          </table:table-cell>
          <table:table-cell table:formula="of:=IF([.B99]=&quot;PC&quot;;[.H$2];-[.H$2])" office:value-type="float" office:value="-2200" calcext:value-type="float">
            <text:p>-2200</text:p>
          </table:table-cell>
          <table:table-cell table:formula="of:=IF(AND([.$B99]=&quot;i2c&quot;;[.$C99]=0);[.$D99];[.K98])" office:value-type="float" office:value="1024" calcext:value-type="float">
            <text:p>1024</text:p>
          </table:table-cell>
          <table:table-cell table:formula="of:=IF(AND([.$B99]=&quot;i2c&quot;;[.$C99]=1);[.$D99];[.L98])" office:value-type="float" office:value="556" calcext:value-type="float">
            <text:p>556</text:p>
          </table:table-cell>
          <table:table-cell table:formula="of:=IF(AND([.$B99]=&quot;i2c&quot;;[.$C99]=2);[.$D99];[.M98])" office:value-type="float" office:value="9" calcext:value-type="float">
            <text:p>9</text:p>
          </table:table-cell>
          <table:table-cell table:formula="of:=IF(AND([.$B99]=&quot;i2c&quot;;[.$C99]=3);[.$D99];[.N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529477" calcext:value-type="float">
            <text:p>158552947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table:number-columns-repeated="4"/>
          <table:table-cell table:formula="of:=([.A100]-[.A$2])/1000000" office:value-type="float" office:value="5.869008" calcext:value-type="float">
            <text:p>5.869008</text:p>
          </table:table-cell>
          <table:table-cell table:formula="of:=IF([.B100]=&quot;PC&quot;;[.H$2];-[.H$2])" office:value-type="float" office:value="-2200" calcext:value-type="float">
            <text:p>-2200</text:p>
          </table:table-cell>
          <table:table-cell table:formula="of:=IF(AND([.$B100]=&quot;i2c&quot;;[.$C100]=0);[.$D100];[.K99])" office:value-type="float" office:value="1024" calcext:value-type="float">
            <text:p>1024</text:p>
          </table:table-cell>
          <table:table-cell table:formula="of:=IF(AND([.$B100]=&quot;i2c&quot;;[.$C100]=1);[.$D100];[.L99])" office:value-type="float" office:value="586" calcext:value-type="float">
            <text:p>586</text:p>
          </table:table-cell>
          <table:table-cell table:formula="of:=IF(AND([.$B100]=&quot;i2c&quot;;[.$C100]=2);[.$D100];[.M99])" office:value-type="float" office:value="9" calcext:value-type="float">
            <text:p>9</text:p>
          </table:table-cell>
          <table:table-cell table:formula="of:=IF(AND([.$B100]=&quot;i2c&quot;;[.$C100]=3);[.$D100];[.N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609932" calcext:value-type="float">
            <text:p>158560993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101]-[.A$2])/1000000" office:value-type="float" office:value="5.949463" calcext:value-type="float">
            <text:p>5.949463</text:p>
          </table:table-cell>
          <table:table-cell table:formula="of:=IF([.B101]=&quot;PC&quot;;[.H$2];-[.H$2])" office:value-type="float" office:value="-2200" calcext:value-type="float">
            <text:p>-2200</text:p>
          </table:table-cell>
          <table:table-cell table:formula="of:=IF(AND([.$B101]=&quot;i2c&quot;;[.$C101]=0);[.$D101];[.K100])" office:value-type="float" office:value="1024" calcext:value-type="float">
            <text:p>1024</text:p>
          </table:table-cell>
          <table:table-cell table:formula="of:=IF(AND([.$B101]=&quot;i2c&quot;;[.$C101]=1);[.$D101];[.L100])" office:value-type="float" office:value="586" calcext:value-type="float">
            <text:p>586</text:p>
          </table:table-cell>
          <table:table-cell table:formula="of:=IF(AND([.$B101]=&quot;i2c&quot;;[.$C101]=2);[.$D101];[.M100])" office:value-type="float" office:value="10" calcext:value-type="float">
            <text:p>10</text:p>
          </table:table-cell>
          <table:table-cell table:formula="of:=IF(AND([.$B101]=&quot;i2c&quot;;[.$C101]=3);[.$D101];[.N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618177" calcext:value-type="float">
            <text:p>158561817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table:number-columns-repeated="4"/>
          <table:table-cell table:formula="of:=([.A102]-[.A$2])/1000000" office:value-type="float" office:value="5.957708" calcext:value-type="float">
            <text:p>5.957708</text:p>
          </table:table-cell>
          <table:table-cell table:formula="of:=IF([.B102]=&quot;PC&quot;;[.H$2];-[.H$2])" office:value-type="float" office:value="-2200" calcext:value-type="float">
            <text:p>-2200</text:p>
          </table:table-cell>
          <table:table-cell table:formula="of:=IF(AND([.$B102]=&quot;i2c&quot;;[.$C102]=0);[.$D102];[.K101])" office:value-type="float" office:value="1024" calcext:value-type="float">
            <text:p>1024</text:p>
          </table:table-cell>
          <table:table-cell table:formula="of:=IF(AND([.$B102]=&quot;i2c&quot;;[.$C102]=1);[.$D102];[.L101])" office:value-type="float" office:value="616" calcext:value-type="float">
            <text:p>616</text:p>
          </table:table-cell>
          <table:table-cell table:formula="of:=IF(AND([.$B102]=&quot;i2c&quot;;[.$C102]=2);[.$D102];[.M101])" office:value-type="float" office:value="10" calcext:value-type="float">
            <text:p>10</text:p>
          </table:table-cell>
          <table:table-cell table:formula="of:=IF(AND([.$B102]=&quot;i2c&quot;;[.$C102]=3);[.$D102];[.N1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698647" calcext:value-type="float">
            <text:p>158569864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([.A103]-[.A$2])/1000000" office:value-type="float" office:value="6.038178" calcext:value-type="float">
            <text:p>6.038178</text:p>
          </table:table-cell>
          <table:table-cell table:formula="of:=IF([.B103]=&quot;PC&quot;;[.H$2];-[.H$2])" office:value-type="float" office:value="-2200" calcext:value-type="float">
            <text:p>-2200</text:p>
          </table:table-cell>
          <table:table-cell table:formula="of:=IF(AND([.$B103]=&quot;i2c&quot;;[.$C103]=0);[.$D103];[.K102])" office:value-type="float" office:value="1024" calcext:value-type="float">
            <text:p>1024</text:p>
          </table:table-cell>
          <table:table-cell table:formula="of:=IF(AND([.$B103]=&quot;i2c&quot;;[.$C103]=1);[.$D103];[.L102])" office:value-type="float" office:value="616" calcext:value-type="float">
            <text:p>616</text:p>
          </table:table-cell>
          <table:table-cell table:formula="of:=IF(AND([.$B103]=&quot;i2c&quot;;[.$C103]=2);[.$D103];[.M102])" office:value-type="float" office:value="11" calcext:value-type="float">
            <text:p>11</text:p>
          </table:table-cell>
          <table:table-cell table:formula="of:=IF(AND([.$B103]=&quot;i2c&quot;;[.$C103]=3);[.$D103];[.N1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706890" calcext:value-type="float">
            <text:p>158570689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table:number-columns-repeated="4"/>
          <table:table-cell table:formula="of:=([.A104]-[.A$2])/1000000" office:value-type="float" office:value="6.046421" calcext:value-type="float">
            <text:p>6.046421</text:p>
          </table:table-cell>
          <table:table-cell table:formula="of:=IF([.B104]=&quot;PC&quot;;[.H$2];-[.H$2])" office:value-type="float" office:value="-2200" calcext:value-type="float">
            <text:p>-2200</text:p>
          </table:table-cell>
          <table:table-cell table:formula="of:=IF(AND([.$B104]=&quot;i2c&quot;;[.$C104]=0);[.$D104];[.K103])" office:value-type="float" office:value="1024" calcext:value-type="float">
            <text:p>1024</text:p>
          </table:table-cell>
          <table:table-cell table:formula="of:=IF(AND([.$B104]=&quot;i2c&quot;;[.$C104]=1);[.$D104];[.L103])" office:value-type="float" office:value="646" calcext:value-type="float">
            <text:p>646</text:p>
          </table:table-cell>
          <table:table-cell table:formula="of:=IF(AND([.$B104]=&quot;i2c&quot;;[.$C104]=2);[.$D104];[.M103])" office:value-type="float" office:value="11" calcext:value-type="float">
            <text:p>11</text:p>
          </table:table-cell>
          <table:table-cell table:formula="of:=IF(AND([.$B104]=&quot;i2c&quot;;[.$C104]=3);[.$D104];[.N1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787347" calcext:value-type="float">
            <text:p>158578734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([.A105]-[.A$2])/1000000" office:value-type="float" office:value="6.126878" calcext:value-type="float">
            <text:p>6.126878</text:p>
          </table:table-cell>
          <table:table-cell table:formula="of:=IF([.B105]=&quot;PC&quot;;[.H$2];-[.H$2])" office:value-type="float" office:value="-2200" calcext:value-type="float">
            <text:p>-2200</text:p>
          </table:table-cell>
          <table:table-cell table:formula="of:=IF(AND([.$B105]=&quot;i2c&quot;;[.$C105]=0);[.$D105];[.K104])" office:value-type="float" office:value="1024" calcext:value-type="float">
            <text:p>1024</text:p>
          </table:table-cell>
          <table:table-cell table:formula="of:=IF(AND([.$B105]=&quot;i2c&quot;;[.$C105]=1);[.$D105];[.L104])" office:value-type="float" office:value="646" calcext:value-type="float">
            <text:p>646</text:p>
          </table:table-cell>
          <table:table-cell table:formula="of:=IF(AND([.$B105]=&quot;i2c&quot;;[.$C105]=2);[.$D105];[.M104])" office:value-type="float" office:value="12" calcext:value-type="float">
            <text:p>12</text:p>
          </table:table-cell>
          <table:table-cell table:formula="of:=IF(AND([.$B105]=&quot;i2c&quot;;[.$C105]=3);[.$D105];[.N1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795607" calcext:value-type="float">
            <text:p>158579560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table:number-columns-repeated="4"/>
          <table:table-cell table:formula="of:=([.A106]-[.A$2])/1000000" office:value-type="float" office:value="6.135138" calcext:value-type="float">
            <text:p>6.135138</text:p>
          </table:table-cell>
          <table:table-cell table:formula="of:=IF([.B106]=&quot;PC&quot;;[.H$2];-[.H$2])" office:value-type="float" office:value="-2200" calcext:value-type="float">
            <text:p>-2200</text:p>
          </table:table-cell>
          <table:table-cell table:formula="of:=IF(AND([.$B106]=&quot;i2c&quot;;[.$C106]=0);[.$D106];[.K105])" office:value-type="float" office:value="1024" calcext:value-type="float">
            <text:p>1024</text:p>
          </table:table-cell>
          <table:table-cell table:formula="of:=IF(AND([.$B106]=&quot;i2c&quot;;[.$C106]=1);[.$D106];[.L105])" office:value-type="float" office:value="676" calcext:value-type="float">
            <text:p>676</text:p>
          </table:table-cell>
          <table:table-cell table:formula="of:=IF(AND([.$B106]=&quot;i2c&quot;;[.$C106]=2);[.$D106];[.M105])" office:value-type="float" office:value="12" calcext:value-type="float">
            <text:p>12</text:p>
          </table:table-cell>
          <table:table-cell table:formula="of:=IF(AND([.$B106]=&quot;i2c&quot;;[.$C106]=3);[.$D106];[.N1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876066" calcext:value-type="float">
            <text:p>158587606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([.A107]-[.A$2])/1000000" office:value-type="float" office:value="6.215597" calcext:value-type="float">
            <text:p>6.215597</text:p>
          </table:table-cell>
          <table:table-cell table:formula="of:=IF([.B107]=&quot;PC&quot;;[.H$2];-[.H$2])" office:value-type="float" office:value="-2200" calcext:value-type="float">
            <text:p>-2200</text:p>
          </table:table-cell>
          <table:table-cell table:formula="of:=IF(AND([.$B107]=&quot;i2c&quot;;[.$C107]=0);[.$D107];[.K106])" office:value-type="float" office:value="1024" calcext:value-type="float">
            <text:p>1024</text:p>
          </table:table-cell>
          <table:table-cell table:formula="of:=IF(AND([.$B107]=&quot;i2c&quot;;[.$C107]=1);[.$D107];[.L106])" office:value-type="float" office:value="676" calcext:value-type="float">
            <text:p>676</text:p>
          </table:table-cell>
          <table:table-cell table:formula="of:=IF(AND([.$B107]=&quot;i2c&quot;;[.$C107]=2);[.$D107];[.M106])" office:value-type="float" office:value="13" calcext:value-type="float">
            <text:p>13</text:p>
          </table:table-cell>
          <table:table-cell table:formula="of:=IF(AND([.$B107]=&quot;i2c&quot;;[.$C107]=3);[.$D107];[.N1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884326" calcext:value-type="float">
            <text:p>158588432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table:number-columns-repeated="4"/>
          <table:table-cell table:formula="of:=([.A108]-[.A$2])/1000000" office:value-type="float" office:value="6.223857" calcext:value-type="float">
            <text:p>6.223857</text:p>
          </table:table-cell>
          <table:table-cell table:formula="of:=IF([.B108]=&quot;PC&quot;;[.H$2];-[.H$2])" office:value-type="float" office:value="-2200" calcext:value-type="float">
            <text:p>-2200</text:p>
          </table:table-cell>
          <table:table-cell table:formula="of:=IF(AND([.$B108]=&quot;i2c&quot;;[.$C108]=0);[.$D108];[.K107])" office:value-type="float" office:value="1024" calcext:value-type="float">
            <text:p>1024</text:p>
          </table:table-cell>
          <table:table-cell table:formula="of:=IF(AND([.$B108]=&quot;i2c&quot;;[.$C108]=1);[.$D108];[.L107])" office:value-type="float" office:value="706" calcext:value-type="float">
            <text:p>706</text:p>
          </table:table-cell>
          <table:table-cell table:formula="of:=IF(AND([.$B108]=&quot;i2c&quot;;[.$C108]=2);[.$D108];[.M107])" office:value-type="float" office:value="13" calcext:value-type="float">
            <text:p>13</text:p>
          </table:table-cell>
          <table:table-cell table:formula="of:=IF(AND([.$B108]=&quot;i2c&quot;;[.$C108]=3);[.$D108];[.N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964782" calcext:value-type="float">
            <text:p>158596478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([.A109]-[.A$2])/1000000" office:value-type="float" office:value="6.304313" calcext:value-type="float">
            <text:p>6.304313</text:p>
          </table:table-cell>
          <table:table-cell table:formula="of:=IF([.B109]=&quot;PC&quot;;[.H$2];-[.H$2])" office:value-type="float" office:value="-2200" calcext:value-type="float">
            <text:p>-2200</text:p>
          </table:table-cell>
          <table:table-cell table:formula="of:=IF(AND([.$B109]=&quot;i2c&quot;;[.$C109]=0);[.$D109];[.K108])" office:value-type="float" office:value="1024" calcext:value-type="float">
            <text:p>1024</text:p>
          </table:table-cell>
          <table:table-cell table:formula="of:=IF(AND([.$B109]=&quot;i2c&quot;;[.$C109]=1);[.$D109];[.L108])" office:value-type="float" office:value="706" calcext:value-type="float">
            <text:p>706</text:p>
          </table:table-cell>
          <table:table-cell table:formula="of:=IF(AND([.$B109]=&quot;i2c&quot;;[.$C109]=2);[.$D109];[.M108])" office:value-type="float" office:value="14" calcext:value-type="float">
            <text:p>14</text:p>
          </table:table-cell>
          <table:table-cell table:formula="of:=IF(AND([.$B109]=&quot;i2c&quot;;[.$C109]=3);[.$D109];[.N1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973031" calcext:value-type="float">
            <text:p>158597303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table:number-columns-repeated="4"/>
          <table:table-cell table:formula="of:=([.A110]-[.A$2])/1000000" office:value-type="float" office:value="6.312562" calcext:value-type="float">
            <text:p>6.312562</text:p>
          </table:table-cell>
          <table:table-cell table:formula="of:=IF([.B110]=&quot;PC&quot;;[.H$2];-[.H$2])" office:value-type="float" office:value="-2200" calcext:value-type="float">
            <text:p>-2200</text:p>
          </table:table-cell>
          <table:table-cell table:formula="of:=IF(AND([.$B110]=&quot;i2c&quot;;[.$C110]=0);[.$D110];[.K109])" office:value-type="float" office:value="1024" calcext:value-type="float">
            <text:p>1024</text:p>
          </table:table-cell>
          <table:table-cell table:formula="of:=IF(AND([.$B110]=&quot;i2c&quot;;[.$C110]=1);[.$D110];[.L109])" office:value-type="float" office:value="736" calcext:value-type="float">
            <text:p>736</text:p>
          </table:table-cell>
          <table:table-cell table:formula="of:=IF(AND([.$B110]=&quot;i2c&quot;;[.$C110]=2);[.$D110];[.M109])" office:value-type="float" office:value="14" calcext:value-type="float">
            <text:p>14</text:p>
          </table:table-cell>
          <table:table-cell table:formula="of:=IF(AND([.$B110]=&quot;i2c&quot;;[.$C110]=3);[.$D110];[.N1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053492" calcext:value-type="float">
            <text:p>158605349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([.A111]-[.A$2])/1000000" office:value-type="float" office:value="6.393023" calcext:value-type="float">
            <text:p>6.393023</text:p>
          </table:table-cell>
          <table:table-cell table:formula="of:=IF([.B111]=&quot;PC&quot;;[.H$2];-[.H$2])" office:value-type="float" office:value="-2200" calcext:value-type="float">
            <text:p>-2200</text:p>
          </table:table-cell>
          <table:table-cell table:formula="of:=IF(AND([.$B111]=&quot;i2c&quot;;[.$C111]=0);[.$D111];[.K110])" office:value-type="float" office:value="1024" calcext:value-type="float">
            <text:p>1024</text:p>
          </table:table-cell>
          <table:table-cell table:formula="of:=IF(AND([.$B111]=&quot;i2c&quot;;[.$C111]=1);[.$D111];[.L110])" office:value-type="float" office:value="736" calcext:value-type="float">
            <text:p>736</text:p>
          </table:table-cell>
          <table:table-cell table:formula="of:=IF(AND([.$B111]=&quot;i2c&quot;;[.$C111]=2);[.$D111];[.M110])" office:value-type="float" office:value="15" calcext:value-type="float">
            <text:p>15</text:p>
          </table:table-cell>
          <table:table-cell table:formula="of:=IF(AND([.$B111]=&quot;i2c&quot;;[.$C111]=3);[.$D111];[.N1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061744" calcext:value-type="float">
            <text:p>158606174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766" calcext:value-type="float">
            <text:p>766</text:p>
          </table:table-cell>
          <table:table-cell table:number-columns-repeated="4"/>
          <table:table-cell table:formula="of:=([.A112]-[.A$2])/1000000" office:value-type="float" office:value="6.401275" calcext:value-type="float">
            <text:p>6.401275</text:p>
          </table:table-cell>
          <table:table-cell table:formula="of:=IF([.B112]=&quot;PC&quot;;[.H$2];-[.H$2])" office:value-type="float" office:value="-2200" calcext:value-type="float">
            <text:p>-2200</text:p>
          </table:table-cell>
          <table:table-cell table:formula="of:=IF(AND([.$B112]=&quot;i2c&quot;;[.$C112]=0);[.$D112];[.K111])" office:value-type="float" office:value="1024" calcext:value-type="float">
            <text:p>1024</text:p>
          </table:table-cell>
          <table:table-cell table:formula="of:=IF(AND([.$B112]=&quot;i2c&quot;;[.$C112]=1);[.$D112];[.L111])" office:value-type="float" office:value="766" calcext:value-type="float">
            <text:p>766</text:p>
          </table:table-cell>
          <table:table-cell table:formula="of:=IF(AND([.$B112]=&quot;i2c&quot;;[.$C112]=2);[.$D112];[.M111])" office:value-type="float" office:value="15" calcext:value-type="float">
            <text:p>15</text:p>
          </table:table-cell>
          <table:table-cell table:formula="of:=IF(AND([.$B112]=&quot;i2c&quot;;[.$C112]=3);[.$D112];[.N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142213" calcext:value-type="float">
            <text:p>158614221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([.A113]-[.A$2])/1000000" office:value-type="float" office:value="6.481744" calcext:value-type="float">
            <text:p>6.481744</text:p>
          </table:table-cell>
          <table:table-cell table:formula="of:=IF([.B113]=&quot;PC&quot;;[.H$2];-[.H$2])" office:value-type="float" office:value="-2200" calcext:value-type="float">
            <text:p>-2200</text:p>
          </table:table-cell>
          <table:table-cell table:formula="of:=IF(AND([.$B113]=&quot;i2c&quot;;[.$C113]=0);[.$D113];[.K112])" office:value-type="float" office:value="1024" calcext:value-type="float">
            <text:p>1024</text:p>
          </table:table-cell>
          <table:table-cell table:formula="of:=IF(AND([.$B113]=&quot;i2c&quot;;[.$C113]=1);[.$D113];[.L112])" office:value-type="float" office:value="766" calcext:value-type="float">
            <text:p>766</text:p>
          </table:table-cell>
          <table:table-cell table:formula="of:=IF(AND([.$B113]=&quot;i2c&quot;;[.$C113]=2);[.$D113];[.M112])" office:value-type="float" office:value="16" calcext:value-type="float">
            <text:p>16</text:p>
          </table:table-cell>
          <table:table-cell table:formula="of:=IF(AND([.$B113]=&quot;i2c&quot;;[.$C113]=3);[.$D113];[.N1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150464" calcext:value-type="float">
            <text:p>158615046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table:number-columns-repeated="4"/>
          <table:table-cell table:formula="of:=([.A114]-[.A$2])/1000000" office:value-type="float" office:value="6.489995" calcext:value-type="float">
            <text:p>6.489995</text:p>
          </table:table-cell>
          <table:table-cell table:formula="of:=IF([.B114]=&quot;PC&quot;;[.H$2];-[.H$2])" office:value-type="float" office:value="-2200" calcext:value-type="float">
            <text:p>-2200</text:p>
          </table:table-cell>
          <table:table-cell table:formula="of:=IF(AND([.$B114]=&quot;i2c&quot;;[.$C114]=0);[.$D114];[.K113])" office:value-type="float" office:value="1024" calcext:value-type="float">
            <text:p>1024</text:p>
          </table:table-cell>
          <table:table-cell table:formula="of:=IF(AND([.$B114]=&quot;i2c&quot;;[.$C114]=1);[.$D114];[.L113])" office:value-type="float" office:value="796" calcext:value-type="float">
            <text:p>796</text:p>
          </table:table-cell>
          <table:table-cell table:formula="of:=IF(AND([.$B114]=&quot;i2c&quot;;[.$C114]=2);[.$D114];[.M113])" office:value-type="float" office:value="16" calcext:value-type="float">
            <text:p>16</text:p>
          </table:table-cell>
          <table:table-cell table:formula="of:=IF(AND([.$B114]=&quot;i2c&quot;;[.$C114]=3);[.$D114];[.N1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230921" calcext:value-type="float">
            <text:p>158623092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formula="of:=([.A115]-[.A$2])/1000000" office:value-type="float" office:value="6.570452" calcext:value-type="float">
            <text:p>6.570452</text:p>
          </table:table-cell>
          <table:table-cell table:formula="of:=IF([.B115]=&quot;PC&quot;;[.H$2];-[.H$2])" office:value-type="float" office:value="-2200" calcext:value-type="float">
            <text:p>-2200</text:p>
          </table:table-cell>
          <table:table-cell table:formula="of:=IF(AND([.$B115]=&quot;i2c&quot;;[.$C115]=0);[.$D115];[.K114])" office:value-type="float" office:value="1024" calcext:value-type="float">
            <text:p>1024</text:p>
          </table:table-cell>
          <table:table-cell table:formula="of:=IF(AND([.$B115]=&quot;i2c&quot;;[.$C115]=1);[.$D115];[.L114])" office:value-type="float" office:value="796" calcext:value-type="float">
            <text:p>796</text:p>
          </table:table-cell>
          <table:table-cell table:formula="of:=IF(AND([.$B115]=&quot;i2c&quot;;[.$C115]=2);[.$D115];[.M114])" office:value-type="float" office:value="46" calcext:value-type="float">
            <text:p>46</text:p>
          </table:table-cell>
          <table:table-cell table:formula="of:=IF(AND([.$B115]=&quot;i2c&quot;;[.$C115]=3);[.$D115];[.N1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239184" calcext:value-type="float">
            <text:p>158623918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table:number-columns-repeated="4"/>
          <table:table-cell table:formula="of:=([.A116]-[.A$2])/1000000" office:value-type="float" office:value="6.578715" calcext:value-type="float">
            <text:p>6.578715</text:p>
          </table:table-cell>
          <table:table-cell table:formula="of:=IF([.B116]=&quot;PC&quot;;[.H$2];-[.H$2])" office:value-type="float" office:value="-2200" calcext:value-type="float">
            <text:p>-2200</text:p>
          </table:table-cell>
          <table:table-cell table:formula="of:=IF(AND([.$B116]=&quot;i2c&quot;;[.$C116]=0);[.$D116];[.K115])" office:value-type="float" office:value="1024" calcext:value-type="float">
            <text:p>1024</text:p>
          </table:table-cell>
          <table:table-cell table:formula="of:=IF(AND([.$B116]=&quot;i2c&quot;;[.$C116]=1);[.$D116];[.L115])" office:value-type="float" office:value="826" calcext:value-type="float">
            <text:p>826</text:p>
          </table:table-cell>
          <table:table-cell table:formula="of:=IF(AND([.$B116]=&quot;i2c&quot;;[.$C116]=2);[.$D116];[.M115])" office:value-type="float" office:value="46" calcext:value-type="float">
            <text:p>46</text:p>
          </table:table-cell>
          <table:table-cell table:formula="of:=IF(AND([.$B116]=&quot;i2c&quot;;[.$C116]=3);[.$D116];[.N1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319639" calcext:value-type="float">
            <text:p>158631963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([.A117]-[.A$2])/1000000" office:value-type="float" office:value="6.65917" calcext:value-type="float">
            <text:p>6.65917</text:p>
          </table:table-cell>
          <table:table-cell table:formula="of:=IF([.B117]=&quot;PC&quot;;[.H$2];-[.H$2])" office:value-type="float" office:value="-2200" calcext:value-type="float">
            <text:p>-2200</text:p>
          </table:table-cell>
          <table:table-cell table:formula="of:=IF(AND([.$B117]=&quot;i2c&quot;;[.$C117]=0);[.$D117];[.K116])" office:value-type="float" office:value="1024" calcext:value-type="float">
            <text:p>1024</text:p>
          </table:table-cell>
          <table:table-cell table:formula="of:=IF(AND([.$B117]=&quot;i2c&quot;;[.$C117]=1);[.$D117];[.L116])" office:value-type="float" office:value="826" calcext:value-type="float">
            <text:p>826</text:p>
          </table:table-cell>
          <table:table-cell table:formula="of:=IF(AND([.$B117]=&quot;i2c&quot;;[.$C117]=2);[.$D117];[.M116])" office:value-type="float" office:value="76" calcext:value-type="float">
            <text:p>76</text:p>
          </table:table-cell>
          <table:table-cell table:formula="of:=IF(AND([.$B117]=&quot;i2c&quot;;[.$C117]=3);[.$D117];[.N1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327898" calcext:value-type="float">
            <text:p>158632789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 table:number-columns-repeated="4"/>
          <table:table-cell table:formula="of:=([.A118]-[.A$2])/1000000" office:value-type="float" office:value="6.667429" calcext:value-type="float">
            <text:p>6.667429</text:p>
          </table:table-cell>
          <table:table-cell table:formula="of:=IF([.B118]=&quot;PC&quot;;[.H$2];-[.H$2])" office:value-type="float" office:value="-2200" calcext:value-type="float">
            <text:p>-2200</text:p>
          </table:table-cell>
          <table:table-cell table:formula="of:=IF(AND([.$B118]=&quot;i2c&quot;;[.$C118]=0);[.$D118];[.K117])" office:value-type="float" office:value="1024" calcext:value-type="float">
            <text:p>1024</text:p>
          </table:table-cell>
          <table:table-cell table:formula="of:=IF(AND([.$B118]=&quot;i2c&quot;;[.$C118]=1);[.$D118];[.L117])" office:value-type="float" office:value="856" calcext:value-type="float">
            <text:p>856</text:p>
          </table:table-cell>
          <table:table-cell table:formula="of:=IF(AND([.$B118]=&quot;i2c&quot;;[.$C118]=2);[.$D118];[.M117])" office:value-type="float" office:value="76" calcext:value-type="float">
            <text:p>76</text:p>
          </table:table-cell>
          <table:table-cell table:formula="of:=IF(AND([.$B118]=&quot;i2c&quot;;[.$C118]=3);[.$D118];[.N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408353" calcext:value-type="float">
            <text:p>158640835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formula="of:=([.A119]-[.A$2])/1000000" office:value-type="float" office:value="6.747884" calcext:value-type="float">
            <text:p>6.747884</text:p>
          </table:table-cell>
          <table:table-cell table:formula="of:=IF([.B119]=&quot;PC&quot;;[.H$2];-[.H$2])" office:value-type="float" office:value="-2200" calcext:value-type="float">
            <text:p>-2200</text:p>
          </table:table-cell>
          <table:table-cell table:formula="of:=IF(AND([.$B119]=&quot;i2c&quot;;[.$C119]=0);[.$D119];[.K118])" office:value-type="float" office:value="1024" calcext:value-type="float">
            <text:p>1024</text:p>
          </table:table-cell>
          <table:table-cell table:formula="of:=IF(AND([.$B119]=&quot;i2c&quot;;[.$C119]=1);[.$D119];[.L118])" office:value-type="float" office:value="856" calcext:value-type="float">
            <text:p>856</text:p>
          </table:table-cell>
          <table:table-cell table:formula="of:=IF(AND([.$B119]=&quot;i2c&quot;;[.$C119]=2);[.$D119];[.M118])" office:value-type="float" office:value="106" calcext:value-type="float">
            <text:p>106</text:p>
          </table:table-cell>
          <table:table-cell table:formula="of:=IF(AND([.$B119]=&quot;i2c&quot;;[.$C119]=3);[.$D119];[.N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416603" calcext:value-type="float">
            <text:p>158641660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886" calcext:value-type="float">
            <text:p>886</text:p>
          </table:table-cell>
          <table:table-cell table:number-columns-repeated="4"/>
          <table:table-cell table:formula="of:=([.A120]-[.A$2])/1000000" office:value-type="float" office:value="6.756134" calcext:value-type="float">
            <text:p>6.756134</text:p>
          </table:table-cell>
          <table:table-cell table:formula="of:=IF([.B120]=&quot;PC&quot;;[.H$2];-[.H$2])" office:value-type="float" office:value="-2200" calcext:value-type="float">
            <text:p>-2200</text:p>
          </table:table-cell>
          <table:table-cell table:formula="of:=IF(AND([.$B120]=&quot;i2c&quot;;[.$C120]=0);[.$D120];[.K119])" office:value-type="float" office:value="1024" calcext:value-type="float">
            <text:p>1024</text:p>
          </table:table-cell>
          <table:table-cell table:formula="of:=IF(AND([.$B120]=&quot;i2c&quot;;[.$C120]=1);[.$D120];[.L119])" office:value-type="float" office:value="886" calcext:value-type="float">
            <text:p>886</text:p>
          </table:table-cell>
          <table:table-cell table:formula="of:=IF(AND([.$B120]=&quot;i2c&quot;;[.$C120]=2);[.$D120];[.M119])" office:value-type="float" office:value="106" calcext:value-type="float">
            <text:p>106</text:p>
          </table:table-cell>
          <table:table-cell table:formula="of:=IF(AND([.$B120]=&quot;i2c&quot;;[.$C120]=3);[.$D120];[.N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497070" calcext:value-type="float">
            <text:p>158649707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([.A121]-[.A$2])/1000000" office:value-type="float" office:value="6.836601" calcext:value-type="float">
            <text:p>6.836601</text:p>
          </table:table-cell>
          <table:table-cell table:formula="of:=IF([.B121]=&quot;PC&quot;;[.H$2];-[.H$2])" office:value-type="float" office:value="-2200" calcext:value-type="float">
            <text:p>-2200</text:p>
          </table:table-cell>
          <table:table-cell table:formula="of:=IF(AND([.$B121]=&quot;i2c&quot;;[.$C121]=0);[.$D121];[.K120])" office:value-type="float" office:value="1024" calcext:value-type="float">
            <text:p>1024</text:p>
          </table:table-cell>
          <table:table-cell table:formula="of:=IF(AND([.$B121]=&quot;i2c&quot;;[.$C121]=1);[.$D121];[.L120])" office:value-type="float" office:value="886" calcext:value-type="float">
            <text:p>886</text:p>
          </table:table-cell>
          <table:table-cell table:formula="of:=IF(AND([.$B121]=&quot;i2c&quot;;[.$C121]=2);[.$D121];[.M120])" office:value-type="float" office:value="136" calcext:value-type="float">
            <text:p>136</text:p>
          </table:table-cell>
          <table:table-cell table:formula="of:=IF(AND([.$B121]=&quot;i2c&quot;;[.$C121]=3);[.$D121];[.N1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505316" calcext:value-type="float">
            <text:p>158650531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table:number-columns-repeated="4"/>
          <table:table-cell table:formula="of:=([.A122]-[.A$2])/1000000" office:value-type="float" office:value="6.844847" calcext:value-type="float">
            <text:p>6.844847</text:p>
          </table:table-cell>
          <table:table-cell table:formula="of:=IF([.B122]=&quot;PC&quot;;[.H$2];-[.H$2])" office:value-type="float" office:value="-2200" calcext:value-type="float">
            <text:p>-2200</text:p>
          </table:table-cell>
          <table:table-cell table:formula="of:=IF(AND([.$B122]=&quot;i2c&quot;;[.$C122]=0);[.$D122];[.K121])" office:value-type="float" office:value="1024" calcext:value-type="float">
            <text:p>1024</text:p>
          </table:table-cell>
          <table:table-cell table:formula="of:=IF(AND([.$B122]=&quot;i2c&quot;;[.$C122]=1);[.$D122];[.L121])" office:value-type="float" office:value="916" calcext:value-type="float">
            <text:p>916</text:p>
          </table:table-cell>
          <table:table-cell table:formula="of:=IF(AND([.$B122]=&quot;i2c&quot;;[.$C122]=2);[.$D122];[.M121])" office:value-type="float" office:value="136" calcext:value-type="float">
            <text:p>136</text:p>
          </table:table-cell>
          <table:table-cell table:formula="of:=IF(AND([.$B122]=&quot;i2c&quot;;[.$C122]=3);[.$D122];[.N1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585781" calcext:value-type="float">
            <text:p>158658578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formula="of:=([.A123]-[.A$2])/1000000" office:value-type="float" office:value="6.925312" calcext:value-type="float">
            <text:p>6.925312</text:p>
          </table:table-cell>
          <table:table-cell table:formula="of:=IF([.B123]=&quot;PC&quot;;[.H$2];-[.H$2])" office:value-type="float" office:value="-2200" calcext:value-type="float">
            <text:p>-2200</text:p>
          </table:table-cell>
          <table:table-cell table:formula="of:=IF(AND([.$B123]=&quot;i2c&quot;;[.$C123]=0);[.$D123];[.K122])" office:value-type="float" office:value="1024" calcext:value-type="float">
            <text:p>1024</text:p>
          </table:table-cell>
          <table:table-cell table:formula="of:=IF(AND([.$B123]=&quot;i2c&quot;;[.$C123]=1);[.$D123];[.L122])" office:value-type="float" office:value="916" calcext:value-type="float">
            <text:p>916</text:p>
          </table:table-cell>
          <table:table-cell table:formula="of:=IF(AND([.$B123]=&quot;i2c&quot;;[.$C123]=2);[.$D123];[.M122])" office:value-type="float" office:value="166" calcext:value-type="float">
            <text:p>166</text:p>
          </table:table-cell>
          <table:table-cell table:formula="of:=IF(AND([.$B123]=&quot;i2c&quot;;[.$C123]=3);[.$D123];[.N1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594039" calcext:value-type="float">
            <text:p>158659403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  <table:table-cell table:number-columns-repeated="4"/>
          <table:table-cell table:formula="of:=([.A124]-[.A$2])/1000000" office:value-type="float" office:value="6.93357" calcext:value-type="float">
            <text:p>6.93357</text:p>
          </table:table-cell>
          <table:table-cell table:formula="of:=IF([.B124]=&quot;PC&quot;;[.H$2];-[.H$2])" office:value-type="float" office:value="-2200" calcext:value-type="float">
            <text:p>-2200</text:p>
          </table:table-cell>
          <table:table-cell table:formula="of:=IF(AND([.$B124]=&quot;i2c&quot;;[.$C124]=0);[.$D124];[.K123])" office:value-type="float" office:value="1024" calcext:value-type="float">
            <text:p>1024</text:p>
          </table:table-cell>
          <table:table-cell table:formula="of:=IF(AND([.$B124]=&quot;i2c&quot;;[.$C124]=1);[.$D124];[.L123])" office:value-type="float" office:value="946" calcext:value-type="float">
            <text:p>946</text:p>
          </table:table-cell>
          <table:table-cell table:formula="of:=IF(AND([.$B124]=&quot;i2c&quot;;[.$C124]=2);[.$D124];[.M123])" office:value-type="float" office:value="166" calcext:value-type="float">
            <text:p>166</text:p>
          </table:table-cell>
          <table:table-cell table:formula="of:=IF(AND([.$B124]=&quot;i2c&quot;;[.$C124]=3);[.$D124];[.N1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674498" calcext:value-type="float">
            <text:p>158667449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formula="of:=([.A125]-[.A$2])/1000000" office:value-type="float" office:value="7.014029" calcext:value-type="float">
            <text:p>7.014029</text:p>
          </table:table-cell>
          <table:table-cell table:formula="of:=IF([.B125]=&quot;PC&quot;;[.H$2];-[.H$2])" office:value-type="float" office:value="-2200" calcext:value-type="float">
            <text:p>-2200</text:p>
          </table:table-cell>
          <table:table-cell table:formula="of:=IF(AND([.$B125]=&quot;i2c&quot;;[.$C125]=0);[.$D125];[.K124])" office:value-type="float" office:value="1024" calcext:value-type="float">
            <text:p>1024</text:p>
          </table:table-cell>
          <table:table-cell table:formula="of:=IF(AND([.$B125]=&quot;i2c&quot;;[.$C125]=1);[.$D125];[.L124])" office:value-type="float" office:value="946" calcext:value-type="float">
            <text:p>946</text:p>
          </table:table-cell>
          <table:table-cell table:formula="of:=IF(AND([.$B125]=&quot;i2c&quot;;[.$C125]=2);[.$D125];[.M124])" office:value-type="float" office:value="196" calcext:value-type="float">
            <text:p>196</text:p>
          </table:table-cell>
          <table:table-cell table:formula="of:=IF(AND([.$B125]=&quot;i2c&quot;;[.$C125]=3);[.$D125];[.N1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682762" calcext:value-type="float">
            <text:p>158668276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table:number-columns-repeated="4"/>
          <table:table-cell table:formula="of:=([.A126]-[.A$2])/1000000" office:value-type="float" office:value="7.022293" calcext:value-type="float">
            <text:p>7.022293</text:p>
          </table:table-cell>
          <table:table-cell table:formula="of:=IF([.B126]=&quot;PC&quot;;[.H$2];-[.H$2])" office:value-type="float" office:value="-2200" calcext:value-type="float">
            <text:p>-2200</text:p>
          </table:table-cell>
          <table:table-cell table:formula="of:=IF(AND([.$B126]=&quot;i2c&quot;;[.$C126]=0);[.$D126];[.K125])" office:value-type="float" office:value="1024" calcext:value-type="float">
            <text:p>1024</text:p>
          </table:table-cell>
          <table:table-cell table:formula="of:=IF(AND([.$B126]=&quot;i2c&quot;;[.$C126]=1);[.$D126];[.L125])" office:value-type="float" office:value="976" calcext:value-type="float">
            <text:p>976</text:p>
          </table:table-cell>
          <table:table-cell table:formula="of:=IF(AND([.$B126]=&quot;i2c&quot;;[.$C126]=2);[.$D126];[.M125])" office:value-type="float" office:value="196" calcext:value-type="float">
            <text:p>196</text:p>
          </table:table-cell>
          <table:table-cell table:formula="of:=IF(AND([.$B126]=&quot;i2c&quot;;[.$C126]=3);[.$D126];[.N1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763217" calcext:value-type="float">
            <text:p>158676321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table:number-columns-repeated="4"/>
          <table:table-cell table:formula="of:=([.A127]-[.A$2])/1000000" office:value-type="float" office:value="7.102748" calcext:value-type="float">
            <text:p>7.102748</text:p>
          </table:table-cell>
          <table:table-cell table:formula="of:=IF([.B127]=&quot;PC&quot;;[.H$2];-[.H$2])" office:value-type="float" office:value="-2200" calcext:value-type="float">
            <text:p>-2200</text:p>
          </table:table-cell>
          <table:table-cell table:formula="of:=IF(AND([.$B127]=&quot;i2c&quot;;[.$C127]=0);[.$D127];[.K126])" office:value-type="float" office:value="1024" calcext:value-type="float">
            <text:p>1024</text:p>
          </table:table-cell>
          <table:table-cell table:formula="of:=IF(AND([.$B127]=&quot;i2c&quot;;[.$C127]=1);[.$D127];[.L126])" office:value-type="float" office:value="976" calcext:value-type="float">
            <text:p>976</text:p>
          </table:table-cell>
          <table:table-cell table:formula="of:=IF(AND([.$B127]=&quot;i2c&quot;;[.$C127]=2);[.$D127];[.M126])" office:value-type="float" office:value="226" calcext:value-type="float">
            <text:p>226</text:p>
          </table:table-cell>
          <table:table-cell table:formula="of:=IF(AND([.$B127]=&quot;i2c&quot;;[.$C127]=3);[.$D127];[.N1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771474" calcext:value-type="float">
            <text:p>158677147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table:number-columns-repeated="4"/>
          <table:table-cell table:formula="of:=([.A128]-[.A$2])/1000000" office:value-type="float" office:value="7.111005" calcext:value-type="float">
            <text:p>7.111005</text:p>
          </table:table-cell>
          <table:table-cell table:formula="of:=IF([.B128]=&quot;PC&quot;;[.H$2];-[.H$2])" office:value-type="float" office:value="-2200" calcext:value-type="float">
            <text:p>-2200</text:p>
          </table:table-cell>
          <table:table-cell table:formula="of:=IF(AND([.$B128]=&quot;i2c&quot;;[.$C128]=0);[.$D128];[.K127])" office:value-type="float" office:value="1024" calcext:value-type="float">
            <text:p>1024</text:p>
          </table:table-cell>
          <table:table-cell table:formula="of:=IF(AND([.$B128]=&quot;i2c&quot;;[.$C128]=1);[.$D128];[.L127])" office:value-type="float" office:value="1006" calcext:value-type="float">
            <text:p>1006</text:p>
          </table:table-cell>
          <table:table-cell table:formula="of:=IF(AND([.$B128]=&quot;i2c&quot;;[.$C128]=2);[.$D128];[.M127])" office:value-type="float" office:value="226" calcext:value-type="float">
            <text:p>226</text:p>
          </table:table-cell>
          <table:table-cell table:formula="of:=IF(AND([.$B128]=&quot;i2c&quot;;[.$C128]=3);[.$D128];[.N1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851946" calcext:value-type="float">
            <text:p>158685194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([.A129]-[.A$2])/1000000" office:value-type="float" office:value="7.191477" calcext:value-type="float">
            <text:p>7.191477</text:p>
          </table:table-cell>
          <table:table-cell table:formula="of:=IF([.B129]=&quot;PC&quot;;[.H$2];-[.H$2])" office:value-type="float" office:value="-2200" calcext:value-type="float">
            <text:p>-2200</text:p>
          </table:table-cell>
          <table:table-cell table:formula="of:=IF(AND([.$B129]=&quot;i2c&quot;;[.$C129]=0);[.$D129];[.K128])" office:value-type="float" office:value="1024" calcext:value-type="float">
            <text:p>1024</text:p>
          </table:table-cell>
          <table:table-cell table:formula="of:=IF(AND([.$B129]=&quot;i2c&quot;;[.$C129]=1);[.$D129];[.L128])" office:value-type="float" office:value="1006" calcext:value-type="float">
            <text:p>1006</text:p>
          </table:table-cell>
          <table:table-cell table:formula="of:=IF(AND([.$B129]=&quot;i2c&quot;;[.$C129]=2);[.$D129];[.M128])" office:value-type="float" office:value="256" calcext:value-type="float">
            <text:p>256</text:p>
          </table:table-cell>
          <table:table-cell table:formula="of:=IF(AND([.$B129]=&quot;i2c&quot;;[.$C129]=3);[.$D129];[.N1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860190" calcext:value-type="float">
            <text:p>158686019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([.A130]-[.A$2])/1000000" office:value-type="float" office:value="7.199721" calcext:value-type="float">
            <text:p>7.199721</text:p>
          </table:table-cell>
          <table:table-cell table:formula="of:=IF([.B130]=&quot;PC&quot;;[.H$2];-[.H$2])" office:value-type="float" office:value="-2200" calcext:value-type="float">
            <text:p>-2200</text:p>
          </table:table-cell>
          <table:table-cell table:formula="of:=IF(AND([.$B130]=&quot;i2c&quot;;[.$C130]=0);[.$D130];[.K129])" office:value-type="float" office:value="1024" calcext:value-type="float">
            <text:p>1024</text:p>
          </table:table-cell>
          <table:table-cell table:formula="of:=IF(AND([.$B130]=&quot;i2c&quot;;[.$C130]=1);[.$D130];[.L129])" office:value-type="float" office:value="1024" calcext:value-type="float">
            <text:p>1024</text:p>
          </table:table-cell>
          <table:table-cell table:formula="of:=IF(AND([.$B130]=&quot;i2c&quot;;[.$C130]=2);[.$D130];[.M129])" office:value-type="float" office:value="256" calcext:value-type="float">
            <text:p>256</text:p>
          </table:table-cell>
          <table:table-cell table:formula="of:=IF(AND([.$B130]=&quot;i2c&quot;;[.$C130]=3);[.$D130];[.N1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940650" calcext:value-type="float">
            <text:p>158694065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table:number-columns-repeated="4"/>
          <table:table-cell table:formula="of:=([.A131]-[.A$2])/1000000" office:value-type="float" office:value="7.280181" calcext:value-type="float">
            <text:p>7.280181</text:p>
          </table:table-cell>
          <table:table-cell table:formula="of:=IF([.B131]=&quot;PC&quot;;[.H$2];-[.H$2])" office:value-type="float" office:value="-2200" calcext:value-type="float">
            <text:p>-2200</text:p>
          </table:table-cell>
          <table:table-cell table:formula="of:=IF(AND([.$B131]=&quot;i2c&quot;;[.$C131]=0);[.$D131];[.K130])" office:value-type="float" office:value="1024" calcext:value-type="float">
            <text:p>1024</text:p>
          </table:table-cell>
          <table:table-cell table:formula="of:=IF(AND([.$B131]=&quot;i2c&quot;;[.$C131]=1);[.$D131];[.L130])" office:value-type="float" office:value="1024" calcext:value-type="float">
            <text:p>1024</text:p>
          </table:table-cell>
          <table:table-cell table:formula="of:=IF(AND([.$B131]=&quot;i2c&quot;;[.$C131]=2);[.$D131];[.M130])" office:value-type="float" office:value="286" calcext:value-type="float">
            <text:p>286</text:p>
          </table:table-cell>
          <table:table-cell table:formula="of:=IF(AND([.$B131]=&quot;i2c&quot;;[.$C131]=3);[.$D131];[.N1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028336" calcext:value-type="float">
            <text:p>158702833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table:number-columns-repeated="4"/>
          <table:table-cell table:formula="of:=([.A132]-[.A$2])/1000000" office:value-type="float" office:value="7.367867" calcext:value-type="float">
            <text:p>7.367867</text:p>
          </table:table-cell>
          <table:table-cell table:formula="of:=IF([.B132]=&quot;PC&quot;;[.H$2];-[.H$2])" office:value-type="float" office:value="-2200" calcext:value-type="float">
            <text:p>-2200</text:p>
          </table:table-cell>
          <table:table-cell table:formula="of:=IF(AND([.$B132]=&quot;i2c&quot;;[.$C132]=0);[.$D132];[.K131])" office:value-type="float" office:value="1024" calcext:value-type="float">
            <text:p>1024</text:p>
          </table:table-cell>
          <table:table-cell table:formula="of:=IF(AND([.$B132]=&quot;i2c&quot;;[.$C132]=1);[.$D132];[.L131])" office:value-type="float" office:value="1024" calcext:value-type="float">
            <text:p>1024</text:p>
          </table:table-cell>
          <table:table-cell table:formula="of:=IF(AND([.$B132]=&quot;i2c&quot;;[.$C132]=2);[.$D132];[.M131])" office:value-type="float" office:value="316" calcext:value-type="float">
            <text:p>316</text:p>
          </table:table-cell>
          <table:table-cell table:formula="of:=IF(AND([.$B132]=&quot;i2c&quot;;[.$C132]=3);[.$D132];[.N1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d Z</text:p>
          </table:table-cell>
          <table:table-cell office:value-type="string" calcext:value-type="string">
            <text:p>E=0</text:p>
          </table:table-cell>
          <table:table-cell office:value-type="string" calcext:value-type="string">
            <text:p>ch=4</text:p>
          </table:table-cell>
          <table:table-cell table:number-columns-repeated="5"/>
          <table:table-cell table:formula="of:=([.A133]-[.A$2])/1000000" office:value-type="string" office:string-value="" calcext:value-type="error">
            <text:p>#VALUE!</text:p>
          </table:table-cell>
          <table:table-cell table:formula="of:=IF([.B133]=&quot;PC&quot;;[.H$2];-[.H$2])" office:value-type="float" office:value="-2200" calcext:value-type="float">
            <text:p>-2200</text:p>
          </table:table-cell>
          <table:table-cell table:formula="of:=IF(AND([.$B133]=&quot;i2c&quot;;[.$C133]=0);[.$D133];[.K132])" office:value-type="float" office:value="1024" calcext:value-type="float">
            <text:p>1024</text:p>
          </table:table-cell>
          <table:table-cell table:formula="of:=IF(AND([.$B133]=&quot;i2c&quot;;[.$C133]=1);[.$D133];[.L132])" office:value-type="float" office:value="1024" calcext:value-type="float">
            <text:p>1024</text:p>
          </table:table-cell>
          <table:table-cell table:formula="of:=IF(AND([.$B133]=&quot;i2c&quot;;[.$C133]=2);[.$D133];[.M132])" office:value-type="float" office:value="316" calcext:value-type="float">
            <text:p>316</text:p>
          </table:table-cell>
          <table:table-cell table:formula="of:=IF(AND([.$B133]=&quot;i2c&quot;;[.$C133]=3);[.$D133];[.N1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116032" calcext:value-type="float">
            <text:p>158711603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table:number-columns-repeated="4"/>
          <table:table-cell table:formula="of:=([.A134]-[.A$2])/1000000" office:value-type="float" office:value="7.455563" calcext:value-type="float">
            <text:p>7.455563</text:p>
          </table:table-cell>
          <table:table-cell table:formula="of:=IF([.B134]=&quot;PC&quot;;[.H$2];-[.H$2])" office:value-type="float" office:value="-2200" calcext:value-type="float">
            <text:p>-2200</text:p>
          </table:table-cell>
          <table:table-cell table:formula="of:=IF(AND([.$B134]=&quot;i2c&quot;;[.$C134]=0);[.$D134];[.K133])" office:value-type="float" office:value="1024" calcext:value-type="float">
            <text:p>1024</text:p>
          </table:table-cell>
          <table:table-cell table:formula="of:=IF(AND([.$B134]=&quot;i2c&quot;;[.$C134]=1);[.$D134];[.L133])" office:value-type="float" office:value="1024" calcext:value-type="float">
            <text:p>1024</text:p>
          </table:table-cell>
          <table:table-cell table:formula="of:=IF(AND([.$B134]=&quot;i2c&quot;;[.$C134]=2);[.$D134];[.M133])" office:value-type="float" office:value="346" calcext:value-type="float">
            <text:p>346</text:p>
          </table:table-cell>
          <table:table-cell table:formula="of:=IF(AND([.$B134]=&quot;i2c&quot;;[.$C134]=3);[.$D134];[.N1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203743" calcext:value-type="float">
            <text:p>158720374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376" calcext:value-type="float">
            <text:p>376</text:p>
          </table:table-cell>
          <table:table-cell table:number-columns-repeated="4"/>
          <table:table-cell table:formula="of:=([.A135]-[.A$2])/1000000" office:value-type="float" office:value="7.543274" calcext:value-type="float">
            <text:p>7.543274</text:p>
          </table:table-cell>
          <table:table-cell table:formula="of:=IF([.B135]=&quot;PC&quot;;[.H$2];-[.H$2])" office:value-type="float" office:value="-2200" calcext:value-type="float">
            <text:p>-2200</text:p>
          </table:table-cell>
          <table:table-cell table:formula="of:=IF(AND([.$B135]=&quot;i2c&quot;;[.$C135]=0);[.$D135];[.K134])" office:value-type="float" office:value="1024" calcext:value-type="float">
            <text:p>1024</text:p>
          </table:table-cell>
          <table:table-cell table:formula="of:=IF(AND([.$B135]=&quot;i2c&quot;;[.$C135]=1);[.$D135];[.L134])" office:value-type="float" office:value="1024" calcext:value-type="float">
            <text:p>1024</text:p>
          </table:table-cell>
          <table:table-cell table:formula="of:=IF(AND([.$B135]=&quot;i2c&quot;;[.$C135]=2);[.$D135];[.M134])" office:value-type="float" office:value="376" calcext:value-type="float">
            <text:p>376</text:p>
          </table:table-cell>
          <table:table-cell table:formula="of:=IF(AND([.$B135]=&quot;i2c&quot;;[.$C135]=3);[.$D135];[.N1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291420" calcext:value-type="float">
            <text:p>158729142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table:number-columns-repeated="4"/>
          <table:table-cell table:formula="of:=([.A136]-[.A$2])/1000000" office:value-type="float" office:value="7.630951" calcext:value-type="float">
            <text:p>7.630951</text:p>
          </table:table-cell>
          <table:table-cell table:formula="of:=IF([.B136]=&quot;PC&quot;;[.H$2];-[.H$2])" office:value-type="float" office:value="-2200" calcext:value-type="float">
            <text:p>-2200</text:p>
          </table:table-cell>
          <table:table-cell table:formula="of:=IF(AND([.$B136]=&quot;i2c&quot;;[.$C136]=0);[.$D136];[.K135])" office:value-type="float" office:value="1024" calcext:value-type="float">
            <text:p>1024</text:p>
          </table:table-cell>
          <table:table-cell table:formula="of:=IF(AND([.$B136]=&quot;i2c&quot;;[.$C136]=1);[.$D136];[.L135])" office:value-type="float" office:value="1024" calcext:value-type="float">
            <text:p>1024</text:p>
          </table:table-cell>
          <table:table-cell table:formula="of:=IF(AND([.$B136]=&quot;i2c&quot;;[.$C136]=2);[.$D136];[.M135])" office:value-type="float" office:value="406" calcext:value-type="float">
            <text:p>406</text:p>
          </table:table-cell>
          <table:table-cell table:formula="of:=IF(AND([.$B136]=&quot;i2c&quot;;[.$C136]=3);[.$D136];[.N1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379107" calcext:value-type="float">
            <text:p>158737910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table:number-columns-repeated="4"/>
          <table:table-cell table:formula="of:=([.A137]-[.A$2])/1000000" office:value-type="float" office:value="7.718638" calcext:value-type="float">
            <text:p>7.718638</text:p>
          </table:table-cell>
          <table:table-cell table:formula="of:=IF([.B137]=&quot;PC&quot;;[.H$2];-[.H$2])" office:value-type="float" office:value="-2200" calcext:value-type="float">
            <text:p>-2200</text:p>
          </table:table-cell>
          <table:table-cell table:formula="of:=IF(AND([.$B137]=&quot;i2c&quot;;[.$C137]=0);[.$D137];[.K136])" office:value-type="float" office:value="1024" calcext:value-type="float">
            <text:p>1024</text:p>
          </table:table-cell>
          <table:table-cell table:formula="of:=IF(AND([.$B137]=&quot;i2c&quot;;[.$C137]=1);[.$D137];[.L136])" office:value-type="float" office:value="1024" calcext:value-type="float">
            <text:p>1024</text:p>
          </table:table-cell>
          <table:table-cell table:formula="of:=IF(AND([.$B137]=&quot;i2c&quot;;[.$C137]=2);[.$D137];[.M136])" office:value-type="float" office:value="436" calcext:value-type="float">
            <text:p>436</text:p>
          </table:table-cell>
          <table:table-cell table:formula="of:=IF(AND([.$B137]=&quot;i2c&quot;;[.$C137]=3);[.$D137];[.N1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466791" calcext:value-type="float">
            <text:p>158746679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466" calcext:value-type="float">
            <text:p>466</text:p>
          </table:table-cell>
          <table:table-cell table:number-columns-repeated="4"/>
          <table:table-cell table:formula="of:=([.A138]-[.A$2])/1000000" office:value-type="float" office:value="7.806322" calcext:value-type="float">
            <text:p>7.806322</text:p>
          </table:table-cell>
          <table:table-cell table:formula="of:=IF([.B138]=&quot;PC&quot;;[.H$2];-[.H$2])" office:value-type="float" office:value="-2200" calcext:value-type="float">
            <text:p>-2200</text:p>
          </table:table-cell>
          <table:table-cell table:formula="of:=IF(AND([.$B138]=&quot;i2c&quot;;[.$C138]=0);[.$D138];[.K137])" office:value-type="float" office:value="1024" calcext:value-type="float">
            <text:p>1024</text:p>
          </table:table-cell>
          <table:table-cell table:formula="of:=IF(AND([.$B138]=&quot;i2c&quot;;[.$C138]=1);[.$D138];[.L137])" office:value-type="float" office:value="1024" calcext:value-type="float">
            <text:p>1024</text:p>
          </table:table-cell>
          <table:table-cell table:formula="of:=IF(AND([.$B138]=&quot;i2c&quot;;[.$C138]=2);[.$D138];[.M137])" office:value-type="float" office:value="466" calcext:value-type="float">
            <text:p>466</text:p>
          </table:table-cell>
          <table:table-cell table:formula="of:=IF(AND([.$B138]=&quot;i2c&quot;;[.$C138]=3);[.$D138];[.N1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554480" calcext:value-type="float">
            <text:p>158755448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table:number-columns-repeated="4"/>
          <table:table-cell table:formula="of:=([.A139]-[.A$2])/1000000" office:value-type="float" office:value="7.894011" calcext:value-type="float">
            <text:p>7.894011</text:p>
          </table:table-cell>
          <table:table-cell table:formula="of:=IF([.B139]=&quot;PC&quot;;[.H$2];-[.H$2])" office:value-type="float" office:value="-2200" calcext:value-type="float">
            <text:p>-2200</text:p>
          </table:table-cell>
          <table:table-cell table:formula="of:=IF(AND([.$B139]=&quot;i2c&quot;;[.$C139]=0);[.$D139];[.K138])" office:value-type="float" office:value="1024" calcext:value-type="float">
            <text:p>1024</text:p>
          </table:table-cell>
          <table:table-cell table:formula="of:=IF(AND([.$B139]=&quot;i2c&quot;;[.$C139]=1);[.$D139];[.L138])" office:value-type="float" office:value="1024" calcext:value-type="float">
            <text:p>1024</text:p>
          </table:table-cell>
          <table:table-cell table:formula="of:=IF(AND([.$B139]=&quot;i2c&quot;;[.$C139]=2);[.$D139];[.M138])" office:value-type="float" office:value="496" calcext:value-type="float">
            <text:p>496</text:p>
          </table:table-cell>
          <table:table-cell table:formula="of:=IF(AND([.$B139]=&quot;i2c&quot;;[.$C139]=3);[.$D139];[.N1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642150" calcext:value-type="float">
            <text:p>158764215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526" calcext:value-type="float">
            <text:p>526</text:p>
          </table:table-cell>
          <table:table-cell table:number-columns-repeated="4"/>
          <table:table-cell table:formula="of:=([.A140]-[.A$2])/1000000" office:value-type="float" office:value="7.981681" calcext:value-type="float">
            <text:p>7.981681</text:p>
          </table:table-cell>
          <table:table-cell table:formula="of:=IF([.B140]=&quot;PC&quot;;[.H$2];-[.H$2])" office:value-type="float" office:value="-2200" calcext:value-type="float">
            <text:p>-2200</text:p>
          </table:table-cell>
          <table:table-cell table:formula="of:=IF(AND([.$B140]=&quot;i2c&quot;;[.$C140]=0);[.$D140];[.K139])" office:value-type="float" office:value="1024" calcext:value-type="float">
            <text:p>1024</text:p>
          </table:table-cell>
          <table:table-cell table:formula="of:=IF(AND([.$B140]=&quot;i2c&quot;;[.$C140]=1);[.$D140];[.L139])" office:value-type="float" office:value="1024" calcext:value-type="float">
            <text:p>1024</text:p>
          </table:table-cell>
          <table:table-cell table:formula="of:=IF(AND([.$B140]=&quot;i2c&quot;;[.$C140]=2);[.$D140];[.M139])" office:value-type="float" office:value="526" calcext:value-type="float">
            <text:p>526</text:p>
          </table:table-cell>
          <table:table-cell table:formula="of:=IF(AND([.$B140]=&quot;i2c&quot;;[.$C140]=3);[.$D140];[.N1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729827" calcext:value-type="float">
            <text:p>158772982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556" calcext:value-type="float">
            <text:p>556</text:p>
          </table:table-cell>
          <table:table-cell table:number-columns-repeated="4"/>
          <table:table-cell table:formula="of:=([.A141]-[.A$2])/1000000" office:value-type="float" office:value="8.069358" calcext:value-type="float">
            <text:p>8.069358</text:p>
          </table:table-cell>
          <table:table-cell table:formula="of:=IF([.B141]=&quot;PC&quot;;[.H$2];-[.H$2])" office:value-type="float" office:value="-2200" calcext:value-type="float">
            <text:p>-2200</text:p>
          </table:table-cell>
          <table:table-cell table:formula="of:=IF(AND([.$B141]=&quot;i2c&quot;;[.$C141]=0);[.$D141];[.K140])" office:value-type="float" office:value="1024" calcext:value-type="float">
            <text:p>1024</text:p>
          </table:table-cell>
          <table:table-cell table:formula="of:=IF(AND([.$B141]=&quot;i2c&quot;;[.$C141]=1);[.$D141];[.L140])" office:value-type="float" office:value="1024" calcext:value-type="float">
            <text:p>1024</text:p>
          </table:table-cell>
          <table:table-cell table:formula="of:=IF(AND([.$B141]=&quot;i2c&quot;;[.$C141]=2);[.$D141];[.M140])" office:value-type="float" office:value="556" calcext:value-type="float">
            <text:p>556</text:p>
          </table:table-cell>
          <table:table-cell table:formula="of:=IF(AND([.$B141]=&quot;i2c&quot;;[.$C141]=3);[.$D141];[.N1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817509" calcext:value-type="float">
            <text:p>158781750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586" calcext:value-type="float">
            <text:p>586</text:p>
          </table:table-cell>
          <table:table-cell table:number-columns-repeated="4"/>
          <table:table-cell table:formula="of:=([.A142]-[.A$2])/1000000" office:value-type="float" office:value="8.15704" calcext:value-type="float">
            <text:p>8.15704</text:p>
          </table:table-cell>
          <table:table-cell table:formula="of:=IF([.B142]=&quot;PC&quot;;[.H$2];-[.H$2])" office:value-type="float" office:value="-2200" calcext:value-type="float">
            <text:p>-2200</text:p>
          </table:table-cell>
          <table:table-cell table:formula="of:=IF(AND([.$B142]=&quot;i2c&quot;;[.$C142]=0);[.$D142];[.K141])" office:value-type="float" office:value="1024" calcext:value-type="float">
            <text:p>1024</text:p>
          </table:table-cell>
          <table:table-cell table:formula="of:=IF(AND([.$B142]=&quot;i2c&quot;;[.$C142]=1);[.$D142];[.L141])" office:value-type="float" office:value="1024" calcext:value-type="float">
            <text:p>1024</text:p>
          </table:table-cell>
          <table:table-cell table:formula="of:=IF(AND([.$B142]=&quot;i2c&quot;;[.$C142]=2);[.$D142];[.M141])" office:value-type="float" office:value="586" calcext:value-type="float">
            <text:p>586</text:p>
          </table:table-cell>
          <table:table-cell table:formula="of:=IF(AND([.$B142]=&quot;i2c&quot;;[.$C142]=3);[.$D142];[.N1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905191" calcext:value-type="float">
            <text:p>158790519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616" calcext:value-type="float">
            <text:p>616</text:p>
          </table:table-cell>
          <table:table-cell table:number-columns-repeated="4"/>
          <table:table-cell table:formula="of:=([.A143]-[.A$2])/1000000" office:value-type="float" office:value="8.244722" calcext:value-type="float">
            <text:p>8.244722</text:p>
          </table:table-cell>
          <table:table-cell table:formula="of:=IF([.B143]=&quot;PC&quot;;[.H$2];-[.H$2])" office:value-type="float" office:value="-2200" calcext:value-type="float">
            <text:p>-2200</text:p>
          </table:table-cell>
          <table:table-cell table:formula="of:=IF(AND([.$B143]=&quot;i2c&quot;;[.$C143]=0);[.$D143];[.K142])" office:value-type="float" office:value="1024" calcext:value-type="float">
            <text:p>1024</text:p>
          </table:table-cell>
          <table:table-cell table:formula="of:=IF(AND([.$B143]=&quot;i2c&quot;;[.$C143]=1);[.$D143];[.L142])" office:value-type="float" office:value="1024" calcext:value-type="float">
            <text:p>1024</text:p>
          </table:table-cell>
          <table:table-cell table:formula="of:=IF(AND([.$B143]=&quot;i2c&quot;;[.$C143]=2);[.$D143];[.M142])" office:value-type="float" office:value="616" calcext:value-type="float">
            <text:p>616</text:p>
          </table:table-cell>
          <table:table-cell table:formula="of:=IF(AND([.$B143]=&quot;i2c&quot;;[.$C143]=3);[.$D143];[.N1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992861" calcext:value-type="float">
            <text:p>158799286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646" calcext:value-type="float">
            <text:p>646</text:p>
          </table:table-cell>
          <table:table-cell table:number-columns-repeated="4"/>
          <table:table-cell table:formula="of:=([.A144]-[.A$2])/1000000" office:value-type="float" office:value="8.332392" calcext:value-type="float">
            <text:p>8.332392</text:p>
          </table:table-cell>
          <table:table-cell table:formula="of:=IF([.B144]=&quot;PC&quot;;[.H$2];-[.H$2])" office:value-type="float" office:value="-2200" calcext:value-type="float">
            <text:p>-2200</text:p>
          </table:table-cell>
          <table:table-cell table:formula="of:=IF(AND([.$B144]=&quot;i2c&quot;;[.$C144]=0);[.$D144];[.K143])" office:value-type="float" office:value="1024" calcext:value-type="float">
            <text:p>1024</text:p>
          </table:table-cell>
          <table:table-cell table:formula="of:=IF(AND([.$B144]=&quot;i2c&quot;;[.$C144]=1);[.$D144];[.L143])" office:value-type="float" office:value="1024" calcext:value-type="float">
            <text:p>1024</text:p>
          </table:table-cell>
          <table:table-cell table:formula="of:=IF(AND([.$B144]=&quot;i2c&quot;;[.$C144]=2);[.$D144];[.M143])" office:value-type="float" office:value="646" calcext:value-type="float">
            <text:p>646</text:p>
          </table:table-cell>
          <table:table-cell table:formula="of:=IF(AND([.$B144]=&quot;i2c&quot;;[.$C144]=3);[.$D144];[.N1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080544" calcext:value-type="float">
            <text:p>158808054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676" calcext:value-type="float">
            <text:p>676</text:p>
          </table:table-cell>
          <table:table-cell table:number-columns-repeated="4"/>
          <table:table-cell table:formula="of:=([.A145]-[.A$2])/1000000" office:value-type="float" office:value="8.420075" calcext:value-type="float">
            <text:p>8.420075</text:p>
          </table:table-cell>
          <table:table-cell table:formula="of:=IF([.B145]=&quot;PC&quot;;[.H$2];-[.H$2])" office:value-type="float" office:value="-2200" calcext:value-type="float">
            <text:p>-2200</text:p>
          </table:table-cell>
          <table:table-cell table:formula="of:=IF(AND([.$B145]=&quot;i2c&quot;;[.$C145]=0);[.$D145];[.K144])" office:value-type="float" office:value="1024" calcext:value-type="float">
            <text:p>1024</text:p>
          </table:table-cell>
          <table:table-cell table:formula="of:=IF(AND([.$B145]=&quot;i2c&quot;;[.$C145]=1);[.$D145];[.L144])" office:value-type="float" office:value="1024" calcext:value-type="float">
            <text:p>1024</text:p>
          </table:table-cell>
          <table:table-cell table:formula="of:=IF(AND([.$B145]=&quot;i2c&quot;;[.$C145]=2);[.$D145];[.M144])" office:value-type="float" office:value="676" calcext:value-type="float">
            <text:p>676</text:p>
          </table:table-cell>
          <table:table-cell table:formula="of:=IF(AND([.$B145]=&quot;i2c&quot;;[.$C145]=3);[.$D145];[.N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168222" calcext:value-type="float">
            <text:p>158816822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706" calcext:value-type="float">
            <text:p>706</text:p>
          </table:table-cell>
          <table:table-cell table:number-columns-repeated="4"/>
          <table:table-cell table:formula="of:=([.A146]-[.A$2])/1000000" office:value-type="float" office:value="8.507753" calcext:value-type="float">
            <text:p>8.507753</text:p>
          </table:table-cell>
          <table:table-cell table:formula="of:=IF([.B146]=&quot;PC&quot;;[.H$2];-[.H$2])" office:value-type="float" office:value="-2200" calcext:value-type="float">
            <text:p>-2200</text:p>
          </table:table-cell>
          <table:table-cell table:formula="of:=IF(AND([.$B146]=&quot;i2c&quot;;[.$C146]=0);[.$D146];[.K145])" office:value-type="float" office:value="1024" calcext:value-type="float">
            <text:p>1024</text:p>
          </table:table-cell>
          <table:table-cell table:formula="of:=IF(AND([.$B146]=&quot;i2c&quot;;[.$C146]=1);[.$D146];[.L145])" office:value-type="float" office:value="1024" calcext:value-type="float">
            <text:p>1024</text:p>
          </table:table-cell>
          <table:table-cell table:formula="of:=IF(AND([.$B146]=&quot;i2c&quot;;[.$C146]=2);[.$D146];[.M145])" office:value-type="float" office:value="706" calcext:value-type="float">
            <text:p>706</text:p>
          </table:table-cell>
          <table:table-cell table:formula="of:=IF(AND([.$B146]=&quot;i2c&quot;;[.$C146]=3);[.$D146];[.N1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254822" calcext:value-type="float">
            <text:p>1588254822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=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C00</text:p>
          </table:table-cell>
          <table:table-cell table:number-columns-repeated="2"/>
          <table:table-cell table:formula="of:=([.A147]-[.A$2])/1000000" office:value-type="float" office:value="8.594353" calcext:value-type="float">
            <text:p>8.594353</text:p>
          </table:table-cell>
          <table:table-cell table:formula="of:=IF([.B147]=&quot;PC&quot;;[.H$2];-[.H$2])" office:value-type="float" office:value="2200" calcext:value-type="float">
            <text:p>2200</text:p>
          </table:table-cell>
          <table:table-cell table:formula="of:=IF(AND([.$B147]=&quot;i2c&quot;;[.$C147]=0);[.$D147];[.K146])" office:value-type="float" office:value="1024" calcext:value-type="float">
            <text:p>1024</text:p>
          </table:table-cell>
          <table:table-cell table:formula="of:=IF(AND([.$B147]=&quot;i2c&quot;;[.$C147]=1);[.$D147];[.L146])" office:value-type="float" office:value="1024" calcext:value-type="float">
            <text:p>1024</text:p>
          </table:table-cell>
          <table:table-cell table:formula="of:=IF(AND([.$B147]=&quot;i2c&quot;;[.$C147]=2);[.$D147];[.M146])" office:value-type="float" office:value="706" calcext:value-type="float">
            <text:p>706</text:p>
          </table:table-cell>
          <table:table-cell table:formula="of:=IF(AND([.$B147]=&quot;i2c&quot;;[.$C147]=3);[.$D147];[.N1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255923" calcext:value-type="float">
            <text:p>158825592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736" calcext:value-type="float">
            <text:p>736</text:p>
          </table:table-cell>
          <table:table-cell table:number-columns-repeated="4"/>
          <table:table-cell table:formula="of:=([.A148]-[.A$2])/1000000" office:value-type="float" office:value="8.595454" calcext:value-type="float">
            <text:p>8.595454</text:p>
          </table:table-cell>
          <table:table-cell table:formula="of:=IF([.B148]=&quot;PC&quot;;[.H$2];-[.H$2])" office:value-type="float" office:value="-2200" calcext:value-type="float">
            <text:p>-2200</text:p>
          </table:table-cell>
          <table:table-cell table:formula="of:=IF(AND([.$B148]=&quot;i2c&quot;;[.$C148]=0);[.$D148];[.K147])" office:value-type="float" office:value="1024" calcext:value-type="float">
            <text:p>1024</text:p>
          </table:table-cell>
          <table:table-cell table:formula="of:=IF(AND([.$B148]=&quot;i2c&quot;;[.$C148]=1);[.$D148];[.L147])" office:value-type="float" office:value="1024" calcext:value-type="float">
            <text:p>1024</text:p>
          </table:table-cell>
          <table:table-cell table:formula="of:=IF(AND([.$B148]=&quot;i2c&quot;;[.$C148]=2);[.$D148];[.M147])" office:value-type="float" office:value="736" calcext:value-type="float">
            <text:p>736</text:p>
          </table:table-cell>
          <table:table-cell table:formula="of:=IF(AND([.$B148]=&quot;i2c&quot;;[.$C148]=3);[.$D148];[.N1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259370" calcext:value-type="float">
            <text:p>158825937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([.A149]-[.A$2])/1000000" office:value-type="float" office:value="8.598901" calcext:value-type="float">
            <text:p>8.598901</text:p>
          </table:table-cell>
          <table:table-cell table:formula="of:=IF([.B149]=&quot;PC&quot;;[.H$2];-[.H$2])" office:value-type="float" office:value="-2200" calcext:value-type="float">
            <text:p>-2200</text:p>
          </table:table-cell>
          <table:table-cell table:formula="of:=IF(AND([.$B149]=&quot;i2c&quot;;[.$C149]=0);[.$D149];[.K148])" office:value-type="float" office:value="1024" calcext:value-type="float">
            <text:p>1024</text:p>
          </table:table-cell>
          <table:table-cell table:formula="of:=IF(AND([.$B149]=&quot;i2c&quot;;[.$C149]=1);[.$D149];[.L148])" office:value-type="float" office:value="1024" calcext:value-type="float">
            <text:p>1024</text:p>
          </table:table-cell>
          <table:table-cell table:formula="of:=IF(AND([.$B149]=&quot;i2c&quot;;[.$C149]=2);[.$D149];[.M148])" office:value-type="float" office:value="736" calcext:value-type="float">
            <text:p>736</text:p>
          </table:table-cell>
          <table:table-cell table:formula="of:=IF(AND([.$B149]=&quot;i2c&quot;;[.$C149]=3);[.$D149];[.N1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8344662" calcext:value-type="float">
            <text:p>158834466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766" calcext:value-type="float">
            <text:p>766</text:p>
          </table:table-cell>
          <table:table-cell table:number-columns-repeated="4"/>
          <table:table-cell table:formula="of:=([.A150]-[.A$2])/1000000" office:value-type="float" office:value="8.684193" calcext:value-type="float">
            <text:p>8.684193</text:p>
          </table:table-cell>
          <table:table-cell table:formula="of:=IF([.B150]=&quot;PC&quot;;[.H$2];-[.H$2])" office:value-type="float" office:value="-2200" calcext:value-type="float">
            <text:p>-2200</text:p>
          </table:table-cell>
          <table:table-cell table:formula="of:=IF(AND([.$B150]=&quot;i2c&quot;;[.$C150]=0);[.$D150];[.K149])" office:value-type="float" office:value="1024" calcext:value-type="float">
            <text:p>1024</text:p>
          </table:table-cell>
          <table:table-cell table:formula="of:=IF(AND([.$B150]=&quot;i2c&quot;;[.$C150]=1);[.$D150];[.L149])" office:value-type="float" office:value="1024" calcext:value-type="float">
            <text:p>1024</text:p>
          </table:table-cell>
          <table:table-cell table:formula="of:=IF(AND([.$B150]=&quot;i2c&quot;;[.$C150]=2);[.$D150];[.M149])" office:value-type="float" office:value="766" calcext:value-type="float">
            <text:p>766</text:p>
          </table:table-cell>
          <table:table-cell table:formula="of:=IF(AND([.$B150]=&quot;i2c&quot;;[.$C150]=3);[.$D150];[.N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8348104" calcext:value-type="float">
            <text:p>158834810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([.A151]-[.A$2])/1000000" office:value-type="float" office:value="8.687635" calcext:value-type="float">
            <text:p>8.687635</text:p>
          </table:table-cell>
          <table:table-cell table:formula="of:=IF([.B151]=&quot;PC&quot;;[.H$2];-[.H$2])" office:value-type="float" office:value="-2200" calcext:value-type="float">
            <text:p>-2200</text:p>
          </table:table-cell>
          <table:table-cell table:formula="of:=IF(AND([.$B151]=&quot;i2c&quot;;[.$C151]=0);[.$D151];[.K150])" office:value-type="float" office:value="1024" calcext:value-type="float">
            <text:p>1024</text:p>
          </table:table-cell>
          <table:table-cell table:formula="of:=IF(AND([.$B151]=&quot;i2c&quot;;[.$C151]=1);[.$D151];[.L150])" office:value-type="float" office:value="1024" calcext:value-type="float">
            <text:p>1024</text:p>
          </table:table-cell>
          <table:table-cell table:formula="of:=IF(AND([.$B151]=&quot;i2c&quot;;[.$C151]=2);[.$D151];[.M150])" office:value-type="float" office:value="766" calcext:value-type="float">
            <text:p>766</text:p>
          </table:table-cell>
          <table:table-cell table:formula="of:=IF(AND([.$B151]=&quot;i2c&quot;;[.$C151]=3);[.$D151];[.N15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8433378" calcext:value-type="float">
            <text:p>158843337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796" calcext:value-type="float">
            <text:p>796</text:p>
          </table:table-cell>
          <table:table-cell table:number-columns-repeated="4"/>
          <table:table-cell table:formula="of:=([.A152]-[.A$2])/1000000" office:value-type="float" office:value="8.772909" calcext:value-type="float">
            <text:p>8.772909</text:p>
          </table:table-cell>
          <table:table-cell table:formula="of:=IF([.B152]=&quot;PC&quot;;[.H$2];-[.H$2])" office:value-type="float" office:value="-2200" calcext:value-type="float">
            <text:p>-2200</text:p>
          </table:table-cell>
          <table:table-cell table:formula="of:=IF(AND([.$B152]=&quot;i2c&quot;;[.$C152]=0);[.$D152];[.K151])" office:value-type="float" office:value="1024" calcext:value-type="float">
            <text:p>1024</text:p>
          </table:table-cell>
          <table:table-cell table:formula="of:=IF(AND([.$B152]=&quot;i2c&quot;;[.$C152]=1);[.$D152];[.L151])" office:value-type="float" office:value="1024" calcext:value-type="float">
            <text:p>1024</text:p>
          </table:table-cell>
          <table:table-cell table:formula="of:=IF(AND([.$B152]=&quot;i2c&quot;;[.$C152]=2);[.$D152];[.M151])" office:value-type="float" office:value="796" calcext:value-type="float">
            <text:p>796</text:p>
          </table:table-cell>
          <table:table-cell table:formula="of:=IF(AND([.$B152]=&quot;i2c&quot;;[.$C152]=3);[.$D152];[.N15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8436813" calcext:value-type="float">
            <text:p>1588436813</text:p>
          </table:table-cell>
          <table:table-cell office:value-type="string" calcext:value-type="string">
            <text:p>i2c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formula="of:=([.A153]-[.A$2])/1000000" office:value-type="float" office:value="8.776344" calcext:value-type="float">
            <text:p>8.776344</text:p>
          </table:table-cell>
          <table:table-cell table:formula="of:=IF([.B153]=&quot;PC&quot;;[.H$2];-[.H$2])" office:value-type="float" office:value="-2200" calcext:value-type="float">
            <text:p>-2200</text:p>
          </table:table-cell>
          <table:table-cell table:formula="of:=IF(AND([.$B153]=&quot;i2c&quot;;[.$C153]=0);[.$D153];[.K152])" office:value-type="float" office:value="1024" calcext:value-type="float">
            <text:p>1024</text:p>
          </table:table-cell>
          <table:table-cell table:formula="of:=IF(AND([.$B153]=&quot;i2c&quot;;[.$C153]=1);[.$D153];[.L152])" office:value-type="float" office:value="1024" calcext:value-type="float">
            <text:p>1024</text:p>
          </table:table-cell>
          <table:table-cell table:formula="of:=IF(AND([.$B153]=&quot;i2c&quot;;[.$C153]=2);[.$D153];[.M152])" office:value-type="float" office:value="796" calcext:value-type="float">
            <text:p>796</text:p>
          </table:table-cell>
          <table:table-cell table:formula="of:=IF(AND([.$B153]=&quot;i2c&quot;;[.$C153]=3);[.$D153];[.N15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8522095" calcext:value-type="float">
            <text:p>158852209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826" calcext:value-type="float">
            <text:p>826</text:p>
          </table:table-cell>
          <table:table-cell table:number-columns-repeated="4"/>
          <table:table-cell table:formula="of:=([.A154]-[.A$2])/1000000" office:value-type="float" office:value="8.861626" calcext:value-type="float">
            <text:p>8.861626</text:p>
          </table:table-cell>
          <table:table-cell table:formula="of:=IF([.B154]=&quot;PC&quot;;[.H$2];-[.H$2])" office:value-type="float" office:value="-2200" calcext:value-type="float">
            <text:p>-2200</text:p>
          </table:table-cell>
          <table:table-cell table:formula="of:=IF(AND([.$B154]=&quot;i2c&quot;;[.$C154]=0);[.$D154];[.K153])" office:value-type="float" office:value="1024" calcext:value-type="float">
            <text:p>1024</text:p>
          </table:table-cell>
          <table:table-cell table:formula="of:=IF(AND([.$B154]=&quot;i2c&quot;;[.$C154]=1);[.$D154];[.L153])" office:value-type="float" office:value="1024" calcext:value-type="float">
            <text:p>1024</text:p>
          </table:table-cell>
          <table:table-cell table:formula="of:=IF(AND([.$B154]=&quot;i2c&quot;;[.$C154]=2);[.$D154];[.M153])" office:value-type="float" office:value="826" calcext:value-type="float">
            <text:p>826</text:p>
          </table:table-cell>
          <table:table-cell table:formula="of:=IF(AND([.$B154]=&quot;i2c&quot;;[.$C154]=3);[.$D154];[.N15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8525530" calcext:value-type="float">
            <text:p>158852553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([.A155]-[.A$2])/1000000" office:value-type="float" office:value="8.865061" calcext:value-type="float">
            <text:p>8.865061</text:p>
          </table:table-cell>
          <table:table-cell table:formula="of:=IF([.B155]=&quot;PC&quot;;[.H$2];-[.H$2])" office:value-type="float" office:value="-2200" calcext:value-type="float">
            <text:p>-2200</text:p>
          </table:table-cell>
          <table:table-cell table:formula="of:=IF(AND([.$B155]=&quot;i2c&quot;;[.$C155]=0);[.$D155];[.K154])" office:value-type="float" office:value="1024" calcext:value-type="float">
            <text:p>1024</text:p>
          </table:table-cell>
          <table:table-cell table:formula="of:=IF(AND([.$B155]=&quot;i2c&quot;;[.$C155]=1);[.$D155];[.L154])" office:value-type="float" office:value="1024" calcext:value-type="float">
            <text:p>1024</text:p>
          </table:table-cell>
          <table:table-cell table:formula="of:=IF(AND([.$B155]=&quot;i2c&quot;;[.$C155]=2);[.$D155];[.M154])" office:value-type="float" office:value="826" calcext:value-type="float">
            <text:p>826</text:p>
          </table:table-cell>
          <table:table-cell table:formula="of:=IF(AND([.$B155]=&quot;i2c&quot;;[.$C155]=3);[.$D155];[.N15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8610808" calcext:value-type="float">
            <text:p>158861080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856" calcext:value-type="float">
            <text:p>856</text:p>
          </table:table-cell>
          <table:table-cell table:number-columns-repeated="4"/>
          <table:table-cell table:formula="of:=([.A156]-[.A$2])/1000000" office:value-type="float" office:value="8.950339" calcext:value-type="float">
            <text:p>8.950339</text:p>
          </table:table-cell>
          <table:table-cell table:formula="of:=IF([.B156]=&quot;PC&quot;;[.H$2];-[.H$2])" office:value-type="float" office:value="-2200" calcext:value-type="float">
            <text:p>-2200</text:p>
          </table:table-cell>
          <table:table-cell table:formula="of:=IF(AND([.$B156]=&quot;i2c&quot;;[.$C156]=0);[.$D156];[.K155])" office:value-type="float" office:value="1024" calcext:value-type="float">
            <text:p>1024</text:p>
          </table:table-cell>
          <table:table-cell table:formula="of:=IF(AND([.$B156]=&quot;i2c&quot;;[.$C156]=1);[.$D156];[.L155])" office:value-type="float" office:value="1024" calcext:value-type="float">
            <text:p>1024</text:p>
          </table:table-cell>
          <table:table-cell table:formula="of:=IF(AND([.$B156]=&quot;i2c&quot;;[.$C156]=2);[.$D156];[.M155])" office:value-type="float" office:value="856" calcext:value-type="float">
            <text:p>856</text:p>
          </table:table-cell>
          <table:table-cell table:formula="of:=IF(AND([.$B156]=&quot;i2c&quot;;[.$C156]=3);[.$D156];[.N15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8614239" calcext:value-type="float">
            <text:p>158861423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([.A157]-[.A$2])/1000000" office:value-type="float" office:value="8.95377" calcext:value-type="float">
            <text:p>8.95377</text:p>
          </table:table-cell>
          <table:table-cell table:formula="of:=IF([.B157]=&quot;PC&quot;;[.H$2];-[.H$2])" office:value-type="float" office:value="-2200" calcext:value-type="float">
            <text:p>-2200</text:p>
          </table:table-cell>
          <table:table-cell table:formula="of:=IF(AND([.$B157]=&quot;i2c&quot;;[.$C157]=0);[.$D157];[.K156])" office:value-type="float" office:value="1024" calcext:value-type="float">
            <text:p>1024</text:p>
          </table:table-cell>
          <table:table-cell table:formula="of:=IF(AND([.$B157]=&quot;i2c&quot;;[.$C157]=1);[.$D157];[.L156])" office:value-type="float" office:value="1024" calcext:value-type="float">
            <text:p>1024</text:p>
          </table:table-cell>
          <table:table-cell table:formula="of:=IF(AND([.$B157]=&quot;i2c&quot;;[.$C157]=2);[.$D157];[.M156])" office:value-type="float" office:value="856" calcext:value-type="float">
            <text:p>856</text:p>
          </table:table-cell>
          <table:table-cell table:formula="of:=IF(AND([.$B157]=&quot;i2c&quot;;[.$C157]=3);[.$D157];[.N15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8699519" calcext:value-type="float">
            <text:p>158869951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886" calcext:value-type="float">
            <text:p>886</text:p>
          </table:table-cell>
          <table:table-cell table:number-columns-repeated="4"/>
          <table:table-cell table:formula="of:=([.A158]-[.A$2])/1000000" office:value-type="float" office:value="9.03905" calcext:value-type="float">
            <text:p>9.03905</text:p>
          </table:table-cell>
          <table:table-cell table:formula="of:=IF([.B158]=&quot;PC&quot;;[.H$2];-[.H$2])" office:value-type="float" office:value="-2200" calcext:value-type="float">
            <text:p>-2200</text:p>
          </table:table-cell>
          <table:table-cell table:formula="of:=IF(AND([.$B158]=&quot;i2c&quot;;[.$C158]=0);[.$D158];[.K157])" office:value-type="float" office:value="1024" calcext:value-type="float">
            <text:p>1024</text:p>
          </table:table-cell>
          <table:table-cell table:formula="of:=IF(AND([.$B158]=&quot;i2c&quot;;[.$C158]=1);[.$D158];[.L157])" office:value-type="float" office:value="1024" calcext:value-type="float">
            <text:p>1024</text:p>
          </table:table-cell>
          <table:table-cell table:formula="of:=IF(AND([.$B158]=&quot;i2c&quot;;[.$C158]=2);[.$D158];[.M157])" office:value-type="float" office:value="886" calcext:value-type="float">
            <text:p>886</text:p>
          </table:table-cell>
          <table:table-cell table:formula="of:=IF(AND([.$B158]=&quot;i2c&quot;;[.$C158]=3);[.$D158];[.N15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8702953" calcext:value-type="float">
            <text:p>158870295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([.A159]-[.A$2])/1000000" office:value-type="float" office:value="9.042484" calcext:value-type="float">
            <text:p>9.042484</text:p>
          </table:table-cell>
          <table:table-cell table:formula="of:=IF([.B159]=&quot;PC&quot;;[.H$2];-[.H$2])" office:value-type="float" office:value="-2200" calcext:value-type="float">
            <text:p>-2200</text:p>
          </table:table-cell>
          <table:table-cell table:formula="of:=IF(AND([.$B159]=&quot;i2c&quot;;[.$C159]=0);[.$D159];[.K158])" office:value-type="float" office:value="1024" calcext:value-type="float">
            <text:p>1024</text:p>
          </table:table-cell>
          <table:table-cell table:formula="of:=IF(AND([.$B159]=&quot;i2c&quot;;[.$C159]=1);[.$D159];[.L158])" office:value-type="float" office:value="1024" calcext:value-type="float">
            <text:p>1024</text:p>
          </table:table-cell>
          <table:table-cell table:formula="of:=IF(AND([.$B159]=&quot;i2c&quot;;[.$C159]=2);[.$D159];[.M158])" office:value-type="float" office:value="886" calcext:value-type="float">
            <text:p>886</text:p>
          </table:table-cell>
          <table:table-cell table:formula="of:=IF(AND([.$B159]=&quot;i2c&quot;;[.$C159]=3);[.$D159];[.N15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8788220" calcext:value-type="float">
            <text:p>158878822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916" calcext:value-type="float">
            <text:p>916</text:p>
          </table:table-cell>
          <table:table-cell table:number-columns-repeated="4"/>
          <table:table-cell table:formula="of:=([.A160]-[.A$2])/1000000" office:value-type="float" office:value="9.127751" calcext:value-type="float">
            <text:p>9.127751</text:p>
          </table:table-cell>
          <table:table-cell table:formula="of:=IF([.B160]=&quot;PC&quot;;[.H$2];-[.H$2])" office:value-type="float" office:value="-2200" calcext:value-type="float">
            <text:p>-2200</text:p>
          </table:table-cell>
          <table:table-cell table:formula="of:=IF(AND([.$B160]=&quot;i2c&quot;;[.$C160]=0);[.$D160];[.K159])" office:value-type="float" office:value="1024" calcext:value-type="float">
            <text:p>1024</text:p>
          </table:table-cell>
          <table:table-cell table:formula="of:=IF(AND([.$B160]=&quot;i2c&quot;;[.$C160]=1);[.$D160];[.L159])" office:value-type="float" office:value="1024" calcext:value-type="float">
            <text:p>1024</text:p>
          </table:table-cell>
          <table:table-cell table:formula="of:=IF(AND([.$B160]=&quot;i2c&quot;;[.$C160]=2);[.$D160];[.M159])" office:value-type="float" office:value="916" calcext:value-type="float">
            <text:p>916</text:p>
          </table:table-cell>
          <table:table-cell table:formula="of:=IF(AND([.$B160]=&quot;i2c&quot;;[.$C160]=3);[.$D160];[.N15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8791653" calcext:value-type="float">
            <text:p>158879165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([.A161]-[.A$2])/1000000" office:value-type="float" office:value="9.131184" calcext:value-type="float">
            <text:p>9.131184</text:p>
          </table:table-cell>
          <table:table-cell table:formula="of:=IF([.B161]=&quot;PC&quot;;[.H$2];-[.H$2])" office:value-type="float" office:value="-2200" calcext:value-type="float">
            <text:p>-2200</text:p>
          </table:table-cell>
          <table:table-cell table:formula="of:=IF(AND([.$B161]=&quot;i2c&quot;;[.$C161]=0);[.$D161];[.K160])" office:value-type="float" office:value="1024" calcext:value-type="float">
            <text:p>1024</text:p>
          </table:table-cell>
          <table:table-cell table:formula="of:=IF(AND([.$B161]=&quot;i2c&quot;;[.$C161]=1);[.$D161];[.L160])" office:value-type="float" office:value="1024" calcext:value-type="float">
            <text:p>1024</text:p>
          </table:table-cell>
          <table:table-cell table:formula="of:=IF(AND([.$B161]=&quot;i2c&quot;;[.$C161]=2);[.$D161];[.M160])" office:value-type="float" office:value="916" calcext:value-type="float">
            <text:p>916</text:p>
          </table:table-cell>
          <table:table-cell table:formula="of:=IF(AND([.$B161]=&quot;i2c&quot;;[.$C161]=3);[.$D161];[.N16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8876928" calcext:value-type="float">
            <text:p>158887692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946" calcext:value-type="float">
            <text:p>946</text:p>
          </table:table-cell>
          <table:table-cell table:number-columns-repeated="4"/>
          <table:table-cell table:formula="of:=([.A162]-[.A$2])/1000000" office:value-type="float" office:value="9.216459" calcext:value-type="float">
            <text:p>9.216459</text:p>
          </table:table-cell>
          <table:table-cell table:formula="of:=IF([.B162]=&quot;PC&quot;;[.H$2];-[.H$2])" office:value-type="float" office:value="-2200" calcext:value-type="float">
            <text:p>-2200</text:p>
          </table:table-cell>
          <table:table-cell table:formula="of:=IF(AND([.$B162]=&quot;i2c&quot;;[.$C162]=0);[.$D162];[.K161])" office:value-type="float" office:value="1024" calcext:value-type="float">
            <text:p>1024</text:p>
          </table:table-cell>
          <table:table-cell table:formula="of:=IF(AND([.$B162]=&quot;i2c&quot;;[.$C162]=1);[.$D162];[.L161])" office:value-type="float" office:value="1024" calcext:value-type="float">
            <text:p>1024</text:p>
          </table:table-cell>
          <table:table-cell table:formula="of:=IF(AND([.$B162]=&quot;i2c&quot;;[.$C162]=2);[.$D162];[.M161])" office:value-type="float" office:value="946" calcext:value-type="float">
            <text:p>946</text:p>
          </table:table-cell>
          <table:table-cell table:formula="of:=IF(AND([.$B162]=&quot;i2c&quot;;[.$C162]=3);[.$D162];[.N16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8880364" calcext:value-type="float">
            <text:p>158888036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([.A163]-[.A$2])/1000000" office:value-type="float" office:value="9.219895" calcext:value-type="float">
            <text:p>9.219895</text:p>
          </table:table-cell>
          <table:table-cell table:formula="of:=IF([.B163]=&quot;PC&quot;;[.H$2];-[.H$2])" office:value-type="float" office:value="-2200" calcext:value-type="float">
            <text:p>-2200</text:p>
          </table:table-cell>
          <table:table-cell table:formula="of:=IF(AND([.$B163]=&quot;i2c&quot;;[.$C163]=0);[.$D163];[.K162])" office:value-type="float" office:value="1024" calcext:value-type="float">
            <text:p>1024</text:p>
          </table:table-cell>
          <table:table-cell table:formula="of:=IF(AND([.$B163]=&quot;i2c&quot;;[.$C163]=1);[.$D163];[.L162])" office:value-type="float" office:value="1024" calcext:value-type="float">
            <text:p>1024</text:p>
          </table:table-cell>
          <table:table-cell table:formula="of:=IF(AND([.$B163]=&quot;i2c&quot;;[.$C163]=2);[.$D163];[.M162])" office:value-type="float" office:value="946" calcext:value-type="float">
            <text:p>946</text:p>
          </table:table-cell>
          <table:table-cell table:formula="of:=IF(AND([.$B163]=&quot;i2c&quot;;[.$C163]=3);[.$D163];[.N16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8965637" calcext:value-type="float">
            <text:p>158896563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976" calcext:value-type="float">
            <text:p>976</text:p>
          </table:table-cell>
          <table:table-cell table:number-columns-repeated="4"/>
          <table:table-cell table:formula="of:=([.A164]-[.A$2])/1000000" office:value-type="float" office:value="9.305168" calcext:value-type="float">
            <text:p>9.305168</text:p>
          </table:table-cell>
          <table:table-cell table:formula="of:=IF([.B164]=&quot;PC&quot;;[.H$2];-[.H$2])" office:value-type="float" office:value="-2200" calcext:value-type="float">
            <text:p>-2200</text:p>
          </table:table-cell>
          <table:table-cell table:formula="of:=IF(AND([.$B164]=&quot;i2c&quot;;[.$C164]=0);[.$D164];[.K163])" office:value-type="float" office:value="1024" calcext:value-type="float">
            <text:p>1024</text:p>
          </table:table-cell>
          <table:table-cell table:formula="of:=IF(AND([.$B164]=&quot;i2c&quot;;[.$C164]=1);[.$D164];[.L163])" office:value-type="float" office:value="1024" calcext:value-type="float">
            <text:p>1024</text:p>
          </table:table-cell>
          <table:table-cell table:formula="of:=IF(AND([.$B164]=&quot;i2c&quot;;[.$C164]=2);[.$D164];[.M163])" office:value-type="float" office:value="976" calcext:value-type="float">
            <text:p>976</text:p>
          </table:table-cell>
          <table:table-cell table:formula="of:=IF(AND([.$B164]=&quot;i2c&quot;;[.$C164]=3);[.$D164];[.N16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8969075" calcext:value-type="float">
            <text:p>158896907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([.A165]-[.A$2])/1000000" office:value-type="float" office:value="9.308606" calcext:value-type="float">
            <text:p>9.308606</text:p>
          </table:table-cell>
          <table:table-cell table:formula="of:=IF([.B165]=&quot;PC&quot;;[.H$2];-[.H$2])" office:value-type="float" office:value="-2200" calcext:value-type="float">
            <text:p>-2200</text:p>
          </table:table-cell>
          <table:table-cell table:formula="of:=IF(AND([.$B165]=&quot;i2c&quot;;[.$C165]=0);[.$D165];[.K164])" office:value-type="float" office:value="1024" calcext:value-type="float">
            <text:p>1024</text:p>
          </table:table-cell>
          <table:table-cell table:formula="of:=IF(AND([.$B165]=&quot;i2c&quot;;[.$C165]=1);[.$D165];[.L164])" office:value-type="float" office:value="1024" calcext:value-type="float">
            <text:p>1024</text:p>
          </table:table-cell>
          <table:table-cell table:formula="of:=IF(AND([.$B165]=&quot;i2c&quot;;[.$C165]=2);[.$D165];[.M164])" office:value-type="float" office:value="976" calcext:value-type="float">
            <text:p>976</text:p>
          </table:table-cell>
          <table:table-cell table:formula="of:=IF(AND([.$B165]=&quot;i2c&quot;;[.$C165]=3);[.$D165];[.N16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89054352" calcext:value-type="float">
            <text:p>158905435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table:number-columns-repeated="4"/>
          <table:table-cell table:formula="of:=([.A166]-[.A$2])/1000000" office:value-type="float" office:value="9.393883" calcext:value-type="float">
            <text:p>9.393883</text:p>
          </table:table-cell>
          <table:table-cell table:formula="of:=IF([.B166]=&quot;PC&quot;;[.H$2];-[.H$2])" office:value-type="float" office:value="-2200" calcext:value-type="float">
            <text:p>-2200</text:p>
          </table:table-cell>
          <table:table-cell table:formula="of:=IF(AND([.$B166]=&quot;i2c&quot;;[.$C166]=0);[.$D166];[.K165])" office:value-type="float" office:value="1024" calcext:value-type="float">
            <text:p>1024</text:p>
          </table:table-cell>
          <table:table-cell table:formula="of:=IF(AND([.$B166]=&quot;i2c&quot;;[.$C166]=1);[.$D166];[.L165])" office:value-type="float" office:value="1024" calcext:value-type="float">
            <text:p>1024</text:p>
          </table:table-cell>
          <table:table-cell table:formula="of:=IF(AND([.$B166]=&quot;i2c&quot;;[.$C166]=2);[.$D166];[.M165])" office:value-type="float" office:value="1006" calcext:value-type="float">
            <text:p>1006</text:p>
          </table:table-cell>
          <table:table-cell table:formula="of:=IF(AND([.$B166]=&quot;i2c&quot;;[.$C166]=3);[.$D166];[.N16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89057785" calcext:value-type="float">
            <text:p>158905778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167]-[.A$2])/1000000" office:value-type="float" office:value="9.397316" calcext:value-type="float">
            <text:p>9.397316</text:p>
          </table:table-cell>
          <table:table-cell table:formula="of:=IF([.B167]=&quot;PC&quot;;[.H$2];-[.H$2])" office:value-type="float" office:value="-2200" calcext:value-type="float">
            <text:p>-2200</text:p>
          </table:table-cell>
          <table:table-cell table:formula="of:=IF(AND([.$B167]=&quot;i2c&quot;;[.$C167]=0);[.$D167];[.K166])" office:value-type="float" office:value="1024" calcext:value-type="float">
            <text:p>1024</text:p>
          </table:table-cell>
          <table:table-cell table:formula="of:=IF(AND([.$B167]=&quot;i2c&quot;;[.$C167]=1);[.$D167];[.L166])" office:value-type="float" office:value="1024" calcext:value-type="float">
            <text:p>1024</text:p>
          </table:table-cell>
          <table:table-cell table:formula="of:=IF(AND([.$B167]=&quot;i2c&quot;;[.$C167]=2);[.$D167];[.M166])" office:value-type="float" office:value="1006" calcext:value-type="float">
            <text:p>1006</text:p>
          </table:table-cell>
          <table:table-cell table:formula="of:=IF(AND([.$B167]=&quot;i2c&quot;;[.$C167]=3);[.$D167];[.N16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9143048" calcext:value-type="float">
            <text:p>158914304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([.A168]-[.A$2])/1000000" office:value-type="float" office:value="9.482579" calcext:value-type="float">
            <text:p>9.482579</text:p>
          </table:table-cell>
          <table:table-cell table:formula="of:=IF([.B168]=&quot;PC&quot;;[.H$2];-[.H$2])" office:value-type="float" office:value="-2200" calcext:value-type="float">
            <text:p>-2200</text:p>
          </table:table-cell>
          <table:table-cell table:formula="of:=IF(AND([.$B168]=&quot;i2c&quot;;[.$C168]=0);[.$D168];[.K167])" office:value-type="float" office:value="1024" calcext:value-type="float">
            <text:p>1024</text:p>
          </table:table-cell>
          <table:table-cell table:formula="of:=IF(AND([.$B168]=&quot;i2c&quot;;[.$C168]=1);[.$D168];[.L167])" office:value-type="float" office:value="1024" calcext:value-type="float">
            <text:p>1024</text:p>
          </table:table-cell>
          <table:table-cell table:formula="of:=IF(AND([.$B168]=&quot;i2c&quot;;[.$C168]=2);[.$D168];[.M167])" office:value-type="float" office:value="1024" calcext:value-type="float">
            <text:p>1024</text:p>
          </table:table-cell>
          <table:table-cell table:formula="of:=IF(AND([.$B168]=&quot;i2c&quot;;[.$C168]=3);[.$D168];[.N16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9146498" calcext:value-type="float">
            <text:p>158914649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([.A169]-[.A$2])/1000000" office:value-type="float" office:value="9.486029" calcext:value-type="float">
            <text:p>9.486029</text:p>
          </table:table-cell>
          <table:table-cell table:formula="of:=IF([.B169]=&quot;PC&quot;;[.H$2];-[.H$2])" office:value-type="float" office:value="-2200" calcext:value-type="float">
            <text:p>-2200</text:p>
          </table:table-cell>
          <table:table-cell table:formula="of:=IF(AND([.$B169]=&quot;i2c&quot;;[.$C169]=0);[.$D169];[.K168])" office:value-type="float" office:value="1024" calcext:value-type="float">
            <text:p>1024</text:p>
          </table:table-cell>
          <table:table-cell table:formula="of:=IF(AND([.$B169]=&quot;i2c&quot;;[.$C169]=1);[.$D169];[.L168])" office:value-type="float" office:value="1024" calcext:value-type="float">
            <text:p>1024</text:p>
          </table:table-cell>
          <table:table-cell table:formula="of:=IF(AND([.$B169]=&quot;i2c&quot;;[.$C169]=2);[.$D169];[.M168])" office:value-type="float" office:value="1024" calcext:value-type="float">
            <text:p>1024</text:p>
          </table:table-cell>
          <table:table-cell table:formula="of:=IF(AND([.$B169]=&quot;i2c&quot;;[.$C169]=3);[.$D169];[.N16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89234165" calcext:value-type="float">
            <text:p>158923416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([.A170]-[.A$2])/1000000" office:value-type="float" office:value="9.573696" calcext:value-type="float">
            <text:p>9.573696</text:p>
          </table:table-cell>
          <table:table-cell table:formula="of:=IF([.B170]=&quot;PC&quot;;[.H$2];-[.H$2])" office:value-type="float" office:value="-2200" calcext:value-type="float">
            <text:p>-2200</text:p>
          </table:table-cell>
          <table:table-cell table:formula="of:=IF(AND([.$B170]=&quot;i2c&quot;;[.$C170]=0);[.$D170];[.K169])" office:value-type="float" office:value="1024" calcext:value-type="float">
            <text:p>1024</text:p>
          </table:table-cell>
          <table:table-cell table:formula="of:=IF(AND([.$B170]=&quot;i2c&quot;;[.$C170]=1);[.$D170];[.L169])" office:value-type="float" office:value="1024" calcext:value-type="float">
            <text:p>1024</text:p>
          </table:table-cell>
          <table:table-cell table:formula="of:=IF(AND([.$B170]=&quot;i2c&quot;;[.$C170]=2);[.$D170];[.M169])" office:value-type="float" office:value="1024" calcext:value-type="float">
            <text:p>1024</text:p>
          </table:table-cell>
          <table:table-cell table:formula="of:=IF(AND([.$B170]=&quot;i2c&quot;;[.$C170]=3);[.$D170];[.N169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9321849" calcext:value-type="float">
            <text:p>158932184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([.A171]-[.A$2])/1000000" office:value-type="float" office:value="9.66138" calcext:value-type="float">
            <text:p>9.66138</text:p>
          </table:table-cell>
          <table:table-cell table:formula="of:=IF([.B171]=&quot;PC&quot;;[.H$2];-[.H$2])" office:value-type="float" office:value="-2200" calcext:value-type="float">
            <text:p>-2200</text:p>
          </table:table-cell>
          <table:table-cell table:formula="of:=IF(AND([.$B171]=&quot;i2c&quot;;[.$C171]=0);[.$D171];[.K170])" office:value-type="float" office:value="1024" calcext:value-type="float">
            <text:p>1024</text:p>
          </table:table-cell>
          <table:table-cell table:formula="of:=IF(AND([.$B171]=&quot;i2c&quot;;[.$C171]=1);[.$D171];[.L170])" office:value-type="float" office:value="1024" calcext:value-type="float">
            <text:p>1024</text:p>
          </table:table-cell>
          <table:table-cell table:formula="of:=IF(AND([.$B171]=&quot;i2c&quot;;[.$C171]=2);[.$D171];[.M170])" office:value-type="float" office:value="1024" calcext:value-type="float">
            <text:p>1024</text:p>
          </table:table-cell>
          <table:table-cell table:formula="of:=IF(AND([.$B171]=&quot;i2c&quot;;[.$C171]=3);[.$D171];[.N170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89409525" calcext:value-type="float">
            <text:p>158940952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([.A172]-[.A$2])/1000000" office:value-type="float" office:value="9.749056" calcext:value-type="float">
            <text:p>9.749056</text:p>
          </table:table-cell>
          <table:table-cell table:formula="of:=IF([.B172]=&quot;PC&quot;;[.H$2];-[.H$2])" office:value-type="float" office:value="-2200" calcext:value-type="float">
            <text:p>-2200</text:p>
          </table:table-cell>
          <table:table-cell table:formula="of:=IF(AND([.$B172]=&quot;i2c&quot;;[.$C172]=0);[.$D172];[.K171])" office:value-type="float" office:value="1024" calcext:value-type="float">
            <text:p>1024</text:p>
          </table:table-cell>
          <table:table-cell table:formula="of:=IF(AND([.$B172]=&quot;i2c&quot;;[.$C172]=1);[.$D172];[.L171])" office:value-type="float" office:value="1024" calcext:value-type="float">
            <text:p>1024</text:p>
          </table:table-cell>
          <table:table-cell table:formula="of:=IF(AND([.$B172]=&quot;i2c&quot;;[.$C172]=2);[.$D172];[.M171])" office:value-type="float" office:value="1024" calcext:value-type="float">
            <text:p>1024</text:p>
          </table:table-cell>
          <table:table-cell table:formula="of:=IF(AND([.$B172]=&quot;i2c&quot;;[.$C172]=3);[.$D172];[.N171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89497200" calcext:value-type="float">
            <text:p>158949720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([.A173]-[.A$2])/1000000" office:value-type="float" office:value="9.836731" calcext:value-type="float">
            <text:p>9.836731</text:p>
          </table:table-cell>
          <table:table-cell table:formula="of:=IF([.B173]=&quot;PC&quot;;[.H$2];-[.H$2])" office:value-type="float" office:value="-2200" calcext:value-type="float">
            <text:p>-2200</text:p>
          </table:table-cell>
          <table:table-cell table:formula="of:=IF(AND([.$B173]=&quot;i2c&quot;;[.$C173]=0);[.$D173];[.K172])" office:value-type="float" office:value="1024" calcext:value-type="float">
            <text:p>1024</text:p>
          </table:table-cell>
          <table:table-cell table:formula="of:=IF(AND([.$B173]=&quot;i2c&quot;;[.$C173]=1);[.$D173];[.L172])" office:value-type="float" office:value="1024" calcext:value-type="float">
            <text:p>1024</text:p>
          </table:table-cell>
          <table:table-cell table:formula="of:=IF(AND([.$B173]=&quot;i2c&quot;;[.$C173]=2);[.$D173];[.M172])" office:value-type="float" office:value="1024" calcext:value-type="float">
            <text:p>1024</text:p>
          </table:table-cell>
          <table:table-cell table:formula="of:=IF(AND([.$B173]=&quot;i2c&quot;;[.$C173]=3);[.$D173];[.N172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89584872" calcext:value-type="float">
            <text:p>158958487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([.A174]-[.A$2])/1000000" office:value-type="float" office:value="9.924403" calcext:value-type="float">
            <text:p>9.924403</text:p>
          </table:table-cell>
          <table:table-cell table:formula="of:=IF([.B174]=&quot;PC&quot;;[.H$2];-[.H$2])" office:value-type="float" office:value="-2200" calcext:value-type="float">
            <text:p>-2200</text:p>
          </table:table-cell>
          <table:table-cell table:formula="of:=IF(AND([.$B174]=&quot;i2c&quot;;[.$C174]=0);[.$D174];[.K173])" office:value-type="float" office:value="1024" calcext:value-type="float">
            <text:p>1024</text:p>
          </table:table-cell>
          <table:table-cell table:formula="of:=IF(AND([.$B174]=&quot;i2c&quot;;[.$C174]=1);[.$D174];[.L173])" office:value-type="float" office:value="1024" calcext:value-type="float">
            <text:p>1024</text:p>
          </table:table-cell>
          <table:table-cell table:formula="of:=IF(AND([.$B174]=&quot;i2c&quot;;[.$C174]=2);[.$D174];[.M173])" office:value-type="float" office:value="1024" calcext:value-type="float">
            <text:p>1024</text:p>
          </table:table-cell>
          <table:table-cell table:formula="of:=IF(AND([.$B174]=&quot;i2c&quot;;[.$C174]=3);[.$D174];[.N173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9672551" calcext:value-type="float">
            <text:p>158967255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formula="of:=([.A175]-[.A$2])/1000000" office:value-type="float" office:value="10.012082" calcext:value-type="float">
            <text:p>10.012082</text:p>
          </table:table-cell>
          <table:table-cell table:formula="of:=IF([.B175]=&quot;PC&quot;;[.H$2];-[.H$2])" office:value-type="float" office:value="-2200" calcext:value-type="float">
            <text:p>-2200</text:p>
          </table:table-cell>
          <table:table-cell table:formula="of:=IF(AND([.$B175]=&quot;i2c&quot;;[.$C175]=0);[.$D175];[.K174])" office:value-type="float" office:value="1024" calcext:value-type="float">
            <text:p>1024</text:p>
          </table:table-cell>
          <table:table-cell table:formula="of:=IF(AND([.$B175]=&quot;i2c&quot;;[.$C175]=1);[.$D175];[.L174])" office:value-type="float" office:value="1024" calcext:value-type="float">
            <text:p>1024</text:p>
          </table:table-cell>
          <table:table-cell table:formula="of:=IF(AND([.$B175]=&quot;i2c&quot;;[.$C175]=2);[.$D175];[.M174])" office:value-type="float" office:value="1024" calcext:value-type="float">
            <text:p>1024</text:p>
          </table:table-cell>
          <table:table-cell table:formula="of:=IF(AND([.$B175]=&quot;i2c&quot;;[.$C175]=3);[.$D175];[.N174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89760228" calcext:value-type="float">
            <text:p>158976022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([.A176]-[.A$2])/1000000" office:value-type="float" office:value="10.099759" calcext:value-type="float">
            <text:p>10.099759</text:p>
          </table:table-cell>
          <table:table-cell table:formula="of:=IF([.B176]=&quot;PC&quot;;[.H$2];-[.H$2])" office:value-type="float" office:value="-2200" calcext:value-type="float">
            <text:p>-2200</text:p>
          </table:table-cell>
          <table:table-cell table:formula="of:=IF(AND([.$B176]=&quot;i2c&quot;;[.$C176]=0);[.$D176];[.K175])" office:value-type="float" office:value="1024" calcext:value-type="float">
            <text:p>1024</text:p>
          </table:table-cell>
          <table:table-cell table:formula="of:=IF(AND([.$B176]=&quot;i2c&quot;;[.$C176]=1);[.$D176];[.L175])" office:value-type="float" office:value="1024" calcext:value-type="float">
            <text:p>1024</text:p>
          </table:table-cell>
          <table:table-cell table:formula="of:=IF(AND([.$B176]=&quot;i2c&quot;;[.$C176]=2);[.$D176];[.M175])" office:value-type="float" office:value="1024" calcext:value-type="float">
            <text:p>1024</text:p>
          </table:table-cell>
          <table:table-cell table:formula="of:=IF(AND([.$B176]=&quot;i2c&quot;;[.$C176]=3);[.$D176];[.N175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89847913" calcext:value-type="float">
            <text:p>158984791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formula="of:=([.A177]-[.A$2])/1000000" office:value-type="float" office:value="10.187444" calcext:value-type="float">
            <text:p>10.187444</text:p>
          </table:table-cell>
          <table:table-cell table:formula="of:=IF([.B177]=&quot;PC&quot;;[.H$2];-[.H$2])" office:value-type="float" office:value="-2200" calcext:value-type="float">
            <text:p>-2200</text:p>
          </table:table-cell>
          <table:table-cell table:formula="of:=IF(AND([.$B177]=&quot;i2c&quot;;[.$C177]=0);[.$D177];[.K176])" office:value-type="float" office:value="1024" calcext:value-type="float">
            <text:p>1024</text:p>
          </table:table-cell>
          <table:table-cell table:formula="of:=IF(AND([.$B177]=&quot;i2c&quot;;[.$C177]=1);[.$D177];[.L176])" office:value-type="float" office:value="1024" calcext:value-type="float">
            <text:p>1024</text:p>
          </table:table-cell>
          <table:table-cell table:formula="of:=IF(AND([.$B177]=&quot;i2c&quot;;[.$C177]=2);[.$D177];[.M176])" office:value-type="float" office:value="1024" calcext:value-type="float">
            <text:p>1024</text:p>
          </table:table-cell>
          <table:table-cell table:formula="of:=IF(AND([.$B177]=&quot;i2c&quot;;[.$C177]=3);[.$D177];[.N176]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89935591" calcext:value-type="float">
            <text:p>158993559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([.A178]-[.A$2])/1000000" office:value-type="float" office:value="10.275122" calcext:value-type="float">
            <text:p>10.275122</text:p>
          </table:table-cell>
          <table:table-cell table:formula="of:=IF([.B178]=&quot;PC&quot;;[.H$2];-[.H$2])" office:value-type="float" office:value="-2200" calcext:value-type="float">
            <text:p>-2200</text:p>
          </table:table-cell>
          <table:table-cell table:formula="of:=IF(AND([.$B178]=&quot;i2c&quot;;[.$C178]=0);[.$D178];[.K177])" office:value-type="float" office:value="1024" calcext:value-type="float">
            <text:p>1024</text:p>
          </table:table-cell>
          <table:table-cell table:formula="of:=IF(AND([.$B178]=&quot;i2c&quot;;[.$C178]=1);[.$D178];[.L177])" office:value-type="float" office:value="1024" calcext:value-type="float">
            <text:p>1024</text:p>
          </table:table-cell>
          <table:table-cell table:formula="of:=IF(AND([.$B178]=&quot;i2c&quot;;[.$C178]=2);[.$D178];[.M177])" office:value-type="float" office:value="1024" calcext:value-type="float">
            <text:p>1024</text:p>
          </table:table-cell>
          <table:table-cell table:formula="of:=IF(AND([.$B178]=&quot;i2c&quot;;[.$C178]=3);[.$D178];[.N177]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590023276" calcext:value-type="float">
            <text:p>159002327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formula="of:=([.A179]-[.A$2])/1000000" office:value-type="float" office:value="10.362807" calcext:value-type="float">
            <text:p>10.362807</text:p>
          </table:table-cell>
          <table:table-cell table:formula="of:=IF([.B179]=&quot;PC&quot;;[.H$2];-[.H$2])" office:value-type="float" office:value="-2200" calcext:value-type="float">
            <text:p>-2200</text:p>
          </table:table-cell>
          <table:table-cell table:formula="of:=IF(AND([.$B179]=&quot;i2c&quot;;[.$C179]=0);[.$D179];[.K178])" office:value-type="float" office:value="1024" calcext:value-type="float">
            <text:p>1024</text:p>
          </table:table-cell>
          <table:table-cell table:formula="of:=IF(AND([.$B179]=&quot;i2c&quot;;[.$C179]=1);[.$D179];[.L178])" office:value-type="float" office:value="1024" calcext:value-type="float">
            <text:p>1024</text:p>
          </table:table-cell>
          <table:table-cell table:formula="of:=IF(AND([.$B179]=&quot;i2c&quot;;[.$C179]=2);[.$D179];[.M178])" office:value-type="float" office:value="1024" calcext:value-type="float">
            <text:p>1024</text:p>
          </table:table-cell>
          <table:table-cell table:formula="of:=IF(AND([.$B179]=&quot;i2c&quot;;[.$C179]=3);[.$D179];[.N178]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90110961" calcext:value-type="float">
            <text:p>159011096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formula="of:=([.A180]-[.A$2])/1000000" office:value-type="float" office:value="10.450492" calcext:value-type="float">
            <text:p>10.450492</text:p>
          </table:table-cell>
          <table:table-cell table:formula="of:=IF([.B180]=&quot;PC&quot;;[.H$2];-[.H$2])" office:value-type="float" office:value="-2200" calcext:value-type="float">
            <text:p>-2200</text:p>
          </table:table-cell>
          <table:table-cell table:formula="of:=IF(AND([.$B180]=&quot;i2c&quot;;[.$C180]=0);[.$D180];[.K179])" office:value-type="float" office:value="1024" calcext:value-type="float">
            <text:p>1024</text:p>
          </table:table-cell>
          <table:table-cell table:formula="of:=IF(AND([.$B180]=&quot;i2c&quot;;[.$C180]=1);[.$D180];[.L179])" office:value-type="float" office:value="1024" calcext:value-type="float">
            <text:p>1024</text:p>
          </table:table-cell>
          <table:table-cell table:formula="of:=IF(AND([.$B180]=&quot;i2c&quot;;[.$C180]=2);[.$D180];[.M179])" office:value-type="float" office:value="1024" calcext:value-type="float">
            <text:p>1024</text:p>
          </table:table-cell>
          <table:table-cell table:formula="of:=IF(AND([.$B180]=&quot;i2c&quot;;[.$C180]=3);[.$D180];[.N179])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cmd Z</text:p>
          </table:table-cell>
          <table:table-cell office:value-type="string" calcext:value-type="string">
            <text:p>E=0</text:p>
          </table:table-cell>
          <table:table-cell office:value-type="string" calcext:value-type="string">
            <text:p>ch=1</text:p>
          </table:table-cell>
          <table:table-cell table:number-columns-repeated="5"/>
          <table:table-cell table:formula="of:=([.A181]-[.A$2])/1000000" office:value-type="string" office:string-value="" calcext:value-type="error">
            <text:p>#VALUE!</text:p>
          </table:table-cell>
          <table:table-cell table:formula="of:=IF([.B181]=&quot;PC&quot;;[.H$2];-[.H$2])" office:value-type="float" office:value="-2200" calcext:value-type="float">
            <text:p>-2200</text:p>
          </table:table-cell>
          <table:table-cell table:formula="of:=IF(AND([.$B181]=&quot;i2c&quot;;[.$C181]=0);[.$D181];[.K180])" office:value-type="float" office:value="1024" calcext:value-type="float">
            <text:p>1024</text:p>
          </table:table-cell>
          <table:table-cell table:formula="of:=IF(AND([.$B181]=&quot;i2c&quot;;[.$C181]=1);[.$D181];[.L180])" office:value-type="float" office:value="1024" calcext:value-type="float">
            <text:p>1024</text:p>
          </table:table-cell>
          <table:table-cell table:formula="of:=IF(AND([.$B181]=&quot;i2c&quot;;[.$C181]=2);[.$D181];[.M180])" office:value-type="float" office:value="1024" calcext:value-type="float">
            <text:p>1024</text:p>
          </table:table-cell>
          <table:table-cell table:formula="of:=IF(AND([.$B181]=&quot;i2c&quot;;[.$C181]=3);[.$D181];[.N180]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90198669" calcext:value-type="float">
            <text:p>159019866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table:number-columns-repeated="4"/>
          <table:table-cell table:formula="of:=([.A182]-[.A$2])/1000000" office:value-type="float" office:value="10.5382" calcext:value-type="float">
            <text:p>10.5382</text:p>
          </table:table-cell>
          <table:table-cell table:formula="of:=IF([.B182]=&quot;PC&quot;;[.H$2];-[.H$2])" office:value-type="float" office:value="-2200" calcext:value-type="float">
            <text:p>-2200</text:p>
          </table:table-cell>
          <table:table-cell table:formula="of:=IF(AND([.$B182]=&quot;i2c&quot;;[.$C182]=0);[.$D182];[.K181])" office:value-type="float" office:value="1024" calcext:value-type="float">
            <text:p>1024</text:p>
          </table:table-cell>
          <table:table-cell table:formula="of:=IF(AND([.$B182]=&quot;i2c&quot;;[.$C182]=1);[.$D182];[.L181])" office:value-type="float" office:value="1024" calcext:value-type="float">
            <text:p>1024</text:p>
          </table:table-cell>
          <table:table-cell table:formula="of:=IF(AND([.$B182]=&quot;i2c&quot;;[.$C182]=2);[.$D182];[.M181])" office:value-type="float" office:value="1024" calcext:value-type="float">
            <text:p>1024</text:p>
          </table:table-cell>
          <table:table-cell table:formula="of:=IF(AND([.$B182]=&quot;i2c&quot;;[.$C182]=3);[.$D182];[.N181]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590286361" calcext:value-type="float">
            <text:p>159028636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([.A183]-[.A$2])/1000000" office:value-type="float" office:value="10.625892" calcext:value-type="float">
            <text:p>10.625892</text:p>
          </table:table-cell>
          <table:table-cell table:formula="of:=IF([.B183]=&quot;PC&quot;;[.H$2];-[.H$2])" office:value-type="float" office:value="-2200" calcext:value-type="float">
            <text:p>-2200</text:p>
          </table:table-cell>
          <table:table-cell table:formula="of:=IF(AND([.$B183]=&quot;i2c&quot;;[.$C183]=0);[.$D183];[.K182])" office:value-type="float" office:value="1024" calcext:value-type="float">
            <text:p>1024</text:p>
          </table:table-cell>
          <table:table-cell table:formula="of:=IF(AND([.$B183]=&quot;i2c&quot;;[.$C183]=1);[.$D183];[.L182])" office:value-type="float" office:value="1024" calcext:value-type="float">
            <text:p>1024</text:p>
          </table:table-cell>
          <table:table-cell table:formula="of:=IF(AND([.$B183]=&quot;i2c&quot;;[.$C183]=2);[.$D183];[.M182])" office:value-type="float" office:value="1024" calcext:value-type="float">
            <text:p>1024</text:p>
          </table:table-cell>
          <table:table-cell table:formula="of:=IF(AND([.$B183]=&quot;i2c&quot;;[.$C183]=3);[.$D183];[.N182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590374050" calcext:value-type="float">
            <text:p>159037405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table:number-columns-repeated="4"/>
          <table:table-cell table:formula="of:=([.A184]-[.A$2])/1000000" office:value-type="float" office:value="10.713581" calcext:value-type="float">
            <text:p>10.713581</text:p>
          </table:table-cell>
          <table:table-cell table:formula="of:=IF([.B184]=&quot;PC&quot;;[.H$2];-[.H$2])" office:value-type="float" office:value="-2200" calcext:value-type="float">
            <text:p>-2200</text:p>
          </table:table-cell>
          <table:table-cell table:formula="of:=IF(AND([.$B184]=&quot;i2c&quot;;[.$C184]=0);[.$D184];[.K183])" office:value-type="float" office:value="1024" calcext:value-type="float">
            <text:p>1024</text:p>
          </table:table-cell>
          <table:table-cell table:formula="of:=IF(AND([.$B184]=&quot;i2c&quot;;[.$C184]=1);[.$D184];[.L183])" office:value-type="float" office:value="1024" calcext:value-type="float">
            <text:p>1024</text:p>
          </table:table-cell>
          <table:table-cell table:formula="of:=IF(AND([.$B184]=&quot;i2c&quot;;[.$C184]=2);[.$D184];[.M183])" office:value-type="float" office:value="1024" calcext:value-type="float">
            <text:p>1024</text:p>
          </table:table-cell>
          <table:table-cell table:formula="of:=IF(AND([.$B184]=&quot;i2c&quot;;[.$C184]=3);[.$D184];[.N183]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590461738" calcext:value-type="float">
            <text:p>159046173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table:number-columns-repeated="4"/>
          <table:table-cell table:formula="of:=([.A185]-[.A$2])/1000000" office:value-type="float" office:value="10.801269" calcext:value-type="float">
            <text:p>10.801269</text:p>
          </table:table-cell>
          <table:table-cell table:formula="of:=IF([.B185]=&quot;PC&quot;;[.H$2];-[.H$2])" office:value-type="float" office:value="-2200" calcext:value-type="float">
            <text:p>-2200</text:p>
          </table:table-cell>
          <table:table-cell table:formula="of:=IF(AND([.$B185]=&quot;i2c&quot;;[.$C185]=0);[.$D185];[.K184])" office:value-type="float" office:value="1024" calcext:value-type="float">
            <text:p>1024</text:p>
          </table:table-cell>
          <table:table-cell table:formula="of:=IF(AND([.$B185]=&quot;i2c&quot;;[.$C185]=1);[.$D185];[.L184])" office:value-type="float" office:value="1024" calcext:value-type="float">
            <text:p>1024</text:p>
          </table:table-cell>
          <table:table-cell table:formula="of:=IF(AND([.$B185]=&quot;i2c&quot;;[.$C185]=2);[.$D185];[.M184])" office:value-type="float" office:value="1024" calcext:value-type="float">
            <text:p>1024</text:p>
          </table:table-cell>
          <table:table-cell table:formula="of:=IF(AND([.$B185]=&quot;i2c&quot;;[.$C185]=3);[.$D185];[.N184])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590549429" calcext:value-type="float">
            <text:p>159054942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346" calcext:value-type="float">
            <text:p>346</text:p>
          </table:table-cell>
          <table:table-cell table:number-columns-repeated="4"/>
          <table:table-cell table:formula="of:=([.A186]-[.A$2])/1000000" office:value-type="float" office:value="10.88896" calcext:value-type="float">
            <text:p>10.88896</text:p>
          </table:table-cell>
          <table:table-cell table:formula="of:=IF([.B186]=&quot;PC&quot;;[.H$2];-[.H$2])" office:value-type="float" office:value="-2200" calcext:value-type="float">
            <text:p>-2200</text:p>
          </table:table-cell>
          <table:table-cell table:formula="of:=IF(AND([.$B186]=&quot;i2c&quot;;[.$C186]=0);[.$D186];[.K185])" office:value-type="float" office:value="1024" calcext:value-type="float">
            <text:p>1024</text:p>
          </table:table-cell>
          <table:table-cell table:formula="of:=IF(AND([.$B186]=&quot;i2c&quot;;[.$C186]=1);[.$D186];[.L185])" office:value-type="float" office:value="1024" calcext:value-type="float">
            <text:p>1024</text:p>
          </table:table-cell>
          <table:table-cell table:formula="of:=IF(AND([.$B186]=&quot;i2c&quot;;[.$C186]=2);[.$D186];[.M185])" office:value-type="float" office:value="1024" calcext:value-type="float">
            <text:p>1024</text:p>
          </table:table-cell>
          <table:table-cell table:formula="of:=IF(AND([.$B186]=&quot;i2c&quot;;[.$C186]=3);[.$D186];[.N185])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590637105" calcext:value-type="float">
            <text:p>159063710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table:number-columns-repeated="4"/>
          <table:table-cell table:formula="of:=([.A187]-[.A$2])/1000000" office:value-type="float" office:value="10.976636" calcext:value-type="float">
            <text:p>10.976636</text:p>
          </table:table-cell>
          <table:table-cell table:formula="of:=IF([.B187]=&quot;PC&quot;;[.H$2];-[.H$2])" office:value-type="float" office:value="-2200" calcext:value-type="float">
            <text:p>-2200</text:p>
          </table:table-cell>
          <table:table-cell table:formula="of:=IF(AND([.$B187]=&quot;i2c&quot;;[.$C187]=0);[.$D187];[.K186])" office:value-type="float" office:value="1024" calcext:value-type="float">
            <text:p>1024</text:p>
          </table:table-cell>
          <table:table-cell table:formula="of:=IF(AND([.$B187]=&quot;i2c&quot;;[.$C187]=1);[.$D187];[.L186])" office:value-type="float" office:value="1024" calcext:value-type="float">
            <text:p>1024</text:p>
          </table:table-cell>
          <table:table-cell table:formula="of:=IF(AND([.$B187]=&quot;i2c&quot;;[.$C187]=2);[.$D187];[.M186])" office:value-type="float" office:value="1024" calcext:value-type="float">
            <text:p>1024</text:p>
          </table:table-cell>
          <table:table-cell table:formula="of:=IF(AND([.$B187]=&quot;i2c&quot;;[.$C187]=3);[.$D187];[.N186])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590724784" calcext:value-type="float">
            <text:p>159072478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table:number-columns-repeated="4"/>
          <table:table-cell table:formula="of:=([.A188]-[.A$2])/1000000" office:value-type="float" office:value="11.064315" calcext:value-type="float">
            <text:p>11.064315</text:p>
          </table:table-cell>
          <table:table-cell table:formula="of:=IF([.B188]=&quot;PC&quot;;[.H$2];-[.H$2])" office:value-type="float" office:value="-2200" calcext:value-type="float">
            <text:p>-2200</text:p>
          </table:table-cell>
          <table:table-cell table:formula="of:=IF(AND([.$B188]=&quot;i2c&quot;;[.$C188]=0);[.$D188];[.K187])" office:value-type="float" office:value="1024" calcext:value-type="float">
            <text:p>1024</text:p>
          </table:table-cell>
          <table:table-cell table:formula="of:=IF(AND([.$B188]=&quot;i2c&quot;;[.$C188]=1);[.$D188];[.L187])" office:value-type="float" office:value="1024" calcext:value-type="float">
            <text:p>1024</text:p>
          </table:table-cell>
          <table:table-cell table:formula="of:=IF(AND([.$B188]=&quot;i2c&quot;;[.$C188]=2);[.$D188];[.M187])" office:value-type="float" office:value="1024" calcext:value-type="float">
            <text:p>1024</text:p>
          </table:table-cell>
          <table:table-cell table:formula="of:=IF(AND([.$B188]=&quot;i2c&quot;;[.$C188]=3);[.$D188];[.N187]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590812471" calcext:value-type="float">
            <text:p>159081247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436" calcext:value-type="float">
            <text:p>436</text:p>
          </table:table-cell>
          <table:table-cell table:number-columns-repeated="4"/>
          <table:table-cell table:formula="of:=([.A189]-[.A$2])/1000000" office:value-type="float" office:value="11.152002" calcext:value-type="float">
            <text:p>11.152002</text:p>
          </table:table-cell>
          <table:table-cell table:formula="of:=IF([.B189]=&quot;PC&quot;;[.H$2];-[.H$2])" office:value-type="float" office:value="-2200" calcext:value-type="float">
            <text:p>-2200</text:p>
          </table:table-cell>
          <table:table-cell table:formula="of:=IF(AND([.$B189]=&quot;i2c&quot;;[.$C189]=0);[.$D189];[.K188])" office:value-type="float" office:value="1024" calcext:value-type="float">
            <text:p>1024</text:p>
          </table:table-cell>
          <table:table-cell table:formula="of:=IF(AND([.$B189]=&quot;i2c&quot;;[.$C189]=1);[.$D189];[.L188])" office:value-type="float" office:value="1024" calcext:value-type="float">
            <text:p>1024</text:p>
          </table:table-cell>
          <table:table-cell table:formula="of:=IF(AND([.$B189]=&quot;i2c&quot;;[.$C189]=2);[.$D189];[.M188])" office:value-type="float" office:value="1024" calcext:value-type="float">
            <text:p>1024</text:p>
          </table:table-cell>
          <table:table-cell table:formula="of:=IF(AND([.$B189]=&quot;i2c&quot;;[.$C189]=3);[.$D189];[.N188])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590900157" calcext:value-type="float">
            <text:p>159090015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table:number-columns-repeated="4"/>
          <table:table-cell table:formula="of:=([.A190]-[.A$2])/1000000" office:value-type="float" office:value="11.239688" calcext:value-type="float">
            <text:p>11.239688</text:p>
          </table:table-cell>
          <table:table-cell table:formula="of:=IF([.B190]=&quot;PC&quot;;[.H$2];-[.H$2])" office:value-type="float" office:value="-2200" calcext:value-type="float">
            <text:p>-2200</text:p>
          </table:table-cell>
          <table:table-cell table:formula="of:=IF(AND([.$B190]=&quot;i2c&quot;;[.$C190]=0);[.$D190];[.K189])" office:value-type="float" office:value="1024" calcext:value-type="float">
            <text:p>1024</text:p>
          </table:table-cell>
          <table:table-cell table:formula="of:=IF(AND([.$B190]=&quot;i2c&quot;;[.$C190]=1);[.$D190];[.L189])" office:value-type="float" office:value="1024" calcext:value-type="float">
            <text:p>1024</text:p>
          </table:table-cell>
          <table:table-cell table:formula="of:=IF(AND([.$B190]=&quot;i2c&quot;;[.$C190]=2);[.$D190];[.M189])" office:value-type="float" office:value="1024" calcext:value-type="float">
            <text:p>1024</text:p>
          </table:table-cell>
          <table:table-cell table:formula="of:=IF(AND([.$B190]=&quot;i2c&quot;;[.$C190]=3);[.$D190];[.N189])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590987836" calcext:value-type="float">
            <text:p>159098783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table:number-columns-repeated="4"/>
          <table:table-cell table:formula="of:=([.A191]-[.A$2])/1000000" office:value-type="float" office:value="11.327367" calcext:value-type="float">
            <text:p>11.327367</text:p>
          </table:table-cell>
          <table:table-cell table:formula="of:=IF([.B191]=&quot;PC&quot;;[.H$2];-[.H$2])" office:value-type="float" office:value="-2200" calcext:value-type="float">
            <text:p>-2200</text:p>
          </table:table-cell>
          <table:table-cell table:formula="of:=IF(AND([.$B191]=&quot;i2c&quot;;[.$C191]=0);[.$D191];[.K190])" office:value-type="float" office:value="1024" calcext:value-type="float">
            <text:p>1024</text:p>
          </table:table-cell>
          <table:table-cell table:formula="of:=IF(AND([.$B191]=&quot;i2c&quot;;[.$C191]=1);[.$D191];[.L190])" office:value-type="float" office:value="1024" calcext:value-type="float">
            <text:p>1024</text:p>
          </table:table-cell>
          <table:table-cell table:formula="of:=IF(AND([.$B191]=&quot;i2c&quot;;[.$C191]=2);[.$D191];[.M190])" office:value-type="float" office:value="1024" calcext:value-type="float">
            <text:p>1024</text:p>
          </table:table-cell>
          <table:table-cell table:formula="of:=IF(AND([.$B191]=&quot;i2c&quot;;[.$C191]=3);[.$D191];[.N190])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591075521" calcext:value-type="float">
            <text:p>159107552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526" calcext:value-type="float">
            <text:p>526</text:p>
          </table:table-cell>
          <table:table-cell table:number-columns-repeated="4"/>
          <table:table-cell table:formula="of:=([.A192]-[.A$2])/1000000" office:value-type="float" office:value="11.415052" calcext:value-type="float">
            <text:p>11.415052</text:p>
          </table:table-cell>
          <table:table-cell table:formula="of:=IF([.B192]=&quot;PC&quot;;[.H$2];-[.H$2])" office:value-type="float" office:value="-2200" calcext:value-type="float">
            <text:p>-2200</text:p>
          </table:table-cell>
          <table:table-cell table:formula="of:=IF(AND([.$B192]=&quot;i2c&quot;;[.$C192]=0);[.$D192];[.K191])" office:value-type="float" office:value="1024" calcext:value-type="float">
            <text:p>1024</text:p>
          </table:table-cell>
          <table:table-cell table:formula="of:=IF(AND([.$B192]=&quot;i2c&quot;;[.$C192]=1);[.$D192];[.L191])" office:value-type="float" office:value="1024" calcext:value-type="float">
            <text:p>1024</text:p>
          </table:table-cell>
          <table:table-cell table:formula="of:=IF(AND([.$B192]=&quot;i2c&quot;;[.$C192]=2);[.$D192];[.M191])" office:value-type="float" office:value="1024" calcext:value-type="float">
            <text:p>1024</text:p>
          </table:table-cell>
          <table:table-cell table:formula="of:=IF(AND([.$B192]=&quot;i2c&quot;;[.$C192]=3);[.$D192];[.N191])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91163209" calcext:value-type="float">
            <text:p>159116320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556" calcext:value-type="float">
            <text:p>556</text:p>
          </table:table-cell>
          <table:table-cell table:number-columns-repeated="4"/>
          <table:table-cell table:formula="of:=([.A193]-[.A$2])/1000000" office:value-type="float" office:value="11.50274" calcext:value-type="float">
            <text:p>11.50274</text:p>
          </table:table-cell>
          <table:table-cell table:formula="of:=IF([.B193]=&quot;PC&quot;;[.H$2];-[.H$2])" office:value-type="float" office:value="-2200" calcext:value-type="float">
            <text:p>-2200</text:p>
          </table:table-cell>
          <table:table-cell table:formula="of:=IF(AND([.$B193]=&quot;i2c&quot;;[.$C193]=0);[.$D193];[.K192])" office:value-type="float" office:value="1024" calcext:value-type="float">
            <text:p>1024</text:p>
          </table:table-cell>
          <table:table-cell table:formula="of:=IF(AND([.$B193]=&quot;i2c&quot;;[.$C193]=1);[.$D193];[.L192])" office:value-type="float" office:value="1024" calcext:value-type="float">
            <text:p>1024</text:p>
          </table:table-cell>
          <table:table-cell table:formula="of:=IF(AND([.$B193]=&quot;i2c&quot;;[.$C193]=2);[.$D193];[.M192])" office:value-type="float" office:value="1024" calcext:value-type="float">
            <text:p>1024</text:p>
          </table:table-cell>
          <table:table-cell table:formula="of:=IF(AND([.$B193]=&quot;i2c&quot;;[.$C193]=3);[.$D193];[.N192])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591250896" calcext:value-type="float">
            <text:p>159125089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586" calcext:value-type="float">
            <text:p>586</text:p>
          </table:table-cell>
          <table:table-cell table:number-columns-repeated="4"/>
          <table:table-cell table:formula="of:=([.A194]-[.A$2])/1000000" office:value-type="float" office:value="11.590427" calcext:value-type="float">
            <text:p>11.590427</text:p>
          </table:table-cell>
          <table:table-cell table:formula="of:=IF([.B194]=&quot;PC&quot;;[.H$2];-[.H$2])" office:value-type="float" office:value="-2200" calcext:value-type="float">
            <text:p>-2200</text:p>
          </table:table-cell>
          <table:table-cell table:formula="of:=IF(AND([.$B194]=&quot;i2c&quot;;[.$C194]=0);[.$D194];[.K193])" office:value-type="float" office:value="1024" calcext:value-type="float">
            <text:p>1024</text:p>
          </table:table-cell>
          <table:table-cell table:formula="of:=IF(AND([.$B194]=&quot;i2c&quot;;[.$C194]=1);[.$D194];[.L193])" office:value-type="float" office:value="1024" calcext:value-type="float">
            <text:p>1024</text:p>
          </table:table-cell>
          <table:table-cell table:formula="of:=IF(AND([.$B194]=&quot;i2c&quot;;[.$C194]=2);[.$D194];[.M193])" office:value-type="float" office:value="1024" calcext:value-type="float">
            <text:p>1024</text:p>
          </table:table-cell>
          <table:table-cell table:formula="of:=IF(AND([.$B194]=&quot;i2c&quot;;[.$C194]=3);[.$D194];[.N193])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591338581" calcext:value-type="float">
            <text:p>159133858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616" calcext:value-type="float">
            <text:p>616</text:p>
          </table:table-cell>
          <table:table-cell table:number-columns-repeated="4"/>
          <table:table-cell table:formula="of:=([.A195]-[.A$2])/1000000" office:value-type="float" office:value="11.678112" calcext:value-type="float">
            <text:p>11.678112</text:p>
          </table:table-cell>
          <table:table-cell table:formula="of:=IF([.B195]=&quot;PC&quot;;[.H$2];-[.H$2])" office:value-type="float" office:value="-2200" calcext:value-type="float">
            <text:p>-2200</text:p>
          </table:table-cell>
          <table:table-cell table:formula="of:=IF(AND([.$B195]=&quot;i2c&quot;;[.$C195]=0);[.$D195];[.K194])" office:value-type="float" office:value="1024" calcext:value-type="float">
            <text:p>1024</text:p>
          </table:table-cell>
          <table:table-cell table:formula="of:=IF(AND([.$B195]=&quot;i2c&quot;;[.$C195]=1);[.$D195];[.L194])" office:value-type="float" office:value="1024" calcext:value-type="float">
            <text:p>1024</text:p>
          </table:table-cell>
          <table:table-cell table:formula="of:=IF(AND([.$B195]=&quot;i2c&quot;;[.$C195]=2);[.$D195];[.M194])" office:value-type="float" office:value="1024" calcext:value-type="float">
            <text:p>1024</text:p>
          </table:table-cell>
          <table:table-cell table:formula="of:=IF(AND([.$B195]=&quot;i2c&quot;;[.$C195]=3);[.$D195];[.N194])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591426252" calcext:value-type="float">
            <text:p>159142625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646" calcext:value-type="float">
            <text:p>646</text:p>
          </table:table-cell>
          <table:table-cell table:number-columns-repeated="4"/>
          <table:table-cell table:formula="of:=([.A196]-[.A$2])/1000000" office:value-type="float" office:value="11.765783" calcext:value-type="float">
            <text:p>11.765783</text:p>
          </table:table-cell>
          <table:table-cell table:formula="of:=IF([.B196]=&quot;PC&quot;;[.H$2];-[.H$2])" office:value-type="float" office:value="-2200" calcext:value-type="float">
            <text:p>-2200</text:p>
          </table:table-cell>
          <table:table-cell table:formula="of:=IF(AND([.$B196]=&quot;i2c&quot;;[.$C196]=0);[.$D196];[.K195])" office:value-type="float" office:value="1024" calcext:value-type="float">
            <text:p>1024</text:p>
          </table:table-cell>
          <table:table-cell table:formula="of:=IF(AND([.$B196]=&quot;i2c&quot;;[.$C196]=1);[.$D196];[.L195])" office:value-type="float" office:value="1024" calcext:value-type="float">
            <text:p>1024</text:p>
          </table:table-cell>
          <table:table-cell table:formula="of:=IF(AND([.$B196]=&quot;i2c&quot;;[.$C196]=2);[.$D196];[.M195])" office:value-type="float" office:value="1024" calcext:value-type="float">
            <text:p>1024</text:p>
          </table:table-cell>
          <table:table-cell table:formula="of:=IF(AND([.$B196]=&quot;i2c&quot;;[.$C196]=3);[.$D196];[.N195])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591513937" calcext:value-type="float">
            <text:p>159151393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676" calcext:value-type="float">
            <text:p>676</text:p>
          </table:table-cell>
          <table:table-cell table:number-columns-repeated="4"/>
          <table:table-cell table:formula="of:=([.A197]-[.A$2])/1000000" office:value-type="float" office:value="11.853468" calcext:value-type="float">
            <text:p>11.853468</text:p>
          </table:table-cell>
          <table:table-cell table:formula="of:=IF([.B197]=&quot;PC&quot;;[.H$2];-[.H$2])" office:value-type="float" office:value="-2200" calcext:value-type="float">
            <text:p>-2200</text:p>
          </table:table-cell>
          <table:table-cell table:formula="of:=IF(AND([.$B197]=&quot;i2c&quot;;[.$C197]=0);[.$D197];[.K196])" office:value-type="float" office:value="1024" calcext:value-type="float">
            <text:p>1024</text:p>
          </table:table-cell>
          <table:table-cell table:formula="of:=IF(AND([.$B197]=&quot;i2c&quot;;[.$C197]=1);[.$D197];[.L196])" office:value-type="float" office:value="1024" calcext:value-type="float">
            <text:p>1024</text:p>
          </table:table-cell>
          <table:table-cell table:formula="of:=IF(AND([.$B197]=&quot;i2c&quot;;[.$C197]=2);[.$D197];[.M196])" office:value-type="float" office:value="1024" calcext:value-type="float">
            <text:p>1024</text:p>
          </table:table-cell>
          <table:table-cell table:formula="of:=IF(AND([.$B197]=&quot;i2c&quot;;[.$C197]=3);[.$D197];[.N196])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591601616" calcext:value-type="float">
            <text:p>159160161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706" calcext:value-type="float">
            <text:p>706</text:p>
          </table:table-cell>
          <table:table-cell table:number-columns-repeated="4"/>
          <table:table-cell table:formula="of:=([.A198]-[.A$2])/1000000" office:value-type="float" office:value="11.941147" calcext:value-type="float">
            <text:p>11.941147</text:p>
          </table:table-cell>
          <table:table-cell table:formula="of:=IF([.B198]=&quot;PC&quot;;[.H$2];-[.H$2])" office:value-type="float" office:value="-2200" calcext:value-type="float">
            <text:p>-2200</text:p>
          </table:table-cell>
          <table:table-cell table:formula="of:=IF(AND([.$B198]=&quot;i2c&quot;;[.$C198]=0);[.$D198];[.K197])" office:value-type="float" office:value="1024" calcext:value-type="float">
            <text:p>1024</text:p>
          </table:table-cell>
          <table:table-cell table:formula="of:=IF(AND([.$B198]=&quot;i2c&quot;;[.$C198]=1);[.$D198];[.L197])" office:value-type="float" office:value="1024" calcext:value-type="float">
            <text:p>1024</text:p>
          </table:table-cell>
          <table:table-cell table:formula="of:=IF(AND([.$B198]=&quot;i2c&quot;;[.$C198]=2);[.$D198];[.M197])" office:value-type="float" office:value="1024" calcext:value-type="float">
            <text:p>1024</text:p>
          </table:table-cell>
          <table:table-cell table:formula="of:=IF(AND([.$B198]=&quot;i2c&quot;;[.$C198]=3);[.$D198];[.N197])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591689299" calcext:value-type="float">
            <text:p>159168929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736" calcext:value-type="float">
            <text:p>736</text:p>
          </table:table-cell>
          <table:table-cell table:number-columns-repeated="4"/>
          <table:table-cell table:formula="of:=([.A199]-[.A$2])/1000000" office:value-type="float" office:value="12.02883" calcext:value-type="float">
            <text:p>12.02883</text:p>
          </table:table-cell>
          <table:table-cell table:formula="of:=IF([.B199]=&quot;PC&quot;;[.H$2];-[.H$2])" office:value-type="float" office:value="-2200" calcext:value-type="float">
            <text:p>-2200</text:p>
          </table:table-cell>
          <table:table-cell table:formula="of:=IF(AND([.$B199]=&quot;i2c&quot;;[.$C199]=0);[.$D199];[.K198])" office:value-type="float" office:value="1024" calcext:value-type="float">
            <text:p>1024</text:p>
          </table:table-cell>
          <table:table-cell table:formula="of:=IF(AND([.$B199]=&quot;i2c&quot;;[.$C199]=1);[.$D199];[.L198])" office:value-type="float" office:value="1024" calcext:value-type="float">
            <text:p>1024</text:p>
          </table:table-cell>
          <table:table-cell table:formula="of:=IF(AND([.$B199]=&quot;i2c&quot;;[.$C199]=2);[.$D199];[.M198])" office:value-type="float" office:value="1024" calcext:value-type="float">
            <text:p>1024</text:p>
          </table:table-cell>
          <table:table-cell table:formula="of:=IF(AND([.$B199]=&quot;i2c&quot;;[.$C199]=3);[.$D199];[.N198])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591776971" calcext:value-type="float">
            <text:p>159177697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766" calcext:value-type="float">
            <text:p>766</text:p>
          </table:table-cell>
          <table:table-cell table:number-columns-repeated="4"/>
          <table:table-cell table:formula="of:=([.A200]-[.A$2])/1000000" office:value-type="float" office:value="12.116502" calcext:value-type="float">
            <text:p>12.116502</text:p>
          </table:table-cell>
          <table:table-cell table:formula="of:=IF([.B200]=&quot;PC&quot;;[.H$2];-[.H$2])" office:value-type="float" office:value="-2200" calcext:value-type="float">
            <text:p>-2200</text:p>
          </table:table-cell>
          <table:table-cell table:formula="of:=IF(AND([.$B200]=&quot;i2c&quot;;[.$C200]=0);[.$D200];[.K199])" office:value-type="float" office:value="1024" calcext:value-type="float">
            <text:p>1024</text:p>
          </table:table-cell>
          <table:table-cell table:formula="of:=IF(AND([.$B200]=&quot;i2c&quot;;[.$C200]=1);[.$D200];[.L199])" office:value-type="float" office:value="1024" calcext:value-type="float">
            <text:p>1024</text:p>
          </table:table-cell>
          <table:table-cell table:formula="of:=IF(AND([.$B200]=&quot;i2c&quot;;[.$C200]=2);[.$D200];[.M199])" office:value-type="float" office:value="1024" calcext:value-type="float">
            <text:p>1024</text:p>
          </table:table-cell>
          <table:table-cell table:formula="of:=IF(AND([.$B200]=&quot;i2c&quot;;[.$C200]=3);[.$D200];[.N199])"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591864652" calcext:value-type="float">
            <text:p>159186465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796" calcext:value-type="float">
            <text:p>796</text:p>
          </table:table-cell>
          <table:table-cell table:number-columns-repeated="4"/>
          <table:table-cell table:formula="of:=([.A201]-[.A$2])/1000000" office:value-type="float" office:value="12.204183" calcext:value-type="float">
            <text:p>12.204183</text:p>
          </table:table-cell>
          <table:table-cell table:formula="of:=IF([.B201]=&quot;PC&quot;;[.H$2];-[.H$2])" office:value-type="float" office:value="-2200" calcext:value-type="float">
            <text:p>-2200</text:p>
          </table:table-cell>
          <table:table-cell table:formula="of:=IF(AND([.$B201]=&quot;i2c&quot;;[.$C201]=0);[.$D201];[.K200])" office:value-type="float" office:value="1024" calcext:value-type="float">
            <text:p>1024</text:p>
          </table:table-cell>
          <table:table-cell table:formula="of:=IF(AND([.$B201]=&quot;i2c&quot;;[.$C201]=1);[.$D201];[.L200])" office:value-type="float" office:value="1024" calcext:value-type="float">
            <text:p>1024</text:p>
          </table:table-cell>
          <table:table-cell table:formula="of:=IF(AND([.$B201]=&quot;i2c&quot;;[.$C201]=2);[.$D201];[.M200])" office:value-type="float" office:value="1024" calcext:value-type="float">
            <text:p>1024</text:p>
          </table:table-cell>
          <table:table-cell table:formula="of:=IF(AND([.$B201]=&quot;i2c&quot;;[.$C201]=3);[.$D201];[.N200])"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591952333" calcext:value-type="float">
            <text:p>159195233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826" calcext:value-type="float">
            <text:p>826</text:p>
          </table:table-cell>
          <table:table-cell table:number-columns-repeated="4"/>
          <table:table-cell table:formula="of:=([.A202]-[.A$2])/1000000" office:value-type="float" office:value="12.291864" calcext:value-type="float">
            <text:p>12.291864</text:p>
          </table:table-cell>
          <table:table-cell table:formula="of:=IF([.B202]=&quot;PC&quot;;[.H$2];-[.H$2])" office:value-type="float" office:value="-2200" calcext:value-type="float">
            <text:p>-2200</text:p>
          </table:table-cell>
          <table:table-cell table:formula="of:=IF(AND([.$B202]=&quot;i2c&quot;;[.$C202]=0);[.$D202];[.K201])" office:value-type="float" office:value="1024" calcext:value-type="float">
            <text:p>1024</text:p>
          </table:table-cell>
          <table:table-cell table:formula="of:=IF(AND([.$B202]=&quot;i2c&quot;;[.$C202]=1);[.$D202];[.L201])" office:value-type="float" office:value="1024" calcext:value-type="float">
            <text:p>1024</text:p>
          </table:table-cell>
          <table:table-cell table:formula="of:=IF(AND([.$B202]=&quot;i2c&quot;;[.$C202]=2);[.$D202];[.M201])" office:value-type="float" office:value="1024" calcext:value-type="float">
            <text:p>1024</text:p>
          </table:table-cell>
          <table:table-cell table:formula="of:=IF(AND([.$B202]=&quot;i2c&quot;;[.$C202]=3);[.$D202];[.N201])"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592040018" calcext:value-type="float">
            <text:p>159204001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856" calcext:value-type="float">
            <text:p>856</text:p>
          </table:table-cell>
          <table:table-cell table:number-columns-repeated="4"/>
          <table:table-cell table:formula="of:=([.A203]-[.A$2])/1000000" office:value-type="float" office:value="12.379549" calcext:value-type="float">
            <text:p>12.379549</text:p>
          </table:table-cell>
          <table:table-cell table:formula="of:=IF([.B203]=&quot;PC&quot;;[.H$2];-[.H$2])" office:value-type="float" office:value="-2200" calcext:value-type="float">
            <text:p>-2200</text:p>
          </table:table-cell>
          <table:table-cell table:formula="of:=IF(AND([.$B203]=&quot;i2c&quot;;[.$C203]=0);[.$D203];[.K202])" office:value-type="float" office:value="1024" calcext:value-type="float">
            <text:p>1024</text:p>
          </table:table-cell>
          <table:table-cell table:formula="of:=IF(AND([.$B203]=&quot;i2c&quot;;[.$C203]=1);[.$D203];[.L202])" office:value-type="float" office:value="1024" calcext:value-type="float">
            <text:p>1024</text:p>
          </table:table-cell>
          <table:table-cell table:formula="of:=IF(AND([.$B203]=&quot;i2c&quot;;[.$C203]=2);[.$D203];[.M202])" office:value-type="float" office:value="1024" calcext:value-type="float">
            <text:p>1024</text:p>
          </table:table-cell>
          <table:table-cell table:formula="of:=IF(AND([.$B203]=&quot;i2c&quot;;[.$C203]=3);[.$D203];[.N202])"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592127688" calcext:value-type="float">
            <text:p>159212768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886" calcext:value-type="float">
            <text:p>886</text:p>
          </table:table-cell>
          <table:table-cell table:number-columns-repeated="4"/>
          <table:table-cell table:formula="of:=([.A204]-[.A$2])/1000000" office:value-type="float" office:value="12.467219" calcext:value-type="float">
            <text:p>12.467219</text:p>
          </table:table-cell>
          <table:table-cell table:formula="of:=IF([.B204]=&quot;PC&quot;;[.H$2];-[.H$2])" office:value-type="float" office:value="-2200" calcext:value-type="float">
            <text:p>-2200</text:p>
          </table:table-cell>
          <table:table-cell table:formula="of:=IF(AND([.$B204]=&quot;i2c&quot;;[.$C204]=0);[.$D204];[.K203])" office:value-type="float" office:value="1024" calcext:value-type="float">
            <text:p>1024</text:p>
          </table:table-cell>
          <table:table-cell table:formula="of:=IF(AND([.$B204]=&quot;i2c&quot;;[.$C204]=1);[.$D204];[.L203])" office:value-type="float" office:value="1024" calcext:value-type="float">
            <text:p>1024</text:p>
          </table:table-cell>
          <table:table-cell table:formula="of:=IF(AND([.$B204]=&quot;i2c&quot;;[.$C204]=2);[.$D204];[.M203])" office:value-type="float" office:value="1024" calcext:value-type="float">
            <text:p>1024</text:p>
          </table:table-cell>
          <table:table-cell table:formula="of:=IF(AND([.$B204]=&quot;i2c&quot;;[.$C204]=3);[.$D204];[.N203])"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592215367" calcext:value-type="float">
            <text:p>159221536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916" calcext:value-type="float">
            <text:p>916</text:p>
          </table:table-cell>
          <table:table-cell table:number-columns-repeated="4"/>
          <table:table-cell table:formula="of:=([.A205]-[.A$2])/1000000" office:value-type="float" office:value="12.554898" calcext:value-type="float">
            <text:p>12.554898</text:p>
          </table:table-cell>
          <table:table-cell table:formula="of:=IF([.B205]=&quot;PC&quot;;[.H$2];-[.H$2])" office:value-type="float" office:value="-2200" calcext:value-type="float">
            <text:p>-2200</text:p>
          </table:table-cell>
          <table:table-cell table:formula="of:=IF(AND([.$B205]=&quot;i2c&quot;;[.$C205]=0);[.$D205];[.K204])" office:value-type="float" office:value="1024" calcext:value-type="float">
            <text:p>1024</text:p>
          </table:table-cell>
          <table:table-cell table:formula="of:=IF(AND([.$B205]=&quot;i2c&quot;;[.$C205]=1);[.$D205];[.L204])" office:value-type="float" office:value="1024" calcext:value-type="float">
            <text:p>1024</text:p>
          </table:table-cell>
          <table:table-cell table:formula="of:=IF(AND([.$B205]=&quot;i2c&quot;;[.$C205]=2);[.$D205];[.M204])" office:value-type="float" office:value="1024" calcext:value-type="float">
            <text:p>1024</text:p>
          </table:table-cell>
          <table:table-cell table:formula="of:=IF(AND([.$B205]=&quot;i2c&quot;;[.$C205]=3);[.$D205];[.N204])"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1592303051" calcext:value-type="float">
            <text:p>159230305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946" calcext:value-type="float">
            <text:p>946</text:p>
          </table:table-cell>
          <table:table-cell table:number-columns-repeated="4"/>
          <table:table-cell table:formula="of:=([.A206]-[.A$2])/1000000" office:value-type="float" office:value="12.642582" calcext:value-type="float">
            <text:p>12.642582</text:p>
          </table:table-cell>
          <table:table-cell table:formula="of:=IF([.B206]=&quot;PC&quot;;[.H$2];-[.H$2])" office:value-type="float" office:value="-2200" calcext:value-type="float">
            <text:p>-2200</text:p>
          </table:table-cell>
          <table:table-cell table:formula="of:=IF(AND([.$B206]=&quot;i2c&quot;;[.$C206]=0);[.$D206];[.K205])" office:value-type="float" office:value="1024" calcext:value-type="float">
            <text:p>1024</text:p>
          </table:table-cell>
          <table:table-cell table:formula="of:=IF(AND([.$B206]=&quot;i2c&quot;;[.$C206]=1);[.$D206];[.L205])" office:value-type="float" office:value="1024" calcext:value-type="float">
            <text:p>1024</text:p>
          </table:table-cell>
          <table:table-cell table:formula="of:=IF(AND([.$B206]=&quot;i2c&quot;;[.$C206]=2);[.$D206];[.M205])" office:value-type="float" office:value="1024" calcext:value-type="float">
            <text:p>1024</text:p>
          </table:table-cell>
          <table:table-cell table:formula="of:=IF(AND([.$B206]=&quot;i2c&quot;;[.$C206]=3);[.$D206];[.N205])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592390737" calcext:value-type="float">
            <text:p>159239073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table:number-columns-repeated="4"/>
          <table:table-cell table:formula="of:=([.A207]-[.A$2])/1000000" office:value-type="float" office:value="12.730268" calcext:value-type="float">
            <text:p>12.730268</text:p>
          </table:table-cell>
          <table:table-cell table:formula="of:=IF([.B207]=&quot;PC&quot;;[.H$2];-[.H$2])" office:value-type="float" office:value="-2200" calcext:value-type="float">
            <text:p>-2200</text:p>
          </table:table-cell>
          <table:table-cell table:formula="of:=IF(AND([.$B207]=&quot;i2c&quot;;[.$C207]=0);[.$D207];[.K206])" office:value-type="float" office:value="1024" calcext:value-type="float">
            <text:p>1024</text:p>
          </table:table-cell>
          <table:table-cell table:formula="of:=IF(AND([.$B207]=&quot;i2c&quot;;[.$C207]=1);[.$D207];[.L206])" office:value-type="float" office:value="1024" calcext:value-type="float">
            <text:p>1024</text:p>
          </table:table-cell>
          <table:table-cell table:formula="of:=IF(AND([.$B207]=&quot;i2c&quot;;[.$C207]=2);[.$D207];[.M206])" office:value-type="float" office:value="1024" calcext:value-type="float">
            <text:p>1024</text:p>
          </table:table-cell>
          <table:table-cell table:formula="of:=IF(AND([.$B207]=&quot;i2c&quot;;[.$C207]=3);[.$D207];[.N206])"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592478417" calcext:value-type="float">
            <text:p>159247841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006" calcext:value-type="float">
            <text:p>1006</text:p>
          </table:table-cell>
          <table:table-cell table:number-columns-repeated="4"/>
          <table:table-cell table:formula="of:=([.A208]-[.A$2])/1000000" office:value-type="float" office:value="12.817948" calcext:value-type="float">
            <text:p>12.817948</text:p>
          </table:table-cell>
          <table:table-cell table:formula="of:=IF([.B208]=&quot;PC&quot;;[.H$2];-[.H$2])" office:value-type="float" office:value="-2200" calcext:value-type="float">
            <text:p>-2200</text:p>
          </table:table-cell>
          <table:table-cell table:formula="of:=IF(AND([.$B208]=&quot;i2c&quot;;[.$C208]=0);[.$D208];[.K207])" office:value-type="float" office:value="1024" calcext:value-type="float">
            <text:p>1024</text:p>
          </table:table-cell>
          <table:table-cell table:formula="of:=IF(AND([.$B208]=&quot;i2c&quot;;[.$C208]=1);[.$D208];[.L207])" office:value-type="float" office:value="1024" calcext:value-type="float">
            <text:p>1024</text:p>
          </table:table-cell>
          <table:table-cell table:formula="of:=IF(AND([.$B208]=&quot;i2c&quot;;[.$C208]=2);[.$D208];[.M207])" office:value-type="float" office:value="1024" calcext:value-type="float">
            <text:p>1024</text:p>
          </table:table-cell>
          <table:table-cell table:formula="of:=IF(AND([.$B208]=&quot;i2c&quot;;[.$C208]=3);[.$D208];[.N207])"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592566103" calcext:value-type="float">
            <text:p>159256610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([.A209]-[.A$2])/1000000" office:value-type="float" office:value="12.905634" calcext:value-type="float">
            <text:p>12.905634</text:p>
          </table:table-cell>
          <table:table-cell table:formula="of:=IF([.B209]=&quot;PC&quot;;[.H$2];-[.H$2])" office:value-type="float" office:value="-2200" calcext:value-type="float">
            <text:p>-2200</text:p>
          </table:table-cell>
          <table:table-cell table:formula="of:=IF(AND([.$B209]=&quot;i2c&quot;;[.$C209]=0);[.$D209];[.K208])" office:value-type="float" office:value="1024" calcext:value-type="float">
            <text:p>1024</text:p>
          </table:table-cell>
          <table:table-cell table:formula="of:=IF(AND([.$B209]=&quot;i2c&quot;;[.$C209]=1);[.$D209];[.L208])" office:value-type="float" office:value="1024" calcext:value-type="float">
            <text:p>1024</text:p>
          </table:table-cell>
          <table:table-cell table:formula="of:=IF(AND([.$B209]=&quot;i2c&quot;;[.$C209]=2);[.$D209];[.M208])" office:value-type="float" office:value="1024" calcext:value-type="float">
            <text:p>1024</text:p>
          </table:table-cell>
          <table:table-cell table:formula="of:=IF(AND([.$B209]=&quot;i2c&quot;;[.$C209]=3);[.$D209];[.N208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3697798" calcext:value-type="float">
            <text:p>1603697798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=0</text:p>
          </table:table-cell>
          <table:table-cell office:value-type="float" office:value="-1024" calcext:value-type="float">
            <text:p>-1024</text:p>
          </table:table-cell>
          <table:table-cell office:value-type="string" calcext:value-type="string">
            <text:p>0x0400</text:p>
          </table:table-cell>
          <table:table-cell table:number-columns-repeated="2"/>
          <table:table-cell table:formula="of:=([.A210]-[.A$2])/1000000" office:value-type="float" office:value="24.037329" calcext:value-type="float">
            <text:p>24.037329</text:p>
          </table:table-cell>
          <table:table-cell table:formula="of:=IF([.B210]=&quot;PC&quot;;[.H$2];-[.H$2])" office:value-type="float" office:value="2200" calcext:value-type="float">
            <text:p>2200</text:p>
          </table:table-cell>
          <table:table-cell table:formula="of:=IF(AND([.$B210]=&quot;i2c&quot;;[.$C210]=0);[.$D210];[.K209])" office:value-type="float" office:value="1024" calcext:value-type="float">
            <text:p>1024</text:p>
          </table:table-cell>
          <table:table-cell table:formula="of:=IF(AND([.$B210]=&quot;i2c&quot;;[.$C210]=1);[.$D210];[.L209])" office:value-type="float" office:value="1024" calcext:value-type="float">
            <text:p>1024</text:p>
          </table:table-cell>
          <table:table-cell table:formula="of:=IF(AND([.$B210]=&quot;i2c&quot;;[.$C210]=2);[.$D210];[.M209])" office:value-type="float" office:value="1024" calcext:value-type="float">
            <text:p>1024</text:p>
          </table:table-cell>
          <table:table-cell table:formula="of:=IF(AND([.$B210]=&quot;i2c&quot;;[.$C210]=3);[.$D210];[.N209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3708621" calcext:value-type="float">
            <text:p>160370862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table:number-columns-repeated="4"/>
          <table:table-cell table:formula="of:=([.A211]-[.A$2])/1000000" office:value-type="float" office:value="24.048152" calcext:value-type="float">
            <text:p>24.048152</text:p>
          </table:table-cell>
          <table:table-cell table:formula="of:=IF([.B211]=&quot;PC&quot;;[.H$2];-[.H$2])" office:value-type="float" office:value="-2200" calcext:value-type="float">
            <text:p>-2200</text:p>
          </table:table-cell>
          <table:table-cell table:formula="of:=IF(AND([.$B211]=&quot;i2c&quot;;[.$C211]=0);[.$D211];[.K210])" office:value-type="float" office:value="994" calcext:value-type="float">
            <text:p>994</text:p>
          </table:table-cell>
          <table:table-cell table:formula="of:=IF(AND([.$B211]=&quot;i2c&quot;;[.$C211]=1);[.$D211];[.L210])" office:value-type="float" office:value="1024" calcext:value-type="float">
            <text:p>1024</text:p>
          </table:table-cell>
          <table:table-cell table:formula="of:=IF(AND([.$B211]=&quot;i2c&quot;;[.$C211]=2);[.$D211];[.M210])" office:value-type="float" office:value="1024" calcext:value-type="float">
            <text:p>1024</text:p>
          </table:table-cell>
          <table:table-cell table:formula="of:=IF(AND([.$B211]=&quot;i2c&quot;;[.$C211]=3);[.$D211];[.N210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3796342" calcext:value-type="float">
            <text:p>160379634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table:number-columns-repeated="4"/>
          <table:table-cell table:formula="of:=([.A212]-[.A$2])/1000000" office:value-type="float" office:value="24.135873" calcext:value-type="float">
            <text:p>24.135873</text:p>
          </table:table-cell>
          <table:table-cell table:formula="of:=IF([.B212]=&quot;PC&quot;;[.H$2];-[.H$2])" office:value-type="float" office:value="-2200" calcext:value-type="float">
            <text:p>-2200</text:p>
          </table:table-cell>
          <table:table-cell table:formula="of:=IF(AND([.$B212]=&quot;i2c&quot;;[.$C212]=0);[.$D212];[.K211])" office:value-type="float" office:value="964" calcext:value-type="float">
            <text:p>964</text:p>
          </table:table-cell>
          <table:table-cell table:formula="of:=IF(AND([.$B212]=&quot;i2c&quot;;[.$C212]=1);[.$D212];[.L211])" office:value-type="float" office:value="1024" calcext:value-type="float">
            <text:p>1024</text:p>
          </table:table-cell>
          <table:table-cell table:formula="of:=IF(AND([.$B212]=&quot;i2c&quot;;[.$C212]=2);[.$D212];[.M211])" office:value-type="float" office:value="1024" calcext:value-type="float">
            <text:p>1024</text:p>
          </table:table-cell>
          <table:table-cell table:formula="of:=IF(AND([.$B212]=&quot;i2c&quot;;[.$C212]=3);[.$D212];[.N211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3884019" calcext:value-type="float">
            <text:p>160388401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table:number-columns-repeated="4"/>
          <table:table-cell table:formula="of:=([.A213]-[.A$2])/1000000" office:value-type="float" office:value="24.22355" calcext:value-type="float">
            <text:p>24.22355</text:p>
          </table:table-cell>
          <table:table-cell table:formula="of:=IF([.B213]=&quot;PC&quot;;[.H$2];-[.H$2])" office:value-type="float" office:value="-2200" calcext:value-type="float">
            <text:p>-2200</text:p>
          </table:table-cell>
          <table:table-cell table:formula="of:=IF(AND([.$B213]=&quot;i2c&quot;;[.$C213]=0);[.$D213];[.K212])" office:value-type="float" office:value="934" calcext:value-type="float">
            <text:p>934</text:p>
          </table:table-cell>
          <table:table-cell table:formula="of:=IF(AND([.$B213]=&quot;i2c&quot;;[.$C213]=1);[.$D213];[.L212])" office:value-type="float" office:value="1024" calcext:value-type="float">
            <text:p>1024</text:p>
          </table:table-cell>
          <table:table-cell table:formula="of:=IF(AND([.$B213]=&quot;i2c&quot;;[.$C213]=2);[.$D213];[.M212])" office:value-type="float" office:value="1024" calcext:value-type="float">
            <text:p>1024</text:p>
          </table:table-cell>
          <table:table-cell table:formula="of:=IF(AND([.$B213]=&quot;i2c&quot;;[.$C213]=3);[.$D213];[.N212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3971704" calcext:value-type="float">
            <text:p>160397170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table:number-columns-repeated="4"/>
          <table:table-cell table:formula="of:=([.A214]-[.A$2])/1000000" office:value-type="float" office:value="24.311235" calcext:value-type="float">
            <text:p>24.311235</text:p>
          </table:table-cell>
          <table:table-cell table:formula="of:=IF([.B214]=&quot;PC&quot;;[.H$2];-[.H$2])" office:value-type="float" office:value="-2200" calcext:value-type="float">
            <text:p>-2200</text:p>
          </table:table-cell>
          <table:table-cell table:formula="of:=IF(AND([.$B214]=&quot;i2c&quot;;[.$C214]=0);[.$D214];[.K213])" office:value-type="float" office:value="904" calcext:value-type="float">
            <text:p>904</text:p>
          </table:table-cell>
          <table:table-cell table:formula="of:=IF(AND([.$B214]=&quot;i2c&quot;;[.$C214]=1);[.$D214];[.L213])" office:value-type="float" office:value="1024" calcext:value-type="float">
            <text:p>1024</text:p>
          </table:table-cell>
          <table:table-cell table:formula="of:=IF(AND([.$B214]=&quot;i2c&quot;;[.$C214]=2);[.$D214];[.M213])" office:value-type="float" office:value="1024" calcext:value-type="float">
            <text:p>1024</text:p>
          </table:table-cell>
          <table:table-cell table:formula="of:=IF(AND([.$B214]=&quot;i2c&quot;;[.$C214]=3);[.$D214];[.N213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4059388" calcext:value-type="float">
            <text:p>160405938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table:number-columns-repeated="4"/>
          <table:table-cell table:formula="of:=([.A215]-[.A$2])/1000000" office:value-type="float" office:value="24.398919" calcext:value-type="float">
            <text:p>24.398919</text:p>
          </table:table-cell>
          <table:table-cell table:formula="of:=IF([.B215]=&quot;PC&quot;;[.H$2];-[.H$2])" office:value-type="float" office:value="-2200" calcext:value-type="float">
            <text:p>-2200</text:p>
          </table:table-cell>
          <table:table-cell table:formula="of:=IF(AND([.$B215]=&quot;i2c&quot;;[.$C215]=0);[.$D215];[.K214])" office:value-type="float" office:value="874" calcext:value-type="float">
            <text:p>874</text:p>
          </table:table-cell>
          <table:table-cell table:formula="of:=IF(AND([.$B215]=&quot;i2c&quot;;[.$C215]=1);[.$D215];[.L214])" office:value-type="float" office:value="1024" calcext:value-type="float">
            <text:p>1024</text:p>
          </table:table-cell>
          <table:table-cell table:formula="of:=IF(AND([.$B215]=&quot;i2c&quot;;[.$C215]=2);[.$D215];[.M214])" office:value-type="float" office:value="1024" calcext:value-type="float">
            <text:p>1024</text:p>
          </table:table-cell>
          <table:table-cell table:formula="of:=IF(AND([.$B215]=&quot;i2c&quot;;[.$C215]=3);[.$D215];[.N214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4147073" calcext:value-type="float">
            <text:p>160414707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table:number-columns-repeated="4"/>
          <table:table-cell table:formula="of:=([.A216]-[.A$2])/1000000" office:value-type="float" office:value="24.486604" calcext:value-type="float">
            <text:p>24.486604</text:p>
          </table:table-cell>
          <table:table-cell table:formula="of:=IF([.B216]=&quot;PC&quot;;[.H$2];-[.H$2])" office:value-type="float" office:value="-2200" calcext:value-type="float">
            <text:p>-2200</text:p>
          </table:table-cell>
          <table:table-cell table:formula="of:=IF(AND([.$B216]=&quot;i2c&quot;;[.$C216]=0);[.$D216];[.K215])" office:value-type="float" office:value="844" calcext:value-type="float">
            <text:p>844</text:p>
          </table:table-cell>
          <table:table-cell table:formula="of:=IF(AND([.$B216]=&quot;i2c&quot;;[.$C216]=1);[.$D216];[.L215])" office:value-type="float" office:value="1024" calcext:value-type="float">
            <text:p>1024</text:p>
          </table:table-cell>
          <table:table-cell table:formula="of:=IF(AND([.$B216]=&quot;i2c&quot;;[.$C216]=2);[.$D216];[.M215])" office:value-type="float" office:value="1024" calcext:value-type="float">
            <text:p>1024</text:p>
          </table:table-cell>
          <table:table-cell table:formula="of:=IF(AND([.$B216]=&quot;i2c&quot;;[.$C216]=3);[.$D216];[.N215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4234748" calcext:value-type="float">
            <text:p>160423474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table:number-columns-repeated="4"/>
          <table:table-cell table:formula="of:=([.A217]-[.A$2])/1000000" office:value-type="float" office:value="24.574279" calcext:value-type="float">
            <text:p>24.574279</text:p>
          </table:table-cell>
          <table:table-cell table:formula="of:=IF([.B217]=&quot;PC&quot;;[.H$2];-[.H$2])" office:value-type="float" office:value="-2200" calcext:value-type="float">
            <text:p>-2200</text:p>
          </table:table-cell>
          <table:table-cell table:formula="of:=IF(AND([.$B217]=&quot;i2c&quot;;[.$C217]=0);[.$D217];[.K216])" office:value-type="float" office:value="814" calcext:value-type="float">
            <text:p>814</text:p>
          </table:table-cell>
          <table:table-cell table:formula="of:=IF(AND([.$B217]=&quot;i2c&quot;;[.$C217]=1);[.$D217];[.L216])" office:value-type="float" office:value="1024" calcext:value-type="float">
            <text:p>1024</text:p>
          </table:table-cell>
          <table:table-cell table:formula="of:=IF(AND([.$B217]=&quot;i2c&quot;;[.$C217]=2);[.$D217];[.M216])" office:value-type="float" office:value="1024" calcext:value-type="float">
            <text:p>1024</text:p>
          </table:table-cell>
          <table:table-cell table:formula="of:=IF(AND([.$B217]=&quot;i2c&quot;;[.$C217]=3);[.$D217];[.N216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4322438" calcext:value-type="float">
            <text:p>160432243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table:number-columns-repeated="4"/>
          <table:table-cell table:formula="of:=([.A218]-[.A$2])/1000000" office:value-type="float" office:value="24.661969" calcext:value-type="float">
            <text:p>24.661969</text:p>
          </table:table-cell>
          <table:table-cell table:formula="of:=IF([.B218]=&quot;PC&quot;;[.H$2];-[.H$2])" office:value-type="float" office:value="-2200" calcext:value-type="float">
            <text:p>-2200</text:p>
          </table:table-cell>
          <table:table-cell table:formula="of:=IF(AND([.$B218]=&quot;i2c&quot;;[.$C218]=0);[.$D218];[.K217])" office:value-type="float" office:value="784" calcext:value-type="float">
            <text:p>784</text:p>
          </table:table-cell>
          <table:table-cell table:formula="of:=IF(AND([.$B218]=&quot;i2c&quot;;[.$C218]=1);[.$D218];[.L217])" office:value-type="float" office:value="1024" calcext:value-type="float">
            <text:p>1024</text:p>
          </table:table-cell>
          <table:table-cell table:formula="of:=IF(AND([.$B218]=&quot;i2c&quot;;[.$C218]=2);[.$D218];[.M217])" office:value-type="float" office:value="1024" calcext:value-type="float">
            <text:p>1024</text:p>
          </table:table-cell>
          <table:table-cell table:formula="of:=IF(AND([.$B218]=&quot;i2c&quot;;[.$C218]=3);[.$D218];[.N21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4410128" calcext:value-type="float">
            <text:p>160441012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table:number-columns-repeated="4"/>
          <table:table-cell table:formula="of:=([.A219]-[.A$2])/1000000" office:value-type="float" office:value="24.749659" calcext:value-type="float">
            <text:p>24.749659</text:p>
          </table:table-cell>
          <table:table-cell table:formula="of:=IF([.B219]=&quot;PC&quot;;[.H$2];-[.H$2])" office:value-type="float" office:value="-2200" calcext:value-type="float">
            <text:p>-2200</text:p>
          </table:table-cell>
          <table:table-cell table:formula="of:=IF(AND([.$B219]=&quot;i2c&quot;;[.$C219]=0);[.$D219];[.K218])" office:value-type="float" office:value="754" calcext:value-type="float">
            <text:p>754</text:p>
          </table:table-cell>
          <table:table-cell table:formula="of:=IF(AND([.$B219]=&quot;i2c&quot;;[.$C219]=1);[.$D219];[.L218])" office:value-type="float" office:value="1024" calcext:value-type="float">
            <text:p>1024</text:p>
          </table:table-cell>
          <table:table-cell table:formula="of:=IF(AND([.$B219]=&quot;i2c&quot;;[.$C219]=2);[.$D219];[.M218])" office:value-type="float" office:value="1024" calcext:value-type="float">
            <text:p>1024</text:p>
          </table:table-cell>
          <table:table-cell table:formula="of:=IF(AND([.$B219]=&quot;i2c&quot;;[.$C219]=3);[.$D219];[.N218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4497813" calcext:value-type="float">
            <text:p>160449781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table:number-columns-repeated="4"/>
          <table:table-cell table:formula="of:=([.A220]-[.A$2])/1000000" office:value-type="float" office:value="24.837344" calcext:value-type="float">
            <text:p>24.837344</text:p>
          </table:table-cell>
          <table:table-cell table:formula="of:=IF([.B220]=&quot;PC&quot;;[.H$2];-[.H$2])" office:value-type="float" office:value="-2200" calcext:value-type="float">
            <text:p>-2200</text:p>
          </table:table-cell>
          <table:table-cell table:formula="of:=IF(AND([.$B220]=&quot;i2c&quot;;[.$C220]=0);[.$D220];[.K219])" office:value-type="float" office:value="724" calcext:value-type="float">
            <text:p>724</text:p>
          </table:table-cell>
          <table:table-cell table:formula="of:=IF(AND([.$B220]=&quot;i2c&quot;;[.$C220]=1);[.$D220];[.L219])" office:value-type="float" office:value="1024" calcext:value-type="float">
            <text:p>1024</text:p>
          </table:table-cell>
          <table:table-cell table:formula="of:=IF(AND([.$B220]=&quot;i2c&quot;;[.$C220]=2);[.$D220];[.M219])" office:value-type="float" office:value="1024" calcext:value-type="float">
            <text:p>1024</text:p>
          </table:table-cell>
          <table:table-cell table:formula="of:=IF(AND([.$B220]=&quot;i2c&quot;;[.$C220]=3);[.$D220];[.N219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4585491" calcext:value-type="float">
            <text:p>160458549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table:number-columns-repeated="4"/>
          <table:table-cell table:formula="of:=([.A221]-[.A$2])/1000000" office:value-type="float" office:value="24.925022" calcext:value-type="float">
            <text:p>24.925022</text:p>
          </table:table-cell>
          <table:table-cell table:formula="of:=IF([.B221]=&quot;PC&quot;;[.H$2];-[.H$2])" office:value-type="float" office:value="-2200" calcext:value-type="float">
            <text:p>-2200</text:p>
          </table:table-cell>
          <table:table-cell table:formula="of:=IF(AND([.$B221]=&quot;i2c&quot;;[.$C221]=0);[.$D221];[.K220])" office:value-type="float" office:value="694" calcext:value-type="float">
            <text:p>694</text:p>
          </table:table-cell>
          <table:table-cell table:formula="of:=IF(AND([.$B221]=&quot;i2c&quot;;[.$C221]=1);[.$D221];[.L220])" office:value-type="float" office:value="1024" calcext:value-type="float">
            <text:p>1024</text:p>
          </table:table-cell>
          <table:table-cell table:formula="of:=IF(AND([.$B221]=&quot;i2c&quot;;[.$C221]=2);[.$D221];[.M220])" office:value-type="float" office:value="1024" calcext:value-type="float">
            <text:p>1024</text:p>
          </table:table-cell>
          <table:table-cell table:formula="of:=IF(AND([.$B221]=&quot;i2c&quot;;[.$C221]=3);[.$D221];[.N220]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cmd Z</text:p>
          </table:table-cell>
          <table:table-cell office:value-type="string" calcext:value-type="string">
            <text:p>E=0</text:p>
          </table:table-cell>
          <table:table-cell office:value-type="string" calcext:value-type="string">
            <text:p>ch=2</text:p>
          </table:table-cell>
          <table:table-cell table:number-columns-repeated="5"/>
          <table:table-cell table:formula="of:=([.A222]-[.A$2])/1000000" office:value-type="string" office:string-value="" calcext:value-type="error">
            <text:p>#VALUE!</text:p>
          </table:table-cell>
          <table:table-cell table:formula="of:=IF([.B222]=&quot;PC&quot;;[.H$2];-[.H$2])" office:value-type="float" office:value="-2200" calcext:value-type="float">
            <text:p>-2200</text:p>
          </table:table-cell>
          <table:table-cell table:formula="of:=IF(AND([.$B222]=&quot;i2c&quot;;[.$C222]=0);[.$D222];[.K221])" office:value-type="float" office:value="694" calcext:value-type="float">
            <text:p>694</text:p>
          </table:table-cell>
          <table:table-cell table:formula="of:=IF(AND([.$B222]=&quot;i2c&quot;;[.$C222]=1);[.$D222];[.L221])" office:value-type="float" office:value="1024" calcext:value-type="float">
            <text:p>1024</text:p>
          </table:table-cell>
          <table:table-cell table:formula="of:=IF(AND([.$B222]=&quot;i2c&quot;;[.$C222]=2);[.$D222];[.M221])" office:value-type="float" office:value="1024" calcext:value-type="float">
            <text:p>1024</text:p>
          </table:table-cell>
          <table:table-cell table:formula="of:=IF(AND([.$B222]=&quot;i2c&quot;;[.$C222]=3);[.$D222];[.N221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4673192" calcext:value-type="float">
            <text:p>160467319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number-columns-repeated="4"/>
          <table:table-cell table:formula="of:=([.A223]-[.A$2])/1000000" office:value-type="float" office:value="25.012723" calcext:value-type="float">
            <text:p>25.012723</text:p>
          </table:table-cell>
          <table:table-cell table:formula="of:=IF([.B223]=&quot;PC&quot;;[.H$2];-[.H$2])" office:value-type="float" office:value="-2200" calcext:value-type="float">
            <text:p>-2200</text:p>
          </table:table-cell>
          <table:table-cell table:formula="of:=IF(AND([.$B223]=&quot;i2c&quot;;[.$C223]=0);[.$D223];[.K222])" office:value-type="float" office:value="664" calcext:value-type="float">
            <text:p>664</text:p>
          </table:table-cell>
          <table:table-cell table:formula="of:=IF(AND([.$B223]=&quot;i2c&quot;;[.$C223]=1);[.$D223];[.L222])" office:value-type="float" office:value="1024" calcext:value-type="float">
            <text:p>1024</text:p>
          </table:table-cell>
          <table:table-cell table:formula="of:=IF(AND([.$B223]=&quot;i2c&quot;;[.$C223]=2);[.$D223];[.M222])" office:value-type="float" office:value="1024" calcext:value-type="float">
            <text:p>1024</text:p>
          </table:table-cell>
          <table:table-cell table:formula="of:=IF(AND([.$B223]=&quot;i2c&quot;;[.$C223]=3);[.$D223];[.N222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4760900" calcext:value-type="float">
            <text:p>160476090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table:number-columns-repeated="4"/>
          <table:table-cell table:formula="of:=([.A224]-[.A$2])/1000000" office:value-type="float" office:value="25.100431" calcext:value-type="float">
            <text:p>25.100431</text:p>
          </table:table-cell>
          <table:table-cell table:formula="of:=IF([.B224]=&quot;PC&quot;;[.H$2];-[.H$2])" office:value-type="float" office:value="-2200" calcext:value-type="float">
            <text:p>-2200</text:p>
          </table:table-cell>
          <table:table-cell table:formula="of:=IF(AND([.$B224]=&quot;i2c&quot;;[.$C224]=0);[.$D224];[.K223])" office:value-type="float" office:value="634" calcext:value-type="float">
            <text:p>634</text:p>
          </table:table-cell>
          <table:table-cell table:formula="of:=IF(AND([.$B224]=&quot;i2c&quot;;[.$C224]=1);[.$D224];[.L223])" office:value-type="float" office:value="1024" calcext:value-type="float">
            <text:p>1024</text:p>
          </table:table-cell>
          <table:table-cell table:formula="of:=IF(AND([.$B224]=&quot;i2c&quot;;[.$C224]=2);[.$D224];[.M223])" office:value-type="float" office:value="1024" calcext:value-type="float">
            <text:p>1024</text:p>
          </table:table-cell>
          <table:table-cell table:formula="of:=IF(AND([.$B224]=&quot;i2c&quot;;[.$C224]=3);[.$D224];[.N223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4848586" calcext:value-type="float">
            <text:p>160484858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table:number-columns-repeated="4"/>
          <table:table-cell table:formula="of:=([.A225]-[.A$2])/1000000" office:value-type="float" office:value="25.188117" calcext:value-type="float">
            <text:p>25.188117</text:p>
          </table:table-cell>
          <table:table-cell table:formula="of:=IF([.B225]=&quot;PC&quot;;[.H$2];-[.H$2])" office:value-type="float" office:value="-2200" calcext:value-type="float">
            <text:p>-2200</text:p>
          </table:table-cell>
          <table:table-cell table:formula="of:=IF(AND([.$B225]=&quot;i2c&quot;;[.$C225]=0);[.$D225];[.K224])" office:value-type="float" office:value="604" calcext:value-type="float">
            <text:p>604</text:p>
          </table:table-cell>
          <table:table-cell table:formula="of:=IF(AND([.$B225]=&quot;i2c&quot;;[.$C225]=1);[.$D225];[.L224])" office:value-type="float" office:value="1024" calcext:value-type="float">
            <text:p>1024</text:p>
          </table:table-cell>
          <table:table-cell table:formula="of:=IF(AND([.$B225]=&quot;i2c&quot;;[.$C225]=2);[.$D225];[.M224])" office:value-type="float" office:value="1024" calcext:value-type="float">
            <text:p>1024</text:p>
          </table:table-cell>
          <table:table-cell table:formula="of:=IF(AND([.$B225]=&quot;i2c&quot;;[.$C225]=3);[.$D225];[.N224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4936261" calcext:value-type="float">
            <text:p>160493626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table:number-columns-repeated="4"/>
          <table:table-cell table:formula="of:=([.A226]-[.A$2])/1000000" office:value-type="float" office:value="25.275792" calcext:value-type="float">
            <text:p>25.275792</text:p>
          </table:table-cell>
          <table:table-cell table:formula="of:=IF([.B226]=&quot;PC&quot;;[.H$2];-[.H$2])" office:value-type="float" office:value="-2200" calcext:value-type="float">
            <text:p>-2200</text:p>
          </table:table-cell>
          <table:table-cell table:formula="of:=IF(AND([.$B226]=&quot;i2c&quot;;[.$C226]=0);[.$D226];[.K225])" office:value-type="float" office:value="574" calcext:value-type="float">
            <text:p>574</text:p>
          </table:table-cell>
          <table:table-cell table:formula="of:=IF(AND([.$B226]=&quot;i2c&quot;;[.$C226]=1);[.$D226];[.L225])" office:value-type="float" office:value="1024" calcext:value-type="float">
            <text:p>1024</text:p>
          </table:table-cell>
          <table:table-cell table:formula="of:=IF(AND([.$B226]=&quot;i2c&quot;;[.$C226]=2);[.$D226];[.M225])" office:value-type="float" office:value="1024" calcext:value-type="float">
            <text:p>1024</text:p>
          </table:table-cell>
          <table:table-cell table:formula="of:=IF(AND([.$B226]=&quot;i2c&quot;;[.$C226]=3);[.$D226];[.N225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5023944" calcext:value-type="float">
            <text:p>160502394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4"/>
          <table:table-cell table:formula="of:=([.A227]-[.A$2])/1000000" office:value-type="float" office:value="25.363475" calcext:value-type="float">
            <text:p>25.363475</text:p>
          </table:table-cell>
          <table:table-cell table:formula="of:=IF([.B227]=&quot;PC&quot;;[.H$2];-[.H$2])" office:value-type="float" office:value="-2200" calcext:value-type="float">
            <text:p>-2200</text:p>
          </table:table-cell>
          <table:table-cell table:formula="of:=IF(AND([.$B227]=&quot;i2c&quot;;[.$C227]=0);[.$D227];[.K226])" office:value-type="float" office:value="544" calcext:value-type="float">
            <text:p>544</text:p>
          </table:table-cell>
          <table:table-cell table:formula="of:=IF(AND([.$B227]=&quot;i2c&quot;;[.$C227]=1);[.$D227];[.L226])" office:value-type="float" office:value="1024" calcext:value-type="float">
            <text:p>1024</text:p>
          </table:table-cell>
          <table:table-cell table:formula="of:=IF(AND([.$B227]=&quot;i2c&quot;;[.$C227]=2);[.$D227];[.M226])" office:value-type="float" office:value="1024" calcext:value-type="float">
            <text:p>1024</text:p>
          </table:table-cell>
          <table:table-cell table:formula="of:=IF(AND([.$B227]=&quot;i2c&quot;;[.$C227]=3);[.$D227];[.N226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5111627" calcext:value-type="float">
            <text:p>160511162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table:number-columns-repeated="4"/>
          <table:table-cell table:formula="of:=([.A228]-[.A$2])/1000000" office:value-type="float" office:value="25.451158" calcext:value-type="float">
            <text:p>25.451158</text:p>
          </table:table-cell>
          <table:table-cell table:formula="of:=IF([.B228]=&quot;PC&quot;;[.H$2];-[.H$2])" office:value-type="float" office:value="-2200" calcext:value-type="float">
            <text:p>-2200</text:p>
          </table:table-cell>
          <table:table-cell table:formula="of:=IF(AND([.$B228]=&quot;i2c&quot;;[.$C228]=0);[.$D228];[.K227])" office:value-type="float" office:value="514" calcext:value-type="float">
            <text:p>514</text:p>
          </table:table-cell>
          <table:table-cell table:formula="of:=IF(AND([.$B228]=&quot;i2c&quot;;[.$C228]=1);[.$D228];[.L227])" office:value-type="float" office:value="1024" calcext:value-type="float">
            <text:p>1024</text:p>
          </table:table-cell>
          <table:table-cell table:formula="of:=IF(AND([.$B228]=&quot;i2c&quot;;[.$C228]=2);[.$D228];[.M227])" office:value-type="float" office:value="1024" calcext:value-type="float">
            <text:p>1024</text:p>
          </table:table-cell>
          <table:table-cell table:formula="of:=IF(AND([.$B228]=&quot;i2c&quot;;[.$C228]=3);[.$D228];[.N22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5199313" calcext:value-type="float">
            <text:p>160519931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number-columns-repeated="4"/>
          <table:table-cell table:formula="of:=([.A229]-[.A$2])/1000000" office:value-type="float" office:value="25.538844" calcext:value-type="float">
            <text:p>25.538844</text:p>
          </table:table-cell>
          <table:table-cell table:formula="of:=IF([.B229]=&quot;PC&quot;;[.H$2];-[.H$2])" office:value-type="float" office:value="-2200" calcext:value-type="float">
            <text:p>-2200</text:p>
          </table:table-cell>
          <table:table-cell table:formula="of:=IF(AND([.$B229]=&quot;i2c&quot;;[.$C229]=0);[.$D229];[.K228])" office:value-type="float" office:value="484" calcext:value-type="float">
            <text:p>484</text:p>
          </table:table-cell>
          <table:table-cell table:formula="of:=IF(AND([.$B229]=&quot;i2c&quot;;[.$C229]=1);[.$D229];[.L228])" office:value-type="float" office:value="1024" calcext:value-type="float">
            <text:p>1024</text:p>
          </table:table-cell>
          <table:table-cell table:formula="of:=IF(AND([.$B229]=&quot;i2c&quot;;[.$C229]=2);[.$D229];[.M228])" office:value-type="float" office:value="1024" calcext:value-type="float">
            <text:p>1024</text:p>
          </table:table-cell>
          <table:table-cell table:formula="of:=IF(AND([.$B229]=&quot;i2c&quot;;[.$C229]=3);[.$D229];[.N228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5286985" calcext:value-type="float">
            <text:p>160528698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table:number-columns-repeated="4"/>
          <table:table-cell table:formula="of:=([.A230]-[.A$2])/1000000" office:value-type="float" office:value="25.626516" calcext:value-type="float">
            <text:p>25.626516</text:p>
          </table:table-cell>
          <table:table-cell table:formula="of:=IF([.B230]=&quot;PC&quot;;[.H$2];-[.H$2])" office:value-type="float" office:value="-2200" calcext:value-type="float">
            <text:p>-2200</text:p>
          </table:table-cell>
          <table:table-cell table:formula="of:=IF(AND([.$B230]=&quot;i2c&quot;;[.$C230]=0);[.$D230];[.K229])" office:value-type="float" office:value="454" calcext:value-type="float">
            <text:p>454</text:p>
          </table:table-cell>
          <table:table-cell table:formula="of:=IF(AND([.$B230]=&quot;i2c&quot;;[.$C230]=1);[.$D230];[.L229])" office:value-type="float" office:value="1024" calcext:value-type="float">
            <text:p>1024</text:p>
          </table:table-cell>
          <table:table-cell table:formula="of:=IF(AND([.$B230]=&quot;i2c&quot;;[.$C230]=2);[.$D230];[.M229])" office:value-type="float" office:value="1024" calcext:value-type="float">
            <text:p>1024</text:p>
          </table:table-cell>
          <table:table-cell table:formula="of:=IF(AND([.$B230]=&quot;i2c&quot;;[.$C230]=3);[.$D230];[.N229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5374665" calcext:value-type="float">
            <text:p>160537466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number-columns-repeated="4"/>
          <table:table-cell table:formula="of:=([.A231]-[.A$2])/1000000" office:value-type="float" office:value="25.714196" calcext:value-type="float">
            <text:p>25.714196</text:p>
          </table:table-cell>
          <table:table-cell table:formula="of:=IF([.B231]=&quot;PC&quot;;[.H$2];-[.H$2])" office:value-type="float" office:value="-2200" calcext:value-type="float">
            <text:p>-2200</text:p>
          </table:table-cell>
          <table:table-cell table:formula="of:=IF(AND([.$B231]=&quot;i2c&quot;;[.$C231]=0);[.$D231];[.K230])" office:value-type="float" office:value="424" calcext:value-type="float">
            <text:p>424</text:p>
          </table:table-cell>
          <table:table-cell table:formula="of:=IF(AND([.$B231]=&quot;i2c&quot;;[.$C231]=1);[.$D231];[.L230])" office:value-type="float" office:value="1024" calcext:value-type="float">
            <text:p>1024</text:p>
          </table:table-cell>
          <table:table-cell table:formula="of:=IF(AND([.$B231]=&quot;i2c&quot;;[.$C231]=2);[.$D231];[.M230])" office:value-type="float" office:value="1024" calcext:value-type="float">
            <text:p>1024</text:p>
          </table:table-cell>
          <table:table-cell table:formula="of:=IF(AND([.$B231]=&quot;i2c&quot;;[.$C231]=3);[.$D231];[.N230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5462352" calcext:value-type="float">
            <text:p>160546235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table:number-columns-repeated="4"/>
          <table:table-cell table:formula="of:=([.A232]-[.A$2])/1000000" office:value-type="float" office:value="25.801883" calcext:value-type="float">
            <text:p>25.801883</text:p>
          </table:table-cell>
          <table:table-cell table:formula="of:=IF([.B232]=&quot;PC&quot;;[.H$2];-[.H$2])" office:value-type="float" office:value="-2200" calcext:value-type="float">
            <text:p>-2200</text:p>
          </table:table-cell>
          <table:table-cell table:formula="of:=IF(AND([.$B232]=&quot;i2c&quot;;[.$C232]=0);[.$D232];[.K231])" office:value-type="float" office:value="394" calcext:value-type="float">
            <text:p>394</text:p>
          </table:table-cell>
          <table:table-cell table:formula="of:=IF(AND([.$B232]=&quot;i2c&quot;;[.$C232]=1);[.$D232];[.L231])" office:value-type="float" office:value="1024" calcext:value-type="float">
            <text:p>1024</text:p>
          </table:table-cell>
          <table:table-cell table:formula="of:=IF(AND([.$B232]=&quot;i2c&quot;;[.$C232]=2);[.$D232];[.M231])" office:value-type="float" office:value="1024" calcext:value-type="float">
            <text:p>1024</text:p>
          </table:table-cell>
          <table:table-cell table:formula="of:=IF(AND([.$B232]=&quot;i2c&quot;;[.$C232]=3);[.$D232];[.N231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5550037" calcext:value-type="float">
            <text:p>160555003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4"/>
          <table:table-cell table:formula="of:=([.A233]-[.A$2])/1000000" office:value-type="float" office:value="25.889568" calcext:value-type="float">
            <text:p>25.889568</text:p>
          </table:table-cell>
          <table:table-cell table:formula="of:=IF([.B233]=&quot;PC&quot;;[.H$2];-[.H$2])" office:value-type="float" office:value="-2200" calcext:value-type="float">
            <text:p>-2200</text:p>
          </table:table-cell>
          <table:table-cell table:formula="of:=IF(AND([.$B233]=&quot;i2c&quot;;[.$C233]=0);[.$D233];[.K232])" office:value-type="float" office:value="364" calcext:value-type="float">
            <text:p>364</text:p>
          </table:table-cell>
          <table:table-cell table:formula="of:=IF(AND([.$B233]=&quot;i2c&quot;;[.$C233]=1);[.$D233];[.L232])" office:value-type="float" office:value="1024" calcext:value-type="float">
            <text:p>1024</text:p>
          </table:table-cell>
          <table:table-cell table:formula="of:=IF(AND([.$B233]=&quot;i2c&quot;;[.$C233]=2);[.$D233];[.M232])" office:value-type="float" office:value="1024" calcext:value-type="float">
            <text:p>1024</text:p>
          </table:table-cell>
          <table:table-cell table:formula="of:=IF(AND([.$B233]=&quot;i2c&quot;;[.$C233]=3);[.$D233];[.N232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5637728" calcext:value-type="float">
            <text:p>160563772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4"/>
          <table:table-cell table:formula="of:=([.A234]-[.A$2])/1000000" office:value-type="float" office:value="25.977259" calcext:value-type="float">
            <text:p>25.977259</text:p>
          </table:table-cell>
          <table:table-cell table:formula="of:=IF([.B234]=&quot;PC&quot;;[.H$2];-[.H$2])" office:value-type="float" office:value="-2200" calcext:value-type="float">
            <text:p>-2200</text:p>
          </table:table-cell>
          <table:table-cell table:formula="of:=IF(AND([.$B234]=&quot;i2c&quot;;[.$C234]=0);[.$D234];[.K233])" office:value-type="float" office:value="334" calcext:value-type="float">
            <text:p>334</text:p>
          </table:table-cell>
          <table:table-cell table:formula="of:=IF(AND([.$B234]=&quot;i2c&quot;;[.$C234]=1);[.$D234];[.L233])" office:value-type="float" office:value="1024" calcext:value-type="float">
            <text:p>1024</text:p>
          </table:table-cell>
          <table:table-cell table:formula="of:=IF(AND([.$B234]=&quot;i2c&quot;;[.$C234]=2);[.$D234];[.M233])" office:value-type="float" office:value="1024" calcext:value-type="float">
            <text:p>1024</text:p>
          </table:table-cell>
          <table:table-cell table:formula="of:=IF(AND([.$B234]=&quot;i2c&quot;;[.$C234]=3);[.$D234];[.N233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5725401" calcext:value-type="float">
            <text:p>160572540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table:formula="of:=([.A235]-[.A$2])/1000000" office:value-type="float" office:value="26.064932" calcext:value-type="float">
            <text:p>26.064932</text:p>
          </table:table-cell>
          <table:table-cell table:formula="of:=IF([.B235]=&quot;PC&quot;;[.H$2];-[.H$2])" office:value-type="float" office:value="-2200" calcext:value-type="float">
            <text:p>-2200</text:p>
          </table:table-cell>
          <table:table-cell table:formula="of:=IF(AND([.$B235]=&quot;i2c&quot;;[.$C235]=0);[.$D235];[.K234])" office:value-type="float" office:value="304" calcext:value-type="float">
            <text:p>304</text:p>
          </table:table-cell>
          <table:table-cell table:formula="of:=IF(AND([.$B235]=&quot;i2c&quot;;[.$C235]=1);[.$D235];[.L234])" office:value-type="float" office:value="1024" calcext:value-type="float">
            <text:p>1024</text:p>
          </table:table-cell>
          <table:table-cell table:formula="of:=IF(AND([.$B235]=&quot;i2c&quot;;[.$C235]=2);[.$D235];[.M234])" office:value-type="float" office:value="1024" calcext:value-type="float">
            <text:p>1024</text:p>
          </table:table-cell>
          <table:table-cell table:formula="of:=IF(AND([.$B235]=&quot;i2c&quot;;[.$C235]=3);[.$D235];[.N234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5813087" calcext:value-type="float">
            <text:p>160581308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  <table:table-cell table:formula="of:=([.A236]-[.A$2])/1000000" office:value-type="float" office:value="26.152618" calcext:value-type="float">
            <text:p>26.152618</text:p>
          </table:table-cell>
          <table:table-cell table:formula="of:=IF([.B236]=&quot;PC&quot;;[.H$2];-[.H$2])" office:value-type="float" office:value="-2200" calcext:value-type="float">
            <text:p>-2200</text:p>
          </table:table-cell>
          <table:table-cell table:formula="of:=IF(AND([.$B236]=&quot;i2c&quot;;[.$C236]=0);[.$D236];[.K235])" office:value-type="float" office:value="274" calcext:value-type="float">
            <text:p>274</text:p>
          </table:table-cell>
          <table:table-cell table:formula="of:=IF(AND([.$B236]=&quot;i2c&quot;;[.$C236]=1);[.$D236];[.L235])" office:value-type="float" office:value="1024" calcext:value-type="float">
            <text:p>1024</text:p>
          </table:table-cell>
          <table:table-cell table:formula="of:=IF(AND([.$B236]=&quot;i2c&quot;;[.$C236]=2);[.$D236];[.M235])" office:value-type="float" office:value="1024" calcext:value-type="float">
            <text:p>1024</text:p>
          </table:table-cell>
          <table:table-cell table:formula="of:=IF(AND([.$B236]=&quot;i2c&quot;;[.$C236]=3);[.$D236];[.N235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5900770" calcext:value-type="float">
            <text:p>160590077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4"/>
          <table:table-cell table:formula="of:=([.A237]-[.A$2])/1000000" office:value-type="float" office:value="26.240301" calcext:value-type="float">
            <text:p>26.240301</text:p>
          </table:table-cell>
          <table:table-cell table:formula="of:=IF([.B237]=&quot;PC&quot;;[.H$2];-[.H$2])" office:value-type="float" office:value="-2200" calcext:value-type="float">
            <text:p>-2200</text:p>
          </table:table-cell>
          <table:table-cell table:formula="of:=IF(AND([.$B237]=&quot;i2c&quot;;[.$C237]=0);[.$D237];[.K236])" office:value-type="float" office:value="244" calcext:value-type="float">
            <text:p>244</text:p>
          </table:table-cell>
          <table:table-cell table:formula="of:=IF(AND([.$B237]=&quot;i2c&quot;;[.$C237]=1);[.$D237];[.L236])" office:value-type="float" office:value="1024" calcext:value-type="float">
            <text:p>1024</text:p>
          </table:table-cell>
          <table:table-cell table:formula="of:=IF(AND([.$B237]=&quot;i2c&quot;;[.$C237]=2);[.$D237];[.M236])" office:value-type="float" office:value="1024" calcext:value-type="float">
            <text:p>1024</text:p>
          </table:table-cell>
          <table:table-cell table:formula="of:=IF(AND([.$B237]=&quot;i2c&quot;;[.$C237]=3);[.$D237];[.N236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5919517" calcext:value-type="float">
            <text:p>1605919517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=0</text:p>
          </table:table-cell>
          <table:table-cell office:value-type="float" office:value="-1024" calcext:value-type="float">
            <text:p>-1024</text:p>
          </table:table-cell>
          <table:table-cell office:value-type="string" calcext:value-type="string">
            <text:p>0x0400</text:p>
          </table:table-cell>
          <table:table-cell table:number-columns-repeated="2"/>
          <table:table-cell table:formula="of:=([.A238]-[.A$2])/1000000" office:value-type="float" office:value="26.259048" calcext:value-type="float">
            <text:p>26.259048</text:p>
          </table:table-cell>
          <table:table-cell table:formula="of:=IF([.B238]=&quot;PC&quot;;[.H$2];-[.H$2])" office:value-type="float" office:value="2200" calcext:value-type="float">
            <text:p>2200</text:p>
          </table:table-cell>
          <table:table-cell table:formula="of:=IF(AND([.$B238]=&quot;i2c&quot;;[.$C238]=0);[.$D238];[.K237])" office:value-type="float" office:value="244" calcext:value-type="float">
            <text:p>244</text:p>
          </table:table-cell>
          <table:table-cell table:formula="of:=IF(AND([.$B238]=&quot;i2c&quot;;[.$C238]=1);[.$D238];[.L237])" office:value-type="float" office:value="1024" calcext:value-type="float">
            <text:p>1024</text:p>
          </table:table-cell>
          <table:table-cell table:formula="of:=IF(AND([.$B238]=&quot;i2c&quot;;[.$C238]=2);[.$D238];[.M237])" office:value-type="float" office:value="1024" calcext:value-type="float">
            <text:p>1024</text:p>
          </table:table-cell>
          <table:table-cell table:formula="of:=IF(AND([.$B238]=&quot;i2c&quot;;[.$C238]=3);[.$D238];[.N23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5923495" calcext:value-type="float">
            <text:p>160592349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table:number-columns-repeated="4"/>
          <table:table-cell table:formula="of:=([.A239]-[.A$2])/1000000" office:value-type="float" office:value="26.263026" calcext:value-type="float">
            <text:p>26.263026</text:p>
          </table:table-cell>
          <table:table-cell table:formula="of:=IF([.B239]=&quot;PC&quot;;[.H$2];-[.H$2])" office:value-type="float" office:value="-2200" calcext:value-type="float">
            <text:p>-2200</text:p>
          </table:table-cell>
          <table:table-cell table:formula="of:=IF(AND([.$B239]=&quot;i2c&quot;;[.$C239]=0);[.$D239];[.K238])" office:value-type="float" office:value="244" calcext:value-type="float">
            <text:p>244</text:p>
          </table:table-cell>
          <table:table-cell table:formula="of:=IF(AND([.$B239]=&quot;i2c&quot;;[.$C239]=1);[.$D239];[.L238])" office:value-type="float" office:value="994" calcext:value-type="float">
            <text:p>994</text:p>
          </table:table-cell>
          <table:table-cell table:formula="of:=IF(AND([.$B239]=&quot;i2c&quot;;[.$C239]=2);[.$D239];[.M238])" office:value-type="float" office:value="1024" calcext:value-type="float">
            <text:p>1024</text:p>
          </table:table-cell>
          <table:table-cell table:formula="of:=IF(AND([.$B239]=&quot;i2c&quot;;[.$C239]=3);[.$D239];[.N238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5989540" calcext:value-type="float">
            <text:p>160598954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table:formula="of:=([.A240]-[.A$2])/1000000" office:value-type="float" office:value="26.329071" calcext:value-type="float">
            <text:p>26.329071</text:p>
          </table:table-cell>
          <table:table-cell table:formula="of:=IF([.B240]=&quot;PC&quot;;[.H$2];-[.H$2])" office:value-type="float" office:value="-2200" calcext:value-type="float">
            <text:p>-2200</text:p>
          </table:table-cell>
          <table:table-cell table:formula="of:=IF(AND([.$B240]=&quot;i2c&quot;;[.$C240]=0);[.$D240];[.K239])" office:value-type="float" office:value="214" calcext:value-type="float">
            <text:p>214</text:p>
          </table:table-cell>
          <table:table-cell table:formula="of:=IF(AND([.$B240]=&quot;i2c&quot;;[.$C240]=1);[.$D240];[.L239])" office:value-type="float" office:value="994" calcext:value-type="float">
            <text:p>994</text:p>
          </table:table-cell>
          <table:table-cell table:formula="of:=IF(AND([.$B240]=&quot;i2c&quot;;[.$C240]=2);[.$D240];[.M239])" office:value-type="float" office:value="1024" calcext:value-type="float">
            <text:p>1024</text:p>
          </table:table-cell>
          <table:table-cell table:formula="of:=IF(AND([.$B240]=&quot;i2c&quot;;[.$C240]=3);[.$D240];[.N239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012243" calcext:value-type="float">
            <text:p>160601224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table:number-columns-repeated="4"/>
          <table:table-cell table:formula="of:=([.A241]-[.A$2])/1000000" office:value-type="float" office:value="26.351774" calcext:value-type="float">
            <text:p>26.351774</text:p>
          </table:table-cell>
          <table:table-cell table:formula="of:=IF([.B241]=&quot;PC&quot;;[.H$2];-[.H$2])" office:value-type="float" office:value="-2200" calcext:value-type="float">
            <text:p>-2200</text:p>
          </table:table-cell>
          <table:table-cell table:formula="of:=IF(AND([.$B241]=&quot;i2c&quot;;[.$C241]=0);[.$D241];[.K240])" office:value-type="float" office:value="214" calcext:value-type="float">
            <text:p>214</text:p>
          </table:table-cell>
          <table:table-cell table:formula="of:=IF(AND([.$B241]=&quot;i2c&quot;;[.$C241]=1);[.$D241];[.L240])" office:value-type="float" office:value="964" calcext:value-type="float">
            <text:p>964</text:p>
          </table:table-cell>
          <table:table-cell table:formula="of:=IF(AND([.$B241]=&quot;i2c&quot;;[.$C241]=2);[.$D241];[.M240])" office:value-type="float" office:value="1024" calcext:value-type="float">
            <text:p>1024</text:p>
          </table:table-cell>
          <table:table-cell table:formula="of:=IF(AND([.$B241]=&quot;i2c&quot;;[.$C241]=3);[.$D241];[.N240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078267" calcext:value-type="float">
            <text:p>160607826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formula="of:=([.A242]-[.A$2])/1000000" office:value-type="float" office:value="26.417798" calcext:value-type="float">
            <text:p>26.417798</text:p>
          </table:table-cell>
          <table:table-cell table:formula="of:=IF([.B242]=&quot;PC&quot;;[.H$2];-[.H$2])" office:value-type="float" office:value="-2200" calcext:value-type="float">
            <text:p>-2200</text:p>
          </table:table-cell>
          <table:table-cell table:formula="of:=IF(AND([.$B242]=&quot;i2c&quot;;[.$C242]=0);[.$D242];[.K241])" office:value-type="float" office:value="184" calcext:value-type="float">
            <text:p>184</text:p>
          </table:table-cell>
          <table:table-cell table:formula="of:=IF(AND([.$B242]=&quot;i2c&quot;;[.$C242]=1);[.$D242];[.L241])" office:value-type="float" office:value="964" calcext:value-type="float">
            <text:p>964</text:p>
          </table:table-cell>
          <table:table-cell table:formula="of:=IF(AND([.$B242]=&quot;i2c&quot;;[.$C242]=2);[.$D242];[.M241])" office:value-type="float" office:value="1024" calcext:value-type="float">
            <text:p>1024</text:p>
          </table:table-cell>
          <table:table-cell table:formula="of:=IF(AND([.$B242]=&quot;i2c&quot;;[.$C242]=3);[.$D242];[.N241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100971" calcext:value-type="float">
            <text:p>160610097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table:number-columns-repeated="4"/>
          <table:table-cell table:formula="of:=([.A243]-[.A$2])/1000000" office:value-type="float" office:value="26.440502" calcext:value-type="float">
            <text:p>26.440502</text:p>
          </table:table-cell>
          <table:table-cell table:formula="of:=IF([.B243]=&quot;PC&quot;;[.H$2];-[.H$2])" office:value-type="float" office:value="-2200" calcext:value-type="float">
            <text:p>-2200</text:p>
          </table:table-cell>
          <table:table-cell table:formula="of:=IF(AND([.$B243]=&quot;i2c&quot;;[.$C243]=0);[.$D243];[.K242])" office:value-type="float" office:value="184" calcext:value-type="float">
            <text:p>184</text:p>
          </table:table-cell>
          <table:table-cell table:formula="of:=IF(AND([.$B243]=&quot;i2c&quot;;[.$C243]=1);[.$D243];[.L242])" office:value-type="float" office:value="934" calcext:value-type="float">
            <text:p>934</text:p>
          </table:table-cell>
          <table:table-cell table:formula="of:=IF(AND([.$B243]=&quot;i2c&quot;;[.$C243]=2);[.$D243];[.M242])" office:value-type="float" office:value="1024" calcext:value-type="float">
            <text:p>1024</text:p>
          </table:table-cell>
          <table:table-cell table:formula="of:=IF(AND([.$B243]=&quot;i2c&quot;;[.$C243]=3);[.$D243];[.N242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166990" calcext:value-type="float">
            <text:p>160616699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formula="of:=([.A244]-[.A$2])/1000000" office:value-type="float" office:value="26.506521" calcext:value-type="float">
            <text:p>26.506521</text:p>
          </table:table-cell>
          <table:table-cell table:formula="of:=IF([.B244]=&quot;PC&quot;;[.H$2];-[.H$2])" office:value-type="float" office:value="-2200" calcext:value-type="float">
            <text:p>-2200</text:p>
          </table:table-cell>
          <table:table-cell table:formula="of:=IF(AND([.$B244]=&quot;i2c&quot;;[.$C244]=0);[.$D244];[.K243])" office:value-type="float" office:value="154" calcext:value-type="float">
            <text:p>154</text:p>
          </table:table-cell>
          <table:table-cell table:formula="of:=IF(AND([.$B244]=&quot;i2c&quot;;[.$C244]=1);[.$D244];[.L243])" office:value-type="float" office:value="934" calcext:value-type="float">
            <text:p>934</text:p>
          </table:table-cell>
          <table:table-cell table:formula="of:=IF(AND([.$B244]=&quot;i2c&quot;;[.$C244]=2);[.$D244];[.M243])" office:value-type="float" office:value="1024" calcext:value-type="float">
            <text:p>1024</text:p>
          </table:table-cell>
          <table:table-cell table:formula="of:=IF(AND([.$B244]=&quot;i2c&quot;;[.$C244]=3);[.$D244];[.N243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189693" calcext:value-type="float">
            <text:p>160618969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number-columns-repeated="4"/>
          <table:table-cell table:formula="of:=([.A245]-[.A$2])/1000000" office:value-type="float" office:value="26.529224" calcext:value-type="float">
            <text:p>26.529224</text:p>
          </table:table-cell>
          <table:table-cell table:formula="of:=IF([.B245]=&quot;PC&quot;;[.H$2];-[.H$2])" office:value-type="float" office:value="-2200" calcext:value-type="float">
            <text:p>-2200</text:p>
          </table:table-cell>
          <table:table-cell table:formula="of:=IF(AND([.$B245]=&quot;i2c&quot;;[.$C245]=0);[.$D245];[.K244])" office:value-type="float" office:value="154" calcext:value-type="float">
            <text:p>154</text:p>
          </table:table-cell>
          <table:table-cell table:formula="of:=IF(AND([.$B245]=&quot;i2c&quot;;[.$C245]=1);[.$D245];[.L244])" office:value-type="float" office:value="904" calcext:value-type="float">
            <text:p>904</text:p>
          </table:table-cell>
          <table:table-cell table:formula="of:=IF(AND([.$B245]=&quot;i2c&quot;;[.$C245]=2);[.$D245];[.M244])" office:value-type="float" office:value="1024" calcext:value-type="float">
            <text:p>1024</text:p>
          </table:table-cell>
          <table:table-cell table:formula="of:=IF(AND([.$B245]=&quot;i2c&quot;;[.$C245]=3);[.$D245];[.N244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255702" calcext:value-type="float">
            <text:p>160625570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formula="of:=([.A246]-[.A$2])/1000000" office:value-type="float" office:value="26.595233" calcext:value-type="float">
            <text:p>26.595233</text:p>
          </table:table-cell>
          <table:table-cell table:formula="of:=IF([.B246]=&quot;PC&quot;;[.H$2];-[.H$2])" office:value-type="float" office:value="-2200" calcext:value-type="float">
            <text:p>-2200</text:p>
          </table:table-cell>
          <table:table-cell table:formula="of:=IF(AND([.$B246]=&quot;i2c&quot;;[.$C246]=0);[.$D246];[.K245])" office:value-type="float" office:value="124" calcext:value-type="float">
            <text:p>124</text:p>
          </table:table-cell>
          <table:table-cell table:formula="of:=IF(AND([.$B246]=&quot;i2c&quot;;[.$C246]=1);[.$D246];[.L245])" office:value-type="float" office:value="904" calcext:value-type="float">
            <text:p>904</text:p>
          </table:table-cell>
          <table:table-cell table:formula="of:=IF(AND([.$B246]=&quot;i2c&quot;;[.$C246]=2);[.$D246];[.M245])" office:value-type="float" office:value="1024" calcext:value-type="float">
            <text:p>1024</text:p>
          </table:table-cell>
          <table:table-cell table:formula="of:=IF(AND([.$B246]=&quot;i2c&quot;;[.$C246]=3);[.$D246];[.N245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278395" calcext:value-type="float">
            <text:p>160627839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  <table:table-cell table:number-columns-repeated="4"/>
          <table:table-cell table:formula="of:=([.A247]-[.A$2])/1000000" office:value-type="float" office:value="26.617926" calcext:value-type="float">
            <text:p>26.617926</text:p>
          </table:table-cell>
          <table:table-cell table:formula="of:=IF([.B247]=&quot;PC&quot;;[.H$2];-[.H$2])" office:value-type="float" office:value="-2200" calcext:value-type="float">
            <text:p>-2200</text:p>
          </table:table-cell>
          <table:table-cell table:formula="of:=IF(AND([.$B247]=&quot;i2c&quot;;[.$C247]=0);[.$D247];[.K246])" office:value-type="float" office:value="124" calcext:value-type="float">
            <text:p>124</text:p>
          </table:table-cell>
          <table:table-cell table:formula="of:=IF(AND([.$B247]=&quot;i2c&quot;;[.$C247]=1);[.$D247];[.L246])" office:value-type="float" office:value="874" calcext:value-type="float">
            <text:p>874</text:p>
          </table:table-cell>
          <table:table-cell table:formula="of:=IF(AND([.$B247]=&quot;i2c&quot;;[.$C247]=2);[.$D247];[.M246])" office:value-type="float" office:value="1024" calcext:value-type="float">
            <text:p>1024</text:p>
          </table:table-cell>
          <table:table-cell table:formula="of:=IF(AND([.$B247]=&quot;i2c&quot;;[.$C247]=3);[.$D247];[.N246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344418" calcext:value-type="float">
            <text:p>160634441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table:formula="of:=([.A248]-[.A$2])/1000000" office:value-type="float" office:value="26.683949" calcext:value-type="float">
            <text:p>26.683949</text:p>
          </table:table-cell>
          <table:table-cell table:formula="of:=IF([.B248]=&quot;PC&quot;;[.H$2];-[.H$2])" office:value-type="float" office:value="-2200" calcext:value-type="float">
            <text:p>-2200</text:p>
          </table:table-cell>
          <table:table-cell table:formula="of:=IF(AND([.$B248]=&quot;i2c&quot;;[.$C248]=0);[.$D248];[.K247])" office:value-type="float" office:value="94" calcext:value-type="float">
            <text:p>94</text:p>
          </table:table-cell>
          <table:table-cell table:formula="of:=IF(AND([.$B248]=&quot;i2c&quot;;[.$C248]=1);[.$D248];[.L247])" office:value-type="float" office:value="874" calcext:value-type="float">
            <text:p>874</text:p>
          </table:table-cell>
          <table:table-cell table:formula="of:=IF(AND([.$B248]=&quot;i2c&quot;;[.$C248]=2);[.$D248];[.M247])" office:value-type="float" office:value="1024" calcext:value-type="float">
            <text:p>1024</text:p>
          </table:table-cell>
          <table:table-cell table:formula="of:=IF(AND([.$B248]=&quot;i2c&quot;;[.$C248]=3);[.$D248];[.N24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367108" calcext:value-type="float">
            <text:p>160636710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table:number-columns-repeated="4"/>
          <table:table-cell table:formula="of:=([.A249]-[.A$2])/1000000" office:value-type="float" office:value="26.706639" calcext:value-type="float">
            <text:p>26.706639</text:p>
          </table:table-cell>
          <table:table-cell table:formula="of:=IF([.B249]=&quot;PC&quot;;[.H$2];-[.H$2])" office:value-type="float" office:value="-2200" calcext:value-type="float">
            <text:p>-2200</text:p>
          </table:table-cell>
          <table:table-cell table:formula="of:=IF(AND([.$B249]=&quot;i2c&quot;;[.$C249]=0);[.$D249];[.K248])" office:value-type="float" office:value="94" calcext:value-type="float">
            <text:p>94</text:p>
          </table:table-cell>
          <table:table-cell table:formula="of:=IF(AND([.$B249]=&quot;i2c&quot;;[.$C249]=1);[.$D249];[.L248])" office:value-type="float" office:value="844" calcext:value-type="float">
            <text:p>844</text:p>
          </table:table-cell>
          <table:table-cell table:formula="of:=IF(AND([.$B249]=&quot;i2c&quot;;[.$C249]=2);[.$D249];[.M248])" office:value-type="float" office:value="1024" calcext:value-type="float">
            <text:p>1024</text:p>
          </table:table-cell>
          <table:table-cell table:formula="of:=IF(AND([.$B249]=&quot;i2c&quot;;[.$C249]=3);[.$D249];[.N248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433118" calcext:value-type="float">
            <text:p>160643311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formula="of:=([.A250]-[.A$2])/1000000" office:value-type="float" office:value="26.772649" calcext:value-type="float">
            <text:p>26.772649</text:p>
          </table:table-cell>
          <table:table-cell table:formula="of:=IF([.B250]=&quot;PC&quot;;[.H$2];-[.H$2])" office:value-type="float" office:value="-2200" calcext:value-type="float">
            <text:p>-2200</text:p>
          </table:table-cell>
          <table:table-cell table:formula="of:=IF(AND([.$B250]=&quot;i2c&quot;;[.$C250]=0);[.$D250];[.K249])" office:value-type="float" office:value="64" calcext:value-type="float">
            <text:p>64</text:p>
          </table:table-cell>
          <table:table-cell table:formula="of:=IF(AND([.$B250]=&quot;i2c&quot;;[.$C250]=1);[.$D250];[.L249])" office:value-type="float" office:value="844" calcext:value-type="float">
            <text:p>844</text:p>
          </table:table-cell>
          <table:table-cell table:formula="of:=IF(AND([.$B250]=&quot;i2c&quot;;[.$C250]=2);[.$D250];[.M249])" office:value-type="float" office:value="1024" calcext:value-type="float">
            <text:p>1024</text:p>
          </table:table-cell>
          <table:table-cell table:formula="of:=IF(AND([.$B250]=&quot;i2c&quot;;[.$C250]=3);[.$D250];[.N249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455819" calcext:value-type="float">
            <text:p>160645581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table:number-columns-repeated="4"/>
          <table:table-cell table:formula="of:=([.A251]-[.A$2])/1000000" office:value-type="float" office:value="26.79535" calcext:value-type="float">
            <text:p>26.79535</text:p>
          </table:table-cell>
          <table:table-cell table:formula="of:=IF([.B251]=&quot;PC&quot;;[.H$2];-[.H$2])" office:value-type="float" office:value="-2200" calcext:value-type="float">
            <text:p>-2200</text:p>
          </table:table-cell>
          <table:table-cell table:formula="of:=IF(AND([.$B251]=&quot;i2c&quot;;[.$C251]=0);[.$D251];[.K250])" office:value-type="float" office:value="64" calcext:value-type="float">
            <text:p>64</text:p>
          </table:table-cell>
          <table:table-cell table:formula="of:=IF(AND([.$B251]=&quot;i2c&quot;;[.$C251]=1);[.$D251];[.L250])" office:value-type="float" office:value="814" calcext:value-type="float">
            <text:p>814</text:p>
          </table:table-cell>
          <table:table-cell table:formula="of:=IF(AND([.$B251]=&quot;i2c&quot;;[.$C251]=2);[.$D251];[.M250])" office:value-type="float" office:value="1024" calcext:value-type="float">
            <text:p>1024</text:p>
          </table:table-cell>
          <table:table-cell table:formula="of:=IF(AND([.$B251]=&quot;i2c&quot;;[.$C251]=3);[.$D251];[.N250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521834" calcext:value-type="float">
            <text:p>160652183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formula="of:=([.A252]-[.A$2])/1000000" office:value-type="float" office:value="26.861365" calcext:value-type="float">
            <text:p>26.861365</text:p>
          </table:table-cell>
          <table:table-cell table:formula="of:=IF([.B252]=&quot;PC&quot;;[.H$2];-[.H$2])" office:value-type="float" office:value="-2200" calcext:value-type="float">
            <text:p>-2200</text:p>
          </table:table-cell>
          <table:table-cell table:formula="of:=IF(AND([.$B252]=&quot;i2c&quot;;[.$C252]=0);[.$D252];[.K251])" office:value-type="float" office:value="34" calcext:value-type="float">
            <text:p>34</text:p>
          </table:table-cell>
          <table:table-cell table:formula="of:=IF(AND([.$B252]=&quot;i2c&quot;;[.$C252]=1);[.$D252];[.L251])" office:value-type="float" office:value="814" calcext:value-type="float">
            <text:p>814</text:p>
          </table:table-cell>
          <table:table-cell table:formula="of:=IF(AND([.$B252]=&quot;i2c&quot;;[.$C252]=2);[.$D252];[.M251])" office:value-type="float" office:value="1024" calcext:value-type="float">
            <text:p>1024</text:p>
          </table:table-cell>
          <table:table-cell table:formula="of:=IF(AND([.$B252]=&quot;i2c&quot;;[.$C252]=3);[.$D252];[.N251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544536" calcext:value-type="float">
            <text:p>160654453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  <table:table-cell table:number-columns-repeated="4"/>
          <table:table-cell table:formula="of:=([.A253]-[.A$2])/1000000" office:value-type="float" office:value="26.884067" calcext:value-type="float">
            <text:p>26.884067</text:p>
          </table:table-cell>
          <table:table-cell table:formula="of:=IF([.B253]=&quot;PC&quot;;[.H$2];-[.H$2])" office:value-type="float" office:value="-2200" calcext:value-type="float">
            <text:p>-2200</text:p>
          </table:table-cell>
          <table:table-cell table:formula="of:=IF(AND([.$B253]=&quot;i2c&quot;;[.$C253]=0);[.$D253];[.K252])" office:value-type="float" office:value="34" calcext:value-type="float">
            <text:p>34</text:p>
          </table:table-cell>
          <table:table-cell table:formula="of:=IF(AND([.$B253]=&quot;i2c&quot;;[.$C253]=1);[.$D253];[.L252])" office:value-type="float" office:value="784" calcext:value-type="float">
            <text:p>784</text:p>
          </table:table-cell>
          <table:table-cell table:formula="of:=IF(AND([.$B253]=&quot;i2c&quot;;[.$C253]=2);[.$D253];[.M252])" office:value-type="float" office:value="1024" calcext:value-type="float">
            <text:p>1024</text:p>
          </table:table-cell>
          <table:table-cell table:formula="of:=IF(AND([.$B253]=&quot;i2c&quot;;[.$C253]=3);[.$D253];[.N252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610552" calcext:value-type="float">
            <text:p>160661055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([.A254]-[.A$2])/1000000" office:value-type="float" office:value="26.950083" calcext:value-type="float">
            <text:p>26.950083</text:p>
          </table:table-cell>
          <table:table-cell table:formula="of:=IF([.B254]=&quot;PC&quot;;[.H$2];-[.H$2])" office:value-type="float" office:value="-2200" calcext:value-type="float">
            <text:p>-2200</text:p>
          </table:table-cell>
          <table:table-cell table:formula="of:=IF(AND([.$B254]=&quot;i2c&quot;;[.$C254]=0);[.$D254];[.K253])" office:value-type="float" office:value="15" calcext:value-type="float">
            <text:p>15</text:p>
          </table:table-cell>
          <table:table-cell table:formula="of:=IF(AND([.$B254]=&quot;i2c&quot;;[.$C254]=1);[.$D254];[.L253])" office:value-type="float" office:value="784" calcext:value-type="float">
            <text:p>784</text:p>
          </table:table-cell>
          <table:table-cell table:formula="of:=IF(AND([.$B254]=&quot;i2c&quot;;[.$C254]=2);[.$D254];[.M253])" office:value-type="float" office:value="1024" calcext:value-type="float">
            <text:p>1024</text:p>
          </table:table-cell>
          <table:table-cell table:formula="of:=IF(AND([.$B254]=&quot;i2c&quot;;[.$C254]=3);[.$D254];[.N253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633244" calcext:value-type="float">
            <text:p>160663324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table:number-columns-repeated="4"/>
          <table:table-cell table:formula="of:=([.A255]-[.A$2])/1000000" office:value-type="float" office:value="26.972775" calcext:value-type="float">
            <text:p>26.972775</text:p>
          </table:table-cell>
          <table:table-cell table:formula="of:=IF([.B255]=&quot;PC&quot;;[.H$2];-[.H$2])" office:value-type="float" office:value="-2200" calcext:value-type="float">
            <text:p>-2200</text:p>
          </table:table-cell>
          <table:table-cell table:formula="of:=IF(AND([.$B255]=&quot;i2c&quot;;[.$C255]=0);[.$D255];[.K254])" office:value-type="float" office:value="15" calcext:value-type="float">
            <text:p>15</text:p>
          </table:table-cell>
          <table:table-cell table:formula="of:=IF(AND([.$B255]=&quot;i2c&quot;;[.$C255]=1);[.$D255];[.L254])" office:value-type="float" office:value="754" calcext:value-type="float">
            <text:p>754</text:p>
          </table:table-cell>
          <table:table-cell table:formula="of:=IF(AND([.$B255]=&quot;i2c&quot;;[.$C255]=2);[.$D255];[.M254])" office:value-type="float" office:value="1024" calcext:value-type="float">
            <text:p>1024</text:p>
          </table:table-cell>
          <table:table-cell table:formula="of:=IF(AND([.$B255]=&quot;i2c&quot;;[.$C255]=3);[.$D255];[.N254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699267" calcext:value-type="float">
            <text:p>160669926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([.A256]-[.A$2])/1000000" office:value-type="float" office:value="27.038798" calcext:value-type="float">
            <text:p>27.038798</text:p>
          </table:table-cell>
          <table:table-cell table:formula="of:=IF([.B256]=&quot;PC&quot;;[.H$2];-[.H$2])" office:value-type="float" office:value="-2200" calcext:value-type="float">
            <text:p>-2200</text:p>
          </table:table-cell>
          <table:table-cell table:formula="of:=IF(AND([.$B256]=&quot;i2c&quot;;[.$C256]=0);[.$D256];[.K255])" office:value-type="float" office:value="14" calcext:value-type="float">
            <text:p>14</text:p>
          </table:table-cell>
          <table:table-cell table:formula="of:=IF(AND([.$B256]=&quot;i2c&quot;;[.$C256]=1);[.$D256];[.L255])" office:value-type="float" office:value="754" calcext:value-type="float">
            <text:p>754</text:p>
          </table:table-cell>
          <table:table-cell table:formula="of:=IF(AND([.$B256]=&quot;i2c&quot;;[.$C256]=2);[.$D256];[.M255])" office:value-type="float" office:value="1024" calcext:value-type="float">
            <text:p>1024</text:p>
          </table:table-cell>
          <table:table-cell table:formula="of:=IF(AND([.$B256]=&quot;i2c&quot;;[.$C256]=3);[.$D256];[.N255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721956" calcext:value-type="float">
            <text:p>160672195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table:number-columns-repeated="4"/>
          <table:table-cell table:formula="of:=([.A257]-[.A$2])/1000000" office:value-type="float" office:value="27.061487" calcext:value-type="float">
            <text:p>27.061487</text:p>
          </table:table-cell>
          <table:table-cell table:formula="of:=IF([.B257]=&quot;PC&quot;;[.H$2];-[.H$2])" office:value-type="float" office:value="-2200" calcext:value-type="float">
            <text:p>-2200</text:p>
          </table:table-cell>
          <table:table-cell table:formula="of:=IF(AND([.$B257]=&quot;i2c&quot;;[.$C257]=0);[.$D257];[.K256])" office:value-type="float" office:value="14" calcext:value-type="float">
            <text:p>14</text:p>
          </table:table-cell>
          <table:table-cell table:formula="of:=IF(AND([.$B257]=&quot;i2c&quot;;[.$C257]=1);[.$D257];[.L256])" office:value-type="float" office:value="724" calcext:value-type="float">
            <text:p>724</text:p>
          </table:table-cell>
          <table:table-cell table:formula="of:=IF(AND([.$B257]=&quot;i2c&quot;;[.$C257]=2);[.$D257];[.M256])" office:value-type="float" office:value="1024" calcext:value-type="float">
            <text:p>1024</text:p>
          </table:table-cell>
          <table:table-cell table:formula="of:=IF(AND([.$B257]=&quot;i2c&quot;;[.$C257]=3);[.$D257];[.N256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787971" calcext:value-type="float">
            <text:p>160678797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([.A258]-[.A$2])/1000000" office:value-type="float" office:value="27.127502" calcext:value-type="float">
            <text:p>27.127502</text:p>
          </table:table-cell>
          <table:table-cell table:formula="of:=IF([.B258]=&quot;PC&quot;;[.H$2];-[.H$2])" office:value-type="float" office:value="-2200" calcext:value-type="float">
            <text:p>-2200</text:p>
          </table:table-cell>
          <table:table-cell table:formula="of:=IF(AND([.$B258]=&quot;i2c&quot;;[.$C258]=0);[.$D258];[.K257])" office:value-type="float" office:value="13" calcext:value-type="float">
            <text:p>13</text:p>
          </table:table-cell>
          <table:table-cell table:formula="of:=IF(AND([.$B258]=&quot;i2c&quot;;[.$C258]=1);[.$D258];[.L257])" office:value-type="float" office:value="724" calcext:value-type="float">
            <text:p>724</text:p>
          </table:table-cell>
          <table:table-cell table:formula="of:=IF(AND([.$B258]=&quot;i2c&quot;;[.$C258]=2);[.$D258];[.M257])" office:value-type="float" office:value="1024" calcext:value-type="float">
            <text:p>1024</text:p>
          </table:table-cell>
          <table:table-cell table:formula="of:=IF(AND([.$B258]=&quot;i2c&quot;;[.$C258]=3);[.$D258];[.N25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810676" calcext:value-type="float">
            <text:p>160681067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table:number-columns-repeated="4"/>
          <table:table-cell table:formula="of:=([.A259]-[.A$2])/1000000" office:value-type="float" office:value="27.150207" calcext:value-type="float">
            <text:p>27.150207</text:p>
          </table:table-cell>
          <table:table-cell table:formula="of:=IF([.B259]=&quot;PC&quot;;[.H$2];-[.H$2])" office:value-type="float" office:value="-2200" calcext:value-type="float">
            <text:p>-2200</text:p>
          </table:table-cell>
          <table:table-cell table:formula="of:=IF(AND([.$B259]=&quot;i2c&quot;;[.$C259]=0);[.$D259];[.K258])" office:value-type="float" office:value="13" calcext:value-type="float">
            <text:p>13</text:p>
          </table:table-cell>
          <table:table-cell table:formula="of:=IF(AND([.$B259]=&quot;i2c&quot;;[.$C259]=1);[.$D259];[.L258])" office:value-type="float" office:value="694" calcext:value-type="float">
            <text:p>694</text:p>
          </table:table-cell>
          <table:table-cell table:formula="of:=IF(AND([.$B259]=&quot;i2c&quot;;[.$C259]=2);[.$D259];[.M258])" office:value-type="float" office:value="1024" calcext:value-type="float">
            <text:p>1024</text:p>
          </table:table-cell>
          <table:table-cell table:formula="of:=IF(AND([.$B259]=&quot;i2c&quot;;[.$C259]=3);[.$D259];[.N258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876689" calcext:value-type="float">
            <text:p>160687668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([.A260]-[.A$2])/1000000" office:value-type="float" office:value="27.21622" calcext:value-type="float">
            <text:p>27.21622</text:p>
          </table:table-cell>
          <table:table-cell table:formula="of:=IF([.B260]=&quot;PC&quot;;[.H$2];-[.H$2])" office:value-type="float" office:value="-2200" calcext:value-type="float">
            <text:p>-2200</text:p>
          </table:table-cell>
          <table:table-cell table:formula="of:=IF(AND([.$B260]=&quot;i2c&quot;;[.$C260]=0);[.$D260];[.K259])" office:value-type="float" office:value="12" calcext:value-type="float">
            <text:p>12</text:p>
          </table:table-cell>
          <table:table-cell table:formula="of:=IF(AND([.$B260]=&quot;i2c&quot;;[.$C260]=1);[.$D260];[.L259])" office:value-type="float" office:value="694" calcext:value-type="float">
            <text:p>694</text:p>
          </table:table-cell>
          <table:table-cell table:formula="of:=IF(AND([.$B260]=&quot;i2c&quot;;[.$C260]=2);[.$D260];[.M259])" office:value-type="float" office:value="1024" calcext:value-type="float">
            <text:p>1024</text:p>
          </table:table-cell>
          <table:table-cell table:formula="of:=IF(AND([.$B260]=&quot;i2c&quot;;[.$C260]=3);[.$D260];[.N259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899393" calcext:value-type="float">
            <text:p>160689939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table:number-columns-repeated="4"/>
          <table:table-cell table:formula="of:=([.A261]-[.A$2])/1000000" office:value-type="float" office:value="27.238924" calcext:value-type="float">
            <text:p>27.238924</text:p>
          </table:table-cell>
          <table:table-cell table:formula="of:=IF([.B261]=&quot;PC&quot;;[.H$2];-[.H$2])" office:value-type="float" office:value="-2200" calcext:value-type="float">
            <text:p>-2200</text:p>
          </table:table-cell>
          <table:table-cell table:formula="of:=IF(AND([.$B261]=&quot;i2c&quot;;[.$C261]=0);[.$D261];[.K260])" office:value-type="float" office:value="12" calcext:value-type="float">
            <text:p>12</text:p>
          </table:table-cell>
          <table:table-cell table:formula="of:=IF(AND([.$B261]=&quot;i2c&quot;;[.$C261]=1);[.$D261];[.L260])" office:value-type="float" office:value="664" calcext:value-type="float">
            <text:p>664</text:p>
          </table:table-cell>
          <table:table-cell table:formula="of:=IF(AND([.$B261]=&quot;i2c&quot;;[.$C261]=2);[.$D261];[.M260])" office:value-type="float" office:value="1024" calcext:value-type="float">
            <text:p>1024</text:p>
          </table:table-cell>
          <table:table-cell table:formula="of:=IF(AND([.$B261]=&quot;i2c&quot;;[.$C261]=3);[.$D261];[.N260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965411" calcext:value-type="float">
            <text:p>160696541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([.A262]-[.A$2])/1000000" office:value-type="float" office:value="27.304942" calcext:value-type="float">
            <text:p>27.304942</text:p>
          </table:table-cell>
          <table:table-cell table:formula="of:=IF([.B262]=&quot;PC&quot;;[.H$2];-[.H$2])" office:value-type="float" office:value="-2200" calcext:value-type="float">
            <text:p>-2200</text:p>
          </table:table-cell>
          <table:table-cell table:formula="of:=IF(AND([.$B262]=&quot;i2c&quot;;[.$C262]=0);[.$D262];[.K261])" office:value-type="float" office:value="11" calcext:value-type="float">
            <text:p>11</text:p>
          </table:table-cell>
          <table:table-cell table:formula="of:=IF(AND([.$B262]=&quot;i2c&quot;;[.$C262]=1);[.$D262];[.L261])" office:value-type="float" office:value="664" calcext:value-type="float">
            <text:p>664</text:p>
          </table:table-cell>
          <table:table-cell table:formula="of:=IF(AND([.$B262]=&quot;i2c&quot;;[.$C262]=2);[.$D262];[.M261])" office:value-type="float" office:value="1024" calcext:value-type="float">
            <text:p>1024</text:p>
          </table:table-cell>
          <table:table-cell table:formula="of:=IF(AND([.$B262]=&quot;i2c&quot;;[.$C262]=3);[.$D262];[.N261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6988100" calcext:value-type="float">
            <text:p>160698810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table:number-columns-repeated="4"/>
          <table:table-cell table:formula="of:=([.A263]-[.A$2])/1000000" office:value-type="float" office:value="27.327631" calcext:value-type="float">
            <text:p>27.327631</text:p>
          </table:table-cell>
          <table:table-cell table:formula="of:=IF([.B263]=&quot;PC&quot;;[.H$2];-[.H$2])" office:value-type="float" office:value="-2200" calcext:value-type="float">
            <text:p>-2200</text:p>
          </table:table-cell>
          <table:table-cell table:formula="of:=IF(AND([.$B263]=&quot;i2c&quot;;[.$C263]=0);[.$D263];[.K262])" office:value-type="float" office:value="11" calcext:value-type="float">
            <text:p>11</text:p>
          </table:table-cell>
          <table:table-cell table:formula="of:=IF(AND([.$B263]=&quot;i2c&quot;;[.$C263]=1);[.$D263];[.L262])" office:value-type="float" office:value="634" calcext:value-type="float">
            <text:p>634</text:p>
          </table:table-cell>
          <table:table-cell table:formula="of:=IF(AND([.$B263]=&quot;i2c&quot;;[.$C263]=2);[.$D263];[.M262])" office:value-type="float" office:value="1024" calcext:value-type="float">
            <text:p>1024</text:p>
          </table:table-cell>
          <table:table-cell table:formula="of:=IF(AND([.$B263]=&quot;i2c&quot;;[.$C263]=3);[.$D263];[.N262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054130" calcext:value-type="float">
            <text:p>160705413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264]-[.A$2])/1000000" office:value-type="float" office:value="27.393661" calcext:value-type="float">
            <text:p>27.393661</text:p>
          </table:table-cell>
          <table:table-cell table:formula="of:=IF([.B264]=&quot;PC&quot;;[.H$2];-[.H$2])" office:value-type="float" office:value="-2200" calcext:value-type="float">
            <text:p>-2200</text:p>
          </table:table-cell>
          <table:table-cell table:formula="of:=IF(AND([.$B264]=&quot;i2c&quot;;[.$C264]=0);[.$D264];[.K263])" office:value-type="float" office:value="10" calcext:value-type="float">
            <text:p>10</text:p>
          </table:table-cell>
          <table:table-cell table:formula="of:=IF(AND([.$B264]=&quot;i2c&quot;;[.$C264]=1);[.$D264];[.L263])" office:value-type="float" office:value="634" calcext:value-type="float">
            <text:p>634</text:p>
          </table:table-cell>
          <table:table-cell table:formula="of:=IF(AND([.$B264]=&quot;i2c&quot;;[.$C264]=2);[.$D264];[.M263])" office:value-type="float" office:value="1024" calcext:value-type="float">
            <text:p>1024</text:p>
          </table:table-cell>
          <table:table-cell table:formula="of:=IF(AND([.$B264]=&quot;i2c&quot;;[.$C264]=3);[.$D264];[.N263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076821" calcext:value-type="float">
            <text:p>160707682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table:number-columns-repeated="4"/>
          <table:table-cell table:formula="of:=([.A265]-[.A$2])/1000000" office:value-type="float" office:value="27.416352" calcext:value-type="float">
            <text:p>27.416352</text:p>
          </table:table-cell>
          <table:table-cell table:formula="of:=IF([.B265]=&quot;PC&quot;;[.H$2];-[.H$2])" office:value-type="float" office:value="-2200" calcext:value-type="float">
            <text:p>-2200</text:p>
          </table:table-cell>
          <table:table-cell table:formula="of:=IF(AND([.$B265]=&quot;i2c&quot;;[.$C265]=0);[.$D265];[.K264])" office:value-type="float" office:value="10" calcext:value-type="float">
            <text:p>10</text:p>
          </table:table-cell>
          <table:table-cell table:formula="of:=IF(AND([.$B265]=&quot;i2c&quot;;[.$C265]=1);[.$D265];[.L264])" office:value-type="float" office:value="604" calcext:value-type="float">
            <text:p>604</text:p>
          </table:table-cell>
          <table:table-cell table:formula="of:=IF(AND([.$B265]=&quot;i2c&quot;;[.$C265]=2);[.$D265];[.M264])" office:value-type="float" office:value="1024" calcext:value-type="float">
            <text:p>1024</text:p>
          </table:table-cell>
          <table:table-cell table:formula="of:=IF(AND([.$B265]=&quot;i2c&quot;;[.$C265]=3);[.$D265];[.N264]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cmd Z</text:p>
          </table:table-cell>
          <table:table-cell office:value-type="string" calcext:value-type="string">
            <text:p>E=0</text:p>
          </table:table-cell>
          <table:table-cell office:value-type="string" calcext:value-type="string">
            <text:p>ch=3</text:p>
          </table:table-cell>
          <table:table-cell table:number-columns-repeated="5"/>
          <table:table-cell table:formula="of:=([.A266]-[.A$2])/1000000" office:value-type="string" office:string-value="" calcext:value-type="error">
            <text:p>#VALUE!</text:p>
          </table:table-cell>
          <table:table-cell table:formula="of:=IF([.B266]=&quot;PC&quot;;[.H$2];-[.H$2])" office:value-type="float" office:value="-2200" calcext:value-type="float">
            <text:p>-2200</text:p>
          </table:table-cell>
          <table:table-cell table:formula="of:=IF(AND([.$B266]=&quot;i2c&quot;;[.$C266]=0);[.$D266];[.K265])" office:value-type="float" office:value="10" calcext:value-type="float">
            <text:p>10</text:p>
          </table:table-cell>
          <table:table-cell table:formula="of:=IF(AND([.$B266]=&quot;i2c&quot;;[.$C266]=1);[.$D266];[.L265])" office:value-type="float" office:value="604" calcext:value-type="float">
            <text:p>604</text:p>
          </table:table-cell>
          <table:table-cell table:formula="of:=IF(AND([.$B266]=&quot;i2c&quot;;[.$C266]=2);[.$D266];[.M265])" office:value-type="float" office:value="1024" calcext:value-type="float">
            <text:p>1024</text:p>
          </table:table-cell>
          <table:table-cell table:formula="of:=IF(AND([.$B266]=&quot;i2c&quot;;[.$C266]=3);[.$D266];[.N265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142850" calcext:value-type="float">
            <text:p>160714285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([.A267]-[.A$2])/1000000" office:value-type="float" office:value="27.482381" calcext:value-type="float">
            <text:p>27.482381</text:p>
          </table:table-cell>
          <table:table-cell table:formula="of:=IF([.B267]=&quot;PC&quot;;[.H$2];-[.H$2])" office:value-type="float" office:value="-2200" calcext:value-type="float">
            <text:p>-2200</text:p>
          </table:table-cell>
          <table:table-cell table:formula="of:=IF(AND([.$B267]=&quot;i2c&quot;;[.$C267]=0);[.$D267];[.K266])" office:value-type="float" office:value="9" calcext:value-type="float">
            <text:p>9</text:p>
          </table:table-cell>
          <table:table-cell table:formula="of:=IF(AND([.$B267]=&quot;i2c&quot;;[.$C267]=1);[.$D267];[.L266])" office:value-type="float" office:value="604" calcext:value-type="float">
            <text:p>604</text:p>
          </table:table-cell>
          <table:table-cell table:formula="of:=IF(AND([.$B267]=&quot;i2c&quot;;[.$C267]=2);[.$D267];[.M266])" office:value-type="float" office:value="1024" calcext:value-type="float">
            <text:p>1024</text:p>
          </table:table-cell>
          <table:table-cell table:formula="of:=IF(AND([.$B267]=&quot;i2c&quot;;[.$C267]=3);[.$D267];[.N266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165574" calcext:value-type="float">
            <text:p>160716557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table:number-columns-repeated="4"/>
          <table:table-cell table:formula="of:=([.A268]-[.A$2])/1000000" office:value-type="float" office:value="27.505105" calcext:value-type="float">
            <text:p>27.505105</text:p>
          </table:table-cell>
          <table:table-cell table:formula="of:=IF([.B268]=&quot;PC&quot;;[.H$2];-[.H$2])" office:value-type="float" office:value="-2200" calcext:value-type="float">
            <text:p>-2200</text:p>
          </table:table-cell>
          <table:table-cell table:formula="of:=IF(AND([.$B268]=&quot;i2c&quot;;[.$C268]=0);[.$D268];[.K267])" office:value-type="float" office:value="9" calcext:value-type="float">
            <text:p>9</text:p>
          </table:table-cell>
          <table:table-cell table:formula="of:=IF(AND([.$B268]=&quot;i2c&quot;;[.$C268]=1);[.$D268];[.L267])" office:value-type="float" office:value="574" calcext:value-type="float">
            <text:p>574</text:p>
          </table:table-cell>
          <table:table-cell table:formula="of:=IF(AND([.$B268]=&quot;i2c&quot;;[.$C268]=2);[.$D268];[.M267])" office:value-type="float" office:value="1024" calcext:value-type="float">
            <text:p>1024</text:p>
          </table:table-cell>
          <table:table-cell table:formula="of:=IF(AND([.$B268]=&quot;i2c&quot;;[.$C268]=3);[.$D268];[.N26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231599" calcext:value-type="float">
            <text:p>160723159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([.A269]-[.A$2])/1000000" office:value-type="float" office:value="27.57113" calcext:value-type="float">
            <text:p>27.57113</text:p>
          </table:table-cell>
          <table:table-cell table:formula="of:=IF([.B269]=&quot;PC&quot;;[.H$2];-[.H$2])" office:value-type="float" office:value="-2200" calcext:value-type="float">
            <text:p>-2200</text:p>
          </table:table-cell>
          <table:table-cell table:formula="of:=IF(AND([.$B269]=&quot;i2c&quot;;[.$C269]=0);[.$D269];[.K268])" office:value-type="float" office:value="8" calcext:value-type="float">
            <text:p>8</text:p>
          </table:table-cell>
          <table:table-cell table:formula="of:=IF(AND([.$B269]=&quot;i2c&quot;;[.$C269]=1);[.$D269];[.L268])" office:value-type="float" office:value="574" calcext:value-type="float">
            <text:p>574</text:p>
          </table:table-cell>
          <table:table-cell table:formula="of:=IF(AND([.$B269]=&quot;i2c&quot;;[.$C269]=2);[.$D269];[.M268])" office:value-type="float" office:value="1024" calcext:value-type="float">
            <text:p>1024</text:p>
          </table:table-cell>
          <table:table-cell table:formula="of:=IF(AND([.$B269]=&quot;i2c&quot;;[.$C269]=3);[.$D269];[.N268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254299" calcext:value-type="float">
            <text:p>160725429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table:number-columns-repeated="4"/>
          <table:table-cell table:formula="of:=([.A270]-[.A$2])/1000000" office:value-type="float" office:value="27.59383" calcext:value-type="float">
            <text:p>27.59383</text:p>
          </table:table-cell>
          <table:table-cell table:formula="of:=IF([.B270]=&quot;PC&quot;;[.H$2];-[.H$2])" office:value-type="float" office:value="-2200" calcext:value-type="float">
            <text:p>-2200</text:p>
          </table:table-cell>
          <table:table-cell table:formula="of:=IF(AND([.$B270]=&quot;i2c&quot;;[.$C270]=0);[.$D270];[.K269])" office:value-type="float" office:value="8" calcext:value-type="float">
            <text:p>8</text:p>
          </table:table-cell>
          <table:table-cell table:formula="of:=IF(AND([.$B270]=&quot;i2c&quot;;[.$C270]=1);[.$D270];[.L269])" office:value-type="float" office:value="544" calcext:value-type="float">
            <text:p>544</text:p>
          </table:table-cell>
          <table:table-cell table:formula="of:=IF(AND([.$B270]=&quot;i2c&quot;;[.$C270]=2);[.$D270];[.M269])" office:value-type="float" office:value="1024" calcext:value-type="float">
            <text:p>1024</text:p>
          </table:table-cell>
          <table:table-cell table:formula="of:=IF(AND([.$B270]=&quot;i2c&quot;;[.$C270]=3);[.$D270];[.N269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320317" calcext:value-type="float">
            <text:p>160732031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([.A271]-[.A$2])/1000000" office:value-type="float" office:value="27.659848" calcext:value-type="float">
            <text:p>27.659848</text:p>
          </table:table-cell>
          <table:table-cell table:formula="of:=IF([.B271]=&quot;PC&quot;;[.H$2];-[.H$2])" office:value-type="float" office:value="-2200" calcext:value-type="float">
            <text:p>-2200</text:p>
          </table:table-cell>
          <table:table-cell table:formula="of:=IF(AND([.$B271]=&quot;i2c&quot;;[.$C271]=0);[.$D271];[.K270])" office:value-type="float" office:value="7" calcext:value-type="float">
            <text:p>7</text:p>
          </table:table-cell>
          <table:table-cell table:formula="of:=IF(AND([.$B271]=&quot;i2c&quot;;[.$C271]=1);[.$D271];[.L270])" office:value-type="float" office:value="544" calcext:value-type="float">
            <text:p>544</text:p>
          </table:table-cell>
          <table:table-cell table:formula="of:=IF(AND([.$B271]=&quot;i2c&quot;;[.$C271]=2);[.$D271];[.M270])" office:value-type="float" office:value="1024" calcext:value-type="float">
            <text:p>1024</text:p>
          </table:table-cell>
          <table:table-cell table:formula="of:=IF(AND([.$B271]=&quot;i2c&quot;;[.$C271]=3);[.$D271];[.N270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343006" calcext:value-type="float">
            <text:p>160734300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table:number-columns-repeated="4"/>
          <table:table-cell table:formula="of:=([.A272]-[.A$2])/1000000" office:value-type="float" office:value="27.682537" calcext:value-type="float">
            <text:p>27.682537</text:p>
          </table:table-cell>
          <table:table-cell table:formula="of:=IF([.B272]=&quot;PC&quot;;[.H$2];-[.H$2])" office:value-type="float" office:value="-2200" calcext:value-type="float">
            <text:p>-2200</text:p>
          </table:table-cell>
          <table:table-cell table:formula="of:=IF(AND([.$B272]=&quot;i2c&quot;;[.$C272]=0);[.$D272];[.K271])" office:value-type="float" office:value="7" calcext:value-type="float">
            <text:p>7</text:p>
          </table:table-cell>
          <table:table-cell table:formula="of:=IF(AND([.$B272]=&quot;i2c&quot;;[.$C272]=1);[.$D272];[.L271])" office:value-type="float" office:value="514" calcext:value-type="float">
            <text:p>514</text:p>
          </table:table-cell>
          <table:table-cell table:formula="of:=IF(AND([.$B272]=&quot;i2c&quot;;[.$C272]=2);[.$D272];[.M271])" office:value-type="float" office:value="1024" calcext:value-type="float">
            <text:p>1024</text:p>
          </table:table-cell>
          <table:table-cell table:formula="of:=IF(AND([.$B272]=&quot;i2c&quot;;[.$C272]=3);[.$D272];[.N271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409025" calcext:value-type="float">
            <text:p>160740902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([.A273]-[.A$2])/1000000" office:value-type="float" office:value="27.748556" calcext:value-type="float">
            <text:p>27.748556</text:p>
          </table:table-cell>
          <table:table-cell table:formula="of:=IF([.B273]=&quot;PC&quot;;[.H$2];-[.H$2])" office:value-type="float" office:value="-2200" calcext:value-type="float">
            <text:p>-2200</text:p>
          </table:table-cell>
          <table:table-cell table:formula="of:=IF(AND([.$B273]=&quot;i2c&quot;;[.$C273]=0);[.$D273];[.K272])" office:value-type="float" office:value="6" calcext:value-type="float">
            <text:p>6</text:p>
          </table:table-cell>
          <table:table-cell table:formula="of:=IF(AND([.$B273]=&quot;i2c&quot;;[.$C273]=1);[.$D273];[.L272])" office:value-type="float" office:value="514" calcext:value-type="float">
            <text:p>514</text:p>
          </table:table-cell>
          <table:table-cell table:formula="of:=IF(AND([.$B273]=&quot;i2c&quot;;[.$C273]=2);[.$D273];[.M272])" office:value-type="float" office:value="1024" calcext:value-type="float">
            <text:p>1024</text:p>
          </table:table-cell>
          <table:table-cell table:formula="of:=IF(AND([.$B273]=&quot;i2c&quot;;[.$C273]=3);[.$D273];[.N272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431723" calcext:value-type="float">
            <text:p>160743172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table:number-columns-repeated="4"/>
          <table:table-cell table:formula="of:=([.A274]-[.A$2])/1000000" office:value-type="float" office:value="27.771254" calcext:value-type="float">
            <text:p>27.771254</text:p>
          </table:table-cell>
          <table:table-cell table:formula="of:=IF([.B274]=&quot;PC&quot;;[.H$2];-[.H$2])" office:value-type="float" office:value="-2200" calcext:value-type="float">
            <text:p>-2200</text:p>
          </table:table-cell>
          <table:table-cell table:formula="of:=IF(AND([.$B274]=&quot;i2c&quot;;[.$C274]=0);[.$D274];[.K273])" office:value-type="float" office:value="6" calcext:value-type="float">
            <text:p>6</text:p>
          </table:table-cell>
          <table:table-cell table:formula="of:=IF(AND([.$B274]=&quot;i2c&quot;;[.$C274]=1);[.$D274];[.L273])" office:value-type="float" office:value="484" calcext:value-type="float">
            <text:p>484</text:p>
          </table:table-cell>
          <table:table-cell table:formula="of:=IF(AND([.$B274]=&quot;i2c&quot;;[.$C274]=2);[.$D274];[.M273])" office:value-type="float" office:value="1024" calcext:value-type="float">
            <text:p>1024</text:p>
          </table:table-cell>
          <table:table-cell table:formula="of:=IF(AND([.$B274]=&quot;i2c&quot;;[.$C274]=3);[.$D274];[.N273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497742" calcext:value-type="float">
            <text:p>160749774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([.A275]-[.A$2])/1000000" office:value-type="float" office:value="27.837273" calcext:value-type="float">
            <text:p>27.837273</text:p>
          </table:table-cell>
          <table:table-cell table:formula="of:=IF([.B275]=&quot;PC&quot;;[.H$2];-[.H$2])" office:value-type="float" office:value="-2200" calcext:value-type="float">
            <text:p>-2200</text:p>
          </table:table-cell>
          <table:table-cell table:formula="of:=IF(AND([.$B275]=&quot;i2c&quot;;[.$C275]=0);[.$D275];[.K274])" office:value-type="float" office:value="5" calcext:value-type="float">
            <text:p>5</text:p>
          </table:table-cell>
          <table:table-cell table:formula="of:=IF(AND([.$B275]=&quot;i2c&quot;;[.$C275]=1);[.$D275];[.L274])" office:value-type="float" office:value="484" calcext:value-type="float">
            <text:p>484</text:p>
          </table:table-cell>
          <table:table-cell table:formula="of:=IF(AND([.$B275]=&quot;i2c&quot;;[.$C275]=2);[.$D275];[.M274])" office:value-type="float" office:value="1024" calcext:value-type="float">
            <text:p>1024</text:p>
          </table:table-cell>
          <table:table-cell table:formula="of:=IF(AND([.$B275]=&quot;i2c&quot;;[.$C275]=3);[.$D275];[.N274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520442" calcext:value-type="float">
            <text:p>160752044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table:number-columns-repeated="4"/>
          <table:table-cell table:formula="of:=([.A276]-[.A$2])/1000000" office:value-type="float" office:value="27.859973" calcext:value-type="float">
            <text:p>27.859973</text:p>
          </table:table-cell>
          <table:table-cell table:formula="of:=IF([.B276]=&quot;PC&quot;;[.H$2];-[.H$2])" office:value-type="float" office:value="-2200" calcext:value-type="float">
            <text:p>-2200</text:p>
          </table:table-cell>
          <table:table-cell table:formula="of:=IF(AND([.$B276]=&quot;i2c&quot;;[.$C276]=0);[.$D276];[.K275])" office:value-type="float" office:value="5" calcext:value-type="float">
            <text:p>5</text:p>
          </table:table-cell>
          <table:table-cell table:formula="of:=IF(AND([.$B276]=&quot;i2c&quot;;[.$C276]=1);[.$D276];[.L275])" office:value-type="float" office:value="454" calcext:value-type="float">
            <text:p>454</text:p>
          </table:table-cell>
          <table:table-cell table:formula="of:=IF(AND([.$B276]=&quot;i2c&quot;;[.$C276]=2);[.$D276];[.M275])" office:value-type="float" office:value="1024" calcext:value-type="float">
            <text:p>1024</text:p>
          </table:table-cell>
          <table:table-cell table:formula="of:=IF(AND([.$B276]=&quot;i2c&quot;;[.$C276]=3);[.$D276];[.N275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586449" calcext:value-type="float">
            <text:p>160758644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([.A277]-[.A$2])/1000000" office:value-type="float" office:value="27.92598" calcext:value-type="float">
            <text:p>27.92598</text:p>
          </table:table-cell>
          <table:table-cell table:formula="of:=IF([.B277]=&quot;PC&quot;;[.H$2];-[.H$2])" office:value-type="float" office:value="-2200" calcext:value-type="float">
            <text:p>-2200</text:p>
          </table:table-cell>
          <table:table-cell table:formula="of:=IF(AND([.$B277]=&quot;i2c&quot;;[.$C277]=0);[.$D277];[.K276])" office:value-type="float" office:value="4" calcext:value-type="float">
            <text:p>4</text:p>
          </table:table-cell>
          <table:table-cell table:formula="of:=IF(AND([.$B277]=&quot;i2c&quot;;[.$C277]=1);[.$D277];[.L276])" office:value-type="float" office:value="454" calcext:value-type="float">
            <text:p>454</text:p>
          </table:table-cell>
          <table:table-cell table:formula="of:=IF(AND([.$B277]=&quot;i2c&quot;;[.$C277]=2);[.$D277];[.M276])" office:value-type="float" office:value="1024" calcext:value-type="float">
            <text:p>1024</text:p>
          </table:table-cell>
          <table:table-cell table:formula="of:=IF(AND([.$B277]=&quot;i2c&quot;;[.$C277]=3);[.$D277];[.N276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609153" calcext:value-type="float">
            <text:p>160760915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table:number-columns-repeated="4"/>
          <table:table-cell table:formula="of:=([.A278]-[.A$2])/1000000" office:value-type="float" office:value="27.948684" calcext:value-type="float">
            <text:p>27.948684</text:p>
          </table:table-cell>
          <table:table-cell table:formula="of:=IF([.B278]=&quot;PC&quot;;[.H$2];-[.H$2])" office:value-type="float" office:value="-2200" calcext:value-type="float">
            <text:p>-2200</text:p>
          </table:table-cell>
          <table:table-cell table:formula="of:=IF(AND([.$B278]=&quot;i2c&quot;;[.$C278]=0);[.$D278];[.K277])" office:value-type="float" office:value="4" calcext:value-type="float">
            <text:p>4</text:p>
          </table:table-cell>
          <table:table-cell table:formula="of:=IF(AND([.$B278]=&quot;i2c&quot;;[.$C278]=1);[.$D278];[.L277])" office:value-type="float" office:value="424" calcext:value-type="float">
            <text:p>424</text:p>
          </table:table-cell>
          <table:table-cell table:formula="of:=IF(AND([.$B278]=&quot;i2c&quot;;[.$C278]=2);[.$D278];[.M277])" office:value-type="float" office:value="1024" calcext:value-type="float">
            <text:p>1024</text:p>
          </table:table-cell>
          <table:table-cell table:formula="of:=IF(AND([.$B278]=&quot;i2c&quot;;[.$C278]=3);[.$D278];[.N27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675165" calcext:value-type="float">
            <text:p>160767516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([.A279]-[.A$2])/1000000" office:value-type="float" office:value="28.014696" calcext:value-type="float">
            <text:p>28.014696</text:p>
          </table:table-cell>
          <table:table-cell table:formula="of:=IF([.B279]=&quot;PC&quot;;[.H$2];-[.H$2])" office:value-type="float" office:value="-2200" calcext:value-type="float">
            <text:p>-2200</text:p>
          </table:table-cell>
          <table:table-cell table:formula="of:=IF(AND([.$B279]=&quot;i2c&quot;;[.$C279]=0);[.$D279];[.K278])" office:value-type="float" office:value="3" calcext:value-type="float">
            <text:p>3</text:p>
          </table:table-cell>
          <table:table-cell table:formula="of:=IF(AND([.$B279]=&quot;i2c&quot;;[.$C279]=1);[.$D279];[.L278])" office:value-type="float" office:value="424" calcext:value-type="float">
            <text:p>424</text:p>
          </table:table-cell>
          <table:table-cell table:formula="of:=IF(AND([.$B279]=&quot;i2c&quot;;[.$C279]=2);[.$D279];[.M278])" office:value-type="float" office:value="1024" calcext:value-type="float">
            <text:p>1024</text:p>
          </table:table-cell>
          <table:table-cell table:formula="of:=IF(AND([.$B279]=&quot;i2c&quot;;[.$C279]=3);[.$D279];[.N278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697850" calcext:value-type="float">
            <text:p>160769785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number-columns-repeated="4"/>
          <table:table-cell table:formula="of:=([.A280]-[.A$2])/1000000" office:value-type="float" office:value="28.037381" calcext:value-type="float">
            <text:p>28.037381</text:p>
          </table:table-cell>
          <table:table-cell table:formula="of:=IF([.B280]=&quot;PC&quot;;[.H$2];-[.H$2])" office:value-type="float" office:value="-2200" calcext:value-type="float">
            <text:p>-2200</text:p>
          </table:table-cell>
          <table:table-cell table:formula="of:=IF(AND([.$B280]=&quot;i2c&quot;;[.$C280]=0);[.$D280];[.K279])" office:value-type="float" office:value="3" calcext:value-type="float">
            <text:p>3</text:p>
          </table:table-cell>
          <table:table-cell table:formula="of:=IF(AND([.$B280]=&quot;i2c&quot;;[.$C280]=1);[.$D280];[.L279])" office:value-type="float" office:value="394" calcext:value-type="float">
            <text:p>394</text:p>
          </table:table-cell>
          <table:table-cell table:formula="of:=IF(AND([.$B280]=&quot;i2c&quot;;[.$C280]=2);[.$D280];[.M279])" office:value-type="float" office:value="1024" calcext:value-type="float">
            <text:p>1024</text:p>
          </table:table-cell>
          <table:table-cell table:formula="of:=IF(AND([.$B280]=&quot;i2c&quot;;[.$C280]=3);[.$D280];[.N279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763873" calcext:value-type="float">
            <text:p>160776387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([.A281]-[.A$2])/1000000" office:value-type="float" office:value="28.103404" calcext:value-type="float">
            <text:p>28.103404</text:p>
          </table:table-cell>
          <table:table-cell table:formula="of:=IF([.B281]=&quot;PC&quot;;[.H$2];-[.H$2])" office:value-type="float" office:value="-2200" calcext:value-type="float">
            <text:p>-2200</text:p>
          </table:table-cell>
          <table:table-cell table:formula="of:=IF(AND([.$B281]=&quot;i2c&quot;;[.$C281]=0);[.$D281];[.K280])" office:value-type="float" office:value="2" calcext:value-type="float">
            <text:p>2</text:p>
          </table:table-cell>
          <table:table-cell table:formula="of:=IF(AND([.$B281]=&quot;i2c&quot;;[.$C281]=1);[.$D281];[.L280])" office:value-type="float" office:value="394" calcext:value-type="float">
            <text:p>394</text:p>
          </table:table-cell>
          <table:table-cell table:formula="of:=IF(AND([.$B281]=&quot;i2c&quot;;[.$C281]=2);[.$D281];[.M280])" office:value-type="float" office:value="1024" calcext:value-type="float">
            <text:p>1024</text:p>
          </table:table-cell>
          <table:table-cell table:formula="of:=IF(AND([.$B281]=&quot;i2c&quot;;[.$C281]=3);[.$D281];[.N280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786560" calcext:value-type="float">
            <text:p>160778656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table:number-columns-repeated="4"/>
          <table:table-cell table:formula="of:=([.A282]-[.A$2])/1000000" office:value-type="float" office:value="28.126091" calcext:value-type="float">
            <text:p>28.126091</text:p>
          </table:table-cell>
          <table:table-cell table:formula="of:=IF([.B282]=&quot;PC&quot;;[.H$2];-[.H$2])" office:value-type="float" office:value="-2200" calcext:value-type="float">
            <text:p>-2200</text:p>
          </table:table-cell>
          <table:table-cell table:formula="of:=IF(AND([.$B282]=&quot;i2c&quot;;[.$C282]=0);[.$D282];[.K281])" office:value-type="float" office:value="2" calcext:value-type="float">
            <text:p>2</text:p>
          </table:table-cell>
          <table:table-cell table:formula="of:=IF(AND([.$B282]=&quot;i2c&quot;;[.$C282]=1);[.$D282];[.L281])" office:value-type="float" office:value="364" calcext:value-type="float">
            <text:p>364</text:p>
          </table:table-cell>
          <table:table-cell table:formula="of:=IF(AND([.$B282]=&quot;i2c&quot;;[.$C282]=2);[.$D282];[.M281])" office:value-type="float" office:value="1024" calcext:value-type="float">
            <text:p>1024</text:p>
          </table:table-cell>
          <table:table-cell table:formula="of:=IF(AND([.$B282]=&quot;i2c&quot;;[.$C282]=3);[.$D282];[.N281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852586" calcext:value-type="float">
            <text:p>160785258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([.A283]-[.A$2])/1000000" office:value-type="float" office:value="28.192117" calcext:value-type="float">
            <text:p>28.192117</text:p>
          </table:table-cell>
          <table:table-cell table:formula="of:=IF([.B283]=&quot;PC&quot;;[.H$2];-[.H$2])" office:value-type="float" office:value="-2200" calcext:value-type="float">
            <text:p>-2200</text:p>
          </table:table-cell>
          <table:table-cell table:formula="of:=IF(AND([.$B283]=&quot;i2c&quot;;[.$C283]=0);[.$D283];[.K282])" office:value-type="float" office:value="1" calcext:value-type="float">
            <text:p>1</text:p>
          </table:table-cell>
          <table:table-cell table:formula="of:=IF(AND([.$B283]=&quot;i2c&quot;;[.$C283]=1);[.$D283];[.L282])" office:value-type="float" office:value="364" calcext:value-type="float">
            <text:p>364</text:p>
          </table:table-cell>
          <table:table-cell table:formula="of:=IF(AND([.$B283]=&quot;i2c&quot;;[.$C283]=2);[.$D283];[.M282])" office:value-type="float" office:value="1024" calcext:value-type="float">
            <text:p>1024</text:p>
          </table:table-cell>
          <table:table-cell table:formula="of:=IF(AND([.$B283]=&quot;i2c&quot;;[.$C283]=3);[.$D283];[.N282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875277" calcext:value-type="float">
            <text:p>160787527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table:number-columns-repeated="4"/>
          <table:table-cell table:formula="of:=([.A284]-[.A$2])/1000000" office:value-type="float" office:value="28.214808" calcext:value-type="float">
            <text:p>28.214808</text:p>
          </table:table-cell>
          <table:table-cell table:formula="of:=IF([.B284]=&quot;PC&quot;;[.H$2];-[.H$2])" office:value-type="float" office:value="-2200" calcext:value-type="float">
            <text:p>-2200</text:p>
          </table:table-cell>
          <table:table-cell table:formula="of:=IF(AND([.$B284]=&quot;i2c&quot;;[.$C284]=0);[.$D284];[.K283])" office:value-type="float" office:value="1" calcext:value-type="float">
            <text:p>1</text:p>
          </table:table-cell>
          <table:table-cell table:formula="of:=IF(AND([.$B284]=&quot;i2c&quot;;[.$C284]=1);[.$D284];[.L283])" office:value-type="float" office:value="334" calcext:value-type="float">
            <text:p>334</text:p>
          </table:table-cell>
          <table:table-cell table:formula="of:=IF(AND([.$B284]=&quot;i2c&quot;;[.$C284]=2);[.$D284];[.M283])" office:value-type="float" office:value="1024" calcext:value-type="float">
            <text:p>1024</text:p>
          </table:table-cell>
          <table:table-cell table:formula="of:=IF(AND([.$B284]=&quot;i2c&quot;;[.$C284]=3);[.$D284];[.N283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941292" calcext:value-type="float">
            <text:p>1607941292</text:p>
          </table:table-cell>
          <table:table-cell office:value-type="string" calcext:value-type="string">
            <text:p>i2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([.A285]-[.A$2])/1000000" office:value-type="float" office:value="28.280823" calcext:value-type="float">
            <text:p>28.280823</text:p>
          </table:table-cell>
          <table:table-cell table:formula="of:=IF([.B285]=&quot;PC&quot;;[.H$2];-[.H$2])" office:value-type="float" office:value="-2200" calcext:value-type="float">
            <text:p>-2200</text:p>
          </table:table-cell>
          <table:table-cell table:formula="of:=IF(AND([.$B285]=&quot;i2c&quot;;[.$C285]=0);[.$D285];[.K284])" office:value-type="float" office:value="0" calcext:value-type="float">
            <text:p>0</text:p>
          </table:table-cell>
          <table:table-cell table:formula="of:=IF(AND([.$B285]=&quot;i2c&quot;;[.$C285]=1);[.$D285];[.L284])" office:value-type="float" office:value="334" calcext:value-type="float">
            <text:p>334</text:p>
          </table:table-cell>
          <table:table-cell table:formula="of:=IF(AND([.$B285]=&quot;i2c&quot;;[.$C285]=2);[.$D285];[.M284])" office:value-type="float" office:value="1024" calcext:value-type="float">
            <text:p>1024</text:p>
          </table:table-cell>
          <table:table-cell table:formula="of:=IF(AND([.$B285]=&quot;i2c&quot;;[.$C285]=3);[.$D285];[.N284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7963989" calcext:value-type="float">
            <text:p>160796398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table:formula="of:=([.A286]-[.A$2])/1000000" office:value-type="float" office:value="28.30352" calcext:value-type="float">
            <text:p>28.30352</text:p>
          </table:table-cell>
          <table:table-cell table:formula="of:=IF([.B286]=&quot;PC&quot;;[.H$2];-[.H$2])" office:value-type="float" office:value="-2200" calcext:value-type="float">
            <text:p>-2200</text:p>
          </table:table-cell>
          <table:table-cell table:formula="of:=IF(AND([.$B286]=&quot;i2c&quot;;[.$C286]=0);[.$D286];[.K285])" office:value-type="float" office:value="0" calcext:value-type="float">
            <text:p>0</text:p>
          </table:table-cell>
          <table:table-cell table:formula="of:=IF(AND([.$B286]=&quot;i2c&quot;;[.$C286]=1);[.$D286];[.L285])" office:value-type="float" office:value="304" calcext:value-type="float">
            <text:p>304</text:p>
          </table:table-cell>
          <table:table-cell table:formula="of:=IF(AND([.$B286]=&quot;i2c&quot;;[.$C286]=2);[.$D286];[.M285])" office:value-type="float" office:value="1024" calcext:value-type="float">
            <text:p>1024</text:p>
          </table:table-cell>
          <table:table-cell table:formula="of:=IF(AND([.$B286]=&quot;i2c&quot;;[.$C286]=3);[.$D286];[.N285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030010" calcext:value-type="float">
            <text:p>160803001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formula="of:=([.A287]-[.A$2])/1000000" office:value-type="float" office:value="28.369541" calcext:value-type="float">
            <text:p>28.369541</text:p>
          </table:table-cell>
          <table:table-cell table:formula="of:=IF([.B287]=&quot;PC&quot;;[.H$2];-[.H$2])" office:value-type="float" office:value="-2200" calcext:value-type="float">
            <text:p>-2200</text:p>
          </table:table-cell>
          <table:table-cell table:formula="of:=IF(AND([.$B287]=&quot;i2c&quot;;[.$C287]=0);[.$D287];[.K286])" office:value-type="float" office:value="-1" calcext:value-type="float">
            <text:p>-1</text:p>
          </table:table-cell>
          <table:table-cell table:formula="of:=IF(AND([.$B287]=&quot;i2c&quot;;[.$C287]=1);[.$D287];[.L286])" office:value-type="float" office:value="304" calcext:value-type="float">
            <text:p>304</text:p>
          </table:table-cell>
          <table:table-cell table:formula="of:=IF(AND([.$B287]=&quot;i2c&quot;;[.$C287]=2);[.$D287];[.M286])" office:value-type="float" office:value="1024" calcext:value-type="float">
            <text:p>1024</text:p>
          </table:table-cell>
          <table:table-cell table:formula="of:=IF(AND([.$B287]=&quot;i2c&quot;;[.$C287]=3);[.$D287];[.N286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052694" calcext:value-type="float">
            <text:p>160805269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number-columns-repeated="4"/>
          <table:table-cell table:formula="of:=([.A288]-[.A$2])/1000000" office:value-type="float" office:value="28.392225" calcext:value-type="float">
            <text:p>28.392225</text:p>
          </table:table-cell>
          <table:table-cell table:formula="of:=IF([.B288]=&quot;PC&quot;;[.H$2];-[.H$2])" office:value-type="float" office:value="-2200" calcext:value-type="float">
            <text:p>-2200</text:p>
          </table:table-cell>
          <table:table-cell table:formula="of:=IF(AND([.$B288]=&quot;i2c&quot;;[.$C288]=0);[.$D288];[.K287])" office:value-type="float" office:value="-1" calcext:value-type="float">
            <text:p>-1</text:p>
          </table:table-cell>
          <table:table-cell table:formula="of:=IF(AND([.$B288]=&quot;i2c&quot;;[.$C288]=1);[.$D288];[.L287])" office:value-type="float" office:value="274" calcext:value-type="float">
            <text:p>274</text:p>
          </table:table-cell>
          <table:table-cell table:formula="of:=IF(AND([.$B288]=&quot;i2c&quot;;[.$C288]=2);[.$D288];[.M287])" office:value-type="float" office:value="1024" calcext:value-type="float">
            <text:p>1024</text:p>
          </table:table-cell>
          <table:table-cell table:formula="of:=IF(AND([.$B288]=&quot;i2c&quot;;[.$C288]=3);[.$D288];[.N28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118719" calcext:value-type="float">
            <text:p>160811871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/>
          <table:table-cell table:formula="of:=([.A289]-[.A$2])/1000000" office:value-type="float" office:value="28.45825" calcext:value-type="float">
            <text:p>28.45825</text:p>
          </table:table-cell>
          <table:table-cell table:formula="of:=IF([.B289]=&quot;PC&quot;;[.H$2];-[.H$2])" office:value-type="float" office:value="-2200" calcext:value-type="float">
            <text:p>-2200</text:p>
          </table:table-cell>
          <table:table-cell table:formula="of:=IF(AND([.$B289]=&quot;i2c&quot;;[.$C289]=0);[.$D289];[.K288])" office:value-type="float" office:value="-2" calcext:value-type="float">
            <text:p>-2</text:p>
          </table:table-cell>
          <table:table-cell table:formula="of:=IF(AND([.$B289]=&quot;i2c&quot;;[.$C289]=1);[.$D289];[.L288])" office:value-type="float" office:value="274" calcext:value-type="float">
            <text:p>274</text:p>
          </table:table-cell>
          <table:table-cell table:formula="of:=IF(AND([.$B289]=&quot;i2c&quot;;[.$C289]=2);[.$D289];[.M288])" office:value-type="float" office:value="1024" calcext:value-type="float">
            <text:p>1024</text:p>
          </table:table-cell>
          <table:table-cell table:formula="of:=IF(AND([.$B289]=&quot;i2c&quot;;[.$C289]=3);[.$D289];[.N288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141412" calcext:value-type="float">
            <text:p>160814141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4"/>
          <table:table-cell table:formula="of:=([.A290]-[.A$2])/1000000" office:value-type="float" office:value="28.480943" calcext:value-type="float">
            <text:p>28.480943</text:p>
          </table:table-cell>
          <table:table-cell table:formula="of:=IF([.B290]=&quot;PC&quot;;[.H$2];-[.H$2])" office:value-type="float" office:value="-2200" calcext:value-type="float">
            <text:p>-2200</text:p>
          </table:table-cell>
          <table:table-cell table:formula="of:=IF(AND([.$B290]=&quot;i2c&quot;;[.$C290]=0);[.$D290];[.K289])" office:value-type="float" office:value="-2" calcext:value-type="float">
            <text:p>-2</text:p>
          </table:table-cell>
          <table:table-cell table:formula="of:=IF(AND([.$B290]=&quot;i2c&quot;;[.$C290]=1);[.$D290];[.L289])" office:value-type="float" office:value="244" calcext:value-type="float">
            <text:p>244</text:p>
          </table:table-cell>
          <table:table-cell table:formula="of:=IF(AND([.$B290]=&quot;i2c&quot;;[.$C290]=2);[.$D290];[.M289])" office:value-type="float" office:value="1024" calcext:value-type="float">
            <text:p>1024</text:p>
          </table:table-cell>
          <table:table-cell table:formula="of:=IF(AND([.$B290]=&quot;i2c&quot;;[.$C290]=3);[.$D290];[.N289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161896" calcext:value-type="float">
            <text:p>1608161896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=0</text:p>
          </table:table-cell>
          <table:table-cell office:value-type="float" office:value="-1024" calcext:value-type="float">
            <text:p>-1024</text:p>
          </table:table-cell>
          <table:table-cell office:value-type="string" calcext:value-type="string">
            <text:p>0x0400</text:p>
          </table:table-cell>
          <table:table-cell table:number-columns-repeated="2"/>
          <table:table-cell table:formula="of:=([.A291]-[.A$2])/1000000" office:value-type="float" office:value="28.501427" calcext:value-type="float">
            <text:p>28.501427</text:p>
          </table:table-cell>
          <table:table-cell table:formula="of:=IF([.B291]=&quot;PC&quot;;[.H$2];-[.H$2])" office:value-type="float" office:value="2200" calcext:value-type="float">
            <text:p>2200</text:p>
          </table:table-cell>
          <table:table-cell table:formula="of:=IF(AND([.$B291]=&quot;i2c&quot;;[.$C291]=0);[.$D291];[.K290])" office:value-type="float" office:value="-2" calcext:value-type="float">
            <text:p>-2</text:p>
          </table:table-cell>
          <table:table-cell table:formula="of:=IF(AND([.$B291]=&quot;i2c&quot;;[.$C291]=1);[.$D291];[.L290])" office:value-type="float" office:value="244" calcext:value-type="float">
            <text:p>244</text:p>
          </table:table-cell>
          <table:table-cell table:formula="of:=IF(AND([.$B291]=&quot;i2c&quot;;[.$C291]=2);[.$D291];[.M290])" office:value-type="float" office:value="1024" calcext:value-type="float">
            <text:p>1024</text:p>
          </table:table-cell>
          <table:table-cell table:formula="of:=IF(AND([.$B291]=&quot;i2c&quot;;[.$C291]=3);[.$D291];[.N290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173768" calcext:value-type="float">
            <text:p>160817376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994" calcext:value-type="float">
            <text:p>994</text:p>
          </table:table-cell>
          <table:table-cell table:number-columns-repeated="4"/>
          <table:table-cell table:formula="of:=([.A292]-[.A$2])/1000000" office:value-type="float" office:value="28.513299" calcext:value-type="float">
            <text:p>28.513299</text:p>
          </table:table-cell>
          <table:table-cell table:formula="of:=IF([.B292]=&quot;PC&quot;;[.H$2];-[.H$2])" office:value-type="float" office:value="-2200" calcext:value-type="float">
            <text:p>-2200</text:p>
          </table:table-cell>
          <table:table-cell table:formula="of:=IF(AND([.$B292]=&quot;i2c&quot;;[.$C292]=0);[.$D292];[.K291])" office:value-type="float" office:value="-2" calcext:value-type="float">
            <text:p>-2</text:p>
          </table:table-cell>
          <table:table-cell table:formula="of:=IF(AND([.$B292]=&quot;i2c&quot;;[.$C292]=1);[.$D292];[.L291])" office:value-type="float" office:value="244" calcext:value-type="float">
            <text:p>244</text:p>
          </table:table-cell>
          <table:table-cell table:formula="of:=IF(AND([.$B292]=&quot;i2c&quot;;[.$C292]=2);[.$D292];[.M291])" office:value-type="float" office:value="994" calcext:value-type="float">
            <text:p>994</text:p>
          </table:table-cell>
          <table:table-cell table:formula="of:=IF(AND([.$B292]=&quot;i2c&quot;;[.$C292]=3);[.$D292];[.N291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208544" calcext:value-type="float">
            <text:p>160820854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/>
          <table:table-cell table:formula="of:=([.A293]-[.A$2])/1000000" office:value-type="float" office:value="28.548075" calcext:value-type="float">
            <text:p>28.548075</text:p>
          </table:table-cell>
          <table:table-cell table:formula="of:=IF([.B293]=&quot;PC&quot;;[.H$2];-[.H$2])" office:value-type="float" office:value="-2200" calcext:value-type="float">
            <text:p>-2200</text:p>
          </table:table-cell>
          <table:table-cell table:formula="of:=IF(AND([.$B293]=&quot;i2c&quot;;[.$C293]=0);[.$D293];[.K292])" office:value-type="float" office:value="-3" calcext:value-type="float">
            <text:p>-3</text:p>
          </table:table-cell>
          <table:table-cell table:formula="of:=IF(AND([.$B293]=&quot;i2c&quot;;[.$C293]=1);[.$D293];[.L292])" office:value-type="float" office:value="244" calcext:value-type="float">
            <text:p>244</text:p>
          </table:table-cell>
          <table:table-cell table:formula="of:=IF(AND([.$B293]=&quot;i2c&quot;;[.$C293]=2);[.$D293];[.M292])" office:value-type="float" office:value="994" calcext:value-type="float">
            <text:p>994</text:p>
          </table:table-cell>
          <table:table-cell table:formula="of:=IF(AND([.$B293]=&quot;i2c&quot;;[.$C293]=3);[.$D293];[.N292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231241" calcext:value-type="float">
            <text:p>160823124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table:formula="of:=([.A294]-[.A$2])/1000000" office:value-type="float" office:value="28.570772" calcext:value-type="float">
            <text:p>28.570772</text:p>
          </table:table-cell>
          <table:table-cell table:formula="of:=IF([.B294]=&quot;PC&quot;;[.H$2];-[.H$2])" office:value-type="float" office:value="-2200" calcext:value-type="float">
            <text:p>-2200</text:p>
          </table:table-cell>
          <table:table-cell table:formula="of:=IF(AND([.$B294]=&quot;i2c&quot;;[.$C294]=0);[.$D294];[.K293])" office:value-type="float" office:value="-3" calcext:value-type="float">
            <text:p>-3</text:p>
          </table:table-cell>
          <table:table-cell table:formula="of:=IF(AND([.$B294]=&quot;i2c&quot;;[.$C294]=1);[.$D294];[.L293])" office:value-type="float" office:value="214" calcext:value-type="float">
            <text:p>214</text:p>
          </table:table-cell>
          <table:table-cell table:formula="of:=IF(AND([.$B294]=&quot;i2c&quot;;[.$C294]=2);[.$D294];[.M293])" office:value-type="float" office:value="994" calcext:value-type="float">
            <text:p>994</text:p>
          </table:table-cell>
          <table:table-cell table:formula="of:=IF(AND([.$B294]=&quot;i2c&quot;;[.$C294]=3);[.$D294];[.N293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263562" calcext:value-type="float">
            <text:p>160826356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964" calcext:value-type="float">
            <text:p>964</text:p>
          </table:table-cell>
          <table:table-cell table:number-columns-repeated="4"/>
          <table:table-cell table:formula="of:=([.A295]-[.A$2])/1000000" office:value-type="float" office:value="28.603093" calcext:value-type="float">
            <text:p>28.603093</text:p>
          </table:table-cell>
          <table:table-cell table:formula="of:=IF([.B295]=&quot;PC&quot;;[.H$2];-[.H$2])" office:value-type="float" office:value="-2200" calcext:value-type="float">
            <text:p>-2200</text:p>
          </table:table-cell>
          <table:table-cell table:formula="of:=IF(AND([.$B295]=&quot;i2c&quot;;[.$C295]=0);[.$D295];[.K294])" office:value-type="float" office:value="-3" calcext:value-type="float">
            <text:p>-3</text:p>
          </table:table-cell>
          <table:table-cell table:formula="of:=IF(AND([.$B295]=&quot;i2c&quot;;[.$C295]=1);[.$D295];[.L294])" office:value-type="float" office:value="214" calcext:value-type="float">
            <text:p>214</text:p>
          </table:table-cell>
          <table:table-cell table:formula="of:=IF(AND([.$B295]=&quot;i2c&quot;;[.$C295]=2);[.$D295];[.M294])" office:value-type="float" office:value="964" calcext:value-type="float">
            <text:p>964</text:p>
          </table:table-cell>
          <table:table-cell table:formula="of:=IF(AND([.$B295]=&quot;i2c&quot;;[.$C295]=3);[.$D295];[.N294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298292" calcext:value-type="float">
            <text:p>160829829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4"/>
          <table:table-cell table:formula="of:=([.A296]-[.A$2])/1000000" office:value-type="float" office:value="28.637823" calcext:value-type="float">
            <text:p>28.637823</text:p>
          </table:table-cell>
          <table:table-cell table:formula="of:=IF([.B296]=&quot;PC&quot;;[.H$2];-[.H$2])" office:value-type="float" office:value="-2200" calcext:value-type="float">
            <text:p>-2200</text:p>
          </table:table-cell>
          <table:table-cell table:formula="of:=IF(AND([.$B296]=&quot;i2c&quot;;[.$C296]=0);[.$D296];[.K295])" office:value-type="float" office:value="-4" calcext:value-type="float">
            <text:p>-4</text:p>
          </table:table-cell>
          <table:table-cell table:formula="of:=IF(AND([.$B296]=&quot;i2c&quot;;[.$C296]=1);[.$D296];[.L295])" office:value-type="float" office:value="214" calcext:value-type="float">
            <text:p>214</text:p>
          </table:table-cell>
          <table:table-cell table:formula="of:=IF(AND([.$B296]=&quot;i2c&quot;;[.$C296]=2);[.$D296];[.M295])" office:value-type="float" office:value="964" calcext:value-type="float">
            <text:p>964</text:p>
          </table:table-cell>
          <table:table-cell table:formula="of:=IF(AND([.$B296]=&quot;i2c&quot;;[.$C296]=3);[.$D296];[.N295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320990" calcext:value-type="float">
            <text:p>160832099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formula="of:=([.A297]-[.A$2])/1000000" office:value-type="float" office:value="28.660521" calcext:value-type="float">
            <text:p>28.660521</text:p>
          </table:table-cell>
          <table:table-cell table:formula="of:=IF([.B297]=&quot;PC&quot;;[.H$2];-[.H$2])" office:value-type="float" office:value="-2200" calcext:value-type="float">
            <text:p>-2200</text:p>
          </table:table-cell>
          <table:table-cell table:formula="of:=IF(AND([.$B297]=&quot;i2c&quot;;[.$C297]=0);[.$D297];[.K296])" office:value-type="float" office:value="-4" calcext:value-type="float">
            <text:p>-4</text:p>
          </table:table-cell>
          <table:table-cell table:formula="of:=IF(AND([.$B297]=&quot;i2c&quot;;[.$C297]=1);[.$D297];[.L296])" office:value-type="float" office:value="184" calcext:value-type="float">
            <text:p>184</text:p>
          </table:table-cell>
          <table:table-cell table:formula="of:=IF(AND([.$B297]=&quot;i2c&quot;;[.$C297]=2);[.$D297];[.M296])" office:value-type="float" office:value="964" calcext:value-type="float">
            <text:p>964</text:p>
          </table:table-cell>
          <table:table-cell table:formula="of:=IF(AND([.$B297]=&quot;i2c&quot;;[.$C297]=3);[.$D297];[.N296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353321" calcext:value-type="float">
            <text:p>160835332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934" calcext:value-type="float">
            <text:p>934</text:p>
          </table:table-cell>
          <table:table-cell table:number-columns-repeated="4"/>
          <table:table-cell table:formula="of:=([.A298]-[.A$2])/1000000" office:value-type="float" office:value="28.692852" calcext:value-type="float">
            <text:p>28.692852</text:p>
          </table:table-cell>
          <table:table-cell table:formula="of:=IF([.B298]=&quot;PC&quot;;[.H$2];-[.H$2])" office:value-type="float" office:value="-2200" calcext:value-type="float">
            <text:p>-2200</text:p>
          </table:table-cell>
          <table:table-cell table:formula="of:=IF(AND([.$B298]=&quot;i2c&quot;;[.$C298]=0);[.$D298];[.K297])" office:value-type="float" office:value="-4" calcext:value-type="float">
            <text:p>-4</text:p>
          </table:table-cell>
          <table:table-cell table:formula="of:=IF(AND([.$B298]=&quot;i2c&quot;;[.$C298]=1);[.$D298];[.L297])" office:value-type="float" office:value="184" calcext:value-type="float">
            <text:p>184</text:p>
          </table:table-cell>
          <table:table-cell table:formula="of:=IF(AND([.$B298]=&quot;i2c&quot;;[.$C298]=2);[.$D298];[.M297])" office:value-type="float" office:value="934" calcext:value-type="float">
            <text:p>934</text:p>
          </table:table-cell>
          <table:table-cell table:formula="of:=IF(AND([.$B298]=&quot;i2c&quot;;[.$C298]=3);[.$D298];[.N29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388055" calcext:value-type="float">
            <text:p>160838805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4"/>
          <table:table-cell table:formula="of:=([.A299]-[.A$2])/1000000" office:value-type="float" office:value="28.727586" calcext:value-type="float">
            <text:p>28.727586</text:p>
          </table:table-cell>
          <table:table-cell table:formula="of:=IF([.B299]=&quot;PC&quot;;[.H$2];-[.H$2])" office:value-type="float" office:value="-2200" calcext:value-type="float">
            <text:p>-2200</text:p>
          </table:table-cell>
          <table:table-cell table:formula="of:=IF(AND([.$B299]=&quot;i2c&quot;;[.$C299]=0);[.$D299];[.K298])" office:value-type="float" office:value="-5" calcext:value-type="float">
            <text:p>-5</text:p>
          </table:table-cell>
          <table:table-cell table:formula="of:=IF(AND([.$B299]=&quot;i2c&quot;;[.$C299]=1);[.$D299];[.L298])" office:value-type="float" office:value="184" calcext:value-type="float">
            <text:p>184</text:p>
          </table:table-cell>
          <table:table-cell table:formula="of:=IF(AND([.$B299]=&quot;i2c&quot;;[.$C299]=2);[.$D299];[.M298])" office:value-type="float" office:value="934" calcext:value-type="float">
            <text:p>934</text:p>
          </table:table-cell>
          <table:table-cell table:formula="of:=IF(AND([.$B299]=&quot;i2c&quot;;[.$C299]=3);[.$D299];[.N298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410749" calcext:value-type="float">
            <text:p>160841074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formula="of:=([.A300]-[.A$2])/1000000" office:value-type="float" office:value="28.75028" calcext:value-type="float">
            <text:p>28.75028</text:p>
          </table:table-cell>
          <table:table-cell table:formula="of:=IF([.B300]=&quot;PC&quot;;[.H$2];-[.H$2])" office:value-type="float" office:value="-2200" calcext:value-type="float">
            <text:p>-2200</text:p>
          </table:table-cell>
          <table:table-cell table:formula="of:=IF(AND([.$B300]=&quot;i2c&quot;;[.$C300]=0);[.$D300];[.K299])" office:value-type="float" office:value="-5" calcext:value-type="float">
            <text:p>-5</text:p>
          </table:table-cell>
          <table:table-cell table:formula="of:=IF(AND([.$B300]=&quot;i2c&quot;;[.$C300]=1);[.$D300];[.L299])" office:value-type="float" office:value="154" calcext:value-type="float">
            <text:p>154</text:p>
          </table:table-cell>
          <table:table-cell table:formula="of:=IF(AND([.$B300]=&quot;i2c&quot;;[.$C300]=2);[.$D300];[.M299])" office:value-type="float" office:value="934" calcext:value-type="float">
            <text:p>934</text:p>
          </table:table-cell>
          <table:table-cell table:formula="of:=IF(AND([.$B300]=&quot;i2c&quot;;[.$C300]=3);[.$D300];[.N299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443069" calcext:value-type="float">
            <text:p>160844306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table:number-columns-repeated="4"/>
          <table:table-cell table:formula="of:=([.A301]-[.A$2])/1000000" office:value-type="float" office:value="28.7826" calcext:value-type="float">
            <text:p>28.7826</text:p>
          </table:table-cell>
          <table:table-cell table:formula="of:=IF([.B301]=&quot;PC&quot;;[.H$2];-[.H$2])" office:value-type="float" office:value="-2200" calcext:value-type="float">
            <text:p>-2200</text:p>
          </table:table-cell>
          <table:table-cell table:formula="of:=IF(AND([.$B301]=&quot;i2c&quot;;[.$C301]=0);[.$D301];[.K300])" office:value-type="float" office:value="-5" calcext:value-type="float">
            <text:p>-5</text:p>
          </table:table-cell>
          <table:table-cell table:formula="of:=IF(AND([.$B301]=&quot;i2c&quot;;[.$C301]=1);[.$D301];[.L300])" office:value-type="float" office:value="154" calcext:value-type="float">
            <text:p>154</text:p>
          </table:table-cell>
          <table:table-cell table:formula="of:=IF(AND([.$B301]=&quot;i2c&quot;;[.$C301]=2);[.$D301];[.M300])" office:value-type="float" office:value="904" calcext:value-type="float">
            <text:p>904</text:p>
          </table:table-cell>
          <table:table-cell table:formula="of:=IF(AND([.$B301]=&quot;i2c&quot;;[.$C301]=3);[.$D301];[.N300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477801" calcext:value-type="float">
            <text:p>160847780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4"/>
          <table:table-cell table:formula="of:=([.A302]-[.A$2])/1000000" office:value-type="float" office:value="28.817332" calcext:value-type="float">
            <text:p>28.817332</text:p>
          </table:table-cell>
          <table:table-cell table:formula="of:=IF([.B302]=&quot;PC&quot;;[.H$2];-[.H$2])" office:value-type="float" office:value="-2200" calcext:value-type="float">
            <text:p>-2200</text:p>
          </table:table-cell>
          <table:table-cell table:formula="of:=IF(AND([.$B302]=&quot;i2c&quot;;[.$C302]=0);[.$D302];[.K301])" office:value-type="float" office:value="-6" calcext:value-type="float">
            <text:p>-6</text:p>
          </table:table-cell>
          <table:table-cell table:formula="of:=IF(AND([.$B302]=&quot;i2c&quot;;[.$C302]=1);[.$D302];[.L301])" office:value-type="float" office:value="154" calcext:value-type="float">
            <text:p>154</text:p>
          </table:table-cell>
          <table:table-cell table:formula="of:=IF(AND([.$B302]=&quot;i2c&quot;;[.$C302]=2);[.$D302];[.M301])" office:value-type="float" office:value="904" calcext:value-type="float">
            <text:p>904</text:p>
          </table:table-cell>
          <table:table-cell table:formula="of:=IF(AND([.$B302]=&quot;i2c&quot;;[.$C302]=3);[.$D302];[.N301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500488" calcext:value-type="float">
            <text:p>160850048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formula="of:=([.A303]-[.A$2])/1000000" office:value-type="float" office:value="28.840019" calcext:value-type="float">
            <text:p>28.840019</text:p>
          </table:table-cell>
          <table:table-cell table:formula="of:=IF([.B303]=&quot;PC&quot;;[.H$2];-[.H$2])" office:value-type="float" office:value="-2200" calcext:value-type="float">
            <text:p>-2200</text:p>
          </table:table-cell>
          <table:table-cell table:formula="of:=IF(AND([.$B303]=&quot;i2c&quot;;[.$C303]=0);[.$D303];[.K302])" office:value-type="float" office:value="-6" calcext:value-type="float">
            <text:p>-6</text:p>
          </table:table-cell>
          <table:table-cell table:formula="of:=IF(AND([.$B303]=&quot;i2c&quot;;[.$C303]=1);[.$D303];[.L302])" office:value-type="float" office:value="124" calcext:value-type="float">
            <text:p>124</text:p>
          </table:table-cell>
          <table:table-cell table:formula="of:=IF(AND([.$B303]=&quot;i2c&quot;;[.$C303]=2);[.$D303];[.M302])" office:value-type="float" office:value="904" calcext:value-type="float">
            <text:p>904</text:p>
          </table:table-cell>
          <table:table-cell table:formula="of:=IF(AND([.$B303]=&quot;i2c&quot;;[.$C303]=3);[.$D303];[.N302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532804" calcext:value-type="float">
            <text:p>160853280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874" calcext:value-type="float">
            <text:p>874</text:p>
          </table:table-cell>
          <table:table-cell table:number-columns-repeated="4"/>
          <table:table-cell table:formula="of:=([.A304]-[.A$2])/1000000" office:value-type="float" office:value="28.872335" calcext:value-type="float">
            <text:p>28.872335</text:p>
          </table:table-cell>
          <table:table-cell table:formula="of:=IF([.B304]=&quot;PC&quot;;[.H$2];-[.H$2])" office:value-type="float" office:value="-2200" calcext:value-type="float">
            <text:p>-2200</text:p>
          </table:table-cell>
          <table:table-cell table:formula="of:=IF(AND([.$B304]=&quot;i2c&quot;;[.$C304]=0);[.$D304];[.K303])" office:value-type="float" office:value="-6" calcext:value-type="float">
            <text:p>-6</text:p>
          </table:table-cell>
          <table:table-cell table:formula="of:=IF(AND([.$B304]=&quot;i2c&quot;;[.$C304]=1);[.$D304];[.L303])" office:value-type="float" office:value="124" calcext:value-type="float">
            <text:p>124</text:p>
          </table:table-cell>
          <table:table-cell table:formula="of:=IF(AND([.$B304]=&quot;i2c&quot;;[.$C304]=2);[.$D304];[.M303])" office:value-type="float" office:value="874" calcext:value-type="float">
            <text:p>874</text:p>
          </table:table-cell>
          <table:table-cell table:formula="of:=IF(AND([.$B304]=&quot;i2c&quot;;[.$C304]=3);[.$D304];[.N303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567541" calcext:value-type="float">
            <text:p>160856754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4"/>
          <table:table-cell table:formula="of:=([.A305]-[.A$2])/1000000" office:value-type="float" office:value="28.907072" calcext:value-type="float">
            <text:p>28.907072</text:p>
          </table:table-cell>
          <table:table-cell table:formula="of:=IF([.B305]=&quot;PC&quot;;[.H$2];-[.H$2])" office:value-type="float" office:value="-2200" calcext:value-type="float">
            <text:p>-2200</text:p>
          </table:table-cell>
          <table:table-cell table:formula="of:=IF(AND([.$B305]=&quot;i2c&quot;;[.$C305]=0);[.$D305];[.K304])" office:value-type="float" office:value="-7" calcext:value-type="float">
            <text:p>-7</text:p>
          </table:table-cell>
          <table:table-cell table:formula="of:=IF(AND([.$B305]=&quot;i2c&quot;;[.$C305]=1);[.$D305];[.L304])" office:value-type="float" office:value="124" calcext:value-type="float">
            <text:p>124</text:p>
          </table:table-cell>
          <table:table-cell table:formula="of:=IF(AND([.$B305]=&quot;i2c&quot;;[.$C305]=2);[.$D305];[.M304])" office:value-type="float" office:value="874" calcext:value-type="float">
            <text:p>874</text:p>
          </table:table-cell>
          <table:table-cell table:formula="of:=IF(AND([.$B305]=&quot;i2c&quot;;[.$C305]=3);[.$D305];[.N304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590241" calcext:value-type="float">
            <text:p>160859024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table:formula="of:=([.A306]-[.A$2])/1000000" office:value-type="float" office:value="28.929772" calcext:value-type="float">
            <text:p>28.929772</text:p>
          </table:table-cell>
          <table:table-cell table:formula="of:=IF([.B306]=&quot;PC&quot;;[.H$2];-[.H$2])" office:value-type="float" office:value="-2200" calcext:value-type="float">
            <text:p>-2200</text:p>
          </table:table-cell>
          <table:table-cell table:formula="of:=IF(AND([.$B306]=&quot;i2c&quot;;[.$C306]=0);[.$D306];[.K305])" office:value-type="float" office:value="-7" calcext:value-type="float">
            <text:p>-7</text:p>
          </table:table-cell>
          <table:table-cell table:formula="of:=IF(AND([.$B306]=&quot;i2c&quot;;[.$C306]=1);[.$D306];[.L305])" office:value-type="float" office:value="94" calcext:value-type="float">
            <text:p>94</text:p>
          </table:table-cell>
          <table:table-cell table:formula="of:=IF(AND([.$B306]=&quot;i2c&quot;;[.$C306]=2);[.$D306];[.M305])" office:value-type="float" office:value="874" calcext:value-type="float">
            <text:p>874</text:p>
          </table:table-cell>
          <table:table-cell table:formula="of:=IF(AND([.$B306]=&quot;i2c&quot;;[.$C306]=3);[.$D306];[.N305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622565" calcext:value-type="float">
            <text:p>160862256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844" calcext:value-type="float">
            <text:p>844</text:p>
          </table:table-cell>
          <table:table-cell table:number-columns-repeated="4"/>
          <table:table-cell table:formula="of:=([.A307]-[.A$2])/1000000" office:value-type="float" office:value="28.962096" calcext:value-type="float">
            <text:p>28.962096</text:p>
          </table:table-cell>
          <table:table-cell table:formula="of:=IF([.B307]=&quot;PC&quot;;[.H$2];-[.H$2])" office:value-type="float" office:value="-2200" calcext:value-type="float">
            <text:p>-2200</text:p>
          </table:table-cell>
          <table:table-cell table:formula="of:=IF(AND([.$B307]=&quot;i2c&quot;;[.$C307]=0);[.$D307];[.K306])" office:value-type="float" office:value="-7" calcext:value-type="float">
            <text:p>-7</text:p>
          </table:table-cell>
          <table:table-cell table:formula="of:=IF(AND([.$B307]=&quot;i2c&quot;;[.$C307]=1);[.$D307];[.L306])" office:value-type="float" office:value="94" calcext:value-type="float">
            <text:p>94</text:p>
          </table:table-cell>
          <table:table-cell table:formula="of:=IF(AND([.$B307]=&quot;i2c&quot;;[.$C307]=2);[.$D307];[.M306])" office:value-type="float" office:value="844" calcext:value-type="float">
            <text:p>844</text:p>
          </table:table-cell>
          <table:table-cell table:formula="of:=IF(AND([.$B307]=&quot;i2c&quot;;[.$C307]=3);[.$D307];[.N306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657293" calcext:value-type="float">
            <text:p>160865729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4"/>
          <table:table-cell table:formula="of:=([.A308]-[.A$2])/1000000" office:value-type="float" office:value="28.996824" calcext:value-type="float">
            <text:p>28.996824</text:p>
          </table:table-cell>
          <table:table-cell table:formula="of:=IF([.B308]=&quot;PC&quot;;[.H$2];-[.H$2])" office:value-type="float" office:value="-2200" calcext:value-type="float">
            <text:p>-2200</text:p>
          </table:table-cell>
          <table:table-cell table:formula="of:=IF(AND([.$B308]=&quot;i2c&quot;;[.$C308]=0);[.$D308];[.K307])" office:value-type="float" office:value="-8" calcext:value-type="float">
            <text:p>-8</text:p>
          </table:table-cell>
          <table:table-cell table:formula="of:=IF(AND([.$B308]=&quot;i2c&quot;;[.$C308]=1);[.$D308];[.L307])" office:value-type="float" office:value="94" calcext:value-type="float">
            <text:p>94</text:p>
          </table:table-cell>
          <table:table-cell table:formula="of:=IF(AND([.$B308]=&quot;i2c&quot;;[.$C308]=2);[.$D308];[.M307])" office:value-type="float" office:value="844" calcext:value-type="float">
            <text:p>844</text:p>
          </table:table-cell>
          <table:table-cell table:formula="of:=IF(AND([.$B308]=&quot;i2c&quot;;[.$C308]=3);[.$D308];[.N30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679990" calcext:value-type="float">
            <text:p>160867999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formula="of:=([.A309]-[.A$2])/1000000" office:value-type="float" office:value="29.019521" calcext:value-type="float">
            <text:p>29.019521</text:p>
          </table:table-cell>
          <table:table-cell table:formula="of:=IF([.B309]=&quot;PC&quot;;[.H$2];-[.H$2])" office:value-type="float" office:value="-2200" calcext:value-type="float">
            <text:p>-2200</text:p>
          </table:table-cell>
          <table:table-cell table:formula="of:=IF(AND([.$B309]=&quot;i2c&quot;;[.$C309]=0);[.$D309];[.K308])" office:value-type="float" office:value="-8" calcext:value-type="float">
            <text:p>-8</text:p>
          </table:table-cell>
          <table:table-cell table:formula="of:=IF(AND([.$B309]=&quot;i2c&quot;;[.$C309]=1);[.$D309];[.L308])" office:value-type="float" office:value="64" calcext:value-type="float">
            <text:p>64</text:p>
          </table:table-cell>
          <table:table-cell table:formula="of:=IF(AND([.$B309]=&quot;i2c&quot;;[.$C309]=2);[.$D309];[.M308])" office:value-type="float" office:value="844" calcext:value-type="float">
            <text:p>844</text:p>
          </table:table-cell>
          <table:table-cell table:formula="of:=IF(AND([.$B309]=&quot;i2c&quot;;[.$C309]=3);[.$D309];[.N308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712316" calcext:value-type="float">
            <text:p>160871231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814" calcext:value-type="float">
            <text:p>814</text:p>
          </table:table-cell>
          <table:table-cell table:number-columns-repeated="4"/>
          <table:table-cell table:formula="of:=([.A310]-[.A$2])/1000000" office:value-type="float" office:value="29.051847" calcext:value-type="float">
            <text:p>29.051847</text:p>
          </table:table-cell>
          <table:table-cell table:formula="of:=IF([.B310]=&quot;PC&quot;;[.H$2];-[.H$2])" office:value-type="float" office:value="-2200" calcext:value-type="float">
            <text:p>-2200</text:p>
          </table:table-cell>
          <table:table-cell table:formula="of:=IF(AND([.$B310]=&quot;i2c&quot;;[.$C310]=0);[.$D310];[.K309])" office:value-type="float" office:value="-8" calcext:value-type="float">
            <text:p>-8</text:p>
          </table:table-cell>
          <table:table-cell table:formula="of:=IF(AND([.$B310]=&quot;i2c&quot;;[.$C310]=1);[.$D310];[.L309])" office:value-type="float" office:value="64" calcext:value-type="float">
            <text:p>64</text:p>
          </table:table-cell>
          <table:table-cell table:formula="of:=IF(AND([.$B310]=&quot;i2c&quot;;[.$C310]=2);[.$D310];[.M309])" office:value-type="float" office:value="814" calcext:value-type="float">
            <text:p>814</text:p>
          </table:table-cell>
          <table:table-cell table:formula="of:=IF(AND([.$B310]=&quot;i2c&quot;;[.$C310]=3);[.$D310];[.N309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747043" calcext:value-type="float">
            <text:p>160874704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4"/>
          <table:table-cell table:formula="of:=([.A311]-[.A$2])/1000000" office:value-type="float" office:value="29.086574" calcext:value-type="float">
            <text:p>29.086574</text:p>
          </table:table-cell>
          <table:table-cell table:formula="of:=IF([.B311]=&quot;PC&quot;;[.H$2];-[.H$2])" office:value-type="float" office:value="-2200" calcext:value-type="float">
            <text:p>-2200</text:p>
          </table:table-cell>
          <table:table-cell table:formula="of:=IF(AND([.$B311]=&quot;i2c&quot;;[.$C311]=0);[.$D311];[.K310])" office:value-type="float" office:value="-9" calcext:value-type="float">
            <text:p>-9</text:p>
          </table:table-cell>
          <table:table-cell table:formula="of:=IF(AND([.$B311]=&quot;i2c&quot;;[.$C311]=1);[.$D311];[.L310])" office:value-type="float" office:value="64" calcext:value-type="float">
            <text:p>64</text:p>
          </table:table-cell>
          <table:table-cell table:formula="of:=IF(AND([.$B311]=&quot;i2c&quot;;[.$C311]=2);[.$D311];[.M310])" office:value-type="float" office:value="814" calcext:value-type="float">
            <text:p>814</text:p>
          </table:table-cell>
          <table:table-cell table:formula="of:=IF(AND([.$B311]=&quot;i2c&quot;;[.$C311]=3);[.$D311];[.N310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769754" calcext:value-type="float">
            <text:p>160876975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formula="of:=([.A312]-[.A$2])/1000000" office:value-type="float" office:value="29.109285" calcext:value-type="float">
            <text:p>29.109285</text:p>
          </table:table-cell>
          <table:table-cell table:formula="of:=IF([.B312]=&quot;PC&quot;;[.H$2];-[.H$2])" office:value-type="float" office:value="-2200" calcext:value-type="float">
            <text:p>-2200</text:p>
          </table:table-cell>
          <table:table-cell table:formula="of:=IF(AND([.$B312]=&quot;i2c&quot;;[.$C312]=0);[.$D312];[.K311])" office:value-type="float" office:value="-9" calcext:value-type="float">
            <text:p>-9</text:p>
          </table:table-cell>
          <table:table-cell table:formula="of:=IF(AND([.$B312]=&quot;i2c&quot;;[.$C312]=1);[.$D312];[.L311])" office:value-type="float" office:value="34" calcext:value-type="float">
            <text:p>34</text:p>
          </table:table-cell>
          <table:table-cell table:formula="of:=IF(AND([.$B312]=&quot;i2c&quot;;[.$C312]=2);[.$D312];[.M311])" office:value-type="float" office:value="814" calcext:value-type="float">
            <text:p>814</text:p>
          </table:table-cell>
          <table:table-cell table:formula="of:=IF(AND([.$B312]=&quot;i2c&quot;;[.$C312]=3);[.$D312];[.N311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802077" calcext:value-type="float">
            <text:p>160880207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784" calcext:value-type="float">
            <text:p>784</text:p>
          </table:table-cell>
          <table:table-cell table:number-columns-repeated="4"/>
          <table:table-cell table:formula="of:=([.A313]-[.A$2])/1000000" office:value-type="float" office:value="29.141608" calcext:value-type="float">
            <text:p>29.141608</text:p>
          </table:table-cell>
          <table:table-cell table:formula="of:=IF([.B313]=&quot;PC&quot;;[.H$2];-[.H$2])" office:value-type="float" office:value="-2200" calcext:value-type="float">
            <text:p>-2200</text:p>
          </table:table-cell>
          <table:table-cell table:formula="of:=IF(AND([.$B313]=&quot;i2c&quot;;[.$C313]=0);[.$D313];[.K312])" office:value-type="float" office:value="-9" calcext:value-type="float">
            <text:p>-9</text:p>
          </table:table-cell>
          <table:table-cell table:formula="of:=IF(AND([.$B313]=&quot;i2c&quot;;[.$C313]=1);[.$D313];[.L312])" office:value-type="float" office:value="34" calcext:value-type="float">
            <text:p>34</text:p>
          </table:table-cell>
          <table:table-cell table:formula="of:=IF(AND([.$B313]=&quot;i2c&quot;;[.$C313]=2);[.$D313];[.M312])" office:value-type="float" office:value="784" calcext:value-type="float">
            <text:p>784</text:p>
          </table:table-cell>
          <table:table-cell table:formula="of:=IF(AND([.$B313]=&quot;i2c&quot;;[.$C313]=3);[.$D313];[.N312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836808" calcext:value-type="float">
            <text:p>160883680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table:formula="of:=([.A314]-[.A$2])/1000000" office:value-type="float" office:value="29.176339" calcext:value-type="float">
            <text:p>29.176339</text:p>
          </table:table-cell>
          <table:table-cell table:formula="of:=IF([.B314]=&quot;PC&quot;;[.H$2];-[.H$2])" office:value-type="float" office:value="-2200" calcext:value-type="float">
            <text:p>-2200</text:p>
          </table:table-cell>
          <table:table-cell table:formula="of:=IF(AND([.$B314]=&quot;i2c&quot;;[.$C314]=0);[.$D314];[.K313])" office:value-type="float" office:value="-10" calcext:value-type="float">
            <text:p>-10</text:p>
          </table:table-cell>
          <table:table-cell table:formula="of:=IF(AND([.$B314]=&quot;i2c&quot;;[.$C314]=1);[.$D314];[.L313])" office:value-type="float" office:value="34" calcext:value-type="float">
            <text:p>34</text:p>
          </table:table-cell>
          <table:table-cell table:formula="of:=IF(AND([.$B314]=&quot;i2c&quot;;[.$C314]=2);[.$D314];[.M313])" office:value-type="float" office:value="784" calcext:value-type="float">
            <text:p>784</text:p>
          </table:table-cell>
          <table:table-cell table:formula="of:=IF(AND([.$B314]=&quot;i2c&quot;;[.$C314]=3);[.$D314];[.N313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859500" calcext:value-type="float">
            <text:p>160885950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([.A315]-[.A$2])/1000000" office:value-type="float" office:value="29.199031" calcext:value-type="float">
            <text:p>29.199031</text:p>
          </table:table-cell>
          <table:table-cell table:formula="of:=IF([.B315]=&quot;PC&quot;;[.H$2];-[.H$2])" office:value-type="float" office:value="-2200" calcext:value-type="float">
            <text:p>-2200</text:p>
          </table:table-cell>
          <table:table-cell table:formula="of:=IF(AND([.$B315]=&quot;i2c&quot;;[.$C315]=0);[.$D315];[.K314])" office:value-type="float" office:value="-10" calcext:value-type="float">
            <text:p>-10</text:p>
          </table:table-cell>
          <table:table-cell table:formula="of:=IF(AND([.$B315]=&quot;i2c&quot;;[.$C315]=1);[.$D315];[.L314])" office:value-type="float" office:value="15" calcext:value-type="float">
            <text:p>15</text:p>
          </table:table-cell>
          <table:table-cell table:formula="of:=IF(AND([.$B315]=&quot;i2c&quot;;[.$C315]=2);[.$D315];[.M314])" office:value-type="float" office:value="784" calcext:value-type="float">
            <text:p>784</text:p>
          </table:table-cell>
          <table:table-cell table:formula="of:=IF(AND([.$B315]=&quot;i2c&quot;;[.$C315]=3);[.$D315];[.N314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891820" calcext:value-type="float">
            <text:p>160889182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754" calcext:value-type="float">
            <text:p>754</text:p>
          </table:table-cell>
          <table:table-cell table:number-columns-repeated="4"/>
          <table:table-cell table:formula="of:=([.A316]-[.A$2])/1000000" office:value-type="float" office:value="29.231351" calcext:value-type="float">
            <text:p>29.231351</text:p>
          </table:table-cell>
          <table:table-cell table:formula="of:=IF([.B316]=&quot;PC&quot;;[.H$2];-[.H$2])" office:value-type="float" office:value="-2200" calcext:value-type="float">
            <text:p>-2200</text:p>
          </table:table-cell>
          <table:table-cell table:formula="of:=IF(AND([.$B316]=&quot;i2c&quot;;[.$C316]=0);[.$D316];[.K315])" office:value-type="float" office:value="-10" calcext:value-type="float">
            <text:p>-10</text:p>
          </table:table-cell>
          <table:table-cell table:formula="of:=IF(AND([.$B316]=&quot;i2c&quot;;[.$C316]=1);[.$D316];[.L315])" office:value-type="float" office:value="15" calcext:value-type="float">
            <text:p>15</text:p>
          </table:table-cell>
          <table:table-cell table:formula="of:=IF(AND([.$B316]=&quot;i2c&quot;;[.$C316]=2);[.$D316];[.M315])" office:value-type="float" office:value="754" calcext:value-type="float">
            <text:p>754</text:p>
          </table:table-cell>
          <table:table-cell table:formula="of:=IF(AND([.$B316]=&quot;i2c&quot;;[.$C316]=3);[.$D316];[.N315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926550" calcext:value-type="float">
            <text:p>160892655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4"/>
          <table:table-cell table:formula="of:=([.A317]-[.A$2])/1000000" office:value-type="float" office:value="29.266081" calcext:value-type="float">
            <text:p>29.266081</text:p>
          </table:table-cell>
          <table:table-cell table:formula="of:=IF([.B317]=&quot;PC&quot;;[.H$2];-[.H$2])" office:value-type="float" office:value="-2200" calcext:value-type="float">
            <text:p>-2200</text:p>
          </table:table-cell>
          <table:table-cell table:formula="of:=IF(AND([.$B317]=&quot;i2c&quot;;[.$C317]=0);[.$D317];[.K316])" office:value-type="float" office:value="-11" calcext:value-type="float">
            <text:p>-11</text:p>
          </table:table-cell>
          <table:table-cell table:formula="of:=IF(AND([.$B317]=&quot;i2c&quot;;[.$C317]=1);[.$D317];[.L316])" office:value-type="float" office:value="15" calcext:value-type="float">
            <text:p>15</text:p>
          </table:table-cell>
          <table:table-cell table:formula="of:=IF(AND([.$B317]=&quot;i2c&quot;;[.$C317]=2);[.$D317];[.M316])" office:value-type="float" office:value="754" calcext:value-type="float">
            <text:p>754</text:p>
          </table:table-cell>
          <table:table-cell table:formula="of:=IF(AND([.$B317]=&quot;i2c&quot;;[.$C317]=3);[.$D317];[.N316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949239" calcext:value-type="float">
            <text:p>160894923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([.A318]-[.A$2])/1000000" office:value-type="float" office:value="29.28877" calcext:value-type="float">
            <text:p>29.28877</text:p>
          </table:table-cell>
          <table:table-cell table:formula="of:=IF([.B318]=&quot;PC&quot;;[.H$2];-[.H$2])" office:value-type="float" office:value="-2200" calcext:value-type="float">
            <text:p>-2200</text:p>
          </table:table-cell>
          <table:table-cell table:formula="of:=IF(AND([.$B318]=&quot;i2c&quot;;[.$C318]=0);[.$D318];[.K317])" office:value-type="float" office:value="-11" calcext:value-type="float">
            <text:p>-11</text:p>
          </table:table-cell>
          <table:table-cell table:formula="of:=IF(AND([.$B318]=&quot;i2c&quot;;[.$C318]=1);[.$D318];[.L317])" office:value-type="float" office:value="14" calcext:value-type="float">
            <text:p>14</text:p>
          </table:table-cell>
          <table:table-cell table:formula="of:=IF(AND([.$B318]=&quot;i2c&quot;;[.$C318]=2);[.$D318];[.M317])" office:value-type="float" office:value="754" calcext:value-type="float">
            <text:p>754</text:p>
          </table:table-cell>
          <table:table-cell table:formula="of:=IF(AND([.$B318]=&quot;i2c&quot;;[.$C318]=3);[.$D318];[.N31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8981564" calcext:value-type="float">
            <text:p>160898156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724" calcext:value-type="float">
            <text:p>724</text:p>
          </table:table-cell>
          <table:table-cell table:number-columns-repeated="4"/>
          <table:table-cell table:formula="of:=([.A319]-[.A$2])/1000000" office:value-type="float" office:value="29.321095" calcext:value-type="float">
            <text:p>29.321095</text:p>
          </table:table-cell>
          <table:table-cell table:formula="of:=IF([.B319]=&quot;PC&quot;;[.H$2];-[.H$2])" office:value-type="float" office:value="-2200" calcext:value-type="float">
            <text:p>-2200</text:p>
          </table:table-cell>
          <table:table-cell table:formula="of:=IF(AND([.$B319]=&quot;i2c&quot;;[.$C319]=0);[.$D319];[.K318])" office:value-type="float" office:value="-11" calcext:value-type="float">
            <text:p>-11</text:p>
          </table:table-cell>
          <table:table-cell table:formula="of:=IF(AND([.$B319]=&quot;i2c&quot;;[.$C319]=1);[.$D319];[.L318])" office:value-type="float" office:value="14" calcext:value-type="float">
            <text:p>14</text:p>
          </table:table-cell>
          <table:table-cell table:formula="of:=IF(AND([.$B319]=&quot;i2c&quot;;[.$C319]=2);[.$D319];[.M318])" office:value-type="float" office:value="724" calcext:value-type="float">
            <text:p>724</text:p>
          </table:table-cell>
          <table:table-cell table:formula="of:=IF(AND([.$B319]=&quot;i2c&quot;;[.$C319]=3);[.$D319];[.N318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016292" calcext:value-type="float">
            <text:p>160901629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4"/>
          <table:table-cell table:formula="of:=([.A320]-[.A$2])/1000000" office:value-type="float" office:value="29.355823" calcext:value-type="float">
            <text:p>29.355823</text:p>
          </table:table-cell>
          <table:table-cell table:formula="of:=IF([.B320]=&quot;PC&quot;;[.H$2];-[.H$2])" office:value-type="float" office:value="-2200" calcext:value-type="float">
            <text:p>-2200</text:p>
          </table:table-cell>
          <table:table-cell table:formula="of:=IF(AND([.$B320]=&quot;i2c&quot;;[.$C320]=0);[.$D320];[.K319])" office:value-type="float" office:value="-12" calcext:value-type="float">
            <text:p>-12</text:p>
          </table:table-cell>
          <table:table-cell table:formula="of:=IF(AND([.$B320]=&quot;i2c&quot;;[.$C320]=1);[.$D320];[.L319])" office:value-type="float" office:value="14" calcext:value-type="float">
            <text:p>14</text:p>
          </table:table-cell>
          <table:table-cell table:formula="of:=IF(AND([.$B320]=&quot;i2c&quot;;[.$C320]=2);[.$D320];[.M319])" office:value-type="float" office:value="724" calcext:value-type="float">
            <text:p>724</text:p>
          </table:table-cell>
          <table:table-cell table:formula="of:=IF(AND([.$B320]=&quot;i2c&quot;;[.$C320]=3);[.$D320];[.N319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038990" calcext:value-type="float">
            <text:p>160903899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([.A321]-[.A$2])/1000000" office:value-type="float" office:value="29.378521" calcext:value-type="float">
            <text:p>29.378521</text:p>
          </table:table-cell>
          <table:table-cell table:formula="of:=IF([.B321]=&quot;PC&quot;;[.H$2];-[.H$2])" office:value-type="float" office:value="-2200" calcext:value-type="float">
            <text:p>-2200</text:p>
          </table:table-cell>
          <table:table-cell table:formula="of:=IF(AND([.$B321]=&quot;i2c&quot;;[.$C321]=0);[.$D321];[.K320])" office:value-type="float" office:value="-12" calcext:value-type="float">
            <text:p>-12</text:p>
          </table:table-cell>
          <table:table-cell table:formula="of:=IF(AND([.$B321]=&quot;i2c&quot;;[.$C321]=1);[.$D321];[.L320])" office:value-type="float" office:value="13" calcext:value-type="float">
            <text:p>13</text:p>
          </table:table-cell>
          <table:table-cell table:formula="of:=IF(AND([.$B321]=&quot;i2c&quot;;[.$C321]=2);[.$D321];[.M320])" office:value-type="float" office:value="724" calcext:value-type="float">
            <text:p>724</text:p>
          </table:table-cell>
          <table:table-cell table:formula="of:=IF(AND([.$B321]=&quot;i2c&quot;;[.$C321]=3);[.$D321];[.N320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071315" calcext:value-type="float">
            <text:p>160907131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694" calcext:value-type="float">
            <text:p>694</text:p>
          </table:table-cell>
          <table:table-cell table:number-columns-repeated="4"/>
          <table:table-cell table:formula="of:=([.A322]-[.A$2])/1000000" office:value-type="float" office:value="29.410846" calcext:value-type="float">
            <text:p>29.410846</text:p>
          </table:table-cell>
          <table:table-cell table:formula="of:=IF([.B322]=&quot;PC&quot;;[.H$2];-[.H$2])" office:value-type="float" office:value="-2200" calcext:value-type="float">
            <text:p>-2200</text:p>
          </table:table-cell>
          <table:table-cell table:formula="of:=IF(AND([.$B322]=&quot;i2c&quot;;[.$C322]=0);[.$D322];[.K321])" office:value-type="float" office:value="-12" calcext:value-type="float">
            <text:p>-12</text:p>
          </table:table-cell>
          <table:table-cell table:formula="of:=IF(AND([.$B322]=&quot;i2c&quot;;[.$C322]=1);[.$D322];[.L321])" office:value-type="float" office:value="13" calcext:value-type="float">
            <text:p>13</text:p>
          </table:table-cell>
          <table:table-cell table:formula="of:=IF(AND([.$B322]=&quot;i2c&quot;;[.$C322]=2);[.$D322];[.M321])" office:value-type="float" office:value="694" calcext:value-type="float">
            <text:p>694</text:p>
          </table:table-cell>
          <table:table-cell table:formula="of:=IF(AND([.$B322]=&quot;i2c&quot;;[.$C322]=3);[.$D322];[.N321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106038" calcext:value-type="float">
            <text:p>160910603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table:number-columns-repeated="4"/>
          <table:table-cell table:formula="of:=([.A323]-[.A$2])/1000000" office:value-type="float" office:value="29.445569" calcext:value-type="float">
            <text:p>29.445569</text:p>
          </table:table-cell>
          <table:table-cell table:formula="of:=IF([.B323]=&quot;PC&quot;;[.H$2];-[.H$2])" office:value-type="float" office:value="-2200" calcext:value-type="float">
            <text:p>-2200</text:p>
          </table:table-cell>
          <table:table-cell table:formula="of:=IF(AND([.$B323]=&quot;i2c&quot;;[.$C323]=0);[.$D323];[.K322])" office:value-type="float" office:value="-13" calcext:value-type="float">
            <text:p>-13</text:p>
          </table:table-cell>
          <table:table-cell table:formula="of:=IF(AND([.$B323]=&quot;i2c&quot;;[.$C323]=1);[.$D323];[.L322])" office:value-type="float" office:value="13" calcext:value-type="float">
            <text:p>13</text:p>
          </table:table-cell>
          <table:table-cell table:formula="of:=IF(AND([.$B323]=&quot;i2c&quot;;[.$C323]=2);[.$D323];[.M322])" office:value-type="float" office:value="694" calcext:value-type="float">
            <text:p>694</text:p>
          </table:table-cell>
          <table:table-cell table:formula="of:=IF(AND([.$B323]=&quot;i2c&quot;;[.$C323]=3);[.$D323];[.N322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128732" calcext:value-type="float">
            <text:p>160912873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([.A324]-[.A$2])/1000000" office:value-type="float" office:value="29.468263" calcext:value-type="float">
            <text:p>29.468263</text:p>
          </table:table-cell>
          <table:table-cell table:formula="of:=IF([.B324]=&quot;PC&quot;;[.H$2];-[.H$2])" office:value-type="float" office:value="-2200" calcext:value-type="float">
            <text:p>-2200</text:p>
          </table:table-cell>
          <table:table-cell table:formula="of:=IF(AND([.$B324]=&quot;i2c&quot;;[.$C324]=0);[.$D324];[.K323])" office:value-type="float" office:value="-13" calcext:value-type="float">
            <text:p>-13</text:p>
          </table:table-cell>
          <table:table-cell table:formula="of:=IF(AND([.$B324]=&quot;i2c&quot;;[.$C324]=1);[.$D324];[.L323])" office:value-type="float" office:value="12" calcext:value-type="float">
            <text:p>12</text:p>
          </table:table-cell>
          <table:table-cell table:formula="of:=IF(AND([.$B324]=&quot;i2c&quot;;[.$C324]=2);[.$D324];[.M323])" office:value-type="float" office:value="694" calcext:value-type="float">
            <text:p>694</text:p>
          </table:table-cell>
          <table:table-cell table:formula="of:=IF(AND([.$B324]=&quot;i2c&quot;;[.$C324]=3);[.$D324];[.N323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161053" calcext:value-type="float">
            <text:p>160916105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664" calcext:value-type="float">
            <text:p>664</text:p>
          </table:table-cell>
          <table:table-cell table:number-columns-repeated="4"/>
          <table:table-cell table:formula="of:=([.A325]-[.A$2])/1000000" office:value-type="float" office:value="29.500584" calcext:value-type="float">
            <text:p>29.500584</text:p>
          </table:table-cell>
          <table:table-cell table:formula="of:=IF([.B325]=&quot;PC&quot;;[.H$2];-[.H$2])" office:value-type="float" office:value="-2200" calcext:value-type="float">
            <text:p>-2200</text:p>
          </table:table-cell>
          <table:table-cell table:formula="of:=IF(AND([.$B325]=&quot;i2c&quot;;[.$C325]=0);[.$D325];[.K324])" office:value-type="float" office:value="-13" calcext:value-type="float">
            <text:p>-13</text:p>
          </table:table-cell>
          <table:table-cell table:formula="of:=IF(AND([.$B325]=&quot;i2c&quot;;[.$C325]=1);[.$D325];[.L324])" office:value-type="float" office:value="12" calcext:value-type="float">
            <text:p>12</text:p>
          </table:table-cell>
          <table:table-cell table:formula="of:=IF(AND([.$B325]=&quot;i2c&quot;;[.$C325]=2);[.$D325];[.M324])" office:value-type="float" office:value="664" calcext:value-type="float">
            <text:p>664</text:p>
          </table:table-cell>
          <table:table-cell table:formula="of:=IF(AND([.$B325]=&quot;i2c&quot;;[.$C325]=3);[.$D325];[.N324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195776" calcext:value-type="float">
            <text:p>160919577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4"/>
          <table:table-cell table:formula="of:=([.A326]-[.A$2])/1000000" office:value-type="float" office:value="29.535307" calcext:value-type="float">
            <text:p>29.535307</text:p>
          </table:table-cell>
          <table:table-cell table:formula="of:=IF([.B326]=&quot;PC&quot;;[.H$2];-[.H$2])" office:value-type="float" office:value="-2200" calcext:value-type="float">
            <text:p>-2200</text:p>
          </table:table-cell>
          <table:table-cell table:formula="of:=IF(AND([.$B326]=&quot;i2c&quot;;[.$C326]=0);[.$D326];[.K325])" office:value-type="float" office:value="-14" calcext:value-type="float">
            <text:p>-14</text:p>
          </table:table-cell>
          <table:table-cell table:formula="of:=IF(AND([.$B326]=&quot;i2c&quot;;[.$C326]=1);[.$D326];[.L325])" office:value-type="float" office:value="12" calcext:value-type="float">
            <text:p>12</text:p>
          </table:table-cell>
          <table:table-cell table:formula="of:=IF(AND([.$B326]=&quot;i2c&quot;;[.$C326]=2);[.$D326];[.M325])" office:value-type="float" office:value="664" calcext:value-type="float">
            <text:p>664</text:p>
          </table:table-cell>
          <table:table-cell table:formula="of:=IF(AND([.$B326]=&quot;i2c&quot;;[.$C326]=3);[.$D326];[.N325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218465" calcext:value-type="float">
            <text:p>160921846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([.A327]-[.A$2])/1000000" office:value-type="float" office:value="29.557996" calcext:value-type="float">
            <text:p>29.557996</text:p>
          </table:table-cell>
          <table:table-cell table:formula="of:=IF([.B327]=&quot;PC&quot;;[.H$2];-[.H$2])" office:value-type="float" office:value="-2200" calcext:value-type="float">
            <text:p>-2200</text:p>
          </table:table-cell>
          <table:table-cell table:formula="of:=IF(AND([.$B327]=&quot;i2c&quot;;[.$C327]=0);[.$D327];[.K326])" office:value-type="float" office:value="-14" calcext:value-type="float">
            <text:p>-14</text:p>
          </table:table-cell>
          <table:table-cell table:formula="of:=IF(AND([.$B327]=&quot;i2c&quot;;[.$C327]=1);[.$D327];[.L326])" office:value-type="float" office:value="11" calcext:value-type="float">
            <text:p>11</text:p>
          </table:table-cell>
          <table:table-cell table:formula="of:=IF(AND([.$B327]=&quot;i2c&quot;;[.$C327]=2);[.$D327];[.M326])" office:value-type="float" office:value="664" calcext:value-type="float">
            <text:p>664</text:p>
          </table:table-cell>
          <table:table-cell table:formula="of:=IF(AND([.$B327]=&quot;i2c&quot;;[.$C327]=3);[.$D327];[.N326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250788" calcext:value-type="float">
            <text:p>160925078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634" calcext:value-type="float">
            <text:p>634</text:p>
          </table:table-cell>
          <table:table-cell table:number-columns-repeated="4"/>
          <table:table-cell table:formula="of:=([.A328]-[.A$2])/1000000" office:value-type="float" office:value="29.590319" calcext:value-type="float">
            <text:p>29.590319</text:p>
          </table:table-cell>
          <table:table-cell table:formula="of:=IF([.B328]=&quot;PC&quot;;[.H$2];-[.H$2])" office:value-type="float" office:value="-2200" calcext:value-type="float">
            <text:p>-2200</text:p>
          </table:table-cell>
          <table:table-cell table:formula="of:=IF(AND([.$B328]=&quot;i2c&quot;;[.$C328]=0);[.$D328];[.K327])" office:value-type="float" office:value="-14" calcext:value-type="float">
            <text:p>-14</text:p>
          </table:table-cell>
          <table:table-cell table:formula="of:=IF(AND([.$B328]=&quot;i2c&quot;;[.$C328]=1);[.$D328];[.L327])" office:value-type="float" office:value="11" calcext:value-type="float">
            <text:p>11</text:p>
          </table:table-cell>
          <table:table-cell table:formula="of:=IF(AND([.$B328]=&quot;i2c&quot;;[.$C328]=2);[.$D328];[.M327])" office:value-type="float" office:value="634" calcext:value-type="float">
            <text:p>634</text:p>
          </table:table-cell>
          <table:table-cell table:formula="of:=IF(AND([.$B328]=&quot;i2c&quot;;[.$C328]=3);[.$D328];[.N32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285522" calcext:value-type="float">
            <text:p>160928552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4"/>
          <table:table-cell table:formula="of:=([.A329]-[.A$2])/1000000" office:value-type="float" office:value="29.625053" calcext:value-type="float">
            <text:p>29.625053</text:p>
          </table:table-cell>
          <table:table-cell table:formula="of:=IF([.B329]=&quot;PC&quot;;[.H$2];-[.H$2])" office:value-type="float" office:value="-2200" calcext:value-type="float">
            <text:p>-2200</text:p>
          </table:table-cell>
          <table:table-cell table:formula="of:=IF(AND([.$B329]=&quot;i2c&quot;;[.$C329]=0);[.$D329];[.K328])" office:value-type="float" office:value="-15" calcext:value-type="float">
            <text:p>-15</text:p>
          </table:table-cell>
          <table:table-cell table:formula="of:=IF(AND([.$B329]=&quot;i2c&quot;;[.$C329]=1);[.$D329];[.L328])" office:value-type="float" office:value="11" calcext:value-type="float">
            <text:p>11</text:p>
          </table:table-cell>
          <table:table-cell table:formula="of:=IF(AND([.$B329]=&quot;i2c&quot;;[.$C329]=2);[.$D329];[.M328])" office:value-type="float" office:value="634" calcext:value-type="float">
            <text:p>634</text:p>
          </table:table-cell>
          <table:table-cell table:formula="of:=IF(AND([.$B329]=&quot;i2c&quot;;[.$C329]=3);[.$D329];[.N328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308207" calcext:value-type="float">
            <text:p>160930820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330]-[.A$2])/1000000" office:value-type="float" office:value="29.647738" calcext:value-type="float">
            <text:p>29.647738</text:p>
          </table:table-cell>
          <table:table-cell table:formula="of:=IF([.B330]=&quot;PC&quot;;[.H$2];-[.H$2])" office:value-type="float" office:value="-2200" calcext:value-type="float">
            <text:p>-2200</text:p>
          </table:table-cell>
          <table:table-cell table:formula="of:=IF(AND([.$B330]=&quot;i2c&quot;;[.$C330]=0);[.$D330];[.K329])" office:value-type="float" office:value="-15" calcext:value-type="float">
            <text:p>-15</text:p>
          </table:table-cell>
          <table:table-cell table:formula="of:=IF(AND([.$B330]=&quot;i2c&quot;;[.$C330]=1);[.$D330];[.L329])" office:value-type="float" office:value="10" calcext:value-type="float">
            <text:p>10</text:p>
          </table:table-cell>
          <table:table-cell table:formula="of:=IF(AND([.$B330]=&quot;i2c&quot;;[.$C330]=2);[.$D330];[.M329])" office:value-type="float" office:value="634" calcext:value-type="float">
            <text:p>634</text:p>
          </table:table-cell>
          <table:table-cell table:formula="of:=IF(AND([.$B330]=&quot;i2c&quot;;[.$C330]=3);[.$D330];[.N329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340531" calcext:value-type="float">
            <text:p>160934053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604" calcext:value-type="float">
            <text:p>604</text:p>
          </table:table-cell>
          <table:table-cell table:number-columns-repeated="4"/>
          <table:table-cell table:formula="of:=([.A331]-[.A$2])/1000000" office:value-type="float" office:value="29.680062" calcext:value-type="float">
            <text:p>29.680062</text:p>
          </table:table-cell>
          <table:table-cell table:formula="of:=IF([.B331]=&quot;PC&quot;;[.H$2];-[.H$2])" office:value-type="float" office:value="-2200" calcext:value-type="float">
            <text:p>-2200</text:p>
          </table:table-cell>
          <table:table-cell table:formula="of:=IF(AND([.$B331]=&quot;i2c&quot;;[.$C331]=0);[.$D331];[.K330])" office:value-type="float" office:value="-15" calcext:value-type="float">
            <text:p>-15</text:p>
          </table:table-cell>
          <table:table-cell table:formula="of:=IF(AND([.$B331]=&quot;i2c&quot;;[.$C331]=1);[.$D331];[.L330])" office:value-type="float" office:value="10" calcext:value-type="float">
            <text:p>10</text:p>
          </table:table-cell>
          <table:table-cell table:formula="of:=IF(AND([.$B331]=&quot;i2c&quot;;[.$C331]=2);[.$D331];[.M330])" office:value-type="float" office:value="604" calcext:value-type="float">
            <text:p>604</text:p>
          </table:table-cell>
          <table:table-cell table:formula="of:=IF(AND([.$B331]=&quot;i2c&quot;;[.$C331]=3);[.$D331];[.N330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375256" calcext:value-type="float">
            <text:p>160937525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4"/>
          <table:table-cell table:formula="of:=([.A332]-[.A$2])/1000000" office:value-type="float" office:value="29.714787" calcext:value-type="float">
            <text:p>29.714787</text:p>
          </table:table-cell>
          <table:table-cell table:formula="of:=IF([.B332]=&quot;PC&quot;;[.H$2];-[.H$2])" office:value-type="float" office:value="-2200" calcext:value-type="float">
            <text:p>-2200</text:p>
          </table:table-cell>
          <table:table-cell table:formula="of:=IF(AND([.$B332]=&quot;i2c&quot;;[.$C332]=0);[.$D332];[.K331])" office:value-type="float" office:value="-16" calcext:value-type="float">
            <text:p>-16</text:p>
          </table:table-cell>
          <table:table-cell table:formula="of:=IF(AND([.$B332]=&quot;i2c&quot;;[.$C332]=1);[.$D332];[.L331])" office:value-type="float" office:value="10" calcext:value-type="float">
            <text:p>10</text:p>
          </table:table-cell>
          <table:table-cell table:formula="of:=IF(AND([.$B332]=&quot;i2c&quot;;[.$C332]=2);[.$D332];[.M331])" office:value-type="float" office:value="604" calcext:value-type="float">
            <text:p>604</text:p>
          </table:table-cell>
          <table:table-cell table:formula="of:=IF(AND([.$B332]=&quot;i2c&quot;;[.$C332]=3);[.$D332];[.N331]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cmd Z</text:p>
          </table:table-cell>
          <table:table-cell office:value-type="string" calcext:value-type="string">
            <text:p>E=0</text:p>
          </table:table-cell>
          <table:table-cell office:value-type="string" calcext:value-type="string">
            <text:p>ch=4</text:p>
          </table:table-cell>
          <table:table-cell table:number-columns-repeated="5"/>
          <table:table-cell table:formula="of:=([.A333]-[.A$2])/1000000" office:value-type="string" office:string-value="" calcext:value-type="error">
            <text:p>#VALUE!</text:p>
          </table:table-cell>
          <table:table-cell table:formula="of:=IF([.B333]=&quot;PC&quot;;[.H$2];-[.H$2])" office:value-type="float" office:value="-2200" calcext:value-type="float">
            <text:p>-2200</text:p>
          </table:table-cell>
          <table:table-cell table:formula="of:=IF(AND([.$B333]=&quot;i2c&quot;;[.$C333]=0);[.$D333];[.K332])" office:value-type="float" office:value="-16" calcext:value-type="float">
            <text:p>-16</text:p>
          </table:table-cell>
          <table:table-cell table:formula="of:=IF(AND([.$B333]=&quot;i2c&quot;;[.$C333]=1);[.$D333];[.L332])" office:value-type="float" office:value="10" calcext:value-type="float">
            <text:p>10</text:p>
          </table:table-cell>
          <table:table-cell table:formula="of:=IF(AND([.$B333]=&quot;i2c&quot;;[.$C333]=2);[.$D333];[.M332])" office:value-type="float" office:value="604" calcext:value-type="float">
            <text:p>604</text:p>
          </table:table-cell>
          <table:table-cell table:formula="of:=IF(AND([.$B333]=&quot;i2c&quot;;[.$C333]=3);[.$D333];[.N332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397990" calcext:value-type="float">
            <text:p>160939799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([.A334]-[.A$2])/1000000" office:value-type="float" office:value="29.737521" calcext:value-type="float">
            <text:p>29.737521</text:p>
          </table:table-cell>
          <table:table-cell table:formula="of:=IF([.B334]=&quot;PC&quot;;[.H$2];-[.H$2])" office:value-type="float" office:value="-2200" calcext:value-type="float">
            <text:p>-2200</text:p>
          </table:table-cell>
          <table:table-cell table:formula="of:=IF(AND([.$B334]=&quot;i2c&quot;;[.$C334]=0);[.$D334];[.K333])" office:value-type="float" office:value="-16" calcext:value-type="float">
            <text:p>-16</text:p>
          </table:table-cell>
          <table:table-cell table:formula="of:=IF(AND([.$B334]=&quot;i2c&quot;;[.$C334]=1);[.$D334];[.L333])" office:value-type="float" office:value="9" calcext:value-type="float">
            <text:p>9</text:p>
          </table:table-cell>
          <table:table-cell table:formula="of:=IF(AND([.$B334]=&quot;i2c&quot;;[.$C334]=2);[.$D334];[.M333])" office:value-type="float" office:value="604" calcext:value-type="float">
            <text:p>604</text:p>
          </table:table-cell>
          <table:table-cell table:formula="of:=IF(AND([.$B334]=&quot;i2c&quot;;[.$C334]=3);[.$D334];[.N333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430333" calcext:value-type="float">
            <text:p>160943033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  <table:table-cell table:number-columns-repeated="4"/>
          <table:table-cell table:formula="of:=([.A335]-[.A$2])/1000000" office:value-type="float" office:value="29.769864" calcext:value-type="float">
            <text:p>29.769864</text:p>
          </table:table-cell>
          <table:table-cell table:formula="of:=IF([.B335]=&quot;PC&quot;;[.H$2];-[.H$2])" office:value-type="float" office:value="-2200" calcext:value-type="float">
            <text:p>-2200</text:p>
          </table:table-cell>
          <table:table-cell table:formula="of:=IF(AND([.$B335]=&quot;i2c&quot;;[.$C335]=0);[.$D335];[.K334])" office:value-type="float" office:value="-16" calcext:value-type="float">
            <text:p>-16</text:p>
          </table:table-cell>
          <table:table-cell table:formula="of:=IF(AND([.$B335]=&quot;i2c&quot;;[.$C335]=1);[.$D335];[.L334])" office:value-type="float" office:value="9" calcext:value-type="float">
            <text:p>9</text:p>
          </table:table-cell>
          <table:table-cell table:formula="of:=IF(AND([.$B335]=&quot;i2c&quot;;[.$C335]=2);[.$D335];[.M334])" office:value-type="float" office:value="574" calcext:value-type="float">
            <text:p>574</text:p>
          </table:table-cell>
          <table:table-cell table:formula="of:=IF(AND([.$B335]=&quot;i2c&quot;;[.$C335]=3);[.$D335];[.N334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465060" calcext:value-type="float">
            <text:p>160946506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table:number-columns-repeated="4"/>
          <table:table-cell table:formula="of:=([.A336]-[.A$2])/1000000" office:value-type="float" office:value="29.804591" calcext:value-type="float">
            <text:p>29.804591</text:p>
          </table:table-cell>
          <table:table-cell table:formula="of:=IF([.B336]=&quot;PC&quot;;[.H$2];-[.H$2])" office:value-type="float" office:value="-2200" calcext:value-type="float">
            <text:p>-2200</text:p>
          </table:table-cell>
          <table:table-cell table:formula="of:=IF(AND([.$B336]=&quot;i2c&quot;;[.$C336]=0);[.$D336];[.K335])" office:value-type="float" office:value="-46" calcext:value-type="float">
            <text:p>-46</text:p>
          </table:table-cell>
          <table:table-cell table:formula="of:=IF(AND([.$B336]=&quot;i2c&quot;;[.$C336]=1);[.$D336];[.L335])" office:value-type="float" office:value="9" calcext:value-type="float">
            <text:p>9</text:p>
          </table:table-cell>
          <table:table-cell table:formula="of:=IF(AND([.$B336]=&quot;i2c&quot;;[.$C336]=2);[.$D336];[.M335])" office:value-type="float" office:value="574" calcext:value-type="float">
            <text:p>574</text:p>
          </table:table-cell>
          <table:table-cell table:formula="of:=IF(AND([.$B336]=&quot;i2c&quot;;[.$C336]=3);[.$D336];[.N335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487768" calcext:value-type="float">
            <text:p>160948776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([.A337]-[.A$2])/1000000" office:value-type="float" office:value="29.827299" calcext:value-type="float">
            <text:p>29.827299</text:p>
          </table:table-cell>
          <table:table-cell table:formula="of:=IF([.B337]=&quot;PC&quot;;[.H$2];-[.H$2])" office:value-type="float" office:value="-2200" calcext:value-type="float">
            <text:p>-2200</text:p>
          </table:table-cell>
          <table:table-cell table:formula="of:=IF(AND([.$B337]=&quot;i2c&quot;;[.$C337]=0);[.$D337];[.K336])" office:value-type="float" office:value="-46" calcext:value-type="float">
            <text:p>-46</text:p>
          </table:table-cell>
          <table:table-cell table:formula="of:=IF(AND([.$B337]=&quot;i2c&quot;;[.$C337]=1);[.$D337];[.L336])" office:value-type="float" office:value="8" calcext:value-type="float">
            <text:p>8</text:p>
          </table:table-cell>
          <table:table-cell table:formula="of:=IF(AND([.$B337]=&quot;i2c&quot;;[.$C337]=2);[.$D337];[.M336])" office:value-type="float" office:value="574" calcext:value-type="float">
            <text:p>574</text:p>
          </table:table-cell>
          <table:table-cell table:formula="of:=IF(AND([.$B337]=&quot;i2c&quot;;[.$C337]=3);[.$D337];[.N336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520095" calcext:value-type="float">
            <text:p>160952009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table:number-columns-repeated="4"/>
          <table:table-cell table:formula="of:=([.A338]-[.A$2])/1000000" office:value-type="float" office:value="29.859626" calcext:value-type="float">
            <text:p>29.859626</text:p>
          </table:table-cell>
          <table:table-cell table:formula="of:=IF([.B338]=&quot;PC&quot;;[.H$2];-[.H$2])" office:value-type="float" office:value="-2200" calcext:value-type="float">
            <text:p>-2200</text:p>
          </table:table-cell>
          <table:table-cell table:formula="of:=IF(AND([.$B338]=&quot;i2c&quot;;[.$C338]=0);[.$D338];[.K337])" office:value-type="float" office:value="-46" calcext:value-type="float">
            <text:p>-46</text:p>
          </table:table-cell>
          <table:table-cell table:formula="of:=IF(AND([.$B338]=&quot;i2c&quot;;[.$C338]=1);[.$D338];[.L337])" office:value-type="float" office:value="8" calcext:value-type="float">
            <text:p>8</text:p>
          </table:table-cell>
          <table:table-cell table:formula="of:=IF(AND([.$B338]=&quot;i2c&quot;;[.$C338]=2);[.$D338];[.M337])" office:value-type="float" office:value="544" calcext:value-type="float">
            <text:p>544</text:p>
          </table:table-cell>
          <table:table-cell table:formula="of:=IF(AND([.$B338]=&quot;i2c&quot;;[.$C338]=3);[.$D338];[.N33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554821" calcext:value-type="float">
            <text:p>160955482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table:number-columns-repeated="4"/>
          <table:table-cell table:formula="of:=([.A339]-[.A$2])/1000000" office:value-type="float" office:value="29.894352" calcext:value-type="float">
            <text:p>29.894352</text:p>
          </table:table-cell>
          <table:table-cell table:formula="of:=IF([.B339]=&quot;PC&quot;;[.H$2];-[.H$2])" office:value-type="float" office:value="-2200" calcext:value-type="float">
            <text:p>-2200</text:p>
          </table:table-cell>
          <table:table-cell table:formula="of:=IF(AND([.$B339]=&quot;i2c&quot;;[.$C339]=0);[.$D339];[.K338])" office:value-type="float" office:value="-76" calcext:value-type="float">
            <text:p>-76</text:p>
          </table:table-cell>
          <table:table-cell table:formula="of:=IF(AND([.$B339]=&quot;i2c&quot;;[.$C339]=1);[.$D339];[.L338])" office:value-type="float" office:value="8" calcext:value-type="float">
            <text:p>8</text:p>
          </table:table-cell>
          <table:table-cell table:formula="of:=IF(AND([.$B339]=&quot;i2c&quot;;[.$C339]=2);[.$D339];[.M338])" office:value-type="float" office:value="544" calcext:value-type="float">
            <text:p>544</text:p>
          </table:table-cell>
          <table:table-cell table:formula="of:=IF(AND([.$B339]=&quot;i2c&quot;;[.$C339]=3);[.$D339];[.N338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577512" calcext:value-type="float">
            <text:p>160957751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([.A340]-[.A$2])/1000000" office:value-type="float" office:value="29.917043" calcext:value-type="float">
            <text:p>29.917043</text:p>
          </table:table-cell>
          <table:table-cell table:formula="of:=IF([.B340]=&quot;PC&quot;;[.H$2];-[.H$2])" office:value-type="float" office:value="-2200" calcext:value-type="float">
            <text:p>-2200</text:p>
          </table:table-cell>
          <table:table-cell table:formula="of:=IF(AND([.$B340]=&quot;i2c&quot;;[.$C340]=0);[.$D340];[.K339])" office:value-type="float" office:value="-76" calcext:value-type="float">
            <text:p>-76</text:p>
          </table:table-cell>
          <table:table-cell table:formula="of:=IF(AND([.$B340]=&quot;i2c&quot;;[.$C340]=1);[.$D340];[.L339])" office:value-type="float" office:value="7" calcext:value-type="float">
            <text:p>7</text:p>
          </table:table-cell>
          <table:table-cell table:formula="of:=IF(AND([.$B340]=&quot;i2c&quot;;[.$C340]=2);[.$D340];[.M339])" office:value-type="float" office:value="544" calcext:value-type="float">
            <text:p>544</text:p>
          </table:table-cell>
          <table:table-cell table:formula="of:=IF(AND([.$B340]=&quot;i2c&quot;;[.$C340]=3);[.$D340];[.N339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609826" calcext:value-type="float">
            <text:p>160960982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514" calcext:value-type="float">
            <text:p>514</text:p>
          </table:table-cell>
          <table:table-cell table:number-columns-repeated="4"/>
          <table:table-cell table:formula="of:=([.A341]-[.A$2])/1000000" office:value-type="float" office:value="29.949357" calcext:value-type="float">
            <text:p>29.949357</text:p>
          </table:table-cell>
          <table:table-cell table:formula="of:=IF([.B341]=&quot;PC&quot;;[.H$2];-[.H$2])" office:value-type="float" office:value="-2200" calcext:value-type="float">
            <text:p>-2200</text:p>
          </table:table-cell>
          <table:table-cell table:formula="of:=IF(AND([.$B341]=&quot;i2c&quot;;[.$C341]=0);[.$D341];[.K340])" office:value-type="float" office:value="-76" calcext:value-type="float">
            <text:p>-76</text:p>
          </table:table-cell>
          <table:table-cell table:formula="of:=IF(AND([.$B341]=&quot;i2c&quot;;[.$C341]=1);[.$D341];[.L340])" office:value-type="float" office:value="7" calcext:value-type="float">
            <text:p>7</text:p>
          </table:table-cell>
          <table:table-cell table:formula="of:=IF(AND([.$B341]=&quot;i2c&quot;;[.$C341]=2);[.$D341];[.M340])" office:value-type="float" office:value="514" calcext:value-type="float">
            <text:p>514</text:p>
          </table:table-cell>
          <table:table-cell table:formula="of:=IF(AND([.$B341]=&quot;i2c&quot;;[.$C341]=3);[.$D341];[.N340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644563" calcext:value-type="float">
            <text:p>160964456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06" calcext:value-type="float">
            <text:p>-106</text:p>
          </table:table-cell>
          <table:table-cell table:number-columns-repeated="4"/>
          <table:table-cell table:formula="of:=([.A342]-[.A$2])/1000000" office:value-type="float" office:value="29.984094" calcext:value-type="float">
            <text:p>29.984094</text:p>
          </table:table-cell>
          <table:table-cell table:formula="of:=IF([.B342]=&quot;PC&quot;;[.H$2];-[.H$2])" office:value-type="float" office:value="-2200" calcext:value-type="float">
            <text:p>-2200</text:p>
          </table:table-cell>
          <table:table-cell table:formula="of:=IF(AND([.$B342]=&quot;i2c&quot;;[.$C342]=0);[.$D342];[.K341])" office:value-type="float" office:value="-106" calcext:value-type="float">
            <text:p>-106</text:p>
          </table:table-cell>
          <table:table-cell table:formula="of:=IF(AND([.$B342]=&quot;i2c&quot;;[.$C342]=1);[.$D342];[.L341])" office:value-type="float" office:value="7" calcext:value-type="float">
            <text:p>7</text:p>
          </table:table-cell>
          <table:table-cell table:formula="of:=IF(AND([.$B342]=&quot;i2c&quot;;[.$C342]=2);[.$D342];[.M341])" office:value-type="float" office:value="514" calcext:value-type="float">
            <text:p>514</text:p>
          </table:table-cell>
          <table:table-cell table:formula="of:=IF(AND([.$B342]=&quot;i2c&quot;;[.$C342]=3);[.$D342];[.N341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667255" calcext:value-type="float">
            <text:p>160966725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([.A343]-[.A$2])/1000000" office:value-type="float" office:value="30.006786" calcext:value-type="float">
            <text:p>30.006786</text:p>
          </table:table-cell>
          <table:table-cell table:formula="of:=IF([.B343]=&quot;PC&quot;;[.H$2];-[.H$2])" office:value-type="float" office:value="-2200" calcext:value-type="float">
            <text:p>-2200</text:p>
          </table:table-cell>
          <table:table-cell table:formula="of:=IF(AND([.$B343]=&quot;i2c&quot;;[.$C343]=0);[.$D343];[.K342])" office:value-type="float" office:value="-106" calcext:value-type="float">
            <text:p>-106</text:p>
          </table:table-cell>
          <table:table-cell table:formula="of:=IF(AND([.$B343]=&quot;i2c&quot;;[.$C343]=1);[.$D343];[.L342])" office:value-type="float" office:value="6" calcext:value-type="float">
            <text:p>6</text:p>
          </table:table-cell>
          <table:table-cell table:formula="of:=IF(AND([.$B343]=&quot;i2c&quot;;[.$C343]=2);[.$D343];[.M342])" office:value-type="float" office:value="514" calcext:value-type="float">
            <text:p>514</text:p>
          </table:table-cell>
          <table:table-cell table:formula="of:=IF(AND([.$B343]=&quot;i2c&quot;;[.$C343]=3);[.$D343];[.N342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699576" calcext:value-type="float">
            <text:p>160969957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484" calcext:value-type="float">
            <text:p>484</text:p>
          </table:table-cell>
          <table:table-cell table:number-columns-repeated="4"/>
          <table:table-cell table:formula="of:=([.A344]-[.A$2])/1000000" office:value-type="float" office:value="30.039107" calcext:value-type="float">
            <text:p>30.039107</text:p>
          </table:table-cell>
          <table:table-cell table:formula="of:=IF([.B344]=&quot;PC&quot;;[.H$2];-[.H$2])" office:value-type="float" office:value="-2200" calcext:value-type="float">
            <text:p>-2200</text:p>
          </table:table-cell>
          <table:table-cell table:formula="of:=IF(AND([.$B344]=&quot;i2c&quot;;[.$C344]=0);[.$D344];[.K343])" office:value-type="float" office:value="-106" calcext:value-type="float">
            <text:p>-106</text:p>
          </table:table-cell>
          <table:table-cell table:formula="of:=IF(AND([.$B344]=&quot;i2c&quot;;[.$C344]=1);[.$D344];[.L343])" office:value-type="float" office:value="6" calcext:value-type="float">
            <text:p>6</text:p>
          </table:table-cell>
          <table:table-cell table:formula="of:=IF(AND([.$B344]=&quot;i2c&quot;;[.$C344]=2);[.$D344];[.M343])" office:value-type="float" office:value="484" calcext:value-type="float">
            <text:p>484</text:p>
          </table:table-cell>
          <table:table-cell table:formula="of:=IF(AND([.$B344]=&quot;i2c&quot;;[.$C344]=3);[.$D344];[.N343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734296" calcext:value-type="float">
            <text:p>160973429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36" calcext:value-type="float">
            <text:p>-136</text:p>
          </table:table-cell>
          <table:table-cell table:number-columns-repeated="4"/>
          <table:table-cell table:formula="of:=([.A345]-[.A$2])/1000000" office:value-type="float" office:value="30.073827" calcext:value-type="float">
            <text:p>30.073827</text:p>
          </table:table-cell>
          <table:table-cell table:formula="of:=IF([.B345]=&quot;PC&quot;;[.H$2];-[.H$2])" office:value-type="float" office:value="-2200" calcext:value-type="float">
            <text:p>-2200</text:p>
          </table:table-cell>
          <table:table-cell table:formula="of:=IF(AND([.$B345]=&quot;i2c&quot;;[.$C345]=0);[.$D345];[.K344])" office:value-type="float" office:value="-136" calcext:value-type="float">
            <text:p>-136</text:p>
          </table:table-cell>
          <table:table-cell table:formula="of:=IF(AND([.$B345]=&quot;i2c&quot;;[.$C345]=1);[.$D345];[.L344])" office:value-type="float" office:value="6" calcext:value-type="float">
            <text:p>6</text:p>
          </table:table-cell>
          <table:table-cell table:formula="of:=IF(AND([.$B345]=&quot;i2c&quot;;[.$C345]=2);[.$D345];[.M344])" office:value-type="float" office:value="484" calcext:value-type="float">
            <text:p>484</text:p>
          </table:table-cell>
          <table:table-cell table:formula="of:=IF(AND([.$B345]=&quot;i2c&quot;;[.$C345]=3);[.$D345];[.N344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757003" calcext:value-type="float">
            <text:p>160975700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([.A346]-[.A$2])/1000000" office:value-type="float" office:value="30.096534" calcext:value-type="float">
            <text:p>30.096534</text:p>
          </table:table-cell>
          <table:table-cell table:formula="of:=IF([.B346]=&quot;PC&quot;;[.H$2];-[.H$2])" office:value-type="float" office:value="-2200" calcext:value-type="float">
            <text:p>-2200</text:p>
          </table:table-cell>
          <table:table-cell table:formula="of:=IF(AND([.$B346]=&quot;i2c&quot;;[.$C346]=0);[.$D346];[.K345])" office:value-type="float" office:value="-136" calcext:value-type="float">
            <text:p>-136</text:p>
          </table:table-cell>
          <table:table-cell table:formula="of:=IF(AND([.$B346]=&quot;i2c&quot;;[.$C346]=1);[.$D346];[.L345])" office:value-type="float" office:value="5" calcext:value-type="float">
            <text:p>5</text:p>
          </table:table-cell>
          <table:table-cell table:formula="of:=IF(AND([.$B346]=&quot;i2c&quot;;[.$C346]=2);[.$D346];[.M345])" office:value-type="float" office:value="484" calcext:value-type="float">
            <text:p>484</text:p>
          </table:table-cell>
          <table:table-cell table:formula="of:=IF(AND([.$B346]=&quot;i2c&quot;;[.$C346]=3);[.$D346];[.N345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789324" calcext:value-type="float">
            <text:p>160978932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 table:number-columns-repeated="4"/>
          <table:table-cell table:formula="of:=([.A347]-[.A$2])/1000000" office:value-type="float" office:value="30.128855" calcext:value-type="float">
            <text:p>30.128855</text:p>
          </table:table-cell>
          <table:table-cell table:formula="of:=IF([.B347]=&quot;PC&quot;;[.H$2];-[.H$2])" office:value-type="float" office:value="-2200" calcext:value-type="float">
            <text:p>-2200</text:p>
          </table:table-cell>
          <table:table-cell table:formula="of:=IF(AND([.$B347]=&quot;i2c&quot;;[.$C347]=0);[.$D347];[.K346])" office:value-type="float" office:value="-136" calcext:value-type="float">
            <text:p>-136</text:p>
          </table:table-cell>
          <table:table-cell table:formula="of:=IF(AND([.$B347]=&quot;i2c&quot;;[.$C347]=1);[.$D347];[.L346])" office:value-type="float" office:value="5" calcext:value-type="float">
            <text:p>5</text:p>
          </table:table-cell>
          <table:table-cell table:formula="of:=IF(AND([.$B347]=&quot;i2c&quot;;[.$C347]=2);[.$D347];[.M346])" office:value-type="float" office:value="454" calcext:value-type="float">
            <text:p>454</text:p>
          </table:table-cell>
          <table:table-cell table:formula="of:=IF(AND([.$B347]=&quot;i2c&quot;;[.$C347]=3);[.$D347];[.N346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824049" calcext:value-type="float">
            <text:p>160982404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66" calcext:value-type="float">
            <text:p>-166</text:p>
          </table:table-cell>
          <table:table-cell table:number-columns-repeated="4"/>
          <table:table-cell table:formula="of:=([.A348]-[.A$2])/1000000" office:value-type="float" office:value="30.16358" calcext:value-type="float">
            <text:p>30.16358</text:p>
          </table:table-cell>
          <table:table-cell table:formula="of:=IF([.B348]=&quot;PC&quot;;[.H$2];-[.H$2])" office:value-type="float" office:value="-2200" calcext:value-type="float">
            <text:p>-2200</text:p>
          </table:table-cell>
          <table:table-cell table:formula="of:=IF(AND([.$B348]=&quot;i2c&quot;;[.$C348]=0);[.$D348];[.K347])" office:value-type="float" office:value="-166" calcext:value-type="float">
            <text:p>-166</text:p>
          </table:table-cell>
          <table:table-cell table:formula="of:=IF(AND([.$B348]=&quot;i2c&quot;;[.$C348]=1);[.$D348];[.L347])" office:value-type="float" office:value="5" calcext:value-type="float">
            <text:p>5</text:p>
          </table:table-cell>
          <table:table-cell table:formula="of:=IF(AND([.$B348]=&quot;i2c&quot;;[.$C348]=2);[.$D348];[.M347])" office:value-type="float" office:value="454" calcext:value-type="float">
            <text:p>454</text:p>
          </table:table-cell>
          <table:table-cell table:formula="of:=IF(AND([.$B348]=&quot;i2c&quot;;[.$C348]=3);[.$D348];[.N34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846759" calcext:value-type="float">
            <text:p>160984675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([.A349]-[.A$2])/1000000" office:value-type="float" office:value="30.18629" calcext:value-type="float">
            <text:p>30.18629</text:p>
          </table:table-cell>
          <table:table-cell table:formula="of:=IF([.B349]=&quot;PC&quot;;[.H$2];-[.H$2])" office:value-type="float" office:value="-2200" calcext:value-type="float">
            <text:p>-2200</text:p>
          </table:table-cell>
          <table:table-cell table:formula="of:=IF(AND([.$B349]=&quot;i2c&quot;;[.$C349]=0);[.$D349];[.K348])" office:value-type="float" office:value="-166" calcext:value-type="float">
            <text:p>-166</text:p>
          </table:table-cell>
          <table:table-cell table:formula="of:=IF(AND([.$B349]=&quot;i2c&quot;;[.$C349]=1);[.$D349];[.L348])" office:value-type="float" office:value="4" calcext:value-type="float">
            <text:p>4</text:p>
          </table:table-cell>
          <table:table-cell table:formula="of:=IF(AND([.$B349]=&quot;i2c&quot;;[.$C349]=2);[.$D349];[.M348])" office:value-type="float" office:value="454" calcext:value-type="float">
            <text:p>454</text:p>
          </table:table-cell>
          <table:table-cell table:formula="of:=IF(AND([.$B349]=&quot;i2c&quot;;[.$C349]=3);[.$D349];[.N348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879080" calcext:value-type="float">
            <text:p>160987908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table:number-columns-repeated="4"/>
          <table:table-cell table:formula="of:=([.A350]-[.A$2])/1000000" office:value-type="float" office:value="30.218611" calcext:value-type="float">
            <text:p>30.218611</text:p>
          </table:table-cell>
          <table:table-cell table:formula="of:=IF([.B350]=&quot;PC&quot;;[.H$2];-[.H$2])" office:value-type="float" office:value="-2200" calcext:value-type="float">
            <text:p>-2200</text:p>
          </table:table-cell>
          <table:table-cell table:formula="of:=IF(AND([.$B350]=&quot;i2c&quot;;[.$C350]=0);[.$D350];[.K349])" office:value-type="float" office:value="-166" calcext:value-type="float">
            <text:p>-166</text:p>
          </table:table-cell>
          <table:table-cell table:formula="of:=IF(AND([.$B350]=&quot;i2c&quot;;[.$C350]=1);[.$D350];[.L349])" office:value-type="float" office:value="4" calcext:value-type="float">
            <text:p>4</text:p>
          </table:table-cell>
          <table:table-cell table:formula="of:=IF(AND([.$B350]=&quot;i2c&quot;;[.$C350]=2);[.$D350];[.M349])" office:value-type="float" office:value="424" calcext:value-type="float">
            <text:p>424</text:p>
          </table:table-cell>
          <table:table-cell table:formula="of:=IF(AND([.$B350]=&quot;i2c&quot;;[.$C350]=3);[.$D350];[.N349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913805" calcext:value-type="float">
            <text:p>160991380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96" calcext:value-type="float">
            <text:p>-196</text:p>
          </table:table-cell>
          <table:table-cell table:number-columns-repeated="4"/>
          <table:table-cell table:formula="of:=([.A351]-[.A$2])/1000000" office:value-type="float" office:value="30.253336" calcext:value-type="float">
            <text:p>30.253336</text:p>
          </table:table-cell>
          <table:table-cell table:formula="of:=IF([.B351]=&quot;PC&quot;;[.H$2];-[.H$2])" office:value-type="float" office:value="-2200" calcext:value-type="float">
            <text:p>-2200</text:p>
          </table:table-cell>
          <table:table-cell table:formula="of:=IF(AND([.$B351]=&quot;i2c&quot;;[.$C351]=0);[.$D351];[.K350])" office:value-type="float" office:value="-196" calcext:value-type="float">
            <text:p>-196</text:p>
          </table:table-cell>
          <table:table-cell table:formula="of:=IF(AND([.$B351]=&quot;i2c&quot;;[.$C351]=1);[.$D351];[.L350])" office:value-type="float" office:value="4" calcext:value-type="float">
            <text:p>4</text:p>
          </table:table-cell>
          <table:table-cell table:formula="of:=IF(AND([.$B351]=&quot;i2c&quot;;[.$C351]=2);[.$D351];[.M350])" office:value-type="float" office:value="424" calcext:value-type="float">
            <text:p>424</text:p>
          </table:table-cell>
          <table:table-cell table:formula="of:=IF(AND([.$B351]=&quot;i2c&quot;;[.$C351]=3);[.$D351];[.N350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936491" calcext:value-type="float">
            <text:p>160993649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([.A352]-[.A$2])/1000000" office:value-type="float" office:value="30.276022" calcext:value-type="float">
            <text:p>30.276022</text:p>
          </table:table-cell>
          <table:table-cell table:formula="of:=IF([.B352]=&quot;PC&quot;;[.H$2];-[.H$2])" office:value-type="float" office:value="-2200" calcext:value-type="float">
            <text:p>-2200</text:p>
          </table:table-cell>
          <table:table-cell table:formula="of:=IF(AND([.$B352]=&quot;i2c&quot;;[.$C352]=0);[.$D352];[.K351])" office:value-type="float" office:value="-196" calcext:value-type="float">
            <text:p>-196</text:p>
          </table:table-cell>
          <table:table-cell table:formula="of:=IF(AND([.$B352]=&quot;i2c&quot;;[.$C352]=1);[.$D352];[.L351])" office:value-type="float" office:value="3" calcext:value-type="float">
            <text:p>3</text:p>
          </table:table-cell>
          <table:table-cell table:formula="of:=IF(AND([.$B352]=&quot;i2c&quot;;[.$C352]=2);[.$D352];[.M351])" office:value-type="float" office:value="424" calcext:value-type="float">
            <text:p>424</text:p>
          </table:table-cell>
          <table:table-cell table:formula="of:=IF(AND([.$B352]=&quot;i2c&quot;;[.$C352]=3);[.$D352];[.N351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09968827" calcext:value-type="float">
            <text:p>160996882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  <table:table-cell table:number-columns-repeated="4"/>
          <table:table-cell table:formula="of:=([.A353]-[.A$2])/1000000" office:value-type="float" office:value="30.308358" calcext:value-type="float">
            <text:p>30.308358</text:p>
          </table:table-cell>
          <table:table-cell table:formula="of:=IF([.B353]=&quot;PC&quot;;[.H$2];-[.H$2])" office:value-type="float" office:value="-2200" calcext:value-type="float">
            <text:p>-2200</text:p>
          </table:table-cell>
          <table:table-cell table:formula="of:=IF(AND([.$B353]=&quot;i2c&quot;;[.$C353]=0);[.$D353];[.K352])" office:value-type="float" office:value="-196" calcext:value-type="float">
            <text:p>-196</text:p>
          </table:table-cell>
          <table:table-cell table:formula="of:=IF(AND([.$B353]=&quot;i2c&quot;;[.$C353]=1);[.$D353];[.L352])" office:value-type="float" office:value="3" calcext:value-type="float">
            <text:p>3</text:p>
          </table:table-cell>
          <table:table-cell table:formula="of:=IF(AND([.$B353]=&quot;i2c&quot;;[.$C353]=2);[.$D353];[.M352])" office:value-type="float" office:value="394" calcext:value-type="float">
            <text:p>394</text:p>
          </table:table-cell>
          <table:table-cell table:formula="of:=IF(AND([.$B353]=&quot;i2c&quot;;[.$C353]=3);[.$D353];[.N352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10003555" calcext:value-type="float">
            <text:p>161000355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226" calcext:value-type="float">
            <text:p>-226</text:p>
          </table:table-cell>
          <table:table-cell table:number-columns-repeated="4"/>
          <table:table-cell table:formula="of:=([.A354]-[.A$2])/1000000" office:value-type="float" office:value="30.343086" calcext:value-type="float">
            <text:p>30.343086</text:p>
          </table:table-cell>
          <table:table-cell table:formula="of:=IF([.B354]=&quot;PC&quot;;[.H$2];-[.H$2])" office:value-type="float" office:value="-2200" calcext:value-type="float">
            <text:p>-2200</text:p>
          </table:table-cell>
          <table:table-cell table:formula="of:=IF(AND([.$B354]=&quot;i2c&quot;;[.$C354]=0);[.$D354];[.K353])" office:value-type="float" office:value="-226" calcext:value-type="float">
            <text:p>-226</text:p>
          </table:table-cell>
          <table:table-cell table:formula="of:=IF(AND([.$B354]=&quot;i2c&quot;;[.$C354]=1);[.$D354];[.L353])" office:value-type="float" office:value="3" calcext:value-type="float">
            <text:p>3</text:p>
          </table:table-cell>
          <table:table-cell table:formula="of:=IF(AND([.$B354]=&quot;i2c&quot;;[.$C354]=2);[.$D354];[.M353])" office:value-type="float" office:value="394" calcext:value-type="float">
            <text:p>394</text:p>
          </table:table-cell>
          <table:table-cell table:formula="of:=IF(AND([.$B354]=&quot;i2c&quot;;[.$C354]=3);[.$D354];[.N353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10026247" calcext:value-type="float">
            <text:p>161002624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([.A355]-[.A$2])/1000000" office:value-type="float" office:value="30.365778" calcext:value-type="float">
            <text:p>30.365778</text:p>
          </table:table-cell>
          <table:table-cell table:formula="of:=IF([.B355]=&quot;PC&quot;;[.H$2];-[.H$2])" office:value-type="float" office:value="-2200" calcext:value-type="float">
            <text:p>-2200</text:p>
          </table:table-cell>
          <table:table-cell table:formula="of:=IF(AND([.$B355]=&quot;i2c&quot;;[.$C355]=0);[.$D355];[.K354])" office:value-type="float" office:value="-226" calcext:value-type="float">
            <text:p>-226</text:p>
          </table:table-cell>
          <table:table-cell table:formula="of:=IF(AND([.$B355]=&quot;i2c&quot;;[.$C355]=1);[.$D355];[.L354])" office:value-type="float" office:value="2" calcext:value-type="float">
            <text:p>2</text:p>
          </table:table-cell>
          <table:table-cell table:formula="of:=IF(AND([.$B355]=&quot;i2c&quot;;[.$C355]=2);[.$D355];[.M354])" office:value-type="float" office:value="394" calcext:value-type="float">
            <text:p>394</text:p>
          </table:table-cell>
          <table:table-cell table:formula="of:=IF(AND([.$B355]=&quot;i2c&quot;;[.$C355]=3);[.$D355];[.N354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10058565" calcext:value-type="float">
            <text:p>161005856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table:number-columns-repeated="4"/>
          <table:table-cell table:formula="of:=([.A356]-[.A$2])/1000000" office:value-type="float" office:value="30.398096" calcext:value-type="float">
            <text:p>30.398096</text:p>
          </table:table-cell>
          <table:table-cell table:formula="of:=IF([.B356]=&quot;PC&quot;;[.H$2];-[.H$2])" office:value-type="float" office:value="-2200" calcext:value-type="float">
            <text:p>-2200</text:p>
          </table:table-cell>
          <table:table-cell table:formula="of:=IF(AND([.$B356]=&quot;i2c&quot;;[.$C356]=0);[.$D356];[.K355])" office:value-type="float" office:value="-226" calcext:value-type="float">
            <text:p>-226</text:p>
          </table:table-cell>
          <table:table-cell table:formula="of:=IF(AND([.$B356]=&quot;i2c&quot;;[.$C356]=1);[.$D356];[.L355])" office:value-type="float" office:value="2" calcext:value-type="float">
            <text:p>2</text:p>
          </table:table-cell>
          <table:table-cell table:formula="of:=IF(AND([.$B356]=&quot;i2c&quot;;[.$C356]=2);[.$D356];[.M355])" office:value-type="float" office:value="364" calcext:value-type="float">
            <text:p>364</text:p>
          </table:table-cell>
          <table:table-cell table:formula="of:=IF(AND([.$B356]=&quot;i2c&quot;;[.$C356]=3);[.$D356];[.N355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10093305" calcext:value-type="float">
            <text:p>161009330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table:number-columns-repeated="4"/>
          <table:table-cell table:formula="of:=([.A357]-[.A$2])/1000000" office:value-type="float" office:value="30.432836" calcext:value-type="float">
            <text:p>30.432836</text:p>
          </table:table-cell>
          <table:table-cell table:formula="of:=IF([.B357]=&quot;PC&quot;;[.H$2];-[.H$2])" office:value-type="float" office:value="-2200" calcext:value-type="float">
            <text:p>-2200</text:p>
          </table:table-cell>
          <table:table-cell table:formula="of:=IF(AND([.$B357]=&quot;i2c&quot;;[.$C357]=0);[.$D357];[.K356])" office:value-type="float" office:value="-256" calcext:value-type="float">
            <text:p>-256</text:p>
          </table:table-cell>
          <table:table-cell table:formula="of:=IF(AND([.$B357]=&quot;i2c&quot;;[.$C357]=1);[.$D357];[.L356])" office:value-type="float" office:value="2" calcext:value-type="float">
            <text:p>2</text:p>
          </table:table-cell>
          <table:table-cell table:formula="of:=IF(AND([.$B357]=&quot;i2c&quot;;[.$C357]=2);[.$D357];[.M356])" office:value-type="float" office:value="364" calcext:value-type="float">
            <text:p>364</text:p>
          </table:table-cell>
          <table:table-cell table:formula="of:=IF(AND([.$B357]=&quot;i2c&quot;;[.$C357]=3);[.$D357];[.N356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10115997" calcext:value-type="float">
            <text:p>1610115997</text:p>
          </table:table-cell>
          <table:table-cell office:value-type="string" calcext:value-type="string">
            <text:p>i2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([.A358]-[.A$2])/1000000" office:value-type="float" office:value="30.455528" calcext:value-type="float">
            <text:p>30.455528</text:p>
          </table:table-cell>
          <table:table-cell table:formula="of:=IF([.B358]=&quot;PC&quot;;[.H$2];-[.H$2])" office:value-type="float" office:value="-2200" calcext:value-type="float">
            <text:p>-2200</text:p>
          </table:table-cell>
          <table:table-cell table:formula="of:=IF(AND([.$B358]=&quot;i2c&quot;;[.$C358]=0);[.$D358];[.K357])" office:value-type="float" office:value="-256" calcext:value-type="float">
            <text:p>-256</text:p>
          </table:table-cell>
          <table:table-cell table:formula="of:=IF(AND([.$B358]=&quot;i2c&quot;;[.$C358]=1);[.$D358];[.L357])" office:value-type="float" office:value="1" calcext:value-type="float">
            <text:p>1</text:p>
          </table:table-cell>
          <table:table-cell table:formula="of:=IF(AND([.$B358]=&quot;i2c&quot;;[.$C358]=2);[.$D358];[.M357])" office:value-type="float" office:value="364" calcext:value-type="float">
            <text:p>364</text:p>
          </table:table-cell>
          <table:table-cell table:formula="of:=IF(AND([.$B358]=&quot;i2c&quot;;[.$C358]=3);[.$D358];[.N35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10148311" calcext:value-type="float">
            <text:p>161014831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table:number-columns-repeated="4"/>
          <table:table-cell table:formula="of:=([.A359]-[.A$2])/1000000" office:value-type="float" office:value="30.487842" calcext:value-type="float">
            <text:p>30.487842</text:p>
          </table:table-cell>
          <table:table-cell table:formula="of:=IF([.B359]=&quot;PC&quot;;[.H$2];-[.H$2])" office:value-type="float" office:value="-2200" calcext:value-type="float">
            <text:p>-2200</text:p>
          </table:table-cell>
          <table:table-cell table:formula="of:=IF(AND([.$B359]=&quot;i2c&quot;;[.$C359]=0);[.$D359];[.K358])" office:value-type="float" office:value="-256" calcext:value-type="float">
            <text:p>-256</text:p>
          </table:table-cell>
          <table:table-cell table:formula="of:=IF(AND([.$B359]=&quot;i2c&quot;;[.$C359]=1);[.$D359];[.L358])" office:value-type="float" office:value="1" calcext:value-type="float">
            <text:p>1</text:p>
          </table:table-cell>
          <table:table-cell table:formula="of:=IF(AND([.$B359]=&quot;i2c&quot;;[.$C359]=2);[.$D359];[.M358])" office:value-type="float" office:value="334" calcext:value-type="float">
            <text:p>334</text:p>
          </table:table-cell>
          <table:table-cell table:formula="of:=IF(AND([.$B359]=&quot;i2c&quot;;[.$C359]=3);[.$D359];[.N358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10183042" calcext:value-type="float">
            <text:p>161018304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286" calcext:value-type="float">
            <text:p>-286</text:p>
          </table:table-cell>
          <table:table-cell table:number-columns-repeated="4"/>
          <table:table-cell table:formula="of:=([.A360]-[.A$2])/1000000" office:value-type="float" office:value="30.522573" calcext:value-type="float">
            <text:p>30.522573</text:p>
          </table:table-cell>
          <table:table-cell table:formula="of:=IF([.B360]=&quot;PC&quot;;[.H$2];-[.H$2])" office:value-type="float" office:value="-2200" calcext:value-type="float">
            <text:p>-2200</text:p>
          </table:table-cell>
          <table:table-cell table:formula="of:=IF(AND([.$B360]=&quot;i2c&quot;;[.$C360]=0);[.$D360];[.K359])" office:value-type="float" office:value="-286" calcext:value-type="float">
            <text:p>-286</text:p>
          </table:table-cell>
          <table:table-cell table:formula="of:=IF(AND([.$B360]=&quot;i2c&quot;;[.$C360]=1);[.$D360];[.L359])" office:value-type="float" office:value="1" calcext:value-type="float">
            <text:p>1</text:p>
          </table:table-cell>
          <table:table-cell table:formula="of:=IF(AND([.$B360]=&quot;i2c&quot;;[.$C360]=2);[.$D360];[.M359])" office:value-type="float" office:value="334" calcext:value-type="float">
            <text:p>334</text:p>
          </table:table-cell>
          <table:table-cell table:formula="of:=IF(AND([.$B360]=&quot;i2c&quot;;[.$C360]=3);[.$D360];[.N359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10205744" calcext:value-type="float">
            <text:p>161020574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([.A361]-[.A$2])/1000000" office:value-type="float" office:value="30.545275" calcext:value-type="float">
            <text:p>30.545275</text:p>
          </table:table-cell>
          <table:table-cell table:formula="of:=IF([.B361]=&quot;PC&quot;;[.H$2];-[.H$2])" office:value-type="float" office:value="-2200" calcext:value-type="float">
            <text:p>-2200</text:p>
          </table:table-cell>
          <table:table-cell table:formula="of:=IF(AND([.$B361]=&quot;i2c&quot;;[.$C361]=0);[.$D361];[.K360])" office:value-type="float" office:value="-286" calcext:value-type="float">
            <text:p>-286</text:p>
          </table:table-cell>
          <table:table-cell table:formula="of:=IF(AND([.$B361]=&quot;i2c&quot;;[.$C361]=1);[.$D361];[.L360])" office:value-type="float" office:value="0" calcext:value-type="float">
            <text:p>0</text:p>
          </table:table-cell>
          <table:table-cell table:formula="of:=IF(AND([.$B361]=&quot;i2c&quot;;[.$C361]=2);[.$D361];[.M360])" office:value-type="float" office:value="334" calcext:value-type="float">
            <text:p>334</text:p>
          </table:table-cell>
          <table:table-cell table:formula="of:=IF(AND([.$B361]=&quot;i2c&quot;;[.$C361]=3);[.$D361];[.N360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10238068" calcext:value-type="float">
            <text:p>161023806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table:formula="of:=([.A362]-[.A$2])/1000000" office:value-type="float" office:value="30.577599" calcext:value-type="float">
            <text:p>30.577599</text:p>
          </table:table-cell>
          <table:table-cell table:formula="of:=IF([.B362]=&quot;PC&quot;;[.H$2];-[.H$2])" office:value-type="float" office:value="-2200" calcext:value-type="float">
            <text:p>-2200</text:p>
          </table:table-cell>
          <table:table-cell table:formula="of:=IF(AND([.$B362]=&quot;i2c&quot;;[.$C362]=0);[.$D362];[.K361])" office:value-type="float" office:value="-286" calcext:value-type="float">
            <text:p>-286</text:p>
          </table:table-cell>
          <table:table-cell table:formula="of:=IF(AND([.$B362]=&quot;i2c&quot;;[.$C362]=1);[.$D362];[.L361])" office:value-type="float" office:value="0" calcext:value-type="float">
            <text:p>0</text:p>
          </table:table-cell>
          <table:table-cell table:formula="of:=IF(AND([.$B362]=&quot;i2c&quot;;[.$C362]=2);[.$D362];[.M361])" office:value-type="float" office:value="304" calcext:value-type="float">
            <text:p>304</text:p>
          </table:table-cell>
          <table:table-cell table:formula="of:=IF(AND([.$B362]=&quot;i2c&quot;;[.$C362]=3);[.$D362];[.N361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10242879" calcext:value-type="float">
            <text:p>1610242879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=0</text:p>
          </table:table-cell>
          <table:table-cell office:value-type="float" office:value="-1024" calcext:value-type="float">
            <text:p>-1024</text:p>
          </table:table-cell>
          <table:table-cell office:value-type="string" calcext:value-type="string">
            <text:p>0x0400</text:p>
          </table:table-cell>
          <table:table-cell table:number-columns-repeated="2"/>
          <table:table-cell table:formula="of:=([.A363]-[.A$2])/1000000" office:value-type="float" office:value="30.58241" calcext:value-type="float">
            <text:p>30.58241</text:p>
          </table:table-cell>
          <table:table-cell table:formula="of:=IF([.B363]=&quot;PC&quot;;[.H$2];-[.H$2])" office:value-type="float" office:value="2200" calcext:value-type="float">
            <text:p>2200</text:p>
          </table:table-cell>
          <table:table-cell table:formula="of:=IF(AND([.$B363]=&quot;i2c&quot;;[.$C363]=0);[.$D363];[.K362])" office:value-type="float" office:value="-286" calcext:value-type="float">
            <text:p>-286</text:p>
          </table:table-cell>
          <table:table-cell table:formula="of:=IF(AND([.$B363]=&quot;i2c&quot;;[.$C363]=1);[.$D363];[.L362])" office:value-type="float" office:value="0" calcext:value-type="float">
            <text:p>0</text:p>
          </table:table-cell>
          <table:table-cell table:formula="of:=IF(AND([.$B363]=&quot;i2c&quot;;[.$C363]=2);[.$D363];[.M362])" office:value-type="float" office:value="304" calcext:value-type="float">
            <text:p>304</text:p>
          </table:table-cell>
          <table:table-cell table:formula="of:=IF(AND([.$B363]=&quot;i2c&quot;;[.$C363]=3);[.$D363];[.N362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10251180" calcext:value-type="float">
            <text:p>161025118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994" calcext:value-type="float">
            <text:p>994</text:p>
          </table:table-cell>
          <table:table-cell table:number-columns-repeated="4"/>
          <table:table-cell table:formula="of:=([.A364]-[.A$2])/1000000" office:value-type="float" office:value="30.590711" calcext:value-type="float">
            <text:p>30.590711</text:p>
          </table:table-cell>
          <table:table-cell table:formula="of:=IF([.B364]=&quot;PC&quot;;[.H$2];-[.H$2])" office:value-type="float" office:value="-2200" calcext:value-type="float">
            <text:p>-2200</text:p>
          </table:table-cell>
          <table:table-cell table:formula="of:=IF(AND([.$B364]=&quot;i2c&quot;;[.$C364]=0);[.$D364];[.K363])" office:value-type="float" office:value="-286" calcext:value-type="float">
            <text:p>-286</text:p>
          </table:table-cell>
          <table:table-cell table:formula="of:=IF(AND([.$B364]=&quot;i2c&quot;;[.$C364]=1);[.$D364];[.L363])" office:value-type="float" office:value="0" calcext:value-type="float">
            <text:p>0</text:p>
          </table:table-cell>
          <table:table-cell table:formula="of:=IF(AND([.$B364]=&quot;i2c&quot;;[.$C364]=2);[.$D364];[.M363])" office:value-type="float" office:value="304" calcext:value-type="float">
            <text:p>304</text:p>
          </table:table-cell>
          <table:table-cell table:formula="of:=IF(AND([.$B364]=&quot;i2c&quot;;[.$C364]=3);[.$D364];[.N363])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610273891" calcext:value-type="float">
            <text:p>161027389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316" calcext:value-type="float">
            <text:p>-316</text:p>
          </table:table-cell>
          <table:table-cell table:number-columns-repeated="4"/>
          <table:table-cell table:formula="of:=([.A365]-[.A$2])/1000000" office:value-type="float" office:value="30.613422" calcext:value-type="float">
            <text:p>30.613422</text:p>
          </table:table-cell>
          <table:table-cell table:formula="of:=IF([.B365]=&quot;PC&quot;;[.H$2];-[.H$2])" office:value-type="float" office:value="-2200" calcext:value-type="float">
            <text:p>-2200</text:p>
          </table:table-cell>
          <table:table-cell table:formula="of:=IF(AND([.$B365]=&quot;i2c&quot;;[.$C365]=0);[.$D365];[.K364])" office:value-type="float" office:value="-316" calcext:value-type="float">
            <text:p>-316</text:p>
          </table:table-cell>
          <table:table-cell table:formula="of:=IF(AND([.$B365]=&quot;i2c&quot;;[.$C365]=1);[.$D365];[.L364])" office:value-type="float" office:value="0" calcext:value-type="float">
            <text:p>0</text:p>
          </table:table-cell>
          <table:table-cell table:formula="of:=IF(AND([.$B365]=&quot;i2c&quot;;[.$C365]=2);[.$D365];[.M364])" office:value-type="float" office:value="304" calcext:value-type="float">
            <text:p>304</text:p>
          </table:table-cell>
          <table:table-cell table:formula="of:=IF(AND([.$B365]=&quot;i2c&quot;;[.$C365]=3);[.$D365];[.N364])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610296593" calcext:value-type="float">
            <text:p>161029659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formula="of:=([.A366]-[.A$2])/1000000" office:value-type="float" office:value="30.636124" calcext:value-type="float">
            <text:p>30.636124</text:p>
          </table:table-cell>
          <table:table-cell table:formula="of:=IF([.B366]=&quot;PC&quot;;[.H$2];-[.H$2])" office:value-type="float" office:value="-2200" calcext:value-type="float">
            <text:p>-2200</text:p>
          </table:table-cell>
          <table:table-cell table:formula="of:=IF(AND([.$B366]=&quot;i2c&quot;;[.$C366]=0);[.$D366];[.K365])" office:value-type="float" office:value="-316" calcext:value-type="float">
            <text:p>-316</text:p>
          </table:table-cell>
          <table:table-cell table:formula="of:=IF(AND([.$B366]=&quot;i2c&quot;;[.$C366]=1);[.$D366];[.L365])" office:value-type="float" office:value="-1" calcext:value-type="float">
            <text:p>-1</text:p>
          </table:table-cell>
          <table:table-cell table:formula="of:=IF(AND([.$B366]=&quot;i2c&quot;;[.$C366]=2);[.$D366];[.M365])" office:value-type="float" office:value="304" calcext:value-type="float">
            <text:p>304</text:p>
          </table:table-cell>
          <table:table-cell table:formula="of:=IF(AND([.$B366]=&quot;i2c&quot;;[.$C366]=3);[.$D366];[.N365])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610328923" calcext:value-type="float">
            <text:p>161032892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table:number-columns-repeated="4"/>
          <table:table-cell table:formula="of:=([.A367]-[.A$2])/1000000" office:value-type="float" office:value="30.668454" calcext:value-type="float">
            <text:p>30.668454</text:p>
          </table:table-cell>
          <table:table-cell table:formula="of:=IF([.B367]=&quot;PC&quot;;[.H$2];-[.H$2])" office:value-type="float" office:value="-2200" calcext:value-type="float">
            <text:p>-2200</text:p>
          </table:table-cell>
          <table:table-cell table:formula="of:=IF(AND([.$B367]=&quot;i2c&quot;;[.$C367]=0);[.$D367];[.K366])" office:value-type="float" office:value="-316" calcext:value-type="float">
            <text:p>-316</text:p>
          </table:table-cell>
          <table:table-cell table:formula="of:=IF(AND([.$B367]=&quot;i2c&quot;;[.$C367]=1);[.$D367];[.L366])" office:value-type="float" office:value="-1" calcext:value-type="float">
            <text:p>-1</text:p>
          </table:table-cell>
          <table:table-cell table:formula="of:=IF(AND([.$B367]=&quot;i2c&quot;;[.$C367]=2);[.$D367];[.M366])" office:value-type="float" office:value="274" calcext:value-type="float">
            <text:p>274</text:p>
          </table:table-cell>
          <table:table-cell table:formula="of:=IF(AND([.$B367]=&quot;i2c&quot;;[.$C367]=3);[.$D367];[.N366])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610341984" calcext:value-type="float">
            <text:p>161034198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964" calcext:value-type="float">
            <text:p>964</text:p>
          </table:table-cell>
          <table:table-cell table:number-columns-repeated="4"/>
          <table:table-cell table:formula="of:=([.A368]-[.A$2])/1000000" office:value-type="float" office:value="30.681515" calcext:value-type="float">
            <text:p>30.681515</text:p>
          </table:table-cell>
          <table:table-cell table:formula="of:=IF([.B368]=&quot;PC&quot;;[.H$2];-[.H$2])" office:value-type="float" office:value="-2200" calcext:value-type="float">
            <text:p>-2200</text:p>
          </table:table-cell>
          <table:table-cell table:formula="of:=IF(AND([.$B368]=&quot;i2c&quot;;[.$C368]=0);[.$D368];[.K367])" office:value-type="float" office:value="-316" calcext:value-type="float">
            <text:p>-316</text:p>
          </table:table-cell>
          <table:table-cell table:formula="of:=IF(AND([.$B368]=&quot;i2c&quot;;[.$C368]=1);[.$D368];[.L367])" office:value-type="float" office:value="-1" calcext:value-type="float">
            <text:p>-1</text:p>
          </table:table-cell>
          <table:table-cell table:formula="of:=IF(AND([.$B368]=&quot;i2c&quot;;[.$C368]=2);[.$D368];[.M367])" office:value-type="float" office:value="274" calcext:value-type="float">
            <text:p>274</text:p>
          </table:table-cell>
          <table:table-cell table:formula="of:=IF(AND([.$B368]=&quot;i2c&quot;;[.$C368]=3);[.$D368];[.N367])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610364683" calcext:value-type="float">
            <text:p>161036468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346" calcext:value-type="float">
            <text:p>-346</text:p>
          </table:table-cell>
          <table:table-cell table:number-columns-repeated="4"/>
          <table:table-cell table:formula="of:=([.A369]-[.A$2])/1000000" office:value-type="float" office:value="30.704214" calcext:value-type="float">
            <text:p>30.704214</text:p>
          </table:table-cell>
          <table:table-cell table:formula="of:=IF([.B369]=&quot;PC&quot;;[.H$2];-[.H$2])" office:value-type="float" office:value="-2200" calcext:value-type="float">
            <text:p>-2200</text:p>
          </table:table-cell>
          <table:table-cell table:formula="of:=IF(AND([.$B369]=&quot;i2c&quot;;[.$C369]=0);[.$D369];[.K368])" office:value-type="float" office:value="-346" calcext:value-type="float">
            <text:p>-346</text:p>
          </table:table-cell>
          <table:table-cell table:formula="of:=IF(AND([.$B369]=&quot;i2c&quot;;[.$C369]=1);[.$D369];[.L368])" office:value-type="float" office:value="-1" calcext:value-type="float">
            <text:p>-1</text:p>
          </table:table-cell>
          <table:table-cell table:formula="of:=IF(AND([.$B369]=&quot;i2c&quot;;[.$C369]=2);[.$D369];[.M368])" office:value-type="float" office:value="274" calcext:value-type="float">
            <text:p>274</text:p>
          </table:table-cell>
          <table:table-cell table:formula="of:=IF(AND([.$B369]=&quot;i2c&quot;;[.$C369]=3);[.$D369];[.N368])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610387380" calcext:value-type="float">
            <text:p>161038738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/>
          <table:table-cell table:formula="of:=([.A370]-[.A$2])/1000000" office:value-type="float" office:value="30.726911" calcext:value-type="float">
            <text:p>30.726911</text:p>
          </table:table-cell>
          <table:table-cell table:formula="of:=IF([.B370]=&quot;PC&quot;;[.H$2];-[.H$2])" office:value-type="float" office:value="-2200" calcext:value-type="float">
            <text:p>-2200</text:p>
          </table:table-cell>
          <table:table-cell table:formula="of:=IF(AND([.$B370]=&quot;i2c&quot;;[.$C370]=0);[.$D370];[.K369])" office:value-type="float" office:value="-346" calcext:value-type="float">
            <text:p>-346</text:p>
          </table:table-cell>
          <table:table-cell table:formula="of:=IF(AND([.$B370]=&quot;i2c&quot;;[.$C370]=1);[.$D370];[.L369])" office:value-type="float" office:value="-2" calcext:value-type="float">
            <text:p>-2</text:p>
          </table:table-cell>
          <table:table-cell table:formula="of:=IF(AND([.$B370]=&quot;i2c&quot;;[.$C370]=2);[.$D370];[.M369])" office:value-type="float" office:value="274" calcext:value-type="float">
            <text:p>274</text:p>
          </table:table-cell>
          <table:table-cell table:formula="of:=IF(AND([.$B370]=&quot;i2c&quot;;[.$C370]=3);[.$D370];[.N369])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610419693" calcext:value-type="float">
            <text:p>161041969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number-columns-repeated="4"/>
          <table:table-cell table:formula="of:=([.A371]-[.A$2])/1000000" office:value-type="float" office:value="30.759224" calcext:value-type="float">
            <text:p>30.759224</text:p>
          </table:table-cell>
          <table:table-cell table:formula="of:=IF([.B371]=&quot;PC&quot;;[.H$2];-[.H$2])" office:value-type="float" office:value="-2200" calcext:value-type="float">
            <text:p>-2200</text:p>
          </table:table-cell>
          <table:table-cell table:formula="of:=IF(AND([.$B371]=&quot;i2c&quot;;[.$C371]=0);[.$D371];[.K370])" office:value-type="float" office:value="-346" calcext:value-type="float">
            <text:p>-346</text:p>
          </table:table-cell>
          <table:table-cell table:formula="of:=IF(AND([.$B371]=&quot;i2c&quot;;[.$C371]=1);[.$D371];[.L370])" office:value-type="float" office:value="-2" calcext:value-type="float">
            <text:p>-2</text:p>
          </table:table-cell>
          <table:table-cell table:formula="of:=IF(AND([.$B371]=&quot;i2c&quot;;[.$C371]=2);[.$D371];[.M370])" office:value-type="float" office:value="244" calcext:value-type="float">
            <text:p>244</text:p>
          </table:table-cell>
          <table:table-cell table:formula="of:=IF(AND([.$B371]=&quot;i2c&quot;;[.$C371]=3);[.$D371];[.N370])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610432753" calcext:value-type="float">
            <text:p>161043275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934" calcext:value-type="float">
            <text:p>934</text:p>
          </table:table-cell>
          <table:table-cell table:number-columns-repeated="4"/>
          <table:table-cell table:formula="of:=([.A372]-[.A$2])/1000000" office:value-type="float" office:value="30.772284" calcext:value-type="float">
            <text:p>30.772284</text:p>
          </table:table-cell>
          <table:table-cell table:formula="of:=IF([.B372]=&quot;PC&quot;;[.H$2];-[.H$2])" office:value-type="float" office:value="-2200" calcext:value-type="float">
            <text:p>-2200</text:p>
          </table:table-cell>
          <table:table-cell table:formula="of:=IF(AND([.$B372]=&quot;i2c&quot;;[.$C372]=0);[.$D372];[.K371])" office:value-type="float" office:value="-346" calcext:value-type="float">
            <text:p>-346</text:p>
          </table:table-cell>
          <table:table-cell table:formula="of:=IF(AND([.$B372]=&quot;i2c&quot;;[.$C372]=1);[.$D372];[.L371])" office:value-type="float" office:value="-2" calcext:value-type="float">
            <text:p>-2</text:p>
          </table:table-cell>
          <table:table-cell table:formula="of:=IF(AND([.$B372]=&quot;i2c&quot;;[.$C372]=2);[.$D372];[.M371])" office:value-type="float" office:value="244" calcext:value-type="float">
            <text:p>244</text:p>
          </table:table-cell>
          <table:table-cell table:formula="of:=IF(AND([.$B372]=&quot;i2c&quot;;[.$C372]=3);[.$D372];[.N371])"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610455455" calcext:value-type="float">
            <text:p>161045545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376" calcext:value-type="float">
            <text:p>-376</text:p>
          </table:table-cell>
          <table:table-cell table:number-columns-repeated="4"/>
          <table:table-cell table:formula="of:=([.A373]-[.A$2])/1000000" office:value-type="float" office:value="30.794986" calcext:value-type="float">
            <text:p>30.794986</text:p>
          </table:table-cell>
          <table:table-cell table:formula="of:=IF([.B373]=&quot;PC&quot;;[.H$2];-[.H$2])" office:value-type="float" office:value="-2200" calcext:value-type="float">
            <text:p>-2200</text:p>
          </table:table-cell>
          <table:table-cell table:formula="of:=IF(AND([.$B373]=&quot;i2c&quot;;[.$C373]=0);[.$D373];[.K372])" office:value-type="float" office:value="-376" calcext:value-type="float">
            <text:p>-376</text:p>
          </table:table-cell>
          <table:table-cell table:formula="of:=IF(AND([.$B373]=&quot;i2c&quot;;[.$C373]=1);[.$D373];[.L372])" office:value-type="float" office:value="-2" calcext:value-type="float">
            <text:p>-2</text:p>
          </table:table-cell>
          <table:table-cell table:formula="of:=IF(AND([.$B373]=&quot;i2c&quot;;[.$C373]=2);[.$D373];[.M372])" office:value-type="float" office:value="244" calcext:value-type="float">
            <text:p>244</text:p>
          </table:table-cell>
          <table:table-cell table:formula="of:=IF(AND([.$B373]=&quot;i2c&quot;;[.$C373]=3);[.$D373];[.N372])"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610478145" calcext:value-type="float">
            <text:p>161047814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4"/>
          <table:table-cell table:formula="of:=([.A374]-[.A$2])/1000000" office:value-type="float" office:value="30.817676" calcext:value-type="float">
            <text:p>30.817676</text:p>
          </table:table-cell>
          <table:table-cell table:formula="of:=IF([.B374]=&quot;PC&quot;;[.H$2];-[.H$2])" office:value-type="float" office:value="-2200" calcext:value-type="float">
            <text:p>-2200</text:p>
          </table:table-cell>
          <table:table-cell table:formula="of:=IF(AND([.$B374]=&quot;i2c&quot;;[.$C374]=0);[.$D374];[.K373])" office:value-type="float" office:value="-376" calcext:value-type="float">
            <text:p>-376</text:p>
          </table:table-cell>
          <table:table-cell table:formula="of:=IF(AND([.$B374]=&quot;i2c&quot;;[.$C374]=1);[.$D374];[.L373])" office:value-type="float" office:value="-3" calcext:value-type="float">
            <text:p>-3</text:p>
          </table:table-cell>
          <table:table-cell table:formula="of:=IF(AND([.$B374]=&quot;i2c&quot;;[.$C374]=2);[.$D374];[.M373])" office:value-type="float" office:value="244" calcext:value-type="float">
            <text:p>244</text:p>
          </table:table-cell>
          <table:table-cell table:formula="of:=IF(AND([.$B374]=&quot;i2c&quot;;[.$C374]=3);[.$D374];[.N373])"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610510464" calcext:value-type="float">
            <text:p>161051046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table:formula="of:=([.A375]-[.A$2])/1000000" office:value-type="float" office:value="30.849995" calcext:value-type="float">
            <text:p>30.849995</text:p>
          </table:table-cell>
          <table:table-cell table:formula="of:=IF([.B375]=&quot;PC&quot;;[.H$2];-[.H$2])" office:value-type="float" office:value="-2200" calcext:value-type="float">
            <text:p>-2200</text:p>
          </table:table-cell>
          <table:table-cell table:formula="of:=IF(AND([.$B375]=&quot;i2c&quot;;[.$C375]=0);[.$D375];[.K374])" office:value-type="float" office:value="-376" calcext:value-type="float">
            <text:p>-376</text:p>
          </table:table-cell>
          <table:table-cell table:formula="of:=IF(AND([.$B375]=&quot;i2c&quot;;[.$C375]=1);[.$D375];[.L374])" office:value-type="float" office:value="-3" calcext:value-type="float">
            <text:p>-3</text:p>
          </table:table-cell>
          <table:table-cell table:formula="of:=IF(AND([.$B375]=&quot;i2c&quot;;[.$C375]=2);[.$D375];[.M374])" office:value-type="float" office:value="214" calcext:value-type="float">
            <text:p>214</text:p>
          </table:table-cell>
          <table:table-cell table:formula="of:=IF(AND([.$B375]=&quot;i2c&quot;;[.$C375]=3);[.$D375];[.N374])"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610523534" calcext:value-type="float">
            <text:p>161052353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904" calcext:value-type="float">
            <text:p>904</text:p>
          </table:table-cell>
          <table:table-cell table:number-columns-repeated="4"/>
          <table:table-cell table:formula="of:=([.A376]-[.A$2])/1000000" office:value-type="float" office:value="30.863065" calcext:value-type="float">
            <text:p>30.863065</text:p>
          </table:table-cell>
          <table:table-cell table:formula="of:=IF([.B376]=&quot;PC&quot;;[.H$2];-[.H$2])" office:value-type="float" office:value="-2200" calcext:value-type="float">
            <text:p>-2200</text:p>
          </table:table-cell>
          <table:table-cell table:formula="of:=IF(AND([.$B376]=&quot;i2c&quot;;[.$C376]=0);[.$D376];[.K375])" office:value-type="float" office:value="-376" calcext:value-type="float">
            <text:p>-376</text:p>
          </table:table-cell>
          <table:table-cell table:formula="of:=IF(AND([.$B376]=&quot;i2c&quot;;[.$C376]=1);[.$D376];[.L375])" office:value-type="float" office:value="-3" calcext:value-type="float">
            <text:p>-3</text:p>
          </table:table-cell>
          <table:table-cell table:formula="of:=IF(AND([.$B376]=&quot;i2c&quot;;[.$C376]=2);[.$D376];[.M375])" office:value-type="float" office:value="214" calcext:value-type="float">
            <text:p>214</text:p>
          </table:table-cell>
          <table:table-cell table:formula="of:=IF(AND([.$B376]=&quot;i2c&quot;;[.$C376]=3);[.$D376];[.N375])"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610546226" calcext:value-type="float">
            <text:p>161054622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406" calcext:value-type="float">
            <text:p>-406</text:p>
          </table:table-cell>
          <table:table-cell table:number-columns-repeated="4"/>
          <table:table-cell table:formula="of:=([.A377]-[.A$2])/1000000" office:value-type="float" office:value="30.885757" calcext:value-type="float">
            <text:p>30.885757</text:p>
          </table:table-cell>
          <table:table-cell table:formula="of:=IF([.B377]=&quot;PC&quot;;[.H$2];-[.H$2])" office:value-type="float" office:value="-2200" calcext:value-type="float">
            <text:p>-2200</text:p>
          </table:table-cell>
          <table:table-cell table:formula="of:=IF(AND([.$B377]=&quot;i2c&quot;;[.$C377]=0);[.$D377];[.K376])" office:value-type="float" office:value="-406" calcext:value-type="float">
            <text:p>-406</text:p>
          </table:table-cell>
          <table:table-cell table:formula="of:=IF(AND([.$B377]=&quot;i2c&quot;;[.$C377]=1);[.$D377];[.L376])" office:value-type="float" office:value="-3" calcext:value-type="float">
            <text:p>-3</text:p>
          </table:table-cell>
          <table:table-cell table:formula="of:=IF(AND([.$B377]=&quot;i2c&quot;;[.$C377]=2);[.$D377];[.M376])" office:value-type="float" office:value="214" calcext:value-type="float">
            <text:p>214</text:p>
          </table:table-cell>
          <table:table-cell table:formula="of:=IF(AND([.$B377]=&quot;i2c&quot;;[.$C377]=3);[.$D377];[.N376])"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610568932" calcext:value-type="float">
            <text:p>161056893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4"/>
          <table:table-cell table:formula="of:=([.A378]-[.A$2])/1000000" office:value-type="float" office:value="30.908463" calcext:value-type="float">
            <text:p>30.908463</text:p>
          </table:table-cell>
          <table:table-cell table:formula="of:=IF([.B378]=&quot;PC&quot;;[.H$2];-[.H$2])" office:value-type="float" office:value="-2200" calcext:value-type="float">
            <text:p>-2200</text:p>
          </table:table-cell>
          <table:table-cell table:formula="of:=IF(AND([.$B378]=&quot;i2c&quot;;[.$C378]=0);[.$D378];[.K377])" office:value-type="float" office:value="-406" calcext:value-type="float">
            <text:p>-406</text:p>
          </table:table-cell>
          <table:table-cell table:formula="of:=IF(AND([.$B378]=&quot;i2c&quot;;[.$C378]=1);[.$D378];[.L377])" office:value-type="float" office:value="-4" calcext:value-type="float">
            <text:p>-4</text:p>
          </table:table-cell>
          <table:table-cell table:formula="of:=IF(AND([.$B378]=&quot;i2c&quot;;[.$C378]=2);[.$D378];[.M377])" office:value-type="float" office:value="214" calcext:value-type="float">
            <text:p>214</text:p>
          </table:table-cell>
          <table:table-cell table:formula="of:=IF(AND([.$B378]=&quot;i2c&quot;;[.$C378]=3);[.$D378];[.N377])"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610601252" calcext:value-type="float">
            <text:p>161060125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formula="of:=([.A379]-[.A$2])/1000000" office:value-type="float" office:value="30.940783" calcext:value-type="float">
            <text:p>30.940783</text:p>
          </table:table-cell>
          <table:table-cell table:formula="of:=IF([.B379]=&quot;PC&quot;;[.H$2];-[.H$2])" office:value-type="float" office:value="-2200" calcext:value-type="float">
            <text:p>-2200</text:p>
          </table:table-cell>
          <table:table-cell table:formula="of:=IF(AND([.$B379]=&quot;i2c&quot;;[.$C379]=0);[.$D379];[.K378])" office:value-type="float" office:value="-406" calcext:value-type="float">
            <text:p>-406</text:p>
          </table:table-cell>
          <table:table-cell table:formula="of:=IF(AND([.$B379]=&quot;i2c&quot;;[.$C379]=1);[.$D379];[.L378])" office:value-type="float" office:value="-4" calcext:value-type="float">
            <text:p>-4</text:p>
          </table:table-cell>
          <table:table-cell table:formula="of:=IF(AND([.$B379]=&quot;i2c&quot;;[.$C379]=2);[.$D379];[.M378])" office:value-type="float" office:value="184" calcext:value-type="float">
            <text:p>184</text:p>
          </table:table-cell>
          <table:table-cell table:formula="of:=IF(AND([.$B379]=&quot;i2c&quot;;[.$C379]=3);[.$D379];[.N378])"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610614319" calcext:value-type="float">
            <text:p>161061431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874" calcext:value-type="float">
            <text:p>874</text:p>
          </table:table-cell>
          <table:table-cell table:number-columns-repeated="4"/>
          <table:table-cell table:formula="of:=([.A380]-[.A$2])/1000000" office:value-type="float" office:value="30.95385" calcext:value-type="float">
            <text:p>30.95385</text:p>
          </table:table-cell>
          <table:table-cell table:formula="of:=IF([.B380]=&quot;PC&quot;;[.H$2];-[.H$2])" office:value-type="float" office:value="-2200" calcext:value-type="float">
            <text:p>-2200</text:p>
          </table:table-cell>
          <table:table-cell table:formula="of:=IF(AND([.$B380]=&quot;i2c&quot;;[.$C380]=0);[.$D380];[.K379])" office:value-type="float" office:value="-406" calcext:value-type="float">
            <text:p>-406</text:p>
          </table:table-cell>
          <table:table-cell table:formula="of:=IF(AND([.$B380]=&quot;i2c&quot;;[.$C380]=1);[.$D380];[.L379])" office:value-type="float" office:value="-4" calcext:value-type="float">
            <text:p>-4</text:p>
          </table:table-cell>
          <table:table-cell table:formula="of:=IF(AND([.$B380]=&quot;i2c&quot;;[.$C380]=2);[.$D380];[.M379])" office:value-type="float" office:value="184" calcext:value-type="float">
            <text:p>184</text:p>
          </table:table-cell>
          <table:table-cell table:formula="of:=IF(AND([.$B380]=&quot;i2c&quot;;[.$C380]=3);[.$D380];[.N379])"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610637005" calcext:value-type="float">
            <text:p>161063700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436" calcext:value-type="float">
            <text:p>-436</text:p>
          </table:table-cell>
          <table:table-cell table:number-columns-repeated="4"/>
          <table:table-cell table:formula="of:=([.A381]-[.A$2])/1000000" office:value-type="float" office:value="30.976536" calcext:value-type="float">
            <text:p>30.976536</text:p>
          </table:table-cell>
          <table:table-cell table:formula="of:=IF([.B381]=&quot;PC&quot;;[.H$2];-[.H$2])" office:value-type="float" office:value="-2200" calcext:value-type="float">
            <text:p>-2200</text:p>
          </table:table-cell>
          <table:table-cell table:formula="of:=IF(AND([.$B381]=&quot;i2c&quot;;[.$C381]=0);[.$D381];[.K380])" office:value-type="float" office:value="-436" calcext:value-type="float">
            <text:p>-436</text:p>
          </table:table-cell>
          <table:table-cell table:formula="of:=IF(AND([.$B381]=&quot;i2c&quot;;[.$C381]=1);[.$D381];[.L380])" office:value-type="float" office:value="-4" calcext:value-type="float">
            <text:p>-4</text:p>
          </table:table-cell>
          <table:table-cell table:formula="of:=IF(AND([.$B381]=&quot;i2c&quot;;[.$C381]=2);[.$D381];[.M380])" office:value-type="float" office:value="184" calcext:value-type="float">
            <text:p>184</text:p>
          </table:table-cell>
          <table:table-cell table:formula="of:=IF(AND([.$B381]=&quot;i2c&quot;;[.$C381]=3);[.$D381];[.N380])"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610659712" calcext:value-type="float">
            <text:p>161065971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4"/>
          <table:table-cell table:formula="of:=([.A382]-[.A$2])/1000000" office:value-type="float" office:value="30.999243" calcext:value-type="float">
            <text:p>30.999243</text:p>
          </table:table-cell>
          <table:table-cell table:formula="of:=IF([.B382]=&quot;PC&quot;;[.H$2];-[.H$2])" office:value-type="float" office:value="-2200" calcext:value-type="float">
            <text:p>-2200</text:p>
          </table:table-cell>
          <table:table-cell table:formula="of:=IF(AND([.$B382]=&quot;i2c&quot;;[.$C382]=0);[.$D382];[.K381])" office:value-type="float" office:value="-436" calcext:value-type="float">
            <text:p>-436</text:p>
          </table:table-cell>
          <table:table-cell table:formula="of:=IF(AND([.$B382]=&quot;i2c&quot;;[.$C382]=1);[.$D382];[.L381])" office:value-type="float" office:value="-5" calcext:value-type="float">
            <text:p>-5</text:p>
          </table:table-cell>
          <table:table-cell table:formula="of:=IF(AND([.$B382]=&quot;i2c&quot;;[.$C382]=2);[.$D382];[.M381])" office:value-type="float" office:value="184" calcext:value-type="float">
            <text:p>184</text:p>
          </table:table-cell>
          <table:table-cell table:formula="of:=IF(AND([.$B382]=&quot;i2c&quot;;[.$C382]=3);[.$D382];[.N381])"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610692033" calcext:value-type="float">
            <text:p>161069203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formula="of:=([.A383]-[.A$2])/1000000" office:value-type="float" office:value="31.031564" calcext:value-type="float">
            <text:p>31.031564</text:p>
          </table:table-cell>
          <table:table-cell table:formula="of:=IF([.B383]=&quot;PC&quot;;[.H$2];-[.H$2])" office:value-type="float" office:value="-2200" calcext:value-type="float">
            <text:p>-2200</text:p>
          </table:table-cell>
          <table:table-cell table:formula="of:=IF(AND([.$B383]=&quot;i2c&quot;;[.$C383]=0);[.$D383];[.K382])" office:value-type="float" office:value="-436" calcext:value-type="float">
            <text:p>-436</text:p>
          </table:table-cell>
          <table:table-cell table:formula="of:=IF(AND([.$B383]=&quot;i2c&quot;;[.$C383]=1);[.$D383];[.L382])" office:value-type="float" office:value="-5" calcext:value-type="float">
            <text:p>-5</text:p>
          </table:table-cell>
          <table:table-cell table:formula="of:=IF(AND([.$B383]=&quot;i2c&quot;;[.$C383]=2);[.$D383];[.M382])" office:value-type="float" office:value="154" calcext:value-type="float">
            <text:p>154</text:p>
          </table:table-cell>
          <table:table-cell table:formula="of:=IF(AND([.$B383]=&quot;i2c&quot;;[.$C383]=3);[.$D383];[.N382])"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610705099" calcext:value-type="float">
            <text:p>161070509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844" calcext:value-type="float">
            <text:p>844</text:p>
          </table:table-cell>
          <table:table-cell table:number-columns-repeated="4"/>
          <table:table-cell table:formula="of:=([.A384]-[.A$2])/1000000" office:value-type="float" office:value="31.04463" calcext:value-type="float">
            <text:p>31.04463</text:p>
          </table:table-cell>
          <table:table-cell table:formula="of:=IF([.B384]=&quot;PC&quot;;[.H$2];-[.H$2])" office:value-type="float" office:value="-2200" calcext:value-type="float">
            <text:p>-2200</text:p>
          </table:table-cell>
          <table:table-cell table:formula="of:=IF(AND([.$B384]=&quot;i2c&quot;;[.$C384]=0);[.$D384];[.K383])" office:value-type="float" office:value="-436" calcext:value-type="float">
            <text:p>-436</text:p>
          </table:table-cell>
          <table:table-cell table:formula="of:=IF(AND([.$B384]=&quot;i2c&quot;;[.$C384]=1);[.$D384];[.L383])" office:value-type="float" office:value="-5" calcext:value-type="float">
            <text:p>-5</text:p>
          </table:table-cell>
          <table:table-cell table:formula="of:=IF(AND([.$B384]=&quot;i2c&quot;;[.$C384]=2);[.$D384];[.M383])" office:value-type="float" office:value="154" calcext:value-type="float">
            <text:p>154</text:p>
          </table:table-cell>
          <table:table-cell table:formula="of:=IF(AND([.$B384]=&quot;i2c&quot;;[.$C384]=3);[.$D384];[.N383])"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610727806" calcext:value-type="float">
            <text:p>161072780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466" calcext:value-type="float">
            <text:p>-466</text:p>
          </table:table-cell>
          <table:table-cell table:number-columns-repeated="4"/>
          <table:table-cell table:formula="of:=([.A385]-[.A$2])/1000000" office:value-type="float" office:value="31.067337" calcext:value-type="float">
            <text:p>31.067337</text:p>
          </table:table-cell>
          <table:table-cell table:formula="of:=IF([.B385]=&quot;PC&quot;;[.H$2];-[.H$2])" office:value-type="float" office:value="-2200" calcext:value-type="float">
            <text:p>-2200</text:p>
          </table:table-cell>
          <table:table-cell table:formula="of:=IF(AND([.$B385]=&quot;i2c&quot;;[.$C385]=0);[.$D385];[.K384])" office:value-type="float" office:value="-466" calcext:value-type="float">
            <text:p>-466</text:p>
          </table:table-cell>
          <table:table-cell table:formula="of:=IF(AND([.$B385]=&quot;i2c&quot;;[.$C385]=1);[.$D385];[.L384])" office:value-type="float" office:value="-5" calcext:value-type="float">
            <text:p>-5</text:p>
          </table:table-cell>
          <table:table-cell table:formula="of:=IF(AND([.$B385]=&quot;i2c&quot;;[.$C385]=2);[.$D385];[.M384])" office:value-type="float" office:value="154" calcext:value-type="float">
            <text:p>154</text:p>
          </table:table-cell>
          <table:table-cell table:formula="of:=IF(AND([.$B385]=&quot;i2c&quot;;[.$C385]=3);[.$D385];[.N384])"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610750495" calcext:value-type="float">
            <text:p>161075049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4"/>
          <table:table-cell table:formula="of:=([.A386]-[.A$2])/1000000" office:value-type="float" office:value="31.090026" calcext:value-type="float">
            <text:p>31.090026</text:p>
          </table:table-cell>
          <table:table-cell table:formula="of:=IF([.B386]=&quot;PC&quot;;[.H$2];-[.H$2])" office:value-type="float" office:value="-2200" calcext:value-type="float">
            <text:p>-2200</text:p>
          </table:table-cell>
          <table:table-cell table:formula="of:=IF(AND([.$B386]=&quot;i2c&quot;;[.$C386]=0);[.$D386];[.K385])" office:value-type="float" office:value="-466" calcext:value-type="float">
            <text:p>-466</text:p>
          </table:table-cell>
          <table:table-cell table:formula="of:=IF(AND([.$B386]=&quot;i2c&quot;;[.$C386]=1);[.$D386];[.L385])" office:value-type="float" office:value="-6" calcext:value-type="float">
            <text:p>-6</text:p>
          </table:table-cell>
          <table:table-cell table:formula="of:=IF(AND([.$B386]=&quot;i2c&quot;;[.$C386]=2);[.$D386];[.M385])" office:value-type="float" office:value="154" calcext:value-type="float">
            <text:p>154</text:p>
          </table:table-cell>
          <table:table-cell table:formula="of:=IF(AND([.$B386]=&quot;i2c&quot;;[.$C386]=3);[.$D386];[.N385])"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610782817" calcext:value-type="float">
            <text:p>161078281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formula="of:=([.A387]-[.A$2])/1000000" office:value-type="float" office:value="31.122348" calcext:value-type="float">
            <text:p>31.122348</text:p>
          </table:table-cell>
          <table:table-cell table:formula="of:=IF([.B387]=&quot;PC&quot;;[.H$2];-[.H$2])" office:value-type="float" office:value="-2200" calcext:value-type="float">
            <text:p>-2200</text:p>
          </table:table-cell>
          <table:table-cell table:formula="of:=IF(AND([.$B387]=&quot;i2c&quot;;[.$C387]=0);[.$D387];[.K386])" office:value-type="float" office:value="-466" calcext:value-type="float">
            <text:p>-466</text:p>
          </table:table-cell>
          <table:table-cell table:formula="of:=IF(AND([.$B387]=&quot;i2c&quot;;[.$C387]=1);[.$D387];[.L386])" office:value-type="float" office:value="-6" calcext:value-type="float">
            <text:p>-6</text:p>
          </table:table-cell>
          <table:table-cell table:formula="of:=IF(AND([.$B387]=&quot;i2c&quot;;[.$C387]=2);[.$D387];[.M386])" office:value-type="float" office:value="124" calcext:value-type="float">
            <text:p>124</text:p>
          </table:table-cell>
          <table:table-cell table:formula="of:=IF(AND([.$B387]=&quot;i2c&quot;;[.$C387]=3);[.$D387];[.N386])"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610795891" calcext:value-type="float">
            <text:p>161079589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814" calcext:value-type="float">
            <text:p>814</text:p>
          </table:table-cell>
          <table:table-cell table:number-columns-repeated="4"/>
          <table:table-cell table:formula="of:=([.A388]-[.A$2])/1000000" office:value-type="float" office:value="31.135422" calcext:value-type="float">
            <text:p>31.135422</text:p>
          </table:table-cell>
          <table:table-cell table:formula="of:=IF([.B388]=&quot;PC&quot;;[.H$2];-[.H$2])" office:value-type="float" office:value="-2200" calcext:value-type="float">
            <text:p>-2200</text:p>
          </table:table-cell>
          <table:table-cell table:formula="of:=IF(AND([.$B388]=&quot;i2c&quot;;[.$C388]=0);[.$D388];[.K387])" office:value-type="float" office:value="-466" calcext:value-type="float">
            <text:p>-466</text:p>
          </table:table-cell>
          <table:table-cell table:formula="of:=IF(AND([.$B388]=&quot;i2c&quot;;[.$C388]=1);[.$D388];[.L387])" office:value-type="float" office:value="-6" calcext:value-type="float">
            <text:p>-6</text:p>
          </table:table-cell>
          <table:table-cell table:formula="of:=IF(AND([.$B388]=&quot;i2c&quot;;[.$C388]=2);[.$D388];[.M387])" office:value-type="float" office:value="124" calcext:value-type="float">
            <text:p>124</text:p>
          </table:table-cell>
          <table:table-cell table:formula="of:=IF(AND([.$B388]=&quot;i2c&quot;;[.$C388]=3);[.$D388];[.N387])"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610818583" calcext:value-type="float">
            <text:p>161081858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496" calcext:value-type="float">
            <text:p>-496</text:p>
          </table:table-cell>
          <table:table-cell table:number-columns-repeated="4"/>
          <table:table-cell table:formula="of:=([.A389]-[.A$2])/1000000" office:value-type="float" office:value="31.158114" calcext:value-type="float">
            <text:p>31.158114</text:p>
          </table:table-cell>
          <table:table-cell table:formula="of:=IF([.B389]=&quot;PC&quot;;[.H$2];-[.H$2])" office:value-type="float" office:value="-2200" calcext:value-type="float">
            <text:p>-2200</text:p>
          </table:table-cell>
          <table:table-cell table:formula="of:=IF(AND([.$B389]=&quot;i2c&quot;;[.$C389]=0);[.$D389];[.K388])" office:value-type="float" office:value="-496" calcext:value-type="float">
            <text:p>-496</text:p>
          </table:table-cell>
          <table:table-cell table:formula="of:=IF(AND([.$B389]=&quot;i2c&quot;;[.$C389]=1);[.$D389];[.L388])" office:value-type="float" office:value="-6" calcext:value-type="float">
            <text:p>-6</text:p>
          </table:table-cell>
          <table:table-cell table:formula="of:=IF(AND([.$B389]=&quot;i2c&quot;;[.$C389]=2);[.$D389];[.M388])" office:value-type="float" office:value="124" calcext:value-type="float">
            <text:p>124</text:p>
          </table:table-cell>
          <table:table-cell table:formula="of:=IF(AND([.$B389]=&quot;i2c&quot;;[.$C389]=3);[.$D389];[.N388])"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610841281" calcext:value-type="float">
            <text:p>161084128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4"/>
          <table:table-cell table:formula="of:=([.A390]-[.A$2])/1000000" office:value-type="float" office:value="31.180812" calcext:value-type="float">
            <text:p>31.180812</text:p>
          </table:table-cell>
          <table:table-cell table:formula="of:=IF([.B390]=&quot;PC&quot;;[.H$2];-[.H$2])" office:value-type="float" office:value="-2200" calcext:value-type="float">
            <text:p>-2200</text:p>
          </table:table-cell>
          <table:table-cell table:formula="of:=IF(AND([.$B390]=&quot;i2c&quot;;[.$C390]=0);[.$D390];[.K389])" office:value-type="float" office:value="-496" calcext:value-type="float">
            <text:p>-496</text:p>
          </table:table-cell>
          <table:table-cell table:formula="of:=IF(AND([.$B390]=&quot;i2c&quot;;[.$C390]=1);[.$D390];[.L389])" office:value-type="float" office:value="-7" calcext:value-type="float">
            <text:p>-7</text:p>
          </table:table-cell>
          <table:table-cell table:formula="of:=IF(AND([.$B390]=&quot;i2c&quot;;[.$C390]=2);[.$D390];[.M389])" office:value-type="float" office:value="124" calcext:value-type="float">
            <text:p>124</text:p>
          </table:table-cell>
          <table:table-cell table:formula="of:=IF(AND([.$B390]=&quot;i2c&quot;;[.$C390]=3);[.$D390];[.N389])"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610873596" calcext:value-type="float">
            <text:p>161087359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table:formula="of:=([.A391]-[.A$2])/1000000" office:value-type="float" office:value="31.213127" calcext:value-type="float">
            <text:p>31.213127</text:p>
          </table:table-cell>
          <table:table-cell table:formula="of:=IF([.B391]=&quot;PC&quot;;[.H$2];-[.H$2])" office:value-type="float" office:value="-2200" calcext:value-type="float">
            <text:p>-2200</text:p>
          </table:table-cell>
          <table:table-cell table:formula="of:=IF(AND([.$B391]=&quot;i2c&quot;;[.$C391]=0);[.$D391];[.K390])" office:value-type="float" office:value="-496" calcext:value-type="float">
            <text:p>-496</text:p>
          </table:table-cell>
          <table:table-cell table:formula="of:=IF(AND([.$B391]=&quot;i2c&quot;;[.$C391]=1);[.$D391];[.L390])" office:value-type="float" office:value="-7" calcext:value-type="float">
            <text:p>-7</text:p>
          </table:table-cell>
          <table:table-cell table:formula="of:=IF(AND([.$B391]=&quot;i2c&quot;;[.$C391]=2);[.$D391];[.M390])" office:value-type="float" office:value="94" calcext:value-type="float">
            <text:p>94</text:p>
          </table:table-cell>
          <table:table-cell table:formula="of:=IF(AND([.$B391]=&quot;i2c&quot;;[.$C391]=3);[.$D391];[.N390])"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610886670" calcext:value-type="float">
            <text:p>161088667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784" calcext:value-type="float">
            <text:p>784</text:p>
          </table:table-cell>
          <table:table-cell table:number-columns-repeated="4"/>
          <table:table-cell table:formula="of:=([.A392]-[.A$2])/1000000" office:value-type="float" office:value="31.226201" calcext:value-type="float">
            <text:p>31.226201</text:p>
          </table:table-cell>
          <table:table-cell table:formula="of:=IF([.B392]=&quot;PC&quot;;[.H$2];-[.H$2])" office:value-type="float" office:value="-2200" calcext:value-type="float">
            <text:p>-2200</text:p>
          </table:table-cell>
          <table:table-cell table:formula="of:=IF(AND([.$B392]=&quot;i2c&quot;;[.$C392]=0);[.$D392];[.K391])" office:value-type="float" office:value="-496" calcext:value-type="float">
            <text:p>-496</text:p>
          </table:table-cell>
          <table:table-cell table:formula="of:=IF(AND([.$B392]=&quot;i2c&quot;;[.$C392]=1);[.$D392];[.L391])" office:value-type="float" office:value="-7" calcext:value-type="float">
            <text:p>-7</text:p>
          </table:table-cell>
          <table:table-cell table:formula="of:=IF(AND([.$B392]=&quot;i2c&quot;;[.$C392]=2);[.$D392];[.M391])" office:value-type="float" office:value="94" calcext:value-type="float">
            <text:p>94</text:p>
          </table:table-cell>
          <table:table-cell table:formula="of:=IF(AND([.$B392]=&quot;i2c&quot;;[.$C392]=3);[.$D392];[.N391])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610909359" calcext:value-type="float">
            <text:p>161090935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526" calcext:value-type="float">
            <text:p>-526</text:p>
          </table:table-cell>
          <table:table-cell table:number-columns-repeated="4"/>
          <table:table-cell table:formula="of:=([.A393]-[.A$2])/1000000" office:value-type="float" office:value="31.24889" calcext:value-type="float">
            <text:p>31.24889</text:p>
          </table:table-cell>
          <table:table-cell table:formula="of:=IF([.B393]=&quot;PC&quot;;[.H$2];-[.H$2])" office:value-type="float" office:value="-2200" calcext:value-type="float">
            <text:p>-2200</text:p>
          </table:table-cell>
          <table:table-cell table:formula="of:=IF(AND([.$B393]=&quot;i2c&quot;;[.$C393]=0);[.$D393];[.K392])" office:value-type="float" office:value="-526" calcext:value-type="float">
            <text:p>-526</text:p>
          </table:table-cell>
          <table:table-cell table:formula="of:=IF(AND([.$B393]=&quot;i2c&quot;;[.$C393]=1);[.$D393];[.L392])" office:value-type="float" office:value="-7" calcext:value-type="float">
            <text:p>-7</text:p>
          </table:table-cell>
          <table:table-cell table:formula="of:=IF(AND([.$B393]=&quot;i2c&quot;;[.$C393]=2);[.$D393];[.M392])" office:value-type="float" office:value="94" calcext:value-type="float">
            <text:p>94</text:p>
          </table:table-cell>
          <table:table-cell table:formula="of:=IF(AND([.$B393]=&quot;i2c&quot;;[.$C393]=3);[.$D393];[.N392])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610932066" calcext:value-type="float">
            <text:p>161093206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4"/>
          <table:table-cell table:formula="of:=([.A394]-[.A$2])/1000000" office:value-type="float" office:value="31.271597" calcext:value-type="float">
            <text:p>31.271597</text:p>
          </table:table-cell>
          <table:table-cell table:formula="of:=IF([.B394]=&quot;PC&quot;;[.H$2];-[.H$2])" office:value-type="float" office:value="-2200" calcext:value-type="float">
            <text:p>-2200</text:p>
          </table:table-cell>
          <table:table-cell table:formula="of:=IF(AND([.$B394]=&quot;i2c&quot;;[.$C394]=0);[.$D394];[.K393])" office:value-type="float" office:value="-526" calcext:value-type="float">
            <text:p>-526</text:p>
          </table:table-cell>
          <table:table-cell table:formula="of:=IF(AND([.$B394]=&quot;i2c&quot;;[.$C394]=1);[.$D394];[.L393])" office:value-type="float" office:value="-8" calcext:value-type="float">
            <text:p>-8</text:p>
          </table:table-cell>
          <table:table-cell table:formula="of:=IF(AND([.$B394]=&quot;i2c&quot;;[.$C394]=2);[.$D394];[.M393])" office:value-type="float" office:value="94" calcext:value-type="float">
            <text:p>94</text:p>
          </table:table-cell>
          <table:table-cell table:formula="of:=IF(AND([.$B394]=&quot;i2c&quot;;[.$C394]=3);[.$D394];[.N393])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610964390" calcext:value-type="float">
            <text:p>161096439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formula="of:=([.A395]-[.A$2])/1000000" office:value-type="float" office:value="31.303921" calcext:value-type="float">
            <text:p>31.303921</text:p>
          </table:table-cell>
          <table:table-cell table:formula="of:=IF([.B395]=&quot;PC&quot;;[.H$2];-[.H$2])" office:value-type="float" office:value="-2200" calcext:value-type="float">
            <text:p>-2200</text:p>
          </table:table-cell>
          <table:table-cell table:formula="of:=IF(AND([.$B395]=&quot;i2c&quot;;[.$C395]=0);[.$D395];[.K394])" office:value-type="float" office:value="-526" calcext:value-type="float">
            <text:p>-526</text:p>
          </table:table-cell>
          <table:table-cell table:formula="of:=IF(AND([.$B395]=&quot;i2c&quot;;[.$C395]=1);[.$D395];[.L394])" office:value-type="float" office:value="-8" calcext:value-type="float">
            <text:p>-8</text:p>
          </table:table-cell>
          <table:table-cell table:formula="of:=IF(AND([.$B395]=&quot;i2c&quot;;[.$C395]=2);[.$D395];[.M394])" office:value-type="float" office:value="64" calcext:value-type="float">
            <text:p>64</text:p>
          </table:table-cell>
          <table:table-cell table:formula="of:=IF(AND([.$B395]=&quot;i2c&quot;;[.$C395]=3);[.$D395];[.N394])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610977459" calcext:value-type="float">
            <text:p>161097745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754" calcext:value-type="float">
            <text:p>754</text:p>
          </table:table-cell>
          <table:table-cell table:number-columns-repeated="4"/>
          <table:table-cell table:formula="of:=([.A396]-[.A$2])/1000000" office:value-type="float" office:value="31.31699" calcext:value-type="float">
            <text:p>31.31699</text:p>
          </table:table-cell>
          <table:table-cell table:formula="of:=IF([.B396]=&quot;PC&quot;;[.H$2];-[.H$2])" office:value-type="float" office:value="-2200" calcext:value-type="float">
            <text:p>-2200</text:p>
          </table:table-cell>
          <table:table-cell table:formula="of:=IF(AND([.$B396]=&quot;i2c&quot;;[.$C396]=0);[.$D396];[.K395])" office:value-type="float" office:value="-526" calcext:value-type="float">
            <text:p>-526</text:p>
          </table:table-cell>
          <table:table-cell table:formula="of:=IF(AND([.$B396]=&quot;i2c&quot;;[.$C396]=1);[.$D396];[.L395])" office:value-type="float" office:value="-8" calcext:value-type="float">
            <text:p>-8</text:p>
          </table:table-cell>
          <table:table-cell table:formula="of:=IF(AND([.$B396]=&quot;i2c&quot;;[.$C396]=2);[.$D396];[.M395])" office:value-type="float" office:value="64" calcext:value-type="float">
            <text:p>64</text:p>
          </table:table-cell>
          <table:table-cell table:formula="of:=IF(AND([.$B396]=&quot;i2c&quot;;[.$C396]=3);[.$D396];[.N395])"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611000151" calcext:value-type="float">
            <text:p>161100015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556" calcext:value-type="float">
            <text:p>-556</text:p>
          </table:table-cell>
          <table:table-cell table:number-columns-repeated="4"/>
          <table:table-cell table:formula="of:=([.A397]-[.A$2])/1000000" office:value-type="float" office:value="31.339682" calcext:value-type="float">
            <text:p>31.339682</text:p>
          </table:table-cell>
          <table:table-cell table:formula="of:=IF([.B397]=&quot;PC&quot;;[.H$2];-[.H$2])" office:value-type="float" office:value="-2200" calcext:value-type="float">
            <text:p>-2200</text:p>
          </table:table-cell>
          <table:table-cell table:formula="of:=IF(AND([.$B397]=&quot;i2c&quot;;[.$C397]=0);[.$D397];[.K396])" office:value-type="float" office:value="-556" calcext:value-type="float">
            <text:p>-556</text:p>
          </table:table-cell>
          <table:table-cell table:formula="of:=IF(AND([.$B397]=&quot;i2c&quot;;[.$C397]=1);[.$D397];[.L396])" office:value-type="float" office:value="-8" calcext:value-type="float">
            <text:p>-8</text:p>
          </table:table-cell>
          <table:table-cell table:formula="of:=IF(AND([.$B397]=&quot;i2c&quot;;[.$C397]=2);[.$D397];[.M396])" office:value-type="float" office:value="64" calcext:value-type="float">
            <text:p>64</text:p>
          </table:table-cell>
          <table:table-cell table:formula="of:=IF(AND([.$B397]=&quot;i2c&quot;;[.$C397]=3);[.$D397];[.N396])"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611022859" calcext:value-type="float">
            <text:p>161102285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4"/>
          <table:table-cell table:formula="of:=([.A398]-[.A$2])/1000000" office:value-type="float" office:value="31.36239" calcext:value-type="float">
            <text:p>31.36239</text:p>
          </table:table-cell>
          <table:table-cell table:formula="of:=IF([.B398]=&quot;PC&quot;;[.H$2];-[.H$2])" office:value-type="float" office:value="-2200" calcext:value-type="float">
            <text:p>-2200</text:p>
          </table:table-cell>
          <table:table-cell table:formula="of:=IF(AND([.$B398]=&quot;i2c&quot;;[.$C398]=0);[.$D398];[.K397])" office:value-type="float" office:value="-556" calcext:value-type="float">
            <text:p>-556</text:p>
          </table:table-cell>
          <table:table-cell table:formula="of:=IF(AND([.$B398]=&quot;i2c&quot;;[.$C398]=1);[.$D398];[.L397])" office:value-type="float" office:value="-9" calcext:value-type="float">
            <text:p>-9</text:p>
          </table:table-cell>
          <table:table-cell table:formula="of:=IF(AND([.$B398]=&quot;i2c&quot;;[.$C398]=2);[.$D398];[.M397])" office:value-type="float" office:value="64" calcext:value-type="float">
            <text:p>64</text:p>
          </table:table-cell>
          <table:table-cell table:formula="of:=IF(AND([.$B398]=&quot;i2c&quot;;[.$C398]=3);[.$D398];[.N397])"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611055173" calcext:value-type="float">
            <text:p>161105517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formula="of:=([.A399]-[.A$2])/1000000" office:value-type="float" office:value="31.394704" calcext:value-type="float">
            <text:p>31.394704</text:p>
          </table:table-cell>
          <table:table-cell table:formula="of:=IF([.B399]=&quot;PC&quot;;[.H$2];-[.H$2])" office:value-type="float" office:value="-2200" calcext:value-type="float">
            <text:p>-2200</text:p>
          </table:table-cell>
          <table:table-cell table:formula="of:=IF(AND([.$B399]=&quot;i2c&quot;;[.$C399]=0);[.$D399];[.K398])" office:value-type="float" office:value="-556" calcext:value-type="float">
            <text:p>-556</text:p>
          </table:table-cell>
          <table:table-cell table:formula="of:=IF(AND([.$B399]=&quot;i2c&quot;;[.$C399]=1);[.$D399];[.L398])" office:value-type="float" office:value="-9" calcext:value-type="float">
            <text:p>-9</text:p>
          </table:table-cell>
          <table:table-cell table:formula="of:=IF(AND([.$B399]=&quot;i2c&quot;;[.$C399]=2);[.$D399];[.M398])" office:value-type="float" office:value="34" calcext:value-type="float">
            <text:p>34</text:p>
          </table:table-cell>
          <table:table-cell table:formula="of:=IF(AND([.$B399]=&quot;i2c&quot;;[.$C399]=3);[.$D399];[.N398])"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611068227" calcext:value-type="float">
            <text:p>161106822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724" calcext:value-type="float">
            <text:p>724</text:p>
          </table:table-cell>
          <table:table-cell table:number-columns-repeated="4"/>
          <table:table-cell table:formula="of:=([.A400]-[.A$2])/1000000" office:value-type="float" office:value="31.407758" calcext:value-type="float">
            <text:p>31.407758</text:p>
          </table:table-cell>
          <table:table-cell table:formula="of:=IF([.B400]=&quot;PC&quot;;[.H$2];-[.H$2])" office:value-type="float" office:value="-2200" calcext:value-type="float">
            <text:p>-2200</text:p>
          </table:table-cell>
          <table:table-cell table:formula="of:=IF(AND([.$B400]=&quot;i2c&quot;;[.$C400]=0);[.$D400];[.K399])" office:value-type="float" office:value="-556" calcext:value-type="float">
            <text:p>-556</text:p>
          </table:table-cell>
          <table:table-cell table:formula="of:=IF(AND([.$B400]=&quot;i2c&quot;;[.$C400]=1);[.$D400];[.L399])" office:value-type="float" office:value="-9" calcext:value-type="float">
            <text:p>-9</text:p>
          </table:table-cell>
          <table:table-cell table:formula="of:=IF(AND([.$B400]=&quot;i2c&quot;;[.$C400]=2);[.$D400];[.M399])" office:value-type="float" office:value="34" calcext:value-type="float">
            <text:p>34</text:p>
          </table:table-cell>
          <table:table-cell table:formula="of:=IF(AND([.$B400]=&quot;i2c&quot;;[.$C400]=3);[.$D400];[.N399])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611090932" calcext:value-type="float">
            <text:p>161109093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586" calcext:value-type="float">
            <text:p>-586</text:p>
          </table:table-cell>
          <table:table-cell table:number-columns-repeated="4"/>
          <table:table-cell table:formula="of:=([.A401]-[.A$2])/1000000" office:value-type="float" office:value="31.430463" calcext:value-type="float">
            <text:p>31.430463</text:p>
          </table:table-cell>
          <table:table-cell table:formula="of:=IF([.B401]=&quot;PC&quot;;[.H$2];-[.H$2])" office:value-type="float" office:value="-2200" calcext:value-type="float">
            <text:p>-2200</text:p>
          </table:table-cell>
          <table:table-cell table:formula="of:=IF(AND([.$B401]=&quot;i2c&quot;;[.$C401]=0);[.$D401];[.K400])" office:value-type="float" office:value="-586" calcext:value-type="float">
            <text:p>-586</text:p>
          </table:table-cell>
          <table:table-cell table:formula="of:=IF(AND([.$B401]=&quot;i2c&quot;;[.$C401]=1);[.$D401];[.L400])" office:value-type="float" office:value="-9" calcext:value-type="float">
            <text:p>-9</text:p>
          </table:table-cell>
          <table:table-cell table:formula="of:=IF(AND([.$B401]=&quot;i2c&quot;;[.$C401]=2);[.$D401];[.M400])" office:value-type="float" office:value="34" calcext:value-type="float">
            <text:p>34</text:p>
          </table:table-cell>
          <table:table-cell table:formula="of:=IF(AND([.$B401]=&quot;i2c&quot;;[.$C401]=3);[.$D401];[.N400])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611113623" calcext:value-type="float">
            <text:p>161111362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table:formula="of:=([.A402]-[.A$2])/1000000" office:value-type="float" office:value="31.453154" calcext:value-type="float">
            <text:p>31.453154</text:p>
          </table:table-cell>
          <table:table-cell table:formula="of:=IF([.B402]=&quot;PC&quot;;[.H$2];-[.H$2])" office:value-type="float" office:value="-2200" calcext:value-type="float">
            <text:p>-2200</text:p>
          </table:table-cell>
          <table:table-cell table:formula="of:=IF(AND([.$B402]=&quot;i2c&quot;;[.$C402]=0);[.$D402];[.K401])" office:value-type="float" office:value="-586" calcext:value-type="float">
            <text:p>-586</text:p>
          </table:table-cell>
          <table:table-cell table:formula="of:=IF(AND([.$B402]=&quot;i2c&quot;;[.$C402]=1);[.$D402];[.L401])" office:value-type="float" office:value="-10" calcext:value-type="float">
            <text:p>-10</text:p>
          </table:table-cell>
          <table:table-cell table:formula="of:=IF(AND([.$B402]=&quot;i2c&quot;;[.$C402]=2);[.$D402];[.M401])" office:value-type="float" office:value="34" calcext:value-type="float">
            <text:p>34</text:p>
          </table:table-cell>
          <table:table-cell table:formula="of:=IF(AND([.$B402]=&quot;i2c&quot;;[.$C402]=3);[.$D402];[.N401])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611145942" calcext:value-type="float">
            <text:p>161114594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([.A403]-[.A$2])/1000000" office:value-type="float" office:value="31.485473" calcext:value-type="float">
            <text:p>31.485473</text:p>
          </table:table-cell>
          <table:table-cell table:formula="of:=IF([.B403]=&quot;PC&quot;;[.H$2];-[.H$2])" office:value-type="float" office:value="-2200" calcext:value-type="float">
            <text:p>-2200</text:p>
          </table:table-cell>
          <table:table-cell table:formula="of:=IF(AND([.$B403]=&quot;i2c&quot;;[.$C403]=0);[.$D403];[.K402])" office:value-type="float" office:value="-586" calcext:value-type="float">
            <text:p>-586</text:p>
          </table:table-cell>
          <table:table-cell table:formula="of:=IF(AND([.$B403]=&quot;i2c&quot;;[.$C403]=1);[.$D403];[.L402])" office:value-type="float" office:value="-10" calcext:value-type="float">
            <text:p>-10</text:p>
          </table:table-cell>
          <table:table-cell table:formula="of:=IF(AND([.$B403]=&quot;i2c&quot;;[.$C403]=2);[.$D403];[.M402])" office:value-type="float" office:value="15" calcext:value-type="float">
            <text:p>15</text:p>
          </table:table-cell>
          <table:table-cell table:formula="of:=IF(AND([.$B403]=&quot;i2c&quot;;[.$C403]=3);[.$D403];[.N402])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611159010" calcext:value-type="float">
            <text:p>161115901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table:number-columns-repeated="4"/>
          <table:table-cell table:formula="of:=([.A404]-[.A$2])/1000000" office:value-type="float" office:value="31.498541" calcext:value-type="float">
            <text:p>31.498541</text:p>
          </table:table-cell>
          <table:table-cell table:formula="of:=IF([.B404]=&quot;PC&quot;;[.H$2];-[.H$2])" office:value-type="float" office:value="-2200" calcext:value-type="float">
            <text:p>-2200</text:p>
          </table:table-cell>
          <table:table-cell table:formula="of:=IF(AND([.$B404]=&quot;i2c&quot;;[.$C404]=0);[.$D404];[.K403])" office:value-type="float" office:value="-586" calcext:value-type="float">
            <text:p>-586</text:p>
          </table:table-cell>
          <table:table-cell table:formula="of:=IF(AND([.$B404]=&quot;i2c&quot;;[.$C404]=1);[.$D404];[.L403])" office:value-type="float" office:value="-10" calcext:value-type="float">
            <text:p>-10</text:p>
          </table:table-cell>
          <table:table-cell table:formula="of:=IF(AND([.$B404]=&quot;i2c&quot;;[.$C404]=2);[.$D404];[.M403])" office:value-type="float" office:value="15" calcext:value-type="float">
            <text:p>15</text:p>
          </table:table-cell>
          <table:table-cell table:formula="of:=IF(AND([.$B404]=&quot;i2c&quot;;[.$C404]=3);[.$D404];[.N403])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611181710" calcext:value-type="float">
            <text:p>161118171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616" calcext:value-type="float">
            <text:p>-616</text:p>
          </table:table-cell>
          <table:table-cell table:number-columns-repeated="4"/>
          <table:table-cell table:formula="of:=([.A405]-[.A$2])/1000000" office:value-type="float" office:value="31.521241" calcext:value-type="float">
            <text:p>31.521241</text:p>
          </table:table-cell>
          <table:table-cell table:formula="of:=IF([.B405]=&quot;PC&quot;;[.H$2];-[.H$2])" office:value-type="float" office:value="-2200" calcext:value-type="float">
            <text:p>-2200</text:p>
          </table:table-cell>
          <table:table-cell table:formula="of:=IF(AND([.$B405]=&quot;i2c&quot;;[.$C405]=0);[.$D405];[.K404])" office:value-type="float" office:value="-616" calcext:value-type="float">
            <text:p>-616</text:p>
          </table:table-cell>
          <table:table-cell table:formula="of:=IF(AND([.$B405]=&quot;i2c&quot;;[.$C405]=1);[.$D405];[.L404])" office:value-type="float" office:value="-10" calcext:value-type="float">
            <text:p>-10</text:p>
          </table:table-cell>
          <table:table-cell table:formula="of:=IF(AND([.$B405]=&quot;i2c&quot;;[.$C405]=2);[.$D405];[.M404])" office:value-type="float" office:value="15" calcext:value-type="float">
            <text:p>15</text:p>
          </table:table-cell>
          <table:table-cell table:formula="of:=IF(AND([.$B405]=&quot;i2c&quot;;[.$C405]=3);[.$D405];[.N404])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611204405" calcext:value-type="float">
            <text:p>161120440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number-columns-repeated="4"/>
          <table:table-cell table:formula="of:=([.A406]-[.A$2])/1000000" office:value-type="float" office:value="31.543936" calcext:value-type="float">
            <text:p>31.543936</text:p>
          </table:table-cell>
          <table:table-cell table:formula="of:=IF([.B406]=&quot;PC&quot;;[.H$2];-[.H$2])" office:value-type="float" office:value="-2200" calcext:value-type="float">
            <text:p>-2200</text:p>
          </table:table-cell>
          <table:table-cell table:formula="of:=IF(AND([.$B406]=&quot;i2c&quot;;[.$C406]=0);[.$D406];[.K405])" office:value-type="float" office:value="-616" calcext:value-type="float">
            <text:p>-616</text:p>
          </table:table-cell>
          <table:table-cell table:formula="of:=IF(AND([.$B406]=&quot;i2c&quot;;[.$C406]=1);[.$D406];[.L405])" office:value-type="float" office:value="-11" calcext:value-type="float">
            <text:p>-11</text:p>
          </table:table-cell>
          <table:table-cell table:formula="of:=IF(AND([.$B406]=&quot;i2c&quot;;[.$C406]=2);[.$D406];[.M405])" office:value-type="float" office:value="15" calcext:value-type="float">
            <text:p>15</text:p>
          </table:table-cell>
          <table:table-cell table:formula="of:=IF(AND([.$B406]=&quot;i2c&quot;;[.$C406]=3);[.$D406];[.N405])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611236728" calcext:value-type="float">
            <text:p>161123672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([.A407]-[.A$2])/1000000" office:value-type="float" office:value="31.576259" calcext:value-type="float">
            <text:p>31.576259</text:p>
          </table:table-cell>
          <table:table-cell table:formula="of:=IF([.B407]=&quot;PC&quot;;[.H$2];-[.H$2])" office:value-type="float" office:value="-2200" calcext:value-type="float">
            <text:p>-2200</text:p>
          </table:table-cell>
          <table:table-cell table:formula="of:=IF(AND([.$B407]=&quot;i2c&quot;;[.$C407]=0);[.$D407];[.K406])" office:value-type="float" office:value="-616" calcext:value-type="float">
            <text:p>-616</text:p>
          </table:table-cell>
          <table:table-cell table:formula="of:=IF(AND([.$B407]=&quot;i2c&quot;;[.$C407]=1);[.$D407];[.L406])" office:value-type="float" office:value="-11" calcext:value-type="float">
            <text:p>-11</text:p>
          </table:table-cell>
          <table:table-cell table:formula="of:=IF(AND([.$B407]=&quot;i2c&quot;;[.$C407]=2);[.$D407];[.M406])" office:value-type="float" office:value="14" calcext:value-type="float">
            <text:p>14</text:p>
          </table:table-cell>
          <table:table-cell table:formula="of:=IF(AND([.$B407]=&quot;i2c&quot;;[.$C407]=3);[.$D407];[.N406])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611249793" calcext:value-type="float">
            <text:p>161124979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table:number-columns-repeated="4"/>
          <table:table-cell table:formula="of:=([.A408]-[.A$2])/1000000" office:value-type="float" office:value="31.589324" calcext:value-type="float">
            <text:p>31.589324</text:p>
          </table:table-cell>
          <table:table-cell table:formula="of:=IF([.B408]=&quot;PC&quot;;[.H$2];-[.H$2])" office:value-type="float" office:value="-2200" calcext:value-type="float">
            <text:p>-2200</text:p>
          </table:table-cell>
          <table:table-cell table:formula="of:=IF(AND([.$B408]=&quot;i2c&quot;;[.$C408]=0);[.$D408];[.K407])" office:value-type="float" office:value="-616" calcext:value-type="float">
            <text:p>-616</text:p>
          </table:table-cell>
          <table:table-cell table:formula="of:=IF(AND([.$B408]=&quot;i2c&quot;;[.$C408]=1);[.$D408];[.L407])" office:value-type="float" office:value="-11" calcext:value-type="float">
            <text:p>-11</text:p>
          </table:table-cell>
          <table:table-cell table:formula="of:=IF(AND([.$B408]=&quot;i2c&quot;;[.$C408]=2);[.$D408];[.M407])" office:value-type="float" office:value="14" calcext:value-type="float">
            <text:p>14</text:p>
          </table:table-cell>
          <table:table-cell table:formula="of:=IF(AND([.$B408]=&quot;i2c&quot;;[.$C408]=3);[.$D408];[.N407])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611272481" calcext:value-type="float">
            <text:p>161127248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646" calcext:value-type="float">
            <text:p>-646</text:p>
          </table:table-cell>
          <table:table-cell table:number-columns-repeated="4"/>
          <table:table-cell table:formula="of:=([.A409]-[.A$2])/1000000" office:value-type="float" office:value="31.612012" calcext:value-type="float">
            <text:p>31.612012</text:p>
          </table:table-cell>
          <table:table-cell table:formula="of:=IF([.B409]=&quot;PC&quot;;[.H$2];-[.H$2])" office:value-type="float" office:value="-2200" calcext:value-type="float">
            <text:p>-2200</text:p>
          </table:table-cell>
          <table:table-cell table:formula="of:=IF(AND([.$B409]=&quot;i2c&quot;;[.$C409]=0);[.$D409];[.K408])" office:value-type="float" office:value="-646" calcext:value-type="float">
            <text:p>-646</text:p>
          </table:table-cell>
          <table:table-cell table:formula="of:=IF(AND([.$B409]=&quot;i2c&quot;;[.$C409]=1);[.$D409];[.L408])" office:value-type="float" office:value="-11" calcext:value-type="float">
            <text:p>-11</text:p>
          </table:table-cell>
          <table:table-cell table:formula="of:=IF(AND([.$B409]=&quot;i2c&quot;;[.$C409]=2);[.$D409];[.M408])" office:value-type="float" office:value="14" calcext:value-type="float">
            <text:p>14</text:p>
          </table:table-cell>
          <table:table-cell table:formula="of:=IF(AND([.$B409]=&quot;i2c&quot;;[.$C409]=3);[.$D409];[.N408])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611295180" calcext:value-type="float">
            <text:p>161129518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4"/>
          <table:table-cell table:formula="of:=([.A410]-[.A$2])/1000000" office:value-type="float" office:value="31.634711" calcext:value-type="float">
            <text:p>31.634711</text:p>
          </table:table-cell>
          <table:table-cell table:formula="of:=IF([.B410]=&quot;PC&quot;;[.H$2];-[.H$2])" office:value-type="float" office:value="-2200" calcext:value-type="float">
            <text:p>-2200</text:p>
          </table:table-cell>
          <table:table-cell table:formula="of:=IF(AND([.$B410]=&quot;i2c&quot;;[.$C410]=0);[.$D410];[.K409])" office:value-type="float" office:value="-646" calcext:value-type="float">
            <text:p>-646</text:p>
          </table:table-cell>
          <table:table-cell table:formula="of:=IF(AND([.$B410]=&quot;i2c&quot;;[.$C410]=1);[.$D410];[.L409])" office:value-type="float" office:value="-12" calcext:value-type="float">
            <text:p>-12</text:p>
          </table:table-cell>
          <table:table-cell table:formula="of:=IF(AND([.$B410]=&quot;i2c&quot;;[.$C410]=2);[.$D410];[.M409])" office:value-type="float" office:value="14" calcext:value-type="float">
            <text:p>14</text:p>
          </table:table-cell>
          <table:table-cell table:formula="of:=IF(AND([.$B410]=&quot;i2c&quot;;[.$C410]=3);[.$D410];[.N409])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611327498" calcext:value-type="float">
            <text:p>161132749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([.A411]-[.A$2])/1000000" office:value-type="float" office:value="31.667029" calcext:value-type="float">
            <text:p>31.667029</text:p>
          </table:table-cell>
          <table:table-cell table:formula="of:=IF([.B411]=&quot;PC&quot;;[.H$2];-[.H$2])" office:value-type="float" office:value="-2200" calcext:value-type="float">
            <text:p>-2200</text:p>
          </table:table-cell>
          <table:table-cell table:formula="of:=IF(AND([.$B411]=&quot;i2c&quot;;[.$C411]=0);[.$D411];[.K410])" office:value-type="float" office:value="-646" calcext:value-type="float">
            <text:p>-646</text:p>
          </table:table-cell>
          <table:table-cell table:formula="of:=IF(AND([.$B411]=&quot;i2c&quot;;[.$C411]=1);[.$D411];[.L410])" office:value-type="float" office:value="-12" calcext:value-type="float">
            <text:p>-12</text:p>
          </table:table-cell>
          <table:table-cell table:formula="of:=IF(AND([.$B411]=&quot;i2c&quot;;[.$C411]=2);[.$D411];[.M410])" office:value-type="float" office:value="13" calcext:value-type="float">
            <text:p>13</text:p>
          </table:table-cell>
          <table:table-cell table:formula="of:=IF(AND([.$B411]=&quot;i2c&quot;;[.$C411]=3);[.$D411];[.N410])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611340566" calcext:value-type="float">
            <text:p>161134056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634" calcext:value-type="float">
            <text:p>634</text:p>
          </table:table-cell>
          <table:table-cell table:number-columns-repeated="4"/>
          <table:table-cell table:formula="of:=([.A412]-[.A$2])/1000000" office:value-type="float" office:value="31.680097" calcext:value-type="float">
            <text:p>31.680097</text:p>
          </table:table-cell>
          <table:table-cell table:formula="of:=IF([.B412]=&quot;PC&quot;;[.H$2];-[.H$2])" office:value-type="float" office:value="-2200" calcext:value-type="float">
            <text:p>-2200</text:p>
          </table:table-cell>
          <table:table-cell table:formula="of:=IF(AND([.$B412]=&quot;i2c&quot;;[.$C412]=0);[.$D412];[.K411])" office:value-type="float" office:value="-646" calcext:value-type="float">
            <text:p>-646</text:p>
          </table:table-cell>
          <table:table-cell table:formula="of:=IF(AND([.$B412]=&quot;i2c&quot;;[.$C412]=1);[.$D412];[.L411])" office:value-type="float" office:value="-12" calcext:value-type="float">
            <text:p>-12</text:p>
          </table:table-cell>
          <table:table-cell table:formula="of:=IF(AND([.$B412]=&quot;i2c&quot;;[.$C412]=2);[.$D412];[.M411])" office:value-type="float" office:value="13" calcext:value-type="float">
            <text:p>13</text:p>
          </table:table-cell>
          <table:table-cell table:formula="of:=IF(AND([.$B412]=&quot;i2c&quot;;[.$C412]=3);[.$D412];[.N411])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611363261" calcext:value-type="float">
            <text:p>161136326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676" calcext:value-type="float">
            <text:p>-676</text:p>
          </table:table-cell>
          <table:table-cell table:number-columns-repeated="4"/>
          <table:table-cell table:formula="of:=([.A413]-[.A$2])/1000000" office:value-type="float" office:value="31.702792" calcext:value-type="float">
            <text:p>31.702792</text:p>
          </table:table-cell>
          <table:table-cell table:formula="of:=IF([.B413]=&quot;PC&quot;;[.H$2];-[.H$2])" office:value-type="float" office:value="-2200" calcext:value-type="float">
            <text:p>-2200</text:p>
          </table:table-cell>
          <table:table-cell table:formula="of:=IF(AND([.$B413]=&quot;i2c&quot;;[.$C413]=0);[.$D413];[.K412])" office:value-type="float" office:value="-676" calcext:value-type="float">
            <text:p>-676</text:p>
          </table:table-cell>
          <table:table-cell table:formula="of:=IF(AND([.$B413]=&quot;i2c&quot;;[.$C413]=1);[.$D413];[.L412])" office:value-type="float" office:value="-12" calcext:value-type="float">
            <text:p>-12</text:p>
          </table:table-cell>
          <table:table-cell table:formula="of:=IF(AND([.$B413]=&quot;i2c&quot;;[.$C413]=2);[.$D413];[.M412])" office:value-type="float" office:value="13" calcext:value-type="float">
            <text:p>13</text:p>
          </table:table-cell>
          <table:table-cell table:formula="of:=IF(AND([.$B413]=&quot;i2c&quot;;[.$C413]=3);[.$D413];[.N412])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611385958" calcext:value-type="float">
            <text:p>161138595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number-columns-repeated="4"/>
          <table:table-cell table:formula="of:=([.A414]-[.A$2])/1000000" office:value-type="float" office:value="31.725489" calcext:value-type="float">
            <text:p>31.725489</text:p>
          </table:table-cell>
          <table:table-cell table:formula="of:=IF([.B414]=&quot;PC&quot;;[.H$2];-[.H$2])" office:value-type="float" office:value="-2200" calcext:value-type="float">
            <text:p>-2200</text:p>
          </table:table-cell>
          <table:table-cell table:formula="of:=IF(AND([.$B414]=&quot;i2c&quot;;[.$C414]=0);[.$D414];[.K413])" office:value-type="float" office:value="-676" calcext:value-type="float">
            <text:p>-676</text:p>
          </table:table-cell>
          <table:table-cell table:formula="of:=IF(AND([.$B414]=&quot;i2c&quot;;[.$C414]=1);[.$D414];[.L413])" office:value-type="float" office:value="-13" calcext:value-type="float">
            <text:p>-13</text:p>
          </table:table-cell>
          <table:table-cell table:formula="of:=IF(AND([.$B414]=&quot;i2c&quot;;[.$C414]=2);[.$D414];[.M413])" office:value-type="float" office:value="13" calcext:value-type="float">
            <text:p>13</text:p>
          </table:table-cell>
          <table:table-cell table:formula="of:=IF(AND([.$B414]=&quot;i2c&quot;;[.$C414]=3);[.$D414];[.N413])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611418286" calcext:value-type="float">
            <text:p>161141828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([.A415]-[.A$2])/1000000" office:value-type="float" office:value="31.757817" calcext:value-type="float">
            <text:p>31.757817</text:p>
          </table:table-cell>
          <table:table-cell table:formula="of:=IF([.B415]=&quot;PC&quot;;[.H$2];-[.H$2])" office:value-type="float" office:value="-2200" calcext:value-type="float">
            <text:p>-2200</text:p>
          </table:table-cell>
          <table:table-cell table:formula="of:=IF(AND([.$B415]=&quot;i2c&quot;;[.$C415]=0);[.$D415];[.K414])" office:value-type="float" office:value="-676" calcext:value-type="float">
            <text:p>-676</text:p>
          </table:table-cell>
          <table:table-cell table:formula="of:=IF(AND([.$B415]=&quot;i2c&quot;;[.$C415]=1);[.$D415];[.L414])" office:value-type="float" office:value="-13" calcext:value-type="float">
            <text:p>-13</text:p>
          </table:table-cell>
          <table:table-cell table:formula="of:=IF(AND([.$B415]=&quot;i2c&quot;;[.$C415]=2);[.$D415];[.M414])" office:value-type="float" office:value="12" calcext:value-type="float">
            <text:p>12</text:p>
          </table:table-cell>
          <table:table-cell table:formula="of:=IF(AND([.$B415]=&quot;i2c&quot;;[.$C415]=3);[.$D415];[.N414])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611431344" calcext:value-type="float">
            <text:p>161143134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604" calcext:value-type="float">
            <text:p>604</text:p>
          </table:table-cell>
          <table:table-cell table:number-columns-repeated="4"/>
          <table:table-cell table:formula="of:=([.A416]-[.A$2])/1000000" office:value-type="float" office:value="31.770875" calcext:value-type="float">
            <text:p>31.770875</text:p>
          </table:table-cell>
          <table:table-cell table:formula="of:=IF([.B416]=&quot;PC&quot;;[.H$2];-[.H$2])" office:value-type="float" office:value="-2200" calcext:value-type="float">
            <text:p>-2200</text:p>
          </table:table-cell>
          <table:table-cell table:formula="of:=IF(AND([.$B416]=&quot;i2c&quot;;[.$C416]=0);[.$D416];[.K415])" office:value-type="float" office:value="-676" calcext:value-type="float">
            <text:p>-676</text:p>
          </table:table-cell>
          <table:table-cell table:formula="of:=IF(AND([.$B416]=&quot;i2c&quot;;[.$C416]=1);[.$D416];[.L415])" office:value-type="float" office:value="-13" calcext:value-type="float">
            <text:p>-13</text:p>
          </table:table-cell>
          <table:table-cell table:formula="of:=IF(AND([.$B416]=&quot;i2c&quot;;[.$C416]=2);[.$D416];[.M415])" office:value-type="float" office:value="12" calcext:value-type="float">
            <text:p>12</text:p>
          </table:table-cell>
          <table:table-cell table:formula="of:=IF(AND([.$B416]=&quot;i2c&quot;;[.$C416]=3);[.$D416];[.N415])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611454039" calcext:value-type="float">
            <text:p>161145403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706" calcext:value-type="float">
            <text:p>-706</text:p>
          </table:table-cell>
          <table:table-cell table:number-columns-repeated="4"/>
          <table:table-cell table:formula="of:=([.A417]-[.A$2])/1000000" office:value-type="float" office:value="31.79357" calcext:value-type="float">
            <text:p>31.79357</text:p>
          </table:table-cell>
          <table:table-cell table:formula="of:=IF([.B417]=&quot;PC&quot;;[.H$2];-[.H$2])" office:value-type="float" office:value="-2200" calcext:value-type="float">
            <text:p>-2200</text:p>
          </table:table-cell>
          <table:table-cell table:formula="of:=IF(AND([.$B417]=&quot;i2c&quot;;[.$C417]=0);[.$D417];[.K416])" office:value-type="float" office:value="-706" calcext:value-type="float">
            <text:p>-706</text:p>
          </table:table-cell>
          <table:table-cell table:formula="of:=IF(AND([.$B417]=&quot;i2c&quot;;[.$C417]=1);[.$D417];[.L416])" office:value-type="float" office:value="-13" calcext:value-type="float">
            <text:p>-13</text:p>
          </table:table-cell>
          <table:table-cell table:formula="of:=IF(AND([.$B417]=&quot;i2c&quot;;[.$C417]=2);[.$D417];[.M416])" office:value-type="float" office:value="12" calcext:value-type="float">
            <text:p>12</text:p>
          </table:table-cell>
          <table:table-cell table:formula="of:=IF(AND([.$B417]=&quot;i2c&quot;;[.$C417]=3);[.$D417];[.N416])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611476730" calcext:value-type="float">
            <text:p>161147673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4"/>
          <table:table-cell table:formula="of:=([.A418]-[.A$2])/1000000" office:value-type="float" office:value="31.816261" calcext:value-type="float">
            <text:p>31.816261</text:p>
          </table:table-cell>
          <table:table-cell table:formula="of:=IF([.B418]=&quot;PC&quot;;[.H$2];-[.H$2])" office:value-type="float" office:value="-2200" calcext:value-type="float">
            <text:p>-2200</text:p>
          </table:table-cell>
          <table:table-cell table:formula="of:=IF(AND([.$B418]=&quot;i2c&quot;;[.$C418]=0);[.$D418];[.K417])" office:value-type="float" office:value="-706" calcext:value-type="float">
            <text:p>-706</text:p>
          </table:table-cell>
          <table:table-cell table:formula="of:=IF(AND([.$B418]=&quot;i2c&quot;;[.$C418]=1);[.$D418];[.L417])" office:value-type="float" office:value="-14" calcext:value-type="float">
            <text:p>-14</text:p>
          </table:table-cell>
          <table:table-cell table:formula="of:=IF(AND([.$B418]=&quot;i2c&quot;;[.$C418]=2);[.$D418];[.M417])" office:value-type="float" office:value="12" calcext:value-type="float">
            <text:p>12</text:p>
          </table:table-cell>
          <table:table-cell table:formula="of:=IF(AND([.$B418]=&quot;i2c&quot;;[.$C418]=3);[.$D418];[.N417])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611509051" calcext:value-type="float">
            <text:p>161150905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([.A419]-[.A$2])/1000000" office:value-type="float" office:value="31.848582" calcext:value-type="float">
            <text:p>31.848582</text:p>
          </table:table-cell>
          <table:table-cell table:formula="of:=IF([.B419]=&quot;PC&quot;;[.H$2];-[.H$2])" office:value-type="float" office:value="-2200" calcext:value-type="float">
            <text:p>-2200</text:p>
          </table:table-cell>
          <table:table-cell table:formula="of:=IF(AND([.$B419]=&quot;i2c&quot;;[.$C419]=0);[.$D419];[.K418])" office:value-type="float" office:value="-706" calcext:value-type="float">
            <text:p>-706</text:p>
          </table:table-cell>
          <table:table-cell table:formula="of:=IF(AND([.$B419]=&quot;i2c&quot;;[.$C419]=1);[.$D419];[.L418])" office:value-type="float" office:value="-14" calcext:value-type="float">
            <text:p>-14</text:p>
          </table:table-cell>
          <table:table-cell table:formula="of:=IF(AND([.$B419]=&quot;i2c&quot;;[.$C419]=2);[.$D419];[.M418])" office:value-type="float" office:value="11" calcext:value-type="float">
            <text:p>11</text:p>
          </table:table-cell>
          <table:table-cell table:formula="of:=IF(AND([.$B419]=&quot;i2c&quot;;[.$C419]=3);[.$D419];[.N418])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611522121" calcext:value-type="float">
            <text:p>161152212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574" calcext:value-type="float">
            <text:p>574</text:p>
          </table:table-cell>
          <table:table-cell table:number-columns-repeated="4"/>
          <table:table-cell table:formula="of:=([.A420]-[.A$2])/1000000" office:value-type="float" office:value="31.861652" calcext:value-type="float">
            <text:p>31.861652</text:p>
          </table:table-cell>
          <table:table-cell table:formula="of:=IF([.B420]=&quot;PC&quot;;[.H$2];-[.H$2])" office:value-type="float" office:value="-2200" calcext:value-type="float">
            <text:p>-2200</text:p>
          </table:table-cell>
          <table:table-cell table:formula="of:=IF(AND([.$B420]=&quot;i2c&quot;;[.$C420]=0);[.$D420];[.K419])" office:value-type="float" office:value="-706" calcext:value-type="float">
            <text:p>-706</text:p>
          </table:table-cell>
          <table:table-cell table:formula="of:=IF(AND([.$B420]=&quot;i2c&quot;;[.$C420]=1);[.$D420];[.L419])" office:value-type="float" office:value="-14" calcext:value-type="float">
            <text:p>-14</text:p>
          </table:table-cell>
          <table:table-cell table:formula="of:=IF(AND([.$B420]=&quot;i2c&quot;;[.$C420]=2);[.$D420];[.M419])" office:value-type="float" office:value="11" calcext:value-type="float">
            <text:p>11</text:p>
          </table:table-cell>
          <table:table-cell table:formula="of:=IF(AND([.$B420]=&quot;i2c&quot;;[.$C420]=3);[.$D420];[.N419])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611544821" calcext:value-type="float">
            <text:p>161154482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736" calcext:value-type="float">
            <text:p>-736</text:p>
          </table:table-cell>
          <table:table-cell table:number-columns-repeated="4"/>
          <table:table-cell table:formula="of:=([.A421]-[.A$2])/1000000" office:value-type="float" office:value="31.884352" calcext:value-type="float">
            <text:p>31.884352</text:p>
          </table:table-cell>
          <table:table-cell table:formula="of:=IF([.B421]=&quot;PC&quot;;[.H$2];-[.H$2])" office:value-type="float" office:value="-2200" calcext:value-type="float">
            <text:p>-2200</text:p>
          </table:table-cell>
          <table:table-cell table:formula="of:=IF(AND([.$B421]=&quot;i2c&quot;;[.$C421]=0);[.$D421];[.K420])" office:value-type="float" office:value="-736" calcext:value-type="float">
            <text:p>-736</text:p>
          </table:table-cell>
          <table:table-cell table:formula="of:=IF(AND([.$B421]=&quot;i2c&quot;;[.$C421]=1);[.$D421];[.L420])" office:value-type="float" office:value="-14" calcext:value-type="float">
            <text:p>-14</text:p>
          </table:table-cell>
          <table:table-cell table:formula="of:=IF(AND([.$B421]=&quot;i2c&quot;;[.$C421]=2);[.$D421];[.M420])" office:value-type="float" office:value="11" calcext:value-type="float">
            <text:p>11</text:p>
          </table:table-cell>
          <table:table-cell table:formula="of:=IF(AND([.$B421]=&quot;i2c&quot;;[.$C421]=3);[.$D421];[.N420])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611567513" calcext:value-type="float">
            <text:p>161156751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4"/>
          <table:table-cell table:formula="of:=([.A422]-[.A$2])/1000000" office:value-type="float" office:value="31.907044" calcext:value-type="float">
            <text:p>31.907044</text:p>
          </table:table-cell>
          <table:table-cell table:formula="of:=IF([.B422]=&quot;PC&quot;;[.H$2];-[.H$2])" office:value-type="float" office:value="-2200" calcext:value-type="float">
            <text:p>-2200</text:p>
          </table:table-cell>
          <table:table-cell table:formula="of:=IF(AND([.$B422]=&quot;i2c&quot;;[.$C422]=0);[.$D422];[.K421])" office:value-type="float" office:value="-736" calcext:value-type="float">
            <text:p>-736</text:p>
          </table:table-cell>
          <table:table-cell table:formula="of:=IF(AND([.$B422]=&quot;i2c&quot;;[.$C422]=1);[.$D422];[.L421])" office:value-type="float" office:value="-15" calcext:value-type="float">
            <text:p>-15</text:p>
          </table:table-cell>
          <table:table-cell table:formula="of:=IF(AND([.$B422]=&quot;i2c&quot;;[.$C422]=2);[.$D422];[.M421])" office:value-type="float" office:value="11" calcext:value-type="float">
            <text:p>11</text:p>
          </table:table-cell>
          <table:table-cell table:formula="of:=IF(AND([.$B422]=&quot;i2c&quot;;[.$C422]=3);[.$D422];[.N421])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611599836" calcext:value-type="float">
            <text:p>161159983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423]-[.A$2])/1000000" office:value-type="float" office:value="31.939367" calcext:value-type="float">
            <text:p>31.939367</text:p>
          </table:table-cell>
          <table:table-cell table:formula="of:=IF([.B423]=&quot;PC&quot;;[.H$2];-[.H$2])" office:value-type="float" office:value="-2200" calcext:value-type="float">
            <text:p>-2200</text:p>
          </table:table-cell>
          <table:table-cell table:formula="of:=IF(AND([.$B423]=&quot;i2c&quot;;[.$C423]=0);[.$D423];[.K422])" office:value-type="float" office:value="-736" calcext:value-type="float">
            <text:p>-736</text:p>
          </table:table-cell>
          <table:table-cell table:formula="of:=IF(AND([.$B423]=&quot;i2c&quot;;[.$C423]=1);[.$D423];[.L422])" office:value-type="float" office:value="-15" calcext:value-type="float">
            <text:p>-15</text:p>
          </table:table-cell>
          <table:table-cell table:formula="of:=IF(AND([.$B423]=&quot;i2c&quot;;[.$C423]=2);[.$D423];[.M422])" office:value-type="float" office:value="10" calcext:value-type="float">
            <text:p>10</text:p>
          </table:table-cell>
          <table:table-cell table:formula="of:=IF(AND([.$B423]=&quot;i2c&quot;;[.$C423]=3);[.$D423];[.N422])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611612903" calcext:value-type="float">
            <text:p>161161290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table:number-columns-repeated="4"/>
          <table:table-cell table:formula="of:=([.A424]-[.A$2])/1000000" office:value-type="float" office:value="31.952434" calcext:value-type="float">
            <text:p>31.952434</text:p>
          </table:table-cell>
          <table:table-cell table:formula="of:=IF([.B424]=&quot;PC&quot;;[.H$2];-[.H$2])" office:value-type="float" office:value="-2200" calcext:value-type="float">
            <text:p>-2200</text:p>
          </table:table-cell>
          <table:table-cell table:formula="of:=IF(AND([.$B424]=&quot;i2c&quot;;[.$C424]=0);[.$D424];[.K423])" office:value-type="float" office:value="-736" calcext:value-type="float">
            <text:p>-736</text:p>
          </table:table-cell>
          <table:table-cell table:formula="of:=IF(AND([.$B424]=&quot;i2c&quot;;[.$C424]=1);[.$D424];[.L423])" office:value-type="float" office:value="-15" calcext:value-type="float">
            <text:p>-15</text:p>
          </table:table-cell>
          <table:table-cell table:formula="of:=IF(AND([.$B424]=&quot;i2c&quot;;[.$C424]=2);[.$D424];[.M423])" office:value-type="float" office:value="10" calcext:value-type="float">
            <text:p>10</text:p>
          </table:table-cell>
          <table:table-cell table:formula="of:=IF(AND([.$B424]=&quot;i2c&quot;;[.$C424]=3);[.$D424];[.N423])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611635584" calcext:value-type="float">
            <text:p>161163558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766" calcext:value-type="float">
            <text:p>-766</text:p>
          </table:table-cell>
          <table:table-cell table:number-columns-repeated="4"/>
          <table:table-cell table:formula="of:=([.A425]-[.A$2])/1000000" office:value-type="float" office:value="31.975115" calcext:value-type="float">
            <text:p>31.975115</text:p>
          </table:table-cell>
          <table:table-cell table:formula="of:=IF([.B425]=&quot;PC&quot;;[.H$2];-[.H$2])" office:value-type="float" office:value="-2200" calcext:value-type="float">
            <text:p>-2200</text:p>
          </table:table-cell>
          <table:table-cell table:formula="of:=IF(AND([.$B425]=&quot;i2c&quot;;[.$C425]=0);[.$D425];[.K424])" office:value-type="float" office:value="-766" calcext:value-type="float">
            <text:p>-766</text:p>
          </table:table-cell>
          <table:table-cell table:formula="of:=IF(AND([.$B425]=&quot;i2c&quot;;[.$C425]=1);[.$D425];[.L424])" office:value-type="float" office:value="-15" calcext:value-type="float">
            <text:p>-15</text:p>
          </table:table-cell>
          <table:table-cell table:formula="of:=IF(AND([.$B425]=&quot;i2c&quot;;[.$C425]=2);[.$D425];[.M424])" office:value-type="float" office:value="10" calcext:value-type="float">
            <text:p>10</text:p>
          </table:table-cell>
          <table:table-cell table:formula="of:=IF(AND([.$B425]=&quot;i2c&quot;;[.$C425]=3);[.$D425];[.N424])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611658285" calcext:value-type="float">
            <text:p>161165828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table:number-columns-repeated="4"/>
          <table:table-cell table:formula="of:=([.A426]-[.A$2])/1000000" office:value-type="float" office:value="31.997816" calcext:value-type="float">
            <text:p>31.997816</text:p>
          </table:table-cell>
          <table:table-cell table:formula="of:=IF([.B426]=&quot;PC&quot;;[.H$2];-[.H$2])" office:value-type="float" office:value="-2200" calcext:value-type="float">
            <text:p>-2200</text:p>
          </table:table-cell>
          <table:table-cell table:formula="of:=IF(AND([.$B426]=&quot;i2c&quot;;[.$C426]=0);[.$D426];[.K425])" office:value-type="float" office:value="-766" calcext:value-type="float">
            <text:p>-766</text:p>
          </table:table-cell>
          <table:table-cell table:formula="of:=IF(AND([.$B426]=&quot;i2c&quot;;[.$C426]=1);[.$D426];[.L425])" office:value-type="float" office:value="-16" calcext:value-type="float">
            <text:p>-16</text:p>
          </table:table-cell>
          <table:table-cell table:formula="of:=IF(AND([.$B426]=&quot;i2c&quot;;[.$C426]=2);[.$D426];[.M425])" office:value-type="float" office:value="10" calcext:value-type="float">
            <text:p>10</text:p>
          </table:table-cell>
          <table:table-cell table:formula="of:=IF(AND([.$B426]=&quot;i2c&quot;;[.$C426]=3);[.$D426];[.N425])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611690607" calcext:value-type="float">
            <text:p>161169060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([.A427]-[.A$2])/1000000" office:value-type="float" office:value="32.030138" calcext:value-type="float">
            <text:p>32.030138</text:p>
          </table:table-cell>
          <table:table-cell table:formula="of:=IF([.B427]=&quot;PC&quot;;[.H$2];-[.H$2])" office:value-type="float" office:value="-2200" calcext:value-type="float">
            <text:p>-2200</text:p>
          </table:table-cell>
          <table:table-cell table:formula="of:=IF(AND([.$B427]=&quot;i2c&quot;;[.$C427]=0);[.$D427];[.K426])" office:value-type="float" office:value="-766" calcext:value-type="float">
            <text:p>-766</text:p>
          </table:table-cell>
          <table:table-cell table:formula="of:=IF(AND([.$B427]=&quot;i2c&quot;;[.$C427]=1);[.$D427];[.L426])" office:value-type="float" office:value="-16" calcext:value-type="float">
            <text:p>-16</text:p>
          </table:table-cell>
          <table:table-cell table:formula="of:=IF(AND([.$B427]=&quot;i2c&quot;;[.$C427]=2);[.$D427];[.M426])" office:value-type="float" office:value="9" calcext:value-type="float">
            <text:p>9</text:p>
          </table:table-cell>
          <table:table-cell table:formula="of:=IF(AND([.$B427]=&quot;i2c&quot;;[.$C427]=3);[.$D427];[.N426])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611703679" calcext:value-type="float">
            <text:p>161170367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table:number-columns-repeated="4"/>
          <table:table-cell table:formula="of:=([.A428]-[.A$2])/1000000" office:value-type="float" office:value="32.04321" calcext:value-type="float">
            <text:p>32.04321</text:p>
          </table:table-cell>
          <table:table-cell table:formula="of:=IF([.B428]=&quot;PC&quot;;[.H$2];-[.H$2])" office:value-type="float" office:value="-2200" calcext:value-type="float">
            <text:p>-2200</text:p>
          </table:table-cell>
          <table:table-cell table:formula="of:=IF(AND([.$B428]=&quot;i2c&quot;;[.$C428]=0);[.$D428];[.K427])" office:value-type="float" office:value="-766" calcext:value-type="float">
            <text:p>-766</text:p>
          </table:table-cell>
          <table:table-cell table:formula="of:=IF(AND([.$B428]=&quot;i2c&quot;;[.$C428]=1);[.$D428];[.L427])" office:value-type="float" office:value="-16" calcext:value-type="float">
            <text:p>-16</text:p>
          </table:table-cell>
          <table:table-cell table:formula="of:=IF(AND([.$B428]=&quot;i2c&quot;;[.$C428]=2);[.$D428];[.M427])" office:value-type="float" office:value="9" calcext:value-type="float">
            <text:p>9</text:p>
          </table:table-cell>
          <table:table-cell table:formula="of:=IF(AND([.$B428]=&quot;i2c&quot;;[.$C428]=3);[.$D428];[.N427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611726372" calcext:value-type="float">
            <text:p>161172637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796" calcext:value-type="float">
            <text:p>-796</text:p>
          </table:table-cell>
          <table:table-cell table:number-columns-repeated="4"/>
          <table:table-cell table:formula="of:=([.A429]-[.A$2])/1000000" office:value-type="float" office:value="32.065903" calcext:value-type="float">
            <text:p>32.065903</text:p>
          </table:table-cell>
          <table:table-cell table:formula="of:=IF([.B429]=&quot;PC&quot;;[.H$2];-[.H$2])" office:value-type="float" office:value="-2200" calcext:value-type="float">
            <text:p>-2200</text:p>
          </table:table-cell>
          <table:table-cell table:formula="of:=IF(AND([.$B429]=&quot;i2c&quot;;[.$C429]=0);[.$D429];[.K428])" office:value-type="float" office:value="-796" calcext:value-type="float">
            <text:p>-796</text:p>
          </table:table-cell>
          <table:table-cell table:formula="of:=IF(AND([.$B429]=&quot;i2c&quot;;[.$C429]=1);[.$D429];[.L428])" office:value-type="float" office:value="-16" calcext:value-type="float">
            <text:p>-16</text:p>
          </table:table-cell>
          <table:table-cell table:formula="of:=IF(AND([.$B429]=&quot;i2c&quot;;[.$C429]=2);[.$D429];[.M428])" office:value-type="float" office:value="9" calcext:value-type="float">
            <text:p>9</text:p>
          </table:table-cell>
          <table:table-cell table:formula="of:=IF(AND([.$B429]=&quot;i2c&quot;;[.$C429]=3);[.$D429];[.N428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611749079" calcext:value-type="float">
            <text:p>161174907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4"/>
          <table:table-cell table:formula="of:=([.A430]-[.A$2])/1000000" office:value-type="float" office:value="32.08861" calcext:value-type="float">
            <text:p>32.08861</text:p>
          </table:table-cell>
          <table:table-cell table:formula="of:=IF([.B430]=&quot;PC&quot;;[.H$2];-[.H$2])" office:value-type="float" office:value="-2200" calcext:value-type="float">
            <text:p>-2200</text:p>
          </table:table-cell>
          <table:table-cell table:formula="of:=IF(AND([.$B430]=&quot;i2c&quot;;[.$C430]=0);[.$D430];[.K429])" office:value-type="float" office:value="-796" calcext:value-type="float">
            <text:p>-796</text:p>
          </table:table-cell>
          <table:table-cell table:formula="of:=IF(AND([.$B430]=&quot;i2c&quot;;[.$C430]=1);[.$D430];[.L429])" office:value-type="float" office:value="-46" calcext:value-type="float">
            <text:p>-46</text:p>
          </table:table-cell>
          <table:table-cell table:formula="of:=IF(AND([.$B430]=&quot;i2c&quot;;[.$C430]=2);[.$D430];[.M429])" office:value-type="float" office:value="9" calcext:value-type="float">
            <text:p>9</text:p>
          </table:table-cell>
          <table:table-cell table:formula="of:=IF(AND([.$B430]=&quot;i2c&quot;;[.$C430]=3);[.$D430];[.N429])"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cmd Z</text:p>
          </table:table-cell>
          <table:table-cell office:value-type="string" calcext:value-type="string">
            <text:p>E=0</text:p>
          </table:table-cell>
          <table:table-cell office:value-type="string" calcext:value-type="string">
            <text:p>ch=1</text:p>
          </table:table-cell>
          <table:table-cell table:number-columns-repeated="5"/>
          <table:table-cell table:formula="of:=([.A431]-[.A$2])/1000000" office:value-type="string" office:string-value="" calcext:value-type="error">
            <text:p>#VALUE!</text:p>
          </table:table-cell>
          <table:table-cell table:formula="of:=IF([.B431]=&quot;PC&quot;;[.H$2];-[.H$2])" office:value-type="float" office:value="-2200" calcext:value-type="float">
            <text:p>-2200</text:p>
          </table:table-cell>
          <table:table-cell table:formula="of:=IF(AND([.$B431]=&quot;i2c&quot;;[.$C431]=0);[.$D431];[.K430])" office:value-type="float" office:value="-796" calcext:value-type="float">
            <text:p>-796</text:p>
          </table:table-cell>
          <table:table-cell table:formula="of:=IF(AND([.$B431]=&quot;i2c&quot;;[.$C431]=1);[.$D431];[.L430])" office:value-type="float" office:value="-46" calcext:value-type="float">
            <text:p>-46</text:p>
          </table:table-cell>
          <table:table-cell table:formula="of:=IF(AND([.$B431]=&quot;i2c&quot;;[.$C431]=2);[.$D431];[.M430])" office:value-type="float" office:value="9" calcext:value-type="float">
            <text:p>9</text:p>
          </table:table-cell>
          <table:table-cell table:formula="of:=IF(AND([.$B431]=&quot;i2c&quot;;[.$C431]=3);[.$D431];[.N430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611781428" calcext:value-type="float">
            <text:p>161178142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([.A432]-[.A$2])/1000000" office:value-type="float" office:value="32.120959" calcext:value-type="float">
            <text:p>32.120959</text:p>
          </table:table-cell>
          <table:table-cell table:formula="of:=IF([.B432]=&quot;PC&quot;;[.H$2];-[.H$2])" office:value-type="float" office:value="-2200" calcext:value-type="float">
            <text:p>-2200</text:p>
          </table:table-cell>
          <table:table-cell table:formula="of:=IF(AND([.$B432]=&quot;i2c&quot;;[.$C432]=0);[.$D432];[.K431])" office:value-type="float" office:value="-796" calcext:value-type="float">
            <text:p>-796</text:p>
          </table:table-cell>
          <table:table-cell table:formula="of:=IF(AND([.$B432]=&quot;i2c&quot;;[.$C432]=1);[.$D432];[.L431])" office:value-type="float" office:value="-46" calcext:value-type="float">
            <text:p>-46</text:p>
          </table:table-cell>
          <table:table-cell table:formula="of:=IF(AND([.$B432]=&quot;i2c&quot;;[.$C432]=2);[.$D432];[.M431])" office:value-type="float" office:value="8" calcext:value-type="float">
            <text:p>8</text:p>
          </table:table-cell>
          <table:table-cell table:formula="of:=IF(AND([.$B432]=&quot;i2c&quot;;[.$C432]=3);[.$D432];[.N431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611794522" calcext:value-type="float">
            <text:p>161179452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484" calcext:value-type="float">
            <text:p>484</text:p>
          </table:table-cell>
          <table:table-cell table:number-columns-repeated="4"/>
          <table:table-cell table:formula="of:=([.A433]-[.A$2])/1000000" office:value-type="float" office:value="32.134053" calcext:value-type="float">
            <text:p>32.134053</text:p>
          </table:table-cell>
          <table:table-cell table:formula="of:=IF([.B433]=&quot;PC&quot;;[.H$2];-[.H$2])" office:value-type="float" office:value="-2200" calcext:value-type="float">
            <text:p>-2200</text:p>
          </table:table-cell>
          <table:table-cell table:formula="of:=IF(AND([.$B433]=&quot;i2c&quot;;[.$C433]=0);[.$D433];[.K432])" office:value-type="float" office:value="-796" calcext:value-type="float">
            <text:p>-796</text:p>
          </table:table-cell>
          <table:table-cell table:formula="of:=IF(AND([.$B433]=&quot;i2c&quot;;[.$C433]=1);[.$D433];[.L432])" office:value-type="float" office:value="-46" calcext:value-type="float">
            <text:p>-46</text:p>
          </table:table-cell>
          <table:table-cell table:formula="of:=IF(AND([.$B433]=&quot;i2c&quot;;[.$C433]=2);[.$D433];[.M432])" office:value-type="float" office:value="8" calcext:value-type="float">
            <text:p>8</text:p>
          </table:table-cell>
          <table:table-cell table:formula="of:=IF(AND([.$B433]=&quot;i2c&quot;;[.$C433]=3);[.$D433];[.N432])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11817215" calcext:value-type="float">
            <text:p>161181721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826" calcext:value-type="float">
            <text:p>-826</text:p>
          </table:table-cell>
          <table:table-cell table:number-columns-repeated="4"/>
          <table:table-cell table:formula="of:=([.A434]-[.A$2])/1000000" office:value-type="float" office:value="32.156746" calcext:value-type="float">
            <text:p>32.156746</text:p>
          </table:table-cell>
          <table:table-cell table:formula="of:=IF([.B434]=&quot;PC&quot;;[.H$2];-[.H$2])" office:value-type="float" office:value="-2200" calcext:value-type="float">
            <text:p>-2200</text:p>
          </table:table-cell>
          <table:table-cell table:formula="of:=IF(AND([.$B434]=&quot;i2c&quot;;[.$C434]=0);[.$D434];[.K433])" office:value-type="float" office:value="-826" calcext:value-type="float">
            <text:p>-826</text:p>
          </table:table-cell>
          <table:table-cell table:formula="of:=IF(AND([.$B434]=&quot;i2c&quot;;[.$C434]=1);[.$D434];[.L433])" office:value-type="float" office:value="-46" calcext:value-type="float">
            <text:p>-46</text:p>
          </table:table-cell>
          <table:table-cell table:formula="of:=IF(AND([.$B434]=&quot;i2c&quot;;[.$C434]=2);[.$D434];[.M433])" office:value-type="float" office:value="8" calcext:value-type="float">
            <text:p>8</text:p>
          </table:table-cell>
          <table:table-cell table:formula="of:=IF(AND([.$B434]=&quot;i2c&quot;;[.$C434]=3);[.$D434];[.N433])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11839906" calcext:value-type="float">
            <text:p>161183990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76" calcext:value-type="float">
            <text:p>-76</text:p>
          </table:table-cell>
          <table:table-cell table:number-columns-repeated="4"/>
          <table:table-cell table:formula="of:=([.A435]-[.A$2])/1000000" office:value-type="float" office:value="32.179437" calcext:value-type="float">
            <text:p>32.179437</text:p>
          </table:table-cell>
          <table:table-cell table:formula="of:=IF([.B435]=&quot;PC&quot;;[.H$2];-[.H$2])" office:value-type="float" office:value="-2200" calcext:value-type="float">
            <text:p>-2200</text:p>
          </table:table-cell>
          <table:table-cell table:formula="of:=IF(AND([.$B435]=&quot;i2c&quot;;[.$C435]=0);[.$D435];[.K434])" office:value-type="float" office:value="-826" calcext:value-type="float">
            <text:p>-826</text:p>
          </table:table-cell>
          <table:table-cell table:formula="of:=IF(AND([.$B435]=&quot;i2c&quot;;[.$C435]=1);[.$D435];[.L434])" office:value-type="float" office:value="-76" calcext:value-type="float">
            <text:p>-76</text:p>
          </table:table-cell>
          <table:table-cell table:formula="of:=IF(AND([.$B435]=&quot;i2c&quot;;[.$C435]=2);[.$D435];[.M434])" office:value-type="float" office:value="8" calcext:value-type="float">
            <text:p>8</text:p>
          </table:table-cell>
          <table:table-cell table:formula="of:=IF(AND([.$B435]=&quot;i2c&quot;;[.$C435]=3);[.$D435];[.N434])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11872225" calcext:value-type="float">
            <text:p>161187222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([.A436]-[.A$2])/1000000" office:value-type="float" office:value="32.211756" calcext:value-type="float">
            <text:p>32.211756</text:p>
          </table:table-cell>
          <table:table-cell table:formula="of:=IF([.B436]=&quot;PC&quot;;[.H$2];-[.H$2])" office:value-type="float" office:value="-2200" calcext:value-type="float">
            <text:p>-2200</text:p>
          </table:table-cell>
          <table:table-cell table:formula="of:=IF(AND([.$B436]=&quot;i2c&quot;;[.$C436]=0);[.$D436];[.K435])" office:value-type="float" office:value="-826" calcext:value-type="float">
            <text:p>-826</text:p>
          </table:table-cell>
          <table:table-cell table:formula="of:=IF(AND([.$B436]=&quot;i2c&quot;;[.$C436]=1);[.$D436];[.L435])" office:value-type="float" office:value="-76" calcext:value-type="float">
            <text:p>-76</text:p>
          </table:table-cell>
          <table:table-cell table:formula="of:=IF(AND([.$B436]=&quot;i2c&quot;;[.$C436]=2);[.$D436];[.M435])" office:value-type="float" office:value="7" calcext:value-type="float">
            <text:p>7</text:p>
          </table:table-cell>
          <table:table-cell table:formula="of:=IF(AND([.$B436]=&quot;i2c&quot;;[.$C436]=3);[.$D436];[.N435])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11885294" calcext:value-type="float">
            <text:p>161188529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454" calcext:value-type="float">
            <text:p>454</text:p>
          </table:table-cell>
          <table:table-cell table:number-columns-repeated="4"/>
          <table:table-cell table:formula="of:=([.A437]-[.A$2])/1000000" office:value-type="float" office:value="32.224825" calcext:value-type="float">
            <text:p>32.224825</text:p>
          </table:table-cell>
          <table:table-cell table:formula="of:=IF([.B437]=&quot;PC&quot;;[.H$2];-[.H$2])" office:value-type="float" office:value="-2200" calcext:value-type="float">
            <text:p>-2200</text:p>
          </table:table-cell>
          <table:table-cell table:formula="of:=IF(AND([.$B437]=&quot;i2c&quot;;[.$C437]=0);[.$D437];[.K436])" office:value-type="float" office:value="-826" calcext:value-type="float">
            <text:p>-826</text:p>
          </table:table-cell>
          <table:table-cell table:formula="of:=IF(AND([.$B437]=&quot;i2c&quot;;[.$C437]=1);[.$D437];[.L436])" office:value-type="float" office:value="-76" calcext:value-type="float">
            <text:p>-76</text:p>
          </table:table-cell>
          <table:table-cell table:formula="of:=IF(AND([.$B437]=&quot;i2c&quot;;[.$C437]=2);[.$D437];[.M436])" office:value-type="float" office:value="7" calcext:value-type="float">
            <text:p>7</text:p>
          </table:table-cell>
          <table:table-cell table:formula="of:=IF(AND([.$B437]=&quot;i2c&quot;;[.$C437]=3);[.$D437];[.N436]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611907994" calcext:value-type="float">
            <text:p>161190799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856" calcext:value-type="float">
            <text:p>-856</text:p>
          </table:table-cell>
          <table:table-cell table:number-columns-repeated="4"/>
          <table:table-cell table:formula="of:=([.A438]-[.A$2])/1000000" office:value-type="float" office:value="32.247525" calcext:value-type="float">
            <text:p>32.247525</text:p>
          </table:table-cell>
          <table:table-cell table:formula="of:=IF([.B438]=&quot;PC&quot;;[.H$2];-[.H$2])" office:value-type="float" office:value="-2200" calcext:value-type="float">
            <text:p>-2200</text:p>
          </table:table-cell>
          <table:table-cell table:formula="of:=IF(AND([.$B438]=&quot;i2c&quot;;[.$C438]=0);[.$D438];[.K437])" office:value-type="float" office:value="-856" calcext:value-type="float">
            <text:p>-856</text:p>
          </table:table-cell>
          <table:table-cell table:formula="of:=IF(AND([.$B438]=&quot;i2c&quot;;[.$C438]=1);[.$D438];[.L437])" office:value-type="float" office:value="-76" calcext:value-type="float">
            <text:p>-76</text:p>
          </table:table-cell>
          <table:table-cell table:formula="of:=IF(AND([.$B438]=&quot;i2c&quot;;[.$C438]=2);[.$D438];[.M437])" office:value-type="float" office:value="7" calcext:value-type="float">
            <text:p>7</text:p>
          </table:table-cell>
          <table:table-cell table:formula="of:=IF(AND([.$B438]=&quot;i2c&quot;;[.$C438]=3);[.$D438];[.N437]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611930680" calcext:value-type="float">
            <text:p>161193068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06" calcext:value-type="float">
            <text:p>-106</text:p>
          </table:table-cell>
          <table:table-cell table:number-columns-repeated="4"/>
          <table:table-cell table:formula="of:=([.A439]-[.A$2])/1000000" office:value-type="float" office:value="32.270211" calcext:value-type="float">
            <text:p>32.270211</text:p>
          </table:table-cell>
          <table:table-cell table:formula="of:=IF([.B439]=&quot;PC&quot;;[.H$2];-[.H$2])" office:value-type="float" office:value="-2200" calcext:value-type="float">
            <text:p>-2200</text:p>
          </table:table-cell>
          <table:table-cell table:formula="of:=IF(AND([.$B439]=&quot;i2c&quot;;[.$C439]=0);[.$D439];[.K438])" office:value-type="float" office:value="-856" calcext:value-type="float">
            <text:p>-856</text:p>
          </table:table-cell>
          <table:table-cell table:formula="of:=IF(AND([.$B439]=&quot;i2c&quot;;[.$C439]=1);[.$D439];[.L438])" office:value-type="float" office:value="-106" calcext:value-type="float">
            <text:p>-106</text:p>
          </table:table-cell>
          <table:table-cell table:formula="of:=IF(AND([.$B439]=&quot;i2c&quot;;[.$C439]=2);[.$D439];[.M438])" office:value-type="float" office:value="7" calcext:value-type="float">
            <text:p>7</text:p>
          </table:table-cell>
          <table:table-cell table:formula="of:=IF(AND([.$B439]=&quot;i2c&quot;;[.$C439]=3);[.$D439];[.N438]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611963000" calcext:value-type="float">
            <text:p>161196300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([.A440]-[.A$2])/1000000" office:value-type="float" office:value="32.302531" calcext:value-type="float">
            <text:p>32.302531</text:p>
          </table:table-cell>
          <table:table-cell table:formula="of:=IF([.B440]=&quot;PC&quot;;[.H$2];-[.H$2])" office:value-type="float" office:value="-2200" calcext:value-type="float">
            <text:p>-2200</text:p>
          </table:table-cell>
          <table:table-cell table:formula="of:=IF(AND([.$B440]=&quot;i2c&quot;;[.$C440]=0);[.$D440];[.K439])" office:value-type="float" office:value="-856" calcext:value-type="float">
            <text:p>-856</text:p>
          </table:table-cell>
          <table:table-cell table:formula="of:=IF(AND([.$B440]=&quot;i2c&quot;;[.$C440]=1);[.$D440];[.L439])" office:value-type="float" office:value="-106" calcext:value-type="float">
            <text:p>-106</text:p>
          </table:table-cell>
          <table:table-cell table:formula="of:=IF(AND([.$B440]=&quot;i2c&quot;;[.$C440]=2);[.$D440];[.M439])" office:value-type="float" office:value="6" calcext:value-type="float">
            <text:p>6</text:p>
          </table:table-cell>
          <table:table-cell table:formula="of:=IF(AND([.$B440]=&quot;i2c&quot;;[.$C440]=3);[.$D440];[.N439]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611976064" calcext:value-type="float">
            <text:p>161197606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table:number-columns-repeated="4"/>
          <table:table-cell table:formula="of:=([.A441]-[.A$2])/1000000" office:value-type="float" office:value="32.315595" calcext:value-type="float">
            <text:p>32.315595</text:p>
          </table:table-cell>
          <table:table-cell table:formula="of:=IF([.B441]=&quot;PC&quot;;[.H$2];-[.H$2])" office:value-type="float" office:value="-2200" calcext:value-type="float">
            <text:p>-2200</text:p>
          </table:table-cell>
          <table:table-cell table:formula="of:=IF(AND([.$B441]=&quot;i2c&quot;;[.$C441]=0);[.$D441];[.K440])" office:value-type="float" office:value="-856" calcext:value-type="float">
            <text:p>-856</text:p>
          </table:table-cell>
          <table:table-cell table:formula="of:=IF(AND([.$B441]=&quot;i2c&quot;;[.$C441]=1);[.$D441];[.L440])" office:value-type="float" office:value="-106" calcext:value-type="float">
            <text:p>-106</text:p>
          </table:table-cell>
          <table:table-cell table:formula="of:=IF(AND([.$B441]=&quot;i2c&quot;;[.$C441]=2);[.$D441];[.M440])" office:value-type="float" office:value="6" calcext:value-type="float">
            <text:p>6</text:p>
          </table:table-cell>
          <table:table-cell table:formula="of:=IF(AND([.$B441]=&quot;i2c&quot;;[.$C441]=3);[.$D441];[.N440])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611998753" calcext:value-type="float">
            <text:p>161199875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886" calcext:value-type="float">
            <text:p>-886</text:p>
          </table:table-cell>
          <table:table-cell table:number-columns-repeated="4"/>
          <table:table-cell table:formula="of:=([.A442]-[.A$2])/1000000" office:value-type="float" office:value="32.338284" calcext:value-type="float">
            <text:p>32.338284</text:p>
          </table:table-cell>
          <table:table-cell table:formula="of:=IF([.B442]=&quot;PC&quot;;[.H$2];-[.H$2])" office:value-type="float" office:value="-2200" calcext:value-type="float">
            <text:p>-2200</text:p>
          </table:table-cell>
          <table:table-cell table:formula="of:=IF(AND([.$B442]=&quot;i2c&quot;;[.$C442]=0);[.$D442];[.K441])" office:value-type="float" office:value="-886" calcext:value-type="float">
            <text:p>-886</text:p>
          </table:table-cell>
          <table:table-cell table:formula="of:=IF(AND([.$B442]=&quot;i2c&quot;;[.$C442]=1);[.$D442];[.L441])" office:value-type="float" office:value="-106" calcext:value-type="float">
            <text:p>-106</text:p>
          </table:table-cell>
          <table:table-cell table:formula="of:=IF(AND([.$B442]=&quot;i2c&quot;;[.$C442]=2);[.$D442];[.M441])" office:value-type="float" office:value="6" calcext:value-type="float">
            <text:p>6</text:p>
          </table:table-cell>
          <table:table-cell table:formula="of:=IF(AND([.$B442]=&quot;i2c&quot;;[.$C442]=3);[.$D442];[.N441])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612021458" calcext:value-type="float">
            <text:p>161202145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36" calcext:value-type="float">
            <text:p>-136</text:p>
          </table:table-cell>
          <table:table-cell table:number-columns-repeated="4"/>
          <table:table-cell table:formula="of:=([.A443]-[.A$2])/1000000" office:value-type="float" office:value="32.360989" calcext:value-type="float">
            <text:p>32.360989</text:p>
          </table:table-cell>
          <table:table-cell table:formula="of:=IF([.B443]=&quot;PC&quot;;[.H$2];-[.H$2])" office:value-type="float" office:value="-2200" calcext:value-type="float">
            <text:p>-2200</text:p>
          </table:table-cell>
          <table:table-cell table:formula="of:=IF(AND([.$B443]=&quot;i2c&quot;;[.$C443]=0);[.$D443];[.K442])" office:value-type="float" office:value="-886" calcext:value-type="float">
            <text:p>-886</text:p>
          </table:table-cell>
          <table:table-cell table:formula="of:=IF(AND([.$B443]=&quot;i2c&quot;;[.$C443]=1);[.$D443];[.L442])" office:value-type="float" office:value="-136" calcext:value-type="float">
            <text:p>-136</text:p>
          </table:table-cell>
          <table:table-cell table:formula="of:=IF(AND([.$B443]=&quot;i2c&quot;;[.$C443]=2);[.$D443];[.M442])" office:value-type="float" office:value="6" calcext:value-type="float">
            <text:p>6</text:p>
          </table:table-cell>
          <table:table-cell table:formula="of:=IF(AND([.$B443]=&quot;i2c&quot;;[.$C443]=3);[.$D443];[.N442])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612053778" calcext:value-type="float">
            <text:p>161205377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([.A444]-[.A$2])/1000000" office:value-type="float" office:value="32.393309" calcext:value-type="float">
            <text:p>32.393309</text:p>
          </table:table-cell>
          <table:table-cell table:formula="of:=IF([.B444]=&quot;PC&quot;;[.H$2];-[.H$2])" office:value-type="float" office:value="-2200" calcext:value-type="float">
            <text:p>-2200</text:p>
          </table:table-cell>
          <table:table-cell table:formula="of:=IF(AND([.$B444]=&quot;i2c&quot;;[.$C444]=0);[.$D444];[.K443])" office:value-type="float" office:value="-886" calcext:value-type="float">
            <text:p>-886</text:p>
          </table:table-cell>
          <table:table-cell table:formula="of:=IF(AND([.$B444]=&quot;i2c&quot;;[.$C444]=1);[.$D444];[.L443])" office:value-type="float" office:value="-136" calcext:value-type="float">
            <text:p>-136</text:p>
          </table:table-cell>
          <table:table-cell table:formula="of:=IF(AND([.$B444]=&quot;i2c&quot;;[.$C444]=2);[.$D444];[.M443])" office:value-type="float" office:value="5" calcext:value-type="float">
            <text:p>5</text:p>
          </table:table-cell>
          <table:table-cell table:formula="of:=IF(AND([.$B444]=&quot;i2c&quot;;[.$C444]=3);[.$D444];[.N443])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612066846" calcext:value-type="float">
            <text:p>161206684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table:number-columns-repeated="4"/>
          <table:table-cell table:formula="of:=([.A445]-[.A$2])/1000000" office:value-type="float" office:value="32.406377" calcext:value-type="float">
            <text:p>32.406377</text:p>
          </table:table-cell>
          <table:table-cell table:formula="of:=IF([.B445]=&quot;PC&quot;;[.H$2];-[.H$2])" office:value-type="float" office:value="-2200" calcext:value-type="float">
            <text:p>-2200</text:p>
          </table:table-cell>
          <table:table-cell table:formula="of:=IF(AND([.$B445]=&quot;i2c&quot;;[.$C445]=0);[.$D445];[.K444])" office:value-type="float" office:value="-886" calcext:value-type="float">
            <text:p>-886</text:p>
          </table:table-cell>
          <table:table-cell table:formula="of:=IF(AND([.$B445]=&quot;i2c&quot;;[.$C445]=1);[.$D445];[.L444])" office:value-type="float" office:value="-136" calcext:value-type="float">
            <text:p>-136</text:p>
          </table:table-cell>
          <table:table-cell table:formula="of:=IF(AND([.$B445]=&quot;i2c&quot;;[.$C445]=2);[.$D445];[.M444])" office:value-type="float" office:value="5" calcext:value-type="float">
            <text:p>5</text:p>
          </table:table-cell>
          <table:table-cell table:formula="of:=IF(AND([.$B445]=&quot;i2c&quot;;[.$C445]=3);[.$D445];[.N444]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612089538" calcext:value-type="float">
            <text:p>161208953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916" calcext:value-type="float">
            <text:p>-916</text:p>
          </table:table-cell>
          <table:table-cell table:number-columns-repeated="4"/>
          <table:table-cell table:formula="of:=([.A446]-[.A$2])/1000000" office:value-type="float" office:value="32.429069" calcext:value-type="float">
            <text:p>32.429069</text:p>
          </table:table-cell>
          <table:table-cell table:formula="of:=IF([.B446]=&quot;PC&quot;;[.H$2];-[.H$2])" office:value-type="float" office:value="-2200" calcext:value-type="float">
            <text:p>-2200</text:p>
          </table:table-cell>
          <table:table-cell table:formula="of:=IF(AND([.$B446]=&quot;i2c&quot;;[.$C446]=0);[.$D446];[.K445])" office:value-type="float" office:value="-916" calcext:value-type="float">
            <text:p>-916</text:p>
          </table:table-cell>
          <table:table-cell table:formula="of:=IF(AND([.$B446]=&quot;i2c&quot;;[.$C446]=1);[.$D446];[.L445])" office:value-type="float" office:value="-136" calcext:value-type="float">
            <text:p>-136</text:p>
          </table:table-cell>
          <table:table-cell table:formula="of:=IF(AND([.$B446]=&quot;i2c&quot;;[.$C446]=2);[.$D446];[.M445])" office:value-type="float" office:value="5" calcext:value-type="float">
            <text:p>5</text:p>
          </table:table-cell>
          <table:table-cell table:formula="of:=IF(AND([.$B446]=&quot;i2c&quot;;[.$C446]=3);[.$D446];[.N445]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612112245" calcext:value-type="float">
            <text:p>161211224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66" calcext:value-type="float">
            <text:p>-166</text:p>
          </table:table-cell>
          <table:table-cell table:number-columns-repeated="4"/>
          <table:table-cell table:formula="of:=([.A447]-[.A$2])/1000000" office:value-type="float" office:value="32.451776" calcext:value-type="float">
            <text:p>32.451776</text:p>
          </table:table-cell>
          <table:table-cell table:formula="of:=IF([.B447]=&quot;PC&quot;;[.H$2];-[.H$2])" office:value-type="float" office:value="-2200" calcext:value-type="float">
            <text:p>-2200</text:p>
          </table:table-cell>
          <table:table-cell table:formula="of:=IF(AND([.$B447]=&quot;i2c&quot;;[.$C447]=0);[.$D447];[.K446])" office:value-type="float" office:value="-916" calcext:value-type="float">
            <text:p>-916</text:p>
          </table:table-cell>
          <table:table-cell table:formula="of:=IF(AND([.$B447]=&quot;i2c&quot;;[.$C447]=1);[.$D447];[.L446])" office:value-type="float" office:value="-166" calcext:value-type="float">
            <text:p>-166</text:p>
          </table:table-cell>
          <table:table-cell table:formula="of:=IF(AND([.$B447]=&quot;i2c&quot;;[.$C447]=2);[.$D447];[.M446])" office:value-type="float" office:value="5" calcext:value-type="float">
            <text:p>5</text:p>
          </table:table-cell>
          <table:table-cell table:formula="of:=IF(AND([.$B447]=&quot;i2c&quot;;[.$C447]=3);[.$D447];[.N446]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612144566" calcext:value-type="float">
            <text:p>161214456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([.A448]-[.A$2])/1000000" office:value-type="float" office:value="32.484097" calcext:value-type="float">
            <text:p>32.484097</text:p>
          </table:table-cell>
          <table:table-cell table:formula="of:=IF([.B448]=&quot;PC&quot;;[.H$2];-[.H$2])" office:value-type="float" office:value="-2200" calcext:value-type="float">
            <text:p>-2200</text:p>
          </table:table-cell>
          <table:table-cell table:formula="of:=IF(AND([.$B448]=&quot;i2c&quot;;[.$C448]=0);[.$D448];[.K447])" office:value-type="float" office:value="-916" calcext:value-type="float">
            <text:p>-916</text:p>
          </table:table-cell>
          <table:table-cell table:formula="of:=IF(AND([.$B448]=&quot;i2c&quot;;[.$C448]=1);[.$D448];[.L447])" office:value-type="float" office:value="-166" calcext:value-type="float">
            <text:p>-166</text:p>
          </table:table-cell>
          <table:table-cell table:formula="of:=IF(AND([.$B448]=&quot;i2c&quot;;[.$C448]=2);[.$D448];[.M447])" office:value-type="float" office:value="4" calcext:value-type="float">
            <text:p>4</text:p>
          </table:table-cell>
          <table:table-cell table:formula="of:=IF(AND([.$B448]=&quot;i2c&quot;;[.$C448]=3);[.$D448];[.N447]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612157637" calcext:value-type="float">
            <text:p>161215763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364" calcext:value-type="float">
            <text:p>364</text:p>
          </table:table-cell>
          <table:table-cell table:number-columns-repeated="4"/>
          <table:table-cell table:formula="of:=([.A449]-[.A$2])/1000000" office:value-type="float" office:value="32.497168" calcext:value-type="float">
            <text:p>32.497168</text:p>
          </table:table-cell>
          <table:table-cell table:formula="of:=IF([.B449]=&quot;PC&quot;;[.H$2];-[.H$2])" office:value-type="float" office:value="-2200" calcext:value-type="float">
            <text:p>-2200</text:p>
          </table:table-cell>
          <table:table-cell table:formula="of:=IF(AND([.$B449]=&quot;i2c&quot;;[.$C449]=0);[.$D449];[.K448])" office:value-type="float" office:value="-916" calcext:value-type="float">
            <text:p>-916</text:p>
          </table:table-cell>
          <table:table-cell table:formula="of:=IF(AND([.$B449]=&quot;i2c&quot;;[.$C449]=1);[.$D449];[.L448])" office:value-type="float" office:value="-166" calcext:value-type="float">
            <text:p>-166</text:p>
          </table:table-cell>
          <table:table-cell table:formula="of:=IF(AND([.$B449]=&quot;i2c&quot;;[.$C449]=2);[.$D449];[.M448])" office:value-type="float" office:value="4" calcext:value-type="float">
            <text:p>4</text:p>
          </table:table-cell>
          <table:table-cell table:formula="of:=IF(AND([.$B449]=&quot;i2c&quot;;[.$C449]=3);[.$D449];[.N448])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612180332" calcext:value-type="float">
            <text:p>161218033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946" calcext:value-type="float">
            <text:p>-946</text:p>
          </table:table-cell>
          <table:table-cell table:number-columns-repeated="4"/>
          <table:table-cell table:formula="of:=([.A450]-[.A$2])/1000000" office:value-type="float" office:value="32.519863" calcext:value-type="float">
            <text:p>32.519863</text:p>
          </table:table-cell>
          <table:table-cell table:formula="of:=IF([.B450]=&quot;PC&quot;;[.H$2];-[.H$2])" office:value-type="float" office:value="-2200" calcext:value-type="float">
            <text:p>-2200</text:p>
          </table:table-cell>
          <table:table-cell table:formula="of:=IF(AND([.$B450]=&quot;i2c&quot;;[.$C450]=0);[.$D450];[.K449])" office:value-type="float" office:value="-946" calcext:value-type="float">
            <text:p>-946</text:p>
          </table:table-cell>
          <table:table-cell table:formula="of:=IF(AND([.$B450]=&quot;i2c&quot;;[.$C450]=1);[.$D450];[.L449])" office:value-type="float" office:value="-166" calcext:value-type="float">
            <text:p>-166</text:p>
          </table:table-cell>
          <table:table-cell table:formula="of:=IF(AND([.$B450]=&quot;i2c&quot;;[.$C450]=2);[.$D450];[.M449])" office:value-type="float" office:value="4" calcext:value-type="float">
            <text:p>4</text:p>
          </table:table-cell>
          <table:table-cell table:formula="of:=IF(AND([.$B450]=&quot;i2c&quot;;[.$C450]=3);[.$D450];[.N449])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612203028" calcext:value-type="float">
            <text:p>161220302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96" calcext:value-type="float">
            <text:p>-196</text:p>
          </table:table-cell>
          <table:table-cell table:number-columns-repeated="4"/>
          <table:table-cell table:formula="of:=([.A451]-[.A$2])/1000000" office:value-type="float" office:value="32.542559" calcext:value-type="float">
            <text:p>32.542559</text:p>
          </table:table-cell>
          <table:table-cell table:formula="of:=IF([.B451]=&quot;PC&quot;;[.H$2];-[.H$2])" office:value-type="float" office:value="-2200" calcext:value-type="float">
            <text:p>-2200</text:p>
          </table:table-cell>
          <table:table-cell table:formula="of:=IF(AND([.$B451]=&quot;i2c&quot;;[.$C451]=0);[.$D451];[.K450])" office:value-type="float" office:value="-946" calcext:value-type="float">
            <text:p>-946</text:p>
          </table:table-cell>
          <table:table-cell table:formula="of:=IF(AND([.$B451]=&quot;i2c&quot;;[.$C451]=1);[.$D451];[.L450])" office:value-type="float" office:value="-196" calcext:value-type="float">
            <text:p>-196</text:p>
          </table:table-cell>
          <table:table-cell table:formula="of:=IF(AND([.$B451]=&quot;i2c&quot;;[.$C451]=2);[.$D451];[.M450])" office:value-type="float" office:value="4" calcext:value-type="float">
            <text:p>4</text:p>
          </table:table-cell>
          <table:table-cell table:formula="of:=IF(AND([.$B451]=&quot;i2c&quot;;[.$C451]=3);[.$D451];[.N450])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612235363" calcext:value-type="float">
            <text:p>161223536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([.A452]-[.A$2])/1000000" office:value-type="float" office:value="32.574894" calcext:value-type="float">
            <text:p>32.574894</text:p>
          </table:table-cell>
          <table:table-cell table:formula="of:=IF([.B452]=&quot;PC&quot;;[.H$2];-[.H$2])" office:value-type="float" office:value="-2200" calcext:value-type="float">
            <text:p>-2200</text:p>
          </table:table-cell>
          <table:table-cell table:formula="of:=IF(AND([.$B452]=&quot;i2c&quot;;[.$C452]=0);[.$D452];[.K451])" office:value-type="float" office:value="-946" calcext:value-type="float">
            <text:p>-946</text:p>
          </table:table-cell>
          <table:table-cell table:formula="of:=IF(AND([.$B452]=&quot;i2c&quot;;[.$C452]=1);[.$D452];[.L451])" office:value-type="float" office:value="-196" calcext:value-type="float">
            <text:p>-196</text:p>
          </table:table-cell>
          <table:table-cell table:formula="of:=IF(AND([.$B452]=&quot;i2c&quot;;[.$C452]=2);[.$D452];[.M451])" office:value-type="float" office:value="3" calcext:value-type="float">
            <text:p>3</text:p>
          </table:table-cell>
          <table:table-cell table:formula="of:=IF(AND([.$B452]=&quot;i2c&quot;;[.$C452]=3);[.$D452];[.N451])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612248415" calcext:value-type="float">
            <text:p>161224841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334" calcext:value-type="float">
            <text:p>334</text:p>
          </table:table-cell>
          <table:table-cell table:number-columns-repeated="4"/>
          <table:table-cell table:formula="of:=([.A453]-[.A$2])/1000000" office:value-type="float" office:value="32.587946" calcext:value-type="float">
            <text:p>32.587946</text:p>
          </table:table-cell>
          <table:table-cell table:formula="of:=IF([.B453]=&quot;PC&quot;;[.H$2];-[.H$2])" office:value-type="float" office:value="-2200" calcext:value-type="float">
            <text:p>-2200</text:p>
          </table:table-cell>
          <table:table-cell table:formula="of:=IF(AND([.$B453]=&quot;i2c&quot;;[.$C453]=0);[.$D453];[.K452])" office:value-type="float" office:value="-946" calcext:value-type="float">
            <text:p>-946</text:p>
          </table:table-cell>
          <table:table-cell table:formula="of:=IF(AND([.$B453]=&quot;i2c&quot;;[.$C453]=1);[.$D453];[.L452])" office:value-type="float" office:value="-196" calcext:value-type="float">
            <text:p>-196</text:p>
          </table:table-cell>
          <table:table-cell table:formula="of:=IF(AND([.$B453]=&quot;i2c&quot;;[.$C453]=2);[.$D453];[.M452])" office:value-type="float" office:value="3" calcext:value-type="float">
            <text:p>3</text:p>
          </table:table-cell>
          <table:table-cell table:formula="of:=IF(AND([.$B453]=&quot;i2c&quot;;[.$C453]=3);[.$D453];[.N452])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612271114" calcext:value-type="float">
            <text:p>161227111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976" calcext:value-type="float">
            <text:p>-976</text:p>
          </table:table-cell>
          <table:table-cell table:number-columns-repeated="4"/>
          <table:table-cell table:formula="of:=([.A454]-[.A$2])/1000000" office:value-type="float" office:value="32.610645" calcext:value-type="float">
            <text:p>32.610645</text:p>
          </table:table-cell>
          <table:table-cell table:formula="of:=IF([.B454]=&quot;PC&quot;;[.H$2];-[.H$2])" office:value-type="float" office:value="-2200" calcext:value-type="float">
            <text:p>-2200</text:p>
          </table:table-cell>
          <table:table-cell table:formula="of:=IF(AND([.$B454]=&quot;i2c&quot;;[.$C454]=0);[.$D454];[.K453])" office:value-type="float" office:value="-976" calcext:value-type="float">
            <text:p>-976</text:p>
          </table:table-cell>
          <table:table-cell table:formula="of:=IF(AND([.$B454]=&quot;i2c&quot;;[.$C454]=1);[.$D454];[.L453])" office:value-type="float" office:value="-196" calcext:value-type="float">
            <text:p>-196</text:p>
          </table:table-cell>
          <table:table-cell table:formula="of:=IF(AND([.$B454]=&quot;i2c&quot;;[.$C454]=2);[.$D454];[.M453])" office:value-type="float" office:value="3" calcext:value-type="float">
            <text:p>3</text:p>
          </table:table-cell>
          <table:table-cell table:formula="of:=IF(AND([.$B454]=&quot;i2c&quot;;[.$C454]=3);[.$D454];[.N453])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612293802" calcext:value-type="float">
            <text:p>161229380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226" calcext:value-type="float">
            <text:p>-226</text:p>
          </table:table-cell>
          <table:table-cell table:number-columns-repeated="4"/>
          <table:table-cell table:formula="of:=([.A455]-[.A$2])/1000000" office:value-type="float" office:value="32.633333" calcext:value-type="float">
            <text:p>32.633333</text:p>
          </table:table-cell>
          <table:table-cell table:formula="of:=IF([.B455]=&quot;PC&quot;;[.H$2];-[.H$2])" office:value-type="float" office:value="-2200" calcext:value-type="float">
            <text:p>-2200</text:p>
          </table:table-cell>
          <table:table-cell table:formula="of:=IF(AND([.$B455]=&quot;i2c&quot;;[.$C455]=0);[.$D455];[.K454])" office:value-type="float" office:value="-976" calcext:value-type="float">
            <text:p>-976</text:p>
          </table:table-cell>
          <table:table-cell table:formula="of:=IF(AND([.$B455]=&quot;i2c&quot;;[.$C455]=1);[.$D455];[.L454])" office:value-type="float" office:value="-226" calcext:value-type="float">
            <text:p>-226</text:p>
          </table:table-cell>
          <table:table-cell table:formula="of:=IF(AND([.$B455]=&quot;i2c&quot;;[.$C455]=2);[.$D455];[.M454])" office:value-type="float" office:value="3" calcext:value-type="float">
            <text:p>3</text:p>
          </table:table-cell>
          <table:table-cell table:formula="of:=IF(AND([.$B455]=&quot;i2c&quot;;[.$C455]=3);[.$D455];[.N454])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612326124" calcext:value-type="float">
            <text:p>1612326124</text:p>
          </table:table-cell>
          <table:table-cell office:value-type="string" calcext:value-type="string">
            <text:p>i2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([.A456]-[.A$2])/1000000" office:value-type="float" office:value="32.665655" calcext:value-type="float">
            <text:p>32.665655</text:p>
          </table:table-cell>
          <table:table-cell table:formula="of:=IF([.B456]=&quot;PC&quot;;[.H$2];-[.H$2])" office:value-type="float" office:value="-2200" calcext:value-type="float">
            <text:p>-2200</text:p>
          </table:table-cell>
          <table:table-cell table:formula="of:=IF(AND([.$B456]=&quot;i2c&quot;;[.$C456]=0);[.$D456];[.K455])" office:value-type="float" office:value="-976" calcext:value-type="float">
            <text:p>-976</text:p>
          </table:table-cell>
          <table:table-cell table:formula="of:=IF(AND([.$B456]=&quot;i2c&quot;;[.$C456]=1);[.$D456];[.L455])" office:value-type="float" office:value="-226" calcext:value-type="float">
            <text:p>-226</text:p>
          </table:table-cell>
          <table:table-cell table:formula="of:=IF(AND([.$B456]=&quot;i2c&quot;;[.$C456]=2);[.$D456];[.M455])" office:value-type="float" office:value="2" calcext:value-type="float">
            <text:p>2</text:p>
          </table:table-cell>
          <table:table-cell table:formula="of:=IF(AND([.$B456]=&quot;i2c&quot;;[.$C456]=3);[.$D456];[.N455])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612339192" calcext:value-type="float">
            <text:p>161233919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table:formula="of:=([.A457]-[.A$2])/1000000" office:value-type="float" office:value="32.678723" calcext:value-type="float">
            <text:p>32.678723</text:p>
          </table:table-cell>
          <table:table-cell table:formula="of:=IF([.B457]=&quot;PC&quot;;[.H$2];-[.H$2])" office:value-type="float" office:value="-2200" calcext:value-type="float">
            <text:p>-2200</text:p>
          </table:table-cell>
          <table:table-cell table:formula="of:=IF(AND([.$B457]=&quot;i2c&quot;;[.$C457]=0);[.$D457];[.K456])" office:value-type="float" office:value="-976" calcext:value-type="float">
            <text:p>-976</text:p>
          </table:table-cell>
          <table:table-cell table:formula="of:=IF(AND([.$B457]=&quot;i2c&quot;;[.$C457]=1);[.$D457];[.L456])" office:value-type="float" office:value="-226" calcext:value-type="float">
            <text:p>-226</text:p>
          </table:table-cell>
          <table:table-cell table:formula="of:=IF(AND([.$B457]=&quot;i2c&quot;;[.$C457]=2);[.$D457];[.M456])" office:value-type="float" office:value="2" calcext:value-type="float">
            <text:p>2</text:p>
          </table:table-cell>
          <table:table-cell table:formula="of:=IF(AND([.$B457]=&quot;i2c&quot;;[.$C457]=3);[.$D457];[.N456])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612361887" calcext:value-type="float">
            <text:p>161236188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006" calcext:value-type="float">
            <text:p>-1006</text:p>
          </table:table-cell>
          <table:table-cell table:number-columns-repeated="4"/>
          <table:table-cell table:formula="of:=([.A458]-[.A$2])/1000000" office:value-type="float" office:value="32.701418" calcext:value-type="float">
            <text:p>32.701418</text:p>
          </table:table-cell>
          <table:table-cell table:formula="of:=IF([.B458]=&quot;PC&quot;;[.H$2];-[.H$2])" office:value-type="float" office:value="-2200" calcext:value-type="float">
            <text:p>-2200</text:p>
          </table:table-cell>
          <table:table-cell table:formula="of:=IF(AND([.$B458]=&quot;i2c&quot;;[.$C458]=0);[.$D458];[.K457])" office:value-type="float" office:value="-1006" calcext:value-type="float">
            <text:p>-1006</text:p>
          </table:table-cell>
          <table:table-cell table:formula="of:=IF(AND([.$B458]=&quot;i2c&quot;;[.$C458]=1);[.$D458];[.L457])" office:value-type="float" office:value="-226" calcext:value-type="float">
            <text:p>-226</text:p>
          </table:table-cell>
          <table:table-cell table:formula="of:=IF(AND([.$B458]=&quot;i2c&quot;;[.$C458]=2);[.$D458];[.M457])" office:value-type="float" office:value="2" calcext:value-type="float">
            <text:p>2</text:p>
          </table:table-cell>
          <table:table-cell table:formula="of:=IF(AND([.$B458]=&quot;i2c&quot;;[.$C458]=3);[.$D458];[.N457])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612384583" calcext:value-type="float">
            <text:p>161238458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256" calcext:value-type="float">
            <text:p>-256</text:p>
          </table:table-cell>
          <table:table-cell table:number-columns-repeated="4"/>
          <table:table-cell table:formula="of:=([.A459]-[.A$2])/1000000" office:value-type="float" office:value="32.724114" calcext:value-type="float">
            <text:p>32.724114</text:p>
          </table:table-cell>
          <table:table-cell table:formula="of:=IF([.B459]=&quot;PC&quot;;[.H$2];-[.H$2])" office:value-type="float" office:value="-2200" calcext:value-type="float">
            <text:p>-2200</text:p>
          </table:table-cell>
          <table:table-cell table:formula="of:=IF(AND([.$B459]=&quot;i2c&quot;;[.$C459]=0);[.$D459];[.K458])" office:value-type="float" office:value="-1006" calcext:value-type="float">
            <text:p>-1006</text:p>
          </table:table-cell>
          <table:table-cell table:formula="of:=IF(AND([.$B459]=&quot;i2c&quot;;[.$C459]=1);[.$D459];[.L458])" office:value-type="float" office:value="-256" calcext:value-type="float">
            <text:p>-256</text:p>
          </table:table-cell>
          <table:table-cell table:formula="of:=IF(AND([.$B459]=&quot;i2c&quot;;[.$C459]=2);[.$D459];[.M458])" office:value-type="float" office:value="2" calcext:value-type="float">
            <text:p>2</text:p>
          </table:table-cell>
          <table:table-cell table:formula="of:=IF(AND([.$B459]=&quot;i2c&quot;;[.$C459]=3);[.$D459];[.N458])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612416904" calcext:value-type="float">
            <text:p>161241690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([.A460]-[.A$2])/1000000" office:value-type="float" office:value="32.756435" calcext:value-type="float">
            <text:p>32.756435</text:p>
          </table:table-cell>
          <table:table-cell table:formula="of:=IF([.B460]=&quot;PC&quot;;[.H$2];-[.H$2])" office:value-type="float" office:value="-2200" calcext:value-type="float">
            <text:p>-2200</text:p>
          </table:table-cell>
          <table:table-cell table:formula="of:=IF(AND([.$B460]=&quot;i2c&quot;;[.$C460]=0);[.$D460];[.K459])" office:value-type="float" office:value="-1006" calcext:value-type="float">
            <text:p>-1006</text:p>
          </table:table-cell>
          <table:table-cell table:formula="of:=IF(AND([.$B460]=&quot;i2c&quot;;[.$C460]=1);[.$D460];[.L459])" office:value-type="float" office:value="-256" calcext:value-type="float">
            <text:p>-256</text:p>
          </table:table-cell>
          <table:table-cell table:formula="of:=IF(AND([.$B460]=&quot;i2c&quot;;[.$C460]=2);[.$D460];[.M459])" office:value-type="float" office:value="1" calcext:value-type="float">
            <text:p>1</text:p>
          </table:table-cell>
          <table:table-cell table:formula="of:=IF(AND([.$B460]=&quot;i2c&quot;;[.$C460]=3);[.$D460];[.N459])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612429970" calcext:value-type="float">
            <text:p>161242997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table:number-columns-repeated="4"/>
          <table:table-cell table:formula="of:=([.A461]-[.A$2])/1000000" office:value-type="float" office:value="32.769501" calcext:value-type="float">
            <text:p>32.769501</text:p>
          </table:table-cell>
          <table:table-cell table:formula="of:=IF([.B461]=&quot;PC&quot;;[.H$2];-[.H$2])" office:value-type="float" office:value="-2200" calcext:value-type="float">
            <text:p>-2200</text:p>
          </table:table-cell>
          <table:table-cell table:formula="of:=IF(AND([.$B461]=&quot;i2c&quot;;[.$C461]=0);[.$D461];[.K460])" office:value-type="float" office:value="-1006" calcext:value-type="float">
            <text:p>-1006</text:p>
          </table:table-cell>
          <table:table-cell table:formula="of:=IF(AND([.$B461]=&quot;i2c&quot;;[.$C461]=1);[.$D461];[.L460])" office:value-type="float" office:value="-256" calcext:value-type="float">
            <text:p>-256</text:p>
          </table:table-cell>
          <table:table-cell table:formula="of:=IF(AND([.$B461]=&quot;i2c&quot;;[.$C461]=2);[.$D461];[.M460])" office:value-type="float" office:value="1" calcext:value-type="float">
            <text:p>1</text:p>
          </table:table-cell>
          <table:table-cell table:formula="of:=IF(AND([.$B461]=&quot;i2c&quot;;[.$C461]=3);[.$D461];[.N460])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612452657" calcext:value-type="float">
            <text:p>161245265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table:number-columns-repeated="4"/>
          <table:table-cell table:formula="of:=([.A462]-[.A$2])/1000000" office:value-type="float" office:value="32.792188" calcext:value-type="float">
            <text:p>32.792188</text:p>
          </table:table-cell>
          <table:table-cell table:formula="of:=IF([.B462]=&quot;PC&quot;;[.H$2];-[.H$2])" office:value-type="float" office:value="-2200" calcext:value-type="float">
            <text:p>-2200</text:p>
          </table:table-cell>
          <table:table-cell table:formula="of:=IF(AND([.$B462]=&quot;i2c&quot;;[.$C462]=0);[.$D462];[.K461])" office:value-type="float" office:value="-1024" calcext:value-type="float">
            <text:p>-1024</text:p>
          </table:table-cell>
          <table:table-cell table:formula="of:=IF(AND([.$B462]=&quot;i2c&quot;;[.$C462]=1);[.$D462];[.L461])" office:value-type="float" office:value="-256" calcext:value-type="float">
            <text:p>-256</text:p>
          </table:table-cell>
          <table:table-cell table:formula="of:=IF(AND([.$B462]=&quot;i2c&quot;;[.$C462]=2);[.$D462];[.M461])" office:value-type="float" office:value="1" calcext:value-type="float">
            <text:p>1</text:p>
          </table:table-cell>
          <table:table-cell table:formula="of:=IF(AND([.$B462]=&quot;i2c&quot;;[.$C462]=3);[.$D462];[.N461])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612475368" calcext:value-type="float">
            <text:p>161247536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286" calcext:value-type="float">
            <text:p>-286</text:p>
          </table:table-cell>
          <table:table-cell table:number-columns-repeated="4"/>
          <table:table-cell table:formula="of:=([.A463]-[.A$2])/1000000" office:value-type="float" office:value="32.814899" calcext:value-type="float">
            <text:p>32.814899</text:p>
          </table:table-cell>
          <table:table-cell table:formula="of:=IF([.B463]=&quot;PC&quot;;[.H$2];-[.H$2])" office:value-type="float" office:value="-2200" calcext:value-type="float">
            <text:p>-2200</text:p>
          </table:table-cell>
          <table:table-cell table:formula="of:=IF(AND([.$B463]=&quot;i2c&quot;;[.$C463]=0);[.$D463];[.K462])" office:value-type="float" office:value="-1024" calcext:value-type="float">
            <text:p>-1024</text:p>
          </table:table-cell>
          <table:table-cell table:formula="of:=IF(AND([.$B463]=&quot;i2c&quot;;[.$C463]=1);[.$D463];[.L462])" office:value-type="float" office:value="-286" calcext:value-type="float">
            <text:p>-286</text:p>
          </table:table-cell>
          <table:table-cell table:formula="of:=IF(AND([.$B463]=&quot;i2c&quot;;[.$C463]=2);[.$D463];[.M462])" office:value-type="float" office:value="1" calcext:value-type="float">
            <text:p>1</text:p>
          </table:table-cell>
          <table:table-cell table:formula="of:=IF(AND([.$B463]=&quot;i2c&quot;;[.$C463]=3);[.$D463];[.N462])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612507692" calcext:value-type="float">
            <text:p>161250769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([.A464]-[.A$2])/1000000" office:value-type="float" office:value="32.847223" calcext:value-type="float">
            <text:p>32.847223</text:p>
          </table:table-cell>
          <table:table-cell table:formula="of:=IF([.B464]=&quot;PC&quot;;[.H$2];-[.H$2])" office:value-type="float" office:value="-2200" calcext:value-type="float">
            <text:p>-2200</text:p>
          </table:table-cell>
          <table:table-cell table:formula="of:=IF(AND([.$B464]=&quot;i2c&quot;;[.$C464]=0);[.$D464];[.K463])" office:value-type="float" office:value="-1024" calcext:value-type="float">
            <text:p>-1024</text:p>
          </table:table-cell>
          <table:table-cell table:formula="of:=IF(AND([.$B464]=&quot;i2c&quot;;[.$C464]=1);[.$D464];[.L463])" office:value-type="float" office:value="-286" calcext:value-type="float">
            <text:p>-286</text:p>
          </table:table-cell>
          <table:table-cell table:formula="of:=IF(AND([.$B464]=&quot;i2c&quot;;[.$C464]=2);[.$D464];[.M463])" office:value-type="float" office:value="0" calcext:value-type="float">
            <text:p>0</text:p>
          </table:table-cell>
          <table:table-cell table:formula="of:=IF(AND([.$B464]=&quot;i2c&quot;;[.$C464]=3);[.$D464];[.N463])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612520761" calcext:value-type="float">
            <text:p>161252076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number-columns-repeated="4"/>
          <table:table-cell table:formula="of:=([.A465]-[.A$2])/1000000" office:value-type="float" office:value="32.860292" calcext:value-type="float">
            <text:p>32.860292</text:p>
          </table:table-cell>
          <table:table-cell table:formula="of:=IF([.B465]=&quot;PC&quot;;[.H$2];-[.H$2])" office:value-type="float" office:value="-2200" calcext:value-type="float">
            <text:p>-2200</text:p>
          </table:table-cell>
          <table:table-cell table:formula="of:=IF(AND([.$B465]=&quot;i2c&quot;;[.$C465]=0);[.$D465];[.K464])" office:value-type="float" office:value="-1024" calcext:value-type="float">
            <text:p>-1024</text:p>
          </table:table-cell>
          <table:table-cell table:formula="of:=IF(AND([.$B465]=&quot;i2c&quot;;[.$C465]=1);[.$D465];[.L464])" office:value-type="float" office:value="-286" calcext:value-type="float">
            <text:p>-286</text:p>
          </table:table-cell>
          <table:table-cell table:formula="of:=IF(AND([.$B465]=&quot;i2c&quot;;[.$C465]=2);[.$D465];[.M464])" office:value-type="float" office:value="0" calcext:value-type="float">
            <text:p>0</text:p>
          </table:table-cell>
          <table:table-cell table:formula="of:=IF(AND([.$B465]=&quot;i2c&quot;;[.$C465]=3);[.$D465];[.N464]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612565104" calcext:value-type="float">
            <text:p>161256510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316" calcext:value-type="float">
            <text:p>-316</text:p>
          </table:table-cell>
          <table:table-cell table:number-columns-repeated="4"/>
          <table:table-cell table:formula="of:=([.A466]-[.A$2])/1000000" office:value-type="float" office:value="32.904635" calcext:value-type="float">
            <text:p>32.904635</text:p>
          </table:table-cell>
          <table:table-cell table:formula="of:=IF([.B466]=&quot;PC&quot;;[.H$2];-[.H$2])" office:value-type="float" office:value="-2200" calcext:value-type="float">
            <text:p>-2200</text:p>
          </table:table-cell>
          <table:table-cell table:formula="of:=IF(AND([.$B466]=&quot;i2c&quot;;[.$C466]=0);[.$D466];[.K465])" office:value-type="float" office:value="-1024" calcext:value-type="float">
            <text:p>-1024</text:p>
          </table:table-cell>
          <table:table-cell table:formula="of:=IF(AND([.$B466]=&quot;i2c&quot;;[.$C466]=1);[.$D466];[.L465])" office:value-type="float" office:value="-316" calcext:value-type="float">
            <text:p>-316</text:p>
          </table:table-cell>
          <table:table-cell table:formula="of:=IF(AND([.$B466]=&quot;i2c&quot;;[.$C466]=2);[.$D466];[.M465])" office:value-type="float" office:value="0" calcext:value-type="float">
            <text:p>0</text:p>
          </table:table-cell>
          <table:table-cell table:formula="of:=IF(AND([.$B466]=&quot;i2c&quot;;[.$C466]=3);[.$D466];[.N465]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612597436" calcext:value-type="float">
            <text:p>161259743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formula="of:=([.A467]-[.A$2])/1000000" office:value-type="float" office:value="32.936967" calcext:value-type="float">
            <text:p>32.936967</text:p>
          </table:table-cell>
          <table:table-cell table:formula="of:=IF([.B467]=&quot;PC&quot;;[.H$2];-[.H$2])" office:value-type="float" office:value="-2200" calcext:value-type="float">
            <text:p>-2200</text:p>
          </table:table-cell>
          <table:table-cell table:formula="of:=IF(AND([.$B467]=&quot;i2c&quot;;[.$C467]=0);[.$D467];[.K466])" office:value-type="float" office:value="-1024" calcext:value-type="float">
            <text:p>-1024</text:p>
          </table:table-cell>
          <table:table-cell table:formula="of:=IF(AND([.$B467]=&quot;i2c&quot;;[.$C467]=1);[.$D467];[.L466])" office:value-type="float" office:value="-316" calcext:value-type="float">
            <text:p>-316</text:p>
          </table:table-cell>
          <table:table-cell table:formula="of:=IF(AND([.$B467]=&quot;i2c&quot;;[.$C467]=2);[.$D467];[.M466])" office:value-type="float" office:value="-1" calcext:value-type="float">
            <text:p>-1</text:p>
          </table:table-cell>
          <table:table-cell table:formula="of:=IF(AND([.$B467]=&quot;i2c&quot;;[.$C467]=3);[.$D467];[.N466]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612610498" calcext:value-type="float">
            <text:p>161261049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table:formula="of:=([.A468]-[.A$2])/1000000" office:value-type="float" office:value="32.950029" calcext:value-type="float">
            <text:p>32.950029</text:p>
          </table:table-cell>
          <table:table-cell table:formula="of:=IF([.B468]=&quot;PC&quot;;[.H$2];-[.H$2])" office:value-type="float" office:value="-2200" calcext:value-type="float">
            <text:p>-2200</text:p>
          </table:table-cell>
          <table:table-cell table:formula="of:=IF(AND([.$B468]=&quot;i2c&quot;;[.$C468]=0);[.$D468];[.K467])" office:value-type="float" office:value="-1024" calcext:value-type="float">
            <text:p>-1024</text:p>
          </table:table-cell>
          <table:table-cell table:formula="of:=IF(AND([.$B468]=&quot;i2c&quot;;[.$C468]=1);[.$D468];[.L467])" office:value-type="float" office:value="-316" calcext:value-type="float">
            <text:p>-316</text:p>
          </table:table-cell>
          <table:table-cell table:formula="of:=IF(AND([.$B468]=&quot;i2c&quot;;[.$C468]=2);[.$D468];[.M467])" office:value-type="float" office:value="-1" calcext:value-type="float">
            <text:p>-1</text:p>
          </table:table-cell>
          <table:table-cell table:formula="of:=IF(AND([.$B468]=&quot;i2c&quot;;[.$C468]=3);[.$D468];[.N467]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12654849" calcext:value-type="float">
            <text:p>161265484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346" calcext:value-type="float">
            <text:p>-346</text:p>
          </table:table-cell>
          <table:table-cell table:number-columns-repeated="4"/>
          <table:table-cell table:formula="of:=([.A469]-[.A$2])/1000000" office:value-type="float" office:value="32.99438" calcext:value-type="float">
            <text:p>32.99438</text:p>
          </table:table-cell>
          <table:table-cell table:formula="of:=IF([.B469]=&quot;PC&quot;;[.H$2];-[.H$2])" office:value-type="float" office:value="-2200" calcext:value-type="float">
            <text:p>-2200</text:p>
          </table:table-cell>
          <table:table-cell table:formula="of:=IF(AND([.$B469]=&quot;i2c&quot;;[.$C469]=0);[.$D469];[.K468])" office:value-type="float" office:value="-1024" calcext:value-type="float">
            <text:p>-1024</text:p>
          </table:table-cell>
          <table:table-cell table:formula="of:=IF(AND([.$B469]=&quot;i2c&quot;;[.$C469]=1);[.$D469];[.L468])" office:value-type="float" office:value="-346" calcext:value-type="float">
            <text:p>-346</text:p>
          </table:table-cell>
          <table:table-cell table:formula="of:=IF(AND([.$B469]=&quot;i2c&quot;;[.$C469]=2);[.$D469];[.M468])" office:value-type="float" office:value="-1" calcext:value-type="float">
            <text:p>-1</text:p>
          </table:table-cell>
          <table:table-cell table:formula="of:=IF(AND([.$B469]=&quot;i2c&quot;;[.$C469]=3);[.$D469];[.N468]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12687172" calcext:value-type="float">
            <text:p>161268717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4"/>
          <table:table-cell table:formula="of:=([.A470]-[.A$2])/1000000" office:value-type="float" office:value="33.026703" calcext:value-type="float">
            <text:p>33.026703</text:p>
          </table:table-cell>
          <table:table-cell table:formula="of:=IF([.B470]=&quot;PC&quot;;[.H$2];-[.H$2])" office:value-type="float" office:value="-2200" calcext:value-type="float">
            <text:p>-2200</text:p>
          </table:table-cell>
          <table:table-cell table:formula="of:=IF(AND([.$B470]=&quot;i2c&quot;;[.$C470]=0);[.$D470];[.K469])" office:value-type="float" office:value="-1024" calcext:value-type="float">
            <text:p>-1024</text:p>
          </table:table-cell>
          <table:table-cell table:formula="of:=IF(AND([.$B470]=&quot;i2c&quot;;[.$C470]=1);[.$D470];[.L469])" office:value-type="float" office:value="-346" calcext:value-type="float">
            <text:p>-346</text:p>
          </table:table-cell>
          <table:table-cell table:formula="of:=IF(AND([.$B470]=&quot;i2c&quot;;[.$C470]=2);[.$D470];[.M469])" office:value-type="float" office:value="-2" calcext:value-type="float">
            <text:p>-2</text:p>
          </table:table-cell>
          <table:table-cell table:formula="of:=IF(AND([.$B470]=&quot;i2c&quot;;[.$C470]=3);[.$D470];[.N469]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12694777" calcext:value-type="float">
            <text:p>1612694777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=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C00</text:p>
          </table:table-cell>
          <table:table-cell table:number-columns-repeated="2"/>
          <table:table-cell table:formula="of:=([.A471]-[.A$2])/1000000" office:value-type="float" office:value="33.034308" calcext:value-type="float">
            <text:p>33.034308</text:p>
          </table:table-cell>
          <table:table-cell table:formula="of:=IF([.B471]=&quot;PC&quot;;[.H$2];-[.H$2])" office:value-type="float" office:value="2200" calcext:value-type="float">
            <text:p>2200</text:p>
          </table:table-cell>
          <table:table-cell table:formula="of:=IF(AND([.$B471]=&quot;i2c&quot;;[.$C471]=0);[.$D471];[.K470])" office:value-type="float" office:value="-1024" calcext:value-type="float">
            <text:p>-1024</text:p>
          </table:table-cell>
          <table:table-cell table:formula="of:=IF(AND([.$B471]=&quot;i2c&quot;;[.$C471]=1);[.$D471];[.L470])" office:value-type="float" office:value="-346" calcext:value-type="float">
            <text:p>-346</text:p>
          </table:table-cell>
          <table:table-cell table:formula="of:=IF(AND([.$B471]=&quot;i2c&quot;;[.$C471]=2);[.$D471];[.M470])" office:value-type="float" office:value="-2" calcext:value-type="float">
            <text:p>-2</text:p>
          </table:table-cell>
          <table:table-cell table:formula="of:=IF(AND([.$B471]=&quot;i2c&quot;;[.$C471]=3);[.$D471];[.N470]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12700269" calcext:value-type="float">
            <text:p>161270026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formula="of:=([.A472]-[.A$2])/1000000" office:value-type="float" office:value="33.0398" calcext:value-type="float">
            <text:p>33.0398</text:p>
          </table:table-cell>
          <table:table-cell table:formula="of:=IF([.B472]=&quot;PC&quot;;[.H$2];-[.H$2])" office:value-type="float" office:value="-2200" calcext:value-type="float">
            <text:p>-2200</text:p>
          </table:table-cell>
          <table:table-cell table:formula="of:=IF(AND([.$B472]=&quot;i2c&quot;;[.$C472]=0);[.$D472];[.K471])" office:value-type="float" office:value="-1024" calcext:value-type="float">
            <text:p>-1024</text:p>
          </table:table-cell>
          <table:table-cell table:formula="of:=IF(AND([.$B472]=&quot;i2c&quot;;[.$C472]=1);[.$D472];[.L471])" office:value-type="float" office:value="-346" calcext:value-type="float">
            <text:p>-346</text:p>
          </table:table-cell>
          <table:table-cell table:formula="of:=IF(AND([.$B472]=&quot;i2c&quot;;[.$C472]=2);[.$D472];[.M471])" office:value-type="float" office:value="-2" calcext:value-type="float">
            <text:p>-2</text:p>
          </table:table-cell>
          <table:table-cell table:formula="of:=IF(AND([.$B472]=&quot;i2c&quot;;[.$C472]=3);[.$D472];[.N471]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612703727" calcext:value-type="float">
            <text:p>161270372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994" calcext:value-type="float">
            <text:p>-994</text:p>
          </table:table-cell>
          <table:table-cell table:number-columns-repeated="4"/>
          <table:table-cell table:formula="of:=([.A473]-[.A$2])/1000000" office:value-type="float" office:value="33.043258" calcext:value-type="float">
            <text:p>33.043258</text:p>
          </table:table-cell>
          <table:table-cell table:formula="of:=IF([.B473]=&quot;PC&quot;;[.H$2];-[.H$2])" office:value-type="float" office:value="-2200" calcext:value-type="float">
            <text:p>-2200</text:p>
          </table:table-cell>
          <table:table-cell table:formula="of:=IF(AND([.$B473]=&quot;i2c&quot;;[.$C473]=0);[.$D473];[.K472])" office:value-type="float" office:value="-994" calcext:value-type="float">
            <text:p>-994</text:p>
          </table:table-cell>
          <table:table-cell table:formula="of:=IF(AND([.$B473]=&quot;i2c&quot;;[.$C473]=1);[.$D473];[.L472])" office:value-type="float" office:value="-346" calcext:value-type="float">
            <text:p>-346</text:p>
          </table:table-cell>
          <table:table-cell table:formula="of:=IF(AND([.$B473]=&quot;i2c&quot;;[.$C473]=2);[.$D473];[.M472])" office:value-type="float" office:value="-2" calcext:value-type="float">
            <text:p>-2</text:p>
          </table:table-cell>
          <table:table-cell table:formula="of:=IF(AND([.$B473]=&quot;i2c&quot;;[.$C473]=3);[.$D473];[.N472]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612745691" calcext:value-type="float">
            <text:p>161274569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376" calcext:value-type="float">
            <text:p>-376</text:p>
          </table:table-cell>
          <table:table-cell table:number-columns-repeated="4"/>
          <table:table-cell table:formula="of:=([.A474]-[.A$2])/1000000" office:value-type="float" office:value="33.085222" calcext:value-type="float">
            <text:p>33.085222</text:p>
          </table:table-cell>
          <table:table-cell table:formula="of:=IF([.B474]=&quot;PC&quot;;[.H$2];-[.H$2])" office:value-type="float" office:value="-2200" calcext:value-type="float">
            <text:p>-2200</text:p>
          </table:table-cell>
          <table:table-cell table:formula="of:=IF(AND([.$B474]=&quot;i2c&quot;;[.$C474]=0);[.$D474];[.K473])" office:value-type="float" office:value="-994" calcext:value-type="float">
            <text:p>-994</text:p>
          </table:table-cell>
          <table:table-cell table:formula="of:=IF(AND([.$B474]=&quot;i2c&quot;;[.$C474]=1);[.$D474];[.L473])" office:value-type="float" office:value="-376" calcext:value-type="float">
            <text:p>-376</text:p>
          </table:table-cell>
          <table:table-cell table:formula="of:=IF(AND([.$B474]=&quot;i2c&quot;;[.$C474]=2);[.$D474];[.M473])" office:value-type="float" office:value="-2" calcext:value-type="float">
            <text:p>-2</text:p>
          </table:table-cell>
          <table:table-cell table:formula="of:=IF(AND([.$B474]=&quot;i2c&quot;;[.$C474]=3);[.$D474];[.N473]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612778020" calcext:value-type="float">
            <text:p>161277802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4"/>
          <table:table-cell table:formula="of:=([.A475]-[.A$2])/1000000" office:value-type="float" office:value="33.117551" calcext:value-type="float">
            <text:p>33.117551</text:p>
          </table:table-cell>
          <table:table-cell table:formula="of:=IF([.B475]=&quot;PC&quot;;[.H$2];-[.H$2])" office:value-type="float" office:value="-2200" calcext:value-type="float">
            <text:p>-2200</text:p>
          </table:table-cell>
          <table:table-cell table:formula="of:=IF(AND([.$B475]=&quot;i2c&quot;;[.$C475]=0);[.$D475];[.K474])" office:value-type="float" office:value="-994" calcext:value-type="float">
            <text:p>-994</text:p>
          </table:table-cell>
          <table:table-cell table:formula="of:=IF(AND([.$B475]=&quot;i2c&quot;;[.$C475]=1);[.$D475];[.L474])" office:value-type="float" office:value="-376" calcext:value-type="float">
            <text:p>-376</text:p>
          </table:table-cell>
          <table:table-cell table:formula="of:=IF(AND([.$B475]=&quot;i2c&quot;;[.$C475]=2);[.$D475];[.M474])" office:value-type="float" office:value="-3" calcext:value-type="float">
            <text:p>-3</text:p>
          </table:table-cell>
          <table:table-cell table:formula="of:=IF(AND([.$B475]=&quot;i2c&quot;;[.$C475]=3);[.$D475];[.N474]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612791089" calcext:value-type="float">
            <text:p>161279108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formula="of:=([.A476]-[.A$2])/1000000" office:value-type="float" office:value="33.13062" calcext:value-type="float">
            <text:p>33.13062</text:p>
          </table:table-cell>
          <table:table-cell table:formula="of:=IF([.B476]=&quot;PC&quot;;[.H$2];-[.H$2])" office:value-type="float" office:value="-2200" calcext:value-type="float">
            <text:p>-2200</text:p>
          </table:table-cell>
          <table:table-cell table:formula="of:=IF(AND([.$B476]=&quot;i2c&quot;;[.$C476]=0);[.$D476];[.K475])" office:value-type="float" office:value="-994" calcext:value-type="float">
            <text:p>-994</text:p>
          </table:table-cell>
          <table:table-cell table:formula="of:=IF(AND([.$B476]=&quot;i2c&quot;;[.$C476]=1);[.$D476];[.L475])" office:value-type="float" office:value="-376" calcext:value-type="float">
            <text:p>-376</text:p>
          </table:table-cell>
          <table:table-cell table:formula="of:=IF(AND([.$B476]=&quot;i2c&quot;;[.$C476]=2);[.$D476];[.M475])" office:value-type="float" office:value="-3" calcext:value-type="float">
            <text:p>-3</text:p>
          </table:table-cell>
          <table:table-cell table:formula="of:=IF(AND([.$B476]=&quot;i2c&quot;;[.$C476]=3);[.$D476];[.N475]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12794517" calcext:value-type="float">
            <text:p>161279451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964" calcext:value-type="float">
            <text:p>-964</text:p>
          </table:table-cell>
          <table:table-cell table:number-columns-repeated="4"/>
          <table:table-cell table:formula="of:=([.A477]-[.A$2])/1000000" office:value-type="float" office:value="33.134048" calcext:value-type="float">
            <text:p>33.134048</text:p>
          </table:table-cell>
          <table:table-cell table:formula="of:=IF([.B477]=&quot;PC&quot;;[.H$2];-[.H$2])" office:value-type="float" office:value="-2200" calcext:value-type="float">
            <text:p>-2200</text:p>
          </table:table-cell>
          <table:table-cell table:formula="of:=IF(AND([.$B477]=&quot;i2c&quot;;[.$C477]=0);[.$D477];[.K476])" office:value-type="float" office:value="-964" calcext:value-type="float">
            <text:p>-964</text:p>
          </table:table-cell>
          <table:table-cell table:formula="of:=IF(AND([.$B477]=&quot;i2c&quot;;[.$C477]=1);[.$D477];[.L476])" office:value-type="float" office:value="-376" calcext:value-type="float">
            <text:p>-376</text:p>
          </table:table-cell>
          <table:table-cell table:formula="of:=IF(AND([.$B477]=&quot;i2c&quot;;[.$C477]=2);[.$D477];[.M476])" office:value-type="float" office:value="-3" calcext:value-type="float">
            <text:p>-3</text:p>
          </table:table-cell>
          <table:table-cell table:formula="of:=IF(AND([.$B477]=&quot;i2c&quot;;[.$C477]=3);[.$D477];[.N476]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12836464" calcext:value-type="float">
            <text:p>161283646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406" calcext:value-type="float">
            <text:p>-406</text:p>
          </table:table-cell>
          <table:table-cell table:number-columns-repeated="4"/>
          <table:table-cell table:formula="of:=([.A478]-[.A$2])/1000000" office:value-type="float" office:value="33.175995" calcext:value-type="float">
            <text:p>33.175995</text:p>
          </table:table-cell>
          <table:table-cell table:formula="of:=IF([.B478]=&quot;PC&quot;;[.H$2];-[.H$2])" office:value-type="float" office:value="-2200" calcext:value-type="float">
            <text:p>-2200</text:p>
          </table:table-cell>
          <table:table-cell table:formula="of:=IF(AND([.$B478]=&quot;i2c&quot;;[.$C478]=0);[.$D478];[.K477])" office:value-type="float" office:value="-964" calcext:value-type="float">
            <text:p>-964</text:p>
          </table:table-cell>
          <table:table-cell table:formula="of:=IF(AND([.$B478]=&quot;i2c&quot;;[.$C478]=1);[.$D478];[.L477])" office:value-type="float" office:value="-406" calcext:value-type="float">
            <text:p>-406</text:p>
          </table:table-cell>
          <table:table-cell table:formula="of:=IF(AND([.$B478]=&quot;i2c&quot;;[.$C478]=2);[.$D478];[.M477])" office:value-type="float" office:value="-3" calcext:value-type="float">
            <text:p>-3</text:p>
          </table:table-cell>
          <table:table-cell table:formula="of:=IF(AND([.$B478]=&quot;i2c&quot;;[.$C478]=3);[.$D478];[.N477]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12868786" calcext:value-type="float">
            <text:p>161286878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number-columns-repeated="4"/>
          <table:table-cell table:formula="of:=([.A479]-[.A$2])/1000000" office:value-type="float" office:value="33.208317" calcext:value-type="float">
            <text:p>33.208317</text:p>
          </table:table-cell>
          <table:table-cell table:formula="of:=IF([.B479]=&quot;PC&quot;;[.H$2];-[.H$2])" office:value-type="float" office:value="-2200" calcext:value-type="float">
            <text:p>-2200</text:p>
          </table:table-cell>
          <table:table-cell table:formula="of:=IF(AND([.$B479]=&quot;i2c&quot;;[.$C479]=0);[.$D479];[.K478])" office:value-type="float" office:value="-964" calcext:value-type="float">
            <text:p>-964</text:p>
          </table:table-cell>
          <table:table-cell table:formula="of:=IF(AND([.$B479]=&quot;i2c&quot;;[.$C479]=1);[.$D479];[.L478])" office:value-type="float" office:value="-406" calcext:value-type="float">
            <text:p>-406</text:p>
          </table:table-cell>
          <table:table-cell table:formula="of:=IF(AND([.$B479]=&quot;i2c&quot;;[.$C479]=2);[.$D479];[.M478])" office:value-type="float" office:value="-4" calcext:value-type="float">
            <text:p>-4</text:p>
          </table:table-cell>
          <table:table-cell table:formula="of:=IF(AND([.$B479]=&quot;i2c&quot;;[.$C479]=3);[.$D479];[.N478]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12881858" calcext:value-type="float">
            <text:p>161288185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formula="of:=([.A480]-[.A$2])/1000000" office:value-type="float" office:value="33.221389" calcext:value-type="float">
            <text:p>33.221389</text:p>
          </table:table-cell>
          <table:table-cell table:formula="of:=IF([.B480]=&quot;PC&quot;;[.H$2];-[.H$2])" office:value-type="float" office:value="-2200" calcext:value-type="float">
            <text:p>-2200</text:p>
          </table:table-cell>
          <table:table-cell table:formula="of:=IF(AND([.$B480]=&quot;i2c&quot;;[.$C480]=0);[.$D480];[.K479])" office:value-type="float" office:value="-964" calcext:value-type="float">
            <text:p>-964</text:p>
          </table:table-cell>
          <table:table-cell table:formula="of:=IF(AND([.$B480]=&quot;i2c&quot;;[.$C480]=1);[.$D480];[.L479])" office:value-type="float" office:value="-406" calcext:value-type="float">
            <text:p>-406</text:p>
          </table:table-cell>
          <table:table-cell table:formula="of:=IF(AND([.$B480]=&quot;i2c&quot;;[.$C480]=2);[.$D480];[.M479])" office:value-type="float" office:value="-4" calcext:value-type="float">
            <text:p>-4</text:p>
          </table:table-cell>
          <table:table-cell table:formula="of:=IF(AND([.$B480]=&quot;i2c&quot;;[.$C480]=3);[.$D480];[.N479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12885287" calcext:value-type="float">
            <text:p>161288528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934" calcext:value-type="float">
            <text:p>-934</text:p>
          </table:table-cell>
          <table:table-cell table:number-columns-repeated="4"/>
          <table:table-cell table:formula="of:=([.A481]-[.A$2])/1000000" office:value-type="float" office:value="33.224818" calcext:value-type="float">
            <text:p>33.224818</text:p>
          </table:table-cell>
          <table:table-cell table:formula="of:=IF([.B481]=&quot;PC&quot;;[.H$2];-[.H$2])" office:value-type="float" office:value="-2200" calcext:value-type="float">
            <text:p>-2200</text:p>
          </table:table-cell>
          <table:table-cell table:formula="of:=IF(AND([.$B481]=&quot;i2c&quot;;[.$C481]=0);[.$D481];[.K480])" office:value-type="float" office:value="-934" calcext:value-type="float">
            <text:p>-934</text:p>
          </table:table-cell>
          <table:table-cell table:formula="of:=IF(AND([.$B481]=&quot;i2c&quot;;[.$C481]=1);[.$D481];[.L480])" office:value-type="float" office:value="-406" calcext:value-type="float">
            <text:p>-406</text:p>
          </table:table-cell>
          <table:table-cell table:formula="of:=IF(AND([.$B481]=&quot;i2c&quot;;[.$C481]=2);[.$D481];[.M480])" office:value-type="float" office:value="-4" calcext:value-type="float">
            <text:p>-4</text:p>
          </table:table-cell>
          <table:table-cell table:formula="of:=IF(AND([.$B481]=&quot;i2c&quot;;[.$C481]=3);[.$D481];[.N480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12927239" calcext:value-type="float">
            <text:p>161292723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436" calcext:value-type="float">
            <text:p>-436</text:p>
          </table:table-cell>
          <table:table-cell table:number-columns-repeated="4"/>
          <table:table-cell table:formula="of:=([.A482]-[.A$2])/1000000" office:value-type="float" office:value="33.26677" calcext:value-type="float">
            <text:p>33.26677</text:p>
          </table:table-cell>
          <table:table-cell table:formula="of:=IF([.B482]=&quot;PC&quot;;[.H$2];-[.H$2])" office:value-type="float" office:value="-2200" calcext:value-type="float">
            <text:p>-2200</text:p>
          </table:table-cell>
          <table:table-cell table:formula="of:=IF(AND([.$B482]=&quot;i2c&quot;;[.$C482]=0);[.$D482];[.K481])" office:value-type="float" office:value="-934" calcext:value-type="float">
            <text:p>-934</text:p>
          </table:table-cell>
          <table:table-cell table:formula="of:=IF(AND([.$B482]=&quot;i2c&quot;;[.$C482]=1);[.$D482];[.L481])" office:value-type="float" office:value="-436" calcext:value-type="float">
            <text:p>-436</text:p>
          </table:table-cell>
          <table:table-cell table:formula="of:=IF(AND([.$B482]=&quot;i2c&quot;;[.$C482]=2);[.$D482];[.M481])" office:value-type="float" office:value="-4" calcext:value-type="float">
            <text:p>-4</text:p>
          </table:table-cell>
          <table:table-cell table:formula="of:=IF(AND([.$B482]=&quot;i2c&quot;;[.$C482]=3);[.$D482];[.N481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12959559" calcext:value-type="float">
            <text:p>161295955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number-columns-repeated="4"/>
          <table:table-cell table:formula="of:=([.A483]-[.A$2])/1000000" office:value-type="float" office:value="33.29909" calcext:value-type="float">
            <text:p>33.29909</text:p>
          </table:table-cell>
          <table:table-cell table:formula="of:=IF([.B483]=&quot;PC&quot;;[.H$2];-[.H$2])" office:value-type="float" office:value="-2200" calcext:value-type="float">
            <text:p>-2200</text:p>
          </table:table-cell>
          <table:table-cell table:formula="of:=IF(AND([.$B483]=&quot;i2c&quot;;[.$C483]=0);[.$D483];[.K482])" office:value-type="float" office:value="-934" calcext:value-type="float">
            <text:p>-934</text:p>
          </table:table-cell>
          <table:table-cell table:formula="of:=IF(AND([.$B483]=&quot;i2c&quot;;[.$C483]=1);[.$D483];[.L482])" office:value-type="float" office:value="-436" calcext:value-type="float">
            <text:p>-436</text:p>
          </table:table-cell>
          <table:table-cell table:formula="of:=IF(AND([.$B483]=&quot;i2c&quot;;[.$C483]=2);[.$D483];[.M482])" office:value-type="float" office:value="-5" calcext:value-type="float">
            <text:p>-5</text:p>
          </table:table-cell>
          <table:table-cell table:formula="of:=IF(AND([.$B483]=&quot;i2c&quot;;[.$C483]=3);[.$D483];[.N482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12972614" calcext:value-type="float">
            <text:p>161297261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table:formula="of:=([.A484]-[.A$2])/1000000" office:value-type="float" office:value="33.312145" calcext:value-type="float">
            <text:p>33.312145</text:p>
          </table:table-cell>
          <table:table-cell table:formula="of:=IF([.B484]=&quot;PC&quot;;[.H$2];-[.H$2])" office:value-type="float" office:value="-2200" calcext:value-type="float">
            <text:p>-2200</text:p>
          </table:table-cell>
          <table:table-cell table:formula="of:=IF(AND([.$B484]=&quot;i2c&quot;;[.$C484]=0);[.$D484];[.K483])" office:value-type="float" office:value="-934" calcext:value-type="float">
            <text:p>-934</text:p>
          </table:table-cell>
          <table:table-cell table:formula="of:=IF(AND([.$B484]=&quot;i2c&quot;;[.$C484]=1);[.$D484];[.L483])" office:value-type="float" office:value="-436" calcext:value-type="float">
            <text:p>-436</text:p>
          </table:table-cell>
          <table:table-cell table:formula="of:=IF(AND([.$B484]=&quot;i2c&quot;;[.$C484]=2);[.$D484];[.M483])" office:value-type="float" office:value="-5" calcext:value-type="float">
            <text:p>-5</text:p>
          </table:table-cell>
          <table:table-cell table:formula="of:=IF(AND([.$B484]=&quot;i2c&quot;;[.$C484]=3);[.$D484];[.N483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12976061" calcext:value-type="float">
            <text:p>161297606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904" calcext:value-type="float">
            <text:p>-904</text:p>
          </table:table-cell>
          <table:table-cell table:number-columns-repeated="4"/>
          <table:table-cell table:formula="of:=([.A485]-[.A$2])/1000000" office:value-type="float" office:value="33.315592" calcext:value-type="float">
            <text:p>33.315592</text:p>
          </table:table-cell>
          <table:table-cell table:formula="of:=IF([.B485]=&quot;PC&quot;;[.H$2];-[.H$2])" office:value-type="float" office:value="-2200" calcext:value-type="float">
            <text:p>-2200</text:p>
          </table:table-cell>
          <table:table-cell table:formula="of:=IF(AND([.$B485]=&quot;i2c&quot;;[.$C485]=0);[.$D485];[.K484])" office:value-type="float" office:value="-904" calcext:value-type="float">
            <text:p>-904</text:p>
          </table:table-cell>
          <table:table-cell table:formula="of:=IF(AND([.$B485]=&quot;i2c&quot;;[.$C485]=1);[.$D485];[.L484])" office:value-type="float" office:value="-436" calcext:value-type="float">
            <text:p>-436</text:p>
          </table:table-cell>
          <table:table-cell table:formula="of:=IF(AND([.$B485]=&quot;i2c&quot;;[.$C485]=2);[.$D485];[.M484])" office:value-type="float" office:value="-5" calcext:value-type="float">
            <text:p>-5</text:p>
          </table:table-cell>
          <table:table-cell table:formula="of:=IF(AND([.$B485]=&quot;i2c&quot;;[.$C485]=3);[.$D485];[.N484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13018007" calcext:value-type="float">
            <text:p>161301800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466" calcext:value-type="float">
            <text:p>-466</text:p>
          </table:table-cell>
          <table:table-cell table:number-columns-repeated="4"/>
          <table:table-cell table:formula="of:=([.A486]-[.A$2])/1000000" office:value-type="float" office:value="33.357538" calcext:value-type="float">
            <text:p>33.357538</text:p>
          </table:table-cell>
          <table:table-cell table:formula="of:=IF([.B486]=&quot;PC&quot;;[.H$2];-[.H$2])" office:value-type="float" office:value="-2200" calcext:value-type="float">
            <text:p>-2200</text:p>
          </table:table-cell>
          <table:table-cell table:formula="of:=IF(AND([.$B486]=&quot;i2c&quot;;[.$C486]=0);[.$D486];[.K485])" office:value-type="float" office:value="-904" calcext:value-type="float">
            <text:p>-904</text:p>
          </table:table-cell>
          <table:table-cell table:formula="of:=IF(AND([.$B486]=&quot;i2c&quot;;[.$C486]=1);[.$D486];[.L485])" office:value-type="float" office:value="-466" calcext:value-type="float">
            <text:p>-466</text:p>
          </table:table-cell>
          <table:table-cell table:formula="of:=IF(AND([.$B486]=&quot;i2c&quot;;[.$C486]=2);[.$D486];[.M485])" office:value-type="float" office:value="-5" calcext:value-type="float">
            <text:p>-5</text:p>
          </table:table-cell>
          <table:table-cell table:formula="of:=IF(AND([.$B486]=&quot;i2c&quot;;[.$C486]=3);[.$D486];[.N485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13050334" calcext:value-type="float">
            <text:p>161305033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number-columns-repeated="4"/>
          <table:table-cell table:formula="of:=([.A487]-[.A$2])/1000000" office:value-type="float" office:value="33.389865" calcext:value-type="float">
            <text:p>33.389865</text:p>
          </table:table-cell>
          <table:table-cell table:formula="of:=IF([.B487]=&quot;PC&quot;;[.H$2];-[.H$2])" office:value-type="float" office:value="-2200" calcext:value-type="float">
            <text:p>-2200</text:p>
          </table:table-cell>
          <table:table-cell table:formula="of:=IF(AND([.$B487]=&quot;i2c&quot;;[.$C487]=0);[.$D487];[.K486])" office:value-type="float" office:value="-904" calcext:value-type="float">
            <text:p>-904</text:p>
          </table:table-cell>
          <table:table-cell table:formula="of:=IF(AND([.$B487]=&quot;i2c&quot;;[.$C487]=1);[.$D487];[.L486])" office:value-type="float" office:value="-466" calcext:value-type="float">
            <text:p>-466</text:p>
          </table:table-cell>
          <table:table-cell table:formula="of:=IF(AND([.$B487]=&quot;i2c&quot;;[.$C487]=2);[.$D487];[.M486])" office:value-type="float" office:value="-6" calcext:value-type="float">
            <text:p>-6</text:p>
          </table:table-cell>
          <table:table-cell table:formula="of:=IF(AND([.$B487]=&quot;i2c&quot;;[.$C487]=3);[.$D487];[.N486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13063400" calcext:value-type="float">
            <text:p>161306340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formula="of:=([.A488]-[.A$2])/1000000" office:value-type="float" office:value="33.402931" calcext:value-type="float">
            <text:p>33.402931</text:p>
          </table:table-cell>
          <table:table-cell table:formula="of:=IF([.B488]=&quot;PC&quot;;[.H$2];-[.H$2])" office:value-type="float" office:value="-2200" calcext:value-type="float">
            <text:p>-2200</text:p>
          </table:table-cell>
          <table:table-cell table:formula="of:=IF(AND([.$B488]=&quot;i2c&quot;;[.$C488]=0);[.$D488];[.K487])" office:value-type="float" office:value="-904" calcext:value-type="float">
            <text:p>-904</text:p>
          </table:table-cell>
          <table:table-cell table:formula="of:=IF(AND([.$B488]=&quot;i2c&quot;;[.$C488]=1);[.$D488];[.L487])" office:value-type="float" office:value="-466" calcext:value-type="float">
            <text:p>-466</text:p>
          </table:table-cell>
          <table:table-cell table:formula="of:=IF(AND([.$B488]=&quot;i2c&quot;;[.$C488]=2);[.$D488];[.M487])" office:value-type="float" office:value="-6" calcext:value-type="float">
            <text:p>-6</text:p>
          </table:table-cell>
          <table:table-cell table:formula="of:=IF(AND([.$B488]=&quot;i2c&quot;;[.$C488]=3);[.$D488];[.N487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13066839" calcext:value-type="float">
            <text:p>161306683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874" calcext:value-type="float">
            <text:p>-874</text:p>
          </table:table-cell>
          <table:table-cell table:number-columns-repeated="4"/>
          <table:table-cell table:formula="of:=([.A489]-[.A$2])/1000000" office:value-type="float" office:value="33.40637" calcext:value-type="float">
            <text:p>33.40637</text:p>
          </table:table-cell>
          <table:table-cell table:formula="of:=IF([.B489]=&quot;PC&quot;;[.H$2];-[.H$2])" office:value-type="float" office:value="-2200" calcext:value-type="float">
            <text:p>-2200</text:p>
          </table:table-cell>
          <table:table-cell table:formula="of:=IF(AND([.$B489]=&quot;i2c&quot;;[.$C489]=0);[.$D489];[.K488])" office:value-type="float" office:value="-874" calcext:value-type="float">
            <text:p>-874</text:p>
          </table:table-cell>
          <table:table-cell table:formula="of:=IF(AND([.$B489]=&quot;i2c&quot;;[.$C489]=1);[.$D489];[.L488])" office:value-type="float" office:value="-466" calcext:value-type="float">
            <text:p>-466</text:p>
          </table:table-cell>
          <table:table-cell table:formula="of:=IF(AND([.$B489]=&quot;i2c&quot;;[.$C489]=2);[.$D489];[.M488])" office:value-type="float" office:value="-6" calcext:value-type="float">
            <text:p>-6</text:p>
          </table:table-cell>
          <table:table-cell table:formula="of:=IF(AND([.$B489]=&quot;i2c&quot;;[.$C489]=3);[.$D489];[.N488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13108791" calcext:value-type="float">
            <text:p>161310879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496" calcext:value-type="float">
            <text:p>-496</text:p>
          </table:table-cell>
          <table:table-cell table:number-columns-repeated="4"/>
          <table:table-cell table:formula="of:=([.A490]-[.A$2])/1000000" office:value-type="float" office:value="33.448322" calcext:value-type="float">
            <text:p>33.448322</text:p>
          </table:table-cell>
          <table:table-cell table:formula="of:=IF([.B490]=&quot;PC&quot;;[.H$2];-[.H$2])" office:value-type="float" office:value="-2200" calcext:value-type="float">
            <text:p>-2200</text:p>
          </table:table-cell>
          <table:table-cell table:formula="of:=IF(AND([.$B490]=&quot;i2c&quot;;[.$C490]=0);[.$D490];[.K489])" office:value-type="float" office:value="-874" calcext:value-type="float">
            <text:p>-874</text:p>
          </table:table-cell>
          <table:table-cell table:formula="of:=IF(AND([.$B490]=&quot;i2c&quot;;[.$C490]=1);[.$D490];[.L489])" office:value-type="float" office:value="-496" calcext:value-type="float">
            <text:p>-496</text:p>
          </table:table-cell>
          <table:table-cell table:formula="of:=IF(AND([.$B490]=&quot;i2c&quot;;[.$C490]=2);[.$D490];[.M489])" office:value-type="float" office:value="-6" calcext:value-type="float">
            <text:p>-6</text:p>
          </table:table-cell>
          <table:table-cell table:formula="of:=IF(AND([.$B490]=&quot;i2c&quot;;[.$C490]=3);[.$D490];[.N489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13141116" calcext:value-type="float">
            <text:p>161314111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number-columns-repeated="4"/>
          <table:table-cell table:formula="of:=([.A491]-[.A$2])/1000000" office:value-type="float" office:value="33.480647" calcext:value-type="float">
            <text:p>33.480647</text:p>
          </table:table-cell>
          <table:table-cell table:formula="of:=IF([.B491]=&quot;PC&quot;;[.H$2];-[.H$2])" office:value-type="float" office:value="-2200" calcext:value-type="float">
            <text:p>-2200</text:p>
          </table:table-cell>
          <table:table-cell table:formula="of:=IF(AND([.$B491]=&quot;i2c&quot;;[.$C491]=0);[.$D491];[.K490])" office:value-type="float" office:value="-874" calcext:value-type="float">
            <text:p>-874</text:p>
          </table:table-cell>
          <table:table-cell table:formula="of:=IF(AND([.$B491]=&quot;i2c&quot;;[.$C491]=1);[.$D491];[.L490])" office:value-type="float" office:value="-496" calcext:value-type="float">
            <text:p>-496</text:p>
          </table:table-cell>
          <table:table-cell table:formula="of:=IF(AND([.$B491]=&quot;i2c&quot;;[.$C491]=2);[.$D491];[.M490])" office:value-type="float" office:value="-7" calcext:value-type="float">
            <text:p>-7</text:p>
          </table:table-cell>
          <table:table-cell table:formula="of:=IF(AND([.$B491]=&quot;i2c&quot;;[.$C491]=3);[.$D491];[.N490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13154183" calcext:value-type="float">
            <text:p>161315418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formula="of:=([.A492]-[.A$2])/1000000" office:value-type="float" office:value="33.493714" calcext:value-type="float">
            <text:p>33.493714</text:p>
          </table:table-cell>
          <table:table-cell table:formula="of:=IF([.B492]=&quot;PC&quot;;[.H$2];-[.H$2])" office:value-type="float" office:value="-2200" calcext:value-type="float">
            <text:p>-2200</text:p>
          </table:table-cell>
          <table:table-cell table:formula="of:=IF(AND([.$B492]=&quot;i2c&quot;;[.$C492]=0);[.$D492];[.K491])" office:value-type="float" office:value="-874" calcext:value-type="float">
            <text:p>-874</text:p>
          </table:table-cell>
          <table:table-cell table:formula="of:=IF(AND([.$B492]=&quot;i2c&quot;;[.$C492]=1);[.$D492];[.L491])" office:value-type="float" office:value="-496" calcext:value-type="float">
            <text:p>-496</text:p>
          </table:table-cell>
          <table:table-cell table:formula="of:=IF(AND([.$B492]=&quot;i2c&quot;;[.$C492]=2);[.$D492];[.M491])" office:value-type="float" office:value="-7" calcext:value-type="float">
            <text:p>-7</text:p>
          </table:table-cell>
          <table:table-cell table:formula="of:=IF(AND([.$B492]=&quot;i2c&quot;;[.$C492]=3);[.$D492];[.N49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13157616" calcext:value-type="float">
            <text:p>161315761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844" calcext:value-type="float">
            <text:p>-844</text:p>
          </table:table-cell>
          <table:table-cell table:number-columns-repeated="4"/>
          <table:table-cell table:formula="of:=([.A493]-[.A$2])/1000000" office:value-type="float" office:value="33.497147" calcext:value-type="float">
            <text:p>33.497147</text:p>
          </table:table-cell>
          <table:table-cell table:formula="of:=IF([.B493]=&quot;PC&quot;;[.H$2];-[.H$2])" office:value-type="float" office:value="-2200" calcext:value-type="float">
            <text:p>-2200</text:p>
          </table:table-cell>
          <table:table-cell table:formula="of:=IF(AND([.$B493]=&quot;i2c&quot;;[.$C493]=0);[.$D493];[.K492])" office:value-type="float" office:value="-844" calcext:value-type="float">
            <text:p>-844</text:p>
          </table:table-cell>
          <table:table-cell table:formula="of:=IF(AND([.$B493]=&quot;i2c&quot;;[.$C493]=1);[.$D493];[.L492])" office:value-type="float" office:value="-496" calcext:value-type="float">
            <text:p>-496</text:p>
          </table:table-cell>
          <table:table-cell table:formula="of:=IF(AND([.$B493]=&quot;i2c&quot;;[.$C493]=2);[.$D493];[.M492])" office:value-type="float" office:value="-7" calcext:value-type="float">
            <text:p>-7</text:p>
          </table:table-cell>
          <table:table-cell table:formula="of:=IF(AND([.$B493]=&quot;i2c&quot;;[.$C493]=3);[.$D493];[.N492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13199571" calcext:value-type="float">
            <text:p>161319957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526" calcext:value-type="float">
            <text:p>-526</text:p>
          </table:table-cell>
          <table:table-cell table:number-columns-repeated="4"/>
          <table:table-cell table:formula="of:=([.A494]-[.A$2])/1000000" office:value-type="float" office:value="33.539102" calcext:value-type="float">
            <text:p>33.539102</text:p>
          </table:table-cell>
          <table:table-cell table:formula="of:=IF([.B494]=&quot;PC&quot;;[.H$2];-[.H$2])" office:value-type="float" office:value="-2200" calcext:value-type="float">
            <text:p>-2200</text:p>
          </table:table-cell>
          <table:table-cell table:formula="of:=IF(AND([.$B494]=&quot;i2c&quot;;[.$C494]=0);[.$D494];[.K493])" office:value-type="float" office:value="-844" calcext:value-type="float">
            <text:p>-844</text:p>
          </table:table-cell>
          <table:table-cell table:formula="of:=IF(AND([.$B494]=&quot;i2c&quot;;[.$C494]=1);[.$D494];[.L493])" office:value-type="float" office:value="-526" calcext:value-type="float">
            <text:p>-526</text:p>
          </table:table-cell>
          <table:table-cell table:formula="of:=IF(AND([.$B494]=&quot;i2c&quot;;[.$C494]=2);[.$D494];[.M493])" office:value-type="float" office:value="-7" calcext:value-type="float">
            <text:p>-7</text:p>
          </table:table-cell>
          <table:table-cell table:formula="of:=IF(AND([.$B494]=&quot;i2c&quot;;[.$C494]=3);[.$D494];[.N493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13231891" calcext:value-type="float">
            <text:p>161323189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4"/>
          <table:table-cell table:formula="of:=([.A495]-[.A$2])/1000000" office:value-type="float" office:value="33.571422" calcext:value-type="float">
            <text:p>33.571422</text:p>
          </table:table-cell>
          <table:table-cell table:formula="of:=IF([.B495]=&quot;PC&quot;;[.H$2];-[.H$2])" office:value-type="float" office:value="-2200" calcext:value-type="float">
            <text:p>-2200</text:p>
          </table:table-cell>
          <table:table-cell table:formula="of:=IF(AND([.$B495]=&quot;i2c&quot;;[.$C495]=0);[.$D495];[.K494])" office:value-type="float" office:value="-844" calcext:value-type="float">
            <text:p>-844</text:p>
          </table:table-cell>
          <table:table-cell table:formula="of:=IF(AND([.$B495]=&quot;i2c&quot;;[.$C495]=1);[.$D495];[.L494])" office:value-type="float" office:value="-526" calcext:value-type="float">
            <text:p>-526</text:p>
          </table:table-cell>
          <table:table-cell table:formula="of:=IF(AND([.$B495]=&quot;i2c&quot;;[.$C495]=2);[.$D495];[.M494])" office:value-type="float" office:value="-8" calcext:value-type="float">
            <text:p>-8</text:p>
          </table:table-cell>
          <table:table-cell table:formula="of:=IF(AND([.$B495]=&quot;i2c&quot;;[.$C495]=3);[.$D495];[.N494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13244958" calcext:value-type="float">
            <text:p>161324495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([.A496]-[.A$2])/1000000" office:value-type="float" office:value="33.584489" calcext:value-type="float">
            <text:p>33.584489</text:p>
          </table:table-cell>
          <table:table-cell table:formula="of:=IF([.B496]=&quot;PC&quot;;[.H$2];-[.H$2])" office:value-type="float" office:value="-2200" calcext:value-type="float">
            <text:p>-2200</text:p>
          </table:table-cell>
          <table:table-cell table:formula="of:=IF(AND([.$B496]=&quot;i2c&quot;;[.$C496]=0);[.$D496];[.K495])" office:value-type="float" office:value="-844" calcext:value-type="float">
            <text:p>-844</text:p>
          </table:table-cell>
          <table:table-cell table:formula="of:=IF(AND([.$B496]=&quot;i2c&quot;;[.$C496]=1);[.$D496];[.L495])" office:value-type="float" office:value="-526" calcext:value-type="float">
            <text:p>-526</text:p>
          </table:table-cell>
          <table:table-cell table:formula="of:=IF(AND([.$B496]=&quot;i2c&quot;;[.$C496]=2);[.$D496];[.M495])" office:value-type="float" office:value="-8" calcext:value-type="float">
            <text:p>-8</text:p>
          </table:table-cell>
          <table:table-cell table:formula="of:=IF(AND([.$B496]=&quot;i2c&quot;;[.$C496]=3);[.$D496];[.N49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13248390" calcext:value-type="float">
            <text:p>161324839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814" calcext:value-type="float">
            <text:p>-814</text:p>
          </table:table-cell>
          <table:table-cell table:number-columns-repeated="4"/>
          <table:table-cell table:formula="of:=([.A497]-[.A$2])/1000000" office:value-type="float" office:value="33.587921" calcext:value-type="float">
            <text:p>33.587921</text:p>
          </table:table-cell>
          <table:table-cell table:formula="of:=IF([.B497]=&quot;PC&quot;;[.H$2];-[.H$2])" office:value-type="float" office:value="-2200" calcext:value-type="float">
            <text:p>-2200</text:p>
          </table:table-cell>
          <table:table-cell table:formula="of:=IF(AND([.$B497]=&quot;i2c&quot;;[.$C497]=0);[.$D497];[.K496])" office:value-type="float" office:value="-814" calcext:value-type="float">
            <text:p>-814</text:p>
          </table:table-cell>
          <table:table-cell table:formula="of:=IF(AND([.$B497]=&quot;i2c&quot;;[.$C497]=1);[.$D497];[.L496])" office:value-type="float" office:value="-526" calcext:value-type="float">
            <text:p>-526</text:p>
          </table:table-cell>
          <table:table-cell table:formula="of:=IF(AND([.$B497]=&quot;i2c&quot;;[.$C497]=2);[.$D497];[.M496])" office:value-type="float" office:value="-8" calcext:value-type="float">
            <text:p>-8</text:p>
          </table:table-cell>
          <table:table-cell table:formula="of:=IF(AND([.$B497]=&quot;i2c&quot;;[.$C497]=3);[.$D497];[.N496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13290345" calcext:value-type="float">
            <text:p>161329034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table:number-columns-repeated="4"/>
          <table:table-cell table:formula="of:=([.A498]-[.A$2])/1000000" office:value-type="float" office:value="33.629876" calcext:value-type="float">
            <text:p>33.629876</text:p>
          </table:table-cell>
          <table:table-cell table:formula="of:=IF([.B498]=&quot;PC&quot;;[.H$2];-[.H$2])" office:value-type="float" office:value="-2200" calcext:value-type="float">
            <text:p>-2200</text:p>
          </table:table-cell>
          <table:table-cell table:formula="of:=IF(AND([.$B498]=&quot;i2c&quot;;[.$C498]=0);[.$D498];[.K497])" office:value-type="float" office:value="-814" calcext:value-type="float">
            <text:p>-814</text:p>
          </table:table-cell>
          <table:table-cell table:formula="of:=IF(AND([.$B498]=&quot;i2c&quot;;[.$C498]=1);[.$D498];[.L497])" office:value-type="float" office:value="-556" calcext:value-type="float">
            <text:p>-556</text:p>
          </table:table-cell>
          <table:table-cell table:formula="of:=IF(AND([.$B498]=&quot;i2c&quot;;[.$C498]=2);[.$D498];[.M497])" office:value-type="float" office:value="-8" calcext:value-type="float">
            <text:p>-8</text:p>
          </table:table-cell>
          <table:table-cell table:formula="of:=IF(AND([.$B498]=&quot;i2c&quot;;[.$C498]=3);[.$D498];[.N497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13322668" calcext:value-type="float">
            <text:p>161332266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number-columns-repeated="4"/>
          <table:table-cell table:formula="of:=([.A499]-[.A$2])/1000000" office:value-type="float" office:value="33.662199" calcext:value-type="float">
            <text:p>33.662199</text:p>
          </table:table-cell>
          <table:table-cell table:formula="of:=IF([.B499]=&quot;PC&quot;;[.H$2];-[.H$2])" office:value-type="float" office:value="-2200" calcext:value-type="float">
            <text:p>-2200</text:p>
          </table:table-cell>
          <table:table-cell table:formula="of:=IF(AND([.$B499]=&quot;i2c&quot;;[.$C499]=0);[.$D499];[.K498])" office:value-type="float" office:value="-814" calcext:value-type="float">
            <text:p>-814</text:p>
          </table:table-cell>
          <table:table-cell table:formula="of:=IF(AND([.$B499]=&quot;i2c&quot;;[.$C499]=1);[.$D499];[.L498])" office:value-type="float" office:value="-556" calcext:value-type="float">
            <text:p>-556</text:p>
          </table:table-cell>
          <table:table-cell table:formula="of:=IF(AND([.$B499]=&quot;i2c&quot;;[.$C499]=2);[.$D499];[.M498])" office:value-type="float" office:value="-9" calcext:value-type="float">
            <text:p>-9</text:p>
          </table:table-cell>
          <table:table-cell table:formula="of:=IF(AND([.$B499]=&quot;i2c&quot;;[.$C499]=3);[.$D499];[.N498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13335720" calcext:value-type="float">
            <text:p>161333572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([.A500]-[.A$2])/1000000" office:value-type="float" office:value="33.675251" calcext:value-type="float">
            <text:p>33.675251</text:p>
          </table:table-cell>
          <table:table-cell table:formula="of:=IF([.B500]=&quot;PC&quot;;[.H$2];-[.H$2])" office:value-type="float" office:value="-2200" calcext:value-type="float">
            <text:p>-2200</text:p>
          </table:table-cell>
          <table:table-cell table:formula="of:=IF(AND([.$B500]=&quot;i2c&quot;;[.$C500]=0);[.$D500];[.K499])" office:value-type="float" office:value="-814" calcext:value-type="float">
            <text:p>-814</text:p>
          </table:table-cell>
          <table:table-cell table:formula="of:=IF(AND([.$B500]=&quot;i2c&quot;;[.$C500]=1);[.$D500];[.L499])" office:value-type="float" office:value="-556" calcext:value-type="float">
            <text:p>-556</text:p>
          </table:table-cell>
          <table:table-cell table:formula="of:=IF(AND([.$B500]=&quot;i2c&quot;;[.$C500]=2);[.$D500];[.M499])" office:value-type="float" office:value="-9" calcext:value-type="float">
            <text:p>-9</text:p>
          </table:table-cell>
          <table:table-cell table:formula="of:=IF(AND([.$B500]=&quot;i2c&quot;;[.$C500]=3);[.$D500];[.N499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13339166" calcext:value-type="float">
            <text:p>161333916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784" calcext:value-type="float">
            <text:p>-784</text:p>
          </table:table-cell>
          <table:table-cell table:number-columns-repeated="4"/>
          <table:table-cell table:formula="of:=([.A501]-[.A$2])/1000000" office:value-type="float" office:value="33.678697" calcext:value-type="float">
            <text:p>33.678697</text:p>
          </table:table-cell>
          <table:table-cell table:formula="of:=IF([.B501]=&quot;PC&quot;;[.H$2];-[.H$2])" office:value-type="float" office:value="-2200" calcext:value-type="float">
            <text:p>-2200</text:p>
          </table:table-cell>
          <table:table-cell table:formula="of:=IF(AND([.$B501]=&quot;i2c&quot;;[.$C501]=0);[.$D501];[.K500])" office:value-type="float" office:value="-784" calcext:value-type="float">
            <text:p>-784</text:p>
          </table:table-cell>
          <table:table-cell table:formula="of:=IF(AND([.$B501]=&quot;i2c&quot;;[.$C501]=1);[.$D501];[.L500])" office:value-type="float" office:value="-556" calcext:value-type="float">
            <text:p>-556</text:p>
          </table:table-cell>
          <table:table-cell table:formula="of:=IF(AND([.$B501]=&quot;i2c&quot;;[.$C501]=2);[.$D501];[.M500])" office:value-type="float" office:value="-9" calcext:value-type="float">
            <text:p>-9</text:p>
          </table:table-cell>
          <table:table-cell table:formula="of:=IF(AND([.$B501]=&quot;i2c&quot;;[.$C501]=3);[.$D501];[.N500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13381114" calcext:value-type="float">
            <text:p>161338111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586" calcext:value-type="float">
            <text:p>-586</text:p>
          </table:table-cell>
          <table:table-cell table:number-columns-repeated="4"/>
          <table:table-cell table:formula="of:=([.A502]-[.A$2])/1000000" office:value-type="float" office:value="33.720645" calcext:value-type="float">
            <text:p>33.720645</text:p>
          </table:table-cell>
          <table:table-cell table:formula="of:=IF([.B502]=&quot;PC&quot;;[.H$2];-[.H$2])" office:value-type="float" office:value="-2200" calcext:value-type="float">
            <text:p>-2200</text:p>
          </table:table-cell>
          <table:table-cell table:formula="of:=IF(AND([.$B502]=&quot;i2c&quot;;[.$C502]=0);[.$D502];[.K501])" office:value-type="float" office:value="-784" calcext:value-type="float">
            <text:p>-784</text:p>
          </table:table-cell>
          <table:table-cell table:formula="of:=IF(AND([.$B502]=&quot;i2c&quot;;[.$C502]=1);[.$D502];[.L501])" office:value-type="float" office:value="-586" calcext:value-type="float">
            <text:p>-586</text:p>
          </table:table-cell>
          <table:table-cell table:formula="of:=IF(AND([.$B502]=&quot;i2c&quot;;[.$C502]=2);[.$D502];[.M501])" office:value-type="float" office:value="-9" calcext:value-type="float">
            <text:p>-9</text:p>
          </table:table-cell>
          <table:table-cell table:formula="of:=IF(AND([.$B502]=&quot;i2c&quot;;[.$C502]=3);[.$D502];[.N501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13413441" calcext:value-type="float">
            <text:p>161341344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table:formula="of:=([.A503]-[.A$2])/1000000" office:value-type="float" office:value="33.752972" calcext:value-type="float">
            <text:p>33.752972</text:p>
          </table:table-cell>
          <table:table-cell table:formula="of:=IF([.B503]=&quot;PC&quot;;[.H$2];-[.H$2])" office:value-type="float" office:value="-2200" calcext:value-type="float">
            <text:p>-2200</text:p>
          </table:table-cell>
          <table:table-cell table:formula="of:=IF(AND([.$B503]=&quot;i2c&quot;;[.$C503]=0);[.$D503];[.K502])" office:value-type="float" office:value="-784" calcext:value-type="float">
            <text:p>-784</text:p>
          </table:table-cell>
          <table:table-cell table:formula="of:=IF(AND([.$B503]=&quot;i2c&quot;;[.$C503]=1);[.$D503];[.L502])" office:value-type="float" office:value="-586" calcext:value-type="float">
            <text:p>-586</text:p>
          </table:table-cell>
          <table:table-cell table:formula="of:=IF(AND([.$B503]=&quot;i2c&quot;;[.$C503]=2);[.$D503];[.M502])" office:value-type="float" office:value="-10" calcext:value-type="float">
            <text:p>-10</text:p>
          </table:table-cell>
          <table:table-cell table:formula="of:=IF(AND([.$B503]=&quot;i2c&quot;;[.$C503]=3);[.$D503];[.N502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13426506" calcext:value-type="float">
            <text:p>161342650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([.A504]-[.A$2])/1000000" office:value-type="float" office:value="33.766037" calcext:value-type="float">
            <text:p>33.766037</text:p>
          </table:table-cell>
          <table:table-cell table:formula="of:=IF([.B504]=&quot;PC&quot;;[.H$2];-[.H$2])" office:value-type="float" office:value="-2200" calcext:value-type="float">
            <text:p>-2200</text:p>
          </table:table-cell>
          <table:table-cell table:formula="of:=IF(AND([.$B504]=&quot;i2c&quot;;[.$C504]=0);[.$D504];[.K503])" office:value-type="float" office:value="-784" calcext:value-type="float">
            <text:p>-784</text:p>
          </table:table-cell>
          <table:table-cell table:formula="of:=IF(AND([.$B504]=&quot;i2c&quot;;[.$C504]=1);[.$D504];[.L503])" office:value-type="float" office:value="-586" calcext:value-type="float">
            <text:p>-586</text:p>
          </table:table-cell>
          <table:table-cell table:formula="of:=IF(AND([.$B504]=&quot;i2c&quot;;[.$C504]=2);[.$D504];[.M503])" office:value-type="float" office:value="-10" calcext:value-type="float">
            <text:p>-10</text:p>
          </table:table-cell>
          <table:table-cell table:formula="of:=IF(AND([.$B504]=&quot;i2c&quot;;[.$C504]=3);[.$D504];[.N503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13429942" calcext:value-type="float">
            <text:p>161342994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754" calcext:value-type="float">
            <text:p>-754</text:p>
          </table:table-cell>
          <table:table-cell table:number-columns-repeated="4"/>
          <table:table-cell table:formula="of:=([.A505]-[.A$2])/1000000" office:value-type="float" office:value="33.769473" calcext:value-type="float">
            <text:p>33.769473</text:p>
          </table:table-cell>
          <table:table-cell table:formula="of:=IF([.B505]=&quot;PC&quot;;[.H$2];-[.H$2])" office:value-type="float" office:value="-2200" calcext:value-type="float">
            <text:p>-2200</text:p>
          </table:table-cell>
          <table:table-cell table:formula="of:=IF(AND([.$B505]=&quot;i2c&quot;;[.$C505]=0);[.$D505];[.K504])" office:value-type="float" office:value="-754" calcext:value-type="float">
            <text:p>-754</text:p>
          </table:table-cell>
          <table:table-cell table:formula="of:=IF(AND([.$B505]=&quot;i2c&quot;;[.$C505]=1);[.$D505];[.L504])" office:value-type="float" office:value="-586" calcext:value-type="float">
            <text:p>-586</text:p>
          </table:table-cell>
          <table:table-cell table:formula="of:=IF(AND([.$B505]=&quot;i2c&quot;;[.$C505]=2);[.$D505];[.M504])" office:value-type="float" office:value="-10" calcext:value-type="float">
            <text:p>-10</text:p>
          </table:table-cell>
          <table:table-cell table:formula="of:=IF(AND([.$B505]=&quot;i2c&quot;;[.$C505]=3);[.$D505];[.N504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13471892" calcext:value-type="float">
            <text:p>161347189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616" calcext:value-type="float">
            <text:p>-616</text:p>
          </table:table-cell>
          <table:table-cell table:number-columns-repeated="4"/>
          <table:table-cell table:formula="of:=([.A506]-[.A$2])/1000000" office:value-type="float" office:value="33.811423" calcext:value-type="float">
            <text:p>33.811423</text:p>
          </table:table-cell>
          <table:table-cell table:formula="of:=IF([.B506]=&quot;PC&quot;;[.H$2];-[.H$2])" office:value-type="float" office:value="-2200" calcext:value-type="float">
            <text:p>-2200</text:p>
          </table:table-cell>
          <table:table-cell table:formula="of:=IF(AND([.$B506]=&quot;i2c&quot;;[.$C506]=0);[.$D506];[.K505])" office:value-type="float" office:value="-754" calcext:value-type="float">
            <text:p>-754</text:p>
          </table:table-cell>
          <table:table-cell table:formula="of:=IF(AND([.$B506]=&quot;i2c&quot;;[.$C506]=1);[.$D506];[.L505])" office:value-type="float" office:value="-616" calcext:value-type="float">
            <text:p>-616</text:p>
          </table:table-cell>
          <table:table-cell table:formula="of:=IF(AND([.$B506]=&quot;i2c&quot;;[.$C506]=2);[.$D506];[.M505])" office:value-type="float" office:value="-10" calcext:value-type="float">
            <text:p>-10</text:p>
          </table:table-cell>
          <table:table-cell table:formula="of:=IF(AND([.$B506]=&quot;i2c&quot;;[.$C506]=3);[.$D506];[.N50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13504217" calcext:value-type="float">
            <text:p>161350421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number-columns-repeated="4"/>
          <table:table-cell table:formula="of:=([.A507]-[.A$2])/1000000" office:value-type="float" office:value="33.843748" calcext:value-type="float">
            <text:p>33.843748</text:p>
          </table:table-cell>
          <table:table-cell table:formula="of:=IF([.B507]=&quot;PC&quot;;[.H$2];-[.H$2])" office:value-type="float" office:value="-2200" calcext:value-type="float">
            <text:p>-2200</text:p>
          </table:table-cell>
          <table:table-cell table:formula="of:=IF(AND([.$B507]=&quot;i2c&quot;;[.$C507]=0);[.$D507];[.K506])" office:value-type="float" office:value="-754" calcext:value-type="float">
            <text:p>-754</text:p>
          </table:table-cell>
          <table:table-cell table:formula="of:=IF(AND([.$B507]=&quot;i2c&quot;;[.$C507]=1);[.$D507];[.L506])" office:value-type="float" office:value="-616" calcext:value-type="float">
            <text:p>-616</text:p>
          </table:table-cell>
          <table:table-cell table:formula="of:=IF(AND([.$B507]=&quot;i2c&quot;;[.$C507]=2);[.$D507];[.M506])" office:value-type="float" office:value="-11" calcext:value-type="float">
            <text:p>-11</text:p>
          </table:table-cell>
          <table:table-cell table:formula="of:=IF(AND([.$B507]=&quot;i2c&quot;;[.$C507]=3);[.$D507];[.N506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13517279" calcext:value-type="float">
            <text:p>161351727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([.A508]-[.A$2])/1000000" office:value-type="float" office:value="33.85681" calcext:value-type="float">
            <text:p>33.85681</text:p>
          </table:table-cell>
          <table:table-cell table:formula="of:=IF([.B508]=&quot;PC&quot;;[.H$2];-[.H$2])" office:value-type="float" office:value="-2200" calcext:value-type="float">
            <text:p>-2200</text:p>
          </table:table-cell>
          <table:table-cell table:formula="of:=IF(AND([.$B508]=&quot;i2c&quot;;[.$C508]=0);[.$D508];[.K507])" office:value-type="float" office:value="-754" calcext:value-type="float">
            <text:p>-754</text:p>
          </table:table-cell>
          <table:table-cell table:formula="of:=IF(AND([.$B508]=&quot;i2c&quot;;[.$C508]=1);[.$D508];[.L507])" office:value-type="float" office:value="-616" calcext:value-type="float">
            <text:p>-616</text:p>
          </table:table-cell>
          <table:table-cell table:formula="of:=IF(AND([.$B508]=&quot;i2c&quot;;[.$C508]=2);[.$D508];[.M507])" office:value-type="float" office:value="-11" calcext:value-type="float">
            <text:p>-11</text:p>
          </table:table-cell>
          <table:table-cell table:formula="of:=IF(AND([.$B508]=&quot;i2c&quot;;[.$C508]=3);[.$D508];[.N507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3520709" calcext:value-type="float">
            <text:p>161352070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724" calcext:value-type="float">
            <text:p>-724</text:p>
          </table:table-cell>
          <table:table-cell table:number-columns-repeated="4"/>
          <table:table-cell table:formula="of:=([.A509]-[.A$2])/1000000" office:value-type="float" office:value="33.86024" calcext:value-type="float">
            <text:p>33.86024</text:p>
          </table:table-cell>
          <table:table-cell table:formula="of:=IF([.B509]=&quot;PC&quot;;[.H$2];-[.H$2])" office:value-type="float" office:value="-2200" calcext:value-type="float">
            <text:p>-2200</text:p>
          </table:table-cell>
          <table:table-cell table:formula="of:=IF(AND([.$B509]=&quot;i2c&quot;;[.$C509]=0);[.$D509];[.K508])" office:value-type="float" office:value="-724" calcext:value-type="float">
            <text:p>-724</text:p>
          </table:table-cell>
          <table:table-cell table:formula="of:=IF(AND([.$B509]=&quot;i2c&quot;;[.$C509]=1);[.$D509];[.L508])" office:value-type="float" office:value="-616" calcext:value-type="float">
            <text:p>-616</text:p>
          </table:table-cell>
          <table:table-cell table:formula="of:=IF(AND([.$B509]=&quot;i2c&quot;;[.$C509]=2);[.$D509];[.M508])" office:value-type="float" office:value="-11" calcext:value-type="float">
            <text:p>-11</text:p>
          </table:table-cell>
          <table:table-cell table:formula="of:=IF(AND([.$B509]=&quot;i2c&quot;;[.$C509]=3);[.$D509];[.N508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3562666" calcext:value-type="float">
            <text:p>161356266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646" calcext:value-type="float">
            <text:p>-646</text:p>
          </table:table-cell>
          <table:table-cell table:number-columns-repeated="4"/>
          <table:table-cell table:formula="of:=([.A510]-[.A$2])/1000000" office:value-type="float" office:value="33.902197" calcext:value-type="float">
            <text:p>33.902197</text:p>
          </table:table-cell>
          <table:table-cell table:formula="of:=IF([.B510]=&quot;PC&quot;;[.H$2];-[.H$2])" office:value-type="float" office:value="-2200" calcext:value-type="float">
            <text:p>-2200</text:p>
          </table:table-cell>
          <table:table-cell table:formula="of:=IF(AND([.$B510]=&quot;i2c&quot;;[.$C510]=0);[.$D510];[.K509])" office:value-type="float" office:value="-724" calcext:value-type="float">
            <text:p>-724</text:p>
          </table:table-cell>
          <table:table-cell table:formula="of:=IF(AND([.$B510]=&quot;i2c&quot;;[.$C510]=1);[.$D510];[.L509])" office:value-type="float" office:value="-646" calcext:value-type="float">
            <text:p>-646</text:p>
          </table:table-cell>
          <table:table-cell table:formula="of:=IF(AND([.$B510]=&quot;i2c&quot;;[.$C510]=2);[.$D510];[.M509])" office:value-type="float" office:value="-11" calcext:value-type="float">
            <text:p>-11</text:p>
          </table:table-cell>
          <table:table-cell table:formula="of:=IF(AND([.$B510]=&quot;i2c&quot;;[.$C510]=3);[.$D510];[.N509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3594989" calcext:value-type="float">
            <text:p>161359498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number-columns-repeated="4"/>
          <table:table-cell table:formula="of:=([.A511]-[.A$2])/1000000" office:value-type="float" office:value="33.93452" calcext:value-type="float">
            <text:p>33.93452</text:p>
          </table:table-cell>
          <table:table-cell table:formula="of:=IF([.B511]=&quot;PC&quot;;[.H$2];-[.H$2])" office:value-type="float" office:value="-2200" calcext:value-type="float">
            <text:p>-2200</text:p>
          </table:table-cell>
          <table:table-cell table:formula="of:=IF(AND([.$B511]=&quot;i2c&quot;;[.$C511]=0);[.$D511];[.K510])" office:value-type="float" office:value="-724" calcext:value-type="float">
            <text:p>-724</text:p>
          </table:table-cell>
          <table:table-cell table:formula="of:=IF(AND([.$B511]=&quot;i2c&quot;;[.$C511]=1);[.$D511];[.L510])" office:value-type="float" office:value="-646" calcext:value-type="float">
            <text:p>-646</text:p>
          </table:table-cell>
          <table:table-cell table:formula="of:=IF(AND([.$B511]=&quot;i2c&quot;;[.$C511]=2);[.$D511];[.M510])" office:value-type="float" office:value="-12" calcext:value-type="float">
            <text:p>-12</text:p>
          </table:table-cell>
          <table:table-cell table:formula="of:=IF(AND([.$B511]=&quot;i2c&quot;;[.$C511]=3);[.$D511];[.N51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3608048" calcext:value-type="float">
            <text:p>161360804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([.A512]-[.A$2])/1000000" office:value-type="float" office:value="33.947579" calcext:value-type="float">
            <text:p>33.947579</text:p>
          </table:table-cell>
          <table:table-cell table:formula="of:=IF([.B512]=&quot;PC&quot;;[.H$2];-[.H$2])" office:value-type="float" office:value="-2200" calcext:value-type="float">
            <text:p>-2200</text:p>
          </table:table-cell>
          <table:table-cell table:formula="of:=IF(AND([.$B512]=&quot;i2c&quot;;[.$C512]=0);[.$D512];[.K511])" office:value-type="float" office:value="-724" calcext:value-type="float">
            <text:p>-724</text:p>
          </table:table-cell>
          <table:table-cell table:formula="of:=IF(AND([.$B512]=&quot;i2c&quot;;[.$C512]=1);[.$D512];[.L511])" office:value-type="float" office:value="-646" calcext:value-type="float">
            <text:p>-646</text:p>
          </table:table-cell>
          <table:table-cell table:formula="of:=IF(AND([.$B512]=&quot;i2c&quot;;[.$C512]=2);[.$D512];[.M511])" office:value-type="float" office:value="-12" calcext:value-type="float">
            <text:p>-12</text:p>
          </table:table-cell>
          <table:table-cell table:formula="of:=IF(AND([.$B512]=&quot;i2c&quot;;[.$C512]=3);[.$D512];[.N51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13611482" calcext:value-type="float">
            <text:p>161361148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694" calcext:value-type="float">
            <text:p>-694</text:p>
          </table:table-cell>
          <table:table-cell table:number-columns-repeated="4"/>
          <table:table-cell table:formula="of:=([.A513]-[.A$2])/1000000" office:value-type="float" office:value="33.951013" calcext:value-type="float">
            <text:p>33.951013</text:p>
          </table:table-cell>
          <table:table-cell table:formula="of:=IF([.B513]=&quot;PC&quot;;[.H$2];-[.H$2])" office:value-type="float" office:value="-2200" calcext:value-type="float">
            <text:p>-2200</text:p>
          </table:table-cell>
          <table:table-cell table:formula="of:=IF(AND([.$B513]=&quot;i2c&quot;;[.$C513]=0);[.$D513];[.K512])" office:value-type="float" office:value="-694" calcext:value-type="float">
            <text:p>-694</text:p>
          </table:table-cell>
          <table:table-cell table:formula="of:=IF(AND([.$B513]=&quot;i2c&quot;;[.$C513]=1);[.$D513];[.L512])" office:value-type="float" office:value="-646" calcext:value-type="float">
            <text:p>-646</text:p>
          </table:table-cell>
          <table:table-cell table:formula="of:=IF(AND([.$B513]=&quot;i2c&quot;;[.$C513]=2);[.$D513];[.M512])" office:value-type="float" office:value="-12" calcext:value-type="float">
            <text:p>-12</text:p>
          </table:table-cell>
          <table:table-cell table:formula="of:=IF(AND([.$B513]=&quot;i2c&quot;;[.$C513]=3);[.$D513];[.N51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13653436" calcext:value-type="float">
            <text:p>161365343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676" calcext:value-type="float">
            <text:p>-676</text:p>
          </table:table-cell>
          <table:table-cell table:number-columns-repeated="4"/>
          <table:table-cell table:formula="of:=([.A514]-[.A$2])/1000000" office:value-type="float" office:value="33.992967" calcext:value-type="float">
            <text:p>33.992967</text:p>
          </table:table-cell>
          <table:table-cell table:formula="of:=IF([.B514]=&quot;PC&quot;;[.H$2];-[.H$2])" office:value-type="float" office:value="-2200" calcext:value-type="float">
            <text:p>-2200</text:p>
          </table:table-cell>
          <table:table-cell table:formula="of:=IF(AND([.$B514]=&quot;i2c&quot;;[.$C514]=0);[.$D514];[.K513])" office:value-type="float" office:value="-694" calcext:value-type="float">
            <text:p>-694</text:p>
          </table:table-cell>
          <table:table-cell table:formula="of:=IF(AND([.$B514]=&quot;i2c&quot;;[.$C514]=1);[.$D514];[.L513])" office:value-type="float" office:value="-676" calcext:value-type="float">
            <text:p>-676</text:p>
          </table:table-cell>
          <table:table-cell table:formula="of:=IF(AND([.$B514]=&quot;i2c&quot;;[.$C514]=2);[.$D514];[.M513])" office:value-type="float" office:value="-12" calcext:value-type="float">
            <text:p>-12</text:p>
          </table:table-cell>
          <table:table-cell table:formula="of:=IF(AND([.$B514]=&quot;i2c&quot;;[.$C514]=3);[.$D514];[.N51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13685759" calcext:value-type="float">
            <text:p>161368575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table:number-columns-repeated="4"/>
          <table:table-cell table:formula="of:=([.A515]-[.A$2])/1000000" office:value-type="float" office:value="34.02529" calcext:value-type="float">
            <text:p>34.02529</text:p>
          </table:table-cell>
          <table:table-cell table:formula="of:=IF([.B515]=&quot;PC&quot;;[.H$2];-[.H$2])" office:value-type="float" office:value="-2200" calcext:value-type="float">
            <text:p>-2200</text:p>
          </table:table-cell>
          <table:table-cell table:formula="of:=IF(AND([.$B515]=&quot;i2c&quot;;[.$C515]=0);[.$D515];[.K514])" office:value-type="float" office:value="-694" calcext:value-type="float">
            <text:p>-694</text:p>
          </table:table-cell>
          <table:table-cell table:formula="of:=IF(AND([.$B515]=&quot;i2c&quot;;[.$C515]=1);[.$D515];[.L514])" office:value-type="float" office:value="-676" calcext:value-type="float">
            <text:p>-676</text:p>
          </table:table-cell>
          <table:table-cell table:formula="of:=IF(AND([.$B515]=&quot;i2c&quot;;[.$C515]=2);[.$D515];[.M514])" office:value-type="float" office:value="-13" calcext:value-type="float">
            <text:p>-13</text:p>
          </table:table-cell>
          <table:table-cell table:formula="of:=IF(AND([.$B515]=&quot;i2c&quot;;[.$C515]=3);[.$D515];[.N51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13698808" calcext:value-type="float">
            <text:p>161369880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516]-[.A$2])/1000000" office:value-type="float" office:value="34.038339" calcext:value-type="float">
            <text:p>34.038339</text:p>
          </table:table-cell>
          <table:table-cell table:formula="of:=IF([.B516]=&quot;PC&quot;;[.H$2];-[.H$2])" office:value-type="float" office:value="-2200" calcext:value-type="float">
            <text:p>-2200</text:p>
          </table:table-cell>
          <table:table-cell table:formula="of:=IF(AND([.$B516]=&quot;i2c&quot;;[.$C516]=0);[.$D516];[.K515])" office:value-type="float" office:value="-694" calcext:value-type="float">
            <text:p>-694</text:p>
          </table:table-cell>
          <table:table-cell table:formula="of:=IF(AND([.$B516]=&quot;i2c&quot;;[.$C516]=1);[.$D516];[.L515])" office:value-type="float" office:value="-676" calcext:value-type="float">
            <text:p>-676</text:p>
          </table:table-cell>
          <table:table-cell table:formula="of:=IF(AND([.$B516]=&quot;i2c&quot;;[.$C516]=2);[.$D516];[.M515])" office:value-type="float" office:value="-13" calcext:value-type="float">
            <text:p>-13</text:p>
          </table:table-cell>
          <table:table-cell table:formula="of:=IF(AND([.$B516]=&quot;i2c&quot;;[.$C516]=3);[.$D516];[.N51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3702258" calcext:value-type="float">
            <text:p>161370225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664" calcext:value-type="float">
            <text:p>-664</text:p>
          </table:table-cell>
          <table:table-cell table:number-columns-repeated="4"/>
          <table:table-cell table:formula="of:=([.A517]-[.A$2])/1000000" office:value-type="float" office:value="34.041789" calcext:value-type="float">
            <text:p>34.041789</text:p>
          </table:table-cell>
          <table:table-cell table:formula="of:=IF([.B517]=&quot;PC&quot;;[.H$2];-[.H$2])" office:value-type="float" office:value="-2200" calcext:value-type="float">
            <text:p>-2200</text:p>
          </table:table-cell>
          <table:table-cell table:formula="of:=IF(AND([.$B517]=&quot;i2c&quot;;[.$C517]=0);[.$D517];[.K516])" office:value-type="float" office:value="-664" calcext:value-type="float">
            <text:p>-664</text:p>
          </table:table-cell>
          <table:table-cell table:formula="of:=IF(AND([.$B517]=&quot;i2c&quot;;[.$C517]=1);[.$D517];[.L516])" office:value-type="float" office:value="-676" calcext:value-type="float">
            <text:p>-676</text:p>
          </table:table-cell>
          <table:table-cell table:formula="of:=IF(AND([.$B517]=&quot;i2c&quot;;[.$C517]=2);[.$D517];[.M516])" office:value-type="float" office:value="-13" calcext:value-type="float">
            <text:p>-13</text:p>
          </table:table-cell>
          <table:table-cell table:formula="of:=IF(AND([.$B517]=&quot;i2c&quot;;[.$C517]=3);[.$D517];[.N51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3744207" calcext:value-type="float">
            <text:p>161374420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706" calcext:value-type="float">
            <text:p>-706</text:p>
          </table:table-cell>
          <table:table-cell table:number-columns-repeated="4"/>
          <table:table-cell table:formula="of:=([.A518]-[.A$2])/1000000" office:value-type="float" office:value="34.083738" calcext:value-type="float">
            <text:p>34.083738</text:p>
          </table:table-cell>
          <table:table-cell table:formula="of:=IF([.B518]=&quot;PC&quot;;[.H$2];-[.H$2])" office:value-type="float" office:value="-2200" calcext:value-type="float">
            <text:p>-2200</text:p>
          </table:table-cell>
          <table:table-cell table:formula="of:=IF(AND([.$B518]=&quot;i2c&quot;;[.$C518]=0);[.$D518];[.K517])" office:value-type="float" office:value="-664" calcext:value-type="float">
            <text:p>-664</text:p>
          </table:table-cell>
          <table:table-cell table:formula="of:=IF(AND([.$B518]=&quot;i2c&quot;;[.$C518]=1);[.$D518];[.L517])" office:value-type="float" office:value="-706" calcext:value-type="float">
            <text:p>-706</text:p>
          </table:table-cell>
          <table:table-cell table:formula="of:=IF(AND([.$B518]=&quot;i2c&quot;;[.$C518]=2);[.$D518];[.M517])" office:value-type="float" office:value="-13" calcext:value-type="float">
            <text:p>-13</text:p>
          </table:table-cell>
          <table:table-cell table:formula="of:=IF(AND([.$B518]=&quot;i2c&quot;;[.$C518]=3);[.$D518];[.N51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3776530" calcext:value-type="float">
            <text:p>161377653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number-columns-repeated="4"/>
          <table:table-cell table:formula="of:=([.A519]-[.A$2])/1000000" office:value-type="float" office:value="34.116061" calcext:value-type="float">
            <text:p>34.116061</text:p>
          </table:table-cell>
          <table:table-cell table:formula="of:=IF([.B519]=&quot;PC&quot;;[.H$2];-[.H$2])" office:value-type="float" office:value="-2200" calcext:value-type="float">
            <text:p>-2200</text:p>
          </table:table-cell>
          <table:table-cell table:formula="of:=IF(AND([.$B519]=&quot;i2c&quot;;[.$C519]=0);[.$D519];[.K518])" office:value-type="float" office:value="-664" calcext:value-type="float">
            <text:p>-664</text:p>
          </table:table-cell>
          <table:table-cell table:formula="of:=IF(AND([.$B519]=&quot;i2c&quot;;[.$C519]=1);[.$D519];[.L518])" office:value-type="float" office:value="-706" calcext:value-type="float">
            <text:p>-706</text:p>
          </table:table-cell>
          <table:table-cell table:formula="of:=IF(AND([.$B519]=&quot;i2c&quot;;[.$C519]=2);[.$D519];[.M518])" office:value-type="float" office:value="-14" calcext:value-type="float">
            <text:p>-14</text:p>
          </table:table-cell>
          <table:table-cell table:formula="of:=IF(AND([.$B519]=&quot;i2c&quot;;[.$C519]=3);[.$D519];[.N51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3789600" calcext:value-type="float">
            <text:p>161378960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([.A520]-[.A$2])/1000000" office:value-type="float" office:value="34.129131" calcext:value-type="float">
            <text:p>34.129131</text:p>
          </table:table-cell>
          <table:table-cell table:formula="of:=IF([.B520]=&quot;PC&quot;;[.H$2];-[.H$2])" office:value-type="float" office:value="-2200" calcext:value-type="float">
            <text:p>-2200</text:p>
          </table:table-cell>
          <table:table-cell table:formula="of:=IF(AND([.$B520]=&quot;i2c&quot;;[.$C520]=0);[.$D520];[.K519])" office:value-type="float" office:value="-664" calcext:value-type="float">
            <text:p>-664</text:p>
          </table:table-cell>
          <table:table-cell table:formula="of:=IF(AND([.$B520]=&quot;i2c&quot;;[.$C520]=1);[.$D520];[.L519])" office:value-type="float" office:value="-706" calcext:value-type="float">
            <text:p>-706</text:p>
          </table:table-cell>
          <table:table-cell table:formula="of:=IF(AND([.$B520]=&quot;i2c&quot;;[.$C520]=2);[.$D520];[.M519])" office:value-type="float" office:value="-14" calcext:value-type="float">
            <text:p>-14</text:p>
          </table:table-cell>
          <table:table-cell table:formula="of:=IF(AND([.$B520]=&quot;i2c&quot;;[.$C520]=3);[.$D520];[.N51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13793031" calcext:value-type="float">
            <text:p>161379303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634" calcext:value-type="float">
            <text:p>-634</text:p>
          </table:table-cell>
          <table:table-cell table:number-columns-repeated="4"/>
          <table:table-cell table:formula="of:=([.A521]-[.A$2])/1000000" office:value-type="float" office:value="34.132562" calcext:value-type="float">
            <text:p>34.132562</text:p>
          </table:table-cell>
          <table:table-cell table:formula="of:=IF([.B521]=&quot;PC&quot;;[.H$2];-[.H$2])" office:value-type="float" office:value="-2200" calcext:value-type="float">
            <text:p>-2200</text:p>
          </table:table-cell>
          <table:table-cell table:formula="of:=IF(AND([.$B521]=&quot;i2c&quot;;[.$C521]=0);[.$D521];[.K520])" office:value-type="float" office:value="-634" calcext:value-type="float">
            <text:p>-634</text:p>
          </table:table-cell>
          <table:table-cell table:formula="of:=IF(AND([.$B521]=&quot;i2c&quot;;[.$C521]=1);[.$D521];[.L520])" office:value-type="float" office:value="-706" calcext:value-type="float">
            <text:p>-706</text:p>
          </table:table-cell>
          <table:table-cell table:formula="of:=IF(AND([.$B521]=&quot;i2c&quot;;[.$C521]=2);[.$D521];[.M520])" office:value-type="float" office:value="-14" calcext:value-type="float">
            <text:p>-14</text:p>
          </table:table-cell>
          <table:table-cell table:formula="of:=IF(AND([.$B521]=&quot;i2c&quot;;[.$C521]=3);[.$D521];[.N52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13834984" calcext:value-type="float">
            <text:p>161383498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736" calcext:value-type="float">
            <text:p>-736</text:p>
          </table:table-cell>
          <table:table-cell table:number-columns-repeated="4"/>
          <table:table-cell table:formula="of:=([.A522]-[.A$2])/1000000" office:value-type="float" office:value="34.174515" calcext:value-type="float">
            <text:p>34.174515</text:p>
          </table:table-cell>
          <table:table-cell table:formula="of:=IF([.B522]=&quot;PC&quot;;[.H$2];-[.H$2])" office:value-type="float" office:value="-2200" calcext:value-type="float">
            <text:p>-2200</text:p>
          </table:table-cell>
          <table:table-cell table:formula="of:=IF(AND([.$B522]=&quot;i2c&quot;;[.$C522]=0);[.$D522];[.K521])" office:value-type="float" office:value="-634" calcext:value-type="float">
            <text:p>-634</text:p>
          </table:table-cell>
          <table:table-cell table:formula="of:=IF(AND([.$B522]=&quot;i2c&quot;;[.$C522]=1);[.$D522];[.L521])" office:value-type="float" office:value="-736" calcext:value-type="float">
            <text:p>-736</text:p>
          </table:table-cell>
          <table:table-cell table:formula="of:=IF(AND([.$B522]=&quot;i2c&quot;;[.$C522]=2);[.$D522];[.M521])" office:value-type="float" office:value="-14" calcext:value-type="float">
            <text:p>-14</text:p>
          </table:table-cell>
          <table:table-cell table:formula="of:=IF(AND([.$B522]=&quot;i2c&quot;;[.$C522]=3);[.$D522];[.N52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13867308" calcext:value-type="float">
            <text:p>161386730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number-columns-repeated="4"/>
          <table:table-cell table:formula="of:=([.A523]-[.A$2])/1000000" office:value-type="float" office:value="34.206839" calcext:value-type="float">
            <text:p>34.206839</text:p>
          </table:table-cell>
          <table:table-cell table:formula="of:=IF([.B523]=&quot;PC&quot;;[.H$2];-[.H$2])" office:value-type="float" office:value="-2200" calcext:value-type="float">
            <text:p>-2200</text:p>
          </table:table-cell>
          <table:table-cell table:formula="of:=IF(AND([.$B523]=&quot;i2c&quot;;[.$C523]=0);[.$D523];[.K522])" office:value-type="float" office:value="-634" calcext:value-type="float">
            <text:p>-634</text:p>
          </table:table-cell>
          <table:table-cell table:formula="of:=IF(AND([.$B523]=&quot;i2c&quot;;[.$C523]=1);[.$D523];[.L522])" office:value-type="float" office:value="-736" calcext:value-type="float">
            <text:p>-736</text:p>
          </table:table-cell>
          <table:table-cell table:formula="of:=IF(AND([.$B523]=&quot;i2c&quot;;[.$C523]=2);[.$D523];[.M522])" office:value-type="float" office:value="-15" calcext:value-type="float">
            <text:p>-15</text:p>
          </table:table-cell>
          <table:table-cell table:formula="of:=IF(AND([.$B523]=&quot;i2c&quot;;[.$C523]=3);[.$D523];[.N52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13880379" calcext:value-type="float">
            <text:p>161388037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([.A524]-[.A$2])/1000000" office:value-type="float" office:value="34.21991" calcext:value-type="float">
            <text:p>34.21991</text:p>
          </table:table-cell>
          <table:table-cell table:formula="of:=IF([.B524]=&quot;PC&quot;;[.H$2];-[.H$2])" office:value-type="float" office:value="-2200" calcext:value-type="float">
            <text:p>-2200</text:p>
          </table:table-cell>
          <table:table-cell table:formula="of:=IF(AND([.$B524]=&quot;i2c&quot;;[.$C524]=0);[.$D524];[.K523])" office:value-type="float" office:value="-634" calcext:value-type="float">
            <text:p>-634</text:p>
          </table:table-cell>
          <table:table-cell table:formula="of:=IF(AND([.$B524]=&quot;i2c&quot;;[.$C524]=1);[.$D524];[.L523])" office:value-type="float" office:value="-736" calcext:value-type="float">
            <text:p>-736</text:p>
          </table:table-cell>
          <table:table-cell table:formula="of:=IF(AND([.$B524]=&quot;i2c&quot;;[.$C524]=2);[.$D524];[.M523])" office:value-type="float" office:value="-15" calcext:value-type="float">
            <text:p>-15</text:p>
          </table:table-cell>
          <table:table-cell table:formula="of:=IF(AND([.$B524]=&quot;i2c&quot;;[.$C524]=3);[.$D524];[.N52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13883817" calcext:value-type="float">
            <text:p>161388381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604" calcext:value-type="float">
            <text:p>-604</text:p>
          </table:table-cell>
          <table:table-cell table:number-columns-repeated="4"/>
          <table:table-cell table:formula="of:=([.A525]-[.A$2])/1000000" office:value-type="float" office:value="34.223348" calcext:value-type="float">
            <text:p>34.223348</text:p>
          </table:table-cell>
          <table:table-cell table:formula="of:=IF([.B525]=&quot;PC&quot;;[.H$2];-[.H$2])" office:value-type="float" office:value="-2200" calcext:value-type="float">
            <text:p>-2200</text:p>
          </table:table-cell>
          <table:table-cell table:formula="of:=IF(AND([.$B525]=&quot;i2c&quot;;[.$C525]=0);[.$D525];[.K524])" office:value-type="float" office:value="-604" calcext:value-type="float">
            <text:p>-604</text:p>
          </table:table-cell>
          <table:table-cell table:formula="of:=IF(AND([.$B525]=&quot;i2c&quot;;[.$C525]=1);[.$D525];[.L524])" office:value-type="float" office:value="-736" calcext:value-type="float">
            <text:p>-736</text:p>
          </table:table-cell>
          <table:table-cell table:formula="of:=IF(AND([.$B525]=&quot;i2c&quot;;[.$C525]=2);[.$D525];[.M524])" office:value-type="float" office:value="-15" calcext:value-type="float">
            <text:p>-15</text:p>
          </table:table-cell>
          <table:table-cell table:formula="of:=IF(AND([.$B525]=&quot;i2c&quot;;[.$C525]=3);[.$D525];[.N52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13925770" calcext:value-type="float">
            <text:p>161392577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766" calcext:value-type="float">
            <text:p>-766</text:p>
          </table:table-cell>
          <table:table-cell table:number-columns-repeated="4"/>
          <table:table-cell table:formula="of:=([.A526]-[.A$2])/1000000" office:value-type="float" office:value="34.265301" calcext:value-type="float">
            <text:p>34.265301</text:p>
          </table:table-cell>
          <table:table-cell table:formula="of:=IF([.B526]=&quot;PC&quot;;[.H$2];-[.H$2])" office:value-type="float" office:value="-2200" calcext:value-type="float">
            <text:p>-2200</text:p>
          </table:table-cell>
          <table:table-cell table:formula="of:=IF(AND([.$B526]=&quot;i2c&quot;;[.$C526]=0);[.$D526];[.K525])" office:value-type="float" office:value="-604" calcext:value-type="float">
            <text:p>-604</text:p>
          </table:table-cell>
          <table:table-cell table:formula="of:=IF(AND([.$B526]=&quot;i2c&quot;;[.$C526]=1);[.$D526];[.L525])" office:value-type="float" office:value="-766" calcext:value-type="float">
            <text:p>-766</text:p>
          </table:table-cell>
          <table:table-cell table:formula="of:=IF(AND([.$B526]=&quot;i2c&quot;;[.$C526]=2);[.$D526];[.M525])" office:value-type="float" office:value="-15" calcext:value-type="float">
            <text:p>-15</text:p>
          </table:table-cell>
          <table:table-cell table:formula="of:=IF(AND([.$B526]=&quot;i2c&quot;;[.$C526]=3);[.$D526];[.N52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13958086" calcext:value-type="float">
            <text:p>161395808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table:number-columns-repeated="4"/>
          <table:table-cell table:formula="of:=([.A527]-[.A$2])/1000000" office:value-type="float" office:value="34.297617" calcext:value-type="float">
            <text:p>34.297617</text:p>
          </table:table-cell>
          <table:table-cell table:formula="of:=IF([.B527]=&quot;PC&quot;;[.H$2];-[.H$2])" office:value-type="float" office:value="-2200" calcext:value-type="float">
            <text:p>-2200</text:p>
          </table:table-cell>
          <table:table-cell table:formula="of:=IF(AND([.$B527]=&quot;i2c&quot;;[.$C527]=0);[.$D527];[.K526])" office:value-type="float" office:value="-604" calcext:value-type="float">
            <text:p>-604</text:p>
          </table:table-cell>
          <table:table-cell table:formula="of:=IF(AND([.$B527]=&quot;i2c&quot;;[.$C527]=1);[.$D527];[.L526])" office:value-type="float" office:value="-766" calcext:value-type="float">
            <text:p>-766</text:p>
          </table:table-cell>
          <table:table-cell table:formula="of:=IF(AND([.$B527]=&quot;i2c&quot;;[.$C527]=2);[.$D527];[.M526])" office:value-type="float" office:value="-16" calcext:value-type="float">
            <text:p>-16</text:p>
          </table:table-cell>
          <table:table-cell table:formula="of:=IF(AND([.$B527]=&quot;i2c&quot;;[.$C527]=3);[.$D527];[.N526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13971157" calcext:value-type="float">
            <text:p>161397115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([.A528]-[.A$2])/1000000" office:value-type="float" office:value="34.310688" calcext:value-type="float">
            <text:p>34.310688</text:p>
          </table:table-cell>
          <table:table-cell table:formula="of:=IF([.B528]=&quot;PC&quot;;[.H$2];-[.H$2])" office:value-type="float" office:value="-2200" calcext:value-type="float">
            <text:p>-2200</text:p>
          </table:table-cell>
          <table:table-cell table:formula="of:=IF(AND([.$B528]=&quot;i2c&quot;;[.$C528]=0);[.$D528];[.K527])" office:value-type="float" office:value="-604" calcext:value-type="float">
            <text:p>-604</text:p>
          </table:table-cell>
          <table:table-cell table:formula="of:=IF(AND([.$B528]=&quot;i2c&quot;;[.$C528]=1);[.$D528];[.L527])" office:value-type="float" office:value="-766" calcext:value-type="float">
            <text:p>-766</text:p>
          </table:table-cell>
          <table:table-cell table:formula="of:=IF(AND([.$B528]=&quot;i2c&quot;;[.$C528]=2);[.$D528];[.M527])" office:value-type="float" office:value="-16" calcext:value-type="float">
            <text:p>-16</text:p>
          </table:table-cell>
          <table:table-cell table:formula="of:=IF(AND([.$B528]=&quot;i2c&quot;;[.$C528]=3);[.$D528];[.N52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13974584" calcext:value-type="float">
            <text:p>161397458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574" calcext:value-type="float">
            <text:p>-574</text:p>
          </table:table-cell>
          <table:table-cell table:number-columns-repeated="4"/>
          <table:table-cell table:formula="of:=([.A529]-[.A$2])/1000000" office:value-type="float" office:value="34.314115" calcext:value-type="float">
            <text:p>34.314115</text:p>
          </table:table-cell>
          <table:table-cell table:formula="of:=IF([.B529]=&quot;PC&quot;;[.H$2];-[.H$2])" office:value-type="float" office:value="-2200" calcext:value-type="float">
            <text:p>-2200</text:p>
          </table:table-cell>
          <table:table-cell table:formula="of:=IF(AND([.$B529]=&quot;i2c&quot;;[.$C529]=0);[.$D529];[.K528])" office:value-type="float" office:value="-574" calcext:value-type="float">
            <text:p>-574</text:p>
          </table:table-cell>
          <table:table-cell table:formula="of:=IF(AND([.$B529]=&quot;i2c&quot;;[.$C529]=1);[.$D529];[.L528])" office:value-type="float" office:value="-766" calcext:value-type="float">
            <text:p>-766</text:p>
          </table:table-cell>
          <table:table-cell table:formula="of:=IF(AND([.$B529]=&quot;i2c&quot;;[.$C529]=2);[.$D529];[.M528])" office:value-type="float" office:value="-16" calcext:value-type="float">
            <text:p>-16</text:p>
          </table:table-cell>
          <table:table-cell table:formula="of:=IF(AND([.$B529]=&quot;i2c&quot;;[.$C529]=3);[.$D529];[.N528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14016537" calcext:value-type="float">
            <text:p>161401653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796" calcext:value-type="float">
            <text:p>-796</text:p>
          </table:table-cell>
          <table:table-cell table:number-columns-repeated="4"/>
          <table:table-cell table:formula="of:=([.A530]-[.A$2])/1000000" office:value-type="float" office:value="34.356068" calcext:value-type="float">
            <text:p>34.356068</text:p>
          </table:table-cell>
          <table:table-cell table:formula="of:=IF([.B530]=&quot;PC&quot;;[.H$2];-[.H$2])" office:value-type="float" office:value="-2200" calcext:value-type="float">
            <text:p>-2200</text:p>
          </table:table-cell>
          <table:table-cell table:formula="of:=IF(AND([.$B530]=&quot;i2c&quot;;[.$C530]=0);[.$D530];[.K529])" office:value-type="float" office:value="-574" calcext:value-type="float">
            <text:p>-574</text:p>
          </table:table-cell>
          <table:table-cell table:formula="of:=IF(AND([.$B530]=&quot;i2c&quot;;[.$C530]=1);[.$D530];[.L529])" office:value-type="float" office:value="-796" calcext:value-type="float">
            <text:p>-796</text:p>
          </table:table-cell>
          <table:table-cell table:formula="of:=IF(AND([.$B530]=&quot;i2c&quot;;[.$C530]=2);[.$D530];[.M529])" office:value-type="float" office:value="-16" calcext:value-type="float">
            <text:p>-16</text:p>
          </table:table-cell>
          <table:table-cell table:formula="of:=IF(AND([.$B530]=&quot;i2c&quot;;[.$C530]=3);[.$D530];[.N52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14048865" calcext:value-type="float">
            <text:p>161404886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46" calcext:value-type="float">
            <text:p>-46</text:p>
          </table:table-cell>
          <table:table-cell table:number-columns-repeated="4"/>
          <table:table-cell table:formula="of:=([.A531]-[.A$2])/1000000" office:value-type="float" office:value="34.388396" calcext:value-type="float">
            <text:p>34.388396</text:p>
          </table:table-cell>
          <table:table-cell table:formula="of:=IF([.B531]=&quot;PC&quot;;[.H$2];-[.H$2])" office:value-type="float" office:value="-2200" calcext:value-type="float">
            <text:p>-2200</text:p>
          </table:table-cell>
          <table:table-cell table:formula="of:=IF(AND([.$B531]=&quot;i2c&quot;;[.$C531]=0);[.$D531];[.K530])" office:value-type="float" office:value="-574" calcext:value-type="float">
            <text:p>-574</text:p>
          </table:table-cell>
          <table:table-cell table:formula="of:=IF(AND([.$B531]=&quot;i2c&quot;;[.$C531]=1);[.$D531];[.L530])" office:value-type="float" office:value="-796" calcext:value-type="float">
            <text:p>-796</text:p>
          </table:table-cell>
          <table:table-cell table:formula="of:=IF(AND([.$B531]=&quot;i2c&quot;;[.$C531]=2);[.$D531];[.M530])" office:value-type="float" office:value="-46" calcext:value-type="float">
            <text:p>-46</text:p>
          </table:table-cell>
          <table:table-cell table:formula="of:=IF(AND([.$B531]=&quot;i2c&quot;;[.$C531]=3);[.$D531];[.N53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14061935" calcext:value-type="float">
            <text:p>161406193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([.A532]-[.A$2])/1000000" office:value-type="float" office:value="34.401466" calcext:value-type="float">
            <text:p>34.401466</text:p>
          </table:table-cell>
          <table:table-cell table:formula="of:=IF([.B532]=&quot;PC&quot;;[.H$2];-[.H$2])" office:value-type="float" office:value="-2200" calcext:value-type="float">
            <text:p>-2200</text:p>
          </table:table-cell>
          <table:table-cell table:formula="of:=IF(AND([.$B532]=&quot;i2c&quot;;[.$C532]=0);[.$D532];[.K531])" office:value-type="float" office:value="-574" calcext:value-type="float">
            <text:p>-574</text:p>
          </table:table-cell>
          <table:table-cell table:formula="of:=IF(AND([.$B532]=&quot;i2c&quot;;[.$C532]=1);[.$D532];[.L531])" office:value-type="float" office:value="-796" calcext:value-type="float">
            <text:p>-796</text:p>
          </table:table-cell>
          <table:table-cell table:formula="of:=IF(AND([.$B532]=&quot;i2c&quot;;[.$C532]=2);[.$D532];[.M531])" office:value-type="float" office:value="-46" calcext:value-type="float">
            <text:p>-46</text:p>
          </table:table-cell>
          <table:table-cell table:formula="of:=IF(AND([.$B532]=&quot;i2c&quot;;[.$C532]=3);[.$D532];[.N53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4065368" calcext:value-type="float">
            <text:p>161406536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544" calcext:value-type="float">
            <text:p>-544</text:p>
          </table:table-cell>
          <table:table-cell table:number-columns-repeated="4"/>
          <table:table-cell table:formula="of:=([.A533]-[.A$2])/1000000" office:value-type="float" office:value="34.404899" calcext:value-type="float">
            <text:p>34.404899</text:p>
          </table:table-cell>
          <table:table-cell table:formula="of:=IF([.B533]=&quot;PC&quot;;[.H$2];-[.H$2])" office:value-type="float" office:value="-2200" calcext:value-type="float">
            <text:p>-2200</text:p>
          </table:table-cell>
          <table:table-cell table:formula="of:=IF(AND([.$B533]=&quot;i2c&quot;;[.$C533]=0);[.$D533];[.K532])" office:value-type="float" office:value="-544" calcext:value-type="float">
            <text:p>-544</text:p>
          </table:table-cell>
          <table:table-cell table:formula="of:=IF(AND([.$B533]=&quot;i2c&quot;;[.$C533]=1);[.$D533];[.L532])" office:value-type="float" office:value="-796" calcext:value-type="float">
            <text:p>-796</text:p>
          </table:table-cell>
          <table:table-cell table:formula="of:=IF(AND([.$B533]=&quot;i2c&quot;;[.$C533]=2);[.$D533];[.M532])" office:value-type="float" office:value="-46" calcext:value-type="float">
            <text:p>-46</text:p>
          </table:table-cell>
          <table:table-cell table:formula="of:=IF(AND([.$B533]=&quot;i2c&quot;;[.$C533]=3);[.$D533];[.N53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4107319" calcext:value-type="float">
            <text:p>161410731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826" calcext:value-type="float">
            <text:p>-826</text:p>
          </table:table-cell>
          <table:table-cell table:number-columns-repeated="4"/>
          <table:table-cell table:formula="of:=([.A534]-[.A$2])/1000000" office:value-type="float" office:value="34.44685" calcext:value-type="float">
            <text:p>34.44685</text:p>
          </table:table-cell>
          <table:table-cell table:formula="of:=IF([.B534]=&quot;PC&quot;;[.H$2];-[.H$2])" office:value-type="float" office:value="-2200" calcext:value-type="float">
            <text:p>-2200</text:p>
          </table:table-cell>
          <table:table-cell table:formula="of:=IF(AND([.$B534]=&quot;i2c&quot;;[.$C534]=0);[.$D534];[.K533])" office:value-type="float" office:value="-544" calcext:value-type="float">
            <text:p>-544</text:p>
          </table:table-cell>
          <table:table-cell table:formula="of:=IF(AND([.$B534]=&quot;i2c&quot;;[.$C534]=1);[.$D534];[.L533])" office:value-type="float" office:value="-826" calcext:value-type="float">
            <text:p>-826</text:p>
          </table:table-cell>
          <table:table-cell table:formula="of:=IF(AND([.$B534]=&quot;i2c&quot;;[.$C534]=2);[.$D534];[.M533])" office:value-type="float" office:value="-46" calcext:value-type="float">
            <text:p>-46</text:p>
          </table:table-cell>
          <table:table-cell table:formula="of:=IF(AND([.$B534]=&quot;i2c&quot;;[.$C534]=3);[.$D534];[.N53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4139644" calcext:value-type="float">
            <text:p>161413964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76" calcext:value-type="float">
            <text:p>-76</text:p>
          </table:table-cell>
          <table:table-cell table:number-columns-repeated="4"/>
          <table:table-cell table:formula="of:=([.A535]-[.A$2])/1000000" office:value-type="float" office:value="34.479175" calcext:value-type="float">
            <text:p>34.479175</text:p>
          </table:table-cell>
          <table:table-cell table:formula="of:=IF([.B535]=&quot;PC&quot;;[.H$2];-[.H$2])" office:value-type="float" office:value="-2200" calcext:value-type="float">
            <text:p>-2200</text:p>
          </table:table-cell>
          <table:table-cell table:formula="of:=IF(AND([.$B535]=&quot;i2c&quot;;[.$C535]=0);[.$D535];[.K534])" office:value-type="float" office:value="-544" calcext:value-type="float">
            <text:p>-544</text:p>
          </table:table-cell>
          <table:table-cell table:formula="of:=IF(AND([.$B535]=&quot;i2c&quot;;[.$C535]=1);[.$D535];[.L534])" office:value-type="float" office:value="-826" calcext:value-type="float">
            <text:p>-826</text:p>
          </table:table-cell>
          <table:table-cell table:formula="of:=IF(AND([.$B535]=&quot;i2c&quot;;[.$C535]=2);[.$D535];[.M534])" office:value-type="float" office:value="-76" calcext:value-type="float">
            <text:p>-76</text:p>
          </table:table-cell>
          <table:table-cell table:formula="of:=IF(AND([.$B535]=&quot;i2c&quot;;[.$C535]=3);[.$D535];[.N53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4152715" calcext:value-type="float">
            <text:p>161415271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([.A536]-[.A$2])/1000000" office:value-type="float" office:value="34.492246" calcext:value-type="float">
            <text:p>34.492246</text:p>
          </table:table-cell>
          <table:table-cell table:formula="of:=IF([.B536]=&quot;PC&quot;;[.H$2];-[.H$2])" office:value-type="float" office:value="-2200" calcext:value-type="float">
            <text:p>-2200</text:p>
          </table:table-cell>
          <table:table-cell table:formula="of:=IF(AND([.$B536]=&quot;i2c&quot;;[.$C536]=0);[.$D536];[.K535])" office:value-type="float" office:value="-544" calcext:value-type="float">
            <text:p>-544</text:p>
          </table:table-cell>
          <table:table-cell table:formula="of:=IF(AND([.$B536]=&quot;i2c&quot;;[.$C536]=1);[.$D536];[.L535])" office:value-type="float" office:value="-826" calcext:value-type="float">
            <text:p>-826</text:p>
          </table:table-cell>
          <table:table-cell table:formula="of:=IF(AND([.$B536]=&quot;i2c&quot;;[.$C536]=2);[.$D536];[.M535])" office:value-type="float" office:value="-76" calcext:value-type="float">
            <text:p>-76</text:p>
          </table:table-cell>
          <table:table-cell table:formula="of:=IF(AND([.$B536]=&quot;i2c&quot;;[.$C536]=3);[.$D536];[.N53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4156153" calcext:value-type="float">
            <text:p>161415615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514" calcext:value-type="float">
            <text:p>-514</text:p>
          </table:table-cell>
          <table:table-cell table:number-columns-repeated="4"/>
          <table:table-cell table:formula="of:=([.A537]-[.A$2])/1000000" office:value-type="float" office:value="34.495684" calcext:value-type="float">
            <text:p>34.495684</text:p>
          </table:table-cell>
          <table:table-cell table:formula="of:=IF([.B537]=&quot;PC&quot;;[.H$2];-[.H$2])" office:value-type="float" office:value="-2200" calcext:value-type="float">
            <text:p>-2200</text:p>
          </table:table-cell>
          <table:table-cell table:formula="of:=IF(AND([.$B537]=&quot;i2c&quot;;[.$C537]=0);[.$D537];[.K536])" office:value-type="float" office:value="-514" calcext:value-type="float">
            <text:p>-514</text:p>
          </table:table-cell>
          <table:table-cell table:formula="of:=IF(AND([.$B537]=&quot;i2c&quot;;[.$C537]=1);[.$D537];[.L536])" office:value-type="float" office:value="-826" calcext:value-type="float">
            <text:p>-826</text:p>
          </table:table-cell>
          <table:table-cell table:formula="of:=IF(AND([.$B537]=&quot;i2c&quot;;[.$C537]=2);[.$D537];[.M536])" office:value-type="float" office:value="-76" calcext:value-type="float">
            <text:p>-76</text:p>
          </table:table-cell>
          <table:table-cell table:formula="of:=IF(AND([.$B537]=&quot;i2c&quot;;[.$C537]=3);[.$D537];[.N53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4198114" calcext:value-type="float">
            <text:p>161419811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856" calcext:value-type="float">
            <text:p>-856</text:p>
          </table:table-cell>
          <table:table-cell table:number-columns-repeated="4"/>
          <table:table-cell table:formula="of:=([.A538]-[.A$2])/1000000" office:value-type="float" office:value="34.537645" calcext:value-type="float">
            <text:p>34.537645</text:p>
          </table:table-cell>
          <table:table-cell table:formula="of:=IF([.B538]=&quot;PC&quot;;[.H$2];-[.H$2])" office:value-type="float" office:value="-2200" calcext:value-type="float">
            <text:p>-2200</text:p>
          </table:table-cell>
          <table:table-cell table:formula="of:=IF(AND([.$B538]=&quot;i2c&quot;;[.$C538]=0);[.$D538];[.K537])" office:value-type="float" office:value="-514" calcext:value-type="float">
            <text:p>-514</text:p>
          </table:table-cell>
          <table:table-cell table:formula="of:=IF(AND([.$B538]=&quot;i2c&quot;;[.$C538]=1);[.$D538];[.L537])" office:value-type="float" office:value="-856" calcext:value-type="float">
            <text:p>-856</text:p>
          </table:table-cell>
          <table:table-cell table:formula="of:=IF(AND([.$B538]=&quot;i2c&quot;;[.$C538]=2);[.$D538];[.M537])" office:value-type="float" office:value="-76" calcext:value-type="float">
            <text:p>-76</text:p>
          </table:table-cell>
          <table:table-cell table:formula="of:=IF(AND([.$B538]=&quot;i2c&quot;;[.$C538]=3);[.$D538];[.N53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4230441" calcext:value-type="float">
            <text:p>161423044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06" calcext:value-type="float">
            <text:p>-106</text:p>
          </table:table-cell>
          <table:table-cell table:number-columns-repeated="4"/>
          <table:table-cell table:formula="of:=([.A539]-[.A$2])/1000000" office:value-type="float" office:value="34.569972" calcext:value-type="float">
            <text:p>34.569972</text:p>
          </table:table-cell>
          <table:table-cell table:formula="of:=IF([.B539]=&quot;PC&quot;;[.H$2];-[.H$2])" office:value-type="float" office:value="-2200" calcext:value-type="float">
            <text:p>-2200</text:p>
          </table:table-cell>
          <table:table-cell table:formula="of:=IF(AND([.$B539]=&quot;i2c&quot;;[.$C539]=0);[.$D539];[.K538])" office:value-type="float" office:value="-514" calcext:value-type="float">
            <text:p>-514</text:p>
          </table:table-cell>
          <table:table-cell table:formula="of:=IF(AND([.$B539]=&quot;i2c&quot;;[.$C539]=1);[.$D539];[.L538])" office:value-type="float" office:value="-856" calcext:value-type="float">
            <text:p>-856</text:p>
          </table:table-cell>
          <table:table-cell table:formula="of:=IF(AND([.$B539]=&quot;i2c&quot;;[.$C539]=2);[.$D539];[.M538])" office:value-type="float" office:value="-106" calcext:value-type="float">
            <text:p>-106</text:p>
          </table:table-cell>
          <table:table-cell table:formula="of:=IF(AND([.$B539]=&quot;i2c&quot;;[.$C539]=3);[.$D539];[.N53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4243511" calcext:value-type="float">
            <text:p>161424351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([.A540]-[.A$2])/1000000" office:value-type="float" office:value="34.583042" calcext:value-type="float">
            <text:p>34.583042</text:p>
          </table:table-cell>
          <table:table-cell table:formula="of:=IF([.B540]=&quot;PC&quot;;[.H$2];-[.H$2])" office:value-type="float" office:value="-2200" calcext:value-type="float">
            <text:p>-2200</text:p>
          </table:table-cell>
          <table:table-cell table:formula="of:=IF(AND([.$B540]=&quot;i2c&quot;;[.$C540]=0);[.$D540];[.K539])" office:value-type="float" office:value="-514" calcext:value-type="float">
            <text:p>-514</text:p>
          </table:table-cell>
          <table:table-cell table:formula="of:=IF(AND([.$B540]=&quot;i2c&quot;;[.$C540]=1);[.$D540];[.L539])" office:value-type="float" office:value="-856" calcext:value-type="float">
            <text:p>-856</text:p>
          </table:table-cell>
          <table:table-cell table:formula="of:=IF(AND([.$B540]=&quot;i2c&quot;;[.$C540]=2);[.$D540];[.M539])" office:value-type="float" office:value="-106" calcext:value-type="float">
            <text:p>-106</text:p>
          </table:table-cell>
          <table:table-cell table:formula="of:=IF(AND([.$B540]=&quot;i2c&quot;;[.$C540]=3);[.$D540];[.N53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4246943" calcext:value-type="float">
            <text:p>161424694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484" calcext:value-type="float">
            <text:p>-484</text:p>
          </table:table-cell>
          <table:table-cell table:number-columns-repeated="4"/>
          <table:table-cell table:formula="of:=([.A541]-[.A$2])/1000000" office:value-type="float" office:value="34.586474" calcext:value-type="float">
            <text:p>34.586474</text:p>
          </table:table-cell>
          <table:table-cell table:formula="of:=IF([.B541]=&quot;PC&quot;;[.H$2];-[.H$2])" office:value-type="float" office:value="-2200" calcext:value-type="float">
            <text:p>-2200</text:p>
          </table:table-cell>
          <table:table-cell table:formula="of:=IF(AND([.$B541]=&quot;i2c&quot;;[.$C541]=0);[.$D541];[.K540])" office:value-type="float" office:value="-484" calcext:value-type="float">
            <text:p>-484</text:p>
          </table:table-cell>
          <table:table-cell table:formula="of:=IF(AND([.$B541]=&quot;i2c&quot;;[.$C541]=1);[.$D541];[.L540])" office:value-type="float" office:value="-856" calcext:value-type="float">
            <text:p>-856</text:p>
          </table:table-cell>
          <table:table-cell table:formula="of:=IF(AND([.$B541]=&quot;i2c&quot;;[.$C541]=2);[.$D541];[.M540])" office:value-type="float" office:value="-106" calcext:value-type="float">
            <text:p>-106</text:p>
          </table:table-cell>
          <table:table-cell table:formula="of:=IF(AND([.$B541]=&quot;i2c&quot;;[.$C541]=3);[.$D541];[.N54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4288905" calcext:value-type="float">
            <text:p>161428890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886" calcext:value-type="float">
            <text:p>-886</text:p>
          </table:table-cell>
          <table:table-cell table:number-columns-repeated="4"/>
          <table:table-cell table:formula="of:=([.A542]-[.A$2])/1000000" office:value-type="float" office:value="34.628436" calcext:value-type="float">
            <text:p>34.628436</text:p>
          </table:table-cell>
          <table:table-cell table:formula="of:=IF([.B542]=&quot;PC&quot;;[.H$2];-[.H$2])" office:value-type="float" office:value="-2200" calcext:value-type="float">
            <text:p>-2200</text:p>
          </table:table-cell>
          <table:table-cell table:formula="of:=IF(AND([.$B542]=&quot;i2c&quot;;[.$C542]=0);[.$D542];[.K541])" office:value-type="float" office:value="-484" calcext:value-type="float">
            <text:p>-484</text:p>
          </table:table-cell>
          <table:table-cell table:formula="of:=IF(AND([.$B542]=&quot;i2c&quot;;[.$C542]=1);[.$D542];[.L541])" office:value-type="float" office:value="-886" calcext:value-type="float">
            <text:p>-886</text:p>
          </table:table-cell>
          <table:table-cell table:formula="of:=IF(AND([.$B542]=&quot;i2c&quot;;[.$C542]=2);[.$D542];[.M541])" office:value-type="float" office:value="-106" calcext:value-type="float">
            <text:p>-106</text:p>
          </table:table-cell>
          <table:table-cell table:formula="of:=IF(AND([.$B542]=&quot;i2c&quot;;[.$C542]=3);[.$D542];[.N54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4321218" calcext:value-type="float">
            <text:p>161432121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36" calcext:value-type="float">
            <text:p>-136</text:p>
          </table:table-cell>
          <table:table-cell table:number-columns-repeated="4"/>
          <table:table-cell table:formula="of:=([.A543]-[.A$2])/1000000" office:value-type="float" office:value="34.660749" calcext:value-type="float">
            <text:p>34.660749</text:p>
          </table:table-cell>
          <table:table-cell table:formula="of:=IF([.B543]=&quot;PC&quot;;[.H$2];-[.H$2])" office:value-type="float" office:value="-2200" calcext:value-type="float">
            <text:p>-2200</text:p>
          </table:table-cell>
          <table:table-cell table:formula="of:=IF(AND([.$B543]=&quot;i2c&quot;;[.$C543]=0);[.$D543];[.K542])" office:value-type="float" office:value="-484" calcext:value-type="float">
            <text:p>-484</text:p>
          </table:table-cell>
          <table:table-cell table:formula="of:=IF(AND([.$B543]=&quot;i2c&quot;;[.$C543]=1);[.$D543];[.L542])" office:value-type="float" office:value="-886" calcext:value-type="float">
            <text:p>-886</text:p>
          </table:table-cell>
          <table:table-cell table:formula="of:=IF(AND([.$B543]=&quot;i2c&quot;;[.$C543]=2);[.$D543];[.M542])" office:value-type="float" office:value="-136" calcext:value-type="float">
            <text:p>-136</text:p>
          </table:table-cell>
          <table:table-cell table:formula="of:=IF(AND([.$B543]=&quot;i2c&quot;;[.$C543]=3);[.$D543];[.N54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4334286" calcext:value-type="float">
            <text:p>1614334286</text:p>
          </table:table-cell>
          <table:table-cell office:value-type="string" calcext:value-type="string">
            <text:p>i2c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formula="of:=([.A544]-[.A$2])/1000000" office:value-type="float" office:value="34.673817" calcext:value-type="float">
            <text:p>34.673817</text:p>
          </table:table-cell>
          <table:table-cell table:formula="of:=IF([.B544]=&quot;PC&quot;;[.H$2];-[.H$2])" office:value-type="float" office:value="-2200" calcext:value-type="float">
            <text:p>-2200</text:p>
          </table:table-cell>
          <table:table-cell table:formula="of:=IF(AND([.$B544]=&quot;i2c&quot;;[.$C544]=0);[.$D544];[.K543])" office:value-type="float" office:value="-484" calcext:value-type="float">
            <text:p>-484</text:p>
          </table:table-cell>
          <table:table-cell table:formula="of:=IF(AND([.$B544]=&quot;i2c&quot;;[.$C544]=1);[.$D544];[.L543])" office:value-type="float" office:value="-886" calcext:value-type="float">
            <text:p>-886</text:p>
          </table:table-cell>
          <table:table-cell table:formula="of:=IF(AND([.$B544]=&quot;i2c&quot;;[.$C544]=2);[.$D544];[.M543])" office:value-type="float" office:value="-136" calcext:value-type="float">
            <text:p>-136</text:p>
          </table:table-cell>
          <table:table-cell table:formula="of:=IF(AND([.$B544]=&quot;i2c&quot;;[.$C544]=3);[.$D544];[.N54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4337720" calcext:value-type="float">
            <text:p>161433772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454" calcext:value-type="float">
            <text:p>-454</text:p>
          </table:table-cell>
          <table:table-cell table:number-columns-repeated="4"/>
          <table:table-cell table:formula="of:=([.A545]-[.A$2])/1000000" office:value-type="float" office:value="34.677251" calcext:value-type="float">
            <text:p>34.677251</text:p>
          </table:table-cell>
          <table:table-cell table:formula="of:=IF([.B545]=&quot;PC&quot;;[.H$2];-[.H$2])" office:value-type="float" office:value="-2200" calcext:value-type="float">
            <text:p>-2200</text:p>
          </table:table-cell>
          <table:table-cell table:formula="of:=IF(AND([.$B545]=&quot;i2c&quot;;[.$C545]=0);[.$D545];[.K544])" office:value-type="float" office:value="-454" calcext:value-type="float">
            <text:p>-454</text:p>
          </table:table-cell>
          <table:table-cell table:formula="of:=IF(AND([.$B545]=&quot;i2c&quot;;[.$C545]=1);[.$D545];[.L544])" office:value-type="float" office:value="-886" calcext:value-type="float">
            <text:p>-886</text:p>
          </table:table-cell>
          <table:table-cell table:formula="of:=IF(AND([.$B545]=&quot;i2c&quot;;[.$C545]=2);[.$D545];[.M544])" office:value-type="float" office:value="-136" calcext:value-type="float">
            <text:p>-136</text:p>
          </table:table-cell>
          <table:table-cell table:formula="of:=IF(AND([.$B545]=&quot;i2c&quot;;[.$C545]=3);[.$D545];[.N54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4379673" calcext:value-type="float">
            <text:p>161437967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916" calcext:value-type="float">
            <text:p>-916</text:p>
          </table:table-cell>
          <table:table-cell table:number-columns-repeated="4"/>
          <table:table-cell table:formula="of:=([.A546]-[.A$2])/1000000" office:value-type="float" office:value="34.719204" calcext:value-type="float">
            <text:p>34.719204</text:p>
          </table:table-cell>
          <table:table-cell table:formula="of:=IF([.B546]=&quot;PC&quot;;[.H$2];-[.H$2])" office:value-type="float" office:value="-2200" calcext:value-type="float">
            <text:p>-2200</text:p>
          </table:table-cell>
          <table:table-cell table:formula="of:=IF(AND([.$B546]=&quot;i2c&quot;;[.$C546]=0);[.$D546];[.K545])" office:value-type="float" office:value="-454" calcext:value-type="float">
            <text:p>-454</text:p>
          </table:table-cell>
          <table:table-cell table:formula="of:=IF(AND([.$B546]=&quot;i2c&quot;;[.$C546]=1);[.$D546];[.L545])" office:value-type="float" office:value="-916" calcext:value-type="float">
            <text:p>-916</text:p>
          </table:table-cell>
          <table:table-cell table:formula="of:=IF(AND([.$B546]=&quot;i2c&quot;;[.$C546]=2);[.$D546];[.M545])" office:value-type="float" office:value="-136" calcext:value-type="float">
            <text:p>-136</text:p>
          </table:table-cell>
          <table:table-cell table:formula="of:=IF(AND([.$B546]=&quot;i2c&quot;;[.$C546]=3);[.$D546];[.N54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4411997" calcext:value-type="float">
            <text:p>161441199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66" calcext:value-type="float">
            <text:p>-166</text:p>
          </table:table-cell>
          <table:table-cell table:number-columns-repeated="4"/>
          <table:table-cell table:formula="of:=([.A547]-[.A$2])/1000000" office:value-type="float" office:value="34.751528" calcext:value-type="float">
            <text:p>34.751528</text:p>
          </table:table-cell>
          <table:table-cell table:formula="of:=IF([.B547]=&quot;PC&quot;;[.H$2];-[.H$2])" office:value-type="float" office:value="-2200" calcext:value-type="float">
            <text:p>-2200</text:p>
          </table:table-cell>
          <table:table-cell table:formula="of:=IF(AND([.$B547]=&quot;i2c&quot;;[.$C547]=0);[.$D547];[.K546])" office:value-type="float" office:value="-454" calcext:value-type="float">
            <text:p>-454</text:p>
          </table:table-cell>
          <table:table-cell table:formula="of:=IF(AND([.$B547]=&quot;i2c&quot;;[.$C547]=1);[.$D547];[.L546])" office:value-type="float" office:value="-916" calcext:value-type="float">
            <text:p>-916</text:p>
          </table:table-cell>
          <table:table-cell table:formula="of:=IF(AND([.$B547]=&quot;i2c&quot;;[.$C547]=2);[.$D547];[.M546])" office:value-type="float" office:value="-166" calcext:value-type="float">
            <text:p>-166</text:p>
          </table:table-cell>
          <table:table-cell table:formula="of:=IF(AND([.$B547]=&quot;i2c&quot;;[.$C547]=3);[.$D547];[.N54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4425062" calcext:value-type="float">
            <text:p>161442506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([.A548]-[.A$2])/1000000" office:value-type="float" office:value="34.764593" calcext:value-type="float">
            <text:p>34.764593</text:p>
          </table:table-cell>
          <table:table-cell table:formula="of:=IF([.B548]=&quot;PC&quot;;[.H$2];-[.H$2])" office:value-type="float" office:value="-2200" calcext:value-type="float">
            <text:p>-2200</text:p>
          </table:table-cell>
          <table:table-cell table:formula="of:=IF(AND([.$B548]=&quot;i2c&quot;;[.$C548]=0);[.$D548];[.K547])" office:value-type="float" office:value="-454" calcext:value-type="float">
            <text:p>-454</text:p>
          </table:table-cell>
          <table:table-cell table:formula="of:=IF(AND([.$B548]=&quot;i2c&quot;;[.$C548]=1);[.$D548];[.L547])" office:value-type="float" office:value="-916" calcext:value-type="float">
            <text:p>-916</text:p>
          </table:table-cell>
          <table:table-cell table:formula="of:=IF(AND([.$B548]=&quot;i2c&quot;;[.$C548]=2);[.$D548];[.M547])" office:value-type="float" office:value="-166" calcext:value-type="float">
            <text:p>-166</text:p>
          </table:table-cell>
          <table:table-cell table:formula="of:=IF(AND([.$B548]=&quot;i2c&quot;;[.$C548]=3);[.$D548];[.N54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4428492" calcext:value-type="float">
            <text:p>161442849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424" calcext:value-type="float">
            <text:p>-424</text:p>
          </table:table-cell>
          <table:table-cell table:number-columns-repeated="4"/>
          <table:table-cell table:formula="of:=([.A549]-[.A$2])/1000000" office:value-type="float" office:value="34.768023" calcext:value-type="float">
            <text:p>34.768023</text:p>
          </table:table-cell>
          <table:table-cell table:formula="of:=IF([.B549]=&quot;PC&quot;;[.H$2];-[.H$2])" office:value-type="float" office:value="-2200" calcext:value-type="float">
            <text:p>-2200</text:p>
          </table:table-cell>
          <table:table-cell table:formula="of:=IF(AND([.$B549]=&quot;i2c&quot;;[.$C549]=0);[.$D549];[.K548])" office:value-type="float" office:value="-424" calcext:value-type="float">
            <text:p>-424</text:p>
          </table:table-cell>
          <table:table-cell table:formula="of:=IF(AND([.$B549]=&quot;i2c&quot;;[.$C549]=1);[.$D549];[.L548])" office:value-type="float" office:value="-916" calcext:value-type="float">
            <text:p>-916</text:p>
          </table:table-cell>
          <table:table-cell table:formula="of:=IF(AND([.$B549]=&quot;i2c&quot;;[.$C549]=2);[.$D549];[.M548])" office:value-type="float" office:value="-166" calcext:value-type="float">
            <text:p>-166</text:p>
          </table:table-cell>
          <table:table-cell table:formula="of:=IF(AND([.$B549]=&quot;i2c&quot;;[.$C549]=3);[.$D549];[.N54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4470437" calcext:value-type="float">
            <text:p>161447043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946" calcext:value-type="float">
            <text:p>-946</text:p>
          </table:table-cell>
          <table:table-cell table:number-columns-repeated="4"/>
          <table:table-cell table:formula="of:=([.A550]-[.A$2])/1000000" office:value-type="float" office:value="34.809968" calcext:value-type="float">
            <text:p>34.809968</text:p>
          </table:table-cell>
          <table:table-cell table:formula="of:=IF([.B550]=&quot;PC&quot;;[.H$2];-[.H$2])" office:value-type="float" office:value="-2200" calcext:value-type="float">
            <text:p>-2200</text:p>
          </table:table-cell>
          <table:table-cell table:formula="of:=IF(AND([.$B550]=&quot;i2c&quot;;[.$C550]=0);[.$D550];[.K549])" office:value-type="float" office:value="-424" calcext:value-type="float">
            <text:p>-424</text:p>
          </table:table-cell>
          <table:table-cell table:formula="of:=IF(AND([.$B550]=&quot;i2c&quot;;[.$C550]=1);[.$D550];[.L549])" office:value-type="float" office:value="-946" calcext:value-type="float">
            <text:p>-946</text:p>
          </table:table-cell>
          <table:table-cell table:formula="of:=IF(AND([.$B550]=&quot;i2c&quot;;[.$C550]=2);[.$D550];[.M549])" office:value-type="float" office:value="-166" calcext:value-type="float">
            <text:p>-166</text:p>
          </table:table-cell>
          <table:table-cell table:formula="of:=IF(AND([.$B550]=&quot;i2c&quot;;[.$C550]=3);[.$D550];[.N54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4502767" calcext:value-type="float">
            <text:p>161450276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96" calcext:value-type="float">
            <text:p>-196</text:p>
          </table:table-cell>
          <table:table-cell table:number-columns-repeated="4"/>
          <table:table-cell table:formula="of:=([.A551]-[.A$2])/1000000" office:value-type="float" office:value="34.842298" calcext:value-type="float">
            <text:p>34.842298</text:p>
          </table:table-cell>
          <table:table-cell table:formula="of:=IF([.B551]=&quot;PC&quot;;[.H$2];-[.H$2])" office:value-type="float" office:value="-2200" calcext:value-type="float">
            <text:p>-2200</text:p>
          </table:table-cell>
          <table:table-cell table:formula="of:=IF(AND([.$B551]=&quot;i2c&quot;;[.$C551]=0);[.$D551];[.K550])" office:value-type="float" office:value="-424" calcext:value-type="float">
            <text:p>-424</text:p>
          </table:table-cell>
          <table:table-cell table:formula="of:=IF(AND([.$B551]=&quot;i2c&quot;;[.$C551]=1);[.$D551];[.L550])" office:value-type="float" office:value="-946" calcext:value-type="float">
            <text:p>-946</text:p>
          </table:table-cell>
          <table:table-cell table:formula="of:=IF(AND([.$B551]=&quot;i2c&quot;;[.$C551]=2);[.$D551];[.M550])" office:value-type="float" office:value="-196" calcext:value-type="float">
            <text:p>-196</text:p>
          </table:table-cell>
          <table:table-cell table:formula="of:=IF(AND([.$B551]=&quot;i2c&quot;;[.$C551]=3);[.$D551];[.N55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4515828" calcext:value-type="float">
            <text:p>161451582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([.A552]-[.A$2])/1000000" office:value-type="float" office:value="34.855359" calcext:value-type="float">
            <text:p>34.855359</text:p>
          </table:table-cell>
          <table:table-cell table:formula="of:=IF([.B552]=&quot;PC&quot;;[.H$2];-[.H$2])" office:value-type="float" office:value="-2200" calcext:value-type="float">
            <text:p>-2200</text:p>
          </table:table-cell>
          <table:table-cell table:formula="of:=IF(AND([.$B552]=&quot;i2c&quot;;[.$C552]=0);[.$D552];[.K551])" office:value-type="float" office:value="-424" calcext:value-type="float">
            <text:p>-424</text:p>
          </table:table-cell>
          <table:table-cell table:formula="of:=IF(AND([.$B552]=&quot;i2c&quot;;[.$C552]=1);[.$D552];[.L551])" office:value-type="float" office:value="-946" calcext:value-type="float">
            <text:p>-946</text:p>
          </table:table-cell>
          <table:table-cell table:formula="of:=IF(AND([.$B552]=&quot;i2c&quot;;[.$C552]=2);[.$D552];[.M551])" office:value-type="float" office:value="-196" calcext:value-type="float">
            <text:p>-196</text:p>
          </table:table-cell>
          <table:table-cell table:formula="of:=IF(AND([.$B552]=&quot;i2c&quot;;[.$C552]=3);[.$D552];[.N5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519259" calcext:value-type="float">
            <text:p>161451925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394" calcext:value-type="float">
            <text:p>-394</text:p>
          </table:table-cell>
          <table:table-cell table:number-columns-repeated="4"/>
          <table:table-cell table:formula="of:=([.A553]-[.A$2])/1000000" office:value-type="float" office:value="34.85879" calcext:value-type="float">
            <text:p>34.85879</text:p>
          </table:table-cell>
          <table:table-cell table:formula="of:=IF([.B553]=&quot;PC&quot;;[.H$2];-[.H$2])" office:value-type="float" office:value="-2200" calcext:value-type="float">
            <text:p>-2200</text:p>
          </table:table-cell>
          <table:table-cell table:formula="of:=IF(AND([.$B553]=&quot;i2c&quot;;[.$C553]=0);[.$D553];[.K552])" office:value-type="float" office:value="-394" calcext:value-type="float">
            <text:p>-394</text:p>
          </table:table-cell>
          <table:table-cell table:formula="of:=IF(AND([.$B553]=&quot;i2c&quot;;[.$C553]=1);[.$D553];[.L552])" office:value-type="float" office:value="-946" calcext:value-type="float">
            <text:p>-946</text:p>
          </table:table-cell>
          <table:table-cell table:formula="of:=IF(AND([.$B553]=&quot;i2c&quot;;[.$C553]=2);[.$D553];[.M552])" office:value-type="float" office:value="-196" calcext:value-type="float">
            <text:p>-196</text:p>
          </table:table-cell>
          <table:table-cell table:formula="of:=IF(AND([.$B553]=&quot;i2c&quot;;[.$C553]=3);[.$D553];[.N5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561208" calcext:value-type="float">
            <text:p>161456120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976" calcext:value-type="float">
            <text:p>-976</text:p>
          </table:table-cell>
          <table:table-cell table:number-columns-repeated="4"/>
          <table:table-cell table:formula="of:=([.A554]-[.A$2])/1000000" office:value-type="float" office:value="34.900739" calcext:value-type="float">
            <text:p>34.900739</text:p>
          </table:table-cell>
          <table:table-cell table:formula="of:=IF([.B554]=&quot;PC&quot;;[.H$2];-[.H$2])" office:value-type="float" office:value="-2200" calcext:value-type="float">
            <text:p>-2200</text:p>
          </table:table-cell>
          <table:table-cell table:formula="of:=IF(AND([.$B554]=&quot;i2c&quot;;[.$C554]=0);[.$D554];[.K553])" office:value-type="float" office:value="-394" calcext:value-type="float">
            <text:p>-394</text:p>
          </table:table-cell>
          <table:table-cell table:formula="of:=IF(AND([.$B554]=&quot;i2c&quot;;[.$C554]=1);[.$D554];[.L553])" office:value-type="float" office:value="-976" calcext:value-type="float">
            <text:p>-976</text:p>
          </table:table-cell>
          <table:table-cell table:formula="of:=IF(AND([.$B554]=&quot;i2c&quot;;[.$C554]=2);[.$D554];[.M553])" office:value-type="float" office:value="-196" calcext:value-type="float">
            <text:p>-196</text:p>
          </table:table-cell>
          <table:table-cell table:formula="of:=IF(AND([.$B554]=&quot;i2c&quot;;[.$C554]=3);[.$D554];[.N5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593529" calcext:value-type="float">
            <text:p>161459352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226" calcext:value-type="float">
            <text:p>-226</text:p>
          </table:table-cell>
          <table:table-cell table:number-columns-repeated="4"/>
          <table:table-cell table:formula="of:=([.A555]-[.A$2])/1000000" office:value-type="float" office:value="34.93306" calcext:value-type="float">
            <text:p>34.93306</text:p>
          </table:table-cell>
          <table:table-cell table:formula="of:=IF([.B555]=&quot;PC&quot;;[.H$2];-[.H$2])" office:value-type="float" office:value="-2200" calcext:value-type="float">
            <text:p>-2200</text:p>
          </table:table-cell>
          <table:table-cell table:formula="of:=IF(AND([.$B555]=&quot;i2c&quot;;[.$C555]=0);[.$D555];[.K554])" office:value-type="float" office:value="-394" calcext:value-type="float">
            <text:p>-394</text:p>
          </table:table-cell>
          <table:table-cell table:formula="of:=IF(AND([.$B555]=&quot;i2c&quot;;[.$C555]=1);[.$D555];[.L554])" office:value-type="float" office:value="-976" calcext:value-type="float">
            <text:p>-976</text:p>
          </table:table-cell>
          <table:table-cell table:formula="of:=IF(AND([.$B555]=&quot;i2c&quot;;[.$C555]=2);[.$D555];[.M554])" office:value-type="float" office:value="-226" calcext:value-type="float">
            <text:p>-226</text:p>
          </table:table-cell>
          <table:table-cell table:formula="of:=IF(AND([.$B555]=&quot;i2c&quot;;[.$C555]=3);[.$D555];[.N5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606602" calcext:value-type="float">
            <text:p>161460660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([.A556]-[.A$2])/1000000" office:value-type="float" office:value="34.946133" calcext:value-type="float">
            <text:p>34.946133</text:p>
          </table:table-cell>
          <table:table-cell table:formula="of:=IF([.B556]=&quot;PC&quot;;[.H$2];-[.H$2])" office:value-type="float" office:value="-2200" calcext:value-type="float">
            <text:p>-2200</text:p>
          </table:table-cell>
          <table:table-cell table:formula="of:=IF(AND([.$B556]=&quot;i2c&quot;;[.$C556]=0);[.$D556];[.K555])" office:value-type="float" office:value="-394" calcext:value-type="float">
            <text:p>-394</text:p>
          </table:table-cell>
          <table:table-cell table:formula="of:=IF(AND([.$B556]=&quot;i2c&quot;;[.$C556]=1);[.$D556];[.L555])" office:value-type="float" office:value="-976" calcext:value-type="float">
            <text:p>-976</text:p>
          </table:table-cell>
          <table:table-cell table:formula="of:=IF(AND([.$B556]=&quot;i2c&quot;;[.$C556]=2);[.$D556];[.M555])" office:value-type="float" office:value="-226" calcext:value-type="float">
            <text:p>-226</text:p>
          </table:table-cell>
          <table:table-cell table:formula="of:=IF(AND([.$B556]=&quot;i2c&quot;;[.$C556]=3);[.$D556];[.N5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610041" calcext:value-type="float">
            <text:p>161461004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364" calcext:value-type="float">
            <text:p>-364</text:p>
          </table:table-cell>
          <table:table-cell table:number-columns-repeated="4"/>
          <table:table-cell table:formula="of:=([.A557]-[.A$2])/1000000" office:value-type="float" office:value="34.949572" calcext:value-type="float">
            <text:p>34.949572</text:p>
          </table:table-cell>
          <table:table-cell table:formula="of:=IF([.B557]=&quot;PC&quot;;[.H$2];-[.H$2])" office:value-type="float" office:value="-2200" calcext:value-type="float">
            <text:p>-2200</text:p>
          </table:table-cell>
          <table:table-cell table:formula="of:=IF(AND([.$B557]=&quot;i2c&quot;;[.$C557]=0);[.$D557];[.K556])" office:value-type="float" office:value="-364" calcext:value-type="float">
            <text:p>-364</text:p>
          </table:table-cell>
          <table:table-cell table:formula="of:=IF(AND([.$B557]=&quot;i2c&quot;;[.$C557]=1);[.$D557];[.L556])" office:value-type="float" office:value="-976" calcext:value-type="float">
            <text:p>-976</text:p>
          </table:table-cell>
          <table:table-cell table:formula="of:=IF(AND([.$B557]=&quot;i2c&quot;;[.$C557]=2);[.$D557];[.M556])" office:value-type="float" office:value="-226" calcext:value-type="float">
            <text:p>-226</text:p>
          </table:table-cell>
          <table:table-cell table:formula="of:=IF(AND([.$B557]=&quot;i2c&quot;;[.$C557]=3);[.$D557];[.N5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651989" calcext:value-type="float">
            <text:p>161465198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006" calcext:value-type="float">
            <text:p>-1006</text:p>
          </table:table-cell>
          <table:table-cell table:number-columns-repeated="4"/>
          <table:table-cell table:formula="of:=([.A558]-[.A$2])/1000000" office:value-type="float" office:value="34.99152" calcext:value-type="float">
            <text:p>34.99152</text:p>
          </table:table-cell>
          <table:table-cell table:formula="of:=IF([.B558]=&quot;PC&quot;;[.H$2];-[.H$2])" office:value-type="float" office:value="-2200" calcext:value-type="float">
            <text:p>-2200</text:p>
          </table:table-cell>
          <table:table-cell table:formula="of:=IF(AND([.$B558]=&quot;i2c&quot;;[.$C558]=0);[.$D558];[.K557])" office:value-type="float" office:value="-364" calcext:value-type="float">
            <text:p>-364</text:p>
          </table:table-cell>
          <table:table-cell table:formula="of:=IF(AND([.$B558]=&quot;i2c&quot;;[.$C558]=1);[.$D558];[.L557])" office:value-type="float" office:value="-1006" calcext:value-type="float">
            <text:p>-1006</text:p>
          </table:table-cell>
          <table:table-cell table:formula="of:=IF(AND([.$B558]=&quot;i2c&quot;;[.$C558]=2);[.$D558];[.M557])" office:value-type="float" office:value="-226" calcext:value-type="float">
            <text:p>-226</text:p>
          </table:table-cell>
          <table:table-cell table:formula="of:=IF(AND([.$B558]=&quot;i2c&quot;;[.$C558]=3);[.$D558];[.N5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684318" calcext:value-type="float">
            <text:p>161468431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256" calcext:value-type="float">
            <text:p>-256</text:p>
          </table:table-cell>
          <table:table-cell table:number-columns-repeated="4"/>
          <table:table-cell table:formula="of:=([.A559]-[.A$2])/1000000" office:value-type="float" office:value="35.023849" calcext:value-type="float">
            <text:p>35.023849</text:p>
          </table:table-cell>
          <table:table-cell table:formula="of:=IF([.B559]=&quot;PC&quot;;[.H$2];-[.H$2])" office:value-type="float" office:value="-2200" calcext:value-type="float">
            <text:p>-2200</text:p>
          </table:table-cell>
          <table:table-cell table:formula="of:=IF(AND([.$B559]=&quot;i2c&quot;;[.$C559]=0);[.$D559];[.K558])" office:value-type="float" office:value="-364" calcext:value-type="float">
            <text:p>-364</text:p>
          </table:table-cell>
          <table:table-cell table:formula="of:=IF(AND([.$B559]=&quot;i2c&quot;;[.$C559]=1);[.$D559];[.L558])" office:value-type="float" office:value="-1006" calcext:value-type="float">
            <text:p>-1006</text:p>
          </table:table-cell>
          <table:table-cell table:formula="of:=IF(AND([.$B559]=&quot;i2c&quot;;[.$C559]=2);[.$D559];[.M558])" office:value-type="float" office:value="-256" calcext:value-type="float">
            <text:p>-256</text:p>
          </table:table-cell>
          <table:table-cell table:formula="of:=IF(AND([.$B559]=&quot;i2c&quot;;[.$C559]=3);[.$D559];[.N5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697389" calcext:value-type="float">
            <text:p>161469738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formula="of:=([.A560]-[.A$2])/1000000" office:value-type="float" office:value="35.03692" calcext:value-type="float">
            <text:p>35.03692</text:p>
          </table:table-cell>
          <table:table-cell table:formula="of:=IF([.B560]=&quot;PC&quot;;[.H$2];-[.H$2])" office:value-type="float" office:value="-2200" calcext:value-type="float">
            <text:p>-2200</text:p>
          </table:table-cell>
          <table:table-cell table:formula="of:=IF(AND([.$B560]=&quot;i2c&quot;;[.$C560]=0);[.$D560];[.K559])" office:value-type="float" office:value="-364" calcext:value-type="float">
            <text:p>-364</text:p>
          </table:table-cell>
          <table:table-cell table:formula="of:=IF(AND([.$B560]=&quot;i2c&quot;;[.$C560]=1);[.$D560];[.L559])" office:value-type="float" office:value="-1006" calcext:value-type="float">
            <text:p>-1006</text:p>
          </table:table-cell>
          <table:table-cell table:formula="of:=IF(AND([.$B560]=&quot;i2c&quot;;[.$C560]=2);[.$D560];[.M559])" office:value-type="float" office:value="-256" calcext:value-type="float">
            <text:p>-256</text:p>
          </table:table-cell>
          <table:table-cell table:formula="of:=IF(AND([.$B560]=&quot;i2c&quot;;[.$C560]=3);[.$D560];[.N559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14700823" calcext:value-type="float">
            <text:p>161470082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334" calcext:value-type="float">
            <text:p>-334</text:p>
          </table:table-cell>
          <table:table-cell table:number-columns-repeated="4"/>
          <table:table-cell table:formula="of:=([.A561]-[.A$2])/1000000" office:value-type="float" office:value="35.040354" calcext:value-type="float">
            <text:p>35.040354</text:p>
          </table:table-cell>
          <table:table-cell table:formula="of:=IF([.B561]=&quot;PC&quot;;[.H$2];-[.H$2])" office:value-type="float" office:value="-2200" calcext:value-type="float">
            <text:p>-2200</text:p>
          </table:table-cell>
          <table:table-cell table:formula="of:=IF(AND([.$B561]=&quot;i2c&quot;;[.$C561]=0);[.$D561];[.K560])" office:value-type="float" office:value="-334" calcext:value-type="float">
            <text:p>-334</text:p>
          </table:table-cell>
          <table:table-cell table:formula="of:=IF(AND([.$B561]=&quot;i2c&quot;;[.$C561]=1);[.$D561];[.L560])" office:value-type="float" office:value="-1006" calcext:value-type="float">
            <text:p>-1006</text:p>
          </table:table-cell>
          <table:table-cell table:formula="of:=IF(AND([.$B561]=&quot;i2c&quot;;[.$C561]=2);[.$D561];[.M560])" office:value-type="float" office:value="-256" calcext:value-type="float">
            <text:p>-256</text:p>
          </table:table-cell>
          <table:table-cell table:formula="of:=IF(AND([.$B561]=&quot;i2c&quot;;[.$C561]=3);[.$D561];[.N560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14742780" calcext:value-type="float">
            <text:p>161474278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024" calcext:value-type="float">
            <text:p>-1024</text:p>
          </table:table-cell>
          <table:table-cell table:number-columns-repeated="4"/>
          <table:table-cell table:formula="of:=([.A562]-[.A$2])/1000000" office:value-type="float" office:value="35.082311" calcext:value-type="float">
            <text:p>35.082311</text:p>
          </table:table-cell>
          <table:table-cell table:formula="of:=IF([.B562]=&quot;PC&quot;;[.H$2];-[.H$2])" office:value-type="float" office:value="-2200" calcext:value-type="float">
            <text:p>-2200</text:p>
          </table:table-cell>
          <table:table-cell table:formula="of:=IF(AND([.$B562]=&quot;i2c&quot;;[.$C562]=0);[.$D562];[.K561])" office:value-type="float" office:value="-334" calcext:value-type="float">
            <text:p>-334</text:p>
          </table:table-cell>
          <table:table-cell table:formula="of:=IF(AND([.$B562]=&quot;i2c&quot;;[.$C562]=1);[.$D562];[.L561])" office:value-type="float" office:value="-1024" calcext:value-type="float">
            <text:p>-1024</text:p>
          </table:table-cell>
          <table:table-cell table:formula="of:=IF(AND([.$B562]=&quot;i2c&quot;;[.$C562]=2);[.$D562];[.M561])" office:value-type="float" office:value="-256" calcext:value-type="float">
            <text:p>-256</text:p>
          </table:table-cell>
          <table:table-cell table:formula="of:=IF(AND([.$B562]=&quot;i2c&quot;;[.$C562]=3);[.$D562];[.N561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14775104" calcext:value-type="float">
            <text:p>161477510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286" calcext:value-type="float">
            <text:p>-286</text:p>
          </table:table-cell>
          <table:table-cell table:number-columns-repeated="4"/>
          <table:table-cell table:formula="of:=([.A563]-[.A$2])/1000000" office:value-type="float" office:value="35.114635" calcext:value-type="float">
            <text:p>35.114635</text:p>
          </table:table-cell>
          <table:table-cell table:formula="of:=IF([.B563]=&quot;PC&quot;;[.H$2];-[.H$2])" office:value-type="float" office:value="-2200" calcext:value-type="float">
            <text:p>-2200</text:p>
          </table:table-cell>
          <table:table-cell table:formula="of:=IF(AND([.$B563]=&quot;i2c&quot;;[.$C563]=0);[.$D563];[.K562])" office:value-type="float" office:value="-334" calcext:value-type="float">
            <text:p>-334</text:p>
          </table:table-cell>
          <table:table-cell table:formula="of:=IF(AND([.$B563]=&quot;i2c&quot;;[.$C563]=1);[.$D563];[.L562])" office:value-type="float" office:value="-1024" calcext:value-type="float">
            <text:p>-1024</text:p>
          </table:table-cell>
          <table:table-cell table:formula="of:=IF(AND([.$B563]=&quot;i2c&quot;;[.$C563]=2);[.$D563];[.M562])" office:value-type="float" office:value="-286" calcext:value-type="float">
            <text:p>-286</text:p>
          </table:table-cell>
          <table:table-cell table:formula="of:=IF(AND([.$B563]=&quot;i2c&quot;;[.$C563]=3);[.$D563];[.N562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14788170" calcext:value-type="float">
            <text:p>161478817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4"/>
          <table:table-cell table:formula="of:=([.A564]-[.A$2])/1000000" office:value-type="float" office:value="35.127701" calcext:value-type="float">
            <text:p>35.127701</text:p>
          </table:table-cell>
          <table:table-cell table:formula="of:=IF([.B564]=&quot;PC&quot;;[.H$2];-[.H$2])" office:value-type="float" office:value="-2200" calcext:value-type="float">
            <text:p>-2200</text:p>
          </table:table-cell>
          <table:table-cell table:formula="of:=IF(AND([.$B564]=&quot;i2c&quot;;[.$C564]=0);[.$D564];[.K563])" office:value-type="float" office:value="-334" calcext:value-type="float">
            <text:p>-334</text:p>
          </table:table-cell>
          <table:table-cell table:formula="of:=IF(AND([.$B564]=&quot;i2c&quot;;[.$C564]=1);[.$D564];[.L563])" office:value-type="float" office:value="-1024" calcext:value-type="float">
            <text:p>-1024</text:p>
          </table:table-cell>
          <table:table-cell table:formula="of:=IF(AND([.$B564]=&quot;i2c&quot;;[.$C564]=2);[.$D564];[.M563])" office:value-type="float" office:value="-286" calcext:value-type="float">
            <text:p>-286</text:p>
          </table:table-cell>
          <table:table-cell table:formula="of:=IF(AND([.$B564]=&quot;i2c&quot;;[.$C564]=3);[.$D564];[.N56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14791602" calcext:value-type="float">
            <text:p>161479160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304" calcext:value-type="float">
            <text:p>-304</text:p>
          </table:table-cell>
          <table:table-cell table:number-columns-repeated="4"/>
          <table:table-cell table:formula="of:=([.A565]-[.A$2])/1000000" office:value-type="float" office:value="35.131133" calcext:value-type="float">
            <text:p>35.131133</text:p>
          </table:table-cell>
          <table:table-cell table:formula="of:=IF([.B565]=&quot;PC&quot;;[.H$2];-[.H$2])" office:value-type="float" office:value="-2200" calcext:value-type="float">
            <text:p>-2200</text:p>
          </table:table-cell>
          <table:table-cell table:formula="of:=IF(AND([.$B565]=&quot;i2c&quot;;[.$C565]=0);[.$D565];[.K564])" office:value-type="float" office:value="-304" calcext:value-type="float">
            <text:p>-304</text:p>
          </table:table-cell>
          <table:table-cell table:formula="of:=IF(AND([.$B565]=&quot;i2c&quot;;[.$C565]=1);[.$D565];[.L564])" office:value-type="float" office:value="-1024" calcext:value-type="float">
            <text:p>-1024</text:p>
          </table:table-cell>
          <table:table-cell table:formula="of:=IF(AND([.$B565]=&quot;i2c&quot;;[.$C565]=2);[.$D565];[.M564])" office:value-type="float" office:value="-286" calcext:value-type="float">
            <text:p>-286</text:p>
          </table:table-cell>
          <table:table-cell table:formula="of:=IF(AND([.$B565]=&quot;i2c&quot;;[.$C565]=3);[.$D565];[.N564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14864846" calcext:value-type="float">
            <text:p>161486484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316" calcext:value-type="float">
            <text:p>-316</text:p>
          </table:table-cell>
          <table:table-cell table:number-columns-repeated="4"/>
          <table:table-cell table:formula="of:=([.A566]-[.A$2])/1000000" office:value-type="float" office:value="35.204377" calcext:value-type="float">
            <text:p>35.204377</text:p>
          </table:table-cell>
          <table:table-cell table:formula="of:=IF([.B566]=&quot;PC&quot;;[.H$2];-[.H$2])" office:value-type="float" office:value="-2200" calcext:value-type="float">
            <text:p>-2200</text:p>
          </table:table-cell>
          <table:table-cell table:formula="of:=IF(AND([.$B566]=&quot;i2c&quot;;[.$C566]=0);[.$D566];[.K565])" office:value-type="float" office:value="-304" calcext:value-type="float">
            <text:p>-304</text:p>
          </table:table-cell>
          <table:table-cell table:formula="of:=IF(AND([.$B566]=&quot;i2c&quot;;[.$C566]=1);[.$D566];[.L565])" office:value-type="float" office:value="-1024" calcext:value-type="float">
            <text:p>-1024</text:p>
          </table:table-cell>
          <table:table-cell table:formula="of:=IF(AND([.$B566]=&quot;i2c&quot;;[.$C566]=2);[.$D566];[.M565])" office:value-type="float" office:value="-316" calcext:value-type="float">
            <text:p>-316</text:p>
          </table:table-cell>
          <table:table-cell table:formula="of:=IF(AND([.$B566]=&quot;i2c&quot;;[.$C566]=3);[.$D566];[.N565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14877903" calcext:value-type="float">
            <text:p>161487790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"/>
          <table:table-cell table:formula="of:=([.A567]-[.A$2])/1000000" office:value-type="float" office:value="35.217434" calcext:value-type="float">
            <text:p>35.217434</text:p>
          </table:table-cell>
          <table:table-cell table:formula="of:=IF([.B567]=&quot;PC&quot;;[.H$2];-[.H$2])" office:value-type="float" office:value="-2200" calcext:value-type="float">
            <text:p>-2200</text:p>
          </table:table-cell>
          <table:table-cell table:formula="of:=IF(AND([.$B567]=&quot;i2c&quot;;[.$C567]=0);[.$D567];[.K566])" office:value-type="float" office:value="-304" calcext:value-type="float">
            <text:p>-304</text:p>
          </table:table-cell>
          <table:table-cell table:formula="of:=IF(AND([.$B567]=&quot;i2c&quot;;[.$C567]=1);[.$D567];[.L566])" office:value-type="float" office:value="-1024" calcext:value-type="float">
            <text:p>-1024</text:p>
          </table:table-cell>
          <table:table-cell table:formula="of:=IF(AND([.$B567]=&quot;i2c&quot;;[.$C567]=2);[.$D567];[.M566])" office:value-type="float" office:value="-316" calcext:value-type="float">
            <text:p>-316</text:p>
          </table:table-cell>
          <table:table-cell table:formula="of:=IF(AND([.$B567]=&quot;i2c&quot;;[.$C567]=3);[.$D567];[.N566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614881350" calcext:value-type="float">
            <text:p>161488135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274" calcext:value-type="float">
            <text:p>-274</text:p>
          </table:table-cell>
          <table:table-cell table:number-columns-repeated="4"/>
          <table:table-cell table:formula="of:=([.A568]-[.A$2])/1000000" office:value-type="float" office:value="35.220881" calcext:value-type="float">
            <text:p>35.220881</text:p>
          </table:table-cell>
          <table:table-cell table:formula="of:=IF([.B568]=&quot;PC&quot;;[.H$2];-[.H$2])" office:value-type="float" office:value="-2200" calcext:value-type="float">
            <text:p>-2200</text:p>
          </table:table-cell>
          <table:table-cell table:formula="of:=IF(AND([.$B568]=&quot;i2c&quot;;[.$C568]=0);[.$D568];[.K567])" office:value-type="float" office:value="-274" calcext:value-type="float">
            <text:p>-274</text:p>
          </table:table-cell>
          <table:table-cell table:formula="of:=IF(AND([.$B568]=&quot;i2c&quot;;[.$C568]=1);[.$D568];[.L567])" office:value-type="float" office:value="-1024" calcext:value-type="float">
            <text:p>-1024</text:p>
          </table:table-cell>
          <table:table-cell table:formula="of:=IF(AND([.$B568]=&quot;i2c&quot;;[.$C568]=2);[.$D568];[.M567])" office:value-type="float" office:value="-316" calcext:value-type="float">
            <text:p>-316</text:p>
          </table:table-cell>
          <table:table-cell table:formula="of:=IF(AND([.$B568]=&quot;i2c&quot;;[.$C568]=3);[.$D568];[.N567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614954587" calcext:value-type="float">
            <text:p>161495458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346" calcext:value-type="float">
            <text:p>-346</text:p>
          </table:table-cell>
          <table:table-cell table:number-columns-repeated="4"/>
          <table:table-cell table:formula="of:=([.A569]-[.A$2])/1000000" office:value-type="float" office:value="35.294118" calcext:value-type="float">
            <text:p>35.294118</text:p>
          </table:table-cell>
          <table:table-cell table:formula="of:=IF([.B569]=&quot;PC&quot;;[.H$2];-[.H$2])" office:value-type="float" office:value="-2200" calcext:value-type="float">
            <text:p>-2200</text:p>
          </table:table-cell>
          <table:table-cell table:formula="of:=IF(AND([.$B569]=&quot;i2c&quot;;[.$C569]=0);[.$D569];[.K568])" office:value-type="float" office:value="-274" calcext:value-type="float">
            <text:p>-274</text:p>
          </table:table-cell>
          <table:table-cell table:formula="of:=IF(AND([.$B569]=&quot;i2c&quot;;[.$C569]=1);[.$D569];[.L568])" office:value-type="float" office:value="-1024" calcext:value-type="float">
            <text:p>-1024</text:p>
          </table:table-cell>
          <table:table-cell table:formula="of:=IF(AND([.$B569]=&quot;i2c&quot;;[.$C569]=2);[.$D569];[.M568])" office:value-type="float" office:value="-346" calcext:value-type="float">
            <text:p>-346</text:p>
          </table:table-cell>
          <table:table-cell table:formula="of:=IF(AND([.$B569]=&quot;i2c&quot;;[.$C569]=3);[.$D569];[.N568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614967658" calcext:value-type="float">
            <text:p>161496765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4"/>
          <table:table-cell table:formula="of:=([.A570]-[.A$2])/1000000" office:value-type="float" office:value="35.307189" calcext:value-type="float">
            <text:p>35.307189</text:p>
          </table:table-cell>
          <table:table-cell table:formula="of:=IF([.B570]=&quot;PC&quot;;[.H$2];-[.H$2])" office:value-type="float" office:value="-2200" calcext:value-type="float">
            <text:p>-2200</text:p>
          </table:table-cell>
          <table:table-cell table:formula="of:=IF(AND([.$B570]=&quot;i2c&quot;;[.$C570]=0);[.$D570];[.K569])" office:value-type="float" office:value="-274" calcext:value-type="float">
            <text:p>-274</text:p>
          </table:table-cell>
          <table:table-cell table:formula="of:=IF(AND([.$B570]=&quot;i2c&quot;;[.$C570]=1);[.$D570];[.L569])" office:value-type="float" office:value="-1024" calcext:value-type="float">
            <text:p>-1024</text:p>
          </table:table-cell>
          <table:table-cell table:formula="of:=IF(AND([.$B570]=&quot;i2c&quot;;[.$C570]=2);[.$D570];[.M569])" office:value-type="float" office:value="-346" calcext:value-type="float">
            <text:p>-346</text:p>
          </table:table-cell>
          <table:table-cell table:formula="of:=IF(AND([.$B570]=&quot;i2c&quot;;[.$C570]=3);[.$D570];[.N569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14971098" calcext:value-type="float">
            <text:p>161497109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244" calcext:value-type="float">
            <text:p>-244</text:p>
          </table:table-cell>
          <table:table-cell table:number-columns-repeated="4"/>
          <table:table-cell table:formula="of:=([.A571]-[.A$2])/1000000" office:value-type="float" office:value="35.310629" calcext:value-type="float">
            <text:p>35.310629</text:p>
          </table:table-cell>
          <table:table-cell table:formula="of:=IF([.B571]=&quot;PC&quot;;[.H$2];-[.H$2])" office:value-type="float" office:value="-2200" calcext:value-type="float">
            <text:p>-2200</text:p>
          </table:table-cell>
          <table:table-cell table:formula="of:=IF(AND([.$B571]=&quot;i2c&quot;;[.$C571]=0);[.$D571];[.K570])" office:value-type="float" office:value="-244" calcext:value-type="float">
            <text:p>-244</text:p>
          </table:table-cell>
          <table:table-cell table:formula="of:=IF(AND([.$B571]=&quot;i2c&quot;;[.$C571]=1);[.$D571];[.L570])" office:value-type="float" office:value="-1024" calcext:value-type="float">
            <text:p>-1024</text:p>
          </table:table-cell>
          <table:table-cell table:formula="of:=IF(AND([.$B571]=&quot;i2c&quot;;[.$C571]=2);[.$D571];[.M570])" office:value-type="float" office:value="-346" calcext:value-type="float">
            <text:p>-346</text:p>
          </table:table-cell>
          <table:table-cell table:formula="of:=IF(AND([.$B571]=&quot;i2c&quot;;[.$C571]=3);[.$D571];[.N570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15044338" calcext:value-type="float">
            <text:p>161504433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376" calcext:value-type="float">
            <text:p>-376</text:p>
          </table:table-cell>
          <table:table-cell table:number-columns-repeated="4"/>
          <table:table-cell table:formula="of:=([.A572]-[.A$2])/1000000" office:value-type="float" office:value="35.383869" calcext:value-type="float">
            <text:p>35.383869</text:p>
          </table:table-cell>
          <table:table-cell table:formula="of:=IF([.B572]=&quot;PC&quot;;[.H$2];-[.H$2])" office:value-type="float" office:value="-2200" calcext:value-type="float">
            <text:p>-2200</text:p>
          </table:table-cell>
          <table:table-cell table:formula="of:=IF(AND([.$B572]=&quot;i2c&quot;;[.$C572]=0);[.$D572];[.K571])" office:value-type="float" office:value="-244" calcext:value-type="float">
            <text:p>-244</text:p>
          </table:table-cell>
          <table:table-cell table:formula="of:=IF(AND([.$B572]=&quot;i2c&quot;;[.$C572]=1);[.$D572];[.L571])" office:value-type="float" office:value="-1024" calcext:value-type="float">
            <text:p>-1024</text:p>
          </table:table-cell>
          <table:table-cell table:formula="of:=IF(AND([.$B572]=&quot;i2c&quot;;[.$C572]=2);[.$D572];[.M571])" office:value-type="float" office:value="-376" calcext:value-type="float">
            <text:p>-376</text:p>
          </table:table-cell>
          <table:table-cell table:formula="of:=IF(AND([.$B572]=&quot;i2c&quot;;[.$C572]=3);[.$D572];[.N571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15057418" calcext:value-type="float">
            <text:p>161505741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number-columns-repeated="4"/>
          <table:table-cell table:formula="of:=([.A573]-[.A$2])/1000000" office:value-type="float" office:value="35.396949" calcext:value-type="float">
            <text:p>35.396949</text:p>
          </table:table-cell>
          <table:table-cell table:formula="of:=IF([.B573]=&quot;PC&quot;;[.H$2];-[.H$2])" office:value-type="float" office:value="-2200" calcext:value-type="float">
            <text:p>-2200</text:p>
          </table:table-cell>
          <table:table-cell table:formula="of:=IF(AND([.$B573]=&quot;i2c&quot;;[.$C573]=0);[.$D573];[.K572])" office:value-type="float" office:value="-244" calcext:value-type="float">
            <text:p>-244</text:p>
          </table:table-cell>
          <table:table-cell table:formula="of:=IF(AND([.$B573]=&quot;i2c&quot;;[.$C573]=1);[.$D573];[.L572])" office:value-type="float" office:value="-1024" calcext:value-type="float">
            <text:p>-1024</text:p>
          </table:table-cell>
          <table:table-cell table:formula="of:=IF(AND([.$B573]=&quot;i2c&quot;;[.$C573]=2);[.$D573];[.M572])" office:value-type="float" office:value="-376" calcext:value-type="float">
            <text:p>-376</text:p>
          </table:table-cell>
          <table:table-cell table:formula="of:=IF(AND([.$B573]=&quot;i2c&quot;;[.$C573]=3);[.$D573];[.N572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615060857" calcext:value-type="float">
            <text:p>161506085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214" calcext:value-type="float">
            <text:p>-214</text:p>
          </table:table-cell>
          <table:table-cell table:number-columns-repeated="4"/>
          <table:table-cell table:formula="of:=([.A574]-[.A$2])/1000000" office:value-type="float" office:value="35.400388" calcext:value-type="float">
            <text:p>35.400388</text:p>
          </table:table-cell>
          <table:table-cell table:formula="of:=IF([.B574]=&quot;PC&quot;;[.H$2];-[.H$2])" office:value-type="float" office:value="-2200" calcext:value-type="float">
            <text:p>-2200</text:p>
          </table:table-cell>
          <table:table-cell table:formula="of:=IF(AND([.$B574]=&quot;i2c&quot;;[.$C574]=0);[.$D574];[.K573])" office:value-type="float" office:value="-214" calcext:value-type="float">
            <text:p>-214</text:p>
          </table:table-cell>
          <table:table-cell table:formula="of:=IF(AND([.$B574]=&quot;i2c&quot;;[.$C574]=1);[.$D574];[.L573])" office:value-type="float" office:value="-1024" calcext:value-type="float">
            <text:p>-1024</text:p>
          </table:table-cell>
          <table:table-cell table:formula="of:=IF(AND([.$B574]=&quot;i2c&quot;;[.$C574]=2);[.$D574];[.M573])" office:value-type="float" office:value="-376" calcext:value-type="float">
            <text:p>-376</text:p>
          </table:table-cell>
          <table:table-cell table:formula="of:=IF(AND([.$B574]=&quot;i2c&quot;;[.$C574]=3);[.$D574];[.N573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615134098" calcext:value-type="float">
            <text:p>161513409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406" calcext:value-type="float">
            <text:p>-406</text:p>
          </table:table-cell>
          <table:table-cell table:number-columns-repeated="4"/>
          <table:table-cell table:formula="of:=([.A575]-[.A$2])/1000000" office:value-type="float" office:value="35.473629" calcext:value-type="float">
            <text:p>35.473629</text:p>
          </table:table-cell>
          <table:table-cell table:formula="of:=IF([.B575]=&quot;PC&quot;;[.H$2];-[.H$2])" office:value-type="float" office:value="-2200" calcext:value-type="float">
            <text:p>-2200</text:p>
          </table:table-cell>
          <table:table-cell table:formula="of:=IF(AND([.$B575]=&quot;i2c&quot;;[.$C575]=0);[.$D575];[.K574])" office:value-type="float" office:value="-214" calcext:value-type="float">
            <text:p>-214</text:p>
          </table:table-cell>
          <table:table-cell table:formula="of:=IF(AND([.$B575]=&quot;i2c&quot;;[.$C575]=1);[.$D575];[.L574])" office:value-type="float" office:value="-1024" calcext:value-type="float">
            <text:p>-1024</text:p>
          </table:table-cell>
          <table:table-cell table:formula="of:=IF(AND([.$B575]=&quot;i2c&quot;;[.$C575]=2);[.$D575];[.M574])" office:value-type="float" office:value="-406" calcext:value-type="float">
            <text:p>-406</text:p>
          </table:table-cell>
          <table:table-cell table:formula="of:=IF(AND([.$B575]=&quot;i2c&quot;;[.$C575]=3);[.$D575];[.N574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615147164" calcext:value-type="float">
            <text:p>161514716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table:number-columns-repeated="4"/>
          <table:table-cell table:formula="of:=([.A576]-[.A$2])/1000000" office:value-type="float" office:value="35.486695" calcext:value-type="float">
            <text:p>35.486695</text:p>
          </table:table-cell>
          <table:table-cell table:formula="of:=IF([.B576]=&quot;PC&quot;;[.H$2];-[.H$2])" office:value-type="float" office:value="-2200" calcext:value-type="float">
            <text:p>-2200</text:p>
          </table:table-cell>
          <table:table-cell table:formula="of:=IF(AND([.$B576]=&quot;i2c&quot;;[.$C576]=0);[.$D576];[.K575])" office:value-type="float" office:value="-214" calcext:value-type="float">
            <text:p>-214</text:p>
          </table:table-cell>
          <table:table-cell table:formula="of:=IF(AND([.$B576]=&quot;i2c&quot;;[.$C576]=1);[.$D576];[.L575])" office:value-type="float" office:value="-1024" calcext:value-type="float">
            <text:p>-1024</text:p>
          </table:table-cell>
          <table:table-cell table:formula="of:=IF(AND([.$B576]=&quot;i2c&quot;;[.$C576]=2);[.$D576];[.M575])" office:value-type="float" office:value="-406" calcext:value-type="float">
            <text:p>-406</text:p>
          </table:table-cell>
          <table:table-cell table:formula="of:=IF(AND([.$B576]=&quot;i2c&quot;;[.$C576]=3);[.$D576];[.N575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615150599" calcext:value-type="float">
            <text:p>161515059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84" calcext:value-type="float">
            <text:p>-184</text:p>
          </table:table-cell>
          <table:table-cell table:number-columns-repeated="4"/>
          <table:table-cell table:formula="of:=([.A577]-[.A$2])/1000000" office:value-type="float" office:value="35.49013" calcext:value-type="float">
            <text:p>35.49013</text:p>
          </table:table-cell>
          <table:table-cell table:formula="of:=IF([.B577]=&quot;PC&quot;;[.H$2];-[.H$2])" office:value-type="float" office:value="-2200" calcext:value-type="float">
            <text:p>-2200</text:p>
          </table:table-cell>
          <table:table-cell table:formula="of:=IF(AND([.$B577]=&quot;i2c&quot;;[.$C577]=0);[.$D577];[.K576])" office:value-type="float" office:value="-184" calcext:value-type="float">
            <text:p>-184</text:p>
          </table:table-cell>
          <table:table-cell table:formula="of:=IF(AND([.$B577]=&quot;i2c&quot;;[.$C577]=1);[.$D577];[.L576])" office:value-type="float" office:value="-1024" calcext:value-type="float">
            <text:p>-1024</text:p>
          </table:table-cell>
          <table:table-cell table:formula="of:=IF(AND([.$B577]=&quot;i2c&quot;;[.$C577]=2);[.$D577];[.M576])" office:value-type="float" office:value="-406" calcext:value-type="float">
            <text:p>-406</text:p>
          </table:table-cell>
          <table:table-cell table:formula="of:=IF(AND([.$B577]=&quot;i2c&quot;;[.$C577]=3);[.$D577];[.N576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615223841" calcext:value-type="float">
            <text:p>161522384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436" calcext:value-type="float">
            <text:p>-436</text:p>
          </table:table-cell>
          <table:table-cell table:number-columns-repeated="4"/>
          <table:table-cell table:formula="of:=([.A578]-[.A$2])/1000000" office:value-type="float" office:value="35.563372" calcext:value-type="float">
            <text:p>35.563372</text:p>
          </table:table-cell>
          <table:table-cell table:formula="of:=IF([.B578]=&quot;PC&quot;;[.H$2];-[.H$2])" office:value-type="float" office:value="-2200" calcext:value-type="float">
            <text:p>-2200</text:p>
          </table:table-cell>
          <table:table-cell table:formula="of:=IF(AND([.$B578]=&quot;i2c&quot;;[.$C578]=0);[.$D578];[.K577])" office:value-type="float" office:value="-184" calcext:value-type="float">
            <text:p>-184</text:p>
          </table:table-cell>
          <table:table-cell table:formula="of:=IF(AND([.$B578]=&quot;i2c&quot;;[.$C578]=1);[.$D578];[.L577])" office:value-type="float" office:value="-1024" calcext:value-type="float">
            <text:p>-1024</text:p>
          </table:table-cell>
          <table:table-cell table:formula="of:=IF(AND([.$B578]=&quot;i2c&quot;;[.$C578]=2);[.$D578];[.M577])" office:value-type="float" office:value="-436" calcext:value-type="float">
            <text:p>-436</text:p>
          </table:table-cell>
          <table:table-cell table:formula="of:=IF(AND([.$B578]=&quot;i2c&quot;;[.$C578]=3);[.$D578];[.N577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615236906" calcext:value-type="float">
            <text:p>161523690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table:number-columns-repeated="4"/>
          <table:table-cell table:formula="of:=([.A579]-[.A$2])/1000000" office:value-type="float" office:value="35.576437" calcext:value-type="float">
            <text:p>35.576437</text:p>
          </table:table-cell>
          <table:table-cell table:formula="of:=IF([.B579]=&quot;PC&quot;;[.H$2];-[.H$2])" office:value-type="float" office:value="-2200" calcext:value-type="float">
            <text:p>-2200</text:p>
          </table:table-cell>
          <table:table-cell table:formula="of:=IF(AND([.$B579]=&quot;i2c&quot;;[.$C579]=0);[.$D579];[.K578])" office:value-type="float" office:value="-184" calcext:value-type="float">
            <text:p>-184</text:p>
          </table:table-cell>
          <table:table-cell table:formula="of:=IF(AND([.$B579]=&quot;i2c&quot;;[.$C579]=1);[.$D579];[.L578])" office:value-type="float" office:value="-1024" calcext:value-type="float">
            <text:p>-1024</text:p>
          </table:table-cell>
          <table:table-cell table:formula="of:=IF(AND([.$B579]=&quot;i2c&quot;;[.$C579]=2);[.$D579];[.M578])" office:value-type="float" office:value="-436" calcext:value-type="float">
            <text:p>-436</text:p>
          </table:table-cell>
          <table:table-cell table:formula="of:=IF(AND([.$B579]=&quot;i2c&quot;;[.$C579]=3);[.$D579];[.N578]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615240351" calcext:value-type="float">
            <text:p>161524035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54" calcext:value-type="float">
            <text:p>-154</text:p>
          </table:table-cell>
          <table:table-cell table:number-columns-repeated="4"/>
          <table:table-cell table:formula="of:=([.A580]-[.A$2])/1000000" office:value-type="float" office:value="35.579882" calcext:value-type="float">
            <text:p>35.579882</text:p>
          </table:table-cell>
          <table:table-cell table:formula="of:=IF([.B580]=&quot;PC&quot;;[.H$2];-[.H$2])" office:value-type="float" office:value="-2200" calcext:value-type="float">
            <text:p>-2200</text:p>
          </table:table-cell>
          <table:table-cell table:formula="of:=IF(AND([.$B580]=&quot;i2c&quot;;[.$C580]=0);[.$D580];[.K579])" office:value-type="float" office:value="-154" calcext:value-type="float">
            <text:p>-154</text:p>
          </table:table-cell>
          <table:table-cell table:formula="of:=IF(AND([.$B580]=&quot;i2c&quot;;[.$C580]=1);[.$D580];[.L579])" office:value-type="float" office:value="-1024" calcext:value-type="float">
            <text:p>-1024</text:p>
          </table:table-cell>
          <table:table-cell table:formula="of:=IF(AND([.$B580]=&quot;i2c&quot;;[.$C580]=2);[.$D580];[.M579])" office:value-type="float" office:value="-436" calcext:value-type="float">
            <text:p>-436</text:p>
          </table:table-cell>
          <table:table-cell table:formula="of:=IF(AND([.$B580]=&quot;i2c&quot;;[.$C580]=3);[.$D580];[.N579])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cmd Z</text:p>
          </table:table-cell>
          <table:table-cell office:value-type="string" calcext:value-type="string">
            <text:p>E=0</text:p>
          </table:table-cell>
          <table:table-cell office:value-type="string" calcext:value-type="string">
            <text:p>ch=2</text:p>
          </table:table-cell>
          <table:table-cell table:number-columns-repeated="5"/>
          <table:table-cell table:formula="of:=([.A581]-[.A$2])/1000000" office:value-type="string" office:string-value="" calcext:value-type="error">
            <text:p>#VALUE!</text:p>
          </table:table-cell>
          <table:table-cell table:formula="of:=IF([.B581]=&quot;PC&quot;;[.H$2];-[.H$2])" office:value-type="float" office:value="-2200" calcext:value-type="float">
            <text:p>-2200</text:p>
          </table:table-cell>
          <table:table-cell table:formula="of:=IF(AND([.$B581]=&quot;i2c&quot;;[.$C581]=0);[.$D581];[.K580])" office:value-type="float" office:value="-154" calcext:value-type="float">
            <text:p>-154</text:p>
          </table:table-cell>
          <table:table-cell table:formula="of:=IF(AND([.$B581]=&quot;i2c&quot;;[.$C581]=1);[.$D581];[.L580])" office:value-type="float" office:value="-1024" calcext:value-type="float">
            <text:p>-1024</text:p>
          </table:table-cell>
          <table:table-cell table:formula="of:=IF(AND([.$B581]=&quot;i2c&quot;;[.$C581]=2);[.$D581];[.M580])" office:value-type="float" office:value="-436" calcext:value-type="float">
            <text:p>-436</text:p>
          </table:table-cell>
          <table:table-cell table:formula="of:=IF(AND([.$B581]=&quot;i2c&quot;;[.$C581]=3);[.$D581];[.N580]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615313602" calcext:value-type="float">
            <text:p>161531360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466" calcext:value-type="float">
            <text:p>-466</text:p>
          </table:table-cell>
          <table:table-cell table:number-columns-repeated="4"/>
          <table:table-cell table:formula="of:=([.A582]-[.A$2])/1000000" office:value-type="float" office:value="35.653133" calcext:value-type="float">
            <text:p>35.653133</text:p>
          </table:table-cell>
          <table:table-cell table:formula="of:=IF([.B582]=&quot;PC&quot;;[.H$2];-[.H$2])" office:value-type="float" office:value="-2200" calcext:value-type="float">
            <text:p>-2200</text:p>
          </table:table-cell>
          <table:table-cell table:formula="of:=IF(AND([.$B582]=&quot;i2c&quot;;[.$C582]=0);[.$D582];[.K581])" office:value-type="float" office:value="-154" calcext:value-type="float">
            <text:p>-154</text:p>
          </table:table-cell>
          <table:table-cell table:formula="of:=IF(AND([.$B582]=&quot;i2c&quot;;[.$C582]=1);[.$D582];[.L581])" office:value-type="float" office:value="-1024" calcext:value-type="float">
            <text:p>-1024</text:p>
          </table:table-cell>
          <table:table-cell table:formula="of:=IF(AND([.$B582]=&quot;i2c&quot;;[.$C582]=2);[.$D582];[.M581])" office:value-type="float" office:value="-466" calcext:value-type="float">
            <text:p>-466</text:p>
          </table:table-cell>
          <table:table-cell table:formula="of:=IF(AND([.$B582]=&quot;i2c&quot;;[.$C582]=3);[.$D582];[.N581]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615326690" calcext:value-type="float">
            <text:p>161532669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table:number-columns-repeated="4"/>
          <table:table-cell table:formula="of:=([.A583]-[.A$2])/1000000" office:value-type="float" office:value="35.666221" calcext:value-type="float">
            <text:p>35.666221</text:p>
          </table:table-cell>
          <table:table-cell table:formula="of:=IF([.B583]=&quot;PC&quot;;[.H$2];-[.H$2])" office:value-type="float" office:value="-2200" calcext:value-type="float">
            <text:p>-2200</text:p>
          </table:table-cell>
          <table:table-cell table:formula="of:=IF(AND([.$B583]=&quot;i2c&quot;;[.$C583]=0);[.$D583];[.K582])" office:value-type="float" office:value="-154" calcext:value-type="float">
            <text:p>-154</text:p>
          </table:table-cell>
          <table:table-cell table:formula="of:=IF(AND([.$B583]=&quot;i2c&quot;;[.$C583]=1);[.$D583];[.L582])" office:value-type="float" office:value="-1024" calcext:value-type="float">
            <text:p>-1024</text:p>
          </table:table-cell>
          <table:table-cell table:formula="of:=IF(AND([.$B583]=&quot;i2c&quot;;[.$C583]=2);[.$D583];[.M582])" office:value-type="float" office:value="-466" calcext:value-type="float">
            <text:p>-466</text:p>
          </table:table-cell>
          <table:table-cell table:formula="of:=IF(AND([.$B583]=&quot;i2c&quot;;[.$C583]=3);[.$D583];[.N582]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615330125" calcext:value-type="float">
            <text:p>161533012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24" calcext:value-type="float">
            <text:p>-124</text:p>
          </table:table-cell>
          <table:table-cell table:number-columns-repeated="4"/>
          <table:table-cell table:formula="of:=([.A584]-[.A$2])/1000000" office:value-type="float" office:value="35.669656" calcext:value-type="float">
            <text:p>35.669656</text:p>
          </table:table-cell>
          <table:table-cell table:formula="of:=IF([.B584]=&quot;PC&quot;;[.H$2];-[.H$2])" office:value-type="float" office:value="-2200" calcext:value-type="float">
            <text:p>-2200</text:p>
          </table:table-cell>
          <table:table-cell table:formula="of:=IF(AND([.$B584]=&quot;i2c&quot;;[.$C584]=0);[.$D584];[.K583])" office:value-type="float" office:value="-124" calcext:value-type="float">
            <text:p>-124</text:p>
          </table:table-cell>
          <table:table-cell table:formula="of:=IF(AND([.$B584]=&quot;i2c&quot;;[.$C584]=1);[.$D584];[.L583])" office:value-type="float" office:value="-1024" calcext:value-type="float">
            <text:p>-1024</text:p>
          </table:table-cell>
          <table:table-cell table:formula="of:=IF(AND([.$B584]=&quot;i2c&quot;;[.$C584]=2);[.$D584];[.M583])" office:value-type="float" office:value="-466" calcext:value-type="float">
            <text:p>-466</text:p>
          </table:table-cell>
          <table:table-cell table:formula="of:=IF(AND([.$B584]=&quot;i2c&quot;;[.$C584]=3);[.$D584];[.N583]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615403370" calcext:value-type="float">
            <text:p>161540337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496" calcext:value-type="float">
            <text:p>-496</text:p>
          </table:table-cell>
          <table:table-cell table:number-columns-repeated="4"/>
          <table:table-cell table:formula="of:=([.A585]-[.A$2])/1000000" office:value-type="float" office:value="35.742901" calcext:value-type="float">
            <text:p>35.742901</text:p>
          </table:table-cell>
          <table:table-cell table:formula="of:=IF([.B585]=&quot;PC&quot;;[.H$2];-[.H$2])" office:value-type="float" office:value="-2200" calcext:value-type="float">
            <text:p>-2200</text:p>
          </table:table-cell>
          <table:table-cell table:formula="of:=IF(AND([.$B585]=&quot;i2c&quot;;[.$C585]=0);[.$D585];[.K584])" office:value-type="float" office:value="-124" calcext:value-type="float">
            <text:p>-124</text:p>
          </table:table-cell>
          <table:table-cell table:formula="of:=IF(AND([.$B585]=&quot;i2c&quot;;[.$C585]=1);[.$D585];[.L584])" office:value-type="float" office:value="-1024" calcext:value-type="float">
            <text:p>-1024</text:p>
          </table:table-cell>
          <table:table-cell table:formula="of:=IF(AND([.$B585]=&quot;i2c&quot;;[.$C585]=2);[.$D585];[.M584])" office:value-type="float" office:value="-496" calcext:value-type="float">
            <text:p>-496</text:p>
          </table:table-cell>
          <table:table-cell table:formula="of:=IF(AND([.$B585]=&quot;i2c&quot;;[.$C585]=3);[.$D585];[.N584]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615416435" calcext:value-type="float">
            <text:p>161541643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number-columns-repeated="4"/>
          <table:table-cell table:formula="of:=([.A586]-[.A$2])/1000000" office:value-type="float" office:value="35.755966" calcext:value-type="float">
            <text:p>35.755966</text:p>
          </table:table-cell>
          <table:table-cell table:formula="of:=IF([.B586]=&quot;PC&quot;;[.H$2];-[.H$2])" office:value-type="float" office:value="-2200" calcext:value-type="float">
            <text:p>-2200</text:p>
          </table:table-cell>
          <table:table-cell table:formula="of:=IF(AND([.$B586]=&quot;i2c&quot;;[.$C586]=0);[.$D586];[.K585])" office:value-type="float" office:value="-124" calcext:value-type="float">
            <text:p>-124</text:p>
          </table:table-cell>
          <table:table-cell table:formula="of:=IF(AND([.$B586]=&quot;i2c&quot;;[.$C586]=1);[.$D586];[.L585])" office:value-type="float" office:value="-1024" calcext:value-type="float">
            <text:p>-1024</text:p>
          </table:table-cell>
          <table:table-cell table:formula="of:=IF(AND([.$B586]=&quot;i2c&quot;;[.$C586]=2);[.$D586];[.M585])" office:value-type="float" office:value="-496" calcext:value-type="float">
            <text:p>-496</text:p>
          </table:table-cell>
          <table:table-cell table:formula="of:=IF(AND([.$B586]=&quot;i2c&quot;;[.$C586]=3);[.$D586];[.N585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615419869" calcext:value-type="float">
            <text:p>161541986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table:number-columns-repeated="4"/>
          <table:table-cell table:formula="of:=([.A587]-[.A$2])/1000000" office:value-type="float" office:value="35.7594" calcext:value-type="float">
            <text:p>35.7594</text:p>
          </table:table-cell>
          <table:table-cell table:formula="of:=IF([.B587]=&quot;PC&quot;;[.H$2];-[.H$2])" office:value-type="float" office:value="-2200" calcext:value-type="float">
            <text:p>-2200</text:p>
          </table:table-cell>
          <table:table-cell table:formula="of:=IF(AND([.$B587]=&quot;i2c&quot;;[.$C587]=0);[.$D587];[.K586])" office:value-type="float" office:value="-94" calcext:value-type="float">
            <text:p>-94</text:p>
          </table:table-cell>
          <table:table-cell table:formula="of:=IF(AND([.$B587]=&quot;i2c&quot;;[.$C587]=1);[.$D587];[.L586])" office:value-type="float" office:value="-1024" calcext:value-type="float">
            <text:p>-1024</text:p>
          </table:table-cell>
          <table:table-cell table:formula="of:=IF(AND([.$B587]=&quot;i2c&quot;;[.$C587]=2);[.$D587];[.M586])" office:value-type="float" office:value="-496" calcext:value-type="float">
            <text:p>-496</text:p>
          </table:table-cell>
          <table:table-cell table:formula="of:=IF(AND([.$B587]=&quot;i2c&quot;;[.$C587]=3);[.$D587];[.N586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615493114" calcext:value-type="float">
            <text:p>161549311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526" calcext:value-type="float">
            <text:p>-526</text:p>
          </table:table-cell>
          <table:table-cell table:number-columns-repeated="4"/>
          <table:table-cell table:formula="of:=([.A588]-[.A$2])/1000000" office:value-type="float" office:value="35.832645" calcext:value-type="float">
            <text:p>35.832645</text:p>
          </table:table-cell>
          <table:table-cell table:formula="of:=IF([.B588]=&quot;PC&quot;;[.H$2];-[.H$2])" office:value-type="float" office:value="-2200" calcext:value-type="float">
            <text:p>-2200</text:p>
          </table:table-cell>
          <table:table-cell table:formula="of:=IF(AND([.$B588]=&quot;i2c&quot;;[.$C588]=0);[.$D588];[.K587])" office:value-type="float" office:value="-94" calcext:value-type="float">
            <text:p>-94</text:p>
          </table:table-cell>
          <table:table-cell table:formula="of:=IF(AND([.$B588]=&quot;i2c&quot;;[.$C588]=1);[.$D588];[.L587])" office:value-type="float" office:value="-1024" calcext:value-type="float">
            <text:p>-1024</text:p>
          </table:table-cell>
          <table:table-cell table:formula="of:=IF(AND([.$B588]=&quot;i2c&quot;;[.$C588]=2);[.$D588];[.M587])" office:value-type="float" office:value="-526" calcext:value-type="float">
            <text:p>-526</text:p>
          </table:table-cell>
          <table:table-cell table:formula="of:=IF(AND([.$B588]=&quot;i2c&quot;;[.$C588]=3);[.$D588];[.N587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615506190" calcext:value-type="float">
            <text:p>161550619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table:formula="of:=([.A589]-[.A$2])/1000000" office:value-type="float" office:value="35.845721" calcext:value-type="float">
            <text:p>35.845721</text:p>
          </table:table-cell>
          <table:table-cell table:formula="of:=IF([.B589]=&quot;PC&quot;;[.H$2];-[.H$2])" office:value-type="float" office:value="-2200" calcext:value-type="float">
            <text:p>-2200</text:p>
          </table:table-cell>
          <table:table-cell table:formula="of:=IF(AND([.$B589]=&quot;i2c&quot;;[.$C589]=0);[.$D589];[.K588])" office:value-type="float" office:value="-94" calcext:value-type="float">
            <text:p>-94</text:p>
          </table:table-cell>
          <table:table-cell table:formula="of:=IF(AND([.$B589]=&quot;i2c&quot;;[.$C589]=1);[.$D589];[.L588])" office:value-type="float" office:value="-1024" calcext:value-type="float">
            <text:p>-1024</text:p>
          </table:table-cell>
          <table:table-cell table:formula="of:=IF(AND([.$B589]=&quot;i2c&quot;;[.$C589]=2);[.$D589];[.M588])" office:value-type="float" office:value="-526" calcext:value-type="float">
            <text:p>-526</text:p>
          </table:table-cell>
          <table:table-cell table:formula="of:=IF(AND([.$B589]=&quot;i2c&quot;;[.$C589]=3);[.$D589];[.N588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15509618" calcext:value-type="float">
            <text:p>161550961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table:number-columns-repeated="4"/>
          <table:table-cell table:formula="of:=([.A590]-[.A$2])/1000000" office:value-type="float" office:value="35.849149" calcext:value-type="float">
            <text:p>35.849149</text:p>
          </table:table-cell>
          <table:table-cell table:formula="of:=IF([.B590]=&quot;PC&quot;;[.H$2];-[.H$2])" office:value-type="float" office:value="-2200" calcext:value-type="float">
            <text:p>-2200</text:p>
          </table:table-cell>
          <table:table-cell table:formula="of:=IF(AND([.$B590]=&quot;i2c&quot;;[.$C590]=0);[.$D590];[.K589])" office:value-type="float" office:value="-64" calcext:value-type="float">
            <text:p>-64</text:p>
          </table:table-cell>
          <table:table-cell table:formula="of:=IF(AND([.$B590]=&quot;i2c&quot;;[.$C590]=1);[.$D590];[.L589])" office:value-type="float" office:value="-1024" calcext:value-type="float">
            <text:p>-1024</text:p>
          </table:table-cell>
          <table:table-cell table:formula="of:=IF(AND([.$B590]=&quot;i2c&quot;;[.$C590]=2);[.$D590];[.M589])" office:value-type="float" office:value="-526" calcext:value-type="float">
            <text:p>-526</text:p>
          </table:table-cell>
          <table:table-cell table:formula="of:=IF(AND([.$B590]=&quot;i2c&quot;;[.$C590]=3);[.$D590];[.N589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15582858" calcext:value-type="float">
            <text:p>161558285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556" calcext:value-type="float">
            <text:p>-556</text:p>
          </table:table-cell>
          <table:table-cell table:number-columns-repeated="4"/>
          <table:table-cell table:formula="of:=([.A591]-[.A$2])/1000000" office:value-type="float" office:value="35.922389" calcext:value-type="float">
            <text:p>35.922389</text:p>
          </table:table-cell>
          <table:table-cell table:formula="of:=IF([.B591]=&quot;PC&quot;;[.H$2];-[.H$2])" office:value-type="float" office:value="-2200" calcext:value-type="float">
            <text:p>-2200</text:p>
          </table:table-cell>
          <table:table-cell table:formula="of:=IF(AND([.$B591]=&quot;i2c&quot;;[.$C591]=0);[.$D591];[.K590])" office:value-type="float" office:value="-64" calcext:value-type="float">
            <text:p>-64</text:p>
          </table:table-cell>
          <table:table-cell table:formula="of:=IF(AND([.$B591]=&quot;i2c&quot;;[.$C591]=1);[.$D591];[.L590])" office:value-type="float" office:value="-1024" calcext:value-type="float">
            <text:p>-1024</text:p>
          </table:table-cell>
          <table:table-cell table:formula="of:=IF(AND([.$B591]=&quot;i2c&quot;;[.$C591]=2);[.$D591];[.M590])" office:value-type="float" office:value="-556" calcext:value-type="float">
            <text:p>-556</text:p>
          </table:table-cell>
          <table:table-cell table:formula="of:=IF(AND([.$B591]=&quot;i2c&quot;;[.$C591]=3);[.$D591];[.N590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15595916" calcext:value-type="float">
            <text:p>161559591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table:number-columns-repeated="4"/>
          <table:table-cell table:formula="of:=([.A592]-[.A$2])/1000000" office:value-type="float" office:value="35.935447" calcext:value-type="float">
            <text:p>35.935447</text:p>
          </table:table-cell>
          <table:table-cell table:formula="of:=IF([.B592]=&quot;PC&quot;;[.H$2];-[.H$2])" office:value-type="float" office:value="-2200" calcext:value-type="float">
            <text:p>-2200</text:p>
          </table:table-cell>
          <table:table-cell table:formula="of:=IF(AND([.$B592]=&quot;i2c&quot;;[.$C592]=0);[.$D592];[.K591])" office:value-type="float" office:value="-64" calcext:value-type="float">
            <text:p>-64</text:p>
          </table:table-cell>
          <table:table-cell table:formula="of:=IF(AND([.$B592]=&quot;i2c&quot;;[.$C592]=1);[.$D592];[.L591])" office:value-type="float" office:value="-1024" calcext:value-type="float">
            <text:p>-1024</text:p>
          </table:table-cell>
          <table:table-cell table:formula="of:=IF(AND([.$B592]=&quot;i2c&quot;;[.$C592]=2);[.$D592];[.M591])" office:value-type="float" office:value="-556" calcext:value-type="float">
            <text:p>-556</text:p>
          </table:table-cell>
          <table:table-cell table:formula="of:=IF(AND([.$B592]=&quot;i2c&quot;;[.$C592]=3);[.$D592];[.N591]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615599363" calcext:value-type="float">
            <text:p>161559936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table:number-columns-repeated="4"/>
          <table:table-cell table:formula="of:=([.A593]-[.A$2])/1000000" office:value-type="float" office:value="35.938894" calcext:value-type="float">
            <text:p>35.938894</text:p>
          </table:table-cell>
          <table:table-cell table:formula="of:=IF([.B593]=&quot;PC&quot;;[.H$2];-[.H$2])" office:value-type="float" office:value="-2200" calcext:value-type="float">
            <text:p>-2200</text:p>
          </table:table-cell>
          <table:table-cell table:formula="of:=IF(AND([.$B593]=&quot;i2c&quot;;[.$C593]=0);[.$D593];[.K592])" office:value-type="float" office:value="-34" calcext:value-type="float">
            <text:p>-34</text:p>
          </table:table-cell>
          <table:table-cell table:formula="of:=IF(AND([.$B593]=&quot;i2c&quot;;[.$C593]=1);[.$D593];[.L592])" office:value-type="float" office:value="-1024" calcext:value-type="float">
            <text:p>-1024</text:p>
          </table:table-cell>
          <table:table-cell table:formula="of:=IF(AND([.$B593]=&quot;i2c&quot;;[.$C593]=2);[.$D593];[.M592])" office:value-type="float" office:value="-556" calcext:value-type="float">
            <text:p>-556</text:p>
          </table:table-cell>
          <table:table-cell table:formula="of:=IF(AND([.$B593]=&quot;i2c&quot;;[.$C593]=3);[.$D593];[.N592]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615672598" calcext:value-type="float">
            <text:p>161567259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586" calcext:value-type="float">
            <text:p>-586</text:p>
          </table:table-cell>
          <table:table-cell table:number-columns-repeated="4"/>
          <table:table-cell table:formula="of:=([.A594]-[.A$2])/1000000" office:value-type="float" office:value="36.012129" calcext:value-type="float">
            <text:p>36.012129</text:p>
          </table:table-cell>
          <table:table-cell table:formula="of:=IF([.B594]=&quot;PC&quot;;[.H$2];-[.H$2])" office:value-type="float" office:value="-2200" calcext:value-type="float">
            <text:p>-2200</text:p>
          </table:table-cell>
          <table:table-cell table:formula="of:=IF(AND([.$B594]=&quot;i2c&quot;;[.$C594]=0);[.$D594];[.K593])" office:value-type="float" office:value="-34" calcext:value-type="float">
            <text:p>-34</text:p>
          </table:table-cell>
          <table:table-cell table:formula="of:=IF(AND([.$B594]=&quot;i2c&quot;;[.$C594]=1);[.$D594];[.L593])" office:value-type="float" office:value="-1024" calcext:value-type="float">
            <text:p>-1024</text:p>
          </table:table-cell>
          <table:table-cell table:formula="of:=IF(AND([.$B594]=&quot;i2c&quot;;[.$C594]=2);[.$D594];[.M593])" office:value-type="float" office:value="-586" calcext:value-type="float">
            <text:p>-586</text:p>
          </table:table-cell>
          <table:table-cell table:formula="of:=IF(AND([.$B594]=&quot;i2c&quot;;[.$C594]=3);[.$D594];[.N593]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615685668" calcext:value-type="float">
            <text:p>161568566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table:number-columns-repeated="4"/>
          <table:table-cell table:formula="of:=([.A595]-[.A$2])/1000000" office:value-type="float" office:value="36.025199" calcext:value-type="float">
            <text:p>36.025199</text:p>
          </table:table-cell>
          <table:table-cell table:formula="of:=IF([.B595]=&quot;PC&quot;;[.H$2];-[.H$2])" office:value-type="float" office:value="-2200" calcext:value-type="float">
            <text:p>-2200</text:p>
          </table:table-cell>
          <table:table-cell table:formula="of:=IF(AND([.$B595]=&quot;i2c&quot;;[.$C595]=0);[.$D595];[.K594])" office:value-type="float" office:value="-34" calcext:value-type="float">
            <text:p>-34</text:p>
          </table:table-cell>
          <table:table-cell table:formula="of:=IF(AND([.$B595]=&quot;i2c&quot;;[.$C595]=1);[.$D595];[.L594])" office:value-type="float" office:value="-1024" calcext:value-type="float">
            <text:p>-1024</text:p>
          </table:table-cell>
          <table:table-cell table:formula="of:=IF(AND([.$B595]=&quot;i2c&quot;;[.$C595]=2);[.$D595];[.M594])" office:value-type="float" office:value="-586" calcext:value-type="float">
            <text:p>-586</text:p>
          </table:table-cell>
          <table:table-cell table:formula="of:=IF(AND([.$B595]=&quot;i2c&quot;;[.$C595]=3);[.$D595];[.N594]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615689098" calcext:value-type="float">
            <text:p>161568909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4"/>
          <table:table-cell table:formula="of:=([.A596]-[.A$2])/1000000" office:value-type="float" office:value="36.028629" calcext:value-type="float">
            <text:p>36.028629</text:p>
          </table:table-cell>
          <table:table-cell table:formula="of:=IF([.B596]=&quot;PC&quot;;[.H$2];-[.H$2])" office:value-type="float" office:value="-2200" calcext:value-type="float">
            <text:p>-2200</text:p>
          </table:table-cell>
          <table:table-cell table:formula="of:=IF(AND([.$B596]=&quot;i2c&quot;;[.$C596]=0);[.$D596];[.K595])" office:value-type="float" office:value="-15" calcext:value-type="float">
            <text:p>-15</text:p>
          </table:table-cell>
          <table:table-cell table:formula="of:=IF(AND([.$B596]=&quot;i2c&quot;;[.$C596]=1);[.$D596];[.L595])" office:value-type="float" office:value="-1024" calcext:value-type="float">
            <text:p>-1024</text:p>
          </table:table-cell>
          <table:table-cell table:formula="of:=IF(AND([.$B596]=&quot;i2c&quot;;[.$C596]=2);[.$D596];[.M595])" office:value-type="float" office:value="-586" calcext:value-type="float">
            <text:p>-586</text:p>
          </table:table-cell>
          <table:table-cell table:formula="of:=IF(AND([.$B596]=&quot;i2c&quot;;[.$C596]=3);[.$D596];[.N595]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615762347" calcext:value-type="float">
            <text:p>161576234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616" calcext:value-type="float">
            <text:p>-616</text:p>
          </table:table-cell>
          <table:table-cell table:number-columns-repeated="4"/>
          <table:table-cell table:formula="of:=([.A597]-[.A$2])/1000000" office:value-type="float" office:value="36.101878" calcext:value-type="float">
            <text:p>36.101878</text:p>
          </table:table-cell>
          <table:table-cell table:formula="of:=IF([.B597]=&quot;PC&quot;;[.H$2];-[.H$2])" office:value-type="float" office:value="-2200" calcext:value-type="float">
            <text:p>-2200</text:p>
          </table:table-cell>
          <table:table-cell table:formula="of:=IF(AND([.$B597]=&quot;i2c&quot;;[.$C597]=0);[.$D597];[.K596])" office:value-type="float" office:value="-15" calcext:value-type="float">
            <text:p>-15</text:p>
          </table:table-cell>
          <table:table-cell table:formula="of:=IF(AND([.$B597]=&quot;i2c&quot;;[.$C597]=1);[.$D597];[.L596])" office:value-type="float" office:value="-1024" calcext:value-type="float">
            <text:p>-1024</text:p>
          </table:table-cell>
          <table:table-cell table:formula="of:=IF(AND([.$B597]=&quot;i2c&quot;;[.$C597]=2);[.$D597];[.M596])" office:value-type="float" office:value="-616" calcext:value-type="float">
            <text:p>-616</text:p>
          </table:table-cell>
          <table:table-cell table:formula="of:=IF(AND([.$B597]=&quot;i2c&quot;;[.$C597]=3);[.$D597];[.N596]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615775421" calcext:value-type="float">
            <text:p>161577542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table:number-columns-repeated="4"/>
          <table:table-cell table:formula="of:=([.A598]-[.A$2])/1000000" office:value-type="float" office:value="36.114952" calcext:value-type="float">
            <text:p>36.114952</text:p>
          </table:table-cell>
          <table:table-cell table:formula="of:=IF([.B598]=&quot;PC&quot;;[.H$2];-[.H$2])" office:value-type="float" office:value="-2200" calcext:value-type="float">
            <text:p>-2200</text:p>
          </table:table-cell>
          <table:table-cell table:formula="of:=IF(AND([.$B598]=&quot;i2c&quot;;[.$C598]=0);[.$D598];[.K597])" office:value-type="float" office:value="-15" calcext:value-type="float">
            <text:p>-15</text:p>
          </table:table-cell>
          <table:table-cell table:formula="of:=IF(AND([.$B598]=&quot;i2c&quot;;[.$C598]=1);[.$D598];[.L597])" office:value-type="float" office:value="-1024" calcext:value-type="float">
            <text:p>-1024</text:p>
          </table:table-cell>
          <table:table-cell table:formula="of:=IF(AND([.$B598]=&quot;i2c&quot;;[.$C598]=2);[.$D598];[.M597])" office:value-type="float" office:value="-616" calcext:value-type="float">
            <text:p>-616</text:p>
          </table:table-cell>
          <table:table-cell table:formula="of:=IF(AND([.$B598]=&quot;i2c&quot;;[.$C598]=3);[.$D598];[.N597]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615778854" calcext:value-type="float">
            <text:p>161577885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4"/>
          <table:table-cell table:formula="of:=([.A599]-[.A$2])/1000000" office:value-type="float" office:value="36.118385" calcext:value-type="float">
            <text:p>36.118385</text:p>
          </table:table-cell>
          <table:table-cell table:formula="of:=IF([.B599]=&quot;PC&quot;;[.H$2];-[.H$2])" office:value-type="float" office:value="-2200" calcext:value-type="float">
            <text:p>-2200</text:p>
          </table:table-cell>
          <table:table-cell table:formula="of:=IF(AND([.$B599]=&quot;i2c&quot;;[.$C599]=0);[.$D599];[.K598])" office:value-type="float" office:value="-14" calcext:value-type="float">
            <text:p>-14</text:p>
          </table:table-cell>
          <table:table-cell table:formula="of:=IF(AND([.$B599]=&quot;i2c&quot;;[.$C599]=1);[.$D599];[.L598])" office:value-type="float" office:value="-1024" calcext:value-type="float">
            <text:p>-1024</text:p>
          </table:table-cell>
          <table:table-cell table:formula="of:=IF(AND([.$B599]=&quot;i2c&quot;;[.$C599]=2);[.$D599];[.M598])" office:value-type="float" office:value="-616" calcext:value-type="float">
            <text:p>-616</text:p>
          </table:table-cell>
          <table:table-cell table:formula="of:=IF(AND([.$B599]=&quot;i2c&quot;;[.$C599]=3);[.$D599];[.N598]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615852092" calcext:value-type="float">
            <text:p>161585209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646" calcext:value-type="float">
            <text:p>-646</text:p>
          </table:table-cell>
          <table:table-cell table:number-columns-repeated="4"/>
          <table:table-cell table:formula="of:=([.A600]-[.A$2])/1000000" office:value-type="float" office:value="36.191623" calcext:value-type="float">
            <text:p>36.191623</text:p>
          </table:table-cell>
          <table:table-cell table:formula="of:=IF([.B600]=&quot;PC&quot;;[.H$2];-[.H$2])" office:value-type="float" office:value="-2200" calcext:value-type="float">
            <text:p>-2200</text:p>
          </table:table-cell>
          <table:table-cell table:formula="of:=IF(AND([.$B600]=&quot;i2c&quot;;[.$C600]=0);[.$D600];[.K599])" office:value-type="float" office:value="-14" calcext:value-type="float">
            <text:p>-14</text:p>
          </table:table-cell>
          <table:table-cell table:formula="of:=IF(AND([.$B600]=&quot;i2c&quot;;[.$C600]=1);[.$D600];[.L599])" office:value-type="float" office:value="-1024" calcext:value-type="float">
            <text:p>-1024</text:p>
          </table:table-cell>
          <table:table-cell table:formula="of:=IF(AND([.$B600]=&quot;i2c&quot;;[.$C600]=2);[.$D600];[.M599])" office:value-type="float" office:value="-646" calcext:value-type="float">
            <text:p>-646</text:p>
          </table:table-cell>
          <table:table-cell table:formula="of:=IF(AND([.$B600]=&quot;i2c&quot;;[.$C600]=3);[.$D600];[.N599]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615865167" calcext:value-type="float">
            <text:p>161586516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table:number-columns-repeated="4"/>
          <table:table-cell table:formula="of:=([.A601]-[.A$2])/1000000" office:value-type="float" office:value="36.204698" calcext:value-type="float">
            <text:p>36.204698</text:p>
          </table:table-cell>
          <table:table-cell table:formula="of:=IF([.B601]=&quot;PC&quot;;[.H$2];-[.H$2])" office:value-type="float" office:value="-2200" calcext:value-type="float">
            <text:p>-2200</text:p>
          </table:table-cell>
          <table:table-cell table:formula="of:=IF(AND([.$B601]=&quot;i2c&quot;;[.$C601]=0);[.$D601];[.K600])" office:value-type="float" office:value="-14" calcext:value-type="float">
            <text:p>-14</text:p>
          </table:table-cell>
          <table:table-cell table:formula="of:=IF(AND([.$B601]=&quot;i2c&quot;;[.$C601]=1);[.$D601];[.L600])" office:value-type="float" office:value="-1024" calcext:value-type="float">
            <text:p>-1024</text:p>
          </table:table-cell>
          <table:table-cell table:formula="of:=IF(AND([.$B601]=&quot;i2c&quot;;[.$C601]=2);[.$D601];[.M600])" office:value-type="float" office:value="-646" calcext:value-type="float">
            <text:p>-646</text:p>
          </table:table-cell>
          <table:table-cell table:formula="of:=IF(AND([.$B601]=&quot;i2c&quot;;[.$C601]=3);[.$D601];[.N600]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615868602" calcext:value-type="float">
            <text:p>161586860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table:number-columns-repeated="4"/>
          <table:table-cell table:formula="of:=([.A602]-[.A$2])/1000000" office:value-type="float" office:value="36.208133" calcext:value-type="float">
            <text:p>36.208133</text:p>
          </table:table-cell>
          <table:table-cell table:formula="of:=IF([.B602]=&quot;PC&quot;;[.H$2];-[.H$2])" office:value-type="float" office:value="-2200" calcext:value-type="float">
            <text:p>-2200</text:p>
          </table:table-cell>
          <table:table-cell table:formula="of:=IF(AND([.$B602]=&quot;i2c&quot;;[.$C602]=0);[.$D602];[.K601])" office:value-type="float" office:value="-13" calcext:value-type="float">
            <text:p>-13</text:p>
          </table:table-cell>
          <table:table-cell table:formula="of:=IF(AND([.$B602]=&quot;i2c&quot;;[.$C602]=1);[.$D602];[.L601])" office:value-type="float" office:value="-1024" calcext:value-type="float">
            <text:p>-1024</text:p>
          </table:table-cell>
          <table:table-cell table:formula="of:=IF(AND([.$B602]=&quot;i2c&quot;;[.$C602]=2);[.$D602];[.M601])" office:value-type="float" office:value="-646" calcext:value-type="float">
            <text:p>-646</text:p>
          </table:table-cell>
          <table:table-cell table:formula="of:=IF(AND([.$B602]=&quot;i2c&quot;;[.$C602]=3);[.$D602];[.N601]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615941841" calcext:value-type="float">
            <text:p>161594184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676" calcext:value-type="float">
            <text:p>-676</text:p>
          </table:table-cell>
          <table:table-cell table:number-columns-repeated="4"/>
          <table:table-cell table:formula="of:=([.A603]-[.A$2])/1000000" office:value-type="float" office:value="36.281372" calcext:value-type="float">
            <text:p>36.281372</text:p>
          </table:table-cell>
          <table:table-cell table:formula="of:=IF([.B603]=&quot;PC&quot;;[.H$2];-[.H$2])" office:value-type="float" office:value="-2200" calcext:value-type="float">
            <text:p>-2200</text:p>
          </table:table-cell>
          <table:table-cell table:formula="of:=IF(AND([.$B603]=&quot;i2c&quot;;[.$C603]=0);[.$D603];[.K602])" office:value-type="float" office:value="-13" calcext:value-type="float">
            <text:p>-13</text:p>
          </table:table-cell>
          <table:table-cell table:formula="of:=IF(AND([.$B603]=&quot;i2c&quot;;[.$C603]=1);[.$D603];[.L602])" office:value-type="float" office:value="-1024" calcext:value-type="float">
            <text:p>-1024</text:p>
          </table:table-cell>
          <table:table-cell table:formula="of:=IF(AND([.$B603]=&quot;i2c&quot;;[.$C603]=2);[.$D603];[.M602])" office:value-type="float" office:value="-676" calcext:value-type="float">
            <text:p>-676</text:p>
          </table:table-cell>
          <table:table-cell table:formula="of:=IF(AND([.$B603]=&quot;i2c&quot;;[.$C603]=3);[.$D603];[.N602]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615954896" calcext:value-type="float">
            <text:p>161595489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table:number-columns-repeated="4"/>
          <table:table-cell table:formula="of:=([.A604]-[.A$2])/1000000" office:value-type="float" office:value="36.294427" calcext:value-type="float">
            <text:p>36.294427</text:p>
          </table:table-cell>
          <table:table-cell table:formula="of:=IF([.B604]=&quot;PC&quot;;[.H$2];-[.H$2])" office:value-type="float" office:value="-2200" calcext:value-type="float">
            <text:p>-2200</text:p>
          </table:table-cell>
          <table:table-cell table:formula="of:=IF(AND([.$B604]=&quot;i2c&quot;;[.$C604]=0);[.$D604];[.K603])" office:value-type="float" office:value="-13" calcext:value-type="float">
            <text:p>-13</text:p>
          </table:table-cell>
          <table:table-cell table:formula="of:=IF(AND([.$B604]=&quot;i2c&quot;;[.$C604]=1);[.$D604];[.L603])" office:value-type="float" office:value="-1024" calcext:value-type="float">
            <text:p>-1024</text:p>
          </table:table-cell>
          <table:table-cell table:formula="of:=IF(AND([.$B604]=&quot;i2c&quot;;[.$C604]=2);[.$D604];[.M603])" office:value-type="float" office:value="-676" calcext:value-type="float">
            <text:p>-676</text:p>
          </table:table-cell>
          <table:table-cell table:formula="of:=IF(AND([.$B604]=&quot;i2c&quot;;[.$C604]=3);[.$D604];[.N603]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615958348" calcext:value-type="float">
            <text:p>161595834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4"/>
          <table:table-cell table:formula="of:=([.A605]-[.A$2])/1000000" office:value-type="float" office:value="36.297879" calcext:value-type="float">
            <text:p>36.297879</text:p>
          </table:table-cell>
          <table:table-cell table:formula="of:=IF([.B605]=&quot;PC&quot;;[.H$2];-[.H$2])" office:value-type="float" office:value="-2200" calcext:value-type="float">
            <text:p>-2200</text:p>
          </table:table-cell>
          <table:table-cell table:formula="of:=IF(AND([.$B605]=&quot;i2c&quot;;[.$C605]=0);[.$D605];[.K604])" office:value-type="float" office:value="-12" calcext:value-type="float">
            <text:p>-12</text:p>
          </table:table-cell>
          <table:table-cell table:formula="of:=IF(AND([.$B605]=&quot;i2c&quot;;[.$C605]=1);[.$D605];[.L604])" office:value-type="float" office:value="-1024" calcext:value-type="float">
            <text:p>-1024</text:p>
          </table:table-cell>
          <table:table-cell table:formula="of:=IF(AND([.$B605]=&quot;i2c&quot;;[.$C605]=2);[.$D605];[.M604])" office:value-type="float" office:value="-676" calcext:value-type="float">
            <text:p>-676</text:p>
          </table:table-cell>
          <table:table-cell table:formula="of:=IF(AND([.$B605]=&quot;i2c&quot;;[.$C605]=3);[.$D605];[.N604]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616031580" calcext:value-type="float">
            <text:p>161603158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706" calcext:value-type="float">
            <text:p>-706</text:p>
          </table:table-cell>
          <table:table-cell table:number-columns-repeated="4"/>
          <table:table-cell table:formula="of:=([.A606]-[.A$2])/1000000" office:value-type="float" office:value="36.371111" calcext:value-type="float">
            <text:p>36.371111</text:p>
          </table:table-cell>
          <table:table-cell table:formula="of:=IF([.B606]=&quot;PC&quot;;[.H$2];-[.H$2])" office:value-type="float" office:value="-2200" calcext:value-type="float">
            <text:p>-2200</text:p>
          </table:table-cell>
          <table:table-cell table:formula="of:=IF(AND([.$B606]=&quot;i2c&quot;;[.$C606]=0);[.$D606];[.K605])" office:value-type="float" office:value="-12" calcext:value-type="float">
            <text:p>-12</text:p>
          </table:table-cell>
          <table:table-cell table:formula="of:=IF(AND([.$B606]=&quot;i2c&quot;;[.$C606]=1);[.$D606];[.L605])" office:value-type="float" office:value="-1024" calcext:value-type="float">
            <text:p>-1024</text:p>
          </table:table-cell>
          <table:table-cell table:formula="of:=IF(AND([.$B606]=&quot;i2c&quot;;[.$C606]=2);[.$D606];[.M605])" office:value-type="float" office:value="-706" calcext:value-type="float">
            <text:p>-706</text:p>
          </table:table-cell>
          <table:table-cell table:formula="of:=IF(AND([.$B606]=&quot;i2c&quot;;[.$C606]=3);[.$D606];[.N605]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616044657" calcext:value-type="float">
            <text:p>161604465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table:number-columns-repeated="4"/>
          <table:table-cell table:formula="of:=([.A607]-[.A$2])/1000000" office:value-type="float" office:value="36.384188" calcext:value-type="float">
            <text:p>36.384188</text:p>
          </table:table-cell>
          <table:table-cell table:formula="of:=IF([.B607]=&quot;PC&quot;;[.H$2];-[.H$2])" office:value-type="float" office:value="-2200" calcext:value-type="float">
            <text:p>-2200</text:p>
          </table:table-cell>
          <table:table-cell table:formula="of:=IF(AND([.$B607]=&quot;i2c&quot;;[.$C607]=0);[.$D607];[.K606])" office:value-type="float" office:value="-12" calcext:value-type="float">
            <text:p>-12</text:p>
          </table:table-cell>
          <table:table-cell table:formula="of:=IF(AND([.$B607]=&quot;i2c&quot;;[.$C607]=1);[.$D607];[.L606])" office:value-type="float" office:value="-1024" calcext:value-type="float">
            <text:p>-1024</text:p>
          </table:table-cell>
          <table:table-cell table:formula="of:=IF(AND([.$B607]=&quot;i2c&quot;;[.$C607]=2);[.$D607];[.M606])" office:value-type="float" office:value="-706" calcext:value-type="float">
            <text:p>-706</text:p>
          </table:table-cell>
          <table:table-cell table:formula="of:=IF(AND([.$B607]=&quot;i2c&quot;;[.$C607]=3);[.$D607];[.N606]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616048098" calcext:value-type="float">
            <text:p>161604809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4"/>
          <table:table-cell table:formula="of:=([.A608]-[.A$2])/1000000" office:value-type="float" office:value="36.387629" calcext:value-type="float">
            <text:p>36.387629</text:p>
          </table:table-cell>
          <table:table-cell table:formula="of:=IF([.B608]=&quot;PC&quot;;[.H$2];-[.H$2])" office:value-type="float" office:value="-2200" calcext:value-type="float">
            <text:p>-2200</text:p>
          </table:table-cell>
          <table:table-cell table:formula="of:=IF(AND([.$B608]=&quot;i2c&quot;;[.$C608]=0);[.$D608];[.K607])" office:value-type="float" office:value="-11" calcext:value-type="float">
            <text:p>-11</text:p>
          </table:table-cell>
          <table:table-cell table:formula="of:=IF(AND([.$B608]=&quot;i2c&quot;;[.$C608]=1);[.$D608];[.L607])" office:value-type="float" office:value="-1024" calcext:value-type="float">
            <text:p>-1024</text:p>
          </table:table-cell>
          <table:table-cell table:formula="of:=IF(AND([.$B608]=&quot;i2c&quot;;[.$C608]=2);[.$D608];[.M607])" office:value-type="float" office:value="-706" calcext:value-type="float">
            <text:p>-706</text:p>
          </table:table-cell>
          <table:table-cell table:formula="of:=IF(AND([.$B608]=&quot;i2c&quot;;[.$C608]=3);[.$D608];[.N607]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616121343" calcext:value-type="float">
            <text:p>161612134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736" calcext:value-type="float">
            <text:p>-736</text:p>
          </table:table-cell>
          <table:table-cell table:number-columns-repeated="4"/>
          <table:table-cell table:formula="of:=([.A609]-[.A$2])/1000000" office:value-type="float" office:value="36.460874" calcext:value-type="float">
            <text:p>36.460874</text:p>
          </table:table-cell>
          <table:table-cell table:formula="of:=IF([.B609]=&quot;PC&quot;;[.H$2];-[.H$2])" office:value-type="float" office:value="-2200" calcext:value-type="float">
            <text:p>-2200</text:p>
          </table:table-cell>
          <table:table-cell table:formula="of:=IF(AND([.$B609]=&quot;i2c&quot;;[.$C609]=0);[.$D609];[.K608])" office:value-type="float" office:value="-11" calcext:value-type="float">
            <text:p>-11</text:p>
          </table:table-cell>
          <table:table-cell table:formula="of:=IF(AND([.$B609]=&quot;i2c&quot;;[.$C609]=1);[.$D609];[.L608])" office:value-type="float" office:value="-1024" calcext:value-type="float">
            <text:p>-1024</text:p>
          </table:table-cell>
          <table:table-cell table:formula="of:=IF(AND([.$B609]=&quot;i2c&quot;;[.$C609]=2);[.$D609];[.M608])" office:value-type="float" office:value="-736" calcext:value-type="float">
            <text:p>-736</text:p>
          </table:table-cell>
          <table:table-cell table:formula="of:=IF(AND([.$B609]=&quot;i2c&quot;;[.$C609]=3);[.$D609];[.N608]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616134414" calcext:value-type="float">
            <text:p>161613441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46" calcext:value-type="float">
            <text:p>-46</text:p>
          </table:table-cell>
          <table:table-cell table:number-columns-repeated="4"/>
          <table:table-cell table:formula="of:=([.A610]-[.A$2])/1000000" office:value-type="float" office:value="36.473945" calcext:value-type="float">
            <text:p>36.473945</text:p>
          </table:table-cell>
          <table:table-cell table:formula="of:=IF([.B610]=&quot;PC&quot;;[.H$2];-[.H$2])" office:value-type="float" office:value="-2200" calcext:value-type="float">
            <text:p>-2200</text:p>
          </table:table-cell>
          <table:table-cell table:formula="of:=IF(AND([.$B610]=&quot;i2c&quot;;[.$C610]=0);[.$D610];[.K609])" office:value-type="float" office:value="-11" calcext:value-type="float">
            <text:p>-11</text:p>
          </table:table-cell>
          <table:table-cell table:formula="of:=IF(AND([.$B610]=&quot;i2c&quot;;[.$C610]=1);[.$D610];[.L609])" office:value-type="float" office:value="-1024" calcext:value-type="float">
            <text:p>-1024</text:p>
          </table:table-cell>
          <table:table-cell table:formula="of:=IF(AND([.$B610]=&quot;i2c&quot;;[.$C610]=2);[.$D610];[.M609])" office:value-type="float" office:value="-736" calcext:value-type="float">
            <text:p>-736</text:p>
          </table:table-cell>
          <table:table-cell table:formula="of:=IF(AND([.$B610]=&quot;i2c&quot;;[.$C610]=3);[.$D610];[.N609])"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616137853" calcext:value-type="float">
            <text:p>161613785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table:formula="of:=([.A611]-[.A$2])/1000000" office:value-type="float" office:value="36.477384" calcext:value-type="float">
            <text:p>36.477384</text:p>
          </table:table-cell>
          <table:table-cell table:formula="of:=IF([.B611]=&quot;PC&quot;;[.H$2];-[.H$2])" office:value-type="float" office:value="-2200" calcext:value-type="float">
            <text:p>-2200</text:p>
          </table:table-cell>
          <table:table-cell table:formula="of:=IF(AND([.$B611]=&quot;i2c&quot;;[.$C611]=0);[.$D611];[.K610])" office:value-type="float" office:value="-10" calcext:value-type="float">
            <text:p>-10</text:p>
          </table:table-cell>
          <table:table-cell table:formula="of:=IF(AND([.$B611]=&quot;i2c&quot;;[.$C611]=1);[.$D611];[.L610])" office:value-type="float" office:value="-1024" calcext:value-type="float">
            <text:p>-1024</text:p>
          </table:table-cell>
          <table:table-cell table:formula="of:=IF(AND([.$B611]=&quot;i2c&quot;;[.$C611]=2);[.$D611];[.M610])" office:value-type="float" office:value="-736" calcext:value-type="float">
            <text:p>-736</text:p>
          </table:table-cell>
          <table:table-cell table:formula="of:=IF(AND([.$B611]=&quot;i2c&quot;;[.$C611]=3);[.$D611];[.N610])"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616211097" calcext:value-type="float">
            <text:p>161621109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766" calcext:value-type="float">
            <text:p>-766</text:p>
          </table:table-cell>
          <table:table-cell table:number-columns-repeated="4"/>
          <table:table-cell table:formula="of:=([.A612]-[.A$2])/1000000" office:value-type="float" office:value="36.550628" calcext:value-type="float">
            <text:p>36.550628</text:p>
          </table:table-cell>
          <table:table-cell table:formula="of:=IF([.B612]=&quot;PC&quot;;[.H$2];-[.H$2])" office:value-type="float" office:value="-2200" calcext:value-type="float">
            <text:p>-2200</text:p>
          </table:table-cell>
          <table:table-cell table:formula="of:=IF(AND([.$B612]=&quot;i2c&quot;;[.$C612]=0);[.$D612];[.K611])" office:value-type="float" office:value="-10" calcext:value-type="float">
            <text:p>-10</text:p>
          </table:table-cell>
          <table:table-cell table:formula="of:=IF(AND([.$B612]=&quot;i2c&quot;;[.$C612]=1);[.$D612];[.L611])" office:value-type="float" office:value="-1024" calcext:value-type="float">
            <text:p>-1024</text:p>
          </table:table-cell>
          <table:table-cell table:formula="of:=IF(AND([.$B612]=&quot;i2c&quot;;[.$C612]=2);[.$D612];[.M611])" office:value-type="float" office:value="-766" calcext:value-type="float">
            <text:p>-766</text:p>
          </table:table-cell>
          <table:table-cell table:formula="of:=IF(AND([.$B612]=&quot;i2c&quot;;[.$C612]=3);[.$D612];[.N611])"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616224171" calcext:value-type="float">
            <text:p>161622417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76" calcext:value-type="float">
            <text:p>-76</text:p>
          </table:table-cell>
          <table:table-cell table:number-columns-repeated="4"/>
          <table:table-cell table:formula="of:=([.A613]-[.A$2])/1000000" office:value-type="float" office:value="36.563702" calcext:value-type="float">
            <text:p>36.563702</text:p>
          </table:table-cell>
          <table:table-cell table:formula="of:=IF([.B613]=&quot;PC&quot;;[.H$2];-[.H$2])" office:value-type="float" office:value="-2200" calcext:value-type="float">
            <text:p>-2200</text:p>
          </table:table-cell>
          <table:table-cell table:formula="of:=IF(AND([.$B613]=&quot;i2c&quot;;[.$C613]=0);[.$D613];[.K612])" office:value-type="float" office:value="-10" calcext:value-type="float">
            <text:p>-10</text:p>
          </table:table-cell>
          <table:table-cell table:formula="of:=IF(AND([.$B613]=&quot;i2c&quot;;[.$C613]=1);[.$D613];[.L612])" office:value-type="float" office:value="-1024" calcext:value-type="float">
            <text:p>-1024</text:p>
          </table:table-cell>
          <table:table-cell table:formula="of:=IF(AND([.$B613]=&quot;i2c&quot;;[.$C613]=2);[.$D613];[.M612])" office:value-type="float" office:value="-766" calcext:value-type="float">
            <text:p>-766</text:p>
          </table:table-cell>
          <table:table-cell table:formula="of:=IF(AND([.$B613]=&quot;i2c&quot;;[.$C613]=3);[.$D613];[.N612])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616227607" calcext:value-type="float">
            <text:p>161622760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4"/>
          <table:table-cell table:formula="of:=([.A614]-[.A$2])/1000000" office:value-type="float" office:value="36.567138" calcext:value-type="float">
            <text:p>36.567138</text:p>
          </table:table-cell>
          <table:table-cell table:formula="of:=IF([.B614]=&quot;PC&quot;;[.H$2];-[.H$2])" office:value-type="float" office:value="-2200" calcext:value-type="float">
            <text:p>-2200</text:p>
          </table:table-cell>
          <table:table-cell table:formula="of:=IF(AND([.$B614]=&quot;i2c&quot;;[.$C614]=0);[.$D614];[.K613])" office:value-type="float" office:value="-9" calcext:value-type="float">
            <text:p>-9</text:p>
          </table:table-cell>
          <table:table-cell table:formula="of:=IF(AND([.$B614]=&quot;i2c&quot;;[.$C614]=1);[.$D614];[.L613])" office:value-type="float" office:value="-1024" calcext:value-type="float">
            <text:p>-1024</text:p>
          </table:table-cell>
          <table:table-cell table:formula="of:=IF(AND([.$B614]=&quot;i2c&quot;;[.$C614]=2);[.$D614];[.M613])" office:value-type="float" office:value="-766" calcext:value-type="float">
            <text:p>-766</text:p>
          </table:table-cell>
          <table:table-cell table:formula="of:=IF(AND([.$B614]=&quot;i2c&quot;;[.$C614]=3);[.$D614];[.N613])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616300847" calcext:value-type="float">
            <text:p>161630084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796" calcext:value-type="float">
            <text:p>-796</text:p>
          </table:table-cell>
          <table:table-cell table:number-columns-repeated="4"/>
          <table:table-cell table:formula="of:=([.A615]-[.A$2])/1000000" office:value-type="float" office:value="36.640378" calcext:value-type="float">
            <text:p>36.640378</text:p>
          </table:table-cell>
          <table:table-cell table:formula="of:=IF([.B615]=&quot;PC&quot;;[.H$2];-[.H$2])" office:value-type="float" office:value="-2200" calcext:value-type="float">
            <text:p>-2200</text:p>
          </table:table-cell>
          <table:table-cell table:formula="of:=IF(AND([.$B615]=&quot;i2c&quot;;[.$C615]=0);[.$D615];[.K614])" office:value-type="float" office:value="-9" calcext:value-type="float">
            <text:p>-9</text:p>
          </table:table-cell>
          <table:table-cell table:formula="of:=IF(AND([.$B615]=&quot;i2c&quot;;[.$C615]=1);[.$D615];[.L614])" office:value-type="float" office:value="-1024" calcext:value-type="float">
            <text:p>-1024</text:p>
          </table:table-cell>
          <table:table-cell table:formula="of:=IF(AND([.$B615]=&quot;i2c&quot;;[.$C615]=2);[.$D615];[.M614])" office:value-type="float" office:value="-796" calcext:value-type="float">
            <text:p>-796</text:p>
          </table:table-cell>
          <table:table-cell table:formula="of:=IF(AND([.$B615]=&quot;i2c&quot;;[.$C615]=3);[.$D615];[.N614])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616313914" calcext:value-type="float">
            <text:p>161631391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06" calcext:value-type="float">
            <text:p>-106</text:p>
          </table:table-cell>
          <table:table-cell table:number-columns-repeated="4"/>
          <table:table-cell table:formula="of:=([.A616]-[.A$2])/1000000" office:value-type="float" office:value="36.653445" calcext:value-type="float">
            <text:p>36.653445</text:p>
          </table:table-cell>
          <table:table-cell table:formula="of:=IF([.B616]=&quot;PC&quot;;[.H$2];-[.H$2])" office:value-type="float" office:value="-2200" calcext:value-type="float">
            <text:p>-2200</text:p>
          </table:table-cell>
          <table:table-cell table:formula="of:=IF(AND([.$B616]=&quot;i2c&quot;;[.$C616]=0);[.$D616];[.K615])" office:value-type="float" office:value="-9" calcext:value-type="float">
            <text:p>-9</text:p>
          </table:table-cell>
          <table:table-cell table:formula="of:=IF(AND([.$B616]=&quot;i2c&quot;;[.$C616]=1);[.$D616];[.L615])" office:value-type="float" office:value="-1024" calcext:value-type="float">
            <text:p>-1024</text:p>
          </table:table-cell>
          <table:table-cell table:formula="of:=IF(AND([.$B616]=&quot;i2c&quot;;[.$C616]=2);[.$D616];[.M615])" office:value-type="float" office:value="-796" calcext:value-type="float">
            <text:p>-796</text:p>
          </table:table-cell>
          <table:table-cell table:formula="of:=IF(AND([.$B616]=&quot;i2c&quot;;[.$C616]=3);[.$D616];[.N615])"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1616317348" calcext:value-type="float">
            <text:p>161631734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4"/>
          <table:table-cell table:formula="of:=([.A617]-[.A$2])/1000000" office:value-type="float" office:value="36.656879" calcext:value-type="float">
            <text:p>36.656879</text:p>
          </table:table-cell>
          <table:table-cell table:formula="of:=IF([.B617]=&quot;PC&quot;;[.H$2];-[.H$2])" office:value-type="float" office:value="-2200" calcext:value-type="float">
            <text:p>-2200</text:p>
          </table:table-cell>
          <table:table-cell table:formula="of:=IF(AND([.$B617]=&quot;i2c&quot;;[.$C617]=0);[.$D617];[.K616])" office:value-type="float" office:value="-8" calcext:value-type="float">
            <text:p>-8</text:p>
          </table:table-cell>
          <table:table-cell table:formula="of:=IF(AND([.$B617]=&quot;i2c&quot;;[.$C617]=1);[.$D617];[.L616])" office:value-type="float" office:value="-1024" calcext:value-type="float">
            <text:p>-1024</text:p>
          </table:table-cell>
          <table:table-cell table:formula="of:=IF(AND([.$B617]=&quot;i2c&quot;;[.$C617]=2);[.$D617];[.M616])" office:value-type="float" office:value="-796" calcext:value-type="float">
            <text:p>-796</text:p>
          </table:table-cell>
          <table:table-cell table:formula="of:=IF(AND([.$B617]=&quot;i2c&quot;;[.$C617]=3);[.$D617];[.N616])"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1616390582" calcext:value-type="float">
            <text:p>161639058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826" calcext:value-type="float">
            <text:p>-826</text:p>
          </table:table-cell>
          <table:table-cell table:number-columns-repeated="4"/>
          <table:table-cell table:formula="of:=([.A618]-[.A$2])/1000000" office:value-type="float" office:value="36.730113" calcext:value-type="float">
            <text:p>36.730113</text:p>
          </table:table-cell>
          <table:table-cell table:formula="of:=IF([.B618]=&quot;PC&quot;;[.H$2];-[.H$2])" office:value-type="float" office:value="-2200" calcext:value-type="float">
            <text:p>-2200</text:p>
          </table:table-cell>
          <table:table-cell table:formula="of:=IF(AND([.$B618]=&quot;i2c&quot;;[.$C618]=0);[.$D618];[.K617])" office:value-type="float" office:value="-8" calcext:value-type="float">
            <text:p>-8</text:p>
          </table:table-cell>
          <table:table-cell table:formula="of:=IF(AND([.$B618]=&quot;i2c&quot;;[.$C618]=1);[.$D618];[.L617])" office:value-type="float" office:value="-1024" calcext:value-type="float">
            <text:p>-1024</text:p>
          </table:table-cell>
          <table:table-cell table:formula="of:=IF(AND([.$B618]=&quot;i2c&quot;;[.$C618]=2);[.$D618];[.M617])" office:value-type="float" office:value="-826" calcext:value-type="float">
            <text:p>-826</text:p>
          </table:table-cell>
          <table:table-cell table:formula="of:=IF(AND([.$B618]=&quot;i2c&quot;;[.$C618]=3);[.$D618];[.N617])"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1616403646" calcext:value-type="float">
            <text:p>161640364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36" calcext:value-type="float">
            <text:p>-136</text:p>
          </table:table-cell>
          <table:table-cell table:number-columns-repeated="4"/>
          <table:table-cell table:formula="of:=([.A619]-[.A$2])/1000000" office:value-type="float" office:value="36.743177" calcext:value-type="float">
            <text:p>36.743177</text:p>
          </table:table-cell>
          <table:table-cell table:formula="of:=IF([.B619]=&quot;PC&quot;;[.H$2];-[.H$2])" office:value-type="float" office:value="-2200" calcext:value-type="float">
            <text:p>-2200</text:p>
          </table:table-cell>
          <table:table-cell table:formula="of:=IF(AND([.$B619]=&quot;i2c&quot;;[.$C619]=0);[.$D619];[.K618])" office:value-type="float" office:value="-8" calcext:value-type="float">
            <text:p>-8</text:p>
          </table:table-cell>
          <table:table-cell table:formula="of:=IF(AND([.$B619]=&quot;i2c&quot;;[.$C619]=1);[.$D619];[.L618])" office:value-type="float" office:value="-1024" calcext:value-type="float">
            <text:p>-1024</text:p>
          </table:table-cell>
          <table:table-cell table:formula="of:=IF(AND([.$B619]=&quot;i2c&quot;;[.$C619]=2);[.$D619];[.M618])" office:value-type="float" office:value="-826" calcext:value-type="float">
            <text:p>-826</text:p>
          </table:table-cell>
          <table:table-cell table:formula="of:=IF(AND([.$B619]=&quot;i2c&quot;;[.$C619]=3);[.$D619];[.N618])" office:value-type="float" office:value="-136" calcext:value-type="float">
            <text:p>-136</text:p>
          </table:table-cell>
        </table:table-row>
        <table:table-row table:style-name="ro1">
          <table:table-cell office:value-type="float" office:value="1616407083" calcext:value-type="float">
            <text:p>161640708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4"/>
          <table:table-cell table:formula="of:=([.A620]-[.A$2])/1000000" office:value-type="float" office:value="36.746614" calcext:value-type="float">
            <text:p>36.746614</text:p>
          </table:table-cell>
          <table:table-cell table:formula="of:=IF([.B620]=&quot;PC&quot;;[.H$2];-[.H$2])" office:value-type="float" office:value="-2200" calcext:value-type="float">
            <text:p>-2200</text:p>
          </table:table-cell>
          <table:table-cell table:formula="of:=IF(AND([.$B620]=&quot;i2c&quot;;[.$C620]=0);[.$D620];[.K619])" office:value-type="float" office:value="-7" calcext:value-type="float">
            <text:p>-7</text:p>
          </table:table-cell>
          <table:table-cell table:formula="of:=IF(AND([.$B620]=&quot;i2c&quot;;[.$C620]=1);[.$D620];[.L619])" office:value-type="float" office:value="-1024" calcext:value-type="float">
            <text:p>-1024</text:p>
          </table:table-cell>
          <table:table-cell table:formula="of:=IF(AND([.$B620]=&quot;i2c&quot;;[.$C620]=2);[.$D620];[.M619])" office:value-type="float" office:value="-826" calcext:value-type="float">
            <text:p>-826</text:p>
          </table:table-cell>
          <table:table-cell table:formula="of:=IF(AND([.$B620]=&quot;i2c&quot;;[.$C620]=3);[.$D620];[.N619])" office:value-type="float" office:value="-136" calcext:value-type="float">
            <text:p>-136</text:p>
          </table:table-cell>
        </table:table-row>
        <table:table-row table:style-name="ro1">
          <table:table-cell office:value-type="float" office:value="1616468093" calcext:value-type="float">
            <text:p>161646809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=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C00</text:p>
          </table:table-cell>
          <table:table-cell table:number-columns-repeated="2"/>
          <table:table-cell table:formula="of:=([.A621]-[.A$2])/1000000" office:value-type="float" office:value="36.807624" calcext:value-type="float">
            <text:p>36.807624</text:p>
          </table:table-cell>
          <table:table-cell table:formula="of:=IF([.B621]=&quot;PC&quot;;[.H$2];-[.H$2])" office:value-type="float" office:value="2200" calcext:value-type="float">
            <text:p>2200</text:p>
          </table:table-cell>
          <table:table-cell table:formula="of:=IF(AND([.$B621]=&quot;i2c&quot;;[.$C621]=0);[.$D621];[.K620])" office:value-type="float" office:value="-7" calcext:value-type="float">
            <text:p>-7</text:p>
          </table:table-cell>
          <table:table-cell table:formula="of:=IF(AND([.$B621]=&quot;i2c&quot;;[.$C621]=1);[.$D621];[.L620])" office:value-type="float" office:value="-1024" calcext:value-type="float">
            <text:p>-1024</text:p>
          </table:table-cell>
          <table:table-cell table:formula="of:=IF(AND([.$B621]=&quot;i2c&quot;;[.$C621]=2);[.$D621];[.M620])" office:value-type="float" office:value="-826" calcext:value-type="float">
            <text:p>-826</text:p>
          </table:table-cell>
          <table:table-cell table:formula="of:=IF(AND([.$B621]=&quot;i2c&quot;;[.$C621]=3);[.$D621];[.N620])" office:value-type="float" office:value="-136" calcext:value-type="float">
            <text:p>-136</text:p>
          </table:table-cell>
        </table:table-row>
        <table:table-row table:style-name="ro1">
          <table:table-cell office:value-type="float" office:value="1616477949" calcext:value-type="float">
            <text:p>161647794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994" calcext:value-type="float">
            <text:p>-994</text:p>
          </table:table-cell>
          <table:table-cell table:number-columns-repeated="4"/>
          <table:table-cell table:formula="of:=([.A622]-[.A$2])/1000000" office:value-type="float" office:value="36.81748" calcext:value-type="float">
            <text:p>36.81748</text:p>
          </table:table-cell>
          <table:table-cell table:formula="of:=IF([.B622]=&quot;PC&quot;;[.H$2];-[.H$2])" office:value-type="float" office:value="-2200" calcext:value-type="float">
            <text:p>-2200</text:p>
          </table:table-cell>
          <table:table-cell table:formula="of:=IF(AND([.$B622]=&quot;i2c&quot;;[.$C622]=0);[.$D622];[.K621])" office:value-type="float" office:value="-7" calcext:value-type="float">
            <text:p>-7</text:p>
          </table:table-cell>
          <table:table-cell table:formula="of:=IF(AND([.$B622]=&quot;i2c&quot;;[.$C622]=1);[.$D622];[.L621])" office:value-type="float" office:value="-994" calcext:value-type="float">
            <text:p>-994</text:p>
          </table:table-cell>
          <table:table-cell table:formula="of:=IF(AND([.$B622]=&quot;i2c&quot;;[.$C622]=2);[.$D622];[.M621])" office:value-type="float" office:value="-826" calcext:value-type="float">
            <text:p>-826</text:p>
          </table:table-cell>
          <table:table-cell table:formula="of:=IF(AND([.$B622]=&quot;i2c&quot;;[.$C622]=3);[.$D622];[.N621])" office:value-type="float" office:value="-136" calcext:value-type="float">
            <text:p>-136</text:p>
          </table:table-cell>
        </table:table-row>
        <table:table-row table:style-name="ro1">
          <table:table-cell office:value-type="float" office:value="1616481408" calcext:value-type="float">
            <text:p>161648140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856" calcext:value-type="float">
            <text:p>-856</text:p>
          </table:table-cell>
          <table:table-cell table:number-columns-repeated="4"/>
          <table:table-cell table:formula="of:=([.A623]-[.A$2])/1000000" office:value-type="float" office:value="36.820939" calcext:value-type="float">
            <text:p>36.820939</text:p>
          </table:table-cell>
          <table:table-cell table:formula="of:=IF([.B623]=&quot;PC&quot;;[.H$2];-[.H$2])" office:value-type="float" office:value="-2200" calcext:value-type="float">
            <text:p>-2200</text:p>
          </table:table-cell>
          <table:table-cell table:formula="of:=IF(AND([.$B623]=&quot;i2c&quot;;[.$C623]=0);[.$D623];[.K622])" office:value-type="float" office:value="-7" calcext:value-type="float">
            <text:p>-7</text:p>
          </table:table-cell>
          <table:table-cell table:formula="of:=IF(AND([.$B623]=&quot;i2c&quot;;[.$C623]=1);[.$D623];[.L622])" office:value-type="float" office:value="-994" calcext:value-type="float">
            <text:p>-994</text:p>
          </table:table-cell>
          <table:table-cell table:formula="of:=IF(AND([.$B623]=&quot;i2c&quot;;[.$C623]=2);[.$D623];[.M622])" office:value-type="float" office:value="-856" calcext:value-type="float">
            <text:p>-856</text:p>
          </table:table-cell>
          <table:table-cell table:formula="of:=IF(AND([.$B623]=&quot;i2c&quot;;[.$C623]=3);[.$D623];[.N622])" office:value-type="float" office:value="-136" calcext:value-type="float">
            <text:p>-136</text:p>
          </table:table-cell>
        </table:table-row>
        <table:table-row table:style-name="ro1">
          <table:table-cell office:value-type="float" office:value="1616494481" calcext:value-type="float">
            <text:p>161649448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66" calcext:value-type="float">
            <text:p>-166</text:p>
          </table:table-cell>
          <table:table-cell table:number-columns-repeated="4"/>
          <table:table-cell table:formula="of:=([.A624]-[.A$2])/1000000" office:value-type="float" office:value="36.834012" calcext:value-type="float">
            <text:p>36.834012</text:p>
          </table:table-cell>
          <table:table-cell table:formula="of:=IF([.B624]=&quot;PC&quot;;[.H$2];-[.H$2])" office:value-type="float" office:value="-2200" calcext:value-type="float">
            <text:p>-2200</text:p>
          </table:table-cell>
          <table:table-cell table:formula="of:=IF(AND([.$B624]=&quot;i2c&quot;;[.$C624]=0);[.$D624];[.K623])" office:value-type="float" office:value="-7" calcext:value-type="float">
            <text:p>-7</text:p>
          </table:table-cell>
          <table:table-cell table:formula="of:=IF(AND([.$B624]=&quot;i2c&quot;;[.$C624]=1);[.$D624];[.L623])" office:value-type="float" office:value="-994" calcext:value-type="float">
            <text:p>-994</text:p>
          </table:table-cell>
          <table:table-cell table:formula="of:=IF(AND([.$B624]=&quot;i2c&quot;;[.$C624]=2);[.$D624];[.M623])" office:value-type="float" office:value="-856" calcext:value-type="float">
            <text:p>-856</text:p>
          </table:table-cell>
          <table:table-cell table:formula="of:=IF(AND([.$B624]=&quot;i2c&quot;;[.$C624]=3);[.$D624];[.N623])"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1616497920" calcext:value-type="float">
            <text:p>161649792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4"/>
          <table:table-cell table:formula="of:=([.A625]-[.A$2])/1000000" office:value-type="float" office:value="36.837451" calcext:value-type="float">
            <text:p>36.837451</text:p>
          </table:table-cell>
          <table:table-cell table:formula="of:=IF([.B625]=&quot;PC&quot;;[.H$2];-[.H$2])" office:value-type="float" office:value="-2200" calcext:value-type="float">
            <text:p>-2200</text:p>
          </table:table-cell>
          <table:table-cell table:formula="of:=IF(AND([.$B625]=&quot;i2c&quot;;[.$C625]=0);[.$D625];[.K624])" office:value-type="float" office:value="-6" calcext:value-type="float">
            <text:p>-6</text:p>
          </table:table-cell>
          <table:table-cell table:formula="of:=IF(AND([.$B625]=&quot;i2c&quot;;[.$C625]=1);[.$D625];[.L624])" office:value-type="float" office:value="-994" calcext:value-type="float">
            <text:p>-994</text:p>
          </table:table-cell>
          <table:table-cell table:formula="of:=IF(AND([.$B625]=&quot;i2c&quot;;[.$C625]=2);[.$D625];[.M624])" office:value-type="float" office:value="-856" calcext:value-type="float">
            <text:p>-856</text:p>
          </table:table-cell>
          <table:table-cell table:formula="of:=IF(AND([.$B625]=&quot;i2c&quot;;[.$C625]=3);[.$D625];[.N624])"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1616568754" calcext:value-type="float">
            <text:p>161656875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964" calcext:value-type="float">
            <text:p>-964</text:p>
          </table:table-cell>
          <table:table-cell table:number-columns-repeated="4"/>
          <table:table-cell table:formula="of:=([.A626]-[.A$2])/1000000" office:value-type="float" office:value="36.908285" calcext:value-type="float">
            <text:p>36.908285</text:p>
          </table:table-cell>
          <table:table-cell table:formula="of:=IF([.B626]=&quot;PC&quot;;[.H$2];-[.H$2])" office:value-type="float" office:value="-2200" calcext:value-type="float">
            <text:p>-2200</text:p>
          </table:table-cell>
          <table:table-cell table:formula="of:=IF(AND([.$B626]=&quot;i2c&quot;;[.$C626]=0);[.$D626];[.K625])" office:value-type="float" office:value="-6" calcext:value-type="float">
            <text:p>-6</text:p>
          </table:table-cell>
          <table:table-cell table:formula="of:=IF(AND([.$B626]=&quot;i2c&quot;;[.$C626]=1);[.$D626];[.L625])" office:value-type="float" office:value="-964" calcext:value-type="float">
            <text:p>-964</text:p>
          </table:table-cell>
          <table:table-cell table:formula="of:=IF(AND([.$B626]=&quot;i2c&quot;;[.$C626]=2);[.$D626];[.M625])" office:value-type="float" office:value="-856" calcext:value-type="float">
            <text:p>-856</text:p>
          </table:table-cell>
          <table:table-cell table:formula="of:=IF(AND([.$B626]=&quot;i2c&quot;;[.$C626]=3);[.$D626];[.N625])"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1616572193" calcext:value-type="float">
            <text:p>161657219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886" calcext:value-type="float">
            <text:p>-886</text:p>
          </table:table-cell>
          <table:table-cell table:number-columns-repeated="4"/>
          <table:table-cell table:formula="of:=([.A627]-[.A$2])/1000000" office:value-type="float" office:value="36.911724" calcext:value-type="float">
            <text:p>36.911724</text:p>
          </table:table-cell>
          <table:table-cell table:formula="of:=IF([.B627]=&quot;PC&quot;;[.H$2];-[.H$2])" office:value-type="float" office:value="-2200" calcext:value-type="float">
            <text:p>-2200</text:p>
          </table:table-cell>
          <table:table-cell table:formula="of:=IF(AND([.$B627]=&quot;i2c&quot;;[.$C627]=0);[.$D627];[.K626])" office:value-type="float" office:value="-6" calcext:value-type="float">
            <text:p>-6</text:p>
          </table:table-cell>
          <table:table-cell table:formula="of:=IF(AND([.$B627]=&quot;i2c&quot;;[.$C627]=1);[.$D627];[.L626])" office:value-type="float" office:value="-964" calcext:value-type="float">
            <text:p>-964</text:p>
          </table:table-cell>
          <table:table-cell table:formula="of:=IF(AND([.$B627]=&quot;i2c&quot;;[.$C627]=2);[.$D627];[.M626])" office:value-type="float" office:value="-886" calcext:value-type="float">
            <text:p>-886</text:p>
          </table:table-cell>
          <table:table-cell table:formula="of:=IF(AND([.$B627]=&quot;i2c&quot;;[.$C627]=3);[.$D627];[.N626])"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1616585267" calcext:value-type="float">
            <text:p>161658526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96" calcext:value-type="float">
            <text:p>-196</text:p>
          </table:table-cell>
          <table:table-cell table:number-columns-repeated="4"/>
          <table:table-cell table:formula="of:=([.A628]-[.A$2])/1000000" office:value-type="float" office:value="36.924798" calcext:value-type="float">
            <text:p>36.924798</text:p>
          </table:table-cell>
          <table:table-cell table:formula="of:=IF([.B628]=&quot;PC&quot;;[.H$2];-[.H$2])" office:value-type="float" office:value="-2200" calcext:value-type="float">
            <text:p>-2200</text:p>
          </table:table-cell>
          <table:table-cell table:formula="of:=IF(AND([.$B628]=&quot;i2c&quot;;[.$C628]=0);[.$D628];[.K627])" office:value-type="float" office:value="-6" calcext:value-type="float">
            <text:p>-6</text:p>
          </table:table-cell>
          <table:table-cell table:formula="of:=IF(AND([.$B628]=&quot;i2c&quot;;[.$C628]=1);[.$D628];[.L627])" office:value-type="float" office:value="-964" calcext:value-type="float">
            <text:p>-964</text:p>
          </table:table-cell>
          <table:table-cell table:formula="of:=IF(AND([.$B628]=&quot;i2c&quot;;[.$C628]=2);[.$D628];[.M627])" office:value-type="float" office:value="-886" calcext:value-type="float">
            <text:p>-886</text:p>
          </table:table-cell>
          <table:table-cell table:formula="of:=IF(AND([.$B628]=&quot;i2c&quot;;[.$C628]=3);[.$D628];[.N627])" office:value-type="float" office:value="-196" calcext:value-type="float">
            <text:p>-196</text:p>
          </table:table-cell>
        </table:table-row>
        <table:table-row table:style-name="ro1">
          <table:table-cell office:value-type="float" office:value="1616588699" calcext:value-type="float">
            <text:p>161658869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4"/>
          <table:table-cell table:formula="of:=([.A629]-[.A$2])/1000000" office:value-type="float" office:value="36.92823" calcext:value-type="float">
            <text:p>36.92823</text:p>
          </table:table-cell>
          <table:table-cell table:formula="of:=IF([.B629]=&quot;PC&quot;;[.H$2];-[.H$2])" office:value-type="float" office:value="-2200" calcext:value-type="float">
            <text:p>-2200</text:p>
          </table:table-cell>
          <table:table-cell table:formula="of:=IF(AND([.$B629]=&quot;i2c&quot;;[.$C629]=0);[.$D629];[.K628])" office:value-type="float" office:value="-5" calcext:value-type="float">
            <text:p>-5</text:p>
          </table:table-cell>
          <table:table-cell table:formula="of:=IF(AND([.$B629]=&quot;i2c&quot;;[.$C629]=1);[.$D629];[.L628])" office:value-type="float" office:value="-964" calcext:value-type="float">
            <text:p>-964</text:p>
          </table:table-cell>
          <table:table-cell table:formula="of:=IF(AND([.$B629]=&quot;i2c&quot;;[.$C629]=2);[.$D629];[.M628])" office:value-type="float" office:value="-886" calcext:value-type="float">
            <text:p>-886</text:p>
          </table:table-cell>
          <table:table-cell table:formula="of:=IF(AND([.$B629]=&quot;i2c&quot;;[.$C629]=3);[.$D629];[.N628])" office:value-type="float" office:value="-196" calcext:value-type="float">
            <text:p>-196</text:p>
          </table:table-cell>
        </table:table-row>
        <table:table-row table:style-name="ro1">
          <table:table-cell office:value-type="float" office:value="1616659541" calcext:value-type="float">
            <text:p>161665954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934" calcext:value-type="float">
            <text:p>-934</text:p>
          </table:table-cell>
          <table:table-cell table:number-columns-repeated="4"/>
          <table:table-cell table:formula="of:=([.A630]-[.A$2])/1000000" office:value-type="float" office:value="36.999072" calcext:value-type="float">
            <text:p>36.999072</text:p>
          </table:table-cell>
          <table:table-cell table:formula="of:=IF([.B630]=&quot;PC&quot;;[.H$2];-[.H$2])" office:value-type="float" office:value="-2200" calcext:value-type="float">
            <text:p>-2200</text:p>
          </table:table-cell>
          <table:table-cell table:formula="of:=IF(AND([.$B630]=&quot;i2c&quot;;[.$C630]=0);[.$D630];[.K629])" office:value-type="float" office:value="-5" calcext:value-type="float">
            <text:p>-5</text:p>
          </table:table-cell>
          <table:table-cell table:formula="of:=IF(AND([.$B630]=&quot;i2c&quot;;[.$C630]=1);[.$D630];[.L629])" office:value-type="float" office:value="-934" calcext:value-type="float">
            <text:p>-934</text:p>
          </table:table-cell>
          <table:table-cell table:formula="of:=IF(AND([.$B630]=&quot;i2c&quot;;[.$C630]=2);[.$D630];[.M629])" office:value-type="float" office:value="-886" calcext:value-type="float">
            <text:p>-886</text:p>
          </table:table-cell>
          <table:table-cell table:formula="of:=IF(AND([.$B630]=&quot;i2c&quot;;[.$C630]=3);[.$D630];[.N629])" office:value-type="float" office:value="-196" calcext:value-type="float">
            <text:p>-196</text:p>
          </table:table-cell>
        </table:table-row>
        <table:table-row table:style-name="ro1">
          <table:table-cell office:value-type="float" office:value="1616662982" calcext:value-type="float">
            <text:p>161666298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916" calcext:value-type="float">
            <text:p>-916</text:p>
          </table:table-cell>
          <table:table-cell table:number-columns-repeated="4"/>
          <table:table-cell table:formula="of:=([.A631]-[.A$2])/1000000" office:value-type="float" office:value="37.002513" calcext:value-type="float">
            <text:p>37.002513</text:p>
          </table:table-cell>
          <table:table-cell table:formula="of:=IF([.B631]=&quot;PC&quot;;[.H$2];-[.H$2])" office:value-type="float" office:value="-2200" calcext:value-type="float">
            <text:p>-2200</text:p>
          </table:table-cell>
          <table:table-cell table:formula="of:=IF(AND([.$B631]=&quot;i2c&quot;;[.$C631]=0);[.$D631];[.K630])" office:value-type="float" office:value="-5" calcext:value-type="float">
            <text:p>-5</text:p>
          </table:table-cell>
          <table:table-cell table:formula="of:=IF(AND([.$B631]=&quot;i2c&quot;;[.$C631]=1);[.$D631];[.L630])" office:value-type="float" office:value="-934" calcext:value-type="float">
            <text:p>-934</text:p>
          </table:table-cell>
          <table:table-cell table:formula="of:=IF(AND([.$B631]=&quot;i2c&quot;;[.$C631]=2);[.$D631];[.M630])" office:value-type="float" office:value="-916" calcext:value-type="float">
            <text:p>-916</text:p>
          </table:table-cell>
          <table:table-cell table:formula="of:=IF(AND([.$B631]=&quot;i2c&quot;;[.$C631]=3);[.$D631];[.N630])" office:value-type="float" office:value="-196" calcext:value-type="float">
            <text:p>-196</text:p>
          </table:table-cell>
        </table:table-row>
        <table:table-row table:style-name="ro1">
          <table:table-cell office:value-type="float" office:value="1616676053" calcext:value-type="float">
            <text:p>161667605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226" calcext:value-type="float">
            <text:p>-226</text:p>
          </table:table-cell>
          <table:table-cell table:number-columns-repeated="4"/>
          <table:table-cell table:formula="of:=([.A632]-[.A$2])/1000000" office:value-type="float" office:value="37.015584" calcext:value-type="float">
            <text:p>37.015584</text:p>
          </table:table-cell>
          <table:table-cell table:formula="of:=IF([.B632]=&quot;PC&quot;;[.H$2];-[.H$2])" office:value-type="float" office:value="-2200" calcext:value-type="float">
            <text:p>-2200</text:p>
          </table:table-cell>
          <table:table-cell table:formula="of:=IF(AND([.$B632]=&quot;i2c&quot;;[.$C632]=0);[.$D632];[.K631])" office:value-type="float" office:value="-5" calcext:value-type="float">
            <text:p>-5</text:p>
          </table:table-cell>
          <table:table-cell table:formula="of:=IF(AND([.$B632]=&quot;i2c&quot;;[.$C632]=1);[.$D632];[.L631])" office:value-type="float" office:value="-934" calcext:value-type="float">
            <text:p>-934</text:p>
          </table:table-cell>
          <table:table-cell table:formula="of:=IF(AND([.$B632]=&quot;i2c&quot;;[.$C632]=2);[.$D632];[.M631])" office:value-type="float" office:value="-916" calcext:value-type="float">
            <text:p>-916</text:p>
          </table:table-cell>
          <table:table-cell table:formula="of:=IF(AND([.$B632]=&quot;i2c&quot;;[.$C632]=3);[.$D632];[.N631])" office:value-type="float" office:value="-226" calcext:value-type="float">
            <text:p>-226</text:p>
          </table:table-cell>
        </table:table-row>
        <table:table-row table:style-name="ro1">
          <table:table-cell office:value-type="float" office:value="1616679488" calcext:value-type="float">
            <text:p>161667948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4"/>
          <table:table-cell table:formula="of:=([.A633]-[.A$2])/1000000" office:value-type="float" office:value="37.019019" calcext:value-type="float">
            <text:p>37.019019</text:p>
          </table:table-cell>
          <table:table-cell table:formula="of:=IF([.B633]=&quot;PC&quot;;[.H$2];-[.H$2])" office:value-type="float" office:value="-2200" calcext:value-type="float">
            <text:p>-2200</text:p>
          </table:table-cell>
          <table:table-cell table:formula="of:=IF(AND([.$B633]=&quot;i2c&quot;;[.$C633]=0);[.$D633];[.K632])" office:value-type="float" office:value="-4" calcext:value-type="float">
            <text:p>-4</text:p>
          </table:table-cell>
          <table:table-cell table:formula="of:=IF(AND([.$B633]=&quot;i2c&quot;;[.$C633]=1);[.$D633];[.L632])" office:value-type="float" office:value="-934" calcext:value-type="float">
            <text:p>-934</text:p>
          </table:table-cell>
          <table:table-cell table:formula="of:=IF(AND([.$B633]=&quot;i2c&quot;;[.$C633]=2);[.$D633];[.M632])" office:value-type="float" office:value="-916" calcext:value-type="float">
            <text:p>-916</text:p>
          </table:table-cell>
          <table:table-cell table:formula="of:=IF(AND([.$B633]=&quot;i2c&quot;;[.$C633]=3);[.$D633];[.N632])" office:value-type="float" office:value="-226" calcext:value-type="float">
            <text:p>-226</text:p>
          </table:table-cell>
        </table:table-row>
        <table:table-row table:style-name="ro1">
          <table:table-cell office:value-type="float" office:value="1616750308" calcext:value-type="float">
            <text:p>161675030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904" calcext:value-type="float">
            <text:p>-904</text:p>
          </table:table-cell>
          <table:table-cell table:number-columns-repeated="4"/>
          <table:table-cell table:formula="of:=([.A634]-[.A$2])/1000000" office:value-type="float" office:value="37.089839" calcext:value-type="float">
            <text:p>37.089839</text:p>
          </table:table-cell>
          <table:table-cell table:formula="of:=IF([.B634]=&quot;PC&quot;;[.H$2];-[.H$2])" office:value-type="float" office:value="-2200" calcext:value-type="float">
            <text:p>-2200</text:p>
          </table:table-cell>
          <table:table-cell table:formula="of:=IF(AND([.$B634]=&quot;i2c&quot;;[.$C634]=0);[.$D634];[.K633])" office:value-type="float" office:value="-4" calcext:value-type="float">
            <text:p>-4</text:p>
          </table:table-cell>
          <table:table-cell table:formula="of:=IF(AND([.$B634]=&quot;i2c&quot;;[.$C634]=1);[.$D634];[.L633])" office:value-type="float" office:value="-904" calcext:value-type="float">
            <text:p>-904</text:p>
          </table:table-cell>
          <table:table-cell table:formula="of:=IF(AND([.$B634]=&quot;i2c&quot;;[.$C634]=2);[.$D634];[.M633])" office:value-type="float" office:value="-916" calcext:value-type="float">
            <text:p>-916</text:p>
          </table:table-cell>
          <table:table-cell table:formula="of:=IF(AND([.$B634]=&quot;i2c&quot;;[.$C634]=3);[.$D634];[.N633])" office:value-type="float" office:value="-226" calcext:value-type="float">
            <text:p>-226</text:p>
          </table:table-cell>
        </table:table-row>
        <table:table-row table:style-name="ro1">
          <table:table-cell office:value-type="float" office:value="1616753761" calcext:value-type="float">
            <text:p>161675376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946" calcext:value-type="float">
            <text:p>-946</text:p>
          </table:table-cell>
          <table:table-cell table:number-columns-repeated="4"/>
          <table:table-cell table:formula="of:=([.A635]-[.A$2])/1000000" office:value-type="float" office:value="37.093292" calcext:value-type="float">
            <text:p>37.093292</text:p>
          </table:table-cell>
          <table:table-cell table:formula="of:=IF([.B635]=&quot;PC&quot;;[.H$2];-[.H$2])" office:value-type="float" office:value="-2200" calcext:value-type="float">
            <text:p>-2200</text:p>
          </table:table-cell>
          <table:table-cell table:formula="of:=IF(AND([.$B635]=&quot;i2c&quot;;[.$C635]=0);[.$D635];[.K634])" office:value-type="float" office:value="-4" calcext:value-type="float">
            <text:p>-4</text:p>
          </table:table-cell>
          <table:table-cell table:formula="of:=IF(AND([.$B635]=&quot;i2c&quot;;[.$C635]=1);[.$D635];[.L634])" office:value-type="float" office:value="-904" calcext:value-type="float">
            <text:p>-904</text:p>
          </table:table-cell>
          <table:table-cell table:formula="of:=IF(AND([.$B635]=&quot;i2c&quot;;[.$C635]=2);[.$D635];[.M634])" office:value-type="float" office:value="-946" calcext:value-type="float">
            <text:p>-946</text:p>
          </table:table-cell>
          <table:table-cell table:formula="of:=IF(AND([.$B635]=&quot;i2c&quot;;[.$C635]=3);[.$D635];[.N634])" office:value-type="float" office:value="-226" calcext:value-type="float">
            <text:p>-226</text:p>
          </table:table-cell>
        </table:table-row>
        <table:table-row table:style-name="ro1">
          <table:table-cell office:value-type="float" office:value="1616766815" calcext:value-type="float">
            <text:p>161676681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256" calcext:value-type="float">
            <text:p>-256</text:p>
          </table:table-cell>
          <table:table-cell table:number-columns-repeated="4"/>
          <table:table-cell table:formula="of:=([.A636]-[.A$2])/1000000" office:value-type="float" office:value="37.106346" calcext:value-type="float">
            <text:p>37.106346</text:p>
          </table:table-cell>
          <table:table-cell table:formula="of:=IF([.B636]=&quot;PC&quot;;[.H$2];-[.H$2])" office:value-type="float" office:value="-2200" calcext:value-type="float">
            <text:p>-2200</text:p>
          </table:table-cell>
          <table:table-cell table:formula="of:=IF(AND([.$B636]=&quot;i2c&quot;;[.$C636]=0);[.$D636];[.K635])" office:value-type="float" office:value="-4" calcext:value-type="float">
            <text:p>-4</text:p>
          </table:table-cell>
          <table:table-cell table:formula="of:=IF(AND([.$B636]=&quot;i2c&quot;;[.$C636]=1);[.$D636];[.L635])" office:value-type="float" office:value="-904" calcext:value-type="float">
            <text:p>-904</text:p>
          </table:table-cell>
          <table:table-cell table:formula="of:=IF(AND([.$B636]=&quot;i2c&quot;;[.$C636]=2);[.$D636];[.M635])" office:value-type="float" office:value="-946" calcext:value-type="float">
            <text:p>-946</text:p>
          </table:table-cell>
          <table:table-cell table:formula="of:=IF(AND([.$B636]=&quot;i2c&quot;;[.$C636]=3);[.$D636];[.N635])"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1616770253" calcext:value-type="float">
            <text:p>161677025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/>
          <table:table-cell table:formula="of:=([.A637]-[.A$2])/1000000" office:value-type="float" office:value="37.109784" calcext:value-type="float">
            <text:p>37.109784</text:p>
          </table:table-cell>
          <table:table-cell table:formula="of:=IF([.B637]=&quot;PC&quot;;[.H$2];-[.H$2])" office:value-type="float" office:value="-2200" calcext:value-type="float">
            <text:p>-2200</text:p>
          </table:table-cell>
          <table:table-cell table:formula="of:=IF(AND([.$B637]=&quot;i2c&quot;;[.$C637]=0);[.$D637];[.K636])" office:value-type="float" office:value="-3" calcext:value-type="float">
            <text:p>-3</text:p>
          </table:table-cell>
          <table:table-cell table:formula="of:=IF(AND([.$B637]=&quot;i2c&quot;;[.$C637]=1);[.$D637];[.L636])" office:value-type="float" office:value="-904" calcext:value-type="float">
            <text:p>-904</text:p>
          </table:table-cell>
          <table:table-cell table:formula="of:=IF(AND([.$B637]=&quot;i2c&quot;;[.$C637]=2);[.$D637];[.M636])" office:value-type="float" office:value="-946" calcext:value-type="float">
            <text:p>-946</text:p>
          </table:table-cell>
          <table:table-cell table:formula="of:=IF(AND([.$B637]=&quot;i2c&quot;;[.$C637]=3);[.$D637];[.N636])"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1616841098" calcext:value-type="float">
            <text:p>161684109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874" calcext:value-type="float">
            <text:p>-874</text:p>
          </table:table-cell>
          <table:table-cell table:number-columns-repeated="4"/>
          <table:table-cell table:formula="of:=([.A638]-[.A$2])/1000000" office:value-type="float" office:value="37.180629" calcext:value-type="float">
            <text:p>37.180629</text:p>
          </table:table-cell>
          <table:table-cell table:formula="of:=IF([.B638]=&quot;PC&quot;;[.H$2];-[.H$2])" office:value-type="float" office:value="-2200" calcext:value-type="float">
            <text:p>-2200</text:p>
          </table:table-cell>
          <table:table-cell table:formula="of:=IF(AND([.$B638]=&quot;i2c&quot;;[.$C638]=0);[.$D638];[.K637])" office:value-type="float" office:value="-3" calcext:value-type="float">
            <text:p>-3</text:p>
          </table:table-cell>
          <table:table-cell table:formula="of:=IF(AND([.$B638]=&quot;i2c&quot;;[.$C638]=1);[.$D638];[.L637])" office:value-type="float" office:value="-874" calcext:value-type="float">
            <text:p>-874</text:p>
          </table:table-cell>
          <table:table-cell table:formula="of:=IF(AND([.$B638]=&quot;i2c&quot;;[.$C638]=2);[.$D638];[.M637])" office:value-type="float" office:value="-946" calcext:value-type="float">
            <text:p>-946</text:p>
          </table:table-cell>
          <table:table-cell table:formula="of:=IF(AND([.$B638]=&quot;i2c&quot;;[.$C638]=3);[.$D638];[.N637])"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1616844539" calcext:value-type="float">
            <text:p>161684453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976" calcext:value-type="float">
            <text:p>-976</text:p>
          </table:table-cell>
          <table:table-cell table:number-columns-repeated="4"/>
          <table:table-cell table:formula="of:=([.A639]-[.A$2])/1000000" office:value-type="float" office:value="37.18407" calcext:value-type="float">
            <text:p>37.18407</text:p>
          </table:table-cell>
          <table:table-cell table:formula="of:=IF([.B639]=&quot;PC&quot;;[.H$2];-[.H$2])" office:value-type="float" office:value="-2200" calcext:value-type="float">
            <text:p>-2200</text:p>
          </table:table-cell>
          <table:table-cell table:formula="of:=IF(AND([.$B639]=&quot;i2c&quot;;[.$C639]=0);[.$D639];[.K638])" office:value-type="float" office:value="-3" calcext:value-type="float">
            <text:p>-3</text:p>
          </table:table-cell>
          <table:table-cell table:formula="of:=IF(AND([.$B639]=&quot;i2c&quot;;[.$C639]=1);[.$D639];[.L638])" office:value-type="float" office:value="-874" calcext:value-type="float">
            <text:p>-874</text:p>
          </table:table-cell>
          <table:table-cell table:formula="of:=IF(AND([.$B639]=&quot;i2c&quot;;[.$C639]=2);[.$D639];[.M638])" office:value-type="float" office:value="-976" calcext:value-type="float">
            <text:p>-976</text:p>
          </table:table-cell>
          <table:table-cell table:formula="of:=IF(AND([.$B639]=&quot;i2c&quot;;[.$C639]=3);[.$D639];[.N638])"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1616857616" calcext:value-type="float">
            <text:p>161685761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286" calcext:value-type="float">
            <text:p>-286</text:p>
          </table:table-cell>
          <table:table-cell table:number-columns-repeated="4"/>
          <table:table-cell table:formula="of:=([.A640]-[.A$2])/1000000" office:value-type="float" office:value="37.197147" calcext:value-type="float">
            <text:p>37.197147</text:p>
          </table:table-cell>
          <table:table-cell table:formula="of:=IF([.B640]=&quot;PC&quot;;[.H$2];-[.H$2])" office:value-type="float" office:value="-2200" calcext:value-type="float">
            <text:p>-2200</text:p>
          </table:table-cell>
          <table:table-cell table:formula="of:=IF(AND([.$B640]=&quot;i2c&quot;;[.$C640]=0);[.$D640];[.K639])" office:value-type="float" office:value="-3" calcext:value-type="float">
            <text:p>-3</text:p>
          </table:table-cell>
          <table:table-cell table:formula="of:=IF(AND([.$B640]=&quot;i2c&quot;;[.$C640]=1);[.$D640];[.L639])" office:value-type="float" office:value="-874" calcext:value-type="float">
            <text:p>-874</text:p>
          </table:table-cell>
          <table:table-cell table:formula="of:=IF(AND([.$B640]=&quot;i2c&quot;;[.$C640]=2);[.$D640];[.M639])" office:value-type="float" office:value="-976" calcext:value-type="float">
            <text:p>-976</text:p>
          </table:table-cell>
          <table:table-cell table:formula="of:=IF(AND([.$B640]=&quot;i2c&quot;;[.$C640]=3);[.$D640];[.N639])" office:value-type="float" office:value="-286" calcext:value-type="float">
            <text:p>-286</text:p>
          </table:table-cell>
        </table:table-row>
        <table:table-row table:style-name="ro1">
          <table:table-cell office:value-type="float" office:value="1616861054" calcext:value-type="float">
            <text:p>161686105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/>
          <table:table-cell table:formula="of:=([.A641]-[.A$2])/1000000" office:value-type="float" office:value="37.200585" calcext:value-type="float">
            <text:p>37.200585</text:p>
          </table:table-cell>
          <table:table-cell table:formula="of:=IF([.B641]=&quot;PC&quot;;[.H$2];-[.H$2])" office:value-type="float" office:value="-2200" calcext:value-type="float">
            <text:p>-2200</text:p>
          </table:table-cell>
          <table:table-cell table:formula="of:=IF(AND([.$B641]=&quot;i2c&quot;;[.$C641]=0);[.$D641];[.K640])" office:value-type="float" office:value="-2" calcext:value-type="float">
            <text:p>-2</text:p>
          </table:table-cell>
          <table:table-cell table:formula="of:=IF(AND([.$B641]=&quot;i2c&quot;;[.$C641]=1);[.$D641];[.L640])" office:value-type="float" office:value="-874" calcext:value-type="float">
            <text:p>-874</text:p>
          </table:table-cell>
          <table:table-cell table:formula="of:=IF(AND([.$B641]=&quot;i2c&quot;;[.$C641]=2);[.$D641];[.M640])" office:value-type="float" office:value="-976" calcext:value-type="float">
            <text:p>-976</text:p>
          </table:table-cell>
          <table:table-cell table:formula="of:=IF(AND([.$B641]=&quot;i2c&quot;;[.$C641]=3);[.$D641];[.N640])" office:value-type="float" office:value="-286" calcext:value-type="float">
            <text:p>-286</text:p>
          </table:table-cell>
        </table:table-row>
        <table:table-row table:style-name="ro1">
          <table:table-cell office:value-type="float" office:value="1616931889" calcext:value-type="float">
            <text:p>161693188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844" calcext:value-type="float">
            <text:p>-844</text:p>
          </table:table-cell>
          <table:table-cell table:number-columns-repeated="4"/>
          <table:table-cell table:formula="of:=([.A642]-[.A$2])/1000000" office:value-type="float" office:value="37.27142" calcext:value-type="float">
            <text:p>37.27142</text:p>
          </table:table-cell>
          <table:table-cell table:formula="of:=IF([.B642]=&quot;PC&quot;;[.H$2];-[.H$2])" office:value-type="float" office:value="-2200" calcext:value-type="float">
            <text:p>-2200</text:p>
          </table:table-cell>
          <table:table-cell table:formula="of:=IF(AND([.$B642]=&quot;i2c&quot;;[.$C642]=0);[.$D642];[.K641])" office:value-type="float" office:value="-2" calcext:value-type="float">
            <text:p>-2</text:p>
          </table:table-cell>
          <table:table-cell table:formula="of:=IF(AND([.$B642]=&quot;i2c&quot;;[.$C642]=1);[.$D642];[.L641])" office:value-type="float" office:value="-844" calcext:value-type="float">
            <text:p>-844</text:p>
          </table:table-cell>
          <table:table-cell table:formula="of:=IF(AND([.$B642]=&quot;i2c&quot;;[.$C642]=2);[.$D642];[.M641])" office:value-type="float" office:value="-976" calcext:value-type="float">
            <text:p>-976</text:p>
          </table:table-cell>
          <table:table-cell table:formula="of:=IF(AND([.$B642]=&quot;i2c&quot;;[.$C642]=3);[.$D642];[.N641])" office:value-type="float" office:value="-286" calcext:value-type="float">
            <text:p>-286</text:p>
          </table:table-cell>
        </table:table-row>
        <table:table-row table:style-name="ro1">
          <table:table-cell office:value-type="float" office:value="1616935334" calcext:value-type="float">
            <text:p>161693533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006" calcext:value-type="float">
            <text:p>-1006</text:p>
          </table:table-cell>
          <table:table-cell table:number-columns-repeated="4"/>
          <table:table-cell table:formula="of:=([.A643]-[.A$2])/1000000" office:value-type="float" office:value="37.274865" calcext:value-type="float">
            <text:p>37.274865</text:p>
          </table:table-cell>
          <table:table-cell table:formula="of:=IF([.B643]=&quot;PC&quot;;[.H$2];-[.H$2])" office:value-type="float" office:value="-2200" calcext:value-type="float">
            <text:p>-2200</text:p>
          </table:table-cell>
          <table:table-cell table:formula="of:=IF(AND([.$B643]=&quot;i2c&quot;;[.$C643]=0);[.$D643];[.K642])" office:value-type="float" office:value="-2" calcext:value-type="float">
            <text:p>-2</text:p>
          </table:table-cell>
          <table:table-cell table:formula="of:=IF(AND([.$B643]=&quot;i2c&quot;;[.$C643]=1);[.$D643];[.L642])" office:value-type="float" office:value="-844" calcext:value-type="float">
            <text:p>-844</text:p>
          </table:table-cell>
          <table:table-cell table:formula="of:=IF(AND([.$B643]=&quot;i2c&quot;;[.$C643]=2);[.$D643];[.M642])" office:value-type="float" office:value="-1006" calcext:value-type="float">
            <text:p>-1006</text:p>
          </table:table-cell>
          <table:table-cell table:formula="of:=IF(AND([.$B643]=&quot;i2c&quot;;[.$C643]=3);[.$D643];[.N642])" office:value-type="float" office:value="-286" calcext:value-type="float">
            <text:p>-286</text:p>
          </table:table-cell>
        </table:table-row>
        <table:table-row table:style-name="ro1">
          <table:table-cell office:value-type="float" office:value="1616948410" calcext:value-type="float">
            <text:p>161694841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316" calcext:value-type="float">
            <text:p>-316</text:p>
          </table:table-cell>
          <table:table-cell table:number-columns-repeated="4"/>
          <table:table-cell table:formula="of:=([.A644]-[.A$2])/1000000" office:value-type="float" office:value="37.287941" calcext:value-type="float">
            <text:p>37.287941</text:p>
          </table:table-cell>
          <table:table-cell table:formula="of:=IF([.B644]=&quot;PC&quot;;[.H$2];-[.H$2])" office:value-type="float" office:value="-2200" calcext:value-type="float">
            <text:p>-2200</text:p>
          </table:table-cell>
          <table:table-cell table:formula="of:=IF(AND([.$B644]=&quot;i2c&quot;;[.$C644]=0);[.$D644];[.K643])" office:value-type="float" office:value="-2" calcext:value-type="float">
            <text:p>-2</text:p>
          </table:table-cell>
          <table:table-cell table:formula="of:=IF(AND([.$B644]=&quot;i2c&quot;;[.$C644]=1);[.$D644];[.L643])" office:value-type="float" office:value="-844" calcext:value-type="float">
            <text:p>-844</text:p>
          </table:table-cell>
          <table:table-cell table:formula="of:=IF(AND([.$B644]=&quot;i2c&quot;;[.$C644]=2);[.$D644];[.M643])" office:value-type="float" office:value="-1006" calcext:value-type="float">
            <text:p>-1006</text:p>
          </table:table-cell>
          <table:table-cell table:formula="of:=IF(AND([.$B644]=&quot;i2c&quot;;[.$C644]=3);[.$D644];[.N643])" office:value-type="float" office:value="-316" calcext:value-type="float">
            <text:p>-316</text:p>
          </table:table-cell>
        </table:table-row>
        <table:table-row table:style-name="ro1">
          <table:table-cell office:value-type="float" office:value="1616951848" calcext:value-type="float">
            <text:p>161695184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formula="of:=([.A645]-[.A$2])/1000000" office:value-type="float" office:value="37.291379" calcext:value-type="float">
            <text:p>37.291379</text:p>
          </table:table-cell>
          <table:table-cell table:formula="of:=IF([.B645]=&quot;PC&quot;;[.H$2];-[.H$2])" office:value-type="float" office:value="-2200" calcext:value-type="float">
            <text:p>-2200</text:p>
          </table:table-cell>
          <table:table-cell table:formula="of:=IF(AND([.$B645]=&quot;i2c&quot;;[.$C645]=0);[.$D645];[.K644])" office:value-type="float" office:value="-1" calcext:value-type="float">
            <text:p>-1</text:p>
          </table:table-cell>
          <table:table-cell table:formula="of:=IF(AND([.$B645]=&quot;i2c&quot;;[.$C645]=1);[.$D645];[.L644])" office:value-type="float" office:value="-844" calcext:value-type="float">
            <text:p>-844</text:p>
          </table:table-cell>
          <table:table-cell table:formula="of:=IF(AND([.$B645]=&quot;i2c&quot;;[.$C645]=2);[.$D645];[.M644])" office:value-type="float" office:value="-1006" calcext:value-type="float">
            <text:p>-1006</text:p>
          </table:table-cell>
          <table:table-cell table:formula="of:=IF(AND([.$B645]=&quot;i2c&quot;;[.$C645]=3);[.$D645];[.N644])" office:value-type="float" office:value="-316" calcext:value-type="float">
            <text:p>-316</text:p>
          </table:table-cell>
        </table:table-row>
        <table:table-row table:style-name="ro1">
          <table:table-cell office:value-type="float" office:value="1617022687" calcext:value-type="float">
            <text:p>161702268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814" calcext:value-type="float">
            <text:p>-814</text:p>
          </table:table-cell>
          <table:table-cell table:number-columns-repeated="4"/>
          <table:table-cell table:formula="of:=([.A646]-[.A$2])/1000000" office:value-type="float" office:value="37.362218" calcext:value-type="float">
            <text:p>37.362218</text:p>
          </table:table-cell>
          <table:table-cell table:formula="of:=IF([.B646]=&quot;PC&quot;;[.H$2];-[.H$2])" office:value-type="float" office:value="-2200" calcext:value-type="float">
            <text:p>-2200</text:p>
          </table:table-cell>
          <table:table-cell table:formula="of:=IF(AND([.$B646]=&quot;i2c&quot;;[.$C646]=0);[.$D646];[.K645])" office:value-type="float" office:value="-1" calcext:value-type="float">
            <text:p>-1</text:p>
          </table:table-cell>
          <table:table-cell table:formula="of:=IF(AND([.$B646]=&quot;i2c&quot;;[.$C646]=1);[.$D646];[.L645])" office:value-type="float" office:value="-814" calcext:value-type="float">
            <text:p>-814</text:p>
          </table:table-cell>
          <table:table-cell table:formula="of:=IF(AND([.$B646]=&quot;i2c&quot;;[.$C646]=2);[.$D646];[.M645])" office:value-type="float" office:value="-1006" calcext:value-type="float">
            <text:p>-1006</text:p>
          </table:table-cell>
          <table:table-cell table:formula="of:=IF(AND([.$B646]=&quot;i2c&quot;;[.$C646]=3);[.$D646];[.N645])" office:value-type="float" office:value="-316" calcext:value-type="float">
            <text:p>-316</text:p>
          </table:table-cell>
        </table:table-row>
        <table:table-row table:style-name="ro1">
          <table:table-cell office:value-type="float" office:value="1617026123" calcext:value-type="float">
            <text:p>161702612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024" calcext:value-type="float">
            <text:p>-1024</text:p>
          </table:table-cell>
          <table:table-cell table:number-columns-repeated="4"/>
          <table:table-cell table:formula="of:=([.A647]-[.A$2])/1000000" office:value-type="float" office:value="37.365654" calcext:value-type="float">
            <text:p>37.365654</text:p>
          </table:table-cell>
          <table:table-cell table:formula="of:=IF([.B647]=&quot;PC&quot;;[.H$2];-[.H$2])" office:value-type="float" office:value="-2200" calcext:value-type="float">
            <text:p>-2200</text:p>
          </table:table-cell>
          <table:table-cell table:formula="of:=IF(AND([.$B647]=&quot;i2c&quot;;[.$C647]=0);[.$D647];[.K646])" office:value-type="float" office:value="-1" calcext:value-type="float">
            <text:p>-1</text:p>
          </table:table-cell>
          <table:table-cell table:formula="of:=IF(AND([.$B647]=&quot;i2c&quot;;[.$C647]=1);[.$D647];[.L646])" office:value-type="float" office:value="-814" calcext:value-type="float">
            <text:p>-814</text:p>
          </table:table-cell>
          <table:table-cell table:formula="of:=IF(AND([.$B647]=&quot;i2c&quot;;[.$C647]=2);[.$D647];[.M646])" office:value-type="float" office:value="-1024" calcext:value-type="float">
            <text:p>-1024</text:p>
          </table:table-cell>
          <table:table-cell table:formula="of:=IF(AND([.$B647]=&quot;i2c&quot;;[.$C647]=3);[.$D647];[.N646])" office:value-type="float" office:value="-316" calcext:value-type="float">
            <text:p>-316</text:p>
          </table:table-cell>
        </table:table-row>
        <table:table-row table:style-name="ro1">
          <table:table-cell office:value-type="float" office:value="1617039192" calcext:value-type="float">
            <text:p>161703919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346" calcext:value-type="float">
            <text:p>-346</text:p>
          </table:table-cell>
          <table:table-cell table:number-columns-repeated="4"/>
          <table:table-cell table:formula="of:=([.A648]-[.A$2])/1000000" office:value-type="float" office:value="37.378723" calcext:value-type="float">
            <text:p>37.378723</text:p>
          </table:table-cell>
          <table:table-cell table:formula="of:=IF([.B648]=&quot;PC&quot;;[.H$2];-[.H$2])" office:value-type="float" office:value="-2200" calcext:value-type="float">
            <text:p>-2200</text:p>
          </table:table-cell>
          <table:table-cell table:formula="of:=IF(AND([.$B648]=&quot;i2c&quot;;[.$C648]=0);[.$D648];[.K647])" office:value-type="float" office:value="-1" calcext:value-type="float">
            <text:p>-1</text:p>
          </table:table-cell>
          <table:table-cell table:formula="of:=IF(AND([.$B648]=&quot;i2c&quot;;[.$C648]=1);[.$D648];[.L647])" office:value-type="float" office:value="-814" calcext:value-type="float">
            <text:p>-814</text:p>
          </table:table-cell>
          <table:table-cell table:formula="of:=IF(AND([.$B648]=&quot;i2c&quot;;[.$C648]=2);[.$D648];[.M647])" office:value-type="float" office:value="-1024" calcext:value-type="float">
            <text:p>-1024</text:p>
          </table:table-cell>
          <table:table-cell table:formula="of:=IF(AND([.$B648]=&quot;i2c&quot;;[.$C648]=3);[.$D648];[.N647])" office:value-type="float" office:value="-346" calcext:value-type="float">
            <text:p>-346</text:p>
          </table:table-cell>
        </table:table-row>
        <table:table-row table:style-name="ro1">
          <table:table-cell office:value-type="float" office:value="1617042625" calcext:value-type="float">
            <text:p>1617042625</text:p>
          </table:table-cell>
          <table:table-cell office:value-type="string" calcext:value-type="string">
            <text:p>i2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([.A649]-[.A$2])/1000000" office:value-type="float" office:value="37.382156" calcext:value-type="float">
            <text:p>37.382156</text:p>
          </table:table-cell>
          <table:table-cell table:formula="of:=IF([.B649]=&quot;PC&quot;;[.H$2];-[.H$2])" office:value-type="float" office:value="-2200" calcext:value-type="float">
            <text:p>-2200</text:p>
          </table:table-cell>
          <table:table-cell table:formula="of:=IF(AND([.$B649]=&quot;i2c&quot;;[.$C649]=0);[.$D649];[.K648])" office:value-type="float" office:value="0" calcext:value-type="float">
            <text:p>0</text:p>
          </table:table-cell>
          <table:table-cell table:formula="of:=IF(AND([.$B649]=&quot;i2c&quot;;[.$C649]=1);[.$D649];[.L648])" office:value-type="float" office:value="-814" calcext:value-type="float">
            <text:p>-814</text:p>
          </table:table-cell>
          <table:table-cell table:formula="of:=IF(AND([.$B649]=&quot;i2c&quot;;[.$C649]=2);[.$D649];[.M648])" office:value-type="float" office:value="-1024" calcext:value-type="float">
            <text:p>-1024</text:p>
          </table:table-cell>
          <table:table-cell table:formula="of:=IF(AND([.$B649]=&quot;i2c&quot;;[.$C649]=3);[.$D649];[.N648])" office:value-type="float" office:value="-346" calcext:value-type="float">
            <text:p>-346</text:p>
          </table:table-cell>
        </table:table-row>
        <table:table-row table:style-name="ro1">
          <table:table-cell office:value-type="float" office:value="1617113450" calcext:value-type="float">
            <text:p>161711345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784" calcext:value-type="float">
            <text:p>-784</text:p>
          </table:table-cell>
          <table:table-cell table:number-columns-repeated="4"/>
          <table:table-cell table:formula="of:=([.A650]-[.A$2])/1000000" office:value-type="float" office:value="37.452981" calcext:value-type="float">
            <text:p>37.452981</text:p>
          </table:table-cell>
          <table:table-cell table:formula="of:=IF([.B650]=&quot;PC&quot;;[.H$2];-[.H$2])" office:value-type="float" office:value="-2200" calcext:value-type="float">
            <text:p>-2200</text:p>
          </table:table-cell>
          <table:table-cell table:formula="of:=IF(AND([.$B650]=&quot;i2c&quot;;[.$C650]=0);[.$D650];[.K649])" office:value-type="float" office:value="0" calcext:value-type="float">
            <text:p>0</text:p>
          </table:table-cell>
          <table:table-cell table:formula="of:=IF(AND([.$B650]=&quot;i2c&quot;;[.$C650]=1);[.$D650];[.L649])" office:value-type="float" office:value="-784" calcext:value-type="float">
            <text:p>-784</text:p>
          </table:table-cell>
          <table:table-cell table:formula="of:=IF(AND([.$B650]=&quot;i2c&quot;;[.$C650]=2);[.$D650];[.M649])" office:value-type="float" office:value="-1024" calcext:value-type="float">
            <text:p>-1024</text:p>
          </table:table-cell>
          <table:table-cell table:formula="of:=IF(AND([.$B650]=&quot;i2c&quot;;[.$C650]=3);[.$D650];[.N649])" office:value-type="float" office:value="-346" calcext:value-type="float">
            <text:p>-346</text:p>
          </table:table-cell>
        </table:table-row>
        <table:table-row table:style-name="ro1">
          <table:table-cell office:value-type="float" office:value="1617128924" calcext:value-type="float">
            <text:p>161712892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376" calcext:value-type="float">
            <text:p>-376</text:p>
          </table:table-cell>
          <table:table-cell table:number-columns-repeated="4"/>
          <table:table-cell table:formula="of:=([.A651]-[.A$2])/1000000" office:value-type="float" office:value="37.468455" calcext:value-type="float">
            <text:p>37.468455</text:p>
          </table:table-cell>
          <table:table-cell table:formula="of:=IF([.B651]=&quot;PC&quot;;[.H$2];-[.H$2])" office:value-type="float" office:value="-2200" calcext:value-type="float">
            <text:p>-2200</text:p>
          </table:table-cell>
          <table:table-cell table:formula="of:=IF(AND([.$B651]=&quot;i2c&quot;;[.$C651]=0);[.$D651];[.K650])" office:value-type="float" office:value="0" calcext:value-type="float">
            <text:p>0</text:p>
          </table:table-cell>
          <table:table-cell table:formula="of:=IF(AND([.$B651]=&quot;i2c&quot;;[.$C651]=1);[.$D651];[.L650])" office:value-type="float" office:value="-784" calcext:value-type="float">
            <text:p>-784</text:p>
          </table:table-cell>
          <table:table-cell table:formula="of:=IF(AND([.$B651]=&quot;i2c&quot;;[.$C651]=2);[.$D651];[.M650])" office:value-type="float" office:value="-1024" calcext:value-type="float">
            <text:p>-1024</text:p>
          </table:table-cell>
          <table:table-cell table:formula="of:=IF(AND([.$B651]=&quot;i2c&quot;;[.$C651]=3);[.$D651];[.N650])" office:value-type="float" office:value="-376" calcext:value-type="float">
            <text:p>-376</text:p>
          </table:table-cell>
        </table:table-row>
        <table:table-row table:style-name="ro1">
          <table:table-cell office:value-type="float" office:value="1617132369" calcext:value-type="float">
            <text:p>161713236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([.A652]-[.A$2])/1000000" office:value-type="float" office:value="37.4719" calcext:value-type="float">
            <text:p>37.4719</text:p>
          </table:table-cell>
          <table:table-cell table:formula="of:=IF([.B652]=&quot;PC&quot;;[.H$2];-[.H$2])" office:value-type="float" office:value="-2200" calcext:value-type="float">
            <text:p>-2200</text:p>
          </table:table-cell>
          <table:table-cell table:formula="of:=IF(AND([.$B652]=&quot;i2c&quot;;[.$C652]=0);[.$D652];[.K651])" office:value-type="float" office:value="1" calcext:value-type="float">
            <text:p>1</text:p>
          </table:table-cell>
          <table:table-cell table:formula="of:=IF(AND([.$B652]=&quot;i2c&quot;;[.$C652]=1);[.$D652];[.L651])" office:value-type="float" office:value="-784" calcext:value-type="float">
            <text:p>-784</text:p>
          </table:table-cell>
          <table:table-cell table:formula="of:=IF(AND([.$B652]=&quot;i2c&quot;;[.$C652]=2);[.$D652];[.M651])" office:value-type="float" office:value="-1024" calcext:value-type="float">
            <text:p>-1024</text:p>
          </table:table-cell>
          <table:table-cell table:formula="of:=IF(AND([.$B652]=&quot;i2c&quot;;[.$C652]=3);[.$D652];[.N651])" office:value-type="float" office:value="-376" calcext:value-type="float">
            <text:p>-376</text:p>
          </table:table-cell>
        </table:table-row>
        <table:table-row table:style-name="ro1">
          <table:table-cell office:value-type="float" office:value="1617203191" calcext:value-type="float">
            <text:p>161720319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754" calcext:value-type="float">
            <text:p>-754</text:p>
          </table:table-cell>
          <table:table-cell table:number-columns-repeated="4"/>
          <table:table-cell table:formula="of:=([.A653]-[.A$2])/1000000" office:value-type="float" office:value="37.542722" calcext:value-type="float">
            <text:p>37.542722</text:p>
          </table:table-cell>
          <table:table-cell table:formula="of:=IF([.B653]=&quot;PC&quot;;[.H$2];-[.H$2])" office:value-type="float" office:value="-2200" calcext:value-type="float">
            <text:p>-2200</text:p>
          </table:table-cell>
          <table:table-cell table:formula="of:=IF(AND([.$B653]=&quot;i2c&quot;;[.$C653]=0);[.$D653];[.K652])" office:value-type="float" office:value="1" calcext:value-type="float">
            <text:p>1</text:p>
          </table:table-cell>
          <table:table-cell table:formula="of:=IF(AND([.$B653]=&quot;i2c&quot;;[.$C653]=1);[.$D653];[.L652])" office:value-type="float" office:value="-754" calcext:value-type="float">
            <text:p>-754</text:p>
          </table:table-cell>
          <table:table-cell table:formula="of:=IF(AND([.$B653]=&quot;i2c&quot;;[.$C653]=2);[.$D653];[.M652])" office:value-type="float" office:value="-1024" calcext:value-type="float">
            <text:p>-1024</text:p>
          </table:table-cell>
          <table:table-cell table:formula="of:=IF(AND([.$B653]=&quot;i2c&quot;;[.$C653]=3);[.$D653];[.N652])" office:value-type="float" office:value="-376" calcext:value-type="float">
            <text:p>-376</text:p>
          </table:table-cell>
        </table:table-row>
        <table:table-row table:style-name="ro1">
          <table:table-cell office:value-type="float" office:value="1617218665" calcext:value-type="float">
            <text:p>161721866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406" calcext:value-type="float">
            <text:p>-406</text:p>
          </table:table-cell>
          <table:table-cell table:number-columns-repeated="4"/>
          <table:table-cell table:formula="of:=([.A654]-[.A$2])/1000000" office:value-type="float" office:value="37.558196" calcext:value-type="float">
            <text:p>37.558196</text:p>
          </table:table-cell>
          <table:table-cell table:formula="of:=IF([.B654]=&quot;PC&quot;;[.H$2];-[.H$2])" office:value-type="float" office:value="-2200" calcext:value-type="float">
            <text:p>-2200</text:p>
          </table:table-cell>
          <table:table-cell table:formula="of:=IF(AND([.$B654]=&quot;i2c&quot;;[.$C654]=0);[.$D654];[.K653])" office:value-type="float" office:value="1" calcext:value-type="float">
            <text:p>1</text:p>
          </table:table-cell>
          <table:table-cell table:formula="of:=IF(AND([.$B654]=&quot;i2c&quot;;[.$C654]=1);[.$D654];[.L653])" office:value-type="float" office:value="-754" calcext:value-type="float">
            <text:p>-754</text:p>
          </table:table-cell>
          <table:table-cell table:formula="of:=IF(AND([.$B654]=&quot;i2c&quot;;[.$C654]=2);[.$D654];[.M653])" office:value-type="float" office:value="-1024" calcext:value-type="float">
            <text:p>-1024</text:p>
          </table:table-cell>
          <table:table-cell table:formula="of:=IF(AND([.$B654]=&quot;i2c&quot;;[.$C654]=3);[.$D654];[.N653])" office:value-type="float" office:value="-406" calcext:value-type="float">
            <text:p>-406</text:p>
          </table:table-cell>
        </table:table-row>
        <table:table-row table:style-name="ro1">
          <table:table-cell office:value-type="float" office:value="1617222104" calcext:value-type="float">
            <text:p>161722210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([.A655]-[.A$2])/1000000" office:value-type="float" office:value="37.561635" calcext:value-type="float">
            <text:p>37.561635</text:p>
          </table:table-cell>
          <table:table-cell table:formula="of:=IF([.B655]=&quot;PC&quot;;[.H$2];-[.H$2])" office:value-type="float" office:value="-2200" calcext:value-type="float">
            <text:p>-2200</text:p>
          </table:table-cell>
          <table:table-cell table:formula="of:=IF(AND([.$B655]=&quot;i2c&quot;;[.$C655]=0);[.$D655];[.K654])" office:value-type="float" office:value="2" calcext:value-type="float">
            <text:p>2</text:p>
          </table:table-cell>
          <table:table-cell table:formula="of:=IF(AND([.$B655]=&quot;i2c&quot;;[.$C655]=1);[.$D655];[.L654])" office:value-type="float" office:value="-754" calcext:value-type="float">
            <text:p>-754</text:p>
          </table:table-cell>
          <table:table-cell table:formula="of:=IF(AND([.$B655]=&quot;i2c&quot;;[.$C655]=2);[.$D655];[.M654])" office:value-type="float" office:value="-1024" calcext:value-type="float">
            <text:p>-1024</text:p>
          </table:table-cell>
          <table:table-cell table:formula="of:=IF(AND([.$B655]=&quot;i2c&quot;;[.$C655]=3);[.$D655];[.N654])" office:value-type="float" office:value="-406" calcext:value-type="float">
            <text:p>-406</text:p>
          </table:table-cell>
        </table:table-row>
        <table:table-row table:style-name="ro1">
          <table:table-cell office:value-type="float" office:value="1617292947" calcext:value-type="float">
            <text:p>161729294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724" calcext:value-type="float">
            <text:p>-724</text:p>
          </table:table-cell>
          <table:table-cell table:number-columns-repeated="4"/>
          <table:table-cell table:formula="of:=([.A656]-[.A$2])/1000000" office:value-type="float" office:value="37.632478" calcext:value-type="float">
            <text:p>37.632478</text:p>
          </table:table-cell>
          <table:table-cell table:formula="of:=IF([.B656]=&quot;PC&quot;;[.H$2];-[.H$2])" office:value-type="float" office:value="-2200" calcext:value-type="float">
            <text:p>-2200</text:p>
          </table:table-cell>
          <table:table-cell table:formula="of:=IF(AND([.$B656]=&quot;i2c&quot;;[.$C656]=0);[.$D656];[.K655])" office:value-type="float" office:value="2" calcext:value-type="float">
            <text:p>2</text:p>
          </table:table-cell>
          <table:table-cell table:formula="of:=IF(AND([.$B656]=&quot;i2c&quot;;[.$C656]=1);[.$D656];[.L655])" office:value-type="float" office:value="-724" calcext:value-type="float">
            <text:p>-724</text:p>
          </table:table-cell>
          <table:table-cell table:formula="of:=IF(AND([.$B656]=&quot;i2c&quot;;[.$C656]=2);[.$D656];[.M655])" office:value-type="float" office:value="-1024" calcext:value-type="float">
            <text:p>-1024</text:p>
          </table:table-cell>
          <table:table-cell table:formula="of:=IF(AND([.$B656]=&quot;i2c&quot;;[.$C656]=3);[.$D656];[.N655])" office:value-type="float" office:value="-406" calcext:value-type="float">
            <text:p>-406</text:p>
          </table:table-cell>
        </table:table-row>
        <table:table-row table:style-name="ro1">
          <table:table-cell office:value-type="float" office:value="1617308423" calcext:value-type="float">
            <text:p>161730842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436" calcext:value-type="float">
            <text:p>-436</text:p>
          </table:table-cell>
          <table:table-cell table:number-columns-repeated="4"/>
          <table:table-cell table:formula="of:=([.A657]-[.A$2])/1000000" office:value-type="float" office:value="37.647954" calcext:value-type="float">
            <text:p>37.647954</text:p>
          </table:table-cell>
          <table:table-cell table:formula="of:=IF([.B657]=&quot;PC&quot;;[.H$2];-[.H$2])" office:value-type="float" office:value="-2200" calcext:value-type="float">
            <text:p>-2200</text:p>
          </table:table-cell>
          <table:table-cell table:formula="of:=IF(AND([.$B657]=&quot;i2c&quot;;[.$C657]=0);[.$D657];[.K656])" office:value-type="float" office:value="2" calcext:value-type="float">
            <text:p>2</text:p>
          </table:table-cell>
          <table:table-cell table:formula="of:=IF(AND([.$B657]=&quot;i2c&quot;;[.$C657]=1);[.$D657];[.L656])" office:value-type="float" office:value="-724" calcext:value-type="float">
            <text:p>-724</text:p>
          </table:table-cell>
          <table:table-cell table:formula="of:=IF(AND([.$B657]=&quot;i2c&quot;;[.$C657]=2);[.$D657];[.M656])" office:value-type="float" office:value="-1024" calcext:value-type="float">
            <text:p>-1024</text:p>
          </table:table-cell>
          <table:table-cell table:formula="of:=IF(AND([.$B657]=&quot;i2c&quot;;[.$C657]=3);[.$D657];[.N656])" office:value-type="float" office:value="-436" calcext:value-type="float">
            <text:p>-436</text:p>
          </table:table-cell>
        </table:table-row>
        <table:table-row table:style-name="ro1">
          <table:table-cell office:value-type="float" office:value="1617311858" calcext:value-type="float">
            <text:p>161731185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([.A658]-[.A$2])/1000000" office:value-type="float" office:value="37.651389" calcext:value-type="float">
            <text:p>37.651389</text:p>
          </table:table-cell>
          <table:table-cell table:formula="of:=IF([.B658]=&quot;PC&quot;;[.H$2];-[.H$2])" office:value-type="float" office:value="-2200" calcext:value-type="float">
            <text:p>-2200</text:p>
          </table:table-cell>
          <table:table-cell table:formula="of:=IF(AND([.$B658]=&quot;i2c&quot;;[.$C658]=0);[.$D658];[.K657])" office:value-type="float" office:value="3" calcext:value-type="float">
            <text:p>3</text:p>
          </table:table-cell>
          <table:table-cell table:formula="of:=IF(AND([.$B658]=&quot;i2c&quot;;[.$C658]=1);[.$D658];[.L657])" office:value-type="float" office:value="-724" calcext:value-type="float">
            <text:p>-724</text:p>
          </table:table-cell>
          <table:table-cell table:formula="of:=IF(AND([.$B658]=&quot;i2c&quot;;[.$C658]=2);[.$D658];[.M657])" office:value-type="float" office:value="-1024" calcext:value-type="float">
            <text:p>-1024</text:p>
          </table:table-cell>
          <table:table-cell table:formula="of:=IF(AND([.$B658]=&quot;i2c&quot;;[.$C658]=3);[.$D658];[.N657])" office:value-type="float" office:value="-436" calcext:value-type="float">
            <text:p>-436</text:p>
          </table:table-cell>
        </table:table-row>
        <table:table-row table:style-name="ro1">
          <table:table-cell office:value-type="float" office:value="1617382689" calcext:value-type="float">
            <text:p>161738268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694" calcext:value-type="float">
            <text:p>-694</text:p>
          </table:table-cell>
          <table:table-cell table:number-columns-repeated="4"/>
          <table:table-cell table:formula="of:=([.A659]-[.A$2])/1000000" office:value-type="float" office:value="37.72222" calcext:value-type="float">
            <text:p>37.72222</text:p>
          </table:table-cell>
          <table:table-cell table:formula="of:=IF([.B659]=&quot;PC&quot;;[.H$2];-[.H$2])" office:value-type="float" office:value="-2200" calcext:value-type="float">
            <text:p>-2200</text:p>
          </table:table-cell>
          <table:table-cell table:formula="of:=IF(AND([.$B659]=&quot;i2c&quot;;[.$C659]=0);[.$D659];[.K658])" office:value-type="float" office:value="3" calcext:value-type="float">
            <text:p>3</text:p>
          </table:table-cell>
          <table:table-cell table:formula="of:=IF(AND([.$B659]=&quot;i2c&quot;;[.$C659]=1);[.$D659];[.L658])" office:value-type="float" office:value="-694" calcext:value-type="float">
            <text:p>-694</text:p>
          </table:table-cell>
          <table:table-cell table:formula="of:=IF(AND([.$B659]=&quot;i2c&quot;;[.$C659]=2);[.$D659];[.M658])" office:value-type="float" office:value="-1024" calcext:value-type="float">
            <text:p>-1024</text:p>
          </table:table-cell>
          <table:table-cell table:formula="of:=IF(AND([.$B659]=&quot;i2c&quot;;[.$C659]=3);[.$D659];[.N658])" office:value-type="float" office:value="-436" calcext:value-type="float">
            <text:p>-436</text:p>
          </table:table-cell>
        </table:table-row>
        <table:table-row table:style-name="ro1">
          <table:table-cell office:value-type="float" office:value="1617398172" calcext:value-type="float">
            <text:p>161739817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466" calcext:value-type="float">
            <text:p>-466</text:p>
          </table:table-cell>
          <table:table-cell table:number-columns-repeated="4"/>
          <table:table-cell table:formula="of:=([.A660]-[.A$2])/1000000" office:value-type="float" office:value="37.737703" calcext:value-type="float">
            <text:p>37.737703</text:p>
          </table:table-cell>
          <table:table-cell table:formula="of:=IF([.B660]=&quot;PC&quot;;[.H$2];-[.H$2])" office:value-type="float" office:value="-2200" calcext:value-type="float">
            <text:p>-2200</text:p>
          </table:table-cell>
          <table:table-cell table:formula="of:=IF(AND([.$B660]=&quot;i2c&quot;;[.$C660]=0);[.$D660];[.K659])" office:value-type="float" office:value="3" calcext:value-type="float">
            <text:p>3</text:p>
          </table:table-cell>
          <table:table-cell table:formula="of:=IF(AND([.$B660]=&quot;i2c&quot;;[.$C660]=1);[.$D660];[.L659])" office:value-type="float" office:value="-694" calcext:value-type="float">
            <text:p>-694</text:p>
          </table:table-cell>
          <table:table-cell table:formula="of:=IF(AND([.$B660]=&quot;i2c&quot;;[.$C660]=2);[.$D660];[.M659])" office:value-type="float" office:value="-1024" calcext:value-type="float">
            <text:p>-1024</text:p>
          </table:table-cell>
          <table:table-cell table:formula="of:=IF(AND([.$B660]=&quot;i2c&quot;;[.$C660]=3);[.$D660];[.N659])" office:value-type="float" office:value="-466" calcext:value-type="float">
            <text:p>-466</text:p>
          </table:table-cell>
        </table:table-row>
        <table:table-row table:style-name="ro1">
          <table:table-cell office:value-type="float" office:value="1617401602" calcext:value-type="float">
            <text:p>161740160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([.A661]-[.A$2])/1000000" office:value-type="float" office:value="37.741133" calcext:value-type="float">
            <text:p>37.741133</text:p>
          </table:table-cell>
          <table:table-cell table:formula="of:=IF([.B661]=&quot;PC&quot;;[.H$2];-[.H$2])" office:value-type="float" office:value="-2200" calcext:value-type="float">
            <text:p>-2200</text:p>
          </table:table-cell>
          <table:table-cell table:formula="of:=IF(AND([.$B661]=&quot;i2c&quot;;[.$C661]=0);[.$D661];[.K660])" office:value-type="float" office:value="4" calcext:value-type="float">
            <text:p>4</text:p>
          </table:table-cell>
          <table:table-cell table:formula="of:=IF(AND([.$B661]=&quot;i2c&quot;;[.$C661]=1);[.$D661];[.L660])" office:value-type="float" office:value="-694" calcext:value-type="float">
            <text:p>-694</text:p>
          </table:table-cell>
          <table:table-cell table:formula="of:=IF(AND([.$B661]=&quot;i2c&quot;;[.$C661]=2);[.$D661];[.M660])" office:value-type="float" office:value="-1024" calcext:value-type="float">
            <text:p>-1024</text:p>
          </table:table-cell>
          <table:table-cell table:formula="of:=IF(AND([.$B661]=&quot;i2c&quot;;[.$C661]=3);[.$D661];[.N660])" office:value-type="float" office:value="-466" calcext:value-type="float">
            <text:p>-466</text:p>
          </table:table-cell>
        </table:table-row>
        <table:table-row table:style-name="ro1">
          <table:table-cell office:value-type="float" office:value="1617472433" calcext:value-type="float">
            <text:p>161747243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664" calcext:value-type="float">
            <text:p>-664</text:p>
          </table:table-cell>
          <table:table-cell table:number-columns-repeated="4"/>
          <table:table-cell table:formula="of:=([.A662]-[.A$2])/1000000" office:value-type="float" office:value="37.811964" calcext:value-type="float">
            <text:p>37.811964</text:p>
          </table:table-cell>
          <table:table-cell table:formula="of:=IF([.B662]=&quot;PC&quot;;[.H$2];-[.H$2])" office:value-type="float" office:value="-2200" calcext:value-type="float">
            <text:p>-2200</text:p>
          </table:table-cell>
          <table:table-cell table:formula="of:=IF(AND([.$B662]=&quot;i2c&quot;;[.$C662]=0);[.$D662];[.K661])" office:value-type="float" office:value="4" calcext:value-type="float">
            <text:p>4</text:p>
          </table:table-cell>
          <table:table-cell table:formula="of:=IF(AND([.$B662]=&quot;i2c&quot;;[.$C662]=1);[.$D662];[.L661])" office:value-type="float" office:value="-664" calcext:value-type="float">
            <text:p>-664</text:p>
          </table:table-cell>
          <table:table-cell table:formula="of:=IF(AND([.$B662]=&quot;i2c&quot;;[.$C662]=2);[.$D662];[.M661])" office:value-type="float" office:value="-1024" calcext:value-type="float">
            <text:p>-1024</text:p>
          </table:table-cell>
          <table:table-cell table:formula="of:=IF(AND([.$B662]=&quot;i2c&quot;;[.$C662]=3);[.$D662];[.N661])" office:value-type="float" office:value="-466" calcext:value-type="float">
            <text:p>-466</text:p>
          </table:table-cell>
        </table:table-row>
        <table:table-row table:style-name="ro1">
          <table:table-cell office:value-type="float" office:value="1617487913" calcext:value-type="float">
            <text:p>161748791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496" calcext:value-type="float">
            <text:p>-496</text:p>
          </table:table-cell>
          <table:table-cell table:number-columns-repeated="4"/>
          <table:table-cell table:formula="of:=([.A663]-[.A$2])/1000000" office:value-type="float" office:value="37.827444" calcext:value-type="float">
            <text:p>37.827444</text:p>
          </table:table-cell>
          <table:table-cell table:formula="of:=IF([.B663]=&quot;PC&quot;;[.H$2];-[.H$2])" office:value-type="float" office:value="-2200" calcext:value-type="float">
            <text:p>-2200</text:p>
          </table:table-cell>
          <table:table-cell table:formula="of:=IF(AND([.$B663]=&quot;i2c&quot;;[.$C663]=0);[.$D663];[.K662])" office:value-type="float" office:value="4" calcext:value-type="float">
            <text:p>4</text:p>
          </table:table-cell>
          <table:table-cell table:formula="of:=IF(AND([.$B663]=&quot;i2c&quot;;[.$C663]=1);[.$D663];[.L662])" office:value-type="float" office:value="-664" calcext:value-type="float">
            <text:p>-664</text:p>
          </table:table-cell>
          <table:table-cell table:formula="of:=IF(AND([.$B663]=&quot;i2c&quot;;[.$C663]=2);[.$D663];[.M662])" office:value-type="float" office:value="-1024" calcext:value-type="float">
            <text:p>-1024</text:p>
          </table:table-cell>
          <table:table-cell table:formula="of:=IF(AND([.$B663]=&quot;i2c&quot;;[.$C663]=3);[.$D663];[.N662])" office:value-type="float" office:value="-496" calcext:value-type="float">
            <text:p>-496</text:p>
          </table:table-cell>
        </table:table-row>
        <table:table-row table:style-name="ro1">
          <table:table-cell office:value-type="float" office:value="1617491363" calcext:value-type="float">
            <text:p>161749136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([.A664]-[.A$2])/1000000" office:value-type="float" office:value="37.830894" calcext:value-type="float">
            <text:p>37.830894</text:p>
          </table:table-cell>
          <table:table-cell table:formula="of:=IF([.B664]=&quot;PC&quot;;[.H$2];-[.H$2])" office:value-type="float" office:value="-2200" calcext:value-type="float">
            <text:p>-2200</text:p>
          </table:table-cell>
          <table:table-cell table:formula="of:=IF(AND([.$B664]=&quot;i2c&quot;;[.$C664]=0);[.$D664];[.K663])" office:value-type="float" office:value="5" calcext:value-type="float">
            <text:p>5</text:p>
          </table:table-cell>
          <table:table-cell table:formula="of:=IF(AND([.$B664]=&quot;i2c&quot;;[.$C664]=1);[.$D664];[.L663])" office:value-type="float" office:value="-664" calcext:value-type="float">
            <text:p>-664</text:p>
          </table:table-cell>
          <table:table-cell table:formula="of:=IF(AND([.$B664]=&quot;i2c&quot;;[.$C664]=2);[.$D664];[.M663])" office:value-type="float" office:value="-1024" calcext:value-type="float">
            <text:p>-1024</text:p>
          </table:table-cell>
          <table:table-cell table:formula="of:=IF(AND([.$B664]=&quot;i2c&quot;;[.$C664]=3);[.$D664];[.N663])" office:value-type="float" office:value="-496" calcext:value-type="float">
            <text:p>-496</text:p>
          </table:table-cell>
        </table:table-row>
        <table:table-row table:style-name="ro1">
          <table:table-cell office:value-type="string" calcext:value-type="string">
            <text:p>cmd Z</text:p>
          </table:table-cell>
          <table:table-cell office:value-type="string" calcext:value-type="string">
            <text:p>E=0</text:p>
          </table:table-cell>
          <table:table-cell office:value-type="string" calcext:value-type="string">
            <text:p>ch=3</text:p>
          </table:table-cell>
          <table:table-cell table:number-columns-repeated="5"/>
          <table:table-cell table:formula="of:=([.A665]-[.A$2])/1000000" office:value-type="string" office:string-value="" calcext:value-type="error">
            <text:p>#VALUE!</text:p>
          </table:table-cell>
          <table:table-cell table:formula="of:=IF([.B665]=&quot;PC&quot;;[.H$2];-[.H$2])" office:value-type="float" office:value="-2200" calcext:value-type="float">
            <text:p>-2200</text:p>
          </table:table-cell>
          <table:table-cell table:formula="of:=IF(AND([.$B665]=&quot;i2c&quot;;[.$C665]=0);[.$D665];[.K664])" office:value-type="float" office:value="5" calcext:value-type="float">
            <text:p>5</text:p>
          </table:table-cell>
          <table:table-cell table:formula="of:=IF(AND([.$B665]=&quot;i2c&quot;;[.$C665]=1);[.$D665];[.L664])" office:value-type="float" office:value="-664" calcext:value-type="float">
            <text:p>-664</text:p>
          </table:table-cell>
          <table:table-cell table:formula="of:=IF(AND([.$B665]=&quot;i2c&quot;;[.$C665]=2);[.$D665];[.M664])" office:value-type="float" office:value="-1024" calcext:value-type="float">
            <text:p>-1024</text:p>
          </table:table-cell>
          <table:table-cell table:formula="of:=IF(AND([.$B665]=&quot;i2c&quot;;[.$C665]=3);[.$D665];[.N664])" office:value-type="float" office:value="-496" calcext:value-type="float">
            <text:p>-496</text:p>
          </table:table-cell>
        </table:table-row>
        <table:table-row table:style-name="ro1">
          <table:table-cell office:value-type="float" office:value="1617562236" calcext:value-type="float">
            <text:p>161756223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634" calcext:value-type="float">
            <text:p>-634</text:p>
          </table:table-cell>
          <table:table-cell table:number-columns-repeated="4"/>
          <table:table-cell table:formula="of:=([.A666]-[.A$2])/1000000" office:value-type="float" office:value="37.901767" calcext:value-type="float">
            <text:p>37.901767</text:p>
          </table:table-cell>
          <table:table-cell table:formula="of:=IF([.B666]=&quot;PC&quot;;[.H$2];-[.H$2])" office:value-type="float" office:value="-2200" calcext:value-type="float">
            <text:p>-2200</text:p>
          </table:table-cell>
          <table:table-cell table:formula="of:=IF(AND([.$B666]=&quot;i2c&quot;;[.$C666]=0);[.$D666];[.K665])" office:value-type="float" office:value="5" calcext:value-type="float">
            <text:p>5</text:p>
          </table:table-cell>
          <table:table-cell table:formula="of:=IF(AND([.$B666]=&quot;i2c&quot;;[.$C666]=1);[.$D666];[.L665])" office:value-type="float" office:value="-634" calcext:value-type="float">
            <text:p>-634</text:p>
          </table:table-cell>
          <table:table-cell table:formula="of:=IF(AND([.$B666]=&quot;i2c&quot;;[.$C666]=2);[.$D666];[.M665])" office:value-type="float" office:value="-1024" calcext:value-type="float">
            <text:p>-1024</text:p>
          </table:table-cell>
          <table:table-cell table:formula="of:=IF(AND([.$B666]=&quot;i2c&quot;;[.$C666]=3);[.$D666];[.N665])" office:value-type="float" office:value="-496" calcext:value-type="float">
            <text:p>-496</text:p>
          </table:table-cell>
        </table:table-row>
        <table:table-row table:style-name="ro1">
          <table:table-cell office:value-type="float" office:value="1617577726" calcext:value-type="float">
            <text:p>161757772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526" calcext:value-type="float">
            <text:p>-526</text:p>
          </table:table-cell>
          <table:table-cell table:number-columns-repeated="4"/>
          <table:table-cell table:formula="of:=([.A667]-[.A$2])/1000000" office:value-type="float" office:value="37.917257" calcext:value-type="float">
            <text:p>37.917257</text:p>
          </table:table-cell>
          <table:table-cell table:formula="of:=IF([.B667]=&quot;PC&quot;;[.H$2];-[.H$2])" office:value-type="float" office:value="-2200" calcext:value-type="float">
            <text:p>-2200</text:p>
          </table:table-cell>
          <table:table-cell table:formula="of:=IF(AND([.$B667]=&quot;i2c&quot;;[.$C667]=0);[.$D667];[.K666])" office:value-type="float" office:value="5" calcext:value-type="float">
            <text:p>5</text:p>
          </table:table-cell>
          <table:table-cell table:formula="of:=IF(AND([.$B667]=&quot;i2c&quot;;[.$C667]=1);[.$D667];[.L666])" office:value-type="float" office:value="-634" calcext:value-type="float">
            <text:p>-634</text:p>
          </table:table-cell>
          <table:table-cell table:formula="of:=IF(AND([.$B667]=&quot;i2c&quot;;[.$C667]=2);[.$D667];[.M666])" office:value-type="float" office:value="-1024" calcext:value-type="float">
            <text:p>-1024</text:p>
          </table:table-cell>
          <table:table-cell table:formula="of:=IF(AND([.$B667]=&quot;i2c&quot;;[.$C667]=3);[.$D667];[.N666])" office:value-type="float" office:value="-526" calcext:value-type="float">
            <text:p>-526</text:p>
          </table:table-cell>
        </table:table-row>
        <table:table-row table:style-name="ro1">
          <table:table-cell office:value-type="float" office:value="1617581167" calcext:value-type="float">
            <text:p>161758116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([.A668]-[.A$2])/1000000" office:value-type="float" office:value="37.920698" calcext:value-type="float">
            <text:p>37.920698</text:p>
          </table:table-cell>
          <table:table-cell table:formula="of:=IF([.B668]=&quot;PC&quot;;[.H$2];-[.H$2])" office:value-type="float" office:value="-2200" calcext:value-type="float">
            <text:p>-2200</text:p>
          </table:table-cell>
          <table:table-cell table:formula="of:=IF(AND([.$B668]=&quot;i2c&quot;;[.$C668]=0);[.$D668];[.K667])" office:value-type="float" office:value="6" calcext:value-type="float">
            <text:p>6</text:p>
          </table:table-cell>
          <table:table-cell table:formula="of:=IF(AND([.$B668]=&quot;i2c&quot;;[.$C668]=1);[.$D668];[.L667])" office:value-type="float" office:value="-634" calcext:value-type="float">
            <text:p>-634</text:p>
          </table:table-cell>
          <table:table-cell table:formula="of:=IF(AND([.$B668]=&quot;i2c&quot;;[.$C668]=2);[.$D668];[.M667])" office:value-type="float" office:value="-1024" calcext:value-type="float">
            <text:p>-1024</text:p>
          </table:table-cell>
          <table:table-cell table:formula="of:=IF(AND([.$B668]=&quot;i2c&quot;;[.$C668]=3);[.$D668];[.N667])" office:value-type="float" office:value="-526" calcext:value-type="float">
            <text:p>-526</text:p>
          </table:table-cell>
        </table:table-row>
        <table:table-row table:style-name="ro1">
          <table:table-cell office:value-type="float" office:value="1617652004" calcext:value-type="float">
            <text:p>161765200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604" calcext:value-type="float">
            <text:p>-604</text:p>
          </table:table-cell>
          <table:table-cell table:number-columns-repeated="4"/>
          <table:table-cell table:formula="of:=([.A669]-[.A$2])/1000000" office:value-type="float" office:value="37.991535" calcext:value-type="float">
            <text:p>37.991535</text:p>
          </table:table-cell>
          <table:table-cell table:formula="of:=IF([.B669]=&quot;PC&quot;;[.H$2];-[.H$2])" office:value-type="float" office:value="-2200" calcext:value-type="float">
            <text:p>-2200</text:p>
          </table:table-cell>
          <table:table-cell table:formula="of:=IF(AND([.$B669]=&quot;i2c&quot;;[.$C669]=0);[.$D669];[.K668])" office:value-type="float" office:value="6" calcext:value-type="float">
            <text:p>6</text:p>
          </table:table-cell>
          <table:table-cell table:formula="of:=IF(AND([.$B669]=&quot;i2c&quot;;[.$C669]=1);[.$D669];[.L668])" office:value-type="float" office:value="-604" calcext:value-type="float">
            <text:p>-604</text:p>
          </table:table-cell>
          <table:table-cell table:formula="of:=IF(AND([.$B669]=&quot;i2c&quot;;[.$C669]=2);[.$D669];[.M668])" office:value-type="float" office:value="-1024" calcext:value-type="float">
            <text:p>-1024</text:p>
          </table:table-cell>
          <table:table-cell table:formula="of:=IF(AND([.$B669]=&quot;i2c&quot;;[.$C669]=3);[.$D669];[.N668])" office:value-type="float" office:value="-526" calcext:value-type="float">
            <text:p>-526</text:p>
          </table:table-cell>
        </table:table-row>
        <table:table-row table:style-name="ro1">
          <table:table-cell office:value-type="float" office:value="1617667476" calcext:value-type="float">
            <text:p>161766747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556" calcext:value-type="float">
            <text:p>-556</text:p>
          </table:table-cell>
          <table:table-cell table:number-columns-repeated="4"/>
          <table:table-cell table:formula="of:=([.A670]-[.A$2])/1000000" office:value-type="float" office:value="38.007007" calcext:value-type="float">
            <text:p>38.007007</text:p>
          </table:table-cell>
          <table:table-cell table:formula="of:=IF([.B670]=&quot;PC&quot;;[.H$2];-[.H$2])" office:value-type="float" office:value="-2200" calcext:value-type="float">
            <text:p>-2200</text:p>
          </table:table-cell>
          <table:table-cell table:formula="of:=IF(AND([.$B670]=&quot;i2c&quot;;[.$C670]=0);[.$D670];[.K669])" office:value-type="float" office:value="6" calcext:value-type="float">
            <text:p>6</text:p>
          </table:table-cell>
          <table:table-cell table:formula="of:=IF(AND([.$B670]=&quot;i2c&quot;;[.$C670]=1);[.$D670];[.L669])" office:value-type="float" office:value="-604" calcext:value-type="float">
            <text:p>-604</text:p>
          </table:table-cell>
          <table:table-cell table:formula="of:=IF(AND([.$B670]=&quot;i2c&quot;;[.$C670]=2);[.$D670];[.M669])" office:value-type="float" office:value="-1024" calcext:value-type="float">
            <text:p>-1024</text:p>
          </table:table-cell>
          <table:table-cell table:formula="of:=IF(AND([.$B670]=&quot;i2c&quot;;[.$C670]=3);[.$D670];[.N669])" office:value-type="float" office:value="-556" calcext:value-type="float">
            <text:p>-556</text:p>
          </table:table-cell>
        </table:table-row>
        <table:table-row table:style-name="ro1">
          <table:table-cell office:value-type="float" office:value="1617670912" calcext:value-type="float">
            <text:p>161767091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([.A671]-[.A$2])/1000000" office:value-type="float" office:value="38.010443" calcext:value-type="float">
            <text:p>38.010443</text:p>
          </table:table-cell>
          <table:table-cell table:formula="of:=IF([.B671]=&quot;PC&quot;;[.H$2];-[.H$2])" office:value-type="float" office:value="-2200" calcext:value-type="float">
            <text:p>-2200</text:p>
          </table:table-cell>
          <table:table-cell table:formula="of:=IF(AND([.$B671]=&quot;i2c&quot;;[.$C671]=0);[.$D671];[.K670])" office:value-type="float" office:value="7" calcext:value-type="float">
            <text:p>7</text:p>
          </table:table-cell>
          <table:table-cell table:formula="of:=IF(AND([.$B671]=&quot;i2c&quot;;[.$C671]=1);[.$D671];[.L670])" office:value-type="float" office:value="-604" calcext:value-type="float">
            <text:p>-604</text:p>
          </table:table-cell>
          <table:table-cell table:formula="of:=IF(AND([.$B671]=&quot;i2c&quot;;[.$C671]=2);[.$D671];[.M670])" office:value-type="float" office:value="-1024" calcext:value-type="float">
            <text:p>-1024</text:p>
          </table:table-cell>
          <table:table-cell table:formula="of:=IF(AND([.$B671]=&quot;i2c&quot;;[.$C671]=3);[.$D671];[.N670])" office:value-type="float" office:value="-556" calcext:value-type="float">
            <text:p>-556</text:p>
          </table:table-cell>
        </table:table-row>
        <table:table-row table:style-name="ro1">
          <table:table-cell office:value-type="float" office:value="1617741748" calcext:value-type="float">
            <text:p>161774174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574" calcext:value-type="float">
            <text:p>-574</text:p>
          </table:table-cell>
          <table:table-cell table:number-columns-repeated="4"/>
          <table:table-cell table:formula="of:=([.A672]-[.A$2])/1000000" office:value-type="float" office:value="38.081279" calcext:value-type="float">
            <text:p>38.081279</text:p>
          </table:table-cell>
          <table:table-cell table:formula="of:=IF([.B672]=&quot;PC&quot;;[.H$2];-[.H$2])" office:value-type="float" office:value="-2200" calcext:value-type="float">
            <text:p>-2200</text:p>
          </table:table-cell>
          <table:table-cell table:formula="of:=IF(AND([.$B672]=&quot;i2c&quot;;[.$C672]=0);[.$D672];[.K671])" office:value-type="float" office:value="7" calcext:value-type="float">
            <text:p>7</text:p>
          </table:table-cell>
          <table:table-cell table:formula="of:=IF(AND([.$B672]=&quot;i2c&quot;;[.$C672]=1);[.$D672];[.L671])" office:value-type="float" office:value="-574" calcext:value-type="float">
            <text:p>-574</text:p>
          </table:table-cell>
          <table:table-cell table:formula="of:=IF(AND([.$B672]=&quot;i2c&quot;;[.$C672]=2);[.$D672];[.M671])" office:value-type="float" office:value="-1024" calcext:value-type="float">
            <text:p>-1024</text:p>
          </table:table-cell>
          <table:table-cell table:formula="of:=IF(AND([.$B672]=&quot;i2c&quot;;[.$C672]=3);[.$D672];[.N671])" office:value-type="float" office:value="-556" calcext:value-type="float">
            <text:p>-556</text:p>
          </table:table-cell>
        </table:table-row>
        <table:table-row table:style-name="ro1">
          <table:table-cell office:value-type="float" office:value="1617757226" calcext:value-type="float">
            <text:p>161775722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586" calcext:value-type="float">
            <text:p>-586</text:p>
          </table:table-cell>
          <table:table-cell table:number-columns-repeated="4"/>
          <table:table-cell table:formula="of:=([.A673]-[.A$2])/1000000" office:value-type="float" office:value="38.096757" calcext:value-type="float">
            <text:p>38.096757</text:p>
          </table:table-cell>
          <table:table-cell table:formula="of:=IF([.B673]=&quot;PC&quot;;[.H$2];-[.H$2])" office:value-type="float" office:value="-2200" calcext:value-type="float">
            <text:p>-2200</text:p>
          </table:table-cell>
          <table:table-cell table:formula="of:=IF(AND([.$B673]=&quot;i2c&quot;;[.$C673]=0);[.$D673];[.K672])" office:value-type="float" office:value="7" calcext:value-type="float">
            <text:p>7</text:p>
          </table:table-cell>
          <table:table-cell table:formula="of:=IF(AND([.$B673]=&quot;i2c&quot;;[.$C673]=1);[.$D673];[.L672])" office:value-type="float" office:value="-574" calcext:value-type="float">
            <text:p>-574</text:p>
          </table:table-cell>
          <table:table-cell table:formula="of:=IF(AND([.$B673]=&quot;i2c&quot;;[.$C673]=2);[.$D673];[.M672])" office:value-type="float" office:value="-1024" calcext:value-type="float">
            <text:p>-1024</text:p>
          </table:table-cell>
          <table:table-cell table:formula="of:=IF(AND([.$B673]=&quot;i2c&quot;;[.$C673]=3);[.$D673];[.N672])" office:value-type="float" office:value="-586" calcext:value-type="float">
            <text:p>-586</text:p>
          </table:table-cell>
        </table:table-row>
        <table:table-row table:style-name="ro1">
          <table:table-cell office:value-type="float" office:value="1617760669" calcext:value-type="float">
            <text:p>161776066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([.A674]-[.A$2])/1000000" office:value-type="float" office:value="38.1002" calcext:value-type="float">
            <text:p>38.1002</text:p>
          </table:table-cell>
          <table:table-cell table:formula="of:=IF([.B674]=&quot;PC&quot;;[.H$2];-[.H$2])" office:value-type="float" office:value="-2200" calcext:value-type="float">
            <text:p>-2200</text:p>
          </table:table-cell>
          <table:table-cell table:formula="of:=IF(AND([.$B674]=&quot;i2c&quot;;[.$C674]=0);[.$D674];[.K673])" office:value-type="float" office:value="8" calcext:value-type="float">
            <text:p>8</text:p>
          </table:table-cell>
          <table:table-cell table:formula="of:=IF(AND([.$B674]=&quot;i2c&quot;;[.$C674]=1);[.$D674];[.L673])" office:value-type="float" office:value="-574" calcext:value-type="float">
            <text:p>-574</text:p>
          </table:table-cell>
          <table:table-cell table:formula="of:=IF(AND([.$B674]=&quot;i2c&quot;;[.$C674]=2);[.$D674];[.M673])" office:value-type="float" office:value="-1024" calcext:value-type="float">
            <text:p>-1024</text:p>
          </table:table-cell>
          <table:table-cell table:formula="of:=IF(AND([.$B674]=&quot;i2c&quot;;[.$C674]=3);[.$D674];[.N673])" office:value-type="float" office:value="-586" calcext:value-type="float">
            <text:p>-586</text:p>
          </table:table-cell>
        </table:table-row>
        <table:table-row table:style-name="ro1">
          <table:table-cell office:value-type="float" office:value="1617831491" calcext:value-type="float">
            <text:p>161783149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544" calcext:value-type="float">
            <text:p>-544</text:p>
          </table:table-cell>
          <table:table-cell table:number-columns-repeated="4"/>
          <table:table-cell table:formula="of:=([.A675]-[.A$2])/1000000" office:value-type="float" office:value="38.171022" calcext:value-type="float">
            <text:p>38.171022</text:p>
          </table:table-cell>
          <table:table-cell table:formula="of:=IF([.B675]=&quot;PC&quot;;[.H$2];-[.H$2])" office:value-type="float" office:value="-2200" calcext:value-type="float">
            <text:p>-2200</text:p>
          </table:table-cell>
          <table:table-cell table:formula="of:=IF(AND([.$B675]=&quot;i2c&quot;;[.$C675]=0);[.$D675];[.K674])" office:value-type="float" office:value="8" calcext:value-type="float">
            <text:p>8</text:p>
          </table:table-cell>
          <table:table-cell table:formula="of:=IF(AND([.$B675]=&quot;i2c&quot;;[.$C675]=1);[.$D675];[.L674])" office:value-type="float" office:value="-544" calcext:value-type="float">
            <text:p>-544</text:p>
          </table:table-cell>
          <table:table-cell table:formula="of:=IF(AND([.$B675]=&quot;i2c&quot;;[.$C675]=2);[.$D675];[.M674])" office:value-type="float" office:value="-1024" calcext:value-type="float">
            <text:p>-1024</text:p>
          </table:table-cell>
          <table:table-cell table:formula="of:=IF(AND([.$B675]=&quot;i2c&quot;;[.$C675]=3);[.$D675];[.N674])" office:value-type="float" office:value="-586" calcext:value-type="float">
            <text:p>-586</text:p>
          </table:table-cell>
        </table:table-row>
        <table:table-row table:style-name="ro1">
          <table:table-cell office:value-type="float" office:value="1617846966" calcext:value-type="float">
            <text:p>161784696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616" calcext:value-type="float">
            <text:p>-616</text:p>
          </table:table-cell>
          <table:table-cell table:number-columns-repeated="4"/>
          <table:table-cell table:formula="of:=([.A676]-[.A$2])/1000000" office:value-type="float" office:value="38.186497" calcext:value-type="float">
            <text:p>38.186497</text:p>
          </table:table-cell>
          <table:table-cell table:formula="of:=IF([.B676]=&quot;PC&quot;;[.H$2];-[.H$2])" office:value-type="float" office:value="-2200" calcext:value-type="float">
            <text:p>-2200</text:p>
          </table:table-cell>
          <table:table-cell table:formula="of:=IF(AND([.$B676]=&quot;i2c&quot;;[.$C676]=0);[.$D676];[.K675])" office:value-type="float" office:value="8" calcext:value-type="float">
            <text:p>8</text:p>
          </table:table-cell>
          <table:table-cell table:formula="of:=IF(AND([.$B676]=&quot;i2c&quot;;[.$C676]=1);[.$D676];[.L675])" office:value-type="float" office:value="-544" calcext:value-type="float">
            <text:p>-544</text:p>
          </table:table-cell>
          <table:table-cell table:formula="of:=IF(AND([.$B676]=&quot;i2c&quot;;[.$C676]=2);[.$D676];[.M675])" office:value-type="float" office:value="-1024" calcext:value-type="float">
            <text:p>-1024</text:p>
          </table:table-cell>
          <table:table-cell table:formula="of:=IF(AND([.$B676]=&quot;i2c&quot;;[.$C676]=3);[.$D676];[.N675])" office:value-type="float" office:value="-616" calcext:value-type="float">
            <text:p>-616</text:p>
          </table:table-cell>
        </table:table-row>
        <table:table-row table:style-name="ro1">
          <table:table-cell office:value-type="float" office:value="1617850419" calcext:value-type="float">
            <text:p>161785041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([.A677]-[.A$2])/1000000" office:value-type="float" office:value="38.18995" calcext:value-type="float">
            <text:p>38.18995</text:p>
          </table:table-cell>
          <table:table-cell table:formula="of:=IF([.B677]=&quot;PC&quot;;[.H$2];-[.H$2])" office:value-type="float" office:value="-2200" calcext:value-type="float">
            <text:p>-2200</text:p>
          </table:table-cell>
          <table:table-cell table:formula="of:=IF(AND([.$B677]=&quot;i2c&quot;;[.$C677]=0);[.$D677];[.K676])" office:value-type="float" office:value="9" calcext:value-type="float">
            <text:p>9</text:p>
          </table:table-cell>
          <table:table-cell table:formula="of:=IF(AND([.$B677]=&quot;i2c&quot;;[.$C677]=1);[.$D677];[.L676])" office:value-type="float" office:value="-544" calcext:value-type="float">
            <text:p>-544</text:p>
          </table:table-cell>
          <table:table-cell table:formula="of:=IF(AND([.$B677]=&quot;i2c&quot;;[.$C677]=2);[.$D677];[.M676])" office:value-type="float" office:value="-1024" calcext:value-type="float">
            <text:p>-1024</text:p>
          </table:table-cell>
          <table:table-cell table:formula="of:=IF(AND([.$B677]=&quot;i2c&quot;;[.$C677]=3);[.$D677];[.N676])" office:value-type="float" office:value="-616" calcext:value-type="float">
            <text:p>-616</text:p>
          </table:table-cell>
        </table:table-row>
        <table:table-row table:style-name="ro1">
          <table:table-cell office:value-type="float" office:value="1617921249" calcext:value-type="float">
            <text:p>161792124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514" calcext:value-type="float">
            <text:p>-514</text:p>
          </table:table-cell>
          <table:table-cell table:number-columns-repeated="4"/>
          <table:table-cell table:formula="of:=([.A678]-[.A$2])/1000000" office:value-type="float" office:value="38.26078" calcext:value-type="float">
            <text:p>38.26078</text:p>
          </table:table-cell>
          <table:table-cell table:formula="of:=IF([.B678]=&quot;PC&quot;;[.H$2];-[.H$2])" office:value-type="float" office:value="-2200" calcext:value-type="float">
            <text:p>-2200</text:p>
          </table:table-cell>
          <table:table-cell table:formula="of:=IF(AND([.$B678]=&quot;i2c&quot;;[.$C678]=0);[.$D678];[.K677])" office:value-type="float" office:value="9" calcext:value-type="float">
            <text:p>9</text:p>
          </table:table-cell>
          <table:table-cell table:formula="of:=IF(AND([.$B678]=&quot;i2c&quot;;[.$C678]=1);[.$D678];[.L677])" office:value-type="float" office:value="-514" calcext:value-type="float">
            <text:p>-514</text:p>
          </table:table-cell>
          <table:table-cell table:formula="of:=IF(AND([.$B678]=&quot;i2c&quot;;[.$C678]=2);[.$D678];[.M677])" office:value-type="float" office:value="-1024" calcext:value-type="float">
            <text:p>-1024</text:p>
          </table:table-cell>
          <table:table-cell table:formula="of:=IF(AND([.$B678]=&quot;i2c&quot;;[.$C678]=3);[.$D678];[.N677])" office:value-type="float" office:value="-616" calcext:value-type="float">
            <text:p>-616</text:p>
          </table:table-cell>
        </table:table-row>
        <table:table-row table:style-name="ro1">
          <table:table-cell office:value-type="float" office:value="1617936726" calcext:value-type="float">
            <text:p>161793672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646" calcext:value-type="float">
            <text:p>-646</text:p>
          </table:table-cell>
          <table:table-cell table:number-columns-repeated="4"/>
          <table:table-cell table:formula="of:=([.A679]-[.A$2])/1000000" office:value-type="float" office:value="38.276257" calcext:value-type="float">
            <text:p>38.276257</text:p>
          </table:table-cell>
          <table:table-cell table:formula="of:=IF([.B679]=&quot;PC&quot;;[.H$2];-[.H$2])" office:value-type="float" office:value="-2200" calcext:value-type="float">
            <text:p>-2200</text:p>
          </table:table-cell>
          <table:table-cell table:formula="of:=IF(AND([.$B679]=&quot;i2c&quot;;[.$C679]=0);[.$D679];[.K678])" office:value-type="float" office:value="9" calcext:value-type="float">
            <text:p>9</text:p>
          </table:table-cell>
          <table:table-cell table:formula="of:=IF(AND([.$B679]=&quot;i2c&quot;;[.$C679]=1);[.$D679];[.L678])" office:value-type="float" office:value="-514" calcext:value-type="float">
            <text:p>-514</text:p>
          </table:table-cell>
          <table:table-cell table:formula="of:=IF(AND([.$B679]=&quot;i2c&quot;;[.$C679]=2);[.$D679];[.M678])" office:value-type="float" office:value="-1024" calcext:value-type="float">
            <text:p>-1024</text:p>
          </table:table-cell>
          <table:table-cell table:formula="of:=IF(AND([.$B679]=&quot;i2c&quot;;[.$C679]=3);[.$D679];[.N678])" office:value-type="float" office:value="-646" calcext:value-type="float">
            <text:p>-646</text:p>
          </table:table-cell>
        </table:table-row>
        <table:table-row table:style-name="ro1">
          <table:table-cell office:value-type="float" office:value="1617940157" calcext:value-type="float">
            <text:p>161794015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680]-[.A$2])/1000000" office:value-type="float" office:value="38.279688" calcext:value-type="float">
            <text:p>38.279688</text:p>
          </table:table-cell>
          <table:table-cell table:formula="of:=IF([.B680]=&quot;PC&quot;;[.H$2];-[.H$2])" office:value-type="float" office:value="-2200" calcext:value-type="float">
            <text:p>-2200</text:p>
          </table:table-cell>
          <table:table-cell table:formula="of:=IF(AND([.$B680]=&quot;i2c&quot;;[.$C680]=0);[.$D680];[.K679])" office:value-type="float" office:value="10" calcext:value-type="float">
            <text:p>10</text:p>
          </table:table-cell>
          <table:table-cell table:formula="of:=IF(AND([.$B680]=&quot;i2c&quot;;[.$C680]=1);[.$D680];[.L679])" office:value-type="float" office:value="-514" calcext:value-type="float">
            <text:p>-514</text:p>
          </table:table-cell>
          <table:table-cell table:formula="of:=IF(AND([.$B680]=&quot;i2c&quot;;[.$C680]=2);[.$D680];[.M679])" office:value-type="float" office:value="-1024" calcext:value-type="float">
            <text:p>-1024</text:p>
          </table:table-cell>
          <table:table-cell table:formula="of:=IF(AND([.$B680]=&quot;i2c&quot;;[.$C680]=3);[.$D680];[.N679])" office:value-type="float" office:value="-646" calcext:value-type="float">
            <text:p>-646</text:p>
          </table:table-cell>
        </table:table-row>
        <table:table-row table:style-name="ro1">
          <table:table-cell office:value-type="float" office:value="1618010997" calcext:value-type="float">
            <text:p>161801099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484" calcext:value-type="float">
            <text:p>-484</text:p>
          </table:table-cell>
          <table:table-cell table:number-columns-repeated="4"/>
          <table:table-cell table:formula="of:=([.A681]-[.A$2])/1000000" office:value-type="float" office:value="38.350528" calcext:value-type="float">
            <text:p>38.350528</text:p>
          </table:table-cell>
          <table:table-cell table:formula="of:=IF([.B681]=&quot;PC&quot;;[.H$2];-[.H$2])" office:value-type="float" office:value="-2200" calcext:value-type="float">
            <text:p>-2200</text:p>
          </table:table-cell>
          <table:table-cell table:formula="of:=IF(AND([.$B681]=&quot;i2c&quot;;[.$C681]=0);[.$D681];[.K680])" office:value-type="float" office:value="10" calcext:value-type="float">
            <text:p>10</text:p>
          </table:table-cell>
          <table:table-cell table:formula="of:=IF(AND([.$B681]=&quot;i2c&quot;;[.$C681]=1);[.$D681];[.L680])" office:value-type="float" office:value="-484" calcext:value-type="float">
            <text:p>-484</text:p>
          </table:table-cell>
          <table:table-cell table:formula="of:=IF(AND([.$B681]=&quot;i2c&quot;;[.$C681]=2);[.$D681];[.M680])" office:value-type="float" office:value="-1024" calcext:value-type="float">
            <text:p>-1024</text:p>
          </table:table-cell>
          <table:table-cell table:formula="of:=IF(AND([.$B681]=&quot;i2c&quot;;[.$C681]=3);[.$D681];[.N680])" office:value-type="float" office:value="-646" calcext:value-type="float">
            <text:p>-646</text:p>
          </table:table-cell>
        </table:table-row>
        <table:table-row table:style-name="ro1">
          <table:table-cell office:value-type="float" office:value="1618026478" calcext:value-type="float">
            <text:p>161802647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676" calcext:value-type="float">
            <text:p>-676</text:p>
          </table:table-cell>
          <table:table-cell table:number-columns-repeated="4"/>
          <table:table-cell table:formula="of:=([.A682]-[.A$2])/1000000" office:value-type="float" office:value="38.366009" calcext:value-type="float">
            <text:p>38.366009</text:p>
          </table:table-cell>
          <table:table-cell table:formula="of:=IF([.B682]=&quot;PC&quot;;[.H$2];-[.H$2])" office:value-type="float" office:value="-2200" calcext:value-type="float">
            <text:p>-2200</text:p>
          </table:table-cell>
          <table:table-cell table:formula="of:=IF(AND([.$B682]=&quot;i2c&quot;;[.$C682]=0);[.$D682];[.K681])" office:value-type="float" office:value="10" calcext:value-type="float">
            <text:p>10</text:p>
          </table:table-cell>
          <table:table-cell table:formula="of:=IF(AND([.$B682]=&quot;i2c&quot;;[.$C682]=1);[.$D682];[.L681])" office:value-type="float" office:value="-484" calcext:value-type="float">
            <text:p>-484</text:p>
          </table:table-cell>
          <table:table-cell table:formula="of:=IF(AND([.$B682]=&quot;i2c&quot;;[.$C682]=2);[.$D682];[.M681])" office:value-type="float" office:value="-1024" calcext:value-type="float">
            <text:p>-1024</text:p>
          </table:table-cell>
          <table:table-cell table:formula="of:=IF(AND([.$B682]=&quot;i2c&quot;;[.$C682]=3);[.$D682];[.N681])" office:value-type="float" office:value="-676" calcext:value-type="float">
            <text:p>-676</text:p>
          </table:table-cell>
        </table:table-row>
        <table:table-row table:style-name="ro1">
          <table:table-cell office:value-type="float" office:value="1618029916" calcext:value-type="float">
            <text:p>161802991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([.A683]-[.A$2])/1000000" office:value-type="float" office:value="38.369447" calcext:value-type="float">
            <text:p>38.369447</text:p>
          </table:table-cell>
          <table:table-cell table:formula="of:=IF([.B683]=&quot;PC&quot;;[.H$2];-[.H$2])" office:value-type="float" office:value="-2200" calcext:value-type="float">
            <text:p>-2200</text:p>
          </table:table-cell>
          <table:table-cell table:formula="of:=IF(AND([.$B683]=&quot;i2c&quot;;[.$C683]=0);[.$D683];[.K682])" office:value-type="float" office:value="11" calcext:value-type="float">
            <text:p>11</text:p>
          </table:table-cell>
          <table:table-cell table:formula="of:=IF(AND([.$B683]=&quot;i2c&quot;;[.$C683]=1);[.$D683];[.L682])" office:value-type="float" office:value="-484" calcext:value-type="float">
            <text:p>-484</text:p>
          </table:table-cell>
          <table:table-cell table:formula="of:=IF(AND([.$B683]=&quot;i2c&quot;;[.$C683]=2);[.$D683];[.M682])" office:value-type="float" office:value="-1024" calcext:value-type="float">
            <text:p>-1024</text:p>
          </table:table-cell>
          <table:table-cell table:formula="of:=IF(AND([.$B683]=&quot;i2c&quot;;[.$C683]=3);[.$D683];[.N682])" office:value-type="float" office:value="-676" calcext:value-type="float">
            <text:p>-676</text:p>
          </table:table-cell>
        </table:table-row>
        <table:table-row table:style-name="ro1">
          <table:table-cell office:value-type="float" office:value="1618100755" calcext:value-type="float">
            <text:p>161810075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454" calcext:value-type="float">
            <text:p>-454</text:p>
          </table:table-cell>
          <table:table-cell table:number-columns-repeated="4"/>
          <table:table-cell table:formula="of:=([.A684]-[.A$2])/1000000" office:value-type="float" office:value="38.440286" calcext:value-type="float">
            <text:p>38.440286</text:p>
          </table:table-cell>
          <table:table-cell table:formula="of:=IF([.B684]=&quot;PC&quot;;[.H$2];-[.H$2])" office:value-type="float" office:value="-2200" calcext:value-type="float">
            <text:p>-2200</text:p>
          </table:table-cell>
          <table:table-cell table:formula="of:=IF(AND([.$B684]=&quot;i2c&quot;;[.$C684]=0);[.$D684];[.K683])" office:value-type="float" office:value="11" calcext:value-type="float">
            <text:p>11</text:p>
          </table:table-cell>
          <table:table-cell table:formula="of:=IF(AND([.$B684]=&quot;i2c&quot;;[.$C684]=1);[.$D684];[.L683])" office:value-type="float" office:value="-454" calcext:value-type="float">
            <text:p>-454</text:p>
          </table:table-cell>
          <table:table-cell table:formula="of:=IF(AND([.$B684]=&quot;i2c&quot;;[.$C684]=2);[.$D684];[.M683])" office:value-type="float" office:value="-1024" calcext:value-type="float">
            <text:p>-1024</text:p>
          </table:table-cell>
          <table:table-cell table:formula="of:=IF(AND([.$B684]=&quot;i2c&quot;;[.$C684]=3);[.$D684];[.N683])" office:value-type="float" office:value="-676" calcext:value-type="float">
            <text:p>-676</text:p>
          </table:table-cell>
        </table:table-row>
        <table:table-row table:style-name="ro1">
          <table:table-cell office:value-type="float" office:value="1618116228" calcext:value-type="float">
            <text:p>161811622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706" calcext:value-type="float">
            <text:p>-706</text:p>
          </table:table-cell>
          <table:table-cell table:number-columns-repeated="4"/>
          <table:table-cell table:formula="of:=([.A685]-[.A$2])/1000000" office:value-type="float" office:value="38.455759" calcext:value-type="float">
            <text:p>38.455759</text:p>
          </table:table-cell>
          <table:table-cell table:formula="of:=IF([.B685]=&quot;PC&quot;;[.H$2];-[.H$2])" office:value-type="float" office:value="-2200" calcext:value-type="float">
            <text:p>-2200</text:p>
          </table:table-cell>
          <table:table-cell table:formula="of:=IF(AND([.$B685]=&quot;i2c&quot;;[.$C685]=0);[.$D685];[.K684])" office:value-type="float" office:value="11" calcext:value-type="float">
            <text:p>11</text:p>
          </table:table-cell>
          <table:table-cell table:formula="of:=IF(AND([.$B685]=&quot;i2c&quot;;[.$C685]=1);[.$D685];[.L684])" office:value-type="float" office:value="-454" calcext:value-type="float">
            <text:p>-454</text:p>
          </table:table-cell>
          <table:table-cell table:formula="of:=IF(AND([.$B685]=&quot;i2c&quot;;[.$C685]=2);[.$D685];[.M684])" office:value-type="float" office:value="-1024" calcext:value-type="float">
            <text:p>-1024</text:p>
          </table:table-cell>
          <table:table-cell table:formula="of:=IF(AND([.$B685]=&quot;i2c&quot;;[.$C685]=3);[.$D685];[.N684])" office:value-type="float" office:value="-706" calcext:value-type="float">
            <text:p>-706</text:p>
          </table:table-cell>
        </table:table-row>
        <table:table-row table:style-name="ro1">
          <table:table-cell office:value-type="float" office:value="1618119668" calcext:value-type="float">
            <text:p>161811966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([.A686]-[.A$2])/1000000" office:value-type="float" office:value="38.459199" calcext:value-type="float">
            <text:p>38.459199</text:p>
          </table:table-cell>
          <table:table-cell table:formula="of:=IF([.B686]=&quot;PC&quot;;[.H$2];-[.H$2])" office:value-type="float" office:value="-2200" calcext:value-type="float">
            <text:p>-2200</text:p>
          </table:table-cell>
          <table:table-cell table:formula="of:=IF(AND([.$B686]=&quot;i2c&quot;;[.$C686]=0);[.$D686];[.K685])" office:value-type="float" office:value="12" calcext:value-type="float">
            <text:p>12</text:p>
          </table:table-cell>
          <table:table-cell table:formula="of:=IF(AND([.$B686]=&quot;i2c&quot;;[.$C686]=1);[.$D686];[.L685])" office:value-type="float" office:value="-454" calcext:value-type="float">
            <text:p>-454</text:p>
          </table:table-cell>
          <table:table-cell table:formula="of:=IF(AND([.$B686]=&quot;i2c&quot;;[.$C686]=2);[.$D686];[.M685])" office:value-type="float" office:value="-1024" calcext:value-type="float">
            <text:p>-1024</text:p>
          </table:table-cell>
          <table:table-cell table:formula="of:=IF(AND([.$B686]=&quot;i2c&quot;;[.$C686]=3);[.$D686];[.N685])" office:value-type="float" office:value="-706" calcext:value-type="float">
            <text:p>-706</text:p>
          </table:table-cell>
        </table:table-row>
        <table:table-row table:style-name="ro1">
          <table:table-cell office:value-type="float" office:value="1618190510" calcext:value-type="float">
            <text:p>161819051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424" calcext:value-type="float">
            <text:p>-424</text:p>
          </table:table-cell>
          <table:table-cell table:number-columns-repeated="4"/>
          <table:table-cell table:formula="of:=([.A687]-[.A$2])/1000000" office:value-type="float" office:value="38.530041" calcext:value-type="float">
            <text:p>38.530041</text:p>
          </table:table-cell>
          <table:table-cell table:formula="of:=IF([.B687]=&quot;PC&quot;;[.H$2];-[.H$2])" office:value-type="float" office:value="-2200" calcext:value-type="float">
            <text:p>-2200</text:p>
          </table:table-cell>
          <table:table-cell table:formula="of:=IF(AND([.$B687]=&quot;i2c&quot;;[.$C687]=0);[.$D687];[.K686])" office:value-type="float" office:value="12" calcext:value-type="float">
            <text:p>12</text:p>
          </table:table-cell>
          <table:table-cell table:formula="of:=IF(AND([.$B687]=&quot;i2c&quot;;[.$C687]=1);[.$D687];[.L686])" office:value-type="float" office:value="-424" calcext:value-type="float">
            <text:p>-424</text:p>
          </table:table-cell>
          <table:table-cell table:formula="of:=IF(AND([.$B687]=&quot;i2c&quot;;[.$C687]=2);[.$D687];[.M686])" office:value-type="float" office:value="-1024" calcext:value-type="float">
            <text:p>-1024</text:p>
          </table:table-cell>
          <table:table-cell table:formula="of:=IF(AND([.$B687]=&quot;i2c&quot;;[.$C687]=3);[.$D687];[.N686])" office:value-type="float" office:value="-706" calcext:value-type="float">
            <text:p>-706</text:p>
          </table:table-cell>
        </table:table-row>
        <table:table-row table:style-name="ro1">
          <table:table-cell office:value-type="float" office:value="1618205981" calcext:value-type="float">
            <text:p>161820598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736" calcext:value-type="float">
            <text:p>-736</text:p>
          </table:table-cell>
          <table:table-cell table:number-columns-repeated="4"/>
          <table:table-cell table:formula="of:=([.A688]-[.A$2])/1000000" office:value-type="float" office:value="38.545512" calcext:value-type="float">
            <text:p>38.545512</text:p>
          </table:table-cell>
          <table:table-cell table:formula="of:=IF([.B688]=&quot;PC&quot;;[.H$2];-[.H$2])" office:value-type="float" office:value="-2200" calcext:value-type="float">
            <text:p>-2200</text:p>
          </table:table-cell>
          <table:table-cell table:formula="of:=IF(AND([.$B688]=&quot;i2c&quot;;[.$C688]=0);[.$D688];[.K687])" office:value-type="float" office:value="12" calcext:value-type="float">
            <text:p>12</text:p>
          </table:table-cell>
          <table:table-cell table:formula="of:=IF(AND([.$B688]=&quot;i2c&quot;;[.$C688]=1);[.$D688];[.L687])" office:value-type="float" office:value="-424" calcext:value-type="float">
            <text:p>-424</text:p>
          </table:table-cell>
          <table:table-cell table:formula="of:=IF(AND([.$B688]=&quot;i2c&quot;;[.$C688]=2);[.$D688];[.M687])" office:value-type="float" office:value="-1024" calcext:value-type="float">
            <text:p>-1024</text:p>
          </table:table-cell>
          <table:table-cell table:formula="of:=IF(AND([.$B688]=&quot;i2c&quot;;[.$C688]=3);[.$D688];[.N687])" office:value-type="float" office:value="-736" calcext:value-type="float">
            <text:p>-736</text:p>
          </table:table-cell>
        </table:table-row>
        <table:table-row table:style-name="ro1">
          <table:table-cell office:value-type="float" office:value="1618209432" calcext:value-type="float">
            <text:p>161820943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([.A689]-[.A$2])/1000000" office:value-type="float" office:value="38.548963" calcext:value-type="float">
            <text:p>38.548963</text:p>
          </table:table-cell>
          <table:table-cell table:formula="of:=IF([.B689]=&quot;PC&quot;;[.H$2];-[.H$2])" office:value-type="float" office:value="-2200" calcext:value-type="float">
            <text:p>-2200</text:p>
          </table:table-cell>
          <table:table-cell table:formula="of:=IF(AND([.$B689]=&quot;i2c&quot;;[.$C689]=0);[.$D689];[.K688])" office:value-type="float" office:value="13" calcext:value-type="float">
            <text:p>13</text:p>
          </table:table-cell>
          <table:table-cell table:formula="of:=IF(AND([.$B689]=&quot;i2c&quot;;[.$C689]=1);[.$D689];[.L688])" office:value-type="float" office:value="-424" calcext:value-type="float">
            <text:p>-424</text:p>
          </table:table-cell>
          <table:table-cell table:formula="of:=IF(AND([.$B689]=&quot;i2c&quot;;[.$C689]=2);[.$D689];[.M688])" office:value-type="float" office:value="-1024" calcext:value-type="float">
            <text:p>-1024</text:p>
          </table:table-cell>
          <table:table-cell table:formula="of:=IF(AND([.$B689]=&quot;i2c&quot;;[.$C689]=3);[.$D689];[.N688])" office:value-type="float" office:value="-736" calcext:value-type="float">
            <text:p>-736</text:p>
          </table:table-cell>
        </table:table-row>
        <table:table-row table:style-name="ro1">
          <table:table-cell office:value-type="float" office:value="1618280254" calcext:value-type="float">
            <text:p>161828025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394" calcext:value-type="float">
            <text:p>-394</text:p>
          </table:table-cell>
          <table:table-cell table:number-columns-repeated="4"/>
          <table:table-cell table:formula="of:=([.A690]-[.A$2])/1000000" office:value-type="float" office:value="38.619785" calcext:value-type="float">
            <text:p>38.619785</text:p>
          </table:table-cell>
          <table:table-cell table:formula="of:=IF([.B690]=&quot;PC&quot;;[.H$2];-[.H$2])" office:value-type="float" office:value="-2200" calcext:value-type="float">
            <text:p>-2200</text:p>
          </table:table-cell>
          <table:table-cell table:formula="of:=IF(AND([.$B690]=&quot;i2c&quot;;[.$C690]=0);[.$D690];[.K689])" office:value-type="float" office:value="13" calcext:value-type="float">
            <text:p>13</text:p>
          </table:table-cell>
          <table:table-cell table:formula="of:=IF(AND([.$B690]=&quot;i2c&quot;;[.$C690]=1);[.$D690];[.L689])" office:value-type="float" office:value="-394" calcext:value-type="float">
            <text:p>-394</text:p>
          </table:table-cell>
          <table:table-cell table:formula="of:=IF(AND([.$B690]=&quot;i2c&quot;;[.$C690]=2);[.$D690];[.M689])" office:value-type="float" office:value="-1024" calcext:value-type="float">
            <text:p>-1024</text:p>
          </table:table-cell>
          <table:table-cell table:formula="of:=IF(AND([.$B690]=&quot;i2c&quot;;[.$C690]=3);[.$D690];[.N689])" office:value-type="float" office:value="-736" calcext:value-type="float">
            <text:p>-736</text:p>
          </table:table-cell>
        </table:table-row>
        <table:table-row table:style-name="ro1">
          <table:table-cell office:value-type="float" office:value="1618295728" calcext:value-type="float">
            <text:p>161829572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766" calcext:value-type="float">
            <text:p>-766</text:p>
          </table:table-cell>
          <table:table-cell table:number-columns-repeated="4"/>
          <table:table-cell table:formula="of:=([.A691]-[.A$2])/1000000" office:value-type="float" office:value="38.635259" calcext:value-type="float">
            <text:p>38.635259</text:p>
          </table:table-cell>
          <table:table-cell table:formula="of:=IF([.B691]=&quot;PC&quot;;[.H$2];-[.H$2])" office:value-type="float" office:value="-2200" calcext:value-type="float">
            <text:p>-2200</text:p>
          </table:table-cell>
          <table:table-cell table:formula="of:=IF(AND([.$B691]=&quot;i2c&quot;;[.$C691]=0);[.$D691];[.K690])" office:value-type="float" office:value="13" calcext:value-type="float">
            <text:p>13</text:p>
          </table:table-cell>
          <table:table-cell table:formula="of:=IF(AND([.$B691]=&quot;i2c&quot;;[.$C691]=1);[.$D691];[.L690])" office:value-type="float" office:value="-394" calcext:value-type="float">
            <text:p>-394</text:p>
          </table:table-cell>
          <table:table-cell table:formula="of:=IF(AND([.$B691]=&quot;i2c&quot;;[.$C691]=2);[.$D691];[.M690])" office:value-type="float" office:value="-1024" calcext:value-type="float">
            <text:p>-1024</text:p>
          </table:table-cell>
          <table:table-cell table:formula="of:=IF(AND([.$B691]=&quot;i2c&quot;;[.$C691]=3);[.$D691];[.N690])" office:value-type="float" office:value="-766" calcext:value-type="float">
            <text:p>-766</text:p>
          </table:table-cell>
        </table:table-row>
        <table:table-row table:style-name="ro1">
          <table:table-cell office:value-type="float" office:value="1618299162" calcext:value-type="float">
            <text:p>161829916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([.A692]-[.A$2])/1000000" office:value-type="float" office:value="38.638693" calcext:value-type="float">
            <text:p>38.638693</text:p>
          </table:table-cell>
          <table:table-cell table:formula="of:=IF([.B692]=&quot;PC&quot;;[.H$2];-[.H$2])" office:value-type="float" office:value="-2200" calcext:value-type="float">
            <text:p>-2200</text:p>
          </table:table-cell>
          <table:table-cell table:formula="of:=IF(AND([.$B692]=&quot;i2c&quot;;[.$C692]=0);[.$D692];[.K691])" office:value-type="float" office:value="14" calcext:value-type="float">
            <text:p>14</text:p>
          </table:table-cell>
          <table:table-cell table:formula="of:=IF(AND([.$B692]=&quot;i2c&quot;;[.$C692]=1);[.$D692];[.L691])" office:value-type="float" office:value="-394" calcext:value-type="float">
            <text:p>-394</text:p>
          </table:table-cell>
          <table:table-cell table:formula="of:=IF(AND([.$B692]=&quot;i2c&quot;;[.$C692]=2);[.$D692];[.M691])" office:value-type="float" office:value="-1024" calcext:value-type="float">
            <text:p>-1024</text:p>
          </table:table-cell>
          <table:table-cell table:formula="of:=IF(AND([.$B692]=&quot;i2c&quot;;[.$C692]=3);[.$D692];[.N691])" office:value-type="float" office:value="-766" calcext:value-type="float">
            <text:p>-766</text:p>
          </table:table-cell>
        </table:table-row>
        <table:table-row table:style-name="ro1">
          <table:table-cell office:value-type="float" office:value="1618369999" calcext:value-type="float">
            <text:p>161836999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364" calcext:value-type="float">
            <text:p>-364</text:p>
          </table:table-cell>
          <table:table-cell table:number-columns-repeated="4"/>
          <table:table-cell table:formula="of:=([.A693]-[.A$2])/1000000" office:value-type="float" office:value="38.70953" calcext:value-type="float">
            <text:p>38.70953</text:p>
          </table:table-cell>
          <table:table-cell table:formula="of:=IF([.B693]=&quot;PC&quot;;[.H$2];-[.H$2])" office:value-type="float" office:value="-2200" calcext:value-type="float">
            <text:p>-2200</text:p>
          </table:table-cell>
          <table:table-cell table:formula="of:=IF(AND([.$B693]=&quot;i2c&quot;;[.$C693]=0);[.$D693];[.K692])" office:value-type="float" office:value="14" calcext:value-type="float">
            <text:p>14</text:p>
          </table:table-cell>
          <table:table-cell table:formula="of:=IF(AND([.$B693]=&quot;i2c&quot;;[.$C693]=1);[.$D693];[.L692])" office:value-type="float" office:value="-364" calcext:value-type="float">
            <text:p>-364</text:p>
          </table:table-cell>
          <table:table-cell table:formula="of:=IF(AND([.$B693]=&quot;i2c&quot;;[.$C693]=2);[.$D693];[.M692])" office:value-type="float" office:value="-1024" calcext:value-type="float">
            <text:p>-1024</text:p>
          </table:table-cell>
          <table:table-cell table:formula="of:=IF(AND([.$B693]=&quot;i2c&quot;;[.$C693]=3);[.$D693];[.N692])" office:value-type="float" office:value="-766" calcext:value-type="float">
            <text:p>-766</text:p>
          </table:table-cell>
        </table:table-row>
        <table:table-row table:style-name="ro1">
          <table:table-cell office:value-type="float" office:value="1618385479" calcext:value-type="float">
            <text:p>161838547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796" calcext:value-type="float">
            <text:p>-796</text:p>
          </table:table-cell>
          <table:table-cell table:number-columns-repeated="4"/>
          <table:table-cell table:formula="of:=([.A694]-[.A$2])/1000000" office:value-type="float" office:value="38.72501" calcext:value-type="float">
            <text:p>38.72501</text:p>
          </table:table-cell>
          <table:table-cell table:formula="of:=IF([.B694]=&quot;PC&quot;;[.H$2];-[.H$2])" office:value-type="float" office:value="-2200" calcext:value-type="float">
            <text:p>-2200</text:p>
          </table:table-cell>
          <table:table-cell table:formula="of:=IF(AND([.$B694]=&quot;i2c&quot;;[.$C694]=0);[.$D694];[.K693])" office:value-type="float" office:value="14" calcext:value-type="float">
            <text:p>14</text:p>
          </table:table-cell>
          <table:table-cell table:formula="of:=IF(AND([.$B694]=&quot;i2c&quot;;[.$C694]=1);[.$D694];[.L693])" office:value-type="float" office:value="-364" calcext:value-type="float">
            <text:p>-364</text:p>
          </table:table-cell>
          <table:table-cell table:formula="of:=IF(AND([.$B694]=&quot;i2c&quot;;[.$C694]=2);[.$D694];[.M693])" office:value-type="float" office:value="-1024" calcext:value-type="float">
            <text:p>-1024</text:p>
          </table:table-cell>
          <table:table-cell table:formula="of:=IF(AND([.$B694]=&quot;i2c&quot;;[.$C694]=3);[.$D694];[.N693])" office:value-type="float" office:value="-796" calcext:value-type="float">
            <text:p>-796</text:p>
          </table:table-cell>
        </table:table-row>
        <table:table-row table:style-name="ro1">
          <table:table-cell office:value-type="float" office:value="1618388915" calcext:value-type="float">
            <text:p>161838891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([.A695]-[.A$2])/1000000" office:value-type="float" office:value="38.728446" calcext:value-type="float">
            <text:p>38.728446</text:p>
          </table:table-cell>
          <table:table-cell table:formula="of:=IF([.B695]=&quot;PC&quot;;[.H$2];-[.H$2])" office:value-type="float" office:value="-2200" calcext:value-type="float">
            <text:p>-2200</text:p>
          </table:table-cell>
          <table:table-cell table:formula="of:=IF(AND([.$B695]=&quot;i2c&quot;;[.$C695]=0);[.$D695];[.K694])" office:value-type="float" office:value="15" calcext:value-type="float">
            <text:p>15</text:p>
          </table:table-cell>
          <table:table-cell table:formula="of:=IF(AND([.$B695]=&quot;i2c&quot;;[.$C695]=1);[.$D695];[.L694])" office:value-type="float" office:value="-364" calcext:value-type="float">
            <text:p>-364</text:p>
          </table:table-cell>
          <table:table-cell table:formula="of:=IF(AND([.$B695]=&quot;i2c&quot;;[.$C695]=2);[.$D695];[.M694])" office:value-type="float" office:value="-1024" calcext:value-type="float">
            <text:p>-1024</text:p>
          </table:table-cell>
          <table:table-cell table:formula="of:=IF(AND([.$B695]=&quot;i2c&quot;;[.$C695]=3);[.$D695];[.N694])" office:value-type="float" office:value="-796" calcext:value-type="float">
            <text:p>-796</text:p>
          </table:table-cell>
        </table:table-row>
        <table:table-row table:style-name="ro1">
          <table:table-cell office:value-type="float" office:value="1618459751" calcext:value-type="float">
            <text:p>161845975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334" calcext:value-type="float">
            <text:p>-334</text:p>
          </table:table-cell>
          <table:table-cell table:number-columns-repeated="4"/>
          <table:table-cell table:formula="of:=([.A696]-[.A$2])/1000000" office:value-type="float" office:value="38.799282" calcext:value-type="float">
            <text:p>38.799282</text:p>
          </table:table-cell>
          <table:table-cell table:formula="of:=IF([.B696]=&quot;PC&quot;;[.H$2];-[.H$2])" office:value-type="float" office:value="-2200" calcext:value-type="float">
            <text:p>-2200</text:p>
          </table:table-cell>
          <table:table-cell table:formula="of:=IF(AND([.$B696]=&quot;i2c&quot;;[.$C696]=0);[.$D696];[.K695])" office:value-type="float" office:value="15" calcext:value-type="float">
            <text:p>15</text:p>
          </table:table-cell>
          <table:table-cell table:formula="of:=IF(AND([.$B696]=&quot;i2c&quot;;[.$C696]=1);[.$D696];[.L695])" office:value-type="float" office:value="-334" calcext:value-type="float">
            <text:p>-334</text:p>
          </table:table-cell>
          <table:table-cell table:formula="of:=IF(AND([.$B696]=&quot;i2c&quot;;[.$C696]=2);[.$D696];[.M695])" office:value-type="float" office:value="-1024" calcext:value-type="float">
            <text:p>-1024</text:p>
          </table:table-cell>
          <table:table-cell table:formula="of:=IF(AND([.$B696]=&quot;i2c&quot;;[.$C696]=3);[.$D696];[.N695])" office:value-type="float" office:value="-796" calcext:value-type="float">
            <text:p>-796</text:p>
          </table:table-cell>
        </table:table-row>
        <table:table-row table:style-name="ro1">
          <table:table-cell office:value-type="float" office:value="1618475223" calcext:value-type="float">
            <text:p>161847522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826" calcext:value-type="float">
            <text:p>-826</text:p>
          </table:table-cell>
          <table:table-cell table:number-columns-repeated="4"/>
          <table:table-cell table:formula="of:=([.A697]-[.A$2])/1000000" office:value-type="float" office:value="38.814754" calcext:value-type="float">
            <text:p>38.814754</text:p>
          </table:table-cell>
          <table:table-cell table:formula="of:=IF([.B697]=&quot;PC&quot;;[.H$2];-[.H$2])" office:value-type="float" office:value="-2200" calcext:value-type="float">
            <text:p>-2200</text:p>
          </table:table-cell>
          <table:table-cell table:formula="of:=IF(AND([.$B697]=&quot;i2c&quot;;[.$C697]=0);[.$D697];[.K696])" office:value-type="float" office:value="15" calcext:value-type="float">
            <text:p>15</text:p>
          </table:table-cell>
          <table:table-cell table:formula="of:=IF(AND([.$B697]=&quot;i2c&quot;;[.$C697]=1);[.$D697];[.L696])" office:value-type="float" office:value="-334" calcext:value-type="float">
            <text:p>-334</text:p>
          </table:table-cell>
          <table:table-cell table:formula="of:=IF(AND([.$B697]=&quot;i2c&quot;;[.$C697]=2);[.$D697];[.M696])" office:value-type="float" office:value="-1024" calcext:value-type="float">
            <text:p>-1024</text:p>
          </table:table-cell>
          <table:table-cell table:formula="of:=IF(AND([.$B697]=&quot;i2c&quot;;[.$C697]=3);[.$D697];[.N696])" office:value-type="float" office:value="-826" calcext:value-type="float">
            <text:p>-826</text:p>
          </table:table-cell>
        </table:table-row>
        <table:table-row table:style-name="ro1">
          <table:table-cell office:value-type="float" office:value="1618478656" calcext:value-type="float">
            <text:p>161847865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([.A698]-[.A$2])/1000000" office:value-type="float" office:value="38.818187" calcext:value-type="float">
            <text:p>38.818187</text:p>
          </table:table-cell>
          <table:table-cell table:formula="of:=IF([.B698]=&quot;PC&quot;;[.H$2];-[.H$2])" office:value-type="float" office:value="-2200" calcext:value-type="float">
            <text:p>-2200</text:p>
          </table:table-cell>
          <table:table-cell table:formula="of:=IF(AND([.$B698]=&quot;i2c&quot;;[.$C698]=0);[.$D698];[.K697])" office:value-type="float" office:value="16" calcext:value-type="float">
            <text:p>16</text:p>
          </table:table-cell>
          <table:table-cell table:formula="of:=IF(AND([.$B698]=&quot;i2c&quot;;[.$C698]=1);[.$D698];[.L697])" office:value-type="float" office:value="-334" calcext:value-type="float">
            <text:p>-334</text:p>
          </table:table-cell>
          <table:table-cell table:formula="of:=IF(AND([.$B698]=&quot;i2c&quot;;[.$C698]=2);[.$D698];[.M697])" office:value-type="float" office:value="-1024" calcext:value-type="float">
            <text:p>-1024</text:p>
          </table:table-cell>
          <table:table-cell table:formula="of:=IF(AND([.$B698]=&quot;i2c&quot;;[.$C698]=3);[.$D698];[.N697])" office:value-type="float" office:value="-826" calcext:value-type="float">
            <text:p>-826</text:p>
          </table:table-cell>
        </table:table-row>
        <table:table-row table:style-name="ro1">
          <table:table-cell office:value-type="float" office:value="1618527188" calcext:value-type="float">
            <text:p>1618527188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=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C00</text:p>
          </table:table-cell>
          <table:table-cell table:number-columns-repeated="2"/>
          <table:table-cell table:formula="of:=([.A699]-[.A$2])/1000000" office:value-type="float" office:value="38.866719" calcext:value-type="float">
            <text:p>38.866719</text:p>
          </table:table-cell>
          <table:table-cell table:formula="of:=IF([.B699]=&quot;PC&quot;;[.H$2];-[.H$2])" office:value-type="float" office:value="2200" calcext:value-type="float">
            <text:p>2200</text:p>
          </table:table-cell>
          <table:table-cell table:formula="of:=IF(AND([.$B699]=&quot;i2c&quot;;[.$C699]=0);[.$D699];[.K698])" office:value-type="float" office:value="16" calcext:value-type="float">
            <text:p>16</text:p>
          </table:table-cell>
          <table:table-cell table:formula="of:=IF(AND([.$B699]=&quot;i2c&quot;;[.$C699]=1);[.$D699];[.L698])" office:value-type="float" office:value="-334" calcext:value-type="float">
            <text:p>-334</text:p>
          </table:table-cell>
          <table:table-cell table:formula="of:=IF(AND([.$B699]=&quot;i2c&quot;;[.$C699]=2);[.$D699];[.M698])" office:value-type="float" office:value="-1024" calcext:value-type="float">
            <text:p>-1024</text:p>
          </table:table-cell>
          <table:table-cell table:formula="of:=IF(AND([.$B699]=&quot;i2c&quot;;[.$C699]=3);[.$D699];[.N698])" office:value-type="float" office:value="-826" calcext:value-type="float">
            <text:p>-826</text:p>
          </table:table-cell>
        </table:table-row>
        <table:table-row table:style-name="ro1">
          <table:table-cell office:value-type="float" office:value="1618532653" calcext:value-type="float">
            <text:p>161853265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994" calcext:value-type="float">
            <text:p>-994</text:p>
          </table:table-cell>
          <table:table-cell table:number-columns-repeated="4"/>
          <table:table-cell table:formula="of:=([.A700]-[.A$2])/1000000" office:value-type="float" office:value="38.872184" calcext:value-type="float">
            <text:p>38.872184</text:p>
          </table:table-cell>
          <table:table-cell table:formula="of:=IF([.B700]=&quot;PC&quot;;[.H$2];-[.H$2])" office:value-type="float" office:value="-2200" calcext:value-type="float">
            <text:p>-2200</text:p>
          </table:table-cell>
          <table:table-cell table:formula="of:=IF(AND([.$B700]=&quot;i2c&quot;;[.$C700]=0);[.$D700];[.K699])" office:value-type="float" office:value="16" calcext:value-type="float">
            <text:p>16</text:p>
          </table:table-cell>
          <table:table-cell table:formula="of:=IF(AND([.$B700]=&quot;i2c&quot;;[.$C700]=1);[.$D700];[.L699])" office:value-type="float" office:value="-334" calcext:value-type="float">
            <text:p>-334</text:p>
          </table:table-cell>
          <table:table-cell table:formula="of:=IF(AND([.$B700]=&quot;i2c&quot;;[.$C700]=2);[.$D700];[.M699])" office:value-type="float" office:value="-994" calcext:value-type="float">
            <text:p>-994</text:p>
          </table:table-cell>
          <table:table-cell table:formula="of:=IF(AND([.$B700]=&quot;i2c&quot;;[.$C700]=3);[.$D700];[.N699])" office:value-type="float" office:value="-826" calcext:value-type="float">
            <text:p>-826</text:p>
          </table:table-cell>
        </table:table-row>
        <table:table-row table:style-name="ro1">
          <table:table-cell office:value-type="float" office:value="1618550562" calcext:value-type="float">
            <text:p>161855056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304" calcext:value-type="float">
            <text:p>-304</text:p>
          </table:table-cell>
          <table:table-cell table:number-columns-repeated="4"/>
          <table:table-cell table:formula="of:=([.A701]-[.A$2])/1000000" office:value-type="float" office:value="38.890093" calcext:value-type="float">
            <text:p>38.890093</text:p>
          </table:table-cell>
          <table:table-cell table:formula="of:=IF([.B701]=&quot;PC&quot;;[.H$2];-[.H$2])" office:value-type="float" office:value="-2200" calcext:value-type="float">
            <text:p>-2200</text:p>
          </table:table-cell>
          <table:table-cell table:formula="of:=IF(AND([.$B701]=&quot;i2c&quot;;[.$C701]=0);[.$D701];[.K700])" office:value-type="float" office:value="16" calcext:value-type="float">
            <text:p>16</text:p>
          </table:table-cell>
          <table:table-cell table:formula="of:=IF(AND([.$B701]=&quot;i2c&quot;;[.$C701]=1);[.$D701];[.L700])" office:value-type="float" office:value="-304" calcext:value-type="float">
            <text:p>-304</text:p>
          </table:table-cell>
          <table:table-cell table:formula="of:=IF(AND([.$B701]=&quot;i2c&quot;;[.$C701]=2);[.$D701];[.M700])" office:value-type="float" office:value="-994" calcext:value-type="float">
            <text:p>-994</text:p>
          </table:table-cell>
          <table:table-cell table:formula="of:=IF(AND([.$B701]=&quot;i2c&quot;;[.$C701]=3);[.$D701];[.N700])" office:value-type="float" office:value="-826" calcext:value-type="float">
            <text:p>-826</text:p>
          </table:table-cell>
        </table:table-row>
        <table:table-row table:style-name="ro1">
          <table:table-cell office:value-type="float" office:value="1618566038" calcext:value-type="float">
            <text:p>161856603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856" calcext:value-type="float">
            <text:p>-856</text:p>
          </table:table-cell>
          <table:table-cell table:number-columns-repeated="4"/>
          <table:table-cell table:formula="of:=([.A702]-[.A$2])/1000000" office:value-type="float" office:value="38.905569" calcext:value-type="float">
            <text:p>38.905569</text:p>
          </table:table-cell>
          <table:table-cell table:formula="of:=IF([.B702]=&quot;PC&quot;;[.H$2];-[.H$2])" office:value-type="float" office:value="-2200" calcext:value-type="float">
            <text:p>-2200</text:p>
          </table:table-cell>
          <table:table-cell table:formula="of:=IF(AND([.$B702]=&quot;i2c&quot;;[.$C702]=0);[.$D702];[.K701])" office:value-type="float" office:value="16" calcext:value-type="float">
            <text:p>16</text:p>
          </table:table-cell>
          <table:table-cell table:formula="of:=IF(AND([.$B702]=&quot;i2c&quot;;[.$C702]=1);[.$D702];[.L701])" office:value-type="float" office:value="-304" calcext:value-type="float">
            <text:p>-304</text:p>
          </table:table-cell>
          <table:table-cell table:formula="of:=IF(AND([.$B702]=&quot;i2c&quot;;[.$C702]=2);[.$D702];[.M701])" office:value-type="float" office:value="-994" calcext:value-type="float">
            <text:p>-994</text:p>
          </table:table-cell>
          <table:table-cell table:formula="of:=IF(AND([.$B702]=&quot;i2c&quot;;[.$C702]=3);[.$D702];[.N701])" office:value-type="float" office:value="-856" calcext:value-type="float">
            <text:p>-856</text:p>
          </table:table-cell>
        </table:table-row>
        <table:table-row table:style-name="ro1">
          <table:table-cell office:value-type="float" office:value="1618569475" calcext:value-type="float">
            <text:p>161856947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formula="of:=([.A703]-[.A$2])/1000000" office:value-type="float" office:value="38.909006" calcext:value-type="float">
            <text:p>38.909006</text:p>
          </table:table-cell>
          <table:table-cell table:formula="of:=IF([.B703]=&quot;PC&quot;;[.H$2];-[.H$2])" office:value-type="float" office:value="-2200" calcext:value-type="float">
            <text:p>-2200</text:p>
          </table:table-cell>
          <table:table-cell table:formula="of:=IF(AND([.$B703]=&quot;i2c&quot;;[.$C703]=0);[.$D703];[.K702])" office:value-type="float" office:value="46" calcext:value-type="float">
            <text:p>46</text:p>
          </table:table-cell>
          <table:table-cell table:formula="of:=IF(AND([.$B703]=&quot;i2c&quot;;[.$C703]=1);[.$D703];[.L702])" office:value-type="float" office:value="-304" calcext:value-type="float">
            <text:p>-304</text:p>
          </table:table-cell>
          <table:table-cell table:formula="of:=IF(AND([.$B703]=&quot;i2c&quot;;[.$C703]=2);[.$D703];[.M702])" office:value-type="float" office:value="-994" calcext:value-type="float">
            <text:p>-994</text:p>
          </table:table-cell>
          <table:table-cell table:formula="of:=IF(AND([.$B703]=&quot;i2c&quot;;[.$C703]=3);[.$D703];[.N702])" office:value-type="float" office:value="-856" calcext:value-type="float">
            <text:p>-856</text:p>
          </table:table-cell>
        </table:table-row>
        <table:table-row table:style-name="ro1">
          <table:table-cell office:value-type="float" office:value="1618623450" calcext:value-type="float">
            <text:p>161862345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964" calcext:value-type="float">
            <text:p>-964</text:p>
          </table:table-cell>
          <table:table-cell table:number-columns-repeated="4"/>
          <table:table-cell table:formula="of:=([.A704]-[.A$2])/1000000" office:value-type="float" office:value="38.962981" calcext:value-type="float">
            <text:p>38.962981</text:p>
          </table:table-cell>
          <table:table-cell table:formula="of:=IF([.B704]=&quot;PC&quot;;[.H$2];-[.H$2])" office:value-type="float" office:value="-2200" calcext:value-type="float">
            <text:p>-2200</text:p>
          </table:table-cell>
          <table:table-cell table:formula="of:=IF(AND([.$B704]=&quot;i2c&quot;;[.$C704]=0);[.$D704];[.K703])" office:value-type="float" office:value="46" calcext:value-type="float">
            <text:p>46</text:p>
          </table:table-cell>
          <table:table-cell table:formula="of:=IF(AND([.$B704]=&quot;i2c&quot;;[.$C704]=1);[.$D704];[.L703])" office:value-type="float" office:value="-304" calcext:value-type="float">
            <text:p>-304</text:p>
          </table:table-cell>
          <table:table-cell table:formula="of:=IF(AND([.$B704]=&quot;i2c&quot;;[.$C704]=2);[.$D704];[.M703])" office:value-type="float" office:value="-964" calcext:value-type="float">
            <text:p>-964</text:p>
          </table:table-cell>
          <table:table-cell table:formula="of:=IF(AND([.$B704]=&quot;i2c&quot;;[.$C704]=3);[.$D704];[.N703])" office:value-type="float" office:value="-856" calcext:value-type="float">
            <text:p>-856</text:p>
          </table:table-cell>
        </table:table-row>
        <table:table-row table:style-name="ro1">
          <table:table-cell office:value-type="float" office:value="1618641333" calcext:value-type="float">
            <text:p>161864133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274" calcext:value-type="float">
            <text:p>-274</text:p>
          </table:table-cell>
          <table:table-cell table:number-columns-repeated="4"/>
          <table:table-cell table:formula="of:=([.A705]-[.A$2])/1000000" office:value-type="float" office:value="38.980864" calcext:value-type="float">
            <text:p>38.980864</text:p>
          </table:table-cell>
          <table:table-cell table:formula="of:=IF([.B705]=&quot;PC&quot;;[.H$2];-[.H$2])" office:value-type="float" office:value="-2200" calcext:value-type="float">
            <text:p>-2200</text:p>
          </table:table-cell>
          <table:table-cell table:formula="of:=IF(AND([.$B705]=&quot;i2c&quot;;[.$C705]=0);[.$D705];[.K704])" office:value-type="float" office:value="46" calcext:value-type="float">
            <text:p>46</text:p>
          </table:table-cell>
          <table:table-cell table:formula="of:=IF(AND([.$B705]=&quot;i2c&quot;;[.$C705]=1);[.$D705];[.L704])" office:value-type="float" office:value="-274" calcext:value-type="float">
            <text:p>-274</text:p>
          </table:table-cell>
          <table:table-cell table:formula="of:=IF(AND([.$B705]=&quot;i2c&quot;;[.$C705]=2);[.$D705];[.M704])" office:value-type="float" office:value="-964" calcext:value-type="float">
            <text:p>-964</text:p>
          </table:table-cell>
          <table:table-cell table:formula="of:=IF(AND([.$B705]=&quot;i2c&quot;;[.$C705]=3);[.$D705];[.N704])" office:value-type="float" office:value="-856" calcext:value-type="float">
            <text:p>-856</text:p>
          </table:table-cell>
        </table:table-row>
        <table:table-row table:style-name="ro1">
          <table:table-cell office:value-type="float" office:value="1618656805" calcext:value-type="float">
            <text:p>161865680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886" calcext:value-type="float">
            <text:p>-886</text:p>
          </table:table-cell>
          <table:table-cell table:number-columns-repeated="4"/>
          <table:table-cell table:formula="of:=([.A706]-[.A$2])/1000000" office:value-type="float" office:value="38.996336" calcext:value-type="float">
            <text:p>38.996336</text:p>
          </table:table-cell>
          <table:table-cell table:formula="of:=IF([.B706]=&quot;PC&quot;;[.H$2];-[.H$2])" office:value-type="float" office:value="-2200" calcext:value-type="float">
            <text:p>-2200</text:p>
          </table:table-cell>
          <table:table-cell table:formula="of:=IF(AND([.$B706]=&quot;i2c&quot;;[.$C706]=0);[.$D706];[.K705])" office:value-type="float" office:value="46" calcext:value-type="float">
            <text:p>46</text:p>
          </table:table-cell>
          <table:table-cell table:formula="of:=IF(AND([.$B706]=&quot;i2c&quot;;[.$C706]=1);[.$D706];[.L705])" office:value-type="float" office:value="-274" calcext:value-type="float">
            <text:p>-274</text:p>
          </table:table-cell>
          <table:table-cell table:formula="of:=IF(AND([.$B706]=&quot;i2c&quot;;[.$C706]=2);[.$D706];[.M705])" office:value-type="float" office:value="-964" calcext:value-type="float">
            <text:p>-964</text:p>
          </table:table-cell>
          <table:table-cell table:formula="of:=IF(AND([.$B706]=&quot;i2c&quot;;[.$C706]=3);[.$D706];[.N705])" office:value-type="float" office:value="-886" calcext:value-type="float">
            <text:p>-886</text:p>
          </table:table-cell>
        </table:table-row>
        <table:table-row table:style-name="ro1">
          <table:table-cell office:value-type="float" office:value="1618660245" calcext:value-type="float">
            <text:p>161866024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([.A707]-[.A$2])/1000000" office:value-type="float" office:value="38.999776" calcext:value-type="float">
            <text:p>38.999776</text:p>
          </table:table-cell>
          <table:table-cell table:formula="of:=IF([.B707]=&quot;PC&quot;;[.H$2];-[.H$2])" office:value-type="float" office:value="-2200" calcext:value-type="float">
            <text:p>-2200</text:p>
          </table:table-cell>
          <table:table-cell table:formula="of:=IF(AND([.$B707]=&quot;i2c&quot;;[.$C707]=0);[.$D707];[.K706])" office:value-type="float" office:value="76" calcext:value-type="float">
            <text:p>76</text:p>
          </table:table-cell>
          <table:table-cell table:formula="of:=IF(AND([.$B707]=&quot;i2c&quot;;[.$C707]=1);[.$D707];[.L706])" office:value-type="float" office:value="-274" calcext:value-type="float">
            <text:p>-274</text:p>
          </table:table-cell>
          <table:table-cell table:formula="of:=IF(AND([.$B707]=&quot;i2c&quot;;[.$C707]=2);[.$D707];[.M706])" office:value-type="float" office:value="-964" calcext:value-type="float">
            <text:p>-964</text:p>
          </table:table-cell>
          <table:table-cell table:formula="of:=IF(AND([.$B707]=&quot;i2c&quot;;[.$C707]=3);[.$D707];[.N706])" office:value-type="float" office:value="-886" calcext:value-type="float">
            <text:p>-886</text:p>
          </table:table-cell>
        </table:table-row>
        <table:table-row table:style-name="ro1">
          <table:table-cell office:value-type="float" office:value="1618714232" calcext:value-type="float">
            <text:p>161871423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934" calcext:value-type="float">
            <text:p>-934</text:p>
          </table:table-cell>
          <table:table-cell table:number-columns-repeated="4"/>
          <table:table-cell table:formula="of:=([.A708]-[.A$2])/1000000" office:value-type="float" office:value="39.053763" calcext:value-type="float">
            <text:p>39.053763</text:p>
          </table:table-cell>
          <table:table-cell table:formula="of:=IF([.B708]=&quot;PC&quot;;[.H$2];-[.H$2])" office:value-type="float" office:value="-2200" calcext:value-type="float">
            <text:p>-2200</text:p>
          </table:table-cell>
          <table:table-cell table:formula="of:=IF(AND([.$B708]=&quot;i2c&quot;;[.$C708]=0);[.$D708];[.K707])" office:value-type="float" office:value="76" calcext:value-type="float">
            <text:p>76</text:p>
          </table:table-cell>
          <table:table-cell table:formula="of:=IF(AND([.$B708]=&quot;i2c&quot;;[.$C708]=1);[.$D708];[.L707])" office:value-type="float" office:value="-274" calcext:value-type="float">
            <text:p>-274</text:p>
          </table:table-cell>
          <table:table-cell table:formula="of:=IF(AND([.$B708]=&quot;i2c&quot;;[.$C708]=2);[.$D708];[.M707])" office:value-type="float" office:value="-934" calcext:value-type="float">
            <text:p>-934</text:p>
          </table:table-cell>
          <table:table-cell table:formula="of:=IF(AND([.$B708]=&quot;i2c&quot;;[.$C708]=3);[.$D708];[.N707])" office:value-type="float" office:value="-886" calcext:value-type="float">
            <text:p>-886</text:p>
          </table:table-cell>
        </table:table-row>
        <table:table-row table:style-name="ro1">
          <table:table-cell office:value-type="float" office:value="1618732118" calcext:value-type="float">
            <text:p>161873211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244" calcext:value-type="float">
            <text:p>-244</text:p>
          </table:table-cell>
          <table:table-cell table:number-columns-repeated="4"/>
          <table:table-cell table:formula="of:=([.A709]-[.A$2])/1000000" office:value-type="float" office:value="39.071649" calcext:value-type="float">
            <text:p>39.071649</text:p>
          </table:table-cell>
          <table:table-cell table:formula="of:=IF([.B709]=&quot;PC&quot;;[.H$2];-[.H$2])" office:value-type="float" office:value="-2200" calcext:value-type="float">
            <text:p>-2200</text:p>
          </table:table-cell>
          <table:table-cell table:formula="of:=IF(AND([.$B709]=&quot;i2c&quot;;[.$C709]=0);[.$D709];[.K708])" office:value-type="float" office:value="76" calcext:value-type="float">
            <text:p>76</text:p>
          </table:table-cell>
          <table:table-cell table:formula="of:=IF(AND([.$B709]=&quot;i2c&quot;;[.$C709]=1);[.$D709];[.L708])" office:value-type="float" office:value="-244" calcext:value-type="float">
            <text:p>-244</text:p>
          </table:table-cell>
          <table:table-cell table:formula="of:=IF(AND([.$B709]=&quot;i2c&quot;;[.$C709]=2);[.$D709];[.M708])" office:value-type="float" office:value="-934" calcext:value-type="float">
            <text:p>-934</text:p>
          </table:table-cell>
          <table:table-cell table:formula="of:=IF(AND([.$B709]=&quot;i2c&quot;;[.$C709]=3);[.$D709];[.N708])" office:value-type="float" office:value="-886" calcext:value-type="float">
            <text:p>-886</text:p>
          </table:table-cell>
        </table:table-row>
        <table:table-row table:style-name="ro1">
          <table:table-cell office:value-type="float" office:value="1618747594" calcext:value-type="float">
            <text:p>161874759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916" calcext:value-type="float">
            <text:p>-916</text:p>
          </table:table-cell>
          <table:table-cell table:number-columns-repeated="4"/>
          <table:table-cell table:formula="of:=([.A710]-[.A$2])/1000000" office:value-type="float" office:value="39.087125" calcext:value-type="float">
            <text:p>39.087125</text:p>
          </table:table-cell>
          <table:table-cell table:formula="of:=IF([.B710]=&quot;PC&quot;;[.H$2];-[.H$2])" office:value-type="float" office:value="-2200" calcext:value-type="float">
            <text:p>-2200</text:p>
          </table:table-cell>
          <table:table-cell table:formula="of:=IF(AND([.$B710]=&quot;i2c&quot;;[.$C710]=0);[.$D710];[.K709])" office:value-type="float" office:value="76" calcext:value-type="float">
            <text:p>76</text:p>
          </table:table-cell>
          <table:table-cell table:formula="of:=IF(AND([.$B710]=&quot;i2c&quot;;[.$C710]=1);[.$D710];[.L709])" office:value-type="float" office:value="-244" calcext:value-type="float">
            <text:p>-244</text:p>
          </table:table-cell>
          <table:table-cell table:formula="of:=IF(AND([.$B710]=&quot;i2c&quot;;[.$C710]=2);[.$D710];[.M709])" office:value-type="float" office:value="-934" calcext:value-type="float">
            <text:p>-934</text:p>
          </table:table-cell>
          <table:table-cell table:formula="of:=IF(AND([.$B710]=&quot;i2c&quot;;[.$C710]=3);[.$D710];[.N709])" office:value-type="float" office:value="-916" calcext:value-type="float">
            <text:p>-916</text:p>
          </table:table-cell>
        </table:table-row>
        <table:table-row table:style-name="ro1">
          <table:table-cell office:value-type="float" office:value="1618751031" calcext:value-type="float">
            <text:p>161875103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formula="of:=([.A711]-[.A$2])/1000000" office:value-type="float" office:value="39.090562" calcext:value-type="float">
            <text:p>39.090562</text:p>
          </table:table-cell>
          <table:table-cell table:formula="of:=IF([.B711]=&quot;PC&quot;;[.H$2];-[.H$2])" office:value-type="float" office:value="-2200" calcext:value-type="float">
            <text:p>-2200</text:p>
          </table:table-cell>
          <table:table-cell table:formula="of:=IF(AND([.$B711]=&quot;i2c&quot;;[.$C711]=0);[.$D711];[.K710])" office:value-type="float" office:value="106" calcext:value-type="float">
            <text:p>106</text:p>
          </table:table-cell>
          <table:table-cell table:formula="of:=IF(AND([.$B711]=&quot;i2c&quot;;[.$C711]=1);[.$D711];[.L710])" office:value-type="float" office:value="-244" calcext:value-type="float">
            <text:p>-244</text:p>
          </table:table-cell>
          <table:table-cell table:formula="of:=IF(AND([.$B711]=&quot;i2c&quot;;[.$C711]=2);[.$D711];[.M710])" office:value-type="float" office:value="-934" calcext:value-type="float">
            <text:p>-934</text:p>
          </table:table-cell>
          <table:table-cell table:formula="of:=IF(AND([.$B711]=&quot;i2c&quot;;[.$C711]=3);[.$D711];[.N710])" office:value-type="float" office:value="-916" calcext:value-type="float">
            <text:p>-916</text:p>
          </table:table-cell>
        </table:table-row>
        <table:table-row table:style-name="ro1">
          <table:table-cell office:value-type="float" office:value="1618805025" calcext:value-type="float">
            <text:p>161880502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904" calcext:value-type="float">
            <text:p>-904</text:p>
          </table:table-cell>
          <table:table-cell table:number-columns-repeated="4"/>
          <table:table-cell table:formula="of:=([.A712]-[.A$2])/1000000" office:value-type="float" office:value="39.144556" calcext:value-type="float">
            <text:p>39.144556</text:p>
          </table:table-cell>
          <table:table-cell table:formula="of:=IF([.B712]=&quot;PC&quot;;[.H$2];-[.H$2])" office:value-type="float" office:value="-2200" calcext:value-type="float">
            <text:p>-2200</text:p>
          </table:table-cell>
          <table:table-cell table:formula="of:=IF(AND([.$B712]=&quot;i2c&quot;;[.$C712]=0);[.$D712];[.K711])" office:value-type="float" office:value="106" calcext:value-type="float">
            <text:p>106</text:p>
          </table:table-cell>
          <table:table-cell table:formula="of:=IF(AND([.$B712]=&quot;i2c&quot;;[.$C712]=1);[.$D712];[.L711])" office:value-type="float" office:value="-244" calcext:value-type="float">
            <text:p>-244</text:p>
          </table:table-cell>
          <table:table-cell table:formula="of:=IF(AND([.$B712]=&quot;i2c&quot;;[.$C712]=2);[.$D712];[.M711])" office:value-type="float" office:value="-904" calcext:value-type="float">
            <text:p>-904</text:p>
          </table:table-cell>
          <table:table-cell table:formula="of:=IF(AND([.$B712]=&quot;i2c&quot;;[.$C712]=3);[.$D712];[.N711])" office:value-type="float" office:value="-916" calcext:value-type="float">
            <text:p>-916</text:p>
          </table:table-cell>
        </table:table-row>
        <table:table-row table:style-name="ro1">
          <table:table-cell office:value-type="float" office:value="1618822908" calcext:value-type="float">
            <text:p>161882290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214" calcext:value-type="float">
            <text:p>-214</text:p>
          </table:table-cell>
          <table:table-cell table:number-columns-repeated="4"/>
          <table:table-cell table:formula="of:=([.A713]-[.A$2])/1000000" office:value-type="float" office:value="39.162439" calcext:value-type="float">
            <text:p>39.162439</text:p>
          </table:table-cell>
          <table:table-cell table:formula="of:=IF([.B713]=&quot;PC&quot;;[.H$2];-[.H$2])" office:value-type="float" office:value="-2200" calcext:value-type="float">
            <text:p>-2200</text:p>
          </table:table-cell>
          <table:table-cell table:formula="of:=IF(AND([.$B713]=&quot;i2c&quot;;[.$C713]=0);[.$D713];[.K712])" office:value-type="float" office:value="106" calcext:value-type="float">
            <text:p>106</text:p>
          </table:table-cell>
          <table:table-cell table:formula="of:=IF(AND([.$B713]=&quot;i2c&quot;;[.$C713]=1);[.$D713];[.L712])" office:value-type="float" office:value="-214" calcext:value-type="float">
            <text:p>-214</text:p>
          </table:table-cell>
          <table:table-cell table:formula="of:=IF(AND([.$B713]=&quot;i2c&quot;;[.$C713]=2);[.$D713];[.M712])" office:value-type="float" office:value="-904" calcext:value-type="float">
            <text:p>-904</text:p>
          </table:table-cell>
          <table:table-cell table:formula="of:=IF(AND([.$B713]=&quot;i2c&quot;;[.$C713]=3);[.$D713];[.N712])" office:value-type="float" office:value="-916" calcext:value-type="float">
            <text:p>-916</text:p>
          </table:table-cell>
        </table:table-row>
        <table:table-row table:style-name="ro1">
          <table:table-cell office:value-type="float" office:value="1618838383" calcext:value-type="float">
            <text:p>161883838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946" calcext:value-type="float">
            <text:p>-946</text:p>
          </table:table-cell>
          <table:table-cell table:number-columns-repeated="4"/>
          <table:table-cell table:formula="of:=([.A714]-[.A$2])/1000000" office:value-type="float" office:value="39.177914" calcext:value-type="float">
            <text:p>39.177914</text:p>
          </table:table-cell>
          <table:table-cell table:formula="of:=IF([.B714]=&quot;PC&quot;;[.H$2];-[.H$2])" office:value-type="float" office:value="-2200" calcext:value-type="float">
            <text:p>-2200</text:p>
          </table:table-cell>
          <table:table-cell table:formula="of:=IF(AND([.$B714]=&quot;i2c&quot;;[.$C714]=0);[.$D714];[.K713])" office:value-type="float" office:value="106" calcext:value-type="float">
            <text:p>106</text:p>
          </table:table-cell>
          <table:table-cell table:formula="of:=IF(AND([.$B714]=&quot;i2c&quot;;[.$C714]=1);[.$D714];[.L713])" office:value-type="float" office:value="-214" calcext:value-type="float">
            <text:p>-214</text:p>
          </table:table-cell>
          <table:table-cell table:formula="of:=IF(AND([.$B714]=&quot;i2c&quot;;[.$C714]=2);[.$D714];[.M713])" office:value-type="float" office:value="-904" calcext:value-type="float">
            <text:p>-904</text:p>
          </table:table-cell>
          <table:table-cell table:formula="of:=IF(AND([.$B714]=&quot;i2c&quot;;[.$C714]=3);[.$D714];[.N713])" office:value-type="float" office:value="-946" calcext:value-type="float">
            <text:p>-946</text:p>
          </table:table-cell>
        </table:table-row>
        <table:table-row table:style-name="ro1">
          <table:table-cell office:value-type="float" office:value="1618841823" calcext:value-type="float">
            <text:p>161884182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([.A715]-[.A$2])/1000000" office:value-type="float" office:value="39.181354" calcext:value-type="float">
            <text:p>39.181354</text:p>
          </table:table-cell>
          <table:table-cell table:formula="of:=IF([.B715]=&quot;PC&quot;;[.H$2];-[.H$2])" office:value-type="float" office:value="-2200" calcext:value-type="float">
            <text:p>-2200</text:p>
          </table:table-cell>
          <table:table-cell table:formula="of:=IF(AND([.$B715]=&quot;i2c&quot;;[.$C715]=0);[.$D715];[.K714])" office:value-type="float" office:value="136" calcext:value-type="float">
            <text:p>136</text:p>
          </table:table-cell>
          <table:table-cell table:formula="of:=IF(AND([.$B715]=&quot;i2c&quot;;[.$C715]=1);[.$D715];[.L714])" office:value-type="float" office:value="-214" calcext:value-type="float">
            <text:p>-214</text:p>
          </table:table-cell>
          <table:table-cell table:formula="of:=IF(AND([.$B715]=&quot;i2c&quot;;[.$C715]=2);[.$D715];[.M714])" office:value-type="float" office:value="-904" calcext:value-type="float">
            <text:p>-904</text:p>
          </table:table-cell>
          <table:table-cell table:formula="of:=IF(AND([.$B715]=&quot;i2c&quot;;[.$C715]=3);[.$D715];[.N714])" office:value-type="float" office:value="-946" calcext:value-type="float">
            <text:p>-946</text:p>
          </table:table-cell>
        </table:table-row>
        <table:table-row table:style-name="ro1">
          <table:table-cell office:value-type="float" office:value="1618895803" calcext:value-type="float">
            <text:p>161889580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874" calcext:value-type="float">
            <text:p>-874</text:p>
          </table:table-cell>
          <table:table-cell table:number-columns-repeated="4"/>
          <table:table-cell table:formula="of:=([.A716]-[.A$2])/1000000" office:value-type="float" office:value="39.235334" calcext:value-type="float">
            <text:p>39.235334</text:p>
          </table:table-cell>
          <table:table-cell table:formula="of:=IF([.B716]=&quot;PC&quot;;[.H$2];-[.H$2])" office:value-type="float" office:value="-2200" calcext:value-type="float">
            <text:p>-2200</text:p>
          </table:table-cell>
          <table:table-cell table:formula="of:=IF(AND([.$B716]=&quot;i2c&quot;;[.$C716]=0);[.$D716];[.K715])" office:value-type="float" office:value="136" calcext:value-type="float">
            <text:p>136</text:p>
          </table:table-cell>
          <table:table-cell table:formula="of:=IF(AND([.$B716]=&quot;i2c&quot;;[.$C716]=1);[.$D716];[.L715])" office:value-type="float" office:value="-214" calcext:value-type="float">
            <text:p>-214</text:p>
          </table:table-cell>
          <table:table-cell table:formula="of:=IF(AND([.$B716]=&quot;i2c&quot;;[.$C716]=2);[.$D716];[.M715])" office:value-type="float" office:value="-874" calcext:value-type="float">
            <text:p>-874</text:p>
          </table:table-cell>
          <table:table-cell table:formula="of:=IF(AND([.$B716]=&quot;i2c&quot;;[.$C716]=3);[.$D716];[.N715])" office:value-type="float" office:value="-946" calcext:value-type="float">
            <text:p>-946</text:p>
          </table:table-cell>
        </table:table-row>
        <table:table-row table:style-name="ro1">
          <table:table-cell office:value-type="float" office:value="1618913692" calcext:value-type="float">
            <text:p>161891369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84" calcext:value-type="float">
            <text:p>-184</text:p>
          </table:table-cell>
          <table:table-cell table:number-columns-repeated="4"/>
          <table:table-cell table:formula="of:=([.A717]-[.A$2])/1000000" office:value-type="float" office:value="39.253223" calcext:value-type="float">
            <text:p>39.253223</text:p>
          </table:table-cell>
          <table:table-cell table:formula="of:=IF([.B717]=&quot;PC&quot;;[.H$2];-[.H$2])" office:value-type="float" office:value="-2200" calcext:value-type="float">
            <text:p>-2200</text:p>
          </table:table-cell>
          <table:table-cell table:formula="of:=IF(AND([.$B717]=&quot;i2c&quot;;[.$C717]=0);[.$D717];[.K716])" office:value-type="float" office:value="136" calcext:value-type="float">
            <text:p>136</text:p>
          </table:table-cell>
          <table:table-cell table:formula="of:=IF(AND([.$B717]=&quot;i2c&quot;;[.$C717]=1);[.$D717];[.L716])" office:value-type="float" office:value="-184" calcext:value-type="float">
            <text:p>-184</text:p>
          </table:table-cell>
          <table:table-cell table:formula="of:=IF(AND([.$B717]=&quot;i2c&quot;;[.$C717]=2);[.$D717];[.M716])" office:value-type="float" office:value="-874" calcext:value-type="float">
            <text:p>-874</text:p>
          </table:table-cell>
          <table:table-cell table:formula="of:=IF(AND([.$B717]=&quot;i2c&quot;;[.$C717]=3);[.$D717];[.N716])" office:value-type="float" office:value="-946" calcext:value-type="float">
            <text:p>-946</text:p>
          </table:table-cell>
        </table:table-row>
        <table:table-row table:style-name="ro1">
          <table:table-cell office:value-type="float" office:value="1618929169" calcext:value-type="float">
            <text:p>161892916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976" calcext:value-type="float">
            <text:p>-976</text:p>
          </table:table-cell>
          <table:table-cell table:number-columns-repeated="4"/>
          <table:table-cell table:formula="of:=([.A718]-[.A$2])/1000000" office:value-type="float" office:value="39.2687" calcext:value-type="float">
            <text:p>39.2687</text:p>
          </table:table-cell>
          <table:table-cell table:formula="of:=IF([.B718]=&quot;PC&quot;;[.H$2];-[.H$2])" office:value-type="float" office:value="-2200" calcext:value-type="float">
            <text:p>-2200</text:p>
          </table:table-cell>
          <table:table-cell table:formula="of:=IF(AND([.$B718]=&quot;i2c&quot;;[.$C718]=0);[.$D718];[.K717])" office:value-type="float" office:value="136" calcext:value-type="float">
            <text:p>136</text:p>
          </table:table-cell>
          <table:table-cell table:formula="of:=IF(AND([.$B718]=&quot;i2c&quot;;[.$C718]=1);[.$D718];[.L717])" office:value-type="float" office:value="-184" calcext:value-type="float">
            <text:p>-184</text:p>
          </table:table-cell>
          <table:table-cell table:formula="of:=IF(AND([.$B718]=&quot;i2c&quot;;[.$C718]=2);[.$D718];[.M717])" office:value-type="float" office:value="-874" calcext:value-type="float">
            <text:p>-874</text:p>
          </table:table-cell>
          <table:table-cell table:formula="of:=IF(AND([.$B718]=&quot;i2c&quot;;[.$C718]=3);[.$D718];[.N717])" office:value-type="float" office:value="-976" calcext:value-type="float">
            <text:p>-976</text:p>
          </table:table-cell>
        </table:table-row>
        <table:table-row table:style-name="ro1">
          <table:table-cell office:value-type="float" office:value="1618932608" calcext:value-type="float">
            <text:p>161893260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formula="of:=([.A719]-[.A$2])/1000000" office:value-type="float" office:value="39.272139" calcext:value-type="float">
            <text:p>39.272139</text:p>
          </table:table-cell>
          <table:table-cell table:formula="of:=IF([.B719]=&quot;PC&quot;;[.H$2];-[.H$2])" office:value-type="float" office:value="-2200" calcext:value-type="float">
            <text:p>-2200</text:p>
          </table:table-cell>
          <table:table-cell table:formula="of:=IF(AND([.$B719]=&quot;i2c&quot;;[.$C719]=0);[.$D719];[.K718])" office:value-type="float" office:value="166" calcext:value-type="float">
            <text:p>166</text:p>
          </table:table-cell>
          <table:table-cell table:formula="of:=IF(AND([.$B719]=&quot;i2c&quot;;[.$C719]=1);[.$D719];[.L718])" office:value-type="float" office:value="-184" calcext:value-type="float">
            <text:p>-184</text:p>
          </table:table-cell>
          <table:table-cell table:formula="of:=IF(AND([.$B719]=&quot;i2c&quot;;[.$C719]=2);[.$D719];[.M718])" office:value-type="float" office:value="-874" calcext:value-type="float">
            <text:p>-874</text:p>
          </table:table-cell>
          <table:table-cell table:formula="of:=IF(AND([.$B719]=&quot;i2c&quot;;[.$C719]=3);[.$D719];[.N718])" office:value-type="float" office:value="-976" calcext:value-type="float">
            <text:p>-976</text:p>
          </table:table-cell>
        </table:table-row>
        <table:table-row table:style-name="ro1">
          <table:table-cell office:value-type="float" office:value="1618986589" calcext:value-type="float">
            <text:p>161898658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844" calcext:value-type="float">
            <text:p>-844</text:p>
          </table:table-cell>
          <table:table-cell table:number-columns-repeated="4"/>
          <table:table-cell table:formula="of:=([.A720]-[.A$2])/1000000" office:value-type="float" office:value="39.32612" calcext:value-type="float">
            <text:p>39.32612</text:p>
          </table:table-cell>
          <table:table-cell table:formula="of:=IF([.B720]=&quot;PC&quot;;[.H$2];-[.H$2])" office:value-type="float" office:value="-2200" calcext:value-type="float">
            <text:p>-2200</text:p>
          </table:table-cell>
          <table:table-cell table:formula="of:=IF(AND([.$B720]=&quot;i2c&quot;;[.$C720]=0);[.$D720];[.K719])" office:value-type="float" office:value="166" calcext:value-type="float">
            <text:p>166</text:p>
          </table:table-cell>
          <table:table-cell table:formula="of:=IF(AND([.$B720]=&quot;i2c&quot;;[.$C720]=1);[.$D720];[.L719])" office:value-type="float" office:value="-184" calcext:value-type="float">
            <text:p>-184</text:p>
          </table:table-cell>
          <table:table-cell table:formula="of:=IF(AND([.$B720]=&quot;i2c&quot;;[.$C720]=2);[.$D720];[.M719])" office:value-type="float" office:value="-844" calcext:value-type="float">
            <text:p>-844</text:p>
          </table:table-cell>
          <table:table-cell table:formula="of:=IF(AND([.$B720]=&quot;i2c&quot;;[.$C720]=3);[.$D720];[.N719])" office:value-type="float" office:value="-976" calcext:value-type="float">
            <text:p>-976</text:p>
          </table:table-cell>
        </table:table-row>
        <table:table-row table:style-name="ro1">
          <table:table-cell office:value-type="float" office:value="1619004472" calcext:value-type="float">
            <text:p>161900447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54" calcext:value-type="float">
            <text:p>-154</text:p>
          </table:table-cell>
          <table:table-cell table:number-columns-repeated="4"/>
          <table:table-cell table:formula="of:=([.A721]-[.A$2])/1000000" office:value-type="float" office:value="39.344003" calcext:value-type="float">
            <text:p>39.344003</text:p>
          </table:table-cell>
          <table:table-cell table:formula="of:=IF([.B721]=&quot;PC&quot;;[.H$2];-[.H$2])" office:value-type="float" office:value="-2200" calcext:value-type="float">
            <text:p>-2200</text:p>
          </table:table-cell>
          <table:table-cell table:formula="of:=IF(AND([.$B721]=&quot;i2c&quot;;[.$C721]=0);[.$D721];[.K720])" office:value-type="float" office:value="166" calcext:value-type="float">
            <text:p>166</text:p>
          </table:table-cell>
          <table:table-cell table:formula="of:=IF(AND([.$B721]=&quot;i2c&quot;;[.$C721]=1);[.$D721];[.L720])" office:value-type="float" office:value="-154" calcext:value-type="float">
            <text:p>-154</text:p>
          </table:table-cell>
          <table:table-cell table:formula="of:=IF(AND([.$B721]=&quot;i2c&quot;;[.$C721]=2);[.$D721];[.M720])" office:value-type="float" office:value="-844" calcext:value-type="float">
            <text:p>-844</text:p>
          </table:table-cell>
          <table:table-cell table:formula="of:=IF(AND([.$B721]=&quot;i2c&quot;;[.$C721]=3);[.$D721];[.N720])" office:value-type="float" office:value="-976" calcext:value-type="float">
            <text:p>-976</text:p>
          </table:table-cell>
        </table:table-row>
        <table:table-row table:style-name="ro1">
          <table:table-cell office:value-type="float" office:value="1619019946" calcext:value-type="float">
            <text:p>161901994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006" calcext:value-type="float">
            <text:p>-1006</text:p>
          </table:table-cell>
          <table:table-cell table:number-columns-repeated="4"/>
          <table:table-cell table:formula="of:=([.A722]-[.A$2])/1000000" office:value-type="float" office:value="39.359477" calcext:value-type="float">
            <text:p>39.359477</text:p>
          </table:table-cell>
          <table:table-cell table:formula="of:=IF([.B722]=&quot;PC&quot;;[.H$2];-[.H$2])" office:value-type="float" office:value="-2200" calcext:value-type="float">
            <text:p>-2200</text:p>
          </table:table-cell>
          <table:table-cell table:formula="of:=IF(AND([.$B722]=&quot;i2c&quot;;[.$C722]=0);[.$D722];[.K721])" office:value-type="float" office:value="166" calcext:value-type="float">
            <text:p>166</text:p>
          </table:table-cell>
          <table:table-cell table:formula="of:=IF(AND([.$B722]=&quot;i2c&quot;;[.$C722]=1);[.$D722];[.L721])" office:value-type="float" office:value="-154" calcext:value-type="float">
            <text:p>-154</text:p>
          </table:table-cell>
          <table:table-cell table:formula="of:=IF(AND([.$B722]=&quot;i2c&quot;;[.$C722]=2);[.$D722];[.M721])" office:value-type="float" office:value="-844" calcext:value-type="float">
            <text:p>-844</text:p>
          </table:table-cell>
          <table:table-cell table:formula="of:=IF(AND([.$B722]=&quot;i2c&quot;;[.$C722]=3);[.$D722];[.N721])" office:value-type="float" office:value="-1006" calcext:value-type="float">
            <text:p>-1006</text:p>
          </table:table-cell>
        </table:table-row>
        <table:table-row table:style-name="ro1">
          <table:table-cell office:value-type="float" office:value="1619023384" calcext:value-type="float">
            <text:p>161902338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formula="of:=([.A723]-[.A$2])/1000000" office:value-type="float" office:value="39.362915" calcext:value-type="float">
            <text:p>39.362915</text:p>
          </table:table-cell>
          <table:table-cell table:formula="of:=IF([.B723]=&quot;PC&quot;;[.H$2];-[.H$2])" office:value-type="float" office:value="-2200" calcext:value-type="float">
            <text:p>-2200</text:p>
          </table:table-cell>
          <table:table-cell table:formula="of:=IF(AND([.$B723]=&quot;i2c&quot;;[.$C723]=0);[.$D723];[.K722])" office:value-type="float" office:value="196" calcext:value-type="float">
            <text:p>196</text:p>
          </table:table-cell>
          <table:table-cell table:formula="of:=IF(AND([.$B723]=&quot;i2c&quot;;[.$C723]=1);[.$D723];[.L722])" office:value-type="float" office:value="-154" calcext:value-type="float">
            <text:p>-154</text:p>
          </table:table-cell>
          <table:table-cell table:formula="of:=IF(AND([.$B723]=&quot;i2c&quot;;[.$C723]=2);[.$D723];[.M722])" office:value-type="float" office:value="-844" calcext:value-type="float">
            <text:p>-844</text:p>
          </table:table-cell>
          <table:table-cell table:formula="of:=IF(AND([.$B723]=&quot;i2c&quot;;[.$C723]=3);[.$D723];[.N722])" office:value-type="float" office:value="-1006" calcext:value-type="float">
            <text:p>-1006</text:p>
          </table:table-cell>
        </table:table-row>
        <table:table-row table:style-name="ro1">
          <table:table-cell office:value-type="float" office:value="1619077377" calcext:value-type="float">
            <text:p>161907737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814" calcext:value-type="float">
            <text:p>-814</text:p>
          </table:table-cell>
          <table:table-cell table:number-columns-repeated="4"/>
          <table:table-cell table:formula="of:=([.A724]-[.A$2])/1000000" office:value-type="float" office:value="39.416908" calcext:value-type="float">
            <text:p>39.416908</text:p>
          </table:table-cell>
          <table:table-cell table:formula="of:=IF([.B724]=&quot;PC&quot;;[.H$2];-[.H$2])" office:value-type="float" office:value="-2200" calcext:value-type="float">
            <text:p>-2200</text:p>
          </table:table-cell>
          <table:table-cell table:formula="of:=IF(AND([.$B724]=&quot;i2c&quot;;[.$C724]=0);[.$D724];[.K723])" office:value-type="float" office:value="196" calcext:value-type="float">
            <text:p>196</text:p>
          </table:table-cell>
          <table:table-cell table:formula="of:=IF(AND([.$B724]=&quot;i2c&quot;;[.$C724]=1);[.$D724];[.L723])" office:value-type="float" office:value="-154" calcext:value-type="float">
            <text:p>-154</text:p>
          </table:table-cell>
          <table:table-cell table:formula="of:=IF(AND([.$B724]=&quot;i2c&quot;;[.$C724]=2);[.$D724];[.M723])" office:value-type="float" office:value="-814" calcext:value-type="float">
            <text:p>-814</text:p>
          </table:table-cell>
          <table:table-cell table:formula="of:=IF(AND([.$B724]=&quot;i2c&quot;;[.$C724]=3);[.$D724];[.N723])" office:value-type="float" office:value="-1006" calcext:value-type="float">
            <text:p>-1006</text:p>
          </table:table-cell>
        </table:table-row>
        <table:table-row table:style-name="ro1">
          <table:table-cell office:value-type="float" office:value="1619095256" calcext:value-type="float">
            <text:p>161909525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24" calcext:value-type="float">
            <text:p>-124</text:p>
          </table:table-cell>
          <table:table-cell table:number-columns-repeated="4"/>
          <table:table-cell table:formula="of:=([.A725]-[.A$2])/1000000" office:value-type="float" office:value="39.434787" calcext:value-type="float">
            <text:p>39.434787</text:p>
          </table:table-cell>
          <table:table-cell table:formula="of:=IF([.B725]=&quot;PC&quot;;[.H$2];-[.H$2])" office:value-type="float" office:value="-2200" calcext:value-type="float">
            <text:p>-2200</text:p>
          </table:table-cell>
          <table:table-cell table:formula="of:=IF(AND([.$B725]=&quot;i2c&quot;;[.$C725]=0);[.$D725];[.K724])" office:value-type="float" office:value="196" calcext:value-type="float">
            <text:p>196</text:p>
          </table:table-cell>
          <table:table-cell table:formula="of:=IF(AND([.$B725]=&quot;i2c&quot;;[.$C725]=1);[.$D725];[.L724])" office:value-type="float" office:value="-124" calcext:value-type="float">
            <text:p>-124</text:p>
          </table:table-cell>
          <table:table-cell table:formula="of:=IF(AND([.$B725]=&quot;i2c&quot;;[.$C725]=2);[.$D725];[.M724])" office:value-type="float" office:value="-814" calcext:value-type="float">
            <text:p>-814</text:p>
          </table:table-cell>
          <table:table-cell table:formula="of:=IF(AND([.$B725]=&quot;i2c&quot;;[.$C725]=3);[.$D725];[.N724])" office:value-type="float" office:value="-1006" calcext:value-type="float">
            <text:p>-1006</text:p>
          </table:table-cell>
        </table:table-row>
        <table:table-row table:style-name="ro1">
          <table:table-cell office:value-type="float" office:value="1619110731" calcext:value-type="float">
            <text:p>161911073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024" calcext:value-type="float">
            <text:p>-1024</text:p>
          </table:table-cell>
          <table:table-cell table:number-columns-repeated="4"/>
          <table:table-cell table:formula="of:=([.A726]-[.A$2])/1000000" office:value-type="float" office:value="39.450262" calcext:value-type="float">
            <text:p>39.450262</text:p>
          </table:table-cell>
          <table:table-cell table:formula="of:=IF([.B726]=&quot;PC&quot;;[.H$2];-[.H$2])" office:value-type="float" office:value="-2200" calcext:value-type="float">
            <text:p>-2200</text:p>
          </table:table-cell>
          <table:table-cell table:formula="of:=IF(AND([.$B726]=&quot;i2c&quot;;[.$C726]=0);[.$D726];[.K725])" office:value-type="float" office:value="196" calcext:value-type="float">
            <text:p>196</text:p>
          </table:table-cell>
          <table:table-cell table:formula="of:=IF(AND([.$B726]=&quot;i2c&quot;;[.$C726]=1);[.$D726];[.L725])" office:value-type="float" office:value="-124" calcext:value-type="float">
            <text:p>-124</text:p>
          </table:table-cell>
          <table:table-cell table:formula="of:=IF(AND([.$B726]=&quot;i2c&quot;;[.$C726]=2);[.$D726];[.M725])" office:value-type="float" office:value="-814" calcext:value-type="float">
            <text:p>-814</text:p>
          </table:table-cell>
          <table:table-cell table:formula="of:=IF(AND([.$B726]=&quot;i2c&quot;;[.$C726]=3);[.$D726];[.N725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114165" calcext:value-type="float">
            <text:p>161911416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4"/>
          <table:table-cell table:formula="of:=([.A727]-[.A$2])/1000000" office:value-type="float" office:value="39.453696" calcext:value-type="float">
            <text:p>39.453696</text:p>
          </table:table-cell>
          <table:table-cell table:formula="of:=IF([.B727]=&quot;PC&quot;;[.H$2];-[.H$2])" office:value-type="float" office:value="-2200" calcext:value-type="float">
            <text:p>-2200</text:p>
          </table:table-cell>
          <table:table-cell table:formula="of:=IF(AND([.$B727]=&quot;i2c&quot;;[.$C727]=0);[.$D727];[.K726])" office:value-type="float" office:value="226" calcext:value-type="float">
            <text:p>226</text:p>
          </table:table-cell>
          <table:table-cell table:formula="of:=IF(AND([.$B727]=&quot;i2c&quot;;[.$C727]=1);[.$D727];[.L726])" office:value-type="float" office:value="-124" calcext:value-type="float">
            <text:p>-124</text:p>
          </table:table-cell>
          <table:table-cell table:formula="of:=IF(AND([.$B727]=&quot;i2c&quot;;[.$C727]=2);[.$D727];[.M726])" office:value-type="float" office:value="-814" calcext:value-type="float">
            <text:p>-814</text:p>
          </table:table-cell>
          <table:table-cell table:formula="of:=IF(AND([.$B727]=&quot;i2c&quot;;[.$C727]=3);[.$D727];[.N726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168160" calcext:value-type="float">
            <text:p>161916816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784" calcext:value-type="float">
            <text:p>-784</text:p>
          </table:table-cell>
          <table:table-cell table:number-columns-repeated="4"/>
          <table:table-cell table:formula="of:=([.A728]-[.A$2])/1000000" office:value-type="float" office:value="39.507691" calcext:value-type="float">
            <text:p>39.507691</text:p>
          </table:table-cell>
          <table:table-cell table:formula="of:=IF([.B728]=&quot;PC&quot;;[.H$2];-[.H$2])" office:value-type="float" office:value="-2200" calcext:value-type="float">
            <text:p>-2200</text:p>
          </table:table-cell>
          <table:table-cell table:formula="of:=IF(AND([.$B728]=&quot;i2c&quot;;[.$C728]=0);[.$D728];[.K727])" office:value-type="float" office:value="226" calcext:value-type="float">
            <text:p>226</text:p>
          </table:table-cell>
          <table:table-cell table:formula="of:=IF(AND([.$B728]=&quot;i2c&quot;;[.$C728]=1);[.$D728];[.L727])" office:value-type="float" office:value="-124" calcext:value-type="float">
            <text:p>-124</text:p>
          </table:table-cell>
          <table:table-cell table:formula="of:=IF(AND([.$B728]=&quot;i2c&quot;;[.$C728]=2);[.$D728];[.M727])" office:value-type="float" office:value="-784" calcext:value-type="float">
            <text:p>-784</text:p>
          </table:table-cell>
          <table:table-cell table:formula="of:=IF(AND([.$B728]=&quot;i2c&quot;;[.$C728]=3);[.$D728];[.N727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186044" calcext:value-type="float">
            <text:p>161918604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94" calcext:value-type="float">
            <text:p>-94</text:p>
          </table:table-cell>
          <table:table-cell table:number-columns-repeated="4"/>
          <table:table-cell table:formula="of:=([.A729]-[.A$2])/1000000" office:value-type="float" office:value="39.525575" calcext:value-type="float">
            <text:p>39.525575</text:p>
          </table:table-cell>
          <table:table-cell table:formula="of:=IF([.B729]=&quot;PC&quot;;[.H$2];-[.H$2])" office:value-type="float" office:value="-2200" calcext:value-type="float">
            <text:p>-2200</text:p>
          </table:table-cell>
          <table:table-cell table:formula="of:=IF(AND([.$B729]=&quot;i2c&quot;;[.$C729]=0);[.$D729];[.K728])" office:value-type="float" office:value="226" calcext:value-type="float">
            <text:p>226</text:p>
          </table:table-cell>
          <table:table-cell table:formula="of:=IF(AND([.$B729]=&quot;i2c&quot;;[.$C729]=1);[.$D729];[.L728])" office:value-type="float" office:value="-94" calcext:value-type="float">
            <text:p>-94</text:p>
          </table:table-cell>
          <table:table-cell table:formula="of:=IF(AND([.$B729]=&quot;i2c&quot;;[.$C729]=2);[.$D729];[.M728])" office:value-type="float" office:value="-784" calcext:value-type="float">
            <text:p>-784</text:p>
          </table:table-cell>
          <table:table-cell table:formula="of:=IF(AND([.$B729]=&quot;i2c&quot;;[.$C729]=3);[.$D729];[.N728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203929" calcext:value-type="float">
            <text:p>161920392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([.A730]-[.A$2])/1000000" office:value-type="float" office:value="39.54346" calcext:value-type="float">
            <text:p>39.54346</text:p>
          </table:table-cell>
          <table:table-cell table:formula="of:=IF([.B730]=&quot;PC&quot;;[.H$2];-[.H$2])" office:value-type="float" office:value="-2200" calcext:value-type="float">
            <text:p>-2200</text:p>
          </table:table-cell>
          <table:table-cell table:formula="of:=IF(AND([.$B730]=&quot;i2c&quot;;[.$C730]=0);[.$D730];[.K729])" office:value-type="float" office:value="256" calcext:value-type="float">
            <text:p>256</text:p>
          </table:table-cell>
          <table:table-cell table:formula="of:=IF(AND([.$B730]=&quot;i2c&quot;;[.$C730]=1);[.$D730];[.L729])" office:value-type="float" office:value="-94" calcext:value-type="float">
            <text:p>-94</text:p>
          </table:table-cell>
          <table:table-cell table:formula="of:=IF(AND([.$B730]=&quot;i2c&quot;;[.$C730]=2);[.$D730];[.M729])" office:value-type="float" office:value="-784" calcext:value-type="float">
            <text:p>-784</text:p>
          </table:table-cell>
          <table:table-cell table:formula="of:=IF(AND([.$B730]=&quot;i2c&quot;;[.$C730]=3);[.$D730];[.N729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257921" calcext:value-type="float">
            <text:p>161925792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754" calcext:value-type="float">
            <text:p>-754</text:p>
          </table:table-cell>
          <table:table-cell table:number-columns-repeated="4"/>
          <table:table-cell table:formula="of:=([.A731]-[.A$2])/1000000" office:value-type="float" office:value="39.597452" calcext:value-type="float">
            <text:p>39.597452</text:p>
          </table:table-cell>
          <table:table-cell table:formula="of:=IF([.B731]=&quot;PC&quot;;[.H$2];-[.H$2])" office:value-type="float" office:value="-2200" calcext:value-type="float">
            <text:p>-2200</text:p>
          </table:table-cell>
          <table:table-cell table:formula="of:=IF(AND([.$B731]=&quot;i2c&quot;;[.$C731]=0);[.$D731];[.K730])" office:value-type="float" office:value="256" calcext:value-type="float">
            <text:p>256</text:p>
          </table:table-cell>
          <table:table-cell table:formula="of:=IF(AND([.$B731]=&quot;i2c&quot;;[.$C731]=1);[.$D731];[.L730])" office:value-type="float" office:value="-94" calcext:value-type="float">
            <text:p>-94</text:p>
          </table:table-cell>
          <table:table-cell table:formula="of:=IF(AND([.$B731]=&quot;i2c&quot;;[.$C731]=2);[.$D731];[.M730])" office:value-type="float" office:value="-754" calcext:value-type="float">
            <text:p>-754</text:p>
          </table:table-cell>
          <table:table-cell table:formula="of:=IF(AND([.$B731]=&quot;i2c&quot;;[.$C731]=3);[.$D731];[.N730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275803" calcext:value-type="float">
            <text:p>161927580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64" calcext:value-type="float">
            <text:p>-64</text:p>
          </table:table-cell>
          <table:table-cell table:number-columns-repeated="4"/>
          <table:table-cell table:formula="of:=([.A732]-[.A$2])/1000000" office:value-type="float" office:value="39.615334" calcext:value-type="float">
            <text:p>39.615334</text:p>
          </table:table-cell>
          <table:table-cell table:formula="of:=IF([.B732]=&quot;PC&quot;;[.H$2];-[.H$2])" office:value-type="float" office:value="-2200" calcext:value-type="float">
            <text:p>-2200</text:p>
          </table:table-cell>
          <table:table-cell table:formula="of:=IF(AND([.$B732]=&quot;i2c&quot;;[.$C732]=0);[.$D732];[.K731])" office:value-type="float" office:value="256" calcext:value-type="float">
            <text:p>256</text:p>
          </table:table-cell>
          <table:table-cell table:formula="of:=IF(AND([.$B732]=&quot;i2c&quot;;[.$C732]=1);[.$D732];[.L731])" office:value-type="float" office:value="-64" calcext:value-type="float">
            <text:p>-64</text:p>
          </table:table-cell>
          <table:table-cell table:formula="of:=IF(AND([.$B732]=&quot;i2c&quot;;[.$C732]=2);[.$D732];[.M731])" office:value-type="float" office:value="-754" calcext:value-type="float">
            <text:p>-754</text:p>
          </table:table-cell>
          <table:table-cell table:formula="of:=IF(AND([.$B732]=&quot;i2c&quot;;[.$C732]=3);[.$D732];[.N731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293682" calcext:value-type="float">
            <text:p>161929368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table:number-columns-repeated="4"/>
          <table:table-cell table:formula="of:=([.A733]-[.A$2])/1000000" office:value-type="float" office:value="39.633213" calcext:value-type="float">
            <text:p>39.633213</text:p>
          </table:table-cell>
          <table:table-cell table:formula="of:=IF([.B733]=&quot;PC&quot;;[.H$2];-[.H$2])" office:value-type="float" office:value="-2200" calcext:value-type="float">
            <text:p>-2200</text:p>
          </table:table-cell>
          <table:table-cell table:formula="of:=IF(AND([.$B733]=&quot;i2c&quot;;[.$C733]=0);[.$D733];[.K732])" office:value-type="float" office:value="286" calcext:value-type="float">
            <text:p>286</text:p>
          </table:table-cell>
          <table:table-cell table:formula="of:=IF(AND([.$B733]=&quot;i2c&quot;;[.$C733]=1);[.$D733];[.L732])" office:value-type="float" office:value="-64" calcext:value-type="float">
            <text:p>-64</text:p>
          </table:table-cell>
          <table:table-cell table:formula="of:=IF(AND([.$B733]=&quot;i2c&quot;;[.$C733]=2);[.$D733];[.M732])" office:value-type="float" office:value="-754" calcext:value-type="float">
            <text:p>-754</text:p>
          </table:table-cell>
          <table:table-cell table:formula="of:=IF(AND([.$B733]=&quot;i2c&quot;;[.$C733]=3);[.$D733];[.N732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347661" calcext:value-type="float">
            <text:p>161934766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724" calcext:value-type="float">
            <text:p>-724</text:p>
          </table:table-cell>
          <table:table-cell table:number-columns-repeated="4"/>
          <table:table-cell table:formula="of:=([.A734]-[.A$2])/1000000" office:value-type="float" office:value="39.687192" calcext:value-type="float">
            <text:p>39.687192</text:p>
          </table:table-cell>
          <table:table-cell table:formula="of:=IF([.B734]=&quot;PC&quot;;[.H$2];-[.H$2])" office:value-type="float" office:value="-2200" calcext:value-type="float">
            <text:p>-2200</text:p>
          </table:table-cell>
          <table:table-cell table:formula="of:=IF(AND([.$B734]=&quot;i2c&quot;;[.$C734]=0);[.$D734];[.K733])" office:value-type="float" office:value="286" calcext:value-type="float">
            <text:p>286</text:p>
          </table:table-cell>
          <table:table-cell table:formula="of:=IF(AND([.$B734]=&quot;i2c&quot;;[.$C734]=1);[.$D734];[.L733])" office:value-type="float" office:value="-64" calcext:value-type="float">
            <text:p>-64</text:p>
          </table:table-cell>
          <table:table-cell table:formula="of:=IF(AND([.$B734]=&quot;i2c&quot;;[.$C734]=2);[.$D734];[.M733])" office:value-type="float" office:value="-724" calcext:value-type="float">
            <text:p>-724</text:p>
          </table:table-cell>
          <table:table-cell table:formula="of:=IF(AND([.$B734]=&quot;i2c&quot;;[.$C734]=3);[.$D734];[.N733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365533" calcext:value-type="float">
            <text:p>161936553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4"/>
          <table:table-cell table:formula="of:=([.A735]-[.A$2])/1000000" office:value-type="float" office:value="39.705064" calcext:value-type="float">
            <text:p>39.705064</text:p>
          </table:table-cell>
          <table:table-cell table:formula="of:=IF([.B735]=&quot;PC&quot;;[.H$2];-[.H$2])" office:value-type="float" office:value="-2200" calcext:value-type="float">
            <text:p>-2200</text:p>
          </table:table-cell>
          <table:table-cell table:formula="of:=IF(AND([.$B735]=&quot;i2c&quot;;[.$C735]=0);[.$D735];[.K734])" office:value-type="float" office:value="286" calcext:value-type="float">
            <text:p>286</text:p>
          </table:table-cell>
          <table:table-cell table:formula="of:=IF(AND([.$B735]=&quot;i2c&quot;;[.$C735]=1);[.$D735];[.L734])" office:value-type="float" office:value="-34" calcext:value-type="float">
            <text:p>-34</text:p>
          </table:table-cell>
          <table:table-cell table:formula="of:=IF(AND([.$B735]=&quot;i2c&quot;;[.$C735]=2);[.$D735];[.M734])" office:value-type="float" office:value="-724" calcext:value-type="float">
            <text:p>-724</text:p>
          </table:table-cell>
          <table:table-cell table:formula="of:=IF(AND([.$B735]=&quot;i2c&quot;;[.$C735]=3);[.$D735];[.N734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383422" calcext:value-type="float">
            <text:p>161938342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table:number-columns-repeated="4"/>
          <table:table-cell table:formula="of:=([.A736]-[.A$2])/1000000" office:value-type="float" office:value="39.722953" calcext:value-type="float">
            <text:p>39.722953</text:p>
          </table:table-cell>
          <table:table-cell table:formula="of:=IF([.B736]=&quot;PC&quot;;[.H$2];-[.H$2])" office:value-type="float" office:value="-2200" calcext:value-type="float">
            <text:p>-2200</text:p>
          </table:table-cell>
          <table:table-cell table:formula="of:=IF(AND([.$B736]=&quot;i2c&quot;;[.$C736]=0);[.$D736];[.K735])" office:value-type="float" office:value="316" calcext:value-type="float">
            <text:p>316</text:p>
          </table:table-cell>
          <table:table-cell table:formula="of:=IF(AND([.$B736]=&quot;i2c&quot;;[.$C736]=1);[.$D736];[.L735])" office:value-type="float" office:value="-34" calcext:value-type="float">
            <text:p>-34</text:p>
          </table:table-cell>
          <table:table-cell table:formula="of:=IF(AND([.$B736]=&quot;i2c&quot;;[.$C736]=2);[.$D736];[.M735])" office:value-type="float" office:value="-724" calcext:value-type="float">
            <text:p>-724</text:p>
          </table:table-cell>
          <table:table-cell table:formula="of:=IF(AND([.$B736]=&quot;i2c&quot;;[.$C736]=3);[.$D736];[.N735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437406" calcext:value-type="float">
            <text:p>161943740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694" calcext:value-type="float">
            <text:p>-694</text:p>
          </table:table-cell>
          <table:table-cell table:number-columns-repeated="4"/>
          <table:table-cell table:formula="of:=([.A737]-[.A$2])/1000000" office:value-type="float" office:value="39.776937" calcext:value-type="float">
            <text:p>39.776937</text:p>
          </table:table-cell>
          <table:table-cell table:formula="of:=IF([.B737]=&quot;PC&quot;;[.H$2];-[.H$2])" office:value-type="float" office:value="-2200" calcext:value-type="float">
            <text:p>-2200</text:p>
          </table:table-cell>
          <table:table-cell table:formula="of:=IF(AND([.$B737]=&quot;i2c&quot;;[.$C737]=0);[.$D737];[.K736])" office:value-type="float" office:value="316" calcext:value-type="float">
            <text:p>316</text:p>
          </table:table-cell>
          <table:table-cell table:formula="of:=IF(AND([.$B737]=&quot;i2c&quot;;[.$C737]=1);[.$D737];[.L736])" office:value-type="float" office:value="-34" calcext:value-type="float">
            <text:p>-34</text:p>
          </table:table-cell>
          <table:table-cell table:formula="of:=IF(AND([.$B737]=&quot;i2c&quot;;[.$C737]=2);[.$D737];[.M736])" office:value-type="float" office:value="-694" calcext:value-type="float">
            <text:p>-694</text:p>
          </table:table-cell>
          <table:table-cell table:formula="of:=IF(AND([.$B737]=&quot;i2c&quot;;[.$C737]=3);[.$D737];[.N736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455283" calcext:value-type="float">
            <text:p>161945528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4"/>
          <table:table-cell table:formula="of:=([.A738]-[.A$2])/1000000" office:value-type="float" office:value="39.794814" calcext:value-type="float">
            <text:p>39.794814</text:p>
          </table:table-cell>
          <table:table-cell table:formula="of:=IF([.B738]=&quot;PC&quot;;[.H$2];-[.H$2])" office:value-type="float" office:value="-2200" calcext:value-type="float">
            <text:p>-2200</text:p>
          </table:table-cell>
          <table:table-cell table:formula="of:=IF(AND([.$B738]=&quot;i2c&quot;;[.$C738]=0);[.$D738];[.K737])" office:value-type="float" office:value="316" calcext:value-type="float">
            <text:p>316</text:p>
          </table:table-cell>
          <table:table-cell table:formula="of:=IF(AND([.$B738]=&quot;i2c&quot;;[.$C738]=1);[.$D738];[.L737])" office:value-type="float" office:value="-15" calcext:value-type="float">
            <text:p>-15</text:p>
          </table:table-cell>
          <table:table-cell table:formula="of:=IF(AND([.$B738]=&quot;i2c&quot;;[.$C738]=2);[.$D738];[.M737])" office:value-type="float" office:value="-694" calcext:value-type="float">
            <text:p>-694</text:p>
          </table:table-cell>
          <table:table-cell table:formula="of:=IF(AND([.$B738]=&quot;i2c&quot;;[.$C738]=3);[.$D738];[.N737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473165" calcext:value-type="float">
            <text:p>161947316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number-columns-repeated="4"/>
          <table:table-cell table:formula="of:=([.A739]-[.A$2])/1000000" office:value-type="float" office:value="39.812696" calcext:value-type="float">
            <text:p>39.812696</text:p>
          </table:table-cell>
          <table:table-cell table:formula="of:=IF([.B739]=&quot;PC&quot;;[.H$2];-[.H$2])" office:value-type="float" office:value="-2200" calcext:value-type="float">
            <text:p>-2200</text:p>
          </table:table-cell>
          <table:table-cell table:formula="of:=IF(AND([.$B739]=&quot;i2c&quot;;[.$C739]=0);[.$D739];[.K738])" office:value-type="float" office:value="346" calcext:value-type="float">
            <text:p>346</text:p>
          </table:table-cell>
          <table:table-cell table:formula="of:=IF(AND([.$B739]=&quot;i2c&quot;;[.$C739]=1);[.$D739];[.L738])" office:value-type="float" office:value="-15" calcext:value-type="float">
            <text:p>-15</text:p>
          </table:table-cell>
          <table:table-cell table:formula="of:=IF(AND([.$B739]=&quot;i2c&quot;;[.$C739]=2);[.$D739];[.M738])" office:value-type="float" office:value="-694" calcext:value-type="float">
            <text:p>-694</text:p>
          </table:table-cell>
          <table:table-cell table:formula="of:=IF(AND([.$B739]=&quot;i2c&quot;;[.$C739]=3);[.$D739];[.N738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527159" calcext:value-type="float">
            <text:p>161952715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664" calcext:value-type="float">
            <text:p>-664</text:p>
          </table:table-cell>
          <table:table-cell table:number-columns-repeated="4"/>
          <table:table-cell table:formula="of:=([.A740]-[.A$2])/1000000" office:value-type="float" office:value="39.86669" calcext:value-type="float">
            <text:p>39.86669</text:p>
          </table:table-cell>
          <table:table-cell table:formula="of:=IF([.B740]=&quot;PC&quot;;[.H$2];-[.H$2])" office:value-type="float" office:value="-2200" calcext:value-type="float">
            <text:p>-2200</text:p>
          </table:table-cell>
          <table:table-cell table:formula="of:=IF(AND([.$B740]=&quot;i2c&quot;;[.$C740]=0);[.$D740];[.K739])" office:value-type="float" office:value="346" calcext:value-type="float">
            <text:p>346</text:p>
          </table:table-cell>
          <table:table-cell table:formula="of:=IF(AND([.$B740]=&quot;i2c&quot;;[.$C740]=1);[.$D740];[.L739])" office:value-type="float" office:value="-15" calcext:value-type="float">
            <text:p>-15</text:p>
          </table:table-cell>
          <table:table-cell table:formula="of:=IF(AND([.$B740]=&quot;i2c&quot;;[.$C740]=2);[.$D740];[.M739])" office:value-type="float" office:value="-664" calcext:value-type="float">
            <text:p>-664</text:p>
          </table:table-cell>
          <table:table-cell table:formula="of:=IF(AND([.$B740]=&quot;i2c&quot;;[.$C740]=3);[.$D740];[.N739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545044" calcext:value-type="float">
            <text:p>161954504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4"/>
          <table:table-cell table:formula="of:=([.A741]-[.A$2])/1000000" office:value-type="float" office:value="39.884575" calcext:value-type="float">
            <text:p>39.884575</text:p>
          </table:table-cell>
          <table:table-cell table:formula="of:=IF([.B741]=&quot;PC&quot;;[.H$2];-[.H$2])" office:value-type="float" office:value="-2200" calcext:value-type="float">
            <text:p>-2200</text:p>
          </table:table-cell>
          <table:table-cell table:formula="of:=IF(AND([.$B741]=&quot;i2c&quot;;[.$C741]=0);[.$D741];[.K740])" office:value-type="float" office:value="346" calcext:value-type="float">
            <text:p>346</text:p>
          </table:table-cell>
          <table:table-cell table:formula="of:=IF(AND([.$B741]=&quot;i2c&quot;;[.$C741]=1);[.$D741];[.L740])" office:value-type="float" office:value="-14" calcext:value-type="float">
            <text:p>-14</text:p>
          </table:table-cell>
          <table:table-cell table:formula="of:=IF(AND([.$B741]=&quot;i2c&quot;;[.$C741]=2);[.$D741];[.M740])" office:value-type="float" office:value="-664" calcext:value-type="float">
            <text:p>-664</text:p>
          </table:table-cell>
          <table:table-cell table:formula="of:=IF(AND([.$B741]=&quot;i2c&quot;;[.$C741]=3);[.$D741];[.N740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562922" calcext:value-type="float">
            <text:p>161956292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number-columns-repeated="4"/>
          <table:table-cell table:formula="of:=([.A742]-[.A$2])/1000000" office:value-type="float" office:value="39.902453" calcext:value-type="float">
            <text:p>39.902453</text:p>
          </table:table-cell>
          <table:table-cell table:formula="of:=IF([.B742]=&quot;PC&quot;;[.H$2];-[.H$2])" office:value-type="float" office:value="-2200" calcext:value-type="float">
            <text:p>-2200</text:p>
          </table:table-cell>
          <table:table-cell table:formula="of:=IF(AND([.$B742]=&quot;i2c&quot;;[.$C742]=0);[.$D742];[.K741])" office:value-type="float" office:value="376" calcext:value-type="float">
            <text:p>376</text:p>
          </table:table-cell>
          <table:table-cell table:formula="of:=IF(AND([.$B742]=&quot;i2c&quot;;[.$C742]=1);[.$D742];[.L741])" office:value-type="float" office:value="-14" calcext:value-type="float">
            <text:p>-14</text:p>
          </table:table-cell>
          <table:table-cell table:formula="of:=IF(AND([.$B742]=&quot;i2c&quot;;[.$C742]=2);[.$D742];[.M741])" office:value-type="float" office:value="-664" calcext:value-type="float">
            <text:p>-664</text:p>
          </table:table-cell>
          <table:table-cell table:formula="of:=IF(AND([.$B742]=&quot;i2c&quot;;[.$C742]=3);[.$D742];[.N741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616909" calcext:value-type="float">
            <text:p>161961690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634" calcext:value-type="float">
            <text:p>-634</text:p>
          </table:table-cell>
          <table:table-cell table:number-columns-repeated="4"/>
          <table:table-cell table:formula="of:=([.A743]-[.A$2])/1000000" office:value-type="float" office:value="39.95644" calcext:value-type="float">
            <text:p>39.95644</text:p>
          </table:table-cell>
          <table:table-cell table:formula="of:=IF([.B743]=&quot;PC&quot;;[.H$2];-[.H$2])" office:value-type="float" office:value="-2200" calcext:value-type="float">
            <text:p>-2200</text:p>
          </table:table-cell>
          <table:table-cell table:formula="of:=IF(AND([.$B743]=&quot;i2c&quot;;[.$C743]=0);[.$D743];[.K742])" office:value-type="float" office:value="376" calcext:value-type="float">
            <text:p>376</text:p>
          </table:table-cell>
          <table:table-cell table:formula="of:=IF(AND([.$B743]=&quot;i2c&quot;;[.$C743]=1);[.$D743];[.L742])" office:value-type="float" office:value="-14" calcext:value-type="float">
            <text:p>-14</text:p>
          </table:table-cell>
          <table:table-cell table:formula="of:=IF(AND([.$B743]=&quot;i2c&quot;;[.$C743]=2);[.$D743];[.M742])" office:value-type="float" office:value="-634" calcext:value-type="float">
            <text:p>-634</text:p>
          </table:table-cell>
          <table:table-cell table:formula="of:=IF(AND([.$B743]=&quot;i2c&quot;;[.$C743]=3);[.$D743];[.N742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634795" calcext:value-type="float">
            <text:p>161963479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number-columns-repeated="4"/>
          <table:table-cell table:formula="of:=([.A744]-[.A$2])/1000000" office:value-type="float" office:value="39.974326" calcext:value-type="float">
            <text:p>39.974326</text:p>
          </table:table-cell>
          <table:table-cell table:formula="of:=IF([.B744]=&quot;PC&quot;;[.H$2];-[.H$2])" office:value-type="float" office:value="-2200" calcext:value-type="float">
            <text:p>-2200</text:p>
          </table:table-cell>
          <table:table-cell table:formula="of:=IF(AND([.$B744]=&quot;i2c&quot;;[.$C744]=0);[.$D744];[.K743])" office:value-type="float" office:value="376" calcext:value-type="float">
            <text:p>376</text:p>
          </table:table-cell>
          <table:table-cell table:formula="of:=IF(AND([.$B744]=&quot;i2c&quot;;[.$C744]=1);[.$D744];[.L743])" office:value-type="float" office:value="-13" calcext:value-type="float">
            <text:p>-13</text:p>
          </table:table-cell>
          <table:table-cell table:formula="of:=IF(AND([.$B744]=&quot;i2c&quot;;[.$C744]=2);[.$D744];[.M743])" office:value-type="float" office:value="-634" calcext:value-type="float">
            <text:p>-634</text:p>
          </table:table-cell>
          <table:table-cell table:formula="of:=IF(AND([.$B744]=&quot;i2c&quot;;[.$C744]=3);[.$D744];[.N743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652668" calcext:value-type="float">
            <text:p>161965266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number-columns-repeated="4"/>
          <table:table-cell table:formula="of:=([.A745]-[.A$2])/1000000" office:value-type="float" office:value="39.992199" calcext:value-type="float">
            <text:p>39.992199</text:p>
          </table:table-cell>
          <table:table-cell table:formula="of:=IF([.B745]=&quot;PC&quot;;[.H$2];-[.H$2])" office:value-type="float" office:value="-2200" calcext:value-type="float">
            <text:p>-2200</text:p>
          </table:table-cell>
          <table:table-cell table:formula="of:=IF(AND([.$B745]=&quot;i2c&quot;;[.$C745]=0);[.$D745];[.K744])" office:value-type="float" office:value="406" calcext:value-type="float">
            <text:p>406</text:p>
          </table:table-cell>
          <table:table-cell table:formula="of:=IF(AND([.$B745]=&quot;i2c&quot;;[.$C745]=1);[.$D745];[.L744])" office:value-type="float" office:value="-13" calcext:value-type="float">
            <text:p>-13</text:p>
          </table:table-cell>
          <table:table-cell table:formula="of:=IF(AND([.$B745]=&quot;i2c&quot;;[.$C745]=2);[.$D745];[.M744])" office:value-type="float" office:value="-634" calcext:value-type="float">
            <text:p>-634</text:p>
          </table:table-cell>
          <table:table-cell table:formula="of:=IF(AND([.$B745]=&quot;i2c&quot;;[.$C745]=3);[.$D745];[.N744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706642" calcext:value-type="float">
            <text:p>161970664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604" calcext:value-type="float">
            <text:p>-604</text:p>
          </table:table-cell>
          <table:table-cell table:number-columns-repeated="4"/>
          <table:table-cell table:formula="of:=([.A746]-[.A$2])/1000000" office:value-type="float" office:value="40.046173" calcext:value-type="float">
            <text:p>40.046173</text:p>
          </table:table-cell>
          <table:table-cell table:formula="of:=IF([.B746]=&quot;PC&quot;;[.H$2];-[.H$2])" office:value-type="float" office:value="-2200" calcext:value-type="float">
            <text:p>-2200</text:p>
          </table:table-cell>
          <table:table-cell table:formula="of:=IF(AND([.$B746]=&quot;i2c&quot;;[.$C746]=0);[.$D746];[.K745])" office:value-type="float" office:value="406" calcext:value-type="float">
            <text:p>406</text:p>
          </table:table-cell>
          <table:table-cell table:formula="of:=IF(AND([.$B746]=&quot;i2c&quot;;[.$C746]=1);[.$D746];[.L745])" office:value-type="float" office:value="-13" calcext:value-type="float">
            <text:p>-13</text:p>
          </table:table-cell>
          <table:table-cell table:formula="of:=IF(AND([.$B746]=&quot;i2c&quot;;[.$C746]=2);[.$D746];[.M745])" office:value-type="float" office:value="-604" calcext:value-type="float">
            <text:p>-604</text:p>
          </table:table-cell>
          <table:table-cell table:formula="of:=IF(AND([.$B746]=&quot;i2c&quot;;[.$C746]=3);[.$D746];[.N745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724525" calcext:value-type="float">
            <text:p>161972452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4"/>
          <table:table-cell table:formula="of:=([.A747]-[.A$2])/1000000" office:value-type="float" office:value="40.064056" calcext:value-type="float">
            <text:p>40.064056</text:p>
          </table:table-cell>
          <table:table-cell table:formula="of:=IF([.B747]=&quot;PC&quot;;[.H$2];-[.H$2])" office:value-type="float" office:value="-2200" calcext:value-type="float">
            <text:p>-2200</text:p>
          </table:table-cell>
          <table:table-cell table:formula="of:=IF(AND([.$B747]=&quot;i2c&quot;;[.$C747]=0);[.$D747];[.K746])" office:value-type="float" office:value="406" calcext:value-type="float">
            <text:p>406</text:p>
          </table:table-cell>
          <table:table-cell table:formula="of:=IF(AND([.$B747]=&quot;i2c&quot;;[.$C747]=1);[.$D747];[.L746])" office:value-type="float" office:value="-12" calcext:value-type="float">
            <text:p>-12</text:p>
          </table:table-cell>
          <table:table-cell table:formula="of:=IF(AND([.$B747]=&quot;i2c&quot;;[.$C747]=2);[.$D747];[.M746])" office:value-type="float" office:value="-604" calcext:value-type="float">
            <text:p>-604</text:p>
          </table:table-cell>
          <table:table-cell table:formula="of:=IF(AND([.$B747]=&quot;i2c&quot;;[.$C747]=3);[.$D747];[.N746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742415" calcext:value-type="float">
            <text:p>161974241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table:number-columns-repeated="4"/>
          <table:table-cell table:formula="of:=([.A748]-[.A$2])/1000000" office:value-type="float" office:value="40.081946" calcext:value-type="float">
            <text:p>40.081946</text:p>
          </table:table-cell>
          <table:table-cell table:formula="of:=IF([.B748]=&quot;PC&quot;;[.H$2];-[.H$2])" office:value-type="float" office:value="-2200" calcext:value-type="float">
            <text:p>-2200</text:p>
          </table:table-cell>
          <table:table-cell table:formula="of:=IF(AND([.$B748]=&quot;i2c&quot;;[.$C748]=0);[.$D748];[.K747])" office:value-type="float" office:value="436" calcext:value-type="float">
            <text:p>436</text:p>
          </table:table-cell>
          <table:table-cell table:formula="of:=IF(AND([.$B748]=&quot;i2c&quot;;[.$C748]=1);[.$D748];[.L747])" office:value-type="float" office:value="-12" calcext:value-type="float">
            <text:p>-12</text:p>
          </table:table-cell>
          <table:table-cell table:formula="of:=IF(AND([.$B748]=&quot;i2c&quot;;[.$C748]=2);[.$D748];[.M747])" office:value-type="float" office:value="-604" calcext:value-type="float">
            <text:p>-604</text:p>
          </table:table-cell>
          <table:table-cell table:formula="of:=IF(AND([.$B748]=&quot;i2c&quot;;[.$C748]=3);[.$D748];[.N747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796391" calcext:value-type="float">
            <text:p>161979639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574" calcext:value-type="float">
            <text:p>-574</text:p>
          </table:table-cell>
          <table:table-cell table:number-columns-repeated="4"/>
          <table:table-cell table:formula="of:=([.A749]-[.A$2])/1000000" office:value-type="float" office:value="40.135922" calcext:value-type="float">
            <text:p>40.135922</text:p>
          </table:table-cell>
          <table:table-cell table:formula="of:=IF([.B749]=&quot;PC&quot;;[.H$2];-[.H$2])" office:value-type="float" office:value="-2200" calcext:value-type="float">
            <text:p>-2200</text:p>
          </table:table-cell>
          <table:table-cell table:formula="of:=IF(AND([.$B749]=&quot;i2c&quot;;[.$C749]=0);[.$D749];[.K748])" office:value-type="float" office:value="436" calcext:value-type="float">
            <text:p>436</text:p>
          </table:table-cell>
          <table:table-cell table:formula="of:=IF(AND([.$B749]=&quot;i2c&quot;;[.$C749]=1);[.$D749];[.L748])" office:value-type="float" office:value="-12" calcext:value-type="float">
            <text:p>-12</text:p>
          </table:table-cell>
          <table:table-cell table:formula="of:=IF(AND([.$B749]=&quot;i2c&quot;;[.$C749]=2);[.$D749];[.M748])" office:value-type="float" office:value="-574" calcext:value-type="float">
            <text:p>-574</text:p>
          </table:table-cell>
          <table:table-cell table:formula="of:=IF(AND([.$B749]=&quot;i2c&quot;;[.$C749]=3);[.$D749];[.N748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814275" calcext:value-type="float">
            <text:p>161981427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number-columns-repeated="4"/>
          <table:table-cell table:formula="of:=([.A750]-[.A$2])/1000000" office:value-type="float" office:value="40.153806" calcext:value-type="float">
            <text:p>40.153806</text:p>
          </table:table-cell>
          <table:table-cell table:formula="of:=IF([.B750]=&quot;PC&quot;;[.H$2];-[.H$2])" office:value-type="float" office:value="-2200" calcext:value-type="float">
            <text:p>-2200</text:p>
          </table:table-cell>
          <table:table-cell table:formula="of:=IF(AND([.$B750]=&quot;i2c&quot;;[.$C750]=0);[.$D750];[.K749])" office:value-type="float" office:value="436" calcext:value-type="float">
            <text:p>436</text:p>
          </table:table-cell>
          <table:table-cell table:formula="of:=IF(AND([.$B750]=&quot;i2c&quot;;[.$C750]=1);[.$D750];[.L749])" office:value-type="float" office:value="-11" calcext:value-type="float">
            <text:p>-11</text:p>
          </table:table-cell>
          <table:table-cell table:formula="of:=IF(AND([.$B750]=&quot;i2c&quot;;[.$C750]=2);[.$D750];[.M749])" office:value-type="float" office:value="-574" calcext:value-type="float">
            <text:p>-574</text:p>
          </table:table-cell>
          <table:table-cell table:formula="of:=IF(AND([.$B750]=&quot;i2c&quot;;[.$C750]=3);[.$D750];[.N749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832149" calcext:value-type="float">
            <text:p>161983214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4"/>
          <table:table-cell table:formula="of:=([.A751]-[.A$2])/1000000" office:value-type="float" office:value="40.17168" calcext:value-type="float">
            <text:p>40.17168</text:p>
          </table:table-cell>
          <table:table-cell table:formula="of:=IF([.B751]=&quot;PC&quot;;[.H$2];-[.H$2])" office:value-type="float" office:value="-2200" calcext:value-type="float">
            <text:p>-2200</text:p>
          </table:table-cell>
          <table:table-cell table:formula="of:=IF(AND([.$B751]=&quot;i2c&quot;;[.$C751]=0);[.$D751];[.K750])" office:value-type="float" office:value="466" calcext:value-type="float">
            <text:p>466</text:p>
          </table:table-cell>
          <table:table-cell table:formula="of:=IF(AND([.$B751]=&quot;i2c&quot;;[.$C751]=1);[.$D751];[.L750])" office:value-type="float" office:value="-11" calcext:value-type="float">
            <text:p>-11</text:p>
          </table:table-cell>
          <table:table-cell table:formula="of:=IF(AND([.$B751]=&quot;i2c&quot;;[.$C751]=2);[.$D751];[.M750])" office:value-type="float" office:value="-574" calcext:value-type="float">
            <text:p>-574</text:p>
          </table:table-cell>
          <table:table-cell table:formula="of:=IF(AND([.$B751]=&quot;i2c&quot;;[.$C751]=3);[.$D751];[.N750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886133" calcext:value-type="float">
            <text:p>161988613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544" calcext:value-type="float">
            <text:p>-544</text:p>
          </table:table-cell>
          <table:table-cell table:number-columns-repeated="4"/>
          <table:table-cell table:formula="of:=([.A752]-[.A$2])/1000000" office:value-type="float" office:value="40.225664" calcext:value-type="float">
            <text:p>40.225664</text:p>
          </table:table-cell>
          <table:table-cell table:formula="of:=IF([.B752]=&quot;PC&quot;;[.H$2];-[.H$2])" office:value-type="float" office:value="-2200" calcext:value-type="float">
            <text:p>-2200</text:p>
          </table:table-cell>
          <table:table-cell table:formula="of:=IF(AND([.$B752]=&quot;i2c&quot;;[.$C752]=0);[.$D752];[.K751])" office:value-type="float" office:value="466" calcext:value-type="float">
            <text:p>466</text:p>
          </table:table-cell>
          <table:table-cell table:formula="of:=IF(AND([.$B752]=&quot;i2c&quot;;[.$C752]=1);[.$D752];[.L751])" office:value-type="float" office:value="-11" calcext:value-type="float">
            <text:p>-11</text:p>
          </table:table-cell>
          <table:table-cell table:formula="of:=IF(AND([.$B752]=&quot;i2c&quot;;[.$C752]=2);[.$D752];[.M751])" office:value-type="float" office:value="-544" calcext:value-type="float">
            <text:p>-544</text:p>
          </table:table-cell>
          <table:table-cell table:formula="of:=IF(AND([.$B752]=&quot;i2c&quot;;[.$C752]=3);[.$D752];[.N751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904012" calcext:value-type="float">
            <text:p>161990401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table:formula="of:=([.A753]-[.A$2])/1000000" office:value-type="float" office:value="40.243543" calcext:value-type="float">
            <text:p>40.243543</text:p>
          </table:table-cell>
          <table:table-cell table:formula="of:=IF([.B753]=&quot;PC&quot;;[.H$2];-[.H$2])" office:value-type="float" office:value="-2200" calcext:value-type="float">
            <text:p>-2200</text:p>
          </table:table-cell>
          <table:table-cell table:formula="of:=IF(AND([.$B753]=&quot;i2c&quot;;[.$C753]=0);[.$D753];[.K752])" office:value-type="float" office:value="466" calcext:value-type="float">
            <text:p>466</text:p>
          </table:table-cell>
          <table:table-cell table:formula="of:=IF(AND([.$B753]=&quot;i2c&quot;;[.$C753]=1);[.$D753];[.L752])" office:value-type="float" office:value="-10" calcext:value-type="float">
            <text:p>-10</text:p>
          </table:table-cell>
          <table:table-cell table:formula="of:=IF(AND([.$B753]=&quot;i2c&quot;;[.$C753]=2);[.$D753];[.M752])" office:value-type="float" office:value="-544" calcext:value-type="float">
            <text:p>-544</text:p>
          </table:table-cell>
          <table:table-cell table:formula="of:=IF(AND([.$B753]=&quot;i2c&quot;;[.$C753]=3);[.$D753];[.N752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921897" calcext:value-type="float">
            <text:p>161992189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table:number-columns-repeated="4"/>
          <table:table-cell table:formula="of:=([.A754]-[.A$2])/1000000" office:value-type="float" office:value="40.261428" calcext:value-type="float">
            <text:p>40.261428</text:p>
          </table:table-cell>
          <table:table-cell table:formula="of:=IF([.B754]=&quot;PC&quot;;[.H$2];-[.H$2])" office:value-type="float" office:value="-2200" calcext:value-type="float">
            <text:p>-2200</text:p>
          </table:table-cell>
          <table:table-cell table:formula="of:=IF(AND([.$B754]=&quot;i2c&quot;;[.$C754]=0);[.$D754];[.K753])" office:value-type="float" office:value="496" calcext:value-type="float">
            <text:p>496</text:p>
          </table:table-cell>
          <table:table-cell table:formula="of:=IF(AND([.$B754]=&quot;i2c&quot;;[.$C754]=1);[.$D754];[.L753])" office:value-type="float" office:value="-10" calcext:value-type="float">
            <text:p>-10</text:p>
          </table:table-cell>
          <table:table-cell table:formula="of:=IF(AND([.$B754]=&quot;i2c&quot;;[.$C754]=2);[.$D754];[.M753])" office:value-type="float" office:value="-544" calcext:value-type="float">
            <text:p>-544</text:p>
          </table:table-cell>
          <table:table-cell table:formula="of:=IF(AND([.$B754]=&quot;i2c&quot;;[.$C754]=3);[.$D754];[.N753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975887" calcext:value-type="float">
            <text:p>161997588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514" calcext:value-type="float">
            <text:p>-514</text:p>
          </table:table-cell>
          <table:table-cell table:number-columns-repeated="4"/>
          <table:table-cell table:formula="of:=([.A755]-[.A$2])/1000000" office:value-type="float" office:value="40.315418" calcext:value-type="float">
            <text:p>40.315418</text:p>
          </table:table-cell>
          <table:table-cell table:formula="of:=IF([.B755]=&quot;PC&quot;;[.H$2];-[.H$2])" office:value-type="float" office:value="-2200" calcext:value-type="float">
            <text:p>-2200</text:p>
          </table:table-cell>
          <table:table-cell table:formula="of:=IF(AND([.$B755]=&quot;i2c&quot;;[.$C755]=0);[.$D755];[.K754])" office:value-type="float" office:value="496" calcext:value-type="float">
            <text:p>496</text:p>
          </table:table-cell>
          <table:table-cell table:formula="of:=IF(AND([.$B755]=&quot;i2c&quot;;[.$C755]=1);[.$D755];[.L754])" office:value-type="float" office:value="-10" calcext:value-type="float">
            <text:p>-10</text:p>
          </table:table-cell>
          <table:table-cell table:formula="of:=IF(AND([.$B755]=&quot;i2c&quot;;[.$C755]=2);[.$D755];[.M754])" office:value-type="float" office:value="-514" calcext:value-type="float">
            <text:p>-514</text:p>
          </table:table-cell>
          <table:table-cell table:formula="of:=IF(AND([.$B755]=&quot;i2c&quot;;[.$C755]=3);[.$D755];[.N754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19993763" calcext:value-type="float">
            <text:p>161999376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4"/>
          <table:table-cell table:formula="of:=([.A756]-[.A$2])/1000000" office:value-type="float" office:value="40.333294" calcext:value-type="float">
            <text:p>40.333294</text:p>
          </table:table-cell>
          <table:table-cell table:formula="of:=IF([.B756]=&quot;PC&quot;;[.H$2];-[.H$2])" office:value-type="float" office:value="-2200" calcext:value-type="float">
            <text:p>-2200</text:p>
          </table:table-cell>
          <table:table-cell table:formula="of:=IF(AND([.$B756]=&quot;i2c&quot;;[.$C756]=0);[.$D756];[.K755])" office:value-type="float" office:value="496" calcext:value-type="float">
            <text:p>496</text:p>
          </table:table-cell>
          <table:table-cell table:formula="of:=IF(AND([.$B756]=&quot;i2c&quot;;[.$C756]=1);[.$D756];[.L755])" office:value-type="float" office:value="-9" calcext:value-type="float">
            <text:p>-9</text:p>
          </table:table-cell>
          <table:table-cell table:formula="of:=IF(AND([.$B756]=&quot;i2c&quot;;[.$C756]=2);[.$D756];[.M755])" office:value-type="float" office:value="-514" calcext:value-type="float">
            <text:p>-514</text:p>
          </table:table-cell>
          <table:table-cell table:formula="of:=IF(AND([.$B756]=&quot;i2c&quot;;[.$C756]=3);[.$D756];[.N755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011637" calcext:value-type="float">
            <text:p>162001163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table:number-columns-repeated="4"/>
          <table:table-cell table:formula="of:=([.A757]-[.A$2])/1000000" office:value-type="float" office:value="40.351168" calcext:value-type="float">
            <text:p>40.351168</text:p>
          </table:table-cell>
          <table:table-cell table:formula="of:=IF([.B757]=&quot;PC&quot;;[.H$2];-[.H$2])" office:value-type="float" office:value="-2200" calcext:value-type="float">
            <text:p>-2200</text:p>
          </table:table-cell>
          <table:table-cell table:formula="of:=IF(AND([.$B757]=&quot;i2c&quot;;[.$C757]=0);[.$D757];[.K756])" office:value-type="float" office:value="526" calcext:value-type="float">
            <text:p>526</text:p>
          </table:table-cell>
          <table:table-cell table:formula="of:=IF(AND([.$B757]=&quot;i2c&quot;;[.$C757]=1);[.$D757];[.L756])" office:value-type="float" office:value="-9" calcext:value-type="float">
            <text:p>-9</text:p>
          </table:table-cell>
          <table:table-cell table:formula="of:=IF(AND([.$B757]=&quot;i2c&quot;;[.$C757]=2);[.$D757];[.M756])" office:value-type="float" office:value="-514" calcext:value-type="float">
            <text:p>-514</text:p>
          </table:table-cell>
          <table:table-cell table:formula="of:=IF(AND([.$B757]=&quot;i2c&quot;;[.$C757]=3);[.$D757];[.N756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065618" calcext:value-type="float">
            <text:p>162006561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484" calcext:value-type="float">
            <text:p>-484</text:p>
          </table:table-cell>
          <table:table-cell table:number-columns-repeated="4"/>
          <table:table-cell table:formula="of:=([.A758]-[.A$2])/1000000" office:value-type="float" office:value="40.405149" calcext:value-type="float">
            <text:p>40.405149</text:p>
          </table:table-cell>
          <table:table-cell table:formula="of:=IF([.B758]=&quot;PC&quot;;[.H$2];-[.H$2])" office:value-type="float" office:value="-2200" calcext:value-type="float">
            <text:p>-2200</text:p>
          </table:table-cell>
          <table:table-cell table:formula="of:=IF(AND([.$B758]=&quot;i2c&quot;;[.$C758]=0);[.$D758];[.K757])" office:value-type="float" office:value="526" calcext:value-type="float">
            <text:p>526</text:p>
          </table:table-cell>
          <table:table-cell table:formula="of:=IF(AND([.$B758]=&quot;i2c&quot;;[.$C758]=1);[.$D758];[.L757])" office:value-type="float" office:value="-9" calcext:value-type="float">
            <text:p>-9</text:p>
          </table:table-cell>
          <table:table-cell table:formula="of:=IF(AND([.$B758]=&quot;i2c&quot;;[.$C758]=2);[.$D758];[.M757])" office:value-type="float" office:value="-484" calcext:value-type="float">
            <text:p>-484</text:p>
          </table:table-cell>
          <table:table-cell table:formula="of:=IF(AND([.$B758]=&quot;i2c&quot;;[.$C758]=3);[.$D758];[.N757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083496" calcext:value-type="float">
            <text:p>162008349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4"/>
          <table:table-cell table:formula="of:=([.A759]-[.A$2])/1000000" office:value-type="float" office:value="40.423027" calcext:value-type="float">
            <text:p>40.423027</text:p>
          </table:table-cell>
          <table:table-cell table:formula="of:=IF([.B759]=&quot;PC&quot;;[.H$2];-[.H$2])" office:value-type="float" office:value="-2200" calcext:value-type="float">
            <text:p>-2200</text:p>
          </table:table-cell>
          <table:table-cell table:formula="of:=IF(AND([.$B759]=&quot;i2c&quot;;[.$C759]=0);[.$D759];[.K758])" office:value-type="float" office:value="526" calcext:value-type="float">
            <text:p>526</text:p>
          </table:table-cell>
          <table:table-cell table:formula="of:=IF(AND([.$B759]=&quot;i2c&quot;;[.$C759]=1);[.$D759];[.L758])" office:value-type="float" office:value="-8" calcext:value-type="float">
            <text:p>-8</text:p>
          </table:table-cell>
          <table:table-cell table:formula="of:=IF(AND([.$B759]=&quot;i2c&quot;;[.$C759]=2);[.$D759];[.M758])" office:value-type="float" office:value="-484" calcext:value-type="float">
            <text:p>-484</text:p>
          </table:table-cell>
          <table:table-cell table:formula="of:=IF(AND([.$B759]=&quot;i2c&quot;;[.$C759]=3);[.$D759];[.N758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101379" calcext:value-type="float">
            <text:p>162010137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number-columns-repeated="4"/>
          <table:table-cell table:formula="of:=([.A760]-[.A$2])/1000000" office:value-type="float" office:value="40.44091" calcext:value-type="float">
            <text:p>40.44091</text:p>
          </table:table-cell>
          <table:table-cell table:formula="of:=IF([.B760]=&quot;PC&quot;;[.H$2];-[.H$2])" office:value-type="float" office:value="-2200" calcext:value-type="float">
            <text:p>-2200</text:p>
          </table:table-cell>
          <table:table-cell table:formula="of:=IF(AND([.$B760]=&quot;i2c&quot;;[.$C760]=0);[.$D760];[.K759])" office:value-type="float" office:value="556" calcext:value-type="float">
            <text:p>556</text:p>
          </table:table-cell>
          <table:table-cell table:formula="of:=IF(AND([.$B760]=&quot;i2c&quot;;[.$C760]=1);[.$D760];[.L759])" office:value-type="float" office:value="-8" calcext:value-type="float">
            <text:p>-8</text:p>
          </table:table-cell>
          <table:table-cell table:formula="of:=IF(AND([.$B760]=&quot;i2c&quot;;[.$C760]=2);[.$D760];[.M759])" office:value-type="float" office:value="-484" calcext:value-type="float">
            <text:p>-484</text:p>
          </table:table-cell>
          <table:table-cell table:formula="of:=IF(AND([.$B760]=&quot;i2c&quot;;[.$C760]=3);[.$D760];[.N759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155365" calcext:value-type="float">
            <text:p>162015536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454" calcext:value-type="float">
            <text:p>-454</text:p>
          </table:table-cell>
          <table:table-cell table:number-columns-repeated="4"/>
          <table:table-cell table:formula="of:=([.A761]-[.A$2])/1000000" office:value-type="float" office:value="40.494896" calcext:value-type="float">
            <text:p>40.494896</text:p>
          </table:table-cell>
          <table:table-cell table:formula="of:=IF([.B761]=&quot;PC&quot;;[.H$2];-[.H$2])" office:value-type="float" office:value="-2200" calcext:value-type="float">
            <text:p>-2200</text:p>
          </table:table-cell>
          <table:table-cell table:formula="of:=IF(AND([.$B761]=&quot;i2c&quot;;[.$C761]=0);[.$D761];[.K760])" office:value-type="float" office:value="556" calcext:value-type="float">
            <text:p>556</text:p>
          </table:table-cell>
          <table:table-cell table:formula="of:=IF(AND([.$B761]=&quot;i2c&quot;;[.$C761]=1);[.$D761];[.L760])" office:value-type="float" office:value="-8" calcext:value-type="float">
            <text:p>-8</text:p>
          </table:table-cell>
          <table:table-cell table:formula="of:=IF(AND([.$B761]=&quot;i2c&quot;;[.$C761]=2);[.$D761];[.M760])" office:value-type="float" office:value="-454" calcext:value-type="float">
            <text:p>-454</text:p>
          </table:table-cell>
          <table:table-cell table:formula="of:=IF(AND([.$B761]=&quot;i2c&quot;;[.$C761]=3);[.$D761];[.N760])" office:value-type="float" office:value="-1024" calcext:value-type="float">
            <text:p>-1024</text:p>
          </table:table-cell>
        </table:table-row>
        <table:table-row table:style-name="ro1">
          <table:table-cell office:value-type="string" calcext:value-type="string">
            <text:p>cmd Z</text:p>
          </table:table-cell>
          <table:table-cell office:value-type="string" calcext:value-type="string">
            <text:p>E=0</text:p>
          </table:table-cell>
          <table:table-cell office:value-type="string" calcext:value-type="string">
            <text:p>ch=4</text:p>
          </table:table-cell>
          <table:table-cell table:number-columns-repeated="5"/>
          <table:table-cell table:formula="of:=([.A762]-[.A$2])/1000000" office:value-type="string" office:string-value="" calcext:value-type="error">
            <text:p>#VALUE!</text:p>
          </table:table-cell>
          <table:table-cell table:formula="of:=IF([.B762]=&quot;PC&quot;;[.H$2];-[.H$2])" office:value-type="float" office:value="-2200" calcext:value-type="float">
            <text:p>-2200</text:p>
          </table:table-cell>
          <table:table-cell table:formula="of:=IF(AND([.$B762]=&quot;i2c&quot;;[.$C762]=0);[.$D762];[.K761])" office:value-type="float" office:value="556" calcext:value-type="float">
            <text:p>556</text:p>
          </table:table-cell>
          <table:table-cell table:formula="of:=IF(AND([.$B762]=&quot;i2c&quot;;[.$C762]=1);[.$D762];[.L761])" office:value-type="float" office:value="-8" calcext:value-type="float">
            <text:p>-8</text:p>
          </table:table-cell>
          <table:table-cell table:formula="of:=IF(AND([.$B762]=&quot;i2c&quot;;[.$C762]=2);[.$D762];[.M761])" office:value-type="float" office:value="-454" calcext:value-type="float">
            <text:p>-454</text:p>
          </table:table-cell>
          <table:table-cell table:formula="of:=IF(AND([.$B762]=&quot;i2c&quot;;[.$C762]=3);[.$D762];[.N761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173268" calcext:value-type="float">
            <text:p>162017326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4"/>
          <table:table-cell table:formula="of:=([.A763]-[.A$2])/1000000" office:value-type="float" office:value="40.512799" calcext:value-type="float">
            <text:p>40.512799</text:p>
          </table:table-cell>
          <table:table-cell table:formula="of:=IF([.B763]=&quot;PC&quot;;[.H$2];-[.H$2])" office:value-type="float" office:value="-2200" calcext:value-type="float">
            <text:p>-2200</text:p>
          </table:table-cell>
          <table:table-cell table:formula="of:=IF(AND([.$B763]=&quot;i2c&quot;;[.$C763]=0);[.$D763];[.K762])" office:value-type="float" office:value="556" calcext:value-type="float">
            <text:p>556</text:p>
          </table:table-cell>
          <table:table-cell table:formula="of:=IF(AND([.$B763]=&quot;i2c&quot;;[.$C763]=1);[.$D763];[.L762])" office:value-type="float" office:value="-7" calcext:value-type="float">
            <text:p>-7</text:p>
          </table:table-cell>
          <table:table-cell table:formula="of:=IF(AND([.$B763]=&quot;i2c&quot;;[.$C763]=2);[.$D763];[.M762])" office:value-type="float" office:value="-454" calcext:value-type="float">
            <text:p>-454</text:p>
          </table:table-cell>
          <table:table-cell table:formula="of:=IF(AND([.$B763]=&quot;i2c&quot;;[.$C763]=3);[.$D763];[.N762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191170" calcext:value-type="float">
            <text:p>162019117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table:number-columns-repeated="4"/>
          <table:table-cell table:formula="of:=([.A764]-[.A$2])/1000000" office:value-type="float" office:value="40.530701" calcext:value-type="float">
            <text:p>40.530701</text:p>
          </table:table-cell>
          <table:table-cell table:formula="of:=IF([.B764]=&quot;PC&quot;;[.H$2];-[.H$2])" office:value-type="float" office:value="-2200" calcext:value-type="float">
            <text:p>-2200</text:p>
          </table:table-cell>
          <table:table-cell table:formula="of:=IF(AND([.$B764]=&quot;i2c&quot;;[.$C764]=0);[.$D764];[.K763])" office:value-type="float" office:value="586" calcext:value-type="float">
            <text:p>586</text:p>
          </table:table-cell>
          <table:table-cell table:formula="of:=IF(AND([.$B764]=&quot;i2c&quot;;[.$C764]=1);[.$D764];[.L763])" office:value-type="float" office:value="-7" calcext:value-type="float">
            <text:p>-7</text:p>
          </table:table-cell>
          <table:table-cell table:formula="of:=IF(AND([.$B764]=&quot;i2c&quot;;[.$C764]=2);[.$D764];[.M763])" office:value-type="float" office:value="-454" calcext:value-type="float">
            <text:p>-454</text:p>
          </table:table-cell>
          <table:table-cell table:formula="of:=IF(AND([.$B764]=&quot;i2c&quot;;[.$C764]=3);[.$D764];[.N763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245159" calcext:value-type="float">
            <text:p>162024515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424" calcext:value-type="float">
            <text:p>-424</text:p>
          </table:table-cell>
          <table:table-cell table:number-columns-repeated="4"/>
          <table:table-cell table:formula="of:=([.A765]-[.A$2])/1000000" office:value-type="float" office:value="40.58469" calcext:value-type="float">
            <text:p>40.58469</text:p>
          </table:table-cell>
          <table:table-cell table:formula="of:=IF([.B765]=&quot;PC&quot;;[.H$2];-[.H$2])" office:value-type="float" office:value="-2200" calcext:value-type="float">
            <text:p>-2200</text:p>
          </table:table-cell>
          <table:table-cell table:formula="of:=IF(AND([.$B765]=&quot;i2c&quot;;[.$C765]=0);[.$D765];[.K764])" office:value-type="float" office:value="586" calcext:value-type="float">
            <text:p>586</text:p>
          </table:table-cell>
          <table:table-cell table:formula="of:=IF(AND([.$B765]=&quot;i2c&quot;;[.$C765]=1);[.$D765];[.L764])" office:value-type="float" office:value="-7" calcext:value-type="float">
            <text:p>-7</text:p>
          </table:table-cell>
          <table:table-cell table:formula="of:=IF(AND([.$B765]=&quot;i2c&quot;;[.$C765]=2);[.$D765];[.M764])" office:value-type="float" office:value="-424" calcext:value-type="float">
            <text:p>-424</text:p>
          </table:table-cell>
          <table:table-cell table:formula="of:=IF(AND([.$B765]=&quot;i2c&quot;;[.$C765]=3);[.$D765];[.N764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263047" calcext:value-type="float">
            <text:p>162026304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4"/>
          <table:table-cell table:formula="of:=([.A766]-[.A$2])/1000000" office:value-type="float" office:value="40.602578" calcext:value-type="float">
            <text:p>40.602578</text:p>
          </table:table-cell>
          <table:table-cell table:formula="of:=IF([.B766]=&quot;PC&quot;;[.H$2];-[.H$2])" office:value-type="float" office:value="-2200" calcext:value-type="float">
            <text:p>-2200</text:p>
          </table:table-cell>
          <table:table-cell table:formula="of:=IF(AND([.$B766]=&quot;i2c&quot;;[.$C766]=0);[.$D766];[.K765])" office:value-type="float" office:value="586" calcext:value-type="float">
            <text:p>586</text:p>
          </table:table-cell>
          <table:table-cell table:formula="of:=IF(AND([.$B766]=&quot;i2c&quot;;[.$C766]=1);[.$D766];[.L765])" office:value-type="float" office:value="-6" calcext:value-type="float">
            <text:p>-6</text:p>
          </table:table-cell>
          <table:table-cell table:formula="of:=IF(AND([.$B766]=&quot;i2c&quot;;[.$C766]=2);[.$D766];[.M765])" office:value-type="float" office:value="-424" calcext:value-type="float">
            <text:p>-424</text:p>
          </table:table-cell>
          <table:table-cell table:formula="of:=IF(AND([.$B766]=&quot;i2c&quot;;[.$C766]=3);[.$D766];[.N765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280916" calcext:value-type="float">
            <text:p>162028091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4"/>
          <table:table-cell table:formula="of:=([.A767]-[.A$2])/1000000" office:value-type="float" office:value="40.620447" calcext:value-type="float">
            <text:p>40.620447</text:p>
          </table:table-cell>
          <table:table-cell table:formula="of:=IF([.B767]=&quot;PC&quot;;[.H$2];-[.H$2])" office:value-type="float" office:value="-2200" calcext:value-type="float">
            <text:p>-2200</text:p>
          </table:table-cell>
          <table:table-cell table:formula="of:=IF(AND([.$B767]=&quot;i2c&quot;;[.$C767]=0);[.$D767];[.K766])" office:value-type="float" office:value="616" calcext:value-type="float">
            <text:p>616</text:p>
          </table:table-cell>
          <table:table-cell table:formula="of:=IF(AND([.$B767]=&quot;i2c&quot;;[.$C767]=1);[.$D767];[.L766])" office:value-type="float" office:value="-6" calcext:value-type="float">
            <text:p>-6</text:p>
          </table:table-cell>
          <table:table-cell table:formula="of:=IF(AND([.$B767]=&quot;i2c&quot;;[.$C767]=2);[.$D767];[.M766])" office:value-type="float" office:value="-424" calcext:value-type="float">
            <text:p>-424</text:p>
          </table:table-cell>
          <table:table-cell table:formula="of:=IF(AND([.$B767]=&quot;i2c&quot;;[.$C767]=3);[.$D767];[.N766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334913" calcext:value-type="float">
            <text:p>162033491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394" calcext:value-type="float">
            <text:p>-394</text:p>
          </table:table-cell>
          <table:table-cell table:number-columns-repeated="4"/>
          <table:table-cell table:formula="of:=([.A768]-[.A$2])/1000000" office:value-type="float" office:value="40.674444" calcext:value-type="float">
            <text:p>40.674444</text:p>
          </table:table-cell>
          <table:table-cell table:formula="of:=IF([.B768]=&quot;PC&quot;;[.H$2];-[.H$2])" office:value-type="float" office:value="-2200" calcext:value-type="float">
            <text:p>-2200</text:p>
          </table:table-cell>
          <table:table-cell table:formula="of:=IF(AND([.$B768]=&quot;i2c&quot;;[.$C768]=0);[.$D768];[.K767])" office:value-type="float" office:value="616" calcext:value-type="float">
            <text:p>616</text:p>
          </table:table-cell>
          <table:table-cell table:formula="of:=IF(AND([.$B768]=&quot;i2c&quot;;[.$C768]=1);[.$D768];[.L767])" office:value-type="float" office:value="-6" calcext:value-type="float">
            <text:p>-6</text:p>
          </table:table-cell>
          <table:table-cell table:formula="of:=IF(AND([.$B768]=&quot;i2c&quot;;[.$C768]=2);[.$D768];[.M767])" office:value-type="float" office:value="-394" calcext:value-type="float">
            <text:p>-394</text:p>
          </table:table-cell>
          <table:table-cell table:formula="of:=IF(AND([.$B768]=&quot;i2c&quot;;[.$C768]=3);[.$D768];[.N767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352799" calcext:value-type="float">
            <text:p>162035279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4"/>
          <table:table-cell table:formula="of:=([.A769]-[.A$2])/1000000" office:value-type="float" office:value="40.69233" calcext:value-type="float">
            <text:p>40.69233</text:p>
          </table:table-cell>
          <table:table-cell table:formula="of:=IF([.B769]=&quot;PC&quot;;[.H$2];-[.H$2])" office:value-type="float" office:value="-2200" calcext:value-type="float">
            <text:p>-2200</text:p>
          </table:table-cell>
          <table:table-cell table:formula="of:=IF(AND([.$B769]=&quot;i2c&quot;;[.$C769]=0);[.$D769];[.K768])" office:value-type="float" office:value="616" calcext:value-type="float">
            <text:p>616</text:p>
          </table:table-cell>
          <table:table-cell table:formula="of:=IF(AND([.$B769]=&quot;i2c&quot;;[.$C769]=1);[.$D769];[.L768])" office:value-type="float" office:value="-5" calcext:value-type="float">
            <text:p>-5</text:p>
          </table:table-cell>
          <table:table-cell table:formula="of:=IF(AND([.$B769]=&quot;i2c&quot;;[.$C769]=2);[.$D769];[.M768])" office:value-type="float" office:value="-394" calcext:value-type="float">
            <text:p>-394</text:p>
          </table:table-cell>
          <table:table-cell table:formula="of:=IF(AND([.$B769]=&quot;i2c&quot;;[.$C769]=3);[.$D769];[.N768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370674" calcext:value-type="float">
            <text:p>162037067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table:number-columns-repeated="4"/>
          <table:table-cell table:formula="of:=([.A770]-[.A$2])/1000000" office:value-type="float" office:value="40.710205" calcext:value-type="float">
            <text:p>40.710205</text:p>
          </table:table-cell>
          <table:table-cell table:formula="of:=IF([.B770]=&quot;PC&quot;;[.H$2];-[.H$2])" office:value-type="float" office:value="-2200" calcext:value-type="float">
            <text:p>-2200</text:p>
          </table:table-cell>
          <table:table-cell table:formula="of:=IF(AND([.$B770]=&quot;i2c&quot;;[.$C770]=0);[.$D770];[.K769])" office:value-type="float" office:value="646" calcext:value-type="float">
            <text:p>646</text:p>
          </table:table-cell>
          <table:table-cell table:formula="of:=IF(AND([.$B770]=&quot;i2c&quot;;[.$C770]=1);[.$D770];[.L769])" office:value-type="float" office:value="-5" calcext:value-type="float">
            <text:p>-5</text:p>
          </table:table-cell>
          <table:table-cell table:formula="of:=IF(AND([.$B770]=&quot;i2c&quot;;[.$C770]=2);[.$D770];[.M769])" office:value-type="float" office:value="-394" calcext:value-type="float">
            <text:p>-394</text:p>
          </table:table-cell>
          <table:table-cell table:formula="of:=IF(AND([.$B770]=&quot;i2c&quot;;[.$C770]=3);[.$D770];[.N769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424651" calcext:value-type="float">
            <text:p>162042465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364" calcext:value-type="float">
            <text:p>-364</text:p>
          </table:table-cell>
          <table:table-cell table:number-columns-repeated="4"/>
          <table:table-cell table:formula="of:=([.A771]-[.A$2])/1000000" office:value-type="float" office:value="40.764182" calcext:value-type="float">
            <text:p>40.764182</text:p>
          </table:table-cell>
          <table:table-cell table:formula="of:=IF([.B771]=&quot;PC&quot;;[.H$2];-[.H$2])" office:value-type="float" office:value="-2200" calcext:value-type="float">
            <text:p>-2200</text:p>
          </table:table-cell>
          <table:table-cell table:formula="of:=IF(AND([.$B771]=&quot;i2c&quot;;[.$C771]=0);[.$D771];[.K770])" office:value-type="float" office:value="646" calcext:value-type="float">
            <text:p>646</text:p>
          </table:table-cell>
          <table:table-cell table:formula="of:=IF(AND([.$B771]=&quot;i2c&quot;;[.$C771]=1);[.$D771];[.L770])" office:value-type="float" office:value="-5" calcext:value-type="float">
            <text:p>-5</text:p>
          </table:table-cell>
          <table:table-cell table:formula="of:=IF(AND([.$B771]=&quot;i2c&quot;;[.$C771]=2);[.$D771];[.M770])" office:value-type="float" office:value="-364" calcext:value-type="float">
            <text:p>-364</text:p>
          </table:table-cell>
          <table:table-cell table:formula="of:=IF(AND([.$B771]=&quot;i2c&quot;;[.$C771]=3);[.$D771];[.N770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442545" calcext:value-type="float">
            <text:p>162044254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4"/>
          <table:table-cell table:formula="of:=([.A772]-[.A$2])/1000000" office:value-type="float" office:value="40.782076" calcext:value-type="float">
            <text:p>40.782076</text:p>
          </table:table-cell>
          <table:table-cell table:formula="of:=IF([.B772]=&quot;PC&quot;;[.H$2];-[.H$2])" office:value-type="float" office:value="-2200" calcext:value-type="float">
            <text:p>-2200</text:p>
          </table:table-cell>
          <table:table-cell table:formula="of:=IF(AND([.$B772]=&quot;i2c&quot;;[.$C772]=0);[.$D772];[.K771])" office:value-type="float" office:value="646" calcext:value-type="float">
            <text:p>646</text:p>
          </table:table-cell>
          <table:table-cell table:formula="of:=IF(AND([.$B772]=&quot;i2c&quot;;[.$C772]=1);[.$D772];[.L771])" office:value-type="float" office:value="-4" calcext:value-type="float">
            <text:p>-4</text:p>
          </table:table-cell>
          <table:table-cell table:formula="of:=IF(AND([.$B772]=&quot;i2c&quot;;[.$C772]=2);[.$D772];[.M771])" office:value-type="float" office:value="-364" calcext:value-type="float">
            <text:p>-364</text:p>
          </table:table-cell>
          <table:table-cell table:formula="of:=IF(AND([.$B772]=&quot;i2c&quot;;[.$C772]=3);[.$D772];[.N771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460419" calcext:value-type="float">
            <text:p>162046041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4"/>
          <table:table-cell table:formula="of:=([.A773]-[.A$2])/1000000" office:value-type="float" office:value="40.79995" calcext:value-type="float">
            <text:p>40.79995</text:p>
          </table:table-cell>
          <table:table-cell table:formula="of:=IF([.B773]=&quot;PC&quot;;[.H$2];-[.H$2])" office:value-type="float" office:value="-2200" calcext:value-type="float">
            <text:p>-2200</text:p>
          </table:table-cell>
          <table:table-cell table:formula="of:=IF(AND([.$B773]=&quot;i2c&quot;;[.$C773]=0);[.$D773];[.K772])" office:value-type="float" office:value="676" calcext:value-type="float">
            <text:p>676</text:p>
          </table:table-cell>
          <table:table-cell table:formula="of:=IF(AND([.$B773]=&quot;i2c&quot;;[.$C773]=1);[.$D773];[.L772])" office:value-type="float" office:value="-4" calcext:value-type="float">
            <text:p>-4</text:p>
          </table:table-cell>
          <table:table-cell table:formula="of:=IF(AND([.$B773]=&quot;i2c&quot;;[.$C773]=2);[.$D773];[.M772])" office:value-type="float" office:value="-364" calcext:value-type="float">
            <text:p>-364</text:p>
          </table:table-cell>
          <table:table-cell table:formula="of:=IF(AND([.$B773]=&quot;i2c&quot;;[.$C773]=3);[.$D773];[.N772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514400" calcext:value-type="float">
            <text:p>162051440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334" calcext:value-type="float">
            <text:p>-334</text:p>
          </table:table-cell>
          <table:table-cell table:number-columns-repeated="4"/>
          <table:table-cell table:formula="of:=([.A774]-[.A$2])/1000000" office:value-type="float" office:value="40.853931" calcext:value-type="float">
            <text:p>40.853931</text:p>
          </table:table-cell>
          <table:table-cell table:formula="of:=IF([.B774]=&quot;PC&quot;;[.H$2];-[.H$2])" office:value-type="float" office:value="-2200" calcext:value-type="float">
            <text:p>-2200</text:p>
          </table:table-cell>
          <table:table-cell table:formula="of:=IF(AND([.$B774]=&quot;i2c&quot;;[.$C774]=0);[.$D774];[.K773])" office:value-type="float" office:value="676" calcext:value-type="float">
            <text:p>676</text:p>
          </table:table-cell>
          <table:table-cell table:formula="of:=IF(AND([.$B774]=&quot;i2c&quot;;[.$C774]=1);[.$D774];[.L773])" office:value-type="float" office:value="-4" calcext:value-type="float">
            <text:p>-4</text:p>
          </table:table-cell>
          <table:table-cell table:formula="of:=IF(AND([.$B774]=&quot;i2c&quot;;[.$C774]=2);[.$D774];[.M773])" office:value-type="float" office:value="-334" calcext:value-type="float">
            <text:p>-334</text:p>
          </table:table-cell>
          <table:table-cell table:formula="of:=IF(AND([.$B774]=&quot;i2c&quot;;[.$C774]=3);[.$D774];[.N773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532278" calcext:value-type="float">
            <text:p>162053227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4"/>
          <table:table-cell table:formula="of:=([.A775]-[.A$2])/1000000" office:value-type="float" office:value="40.871809" calcext:value-type="float">
            <text:p>40.871809</text:p>
          </table:table-cell>
          <table:table-cell table:formula="of:=IF([.B775]=&quot;PC&quot;;[.H$2];-[.H$2])" office:value-type="float" office:value="-2200" calcext:value-type="float">
            <text:p>-2200</text:p>
          </table:table-cell>
          <table:table-cell table:formula="of:=IF(AND([.$B775]=&quot;i2c&quot;;[.$C775]=0);[.$D775];[.K774])" office:value-type="float" office:value="676" calcext:value-type="float">
            <text:p>676</text:p>
          </table:table-cell>
          <table:table-cell table:formula="of:=IF(AND([.$B775]=&quot;i2c&quot;;[.$C775]=1);[.$D775];[.L774])" office:value-type="float" office:value="-3" calcext:value-type="float">
            <text:p>-3</text:p>
          </table:table-cell>
          <table:table-cell table:formula="of:=IF(AND([.$B775]=&quot;i2c&quot;;[.$C775]=2);[.$D775];[.M774])" office:value-type="float" office:value="-334" calcext:value-type="float">
            <text:p>-334</text:p>
          </table:table-cell>
          <table:table-cell table:formula="of:=IF(AND([.$B775]=&quot;i2c&quot;;[.$C775]=3);[.$D775];[.N774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550160" calcext:value-type="float">
            <text:p>162055016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table:number-columns-repeated="4"/>
          <table:table-cell table:formula="of:=([.A776]-[.A$2])/1000000" office:value-type="float" office:value="40.889691" calcext:value-type="float">
            <text:p>40.889691</text:p>
          </table:table-cell>
          <table:table-cell table:formula="of:=IF([.B776]=&quot;PC&quot;;[.H$2];-[.H$2])" office:value-type="float" office:value="-2200" calcext:value-type="float">
            <text:p>-2200</text:p>
          </table:table-cell>
          <table:table-cell table:formula="of:=IF(AND([.$B776]=&quot;i2c&quot;;[.$C776]=0);[.$D776];[.K775])" office:value-type="float" office:value="706" calcext:value-type="float">
            <text:p>706</text:p>
          </table:table-cell>
          <table:table-cell table:formula="of:=IF(AND([.$B776]=&quot;i2c&quot;;[.$C776]=1);[.$D776];[.L775])" office:value-type="float" office:value="-3" calcext:value-type="float">
            <text:p>-3</text:p>
          </table:table-cell>
          <table:table-cell table:formula="of:=IF(AND([.$B776]=&quot;i2c&quot;;[.$C776]=2);[.$D776];[.M775])" office:value-type="float" office:value="-334" calcext:value-type="float">
            <text:p>-334</text:p>
          </table:table-cell>
          <table:table-cell table:formula="of:=IF(AND([.$B776]=&quot;i2c&quot;;[.$C776]=3);[.$D776];[.N775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604150" calcext:value-type="float">
            <text:p>162060415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304" calcext:value-type="float">
            <text:p>-304</text:p>
          </table:table-cell>
          <table:table-cell table:number-columns-repeated="4"/>
          <table:table-cell table:formula="of:=([.A777]-[.A$2])/1000000" office:value-type="float" office:value="40.943681" calcext:value-type="float">
            <text:p>40.943681</text:p>
          </table:table-cell>
          <table:table-cell table:formula="of:=IF([.B777]=&quot;PC&quot;;[.H$2];-[.H$2])" office:value-type="float" office:value="-2200" calcext:value-type="float">
            <text:p>-2200</text:p>
          </table:table-cell>
          <table:table-cell table:formula="of:=IF(AND([.$B777]=&quot;i2c&quot;;[.$C777]=0);[.$D777];[.K776])" office:value-type="float" office:value="706" calcext:value-type="float">
            <text:p>706</text:p>
          </table:table-cell>
          <table:table-cell table:formula="of:=IF(AND([.$B777]=&quot;i2c&quot;;[.$C777]=1);[.$D777];[.L776])" office:value-type="float" office:value="-3" calcext:value-type="float">
            <text:p>-3</text:p>
          </table:table-cell>
          <table:table-cell table:formula="of:=IF(AND([.$B777]=&quot;i2c&quot;;[.$C777]=2);[.$D777];[.M776])" office:value-type="float" office:value="-304" calcext:value-type="float">
            <text:p>-304</text:p>
          </table:table-cell>
          <table:table-cell table:formula="of:=IF(AND([.$B777]=&quot;i2c&quot;;[.$C777]=3);[.$D777];[.N776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622037" calcext:value-type="float">
            <text:p>162062203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/>
          <table:table-cell table:formula="of:=([.A778]-[.A$2])/1000000" office:value-type="float" office:value="40.961568" calcext:value-type="float">
            <text:p>40.961568</text:p>
          </table:table-cell>
          <table:table-cell table:formula="of:=IF([.B778]=&quot;PC&quot;;[.H$2];-[.H$2])" office:value-type="float" office:value="-2200" calcext:value-type="float">
            <text:p>-2200</text:p>
          </table:table-cell>
          <table:table-cell table:formula="of:=IF(AND([.$B778]=&quot;i2c&quot;;[.$C778]=0);[.$D778];[.K777])" office:value-type="float" office:value="706" calcext:value-type="float">
            <text:p>706</text:p>
          </table:table-cell>
          <table:table-cell table:formula="of:=IF(AND([.$B778]=&quot;i2c&quot;;[.$C778]=1);[.$D778];[.L777])" office:value-type="float" office:value="-2" calcext:value-type="float">
            <text:p>-2</text:p>
          </table:table-cell>
          <table:table-cell table:formula="of:=IF(AND([.$B778]=&quot;i2c&quot;;[.$C778]=2);[.$D778];[.M777])" office:value-type="float" office:value="-304" calcext:value-type="float">
            <text:p>-304</text:p>
          </table:table-cell>
          <table:table-cell table:formula="of:=IF(AND([.$B778]=&quot;i2c&quot;;[.$C778]=3);[.$D778];[.N777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639921" calcext:value-type="float">
            <text:p>1620639921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table:number-columns-repeated="4"/>
          <table:table-cell table:formula="of:=([.A779]-[.A$2])/1000000" office:value-type="float" office:value="40.979452" calcext:value-type="float">
            <text:p>40.979452</text:p>
          </table:table-cell>
          <table:table-cell table:formula="of:=IF([.B779]=&quot;PC&quot;;[.H$2];-[.H$2])" office:value-type="float" office:value="-2200" calcext:value-type="float">
            <text:p>-2200</text:p>
          </table:table-cell>
          <table:table-cell table:formula="of:=IF(AND([.$B779]=&quot;i2c&quot;;[.$C779]=0);[.$D779];[.K778])" office:value-type="float" office:value="736" calcext:value-type="float">
            <text:p>736</text:p>
          </table:table-cell>
          <table:table-cell table:formula="of:=IF(AND([.$B779]=&quot;i2c&quot;;[.$C779]=1);[.$D779];[.L778])" office:value-type="float" office:value="-2" calcext:value-type="float">
            <text:p>-2</text:p>
          </table:table-cell>
          <table:table-cell table:formula="of:=IF(AND([.$B779]=&quot;i2c&quot;;[.$C779]=2);[.$D779];[.M778])" office:value-type="float" office:value="-304" calcext:value-type="float">
            <text:p>-304</text:p>
          </table:table-cell>
          <table:table-cell table:formula="of:=IF(AND([.$B779]=&quot;i2c&quot;;[.$C779]=3);[.$D779];[.N778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693909" calcext:value-type="float">
            <text:p>162069390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274" calcext:value-type="float">
            <text:p>-274</text:p>
          </table:table-cell>
          <table:table-cell table:number-columns-repeated="4"/>
          <table:table-cell table:formula="of:=([.A780]-[.A$2])/1000000" office:value-type="float" office:value="41.03344" calcext:value-type="float">
            <text:p>41.03344</text:p>
          </table:table-cell>
          <table:table-cell table:formula="of:=IF([.B780]=&quot;PC&quot;;[.H$2];-[.H$2])" office:value-type="float" office:value="-2200" calcext:value-type="float">
            <text:p>-2200</text:p>
          </table:table-cell>
          <table:table-cell table:formula="of:=IF(AND([.$B780]=&quot;i2c&quot;;[.$C780]=0);[.$D780];[.K779])" office:value-type="float" office:value="736" calcext:value-type="float">
            <text:p>736</text:p>
          </table:table-cell>
          <table:table-cell table:formula="of:=IF(AND([.$B780]=&quot;i2c&quot;;[.$C780]=1);[.$D780];[.L779])" office:value-type="float" office:value="-2" calcext:value-type="float">
            <text:p>-2</text:p>
          </table:table-cell>
          <table:table-cell table:formula="of:=IF(AND([.$B780]=&quot;i2c&quot;;[.$C780]=2);[.$D780];[.M779])" office:value-type="float" office:value="-274" calcext:value-type="float">
            <text:p>-274</text:p>
          </table:table-cell>
          <table:table-cell table:formula="of:=IF(AND([.$B780]=&quot;i2c&quot;;[.$C780]=3);[.$D780];[.N779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711788" calcext:value-type="float">
            <text:p>162071178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formula="of:=([.A781]-[.A$2])/1000000" office:value-type="float" office:value="41.051319" calcext:value-type="float">
            <text:p>41.051319</text:p>
          </table:table-cell>
          <table:table-cell table:formula="of:=IF([.B781]=&quot;PC&quot;;[.H$2];-[.H$2])" office:value-type="float" office:value="-2200" calcext:value-type="float">
            <text:p>-2200</text:p>
          </table:table-cell>
          <table:table-cell table:formula="of:=IF(AND([.$B781]=&quot;i2c&quot;;[.$C781]=0);[.$D781];[.K780])" office:value-type="float" office:value="736" calcext:value-type="float">
            <text:p>736</text:p>
          </table:table-cell>
          <table:table-cell table:formula="of:=IF(AND([.$B781]=&quot;i2c&quot;;[.$C781]=1);[.$D781];[.L780])" office:value-type="float" office:value="-1" calcext:value-type="float">
            <text:p>-1</text:p>
          </table:table-cell>
          <table:table-cell table:formula="of:=IF(AND([.$B781]=&quot;i2c&quot;;[.$C781]=2);[.$D781];[.M780])" office:value-type="float" office:value="-274" calcext:value-type="float">
            <text:p>-274</text:p>
          </table:table-cell>
          <table:table-cell table:formula="of:=IF(AND([.$B781]=&quot;i2c&quot;;[.$C781]=3);[.$D781];[.N780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729658" calcext:value-type="float">
            <text:p>1620729658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table:number-columns-repeated="4"/>
          <table:table-cell table:formula="of:=([.A782]-[.A$2])/1000000" office:value-type="float" office:value="41.069189" calcext:value-type="float">
            <text:p>41.069189</text:p>
          </table:table-cell>
          <table:table-cell table:formula="of:=IF([.B782]=&quot;PC&quot;;[.H$2];-[.H$2])" office:value-type="float" office:value="-2200" calcext:value-type="float">
            <text:p>-2200</text:p>
          </table:table-cell>
          <table:table-cell table:formula="of:=IF(AND([.$B782]=&quot;i2c&quot;;[.$C782]=0);[.$D782];[.K781])" office:value-type="float" office:value="766" calcext:value-type="float">
            <text:p>766</text:p>
          </table:table-cell>
          <table:table-cell table:formula="of:=IF(AND([.$B782]=&quot;i2c&quot;;[.$C782]=1);[.$D782];[.L781])" office:value-type="float" office:value="-1" calcext:value-type="float">
            <text:p>-1</text:p>
          </table:table-cell>
          <table:table-cell table:formula="of:=IF(AND([.$B782]=&quot;i2c&quot;;[.$C782]=2);[.$D782];[.M781])" office:value-type="float" office:value="-274" calcext:value-type="float">
            <text:p>-274</text:p>
          </table:table-cell>
          <table:table-cell table:formula="of:=IF(AND([.$B782]=&quot;i2c&quot;;[.$C782]=3);[.$D782];[.N781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783638" calcext:value-type="float">
            <text:p>162078363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244" calcext:value-type="float">
            <text:p>-244</text:p>
          </table:table-cell>
          <table:table-cell table:number-columns-repeated="4"/>
          <table:table-cell table:formula="of:=([.A783]-[.A$2])/1000000" office:value-type="float" office:value="41.123169" calcext:value-type="float">
            <text:p>41.123169</text:p>
          </table:table-cell>
          <table:table-cell table:formula="of:=IF([.B783]=&quot;PC&quot;;[.H$2];-[.H$2])" office:value-type="float" office:value="-2200" calcext:value-type="float">
            <text:p>-2200</text:p>
          </table:table-cell>
          <table:table-cell table:formula="of:=IF(AND([.$B783]=&quot;i2c&quot;;[.$C783]=0);[.$D783];[.K782])" office:value-type="float" office:value="766" calcext:value-type="float">
            <text:p>766</text:p>
          </table:table-cell>
          <table:table-cell table:formula="of:=IF(AND([.$B783]=&quot;i2c&quot;;[.$C783]=1);[.$D783];[.L782])" office:value-type="float" office:value="-1" calcext:value-type="float">
            <text:p>-1</text:p>
          </table:table-cell>
          <table:table-cell table:formula="of:=IF(AND([.$B783]=&quot;i2c&quot;;[.$C783]=2);[.$D783];[.M782])" office:value-type="float" office:value="-244" calcext:value-type="float">
            <text:p>-244</text:p>
          </table:table-cell>
          <table:table-cell table:formula="of:=IF(AND([.$B783]=&quot;i2c&quot;;[.$C783]=3);[.$D783];[.N782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801526" calcext:value-type="float">
            <text:p>162080152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([.A784]-[.A$2])/1000000" office:value-type="float" office:value="41.141057" calcext:value-type="float">
            <text:p>41.141057</text:p>
          </table:table-cell>
          <table:table-cell table:formula="of:=IF([.B784]=&quot;PC&quot;;[.H$2];-[.H$2])" office:value-type="float" office:value="-2200" calcext:value-type="float">
            <text:p>-2200</text:p>
          </table:table-cell>
          <table:table-cell table:formula="of:=IF(AND([.$B784]=&quot;i2c&quot;;[.$C784]=0);[.$D784];[.K783])" office:value-type="float" office:value="766" calcext:value-type="float">
            <text:p>766</text:p>
          </table:table-cell>
          <table:table-cell table:formula="of:=IF(AND([.$B784]=&quot;i2c&quot;;[.$C784]=1);[.$D784];[.L783])" office:value-type="float" office:value="0" calcext:value-type="float">
            <text:p>0</text:p>
          </table:table-cell>
          <table:table-cell table:formula="of:=IF(AND([.$B784]=&quot;i2c&quot;;[.$C784]=2);[.$D784];[.M783])" office:value-type="float" office:value="-244" calcext:value-type="float">
            <text:p>-244</text:p>
          </table:table-cell>
          <table:table-cell table:formula="of:=IF(AND([.$B784]=&quot;i2c&quot;;[.$C784]=3);[.$D784];[.N783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819410" calcext:value-type="float">
            <text:p>162081941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table:number-columns-repeated="4"/>
          <table:table-cell table:formula="of:=([.A785]-[.A$2])/1000000" office:value-type="float" office:value="41.158941" calcext:value-type="float">
            <text:p>41.158941</text:p>
          </table:table-cell>
          <table:table-cell table:formula="of:=IF([.B785]=&quot;PC&quot;;[.H$2];-[.H$2])" office:value-type="float" office:value="-2200" calcext:value-type="float">
            <text:p>-2200</text:p>
          </table:table-cell>
          <table:table-cell table:formula="of:=IF(AND([.$B785]=&quot;i2c&quot;;[.$C785]=0);[.$D785];[.K784])" office:value-type="float" office:value="796" calcext:value-type="float">
            <text:p>796</text:p>
          </table:table-cell>
          <table:table-cell table:formula="of:=IF(AND([.$B785]=&quot;i2c&quot;;[.$C785]=1);[.$D785];[.L784])" office:value-type="float" office:value="0" calcext:value-type="float">
            <text:p>0</text:p>
          </table:table-cell>
          <table:table-cell table:formula="of:=IF(AND([.$B785]=&quot;i2c&quot;;[.$C785]=2);[.$D785];[.M784])" office:value-type="float" office:value="-244" calcext:value-type="float">
            <text:p>-244</text:p>
          </table:table-cell>
          <table:table-cell table:formula="of:=IF(AND([.$B785]=&quot;i2c&quot;;[.$C785]=3);[.$D785];[.N784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873390" calcext:value-type="float">
            <text:p>162087339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214" calcext:value-type="float">
            <text:p>-214</text:p>
          </table:table-cell>
          <table:table-cell table:number-columns-repeated="4"/>
          <table:table-cell table:formula="of:=([.A786]-[.A$2])/1000000" office:value-type="float" office:value="41.212921" calcext:value-type="float">
            <text:p>41.212921</text:p>
          </table:table-cell>
          <table:table-cell table:formula="of:=IF([.B786]=&quot;PC&quot;;[.H$2];-[.H$2])" office:value-type="float" office:value="-2200" calcext:value-type="float">
            <text:p>-2200</text:p>
          </table:table-cell>
          <table:table-cell table:formula="of:=IF(AND([.$B786]=&quot;i2c&quot;;[.$C786]=0);[.$D786];[.K785])" office:value-type="float" office:value="796" calcext:value-type="float">
            <text:p>796</text:p>
          </table:table-cell>
          <table:table-cell table:formula="of:=IF(AND([.$B786]=&quot;i2c&quot;;[.$C786]=1);[.$D786];[.L785])" office:value-type="float" office:value="0" calcext:value-type="float">
            <text:p>0</text:p>
          </table:table-cell>
          <table:table-cell table:formula="of:=IF(AND([.$B786]=&quot;i2c&quot;;[.$C786]=2);[.$D786];[.M785])" office:value-type="float" office:value="-214" calcext:value-type="float">
            <text:p>-214</text:p>
          </table:table-cell>
          <table:table-cell table:formula="of:=IF(AND([.$B786]=&quot;i2c&quot;;[.$C786]=3);[.$D786];[.N785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891275" calcext:value-type="float">
            <text:p>1620891275</text:p>
          </table:table-cell>
          <table:table-cell office:value-type="string" calcext:value-type="string">
            <text:p>i2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([.A787]-[.A$2])/1000000" office:value-type="float" office:value="41.230806" calcext:value-type="float">
            <text:p>41.230806</text:p>
          </table:table-cell>
          <table:table-cell table:formula="of:=IF([.B787]=&quot;PC&quot;;[.H$2];-[.H$2])" office:value-type="float" office:value="-2200" calcext:value-type="float">
            <text:p>-2200</text:p>
          </table:table-cell>
          <table:table-cell table:formula="of:=IF(AND([.$B787]=&quot;i2c&quot;;[.$C787]=0);[.$D787];[.K786])" office:value-type="float" office:value="796" calcext:value-type="float">
            <text:p>796</text:p>
          </table:table-cell>
          <table:table-cell table:formula="of:=IF(AND([.$B787]=&quot;i2c&quot;;[.$C787]=1);[.$D787];[.L786])" office:value-type="float" office:value="1" calcext:value-type="float">
            <text:p>1</text:p>
          </table:table-cell>
          <table:table-cell table:formula="of:=IF(AND([.$B787]=&quot;i2c&quot;;[.$C787]=2);[.$D787];[.M786])" office:value-type="float" office:value="-214" calcext:value-type="float">
            <text:p>-214</text:p>
          </table:table-cell>
          <table:table-cell table:formula="of:=IF(AND([.$B787]=&quot;i2c&quot;;[.$C787]=3);[.$D787];[.N786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909147" calcext:value-type="float">
            <text:p>1620909147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table:number-columns-repeated="4"/>
          <table:table-cell table:formula="of:=([.A788]-[.A$2])/1000000" office:value-type="float" office:value="41.248678" calcext:value-type="float">
            <text:p>41.248678</text:p>
          </table:table-cell>
          <table:table-cell table:formula="of:=IF([.B788]=&quot;PC&quot;;[.H$2];-[.H$2])" office:value-type="float" office:value="-2200" calcext:value-type="float">
            <text:p>-2200</text:p>
          </table:table-cell>
          <table:table-cell table:formula="of:=IF(AND([.$B788]=&quot;i2c&quot;;[.$C788]=0);[.$D788];[.K787])" office:value-type="float" office:value="826" calcext:value-type="float">
            <text:p>826</text:p>
          </table:table-cell>
          <table:table-cell table:formula="of:=IF(AND([.$B788]=&quot;i2c&quot;;[.$C788]=1);[.$D788];[.L787])" office:value-type="float" office:value="1" calcext:value-type="float">
            <text:p>1</text:p>
          </table:table-cell>
          <table:table-cell table:formula="of:=IF(AND([.$B788]=&quot;i2c&quot;;[.$C788]=2);[.$D788];[.M787])" office:value-type="float" office:value="-214" calcext:value-type="float">
            <text:p>-214</text:p>
          </table:table-cell>
          <table:table-cell table:formula="of:=IF(AND([.$B788]=&quot;i2c&quot;;[.$C788]=3);[.$D788];[.N787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963134" calcext:value-type="float">
            <text:p>162096313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84" calcext:value-type="float">
            <text:p>-184</text:p>
          </table:table-cell>
          <table:table-cell table:number-columns-repeated="4"/>
          <table:table-cell table:formula="of:=([.A789]-[.A$2])/1000000" office:value-type="float" office:value="41.302665" calcext:value-type="float">
            <text:p>41.302665</text:p>
          </table:table-cell>
          <table:table-cell table:formula="of:=IF([.B789]=&quot;PC&quot;;[.H$2];-[.H$2])" office:value-type="float" office:value="-2200" calcext:value-type="float">
            <text:p>-2200</text:p>
          </table:table-cell>
          <table:table-cell table:formula="of:=IF(AND([.$B789]=&quot;i2c&quot;;[.$C789]=0);[.$D789];[.K788])" office:value-type="float" office:value="826" calcext:value-type="float">
            <text:p>826</text:p>
          </table:table-cell>
          <table:table-cell table:formula="of:=IF(AND([.$B789]=&quot;i2c&quot;;[.$C789]=1);[.$D789];[.L788])" office:value-type="float" office:value="1" calcext:value-type="float">
            <text:p>1</text:p>
          </table:table-cell>
          <table:table-cell table:formula="of:=IF(AND([.$B789]=&quot;i2c&quot;;[.$C789]=2);[.$D789];[.M788])" office:value-type="float" office:value="-184" calcext:value-type="float">
            <text:p>-184</text:p>
          </table:table-cell>
          <table:table-cell table:formula="of:=IF(AND([.$B789]=&quot;i2c&quot;;[.$C789]=3);[.$D789];[.N788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981012" calcext:value-type="float">
            <text:p>162098101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([.A790]-[.A$2])/1000000" office:value-type="float" office:value="41.320543" calcext:value-type="float">
            <text:p>41.320543</text:p>
          </table:table-cell>
          <table:table-cell table:formula="of:=IF([.B790]=&quot;PC&quot;;[.H$2];-[.H$2])" office:value-type="float" office:value="-2200" calcext:value-type="float">
            <text:p>-2200</text:p>
          </table:table-cell>
          <table:table-cell table:formula="of:=IF(AND([.$B790]=&quot;i2c&quot;;[.$C790]=0);[.$D790];[.K789])" office:value-type="float" office:value="826" calcext:value-type="float">
            <text:p>826</text:p>
          </table:table-cell>
          <table:table-cell table:formula="of:=IF(AND([.$B790]=&quot;i2c&quot;;[.$C790]=1);[.$D790];[.L789])" office:value-type="float" office:value="2" calcext:value-type="float">
            <text:p>2</text:p>
          </table:table-cell>
          <table:table-cell table:formula="of:=IF(AND([.$B790]=&quot;i2c&quot;;[.$C790]=2);[.$D790];[.M789])" office:value-type="float" office:value="-184" calcext:value-type="float">
            <text:p>-184</text:p>
          </table:table-cell>
          <table:table-cell table:formula="of:=IF(AND([.$B790]=&quot;i2c&quot;;[.$C790]=3);[.$D790];[.N789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0998892" calcext:value-type="float">
            <text:p>1620998892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table:number-columns-repeated="4"/>
          <table:table-cell table:formula="of:=([.A791]-[.A$2])/1000000" office:value-type="float" office:value="41.338423" calcext:value-type="float">
            <text:p>41.338423</text:p>
          </table:table-cell>
          <table:table-cell table:formula="of:=IF([.B791]=&quot;PC&quot;;[.H$2];-[.H$2])" office:value-type="float" office:value="-2200" calcext:value-type="float">
            <text:p>-2200</text:p>
          </table:table-cell>
          <table:table-cell table:formula="of:=IF(AND([.$B791]=&quot;i2c&quot;;[.$C791]=0);[.$D791];[.K790])" office:value-type="float" office:value="856" calcext:value-type="float">
            <text:p>856</text:p>
          </table:table-cell>
          <table:table-cell table:formula="of:=IF(AND([.$B791]=&quot;i2c&quot;;[.$C791]=1);[.$D791];[.L790])" office:value-type="float" office:value="2" calcext:value-type="float">
            <text:p>2</text:p>
          </table:table-cell>
          <table:table-cell table:formula="of:=IF(AND([.$B791]=&quot;i2c&quot;;[.$C791]=2);[.$D791];[.M790])" office:value-type="float" office:value="-184" calcext:value-type="float">
            <text:p>-184</text:p>
          </table:table-cell>
          <table:table-cell table:formula="of:=IF(AND([.$B791]=&quot;i2c&quot;;[.$C791]=3);[.$D791];[.N790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1052881" calcext:value-type="float">
            <text:p>162105288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54" calcext:value-type="float">
            <text:p>-154</text:p>
          </table:table-cell>
          <table:table-cell table:number-columns-repeated="4"/>
          <table:table-cell table:formula="of:=([.A792]-[.A$2])/1000000" office:value-type="float" office:value="41.392412" calcext:value-type="float">
            <text:p>41.392412</text:p>
          </table:table-cell>
          <table:table-cell table:formula="of:=IF([.B792]=&quot;PC&quot;;[.H$2];-[.H$2])" office:value-type="float" office:value="-2200" calcext:value-type="float">
            <text:p>-2200</text:p>
          </table:table-cell>
          <table:table-cell table:formula="of:=IF(AND([.$B792]=&quot;i2c&quot;;[.$C792]=0);[.$D792];[.K791])" office:value-type="float" office:value="856" calcext:value-type="float">
            <text:p>856</text:p>
          </table:table-cell>
          <table:table-cell table:formula="of:=IF(AND([.$B792]=&quot;i2c&quot;;[.$C792]=1);[.$D792];[.L791])" office:value-type="float" office:value="2" calcext:value-type="float">
            <text:p>2</text:p>
          </table:table-cell>
          <table:table-cell table:formula="of:=IF(AND([.$B792]=&quot;i2c&quot;;[.$C792]=2);[.$D792];[.M791])" office:value-type="float" office:value="-154" calcext:value-type="float">
            <text:p>-154</text:p>
          </table:table-cell>
          <table:table-cell table:formula="of:=IF(AND([.$B792]=&quot;i2c&quot;;[.$C792]=3);[.$D792];[.N791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1070758" calcext:value-type="float">
            <text:p>162107075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([.A793]-[.A$2])/1000000" office:value-type="float" office:value="41.410289" calcext:value-type="float">
            <text:p>41.410289</text:p>
          </table:table-cell>
          <table:table-cell table:formula="of:=IF([.B793]=&quot;PC&quot;;[.H$2];-[.H$2])" office:value-type="float" office:value="-2200" calcext:value-type="float">
            <text:p>-2200</text:p>
          </table:table-cell>
          <table:table-cell table:formula="of:=IF(AND([.$B793]=&quot;i2c&quot;;[.$C793]=0);[.$D793];[.K792])" office:value-type="float" office:value="856" calcext:value-type="float">
            <text:p>856</text:p>
          </table:table-cell>
          <table:table-cell table:formula="of:=IF(AND([.$B793]=&quot;i2c&quot;;[.$C793]=1);[.$D793];[.L792])" office:value-type="float" office:value="3" calcext:value-type="float">
            <text:p>3</text:p>
          </table:table-cell>
          <table:table-cell table:formula="of:=IF(AND([.$B793]=&quot;i2c&quot;;[.$C793]=2);[.$D793];[.M792])" office:value-type="float" office:value="-154" calcext:value-type="float">
            <text:p>-154</text:p>
          </table:table-cell>
          <table:table-cell table:formula="of:=IF(AND([.$B793]=&quot;i2c&quot;;[.$C793]=3);[.$D793];[.N792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1088636" calcext:value-type="float">
            <text:p>1621088636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table:number-columns-repeated="4"/>
          <table:table-cell table:formula="of:=([.A794]-[.A$2])/1000000" office:value-type="float" office:value="41.428167" calcext:value-type="float">
            <text:p>41.428167</text:p>
          </table:table-cell>
          <table:table-cell table:formula="of:=IF([.B794]=&quot;PC&quot;;[.H$2];-[.H$2])" office:value-type="float" office:value="-2200" calcext:value-type="float">
            <text:p>-2200</text:p>
          </table:table-cell>
          <table:table-cell table:formula="of:=IF(AND([.$B794]=&quot;i2c&quot;;[.$C794]=0);[.$D794];[.K793])" office:value-type="float" office:value="886" calcext:value-type="float">
            <text:p>886</text:p>
          </table:table-cell>
          <table:table-cell table:formula="of:=IF(AND([.$B794]=&quot;i2c&quot;;[.$C794]=1);[.$D794];[.L793])" office:value-type="float" office:value="3" calcext:value-type="float">
            <text:p>3</text:p>
          </table:table-cell>
          <table:table-cell table:formula="of:=IF(AND([.$B794]=&quot;i2c&quot;;[.$C794]=2);[.$D794];[.M793])" office:value-type="float" office:value="-154" calcext:value-type="float">
            <text:p>-154</text:p>
          </table:table-cell>
          <table:table-cell table:formula="of:=IF(AND([.$B794]=&quot;i2c&quot;;[.$C794]=3);[.$D794];[.N793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1103967" calcext:value-type="float">
            <text:p>1621103967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=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x0C00</text:p>
          </table:table-cell>
          <table:table-cell table:number-columns-repeated="2"/>
          <table:table-cell table:formula="of:=([.A795]-[.A$2])/1000000" office:value-type="float" office:value="41.443498" calcext:value-type="float">
            <text:p>41.443498</text:p>
          </table:table-cell>
          <table:table-cell table:formula="of:=IF([.B795]=&quot;PC&quot;;[.H$2];-[.H$2])" office:value-type="float" office:value="2200" calcext:value-type="float">
            <text:p>2200</text:p>
          </table:table-cell>
          <table:table-cell table:formula="of:=IF(AND([.$B795]=&quot;i2c&quot;;[.$C795]=0);[.$D795];[.K794])" office:value-type="float" office:value="886" calcext:value-type="float">
            <text:p>886</text:p>
          </table:table-cell>
          <table:table-cell table:formula="of:=IF(AND([.$B795]=&quot;i2c&quot;;[.$C795]=1);[.$D795];[.L794])" office:value-type="float" office:value="3" calcext:value-type="float">
            <text:p>3</text:p>
          </table:table-cell>
          <table:table-cell table:formula="of:=IF(AND([.$B795]=&quot;i2c&quot;;[.$C795]=2);[.$D795];[.M794])" office:value-type="float" office:value="-154" calcext:value-type="float">
            <text:p>-154</text:p>
          </table:table-cell>
          <table:table-cell table:formula="of:=IF(AND([.$B795]=&quot;i2c&quot;;[.$C795]=3);[.$D795];[.N794])"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1621116181" calcext:value-type="float">
            <text:p>162111618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994" calcext:value-type="float">
            <text:p>-994</text:p>
          </table:table-cell>
          <table:table-cell table:number-columns-repeated="4"/>
          <table:table-cell table:formula="of:=([.A796]-[.A$2])/1000000" office:value-type="float" office:value="41.455712" calcext:value-type="float">
            <text:p>41.455712</text:p>
          </table:table-cell>
          <table:table-cell table:formula="of:=IF([.B796]=&quot;PC&quot;;[.H$2];-[.H$2])" office:value-type="float" office:value="-2200" calcext:value-type="float">
            <text:p>-2200</text:p>
          </table:table-cell>
          <table:table-cell table:formula="of:=IF(AND([.$B796]=&quot;i2c&quot;;[.$C796]=0);[.$D796];[.K795])" office:value-type="float" office:value="886" calcext:value-type="float">
            <text:p>886</text:p>
          </table:table-cell>
          <table:table-cell table:formula="of:=IF(AND([.$B796]=&quot;i2c&quot;;[.$C796]=1);[.$D796];[.L795])" office:value-type="float" office:value="3" calcext:value-type="float">
            <text:p>3</text:p>
          </table:table-cell>
          <table:table-cell table:formula="of:=IF(AND([.$B796]=&quot;i2c&quot;;[.$C796]=2);[.$D796];[.M795])" office:value-type="float" office:value="-154" calcext:value-type="float">
            <text:p>-154</text:p>
          </table:table-cell>
          <table:table-cell table:formula="of:=IF(AND([.$B796]=&quot;i2c&quot;;[.$C796]=3);[.$D796];[.N795])" office:value-type="float" office:value="-994" calcext:value-type="float">
            <text:p>-994</text:p>
          </table:table-cell>
        </table:table-row>
        <table:table-row table:style-name="ro1">
          <table:table-cell office:value-type="float" office:value="1621143709" calcext:value-type="float">
            <text:p>162114370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24" calcext:value-type="float">
            <text:p>-124</text:p>
          </table:table-cell>
          <table:table-cell table:number-columns-repeated="4"/>
          <table:table-cell table:formula="of:=([.A797]-[.A$2])/1000000" office:value-type="float" office:value="41.48324" calcext:value-type="float">
            <text:p>41.48324</text:p>
          </table:table-cell>
          <table:table-cell table:formula="of:=IF([.B797]=&quot;PC&quot;;[.H$2];-[.H$2])" office:value-type="float" office:value="-2200" calcext:value-type="float">
            <text:p>-2200</text:p>
          </table:table-cell>
          <table:table-cell table:formula="of:=IF(AND([.$B797]=&quot;i2c&quot;;[.$C797]=0);[.$D797];[.K796])" office:value-type="float" office:value="886" calcext:value-type="float">
            <text:p>886</text:p>
          </table:table-cell>
          <table:table-cell table:formula="of:=IF(AND([.$B797]=&quot;i2c&quot;;[.$C797]=1);[.$D797];[.L796])" office:value-type="float" office:value="3" calcext:value-type="float">
            <text:p>3</text:p>
          </table:table-cell>
          <table:table-cell table:formula="of:=IF(AND([.$B797]=&quot;i2c&quot;;[.$C797]=2);[.$D797];[.M796])" office:value-type="float" office:value="-124" calcext:value-type="float">
            <text:p>-124</text:p>
          </table:table-cell>
          <table:table-cell table:formula="of:=IF(AND([.$B797]=&quot;i2c&quot;;[.$C797]=3);[.$D797];[.N796])" office:value-type="float" office:value="-994" calcext:value-type="float">
            <text:p>-994</text:p>
          </table:table-cell>
        </table:table-row>
        <table:table-row table:style-name="ro1">
          <table:table-cell office:value-type="float" office:value="1621161606" calcext:value-type="float">
            <text:p>162116160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([.A798]-[.A$2])/1000000" office:value-type="float" office:value="41.501137" calcext:value-type="float">
            <text:p>41.501137</text:p>
          </table:table-cell>
          <table:table-cell table:formula="of:=IF([.B798]=&quot;PC&quot;;[.H$2];-[.H$2])" office:value-type="float" office:value="-2200" calcext:value-type="float">
            <text:p>-2200</text:p>
          </table:table-cell>
          <table:table-cell table:formula="of:=IF(AND([.$B798]=&quot;i2c&quot;;[.$C798]=0);[.$D798];[.K797])" office:value-type="float" office:value="886" calcext:value-type="float">
            <text:p>886</text:p>
          </table:table-cell>
          <table:table-cell table:formula="of:=IF(AND([.$B798]=&quot;i2c&quot;;[.$C798]=1);[.$D798];[.L797])" office:value-type="float" office:value="4" calcext:value-type="float">
            <text:p>4</text:p>
          </table:table-cell>
          <table:table-cell table:formula="of:=IF(AND([.$B798]=&quot;i2c&quot;;[.$C798]=2);[.$D798];[.M797])" office:value-type="float" office:value="-124" calcext:value-type="float">
            <text:p>-124</text:p>
          </table:table-cell>
          <table:table-cell table:formula="of:=IF(AND([.$B798]=&quot;i2c&quot;;[.$C798]=3);[.$D798];[.N797])" office:value-type="float" office:value="-994" calcext:value-type="float">
            <text:p>-994</text:p>
          </table:table-cell>
        </table:table-row>
        <table:table-row table:style-name="ro1">
          <table:table-cell office:value-type="float" office:value="1621179483" calcext:value-type="float">
            <text:p>162117948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table:number-columns-repeated="4"/>
          <table:table-cell table:formula="of:=([.A799]-[.A$2])/1000000" office:value-type="float" office:value="41.519014" calcext:value-type="float">
            <text:p>41.519014</text:p>
          </table:table-cell>
          <table:table-cell table:formula="of:=IF([.B799]=&quot;PC&quot;;[.H$2];-[.H$2])" office:value-type="float" office:value="-2200" calcext:value-type="float">
            <text:p>-2200</text:p>
          </table:table-cell>
          <table:table-cell table:formula="of:=IF(AND([.$B799]=&quot;i2c&quot;;[.$C799]=0);[.$D799];[.K798])" office:value-type="float" office:value="916" calcext:value-type="float">
            <text:p>916</text:p>
          </table:table-cell>
          <table:table-cell table:formula="of:=IF(AND([.$B799]=&quot;i2c&quot;;[.$C799]=1);[.$D799];[.L798])" office:value-type="float" office:value="4" calcext:value-type="float">
            <text:p>4</text:p>
          </table:table-cell>
          <table:table-cell table:formula="of:=IF(AND([.$B799]=&quot;i2c&quot;;[.$C799]=2);[.$D799];[.M798])" office:value-type="float" office:value="-124" calcext:value-type="float">
            <text:p>-124</text:p>
          </table:table-cell>
          <table:table-cell table:formula="of:=IF(AND([.$B799]=&quot;i2c&quot;;[.$C799]=3);[.$D799];[.N798])" office:value-type="float" office:value="-994" calcext:value-type="float">
            <text:p>-994</text:p>
          </table:table-cell>
        </table:table-row>
        <table:table-row table:style-name="ro1">
          <table:table-cell office:value-type="float" office:value="1621206991" calcext:value-type="float">
            <text:p>162120699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964" calcext:value-type="float">
            <text:p>-964</text:p>
          </table:table-cell>
          <table:table-cell table:number-columns-repeated="4"/>
          <table:table-cell table:formula="of:=([.A800]-[.A$2])/1000000" office:value-type="float" office:value="41.546522" calcext:value-type="float">
            <text:p>41.546522</text:p>
          </table:table-cell>
          <table:table-cell table:formula="of:=IF([.B800]=&quot;PC&quot;;[.H$2];-[.H$2])" office:value-type="float" office:value="-2200" calcext:value-type="float">
            <text:p>-2200</text:p>
          </table:table-cell>
          <table:table-cell table:formula="of:=IF(AND([.$B800]=&quot;i2c&quot;;[.$C800]=0);[.$D800];[.K799])" office:value-type="float" office:value="916" calcext:value-type="float">
            <text:p>916</text:p>
          </table:table-cell>
          <table:table-cell table:formula="of:=IF(AND([.$B800]=&quot;i2c&quot;;[.$C800]=1);[.$D800];[.L799])" office:value-type="float" office:value="4" calcext:value-type="float">
            <text:p>4</text:p>
          </table:table-cell>
          <table:table-cell table:formula="of:=IF(AND([.$B800]=&quot;i2c&quot;;[.$C800]=2);[.$D800];[.M799])" office:value-type="float" office:value="-124" calcext:value-type="float">
            <text:p>-124</text:p>
          </table:table-cell>
          <table:table-cell table:formula="of:=IF(AND([.$B800]=&quot;i2c&quot;;[.$C800]=3);[.$D800];[.N799])" office:value-type="float" office:value="-964" calcext:value-type="float">
            <text:p>-964</text:p>
          </table:table-cell>
        </table:table-row>
        <table:table-row table:style-name="ro1">
          <table:table-cell office:value-type="float" office:value="1621234500" calcext:value-type="float">
            <text:p>162123450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94" calcext:value-type="float">
            <text:p>-94</text:p>
          </table:table-cell>
          <table:table-cell table:number-columns-repeated="4"/>
          <table:table-cell table:formula="of:=([.A801]-[.A$2])/1000000" office:value-type="float" office:value="41.574031" calcext:value-type="float">
            <text:p>41.574031</text:p>
          </table:table-cell>
          <table:table-cell table:formula="of:=IF([.B801]=&quot;PC&quot;;[.H$2];-[.H$2])" office:value-type="float" office:value="-2200" calcext:value-type="float">
            <text:p>-2200</text:p>
          </table:table-cell>
          <table:table-cell table:formula="of:=IF(AND([.$B801]=&quot;i2c&quot;;[.$C801]=0);[.$D801];[.K800])" office:value-type="float" office:value="916" calcext:value-type="float">
            <text:p>916</text:p>
          </table:table-cell>
          <table:table-cell table:formula="of:=IF(AND([.$B801]=&quot;i2c&quot;;[.$C801]=1);[.$D801];[.L800])" office:value-type="float" office:value="4" calcext:value-type="float">
            <text:p>4</text:p>
          </table:table-cell>
          <table:table-cell table:formula="of:=IF(AND([.$B801]=&quot;i2c&quot;;[.$C801]=2);[.$D801];[.M800])" office:value-type="float" office:value="-94" calcext:value-type="float">
            <text:p>-94</text:p>
          </table:table-cell>
          <table:table-cell table:formula="of:=IF(AND([.$B801]=&quot;i2c&quot;;[.$C801]=3);[.$D801];[.N800])" office:value-type="float" office:value="-964" calcext:value-type="float">
            <text:p>-964</text:p>
          </table:table-cell>
        </table:table-row>
        <table:table-row table:style-name="ro1">
          <table:table-cell office:value-type="float" office:value="1621252382" calcext:value-type="float">
            <text:p>162125238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([.A802]-[.A$2])/1000000" office:value-type="float" office:value="41.591913" calcext:value-type="float">
            <text:p>41.591913</text:p>
          </table:table-cell>
          <table:table-cell table:formula="of:=IF([.B802]=&quot;PC&quot;;[.H$2];-[.H$2])" office:value-type="float" office:value="-2200" calcext:value-type="float">
            <text:p>-2200</text:p>
          </table:table-cell>
          <table:table-cell table:formula="of:=IF(AND([.$B802]=&quot;i2c&quot;;[.$C802]=0);[.$D802];[.K801])" office:value-type="float" office:value="916" calcext:value-type="float">
            <text:p>916</text:p>
          </table:table-cell>
          <table:table-cell table:formula="of:=IF(AND([.$B802]=&quot;i2c&quot;;[.$C802]=1);[.$D802];[.L801])" office:value-type="float" office:value="5" calcext:value-type="float">
            <text:p>5</text:p>
          </table:table-cell>
          <table:table-cell table:formula="of:=IF(AND([.$B802]=&quot;i2c&quot;;[.$C802]=2);[.$D802];[.M801])" office:value-type="float" office:value="-94" calcext:value-type="float">
            <text:p>-94</text:p>
          </table:table-cell>
          <table:table-cell table:formula="of:=IF(AND([.$B802]=&quot;i2c&quot;;[.$C802]=3);[.$D802];[.N801])" office:value-type="float" office:value="-964" calcext:value-type="float">
            <text:p>-964</text:p>
          </table:table-cell>
        </table:table-row>
        <table:table-row table:style-name="ro1">
          <table:table-cell office:value-type="float" office:value="1621270259" calcext:value-type="float">
            <text:p>1621270259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table:number-columns-repeated="4"/>
          <table:table-cell table:formula="of:=([.A803]-[.A$2])/1000000" office:value-type="float" office:value="41.60979" calcext:value-type="float">
            <text:p>41.60979</text:p>
          </table:table-cell>
          <table:table-cell table:formula="of:=IF([.B803]=&quot;PC&quot;;[.H$2];-[.H$2])" office:value-type="float" office:value="-2200" calcext:value-type="float">
            <text:p>-2200</text:p>
          </table:table-cell>
          <table:table-cell table:formula="of:=IF(AND([.$B803]=&quot;i2c&quot;;[.$C803]=0);[.$D803];[.K802])" office:value-type="float" office:value="946" calcext:value-type="float">
            <text:p>946</text:p>
          </table:table-cell>
          <table:table-cell table:formula="of:=IF(AND([.$B803]=&quot;i2c&quot;;[.$C803]=1);[.$D803];[.L802])" office:value-type="float" office:value="5" calcext:value-type="float">
            <text:p>5</text:p>
          </table:table-cell>
          <table:table-cell table:formula="of:=IF(AND([.$B803]=&quot;i2c&quot;;[.$C803]=2);[.$D803];[.M802])" office:value-type="float" office:value="-94" calcext:value-type="float">
            <text:p>-94</text:p>
          </table:table-cell>
          <table:table-cell table:formula="of:=IF(AND([.$B803]=&quot;i2c&quot;;[.$C803]=3);[.$D803];[.N802])" office:value-type="float" office:value="-964" calcext:value-type="float">
            <text:p>-964</text:p>
          </table:table-cell>
        </table:table-row>
        <table:table-row table:style-name="ro1">
          <table:table-cell office:value-type="float" office:value="1621297772" calcext:value-type="float">
            <text:p>162129777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934" calcext:value-type="float">
            <text:p>-934</text:p>
          </table:table-cell>
          <table:table-cell table:number-columns-repeated="4"/>
          <table:table-cell table:formula="of:=([.A804]-[.A$2])/1000000" office:value-type="float" office:value="41.637303" calcext:value-type="float">
            <text:p>41.637303</text:p>
          </table:table-cell>
          <table:table-cell table:formula="of:=IF([.B804]=&quot;PC&quot;;[.H$2];-[.H$2])" office:value-type="float" office:value="-2200" calcext:value-type="float">
            <text:p>-2200</text:p>
          </table:table-cell>
          <table:table-cell table:formula="of:=IF(AND([.$B804]=&quot;i2c&quot;;[.$C804]=0);[.$D804];[.K803])" office:value-type="float" office:value="946" calcext:value-type="float">
            <text:p>946</text:p>
          </table:table-cell>
          <table:table-cell table:formula="of:=IF(AND([.$B804]=&quot;i2c&quot;;[.$C804]=1);[.$D804];[.L803])" office:value-type="float" office:value="5" calcext:value-type="float">
            <text:p>5</text:p>
          </table:table-cell>
          <table:table-cell table:formula="of:=IF(AND([.$B804]=&quot;i2c&quot;;[.$C804]=2);[.$D804];[.M803])" office:value-type="float" office:value="-94" calcext:value-type="float">
            <text:p>-94</text:p>
          </table:table-cell>
          <table:table-cell table:formula="of:=IF(AND([.$B804]=&quot;i2c&quot;;[.$C804]=3);[.$D804];[.N803])" office:value-type="float" office:value="-934" calcext:value-type="float">
            <text:p>-934</text:p>
          </table:table-cell>
        </table:table-row>
        <table:table-row table:style-name="ro1">
          <table:table-cell office:value-type="float" office:value="1621325284" calcext:value-type="float">
            <text:p>162132528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64" calcext:value-type="float">
            <text:p>-64</text:p>
          </table:table-cell>
          <table:table-cell table:number-columns-repeated="4"/>
          <table:table-cell table:formula="of:=([.A805]-[.A$2])/1000000" office:value-type="float" office:value="41.664815" calcext:value-type="float">
            <text:p>41.664815</text:p>
          </table:table-cell>
          <table:table-cell table:formula="of:=IF([.B805]=&quot;PC&quot;;[.H$2];-[.H$2])" office:value-type="float" office:value="-2200" calcext:value-type="float">
            <text:p>-2200</text:p>
          </table:table-cell>
          <table:table-cell table:formula="of:=IF(AND([.$B805]=&quot;i2c&quot;;[.$C805]=0);[.$D805];[.K804])" office:value-type="float" office:value="946" calcext:value-type="float">
            <text:p>946</text:p>
          </table:table-cell>
          <table:table-cell table:formula="of:=IF(AND([.$B805]=&quot;i2c&quot;;[.$C805]=1);[.$D805];[.L804])" office:value-type="float" office:value="5" calcext:value-type="float">
            <text:p>5</text:p>
          </table:table-cell>
          <table:table-cell table:formula="of:=IF(AND([.$B805]=&quot;i2c&quot;;[.$C805]=2);[.$D805];[.M804])" office:value-type="float" office:value="-64" calcext:value-type="float">
            <text:p>-64</text:p>
          </table:table-cell>
          <table:table-cell table:formula="of:=IF(AND([.$B805]=&quot;i2c&quot;;[.$C805]=3);[.$D805];[.N804])" office:value-type="float" office:value="-934" calcext:value-type="float">
            <text:p>-934</text:p>
          </table:table-cell>
        </table:table-row>
        <table:table-row table:style-name="ro1">
          <table:table-cell office:value-type="float" office:value="1621343162" calcext:value-type="float">
            <text:p>162134316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([.A806]-[.A$2])/1000000" office:value-type="float" office:value="41.682693" calcext:value-type="float">
            <text:p>41.682693</text:p>
          </table:table-cell>
          <table:table-cell table:formula="of:=IF([.B806]=&quot;PC&quot;;[.H$2];-[.H$2])" office:value-type="float" office:value="-2200" calcext:value-type="float">
            <text:p>-2200</text:p>
          </table:table-cell>
          <table:table-cell table:formula="of:=IF(AND([.$B806]=&quot;i2c&quot;;[.$C806]=0);[.$D806];[.K805])" office:value-type="float" office:value="946" calcext:value-type="float">
            <text:p>946</text:p>
          </table:table-cell>
          <table:table-cell table:formula="of:=IF(AND([.$B806]=&quot;i2c&quot;;[.$C806]=1);[.$D806];[.L805])" office:value-type="float" office:value="6" calcext:value-type="float">
            <text:p>6</text:p>
          </table:table-cell>
          <table:table-cell table:formula="of:=IF(AND([.$B806]=&quot;i2c&quot;;[.$C806]=2);[.$D806];[.M805])" office:value-type="float" office:value="-64" calcext:value-type="float">
            <text:p>-64</text:p>
          </table:table-cell>
          <table:table-cell table:formula="of:=IF(AND([.$B806]=&quot;i2c&quot;;[.$C806]=3);[.$D806];[.N805])" office:value-type="float" office:value="-934" calcext:value-type="float">
            <text:p>-934</text:p>
          </table:table-cell>
        </table:table-row>
        <table:table-row table:style-name="ro1">
          <table:table-cell office:value-type="float" office:value="1621361044" calcext:value-type="float">
            <text:p>1621361044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4"/>
          <table:table-cell table:formula="of:=([.A807]-[.A$2])/1000000" office:value-type="float" office:value="41.700575" calcext:value-type="float">
            <text:p>41.700575</text:p>
          </table:table-cell>
          <table:table-cell table:formula="of:=IF([.B807]=&quot;PC&quot;;[.H$2];-[.H$2])" office:value-type="float" office:value="-2200" calcext:value-type="float">
            <text:p>-2200</text:p>
          </table:table-cell>
          <table:table-cell table:formula="of:=IF(AND([.$B807]=&quot;i2c&quot;;[.$C807]=0);[.$D807];[.K806])" office:value-type="float" office:value="976" calcext:value-type="float">
            <text:p>976</text:p>
          </table:table-cell>
          <table:table-cell table:formula="of:=IF(AND([.$B807]=&quot;i2c&quot;;[.$C807]=1);[.$D807];[.L806])" office:value-type="float" office:value="6" calcext:value-type="float">
            <text:p>6</text:p>
          </table:table-cell>
          <table:table-cell table:formula="of:=IF(AND([.$B807]=&quot;i2c&quot;;[.$C807]=2);[.$D807];[.M806])" office:value-type="float" office:value="-64" calcext:value-type="float">
            <text:p>-64</text:p>
          </table:table-cell>
          <table:table-cell table:formula="of:=IF(AND([.$B807]=&quot;i2c&quot;;[.$C807]=3);[.$D807];[.N806])" office:value-type="float" office:value="-934" calcext:value-type="float">
            <text:p>-934</text:p>
          </table:table-cell>
        </table:table-row>
        <table:table-row table:style-name="ro1">
          <table:table-cell office:value-type="float" office:value="1621388557" calcext:value-type="float">
            <text:p>162138855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904" calcext:value-type="float">
            <text:p>-904</text:p>
          </table:table-cell>
          <table:table-cell table:number-columns-repeated="4"/>
          <table:table-cell table:formula="of:=([.A808]-[.A$2])/1000000" office:value-type="float" office:value="41.728088" calcext:value-type="float">
            <text:p>41.728088</text:p>
          </table:table-cell>
          <table:table-cell table:formula="of:=IF([.B808]=&quot;PC&quot;;[.H$2];-[.H$2])" office:value-type="float" office:value="-2200" calcext:value-type="float">
            <text:p>-2200</text:p>
          </table:table-cell>
          <table:table-cell table:formula="of:=IF(AND([.$B808]=&quot;i2c&quot;;[.$C808]=0);[.$D808];[.K807])" office:value-type="float" office:value="976" calcext:value-type="float">
            <text:p>976</text:p>
          </table:table-cell>
          <table:table-cell table:formula="of:=IF(AND([.$B808]=&quot;i2c&quot;;[.$C808]=1);[.$D808];[.L807])" office:value-type="float" office:value="6" calcext:value-type="float">
            <text:p>6</text:p>
          </table:table-cell>
          <table:table-cell table:formula="of:=IF(AND([.$B808]=&quot;i2c&quot;;[.$C808]=2);[.$D808];[.M807])" office:value-type="float" office:value="-64" calcext:value-type="float">
            <text:p>-64</text:p>
          </table:table-cell>
          <table:table-cell table:formula="of:=IF(AND([.$B808]=&quot;i2c&quot;;[.$C808]=3);[.$D808];[.N807])" office:value-type="float" office:value="-904" calcext:value-type="float">
            <text:p>-904</text:p>
          </table:table-cell>
        </table:table-row>
        <table:table-row table:style-name="ro1">
          <table:table-cell office:value-type="float" office:value="1621416068" calcext:value-type="float">
            <text:p>162141606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34" calcext:value-type="float">
            <text:p>-34</text:p>
          </table:table-cell>
          <table:table-cell table:number-columns-repeated="4"/>
          <table:table-cell table:formula="of:=([.A809]-[.A$2])/1000000" office:value-type="float" office:value="41.755599" calcext:value-type="float">
            <text:p>41.755599</text:p>
          </table:table-cell>
          <table:table-cell table:formula="of:=IF([.B809]=&quot;PC&quot;;[.H$2];-[.H$2])" office:value-type="float" office:value="-2200" calcext:value-type="float">
            <text:p>-2200</text:p>
          </table:table-cell>
          <table:table-cell table:formula="of:=IF(AND([.$B809]=&quot;i2c&quot;;[.$C809]=0);[.$D809];[.K808])" office:value-type="float" office:value="976" calcext:value-type="float">
            <text:p>976</text:p>
          </table:table-cell>
          <table:table-cell table:formula="of:=IF(AND([.$B809]=&quot;i2c&quot;;[.$C809]=1);[.$D809];[.L808])" office:value-type="float" office:value="6" calcext:value-type="float">
            <text:p>6</text:p>
          </table:table-cell>
          <table:table-cell table:formula="of:=IF(AND([.$B809]=&quot;i2c&quot;;[.$C809]=2);[.$D809];[.M808])" office:value-type="float" office:value="-34" calcext:value-type="float">
            <text:p>-34</text:p>
          </table:table-cell>
          <table:table-cell table:formula="of:=IF(AND([.$B809]=&quot;i2c&quot;;[.$C809]=3);[.$D809];[.N808])" office:value-type="float" office:value="-904" calcext:value-type="float">
            <text:p>-904</text:p>
          </table:table-cell>
        </table:table-row>
        <table:table-row table:style-name="ro1">
          <table:table-cell office:value-type="float" office:value="1621433947" calcext:value-type="float">
            <text:p>162143394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([.A810]-[.A$2])/1000000" office:value-type="float" office:value="41.773478" calcext:value-type="float">
            <text:p>41.773478</text:p>
          </table:table-cell>
          <table:table-cell table:formula="of:=IF([.B810]=&quot;PC&quot;;[.H$2];-[.H$2])" office:value-type="float" office:value="-2200" calcext:value-type="float">
            <text:p>-2200</text:p>
          </table:table-cell>
          <table:table-cell table:formula="of:=IF(AND([.$B810]=&quot;i2c&quot;;[.$C810]=0);[.$D810];[.K809])" office:value-type="float" office:value="976" calcext:value-type="float">
            <text:p>976</text:p>
          </table:table-cell>
          <table:table-cell table:formula="of:=IF(AND([.$B810]=&quot;i2c&quot;;[.$C810]=1);[.$D810];[.L809])" office:value-type="float" office:value="7" calcext:value-type="float">
            <text:p>7</text:p>
          </table:table-cell>
          <table:table-cell table:formula="of:=IF(AND([.$B810]=&quot;i2c&quot;;[.$C810]=2);[.$D810];[.M809])" office:value-type="float" office:value="-34" calcext:value-type="float">
            <text:p>-34</text:p>
          </table:table-cell>
          <table:table-cell table:formula="of:=IF(AND([.$B810]=&quot;i2c&quot;;[.$C810]=3);[.$D810];[.N809])" office:value-type="float" office:value="-904" calcext:value-type="float">
            <text:p>-904</text:p>
          </table:table-cell>
        </table:table-row>
        <table:table-row table:style-name="ro1">
          <table:table-cell office:value-type="float" office:value="1621451833" calcext:value-type="float">
            <text:p>1621451833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table:number-columns-repeated="4"/>
          <table:table-cell table:formula="of:=([.A811]-[.A$2])/1000000" office:value-type="float" office:value="41.791364" calcext:value-type="float">
            <text:p>41.791364</text:p>
          </table:table-cell>
          <table:table-cell table:formula="of:=IF([.B811]=&quot;PC&quot;;[.H$2];-[.H$2])" office:value-type="float" office:value="-2200" calcext:value-type="float">
            <text:p>-2200</text:p>
          </table:table-cell>
          <table:table-cell table:formula="of:=IF(AND([.$B811]=&quot;i2c&quot;;[.$C811]=0);[.$D811];[.K810])" office:value-type="float" office:value="1006" calcext:value-type="float">
            <text:p>1006</text:p>
          </table:table-cell>
          <table:table-cell table:formula="of:=IF(AND([.$B811]=&quot;i2c&quot;;[.$C811]=1);[.$D811];[.L810])" office:value-type="float" office:value="7" calcext:value-type="float">
            <text:p>7</text:p>
          </table:table-cell>
          <table:table-cell table:formula="of:=IF(AND([.$B811]=&quot;i2c&quot;;[.$C811]=2);[.$D811];[.M810])" office:value-type="float" office:value="-34" calcext:value-type="float">
            <text:p>-34</text:p>
          </table:table-cell>
          <table:table-cell table:formula="of:=IF(AND([.$B811]=&quot;i2c&quot;;[.$C811]=3);[.$D811];[.N810])" office:value-type="float" office:value="-904" calcext:value-type="float">
            <text:p>-904</text:p>
          </table:table-cell>
        </table:table-row>
        <table:table-row table:style-name="ro1">
          <table:table-cell office:value-type="float" office:value="1621479349" calcext:value-type="float">
            <text:p>162147934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874" calcext:value-type="float">
            <text:p>-874</text:p>
          </table:table-cell>
          <table:table-cell table:number-columns-repeated="4"/>
          <table:table-cell table:formula="of:=([.A812]-[.A$2])/1000000" office:value-type="float" office:value="41.81888" calcext:value-type="float">
            <text:p>41.81888</text:p>
          </table:table-cell>
          <table:table-cell table:formula="of:=IF([.B812]=&quot;PC&quot;;[.H$2];-[.H$2])" office:value-type="float" office:value="-2200" calcext:value-type="float">
            <text:p>-2200</text:p>
          </table:table-cell>
          <table:table-cell table:formula="of:=IF(AND([.$B812]=&quot;i2c&quot;;[.$C812]=0);[.$D812];[.K811])" office:value-type="float" office:value="1006" calcext:value-type="float">
            <text:p>1006</text:p>
          </table:table-cell>
          <table:table-cell table:formula="of:=IF(AND([.$B812]=&quot;i2c&quot;;[.$C812]=1);[.$D812];[.L811])" office:value-type="float" office:value="7" calcext:value-type="float">
            <text:p>7</text:p>
          </table:table-cell>
          <table:table-cell table:formula="of:=IF(AND([.$B812]=&quot;i2c&quot;;[.$C812]=2);[.$D812];[.M811])" office:value-type="float" office:value="-34" calcext:value-type="float">
            <text:p>-34</text:p>
          </table:table-cell>
          <table:table-cell table:formula="of:=IF(AND([.$B812]=&quot;i2c&quot;;[.$C812]=3);[.$D812];[.N811])" office:value-type="float" office:value="-874" calcext:value-type="float">
            <text:p>-874</text:p>
          </table:table-cell>
        </table:table-row>
        <table:table-row table:style-name="ro1">
          <table:table-cell office:value-type="float" office:value="1621506862" calcext:value-type="float">
            <text:p>162150686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number-columns-repeated="4"/>
          <table:table-cell table:formula="of:=([.A813]-[.A$2])/1000000" office:value-type="float" office:value="41.846393" calcext:value-type="float">
            <text:p>41.846393</text:p>
          </table:table-cell>
          <table:table-cell table:formula="of:=IF([.B813]=&quot;PC&quot;;[.H$2];-[.H$2])" office:value-type="float" office:value="-2200" calcext:value-type="float">
            <text:p>-2200</text:p>
          </table:table-cell>
          <table:table-cell table:formula="of:=IF(AND([.$B813]=&quot;i2c&quot;;[.$C813]=0);[.$D813];[.K812])" office:value-type="float" office:value="1006" calcext:value-type="float">
            <text:p>1006</text:p>
          </table:table-cell>
          <table:table-cell table:formula="of:=IF(AND([.$B813]=&quot;i2c&quot;;[.$C813]=1);[.$D813];[.L812])" office:value-type="float" office:value="7" calcext:value-type="float">
            <text:p>7</text:p>
          </table:table-cell>
          <table:table-cell table:formula="of:=IF(AND([.$B813]=&quot;i2c&quot;;[.$C813]=2);[.$D813];[.M812])" office:value-type="float" office:value="-15" calcext:value-type="float">
            <text:p>-15</text:p>
          </table:table-cell>
          <table:table-cell table:formula="of:=IF(AND([.$B813]=&quot;i2c&quot;;[.$C813]=3);[.$D813];[.N812])" office:value-type="float" office:value="-874" calcext:value-type="float">
            <text:p>-874</text:p>
          </table:table-cell>
        </table:table-row>
        <table:table-row table:style-name="ro1">
          <table:table-cell office:value-type="float" office:value="1621524741" calcext:value-type="float">
            <text:p>1621524741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([.A814]-[.A$2])/1000000" office:value-type="float" office:value="41.864272" calcext:value-type="float">
            <text:p>41.864272</text:p>
          </table:table-cell>
          <table:table-cell table:formula="of:=IF([.B814]=&quot;PC&quot;;[.H$2];-[.H$2])" office:value-type="float" office:value="-2200" calcext:value-type="float">
            <text:p>-2200</text:p>
          </table:table-cell>
          <table:table-cell table:formula="of:=IF(AND([.$B814]=&quot;i2c&quot;;[.$C814]=0);[.$D814];[.K813])" office:value-type="float" office:value="1006" calcext:value-type="float">
            <text:p>1006</text:p>
          </table:table-cell>
          <table:table-cell table:formula="of:=IF(AND([.$B814]=&quot;i2c&quot;;[.$C814]=1);[.$D814];[.L813])" office:value-type="float" office:value="8" calcext:value-type="float">
            <text:p>8</text:p>
          </table:table-cell>
          <table:table-cell table:formula="of:=IF(AND([.$B814]=&quot;i2c&quot;;[.$C814]=2);[.$D814];[.M813])" office:value-type="float" office:value="-15" calcext:value-type="float">
            <text:p>-15</text:p>
          </table:table-cell>
          <table:table-cell table:formula="of:=IF(AND([.$B814]=&quot;i2c&quot;;[.$C814]=3);[.$D814];[.N813])" office:value-type="float" office:value="-874" calcext:value-type="float">
            <text:p>-874</text:p>
          </table:table-cell>
        </table:table-row>
        <table:table-row table:style-name="ro1">
          <table:table-cell office:value-type="float" office:value="1621542615" calcext:value-type="float">
            <text:p>1621542615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([.A815]-[.A$2])/1000000" office:value-type="float" office:value="41.882146" calcext:value-type="float">
            <text:p>41.882146</text:p>
          </table:table-cell>
          <table:table-cell table:formula="of:=IF([.B815]=&quot;PC&quot;;[.H$2];-[.H$2])" office:value-type="float" office:value="-2200" calcext:value-type="float">
            <text:p>-2200</text:p>
          </table:table-cell>
          <table:table-cell table:formula="of:=IF(AND([.$B815]=&quot;i2c&quot;;[.$C815]=0);[.$D815];[.K814])" office:value-type="float" office:value="1024" calcext:value-type="float">
            <text:p>1024</text:p>
          </table:table-cell>
          <table:table-cell table:formula="of:=IF(AND([.$B815]=&quot;i2c&quot;;[.$C815]=1);[.$D815];[.L814])" office:value-type="float" office:value="8" calcext:value-type="float">
            <text:p>8</text:p>
          </table:table-cell>
          <table:table-cell table:formula="of:=IF(AND([.$B815]=&quot;i2c&quot;;[.$C815]=2);[.$D815];[.M814])" office:value-type="float" office:value="-15" calcext:value-type="float">
            <text:p>-15</text:p>
          </table:table-cell>
          <table:table-cell table:formula="of:=IF(AND([.$B815]=&quot;i2c&quot;;[.$C815]=3);[.$D815];[.N814])" office:value-type="float" office:value="-874" calcext:value-type="float">
            <text:p>-874</text:p>
          </table:table-cell>
        </table:table-row>
        <table:table-row table:style-name="ro1">
          <table:table-cell office:value-type="float" office:value="1621570129" calcext:value-type="float">
            <text:p>162157012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844" calcext:value-type="float">
            <text:p>-844</text:p>
          </table:table-cell>
          <table:table-cell table:number-columns-repeated="4"/>
          <table:table-cell table:formula="of:=([.A816]-[.A$2])/1000000" office:value-type="float" office:value="41.90966" calcext:value-type="float">
            <text:p>41.90966</text:p>
          </table:table-cell>
          <table:table-cell table:formula="of:=IF([.B816]=&quot;PC&quot;;[.H$2];-[.H$2])" office:value-type="float" office:value="-2200" calcext:value-type="float">
            <text:p>-2200</text:p>
          </table:table-cell>
          <table:table-cell table:formula="of:=IF(AND([.$B816]=&quot;i2c&quot;;[.$C816]=0);[.$D816];[.K815])" office:value-type="float" office:value="1024" calcext:value-type="float">
            <text:p>1024</text:p>
          </table:table-cell>
          <table:table-cell table:formula="of:=IF(AND([.$B816]=&quot;i2c&quot;;[.$C816]=1);[.$D816];[.L815])" office:value-type="float" office:value="8" calcext:value-type="float">
            <text:p>8</text:p>
          </table:table-cell>
          <table:table-cell table:formula="of:=IF(AND([.$B816]=&quot;i2c&quot;;[.$C816]=2);[.$D816];[.M815])" office:value-type="float" office:value="-15" calcext:value-type="float">
            <text:p>-15</text:p>
          </table:table-cell>
          <table:table-cell table:formula="of:=IF(AND([.$B816]=&quot;i2c&quot;;[.$C816]=3);[.$D816];[.N815])" office:value-type="float" office:value="-844" calcext:value-type="float">
            <text:p>-844</text:p>
          </table:table-cell>
        </table:table-row>
        <table:table-row table:style-name="ro1">
          <table:table-cell office:value-type="float" office:value="1621597629" calcext:value-type="float">
            <text:p>162159762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number-columns-repeated="4"/>
          <table:table-cell table:formula="of:=([.A817]-[.A$2])/1000000" office:value-type="float" office:value="41.93716" calcext:value-type="float">
            <text:p>41.93716</text:p>
          </table:table-cell>
          <table:table-cell table:formula="of:=IF([.B817]=&quot;PC&quot;;[.H$2];-[.H$2])" office:value-type="float" office:value="-2200" calcext:value-type="float">
            <text:p>-2200</text:p>
          </table:table-cell>
          <table:table-cell table:formula="of:=IF(AND([.$B817]=&quot;i2c&quot;;[.$C817]=0);[.$D817];[.K816])" office:value-type="float" office:value="1024" calcext:value-type="float">
            <text:p>1024</text:p>
          </table:table-cell>
          <table:table-cell table:formula="of:=IF(AND([.$B817]=&quot;i2c&quot;;[.$C817]=1);[.$D817];[.L816])" office:value-type="float" office:value="8" calcext:value-type="float">
            <text:p>8</text:p>
          </table:table-cell>
          <table:table-cell table:formula="of:=IF(AND([.$B817]=&quot;i2c&quot;;[.$C817]=2);[.$D817];[.M816])" office:value-type="float" office:value="-14" calcext:value-type="float">
            <text:p>-14</text:p>
          </table:table-cell>
          <table:table-cell table:formula="of:=IF(AND([.$B817]=&quot;i2c&quot;;[.$C817]=3);[.$D817];[.N816])" office:value-type="float" office:value="-844" calcext:value-type="float">
            <text:p>-844</text:p>
          </table:table-cell>
        </table:table-row>
        <table:table-row table:style-name="ro1">
          <table:table-cell office:value-type="float" office:value="1621615508" calcext:value-type="float">
            <text:p>162161550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([.A818]-[.A$2])/1000000" office:value-type="float" office:value="41.955039" calcext:value-type="float">
            <text:p>41.955039</text:p>
          </table:table-cell>
          <table:table-cell table:formula="of:=IF([.B818]=&quot;PC&quot;;[.H$2];-[.H$2])" office:value-type="float" office:value="-2200" calcext:value-type="float">
            <text:p>-2200</text:p>
          </table:table-cell>
          <table:table-cell table:formula="of:=IF(AND([.$B818]=&quot;i2c&quot;;[.$C818]=0);[.$D818];[.K817])" office:value-type="float" office:value="1024" calcext:value-type="float">
            <text:p>1024</text:p>
          </table:table-cell>
          <table:table-cell table:formula="of:=IF(AND([.$B818]=&quot;i2c&quot;;[.$C818]=1);[.$D818];[.L817])" office:value-type="float" office:value="9" calcext:value-type="float">
            <text:p>9</text:p>
          </table:table-cell>
          <table:table-cell table:formula="of:=IF(AND([.$B818]=&quot;i2c&quot;;[.$C818]=2);[.$D818];[.M817])" office:value-type="float" office:value="-14" calcext:value-type="float">
            <text:p>-14</text:p>
          </table:table-cell>
          <table:table-cell table:formula="of:=IF(AND([.$B818]=&quot;i2c&quot;;[.$C818]=3);[.$D818];[.N817])" office:value-type="float" office:value="-844" calcext:value-type="float">
            <text:p>-844</text:p>
          </table:table-cell>
        </table:table-row>
        <table:table-row table:style-name="ro1">
          <table:table-cell office:value-type="float" office:value="1621659866" calcext:value-type="float">
            <text:p>162165986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814" calcext:value-type="float">
            <text:p>-814</text:p>
          </table:table-cell>
          <table:table-cell table:number-columns-repeated="4"/>
          <table:table-cell table:formula="of:=([.A819]-[.A$2])/1000000" office:value-type="float" office:value="41.999397" calcext:value-type="float">
            <text:p>41.999397</text:p>
          </table:table-cell>
          <table:table-cell table:formula="of:=IF([.B819]=&quot;PC&quot;;[.H$2];-[.H$2])" office:value-type="float" office:value="-2200" calcext:value-type="float">
            <text:p>-2200</text:p>
          </table:table-cell>
          <table:table-cell table:formula="of:=IF(AND([.$B819]=&quot;i2c&quot;;[.$C819]=0);[.$D819];[.K818])" office:value-type="float" office:value="1024" calcext:value-type="float">
            <text:p>1024</text:p>
          </table:table-cell>
          <table:table-cell table:formula="of:=IF(AND([.$B819]=&quot;i2c&quot;;[.$C819]=1);[.$D819];[.L818])" office:value-type="float" office:value="9" calcext:value-type="float">
            <text:p>9</text:p>
          </table:table-cell>
          <table:table-cell table:formula="of:=IF(AND([.$B819]=&quot;i2c&quot;;[.$C819]=2);[.$D819];[.M818])" office:value-type="float" office:value="-14" calcext:value-type="float">
            <text:p>-14</text:p>
          </table:table-cell>
          <table:table-cell table:formula="of:=IF(AND([.$B819]=&quot;i2c&quot;;[.$C819]=3);[.$D819];[.N818])" office:value-type="float" office:value="-814" calcext:value-type="float">
            <text:p>-814</text:p>
          </table:table-cell>
        </table:table-row>
        <table:table-row table:style-name="ro1">
          <table:table-cell office:value-type="float" office:value="1621687377" calcext:value-type="float">
            <text:p>162168737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table:number-columns-repeated="4"/>
          <table:table-cell table:formula="of:=([.A820]-[.A$2])/1000000" office:value-type="float" office:value="42.026908" calcext:value-type="float">
            <text:p>42.026908</text:p>
          </table:table-cell>
          <table:table-cell table:formula="of:=IF([.B820]=&quot;PC&quot;;[.H$2];-[.H$2])" office:value-type="float" office:value="-2200" calcext:value-type="float">
            <text:p>-2200</text:p>
          </table:table-cell>
          <table:table-cell table:formula="of:=IF(AND([.$B820]=&quot;i2c&quot;;[.$C820]=0);[.$D820];[.K819])" office:value-type="float" office:value="1024" calcext:value-type="float">
            <text:p>1024</text:p>
          </table:table-cell>
          <table:table-cell table:formula="of:=IF(AND([.$B820]=&quot;i2c&quot;;[.$C820]=1);[.$D820];[.L819])" office:value-type="float" office:value="9" calcext:value-type="float">
            <text:p>9</text:p>
          </table:table-cell>
          <table:table-cell table:formula="of:=IF(AND([.$B820]=&quot;i2c&quot;;[.$C820]=2);[.$D820];[.M819])" office:value-type="float" office:value="-13" calcext:value-type="float">
            <text:p>-13</text:p>
          </table:table-cell>
          <table:table-cell table:formula="of:=IF(AND([.$B820]=&quot;i2c&quot;;[.$C820]=3);[.$D820];[.N819])" office:value-type="float" office:value="-814" calcext:value-type="float">
            <text:p>-814</text:p>
          </table:table-cell>
        </table:table-row>
        <table:table-row table:style-name="ro1">
          <table:table-cell office:value-type="float" office:value="1621705257" calcext:value-type="float">
            <text:p>162170525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821]-[.A$2])/1000000" office:value-type="float" office:value="42.044788" calcext:value-type="float">
            <text:p>42.044788</text:p>
          </table:table-cell>
          <table:table-cell table:formula="of:=IF([.B821]=&quot;PC&quot;;[.H$2];-[.H$2])" office:value-type="float" office:value="-2200" calcext:value-type="float">
            <text:p>-2200</text:p>
          </table:table-cell>
          <table:table-cell table:formula="of:=IF(AND([.$B821]=&quot;i2c&quot;;[.$C821]=0);[.$D821];[.K820])" office:value-type="float" office:value="1024" calcext:value-type="float">
            <text:p>1024</text:p>
          </table:table-cell>
          <table:table-cell table:formula="of:=IF(AND([.$B821]=&quot;i2c&quot;;[.$C821]=1);[.$D821];[.L820])" office:value-type="float" office:value="10" calcext:value-type="float">
            <text:p>10</text:p>
          </table:table-cell>
          <table:table-cell table:formula="of:=IF(AND([.$B821]=&quot;i2c&quot;;[.$C821]=2);[.$D821];[.M820])" office:value-type="float" office:value="-13" calcext:value-type="float">
            <text:p>-13</text:p>
          </table:table-cell>
          <table:table-cell table:formula="of:=IF(AND([.$B821]=&quot;i2c&quot;;[.$C821]=3);[.$D821];[.N820])" office:value-type="float" office:value="-814" calcext:value-type="float">
            <text:p>-814</text:p>
          </table:table-cell>
        </table:table-row>
        <table:table-row table:style-name="ro1">
          <table:table-cell office:value-type="float" office:value="1621749615" calcext:value-type="float">
            <text:p>162174961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784" calcext:value-type="float">
            <text:p>-784</text:p>
          </table:table-cell>
          <table:table-cell table:number-columns-repeated="4"/>
          <table:table-cell table:formula="of:=([.A822]-[.A$2])/1000000" office:value-type="float" office:value="42.089146" calcext:value-type="float">
            <text:p>42.089146</text:p>
          </table:table-cell>
          <table:table-cell table:formula="of:=IF([.B822]=&quot;PC&quot;;[.H$2];-[.H$2])" office:value-type="float" office:value="-2200" calcext:value-type="float">
            <text:p>-2200</text:p>
          </table:table-cell>
          <table:table-cell table:formula="of:=IF(AND([.$B822]=&quot;i2c&quot;;[.$C822]=0);[.$D822];[.K821])" office:value-type="float" office:value="1024" calcext:value-type="float">
            <text:p>1024</text:p>
          </table:table-cell>
          <table:table-cell table:formula="of:=IF(AND([.$B822]=&quot;i2c&quot;;[.$C822]=1);[.$D822];[.L821])" office:value-type="float" office:value="10" calcext:value-type="float">
            <text:p>10</text:p>
          </table:table-cell>
          <table:table-cell table:formula="of:=IF(AND([.$B822]=&quot;i2c&quot;;[.$C822]=2);[.$D822];[.M821])" office:value-type="float" office:value="-13" calcext:value-type="float">
            <text:p>-13</text:p>
          </table:table-cell>
          <table:table-cell table:formula="of:=IF(AND([.$B822]=&quot;i2c&quot;;[.$C822]=3);[.$D822];[.N821])" office:value-type="float" office:value="-784" calcext:value-type="float">
            <text:p>-784</text:p>
          </table:table-cell>
        </table:table-row>
        <table:table-row table:style-name="ro1">
          <table:table-cell office:value-type="float" office:value="1621777123" calcext:value-type="float">
            <text:p>162177712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number-columns-repeated="4"/>
          <table:table-cell table:formula="of:=([.A823]-[.A$2])/1000000" office:value-type="float" office:value="42.116654" calcext:value-type="float">
            <text:p>42.116654</text:p>
          </table:table-cell>
          <table:table-cell table:formula="of:=IF([.B823]=&quot;PC&quot;;[.H$2];-[.H$2])" office:value-type="float" office:value="-2200" calcext:value-type="float">
            <text:p>-2200</text:p>
          </table:table-cell>
          <table:table-cell table:formula="of:=IF(AND([.$B823]=&quot;i2c&quot;;[.$C823]=0);[.$D823];[.K822])" office:value-type="float" office:value="1024" calcext:value-type="float">
            <text:p>1024</text:p>
          </table:table-cell>
          <table:table-cell table:formula="of:=IF(AND([.$B823]=&quot;i2c&quot;;[.$C823]=1);[.$D823];[.L822])" office:value-type="float" office:value="10" calcext:value-type="float">
            <text:p>10</text:p>
          </table:table-cell>
          <table:table-cell table:formula="of:=IF(AND([.$B823]=&quot;i2c&quot;;[.$C823]=2);[.$D823];[.M822])" office:value-type="float" office:value="-12" calcext:value-type="float">
            <text:p>-12</text:p>
          </table:table-cell>
          <table:table-cell table:formula="of:=IF(AND([.$B823]=&quot;i2c&quot;;[.$C823]=3);[.$D823];[.N822])" office:value-type="float" office:value="-784" calcext:value-type="float">
            <text:p>-784</text:p>
          </table:table-cell>
        </table:table-row>
        <table:table-row table:style-name="ro1">
          <table:table-cell office:value-type="float" office:value="1621795003" calcext:value-type="float">
            <text:p>162179500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([.A824]-[.A$2])/1000000" office:value-type="float" office:value="42.134534" calcext:value-type="float">
            <text:p>42.134534</text:p>
          </table:table-cell>
          <table:table-cell table:formula="of:=IF([.B824]=&quot;PC&quot;;[.H$2];-[.H$2])" office:value-type="float" office:value="-2200" calcext:value-type="float">
            <text:p>-2200</text:p>
          </table:table-cell>
          <table:table-cell table:formula="of:=IF(AND([.$B824]=&quot;i2c&quot;;[.$C824]=0);[.$D824];[.K823])" office:value-type="float" office:value="1024" calcext:value-type="float">
            <text:p>1024</text:p>
          </table:table-cell>
          <table:table-cell table:formula="of:=IF(AND([.$B824]=&quot;i2c&quot;;[.$C824]=1);[.$D824];[.L823])" office:value-type="float" office:value="11" calcext:value-type="float">
            <text:p>11</text:p>
          </table:table-cell>
          <table:table-cell table:formula="of:=IF(AND([.$B824]=&quot;i2c&quot;;[.$C824]=2);[.$D824];[.M823])" office:value-type="float" office:value="-12" calcext:value-type="float">
            <text:p>-12</text:p>
          </table:table-cell>
          <table:table-cell table:formula="of:=IF(AND([.$B824]=&quot;i2c&quot;;[.$C824]=3);[.$D824];[.N823])" office:value-type="float" office:value="-784" calcext:value-type="float">
            <text:p>-784</text:p>
          </table:table-cell>
        </table:table-row>
        <table:table-row table:style-name="ro1">
          <table:table-cell office:value-type="float" office:value="1621839360" calcext:value-type="float">
            <text:p>162183936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754" calcext:value-type="float">
            <text:p>-754</text:p>
          </table:table-cell>
          <table:table-cell table:number-columns-repeated="4"/>
          <table:table-cell table:formula="of:=([.A825]-[.A$2])/1000000" office:value-type="float" office:value="42.178891" calcext:value-type="float">
            <text:p>42.178891</text:p>
          </table:table-cell>
          <table:table-cell table:formula="of:=IF([.B825]=&quot;PC&quot;;[.H$2];-[.H$2])" office:value-type="float" office:value="-2200" calcext:value-type="float">
            <text:p>-2200</text:p>
          </table:table-cell>
          <table:table-cell table:formula="of:=IF(AND([.$B825]=&quot;i2c&quot;;[.$C825]=0);[.$D825];[.K824])" office:value-type="float" office:value="1024" calcext:value-type="float">
            <text:p>1024</text:p>
          </table:table-cell>
          <table:table-cell table:formula="of:=IF(AND([.$B825]=&quot;i2c&quot;;[.$C825]=1);[.$D825];[.L824])" office:value-type="float" office:value="11" calcext:value-type="float">
            <text:p>11</text:p>
          </table:table-cell>
          <table:table-cell table:formula="of:=IF(AND([.$B825]=&quot;i2c&quot;;[.$C825]=2);[.$D825];[.M824])" office:value-type="float" office:value="-12" calcext:value-type="float">
            <text:p>-12</text:p>
          </table:table-cell>
          <table:table-cell table:formula="of:=IF(AND([.$B825]=&quot;i2c&quot;;[.$C825]=3);[.$D825];[.N824])" office:value-type="float" office:value="-754" calcext:value-type="float">
            <text:p>-754</text:p>
          </table:table-cell>
        </table:table-row>
        <table:table-row table:style-name="ro1">
          <table:table-cell office:value-type="float" office:value="1621866875" calcext:value-type="float">
            <text:p>162186687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number-columns-repeated="4"/>
          <table:table-cell table:formula="of:=([.A826]-[.A$2])/1000000" office:value-type="float" office:value="42.206406" calcext:value-type="float">
            <text:p>42.206406</text:p>
          </table:table-cell>
          <table:table-cell table:formula="of:=IF([.B826]=&quot;PC&quot;;[.H$2];-[.H$2])" office:value-type="float" office:value="-2200" calcext:value-type="float">
            <text:p>-2200</text:p>
          </table:table-cell>
          <table:table-cell table:formula="of:=IF(AND([.$B826]=&quot;i2c&quot;;[.$C826]=0);[.$D826];[.K825])" office:value-type="float" office:value="1024" calcext:value-type="float">
            <text:p>1024</text:p>
          </table:table-cell>
          <table:table-cell table:formula="of:=IF(AND([.$B826]=&quot;i2c&quot;;[.$C826]=1);[.$D826];[.L825])" office:value-type="float" office:value="11" calcext:value-type="float">
            <text:p>11</text:p>
          </table:table-cell>
          <table:table-cell table:formula="of:=IF(AND([.$B826]=&quot;i2c&quot;;[.$C826]=2);[.$D826];[.M825])" office:value-type="float" office:value="-11" calcext:value-type="float">
            <text:p>-11</text:p>
          </table:table-cell>
          <table:table-cell table:formula="of:=IF(AND([.$B826]=&quot;i2c&quot;;[.$C826]=3);[.$D826];[.N825])" office:value-type="float" office:value="-754" calcext:value-type="float">
            <text:p>-754</text:p>
          </table:table-cell>
        </table:table-row>
        <table:table-row table:style-name="ro1">
          <table:table-cell office:value-type="float" office:value="1621884755" calcext:value-type="float">
            <text:p>162188475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([.A827]-[.A$2])/1000000" office:value-type="float" office:value="42.224286" calcext:value-type="float">
            <text:p>42.224286</text:p>
          </table:table-cell>
          <table:table-cell table:formula="of:=IF([.B827]=&quot;PC&quot;;[.H$2];-[.H$2])" office:value-type="float" office:value="-2200" calcext:value-type="float">
            <text:p>-2200</text:p>
          </table:table-cell>
          <table:table-cell table:formula="of:=IF(AND([.$B827]=&quot;i2c&quot;;[.$C827]=0);[.$D827];[.K826])" office:value-type="float" office:value="1024" calcext:value-type="float">
            <text:p>1024</text:p>
          </table:table-cell>
          <table:table-cell table:formula="of:=IF(AND([.$B827]=&quot;i2c&quot;;[.$C827]=1);[.$D827];[.L826])" office:value-type="float" office:value="12" calcext:value-type="float">
            <text:p>12</text:p>
          </table:table-cell>
          <table:table-cell table:formula="of:=IF(AND([.$B827]=&quot;i2c&quot;;[.$C827]=2);[.$D827];[.M826])" office:value-type="float" office:value="-11" calcext:value-type="float">
            <text:p>-11</text:p>
          </table:table-cell>
          <table:table-cell table:formula="of:=IF(AND([.$B827]=&quot;i2c&quot;;[.$C827]=3);[.$D827];[.N826])" office:value-type="float" office:value="-754" calcext:value-type="float">
            <text:p>-754</text:p>
          </table:table-cell>
        </table:table-row>
        <table:table-row table:style-name="ro1">
          <table:table-cell office:value-type="float" office:value="1621929112" calcext:value-type="float">
            <text:p>162192911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724" calcext:value-type="float">
            <text:p>-724</text:p>
          </table:table-cell>
          <table:table-cell table:number-columns-repeated="4"/>
          <table:table-cell table:formula="of:=([.A828]-[.A$2])/1000000" office:value-type="float" office:value="42.268643" calcext:value-type="float">
            <text:p>42.268643</text:p>
          </table:table-cell>
          <table:table-cell table:formula="of:=IF([.B828]=&quot;PC&quot;;[.H$2];-[.H$2])" office:value-type="float" office:value="-2200" calcext:value-type="float">
            <text:p>-2200</text:p>
          </table:table-cell>
          <table:table-cell table:formula="of:=IF(AND([.$B828]=&quot;i2c&quot;;[.$C828]=0);[.$D828];[.K827])" office:value-type="float" office:value="1024" calcext:value-type="float">
            <text:p>1024</text:p>
          </table:table-cell>
          <table:table-cell table:formula="of:=IF(AND([.$B828]=&quot;i2c&quot;;[.$C828]=1);[.$D828];[.L827])" office:value-type="float" office:value="12" calcext:value-type="float">
            <text:p>12</text:p>
          </table:table-cell>
          <table:table-cell table:formula="of:=IF(AND([.$B828]=&quot;i2c&quot;;[.$C828]=2);[.$D828];[.M827])" office:value-type="float" office:value="-11" calcext:value-type="float">
            <text:p>-11</text:p>
          </table:table-cell>
          <table:table-cell table:formula="of:=IF(AND([.$B828]=&quot;i2c&quot;;[.$C828]=3);[.$D828];[.N827])" office:value-type="float" office:value="-724" calcext:value-type="float">
            <text:p>-724</text:p>
          </table:table-cell>
        </table:table-row>
        <table:table-row table:style-name="ro1">
          <table:table-cell office:value-type="float" office:value="1621956613" calcext:value-type="float">
            <text:p>162195661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table:formula="of:=([.A829]-[.A$2])/1000000" office:value-type="float" office:value="42.296144" calcext:value-type="float">
            <text:p>42.296144</text:p>
          </table:table-cell>
          <table:table-cell table:formula="of:=IF([.B829]=&quot;PC&quot;;[.H$2];-[.H$2])" office:value-type="float" office:value="-2200" calcext:value-type="float">
            <text:p>-2200</text:p>
          </table:table-cell>
          <table:table-cell table:formula="of:=IF(AND([.$B829]=&quot;i2c&quot;;[.$C829]=0);[.$D829];[.K828])" office:value-type="float" office:value="1024" calcext:value-type="float">
            <text:p>1024</text:p>
          </table:table-cell>
          <table:table-cell table:formula="of:=IF(AND([.$B829]=&quot;i2c&quot;;[.$C829]=1);[.$D829];[.L828])" office:value-type="float" office:value="12" calcext:value-type="float">
            <text:p>12</text:p>
          </table:table-cell>
          <table:table-cell table:formula="of:=IF(AND([.$B829]=&quot;i2c&quot;;[.$C829]=2);[.$D829];[.M828])" office:value-type="float" office:value="-10" calcext:value-type="float">
            <text:p>-10</text:p>
          </table:table-cell>
          <table:table-cell table:formula="of:=IF(AND([.$B829]=&quot;i2c&quot;;[.$C829]=3);[.$D829];[.N828])" office:value-type="float" office:value="-724" calcext:value-type="float">
            <text:p>-724</text:p>
          </table:table-cell>
        </table:table-row>
        <table:table-row table:style-name="ro1">
          <table:table-cell office:value-type="float" office:value="1621974478" calcext:value-type="float">
            <text:p>162197447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([.A830]-[.A$2])/1000000" office:value-type="float" office:value="42.314009" calcext:value-type="float">
            <text:p>42.314009</text:p>
          </table:table-cell>
          <table:table-cell table:formula="of:=IF([.B830]=&quot;PC&quot;;[.H$2];-[.H$2])" office:value-type="float" office:value="-2200" calcext:value-type="float">
            <text:p>-2200</text:p>
          </table:table-cell>
          <table:table-cell table:formula="of:=IF(AND([.$B830]=&quot;i2c&quot;;[.$C830]=0);[.$D830];[.K829])" office:value-type="float" office:value="1024" calcext:value-type="float">
            <text:p>1024</text:p>
          </table:table-cell>
          <table:table-cell table:formula="of:=IF(AND([.$B830]=&quot;i2c&quot;;[.$C830]=1);[.$D830];[.L829])" office:value-type="float" office:value="13" calcext:value-type="float">
            <text:p>13</text:p>
          </table:table-cell>
          <table:table-cell table:formula="of:=IF(AND([.$B830]=&quot;i2c&quot;;[.$C830]=2);[.$D830];[.M829])" office:value-type="float" office:value="-10" calcext:value-type="float">
            <text:p>-10</text:p>
          </table:table-cell>
          <table:table-cell table:formula="of:=IF(AND([.$B830]=&quot;i2c&quot;;[.$C830]=3);[.$D830];[.N829])" office:value-type="float" office:value="-724" calcext:value-type="float">
            <text:p>-724</text:p>
          </table:table-cell>
        </table:table-row>
        <table:table-row table:style-name="ro1">
          <table:table-cell office:value-type="float" office:value="1622018833" calcext:value-type="float">
            <text:p>162201883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694" calcext:value-type="float">
            <text:p>-694</text:p>
          </table:table-cell>
          <table:table-cell table:number-columns-repeated="4"/>
          <table:table-cell table:formula="of:=([.A831]-[.A$2])/1000000" office:value-type="float" office:value="42.358364" calcext:value-type="float">
            <text:p>42.358364</text:p>
          </table:table-cell>
          <table:table-cell table:formula="of:=IF([.B831]=&quot;PC&quot;;[.H$2];-[.H$2])" office:value-type="float" office:value="-2200" calcext:value-type="float">
            <text:p>-2200</text:p>
          </table:table-cell>
          <table:table-cell table:formula="of:=IF(AND([.$B831]=&quot;i2c&quot;;[.$C831]=0);[.$D831];[.K830])" office:value-type="float" office:value="1024" calcext:value-type="float">
            <text:p>1024</text:p>
          </table:table-cell>
          <table:table-cell table:formula="of:=IF(AND([.$B831]=&quot;i2c&quot;;[.$C831]=1);[.$D831];[.L830])" office:value-type="float" office:value="13" calcext:value-type="float">
            <text:p>13</text:p>
          </table:table-cell>
          <table:table-cell table:formula="of:=IF(AND([.$B831]=&quot;i2c&quot;;[.$C831]=2);[.$D831];[.M830])" office:value-type="float" office:value="-10" calcext:value-type="float">
            <text:p>-10</text:p>
          </table:table-cell>
          <table:table-cell table:formula="of:=IF(AND([.$B831]=&quot;i2c&quot;;[.$C831]=3);[.$D831];[.N830])" office:value-type="float" office:value="-694" calcext:value-type="float">
            <text:p>-694</text:p>
          </table:table-cell>
        </table:table-row>
        <table:table-row table:style-name="ro1">
          <table:table-cell office:value-type="float" office:value="1622046348" calcext:value-type="float">
            <text:p>162204634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number-columns-repeated="4"/>
          <table:table-cell table:formula="of:=([.A832]-[.A$2])/1000000" office:value-type="float" office:value="42.385879" calcext:value-type="float">
            <text:p>42.385879</text:p>
          </table:table-cell>
          <table:table-cell table:formula="of:=IF([.B832]=&quot;PC&quot;;[.H$2];-[.H$2])" office:value-type="float" office:value="-2200" calcext:value-type="float">
            <text:p>-2200</text:p>
          </table:table-cell>
          <table:table-cell table:formula="of:=IF(AND([.$B832]=&quot;i2c&quot;;[.$C832]=0);[.$D832];[.K831])" office:value-type="float" office:value="1024" calcext:value-type="float">
            <text:p>1024</text:p>
          </table:table-cell>
          <table:table-cell table:formula="of:=IF(AND([.$B832]=&quot;i2c&quot;;[.$C832]=1);[.$D832];[.L831])" office:value-type="float" office:value="13" calcext:value-type="float">
            <text:p>13</text:p>
          </table:table-cell>
          <table:table-cell table:formula="of:=IF(AND([.$B832]=&quot;i2c&quot;;[.$C832]=2);[.$D832];[.M831])" office:value-type="float" office:value="-9" calcext:value-type="float">
            <text:p>-9</text:p>
          </table:table-cell>
          <table:table-cell table:formula="of:=IF(AND([.$B832]=&quot;i2c&quot;;[.$C832]=3);[.$D832];[.N831])" office:value-type="float" office:value="-694" calcext:value-type="float">
            <text:p>-694</text:p>
          </table:table-cell>
        </table:table-row>
        <table:table-row table:style-name="ro1">
          <table:table-cell office:value-type="float" office:value="1622064227" calcext:value-type="float">
            <text:p>162206422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([.A833]-[.A$2])/1000000" office:value-type="float" office:value="42.403758" calcext:value-type="float">
            <text:p>42.403758</text:p>
          </table:table-cell>
          <table:table-cell table:formula="of:=IF([.B833]=&quot;PC&quot;;[.H$2];-[.H$2])" office:value-type="float" office:value="-2200" calcext:value-type="float">
            <text:p>-2200</text:p>
          </table:table-cell>
          <table:table-cell table:formula="of:=IF(AND([.$B833]=&quot;i2c&quot;;[.$C833]=0);[.$D833];[.K832])" office:value-type="float" office:value="1024" calcext:value-type="float">
            <text:p>1024</text:p>
          </table:table-cell>
          <table:table-cell table:formula="of:=IF(AND([.$B833]=&quot;i2c&quot;;[.$C833]=1);[.$D833];[.L832])" office:value-type="float" office:value="14" calcext:value-type="float">
            <text:p>14</text:p>
          </table:table-cell>
          <table:table-cell table:formula="of:=IF(AND([.$B833]=&quot;i2c&quot;;[.$C833]=2);[.$D833];[.M832])" office:value-type="float" office:value="-9" calcext:value-type="float">
            <text:p>-9</text:p>
          </table:table-cell>
          <table:table-cell table:formula="of:=IF(AND([.$B833]=&quot;i2c&quot;;[.$C833]=3);[.$D833];[.N832])" office:value-type="float" office:value="-694" calcext:value-type="float">
            <text:p>-694</text:p>
          </table:table-cell>
        </table:table-row>
        <table:table-row table:style-name="ro1">
          <table:table-cell office:value-type="float" office:value="1622108586" calcext:value-type="float">
            <text:p>162210858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664" calcext:value-type="float">
            <text:p>-664</text:p>
          </table:table-cell>
          <table:table-cell table:number-columns-repeated="4"/>
          <table:table-cell table:formula="of:=([.A834]-[.A$2])/1000000" office:value-type="float" office:value="42.448117" calcext:value-type="float">
            <text:p>42.448117</text:p>
          </table:table-cell>
          <table:table-cell table:formula="of:=IF([.B834]=&quot;PC&quot;;[.H$2];-[.H$2])" office:value-type="float" office:value="-2200" calcext:value-type="float">
            <text:p>-2200</text:p>
          </table:table-cell>
          <table:table-cell table:formula="of:=IF(AND([.$B834]=&quot;i2c&quot;;[.$C834]=0);[.$D834];[.K833])" office:value-type="float" office:value="1024" calcext:value-type="float">
            <text:p>1024</text:p>
          </table:table-cell>
          <table:table-cell table:formula="of:=IF(AND([.$B834]=&quot;i2c&quot;;[.$C834]=1);[.$D834];[.L833])" office:value-type="float" office:value="14" calcext:value-type="float">
            <text:p>14</text:p>
          </table:table-cell>
          <table:table-cell table:formula="of:=IF(AND([.$B834]=&quot;i2c&quot;;[.$C834]=2);[.$D834];[.M833])" office:value-type="float" office:value="-9" calcext:value-type="float">
            <text:p>-9</text:p>
          </table:table-cell>
          <table:table-cell table:formula="of:=IF(AND([.$B834]=&quot;i2c&quot;;[.$C834]=3);[.$D834];[.N833])" office:value-type="float" office:value="-664" calcext:value-type="float">
            <text:p>-664</text:p>
          </table:table-cell>
        </table:table-row>
        <table:table-row table:style-name="ro1">
          <table:table-cell office:value-type="float" office:value="1622136101" calcext:value-type="float">
            <text:p>162213610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4"/>
          <table:table-cell table:formula="of:=([.A835]-[.A$2])/1000000" office:value-type="float" office:value="42.475632" calcext:value-type="float">
            <text:p>42.475632</text:p>
          </table:table-cell>
          <table:table-cell table:formula="of:=IF([.B835]=&quot;PC&quot;;[.H$2];-[.H$2])" office:value-type="float" office:value="-2200" calcext:value-type="float">
            <text:p>-2200</text:p>
          </table:table-cell>
          <table:table-cell table:formula="of:=IF(AND([.$B835]=&quot;i2c&quot;;[.$C835]=0);[.$D835];[.K834])" office:value-type="float" office:value="1024" calcext:value-type="float">
            <text:p>1024</text:p>
          </table:table-cell>
          <table:table-cell table:formula="of:=IF(AND([.$B835]=&quot;i2c&quot;;[.$C835]=1);[.$D835];[.L834])" office:value-type="float" office:value="14" calcext:value-type="float">
            <text:p>14</text:p>
          </table:table-cell>
          <table:table-cell table:formula="of:=IF(AND([.$B835]=&quot;i2c&quot;;[.$C835]=2);[.$D835];[.M834])" office:value-type="float" office:value="-8" calcext:value-type="float">
            <text:p>-8</text:p>
          </table:table-cell>
          <table:table-cell table:formula="of:=IF(AND([.$B835]=&quot;i2c&quot;;[.$C835]=3);[.$D835];[.N834])" office:value-type="float" office:value="-664" calcext:value-type="float">
            <text:p>-664</text:p>
          </table:table-cell>
        </table:table-row>
        <table:table-row table:style-name="ro1">
          <table:table-cell office:value-type="float" office:value="1622153976" calcext:value-type="float">
            <text:p>162215397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([.A836]-[.A$2])/1000000" office:value-type="float" office:value="42.493507" calcext:value-type="float">
            <text:p>42.493507</text:p>
          </table:table-cell>
          <table:table-cell table:formula="of:=IF([.B836]=&quot;PC&quot;;[.H$2];-[.H$2])" office:value-type="float" office:value="-2200" calcext:value-type="float">
            <text:p>-2200</text:p>
          </table:table-cell>
          <table:table-cell table:formula="of:=IF(AND([.$B836]=&quot;i2c&quot;;[.$C836]=0);[.$D836];[.K835])" office:value-type="float" office:value="1024" calcext:value-type="float">
            <text:p>1024</text:p>
          </table:table-cell>
          <table:table-cell table:formula="of:=IF(AND([.$B836]=&quot;i2c&quot;;[.$C836]=1);[.$D836];[.L835])" office:value-type="float" office:value="15" calcext:value-type="float">
            <text:p>15</text:p>
          </table:table-cell>
          <table:table-cell table:formula="of:=IF(AND([.$B836]=&quot;i2c&quot;;[.$C836]=2);[.$D836];[.M835])" office:value-type="float" office:value="-8" calcext:value-type="float">
            <text:p>-8</text:p>
          </table:table-cell>
          <table:table-cell table:formula="of:=IF(AND([.$B836]=&quot;i2c&quot;;[.$C836]=3);[.$D836];[.N835])" office:value-type="float" office:value="-664" calcext:value-type="float">
            <text:p>-664</text:p>
          </table:table-cell>
        </table:table-row>
        <table:table-row table:style-name="ro1">
          <table:table-cell office:value-type="float" office:value="1622198329" calcext:value-type="float">
            <text:p>162219832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634" calcext:value-type="float">
            <text:p>-634</text:p>
          </table:table-cell>
          <table:table-cell table:number-columns-repeated="4"/>
          <table:table-cell table:formula="of:=([.A837]-[.A$2])/1000000" office:value-type="float" office:value="42.53786" calcext:value-type="float">
            <text:p>42.53786</text:p>
          </table:table-cell>
          <table:table-cell table:formula="of:=IF([.B837]=&quot;PC&quot;;[.H$2];-[.H$2])" office:value-type="float" office:value="-2200" calcext:value-type="float">
            <text:p>-2200</text:p>
          </table:table-cell>
          <table:table-cell table:formula="of:=IF(AND([.$B837]=&quot;i2c&quot;;[.$C837]=0);[.$D837];[.K836])" office:value-type="float" office:value="1024" calcext:value-type="float">
            <text:p>1024</text:p>
          </table:table-cell>
          <table:table-cell table:formula="of:=IF(AND([.$B837]=&quot;i2c&quot;;[.$C837]=1);[.$D837];[.L836])" office:value-type="float" office:value="15" calcext:value-type="float">
            <text:p>15</text:p>
          </table:table-cell>
          <table:table-cell table:formula="of:=IF(AND([.$B837]=&quot;i2c&quot;;[.$C837]=2);[.$D837];[.M836])" office:value-type="float" office:value="-8" calcext:value-type="float">
            <text:p>-8</text:p>
          </table:table-cell>
          <table:table-cell table:formula="of:=IF(AND([.$B837]=&quot;i2c&quot;;[.$C837]=3);[.$D837];[.N836])" office:value-type="float" office:value="-634" calcext:value-type="float">
            <text:p>-634</text:p>
          </table:table-cell>
        </table:table-row>
        <table:table-row table:style-name="ro1">
          <table:table-cell office:value-type="float" office:value="1622225841" calcext:value-type="float">
            <text:p>162222584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number-columns-repeated="4"/>
          <table:table-cell table:formula="of:=([.A838]-[.A$2])/1000000" office:value-type="float" office:value="42.565372" calcext:value-type="float">
            <text:p>42.565372</text:p>
          </table:table-cell>
          <table:table-cell table:formula="of:=IF([.B838]=&quot;PC&quot;;[.H$2];-[.H$2])" office:value-type="float" office:value="-2200" calcext:value-type="float">
            <text:p>-2200</text:p>
          </table:table-cell>
          <table:table-cell table:formula="of:=IF(AND([.$B838]=&quot;i2c&quot;;[.$C838]=0);[.$D838];[.K837])" office:value-type="float" office:value="1024" calcext:value-type="float">
            <text:p>1024</text:p>
          </table:table-cell>
          <table:table-cell table:formula="of:=IF(AND([.$B838]=&quot;i2c&quot;;[.$C838]=1);[.$D838];[.L837])" office:value-type="float" office:value="15" calcext:value-type="float">
            <text:p>15</text:p>
          </table:table-cell>
          <table:table-cell table:formula="of:=IF(AND([.$B838]=&quot;i2c&quot;;[.$C838]=2);[.$D838];[.M837])" office:value-type="float" office:value="-7" calcext:value-type="float">
            <text:p>-7</text:p>
          </table:table-cell>
          <table:table-cell table:formula="of:=IF(AND([.$B838]=&quot;i2c&quot;;[.$C838]=3);[.$D838];[.N837])" office:value-type="float" office:value="-634" calcext:value-type="float">
            <text:p>-634</text:p>
          </table:table-cell>
        </table:table-row>
        <table:table-row table:style-name="ro1">
          <table:table-cell office:value-type="float" office:value="1622243717" calcext:value-type="float">
            <text:p>162224371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([.A839]-[.A$2])/1000000" office:value-type="float" office:value="42.583248" calcext:value-type="float">
            <text:p>42.583248</text:p>
          </table:table-cell>
          <table:table-cell table:formula="of:=IF([.B839]=&quot;PC&quot;;[.H$2];-[.H$2])" office:value-type="float" office:value="-2200" calcext:value-type="float">
            <text:p>-2200</text:p>
          </table:table-cell>
          <table:table-cell table:formula="of:=IF(AND([.$B839]=&quot;i2c&quot;;[.$C839]=0);[.$D839];[.K838])" office:value-type="float" office:value="1024" calcext:value-type="float">
            <text:p>1024</text:p>
          </table:table-cell>
          <table:table-cell table:formula="of:=IF(AND([.$B839]=&quot;i2c&quot;;[.$C839]=1);[.$D839];[.L838])" office:value-type="float" office:value="16" calcext:value-type="float">
            <text:p>16</text:p>
          </table:table-cell>
          <table:table-cell table:formula="of:=IF(AND([.$B839]=&quot;i2c&quot;;[.$C839]=2);[.$D839];[.M838])" office:value-type="float" office:value="-7" calcext:value-type="float">
            <text:p>-7</text:p>
          </table:table-cell>
          <table:table-cell table:formula="of:=IF(AND([.$B839]=&quot;i2c&quot;;[.$C839]=3);[.$D839];[.N838])" office:value-type="float" office:value="-634" calcext:value-type="float">
            <text:p>-634</text:p>
          </table:table-cell>
        </table:table-row>
        <table:table-row table:style-name="ro1">
          <table:table-cell office:value-type="float" office:value="1622288071" calcext:value-type="float">
            <text:p>162228807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604" calcext:value-type="float">
            <text:p>-604</text:p>
          </table:table-cell>
          <table:table-cell table:number-columns-repeated="4"/>
          <table:table-cell table:formula="of:=([.A840]-[.A$2])/1000000" office:value-type="float" office:value="42.627602" calcext:value-type="float">
            <text:p>42.627602</text:p>
          </table:table-cell>
          <table:table-cell table:formula="of:=IF([.B840]=&quot;PC&quot;;[.H$2];-[.H$2])" office:value-type="float" office:value="-2200" calcext:value-type="float">
            <text:p>-2200</text:p>
          </table:table-cell>
          <table:table-cell table:formula="of:=IF(AND([.$B840]=&quot;i2c&quot;;[.$C840]=0);[.$D840];[.K839])" office:value-type="float" office:value="1024" calcext:value-type="float">
            <text:p>1024</text:p>
          </table:table-cell>
          <table:table-cell table:formula="of:=IF(AND([.$B840]=&quot;i2c&quot;;[.$C840]=1);[.$D840];[.L839])" office:value-type="float" office:value="16" calcext:value-type="float">
            <text:p>16</text:p>
          </table:table-cell>
          <table:table-cell table:formula="of:=IF(AND([.$B840]=&quot;i2c&quot;;[.$C840]=2);[.$D840];[.M839])" office:value-type="float" office:value="-7" calcext:value-type="float">
            <text:p>-7</text:p>
          </table:table-cell>
          <table:table-cell table:formula="of:=IF(AND([.$B840]=&quot;i2c&quot;;[.$C840]=3);[.$D840];[.N839])" office:value-type="float" office:value="-604" calcext:value-type="float">
            <text:p>-604</text:p>
          </table:table-cell>
        </table:table-row>
        <table:table-row table:style-name="ro1">
          <table:table-cell office:value-type="float" office:value="1622315578" calcext:value-type="float">
            <text:p>162231557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number-columns-repeated="4"/>
          <table:table-cell table:formula="of:=([.A841]-[.A$2])/1000000" office:value-type="float" office:value="42.655109" calcext:value-type="float">
            <text:p>42.655109</text:p>
          </table:table-cell>
          <table:table-cell table:formula="of:=IF([.B841]=&quot;PC&quot;;[.H$2];-[.H$2])" office:value-type="float" office:value="-2200" calcext:value-type="float">
            <text:p>-2200</text:p>
          </table:table-cell>
          <table:table-cell table:formula="of:=IF(AND([.$B841]=&quot;i2c&quot;;[.$C841]=0);[.$D841];[.K840])" office:value-type="float" office:value="1024" calcext:value-type="float">
            <text:p>1024</text:p>
          </table:table-cell>
          <table:table-cell table:formula="of:=IF(AND([.$B841]=&quot;i2c&quot;;[.$C841]=1);[.$D841];[.L840])" office:value-type="float" office:value="16" calcext:value-type="float">
            <text:p>16</text:p>
          </table:table-cell>
          <table:table-cell table:formula="of:=IF(AND([.$B841]=&quot;i2c&quot;;[.$C841]=2);[.$D841];[.M840])" office:value-type="float" office:value="-6" calcext:value-type="float">
            <text:p>-6</text:p>
          </table:table-cell>
          <table:table-cell table:formula="of:=IF(AND([.$B841]=&quot;i2c&quot;;[.$C841]=3);[.$D841];[.N840])" office:value-type="float" office:value="-604" calcext:value-type="float">
            <text:p>-604</text:p>
          </table:table-cell>
        </table:table-row>
        <table:table-row table:style-name="ro1">
          <table:table-cell office:value-type="float" office:value="1622333457" calcext:value-type="float">
            <text:p>162233345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formula="of:=([.A842]-[.A$2])/1000000" office:value-type="float" office:value="42.672988" calcext:value-type="float">
            <text:p>42.672988</text:p>
          </table:table-cell>
          <table:table-cell table:formula="of:=IF([.B842]=&quot;PC&quot;;[.H$2];-[.H$2])" office:value-type="float" office:value="-2200" calcext:value-type="float">
            <text:p>-2200</text:p>
          </table:table-cell>
          <table:table-cell table:formula="of:=IF(AND([.$B842]=&quot;i2c&quot;;[.$C842]=0);[.$D842];[.K841])" office:value-type="float" office:value="1024" calcext:value-type="float">
            <text:p>1024</text:p>
          </table:table-cell>
          <table:table-cell table:formula="of:=IF(AND([.$B842]=&quot;i2c&quot;;[.$C842]=1);[.$D842];[.L841])" office:value-type="float" office:value="46" calcext:value-type="float">
            <text:p>46</text:p>
          </table:table-cell>
          <table:table-cell table:formula="of:=IF(AND([.$B842]=&quot;i2c&quot;;[.$C842]=2);[.$D842];[.M841])" office:value-type="float" office:value="-6" calcext:value-type="float">
            <text:p>-6</text:p>
          </table:table-cell>
          <table:table-cell table:formula="of:=IF(AND([.$B842]=&quot;i2c&quot;;[.$C842]=3);[.$D842];[.N841])" office:value-type="float" office:value="-604" calcext:value-type="float">
            <text:p>-604</text:p>
          </table:table-cell>
        </table:table-row>
        <table:table-row table:style-name="ro1">
          <table:table-cell office:value-type="float" office:value="1622377808" calcext:value-type="float">
            <text:p>162237780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574" calcext:value-type="float">
            <text:p>-574</text:p>
          </table:table-cell>
          <table:table-cell table:number-columns-repeated="4"/>
          <table:table-cell table:formula="of:=([.A843]-[.A$2])/1000000" office:value-type="float" office:value="42.717339" calcext:value-type="float">
            <text:p>42.717339</text:p>
          </table:table-cell>
          <table:table-cell table:formula="of:=IF([.B843]=&quot;PC&quot;;[.H$2];-[.H$2])" office:value-type="float" office:value="-2200" calcext:value-type="float">
            <text:p>-2200</text:p>
          </table:table-cell>
          <table:table-cell table:formula="of:=IF(AND([.$B843]=&quot;i2c&quot;;[.$C843]=0);[.$D843];[.K842])" office:value-type="float" office:value="1024" calcext:value-type="float">
            <text:p>1024</text:p>
          </table:table-cell>
          <table:table-cell table:formula="of:=IF(AND([.$B843]=&quot;i2c&quot;;[.$C843]=1);[.$D843];[.L842])" office:value-type="float" office:value="46" calcext:value-type="float">
            <text:p>46</text:p>
          </table:table-cell>
          <table:table-cell table:formula="of:=IF(AND([.$B843]=&quot;i2c&quot;;[.$C843]=2);[.$D843];[.M842])" office:value-type="float" office:value="-6" calcext:value-type="float">
            <text:p>-6</text:p>
          </table:table-cell>
          <table:table-cell table:formula="of:=IF(AND([.$B843]=&quot;i2c&quot;;[.$C843]=3);[.$D843];[.N842])" office:value-type="float" office:value="-574" calcext:value-type="float">
            <text:p>-574</text:p>
          </table:table-cell>
        </table:table-row>
        <table:table-row table:style-name="ro1">
          <table:table-cell office:value-type="float" office:value="1622405321" calcext:value-type="float">
            <text:p>162240532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number-columns-repeated="4"/>
          <table:table-cell table:formula="of:=([.A844]-[.A$2])/1000000" office:value-type="float" office:value="42.744852" calcext:value-type="float">
            <text:p>42.744852</text:p>
          </table:table-cell>
          <table:table-cell table:formula="of:=IF([.B844]=&quot;PC&quot;;[.H$2];-[.H$2])" office:value-type="float" office:value="-2200" calcext:value-type="float">
            <text:p>-2200</text:p>
          </table:table-cell>
          <table:table-cell table:formula="of:=IF(AND([.$B844]=&quot;i2c&quot;;[.$C844]=0);[.$D844];[.K843])" office:value-type="float" office:value="1024" calcext:value-type="float">
            <text:p>1024</text:p>
          </table:table-cell>
          <table:table-cell table:formula="of:=IF(AND([.$B844]=&quot;i2c&quot;;[.$C844]=1);[.$D844];[.L843])" office:value-type="float" office:value="46" calcext:value-type="float">
            <text:p>46</text:p>
          </table:table-cell>
          <table:table-cell table:formula="of:=IF(AND([.$B844]=&quot;i2c&quot;;[.$C844]=2);[.$D844];[.M843])" office:value-type="float" office:value="-5" calcext:value-type="float">
            <text:p>-5</text:p>
          </table:table-cell>
          <table:table-cell table:formula="of:=IF(AND([.$B844]=&quot;i2c&quot;;[.$C844]=3);[.$D844];[.N843])" office:value-type="float" office:value="-574" calcext:value-type="float">
            <text:p>-574</text:p>
          </table:table-cell>
        </table:table-row>
        <table:table-row table:style-name="ro1">
          <table:table-cell office:value-type="float" office:value="1622423199" calcext:value-type="float">
            <text:p>162242319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([.A845]-[.A$2])/1000000" office:value-type="float" office:value="42.76273" calcext:value-type="float">
            <text:p>42.76273</text:p>
          </table:table-cell>
          <table:table-cell table:formula="of:=IF([.B845]=&quot;PC&quot;;[.H$2];-[.H$2])" office:value-type="float" office:value="-2200" calcext:value-type="float">
            <text:p>-2200</text:p>
          </table:table-cell>
          <table:table-cell table:formula="of:=IF(AND([.$B845]=&quot;i2c&quot;;[.$C845]=0);[.$D845];[.K844])" office:value-type="float" office:value="1024" calcext:value-type="float">
            <text:p>1024</text:p>
          </table:table-cell>
          <table:table-cell table:formula="of:=IF(AND([.$B845]=&quot;i2c&quot;;[.$C845]=1);[.$D845];[.L844])" office:value-type="float" office:value="76" calcext:value-type="float">
            <text:p>76</text:p>
          </table:table-cell>
          <table:table-cell table:formula="of:=IF(AND([.$B845]=&quot;i2c&quot;;[.$C845]=2);[.$D845];[.M844])" office:value-type="float" office:value="-5" calcext:value-type="float">
            <text:p>-5</text:p>
          </table:table-cell>
          <table:table-cell table:formula="of:=IF(AND([.$B845]=&quot;i2c&quot;;[.$C845]=3);[.$D845];[.N844])" office:value-type="float" office:value="-574" calcext:value-type="float">
            <text:p>-574</text:p>
          </table:table-cell>
        </table:table-row>
        <table:table-row table:style-name="ro1">
          <table:table-cell office:value-type="float" office:value="1622467558" calcext:value-type="float">
            <text:p>162246755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544" calcext:value-type="float">
            <text:p>-544</text:p>
          </table:table-cell>
          <table:table-cell table:number-columns-repeated="4"/>
          <table:table-cell table:formula="of:=([.A846]-[.A$2])/1000000" office:value-type="float" office:value="42.807089" calcext:value-type="float">
            <text:p>42.807089</text:p>
          </table:table-cell>
          <table:table-cell table:formula="of:=IF([.B846]=&quot;PC&quot;;[.H$2];-[.H$2])" office:value-type="float" office:value="-2200" calcext:value-type="float">
            <text:p>-2200</text:p>
          </table:table-cell>
          <table:table-cell table:formula="of:=IF(AND([.$B846]=&quot;i2c&quot;;[.$C846]=0);[.$D846];[.K845])" office:value-type="float" office:value="1024" calcext:value-type="float">
            <text:p>1024</text:p>
          </table:table-cell>
          <table:table-cell table:formula="of:=IF(AND([.$B846]=&quot;i2c&quot;;[.$C846]=1);[.$D846];[.L845])" office:value-type="float" office:value="76" calcext:value-type="float">
            <text:p>76</text:p>
          </table:table-cell>
          <table:table-cell table:formula="of:=IF(AND([.$B846]=&quot;i2c&quot;;[.$C846]=2);[.$D846];[.M845])" office:value-type="float" office:value="-5" calcext:value-type="float">
            <text:p>-5</text:p>
          </table:table-cell>
          <table:table-cell table:formula="of:=IF(AND([.$B846]=&quot;i2c&quot;;[.$C846]=3);[.$D846];[.N845])" office:value-type="float" office:value="-544" calcext:value-type="float">
            <text:p>-544</text:p>
          </table:table-cell>
        </table:table-row>
        <table:table-row table:style-name="ro1">
          <table:table-cell office:value-type="float" office:value="1622495071" calcext:value-type="float">
            <text:p>162249507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number-columns-repeated="4"/>
          <table:table-cell table:formula="of:=([.A847]-[.A$2])/1000000" office:value-type="float" office:value="42.834602" calcext:value-type="float">
            <text:p>42.834602</text:p>
          </table:table-cell>
          <table:table-cell table:formula="of:=IF([.B847]=&quot;PC&quot;;[.H$2];-[.H$2])" office:value-type="float" office:value="-2200" calcext:value-type="float">
            <text:p>-2200</text:p>
          </table:table-cell>
          <table:table-cell table:formula="of:=IF(AND([.$B847]=&quot;i2c&quot;;[.$C847]=0);[.$D847];[.K846])" office:value-type="float" office:value="1024" calcext:value-type="float">
            <text:p>1024</text:p>
          </table:table-cell>
          <table:table-cell table:formula="of:=IF(AND([.$B847]=&quot;i2c&quot;;[.$C847]=1);[.$D847];[.L846])" office:value-type="float" office:value="76" calcext:value-type="float">
            <text:p>76</text:p>
          </table:table-cell>
          <table:table-cell table:formula="of:=IF(AND([.$B847]=&quot;i2c&quot;;[.$C847]=2);[.$D847];[.M846])" office:value-type="float" office:value="-4" calcext:value-type="float">
            <text:p>-4</text:p>
          </table:table-cell>
          <table:table-cell table:formula="of:=IF(AND([.$B847]=&quot;i2c&quot;;[.$C847]=3);[.$D847];[.N846])" office:value-type="float" office:value="-544" calcext:value-type="float">
            <text:p>-544</text:p>
          </table:table-cell>
        </table:table-row>
        <table:table-row table:style-name="ro1">
          <table:table-cell office:value-type="float" office:value="1622512950" calcext:value-type="float">
            <text:p>162251295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formula="of:=([.A848]-[.A$2])/1000000" office:value-type="float" office:value="42.852481" calcext:value-type="float">
            <text:p>42.852481</text:p>
          </table:table-cell>
          <table:table-cell table:formula="of:=IF([.B848]=&quot;PC&quot;;[.H$2];-[.H$2])" office:value-type="float" office:value="-2200" calcext:value-type="float">
            <text:p>-2200</text:p>
          </table:table-cell>
          <table:table-cell table:formula="of:=IF(AND([.$B848]=&quot;i2c&quot;;[.$C848]=0);[.$D848];[.K847])" office:value-type="float" office:value="1024" calcext:value-type="float">
            <text:p>1024</text:p>
          </table:table-cell>
          <table:table-cell table:formula="of:=IF(AND([.$B848]=&quot;i2c&quot;;[.$C848]=1);[.$D848];[.L847])" office:value-type="float" office:value="106" calcext:value-type="float">
            <text:p>106</text:p>
          </table:table-cell>
          <table:table-cell table:formula="of:=IF(AND([.$B848]=&quot;i2c&quot;;[.$C848]=2);[.$D848];[.M847])" office:value-type="float" office:value="-4" calcext:value-type="float">
            <text:p>-4</text:p>
          </table:table-cell>
          <table:table-cell table:formula="of:=IF(AND([.$B848]=&quot;i2c&quot;;[.$C848]=3);[.$D848];[.N847])" office:value-type="float" office:value="-544" calcext:value-type="float">
            <text:p>-544</text:p>
          </table:table-cell>
        </table:table-row>
        <table:table-row table:style-name="ro1">
          <table:table-cell office:value-type="float" office:value="1622557307" calcext:value-type="float">
            <text:p>162255730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514" calcext:value-type="float">
            <text:p>-514</text:p>
          </table:table-cell>
          <table:table-cell table:number-columns-repeated="4"/>
          <table:table-cell table:formula="of:=([.A849]-[.A$2])/1000000" office:value-type="float" office:value="42.896838" calcext:value-type="float">
            <text:p>42.896838</text:p>
          </table:table-cell>
          <table:table-cell table:formula="of:=IF([.B849]=&quot;PC&quot;;[.H$2];-[.H$2])" office:value-type="float" office:value="-2200" calcext:value-type="float">
            <text:p>-2200</text:p>
          </table:table-cell>
          <table:table-cell table:formula="of:=IF(AND([.$B849]=&quot;i2c&quot;;[.$C849]=0);[.$D849];[.K848])" office:value-type="float" office:value="1024" calcext:value-type="float">
            <text:p>1024</text:p>
          </table:table-cell>
          <table:table-cell table:formula="of:=IF(AND([.$B849]=&quot;i2c&quot;;[.$C849]=1);[.$D849];[.L848])" office:value-type="float" office:value="106" calcext:value-type="float">
            <text:p>106</text:p>
          </table:table-cell>
          <table:table-cell table:formula="of:=IF(AND([.$B849]=&quot;i2c&quot;;[.$C849]=2);[.$D849];[.M848])" office:value-type="float" office:value="-4" calcext:value-type="float">
            <text:p>-4</text:p>
          </table:table-cell>
          <table:table-cell table:formula="of:=IF(AND([.$B849]=&quot;i2c&quot;;[.$C849]=3);[.$D849];[.N848])" office:value-type="float" office:value="-514" calcext:value-type="float">
            <text:p>-514</text:p>
          </table:table-cell>
        </table:table-row>
        <table:table-row table:style-name="ro1">
          <table:table-cell office:value-type="float" office:value="1622584826" calcext:value-type="float">
            <text:p>162258482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4"/>
          <table:table-cell table:formula="of:=([.A850]-[.A$2])/1000000" office:value-type="float" office:value="42.924357" calcext:value-type="float">
            <text:p>42.924357</text:p>
          </table:table-cell>
          <table:table-cell table:formula="of:=IF([.B850]=&quot;PC&quot;;[.H$2];-[.H$2])" office:value-type="float" office:value="-2200" calcext:value-type="float">
            <text:p>-2200</text:p>
          </table:table-cell>
          <table:table-cell table:formula="of:=IF(AND([.$B850]=&quot;i2c&quot;;[.$C850]=0);[.$D850];[.K849])" office:value-type="float" office:value="1024" calcext:value-type="float">
            <text:p>1024</text:p>
          </table:table-cell>
          <table:table-cell table:formula="of:=IF(AND([.$B850]=&quot;i2c&quot;;[.$C850]=1);[.$D850];[.L849])" office:value-type="float" office:value="106" calcext:value-type="float">
            <text:p>106</text:p>
          </table:table-cell>
          <table:table-cell table:formula="of:=IF(AND([.$B850]=&quot;i2c&quot;;[.$C850]=2);[.$D850];[.M849])" office:value-type="float" office:value="-3" calcext:value-type="float">
            <text:p>-3</text:p>
          </table:table-cell>
          <table:table-cell table:formula="of:=IF(AND([.$B850]=&quot;i2c&quot;;[.$C850]=3);[.$D850];[.N849])" office:value-type="float" office:value="-514" calcext:value-type="float">
            <text:p>-514</text:p>
          </table:table-cell>
        </table:table-row>
        <table:table-row table:style-name="ro1">
          <table:table-cell office:value-type="float" office:value="1622602710" calcext:value-type="float">
            <text:p>162260271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([.A851]-[.A$2])/1000000" office:value-type="float" office:value="42.942241" calcext:value-type="float">
            <text:p>42.942241</text:p>
          </table:table-cell>
          <table:table-cell table:formula="of:=IF([.B851]=&quot;PC&quot;;[.H$2];-[.H$2])" office:value-type="float" office:value="-2200" calcext:value-type="float">
            <text:p>-2200</text:p>
          </table:table-cell>
          <table:table-cell table:formula="of:=IF(AND([.$B851]=&quot;i2c&quot;;[.$C851]=0);[.$D851];[.K850])" office:value-type="float" office:value="1024" calcext:value-type="float">
            <text:p>1024</text:p>
          </table:table-cell>
          <table:table-cell table:formula="of:=IF(AND([.$B851]=&quot;i2c&quot;;[.$C851]=1);[.$D851];[.L850])" office:value-type="float" office:value="136" calcext:value-type="float">
            <text:p>136</text:p>
          </table:table-cell>
          <table:table-cell table:formula="of:=IF(AND([.$B851]=&quot;i2c&quot;;[.$C851]=2);[.$D851];[.M850])" office:value-type="float" office:value="-3" calcext:value-type="float">
            <text:p>-3</text:p>
          </table:table-cell>
          <table:table-cell table:formula="of:=IF(AND([.$B851]=&quot;i2c&quot;;[.$C851]=3);[.$D851];[.N850])" office:value-type="float" office:value="-514" calcext:value-type="float">
            <text:p>-514</text:p>
          </table:table-cell>
        </table:table-row>
        <table:table-row table:style-name="ro1">
          <table:table-cell office:value-type="float" office:value="1622647074" calcext:value-type="float">
            <text:p>162264707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484" calcext:value-type="float">
            <text:p>-484</text:p>
          </table:table-cell>
          <table:table-cell table:number-columns-repeated="4"/>
          <table:table-cell table:formula="of:=([.A852]-[.A$2])/1000000" office:value-type="float" office:value="42.986605" calcext:value-type="float">
            <text:p>42.986605</text:p>
          </table:table-cell>
          <table:table-cell table:formula="of:=IF([.B852]=&quot;PC&quot;;[.H$2];-[.H$2])" office:value-type="float" office:value="-2200" calcext:value-type="float">
            <text:p>-2200</text:p>
          </table:table-cell>
          <table:table-cell table:formula="of:=IF(AND([.$B852]=&quot;i2c&quot;;[.$C852]=0);[.$D852];[.K851])" office:value-type="float" office:value="1024" calcext:value-type="float">
            <text:p>1024</text:p>
          </table:table-cell>
          <table:table-cell table:formula="of:=IF(AND([.$B852]=&quot;i2c&quot;;[.$C852]=1);[.$D852];[.L851])" office:value-type="float" office:value="136" calcext:value-type="float">
            <text:p>136</text:p>
          </table:table-cell>
          <table:table-cell table:formula="of:=IF(AND([.$B852]=&quot;i2c&quot;;[.$C852]=2);[.$D852];[.M851])" office:value-type="float" office:value="-3" calcext:value-type="float">
            <text:p>-3</text:p>
          </table:table-cell>
          <table:table-cell table:formula="of:=IF(AND([.$B852]=&quot;i2c&quot;;[.$C852]=3);[.$D852];[.N851])" office:value-type="float" office:value="-484" calcext:value-type="float">
            <text:p>-484</text:p>
          </table:table-cell>
        </table:table-row>
        <table:table-row table:style-name="ro1">
          <table:table-cell office:value-type="float" office:value="1622674575" calcext:value-type="float">
            <text:p>162267457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4"/>
          <table:table-cell table:formula="of:=([.A853]-[.A$2])/1000000" office:value-type="float" office:value="43.014106" calcext:value-type="float">
            <text:p>43.014106</text:p>
          </table:table-cell>
          <table:table-cell table:formula="of:=IF([.B853]=&quot;PC&quot;;[.H$2];-[.H$2])" office:value-type="float" office:value="-2200" calcext:value-type="float">
            <text:p>-2200</text:p>
          </table:table-cell>
          <table:table-cell table:formula="of:=IF(AND([.$B853]=&quot;i2c&quot;;[.$C853]=0);[.$D853];[.K852])" office:value-type="float" office:value="1024" calcext:value-type="float">
            <text:p>1024</text:p>
          </table:table-cell>
          <table:table-cell table:formula="of:=IF(AND([.$B853]=&quot;i2c&quot;;[.$C853]=1);[.$D853];[.L852])" office:value-type="float" office:value="136" calcext:value-type="float">
            <text:p>136</text:p>
          </table:table-cell>
          <table:table-cell table:formula="of:=IF(AND([.$B853]=&quot;i2c&quot;;[.$C853]=2);[.$D853];[.M852])" office:value-type="float" office:value="-2" calcext:value-type="float">
            <text:p>-2</text:p>
          </table:table-cell>
          <table:table-cell table:formula="of:=IF(AND([.$B853]=&quot;i2c&quot;;[.$C853]=3);[.$D853];[.N852])" office:value-type="float" office:value="-484" calcext:value-type="float">
            <text:p>-484</text:p>
          </table:table-cell>
        </table:table-row>
        <table:table-row table:style-name="ro1">
          <table:table-cell office:value-type="float" office:value="1622692468" calcext:value-type="float">
            <text:p>162269246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formula="of:=([.A854]-[.A$2])/1000000" office:value-type="float" office:value="43.031999" calcext:value-type="float">
            <text:p>43.031999</text:p>
          </table:table-cell>
          <table:table-cell table:formula="of:=IF([.B854]=&quot;PC&quot;;[.H$2];-[.H$2])" office:value-type="float" office:value="-2200" calcext:value-type="float">
            <text:p>-2200</text:p>
          </table:table-cell>
          <table:table-cell table:formula="of:=IF(AND([.$B854]=&quot;i2c&quot;;[.$C854]=0);[.$D854];[.K853])" office:value-type="float" office:value="1024" calcext:value-type="float">
            <text:p>1024</text:p>
          </table:table-cell>
          <table:table-cell table:formula="of:=IF(AND([.$B854]=&quot;i2c&quot;;[.$C854]=1);[.$D854];[.L853])" office:value-type="float" office:value="166" calcext:value-type="float">
            <text:p>166</text:p>
          </table:table-cell>
          <table:table-cell table:formula="of:=IF(AND([.$B854]=&quot;i2c&quot;;[.$C854]=2);[.$D854];[.M853])" office:value-type="float" office:value="-2" calcext:value-type="float">
            <text:p>-2</text:p>
          </table:table-cell>
          <table:table-cell table:formula="of:=IF(AND([.$B854]=&quot;i2c&quot;;[.$C854]=3);[.$D854];[.N853])" office:value-type="float" office:value="-484" calcext:value-type="float">
            <text:p>-484</text:p>
          </table:table-cell>
        </table:table-row>
        <table:table-row table:style-name="ro1">
          <table:table-cell office:value-type="float" office:value="1622736810" calcext:value-type="float">
            <text:p>162273681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454" calcext:value-type="float">
            <text:p>-454</text:p>
          </table:table-cell>
          <table:table-cell table:number-columns-repeated="4"/>
          <table:table-cell table:formula="of:=([.A855]-[.A$2])/1000000" office:value-type="float" office:value="43.076341" calcext:value-type="float">
            <text:p>43.076341</text:p>
          </table:table-cell>
          <table:table-cell table:formula="of:=IF([.B855]=&quot;PC&quot;;[.H$2];-[.H$2])" office:value-type="float" office:value="-2200" calcext:value-type="float">
            <text:p>-2200</text:p>
          </table:table-cell>
          <table:table-cell table:formula="of:=IF(AND([.$B855]=&quot;i2c&quot;;[.$C855]=0);[.$D855];[.K854])" office:value-type="float" office:value="1024" calcext:value-type="float">
            <text:p>1024</text:p>
          </table:table-cell>
          <table:table-cell table:formula="of:=IF(AND([.$B855]=&quot;i2c&quot;;[.$C855]=1);[.$D855];[.L854])" office:value-type="float" office:value="166" calcext:value-type="float">
            <text:p>166</text:p>
          </table:table-cell>
          <table:table-cell table:formula="of:=IF(AND([.$B855]=&quot;i2c&quot;;[.$C855]=2);[.$D855];[.M854])" office:value-type="float" office:value="-2" calcext:value-type="float">
            <text:p>-2</text:p>
          </table:table-cell>
          <table:table-cell table:formula="of:=IF(AND([.$B855]=&quot;i2c&quot;;[.$C855]=3);[.$D855];[.N854])" office:value-type="float" office:value="-454" calcext:value-type="float">
            <text:p>-454</text:p>
          </table:table-cell>
        </table:table-row>
        <table:table-row table:style-name="ro1">
          <table:table-cell office:value-type="float" office:value="1622764322" calcext:value-type="float">
            <text:p>162276432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formula="of:=([.A856]-[.A$2])/1000000" office:value-type="float" office:value="43.103853" calcext:value-type="float">
            <text:p>43.103853</text:p>
          </table:table-cell>
          <table:table-cell table:formula="of:=IF([.B856]=&quot;PC&quot;;[.H$2];-[.H$2])" office:value-type="float" office:value="-2200" calcext:value-type="float">
            <text:p>-2200</text:p>
          </table:table-cell>
          <table:table-cell table:formula="of:=IF(AND([.$B856]=&quot;i2c&quot;;[.$C856]=0);[.$D856];[.K855])" office:value-type="float" office:value="1024" calcext:value-type="float">
            <text:p>1024</text:p>
          </table:table-cell>
          <table:table-cell table:formula="of:=IF(AND([.$B856]=&quot;i2c&quot;;[.$C856]=1);[.$D856];[.L855])" office:value-type="float" office:value="166" calcext:value-type="float">
            <text:p>166</text:p>
          </table:table-cell>
          <table:table-cell table:formula="of:=IF(AND([.$B856]=&quot;i2c&quot;;[.$C856]=2);[.$D856];[.M855])" office:value-type="float" office:value="-1" calcext:value-type="float">
            <text:p>-1</text:p>
          </table:table-cell>
          <table:table-cell table:formula="of:=IF(AND([.$B856]=&quot;i2c&quot;;[.$C856]=3);[.$D856];[.N855])" office:value-type="float" office:value="-454" calcext:value-type="float">
            <text:p>-454</text:p>
          </table:table-cell>
        </table:table-row>
        <table:table-row table:style-name="ro1">
          <table:table-cell office:value-type="float" office:value="1622782200" calcext:value-type="float">
            <text:p>162278220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formula="of:=([.A857]-[.A$2])/1000000" office:value-type="float" office:value="43.121731" calcext:value-type="float">
            <text:p>43.121731</text:p>
          </table:table-cell>
          <table:table-cell table:formula="of:=IF([.B857]=&quot;PC&quot;;[.H$2];-[.H$2])" office:value-type="float" office:value="-2200" calcext:value-type="float">
            <text:p>-2200</text:p>
          </table:table-cell>
          <table:table-cell table:formula="of:=IF(AND([.$B857]=&quot;i2c&quot;;[.$C857]=0);[.$D857];[.K856])" office:value-type="float" office:value="1024" calcext:value-type="float">
            <text:p>1024</text:p>
          </table:table-cell>
          <table:table-cell table:formula="of:=IF(AND([.$B857]=&quot;i2c&quot;;[.$C857]=1);[.$D857];[.L856])" office:value-type="float" office:value="196" calcext:value-type="float">
            <text:p>196</text:p>
          </table:table-cell>
          <table:table-cell table:formula="of:=IF(AND([.$B857]=&quot;i2c&quot;;[.$C857]=2);[.$D857];[.M856])" office:value-type="float" office:value="-1" calcext:value-type="float">
            <text:p>-1</text:p>
          </table:table-cell>
          <table:table-cell table:formula="of:=IF(AND([.$B857]=&quot;i2c&quot;;[.$C857]=3);[.$D857];[.N856])" office:value-type="float" office:value="-454" calcext:value-type="float">
            <text:p>-454</text:p>
          </table:table-cell>
        </table:table-row>
        <table:table-row table:style-name="ro1">
          <table:table-cell office:value-type="float" office:value="1622826556" calcext:value-type="float">
            <text:p>162282655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424" calcext:value-type="float">
            <text:p>-424</text:p>
          </table:table-cell>
          <table:table-cell table:number-columns-repeated="4"/>
          <table:table-cell table:formula="of:=([.A858]-[.A$2])/1000000" office:value-type="float" office:value="43.166087" calcext:value-type="float">
            <text:p>43.166087</text:p>
          </table:table-cell>
          <table:table-cell table:formula="of:=IF([.B858]=&quot;PC&quot;;[.H$2];-[.H$2])" office:value-type="float" office:value="-2200" calcext:value-type="float">
            <text:p>-2200</text:p>
          </table:table-cell>
          <table:table-cell table:formula="of:=IF(AND([.$B858]=&quot;i2c&quot;;[.$C858]=0);[.$D858];[.K857])" office:value-type="float" office:value="1024" calcext:value-type="float">
            <text:p>1024</text:p>
          </table:table-cell>
          <table:table-cell table:formula="of:=IF(AND([.$B858]=&quot;i2c&quot;;[.$C858]=1);[.$D858];[.L857])" office:value-type="float" office:value="196" calcext:value-type="float">
            <text:p>196</text:p>
          </table:table-cell>
          <table:table-cell table:formula="of:=IF(AND([.$B858]=&quot;i2c&quot;;[.$C858]=2);[.$D858];[.M857])" office:value-type="float" office:value="-1" calcext:value-type="float">
            <text:p>-1</text:p>
          </table:table-cell>
          <table:table-cell table:formula="of:=IF(AND([.$B858]=&quot;i2c&quot;;[.$C858]=3);[.$D858];[.N857])" office:value-type="float" office:value="-424" calcext:value-type="float">
            <text:p>-424</text:p>
          </table:table-cell>
        </table:table-row>
        <table:table-row table:style-name="ro1">
          <table:table-cell office:value-type="float" office:value="1622854071" calcext:value-type="float">
            <text:p>162285407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([.A859]-[.A$2])/1000000" office:value-type="float" office:value="43.193602" calcext:value-type="float">
            <text:p>43.193602</text:p>
          </table:table-cell>
          <table:table-cell table:formula="of:=IF([.B859]=&quot;PC&quot;;[.H$2];-[.H$2])" office:value-type="float" office:value="-2200" calcext:value-type="float">
            <text:p>-2200</text:p>
          </table:table-cell>
          <table:table-cell table:formula="of:=IF(AND([.$B859]=&quot;i2c&quot;;[.$C859]=0);[.$D859];[.K858])" office:value-type="float" office:value="1024" calcext:value-type="float">
            <text:p>1024</text:p>
          </table:table-cell>
          <table:table-cell table:formula="of:=IF(AND([.$B859]=&quot;i2c&quot;;[.$C859]=1);[.$D859];[.L858])" office:value-type="float" office:value="196" calcext:value-type="float">
            <text:p>196</text:p>
          </table:table-cell>
          <table:table-cell table:formula="of:=IF(AND([.$B859]=&quot;i2c&quot;;[.$C859]=2);[.$D859];[.M858])" office:value-type="float" office:value="0" calcext:value-type="float">
            <text:p>0</text:p>
          </table:table-cell>
          <table:table-cell table:formula="of:=IF(AND([.$B859]=&quot;i2c&quot;;[.$C859]=3);[.$D859];[.N858])" office:value-type="float" office:value="-424" calcext:value-type="float">
            <text:p>-424</text:p>
          </table:table-cell>
        </table:table-row>
        <table:table-row table:style-name="ro1">
          <table:table-cell office:value-type="float" office:value="1622871953" calcext:value-type="float">
            <text:p>162287195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number-columns-repeated="4"/>
          <table:table-cell table:formula="of:=([.A860]-[.A$2])/1000000" office:value-type="float" office:value="43.211484" calcext:value-type="float">
            <text:p>43.211484</text:p>
          </table:table-cell>
          <table:table-cell table:formula="of:=IF([.B860]=&quot;PC&quot;;[.H$2];-[.H$2])" office:value-type="float" office:value="-2200" calcext:value-type="float">
            <text:p>-2200</text:p>
          </table:table-cell>
          <table:table-cell table:formula="of:=IF(AND([.$B860]=&quot;i2c&quot;;[.$C860]=0);[.$D860];[.K859])" office:value-type="float" office:value="1024" calcext:value-type="float">
            <text:p>1024</text:p>
          </table:table-cell>
          <table:table-cell table:formula="of:=IF(AND([.$B860]=&quot;i2c&quot;;[.$C860]=1);[.$D860];[.L859])" office:value-type="float" office:value="226" calcext:value-type="float">
            <text:p>226</text:p>
          </table:table-cell>
          <table:table-cell table:formula="of:=IF(AND([.$B860]=&quot;i2c&quot;;[.$C860]=2);[.$D860];[.M859])" office:value-type="float" office:value="0" calcext:value-type="float">
            <text:p>0</text:p>
          </table:table-cell>
          <table:table-cell table:formula="of:=IF(AND([.$B860]=&quot;i2c&quot;;[.$C860]=3);[.$D860];[.N859])" office:value-type="float" office:value="-424" calcext:value-type="float">
            <text:p>-424</text:p>
          </table:table-cell>
        </table:table-row>
        <table:table-row table:style-name="ro1">
          <table:table-cell office:value-type="float" office:value="1622916312" calcext:value-type="float">
            <text:p>162291631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394" calcext:value-type="float">
            <text:p>-394</text:p>
          </table:table-cell>
          <table:table-cell table:number-columns-repeated="4"/>
          <table:table-cell table:formula="of:=([.A861]-[.A$2])/1000000" office:value-type="float" office:value="43.255843" calcext:value-type="float">
            <text:p>43.255843</text:p>
          </table:table-cell>
          <table:table-cell table:formula="of:=IF([.B861]=&quot;PC&quot;;[.H$2];-[.H$2])" office:value-type="float" office:value="-2200" calcext:value-type="float">
            <text:p>-2200</text:p>
          </table:table-cell>
          <table:table-cell table:formula="of:=IF(AND([.$B861]=&quot;i2c&quot;;[.$C861]=0);[.$D861];[.K860])" office:value-type="float" office:value="1024" calcext:value-type="float">
            <text:p>1024</text:p>
          </table:table-cell>
          <table:table-cell table:formula="of:=IF(AND([.$B861]=&quot;i2c&quot;;[.$C861]=1);[.$D861];[.L860])" office:value-type="float" office:value="226" calcext:value-type="float">
            <text:p>226</text:p>
          </table:table-cell>
          <table:table-cell table:formula="of:=IF(AND([.$B861]=&quot;i2c&quot;;[.$C861]=2);[.$D861];[.M860])" office:value-type="float" office:value="0" calcext:value-type="float">
            <text:p>0</text:p>
          </table:table-cell>
          <table:table-cell table:formula="of:=IF(AND([.$B861]=&quot;i2c&quot;;[.$C861]=3);[.$D861];[.N860])" office:value-type="float" office:value="-394" calcext:value-type="float">
            <text:p>-394</text:p>
          </table:table-cell>
        </table:table-row>
        <table:table-row table:style-name="ro1">
          <table:table-cell office:value-type="float" office:value="1622943820" calcext:value-type="float">
            <text:p>162294382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([.A862]-[.A$2])/1000000" office:value-type="float" office:value="43.283351" calcext:value-type="float">
            <text:p>43.283351</text:p>
          </table:table-cell>
          <table:table-cell table:formula="of:=IF([.B862]=&quot;PC&quot;;[.H$2];-[.H$2])" office:value-type="float" office:value="-2200" calcext:value-type="float">
            <text:p>-2200</text:p>
          </table:table-cell>
          <table:table-cell table:formula="of:=IF(AND([.$B862]=&quot;i2c&quot;;[.$C862]=0);[.$D862];[.K861])" office:value-type="float" office:value="1024" calcext:value-type="float">
            <text:p>1024</text:p>
          </table:table-cell>
          <table:table-cell table:formula="of:=IF(AND([.$B862]=&quot;i2c&quot;;[.$C862]=1);[.$D862];[.L861])" office:value-type="float" office:value="226" calcext:value-type="float">
            <text:p>226</text:p>
          </table:table-cell>
          <table:table-cell table:formula="of:=IF(AND([.$B862]=&quot;i2c&quot;;[.$C862]=2);[.$D862];[.M861])" office:value-type="float" office:value="1" calcext:value-type="float">
            <text:p>1</text:p>
          </table:table-cell>
          <table:table-cell table:formula="of:=IF(AND([.$B862]=&quot;i2c&quot;;[.$C862]=3);[.$D862];[.N861])" office:value-type="float" office:value="-394" calcext:value-type="float">
            <text:p>-394</text:p>
          </table:table-cell>
        </table:table-row>
        <table:table-row table:style-name="ro1">
          <table:table-cell office:value-type="float" office:value="1622961703" calcext:value-type="float">
            <text:p>162296170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([.A863]-[.A$2])/1000000" office:value-type="float" office:value="43.301234" calcext:value-type="float">
            <text:p>43.301234</text:p>
          </table:table-cell>
          <table:table-cell table:formula="of:=IF([.B863]=&quot;PC&quot;;[.H$2];-[.H$2])" office:value-type="float" office:value="-2200" calcext:value-type="float">
            <text:p>-2200</text:p>
          </table:table-cell>
          <table:table-cell table:formula="of:=IF(AND([.$B863]=&quot;i2c&quot;;[.$C863]=0);[.$D863];[.K862])" office:value-type="float" office:value="1024" calcext:value-type="float">
            <text:p>1024</text:p>
          </table:table-cell>
          <table:table-cell table:formula="of:=IF(AND([.$B863]=&quot;i2c&quot;;[.$C863]=1);[.$D863];[.L862])" office:value-type="float" office:value="256" calcext:value-type="float">
            <text:p>256</text:p>
          </table:table-cell>
          <table:table-cell table:formula="of:=IF(AND([.$B863]=&quot;i2c&quot;;[.$C863]=2);[.$D863];[.M862])" office:value-type="float" office:value="1" calcext:value-type="float">
            <text:p>1</text:p>
          </table:table-cell>
          <table:table-cell table:formula="of:=IF(AND([.$B863]=&quot;i2c&quot;;[.$C863]=3);[.$D863];[.N862])" office:value-type="float" office:value="-394" calcext:value-type="float">
            <text:p>-394</text:p>
          </table:table-cell>
        </table:table-row>
        <table:table-row table:style-name="ro1">
          <table:table-cell office:value-type="float" office:value="1623006059" calcext:value-type="float">
            <text:p>162300605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364" calcext:value-type="float">
            <text:p>-364</text:p>
          </table:table-cell>
          <table:table-cell table:number-columns-repeated="4"/>
          <table:table-cell table:formula="of:=([.A864]-[.A$2])/1000000" office:value-type="float" office:value="43.34559" calcext:value-type="float">
            <text:p>43.34559</text:p>
          </table:table-cell>
          <table:table-cell table:formula="of:=IF([.B864]=&quot;PC&quot;;[.H$2];-[.H$2])" office:value-type="float" office:value="-2200" calcext:value-type="float">
            <text:p>-2200</text:p>
          </table:table-cell>
          <table:table-cell table:formula="of:=IF(AND([.$B864]=&quot;i2c&quot;;[.$C864]=0);[.$D864];[.K863])" office:value-type="float" office:value="1024" calcext:value-type="float">
            <text:p>1024</text:p>
          </table:table-cell>
          <table:table-cell table:formula="of:=IF(AND([.$B864]=&quot;i2c&quot;;[.$C864]=1);[.$D864];[.L863])" office:value-type="float" office:value="256" calcext:value-type="float">
            <text:p>256</text:p>
          </table:table-cell>
          <table:table-cell table:formula="of:=IF(AND([.$B864]=&quot;i2c&quot;;[.$C864]=2);[.$D864];[.M863])" office:value-type="float" office:value="1" calcext:value-type="float">
            <text:p>1</text:p>
          </table:table-cell>
          <table:table-cell table:formula="of:=IF(AND([.$B864]=&quot;i2c&quot;;[.$C864]=3);[.$D864];[.N863])" office:value-type="float" office:value="-364" calcext:value-type="float">
            <text:p>-364</text:p>
          </table:table-cell>
        </table:table-row>
        <table:table-row table:style-name="ro1">
          <table:table-cell office:value-type="float" office:value="1623033559" calcext:value-type="float">
            <text:p>1623033559</text:p>
          </table:table-cell>
          <table:table-cell office:value-type="string" calcext:value-type="string">
            <text:p>i2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([.A865]-[.A$2])/1000000" office:value-type="float" office:value="43.37309" calcext:value-type="float">
            <text:p>43.37309</text:p>
          </table:table-cell>
          <table:table-cell table:formula="of:=IF([.B865]=&quot;PC&quot;;[.H$2];-[.H$2])" office:value-type="float" office:value="-2200" calcext:value-type="float">
            <text:p>-2200</text:p>
          </table:table-cell>
          <table:table-cell table:formula="of:=IF(AND([.$B865]=&quot;i2c&quot;;[.$C865]=0);[.$D865];[.K864])" office:value-type="float" office:value="1024" calcext:value-type="float">
            <text:p>1024</text:p>
          </table:table-cell>
          <table:table-cell table:formula="of:=IF(AND([.$B865]=&quot;i2c&quot;;[.$C865]=1);[.$D865];[.L864])" office:value-type="float" office:value="256" calcext:value-type="float">
            <text:p>256</text:p>
          </table:table-cell>
          <table:table-cell table:formula="of:=IF(AND([.$B865]=&quot;i2c&quot;;[.$C865]=2);[.$D865];[.M864])" office:value-type="float" office:value="2" calcext:value-type="float">
            <text:p>2</text:p>
          </table:table-cell>
          <table:table-cell table:formula="of:=IF(AND([.$B865]=&quot;i2c&quot;;[.$C865]=3);[.$D865];[.N864])" office:value-type="float" office:value="-364" calcext:value-type="float">
            <text:p>-364</text:p>
          </table:table-cell>
        </table:table-row>
        <table:table-row table:style-name="ro1">
          <table:table-cell office:value-type="float" office:value="1623051445" calcext:value-type="float">
            <text:p>162305144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table:number-columns-repeated="4"/>
          <table:table-cell table:formula="of:=([.A866]-[.A$2])/1000000" office:value-type="float" office:value="43.390976" calcext:value-type="float">
            <text:p>43.390976</text:p>
          </table:table-cell>
          <table:table-cell table:formula="of:=IF([.B866]=&quot;PC&quot;;[.H$2];-[.H$2])" office:value-type="float" office:value="-2200" calcext:value-type="float">
            <text:p>-2200</text:p>
          </table:table-cell>
          <table:table-cell table:formula="of:=IF(AND([.$B866]=&quot;i2c&quot;;[.$C866]=0);[.$D866];[.K865])" office:value-type="float" office:value="1024" calcext:value-type="float">
            <text:p>1024</text:p>
          </table:table-cell>
          <table:table-cell table:formula="of:=IF(AND([.$B866]=&quot;i2c&quot;;[.$C866]=1);[.$D866];[.L865])" office:value-type="float" office:value="286" calcext:value-type="float">
            <text:p>286</text:p>
          </table:table-cell>
          <table:table-cell table:formula="of:=IF(AND([.$B866]=&quot;i2c&quot;;[.$C866]=2);[.$D866];[.M865])" office:value-type="float" office:value="2" calcext:value-type="float">
            <text:p>2</text:p>
          </table:table-cell>
          <table:table-cell table:formula="of:=IF(AND([.$B866]=&quot;i2c&quot;;[.$C866]=3);[.$D866];[.N865])" office:value-type="float" office:value="-364" calcext:value-type="float">
            <text:p>-364</text:p>
          </table:table-cell>
        </table:table-row>
        <table:table-row table:style-name="ro1">
          <table:table-cell office:value-type="float" office:value="1623095790" calcext:value-type="float">
            <text:p>162309579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334" calcext:value-type="float">
            <text:p>-334</text:p>
          </table:table-cell>
          <table:table-cell table:number-columns-repeated="4"/>
          <table:table-cell table:formula="of:=([.A867]-[.A$2])/1000000" office:value-type="float" office:value="43.435321" calcext:value-type="float">
            <text:p>43.435321</text:p>
          </table:table-cell>
          <table:table-cell table:formula="of:=IF([.B867]=&quot;PC&quot;;[.H$2];-[.H$2])" office:value-type="float" office:value="-2200" calcext:value-type="float">
            <text:p>-2200</text:p>
          </table:table-cell>
          <table:table-cell table:formula="of:=IF(AND([.$B867]=&quot;i2c&quot;;[.$C867]=0);[.$D867];[.K866])" office:value-type="float" office:value="1024" calcext:value-type="float">
            <text:p>1024</text:p>
          </table:table-cell>
          <table:table-cell table:formula="of:=IF(AND([.$B867]=&quot;i2c&quot;;[.$C867]=1);[.$D867];[.L866])" office:value-type="float" office:value="286" calcext:value-type="float">
            <text:p>286</text:p>
          </table:table-cell>
          <table:table-cell table:formula="of:=IF(AND([.$B867]=&quot;i2c&quot;;[.$C867]=2);[.$D867];[.M866])" office:value-type="float" office:value="2" calcext:value-type="float">
            <text:p>2</text:p>
          </table:table-cell>
          <table:table-cell table:formula="of:=IF(AND([.$B867]=&quot;i2c&quot;;[.$C867]=3);[.$D867];[.N866])" office:value-type="float" office:value="-334" calcext:value-type="float">
            <text:p>-334</text:p>
          </table:table-cell>
        </table:table-row>
        <table:table-row table:style-name="ro1">
          <table:table-cell office:value-type="float" office:value="1623123305" calcext:value-type="float">
            <text:p>162312330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([.A868]-[.A$2])/1000000" office:value-type="float" office:value="43.462836" calcext:value-type="float">
            <text:p>43.462836</text:p>
          </table:table-cell>
          <table:table-cell table:formula="of:=IF([.B868]=&quot;PC&quot;;[.H$2];-[.H$2])" office:value-type="float" office:value="-2200" calcext:value-type="float">
            <text:p>-2200</text:p>
          </table:table-cell>
          <table:table-cell table:formula="of:=IF(AND([.$B868]=&quot;i2c&quot;;[.$C868]=0);[.$D868];[.K867])" office:value-type="float" office:value="1024" calcext:value-type="float">
            <text:p>1024</text:p>
          </table:table-cell>
          <table:table-cell table:formula="of:=IF(AND([.$B868]=&quot;i2c&quot;;[.$C868]=1);[.$D868];[.L867])" office:value-type="float" office:value="286" calcext:value-type="float">
            <text:p>286</text:p>
          </table:table-cell>
          <table:table-cell table:formula="of:=IF(AND([.$B868]=&quot;i2c&quot;;[.$C868]=2);[.$D868];[.M867])" office:value-type="float" office:value="3" calcext:value-type="float">
            <text:p>3</text:p>
          </table:table-cell>
          <table:table-cell table:formula="of:=IF(AND([.$B868]=&quot;i2c&quot;;[.$C868]=3);[.$D868];[.N867])" office:value-type="float" office:value="-334" calcext:value-type="float">
            <text:p>-334</text:p>
          </table:table-cell>
        </table:table-row>
        <table:table-row table:style-name="ro1">
          <table:table-cell office:value-type="float" office:value="1623141187" calcext:value-type="float">
            <text:p>162314118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table:number-columns-repeated="4"/>
          <table:table-cell table:formula="of:=([.A869]-[.A$2])/1000000" office:value-type="float" office:value="43.480718" calcext:value-type="float">
            <text:p>43.480718</text:p>
          </table:table-cell>
          <table:table-cell table:formula="of:=IF([.B869]=&quot;PC&quot;;[.H$2];-[.H$2])" office:value-type="float" office:value="-2200" calcext:value-type="float">
            <text:p>-2200</text:p>
          </table:table-cell>
          <table:table-cell table:formula="of:=IF(AND([.$B869]=&quot;i2c&quot;;[.$C869]=0);[.$D869];[.K868])" office:value-type="float" office:value="1024" calcext:value-type="float">
            <text:p>1024</text:p>
          </table:table-cell>
          <table:table-cell table:formula="of:=IF(AND([.$B869]=&quot;i2c&quot;;[.$C869]=1);[.$D869];[.L868])" office:value-type="float" office:value="316" calcext:value-type="float">
            <text:p>316</text:p>
          </table:table-cell>
          <table:table-cell table:formula="of:=IF(AND([.$B869]=&quot;i2c&quot;;[.$C869]=2);[.$D869];[.M868])" office:value-type="float" office:value="3" calcext:value-type="float">
            <text:p>3</text:p>
          </table:table-cell>
          <table:table-cell table:formula="of:=IF(AND([.$B869]=&quot;i2c&quot;;[.$C869]=3);[.$D869];[.N868])" office:value-type="float" office:value="-334" calcext:value-type="float">
            <text:p>-334</text:p>
          </table:table-cell>
        </table:table-row>
        <table:table-row table:style-name="ro1">
          <table:table-cell office:value-type="float" office:value="1623185542" calcext:value-type="float">
            <text:p>162318554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304" calcext:value-type="float">
            <text:p>-304</text:p>
          </table:table-cell>
          <table:table-cell table:number-columns-repeated="4"/>
          <table:table-cell table:formula="of:=([.A870]-[.A$2])/1000000" office:value-type="float" office:value="43.525073" calcext:value-type="float">
            <text:p>43.525073</text:p>
          </table:table-cell>
          <table:table-cell table:formula="of:=IF([.B870]=&quot;PC&quot;;[.H$2];-[.H$2])" office:value-type="float" office:value="-2200" calcext:value-type="float">
            <text:p>-2200</text:p>
          </table:table-cell>
          <table:table-cell table:formula="of:=IF(AND([.$B870]=&quot;i2c&quot;;[.$C870]=0);[.$D870];[.K869])" office:value-type="float" office:value="1024" calcext:value-type="float">
            <text:p>1024</text:p>
          </table:table-cell>
          <table:table-cell table:formula="of:=IF(AND([.$B870]=&quot;i2c&quot;;[.$C870]=1);[.$D870];[.L869])" office:value-type="float" office:value="316" calcext:value-type="float">
            <text:p>316</text:p>
          </table:table-cell>
          <table:table-cell table:formula="of:=IF(AND([.$B870]=&quot;i2c&quot;;[.$C870]=2);[.$D870];[.M869])" office:value-type="float" office:value="3" calcext:value-type="float">
            <text:p>3</text:p>
          </table:table-cell>
          <table:table-cell table:formula="of:=IF(AND([.$B870]=&quot;i2c&quot;;[.$C870]=3);[.$D870];[.N869])" office:value-type="float" office:value="-304" calcext:value-type="float">
            <text:p>-304</text:p>
          </table:table-cell>
        </table:table-row>
        <table:table-row table:style-name="ro1">
          <table:table-cell office:value-type="float" office:value="1623213046" calcext:value-type="float">
            <text:p>162321304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([.A871]-[.A$2])/1000000" office:value-type="float" office:value="43.552577" calcext:value-type="float">
            <text:p>43.552577</text:p>
          </table:table-cell>
          <table:table-cell table:formula="of:=IF([.B871]=&quot;PC&quot;;[.H$2];-[.H$2])" office:value-type="float" office:value="-2200" calcext:value-type="float">
            <text:p>-2200</text:p>
          </table:table-cell>
          <table:table-cell table:formula="of:=IF(AND([.$B871]=&quot;i2c&quot;;[.$C871]=0);[.$D871];[.K870])" office:value-type="float" office:value="1024" calcext:value-type="float">
            <text:p>1024</text:p>
          </table:table-cell>
          <table:table-cell table:formula="of:=IF(AND([.$B871]=&quot;i2c&quot;;[.$C871]=1);[.$D871];[.L870])" office:value-type="float" office:value="316" calcext:value-type="float">
            <text:p>316</text:p>
          </table:table-cell>
          <table:table-cell table:formula="of:=IF(AND([.$B871]=&quot;i2c&quot;;[.$C871]=2);[.$D871];[.M870])" office:value-type="float" office:value="4" calcext:value-type="float">
            <text:p>4</text:p>
          </table:table-cell>
          <table:table-cell table:formula="of:=IF(AND([.$B871]=&quot;i2c&quot;;[.$C871]=3);[.$D871];[.N870])" office:value-type="float" office:value="-304" calcext:value-type="float">
            <text:p>-304</text:p>
          </table:table-cell>
        </table:table-row>
        <table:table-row table:style-name="ro1">
          <table:table-cell office:value-type="float" office:value="1623230927" calcext:value-type="float">
            <text:p>162323092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table:number-columns-repeated="4"/>
          <table:table-cell table:formula="of:=([.A872]-[.A$2])/1000000" office:value-type="float" office:value="43.570458" calcext:value-type="float">
            <text:p>43.570458</text:p>
          </table:table-cell>
          <table:table-cell table:formula="of:=IF([.B872]=&quot;PC&quot;;[.H$2];-[.H$2])" office:value-type="float" office:value="-2200" calcext:value-type="float">
            <text:p>-2200</text:p>
          </table:table-cell>
          <table:table-cell table:formula="of:=IF(AND([.$B872]=&quot;i2c&quot;;[.$C872]=0);[.$D872];[.K871])" office:value-type="float" office:value="1024" calcext:value-type="float">
            <text:p>1024</text:p>
          </table:table-cell>
          <table:table-cell table:formula="of:=IF(AND([.$B872]=&quot;i2c&quot;;[.$C872]=1);[.$D872];[.L871])" office:value-type="float" office:value="346" calcext:value-type="float">
            <text:p>346</text:p>
          </table:table-cell>
          <table:table-cell table:formula="of:=IF(AND([.$B872]=&quot;i2c&quot;;[.$C872]=2);[.$D872];[.M871])" office:value-type="float" office:value="4" calcext:value-type="float">
            <text:p>4</text:p>
          </table:table-cell>
          <table:table-cell table:formula="of:=IF(AND([.$B872]=&quot;i2c&quot;;[.$C872]=3);[.$D872];[.N871])" office:value-type="float" office:value="-304" calcext:value-type="float">
            <text:p>-304</text:p>
          </table:table-cell>
        </table:table-row>
        <table:table-row table:style-name="ro1">
          <table:table-cell office:value-type="float" office:value="1623275283" calcext:value-type="float">
            <text:p>162327528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274" calcext:value-type="float">
            <text:p>-274</text:p>
          </table:table-cell>
          <table:table-cell table:number-columns-repeated="4"/>
          <table:table-cell table:formula="of:=([.A873]-[.A$2])/1000000" office:value-type="float" office:value="43.614814" calcext:value-type="float">
            <text:p>43.614814</text:p>
          </table:table-cell>
          <table:table-cell table:formula="of:=IF([.B873]=&quot;PC&quot;;[.H$2];-[.H$2])" office:value-type="float" office:value="-2200" calcext:value-type="float">
            <text:p>-2200</text:p>
          </table:table-cell>
          <table:table-cell table:formula="of:=IF(AND([.$B873]=&quot;i2c&quot;;[.$C873]=0);[.$D873];[.K872])" office:value-type="float" office:value="1024" calcext:value-type="float">
            <text:p>1024</text:p>
          </table:table-cell>
          <table:table-cell table:formula="of:=IF(AND([.$B873]=&quot;i2c&quot;;[.$C873]=1);[.$D873];[.L872])" office:value-type="float" office:value="346" calcext:value-type="float">
            <text:p>346</text:p>
          </table:table-cell>
          <table:table-cell table:formula="of:=IF(AND([.$B873]=&quot;i2c&quot;;[.$C873]=2);[.$D873];[.M872])" office:value-type="float" office:value="4" calcext:value-type="float">
            <text:p>4</text:p>
          </table:table-cell>
          <table:table-cell table:formula="of:=IF(AND([.$B873]=&quot;i2c&quot;;[.$C873]=3);[.$D873];[.N872])" office:value-type="float" office:value="-274" calcext:value-type="float">
            <text:p>-274</text:p>
          </table:table-cell>
        </table:table-row>
        <table:table-row table:style-name="ro1">
          <table:table-cell office:value-type="float" office:value="1623302794" calcext:value-type="float">
            <text:p>162330279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([.A874]-[.A$2])/1000000" office:value-type="float" office:value="43.642325" calcext:value-type="float">
            <text:p>43.642325</text:p>
          </table:table-cell>
          <table:table-cell table:formula="of:=IF([.B874]=&quot;PC&quot;;[.H$2];-[.H$2])" office:value-type="float" office:value="-2200" calcext:value-type="float">
            <text:p>-2200</text:p>
          </table:table-cell>
          <table:table-cell table:formula="of:=IF(AND([.$B874]=&quot;i2c&quot;;[.$C874]=0);[.$D874];[.K873])" office:value-type="float" office:value="1024" calcext:value-type="float">
            <text:p>1024</text:p>
          </table:table-cell>
          <table:table-cell table:formula="of:=IF(AND([.$B874]=&quot;i2c&quot;;[.$C874]=1);[.$D874];[.L873])" office:value-type="float" office:value="346" calcext:value-type="float">
            <text:p>346</text:p>
          </table:table-cell>
          <table:table-cell table:formula="of:=IF(AND([.$B874]=&quot;i2c&quot;;[.$C874]=2);[.$D874];[.M873])" office:value-type="float" office:value="5" calcext:value-type="float">
            <text:p>5</text:p>
          </table:table-cell>
          <table:table-cell table:formula="of:=IF(AND([.$B874]=&quot;i2c&quot;;[.$C874]=3);[.$D874];[.N873])" office:value-type="float" office:value="-274" calcext:value-type="float">
            <text:p>-274</text:p>
          </table:table-cell>
        </table:table-row>
        <table:table-row table:style-name="ro1">
          <table:table-cell office:value-type="float" office:value="1623320675" calcext:value-type="float">
            <text:p>162332067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number-columns-repeated="4"/>
          <table:table-cell table:formula="of:=([.A875]-[.A$2])/1000000" office:value-type="float" office:value="43.660206" calcext:value-type="float">
            <text:p>43.660206</text:p>
          </table:table-cell>
          <table:table-cell table:formula="of:=IF([.B875]=&quot;PC&quot;;[.H$2];-[.H$2])" office:value-type="float" office:value="-2200" calcext:value-type="float">
            <text:p>-2200</text:p>
          </table:table-cell>
          <table:table-cell table:formula="of:=IF(AND([.$B875]=&quot;i2c&quot;;[.$C875]=0);[.$D875];[.K874])" office:value-type="float" office:value="1024" calcext:value-type="float">
            <text:p>1024</text:p>
          </table:table-cell>
          <table:table-cell table:formula="of:=IF(AND([.$B875]=&quot;i2c&quot;;[.$C875]=1);[.$D875];[.L874])" office:value-type="float" office:value="376" calcext:value-type="float">
            <text:p>376</text:p>
          </table:table-cell>
          <table:table-cell table:formula="of:=IF(AND([.$B875]=&quot;i2c&quot;;[.$C875]=2);[.$D875];[.M874])" office:value-type="float" office:value="5" calcext:value-type="float">
            <text:p>5</text:p>
          </table:table-cell>
          <table:table-cell table:formula="of:=IF(AND([.$B875]=&quot;i2c&quot;;[.$C875]=3);[.$D875];[.N874])" office:value-type="float" office:value="-274" calcext:value-type="float">
            <text:p>-274</text:p>
          </table:table-cell>
        </table:table-row>
        <table:table-row table:style-name="ro1">
          <table:table-cell office:value-type="float" office:value="1623365035" calcext:value-type="float">
            <text:p>162336503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244" calcext:value-type="float">
            <text:p>-244</text:p>
          </table:table-cell>
          <table:table-cell table:number-columns-repeated="4"/>
          <table:table-cell table:formula="of:=([.A876]-[.A$2])/1000000" office:value-type="float" office:value="43.704566" calcext:value-type="float">
            <text:p>43.704566</text:p>
          </table:table-cell>
          <table:table-cell table:formula="of:=IF([.B876]=&quot;PC&quot;;[.H$2];-[.H$2])" office:value-type="float" office:value="-2200" calcext:value-type="float">
            <text:p>-2200</text:p>
          </table:table-cell>
          <table:table-cell table:formula="of:=IF(AND([.$B876]=&quot;i2c&quot;;[.$C876]=0);[.$D876];[.K875])" office:value-type="float" office:value="1024" calcext:value-type="float">
            <text:p>1024</text:p>
          </table:table-cell>
          <table:table-cell table:formula="of:=IF(AND([.$B876]=&quot;i2c&quot;;[.$C876]=1);[.$D876];[.L875])" office:value-type="float" office:value="376" calcext:value-type="float">
            <text:p>376</text:p>
          </table:table-cell>
          <table:table-cell table:formula="of:=IF(AND([.$B876]=&quot;i2c&quot;;[.$C876]=2);[.$D876];[.M875])" office:value-type="float" office:value="5" calcext:value-type="float">
            <text:p>5</text:p>
          </table:table-cell>
          <table:table-cell table:formula="of:=IF(AND([.$B876]=&quot;i2c&quot;;[.$C876]=3);[.$D876];[.N875])" office:value-type="float" office:value="-244" calcext:value-type="float">
            <text:p>-244</text:p>
          </table:table-cell>
        </table:table-row>
        <table:table-row table:style-name="ro1">
          <table:table-cell office:value-type="float" office:value="1623392535" calcext:value-type="float">
            <text:p>162339253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([.A877]-[.A$2])/1000000" office:value-type="float" office:value="43.732066" calcext:value-type="float">
            <text:p>43.732066</text:p>
          </table:table-cell>
          <table:table-cell table:formula="of:=IF([.B877]=&quot;PC&quot;;[.H$2];-[.H$2])" office:value-type="float" office:value="-2200" calcext:value-type="float">
            <text:p>-2200</text:p>
          </table:table-cell>
          <table:table-cell table:formula="of:=IF(AND([.$B877]=&quot;i2c&quot;;[.$C877]=0);[.$D877];[.K876])" office:value-type="float" office:value="1024" calcext:value-type="float">
            <text:p>1024</text:p>
          </table:table-cell>
          <table:table-cell table:formula="of:=IF(AND([.$B877]=&quot;i2c&quot;;[.$C877]=1);[.$D877];[.L876])" office:value-type="float" office:value="376" calcext:value-type="float">
            <text:p>376</text:p>
          </table:table-cell>
          <table:table-cell table:formula="of:=IF(AND([.$B877]=&quot;i2c&quot;;[.$C877]=2);[.$D877];[.M876])" office:value-type="float" office:value="6" calcext:value-type="float">
            <text:p>6</text:p>
          </table:table-cell>
          <table:table-cell table:formula="of:=IF(AND([.$B877]=&quot;i2c&quot;;[.$C877]=3);[.$D877];[.N876])" office:value-type="float" office:value="-244" calcext:value-type="float">
            <text:p>-244</text:p>
          </table:table-cell>
        </table:table-row>
        <table:table-row table:style-name="ro1">
          <table:table-cell office:value-type="float" office:value="1623410420" calcext:value-type="float">
            <text:p>162341042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number-columns-repeated="4"/>
          <table:table-cell table:formula="of:=([.A878]-[.A$2])/1000000" office:value-type="float" office:value="43.749951" calcext:value-type="float">
            <text:p>43.749951</text:p>
          </table:table-cell>
          <table:table-cell table:formula="of:=IF([.B878]=&quot;PC&quot;;[.H$2];-[.H$2])" office:value-type="float" office:value="-2200" calcext:value-type="float">
            <text:p>-2200</text:p>
          </table:table-cell>
          <table:table-cell table:formula="of:=IF(AND([.$B878]=&quot;i2c&quot;;[.$C878]=0);[.$D878];[.K877])" office:value-type="float" office:value="1024" calcext:value-type="float">
            <text:p>1024</text:p>
          </table:table-cell>
          <table:table-cell table:formula="of:=IF(AND([.$B878]=&quot;i2c&quot;;[.$C878]=1);[.$D878];[.L877])" office:value-type="float" office:value="406" calcext:value-type="float">
            <text:p>406</text:p>
          </table:table-cell>
          <table:table-cell table:formula="of:=IF(AND([.$B878]=&quot;i2c&quot;;[.$C878]=2);[.$D878];[.M877])" office:value-type="float" office:value="6" calcext:value-type="float">
            <text:p>6</text:p>
          </table:table-cell>
          <table:table-cell table:formula="of:=IF(AND([.$B878]=&quot;i2c&quot;;[.$C878]=3);[.$D878];[.N877])" office:value-type="float" office:value="-244" calcext:value-type="float">
            <text:p>-244</text:p>
          </table:table-cell>
        </table:table-row>
        <table:table-row table:style-name="ro1">
          <table:table-cell office:value-type="float" office:value="1623454770" calcext:value-type="float">
            <text:p>162345477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214" calcext:value-type="float">
            <text:p>-214</text:p>
          </table:table-cell>
          <table:table-cell table:number-columns-repeated="4"/>
          <table:table-cell table:formula="of:=([.A879]-[.A$2])/1000000" office:value-type="float" office:value="43.794301" calcext:value-type="float">
            <text:p>43.794301</text:p>
          </table:table-cell>
          <table:table-cell table:formula="of:=IF([.B879]=&quot;PC&quot;;[.H$2];-[.H$2])" office:value-type="float" office:value="-2200" calcext:value-type="float">
            <text:p>-2200</text:p>
          </table:table-cell>
          <table:table-cell table:formula="of:=IF(AND([.$B879]=&quot;i2c&quot;;[.$C879]=0);[.$D879];[.K878])" office:value-type="float" office:value="1024" calcext:value-type="float">
            <text:p>1024</text:p>
          </table:table-cell>
          <table:table-cell table:formula="of:=IF(AND([.$B879]=&quot;i2c&quot;;[.$C879]=1);[.$D879];[.L878])" office:value-type="float" office:value="406" calcext:value-type="float">
            <text:p>406</text:p>
          </table:table-cell>
          <table:table-cell table:formula="of:=IF(AND([.$B879]=&quot;i2c&quot;;[.$C879]=2);[.$D879];[.M878])" office:value-type="float" office:value="6" calcext:value-type="float">
            <text:p>6</text:p>
          </table:table-cell>
          <table:table-cell table:formula="of:=IF(AND([.$B879]=&quot;i2c&quot;;[.$C879]=3);[.$D879];[.N878])" office:value-type="float" office:value="-214" calcext:value-type="float">
            <text:p>-214</text:p>
          </table:table-cell>
        </table:table-row>
        <table:table-row table:style-name="ro1">
          <table:table-cell office:value-type="float" office:value="1623482283" calcext:value-type="float">
            <text:p>162348228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([.A880]-[.A$2])/1000000" office:value-type="float" office:value="43.821814" calcext:value-type="float">
            <text:p>43.821814</text:p>
          </table:table-cell>
          <table:table-cell table:formula="of:=IF([.B880]=&quot;PC&quot;;[.H$2];-[.H$2])" office:value-type="float" office:value="-2200" calcext:value-type="float">
            <text:p>-2200</text:p>
          </table:table-cell>
          <table:table-cell table:formula="of:=IF(AND([.$B880]=&quot;i2c&quot;;[.$C880]=0);[.$D880];[.K879])" office:value-type="float" office:value="1024" calcext:value-type="float">
            <text:p>1024</text:p>
          </table:table-cell>
          <table:table-cell table:formula="of:=IF(AND([.$B880]=&quot;i2c&quot;;[.$C880]=1);[.$D880];[.L879])" office:value-type="float" office:value="406" calcext:value-type="float">
            <text:p>406</text:p>
          </table:table-cell>
          <table:table-cell table:formula="of:=IF(AND([.$B880]=&quot;i2c&quot;;[.$C880]=2);[.$D880];[.M879])" office:value-type="float" office:value="7" calcext:value-type="float">
            <text:p>7</text:p>
          </table:table-cell>
          <table:table-cell table:formula="of:=IF(AND([.$B880]=&quot;i2c&quot;;[.$C880]=3);[.$D880];[.N879])" office:value-type="float" office:value="-214" calcext:value-type="float">
            <text:p>-214</text:p>
          </table:table-cell>
        </table:table-row>
        <table:table-row table:style-name="ro1">
          <table:table-cell office:value-type="float" office:value="1623500158" calcext:value-type="float">
            <text:p>162350015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table:number-columns-repeated="4"/>
          <table:table-cell table:formula="of:=([.A881]-[.A$2])/1000000" office:value-type="float" office:value="43.839689" calcext:value-type="float">
            <text:p>43.839689</text:p>
          </table:table-cell>
          <table:table-cell table:formula="of:=IF([.B881]=&quot;PC&quot;;[.H$2];-[.H$2])" office:value-type="float" office:value="-2200" calcext:value-type="float">
            <text:p>-2200</text:p>
          </table:table-cell>
          <table:table-cell table:formula="of:=IF(AND([.$B881]=&quot;i2c&quot;;[.$C881]=0);[.$D881];[.K880])" office:value-type="float" office:value="1024" calcext:value-type="float">
            <text:p>1024</text:p>
          </table:table-cell>
          <table:table-cell table:formula="of:=IF(AND([.$B881]=&quot;i2c&quot;;[.$C881]=1);[.$D881];[.L880])" office:value-type="float" office:value="436" calcext:value-type="float">
            <text:p>436</text:p>
          </table:table-cell>
          <table:table-cell table:formula="of:=IF(AND([.$B881]=&quot;i2c&quot;;[.$C881]=2);[.$D881];[.M880])" office:value-type="float" office:value="7" calcext:value-type="float">
            <text:p>7</text:p>
          </table:table-cell>
          <table:table-cell table:formula="of:=IF(AND([.$B881]=&quot;i2c&quot;;[.$C881]=3);[.$D881];[.N880])" office:value-type="float" office:value="-214" calcext:value-type="float">
            <text:p>-214</text:p>
          </table:table-cell>
        </table:table-row>
        <table:table-row table:style-name="ro1">
          <table:table-cell office:value-type="float" office:value="1623544517" calcext:value-type="float">
            <text:p>162354451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84" calcext:value-type="float">
            <text:p>-184</text:p>
          </table:table-cell>
          <table:table-cell table:number-columns-repeated="4"/>
          <table:table-cell table:formula="of:=([.A882]-[.A$2])/1000000" office:value-type="float" office:value="43.884048" calcext:value-type="float">
            <text:p>43.884048</text:p>
          </table:table-cell>
          <table:table-cell table:formula="of:=IF([.B882]=&quot;PC&quot;;[.H$2];-[.H$2])" office:value-type="float" office:value="-2200" calcext:value-type="float">
            <text:p>-2200</text:p>
          </table:table-cell>
          <table:table-cell table:formula="of:=IF(AND([.$B882]=&quot;i2c&quot;;[.$C882]=0);[.$D882];[.K881])" office:value-type="float" office:value="1024" calcext:value-type="float">
            <text:p>1024</text:p>
          </table:table-cell>
          <table:table-cell table:formula="of:=IF(AND([.$B882]=&quot;i2c&quot;;[.$C882]=1);[.$D882];[.L881])" office:value-type="float" office:value="436" calcext:value-type="float">
            <text:p>436</text:p>
          </table:table-cell>
          <table:table-cell table:formula="of:=IF(AND([.$B882]=&quot;i2c&quot;;[.$C882]=2);[.$D882];[.M881])" office:value-type="float" office:value="7" calcext:value-type="float">
            <text:p>7</text:p>
          </table:table-cell>
          <table:table-cell table:formula="of:=IF(AND([.$B882]=&quot;i2c&quot;;[.$C882]=3);[.$D882];[.N881])" office:value-type="float" office:value="-184" calcext:value-type="float">
            <text:p>-184</text:p>
          </table:table-cell>
        </table:table-row>
        <table:table-row table:style-name="ro1">
          <table:table-cell office:value-type="float" office:value="1623572023" calcext:value-type="float">
            <text:p>162357202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([.A883]-[.A$2])/1000000" office:value-type="float" office:value="43.911554" calcext:value-type="float">
            <text:p>43.911554</text:p>
          </table:table-cell>
          <table:table-cell table:formula="of:=IF([.B883]=&quot;PC&quot;;[.H$2];-[.H$2])" office:value-type="float" office:value="-2200" calcext:value-type="float">
            <text:p>-2200</text:p>
          </table:table-cell>
          <table:table-cell table:formula="of:=IF(AND([.$B883]=&quot;i2c&quot;;[.$C883]=0);[.$D883];[.K882])" office:value-type="float" office:value="1024" calcext:value-type="float">
            <text:p>1024</text:p>
          </table:table-cell>
          <table:table-cell table:formula="of:=IF(AND([.$B883]=&quot;i2c&quot;;[.$C883]=1);[.$D883];[.L882])" office:value-type="float" office:value="436" calcext:value-type="float">
            <text:p>436</text:p>
          </table:table-cell>
          <table:table-cell table:formula="of:=IF(AND([.$B883]=&quot;i2c&quot;;[.$C883]=2);[.$D883];[.M882])" office:value-type="float" office:value="8" calcext:value-type="float">
            <text:p>8</text:p>
          </table:table-cell>
          <table:table-cell table:formula="of:=IF(AND([.$B883]=&quot;i2c&quot;;[.$C883]=3);[.$D883];[.N882])" office:value-type="float" office:value="-184" calcext:value-type="float">
            <text:p>-184</text:p>
          </table:table-cell>
        </table:table-row>
        <table:table-row table:style-name="ro1">
          <table:table-cell office:value-type="float" office:value="1623589894" calcext:value-type="float">
            <text:p>162358989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4"/>
          <table:table-cell table:formula="of:=([.A884]-[.A$2])/1000000" office:value-type="float" office:value="43.929425" calcext:value-type="float">
            <text:p>43.929425</text:p>
          </table:table-cell>
          <table:table-cell table:formula="of:=IF([.B884]=&quot;PC&quot;;[.H$2];-[.H$2])" office:value-type="float" office:value="-2200" calcext:value-type="float">
            <text:p>-2200</text:p>
          </table:table-cell>
          <table:table-cell table:formula="of:=IF(AND([.$B884]=&quot;i2c&quot;;[.$C884]=0);[.$D884];[.K883])" office:value-type="float" office:value="1024" calcext:value-type="float">
            <text:p>1024</text:p>
          </table:table-cell>
          <table:table-cell table:formula="of:=IF(AND([.$B884]=&quot;i2c&quot;;[.$C884]=1);[.$D884];[.L883])" office:value-type="float" office:value="466" calcext:value-type="float">
            <text:p>466</text:p>
          </table:table-cell>
          <table:table-cell table:formula="of:=IF(AND([.$B884]=&quot;i2c&quot;;[.$C884]=2);[.$D884];[.M883])" office:value-type="float" office:value="8" calcext:value-type="float">
            <text:p>8</text:p>
          </table:table-cell>
          <table:table-cell table:formula="of:=IF(AND([.$B884]=&quot;i2c&quot;;[.$C884]=3);[.$D884];[.N883])" office:value-type="float" office:value="-184" calcext:value-type="float">
            <text:p>-184</text:p>
          </table:table-cell>
        </table:table-row>
        <table:table-row table:style-name="ro1">
          <table:table-cell office:value-type="float" office:value="1623634262" calcext:value-type="float">
            <text:p>162363426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54" calcext:value-type="float">
            <text:p>-154</text:p>
          </table:table-cell>
          <table:table-cell table:number-columns-repeated="4"/>
          <table:table-cell table:formula="of:=([.A885]-[.A$2])/1000000" office:value-type="float" office:value="43.973793" calcext:value-type="float">
            <text:p>43.973793</text:p>
          </table:table-cell>
          <table:table-cell table:formula="of:=IF([.B885]=&quot;PC&quot;;[.H$2];-[.H$2])" office:value-type="float" office:value="-2200" calcext:value-type="float">
            <text:p>-2200</text:p>
          </table:table-cell>
          <table:table-cell table:formula="of:=IF(AND([.$B885]=&quot;i2c&quot;;[.$C885]=0);[.$D885];[.K884])" office:value-type="float" office:value="1024" calcext:value-type="float">
            <text:p>1024</text:p>
          </table:table-cell>
          <table:table-cell table:formula="of:=IF(AND([.$B885]=&quot;i2c&quot;;[.$C885]=1);[.$D885];[.L884])" office:value-type="float" office:value="466" calcext:value-type="float">
            <text:p>466</text:p>
          </table:table-cell>
          <table:table-cell table:formula="of:=IF(AND([.$B885]=&quot;i2c&quot;;[.$C885]=2);[.$D885];[.M884])" office:value-type="float" office:value="8" calcext:value-type="float">
            <text:p>8</text:p>
          </table:table-cell>
          <table:table-cell table:formula="of:=IF(AND([.$B885]=&quot;i2c&quot;;[.$C885]=3);[.$D885];[.N884])" office:value-type="float" office:value="-154" calcext:value-type="float">
            <text:p>-154</text:p>
          </table:table-cell>
        </table:table-row>
        <table:table-row table:style-name="ro1">
          <table:table-cell office:value-type="float" office:value="1623661771" calcext:value-type="float">
            <text:p>162366177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([.A886]-[.A$2])/1000000" office:value-type="float" office:value="44.001302" calcext:value-type="float">
            <text:p>44.001302</text:p>
          </table:table-cell>
          <table:table-cell table:formula="of:=IF([.B886]=&quot;PC&quot;;[.H$2];-[.H$2])" office:value-type="float" office:value="-2200" calcext:value-type="float">
            <text:p>-2200</text:p>
          </table:table-cell>
          <table:table-cell table:formula="of:=IF(AND([.$B886]=&quot;i2c&quot;;[.$C886]=0);[.$D886];[.K885])" office:value-type="float" office:value="1024" calcext:value-type="float">
            <text:p>1024</text:p>
          </table:table-cell>
          <table:table-cell table:formula="of:=IF(AND([.$B886]=&quot;i2c&quot;;[.$C886]=1);[.$D886];[.L885])" office:value-type="float" office:value="466" calcext:value-type="float">
            <text:p>466</text:p>
          </table:table-cell>
          <table:table-cell table:formula="of:=IF(AND([.$B886]=&quot;i2c&quot;;[.$C886]=2);[.$D886];[.M885])" office:value-type="float" office:value="9" calcext:value-type="float">
            <text:p>9</text:p>
          </table:table-cell>
          <table:table-cell table:formula="of:=IF(AND([.$B886]=&quot;i2c&quot;;[.$C886]=3);[.$D886];[.N885])" office:value-type="float" office:value="-154" calcext:value-type="float">
            <text:p>-154</text:p>
          </table:table-cell>
        </table:table-row>
        <table:table-row table:style-name="ro1">
          <table:table-cell office:value-type="float" office:value="1623679647" calcext:value-type="float">
            <text:p>162367964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table:number-columns-repeated="4"/>
          <table:table-cell table:formula="of:=([.A887]-[.A$2])/1000000" office:value-type="float" office:value="44.019178" calcext:value-type="float">
            <text:p>44.019178</text:p>
          </table:table-cell>
          <table:table-cell table:formula="of:=IF([.B887]=&quot;PC&quot;;[.H$2];-[.H$2])" office:value-type="float" office:value="-2200" calcext:value-type="float">
            <text:p>-2200</text:p>
          </table:table-cell>
          <table:table-cell table:formula="of:=IF(AND([.$B887]=&quot;i2c&quot;;[.$C887]=0);[.$D887];[.K886])" office:value-type="float" office:value="1024" calcext:value-type="float">
            <text:p>1024</text:p>
          </table:table-cell>
          <table:table-cell table:formula="of:=IF(AND([.$B887]=&quot;i2c&quot;;[.$C887]=1);[.$D887];[.L886])" office:value-type="float" office:value="496" calcext:value-type="float">
            <text:p>496</text:p>
          </table:table-cell>
          <table:table-cell table:formula="of:=IF(AND([.$B887]=&quot;i2c&quot;;[.$C887]=2);[.$D887];[.M886])" office:value-type="float" office:value="9" calcext:value-type="float">
            <text:p>9</text:p>
          </table:table-cell>
          <table:table-cell table:formula="of:=IF(AND([.$B887]=&quot;i2c&quot;;[.$C887]=3);[.$D887];[.N886])" office:value-type="float" office:value="-154" calcext:value-type="float">
            <text:p>-154</text:p>
          </table:table-cell>
        </table:table-row>
        <table:table-row table:style-name="ro1">
          <table:table-cell office:value-type="float" office:value="1623724001" calcext:value-type="float">
            <text:p>162372400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24" calcext:value-type="float">
            <text:p>-124</text:p>
          </table:table-cell>
          <table:table-cell table:number-columns-repeated="4"/>
          <table:table-cell table:formula="of:=([.A888]-[.A$2])/1000000" office:value-type="float" office:value="44.063532" calcext:value-type="float">
            <text:p>44.063532</text:p>
          </table:table-cell>
          <table:table-cell table:formula="of:=IF([.B888]=&quot;PC&quot;;[.H$2];-[.H$2])" office:value-type="float" office:value="-2200" calcext:value-type="float">
            <text:p>-2200</text:p>
          </table:table-cell>
          <table:table-cell table:formula="of:=IF(AND([.$B888]=&quot;i2c&quot;;[.$C888]=0);[.$D888];[.K887])" office:value-type="float" office:value="1024" calcext:value-type="float">
            <text:p>1024</text:p>
          </table:table-cell>
          <table:table-cell table:formula="of:=IF(AND([.$B888]=&quot;i2c&quot;;[.$C888]=1);[.$D888];[.L887])" office:value-type="float" office:value="496" calcext:value-type="float">
            <text:p>496</text:p>
          </table:table-cell>
          <table:table-cell table:formula="of:=IF(AND([.$B888]=&quot;i2c&quot;;[.$C888]=2);[.$D888];[.M887])" office:value-type="float" office:value="9" calcext:value-type="float">
            <text:p>9</text:p>
          </table:table-cell>
          <table:table-cell table:formula="of:=IF(AND([.$B888]=&quot;i2c&quot;;[.$C888]=3);[.$D888];[.N887])"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1623751513" calcext:value-type="float">
            <text:p>162375151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889]-[.A$2])/1000000" office:value-type="float" office:value="44.091044" calcext:value-type="float">
            <text:p>44.091044</text:p>
          </table:table-cell>
          <table:table-cell table:formula="of:=IF([.B889]=&quot;PC&quot;;[.H$2];-[.H$2])" office:value-type="float" office:value="-2200" calcext:value-type="float">
            <text:p>-2200</text:p>
          </table:table-cell>
          <table:table-cell table:formula="of:=IF(AND([.$B889]=&quot;i2c&quot;;[.$C889]=0);[.$D889];[.K888])" office:value-type="float" office:value="1024" calcext:value-type="float">
            <text:p>1024</text:p>
          </table:table-cell>
          <table:table-cell table:formula="of:=IF(AND([.$B889]=&quot;i2c&quot;;[.$C889]=1);[.$D889];[.L888])" office:value-type="float" office:value="496" calcext:value-type="float">
            <text:p>496</text:p>
          </table:table-cell>
          <table:table-cell table:formula="of:=IF(AND([.$B889]=&quot;i2c&quot;;[.$C889]=2);[.$D889];[.M888])" office:value-type="float" office:value="10" calcext:value-type="float">
            <text:p>10</text:p>
          </table:table-cell>
          <table:table-cell table:formula="of:=IF(AND([.$B889]=&quot;i2c&quot;;[.$C889]=3);[.$D889];[.N888])"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1623769393" calcext:value-type="float">
            <text:p>162376939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table:number-columns-repeated="4"/>
          <table:table-cell table:formula="of:=([.A890]-[.A$2])/1000000" office:value-type="float" office:value="44.108924" calcext:value-type="float">
            <text:p>44.108924</text:p>
          </table:table-cell>
          <table:table-cell table:formula="of:=IF([.B890]=&quot;PC&quot;;[.H$2];-[.H$2])" office:value-type="float" office:value="-2200" calcext:value-type="float">
            <text:p>-2200</text:p>
          </table:table-cell>
          <table:table-cell table:formula="of:=IF(AND([.$B890]=&quot;i2c&quot;;[.$C890]=0);[.$D890];[.K889])" office:value-type="float" office:value="1024" calcext:value-type="float">
            <text:p>1024</text:p>
          </table:table-cell>
          <table:table-cell table:formula="of:=IF(AND([.$B890]=&quot;i2c&quot;;[.$C890]=1);[.$D890];[.L889])" office:value-type="float" office:value="526" calcext:value-type="float">
            <text:p>526</text:p>
          </table:table-cell>
          <table:table-cell table:formula="of:=IF(AND([.$B890]=&quot;i2c&quot;;[.$C890]=2);[.$D890];[.M889])" office:value-type="float" office:value="10" calcext:value-type="float">
            <text:p>10</text:p>
          </table:table-cell>
          <table:table-cell table:formula="of:=IF(AND([.$B890]=&quot;i2c&quot;;[.$C890]=3);[.$D890];[.N889])"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1623813746" calcext:value-type="float">
            <text:p>162381374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94" calcext:value-type="float">
            <text:p>-94</text:p>
          </table:table-cell>
          <table:table-cell table:number-columns-repeated="4"/>
          <table:table-cell table:formula="of:=([.A891]-[.A$2])/1000000" office:value-type="float" office:value="44.153277" calcext:value-type="float">
            <text:p>44.153277</text:p>
          </table:table-cell>
          <table:table-cell table:formula="of:=IF([.B891]=&quot;PC&quot;;[.H$2];-[.H$2])" office:value-type="float" office:value="-2200" calcext:value-type="float">
            <text:p>-2200</text:p>
          </table:table-cell>
          <table:table-cell table:formula="of:=IF(AND([.$B891]=&quot;i2c&quot;;[.$C891]=0);[.$D891];[.K890])" office:value-type="float" office:value="1024" calcext:value-type="float">
            <text:p>1024</text:p>
          </table:table-cell>
          <table:table-cell table:formula="of:=IF(AND([.$B891]=&quot;i2c&quot;;[.$C891]=1);[.$D891];[.L890])" office:value-type="float" office:value="526" calcext:value-type="float">
            <text:p>526</text:p>
          </table:table-cell>
          <table:table-cell table:formula="of:=IF(AND([.$B891]=&quot;i2c&quot;;[.$C891]=2);[.$D891];[.M890])" office:value-type="float" office:value="10" calcext:value-type="float">
            <text:p>10</text:p>
          </table:table-cell>
          <table:table-cell table:formula="of:=IF(AND([.$B891]=&quot;i2c&quot;;[.$C891]=3);[.$D891];[.N890]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623841238" calcext:value-type="float">
            <text:p>162384123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([.A892]-[.A$2])/1000000" office:value-type="float" office:value="44.180769" calcext:value-type="float">
            <text:p>44.180769</text:p>
          </table:table-cell>
          <table:table-cell table:formula="of:=IF([.B892]=&quot;PC&quot;;[.H$2];-[.H$2])" office:value-type="float" office:value="-2200" calcext:value-type="float">
            <text:p>-2200</text:p>
          </table:table-cell>
          <table:table-cell table:formula="of:=IF(AND([.$B892]=&quot;i2c&quot;;[.$C892]=0);[.$D892];[.K891])" office:value-type="float" office:value="1024" calcext:value-type="float">
            <text:p>1024</text:p>
          </table:table-cell>
          <table:table-cell table:formula="of:=IF(AND([.$B892]=&quot;i2c&quot;;[.$C892]=1);[.$D892];[.L891])" office:value-type="float" office:value="526" calcext:value-type="float">
            <text:p>526</text:p>
          </table:table-cell>
          <table:table-cell table:formula="of:=IF(AND([.$B892]=&quot;i2c&quot;;[.$C892]=2);[.$D892];[.M891])" office:value-type="float" office:value="11" calcext:value-type="float">
            <text:p>11</text:p>
          </table:table-cell>
          <table:table-cell table:formula="of:=IF(AND([.$B892]=&quot;i2c&quot;;[.$C892]=3);[.$D892];[.N891]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623859120" calcext:value-type="float">
            <text:p>162385912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table:number-columns-repeated="4"/>
          <table:table-cell table:formula="of:=([.A893]-[.A$2])/1000000" office:value-type="float" office:value="44.198651" calcext:value-type="float">
            <text:p>44.198651</text:p>
          </table:table-cell>
          <table:table-cell table:formula="of:=IF([.B893]=&quot;PC&quot;;[.H$2];-[.H$2])" office:value-type="float" office:value="-2200" calcext:value-type="float">
            <text:p>-2200</text:p>
          </table:table-cell>
          <table:table-cell table:formula="of:=IF(AND([.$B893]=&quot;i2c&quot;;[.$C893]=0);[.$D893];[.K892])" office:value-type="float" office:value="1024" calcext:value-type="float">
            <text:p>1024</text:p>
          </table:table-cell>
          <table:table-cell table:formula="of:=IF(AND([.$B893]=&quot;i2c&quot;;[.$C893]=1);[.$D893];[.L892])" office:value-type="float" office:value="556" calcext:value-type="float">
            <text:p>556</text:p>
          </table:table-cell>
          <table:table-cell table:formula="of:=IF(AND([.$B893]=&quot;i2c&quot;;[.$C893]=2);[.$D893];[.M892])" office:value-type="float" office:value="11" calcext:value-type="float">
            <text:p>11</text:p>
          </table:table-cell>
          <table:table-cell table:formula="of:=IF(AND([.$B893]=&quot;i2c&quot;;[.$C893]=3);[.$D893];[.N892]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623903474" calcext:value-type="float">
            <text:p>162390347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64" calcext:value-type="float">
            <text:p>-64</text:p>
          </table:table-cell>
          <table:table-cell table:number-columns-repeated="4"/>
          <table:table-cell table:formula="of:=([.A894]-[.A$2])/1000000" office:value-type="float" office:value="44.243005" calcext:value-type="float">
            <text:p>44.243005</text:p>
          </table:table-cell>
          <table:table-cell table:formula="of:=IF([.B894]=&quot;PC&quot;;[.H$2];-[.H$2])" office:value-type="float" office:value="-2200" calcext:value-type="float">
            <text:p>-2200</text:p>
          </table:table-cell>
          <table:table-cell table:formula="of:=IF(AND([.$B894]=&quot;i2c&quot;;[.$C894]=0);[.$D894];[.K893])" office:value-type="float" office:value="1024" calcext:value-type="float">
            <text:p>1024</text:p>
          </table:table-cell>
          <table:table-cell table:formula="of:=IF(AND([.$B894]=&quot;i2c&quot;;[.$C894]=1);[.$D894];[.L893])" office:value-type="float" office:value="556" calcext:value-type="float">
            <text:p>556</text:p>
          </table:table-cell>
          <table:table-cell table:formula="of:=IF(AND([.$B894]=&quot;i2c&quot;;[.$C894]=2);[.$D894];[.M893])" office:value-type="float" office:value="11" calcext:value-type="float">
            <text:p>11</text:p>
          </table:table-cell>
          <table:table-cell table:formula="of:=IF(AND([.$B894]=&quot;i2c&quot;;[.$C894]=3);[.$D894];[.N893])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623930984" calcext:value-type="float">
            <text:p>162393098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([.A895]-[.A$2])/1000000" office:value-type="float" office:value="44.270515" calcext:value-type="float">
            <text:p>44.270515</text:p>
          </table:table-cell>
          <table:table-cell table:formula="of:=IF([.B895]=&quot;PC&quot;;[.H$2];-[.H$2])" office:value-type="float" office:value="-2200" calcext:value-type="float">
            <text:p>-2200</text:p>
          </table:table-cell>
          <table:table-cell table:formula="of:=IF(AND([.$B895]=&quot;i2c&quot;;[.$C895]=0);[.$D895];[.K894])" office:value-type="float" office:value="1024" calcext:value-type="float">
            <text:p>1024</text:p>
          </table:table-cell>
          <table:table-cell table:formula="of:=IF(AND([.$B895]=&quot;i2c&quot;;[.$C895]=1);[.$D895];[.L894])" office:value-type="float" office:value="556" calcext:value-type="float">
            <text:p>556</text:p>
          </table:table-cell>
          <table:table-cell table:formula="of:=IF(AND([.$B895]=&quot;i2c&quot;;[.$C895]=2);[.$D895];[.M894])" office:value-type="float" office:value="12" calcext:value-type="float">
            <text:p>12</text:p>
          </table:table-cell>
          <table:table-cell table:formula="of:=IF(AND([.$B895]=&quot;i2c&quot;;[.$C895]=3);[.$D895];[.N894])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623948854" calcext:value-type="float">
            <text:p>1623948854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table:number-columns-repeated="4"/>
          <table:table-cell table:formula="of:=([.A896]-[.A$2])/1000000" office:value-type="float" office:value="44.288385" calcext:value-type="float">
            <text:p>44.288385</text:p>
          </table:table-cell>
          <table:table-cell table:formula="of:=IF([.B896]=&quot;PC&quot;;[.H$2];-[.H$2])" office:value-type="float" office:value="-2200" calcext:value-type="float">
            <text:p>-2200</text:p>
          </table:table-cell>
          <table:table-cell table:formula="of:=IF(AND([.$B896]=&quot;i2c&quot;;[.$C896]=0);[.$D896];[.K895])" office:value-type="float" office:value="1024" calcext:value-type="float">
            <text:p>1024</text:p>
          </table:table-cell>
          <table:table-cell table:formula="of:=IF(AND([.$B896]=&quot;i2c&quot;;[.$C896]=1);[.$D896];[.L895])" office:value-type="float" office:value="586" calcext:value-type="float">
            <text:p>586</text:p>
          </table:table-cell>
          <table:table-cell table:formula="of:=IF(AND([.$B896]=&quot;i2c&quot;;[.$C896]=2);[.$D896];[.M895])" office:value-type="float" office:value="12" calcext:value-type="float">
            <text:p>12</text:p>
          </table:table-cell>
          <table:table-cell table:formula="of:=IF(AND([.$B896]=&quot;i2c&quot;;[.$C896]=3);[.$D896];[.N895])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623993213" calcext:value-type="float">
            <text:p>162399321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34" calcext:value-type="float">
            <text:p>-34</text:p>
          </table:table-cell>
          <table:table-cell table:number-columns-repeated="4"/>
          <table:table-cell table:formula="of:=([.A897]-[.A$2])/1000000" office:value-type="float" office:value="44.332744" calcext:value-type="float">
            <text:p>44.332744</text:p>
          </table:table-cell>
          <table:table-cell table:formula="of:=IF([.B897]=&quot;PC&quot;;[.H$2];-[.H$2])" office:value-type="float" office:value="-2200" calcext:value-type="float">
            <text:p>-2200</text:p>
          </table:table-cell>
          <table:table-cell table:formula="of:=IF(AND([.$B897]=&quot;i2c&quot;;[.$C897]=0);[.$D897];[.K896])" office:value-type="float" office:value="1024" calcext:value-type="float">
            <text:p>1024</text:p>
          </table:table-cell>
          <table:table-cell table:formula="of:=IF(AND([.$B897]=&quot;i2c&quot;;[.$C897]=1);[.$D897];[.L896])" office:value-type="float" office:value="586" calcext:value-type="float">
            <text:p>586</text:p>
          </table:table-cell>
          <table:table-cell table:formula="of:=IF(AND([.$B897]=&quot;i2c&quot;;[.$C897]=2);[.$D897];[.M896])" office:value-type="float" office:value="12" calcext:value-type="float">
            <text:p>12</text:p>
          </table:table-cell>
          <table:table-cell table:formula="of:=IF(AND([.$B897]=&quot;i2c&quot;;[.$C897]=3);[.$D897];[.N896])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624020721" calcext:value-type="float">
            <text:p>162402072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([.A898]-[.A$2])/1000000" office:value-type="float" office:value="44.360252" calcext:value-type="float">
            <text:p>44.360252</text:p>
          </table:table-cell>
          <table:table-cell table:formula="of:=IF([.B898]=&quot;PC&quot;;[.H$2];-[.H$2])" office:value-type="float" office:value="-2200" calcext:value-type="float">
            <text:p>-2200</text:p>
          </table:table-cell>
          <table:table-cell table:formula="of:=IF(AND([.$B898]=&quot;i2c&quot;;[.$C898]=0);[.$D898];[.K897])" office:value-type="float" office:value="1024" calcext:value-type="float">
            <text:p>1024</text:p>
          </table:table-cell>
          <table:table-cell table:formula="of:=IF(AND([.$B898]=&quot;i2c&quot;;[.$C898]=1);[.$D898];[.L897])" office:value-type="float" office:value="586" calcext:value-type="float">
            <text:p>586</text:p>
          </table:table-cell>
          <table:table-cell table:formula="of:=IF(AND([.$B898]=&quot;i2c&quot;;[.$C898]=2);[.$D898];[.M897])" office:value-type="float" office:value="13" calcext:value-type="float">
            <text:p>13</text:p>
          </table:table-cell>
          <table:table-cell table:formula="of:=IF(AND([.$B898]=&quot;i2c&quot;;[.$C898]=3);[.$D898];[.N897])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624038599" calcext:value-type="float">
            <text:p>162403859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table:number-columns-repeated="4"/>
          <table:table-cell table:formula="of:=([.A899]-[.A$2])/1000000" office:value-type="float" office:value="44.37813" calcext:value-type="float">
            <text:p>44.37813</text:p>
          </table:table-cell>
          <table:table-cell table:formula="of:=IF([.B899]=&quot;PC&quot;;[.H$2];-[.H$2])" office:value-type="float" office:value="-2200" calcext:value-type="float">
            <text:p>-2200</text:p>
          </table:table-cell>
          <table:table-cell table:formula="of:=IF(AND([.$B899]=&quot;i2c&quot;;[.$C899]=0);[.$D899];[.K898])" office:value-type="float" office:value="1024" calcext:value-type="float">
            <text:p>1024</text:p>
          </table:table-cell>
          <table:table-cell table:formula="of:=IF(AND([.$B899]=&quot;i2c&quot;;[.$C899]=1);[.$D899];[.L898])" office:value-type="float" office:value="616" calcext:value-type="float">
            <text:p>616</text:p>
          </table:table-cell>
          <table:table-cell table:formula="of:=IF(AND([.$B899]=&quot;i2c&quot;;[.$C899]=2);[.$D899];[.M898])" office:value-type="float" office:value="13" calcext:value-type="float">
            <text:p>13</text:p>
          </table:table-cell>
          <table:table-cell table:formula="of:=IF(AND([.$B899]=&quot;i2c&quot;;[.$C899]=3);[.$D899];[.N898])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624082957" calcext:value-type="float">
            <text:p>162408295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table:number-columns-repeated="4"/>
          <table:table-cell table:formula="of:=([.A900]-[.A$2])/1000000" office:value-type="float" office:value="44.422488" calcext:value-type="float">
            <text:p>44.422488</text:p>
          </table:table-cell>
          <table:table-cell table:formula="of:=IF([.B900]=&quot;PC&quot;;[.H$2];-[.H$2])" office:value-type="float" office:value="-2200" calcext:value-type="float">
            <text:p>-2200</text:p>
          </table:table-cell>
          <table:table-cell table:formula="of:=IF(AND([.$B900]=&quot;i2c&quot;;[.$C900]=0);[.$D900];[.K899])" office:value-type="float" office:value="1024" calcext:value-type="float">
            <text:p>1024</text:p>
          </table:table-cell>
          <table:table-cell table:formula="of:=IF(AND([.$B900]=&quot;i2c&quot;;[.$C900]=1);[.$D900];[.L899])" office:value-type="float" office:value="616" calcext:value-type="float">
            <text:p>616</text:p>
          </table:table-cell>
          <table:table-cell table:formula="of:=IF(AND([.$B900]=&quot;i2c&quot;;[.$C900]=2);[.$D900];[.M899])" office:value-type="float" office:value="13" calcext:value-type="float">
            <text:p>13</text:p>
          </table:table-cell>
          <table:table-cell table:formula="of:=IF(AND([.$B900]=&quot;i2c&quot;;[.$C900]=3);[.$D900];[.N899]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624110470" calcext:value-type="float">
            <text:p>162411047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([.A901]-[.A$2])/1000000" office:value-type="float" office:value="44.450001" calcext:value-type="float">
            <text:p>44.450001</text:p>
          </table:table-cell>
          <table:table-cell table:formula="of:=IF([.B901]=&quot;PC&quot;;[.H$2];-[.H$2])" office:value-type="float" office:value="-2200" calcext:value-type="float">
            <text:p>-2200</text:p>
          </table:table-cell>
          <table:table-cell table:formula="of:=IF(AND([.$B901]=&quot;i2c&quot;;[.$C901]=0);[.$D901];[.K900])" office:value-type="float" office:value="1024" calcext:value-type="float">
            <text:p>1024</text:p>
          </table:table-cell>
          <table:table-cell table:formula="of:=IF(AND([.$B901]=&quot;i2c&quot;;[.$C901]=1);[.$D901];[.L900])" office:value-type="float" office:value="616" calcext:value-type="float">
            <text:p>616</text:p>
          </table:table-cell>
          <table:table-cell table:formula="of:=IF(AND([.$B901]=&quot;i2c&quot;;[.$C901]=2);[.$D901];[.M900])" office:value-type="float" office:value="14" calcext:value-type="float">
            <text:p>14</text:p>
          </table:table-cell>
          <table:table-cell table:formula="of:=IF(AND([.$B901]=&quot;i2c&quot;;[.$C901]=3);[.$D901];[.N900]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624128348" calcext:value-type="float">
            <text:p>162412834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table:number-columns-repeated="4"/>
          <table:table-cell table:formula="of:=([.A902]-[.A$2])/1000000" office:value-type="float" office:value="44.467879" calcext:value-type="float">
            <text:p>44.467879</text:p>
          </table:table-cell>
          <table:table-cell table:formula="of:=IF([.B902]=&quot;PC&quot;;[.H$2];-[.H$2])" office:value-type="float" office:value="-2200" calcext:value-type="float">
            <text:p>-2200</text:p>
          </table:table-cell>
          <table:table-cell table:formula="of:=IF(AND([.$B902]=&quot;i2c&quot;;[.$C902]=0);[.$D902];[.K901])" office:value-type="float" office:value="1024" calcext:value-type="float">
            <text:p>1024</text:p>
          </table:table-cell>
          <table:table-cell table:formula="of:=IF(AND([.$B902]=&quot;i2c&quot;;[.$C902]=1);[.$D902];[.L901])" office:value-type="float" office:value="646" calcext:value-type="float">
            <text:p>646</text:p>
          </table:table-cell>
          <table:table-cell table:formula="of:=IF(AND([.$B902]=&quot;i2c&quot;;[.$C902]=2);[.$D902];[.M901])" office:value-type="float" office:value="14" calcext:value-type="float">
            <text:p>14</text:p>
          </table:table-cell>
          <table:table-cell table:formula="of:=IF(AND([.$B902]=&quot;i2c&quot;;[.$C902]=3);[.$D902];[.N901]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624172706" calcext:value-type="float">
            <text:p>162417270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table:number-columns-repeated="4"/>
          <table:table-cell table:formula="of:=([.A903]-[.A$2])/1000000" office:value-type="float" office:value="44.512237" calcext:value-type="float">
            <text:p>44.512237</text:p>
          </table:table-cell>
          <table:table-cell table:formula="of:=IF([.B903]=&quot;PC&quot;;[.H$2];-[.H$2])" office:value-type="float" office:value="-2200" calcext:value-type="float">
            <text:p>-2200</text:p>
          </table:table-cell>
          <table:table-cell table:formula="of:=IF(AND([.$B903]=&quot;i2c&quot;;[.$C903]=0);[.$D903];[.K902])" office:value-type="float" office:value="1024" calcext:value-type="float">
            <text:p>1024</text:p>
          </table:table-cell>
          <table:table-cell table:formula="of:=IF(AND([.$B903]=&quot;i2c&quot;;[.$C903]=1);[.$D903];[.L902])" office:value-type="float" office:value="646" calcext:value-type="float">
            <text:p>646</text:p>
          </table:table-cell>
          <table:table-cell table:formula="of:=IF(AND([.$B903]=&quot;i2c&quot;;[.$C903]=2);[.$D903];[.M902])" office:value-type="float" office:value="14" calcext:value-type="float">
            <text:p>14</text:p>
          </table:table-cell>
          <table:table-cell table:formula="of:=IF(AND([.$B903]=&quot;i2c&quot;;[.$C903]=3);[.$D903];[.N902]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624200205" calcext:value-type="float">
            <text:p>162420020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([.A904]-[.A$2])/1000000" office:value-type="float" office:value="44.539736" calcext:value-type="float">
            <text:p>44.539736</text:p>
          </table:table-cell>
          <table:table-cell table:formula="of:=IF([.B904]=&quot;PC&quot;;[.H$2];-[.H$2])" office:value-type="float" office:value="-2200" calcext:value-type="float">
            <text:p>-2200</text:p>
          </table:table-cell>
          <table:table-cell table:formula="of:=IF(AND([.$B904]=&quot;i2c&quot;;[.$C904]=0);[.$D904];[.K903])" office:value-type="float" office:value="1024" calcext:value-type="float">
            <text:p>1024</text:p>
          </table:table-cell>
          <table:table-cell table:formula="of:=IF(AND([.$B904]=&quot;i2c&quot;;[.$C904]=1);[.$D904];[.L903])" office:value-type="float" office:value="646" calcext:value-type="float">
            <text:p>646</text:p>
          </table:table-cell>
          <table:table-cell table:formula="of:=IF(AND([.$B904]=&quot;i2c&quot;;[.$C904]=2);[.$D904];[.M903])" office:value-type="float" office:value="15" calcext:value-type="float">
            <text:p>15</text:p>
          </table:table-cell>
          <table:table-cell table:formula="of:=IF(AND([.$B904]=&quot;i2c&quot;;[.$C904]=3);[.$D904];[.N903]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624218083" calcext:value-type="float">
            <text:p>162421808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table:number-columns-repeated="4"/>
          <table:table-cell table:formula="of:=([.A905]-[.A$2])/1000000" office:value-type="float" office:value="44.557614" calcext:value-type="float">
            <text:p>44.557614</text:p>
          </table:table-cell>
          <table:table-cell table:formula="of:=IF([.B905]=&quot;PC&quot;;[.H$2];-[.H$2])" office:value-type="float" office:value="-2200" calcext:value-type="float">
            <text:p>-2200</text:p>
          </table:table-cell>
          <table:table-cell table:formula="of:=IF(AND([.$B905]=&quot;i2c&quot;;[.$C905]=0);[.$D905];[.K904])" office:value-type="float" office:value="1024" calcext:value-type="float">
            <text:p>1024</text:p>
          </table:table-cell>
          <table:table-cell table:formula="of:=IF(AND([.$B905]=&quot;i2c&quot;;[.$C905]=1);[.$D905];[.L904])" office:value-type="float" office:value="676" calcext:value-type="float">
            <text:p>676</text:p>
          </table:table-cell>
          <table:table-cell table:formula="of:=IF(AND([.$B905]=&quot;i2c&quot;;[.$C905]=2);[.$D905];[.M904])" office:value-type="float" office:value="15" calcext:value-type="float">
            <text:p>15</text:p>
          </table:table-cell>
          <table:table-cell table:formula="of:=IF(AND([.$B905]=&quot;i2c&quot;;[.$C905]=3);[.$D905];[.N904]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624262446" calcext:value-type="float">
            <text:p>162426244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table:number-columns-repeated="4"/>
          <table:table-cell table:formula="of:=([.A906]-[.A$2])/1000000" office:value-type="float" office:value="44.601977" calcext:value-type="float">
            <text:p>44.601977</text:p>
          </table:table-cell>
          <table:table-cell table:formula="of:=IF([.B906]=&quot;PC&quot;;[.H$2];-[.H$2])" office:value-type="float" office:value="-2200" calcext:value-type="float">
            <text:p>-2200</text:p>
          </table:table-cell>
          <table:table-cell table:formula="of:=IF(AND([.$B906]=&quot;i2c&quot;;[.$C906]=0);[.$D906];[.K905])" office:value-type="float" office:value="1024" calcext:value-type="float">
            <text:p>1024</text:p>
          </table:table-cell>
          <table:table-cell table:formula="of:=IF(AND([.$B906]=&quot;i2c&quot;;[.$C906]=1);[.$D906];[.L905])" office:value-type="float" office:value="676" calcext:value-type="float">
            <text:p>676</text:p>
          </table:table-cell>
          <table:table-cell table:formula="of:=IF(AND([.$B906]=&quot;i2c&quot;;[.$C906]=2);[.$D906];[.M905])" office:value-type="float" office:value="15" calcext:value-type="float">
            <text:p>15</text:p>
          </table:table-cell>
          <table:table-cell table:formula="of:=IF(AND([.$B906]=&quot;i2c&quot;;[.$C906]=3);[.$D906];[.N905]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624289951" calcext:value-type="float">
            <text:p>162428995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([.A907]-[.A$2])/1000000" office:value-type="float" office:value="44.629482" calcext:value-type="float">
            <text:p>44.629482</text:p>
          </table:table-cell>
          <table:table-cell table:formula="of:=IF([.B907]=&quot;PC&quot;;[.H$2];-[.H$2])" office:value-type="float" office:value="-2200" calcext:value-type="float">
            <text:p>-2200</text:p>
          </table:table-cell>
          <table:table-cell table:formula="of:=IF(AND([.$B907]=&quot;i2c&quot;;[.$C907]=0);[.$D907];[.K906])" office:value-type="float" office:value="1024" calcext:value-type="float">
            <text:p>1024</text:p>
          </table:table-cell>
          <table:table-cell table:formula="of:=IF(AND([.$B907]=&quot;i2c&quot;;[.$C907]=1);[.$D907];[.L906])" office:value-type="float" office:value="676" calcext:value-type="float">
            <text:p>676</text:p>
          </table:table-cell>
          <table:table-cell table:formula="of:=IF(AND([.$B907]=&quot;i2c&quot;;[.$C907]=2);[.$D907];[.M906])" office:value-type="float" office:value="16" calcext:value-type="float">
            <text:p>16</text:p>
          </table:table-cell>
          <table:table-cell table:formula="of:=IF(AND([.$B907]=&quot;i2c&quot;;[.$C907]=3);[.$D907];[.N906]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624307829" calcext:value-type="float">
            <text:p>1624307829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table:number-columns-repeated="4"/>
          <table:table-cell table:formula="of:=([.A908]-[.A$2])/1000000" office:value-type="float" office:value="44.64736" calcext:value-type="float">
            <text:p>44.64736</text:p>
          </table:table-cell>
          <table:table-cell table:formula="of:=IF([.B908]=&quot;PC&quot;;[.H$2];-[.H$2])" office:value-type="float" office:value="-2200" calcext:value-type="float">
            <text:p>-2200</text:p>
          </table:table-cell>
          <table:table-cell table:formula="of:=IF(AND([.$B908]=&quot;i2c&quot;;[.$C908]=0);[.$D908];[.K907])" office:value-type="float" office:value="1024" calcext:value-type="float">
            <text:p>1024</text:p>
          </table:table-cell>
          <table:table-cell table:formula="of:=IF(AND([.$B908]=&quot;i2c&quot;;[.$C908]=1);[.$D908];[.L907])" office:value-type="float" office:value="706" calcext:value-type="float">
            <text:p>706</text:p>
          </table:table-cell>
          <table:table-cell table:formula="of:=IF(AND([.$B908]=&quot;i2c&quot;;[.$C908]=2);[.$D908];[.M907])" office:value-type="float" office:value="16" calcext:value-type="float">
            <text:p>16</text:p>
          </table:table-cell>
          <table:table-cell table:formula="of:=IF(AND([.$B908]=&quot;i2c&quot;;[.$C908]=3);[.$D908];[.N907]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624352192" calcext:value-type="float">
            <text:p>162435219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table:number-columns-repeated="4"/>
          <table:table-cell table:formula="of:=([.A909]-[.A$2])/1000000" office:value-type="float" office:value="44.691723" calcext:value-type="float">
            <text:p>44.691723</text:p>
          </table:table-cell>
          <table:table-cell table:formula="of:=IF([.B909]=&quot;PC&quot;;[.H$2];-[.H$2])" office:value-type="float" office:value="-2200" calcext:value-type="float">
            <text:p>-2200</text:p>
          </table:table-cell>
          <table:table-cell table:formula="of:=IF(AND([.$B909]=&quot;i2c&quot;;[.$C909]=0);[.$D909];[.K908])" office:value-type="float" office:value="1024" calcext:value-type="float">
            <text:p>1024</text:p>
          </table:table-cell>
          <table:table-cell table:formula="of:=IF(AND([.$B909]=&quot;i2c&quot;;[.$C909]=1);[.$D909];[.L908])" office:value-type="float" office:value="706" calcext:value-type="float">
            <text:p>706</text:p>
          </table:table-cell>
          <table:table-cell table:formula="of:=IF(AND([.$B909]=&quot;i2c&quot;;[.$C909]=2);[.$D909];[.M908])" office:value-type="float" office:value="16" calcext:value-type="float">
            <text:p>16</text:p>
          </table:table-cell>
          <table:table-cell table:formula="of:=IF(AND([.$B909]=&quot;i2c&quot;;[.$C909]=3);[.$D909];[.N908]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624379706" calcext:value-type="float">
            <text:p>162437970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formula="of:=([.A910]-[.A$2])/1000000" office:value-type="float" office:value="44.719237" calcext:value-type="float">
            <text:p>44.719237</text:p>
          </table:table-cell>
          <table:table-cell table:formula="of:=IF([.B910]=&quot;PC&quot;;[.H$2];-[.H$2])" office:value-type="float" office:value="-2200" calcext:value-type="float">
            <text:p>-2200</text:p>
          </table:table-cell>
          <table:table-cell table:formula="of:=IF(AND([.$B910]=&quot;i2c&quot;;[.$C910]=0);[.$D910];[.K909])" office:value-type="float" office:value="1024" calcext:value-type="float">
            <text:p>1024</text:p>
          </table:table-cell>
          <table:table-cell table:formula="of:=IF(AND([.$B910]=&quot;i2c&quot;;[.$C910]=1);[.$D910];[.L909])" office:value-type="float" office:value="706" calcext:value-type="float">
            <text:p>706</text:p>
          </table:table-cell>
          <table:table-cell table:formula="of:=IF(AND([.$B910]=&quot;i2c&quot;;[.$C910]=2);[.$D910];[.M909])" office:value-type="float" office:value="46" calcext:value-type="float">
            <text:p>46</text:p>
          </table:table-cell>
          <table:table-cell table:formula="of:=IF(AND([.$B910]=&quot;i2c&quot;;[.$C910]=3);[.$D910];[.N909]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624397586" calcext:value-type="float">
            <text:p>162439758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table:number-columns-repeated="4"/>
          <table:table-cell table:formula="of:=([.A911]-[.A$2])/1000000" office:value-type="float" office:value="44.737117" calcext:value-type="float">
            <text:p>44.737117</text:p>
          </table:table-cell>
          <table:table-cell table:formula="of:=IF([.B911]=&quot;PC&quot;;[.H$2];-[.H$2])" office:value-type="float" office:value="-2200" calcext:value-type="float">
            <text:p>-2200</text:p>
          </table:table-cell>
          <table:table-cell table:formula="of:=IF(AND([.$B911]=&quot;i2c&quot;;[.$C911]=0);[.$D911];[.K910])" office:value-type="float" office:value="1024" calcext:value-type="float">
            <text:p>1024</text:p>
          </table:table-cell>
          <table:table-cell table:formula="of:=IF(AND([.$B911]=&quot;i2c&quot;;[.$C911]=1);[.$D911];[.L910])" office:value-type="float" office:value="736" calcext:value-type="float">
            <text:p>736</text:p>
          </table:table-cell>
          <table:table-cell table:formula="of:=IF(AND([.$B911]=&quot;i2c&quot;;[.$C911]=2);[.$D911];[.M910])" office:value-type="float" office:value="46" calcext:value-type="float">
            <text:p>46</text:p>
          </table:table-cell>
          <table:table-cell table:formula="of:=IF(AND([.$B911]=&quot;i2c&quot;;[.$C911]=3);[.$D911];[.N910]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624441951" calcext:value-type="float">
            <text:p>162444195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table:number-columns-repeated="4"/>
          <table:table-cell table:formula="of:=([.A912]-[.A$2])/1000000" office:value-type="float" office:value="44.781482" calcext:value-type="float">
            <text:p>44.781482</text:p>
          </table:table-cell>
          <table:table-cell table:formula="of:=IF([.B912]=&quot;PC&quot;;[.H$2];-[.H$2])" office:value-type="float" office:value="-2200" calcext:value-type="float">
            <text:p>-2200</text:p>
          </table:table-cell>
          <table:table-cell table:formula="of:=IF(AND([.$B912]=&quot;i2c&quot;;[.$C912]=0);[.$D912];[.K911])" office:value-type="float" office:value="1024" calcext:value-type="float">
            <text:p>1024</text:p>
          </table:table-cell>
          <table:table-cell table:formula="of:=IF(AND([.$B912]=&quot;i2c&quot;;[.$C912]=1);[.$D912];[.L911])" office:value-type="float" office:value="736" calcext:value-type="float">
            <text:p>736</text:p>
          </table:table-cell>
          <table:table-cell table:formula="of:=IF(AND([.$B912]=&quot;i2c&quot;;[.$C912]=2);[.$D912];[.M911])" office:value-type="float" office:value="46" calcext:value-type="float">
            <text:p>46</text:p>
          </table:table-cell>
          <table:table-cell table:formula="of:=IF(AND([.$B912]=&quot;i2c&quot;;[.$C912]=3);[.$D912];[.N911]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624469467" calcext:value-type="float">
            <text:p>162446946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([.A913]-[.A$2])/1000000" office:value-type="float" office:value="44.808998" calcext:value-type="float">
            <text:p>44.808998</text:p>
          </table:table-cell>
          <table:table-cell table:formula="of:=IF([.B913]=&quot;PC&quot;;[.H$2];-[.H$2])" office:value-type="float" office:value="-2200" calcext:value-type="float">
            <text:p>-2200</text:p>
          </table:table-cell>
          <table:table-cell table:formula="of:=IF(AND([.$B913]=&quot;i2c&quot;;[.$C913]=0);[.$D913];[.K912])" office:value-type="float" office:value="1024" calcext:value-type="float">
            <text:p>1024</text:p>
          </table:table-cell>
          <table:table-cell table:formula="of:=IF(AND([.$B913]=&quot;i2c&quot;;[.$C913]=1);[.$D913];[.L912])" office:value-type="float" office:value="736" calcext:value-type="float">
            <text:p>736</text:p>
          </table:table-cell>
          <table:table-cell table:formula="of:=IF(AND([.$B913]=&quot;i2c&quot;;[.$C913]=2);[.$D913];[.M912])" office:value-type="float" office:value="76" calcext:value-type="float">
            <text:p>76</text:p>
          </table:table-cell>
          <table:table-cell table:formula="of:=IF(AND([.$B913]=&quot;i2c&quot;;[.$C913]=3);[.$D913];[.N912]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624487345" calcext:value-type="float">
            <text:p>162448734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766" calcext:value-type="float">
            <text:p>766</text:p>
          </table:table-cell>
          <table:table-cell table:number-columns-repeated="4"/>
          <table:table-cell table:formula="of:=([.A914]-[.A$2])/1000000" office:value-type="float" office:value="44.826876" calcext:value-type="float">
            <text:p>44.826876</text:p>
          </table:table-cell>
          <table:table-cell table:formula="of:=IF([.B914]=&quot;PC&quot;;[.H$2];-[.H$2])" office:value-type="float" office:value="-2200" calcext:value-type="float">
            <text:p>-2200</text:p>
          </table:table-cell>
          <table:table-cell table:formula="of:=IF(AND([.$B914]=&quot;i2c&quot;;[.$C914]=0);[.$D914];[.K913])" office:value-type="float" office:value="1024" calcext:value-type="float">
            <text:p>1024</text:p>
          </table:table-cell>
          <table:table-cell table:formula="of:=IF(AND([.$B914]=&quot;i2c&quot;;[.$C914]=1);[.$D914];[.L913])" office:value-type="float" office:value="766" calcext:value-type="float">
            <text:p>766</text:p>
          </table:table-cell>
          <table:table-cell table:formula="of:=IF(AND([.$B914]=&quot;i2c&quot;;[.$C914]=2);[.$D914];[.M913])" office:value-type="float" office:value="76" calcext:value-type="float">
            <text:p>76</text:p>
          </table:table-cell>
          <table:table-cell table:formula="of:=IF(AND([.$B914]=&quot;i2c&quot;;[.$C914]=3);[.$D914];[.N913]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624531706" calcext:value-type="float">
            <text:p>162453170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table:formula="of:=([.A915]-[.A$2])/1000000" office:value-type="float" office:value="44.871237" calcext:value-type="float">
            <text:p>44.871237</text:p>
          </table:table-cell>
          <table:table-cell table:formula="of:=IF([.B915]=&quot;PC&quot;;[.H$2];-[.H$2])" office:value-type="float" office:value="-2200" calcext:value-type="float">
            <text:p>-2200</text:p>
          </table:table-cell>
          <table:table-cell table:formula="of:=IF(AND([.$B915]=&quot;i2c&quot;;[.$C915]=0);[.$D915];[.K914])" office:value-type="float" office:value="1024" calcext:value-type="float">
            <text:p>1024</text:p>
          </table:table-cell>
          <table:table-cell table:formula="of:=IF(AND([.$B915]=&quot;i2c&quot;;[.$C915]=1);[.$D915];[.L914])" office:value-type="float" office:value="766" calcext:value-type="float">
            <text:p>766</text:p>
          </table:table-cell>
          <table:table-cell table:formula="of:=IF(AND([.$B915]=&quot;i2c&quot;;[.$C915]=2);[.$D915];[.M914])" office:value-type="float" office:value="76" calcext:value-type="float">
            <text:p>76</text:p>
          </table:table-cell>
          <table:table-cell table:formula="of:=IF(AND([.$B915]=&quot;i2c&quot;;[.$C915]=3);[.$D915];[.N914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24559206" calcext:value-type="float">
            <text:p>162455920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formula="of:=([.A916]-[.A$2])/1000000" office:value-type="float" office:value="44.898737" calcext:value-type="float">
            <text:p>44.898737</text:p>
          </table:table-cell>
          <table:table-cell table:formula="of:=IF([.B916]=&quot;PC&quot;;[.H$2];-[.H$2])" office:value-type="float" office:value="-2200" calcext:value-type="float">
            <text:p>-2200</text:p>
          </table:table-cell>
          <table:table-cell table:formula="of:=IF(AND([.$B916]=&quot;i2c&quot;;[.$C916]=0);[.$D916];[.K915])" office:value-type="float" office:value="1024" calcext:value-type="float">
            <text:p>1024</text:p>
          </table:table-cell>
          <table:table-cell table:formula="of:=IF(AND([.$B916]=&quot;i2c&quot;;[.$C916]=1);[.$D916];[.L915])" office:value-type="float" office:value="766" calcext:value-type="float">
            <text:p>766</text:p>
          </table:table-cell>
          <table:table-cell table:formula="of:=IF(AND([.$B916]=&quot;i2c&quot;;[.$C916]=2);[.$D916];[.M915])" office:value-type="float" office:value="106" calcext:value-type="float">
            <text:p>106</text:p>
          </table:table-cell>
          <table:table-cell table:formula="of:=IF(AND([.$B916]=&quot;i2c&quot;;[.$C916]=3);[.$D916];[.N915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24577083" calcext:value-type="float">
            <text:p>162457708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table:number-columns-repeated="4"/>
          <table:table-cell table:formula="of:=([.A917]-[.A$2])/1000000" office:value-type="float" office:value="44.916614" calcext:value-type="float">
            <text:p>44.916614</text:p>
          </table:table-cell>
          <table:table-cell table:formula="of:=IF([.B917]=&quot;PC&quot;;[.H$2];-[.H$2])" office:value-type="float" office:value="-2200" calcext:value-type="float">
            <text:p>-2200</text:p>
          </table:table-cell>
          <table:table-cell table:formula="of:=IF(AND([.$B917]=&quot;i2c&quot;;[.$C917]=0);[.$D917];[.K916])" office:value-type="float" office:value="1024" calcext:value-type="float">
            <text:p>1024</text:p>
          </table:table-cell>
          <table:table-cell table:formula="of:=IF(AND([.$B917]=&quot;i2c&quot;;[.$C917]=1);[.$D917];[.L916])" office:value-type="float" office:value="796" calcext:value-type="float">
            <text:p>796</text:p>
          </table:table-cell>
          <table:table-cell table:formula="of:=IF(AND([.$B917]=&quot;i2c&quot;;[.$C917]=2);[.$D917];[.M916])" office:value-type="float" office:value="106" calcext:value-type="float">
            <text:p>106</text:p>
          </table:table-cell>
          <table:table-cell table:formula="of:=IF(AND([.$B917]=&quot;i2c&quot;;[.$C917]=3);[.$D917];[.N916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24621443" calcext:value-type="float">
            <text:p>162462144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number-columns-repeated="4"/>
          <table:table-cell table:formula="of:=([.A918]-[.A$2])/1000000" office:value-type="float" office:value="44.960974" calcext:value-type="float">
            <text:p>44.960974</text:p>
          </table:table-cell>
          <table:table-cell table:formula="of:=IF([.B918]=&quot;PC&quot;;[.H$2];-[.H$2])" office:value-type="float" office:value="-2200" calcext:value-type="float">
            <text:p>-2200</text:p>
          </table:table-cell>
          <table:table-cell table:formula="of:=IF(AND([.$B918]=&quot;i2c&quot;;[.$C918]=0);[.$D918];[.K917])" office:value-type="float" office:value="1024" calcext:value-type="float">
            <text:p>1024</text:p>
          </table:table-cell>
          <table:table-cell table:formula="of:=IF(AND([.$B918]=&quot;i2c&quot;;[.$C918]=1);[.$D918];[.L917])" office:value-type="float" office:value="796" calcext:value-type="float">
            <text:p>796</text:p>
          </table:table-cell>
          <table:table-cell table:formula="of:=IF(AND([.$B918]=&quot;i2c&quot;;[.$C918]=2);[.$D918];[.M917])" office:value-type="float" office:value="106" calcext:value-type="float">
            <text:p>106</text:p>
          </table:table-cell>
          <table:table-cell table:formula="of:=IF(AND([.$B918]=&quot;i2c&quot;;[.$C918]=3);[.$D918];[.N917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624648953" calcext:value-type="float">
            <text:p>162464895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([.A919]-[.A$2])/1000000" office:value-type="float" office:value="44.988484" calcext:value-type="float">
            <text:p>44.988484</text:p>
          </table:table-cell>
          <table:table-cell table:formula="of:=IF([.B919]=&quot;PC&quot;;[.H$2];-[.H$2])" office:value-type="float" office:value="-2200" calcext:value-type="float">
            <text:p>-2200</text:p>
          </table:table-cell>
          <table:table-cell table:formula="of:=IF(AND([.$B919]=&quot;i2c&quot;;[.$C919]=0);[.$D919];[.K918])" office:value-type="float" office:value="1024" calcext:value-type="float">
            <text:p>1024</text:p>
          </table:table-cell>
          <table:table-cell table:formula="of:=IF(AND([.$B919]=&quot;i2c&quot;;[.$C919]=1);[.$D919];[.L918])" office:value-type="float" office:value="796" calcext:value-type="float">
            <text:p>796</text:p>
          </table:table-cell>
          <table:table-cell table:formula="of:=IF(AND([.$B919]=&quot;i2c&quot;;[.$C919]=2);[.$D919];[.M918])" office:value-type="float" office:value="136" calcext:value-type="float">
            <text:p>136</text:p>
          </table:table-cell>
          <table:table-cell table:formula="of:=IF(AND([.$B919]=&quot;i2c&quot;;[.$C919]=3);[.$D919];[.N918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624666833" calcext:value-type="float">
            <text:p>162466683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table:number-columns-repeated="4"/>
          <table:table-cell table:formula="of:=([.A920]-[.A$2])/1000000" office:value-type="float" office:value="45.006364" calcext:value-type="float">
            <text:p>45.006364</text:p>
          </table:table-cell>
          <table:table-cell table:formula="of:=IF([.B920]=&quot;PC&quot;;[.H$2];-[.H$2])" office:value-type="float" office:value="-2200" calcext:value-type="float">
            <text:p>-2200</text:p>
          </table:table-cell>
          <table:table-cell table:formula="of:=IF(AND([.$B920]=&quot;i2c&quot;;[.$C920]=0);[.$D920];[.K919])" office:value-type="float" office:value="1024" calcext:value-type="float">
            <text:p>1024</text:p>
          </table:table-cell>
          <table:table-cell table:formula="of:=IF(AND([.$B920]=&quot;i2c&quot;;[.$C920]=1);[.$D920];[.L919])" office:value-type="float" office:value="826" calcext:value-type="float">
            <text:p>826</text:p>
          </table:table-cell>
          <table:table-cell table:formula="of:=IF(AND([.$B920]=&quot;i2c&quot;;[.$C920]=2);[.$D920];[.M919])" office:value-type="float" office:value="136" calcext:value-type="float">
            <text:p>136</text:p>
          </table:table-cell>
          <table:table-cell table:formula="of:=IF(AND([.$B920]=&quot;i2c&quot;;[.$C920]=3);[.$D920];[.N919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624711187" calcext:value-type="float">
            <text:p>162471118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table:number-columns-repeated="4"/>
          <table:table-cell table:formula="of:=([.A921]-[.A$2])/1000000" office:value-type="float" office:value="45.050718" calcext:value-type="float">
            <text:p>45.050718</text:p>
          </table:table-cell>
          <table:table-cell table:formula="of:=IF([.B921]=&quot;PC&quot;;[.H$2];-[.H$2])" office:value-type="float" office:value="-2200" calcext:value-type="float">
            <text:p>-2200</text:p>
          </table:table-cell>
          <table:table-cell table:formula="of:=IF(AND([.$B921]=&quot;i2c&quot;;[.$C921]=0);[.$D921];[.K920])" office:value-type="float" office:value="1024" calcext:value-type="float">
            <text:p>1024</text:p>
          </table:table-cell>
          <table:table-cell table:formula="of:=IF(AND([.$B921]=&quot;i2c&quot;;[.$C921]=1);[.$D921];[.L920])" office:value-type="float" office:value="826" calcext:value-type="float">
            <text:p>826</text:p>
          </table:table-cell>
          <table:table-cell table:formula="of:=IF(AND([.$B921]=&quot;i2c&quot;;[.$C921]=2);[.$D921];[.M920])" office:value-type="float" office:value="136" calcext:value-type="float">
            <text:p>136</text:p>
          </table:table-cell>
          <table:table-cell table:formula="of:=IF(AND([.$B921]=&quot;i2c&quot;;[.$C921]=3);[.$D921];[.N920]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624738705" calcext:value-type="float">
            <text:p>162473870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formula="of:=([.A922]-[.A$2])/1000000" office:value-type="float" office:value="45.078236" calcext:value-type="float">
            <text:p>45.078236</text:p>
          </table:table-cell>
          <table:table-cell table:formula="of:=IF([.B922]=&quot;PC&quot;;[.H$2];-[.H$2])" office:value-type="float" office:value="-2200" calcext:value-type="float">
            <text:p>-2200</text:p>
          </table:table-cell>
          <table:table-cell table:formula="of:=IF(AND([.$B922]=&quot;i2c&quot;;[.$C922]=0);[.$D922];[.K921])" office:value-type="float" office:value="1024" calcext:value-type="float">
            <text:p>1024</text:p>
          </table:table-cell>
          <table:table-cell table:formula="of:=IF(AND([.$B922]=&quot;i2c&quot;;[.$C922]=1);[.$D922];[.L921])" office:value-type="float" office:value="826" calcext:value-type="float">
            <text:p>826</text:p>
          </table:table-cell>
          <table:table-cell table:formula="of:=IF(AND([.$B922]=&quot;i2c&quot;;[.$C922]=2);[.$D922];[.M921])" office:value-type="float" office:value="166" calcext:value-type="float">
            <text:p>166</text:p>
          </table:table-cell>
          <table:table-cell table:formula="of:=IF(AND([.$B922]=&quot;i2c&quot;;[.$C922]=3);[.$D922];[.N921]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624756586" calcext:value-type="float">
            <text:p>1624756586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 table:number-columns-repeated="4"/>
          <table:table-cell table:formula="of:=([.A923]-[.A$2])/1000000" office:value-type="float" office:value="45.096117" calcext:value-type="float">
            <text:p>45.096117</text:p>
          </table:table-cell>
          <table:table-cell table:formula="of:=IF([.B923]=&quot;PC&quot;;[.H$2];-[.H$2])" office:value-type="float" office:value="-2200" calcext:value-type="float">
            <text:p>-2200</text:p>
          </table:table-cell>
          <table:table-cell table:formula="of:=IF(AND([.$B923]=&quot;i2c&quot;;[.$C923]=0);[.$D923];[.K922])" office:value-type="float" office:value="1024" calcext:value-type="float">
            <text:p>1024</text:p>
          </table:table-cell>
          <table:table-cell table:formula="of:=IF(AND([.$B923]=&quot;i2c&quot;;[.$C923]=1);[.$D923];[.L922])" office:value-type="float" office:value="856" calcext:value-type="float">
            <text:p>856</text:p>
          </table:table-cell>
          <table:table-cell table:formula="of:=IF(AND([.$B923]=&quot;i2c&quot;;[.$C923]=2);[.$D923];[.M922])" office:value-type="float" office:value="166" calcext:value-type="float">
            <text:p>166</text:p>
          </table:table-cell>
          <table:table-cell table:formula="of:=IF(AND([.$B923]=&quot;i2c&quot;;[.$C923]=3);[.$D923];[.N922]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624800942" calcext:value-type="float">
            <text:p>162480094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table:number-columns-repeated="4"/>
          <table:table-cell table:formula="of:=([.A924]-[.A$2])/1000000" office:value-type="float" office:value="45.140473" calcext:value-type="float">
            <text:p>45.140473</text:p>
          </table:table-cell>
          <table:table-cell table:formula="of:=IF([.B924]=&quot;PC&quot;;[.H$2];-[.H$2])" office:value-type="float" office:value="-2200" calcext:value-type="float">
            <text:p>-2200</text:p>
          </table:table-cell>
          <table:table-cell table:formula="of:=IF(AND([.$B924]=&quot;i2c&quot;;[.$C924]=0);[.$D924];[.K923])" office:value-type="float" office:value="1024" calcext:value-type="float">
            <text:p>1024</text:p>
          </table:table-cell>
          <table:table-cell table:formula="of:=IF(AND([.$B924]=&quot;i2c&quot;;[.$C924]=1);[.$D924];[.L923])" office:value-type="float" office:value="856" calcext:value-type="float">
            <text:p>856</text:p>
          </table:table-cell>
          <table:table-cell table:formula="of:=IF(AND([.$B924]=&quot;i2c&quot;;[.$C924]=2);[.$D924];[.M923])" office:value-type="float" office:value="166" calcext:value-type="float">
            <text:p>166</text:p>
          </table:table-cell>
          <table:table-cell table:formula="of:=IF(AND([.$B924]=&quot;i2c&quot;;[.$C924]=3);[.$D924];[.N923]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624828453" calcext:value-type="float">
            <text:p>162482845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formula="of:=([.A925]-[.A$2])/1000000" office:value-type="float" office:value="45.167984" calcext:value-type="float">
            <text:p>45.167984</text:p>
          </table:table-cell>
          <table:table-cell table:formula="of:=IF([.B925]=&quot;PC&quot;;[.H$2];-[.H$2])" office:value-type="float" office:value="-2200" calcext:value-type="float">
            <text:p>-2200</text:p>
          </table:table-cell>
          <table:table-cell table:formula="of:=IF(AND([.$B925]=&quot;i2c&quot;;[.$C925]=0);[.$D925];[.K924])" office:value-type="float" office:value="1024" calcext:value-type="float">
            <text:p>1024</text:p>
          </table:table-cell>
          <table:table-cell table:formula="of:=IF(AND([.$B925]=&quot;i2c&quot;;[.$C925]=1);[.$D925];[.L924])" office:value-type="float" office:value="856" calcext:value-type="float">
            <text:p>856</text:p>
          </table:table-cell>
          <table:table-cell table:formula="of:=IF(AND([.$B925]=&quot;i2c&quot;;[.$C925]=2);[.$D925];[.M924])" office:value-type="float" office:value="196" calcext:value-type="float">
            <text:p>196</text:p>
          </table:table-cell>
          <table:table-cell table:formula="of:=IF(AND([.$B925]=&quot;i2c&quot;;[.$C925]=3);[.$D925];[.N924]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624846335" calcext:value-type="float">
            <text:p>1624846335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886" calcext:value-type="float">
            <text:p>886</text:p>
          </table:table-cell>
          <table:table-cell table:number-columns-repeated="4"/>
          <table:table-cell table:formula="of:=([.A926]-[.A$2])/1000000" office:value-type="float" office:value="45.185866" calcext:value-type="float">
            <text:p>45.185866</text:p>
          </table:table-cell>
          <table:table-cell table:formula="of:=IF([.B926]=&quot;PC&quot;;[.H$2];-[.H$2])" office:value-type="float" office:value="-2200" calcext:value-type="float">
            <text:p>-2200</text:p>
          </table:table-cell>
          <table:table-cell table:formula="of:=IF(AND([.$B926]=&quot;i2c&quot;;[.$C926]=0);[.$D926];[.K925])" office:value-type="float" office:value="1024" calcext:value-type="float">
            <text:p>1024</text:p>
          </table:table-cell>
          <table:table-cell table:formula="of:=IF(AND([.$B926]=&quot;i2c&quot;;[.$C926]=1);[.$D926];[.L925])" office:value-type="float" office:value="886" calcext:value-type="float">
            <text:p>886</text:p>
          </table:table-cell>
          <table:table-cell table:formula="of:=IF(AND([.$B926]=&quot;i2c&quot;;[.$C926]=2);[.$D926];[.M925])" office:value-type="float" office:value="196" calcext:value-type="float">
            <text:p>196</text:p>
          </table:table-cell>
          <table:table-cell table:formula="of:=IF(AND([.$B926]=&quot;i2c&quot;;[.$C926]=3);[.$D926];[.N925]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624890695" calcext:value-type="float">
            <text:p>162489069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table:number-columns-repeated="4"/>
          <table:table-cell table:formula="of:=([.A927]-[.A$2])/1000000" office:value-type="float" office:value="45.230226" calcext:value-type="float">
            <text:p>45.230226</text:p>
          </table:table-cell>
          <table:table-cell table:formula="of:=IF([.B927]=&quot;PC&quot;;[.H$2];-[.H$2])" office:value-type="float" office:value="-2200" calcext:value-type="float">
            <text:p>-2200</text:p>
          </table:table-cell>
          <table:table-cell table:formula="of:=IF(AND([.$B927]=&quot;i2c&quot;;[.$C927]=0);[.$D927];[.K926])" office:value-type="float" office:value="1024" calcext:value-type="float">
            <text:p>1024</text:p>
          </table:table-cell>
          <table:table-cell table:formula="of:=IF(AND([.$B927]=&quot;i2c&quot;;[.$C927]=1);[.$D927];[.L926])" office:value-type="float" office:value="886" calcext:value-type="float">
            <text:p>886</text:p>
          </table:table-cell>
          <table:table-cell table:formula="of:=IF(AND([.$B927]=&quot;i2c&quot;;[.$C927]=2);[.$D927];[.M926])" office:value-type="float" office:value="196" calcext:value-type="float">
            <text:p>196</text:p>
          </table:table-cell>
          <table:table-cell table:formula="of:=IF(AND([.$B927]=&quot;i2c&quot;;[.$C927]=3);[.$D927];[.N926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624918192" calcext:value-type="float">
            <text:p>162491819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table:number-columns-repeated="4"/>
          <table:table-cell table:formula="of:=([.A928]-[.A$2])/1000000" office:value-type="float" office:value="45.257723" calcext:value-type="float">
            <text:p>45.257723</text:p>
          </table:table-cell>
          <table:table-cell table:formula="of:=IF([.B928]=&quot;PC&quot;;[.H$2];-[.H$2])" office:value-type="float" office:value="-2200" calcext:value-type="float">
            <text:p>-2200</text:p>
          </table:table-cell>
          <table:table-cell table:formula="of:=IF(AND([.$B928]=&quot;i2c&quot;;[.$C928]=0);[.$D928];[.K927])" office:value-type="float" office:value="1024" calcext:value-type="float">
            <text:p>1024</text:p>
          </table:table-cell>
          <table:table-cell table:formula="of:=IF(AND([.$B928]=&quot;i2c&quot;;[.$C928]=1);[.$D928];[.L927])" office:value-type="float" office:value="886" calcext:value-type="float">
            <text:p>886</text:p>
          </table:table-cell>
          <table:table-cell table:formula="of:=IF(AND([.$B928]=&quot;i2c&quot;;[.$C928]=2);[.$D928];[.M927])" office:value-type="float" office:value="226" calcext:value-type="float">
            <text:p>226</text:p>
          </table:table-cell>
          <table:table-cell table:formula="of:=IF(AND([.$B928]=&quot;i2c&quot;;[.$C928]=3);[.$D928];[.N927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624936083" calcext:value-type="float">
            <text:p>1624936083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table:number-columns-repeated="4"/>
          <table:table-cell table:formula="of:=([.A929]-[.A$2])/1000000" office:value-type="float" office:value="45.275614" calcext:value-type="float">
            <text:p>45.275614</text:p>
          </table:table-cell>
          <table:table-cell table:formula="of:=IF([.B929]=&quot;PC&quot;;[.H$2];-[.H$2])" office:value-type="float" office:value="-2200" calcext:value-type="float">
            <text:p>-2200</text:p>
          </table:table-cell>
          <table:table-cell table:formula="of:=IF(AND([.$B929]=&quot;i2c&quot;;[.$C929]=0);[.$D929];[.K928])" office:value-type="float" office:value="1024" calcext:value-type="float">
            <text:p>1024</text:p>
          </table:table-cell>
          <table:table-cell table:formula="of:=IF(AND([.$B929]=&quot;i2c&quot;;[.$C929]=1);[.$D929];[.L928])" office:value-type="float" office:value="916" calcext:value-type="float">
            <text:p>916</text:p>
          </table:table-cell>
          <table:table-cell table:formula="of:=IF(AND([.$B929]=&quot;i2c&quot;;[.$C929]=2);[.$D929];[.M928])" office:value-type="float" office:value="226" calcext:value-type="float">
            <text:p>226</text:p>
          </table:table-cell>
          <table:table-cell table:formula="of:=IF(AND([.$B929]=&quot;i2c&quot;;[.$C929]=3);[.$D929];[.N928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624980425" calcext:value-type="float">
            <text:p>162498042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number-columns-repeated="4"/>
          <table:table-cell table:formula="of:=([.A930]-[.A$2])/1000000" office:value-type="float" office:value="45.319956" calcext:value-type="float">
            <text:p>45.319956</text:p>
          </table:table-cell>
          <table:table-cell table:formula="of:=IF([.B930]=&quot;PC&quot;;[.H$2];-[.H$2])" office:value-type="float" office:value="-2200" calcext:value-type="float">
            <text:p>-2200</text:p>
          </table:table-cell>
          <table:table-cell table:formula="of:=IF(AND([.$B930]=&quot;i2c&quot;;[.$C930]=0);[.$D930];[.K929])" office:value-type="float" office:value="1024" calcext:value-type="float">
            <text:p>1024</text:p>
          </table:table-cell>
          <table:table-cell table:formula="of:=IF(AND([.$B930]=&quot;i2c&quot;;[.$C930]=1);[.$D930];[.L929])" office:value-type="float" office:value="916" calcext:value-type="float">
            <text:p>916</text:p>
          </table:table-cell>
          <table:table-cell table:formula="of:=IF(AND([.$B930]=&quot;i2c&quot;;[.$C930]=2);[.$D930];[.M929])" office:value-type="float" office:value="226" calcext:value-type="float">
            <text:p>226</text:p>
          </table:table-cell>
          <table:table-cell table:formula="of:=IF(AND([.$B930]=&quot;i2c&quot;;[.$C930]=3);[.$D930];[.N929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625007931" calcext:value-type="float">
            <text:p>162500793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([.A931]-[.A$2])/1000000" office:value-type="float" office:value="45.347462" calcext:value-type="float">
            <text:p>45.347462</text:p>
          </table:table-cell>
          <table:table-cell table:formula="of:=IF([.B931]=&quot;PC&quot;;[.H$2];-[.H$2])" office:value-type="float" office:value="-2200" calcext:value-type="float">
            <text:p>-2200</text:p>
          </table:table-cell>
          <table:table-cell table:formula="of:=IF(AND([.$B931]=&quot;i2c&quot;;[.$C931]=0);[.$D931];[.K930])" office:value-type="float" office:value="1024" calcext:value-type="float">
            <text:p>1024</text:p>
          </table:table-cell>
          <table:table-cell table:formula="of:=IF(AND([.$B931]=&quot;i2c&quot;;[.$C931]=1);[.$D931];[.L930])" office:value-type="float" office:value="916" calcext:value-type="float">
            <text:p>916</text:p>
          </table:table-cell>
          <table:table-cell table:formula="of:=IF(AND([.$B931]=&quot;i2c&quot;;[.$C931]=2);[.$D931];[.M930])" office:value-type="float" office:value="256" calcext:value-type="float">
            <text:p>256</text:p>
          </table:table-cell>
          <table:table-cell table:formula="of:=IF(AND([.$B931]=&quot;i2c&quot;;[.$C931]=3);[.$D931];[.N930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625025808" calcext:value-type="float">
            <text:p>1625025808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  <table:table-cell table:number-columns-repeated="4"/>
          <table:table-cell table:formula="of:=([.A932]-[.A$2])/1000000" office:value-type="float" office:value="45.365339" calcext:value-type="float">
            <text:p>45.365339</text:p>
          </table:table-cell>
          <table:table-cell table:formula="of:=IF([.B932]=&quot;PC&quot;;[.H$2];-[.H$2])" office:value-type="float" office:value="-2200" calcext:value-type="float">
            <text:p>-2200</text:p>
          </table:table-cell>
          <table:table-cell table:formula="of:=IF(AND([.$B932]=&quot;i2c&quot;;[.$C932]=0);[.$D932];[.K931])" office:value-type="float" office:value="1024" calcext:value-type="float">
            <text:p>1024</text:p>
          </table:table-cell>
          <table:table-cell table:formula="of:=IF(AND([.$B932]=&quot;i2c&quot;;[.$C932]=1);[.$D932];[.L931])" office:value-type="float" office:value="946" calcext:value-type="float">
            <text:p>946</text:p>
          </table:table-cell>
          <table:table-cell table:formula="of:=IF(AND([.$B932]=&quot;i2c&quot;;[.$C932]=2);[.$D932];[.M931])" office:value-type="float" office:value="256" calcext:value-type="float">
            <text:p>256</text:p>
          </table:table-cell>
          <table:table-cell table:formula="of:=IF(AND([.$B932]=&quot;i2c&quot;;[.$C932]=3);[.$D932];[.N931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625070174" calcext:value-type="float">
            <text:p>162507017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4"/>
          <table:table-cell table:formula="of:=([.A933]-[.A$2])/1000000" office:value-type="float" office:value="45.409705" calcext:value-type="float">
            <text:p>45.409705</text:p>
          </table:table-cell>
          <table:table-cell table:formula="of:=IF([.B933]=&quot;PC&quot;;[.H$2];-[.H$2])" office:value-type="float" office:value="-2200" calcext:value-type="float">
            <text:p>-2200</text:p>
          </table:table-cell>
          <table:table-cell table:formula="of:=IF(AND([.$B933]=&quot;i2c&quot;;[.$C933]=0);[.$D933];[.K932])" office:value-type="float" office:value="1024" calcext:value-type="float">
            <text:p>1024</text:p>
          </table:table-cell>
          <table:table-cell table:formula="of:=IF(AND([.$B933]=&quot;i2c&quot;;[.$C933]=1);[.$D933];[.L932])" office:value-type="float" office:value="946" calcext:value-type="float">
            <text:p>946</text:p>
          </table:table-cell>
          <table:table-cell table:formula="of:=IF(AND([.$B933]=&quot;i2c&quot;;[.$C933]=2);[.$D933];[.M932])" office:value-type="float" office:value="256" calcext:value-type="float">
            <text:p>256</text:p>
          </table:table-cell>
          <table:table-cell table:formula="of:=IF(AND([.$B933]=&quot;i2c&quot;;[.$C933]=3);[.$D933];[.N932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25097692" calcext:value-type="float">
            <text:p>162509769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table:number-columns-repeated="4"/>
          <table:table-cell table:formula="of:=([.A934]-[.A$2])/1000000" office:value-type="float" office:value="45.437223" calcext:value-type="float">
            <text:p>45.437223</text:p>
          </table:table-cell>
          <table:table-cell table:formula="of:=IF([.B934]=&quot;PC&quot;;[.H$2];-[.H$2])" office:value-type="float" office:value="-2200" calcext:value-type="float">
            <text:p>-2200</text:p>
          </table:table-cell>
          <table:table-cell table:formula="of:=IF(AND([.$B934]=&quot;i2c&quot;;[.$C934]=0);[.$D934];[.K933])" office:value-type="float" office:value="1024" calcext:value-type="float">
            <text:p>1024</text:p>
          </table:table-cell>
          <table:table-cell table:formula="of:=IF(AND([.$B934]=&quot;i2c&quot;;[.$C934]=1);[.$D934];[.L933])" office:value-type="float" office:value="946" calcext:value-type="float">
            <text:p>946</text:p>
          </table:table-cell>
          <table:table-cell table:formula="of:=IF(AND([.$B934]=&quot;i2c&quot;;[.$C934]=2);[.$D934];[.M933])" office:value-type="float" office:value="286" calcext:value-type="float">
            <text:p>286</text:p>
          </table:table-cell>
          <table:table-cell table:formula="of:=IF(AND([.$B934]=&quot;i2c&quot;;[.$C934]=3);[.$D934];[.N933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25115567" calcext:value-type="float">
            <text:p>1625115567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table:number-columns-repeated="4"/>
          <table:table-cell table:formula="of:=([.A935]-[.A$2])/1000000" office:value-type="float" office:value="45.455098" calcext:value-type="float">
            <text:p>45.455098</text:p>
          </table:table-cell>
          <table:table-cell table:formula="of:=IF([.B935]=&quot;PC&quot;;[.H$2];-[.H$2])" office:value-type="float" office:value="-2200" calcext:value-type="float">
            <text:p>-2200</text:p>
          </table:table-cell>
          <table:table-cell table:formula="of:=IF(AND([.$B935]=&quot;i2c&quot;;[.$C935]=0);[.$D935];[.K934])" office:value-type="float" office:value="1024" calcext:value-type="float">
            <text:p>1024</text:p>
          </table:table-cell>
          <table:table-cell table:formula="of:=IF(AND([.$B935]=&quot;i2c&quot;;[.$C935]=1);[.$D935];[.L934])" office:value-type="float" office:value="976" calcext:value-type="float">
            <text:p>976</text:p>
          </table:table-cell>
          <table:table-cell table:formula="of:=IF(AND([.$B935]=&quot;i2c&quot;;[.$C935]=2);[.$D935];[.M934])" office:value-type="float" office:value="286" calcext:value-type="float">
            <text:p>286</text:p>
          </table:table-cell>
          <table:table-cell table:formula="of:=IF(AND([.$B935]=&quot;i2c&quot;;[.$C935]=3);[.$D935];[.N93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25159928" calcext:value-type="float">
            <text:p>162515992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"/>
          <table:table-cell table:formula="of:=([.A936]-[.A$2])/1000000" office:value-type="float" office:value="45.499459" calcext:value-type="float">
            <text:p>45.499459</text:p>
          </table:table-cell>
          <table:table-cell table:formula="of:=IF([.B936]=&quot;PC&quot;;[.H$2];-[.H$2])" office:value-type="float" office:value="-2200" calcext:value-type="float">
            <text:p>-2200</text:p>
          </table:table-cell>
          <table:table-cell table:formula="of:=IF(AND([.$B936]=&quot;i2c&quot;;[.$C936]=0);[.$D936];[.K935])" office:value-type="float" office:value="1024" calcext:value-type="float">
            <text:p>1024</text:p>
          </table:table-cell>
          <table:table-cell table:formula="of:=IF(AND([.$B936]=&quot;i2c&quot;;[.$C936]=1);[.$D936];[.L935])" office:value-type="float" office:value="976" calcext:value-type="float">
            <text:p>976</text:p>
          </table:table-cell>
          <table:table-cell table:formula="of:=IF(AND([.$B936]=&quot;i2c&quot;;[.$C936]=2);[.$D936];[.M935])" office:value-type="float" office:value="286" calcext:value-type="float">
            <text:p>286</text:p>
          </table:table-cell>
          <table:table-cell table:formula="of:=IF(AND([.$B936]=&quot;i2c&quot;;[.$C936]=3);[.$D936];[.N935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625187440" calcext:value-type="float">
            <text:p>162518744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table:number-columns-repeated="4"/>
          <table:table-cell table:formula="of:=([.A937]-[.A$2])/1000000" office:value-type="float" office:value="45.526971" calcext:value-type="float">
            <text:p>45.526971</text:p>
          </table:table-cell>
          <table:table-cell table:formula="of:=IF([.B937]=&quot;PC&quot;;[.H$2];-[.H$2])" office:value-type="float" office:value="-2200" calcext:value-type="float">
            <text:p>-2200</text:p>
          </table:table-cell>
          <table:table-cell table:formula="of:=IF(AND([.$B937]=&quot;i2c&quot;;[.$C937]=0);[.$D937];[.K936])" office:value-type="float" office:value="1024" calcext:value-type="float">
            <text:p>1024</text:p>
          </table:table-cell>
          <table:table-cell table:formula="of:=IF(AND([.$B937]=&quot;i2c&quot;;[.$C937]=1);[.$D937];[.L936])" office:value-type="float" office:value="976" calcext:value-type="float">
            <text:p>976</text:p>
          </table:table-cell>
          <table:table-cell table:formula="of:=IF(AND([.$B937]=&quot;i2c&quot;;[.$C937]=2);[.$D937];[.M936])" office:value-type="float" office:value="316" calcext:value-type="float">
            <text:p>316</text:p>
          </table:table-cell>
          <table:table-cell table:formula="of:=IF(AND([.$B937]=&quot;i2c&quot;;[.$C937]=3);[.$D937];[.N936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625205330" calcext:value-type="float">
            <text:p>162520533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table:number-columns-repeated="4"/>
          <table:table-cell table:formula="of:=([.A938]-[.A$2])/1000000" office:value-type="float" office:value="45.544861" calcext:value-type="float">
            <text:p>45.544861</text:p>
          </table:table-cell>
          <table:table-cell table:formula="of:=IF([.B938]=&quot;PC&quot;;[.H$2];-[.H$2])" office:value-type="float" office:value="-2200" calcext:value-type="float">
            <text:p>-2200</text:p>
          </table:table-cell>
          <table:table-cell table:formula="of:=IF(AND([.$B938]=&quot;i2c&quot;;[.$C938]=0);[.$D938];[.K937])" office:value-type="float" office:value="1024" calcext:value-type="float">
            <text:p>1024</text:p>
          </table:table-cell>
          <table:table-cell table:formula="of:=IF(AND([.$B938]=&quot;i2c&quot;;[.$C938]=1);[.$D938];[.L937])" office:value-type="float" office:value="1006" calcext:value-type="float">
            <text:p>1006</text:p>
          </table:table-cell>
          <table:table-cell table:formula="of:=IF(AND([.$B938]=&quot;i2c&quot;;[.$C938]=2);[.$D938];[.M937])" office:value-type="float" office:value="316" calcext:value-type="float">
            <text:p>316</text:p>
          </table:table-cell>
          <table:table-cell table:formula="of:=IF(AND([.$B938]=&quot;i2c&quot;;[.$C938]=3);[.$D938];[.N937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625249691" calcext:value-type="float">
            <text:p>162524969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4"/>
          <table:table-cell table:formula="of:=([.A939]-[.A$2])/1000000" office:value-type="float" office:value="45.589222" calcext:value-type="float">
            <text:p>45.589222</text:p>
          </table:table-cell>
          <table:table-cell table:formula="of:=IF([.B939]=&quot;PC&quot;;[.H$2];-[.H$2])" office:value-type="float" office:value="-2200" calcext:value-type="float">
            <text:p>-2200</text:p>
          </table:table-cell>
          <table:table-cell table:formula="of:=IF(AND([.$B939]=&quot;i2c&quot;;[.$C939]=0);[.$D939];[.K938])" office:value-type="float" office:value="1024" calcext:value-type="float">
            <text:p>1024</text:p>
          </table:table-cell>
          <table:table-cell table:formula="of:=IF(AND([.$B939]=&quot;i2c&quot;;[.$C939]=1);[.$D939];[.L938])" office:value-type="float" office:value="1006" calcext:value-type="float">
            <text:p>1006</text:p>
          </table:table-cell>
          <table:table-cell table:formula="of:=IF(AND([.$B939]=&quot;i2c&quot;;[.$C939]=2);[.$D939];[.M938])" office:value-type="float" office:value="316" calcext:value-type="float">
            <text:p>316</text:p>
          </table:table-cell>
          <table:table-cell table:formula="of:=IF(AND([.$B939]=&quot;i2c&quot;;[.$C939]=3);[.$D939];[.N938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25277191" calcext:value-type="float">
            <text:p>162527719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table:number-columns-repeated="4"/>
          <table:table-cell table:formula="of:=([.A940]-[.A$2])/1000000" office:value-type="float" office:value="45.616722" calcext:value-type="float">
            <text:p>45.616722</text:p>
          </table:table-cell>
          <table:table-cell table:formula="of:=IF([.B940]=&quot;PC&quot;;[.H$2];-[.H$2])" office:value-type="float" office:value="-2200" calcext:value-type="float">
            <text:p>-2200</text:p>
          </table:table-cell>
          <table:table-cell table:formula="of:=IF(AND([.$B940]=&quot;i2c&quot;;[.$C940]=0);[.$D940];[.K939])" office:value-type="float" office:value="1024" calcext:value-type="float">
            <text:p>1024</text:p>
          </table:table-cell>
          <table:table-cell table:formula="of:=IF(AND([.$B940]=&quot;i2c&quot;;[.$C940]=1);[.$D940];[.L939])" office:value-type="float" office:value="1006" calcext:value-type="float">
            <text:p>1006</text:p>
          </table:table-cell>
          <table:table-cell table:formula="of:=IF(AND([.$B940]=&quot;i2c&quot;;[.$C940]=2);[.$D940];[.M939])" office:value-type="float" office:value="346" calcext:value-type="float">
            <text:p>346</text:p>
          </table:table-cell>
          <table:table-cell table:formula="of:=IF(AND([.$B940]=&quot;i2c&quot;;[.$C940]=3);[.$D940];[.N939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25295072" calcext:value-type="float">
            <text:p>162529507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([.A941]-[.A$2])/1000000" office:value-type="float" office:value="45.634603" calcext:value-type="float">
            <text:p>45.634603</text:p>
          </table:table-cell>
          <table:table-cell table:formula="of:=IF([.B941]=&quot;PC&quot;;[.H$2];-[.H$2])" office:value-type="float" office:value="-2200" calcext:value-type="float">
            <text:p>-2200</text:p>
          </table:table-cell>
          <table:table-cell table:formula="of:=IF(AND([.$B941]=&quot;i2c&quot;;[.$C941]=0);[.$D941];[.K940])" office:value-type="float" office:value="1024" calcext:value-type="float">
            <text:p>1024</text:p>
          </table:table-cell>
          <table:table-cell table:formula="of:=IF(AND([.$B941]=&quot;i2c&quot;;[.$C941]=1);[.$D941];[.L940])" office:value-type="float" office:value="1024" calcext:value-type="float">
            <text:p>1024</text:p>
          </table:table-cell>
          <table:table-cell table:formula="of:=IF(AND([.$B941]=&quot;i2c&quot;;[.$C941]=2);[.$D941];[.M940])" office:value-type="float" office:value="346" calcext:value-type="float">
            <text:p>346</text:p>
          </table:table-cell>
          <table:table-cell table:formula="of:=IF(AND([.$B941]=&quot;i2c&quot;;[.$C941]=3);[.$D941];[.N940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25339421" calcext:value-type="float">
            <text:p>162533942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formula="of:=([.A942]-[.A$2])/1000000" office:value-type="float" office:value="45.678952" calcext:value-type="float">
            <text:p>45.678952</text:p>
          </table:table-cell>
          <table:table-cell table:formula="of:=IF([.B942]=&quot;PC&quot;;[.H$2];-[.H$2])" office:value-type="float" office:value="-2200" calcext:value-type="float">
            <text:p>-2200</text:p>
          </table:table-cell>
          <table:table-cell table:formula="of:=IF(AND([.$B942]=&quot;i2c&quot;;[.$C942]=0);[.$D942];[.K941])" office:value-type="float" office:value="1024" calcext:value-type="float">
            <text:p>1024</text:p>
          </table:table-cell>
          <table:table-cell table:formula="of:=IF(AND([.$B942]=&quot;i2c&quot;;[.$C942]=1);[.$D942];[.L941])" office:value-type="float" office:value="1024" calcext:value-type="float">
            <text:p>1024</text:p>
          </table:table-cell>
          <table:table-cell table:formula="of:=IF(AND([.$B942]=&quot;i2c&quot;;[.$C942]=2);[.$D942];[.M941])" office:value-type="float" office:value="346" calcext:value-type="float">
            <text:p>346</text:p>
          </table:table-cell>
          <table:table-cell table:formula="of:=IF(AND([.$B942]=&quot;i2c&quot;;[.$C942]=3);[.$D942];[.N941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25366928" calcext:value-type="float">
            <text:p>162536692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376" calcext:value-type="float">
            <text:p>376</text:p>
          </table:table-cell>
          <table:table-cell table:number-columns-repeated="4"/>
          <table:table-cell table:formula="of:=([.A943]-[.A$2])/1000000" office:value-type="float" office:value="45.706459" calcext:value-type="float">
            <text:p>45.706459</text:p>
          </table:table-cell>
          <table:table-cell table:formula="of:=IF([.B943]=&quot;PC&quot;;[.H$2];-[.H$2])" office:value-type="float" office:value="-2200" calcext:value-type="float">
            <text:p>-2200</text:p>
          </table:table-cell>
          <table:table-cell table:formula="of:=IF(AND([.$B943]=&quot;i2c&quot;;[.$C943]=0);[.$D943];[.K942])" office:value-type="float" office:value="1024" calcext:value-type="float">
            <text:p>1024</text:p>
          </table:table-cell>
          <table:table-cell table:formula="of:=IF(AND([.$B943]=&quot;i2c&quot;;[.$C943]=1);[.$D943];[.L942])" office:value-type="float" office:value="1024" calcext:value-type="float">
            <text:p>1024</text:p>
          </table:table-cell>
          <table:table-cell table:formula="of:=IF(AND([.$B943]=&quot;i2c&quot;;[.$C943]=2);[.$D943];[.M942])" office:value-type="float" office:value="376" calcext:value-type="float">
            <text:p>376</text:p>
          </table:table-cell>
          <table:table-cell table:formula="of:=IF(AND([.$B943]=&quot;i2c&quot;;[.$C943]=3);[.$D943];[.N942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25428139" calcext:value-type="float">
            <text:p>162542813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([.A944]-[.A$2])/1000000" office:value-type="float" office:value="45.76767" calcext:value-type="float">
            <text:p>45.76767</text:p>
          </table:table-cell>
          <table:table-cell table:formula="of:=IF([.B944]=&quot;PC&quot;;[.H$2];-[.H$2])" office:value-type="float" office:value="-2200" calcext:value-type="float">
            <text:p>-2200</text:p>
          </table:table-cell>
          <table:table-cell table:formula="of:=IF(AND([.$B944]=&quot;i2c&quot;;[.$C944]=0);[.$D944];[.K943])" office:value-type="float" office:value="1024" calcext:value-type="float">
            <text:p>1024</text:p>
          </table:table-cell>
          <table:table-cell table:formula="of:=IF(AND([.$B944]=&quot;i2c&quot;;[.$C944]=1);[.$D944];[.L943])" office:value-type="float" office:value="1024" calcext:value-type="float">
            <text:p>1024</text:p>
          </table:table-cell>
          <table:table-cell table:formula="of:=IF(AND([.$B944]=&quot;i2c&quot;;[.$C944]=2);[.$D944];[.M943])" office:value-type="float" office:value="376" calcext:value-type="float">
            <text:p>376</text:p>
          </table:table-cell>
          <table:table-cell table:formula="of:=IF(AND([.$B944]=&quot;i2c&quot;;[.$C944]=3);[.$D944];[.N9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455652" calcext:value-type="float">
            <text:p>162545565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table:number-columns-repeated="4"/>
          <table:table-cell table:formula="of:=([.A945]-[.A$2])/1000000" office:value-type="float" office:value="45.795183" calcext:value-type="float">
            <text:p>45.795183</text:p>
          </table:table-cell>
          <table:table-cell table:formula="of:=IF([.B945]=&quot;PC&quot;;[.H$2];-[.H$2])" office:value-type="float" office:value="-2200" calcext:value-type="float">
            <text:p>-2200</text:p>
          </table:table-cell>
          <table:table-cell table:formula="of:=IF(AND([.$B945]=&quot;i2c&quot;;[.$C945]=0);[.$D945];[.K944])" office:value-type="float" office:value="1024" calcext:value-type="float">
            <text:p>1024</text:p>
          </table:table-cell>
          <table:table-cell table:formula="of:=IF(AND([.$B945]=&quot;i2c&quot;;[.$C945]=1);[.$D945];[.L944])" office:value-type="float" office:value="1024" calcext:value-type="float">
            <text:p>1024</text:p>
          </table:table-cell>
          <table:table-cell table:formula="of:=IF(AND([.$B945]=&quot;i2c&quot;;[.$C945]=2);[.$D945];[.M944])" office:value-type="float" office:value="406" calcext:value-type="float">
            <text:p>406</text:p>
          </table:table-cell>
          <table:table-cell table:formula="of:=IF(AND([.$B945]=&quot;i2c&quot;;[.$C945]=3);[.$D945];[.N9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516855" calcext:value-type="float">
            <text:p>162551685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([.A946]-[.A$2])/1000000" office:value-type="float" office:value="45.856386" calcext:value-type="float">
            <text:p>45.856386</text:p>
          </table:table-cell>
          <table:table-cell table:formula="of:=IF([.B946]=&quot;PC&quot;;[.H$2];-[.H$2])" office:value-type="float" office:value="-2200" calcext:value-type="float">
            <text:p>-2200</text:p>
          </table:table-cell>
          <table:table-cell table:formula="of:=IF(AND([.$B946]=&quot;i2c&quot;;[.$C946]=0);[.$D946];[.K945])" office:value-type="float" office:value="1024" calcext:value-type="float">
            <text:p>1024</text:p>
          </table:table-cell>
          <table:table-cell table:formula="of:=IF(AND([.$B946]=&quot;i2c&quot;;[.$C946]=1);[.$D946];[.L945])" office:value-type="float" office:value="1024" calcext:value-type="float">
            <text:p>1024</text:p>
          </table:table-cell>
          <table:table-cell table:formula="of:=IF(AND([.$B946]=&quot;i2c&quot;;[.$C946]=2);[.$D946];[.M945])" office:value-type="float" office:value="406" calcext:value-type="float">
            <text:p>406</text:p>
          </table:table-cell>
          <table:table-cell table:formula="of:=IF(AND([.$B946]=&quot;i2c&quot;;[.$C946]=3);[.$D946];[.N9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5544367" calcext:value-type="float">
            <text:p>1625544367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table:number-columns-repeated="4"/>
          <table:table-cell table:formula="of:=([.A947]-[.A$2])/1000000" office:value-type="float" office:value="45.883898" calcext:value-type="float">
            <text:p>45.883898</text:p>
          </table:table-cell>
          <table:table-cell table:formula="of:=IF([.B947]=&quot;PC&quot;;[.H$2];-[.H$2])" office:value-type="float" office:value="-2200" calcext:value-type="float">
            <text:p>-2200</text:p>
          </table:table-cell>
          <table:table-cell table:formula="of:=IF(AND([.$B947]=&quot;i2c&quot;;[.$C947]=0);[.$D947];[.K946])" office:value-type="float" office:value="1024" calcext:value-type="float">
            <text:p>1024</text:p>
          </table:table-cell>
          <table:table-cell table:formula="of:=IF(AND([.$B947]=&quot;i2c&quot;;[.$C947]=1);[.$D947];[.L946])" office:value-type="float" office:value="1024" calcext:value-type="float">
            <text:p>1024</text:p>
          </table:table-cell>
          <table:table-cell table:formula="of:=IF(AND([.$B947]=&quot;i2c&quot;;[.$C947]=2);[.$D947];[.M946])" office:value-type="float" office:value="436" calcext:value-type="float">
            <text:p>436</text:p>
          </table:table-cell>
          <table:table-cell table:formula="of:=IF(AND([.$B947]=&quot;i2c&quot;;[.$C947]=3);[.$D947];[.N9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5605567" calcext:value-type="float">
            <text:p>162560556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([.A948]-[.A$2])/1000000" office:value-type="float" office:value="45.945098" calcext:value-type="float">
            <text:p>45.945098</text:p>
          </table:table-cell>
          <table:table-cell table:formula="of:=IF([.B948]=&quot;PC&quot;;[.H$2];-[.H$2])" office:value-type="float" office:value="-2200" calcext:value-type="float">
            <text:p>-2200</text:p>
          </table:table-cell>
          <table:table-cell table:formula="of:=IF(AND([.$B948]=&quot;i2c&quot;;[.$C948]=0);[.$D948];[.K947])" office:value-type="float" office:value="1024" calcext:value-type="float">
            <text:p>1024</text:p>
          </table:table-cell>
          <table:table-cell table:formula="of:=IF(AND([.$B948]=&quot;i2c&quot;;[.$C948]=1);[.$D948];[.L947])" office:value-type="float" office:value="1024" calcext:value-type="float">
            <text:p>1024</text:p>
          </table:table-cell>
          <table:table-cell table:formula="of:=IF(AND([.$B948]=&quot;i2c&quot;;[.$C948]=2);[.$D948];[.M947])" office:value-type="float" office:value="436" calcext:value-type="float">
            <text:p>436</text:p>
          </table:table-cell>
          <table:table-cell table:formula="of:=IF(AND([.$B948]=&quot;i2c&quot;;[.$C948]=3);[.$D948];[.N94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5633066" calcext:value-type="float">
            <text:p>162563306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466" calcext:value-type="float">
            <text:p>466</text:p>
          </table:table-cell>
          <table:table-cell table:number-columns-repeated="4"/>
          <table:table-cell table:formula="of:=([.A949]-[.A$2])/1000000" office:value-type="float" office:value="45.972597" calcext:value-type="float">
            <text:p>45.972597</text:p>
          </table:table-cell>
          <table:table-cell table:formula="of:=IF([.B949]=&quot;PC&quot;;[.H$2];-[.H$2])" office:value-type="float" office:value="-2200" calcext:value-type="float">
            <text:p>-2200</text:p>
          </table:table-cell>
          <table:table-cell table:formula="of:=IF(AND([.$B949]=&quot;i2c&quot;;[.$C949]=0);[.$D949];[.K948])" office:value-type="float" office:value="1024" calcext:value-type="float">
            <text:p>1024</text:p>
          </table:table-cell>
          <table:table-cell table:formula="of:=IF(AND([.$B949]=&quot;i2c&quot;;[.$C949]=1);[.$D949];[.L948])" office:value-type="float" office:value="1024" calcext:value-type="float">
            <text:p>1024</text:p>
          </table:table-cell>
          <table:table-cell table:formula="of:=IF(AND([.$B949]=&quot;i2c&quot;;[.$C949]=2);[.$D949];[.M948])" office:value-type="float" office:value="466" calcext:value-type="float">
            <text:p>466</text:p>
          </table:table-cell>
          <table:table-cell table:formula="of:=IF(AND([.$B949]=&quot;i2c&quot;;[.$C949]=3);[.$D949];[.N94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5694270" calcext:value-type="float">
            <text:p>1625694270</text:p>
          </table:table-cell>
          <table:table-cell office:value-type="string" calcext:value-type="string">
            <text:p>i2c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formula="of:=([.A950]-[.A$2])/1000000" office:value-type="float" office:value="46.033801" calcext:value-type="float">
            <text:p>46.033801</text:p>
          </table:table-cell>
          <table:table-cell table:formula="of:=IF([.B950]=&quot;PC&quot;;[.H$2];-[.H$2])" office:value-type="float" office:value="-2200" calcext:value-type="float">
            <text:p>-2200</text:p>
          </table:table-cell>
          <table:table-cell table:formula="of:=IF(AND([.$B950]=&quot;i2c&quot;;[.$C950]=0);[.$D950];[.K949])" office:value-type="float" office:value="1024" calcext:value-type="float">
            <text:p>1024</text:p>
          </table:table-cell>
          <table:table-cell table:formula="of:=IF(AND([.$B950]=&quot;i2c&quot;;[.$C950]=1);[.$D950];[.L949])" office:value-type="float" office:value="1024" calcext:value-type="float">
            <text:p>1024</text:p>
          </table:table-cell>
          <table:table-cell table:formula="of:=IF(AND([.$B950]=&quot;i2c&quot;;[.$C950]=2);[.$D950];[.M949])" office:value-type="float" office:value="466" calcext:value-type="float">
            <text:p>466</text:p>
          </table:table-cell>
          <table:table-cell table:formula="of:=IF(AND([.$B950]=&quot;i2c&quot;;[.$C950]=3);[.$D950];[.N94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5721780" calcext:value-type="float">
            <text:p>162572178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table:number-columns-repeated="4"/>
          <table:table-cell table:formula="of:=([.A951]-[.A$2])/1000000" office:value-type="float" office:value="46.061311" calcext:value-type="float">
            <text:p>46.061311</text:p>
          </table:table-cell>
          <table:table-cell table:formula="of:=IF([.B951]=&quot;PC&quot;;[.H$2];-[.H$2])" office:value-type="float" office:value="-2200" calcext:value-type="float">
            <text:p>-2200</text:p>
          </table:table-cell>
          <table:table-cell table:formula="of:=IF(AND([.$B951]=&quot;i2c&quot;;[.$C951]=0);[.$D951];[.K950])" office:value-type="float" office:value="1024" calcext:value-type="float">
            <text:p>1024</text:p>
          </table:table-cell>
          <table:table-cell table:formula="of:=IF(AND([.$B951]=&quot;i2c&quot;;[.$C951]=1);[.$D951];[.L950])" office:value-type="float" office:value="1024" calcext:value-type="float">
            <text:p>1024</text:p>
          </table:table-cell>
          <table:table-cell table:formula="of:=IF(AND([.$B951]=&quot;i2c&quot;;[.$C951]=2);[.$D951];[.M950])" office:value-type="float" office:value="496" calcext:value-type="float">
            <text:p>496</text:p>
          </table:table-cell>
          <table:table-cell table:formula="of:=IF(AND([.$B951]=&quot;i2c&quot;;[.$C951]=3);[.$D951];[.N95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5782983" calcext:value-type="float">
            <text:p>162578298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([.A952]-[.A$2])/1000000" office:value-type="float" office:value="46.122514" calcext:value-type="float">
            <text:p>46.122514</text:p>
          </table:table-cell>
          <table:table-cell table:formula="of:=IF([.B952]=&quot;PC&quot;;[.H$2];-[.H$2])" office:value-type="float" office:value="-2200" calcext:value-type="float">
            <text:p>-2200</text:p>
          </table:table-cell>
          <table:table-cell table:formula="of:=IF(AND([.$B952]=&quot;i2c&quot;;[.$C952]=0);[.$D952];[.K951])" office:value-type="float" office:value="1024" calcext:value-type="float">
            <text:p>1024</text:p>
          </table:table-cell>
          <table:table-cell table:formula="of:=IF(AND([.$B952]=&quot;i2c&quot;;[.$C952]=1);[.$D952];[.L951])" office:value-type="float" office:value="1024" calcext:value-type="float">
            <text:p>1024</text:p>
          </table:table-cell>
          <table:table-cell table:formula="of:=IF(AND([.$B952]=&quot;i2c&quot;;[.$C952]=2);[.$D952];[.M951])" office:value-type="float" office:value="496" calcext:value-type="float">
            <text:p>496</text:p>
          </table:table-cell>
          <table:table-cell table:formula="of:=IF(AND([.$B952]=&quot;i2c&quot;;[.$C952]=3);[.$D952];[.N95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5810492" calcext:value-type="float">
            <text:p>162581049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526" calcext:value-type="float">
            <text:p>526</text:p>
          </table:table-cell>
          <table:table-cell table:number-columns-repeated="4"/>
          <table:table-cell table:formula="of:=([.A953]-[.A$2])/1000000" office:value-type="float" office:value="46.150023" calcext:value-type="float">
            <text:p>46.150023</text:p>
          </table:table-cell>
          <table:table-cell table:formula="of:=IF([.B953]=&quot;PC&quot;;[.H$2];-[.H$2])" office:value-type="float" office:value="-2200" calcext:value-type="float">
            <text:p>-2200</text:p>
          </table:table-cell>
          <table:table-cell table:formula="of:=IF(AND([.$B953]=&quot;i2c&quot;;[.$C953]=0);[.$D953];[.K952])" office:value-type="float" office:value="1024" calcext:value-type="float">
            <text:p>1024</text:p>
          </table:table-cell>
          <table:table-cell table:formula="of:=IF(AND([.$B953]=&quot;i2c&quot;;[.$C953]=1);[.$D953];[.L952])" office:value-type="float" office:value="1024" calcext:value-type="float">
            <text:p>1024</text:p>
          </table:table-cell>
          <table:table-cell table:formula="of:=IF(AND([.$B953]=&quot;i2c&quot;;[.$C953]=2);[.$D953];[.M952])" office:value-type="float" office:value="526" calcext:value-type="float">
            <text:p>526</text:p>
          </table:table-cell>
          <table:table-cell table:formula="of:=IF(AND([.$B953]=&quot;i2c&quot;;[.$C953]=3);[.$D953];[.N95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5871700" calcext:value-type="float">
            <text:p>162587170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([.A954]-[.A$2])/1000000" office:value-type="float" office:value="46.211231" calcext:value-type="float">
            <text:p>46.211231</text:p>
          </table:table-cell>
          <table:table-cell table:formula="of:=IF([.B954]=&quot;PC&quot;;[.H$2];-[.H$2])" office:value-type="float" office:value="-2200" calcext:value-type="float">
            <text:p>-2200</text:p>
          </table:table-cell>
          <table:table-cell table:formula="of:=IF(AND([.$B954]=&quot;i2c&quot;;[.$C954]=0);[.$D954];[.K953])" office:value-type="float" office:value="1024" calcext:value-type="float">
            <text:p>1024</text:p>
          </table:table-cell>
          <table:table-cell table:formula="of:=IF(AND([.$B954]=&quot;i2c&quot;;[.$C954]=1);[.$D954];[.L953])" office:value-type="float" office:value="1024" calcext:value-type="float">
            <text:p>1024</text:p>
          </table:table-cell>
          <table:table-cell table:formula="of:=IF(AND([.$B954]=&quot;i2c&quot;;[.$C954]=2);[.$D954];[.M953])" office:value-type="float" office:value="526" calcext:value-type="float">
            <text:p>526</text:p>
          </table:table-cell>
          <table:table-cell table:formula="of:=IF(AND([.$B954]=&quot;i2c&quot;;[.$C954]=3);[.$D954];[.N953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5899208" calcext:value-type="float">
            <text:p>162589920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556" calcext:value-type="float">
            <text:p>556</text:p>
          </table:table-cell>
          <table:table-cell table:number-columns-repeated="4"/>
          <table:table-cell table:formula="of:=([.A955]-[.A$2])/1000000" office:value-type="float" office:value="46.238739" calcext:value-type="float">
            <text:p>46.238739</text:p>
          </table:table-cell>
          <table:table-cell table:formula="of:=IF([.B955]=&quot;PC&quot;;[.H$2];-[.H$2])" office:value-type="float" office:value="-2200" calcext:value-type="float">
            <text:p>-2200</text:p>
          </table:table-cell>
          <table:table-cell table:formula="of:=IF(AND([.$B955]=&quot;i2c&quot;;[.$C955]=0);[.$D955];[.K954])" office:value-type="float" office:value="1024" calcext:value-type="float">
            <text:p>1024</text:p>
          </table:table-cell>
          <table:table-cell table:formula="of:=IF(AND([.$B955]=&quot;i2c&quot;;[.$C955]=1);[.$D955];[.L954])" office:value-type="float" office:value="1024" calcext:value-type="float">
            <text:p>1024</text:p>
          </table:table-cell>
          <table:table-cell table:formula="of:=IF(AND([.$B955]=&quot;i2c&quot;;[.$C955]=2);[.$D955];[.M954])" office:value-type="float" office:value="556" calcext:value-type="float">
            <text:p>556</text:p>
          </table:table-cell>
          <table:table-cell table:formula="of:=IF(AND([.$B955]=&quot;i2c&quot;;[.$C955]=3);[.$D955];[.N95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5960412" calcext:value-type="float">
            <text:p>162596041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([.A956]-[.A$2])/1000000" office:value-type="float" office:value="46.299943" calcext:value-type="float">
            <text:p>46.299943</text:p>
          </table:table-cell>
          <table:table-cell table:formula="of:=IF([.B956]=&quot;PC&quot;;[.H$2];-[.H$2])" office:value-type="float" office:value="-2200" calcext:value-type="float">
            <text:p>-2200</text:p>
          </table:table-cell>
          <table:table-cell table:formula="of:=IF(AND([.$B956]=&quot;i2c&quot;;[.$C956]=0);[.$D956];[.K955])" office:value-type="float" office:value="1024" calcext:value-type="float">
            <text:p>1024</text:p>
          </table:table-cell>
          <table:table-cell table:formula="of:=IF(AND([.$B956]=&quot;i2c&quot;;[.$C956]=1);[.$D956];[.L955])" office:value-type="float" office:value="1024" calcext:value-type="float">
            <text:p>1024</text:p>
          </table:table-cell>
          <table:table-cell table:formula="of:=IF(AND([.$B956]=&quot;i2c&quot;;[.$C956]=2);[.$D956];[.M955])" office:value-type="float" office:value="556" calcext:value-type="float">
            <text:p>556</text:p>
          </table:table-cell>
          <table:table-cell table:formula="of:=IF(AND([.$B956]=&quot;i2c&quot;;[.$C956]=3);[.$D956];[.N95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25987926" calcext:value-type="float">
            <text:p>162598792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586" calcext:value-type="float">
            <text:p>586</text:p>
          </table:table-cell>
          <table:table-cell table:number-columns-repeated="4"/>
          <table:table-cell table:formula="of:=([.A957]-[.A$2])/1000000" office:value-type="float" office:value="46.327457" calcext:value-type="float">
            <text:p>46.327457</text:p>
          </table:table-cell>
          <table:table-cell table:formula="of:=IF([.B957]=&quot;PC&quot;;[.H$2];-[.H$2])" office:value-type="float" office:value="-2200" calcext:value-type="float">
            <text:p>-2200</text:p>
          </table:table-cell>
          <table:table-cell table:formula="of:=IF(AND([.$B957]=&quot;i2c&quot;;[.$C957]=0);[.$D957];[.K956])" office:value-type="float" office:value="1024" calcext:value-type="float">
            <text:p>1024</text:p>
          </table:table-cell>
          <table:table-cell table:formula="of:=IF(AND([.$B957]=&quot;i2c&quot;;[.$C957]=1);[.$D957];[.L956])" office:value-type="float" office:value="1024" calcext:value-type="float">
            <text:p>1024</text:p>
          </table:table-cell>
          <table:table-cell table:formula="of:=IF(AND([.$B957]=&quot;i2c&quot;;[.$C957]=2);[.$D957];[.M956])" office:value-type="float" office:value="586" calcext:value-type="float">
            <text:p>586</text:p>
          </table:table-cell>
          <table:table-cell table:formula="of:=IF(AND([.$B957]=&quot;i2c&quot;;[.$C957]=3);[.$D957];[.N95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26049133" calcext:value-type="float">
            <text:p>162604913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([.A958]-[.A$2])/1000000" office:value-type="float" office:value="46.388664" calcext:value-type="float">
            <text:p>46.388664</text:p>
          </table:table-cell>
          <table:table-cell table:formula="of:=IF([.B958]=&quot;PC&quot;;[.H$2];-[.H$2])" office:value-type="float" office:value="-2200" calcext:value-type="float">
            <text:p>-2200</text:p>
          </table:table-cell>
          <table:table-cell table:formula="of:=IF(AND([.$B958]=&quot;i2c&quot;;[.$C958]=0);[.$D958];[.K957])" office:value-type="float" office:value="1024" calcext:value-type="float">
            <text:p>1024</text:p>
          </table:table-cell>
          <table:table-cell table:formula="of:=IF(AND([.$B958]=&quot;i2c&quot;;[.$C958]=1);[.$D958];[.L957])" office:value-type="float" office:value="1024" calcext:value-type="float">
            <text:p>1024</text:p>
          </table:table-cell>
          <table:table-cell table:formula="of:=IF(AND([.$B958]=&quot;i2c&quot;;[.$C958]=2);[.$D958];[.M957])" office:value-type="float" office:value="586" calcext:value-type="float">
            <text:p>586</text:p>
          </table:table-cell>
          <table:table-cell table:formula="of:=IF(AND([.$B958]=&quot;i2c&quot;;[.$C958]=3);[.$D958];[.N95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26076628" calcext:value-type="float">
            <text:p>162607662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616" calcext:value-type="float">
            <text:p>616</text:p>
          </table:table-cell>
          <table:table-cell table:number-columns-repeated="4"/>
          <table:table-cell table:formula="of:=([.A959]-[.A$2])/1000000" office:value-type="float" office:value="46.416159" calcext:value-type="float">
            <text:p>46.416159</text:p>
          </table:table-cell>
          <table:table-cell table:formula="of:=IF([.B959]=&quot;PC&quot;;[.H$2];-[.H$2])" office:value-type="float" office:value="-2200" calcext:value-type="float">
            <text:p>-2200</text:p>
          </table:table-cell>
          <table:table-cell table:formula="of:=IF(AND([.$B959]=&quot;i2c&quot;;[.$C959]=0);[.$D959];[.K958])" office:value-type="float" office:value="1024" calcext:value-type="float">
            <text:p>1024</text:p>
          </table:table-cell>
          <table:table-cell table:formula="of:=IF(AND([.$B959]=&quot;i2c&quot;;[.$C959]=1);[.$D959];[.L958])" office:value-type="float" office:value="1024" calcext:value-type="float">
            <text:p>1024</text:p>
          </table:table-cell>
          <table:table-cell table:formula="of:=IF(AND([.$B959]=&quot;i2c&quot;;[.$C959]=2);[.$D959];[.M958])" office:value-type="float" office:value="616" calcext:value-type="float">
            <text:p>616</text:p>
          </table:table-cell>
          <table:table-cell table:formula="of:=IF(AND([.$B959]=&quot;i2c&quot;;[.$C959]=3);[.$D959];[.N958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26137836" calcext:value-type="float">
            <text:p>162613783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([.A960]-[.A$2])/1000000" office:value-type="float" office:value="46.477367" calcext:value-type="float">
            <text:p>46.477367</text:p>
          </table:table-cell>
          <table:table-cell table:formula="of:=IF([.B960]=&quot;PC&quot;;[.H$2];-[.H$2])" office:value-type="float" office:value="-2200" calcext:value-type="float">
            <text:p>-2200</text:p>
          </table:table-cell>
          <table:table-cell table:formula="of:=IF(AND([.$B960]=&quot;i2c&quot;;[.$C960]=0);[.$D960];[.K959])" office:value-type="float" office:value="1024" calcext:value-type="float">
            <text:p>1024</text:p>
          </table:table-cell>
          <table:table-cell table:formula="of:=IF(AND([.$B960]=&quot;i2c&quot;;[.$C960]=1);[.$D960];[.L959])" office:value-type="float" office:value="1024" calcext:value-type="float">
            <text:p>1024</text:p>
          </table:table-cell>
          <table:table-cell table:formula="of:=IF(AND([.$B960]=&quot;i2c&quot;;[.$C960]=2);[.$D960];[.M959])" office:value-type="float" office:value="616" calcext:value-type="float">
            <text:p>616</text:p>
          </table:table-cell>
          <table:table-cell table:formula="of:=IF(AND([.$B960]=&quot;i2c&quot;;[.$C960]=3);[.$D960];[.N95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26165343" calcext:value-type="float">
            <text:p>1626165343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646" calcext:value-type="float">
            <text:p>646</text:p>
          </table:table-cell>
          <table:table-cell table:number-columns-repeated="4"/>
          <table:table-cell table:formula="of:=([.A961]-[.A$2])/1000000" office:value-type="float" office:value="46.504874" calcext:value-type="float">
            <text:p>46.504874</text:p>
          </table:table-cell>
          <table:table-cell table:formula="of:=IF([.B961]=&quot;PC&quot;;[.H$2];-[.H$2])" office:value-type="float" office:value="-2200" calcext:value-type="float">
            <text:p>-2200</text:p>
          </table:table-cell>
          <table:table-cell table:formula="of:=IF(AND([.$B961]=&quot;i2c&quot;;[.$C961]=0);[.$D961];[.K960])" office:value-type="float" office:value="1024" calcext:value-type="float">
            <text:p>1024</text:p>
          </table:table-cell>
          <table:table-cell table:formula="of:=IF(AND([.$B961]=&quot;i2c&quot;;[.$C961]=1);[.$D961];[.L960])" office:value-type="float" office:value="1024" calcext:value-type="float">
            <text:p>1024</text:p>
          </table:table-cell>
          <table:table-cell table:formula="of:=IF(AND([.$B961]=&quot;i2c&quot;;[.$C961]=2);[.$D961];[.M960])" office:value-type="float" office:value="646" calcext:value-type="float">
            <text:p>646</text:p>
          </table:table-cell>
          <table:table-cell table:formula="of:=IF(AND([.$B961]=&quot;i2c&quot;;[.$C961]=3);[.$D961];[.N96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26226549" calcext:value-type="float">
            <text:p>1626226549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([.A962]-[.A$2])/1000000" office:value-type="float" office:value="46.56608" calcext:value-type="float">
            <text:p>46.56608</text:p>
          </table:table-cell>
          <table:table-cell table:formula="of:=IF([.B962]=&quot;PC&quot;;[.H$2];-[.H$2])" office:value-type="float" office:value="-2200" calcext:value-type="float">
            <text:p>-2200</text:p>
          </table:table-cell>
          <table:table-cell table:formula="of:=IF(AND([.$B962]=&quot;i2c&quot;;[.$C962]=0);[.$D962];[.K961])" office:value-type="float" office:value="1024" calcext:value-type="float">
            <text:p>1024</text:p>
          </table:table-cell>
          <table:table-cell table:formula="of:=IF(AND([.$B962]=&quot;i2c&quot;;[.$C962]=1);[.$D962];[.L961])" office:value-type="float" office:value="1024" calcext:value-type="float">
            <text:p>1024</text:p>
          </table:table-cell>
          <table:table-cell table:formula="of:=IF(AND([.$B962]=&quot;i2c&quot;;[.$C962]=2);[.$D962];[.M961])" office:value-type="float" office:value="646" calcext:value-type="float">
            <text:p>646</text:p>
          </table:table-cell>
          <table:table-cell table:formula="of:=IF(AND([.$B962]=&quot;i2c&quot;;[.$C962]=3);[.$D962];[.N96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26254056" calcext:value-type="float">
            <text:p>162625405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676" calcext:value-type="float">
            <text:p>676</text:p>
          </table:table-cell>
          <table:table-cell table:number-columns-repeated="4"/>
          <table:table-cell table:formula="of:=([.A963]-[.A$2])/1000000" office:value-type="float" office:value="46.593587" calcext:value-type="float">
            <text:p>46.593587</text:p>
          </table:table-cell>
          <table:table-cell table:formula="of:=IF([.B963]=&quot;PC&quot;;[.H$2];-[.H$2])" office:value-type="float" office:value="-2200" calcext:value-type="float">
            <text:p>-2200</text:p>
          </table:table-cell>
          <table:table-cell table:formula="of:=IF(AND([.$B963]=&quot;i2c&quot;;[.$C963]=0);[.$D963];[.K962])" office:value-type="float" office:value="1024" calcext:value-type="float">
            <text:p>1024</text:p>
          </table:table-cell>
          <table:table-cell table:formula="of:=IF(AND([.$B963]=&quot;i2c&quot;;[.$C963]=1);[.$D963];[.L962])" office:value-type="float" office:value="1024" calcext:value-type="float">
            <text:p>1024</text:p>
          </table:table-cell>
          <table:table-cell table:formula="of:=IF(AND([.$B963]=&quot;i2c&quot;;[.$C963]=2);[.$D963];[.M962])" office:value-type="float" office:value="676" calcext:value-type="float">
            <text:p>676</text:p>
          </table:table-cell>
          <table:table-cell table:formula="of:=IF(AND([.$B963]=&quot;i2c&quot;;[.$C963]=3);[.$D963];[.N96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26315261" calcext:value-type="float">
            <text:p>162631526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964]-[.A$2])/1000000" office:value-type="float" office:value="46.654792" calcext:value-type="float">
            <text:p>46.654792</text:p>
          </table:table-cell>
          <table:table-cell table:formula="of:=IF([.B964]=&quot;PC&quot;;[.H$2];-[.H$2])" office:value-type="float" office:value="-2200" calcext:value-type="float">
            <text:p>-2200</text:p>
          </table:table-cell>
          <table:table-cell table:formula="of:=IF(AND([.$B964]=&quot;i2c&quot;;[.$C964]=0);[.$D964];[.K963])" office:value-type="float" office:value="1024" calcext:value-type="float">
            <text:p>1024</text:p>
          </table:table-cell>
          <table:table-cell table:formula="of:=IF(AND([.$B964]=&quot;i2c&quot;;[.$C964]=1);[.$D964];[.L963])" office:value-type="float" office:value="1024" calcext:value-type="float">
            <text:p>1024</text:p>
          </table:table-cell>
          <table:table-cell table:formula="of:=IF(AND([.$B964]=&quot;i2c&quot;;[.$C964]=2);[.$D964];[.M963])" office:value-type="float" office:value="676" calcext:value-type="float">
            <text:p>676</text:p>
          </table:table-cell>
          <table:table-cell table:formula="of:=IF(AND([.$B964]=&quot;i2c&quot;;[.$C964]=3);[.$D964];[.N96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6342769" calcext:value-type="float">
            <text:p>162634276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706" calcext:value-type="float">
            <text:p>706</text:p>
          </table:table-cell>
          <table:table-cell table:number-columns-repeated="4"/>
          <table:table-cell table:formula="of:=([.A965]-[.A$2])/1000000" office:value-type="float" office:value="46.6823" calcext:value-type="float">
            <text:p>46.6823</text:p>
          </table:table-cell>
          <table:table-cell table:formula="of:=IF([.B965]=&quot;PC&quot;;[.H$2];-[.H$2])" office:value-type="float" office:value="-2200" calcext:value-type="float">
            <text:p>-2200</text:p>
          </table:table-cell>
          <table:table-cell table:formula="of:=IF(AND([.$B965]=&quot;i2c&quot;;[.$C965]=0);[.$D965];[.K964])" office:value-type="float" office:value="1024" calcext:value-type="float">
            <text:p>1024</text:p>
          </table:table-cell>
          <table:table-cell table:formula="of:=IF(AND([.$B965]=&quot;i2c&quot;;[.$C965]=1);[.$D965];[.L964])" office:value-type="float" office:value="1024" calcext:value-type="float">
            <text:p>1024</text:p>
          </table:table-cell>
          <table:table-cell table:formula="of:=IF(AND([.$B965]=&quot;i2c&quot;;[.$C965]=2);[.$D965];[.M964])" office:value-type="float" office:value="706" calcext:value-type="float">
            <text:p>706</text:p>
          </table:table-cell>
          <table:table-cell table:formula="of:=IF(AND([.$B965]=&quot;i2c&quot;;[.$C965]=3);[.$D965];[.N96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6403980" calcext:value-type="float">
            <text:p>162640398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([.A966]-[.A$2])/1000000" office:value-type="float" office:value="46.743511" calcext:value-type="float">
            <text:p>46.743511</text:p>
          </table:table-cell>
          <table:table-cell table:formula="of:=IF([.B966]=&quot;PC&quot;;[.H$2];-[.H$2])" office:value-type="float" office:value="-2200" calcext:value-type="float">
            <text:p>-2200</text:p>
          </table:table-cell>
          <table:table-cell table:formula="of:=IF(AND([.$B966]=&quot;i2c&quot;;[.$C966]=0);[.$D966];[.K965])" office:value-type="float" office:value="1024" calcext:value-type="float">
            <text:p>1024</text:p>
          </table:table-cell>
          <table:table-cell table:formula="of:=IF(AND([.$B966]=&quot;i2c&quot;;[.$C966]=1);[.$D966];[.L965])" office:value-type="float" office:value="1024" calcext:value-type="float">
            <text:p>1024</text:p>
          </table:table-cell>
          <table:table-cell table:formula="of:=IF(AND([.$B966]=&quot;i2c&quot;;[.$C966]=2);[.$D966];[.M965])" office:value-type="float" office:value="706" calcext:value-type="float">
            <text:p>706</text:p>
          </table:table-cell>
          <table:table-cell table:formula="of:=IF(AND([.$B966]=&quot;i2c&quot;;[.$C966]=3);[.$D966];[.N96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26431474" calcext:value-type="float">
            <text:p>162643147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736" calcext:value-type="float">
            <text:p>736</text:p>
          </table:table-cell>
          <table:table-cell table:number-columns-repeated="4"/>
          <table:table-cell table:formula="of:=([.A967]-[.A$2])/1000000" office:value-type="float" office:value="46.771005" calcext:value-type="float">
            <text:p>46.771005</text:p>
          </table:table-cell>
          <table:table-cell table:formula="of:=IF([.B967]=&quot;PC&quot;;[.H$2];-[.H$2])" office:value-type="float" office:value="-2200" calcext:value-type="float">
            <text:p>-2200</text:p>
          </table:table-cell>
          <table:table-cell table:formula="of:=IF(AND([.$B967]=&quot;i2c&quot;;[.$C967]=0);[.$D967];[.K966])" office:value-type="float" office:value="1024" calcext:value-type="float">
            <text:p>1024</text:p>
          </table:table-cell>
          <table:table-cell table:formula="of:=IF(AND([.$B967]=&quot;i2c&quot;;[.$C967]=1);[.$D967];[.L966])" office:value-type="float" office:value="1024" calcext:value-type="float">
            <text:p>1024</text:p>
          </table:table-cell>
          <table:table-cell table:formula="of:=IF(AND([.$B967]=&quot;i2c&quot;;[.$C967]=2);[.$D967];[.M966])" office:value-type="float" office:value="736" calcext:value-type="float">
            <text:p>736</text:p>
          </table:table-cell>
          <table:table-cell table:formula="of:=IF(AND([.$B967]=&quot;i2c&quot;;[.$C967]=3);[.$D967];[.N96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26492684" calcext:value-type="float">
            <text:p>162649268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([.A968]-[.A$2])/1000000" office:value-type="float" office:value="46.832215" calcext:value-type="float">
            <text:p>46.832215</text:p>
          </table:table-cell>
          <table:table-cell table:formula="of:=IF([.B968]=&quot;PC&quot;;[.H$2];-[.H$2])" office:value-type="float" office:value="-2200" calcext:value-type="float">
            <text:p>-2200</text:p>
          </table:table-cell>
          <table:table-cell table:formula="of:=IF(AND([.$B968]=&quot;i2c&quot;;[.$C968]=0);[.$D968];[.K967])" office:value-type="float" office:value="1024" calcext:value-type="float">
            <text:p>1024</text:p>
          </table:table-cell>
          <table:table-cell table:formula="of:=IF(AND([.$B968]=&quot;i2c&quot;;[.$C968]=1);[.$D968];[.L967])" office:value-type="float" office:value="1024" calcext:value-type="float">
            <text:p>1024</text:p>
          </table:table-cell>
          <table:table-cell table:formula="of:=IF(AND([.$B968]=&quot;i2c&quot;;[.$C968]=2);[.$D968];[.M967])" office:value-type="float" office:value="736" calcext:value-type="float">
            <text:p>736</text:p>
          </table:table-cell>
          <table:table-cell table:formula="of:=IF(AND([.$B968]=&quot;i2c&quot;;[.$C968]=3);[.$D968];[.N967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6520198" calcext:value-type="float">
            <text:p>1626520198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766" calcext:value-type="float">
            <text:p>766</text:p>
          </table:table-cell>
          <table:table-cell table:number-columns-repeated="4"/>
          <table:table-cell table:formula="of:=([.A969]-[.A$2])/1000000" office:value-type="float" office:value="46.859729" calcext:value-type="float">
            <text:p>46.859729</text:p>
          </table:table-cell>
          <table:table-cell table:formula="of:=IF([.B969]=&quot;PC&quot;;[.H$2];-[.H$2])" office:value-type="float" office:value="-2200" calcext:value-type="float">
            <text:p>-2200</text:p>
          </table:table-cell>
          <table:table-cell table:formula="of:=IF(AND([.$B969]=&quot;i2c&quot;;[.$C969]=0);[.$D969];[.K968])" office:value-type="float" office:value="1024" calcext:value-type="float">
            <text:p>1024</text:p>
          </table:table-cell>
          <table:table-cell table:formula="of:=IF(AND([.$B969]=&quot;i2c&quot;;[.$C969]=1);[.$D969];[.L968])" office:value-type="float" office:value="1024" calcext:value-type="float">
            <text:p>1024</text:p>
          </table:table-cell>
          <table:table-cell table:formula="of:=IF(AND([.$B969]=&quot;i2c&quot;;[.$C969]=2);[.$D969];[.M968])" office:value-type="float" office:value="766" calcext:value-type="float">
            <text:p>766</text:p>
          </table:table-cell>
          <table:table-cell table:formula="of:=IF(AND([.$B969]=&quot;i2c&quot;;[.$C969]=3);[.$D969];[.N968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6581406" calcext:value-type="float">
            <text:p>162658140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([.A970]-[.A$2])/1000000" office:value-type="float" office:value="46.920937" calcext:value-type="float">
            <text:p>46.920937</text:p>
          </table:table-cell>
          <table:table-cell table:formula="of:=IF([.B970]=&quot;PC&quot;;[.H$2];-[.H$2])" office:value-type="float" office:value="-2200" calcext:value-type="float">
            <text:p>-2200</text:p>
          </table:table-cell>
          <table:table-cell table:formula="of:=IF(AND([.$B970]=&quot;i2c&quot;;[.$C970]=0);[.$D970];[.K969])" office:value-type="float" office:value="1024" calcext:value-type="float">
            <text:p>1024</text:p>
          </table:table-cell>
          <table:table-cell table:formula="of:=IF(AND([.$B970]=&quot;i2c&quot;;[.$C970]=1);[.$D970];[.L969])" office:value-type="float" office:value="1024" calcext:value-type="float">
            <text:p>1024</text:p>
          </table:table-cell>
          <table:table-cell table:formula="of:=IF(AND([.$B970]=&quot;i2c&quot;;[.$C970]=2);[.$D970];[.M969])" office:value-type="float" office:value="766" calcext:value-type="float">
            <text:p>766</text:p>
          </table:table-cell>
          <table:table-cell table:formula="of:=IF(AND([.$B970]=&quot;i2c&quot;;[.$C970]=3);[.$D970];[.N969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26608921" calcext:value-type="float">
            <text:p>162660892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796" calcext:value-type="float">
            <text:p>796</text:p>
          </table:table-cell>
          <table:table-cell table:number-columns-repeated="4"/>
          <table:table-cell table:formula="of:=([.A971]-[.A$2])/1000000" office:value-type="float" office:value="46.948452" calcext:value-type="float">
            <text:p>46.948452</text:p>
          </table:table-cell>
          <table:table-cell table:formula="of:=IF([.B971]=&quot;PC&quot;;[.H$2];-[.H$2])" office:value-type="float" office:value="-2200" calcext:value-type="float">
            <text:p>-2200</text:p>
          </table:table-cell>
          <table:table-cell table:formula="of:=IF(AND([.$B971]=&quot;i2c&quot;;[.$C971]=0);[.$D971];[.K970])" office:value-type="float" office:value="1024" calcext:value-type="float">
            <text:p>1024</text:p>
          </table:table-cell>
          <table:table-cell table:formula="of:=IF(AND([.$B971]=&quot;i2c&quot;;[.$C971]=1);[.$D971];[.L970])" office:value-type="float" office:value="1024" calcext:value-type="float">
            <text:p>1024</text:p>
          </table:table-cell>
          <table:table-cell table:formula="of:=IF(AND([.$B971]=&quot;i2c&quot;;[.$C971]=2);[.$D971];[.M970])" office:value-type="float" office:value="796" calcext:value-type="float">
            <text:p>796</text:p>
          </table:table-cell>
          <table:table-cell table:formula="of:=IF(AND([.$B971]=&quot;i2c&quot;;[.$C971]=3);[.$D971];[.N970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26670125" calcext:value-type="float">
            <text:p>162667012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([.A972]-[.A$2])/1000000" office:value-type="float" office:value="47.009656" calcext:value-type="float">
            <text:p>47.009656</text:p>
          </table:table-cell>
          <table:table-cell table:formula="of:=IF([.B972]=&quot;PC&quot;;[.H$2];-[.H$2])" office:value-type="float" office:value="-2200" calcext:value-type="float">
            <text:p>-2200</text:p>
          </table:table-cell>
          <table:table-cell table:formula="of:=IF(AND([.$B972]=&quot;i2c&quot;;[.$C972]=0);[.$D972];[.K971])" office:value-type="float" office:value="1024" calcext:value-type="float">
            <text:p>1024</text:p>
          </table:table-cell>
          <table:table-cell table:formula="of:=IF(AND([.$B972]=&quot;i2c&quot;;[.$C972]=1);[.$D972];[.L971])" office:value-type="float" office:value="1024" calcext:value-type="float">
            <text:p>1024</text:p>
          </table:table-cell>
          <table:table-cell table:formula="of:=IF(AND([.$B972]=&quot;i2c&quot;;[.$C972]=2);[.$D972];[.M971])" office:value-type="float" office:value="796" calcext:value-type="float">
            <text:p>796</text:p>
          </table:table-cell>
          <table:table-cell table:formula="of:=IF(AND([.$B972]=&quot;i2c&quot;;[.$C972]=3);[.$D972];[.N971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26697639" calcext:value-type="float">
            <text:p>1626697639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826" calcext:value-type="float">
            <text:p>826</text:p>
          </table:table-cell>
          <table:table-cell table:number-columns-repeated="4"/>
          <table:table-cell table:formula="of:=([.A973]-[.A$2])/1000000" office:value-type="float" office:value="47.03717" calcext:value-type="float">
            <text:p>47.03717</text:p>
          </table:table-cell>
          <table:table-cell table:formula="of:=IF([.B973]=&quot;PC&quot;;[.H$2];-[.H$2])" office:value-type="float" office:value="-2200" calcext:value-type="float">
            <text:p>-2200</text:p>
          </table:table-cell>
          <table:table-cell table:formula="of:=IF(AND([.$B973]=&quot;i2c&quot;;[.$C973]=0);[.$D973];[.K972])" office:value-type="float" office:value="1024" calcext:value-type="float">
            <text:p>1024</text:p>
          </table:table-cell>
          <table:table-cell table:formula="of:=IF(AND([.$B973]=&quot;i2c&quot;;[.$C973]=1);[.$D973];[.L972])" office:value-type="float" office:value="1024" calcext:value-type="float">
            <text:p>1024</text:p>
          </table:table-cell>
          <table:table-cell table:formula="of:=IF(AND([.$B973]=&quot;i2c&quot;;[.$C973]=2);[.$D973];[.M972])" office:value-type="float" office:value="826" calcext:value-type="float">
            <text:p>826</text:p>
          </table:table-cell>
          <table:table-cell table:formula="of:=IF(AND([.$B973]=&quot;i2c&quot;;[.$C973]=3);[.$D973];[.N972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26758840" calcext:value-type="float">
            <text:p>162675884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([.A974]-[.A$2])/1000000" office:value-type="float" office:value="47.098371" calcext:value-type="float">
            <text:p>47.098371</text:p>
          </table:table-cell>
          <table:table-cell table:formula="of:=IF([.B974]=&quot;PC&quot;;[.H$2];-[.H$2])" office:value-type="float" office:value="-2200" calcext:value-type="float">
            <text:p>-2200</text:p>
          </table:table-cell>
          <table:table-cell table:formula="of:=IF(AND([.$B974]=&quot;i2c&quot;;[.$C974]=0);[.$D974];[.K973])" office:value-type="float" office:value="1024" calcext:value-type="float">
            <text:p>1024</text:p>
          </table:table-cell>
          <table:table-cell table:formula="of:=IF(AND([.$B974]=&quot;i2c&quot;;[.$C974]=1);[.$D974];[.L973])" office:value-type="float" office:value="1024" calcext:value-type="float">
            <text:p>1024</text:p>
          </table:table-cell>
          <table:table-cell table:formula="of:=IF(AND([.$B974]=&quot;i2c&quot;;[.$C974]=2);[.$D974];[.M973])" office:value-type="float" office:value="826" calcext:value-type="float">
            <text:p>826</text:p>
          </table:table-cell>
          <table:table-cell table:formula="of:=IF(AND([.$B974]=&quot;i2c&quot;;[.$C974]=3);[.$D974];[.N973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26786344" calcext:value-type="float">
            <text:p>162678634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856" calcext:value-type="float">
            <text:p>856</text:p>
          </table:table-cell>
          <table:table-cell table:number-columns-repeated="4"/>
          <table:table-cell table:formula="of:=([.A975]-[.A$2])/1000000" office:value-type="float" office:value="47.125875" calcext:value-type="float">
            <text:p>47.125875</text:p>
          </table:table-cell>
          <table:table-cell table:formula="of:=IF([.B975]=&quot;PC&quot;;[.H$2];-[.H$2])" office:value-type="float" office:value="-2200" calcext:value-type="float">
            <text:p>-2200</text:p>
          </table:table-cell>
          <table:table-cell table:formula="of:=IF(AND([.$B975]=&quot;i2c&quot;;[.$C975]=0);[.$D975];[.K974])" office:value-type="float" office:value="1024" calcext:value-type="float">
            <text:p>1024</text:p>
          </table:table-cell>
          <table:table-cell table:formula="of:=IF(AND([.$B975]=&quot;i2c&quot;;[.$C975]=1);[.$D975];[.L974])" office:value-type="float" office:value="1024" calcext:value-type="float">
            <text:p>1024</text:p>
          </table:table-cell>
          <table:table-cell table:formula="of:=IF(AND([.$B975]=&quot;i2c&quot;;[.$C975]=2);[.$D975];[.M974])" office:value-type="float" office:value="856" calcext:value-type="float">
            <text:p>856</text:p>
          </table:table-cell>
          <table:table-cell table:formula="of:=IF(AND([.$B975]=&quot;i2c&quot;;[.$C975]=3);[.$D975];[.N974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26847547" calcext:value-type="float">
            <text:p>162684754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([.A976]-[.A$2])/1000000" office:value-type="float" office:value="47.187078" calcext:value-type="float">
            <text:p>47.187078</text:p>
          </table:table-cell>
          <table:table-cell table:formula="of:=IF([.B976]=&quot;PC&quot;;[.H$2];-[.H$2])" office:value-type="float" office:value="-2200" calcext:value-type="float">
            <text:p>-2200</text:p>
          </table:table-cell>
          <table:table-cell table:formula="of:=IF(AND([.$B976]=&quot;i2c&quot;;[.$C976]=0);[.$D976];[.K975])" office:value-type="float" office:value="1024" calcext:value-type="float">
            <text:p>1024</text:p>
          </table:table-cell>
          <table:table-cell table:formula="of:=IF(AND([.$B976]=&quot;i2c&quot;;[.$C976]=1);[.$D976];[.L975])" office:value-type="float" office:value="1024" calcext:value-type="float">
            <text:p>1024</text:p>
          </table:table-cell>
          <table:table-cell table:formula="of:=IF(AND([.$B976]=&quot;i2c&quot;;[.$C976]=2);[.$D976];[.M975])" office:value-type="float" office:value="856" calcext:value-type="float">
            <text:p>856</text:p>
          </table:table-cell>
          <table:table-cell table:formula="of:=IF(AND([.$B976]=&quot;i2c&quot;;[.$C976]=3);[.$D976];[.N97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26875060" calcext:value-type="float">
            <text:p>1626875060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886" calcext:value-type="float">
            <text:p>886</text:p>
          </table:table-cell>
          <table:table-cell table:number-columns-repeated="4"/>
          <table:table-cell table:formula="of:=([.A977]-[.A$2])/1000000" office:value-type="float" office:value="47.214591" calcext:value-type="float">
            <text:p>47.214591</text:p>
          </table:table-cell>
          <table:table-cell table:formula="of:=IF([.B977]=&quot;PC&quot;;[.H$2];-[.H$2])" office:value-type="float" office:value="-2200" calcext:value-type="float">
            <text:p>-2200</text:p>
          </table:table-cell>
          <table:table-cell table:formula="of:=IF(AND([.$B977]=&quot;i2c&quot;;[.$C977]=0);[.$D977];[.K976])" office:value-type="float" office:value="1024" calcext:value-type="float">
            <text:p>1024</text:p>
          </table:table-cell>
          <table:table-cell table:formula="of:=IF(AND([.$B977]=&quot;i2c&quot;;[.$C977]=1);[.$D977];[.L976])" office:value-type="float" office:value="1024" calcext:value-type="float">
            <text:p>1024</text:p>
          </table:table-cell>
          <table:table-cell table:formula="of:=IF(AND([.$B977]=&quot;i2c&quot;;[.$C977]=2);[.$D977];[.M976])" office:value-type="float" office:value="886" calcext:value-type="float">
            <text:p>886</text:p>
          </table:table-cell>
          <table:table-cell table:formula="of:=IF(AND([.$B977]=&quot;i2c&quot;;[.$C977]=3);[.$D977];[.N976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26936266" calcext:value-type="float">
            <text:p>162693626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formula="of:=([.A978]-[.A$2])/1000000" office:value-type="float" office:value="47.275797" calcext:value-type="float">
            <text:p>47.275797</text:p>
          </table:table-cell>
          <table:table-cell table:formula="of:=IF([.B978]=&quot;PC&quot;;[.H$2];-[.H$2])" office:value-type="float" office:value="-2200" calcext:value-type="float">
            <text:p>-2200</text:p>
          </table:table-cell>
          <table:table-cell table:formula="of:=IF(AND([.$B978]=&quot;i2c&quot;;[.$C978]=0);[.$D978];[.K977])" office:value-type="float" office:value="1024" calcext:value-type="float">
            <text:p>1024</text:p>
          </table:table-cell>
          <table:table-cell table:formula="of:=IF(AND([.$B978]=&quot;i2c&quot;;[.$C978]=1);[.$D978];[.L977])" office:value-type="float" office:value="1024" calcext:value-type="float">
            <text:p>1024</text:p>
          </table:table-cell>
          <table:table-cell table:formula="of:=IF(AND([.$B978]=&quot;i2c&quot;;[.$C978]=2);[.$D978];[.M977])" office:value-type="float" office:value="886" calcext:value-type="float">
            <text:p>886</text:p>
          </table:table-cell>
          <table:table-cell table:formula="of:=IF(AND([.$B978]=&quot;i2c&quot;;[.$C978]=3);[.$D978];[.N977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26963775" calcext:value-type="float">
            <text:p>1626963775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916" calcext:value-type="float">
            <text:p>916</text:p>
          </table:table-cell>
          <table:table-cell table:number-columns-repeated="4"/>
          <table:table-cell table:formula="of:=([.A979]-[.A$2])/1000000" office:value-type="float" office:value="47.303306" calcext:value-type="float">
            <text:p>47.303306</text:p>
          </table:table-cell>
          <table:table-cell table:formula="of:=IF([.B979]=&quot;PC&quot;;[.H$2];-[.H$2])" office:value-type="float" office:value="-2200" calcext:value-type="float">
            <text:p>-2200</text:p>
          </table:table-cell>
          <table:table-cell table:formula="of:=IF(AND([.$B979]=&quot;i2c&quot;;[.$C979]=0);[.$D979];[.K978])" office:value-type="float" office:value="1024" calcext:value-type="float">
            <text:p>1024</text:p>
          </table:table-cell>
          <table:table-cell table:formula="of:=IF(AND([.$B979]=&quot;i2c&quot;;[.$C979]=1);[.$D979];[.L978])" office:value-type="float" office:value="1024" calcext:value-type="float">
            <text:p>1024</text:p>
          </table:table-cell>
          <table:table-cell table:formula="of:=IF(AND([.$B979]=&quot;i2c&quot;;[.$C979]=2);[.$D979];[.M978])" office:value-type="float" office:value="916" calcext:value-type="float">
            <text:p>916</text:p>
          </table:table-cell>
          <table:table-cell table:formula="of:=IF(AND([.$B979]=&quot;i2c&quot;;[.$C979]=3);[.$D979];[.N978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27024990" calcext:value-type="float">
            <text:p>162702499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([.A980]-[.A$2])/1000000" office:value-type="float" office:value="47.364521" calcext:value-type="float">
            <text:p>47.364521</text:p>
          </table:table-cell>
          <table:table-cell table:formula="of:=IF([.B980]=&quot;PC&quot;;[.H$2];-[.H$2])" office:value-type="float" office:value="-2200" calcext:value-type="float">
            <text:p>-2200</text:p>
          </table:table-cell>
          <table:table-cell table:formula="of:=IF(AND([.$B980]=&quot;i2c&quot;;[.$C980]=0);[.$D980];[.K979])" office:value-type="float" office:value="1024" calcext:value-type="float">
            <text:p>1024</text:p>
          </table:table-cell>
          <table:table-cell table:formula="of:=IF(AND([.$B980]=&quot;i2c&quot;;[.$C980]=1);[.$D980];[.L979])" office:value-type="float" office:value="1024" calcext:value-type="float">
            <text:p>1024</text:p>
          </table:table-cell>
          <table:table-cell table:formula="of:=IF(AND([.$B980]=&quot;i2c&quot;;[.$C980]=2);[.$D980];[.M979])" office:value-type="float" office:value="916" calcext:value-type="float">
            <text:p>916</text:p>
          </table:table-cell>
          <table:table-cell table:formula="of:=IF(AND([.$B980]=&quot;i2c&quot;;[.$C980]=3);[.$D980];[.N979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27052502" calcext:value-type="float">
            <text:p>1627052502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946" calcext:value-type="float">
            <text:p>946</text:p>
          </table:table-cell>
          <table:table-cell table:number-columns-repeated="4"/>
          <table:table-cell table:formula="of:=([.A981]-[.A$2])/1000000" office:value-type="float" office:value="47.392033" calcext:value-type="float">
            <text:p>47.392033</text:p>
          </table:table-cell>
          <table:table-cell table:formula="of:=IF([.B981]=&quot;PC&quot;;[.H$2];-[.H$2])" office:value-type="float" office:value="-2200" calcext:value-type="float">
            <text:p>-2200</text:p>
          </table:table-cell>
          <table:table-cell table:formula="of:=IF(AND([.$B981]=&quot;i2c&quot;;[.$C981]=0);[.$D981];[.K980])" office:value-type="float" office:value="1024" calcext:value-type="float">
            <text:p>1024</text:p>
          </table:table-cell>
          <table:table-cell table:formula="of:=IF(AND([.$B981]=&quot;i2c&quot;;[.$C981]=1);[.$D981];[.L980])" office:value-type="float" office:value="1024" calcext:value-type="float">
            <text:p>1024</text:p>
          </table:table-cell>
          <table:table-cell table:formula="of:=IF(AND([.$B981]=&quot;i2c&quot;;[.$C981]=2);[.$D981];[.M980])" office:value-type="float" office:value="946" calcext:value-type="float">
            <text:p>946</text:p>
          </table:table-cell>
          <table:table-cell table:formula="of:=IF(AND([.$B981]=&quot;i2c&quot;;[.$C981]=3);[.$D981];[.N980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27113707" calcext:value-type="float">
            <text:p>162711370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formula="of:=([.A982]-[.A$2])/1000000" office:value-type="float" office:value="47.453238" calcext:value-type="float">
            <text:p>47.453238</text:p>
          </table:table-cell>
          <table:table-cell table:formula="of:=IF([.B982]=&quot;PC&quot;;[.H$2];-[.H$2])" office:value-type="float" office:value="-2200" calcext:value-type="float">
            <text:p>-2200</text:p>
          </table:table-cell>
          <table:table-cell table:formula="of:=IF(AND([.$B982]=&quot;i2c&quot;;[.$C982]=0);[.$D982];[.K981])" office:value-type="float" office:value="1024" calcext:value-type="float">
            <text:p>1024</text:p>
          </table:table-cell>
          <table:table-cell table:formula="of:=IF(AND([.$B982]=&quot;i2c&quot;;[.$C982]=1);[.$D982];[.L981])" office:value-type="float" office:value="1024" calcext:value-type="float">
            <text:p>1024</text:p>
          </table:table-cell>
          <table:table-cell table:formula="of:=IF(AND([.$B982]=&quot;i2c&quot;;[.$C982]=2);[.$D982];[.M981])" office:value-type="float" office:value="946" calcext:value-type="float">
            <text:p>946</text:p>
          </table:table-cell>
          <table:table-cell table:formula="of:=IF(AND([.$B982]=&quot;i2c&quot;;[.$C982]=3);[.$D982];[.N981]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627141201" calcext:value-type="float">
            <text:p>1627141201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976" calcext:value-type="float">
            <text:p>976</text:p>
          </table:table-cell>
          <table:table-cell table:number-columns-repeated="4"/>
          <table:table-cell table:formula="of:=([.A983]-[.A$2])/1000000" office:value-type="float" office:value="47.480732" calcext:value-type="float">
            <text:p>47.480732</text:p>
          </table:table-cell>
          <table:table-cell table:formula="of:=IF([.B983]=&quot;PC&quot;;[.H$2];-[.H$2])" office:value-type="float" office:value="-2200" calcext:value-type="float">
            <text:p>-2200</text:p>
          </table:table-cell>
          <table:table-cell table:formula="of:=IF(AND([.$B983]=&quot;i2c&quot;;[.$C983]=0);[.$D983];[.K982])" office:value-type="float" office:value="1024" calcext:value-type="float">
            <text:p>1024</text:p>
          </table:table-cell>
          <table:table-cell table:formula="of:=IF(AND([.$B983]=&quot;i2c&quot;;[.$C983]=1);[.$D983];[.L982])" office:value-type="float" office:value="1024" calcext:value-type="float">
            <text:p>1024</text:p>
          </table:table-cell>
          <table:table-cell table:formula="of:=IF(AND([.$B983]=&quot;i2c&quot;;[.$C983]=2);[.$D983];[.M982])" office:value-type="float" office:value="976" calcext:value-type="float">
            <text:p>976</text:p>
          </table:table-cell>
          <table:table-cell table:formula="of:=IF(AND([.$B983]=&quot;i2c&quot;;[.$C983]=3);[.$D983];[.N982]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627202404" calcext:value-type="float">
            <text:p>162720240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([.A984]-[.A$2])/1000000" office:value-type="float" office:value="47.541935" calcext:value-type="float">
            <text:p>47.541935</text:p>
          </table:table-cell>
          <table:table-cell table:formula="of:=IF([.B984]=&quot;PC&quot;;[.H$2];-[.H$2])" office:value-type="float" office:value="-2200" calcext:value-type="float">
            <text:p>-2200</text:p>
          </table:table-cell>
          <table:table-cell table:formula="of:=IF(AND([.$B984]=&quot;i2c&quot;;[.$C984]=0);[.$D984];[.K983])" office:value-type="float" office:value="1024" calcext:value-type="float">
            <text:p>1024</text:p>
          </table:table-cell>
          <table:table-cell table:formula="of:=IF(AND([.$B984]=&quot;i2c&quot;;[.$C984]=1);[.$D984];[.L983])" office:value-type="float" office:value="1024" calcext:value-type="float">
            <text:p>1024</text:p>
          </table:table-cell>
          <table:table-cell table:formula="of:=IF(AND([.$B984]=&quot;i2c&quot;;[.$C984]=2);[.$D984];[.M983])" office:value-type="float" office:value="976" calcext:value-type="float">
            <text:p>976</text:p>
          </table:table-cell>
          <table:table-cell table:formula="of:=IF(AND([.$B984]=&quot;i2c&quot;;[.$C984]=3);[.$D984];[.N983]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627229916" calcext:value-type="float">
            <text:p>1627229916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table:number-columns-repeated="4"/>
          <table:table-cell table:formula="of:=([.A985]-[.A$2])/1000000" office:value-type="float" office:value="47.569447" calcext:value-type="float">
            <text:p>47.569447</text:p>
          </table:table-cell>
          <table:table-cell table:formula="of:=IF([.B985]=&quot;PC&quot;;[.H$2];-[.H$2])" office:value-type="float" office:value="-2200" calcext:value-type="float">
            <text:p>-2200</text:p>
          </table:table-cell>
          <table:table-cell table:formula="of:=IF(AND([.$B985]=&quot;i2c&quot;;[.$C985]=0);[.$D985];[.K984])" office:value-type="float" office:value="1024" calcext:value-type="float">
            <text:p>1024</text:p>
          </table:table-cell>
          <table:table-cell table:formula="of:=IF(AND([.$B985]=&quot;i2c&quot;;[.$C985]=1);[.$D985];[.L984])" office:value-type="float" office:value="1024" calcext:value-type="float">
            <text:p>1024</text:p>
          </table:table-cell>
          <table:table-cell table:formula="of:=IF(AND([.$B985]=&quot;i2c&quot;;[.$C985]=2);[.$D985];[.M984])" office:value-type="float" office:value="1006" calcext:value-type="float">
            <text:p>1006</text:p>
          </table:table-cell>
          <table:table-cell table:formula="of:=IF(AND([.$B985]=&quot;i2c&quot;;[.$C985]=3);[.$D985];[.N984]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627291116" calcext:value-type="float">
            <text:p>162729111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formula="of:=([.A986]-[.A$2])/1000000" office:value-type="float" office:value="47.630647" calcext:value-type="float">
            <text:p>47.630647</text:p>
          </table:table-cell>
          <table:table-cell table:formula="of:=IF([.B986]=&quot;PC&quot;;[.H$2];-[.H$2])" office:value-type="float" office:value="-2200" calcext:value-type="float">
            <text:p>-2200</text:p>
          </table:table-cell>
          <table:table-cell table:formula="of:=IF(AND([.$B986]=&quot;i2c&quot;;[.$C986]=0);[.$D986];[.K985])" office:value-type="float" office:value="1024" calcext:value-type="float">
            <text:p>1024</text:p>
          </table:table-cell>
          <table:table-cell table:formula="of:=IF(AND([.$B986]=&quot;i2c&quot;;[.$C986]=1);[.$D986];[.L985])" office:value-type="float" office:value="1024" calcext:value-type="float">
            <text:p>1024</text:p>
          </table:table-cell>
          <table:table-cell table:formula="of:=IF(AND([.$B986]=&quot;i2c&quot;;[.$C986]=2);[.$D986];[.M985])" office:value-type="float" office:value="1006" calcext:value-type="float">
            <text:p>1006</text:p>
          </table:table-cell>
          <table:table-cell table:formula="of:=IF(AND([.$B986]=&quot;i2c&quot;;[.$C986]=3);[.$D986];[.N985]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27318624" calcext:value-type="float">
            <text:p>1627318624</text:p>
          </table:table-cell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([.A987]-[.A$2])/1000000" office:value-type="float" office:value="47.658155" calcext:value-type="float">
            <text:p>47.658155</text:p>
          </table:table-cell>
          <table:table-cell table:formula="of:=IF([.B987]=&quot;PC&quot;;[.H$2];-[.H$2])" office:value-type="float" office:value="-2200" calcext:value-type="float">
            <text:p>-2200</text:p>
          </table:table-cell>
          <table:table-cell table:formula="of:=IF(AND([.$B987]=&quot;i2c&quot;;[.$C987]=0);[.$D987];[.K986])" office:value-type="float" office:value="1024" calcext:value-type="float">
            <text:p>1024</text:p>
          </table:table-cell>
          <table:table-cell table:formula="of:=IF(AND([.$B987]=&quot;i2c&quot;;[.$C987]=1);[.$D987];[.L986])" office:value-type="float" office:value="1024" calcext:value-type="float">
            <text:p>1024</text:p>
          </table:table-cell>
          <table:table-cell table:formula="of:=IF(AND([.$B987]=&quot;i2c&quot;;[.$C987]=2);[.$D987];[.M986])" office:value-type="float" office:value="1024" calcext:value-type="float">
            <text:p>1024</text:p>
          </table:table-cell>
          <table:table-cell table:formula="of:=IF(AND([.$B987]=&quot;i2c&quot;;[.$C987]=3);[.$D987];[.N986]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27379828" calcext:value-type="float">
            <text:p>162737982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formula="of:=([.A988]-[.A$2])/1000000" office:value-type="float" office:value="47.719359" calcext:value-type="float">
            <text:p>47.719359</text:p>
          </table:table-cell>
          <table:table-cell table:formula="of:=IF([.B988]=&quot;PC&quot;;[.H$2];-[.H$2])" office:value-type="float" office:value="-2200" calcext:value-type="float">
            <text:p>-2200</text:p>
          </table:table-cell>
          <table:table-cell table:formula="of:=IF(AND([.$B988]=&quot;i2c&quot;;[.$C988]=0);[.$D988];[.K987])" office:value-type="float" office:value="1024" calcext:value-type="float">
            <text:p>1024</text:p>
          </table:table-cell>
          <table:table-cell table:formula="of:=IF(AND([.$B988]=&quot;i2c&quot;;[.$C988]=1);[.$D988];[.L987])" office:value-type="float" office:value="1024" calcext:value-type="float">
            <text:p>1024</text:p>
          </table:table-cell>
          <table:table-cell table:formula="of:=IF(AND([.$B988]=&quot;i2c&quot;;[.$C988]=2);[.$D988];[.M987])" office:value-type="float" office:value="1024" calcext:value-type="float">
            <text:p>1024</text:p>
          </table:table-cell>
          <table:table-cell table:formula="of:=IF(AND([.$B988]=&quot;i2c&quot;;[.$C988]=3);[.$D988];[.N987]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627467515" calcext:value-type="float">
            <text:p>162746751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table:number-columns-repeated="4"/>
          <table:table-cell table:formula="of:=([.A989]-[.A$2])/1000000" office:value-type="float" office:value="47.807046" calcext:value-type="float">
            <text:p>47.807046</text:p>
          </table:table-cell>
          <table:table-cell table:formula="of:=IF([.B989]=&quot;PC&quot;;[.H$2];-[.H$2])" office:value-type="float" office:value="-2200" calcext:value-type="float">
            <text:p>-2200</text:p>
          </table:table-cell>
          <table:table-cell table:formula="of:=IF(AND([.$B989]=&quot;i2c&quot;;[.$C989]=0);[.$D989];[.K988])" office:value-type="float" office:value="1024" calcext:value-type="float">
            <text:p>1024</text:p>
          </table:table-cell>
          <table:table-cell table:formula="of:=IF(AND([.$B989]=&quot;i2c&quot;;[.$C989]=1);[.$D989];[.L988])" office:value-type="float" office:value="1024" calcext:value-type="float">
            <text:p>1024</text:p>
          </table:table-cell>
          <table:table-cell table:formula="of:=IF(AND([.$B989]=&quot;i2c&quot;;[.$C989]=2);[.$D989];[.M988])" office:value-type="float" office:value="1024" calcext:value-type="float">
            <text:p>1024</text:p>
          </table:table-cell>
          <table:table-cell table:formula="of:=IF(AND([.$B989]=&quot;i2c&quot;;[.$C989]=3);[.$D989];[.N988]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627555184" calcext:value-type="float">
            <text:p>162755518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formula="of:=([.A990]-[.A$2])/1000000" office:value-type="float" office:value="47.894715" calcext:value-type="float">
            <text:p>47.894715</text:p>
          </table:table-cell>
          <table:table-cell table:formula="of:=IF([.B990]=&quot;PC&quot;;[.H$2];-[.H$2])" office:value-type="float" office:value="-2200" calcext:value-type="float">
            <text:p>-2200</text:p>
          </table:table-cell>
          <table:table-cell table:formula="of:=IF(AND([.$B990]=&quot;i2c&quot;;[.$C990]=0);[.$D990];[.K989])" office:value-type="float" office:value="1024" calcext:value-type="float">
            <text:p>1024</text:p>
          </table:table-cell>
          <table:table-cell table:formula="of:=IF(AND([.$B990]=&quot;i2c&quot;;[.$C990]=1);[.$D990];[.L989])" office:value-type="float" office:value="1024" calcext:value-type="float">
            <text:p>1024</text:p>
          </table:table-cell>
          <table:table-cell table:formula="of:=IF(AND([.$B990]=&quot;i2c&quot;;[.$C990]=2);[.$D990];[.M989])" office:value-type="float" office:value="1024" calcext:value-type="float">
            <text:p>1024</text:p>
          </table:table-cell>
          <table:table-cell table:formula="of:=IF(AND([.$B990]=&quot;i2c&quot;;[.$C990]=3);[.$D990];[.N989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27642864" calcext:value-type="float">
            <text:p>162764286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table:number-columns-repeated="4"/>
          <table:table-cell table:formula="of:=([.A991]-[.A$2])/1000000" office:value-type="float" office:value="47.982395" calcext:value-type="float">
            <text:p>47.982395</text:p>
          </table:table-cell>
          <table:table-cell table:formula="of:=IF([.B991]=&quot;PC&quot;;[.H$2];-[.H$2])" office:value-type="float" office:value="-2200" calcext:value-type="float">
            <text:p>-2200</text:p>
          </table:table-cell>
          <table:table-cell table:formula="of:=IF(AND([.$B991]=&quot;i2c&quot;;[.$C991]=0);[.$D991];[.K990])" office:value-type="float" office:value="1024" calcext:value-type="float">
            <text:p>1024</text:p>
          </table:table-cell>
          <table:table-cell table:formula="of:=IF(AND([.$B991]=&quot;i2c&quot;;[.$C991]=1);[.$D991];[.L990])" office:value-type="float" office:value="1024" calcext:value-type="float">
            <text:p>1024</text:p>
          </table:table-cell>
          <table:table-cell table:formula="of:=IF(AND([.$B991]=&quot;i2c&quot;;[.$C991]=2);[.$D991];[.M990])" office:value-type="float" office:value="1024" calcext:value-type="float">
            <text:p>1024</text:p>
          </table:table-cell>
          <table:table-cell table:formula="of:=IF(AND([.$B991]=&quot;i2c&quot;;[.$C991]=3);[.$D991];[.N990]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627730548" calcext:value-type="float">
            <text:p>162773054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table:number-columns-repeated="4"/>
          <table:table-cell table:formula="of:=([.A992]-[.A$2])/1000000" office:value-type="float" office:value="48.070079" calcext:value-type="float">
            <text:p>48.070079</text:p>
          </table:table-cell>
          <table:table-cell table:formula="of:=IF([.B992]=&quot;PC&quot;;[.H$2];-[.H$2])" office:value-type="float" office:value="-2200" calcext:value-type="float">
            <text:p>-2200</text:p>
          </table:table-cell>
          <table:table-cell table:formula="of:=IF(AND([.$B992]=&quot;i2c&quot;;[.$C992]=0);[.$D992];[.K991])" office:value-type="float" office:value="1024" calcext:value-type="float">
            <text:p>1024</text:p>
          </table:table-cell>
          <table:table-cell table:formula="of:=IF(AND([.$B992]=&quot;i2c&quot;;[.$C992]=1);[.$D992];[.L991])" office:value-type="float" office:value="1024" calcext:value-type="float">
            <text:p>1024</text:p>
          </table:table-cell>
          <table:table-cell table:formula="of:=IF(AND([.$B992]=&quot;i2c&quot;;[.$C992]=2);[.$D992];[.M991])" office:value-type="float" office:value="1024" calcext:value-type="float">
            <text:p>1024</text:p>
          </table:table-cell>
          <table:table-cell table:formula="of:=IF(AND([.$B992]=&quot;i2c&quot;;[.$C992]=3);[.$D992];[.N991])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627818231" calcext:value-type="float">
            <text:p>162781823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346" calcext:value-type="float">
            <text:p>346</text:p>
          </table:table-cell>
          <table:table-cell table:number-columns-repeated="4"/>
          <table:table-cell table:formula="of:=([.A993]-[.A$2])/1000000" office:value-type="float" office:value="48.157762" calcext:value-type="float">
            <text:p>48.157762</text:p>
          </table:table-cell>
          <table:table-cell table:formula="of:=IF([.B993]=&quot;PC&quot;;[.H$2];-[.H$2])" office:value-type="float" office:value="-2200" calcext:value-type="float">
            <text:p>-2200</text:p>
          </table:table-cell>
          <table:table-cell table:formula="of:=IF(AND([.$B993]=&quot;i2c&quot;;[.$C993]=0);[.$D993];[.K992])" office:value-type="float" office:value="1024" calcext:value-type="float">
            <text:p>1024</text:p>
          </table:table-cell>
          <table:table-cell table:formula="of:=IF(AND([.$B993]=&quot;i2c&quot;;[.$C993]=1);[.$D993];[.L992])" office:value-type="float" office:value="1024" calcext:value-type="float">
            <text:p>1024</text:p>
          </table:table-cell>
          <table:table-cell table:formula="of:=IF(AND([.$B993]=&quot;i2c&quot;;[.$C993]=2);[.$D993];[.M992])" office:value-type="float" office:value="1024" calcext:value-type="float">
            <text:p>1024</text:p>
          </table:table-cell>
          <table:table-cell table:formula="of:=IF(AND([.$B993]=&quot;i2c&quot;;[.$C993]=3);[.$D993];[.N992])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627905906" calcext:value-type="float">
            <text:p>162790590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table:number-columns-repeated="4"/>
          <table:table-cell table:formula="of:=([.A994]-[.A$2])/1000000" office:value-type="float" office:value="48.245437" calcext:value-type="float">
            <text:p>48.245437</text:p>
          </table:table-cell>
          <table:table-cell table:formula="of:=IF([.B994]=&quot;PC&quot;;[.H$2];-[.H$2])" office:value-type="float" office:value="-2200" calcext:value-type="float">
            <text:p>-2200</text:p>
          </table:table-cell>
          <table:table-cell table:formula="of:=IF(AND([.$B994]=&quot;i2c&quot;;[.$C994]=0);[.$D994];[.K993])" office:value-type="float" office:value="1024" calcext:value-type="float">
            <text:p>1024</text:p>
          </table:table-cell>
          <table:table-cell table:formula="of:=IF(AND([.$B994]=&quot;i2c&quot;;[.$C994]=1);[.$D994];[.L993])" office:value-type="float" office:value="1024" calcext:value-type="float">
            <text:p>1024</text:p>
          </table:table-cell>
          <table:table-cell table:formula="of:=IF(AND([.$B994]=&quot;i2c&quot;;[.$C994]=2);[.$D994];[.M993])" office:value-type="float" office:value="1024" calcext:value-type="float">
            <text:p>1024</text:p>
          </table:table-cell>
          <table:table-cell table:formula="of:=IF(AND([.$B994]=&quot;i2c&quot;;[.$C994]=3);[.$D994];[.N993])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627993585" calcext:value-type="float">
            <text:p>162799358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table:number-columns-repeated="4"/>
          <table:table-cell table:formula="of:=([.A995]-[.A$2])/1000000" office:value-type="float" office:value="48.333116" calcext:value-type="float">
            <text:p>48.333116</text:p>
          </table:table-cell>
          <table:table-cell table:formula="of:=IF([.B995]=&quot;PC&quot;;[.H$2];-[.H$2])" office:value-type="float" office:value="-2200" calcext:value-type="float">
            <text:p>-2200</text:p>
          </table:table-cell>
          <table:table-cell table:formula="of:=IF(AND([.$B995]=&quot;i2c&quot;;[.$C995]=0);[.$D995];[.K994])" office:value-type="float" office:value="1024" calcext:value-type="float">
            <text:p>1024</text:p>
          </table:table-cell>
          <table:table-cell table:formula="of:=IF(AND([.$B995]=&quot;i2c&quot;;[.$C995]=1);[.$D995];[.L994])" office:value-type="float" office:value="1024" calcext:value-type="float">
            <text:p>1024</text:p>
          </table:table-cell>
          <table:table-cell table:formula="of:=IF(AND([.$B995]=&quot;i2c&quot;;[.$C995]=2);[.$D995];[.M994])" office:value-type="float" office:value="1024" calcext:value-type="float">
            <text:p>1024</text:p>
          </table:table-cell>
          <table:table-cell table:formula="of:=IF(AND([.$B995]=&quot;i2c&quot;;[.$C995]=3);[.$D995];[.N994]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628081272" calcext:value-type="float">
            <text:p>162808127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436" calcext:value-type="float">
            <text:p>436</text:p>
          </table:table-cell>
          <table:table-cell table:number-columns-repeated="4"/>
          <table:table-cell table:formula="of:=([.A996]-[.A$2])/1000000" office:value-type="float" office:value="48.420803" calcext:value-type="float">
            <text:p>48.420803</text:p>
          </table:table-cell>
          <table:table-cell table:formula="of:=IF([.B996]=&quot;PC&quot;;[.H$2];-[.H$2])" office:value-type="float" office:value="-2200" calcext:value-type="float">
            <text:p>-2200</text:p>
          </table:table-cell>
          <table:table-cell table:formula="of:=IF(AND([.$B996]=&quot;i2c&quot;;[.$C996]=0);[.$D996];[.K995])" office:value-type="float" office:value="1024" calcext:value-type="float">
            <text:p>1024</text:p>
          </table:table-cell>
          <table:table-cell table:formula="of:=IF(AND([.$B996]=&quot;i2c&quot;;[.$C996]=1);[.$D996];[.L995])" office:value-type="float" office:value="1024" calcext:value-type="float">
            <text:p>1024</text:p>
          </table:table-cell>
          <table:table-cell table:formula="of:=IF(AND([.$B996]=&quot;i2c&quot;;[.$C996]=2);[.$D996];[.M995])" office:value-type="float" office:value="1024" calcext:value-type="float">
            <text:p>1024</text:p>
          </table:table-cell>
          <table:table-cell table:formula="of:=IF(AND([.$B996]=&quot;i2c&quot;;[.$C996]=3);[.$D996];[.N995])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628168950" calcext:value-type="float">
            <text:p>162816895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table:number-columns-repeated="4"/>
          <table:table-cell table:formula="of:=([.A997]-[.A$2])/1000000" office:value-type="float" office:value="48.508481" calcext:value-type="float">
            <text:p>48.508481</text:p>
          </table:table-cell>
          <table:table-cell table:formula="of:=IF([.B997]=&quot;PC&quot;;[.H$2];-[.H$2])" office:value-type="float" office:value="-2200" calcext:value-type="float">
            <text:p>-2200</text:p>
          </table:table-cell>
          <table:table-cell table:formula="of:=IF(AND([.$B997]=&quot;i2c&quot;;[.$C997]=0);[.$D997];[.K996])" office:value-type="float" office:value="1024" calcext:value-type="float">
            <text:p>1024</text:p>
          </table:table-cell>
          <table:table-cell table:formula="of:=IF(AND([.$B997]=&quot;i2c&quot;;[.$C997]=1);[.$D997];[.L996])" office:value-type="float" office:value="1024" calcext:value-type="float">
            <text:p>1024</text:p>
          </table:table-cell>
          <table:table-cell table:formula="of:=IF(AND([.$B997]=&quot;i2c&quot;;[.$C997]=2);[.$D997];[.M996])" office:value-type="float" office:value="1024" calcext:value-type="float">
            <text:p>1024</text:p>
          </table:table-cell>
          <table:table-cell table:formula="of:=IF(AND([.$B997]=&quot;i2c&quot;;[.$C997]=3);[.$D997];[.N996])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628256635" calcext:value-type="float">
            <text:p>1628256635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table:number-columns-repeated="4"/>
          <table:table-cell table:formula="of:=([.A998]-[.A$2])/1000000" office:value-type="float" office:value="48.596166" calcext:value-type="float">
            <text:p>48.596166</text:p>
          </table:table-cell>
          <table:table-cell table:formula="of:=IF([.B998]=&quot;PC&quot;;[.H$2];-[.H$2])" office:value-type="float" office:value="-2200" calcext:value-type="float">
            <text:p>-2200</text:p>
          </table:table-cell>
          <table:table-cell table:formula="of:=IF(AND([.$B998]=&quot;i2c&quot;;[.$C998]=0);[.$D998];[.K997])" office:value-type="float" office:value="1024" calcext:value-type="float">
            <text:p>1024</text:p>
          </table:table-cell>
          <table:table-cell table:formula="of:=IF(AND([.$B998]=&quot;i2c&quot;;[.$C998]=1);[.$D998];[.L997])" office:value-type="float" office:value="1024" calcext:value-type="float">
            <text:p>1024</text:p>
          </table:table-cell>
          <table:table-cell table:formula="of:=IF(AND([.$B998]=&quot;i2c&quot;;[.$C998]=2);[.$D998];[.M997])" office:value-type="float" office:value="1024" calcext:value-type="float">
            <text:p>1024</text:p>
          </table:table-cell>
          <table:table-cell table:formula="of:=IF(AND([.$B998]=&quot;i2c&quot;;[.$C998]=3);[.$D998];[.N997])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628344308" calcext:value-type="float">
            <text:p>162834430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526" calcext:value-type="float">
            <text:p>526</text:p>
          </table:table-cell>
          <table:table-cell table:number-columns-repeated="4"/>
          <table:table-cell table:formula="of:=([.A999]-[.A$2])/1000000" office:value-type="float" office:value="48.683839" calcext:value-type="float">
            <text:p>48.683839</text:p>
          </table:table-cell>
          <table:table-cell table:formula="of:=IF([.B999]=&quot;PC&quot;;[.H$2];-[.H$2])" office:value-type="float" office:value="-2200" calcext:value-type="float">
            <text:p>-2200</text:p>
          </table:table-cell>
          <table:table-cell table:formula="of:=IF(AND([.$B999]=&quot;i2c&quot;;[.$C999]=0);[.$D999];[.K998])" office:value-type="float" office:value="1024" calcext:value-type="float">
            <text:p>1024</text:p>
          </table:table-cell>
          <table:table-cell table:formula="of:=IF(AND([.$B999]=&quot;i2c&quot;;[.$C999]=1);[.$D999];[.L998])" office:value-type="float" office:value="1024" calcext:value-type="float">
            <text:p>1024</text:p>
          </table:table-cell>
          <table:table-cell table:formula="of:=IF(AND([.$B999]=&quot;i2c&quot;;[.$C999]=2);[.$D999];[.M998])" office:value-type="float" office:value="1024" calcext:value-type="float">
            <text:p>1024</text:p>
          </table:table-cell>
          <table:table-cell table:formula="of:=IF(AND([.$B999]=&quot;i2c&quot;;[.$C999]=3);[.$D999];[.N998])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28431994" calcext:value-type="float">
            <text:p>1628431994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556" calcext:value-type="float">
            <text:p>556</text:p>
          </table:table-cell>
          <table:table-cell table:number-columns-repeated="4"/>
          <table:table-cell table:formula="of:=([.A1000]-[.A$2])/1000000" office:value-type="float" office:value="48.771525" calcext:value-type="float">
            <text:p>48.771525</text:p>
          </table:table-cell>
          <table:table-cell table:formula="of:=IF([.B1000]=&quot;PC&quot;;[.H$2];-[.H$2])" office:value-type="float" office:value="-2200" calcext:value-type="float">
            <text:p>-2200</text:p>
          </table:table-cell>
          <table:table-cell table:formula="of:=IF(AND([.$B1000]=&quot;i2c&quot;;[.$C1000]=0);[.$D1000];[.K999])" office:value-type="float" office:value="1024" calcext:value-type="float">
            <text:p>1024</text:p>
          </table:table-cell>
          <table:table-cell table:formula="of:=IF(AND([.$B1000]=&quot;i2c&quot;;[.$C1000]=1);[.$D1000];[.L999])" office:value-type="float" office:value="1024" calcext:value-type="float">
            <text:p>1024</text:p>
          </table:table-cell>
          <table:table-cell table:formula="of:=IF(AND([.$B1000]=&quot;i2c&quot;;[.$C1000]=2);[.$D1000];[.M999])" office:value-type="float" office:value="1024" calcext:value-type="float">
            <text:p>1024</text:p>
          </table:table-cell>
          <table:table-cell table:formula="of:=IF(AND([.$B1000]=&quot;i2c&quot;;[.$C1000]=3);[.$D1000];[.N999])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628519673" calcext:value-type="float">
            <text:p>162851967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586" calcext:value-type="float">
            <text:p>586</text:p>
          </table:table-cell>
          <table:table-cell table:number-columns-repeated="4"/>
          <table:table-cell table:formula="of:=([.A1001]-[.A$2])/1000000" office:value-type="float" office:value="48.859204" calcext:value-type="float">
            <text:p>48.859204</text:p>
          </table:table-cell>
          <table:table-cell table:formula="of:=IF([.B1001]=&quot;PC&quot;;[.H$2];-[.H$2])" office:value-type="float" office:value="-2200" calcext:value-type="float">
            <text:p>-2200</text:p>
          </table:table-cell>
          <table:table-cell table:formula="of:=IF(AND([.$B1001]=&quot;i2c&quot;;[.$C1001]=0);[.$D1001];[.K1000])" office:value-type="float" office:value="1024" calcext:value-type="float">
            <text:p>1024</text:p>
          </table:table-cell>
          <table:table-cell table:formula="of:=IF(AND([.$B1001]=&quot;i2c&quot;;[.$C1001]=1);[.$D1001];[.L1000])" office:value-type="float" office:value="1024" calcext:value-type="float">
            <text:p>1024</text:p>
          </table:table-cell>
          <table:table-cell table:formula="of:=IF(AND([.$B1001]=&quot;i2c&quot;;[.$C1001]=2);[.$D1001];[.M1000])" office:value-type="float" office:value="1024" calcext:value-type="float">
            <text:p>1024</text:p>
          </table:table-cell>
          <table:table-cell table:formula="of:=IF(AND([.$B1001]=&quot;i2c&quot;;[.$C1001]=3);[.$D1001];[.N1000])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628607361" calcext:value-type="float">
            <text:p>162860736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616" calcext:value-type="float">
            <text:p>616</text:p>
          </table:table-cell>
          <table:table-cell table:number-columns-repeated="4"/>
          <table:table-cell table:formula="of:=([.A1002]-[.A$2])/1000000" office:value-type="float" office:value="48.946892" calcext:value-type="float">
            <text:p>48.946892</text:p>
          </table:table-cell>
          <table:table-cell table:formula="of:=IF([.B1002]=&quot;PC&quot;;[.H$2];-[.H$2])" office:value-type="float" office:value="-2200" calcext:value-type="float">
            <text:p>-2200</text:p>
          </table:table-cell>
          <table:table-cell table:formula="of:=IF(AND([.$B1002]=&quot;i2c&quot;;[.$C1002]=0);[.$D1002];[.K1001])" office:value-type="float" office:value="1024" calcext:value-type="float">
            <text:p>1024</text:p>
          </table:table-cell>
          <table:table-cell table:formula="of:=IF(AND([.$B1002]=&quot;i2c&quot;;[.$C1002]=1);[.$D1002];[.L1001])" office:value-type="float" office:value="1024" calcext:value-type="float">
            <text:p>1024</text:p>
          </table:table-cell>
          <table:table-cell table:formula="of:=IF(AND([.$B1002]=&quot;i2c&quot;;[.$C1002]=2);[.$D1002];[.M1001])" office:value-type="float" office:value="1024" calcext:value-type="float">
            <text:p>1024</text:p>
          </table:table-cell>
          <table:table-cell table:formula="of:=IF(AND([.$B1002]=&quot;i2c&quot;;[.$C1002]=3);[.$D1002];[.N1001])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628695033" calcext:value-type="float">
            <text:p>1628695033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646" calcext:value-type="float">
            <text:p>646</text:p>
          </table:table-cell>
          <table:table-cell table:number-columns-repeated="4"/>
          <table:table-cell table:formula="of:=([.A1003]-[.A$2])/1000000" office:value-type="float" office:value="49.034564" calcext:value-type="float">
            <text:p>49.034564</text:p>
          </table:table-cell>
          <table:table-cell table:formula="of:=IF([.B1003]=&quot;PC&quot;;[.H$2];-[.H$2])" office:value-type="float" office:value="-2200" calcext:value-type="float">
            <text:p>-2200</text:p>
          </table:table-cell>
          <table:table-cell table:formula="of:=IF(AND([.$B1003]=&quot;i2c&quot;;[.$C1003]=0);[.$D1003];[.K1002])" office:value-type="float" office:value="1024" calcext:value-type="float">
            <text:p>1024</text:p>
          </table:table-cell>
          <table:table-cell table:formula="of:=IF(AND([.$B1003]=&quot;i2c&quot;;[.$C1003]=1);[.$D1003];[.L1002])" office:value-type="float" office:value="1024" calcext:value-type="float">
            <text:p>1024</text:p>
          </table:table-cell>
          <table:table-cell table:formula="of:=IF(AND([.$B1003]=&quot;i2c&quot;;[.$C1003]=2);[.$D1003];[.M1002])" office:value-type="float" office:value="1024" calcext:value-type="float">
            <text:p>1024</text:p>
          </table:table-cell>
          <table:table-cell table:formula="of:=IF(AND([.$B1003]=&quot;i2c&quot;;[.$C1003]=3);[.$D1003];[.N1002])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628782717" calcext:value-type="float">
            <text:p>1628782717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676" calcext:value-type="float">
            <text:p>676</text:p>
          </table:table-cell>
          <table:table-cell table:number-columns-repeated="4"/>
          <table:table-cell table:formula="of:=([.A1004]-[.A$2])/1000000" office:value-type="float" office:value="49.122248" calcext:value-type="float">
            <text:p>49.122248</text:p>
          </table:table-cell>
          <table:table-cell table:formula="of:=IF([.B1004]=&quot;PC&quot;;[.H$2];-[.H$2])" office:value-type="float" office:value="-2200" calcext:value-type="float">
            <text:p>-2200</text:p>
          </table:table-cell>
          <table:table-cell table:formula="of:=IF(AND([.$B1004]=&quot;i2c&quot;;[.$C1004]=0);[.$D1004];[.K1003])" office:value-type="float" office:value="1024" calcext:value-type="float">
            <text:p>1024</text:p>
          </table:table-cell>
          <table:table-cell table:formula="of:=IF(AND([.$B1004]=&quot;i2c&quot;;[.$C1004]=1);[.$D1004];[.L1003])" office:value-type="float" office:value="1024" calcext:value-type="float">
            <text:p>1024</text:p>
          </table:table-cell>
          <table:table-cell table:formula="of:=IF(AND([.$B1004]=&quot;i2c&quot;;[.$C1004]=2);[.$D1004];[.M1003])" office:value-type="float" office:value="1024" calcext:value-type="float">
            <text:p>1024</text:p>
          </table:table-cell>
          <table:table-cell table:formula="of:=IF(AND([.$B1004]=&quot;i2c&quot;;[.$C1004]=3);[.$D1004];[.N1003])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628870408" calcext:value-type="float">
            <text:p>162887040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706" calcext:value-type="float">
            <text:p>706</text:p>
          </table:table-cell>
          <table:table-cell table:number-columns-repeated="4"/>
          <table:table-cell table:formula="of:=([.A1005]-[.A$2])/1000000" office:value-type="float" office:value="49.209939" calcext:value-type="float">
            <text:p>49.209939</text:p>
          </table:table-cell>
          <table:table-cell table:formula="of:=IF([.B1005]=&quot;PC&quot;;[.H$2];-[.H$2])" office:value-type="float" office:value="-2200" calcext:value-type="float">
            <text:p>-2200</text:p>
          </table:table-cell>
          <table:table-cell table:formula="of:=IF(AND([.$B1005]=&quot;i2c&quot;;[.$C1005]=0);[.$D1005];[.K1004])" office:value-type="float" office:value="1024" calcext:value-type="float">
            <text:p>1024</text:p>
          </table:table-cell>
          <table:table-cell table:formula="of:=IF(AND([.$B1005]=&quot;i2c&quot;;[.$C1005]=1);[.$D1005];[.L1004])" office:value-type="float" office:value="1024" calcext:value-type="float">
            <text:p>1024</text:p>
          </table:table-cell>
          <table:table-cell table:formula="of:=IF(AND([.$B1005]=&quot;i2c&quot;;[.$C1005]=2);[.$D1005];[.M1004])" office:value-type="float" office:value="1024" calcext:value-type="float">
            <text:p>1024</text:p>
          </table:table-cell>
          <table:table-cell table:formula="of:=IF(AND([.$B1005]=&quot;i2c&quot;;[.$C1005]=3);[.$D1005];[.N1004])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628958090" calcext:value-type="float">
            <text:p>162895809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736" calcext:value-type="float">
            <text:p>736</text:p>
          </table:table-cell>
          <table:table-cell table:number-columns-repeated="4"/>
          <table:table-cell table:formula="of:=([.A1006]-[.A$2])/1000000" office:value-type="float" office:value="49.297621" calcext:value-type="float">
            <text:p>49.297621</text:p>
          </table:table-cell>
          <table:table-cell table:formula="of:=IF([.B1006]=&quot;PC&quot;;[.H$2];-[.H$2])" office:value-type="float" office:value="-2200" calcext:value-type="float">
            <text:p>-2200</text:p>
          </table:table-cell>
          <table:table-cell table:formula="of:=IF(AND([.$B1006]=&quot;i2c&quot;;[.$C1006]=0);[.$D1006];[.K1005])" office:value-type="float" office:value="1024" calcext:value-type="float">
            <text:p>1024</text:p>
          </table:table-cell>
          <table:table-cell table:formula="of:=IF(AND([.$B1006]=&quot;i2c&quot;;[.$C1006]=1);[.$D1006];[.L1005])" office:value-type="float" office:value="1024" calcext:value-type="float">
            <text:p>1024</text:p>
          </table:table-cell>
          <table:table-cell table:formula="of:=IF(AND([.$B1006]=&quot;i2c&quot;;[.$C1006]=2);[.$D1006];[.M1005])" office:value-type="float" office:value="1024" calcext:value-type="float">
            <text:p>1024</text:p>
          </table:table-cell>
          <table:table-cell table:formula="of:=IF(AND([.$B1006]=&quot;i2c&quot;;[.$C1006]=3);[.$D1006];[.N1005])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629045761" calcext:value-type="float">
            <text:p>162904576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766" calcext:value-type="float">
            <text:p>766</text:p>
          </table:table-cell>
          <table:table-cell table:number-columns-repeated="4"/>
          <table:table-cell table:formula="of:=([.A1007]-[.A$2])/1000000" office:value-type="float" office:value="49.385292" calcext:value-type="float">
            <text:p>49.385292</text:p>
          </table:table-cell>
          <table:table-cell table:formula="of:=IF([.B1007]=&quot;PC&quot;;[.H$2];-[.H$2])" office:value-type="float" office:value="-2200" calcext:value-type="float">
            <text:p>-2200</text:p>
          </table:table-cell>
          <table:table-cell table:formula="of:=IF(AND([.$B1007]=&quot;i2c&quot;;[.$C1007]=0);[.$D1007];[.K1006])" office:value-type="float" office:value="1024" calcext:value-type="float">
            <text:p>1024</text:p>
          </table:table-cell>
          <table:table-cell table:formula="of:=IF(AND([.$B1007]=&quot;i2c&quot;;[.$C1007]=1);[.$D1007];[.L1006])" office:value-type="float" office:value="1024" calcext:value-type="float">
            <text:p>1024</text:p>
          </table:table-cell>
          <table:table-cell table:formula="of:=IF(AND([.$B1007]=&quot;i2c&quot;;[.$C1007]=2);[.$D1007];[.M1006])" office:value-type="float" office:value="1024" calcext:value-type="float">
            <text:p>1024</text:p>
          </table:table-cell>
          <table:table-cell table:formula="of:=IF(AND([.$B1007]=&quot;i2c&quot;;[.$C1007]=3);[.$D1007];[.N1006])"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629133446" calcext:value-type="float">
            <text:p>1629133446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796" calcext:value-type="float">
            <text:p>796</text:p>
          </table:table-cell>
          <table:table-cell table:number-columns-repeated="4"/>
          <table:table-cell table:formula="of:=([.A1008]-[.A$2])/1000000" office:value-type="float" office:value="49.472977" calcext:value-type="float">
            <text:p>49.472977</text:p>
          </table:table-cell>
          <table:table-cell table:formula="of:=IF([.B1008]=&quot;PC&quot;;[.H$2];-[.H$2])" office:value-type="float" office:value="-2200" calcext:value-type="float">
            <text:p>-2200</text:p>
          </table:table-cell>
          <table:table-cell table:formula="of:=IF(AND([.$B1008]=&quot;i2c&quot;;[.$C1008]=0);[.$D1008];[.K1007])" office:value-type="float" office:value="1024" calcext:value-type="float">
            <text:p>1024</text:p>
          </table:table-cell>
          <table:table-cell table:formula="of:=IF(AND([.$B1008]=&quot;i2c&quot;;[.$C1008]=1);[.$D1008];[.L1007])" office:value-type="float" office:value="1024" calcext:value-type="float">
            <text:p>1024</text:p>
          </table:table-cell>
          <table:table-cell table:formula="of:=IF(AND([.$B1008]=&quot;i2c&quot;;[.$C1008]=2);[.$D1008];[.M1007])" office:value-type="float" office:value="1024" calcext:value-type="float">
            <text:p>1024</text:p>
          </table:table-cell>
          <table:table-cell table:formula="of:=IF(AND([.$B1008]=&quot;i2c&quot;;[.$C1008]=3);[.$D1008];[.N1007])"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629221130" calcext:value-type="float">
            <text:p>162922113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826" calcext:value-type="float">
            <text:p>826</text:p>
          </table:table-cell>
          <table:table-cell table:number-columns-repeated="4"/>
          <table:table-cell table:formula="of:=([.A1009]-[.A$2])/1000000" office:value-type="float" office:value="49.560661" calcext:value-type="float">
            <text:p>49.560661</text:p>
          </table:table-cell>
          <table:table-cell table:formula="of:=IF([.B1009]=&quot;PC&quot;;[.H$2];-[.H$2])" office:value-type="float" office:value="-2200" calcext:value-type="float">
            <text:p>-2200</text:p>
          </table:table-cell>
          <table:table-cell table:formula="of:=IF(AND([.$B1009]=&quot;i2c&quot;;[.$C1009]=0);[.$D1009];[.K1008])" office:value-type="float" office:value="1024" calcext:value-type="float">
            <text:p>1024</text:p>
          </table:table-cell>
          <table:table-cell table:formula="of:=IF(AND([.$B1009]=&quot;i2c&quot;;[.$C1009]=1);[.$D1009];[.L1008])" office:value-type="float" office:value="1024" calcext:value-type="float">
            <text:p>1024</text:p>
          </table:table-cell>
          <table:table-cell table:formula="of:=IF(AND([.$B1009]=&quot;i2c&quot;;[.$C1009]=2);[.$D1009];[.M1008])" office:value-type="float" office:value="1024" calcext:value-type="float">
            <text:p>1024</text:p>
          </table:table-cell>
          <table:table-cell table:formula="of:=IF(AND([.$B1009]=&quot;i2c&quot;;[.$C1009]=3);[.$D1009];[.N1008])"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629308810" calcext:value-type="float">
            <text:p>1629308810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856" calcext:value-type="float">
            <text:p>856</text:p>
          </table:table-cell>
          <table:table-cell table:number-columns-repeated="4"/>
          <table:table-cell table:formula="of:=([.A1010]-[.A$2])/1000000" office:value-type="float" office:value="49.648341" calcext:value-type="float">
            <text:p>49.648341</text:p>
          </table:table-cell>
          <table:table-cell table:formula="of:=IF([.B1010]=&quot;PC&quot;;[.H$2];-[.H$2])" office:value-type="float" office:value="-2200" calcext:value-type="float">
            <text:p>-2200</text:p>
          </table:table-cell>
          <table:table-cell table:formula="of:=IF(AND([.$B1010]=&quot;i2c&quot;;[.$C1010]=0);[.$D1010];[.K1009])" office:value-type="float" office:value="1024" calcext:value-type="float">
            <text:p>1024</text:p>
          </table:table-cell>
          <table:table-cell table:formula="of:=IF(AND([.$B1010]=&quot;i2c&quot;;[.$C1010]=1);[.$D1010];[.L1009])" office:value-type="float" office:value="1024" calcext:value-type="float">
            <text:p>1024</text:p>
          </table:table-cell>
          <table:table-cell table:formula="of:=IF(AND([.$B1010]=&quot;i2c&quot;;[.$C1010]=2);[.$D1010];[.M1009])" office:value-type="float" office:value="1024" calcext:value-type="float">
            <text:p>1024</text:p>
          </table:table-cell>
          <table:table-cell table:formula="of:=IF(AND([.$B1010]=&quot;i2c&quot;;[.$C1010]=3);[.$D1010];[.N1009])"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629396481" calcext:value-type="float">
            <text:p>162939648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886" calcext:value-type="float">
            <text:p>886</text:p>
          </table:table-cell>
          <table:table-cell table:number-columns-repeated="4"/>
          <table:table-cell table:formula="of:=([.A1011]-[.A$2])/1000000" office:value-type="float" office:value="49.736012" calcext:value-type="float">
            <text:p>49.736012</text:p>
          </table:table-cell>
          <table:table-cell table:formula="of:=IF([.B1011]=&quot;PC&quot;;[.H$2];-[.H$2])" office:value-type="float" office:value="-2200" calcext:value-type="float">
            <text:p>-2200</text:p>
          </table:table-cell>
          <table:table-cell table:formula="of:=IF(AND([.$B1011]=&quot;i2c&quot;;[.$C1011]=0);[.$D1011];[.K1010])" office:value-type="float" office:value="1024" calcext:value-type="float">
            <text:p>1024</text:p>
          </table:table-cell>
          <table:table-cell table:formula="of:=IF(AND([.$B1011]=&quot;i2c&quot;;[.$C1011]=1);[.$D1011];[.L1010])" office:value-type="float" office:value="1024" calcext:value-type="float">
            <text:p>1024</text:p>
          </table:table-cell>
          <table:table-cell table:formula="of:=IF(AND([.$B1011]=&quot;i2c&quot;;[.$C1011]=2);[.$D1011];[.M1010])" office:value-type="float" office:value="1024" calcext:value-type="float">
            <text:p>1024</text:p>
          </table:table-cell>
          <table:table-cell table:formula="of:=IF(AND([.$B1011]=&quot;i2c&quot;;[.$C1011]=3);[.$D1011];[.N1010])"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629484168" calcext:value-type="float">
            <text:p>162948416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916" calcext:value-type="float">
            <text:p>916</text:p>
          </table:table-cell>
          <table:table-cell table:number-columns-repeated="4"/>
          <table:table-cell table:formula="of:=([.A1012]-[.A$2])/1000000" office:value-type="float" office:value="49.823699" calcext:value-type="float">
            <text:p>49.823699</text:p>
          </table:table-cell>
          <table:table-cell table:formula="of:=IF([.B1012]=&quot;PC&quot;;[.H$2];-[.H$2])" office:value-type="float" office:value="-2200" calcext:value-type="float">
            <text:p>-2200</text:p>
          </table:table-cell>
          <table:table-cell table:formula="of:=IF(AND([.$B1012]=&quot;i2c&quot;;[.$C1012]=0);[.$D1012];[.K1011])" office:value-type="float" office:value="1024" calcext:value-type="float">
            <text:p>1024</text:p>
          </table:table-cell>
          <table:table-cell table:formula="of:=IF(AND([.$B1012]=&quot;i2c&quot;;[.$C1012]=1);[.$D1012];[.L1011])" office:value-type="float" office:value="1024" calcext:value-type="float">
            <text:p>1024</text:p>
          </table:table-cell>
          <table:table-cell table:formula="of:=IF(AND([.$B1012]=&quot;i2c&quot;;[.$C1012]=2);[.$D1012];[.M1011])" office:value-type="float" office:value="1024" calcext:value-type="float">
            <text:p>1024</text:p>
          </table:table-cell>
          <table:table-cell table:formula="of:=IF(AND([.$B1012]=&quot;i2c&quot;;[.$C1012]=3);[.$D1012];[.N1011])"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1629571848" calcext:value-type="float">
            <text:p>162957184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946" calcext:value-type="float">
            <text:p>946</text:p>
          </table:table-cell>
          <table:table-cell table:number-columns-repeated="4"/>
          <table:table-cell table:formula="of:=([.A1013]-[.A$2])/1000000" office:value-type="float" office:value="49.911379" calcext:value-type="float">
            <text:p>49.911379</text:p>
          </table:table-cell>
          <table:table-cell table:formula="of:=IF([.B1013]=&quot;PC&quot;;[.H$2];-[.H$2])" office:value-type="float" office:value="-2200" calcext:value-type="float">
            <text:p>-2200</text:p>
          </table:table-cell>
          <table:table-cell table:formula="of:=IF(AND([.$B1013]=&quot;i2c&quot;;[.$C1013]=0);[.$D1013];[.K1012])" office:value-type="float" office:value="1024" calcext:value-type="float">
            <text:p>1024</text:p>
          </table:table-cell>
          <table:table-cell table:formula="of:=IF(AND([.$B1013]=&quot;i2c&quot;;[.$C1013]=1);[.$D1013];[.L1012])" office:value-type="float" office:value="1024" calcext:value-type="float">
            <text:p>1024</text:p>
          </table:table-cell>
          <table:table-cell table:formula="of:=IF(AND([.$B1013]=&quot;i2c&quot;;[.$C1013]=2);[.$D1013];[.M1012])" office:value-type="float" office:value="1024" calcext:value-type="float">
            <text:p>1024</text:p>
          </table:table-cell>
          <table:table-cell table:formula="of:=IF(AND([.$B1013]=&quot;i2c&quot;;[.$C1013]=3);[.$D1013];[.N1012])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629659531" calcext:value-type="float">
            <text:p>1629659531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table:number-columns-repeated="4"/>
          <table:table-cell table:formula="of:=([.A1014]-[.A$2])/1000000" office:value-type="float" office:value="49.999062" calcext:value-type="float">
            <text:p>49.999062</text:p>
          </table:table-cell>
          <table:table-cell table:formula="of:=IF([.B1014]=&quot;PC&quot;;[.H$2];-[.H$2])" office:value-type="float" office:value="-2200" calcext:value-type="float">
            <text:p>-2200</text:p>
          </table:table-cell>
          <table:table-cell table:formula="of:=IF(AND([.$B1014]=&quot;i2c&quot;;[.$C1014]=0);[.$D1014];[.K1013])" office:value-type="float" office:value="1024" calcext:value-type="float">
            <text:p>1024</text:p>
          </table:table-cell>
          <table:table-cell table:formula="of:=IF(AND([.$B1014]=&quot;i2c&quot;;[.$C1014]=1);[.$D1014];[.L1013])" office:value-type="float" office:value="1024" calcext:value-type="float">
            <text:p>1024</text:p>
          </table:table-cell>
          <table:table-cell table:formula="of:=IF(AND([.$B1014]=&quot;i2c&quot;;[.$C1014]=2);[.$D1014];[.M1013])" office:value-type="float" office:value="1024" calcext:value-type="float">
            <text:p>1024</text:p>
          </table:table-cell>
          <table:table-cell table:formula="of:=IF(AND([.$B1014]=&quot;i2c&quot;;[.$C1014]=3);[.$D1014];[.N1013])"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629747208" calcext:value-type="float">
            <text:p>1629747208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006" calcext:value-type="float">
            <text:p>1006</text:p>
          </table:table-cell>
          <table:table-cell table:number-columns-repeated="4"/>
          <table:table-cell table:formula="of:=([.A1015]-[.A$2])/1000000" office:value-type="float" office:value="50.086739" calcext:value-type="float">
            <text:p>50.086739</text:p>
          </table:table-cell>
          <table:table-cell table:formula="of:=IF([.B1015]=&quot;PC&quot;;[.H$2];-[.H$2])" office:value-type="float" office:value="-2200" calcext:value-type="float">
            <text:p>-2200</text:p>
          </table:table-cell>
          <table:table-cell table:formula="of:=IF(AND([.$B1015]=&quot;i2c&quot;;[.$C1015]=0);[.$D1015];[.K1014])" office:value-type="float" office:value="1024" calcext:value-type="float">
            <text:p>1024</text:p>
          </table:table-cell>
          <table:table-cell table:formula="of:=IF(AND([.$B1015]=&quot;i2c&quot;;[.$C1015]=1);[.$D1015];[.L1014])" office:value-type="float" office:value="1024" calcext:value-type="float">
            <text:p>1024</text:p>
          </table:table-cell>
          <table:table-cell table:formula="of:=IF(AND([.$B1015]=&quot;i2c&quot;;[.$C1015]=2);[.$D1015];[.M1014])" office:value-type="float" office:value="1024" calcext:value-type="float">
            <text:p>1024</text:p>
          </table:table-cell>
          <table:table-cell table:formula="of:=IF(AND([.$B1015]=&quot;i2c&quot;;[.$C1015]=3);[.$D1015];[.N1014])"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629834892" calcext:value-type="float">
            <text:p>1629834892</text:p>
          </table:table-cell>
          <table:table-cell office:value-type="string" calcext:value-type="string">
            <text:p>i2c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([.A1016]-[.A$2])/1000000" office:value-type="float" office:value="50.174423" calcext:value-type="float">
            <text:p>50.174423</text:p>
          </table:table-cell>
          <table:table-cell table:formula="of:=IF([.B1016]=&quot;PC&quot;;[.H$2];-[.H$2])" office:value-type="float" office:value="-2200" calcext:value-type="float">
            <text:p>-2200</text:p>
          </table:table-cell>
          <table:table-cell table:formula="of:=IF(AND([.$B1016]=&quot;i2c&quot;;[.$C1016]=0);[.$D1016];[.K1015])" office:value-type="float" office:value="1024" calcext:value-type="float">
            <text:p>1024</text:p>
          </table:table-cell>
          <table:table-cell table:formula="of:=IF(AND([.$B1016]=&quot;i2c&quot;;[.$C1016]=1);[.$D1016];[.L1015])" office:value-type="float" office:value="1024" calcext:value-type="float">
            <text:p>1024</text:p>
          </table:table-cell>
          <table:table-cell table:formula="of:=IF(AND([.$B1016]=&quot;i2c&quot;;[.$C1016]=2);[.$D1016];[.M1015])" office:value-type="float" office:value="1024" calcext:value-type="float">
            <text:p>1024</text:p>
          </table:table-cell>
          <table:table-cell table:formula="of:=IF(AND([.$B1016]=&quot;i2c&quot;;[.$C1016]=3);[.$D1016];[.N1015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17]-[.A$2])/1000000" office:value-type="float" office:value="-1579.660469" calcext:value-type="float">
            <text:p>-1579.660469</text:p>
          </table:table-cell>
          <table:table-cell table:formula="of:=IF([.B1017]=&quot;PC&quot;;[.H$2];-[.H$2])" office:value-type="float" office:value="-2200" calcext:value-type="float">
            <text:p>-2200</text:p>
          </table:table-cell>
          <table:table-cell table:formula="of:=IF(AND([.$B1017]=&quot;i2c&quot;;[.$C1017]=0);[.$D1017];[.K1016])" office:value-type="float" office:value="1024" calcext:value-type="float">
            <text:p>1024</text:p>
          </table:table-cell>
          <table:table-cell table:formula="of:=IF(AND([.$B1017]=&quot;i2c&quot;;[.$C1017]=1);[.$D1017];[.L1016])" office:value-type="float" office:value="1024" calcext:value-type="float">
            <text:p>1024</text:p>
          </table:table-cell>
          <table:table-cell table:formula="of:=IF(AND([.$B1017]=&quot;i2c&quot;;[.$C1017]=2);[.$D1017];[.M1016])" office:value-type="float" office:value="1024" calcext:value-type="float">
            <text:p>1024</text:p>
          </table:table-cell>
          <table:table-cell table:formula="of:=IF(AND([.$B1017]=&quot;i2c&quot;;[.$C1017]=3);[.$D1017];[.N1016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18]-[.A$2])/1000000" office:value-type="float" office:value="-1579.660469" calcext:value-type="float">
            <text:p>-1579.660469</text:p>
          </table:table-cell>
          <table:table-cell table:formula="of:=IF([.B1018]=&quot;PC&quot;;[.H$2];-[.H$2])" office:value-type="float" office:value="-2200" calcext:value-type="float">
            <text:p>-2200</text:p>
          </table:table-cell>
          <table:table-cell table:formula="of:=IF(AND([.$B1018]=&quot;i2c&quot;;[.$C1018]=0);[.$D1018];[.K1017])" office:value-type="float" office:value="1024" calcext:value-type="float">
            <text:p>1024</text:p>
          </table:table-cell>
          <table:table-cell table:formula="of:=IF(AND([.$B1018]=&quot;i2c&quot;;[.$C1018]=1);[.$D1018];[.L1017])" office:value-type="float" office:value="1024" calcext:value-type="float">
            <text:p>1024</text:p>
          </table:table-cell>
          <table:table-cell table:formula="of:=IF(AND([.$B1018]=&quot;i2c&quot;;[.$C1018]=2);[.$D1018];[.M1017])" office:value-type="float" office:value="1024" calcext:value-type="float">
            <text:p>1024</text:p>
          </table:table-cell>
          <table:table-cell table:formula="of:=IF(AND([.$B1018]=&quot;i2c&quot;;[.$C1018]=3);[.$D1018];[.N1017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19]-[.A$2])/1000000" office:value-type="float" office:value="-1579.660469" calcext:value-type="float">
            <text:p>-1579.660469</text:p>
          </table:table-cell>
          <table:table-cell table:formula="of:=IF([.B1019]=&quot;PC&quot;;[.H$2];-[.H$2])" office:value-type="float" office:value="-2200" calcext:value-type="float">
            <text:p>-2200</text:p>
          </table:table-cell>
          <table:table-cell table:formula="of:=IF(AND([.$B1019]=&quot;i2c&quot;;[.$C1019]=0);[.$D1019];[.K1018])" office:value-type="float" office:value="1024" calcext:value-type="float">
            <text:p>1024</text:p>
          </table:table-cell>
          <table:table-cell table:formula="of:=IF(AND([.$B1019]=&quot;i2c&quot;;[.$C1019]=1);[.$D1019];[.L1018])" office:value-type="float" office:value="1024" calcext:value-type="float">
            <text:p>1024</text:p>
          </table:table-cell>
          <table:table-cell table:formula="of:=IF(AND([.$B1019]=&quot;i2c&quot;;[.$C1019]=2);[.$D1019];[.M1018])" office:value-type="float" office:value="1024" calcext:value-type="float">
            <text:p>1024</text:p>
          </table:table-cell>
          <table:table-cell table:formula="of:=IF(AND([.$B1019]=&quot;i2c&quot;;[.$C1019]=3);[.$D1019];[.N1018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20]-[.A$2])/1000000" office:value-type="float" office:value="-1579.660469" calcext:value-type="float">
            <text:p>-1579.660469</text:p>
          </table:table-cell>
          <table:table-cell table:formula="of:=IF([.B1020]=&quot;PC&quot;;[.H$2];-[.H$2])" office:value-type="float" office:value="-2200" calcext:value-type="float">
            <text:p>-2200</text:p>
          </table:table-cell>
          <table:table-cell table:formula="of:=IF(AND([.$B1020]=&quot;i2c&quot;;[.$C1020]=0);[.$D1020];[.K1019])" office:value-type="float" office:value="1024" calcext:value-type="float">
            <text:p>1024</text:p>
          </table:table-cell>
          <table:table-cell table:formula="of:=IF(AND([.$B1020]=&quot;i2c&quot;;[.$C1020]=1);[.$D1020];[.L1019])" office:value-type="float" office:value="1024" calcext:value-type="float">
            <text:p>1024</text:p>
          </table:table-cell>
          <table:table-cell table:formula="of:=IF(AND([.$B1020]=&quot;i2c&quot;;[.$C1020]=2);[.$D1020];[.M1019])" office:value-type="float" office:value="1024" calcext:value-type="float">
            <text:p>1024</text:p>
          </table:table-cell>
          <table:table-cell table:formula="of:=IF(AND([.$B1020]=&quot;i2c&quot;;[.$C1020]=3);[.$D1020];[.N1019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21]-[.A$2])/1000000" office:value-type="float" office:value="-1579.660469" calcext:value-type="float">
            <text:p>-1579.660469</text:p>
          </table:table-cell>
          <table:table-cell table:formula="of:=IF([.B1021]=&quot;PC&quot;;[.H$2];-[.H$2])" office:value-type="float" office:value="-2200" calcext:value-type="float">
            <text:p>-2200</text:p>
          </table:table-cell>
          <table:table-cell table:formula="of:=IF(AND([.$B1021]=&quot;i2c&quot;;[.$C1021]=0);[.$D1021];[.K1020])" office:value-type="float" office:value="1024" calcext:value-type="float">
            <text:p>1024</text:p>
          </table:table-cell>
          <table:table-cell table:formula="of:=IF(AND([.$B1021]=&quot;i2c&quot;;[.$C1021]=1);[.$D1021];[.L1020])" office:value-type="float" office:value="1024" calcext:value-type="float">
            <text:p>1024</text:p>
          </table:table-cell>
          <table:table-cell table:formula="of:=IF(AND([.$B1021]=&quot;i2c&quot;;[.$C1021]=2);[.$D1021];[.M1020])" office:value-type="float" office:value="1024" calcext:value-type="float">
            <text:p>1024</text:p>
          </table:table-cell>
          <table:table-cell table:formula="of:=IF(AND([.$B1021]=&quot;i2c&quot;;[.$C1021]=3);[.$D1021];[.N1020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22]-[.A$2])/1000000" office:value-type="float" office:value="-1579.660469" calcext:value-type="float">
            <text:p>-1579.660469</text:p>
          </table:table-cell>
          <table:table-cell table:formula="of:=IF([.B1022]=&quot;PC&quot;;[.H$2];-[.H$2])" office:value-type="float" office:value="-2200" calcext:value-type="float">
            <text:p>-2200</text:p>
          </table:table-cell>
          <table:table-cell table:formula="of:=IF(AND([.$B1022]=&quot;i2c&quot;;[.$C1022]=0);[.$D1022];[.K1021])" office:value-type="float" office:value="1024" calcext:value-type="float">
            <text:p>1024</text:p>
          </table:table-cell>
          <table:table-cell table:formula="of:=IF(AND([.$B1022]=&quot;i2c&quot;;[.$C1022]=1);[.$D1022];[.L1021])" office:value-type="float" office:value="1024" calcext:value-type="float">
            <text:p>1024</text:p>
          </table:table-cell>
          <table:table-cell table:formula="of:=IF(AND([.$B1022]=&quot;i2c&quot;;[.$C1022]=2);[.$D1022];[.M1021])" office:value-type="float" office:value="1024" calcext:value-type="float">
            <text:p>1024</text:p>
          </table:table-cell>
          <table:table-cell table:formula="of:=IF(AND([.$B1022]=&quot;i2c&quot;;[.$C1022]=3);[.$D1022];[.N1021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23]-[.A$2])/1000000" office:value-type="float" office:value="-1579.660469" calcext:value-type="float">
            <text:p>-1579.660469</text:p>
          </table:table-cell>
          <table:table-cell table:formula="of:=IF([.B1023]=&quot;PC&quot;;[.H$2];-[.H$2])" office:value-type="float" office:value="-2200" calcext:value-type="float">
            <text:p>-2200</text:p>
          </table:table-cell>
          <table:table-cell table:formula="of:=IF(AND([.$B1023]=&quot;i2c&quot;;[.$C1023]=0);[.$D1023];[.K1022])" office:value-type="float" office:value="1024" calcext:value-type="float">
            <text:p>1024</text:p>
          </table:table-cell>
          <table:table-cell table:formula="of:=IF(AND([.$B1023]=&quot;i2c&quot;;[.$C1023]=1);[.$D1023];[.L1022])" office:value-type="float" office:value="1024" calcext:value-type="float">
            <text:p>1024</text:p>
          </table:table-cell>
          <table:table-cell table:formula="of:=IF(AND([.$B1023]=&quot;i2c&quot;;[.$C1023]=2);[.$D1023];[.M1022])" office:value-type="float" office:value="1024" calcext:value-type="float">
            <text:p>1024</text:p>
          </table:table-cell>
          <table:table-cell table:formula="of:=IF(AND([.$B1023]=&quot;i2c&quot;;[.$C1023]=3);[.$D1023];[.N1022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24]-[.A$2])/1000000" office:value-type="float" office:value="-1579.660469" calcext:value-type="float">
            <text:p>-1579.660469</text:p>
          </table:table-cell>
          <table:table-cell table:formula="of:=IF([.B1024]=&quot;PC&quot;;[.H$2];-[.H$2])" office:value-type="float" office:value="-2200" calcext:value-type="float">
            <text:p>-2200</text:p>
          </table:table-cell>
          <table:table-cell table:formula="of:=IF(AND([.$B1024]=&quot;i2c&quot;;[.$C1024]=0);[.$D1024];[.K1023])" office:value-type="float" office:value="1024" calcext:value-type="float">
            <text:p>1024</text:p>
          </table:table-cell>
          <table:table-cell table:formula="of:=IF(AND([.$B1024]=&quot;i2c&quot;;[.$C1024]=1);[.$D1024];[.L1023])" office:value-type="float" office:value="1024" calcext:value-type="float">
            <text:p>1024</text:p>
          </table:table-cell>
          <table:table-cell table:formula="of:=IF(AND([.$B1024]=&quot;i2c&quot;;[.$C1024]=2);[.$D1024];[.M1023])" office:value-type="float" office:value="1024" calcext:value-type="float">
            <text:p>1024</text:p>
          </table:table-cell>
          <table:table-cell table:formula="of:=IF(AND([.$B1024]=&quot;i2c&quot;;[.$C1024]=3);[.$D1024];[.N1023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25]-[.A$2])/1000000" office:value-type="float" office:value="-1579.660469" calcext:value-type="float">
            <text:p>-1579.660469</text:p>
          </table:table-cell>
          <table:table-cell table:formula="of:=IF([.B1025]=&quot;PC&quot;;[.H$2];-[.H$2])" office:value-type="float" office:value="-2200" calcext:value-type="float">
            <text:p>-2200</text:p>
          </table:table-cell>
          <table:table-cell table:formula="of:=IF(AND([.$B1025]=&quot;i2c&quot;;[.$C1025]=0);[.$D1025];[.K1024])" office:value-type="float" office:value="1024" calcext:value-type="float">
            <text:p>1024</text:p>
          </table:table-cell>
          <table:table-cell table:formula="of:=IF(AND([.$B1025]=&quot;i2c&quot;;[.$C1025]=1);[.$D1025];[.L1024])" office:value-type="float" office:value="1024" calcext:value-type="float">
            <text:p>1024</text:p>
          </table:table-cell>
          <table:table-cell table:formula="of:=IF(AND([.$B1025]=&quot;i2c&quot;;[.$C1025]=2);[.$D1025];[.M1024])" office:value-type="float" office:value="1024" calcext:value-type="float">
            <text:p>1024</text:p>
          </table:table-cell>
          <table:table-cell table:formula="of:=IF(AND([.$B1025]=&quot;i2c&quot;;[.$C1025]=3);[.$D1025];[.N1024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26]-[.A$2])/1000000" office:value-type="float" office:value="-1579.660469" calcext:value-type="float">
            <text:p>-1579.660469</text:p>
          </table:table-cell>
          <table:table-cell table:formula="of:=IF([.B1026]=&quot;PC&quot;;[.H$2];-[.H$2])" office:value-type="float" office:value="-2200" calcext:value-type="float">
            <text:p>-2200</text:p>
          </table:table-cell>
          <table:table-cell table:formula="of:=IF(AND([.$B1026]=&quot;i2c&quot;;[.$C1026]=0);[.$D1026];[.K1025])" office:value-type="float" office:value="1024" calcext:value-type="float">
            <text:p>1024</text:p>
          </table:table-cell>
          <table:table-cell table:formula="of:=IF(AND([.$B1026]=&quot;i2c&quot;;[.$C1026]=1);[.$D1026];[.L1025])" office:value-type="float" office:value="1024" calcext:value-type="float">
            <text:p>1024</text:p>
          </table:table-cell>
          <table:table-cell table:formula="of:=IF(AND([.$B1026]=&quot;i2c&quot;;[.$C1026]=2);[.$D1026];[.M1025])" office:value-type="float" office:value="1024" calcext:value-type="float">
            <text:p>1024</text:p>
          </table:table-cell>
          <table:table-cell table:formula="of:=IF(AND([.$B1026]=&quot;i2c&quot;;[.$C1026]=3);[.$D1026];[.N1025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27]-[.A$2])/1000000" office:value-type="float" office:value="-1579.660469" calcext:value-type="float">
            <text:p>-1579.660469</text:p>
          </table:table-cell>
          <table:table-cell table:formula="of:=IF([.B1027]=&quot;PC&quot;;[.H$2];-[.H$2])" office:value-type="float" office:value="-2200" calcext:value-type="float">
            <text:p>-2200</text:p>
          </table:table-cell>
          <table:table-cell table:formula="of:=IF(AND([.$B1027]=&quot;i2c&quot;;[.$C1027]=0);[.$D1027];[.K1026])" office:value-type="float" office:value="1024" calcext:value-type="float">
            <text:p>1024</text:p>
          </table:table-cell>
          <table:table-cell table:formula="of:=IF(AND([.$B1027]=&quot;i2c&quot;;[.$C1027]=1);[.$D1027];[.L1026])" office:value-type="float" office:value="1024" calcext:value-type="float">
            <text:p>1024</text:p>
          </table:table-cell>
          <table:table-cell table:formula="of:=IF(AND([.$B1027]=&quot;i2c&quot;;[.$C1027]=2);[.$D1027];[.M1026])" office:value-type="float" office:value="1024" calcext:value-type="float">
            <text:p>1024</text:p>
          </table:table-cell>
          <table:table-cell table:formula="of:=IF(AND([.$B1027]=&quot;i2c&quot;;[.$C1027]=3);[.$D1027];[.N1026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28]-[.A$2])/1000000" office:value-type="float" office:value="-1579.660469" calcext:value-type="float">
            <text:p>-1579.660469</text:p>
          </table:table-cell>
          <table:table-cell table:formula="of:=IF([.B1028]=&quot;PC&quot;;[.H$2];-[.H$2])" office:value-type="float" office:value="-2200" calcext:value-type="float">
            <text:p>-2200</text:p>
          </table:table-cell>
          <table:table-cell table:formula="of:=IF(AND([.$B1028]=&quot;i2c&quot;;[.$C1028]=0);[.$D1028];[.K1027])" office:value-type="float" office:value="1024" calcext:value-type="float">
            <text:p>1024</text:p>
          </table:table-cell>
          <table:table-cell table:formula="of:=IF(AND([.$B1028]=&quot;i2c&quot;;[.$C1028]=1);[.$D1028];[.L1027])" office:value-type="float" office:value="1024" calcext:value-type="float">
            <text:p>1024</text:p>
          </table:table-cell>
          <table:table-cell table:formula="of:=IF(AND([.$B1028]=&quot;i2c&quot;;[.$C1028]=2);[.$D1028];[.M1027])" office:value-type="float" office:value="1024" calcext:value-type="float">
            <text:p>1024</text:p>
          </table:table-cell>
          <table:table-cell table:formula="of:=IF(AND([.$B1028]=&quot;i2c&quot;;[.$C1028]=3);[.$D1028];[.N1027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29]-[.A$2])/1000000" office:value-type="float" office:value="-1579.660469" calcext:value-type="float">
            <text:p>-1579.660469</text:p>
          </table:table-cell>
          <table:table-cell table:formula="of:=IF([.B1029]=&quot;PC&quot;;[.H$2];-[.H$2])" office:value-type="float" office:value="-2200" calcext:value-type="float">
            <text:p>-2200</text:p>
          </table:table-cell>
          <table:table-cell table:formula="of:=IF(AND([.$B1029]=&quot;i2c&quot;;[.$C1029]=0);[.$D1029];[.K1028])" office:value-type="float" office:value="1024" calcext:value-type="float">
            <text:p>1024</text:p>
          </table:table-cell>
          <table:table-cell table:formula="of:=IF(AND([.$B1029]=&quot;i2c&quot;;[.$C1029]=1);[.$D1029];[.L1028])" office:value-type="float" office:value="1024" calcext:value-type="float">
            <text:p>1024</text:p>
          </table:table-cell>
          <table:table-cell table:formula="of:=IF(AND([.$B1029]=&quot;i2c&quot;;[.$C1029]=2);[.$D1029];[.M1028])" office:value-type="float" office:value="1024" calcext:value-type="float">
            <text:p>1024</text:p>
          </table:table-cell>
          <table:table-cell table:formula="of:=IF(AND([.$B1029]=&quot;i2c&quot;;[.$C1029]=3);[.$D1029];[.N1028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30]-[.A$2])/1000000" office:value-type="float" office:value="-1579.660469" calcext:value-type="float">
            <text:p>-1579.660469</text:p>
          </table:table-cell>
          <table:table-cell table:formula="of:=IF([.B1030]=&quot;PC&quot;;[.H$2];-[.H$2])" office:value-type="float" office:value="-2200" calcext:value-type="float">
            <text:p>-2200</text:p>
          </table:table-cell>
          <table:table-cell table:formula="of:=IF(AND([.$B1030]=&quot;i2c&quot;;[.$C1030]=0);[.$D1030];[.K1029])" office:value-type="float" office:value="1024" calcext:value-type="float">
            <text:p>1024</text:p>
          </table:table-cell>
          <table:table-cell table:formula="of:=IF(AND([.$B1030]=&quot;i2c&quot;;[.$C1030]=1);[.$D1030];[.L1029])" office:value-type="float" office:value="1024" calcext:value-type="float">
            <text:p>1024</text:p>
          </table:table-cell>
          <table:table-cell table:formula="of:=IF(AND([.$B1030]=&quot;i2c&quot;;[.$C1030]=2);[.$D1030];[.M1029])" office:value-type="float" office:value="1024" calcext:value-type="float">
            <text:p>1024</text:p>
          </table:table-cell>
          <table:table-cell table:formula="of:=IF(AND([.$B1030]=&quot;i2c&quot;;[.$C1030]=3);[.$D1030];[.N1029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31]-[.A$2])/1000000" office:value-type="float" office:value="-1579.660469" calcext:value-type="float">
            <text:p>-1579.660469</text:p>
          </table:table-cell>
          <table:table-cell table:formula="of:=IF([.B1031]=&quot;PC&quot;;[.H$2];-[.H$2])" office:value-type="float" office:value="-2200" calcext:value-type="float">
            <text:p>-2200</text:p>
          </table:table-cell>
          <table:table-cell table:formula="of:=IF(AND([.$B1031]=&quot;i2c&quot;;[.$C1031]=0);[.$D1031];[.K1030])" office:value-type="float" office:value="1024" calcext:value-type="float">
            <text:p>1024</text:p>
          </table:table-cell>
          <table:table-cell table:formula="of:=IF(AND([.$B1031]=&quot;i2c&quot;;[.$C1031]=1);[.$D1031];[.L1030])" office:value-type="float" office:value="1024" calcext:value-type="float">
            <text:p>1024</text:p>
          </table:table-cell>
          <table:table-cell table:formula="of:=IF(AND([.$B1031]=&quot;i2c&quot;;[.$C1031]=2);[.$D1031];[.M1030])" office:value-type="float" office:value="1024" calcext:value-type="float">
            <text:p>1024</text:p>
          </table:table-cell>
          <table:table-cell table:formula="of:=IF(AND([.$B1031]=&quot;i2c&quot;;[.$C1031]=3);[.$D1031];[.N1030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32]-[.A$2])/1000000" office:value-type="float" office:value="-1579.660469" calcext:value-type="float">
            <text:p>-1579.660469</text:p>
          </table:table-cell>
          <table:table-cell table:formula="of:=IF([.B1032]=&quot;PC&quot;;[.H$2];-[.H$2])" office:value-type="float" office:value="-2200" calcext:value-type="float">
            <text:p>-2200</text:p>
          </table:table-cell>
          <table:table-cell table:formula="of:=IF(AND([.$B1032]=&quot;i2c&quot;;[.$C1032]=0);[.$D1032];[.K1031])" office:value-type="float" office:value="1024" calcext:value-type="float">
            <text:p>1024</text:p>
          </table:table-cell>
          <table:table-cell table:formula="of:=IF(AND([.$B1032]=&quot;i2c&quot;;[.$C1032]=1);[.$D1032];[.L1031])" office:value-type="float" office:value="1024" calcext:value-type="float">
            <text:p>1024</text:p>
          </table:table-cell>
          <table:table-cell table:formula="of:=IF(AND([.$B1032]=&quot;i2c&quot;;[.$C1032]=2);[.$D1032];[.M1031])" office:value-type="float" office:value="1024" calcext:value-type="float">
            <text:p>1024</text:p>
          </table:table-cell>
          <table:table-cell table:formula="of:=IF(AND([.$B1032]=&quot;i2c&quot;;[.$C1032]=3);[.$D1032];[.N1031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33]-[.A$2])/1000000" office:value-type="float" office:value="-1579.660469" calcext:value-type="float">
            <text:p>-1579.660469</text:p>
          </table:table-cell>
          <table:table-cell table:formula="of:=IF([.B1033]=&quot;PC&quot;;[.H$2];-[.H$2])" office:value-type="float" office:value="-2200" calcext:value-type="float">
            <text:p>-2200</text:p>
          </table:table-cell>
          <table:table-cell table:formula="of:=IF(AND([.$B1033]=&quot;i2c&quot;;[.$C1033]=0);[.$D1033];[.K1032])" office:value-type="float" office:value="1024" calcext:value-type="float">
            <text:p>1024</text:p>
          </table:table-cell>
          <table:table-cell table:formula="of:=IF(AND([.$B1033]=&quot;i2c&quot;;[.$C1033]=1);[.$D1033];[.L1032])" office:value-type="float" office:value="1024" calcext:value-type="float">
            <text:p>1024</text:p>
          </table:table-cell>
          <table:table-cell table:formula="of:=IF(AND([.$B1033]=&quot;i2c&quot;;[.$C1033]=2);[.$D1033];[.M1032])" office:value-type="float" office:value="1024" calcext:value-type="float">
            <text:p>1024</text:p>
          </table:table-cell>
          <table:table-cell table:formula="of:=IF(AND([.$B1033]=&quot;i2c&quot;;[.$C1033]=3);[.$D1033];[.N1032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34]-[.A$2])/1000000" office:value-type="float" office:value="-1579.660469" calcext:value-type="float">
            <text:p>-1579.660469</text:p>
          </table:table-cell>
          <table:table-cell table:formula="of:=IF([.B1034]=&quot;PC&quot;;[.H$2];-[.H$2])" office:value-type="float" office:value="-2200" calcext:value-type="float">
            <text:p>-2200</text:p>
          </table:table-cell>
          <table:table-cell table:formula="of:=IF(AND([.$B1034]=&quot;i2c&quot;;[.$C1034]=0);[.$D1034];[.K1033])" office:value-type="float" office:value="1024" calcext:value-type="float">
            <text:p>1024</text:p>
          </table:table-cell>
          <table:table-cell table:formula="of:=IF(AND([.$B1034]=&quot;i2c&quot;;[.$C1034]=1);[.$D1034];[.L1033])" office:value-type="float" office:value="1024" calcext:value-type="float">
            <text:p>1024</text:p>
          </table:table-cell>
          <table:table-cell table:formula="of:=IF(AND([.$B1034]=&quot;i2c&quot;;[.$C1034]=2);[.$D1034];[.M1033])" office:value-type="float" office:value="1024" calcext:value-type="float">
            <text:p>1024</text:p>
          </table:table-cell>
          <table:table-cell table:formula="of:=IF(AND([.$B1034]=&quot;i2c&quot;;[.$C1034]=3);[.$D1034];[.N1033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35]-[.A$2])/1000000" office:value-type="float" office:value="-1579.660469" calcext:value-type="float">
            <text:p>-1579.660469</text:p>
          </table:table-cell>
          <table:table-cell table:formula="of:=IF([.B1035]=&quot;PC&quot;;[.H$2];-[.H$2])" office:value-type="float" office:value="-2200" calcext:value-type="float">
            <text:p>-2200</text:p>
          </table:table-cell>
          <table:table-cell table:formula="of:=IF(AND([.$B1035]=&quot;i2c&quot;;[.$C1035]=0);[.$D1035];[.K1034])" office:value-type="float" office:value="1024" calcext:value-type="float">
            <text:p>1024</text:p>
          </table:table-cell>
          <table:table-cell table:formula="of:=IF(AND([.$B1035]=&quot;i2c&quot;;[.$C1035]=1);[.$D1035];[.L1034])" office:value-type="float" office:value="1024" calcext:value-type="float">
            <text:p>1024</text:p>
          </table:table-cell>
          <table:table-cell table:formula="of:=IF(AND([.$B1035]=&quot;i2c&quot;;[.$C1035]=2);[.$D1035];[.M1034])" office:value-type="float" office:value="1024" calcext:value-type="float">
            <text:p>1024</text:p>
          </table:table-cell>
          <table:table-cell table:formula="of:=IF(AND([.$B1035]=&quot;i2c&quot;;[.$C1035]=3);[.$D1035];[.N1034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36]-[.A$2])/1000000" office:value-type="float" office:value="-1579.660469" calcext:value-type="float">
            <text:p>-1579.660469</text:p>
          </table:table-cell>
          <table:table-cell table:formula="of:=IF([.B1036]=&quot;PC&quot;;[.H$2];-[.H$2])" office:value-type="float" office:value="-2200" calcext:value-type="float">
            <text:p>-2200</text:p>
          </table:table-cell>
          <table:table-cell table:formula="of:=IF(AND([.$B1036]=&quot;i2c&quot;;[.$C1036]=0);[.$D1036];[.K1035])" office:value-type="float" office:value="1024" calcext:value-type="float">
            <text:p>1024</text:p>
          </table:table-cell>
          <table:table-cell table:formula="of:=IF(AND([.$B1036]=&quot;i2c&quot;;[.$C1036]=1);[.$D1036];[.L1035])" office:value-type="float" office:value="1024" calcext:value-type="float">
            <text:p>1024</text:p>
          </table:table-cell>
          <table:table-cell table:formula="of:=IF(AND([.$B1036]=&quot;i2c&quot;;[.$C1036]=2);[.$D1036];[.M1035])" office:value-type="float" office:value="1024" calcext:value-type="float">
            <text:p>1024</text:p>
          </table:table-cell>
          <table:table-cell table:formula="of:=IF(AND([.$B1036]=&quot;i2c&quot;;[.$C1036]=3);[.$D1036];[.N1035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37]-[.A$2])/1000000" office:value-type="float" office:value="-1579.660469" calcext:value-type="float">
            <text:p>-1579.660469</text:p>
          </table:table-cell>
          <table:table-cell table:formula="of:=IF([.B1037]=&quot;PC&quot;;[.H$2];-[.H$2])" office:value-type="float" office:value="-2200" calcext:value-type="float">
            <text:p>-2200</text:p>
          </table:table-cell>
          <table:table-cell table:formula="of:=IF(AND([.$B1037]=&quot;i2c&quot;;[.$C1037]=0);[.$D1037];[.K1036])" office:value-type="float" office:value="1024" calcext:value-type="float">
            <text:p>1024</text:p>
          </table:table-cell>
          <table:table-cell table:formula="of:=IF(AND([.$B1037]=&quot;i2c&quot;;[.$C1037]=1);[.$D1037];[.L1036])" office:value-type="float" office:value="1024" calcext:value-type="float">
            <text:p>1024</text:p>
          </table:table-cell>
          <table:table-cell table:formula="of:=IF(AND([.$B1037]=&quot;i2c&quot;;[.$C1037]=2);[.$D1037];[.M1036])" office:value-type="float" office:value="1024" calcext:value-type="float">
            <text:p>1024</text:p>
          </table:table-cell>
          <table:table-cell table:formula="of:=IF(AND([.$B1037]=&quot;i2c&quot;;[.$C1037]=3);[.$D1037];[.N1036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38]-[.A$2])/1000000" office:value-type="float" office:value="-1579.660469" calcext:value-type="float">
            <text:p>-1579.660469</text:p>
          </table:table-cell>
          <table:table-cell table:formula="of:=IF([.B1038]=&quot;PC&quot;;[.H$2];-[.H$2])" office:value-type="float" office:value="-2200" calcext:value-type="float">
            <text:p>-2200</text:p>
          </table:table-cell>
          <table:table-cell table:formula="of:=IF(AND([.$B1038]=&quot;i2c&quot;;[.$C1038]=0);[.$D1038];[.K1037])" office:value-type="float" office:value="1024" calcext:value-type="float">
            <text:p>1024</text:p>
          </table:table-cell>
          <table:table-cell table:formula="of:=IF(AND([.$B1038]=&quot;i2c&quot;;[.$C1038]=1);[.$D1038];[.L1037])" office:value-type="float" office:value="1024" calcext:value-type="float">
            <text:p>1024</text:p>
          </table:table-cell>
          <table:table-cell table:formula="of:=IF(AND([.$B1038]=&quot;i2c&quot;;[.$C1038]=2);[.$D1038];[.M1037])" office:value-type="float" office:value="1024" calcext:value-type="float">
            <text:p>1024</text:p>
          </table:table-cell>
          <table:table-cell table:formula="of:=IF(AND([.$B1038]=&quot;i2c&quot;;[.$C1038]=3);[.$D1038];[.N1037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39]-[.A$2])/1000000" office:value-type="float" office:value="-1579.660469" calcext:value-type="float">
            <text:p>-1579.660469</text:p>
          </table:table-cell>
          <table:table-cell table:formula="of:=IF([.B1039]=&quot;PC&quot;;[.H$2];-[.H$2])" office:value-type="float" office:value="-2200" calcext:value-type="float">
            <text:p>-2200</text:p>
          </table:table-cell>
          <table:table-cell table:formula="of:=IF(AND([.$B1039]=&quot;i2c&quot;;[.$C1039]=0);[.$D1039];[.K1038])" office:value-type="float" office:value="1024" calcext:value-type="float">
            <text:p>1024</text:p>
          </table:table-cell>
          <table:table-cell table:formula="of:=IF(AND([.$B1039]=&quot;i2c&quot;;[.$C1039]=1);[.$D1039];[.L1038])" office:value-type="float" office:value="1024" calcext:value-type="float">
            <text:p>1024</text:p>
          </table:table-cell>
          <table:table-cell table:formula="of:=IF(AND([.$B1039]=&quot;i2c&quot;;[.$C1039]=2);[.$D1039];[.M1038])" office:value-type="float" office:value="1024" calcext:value-type="float">
            <text:p>1024</text:p>
          </table:table-cell>
          <table:table-cell table:formula="of:=IF(AND([.$B1039]=&quot;i2c&quot;;[.$C1039]=3);[.$D1039];[.N1038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40]-[.A$2])/1000000" office:value-type="float" office:value="-1579.660469" calcext:value-type="float">
            <text:p>-1579.660469</text:p>
          </table:table-cell>
          <table:table-cell table:formula="of:=IF([.B1040]=&quot;PC&quot;;[.H$2];-[.H$2])" office:value-type="float" office:value="-2200" calcext:value-type="float">
            <text:p>-2200</text:p>
          </table:table-cell>
          <table:table-cell table:formula="of:=IF(AND([.$B1040]=&quot;i2c&quot;;[.$C1040]=0);[.$D1040];[.K1039])" office:value-type="float" office:value="1024" calcext:value-type="float">
            <text:p>1024</text:p>
          </table:table-cell>
          <table:table-cell table:formula="of:=IF(AND([.$B1040]=&quot;i2c&quot;;[.$C1040]=1);[.$D1040];[.L1039])" office:value-type="float" office:value="1024" calcext:value-type="float">
            <text:p>1024</text:p>
          </table:table-cell>
          <table:table-cell table:formula="of:=IF(AND([.$B1040]=&quot;i2c&quot;;[.$C1040]=2);[.$D1040];[.M1039])" office:value-type="float" office:value="1024" calcext:value-type="float">
            <text:p>1024</text:p>
          </table:table-cell>
          <table:table-cell table:formula="of:=IF(AND([.$B1040]=&quot;i2c&quot;;[.$C1040]=3);[.$D1040];[.N1039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41]-[.A$2])/1000000" office:value-type="float" office:value="-1579.660469" calcext:value-type="float">
            <text:p>-1579.660469</text:p>
          </table:table-cell>
          <table:table-cell table:formula="of:=IF([.B1041]=&quot;PC&quot;;[.H$2];-[.H$2])" office:value-type="float" office:value="-2200" calcext:value-type="float">
            <text:p>-2200</text:p>
          </table:table-cell>
          <table:table-cell table:formula="of:=IF(AND([.$B1041]=&quot;i2c&quot;;[.$C1041]=0);[.$D1041];[.K1040])" office:value-type="float" office:value="1024" calcext:value-type="float">
            <text:p>1024</text:p>
          </table:table-cell>
          <table:table-cell table:formula="of:=IF(AND([.$B1041]=&quot;i2c&quot;;[.$C1041]=1);[.$D1041];[.L1040])" office:value-type="float" office:value="1024" calcext:value-type="float">
            <text:p>1024</text:p>
          </table:table-cell>
          <table:table-cell table:formula="of:=IF(AND([.$B1041]=&quot;i2c&quot;;[.$C1041]=2);[.$D1041];[.M1040])" office:value-type="float" office:value="1024" calcext:value-type="float">
            <text:p>1024</text:p>
          </table:table-cell>
          <table:table-cell table:formula="of:=IF(AND([.$B1041]=&quot;i2c&quot;;[.$C1041]=3);[.$D1041];[.N1040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42]-[.A$2])/1000000" office:value-type="float" office:value="-1579.660469" calcext:value-type="float">
            <text:p>-1579.660469</text:p>
          </table:table-cell>
          <table:table-cell table:formula="of:=IF([.B1042]=&quot;PC&quot;;[.H$2];-[.H$2])" office:value-type="float" office:value="-2200" calcext:value-type="float">
            <text:p>-2200</text:p>
          </table:table-cell>
          <table:table-cell table:formula="of:=IF(AND([.$B1042]=&quot;i2c&quot;;[.$C1042]=0);[.$D1042];[.K1041])" office:value-type="float" office:value="1024" calcext:value-type="float">
            <text:p>1024</text:p>
          </table:table-cell>
          <table:table-cell table:formula="of:=IF(AND([.$B1042]=&quot;i2c&quot;;[.$C1042]=1);[.$D1042];[.L1041])" office:value-type="float" office:value="1024" calcext:value-type="float">
            <text:p>1024</text:p>
          </table:table-cell>
          <table:table-cell table:formula="of:=IF(AND([.$B1042]=&quot;i2c&quot;;[.$C1042]=2);[.$D1042];[.M1041])" office:value-type="float" office:value="1024" calcext:value-type="float">
            <text:p>1024</text:p>
          </table:table-cell>
          <table:table-cell table:formula="of:=IF(AND([.$B1042]=&quot;i2c&quot;;[.$C1042]=3);[.$D1042];[.N1041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43]-[.A$2])/1000000" office:value-type="float" office:value="-1579.660469" calcext:value-type="float">
            <text:p>-1579.660469</text:p>
          </table:table-cell>
          <table:table-cell table:formula="of:=IF([.B1043]=&quot;PC&quot;;[.H$2];-[.H$2])" office:value-type="float" office:value="-2200" calcext:value-type="float">
            <text:p>-2200</text:p>
          </table:table-cell>
          <table:table-cell table:formula="of:=IF(AND([.$B1043]=&quot;i2c&quot;;[.$C1043]=0);[.$D1043];[.K1042])" office:value-type="float" office:value="1024" calcext:value-type="float">
            <text:p>1024</text:p>
          </table:table-cell>
          <table:table-cell table:formula="of:=IF(AND([.$B1043]=&quot;i2c&quot;;[.$C1043]=1);[.$D1043];[.L1042])" office:value-type="float" office:value="1024" calcext:value-type="float">
            <text:p>1024</text:p>
          </table:table-cell>
          <table:table-cell table:formula="of:=IF(AND([.$B1043]=&quot;i2c&quot;;[.$C1043]=2);[.$D1043];[.M1042])" office:value-type="float" office:value="1024" calcext:value-type="float">
            <text:p>1024</text:p>
          </table:table-cell>
          <table:table-cell table:formula="of:=IF(AND([.$B1043]=&quot;i2c&quot;;[.$C1043]=3);[.$D1043];[.N1042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44]-[.A$2])/1000000" office:value-type="float" office:value="-1579.660469" calcext:value-type="float">
            <text:p>-1579.660469</text:p>
          </table:table-cell>
          <table:table-cell table:formula="of:=IF([.B1044]=&quot;PC&quot;;[.H$2];-[.H$2])" office:value-type="float" office:value="-2200" calcext:value-type="float">
            <text:p>-2200</text:p>
          </table:table-cell>
          <table:table-cell table:formula="of:=IF(AND([.$B1044]=&quot;i2c&quot;;[.$C1044]=0);[.$D1044];[.K1043])" office:value-type="float" office:value="1024" calcext:value-type="float">
            <text:p>1024</text:p>
          </table:table-cell>
          <table:table-cell table:formula="of:=IF(AND([.$B1044]=&quot;i2c&quot;;[.$C1044]=1);[.$D1044];[.L1043])" office:value-type="float" office:value="1024" calcext:value-type="float">
            <text:p>1024</text:p>
          </table:table-cell>
          <table:table-cell table:formula="of:=IF(AND([.$B1044]=&quot;i2c&quot;;[.$C1044]=2);[.$D1044];[.M1043])" office:value-type="float" office:value="1024" calcext:value-type="float">
            <text:p>1024</text:p>
          </table:table-cell>
          <table:table-cell table:formula="of:=IF(AND([.$B1044]=&quot;i2c&quot;;[.$C1044]=3);[.$D1044];[.N1043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45]-[.A$2])/1000000" office:value-type="float" office:value="-1579.660469" calcext:value-type="float">
            <text:p>-1579.660469</text:p>
          </table:table-cell>
          <table:table-cell table:formula="of:=IF([.B1045]=&quot;PC&quot;;[.H$2];-[.H$2])" office:value-type="float" office:value="-2200" calcext:value-type="float">
            <text:p>-2200</text:p>
          </table:table-cell>
          <table:table-cell table:formula="of:=IF(AND([.$B1045]=&quot;i2c&quot;;[.$C1045]=0);[.$D1045];[.K1044])" office:value-type="float" office:value="1024" calcext:value-type="float">
            <text:p>1024</text:p>
          </table:table-cell>
          <table:table-cell table:formula="of:=IF(AND([.$B1045]=&quot;i2c&quot;;[.$C1045]=1);[.$D1045];[.L1044])" office:value-type="float" office:value="1024" calcext:value-type="float">
            <text:p>1024</text:p>
          </table:table-cell>
          <table:table-cell table:formula="of:=IF(AND([.$B1045]=&quot;i2c&quot;;[.$C1045]=2);[.$D1045];[.M1044])" office:value-type="float" office:value="1024" calcext:value-type="float">
            <text:p>1024</text:p>
          </table:table-cell>
          <table:table-cell table:formula="of:=IF(AND([.$B1045]=&quot;i2c&quot;;[.$C1045]=3);[.$D1045];[.N1044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46]-[.A$2])/1000000" office:value-type="float" office:value="-1579.660469" calcext:value-type="float">
            <text:p>-1579.660469</text:p>
          </table:table-cell>
          <table:table-cell table:formula="of:=IF([.B1046]=&quot;PC&quot;;[.H$2];-[.H$2])" office:value-type="float" office:value="-2200" calcext:value-type="float">
            <text:p>-2200</text:p>
          </table:table-cell>
          <table:table-cell table:formula="of:=IF(AND([.$B1046]=&quot;i2c&quot;;[.$C1046]=0);[.$D1046];[.K1045])" office:value-type="float" office:value="1024" calcext:value-type="float">
            <text:p>1024</text:p>
          </table:table-cell>
          <table:table-cell table:formula="of:=IF(AND([.$B1046]=&quot;i2c&quot;;[.$C1046]=1);[.$D1046];[.L1045])" office:value-type="float" office:value="1024" calcext:value-type="float">
            <text:p>1024</text:p>
          </table:table-cell>
          <table:table-cell table:formula="of:=IF(AND([.$B1046]=&quot;i2c&quot;;[.$C1046]=2);[.$D1046];[.M1045])" office:value-type="float" office:value="1024" calcext:value-type="float">
            <text:p>1024</text:p>
          </table:table-cell>
          <table:table-cell table:formula="of:=IF(AND([.$B1046]=&quot;i2c&quot;;[.$C1046]=3);[.$D1046];[.N1045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47]-[.A$2])/1000000" office:value-type="float" office:value="-1579.660469" calcext:value-type="float">
            <text:p>-1579.660469</text:p>
          </table:table-cell>
          <table:table-cell table:formula="of:=IF([.B1047]=&quot;PC&quot;;[.H$2];-[.H$2])" office:value-type="float" office:value="-2200" calcext:value-type="float">
            <text:p>-2200</text:p>
          </table:table-cell>
          <table:table-cell table:formula="of:=IF(AND([.$B1047]=&quot;i2c&quot;;[.$C1047]=0);[.$D1047];[.K1046])" office:value-type="float" office:value="1024" calcext:value-type="float">
            <text:p>1024</text:p>
          </table:table-cell>
          <table:table-cell table:formula="of:=IF(AND([.$B1047]=&quot;i2c&quot;;[.$C1047]=1);[.$D1047];[.L1046])" office:value-type="float" office:value="1024" calcext:value-type="float">
            <text:p>1024</text:p>
          </table:table-cell>
          <table:table-cell table:formula="of:=IF(AND([.$B1047]=&quot;i2c&quot;;[.$C1047]=2);[.$D1047];[.M1046])" office:value-type="float" office:value="1024" calcext:value-type="float">
            <text:p>1024</text:p>
          </table:table-cell>
          <table:table-cell table:formula="of:=IF(AND([.$B1047]=&quot;i2c&quot;;[.$C1047]=3);[.$D1047];[.N1046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48]-[.A$2])/1000000" office:value-type="float" office:value="-1579.660469" calcext:value-type="float">
            <text:p>-1579.660469</text:p>
          </table:table-cell>
          <table:table-cell table:formula="of:=IF([.B1048]=&quot;PC&quot;;[.H$2];-[.H$2])" office:value-type="float" office:value="-2200" calcext:value-type="float">
            <text:p>-2200</text:p>
          </table:table-cell>
          <table:table-cell table:formula="of:=IF(AND([.$B1048]=&quot;i2c&quot;;[.$C1048]=0);[.$D1048];[.K1047])" office:value-type="float" office:value="1024" calcext:value-type="float">
            <text:p>1024</text:p>
          </table:table-cell>
          <table:table-cell table:formula="of:=IF(AND([.$B1048]=&quot;i2c&quot;;[.$C1048]=1);[.$D1048];[.L1047])" office:value-type="float" office:value="1024" calcext:value-type="float">
            <text:p>1024</text:p>
          </table:table-cell>
          <table:table-cell table:formula="of:=IF(AND([.$B1048]=&quot;i2c&quot;;[.$C1048]=2);[.$D1048];[.M1047])" office:value-type="float" office:value="1024" calcext:value-type="float">
            <text:p>1024</text:p>
          </table:table-cell>
          <table:table-cell table:formula="of:=IF(AND([.$B1048]=&quot;i2c&quot;;[.$C1048]=3);[.$D1048];[.N1047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49]-[.A$2])/1000000" office:value-type="float" office:value="-1579.660469" calcext:value-type="float">
            <text:p>-1579.660469</text:p>
          </table:table-cell>
          <table:table-cell table:formula="of:=IF([.B1049]=&quot;PC&quot;;[.H$2];-[.H$2])" office:value-type="float" office:value="-2200" calcext:value-type="float">
            <text:p>-2200</text:p>
          </table:table-cell>
          <table:table-cell table:formula="of:=IF(AND([.$B1049]=&quot;i2c&quot;;[.$C1049]=0);[.$D1049];[.K1048])" office:value-type="float" office:value="1024" calcext:value-type="float">
            <text:p>1024</text:p>
          </table:table-cell>
          <table:table-cell table:formula="of:=IF(AND([.$B1049]=&quot;i2c&quot;;[.$C1049]=1);[.$D1049];[.L1048])" office:value-type="float" office:value="1024" calcext:value-type="float">
            <text:p>1024</text:p>
          </table:table-cell>
          <table:table-cell table:formula="of:=IF(AND([.$B1049]=&quot;i2c&quot;;[.$C1049]=2);[.$D1049];[.M1048])" office:value-type="float" office:value="1024" calcext:value-type="float">
            <text:p>1024</text:p>
          </table:table-cell>
          <table:table-cell table:formula="of:=IF(AND([.$B1049]=&quot;i2c&quot;;[.$C1049]=3);[.$D1049];[.N1048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50]-[.A$2])/1000000" office:value-type="float" office:value="-1579.660469" calcext:value-type="float">
            <text:p>-1579.660469</text:p>
          </table:table-cell>
          <table:table-cell table:formula="of:=IF([.B1050]=&quot;PC&quot;;[.H$2];-[.H$2])" office:value-type="float" office:value="-2200" calcext:value-type="float">
            <text:p>-2200</text:p>
          </table:table-cell>
          <table:table-cell table:formula="of:=IF(AND([.$B1050]=&quot;i2c&quot;;[.$C1050]=0);[.$D1050];[.K1049])" office:value-type="float" office:value="1024" calcext:value-type="float">
            <text:p>1024</text:p>
          </table:table-cell>
          <table:table-cell table:formula="of:=IF(AND([.$B1050]=&quot;i2c&quot;;[.$C1050]=1);[.$D1050];[.L1049])" office:value-type="float" office:value="1024" calcext:value-type="float">
            <text:p>1024</text:p>
          </table:table-cell>
          <table:table-cell table:formula="of:=IF(AND([.$B1050]=&quot;i2c&quot;;[.$C1050]=2);[.$D1050];[.M1049])" office:value-type="float" office:value="1024" calcext:value-type="float">
            <text:p>1024</text:p>
          </table:table-cell>
          <table:table-cell table:formula="of:=IF(AND([.$B1050]=&quot;i2c&quot;;[.$C1050]=3);[.$D1050];[.N1049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51]-[.A$2])/1000000" office:value-type="float" office:value="-1579.660469" calcext:value-type="float">
            <text:p>-1579.660469</text:p>
          </table:table-cell>
          <table:table-cell table:formula="of:=IF([.B1051]=&quot;PC&quot;;[.H$2];-[.H$2])" office:value-type="float" office:value="-2200" calcext:value-type="float">
            <text:p>-2200</text:p>
          </table:table-cell>
          <table:table-cell table:formula="of:=IF(AND([.$B1051]=&quot;i2c&quot;;[.$C1051]=0);[.$D1051];[.K1050])" office:value-type="float" office:value="1024" calcext:value-type="float">
            <text:p>1024</text:p>
          </table:table-cell>
          <table:table-cell table:formula="of:=IF(AND([.$B1051]=&quot;i2c&quot;;[.$C1051]=1);[.$D1051];[.L1050])" office:value-type="float" office:value="1024" calcext:value-type="float">
            <text:p>1024</text:p>
          </table:table-cell>
          <table:table-cell table:formula="of:=IF(AND([.$B1051]=&quot;i2c&quot;;[.$C1051]=2);[.$D1051];[.M1050])" office:value-type="float" office:value="1024" calcext:value-type="float">
            <text:p>1024</text:p>
          </table:table-cell>
          <table:table-cell table:formula="of:=IF(AND([.$B1051]=&quot;i2c&quot;;[.$C1051]=3);[.$D1051];[.N1050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52]-[.A$2])/1000000" office:value-type="float" office:value="-1579.660469" calcext:value-type="float">
            <text:p>-1579.660469</text:p>
          </table:table-cell>
          <table:table-cell table:formula="of:=IF([.B1052]=&quot;PC&quot;;[.H$2];-[.H$2])" office:value-type="float" office:value="-2200" calcext:value-type="float">
            <text:p>-2200</text:p>
          </table:table-cell>
          <table:table-cell table:formula="of:=IF(AND([.$B1052]=&quot;i2c&quot;;[.$C1052]=0);[.$D1052];[.K1051])" office:value-type="float" office:value="1024" calcext:value-type="float">
            <text:p>1024</text:p>
          </table:table-cell>
          <table:table-cell table:formula="of:=IF(AND([.$B1052]=&quot;i2c&quot;;[.$C1052]=1);[.$D1052];[.L1051])" office:value-type="float" office:value="1024" calcext:value-type="float">
            <text:p>1024</text:p>
          </table:table-cell>
          <table:table-cell table:formula="of:=IF(AND([.$B1052]=&quot;i2c&quot;;[.$C1052]=2);[.$D1052];[.M1051])" office:value-type="float" office:value="1024" calcext:value-type="float">
            <text:p>1024</text:p>
          </table:table-cell>
          <table:table-cell table:formula="of:=IF(AND([.$B1052]=&quot;i2c&quot;;[.$C1052]=3);[.$D1052];[.N1051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53]-[.A$2])/1000000" office:value-type="float" office:value="-1579.660469" calcext:value-type="float">
            <text:p>-1579.660469</text:p>
          </table:table-cell>
          <table:table-cell table:formula="of:=IF([.B1053]=&quot;PC&quot;;[.H$2];-[.H$2])" office:value-type="float" office:value="-2200" calcext:value-type="float">
            <text:p>-2200</text:p>
          </table:table-cell>
          <table:table-cell table:formula="of:=IF(AND([.$B1053]=&quot;i2c&quot;;[.$C1053]=0);[.$D1053];[.K1052])" office:value-type="float" office:value="1024" calcext:value-type="float">
            <text:p>1024</text:p>
          </table:table-cell>
          <table:table-cell table:formula="of:=IF(AND([.$B1053]=&quot;i2c&quot;;[.$C1053]=1);[.$D1053];[.L1052])" office:value-type="float" office:value="1024" calcext:value-type="float">
            <text:p>1024</text:p>
          </table:table-cell>
          <table:table-cell table:formula="of:=IF(AND([.$B1053]=&quot;i2c&quot;;[.$C1053]=2);[.$D1053];[.M1052])" office:value-type="float" office:value="1024" calcext:value-type="float">
            <text:p>1024</text:p>
          </table:table-cell>
          <table:table-cell table:formula="of:=IF(AND([.$B1053]=&quot;i2c&quot;;[.$C1053]=3);[.$D1053];[.N1052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54]-[.A$2])/1000000" office:value-type="float" office:value="-1579.660469" calcext:value-type="float">
            <text:p>-1579.660469</text:p>
          </table:table-cell>
          <table:table-cell table:formula="of:=IF([.B1054]=&quot;PC&quot;;[.H$2];-[.H$2])" office:value-type="float" office:value="-2200" calcext:value-type="float">
            <text:p>-2200</text:p>
          </table:table-cell>
          <table:table-cell table:formula="of:=IF(AND([.$B1054]=&quot;i2c&quot;;[.$C1054]=0);[.$D1054];[.K1053])" office:value-type="float" office:value="1024" calcext:value-type="float">
            <text:p>1024</text:p>
          </table:table-cell>
          <table:table-cell table:formula="of:=IF(AND([.$B1054]=&quot;i2c&quot;;[.$C1054]=1);[.$D1054];[.L1053])" office:value-type="float" office:value="1024" calcext:value-type="float">
            <text:p>1024</text:p>
          </table:table-cell>
          <table:table-cell table:formula="of:=IF(AND([.$B1054]=&quot;i2c&quot;;[.$C1054]=2);[.$D1054];[.M1053])" office:value-type="float" office:value="1024" calcext:value-type="float">
            <text:p>1024</text:p>
          </table:table-cell>
          <table:table-cell table:formula="of:=IF(AND([.$B1054]=&quot;i2c&quot;;[.$C1054]=3);[.$D1054];[.N1053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55]-[.A$2])/1000000" office:value-type="float" office:value="-1579.660469" calcext:value-type="float">
            <text:p>-1579.660469</text:p>
          </table:table-cell>
          <table:table-cell table:formula="of:=IF([.B1055]=&quot;PC&quot;;[.H$2];-[.H$2])" office:value-type="float" office:value="-2200" calcext:value-type="float">
            <text:p>-2200</text:p>
          </table:table-cell>
          <table:table-cell table:formula="of:=IF(AND([.$B1055]=&quot;i2c&quot;;[.$C1055]=0);[.$D1055];[.K1054])" office:value-type="float" office:value="1024" calcext:value-type="float">
            <text:p>1024</text:p>
          </table:table-cell>
          <table:table-cell table:formula="of:=IF(AND([.$B1055]=&quot;i2c&quot;;[.$C1055]=1);[.$D1055];[.L1054])" office:value-type="float" office:value="1024" calcext:value-type="float">
            <text:p>1024</text:p>
          </table:table-cell>
          <table:table-cell table:formula="of:=IF(AND([.$B1055]=&quot;i2c&quot;;[.$C1055]=2);[.$D1055];[.M1054])" office:value-type="float" office:value="1024" calcext:value-type="float">
            <text:p>1024</text:p>
          </table:table-cell>
          <table:table-cell table:formula="of:=IF(AND([.$B1055]=&quot;i2c&quot;;[.$C1055]=3);[.$D1055];[.N1054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56]-[.A$2])/1000000" office:value-type="float" office:value="-1579.660469" calcext:value-type="float">
            <text:p>-1579.660469</text:p>
          </table:table-cell>
          <table:table-cell table:formula="of:=IF([.B1056]=&quot;PC&quot;;[.H$2];-[.H$2])" office:value-type="float" office:value="-2200" calcext:value-type="float">
            <text:p>-2200</text:p>
          </table:table-cell>
          <table:table-cell table:formula="of:=IF(AND([.$B1056]=&quot;i2c&quot;;[.$C1056]=0);[.$D1056];[.K1055])" office:value-type="float" office:value="1024" calcext:value-type="float">
            <text:p>1024</text:p>
          </table:table-cell>
          <table:table-cell table:formula="of:=IF(AND([.$B1056]=&quot;i2c&quot;;[.$C1056]=1);[.$D1056];[.L1055])" office:value-type="float" office:value="1024" calcext:value-type="float">
            <text:p>1024</text:p>
          </table:table-cell>
          <table:table-cell table:formula="of:=IF(AND([.$B1056]=&quot;i2c&quot;;[.$C1056]=2);[.$D1056];[.M1055])" office:value-type="float" office:value="1024" calcext:value-type="float">
            <text:p>1024</text:p>
          </table:table-cell>
          <table:table-cell table:formula="of:=IF(AND([.$B1056]=&quot;i2c&quot;;[.$C1056]=3);[.$D1056];[.N1055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57]-[.A$2])/1000000" office:value-type="float" office:value="-1579.660469" calcext:value-type="float">
            <text:p>-1579.660469</text:p>
          </table:table-cell>
          <table:table-cell table:formula="of:=IF([.B1057]=&quot;PC&quot;;[.H$2];-[.H$2])" office:value-type="float" office:value="-2200" calcext:value-type="float">
            <text:p>-2200</text:p>
          </table:table-cell>
          <table:table-cell table:formula="of:=IF(AND([.$B1057]=&quot;i2c&quot;;[.$C1057]=0);[.$D1057];[.K1056])" office:value-type="float" office:value="1024" calcext:value-type="float">
            <text:p>1024</text:p>
          </table:table-cell>
          <table:table-cell table:formula="of:=IF(AND([.$B1057]=&quot;i2c&quot;;[.$C1057]=1);[.$D1057];[.L1056])" office:value-type="float" office:value="1024" calcext:value-type="float">
            <text:p>1024</text:p>
          </table:table-cell>
          <table:table-cell table:formula="of:=IF(AND([.$B1057]=&quot;i2c&quot;;[.$C1057]=2);[.$D1057];[.M1056])" office:value-type="float" office:value="1024" calcext:value-type="float">
            <text:p>1024</text:p>
          </table:table-cell>
          <table:table-cell table:formula="of:=IF(AND([.$B1057]=&quot;i2c&quot;;[.$C1057]=3);[.$D1057];[.N1056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58]-[.A$2])/1000000" office:value-type="float" office:value="-1579.660469" calcext:value-type="float">
            <text:p>-1579.660469</text:p>
          </table:table-cell>
          <table:table-cell table:formula="of:=IF([.B1058]=&quot;PC&quot;;[.H$2];-[.H$2])" office:value-type="float" office:value="-2200" calcext:value-type="float">
            <text:p>-2200</text:p>
          </table:table-cell>
          <table:table-cell table:formula="of:=IF(AND([.$B1058]=&quot;i2c&quot;;[.$C1058]=0);[.$D1058];[.K1057])" office:value-type="float" office:value="1024" calcext:value-type="float">
            <text:p>1024</text:p>
          </table:table-cell>
          <table:table-cell table:formula="of:=IF(AND([.$B1058]=&quot;i2c&quot;;[.$C1058]=1);[.$D1058];[.L1057])" office:value-type="float" office:value="1024" calcext:value-type="float">
            <text:p>1024</text:p>
          </table:table-cell>
          <table:table-cell table:formula="of:=IF(AND([.$B1058]=&quot;i2c&quot;;[.$C1058]=2);[.$D1058];[.M1057])" office:value-type="float" office:value="1024" calcext:value-type="float">
            <text:p>1024</text:p>
          </table:table-cell>
          <table:table-cell table:formula="of:=IF(AND([.$B1058]=&quot;i2c&quot;;[.$C1058]=3);[.$D1058];[.N1057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59]-[.A$2])/1000000" office:value-type="float" office:value="-1579.660469" calcext:value-type="float">
            <text:p>-1579.660469</text:p>
          </table:table-cell>
          <table:table-cell table:formula="of:=IF([.B1059]=&quot;PC&quot;;[.H$2];-[.H$2])" office:value-type="float" office:value="-2200" calcext:value-type="float">
            <text:p>-2200</text:p>
          </table:table-cell>
          <table:table-cell table:formula="of:=IF(AND([.$B1059]=&quot;i2c&quot;;[.$C1059]=0);[.$D1059];[.K1058])" office:value-type="float" office:value="1024" calcext:value-type="float">
            <text:p>1024</text:p>
          </table:table-cell>
          <table:table-cell table:formula="of:=IF(AND([.$B1059]=&quot;i2c&quot;;[.$C1059]=1);[.$D1059];[.L1058])" office:value-type="float" office:value="1024" calcext:value-type="float">
            <text:p>1024</text:p>
          </table:table-cell>
          <table:table-cell table:formula="of:=IF(AND([.$B1059]=&quot;i2c&quot;;[.$C1059]=2);[.$D1059];[.M1058])" office:value-type="float" office:value="1024" calcext:value-type="float">
            <text:p>1024</text:p>
          </table:table-cell>
          <table:table-cell table:formula="of:=IF(AND([.$B1059]=&quot;i2c&quot;;[.$C1059]=3);[.$D1059];[.N1058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60]-[.A$2])/1000000" office:value-type="float" office:value="-1579.660469" calcext:value-type="float">
            <text:p>-1579.660469</text:p>
          </table:table-cell>
          <table:table-cell table:formula="of:=IF([.B1060]=&quot;PC&quot;;[.H$2];-[.H$2])" office:value-type="float" office:value="-2200" calcext:value-type="float">
            <text:p>-2200</text:p>
          </table:table-cell>
          <table:table-cell table:formula="of:=IF(AND([.$B1060]=&quot;i2c&quot;;[.$C1060]=0);[.$D1060];[.K1059])" office:value-type="float" office:value="1024" calcext:value-type="float">
            <text:p>1024</text:p>
          </table:table-cell>
          <table:table-cell table:formula="of:=IF(AND([.$B1060]=&quot;i2c&quot;;[.$C1060]=1);[.$D1060];[.L1059])" office:value-type="float" office:value="1024" calcext:value-type="float">
            <text:p>1024</text:p>
          </table:table-cell>
          <table:table-cell table:formula="of:=IF(AND([.$B1060]=&quot;i2c&quot;;[.$C1060]=2);[.$D1060];[.M1059])" office:value-type="float" office:value="1024" calcext:value-type="float">
            <text:p>1024</text:p>
          </table:table-cell>
          <table:table-cell table:formula="of:=IF(AND([.$B1060]=&quot;i2c&quot;;[.$C1060]=3);[.$D1060];[.N1059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61]-[.A$2])/1000000" office:value-type="float" office:value="-1579.660469" calcext:value-type="float">
            <text:p>-1579.660469</text:p>
          </table:table-cell>
          <table:table-cell table:formula="of:=IF([.B1061]=&quot;PC&quot;;[.H$2];-[.H$2])" office:value-type="float" office:value="-2200" calcext:value-type="float">
            <text:p>-2200</text:p>
          </table:table-cell>
          <table:table-cell table:formula="of:=IF(AND([.$B1061]=&quot;i2c&quot;;[.$C1061]=0);[.$D1061];[.K1060])" office:value-type="float" office:value="1024" calcext:value-type="float">
            <text:p>1024</text:p>
          </table:table-cell>
          <table:table-cell table:formula="of:=IF(AND([.$B1061]=&quot;i2c&quot;;[.$C1061]=1);[.$D1061];[.L1060])" office:value-type="float" office:value="1024" calcext:value-type="float">
            <text:p>1024</text:p>
          </table:table-cell>
          <table:table-cell table:formula="of:=IF(AND([.$B1061]=&quot;i2c&quot;;[.$C1061]=2);[.$D1061];[.M1060])" office:value-type="float" office:value="1024" calcext:value-type="float">
            <text:p>1024</text:p>
          </table:table-cell>
          <table:table-cell table:formula="of:=IF(AND([.$B1061]=&quot;i2c&quot;;[.$C1061]=3);[.$D1061];[.N1060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62]-[.A$2])/1000000" office:value-type="float" office:value="-1579.660469" calcext:value-type="float">
            <text:p>-1579.660469</text:p>
          </table:table-cell>
          <table:table-cell table:formula="of:=IF([.B1062]=&quot;PC&quot;;[.H$2];-[.H$2])" office:value-type="float" office:value="-2200" calcext:value-type="float">
            <text:p>-2200</text:p>
          </table:table-cell>
          <table:table-cell table:formula="of:=IF(AND([.$B1062]=&quot;i2c&quot;;[.$C1062]=0);[.$D1062];[.K1061])" office:value-type="float" office:value="1024" calcext:value-type="float">
            <text:p>1024</text:p>
          </table:table-cell>
          <table:table-cell table:formula="of:=IF(AND([.$B1062]=&quot;i2c&quot;;[.$C1062]=1);[.$D1062];[.L1061])" office:value-type="float" office:value="1024" calcext:value-type="float">
            <text:p>1024</text:p>
          </table:table-cell>
          <table:table-cell table:formula="of:=IF(AND([.$B1062]=&quot;i2c&quot;;[.$C1062]=2);[.$D1062];[.M1061])" office:value-type="float" office:value="1024" calcext:value-type="float">
            <text:p>1024</text:p>
          </table:table-cell>
          <table:table-cell table:formula="of:=IF(AND([.$B1062]=&quot;i2c&quot;;[.$C1062]=3);[.$D1062];[.N1061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63]-[.A$2])/1000000" office:value-type="float" office:value="-1579.660469" calcext:value-type="float">
            <text:p>-1579.660469</text:p>
          </table:table-cell>
          <table:table-cell table:formula="of:=IF([.B1063]=&quot;PC&quot;;[.H$2];-[.H$2])" office:value-type="float" office:value="-2200" calcext:value-type="float">
            <text:p>-2200</text:p>
          </table:table-cell>
          <table:table-cell table:formula="of:=IF(AND([.$B1063]=&quot;i2c&quot;;[.$C1063]=0);[.$D1063];[.K1062])" office:value-type="float" office:value="1024" calcext:value-type="float">
            <text:p>1024</text:p>
          </table:table-cell>
          <table:table-cell table:formula="of:=IF(AND([.$B1063]=&quot;i2c&quot;;[.$C1063]=1);[.$D1063];[.L1062])" office:value-type="float" office:value="1024" calcext:value-type="float">
            <text:p>1024</text:p>
          </table:table-cell>
          <table:table-cell table:formula="of:=IF(AND([.$B1063]=&quot;i2c&quot;;[.$C1063]=2);[.$D1063];[.M1062])" office:value-type="float" office:value="1024" calcext:value-type="float">
            <text:p>1024</text:p>
          </table:table-cell>
          <table:table-cell table:formula="of:=IF(AND([.$B1063]=&quot;i2c&quot;;[.$C1063]=3);[.$D1063];[.N1062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64]-[.A$2])/1000000" office:value-type="float" office:value="-1579.660469" calcext:value-type="float">
            <text:p>-1579.660469</text:p>
          </table:table-cell>
          <table:table-cell table:formula="of:=IF([.B1064]=&quot;PC&quot;;[.H$2];-[.H$2])" office:value-type="float" office:value="-2200" calcext:value-type="float">
            <text:p>-2200</text:p>
          </table:table-cell>
          <table:table-cell table:formula="of:=IF(AND([.$B1064]=&quot;i2c&quot;;[.$C1064]=0);[.$D1064];[.K1063])" office:value-type="float" office:value="1024" calcext:value-type="float">
            <text:p>1024</text:p>
          </table:table-cell>
          <table:table-cell table:formula="of:=IF(AND([.$B1064]=&quot;i2c&quot;;[.$C1064]=1);[.$D1064];[.L1063])" office:value-type="float" office:value="1024" calcext:value-type="float">
            <text:p>1024</text:p>
          </table:table-cell>
          <table:table-cell table:formula="of:=IF(AND([.$B1064]=&quot;i2c&quot;;[.$C1064]=2);[.$D1064];[.M1063])" office:value-type="float" office:value="1024" calcext:value-type="float">
            <text:p>1024</text:p>
          </table:table-cell>
          <table:table-cell table:formula="of:=IF(AND([.$B1064]=&quot;i2c&quot;;[.$C1064]=3);[.$D1064];[.N1063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65]-[.A$2])/1000000" office:value-type="float" office:value="-1579.660469" calcext:value-type="float">
            <text:p>-1579.660469</text:p>
          </table:table-cell>
          <table:table-cell table:formula="of:=IF([.B1065]=&quot;PC&quot;;[.H$2];-[.H$2])" office:value-type="float" office:value="-2200" calcext:value-type="float">
            <text:p>-2200</text:p>
          </table:table-cell>
          <table:table-cell table:formula="of:=IF(AND([.$B1065]=&quot;i2c&quot;;[.$C1065]=0);[.$D1065];[.K1064])" office:value-type="float" office:value="1024" calcext:value-type="float">
            <text:p>1024</text:p>
          </table:table-cell>
          <table:table-cell table:formula="of:=IF(AND([.$B1065]=&quot;i2c&quot;;[.$C1065]=1);[.$D1065];[.L1064])" office:value-type="float" office:value="1024" calcext:value-type="float">
            <text:p>1024</text:p>
          </table:table-cell>
          <table:table-cell table:formula="of:=IF(AND([.$B1065]=&quot;i2c&quot;;[.$C1065]=2);[.$D1065];[.M1064])" office:value-type="float" office:value="1024" calcext:value-type="float">
            <text:p>1024</text:p>
          </table:table-cell>
          <table:table-cell table:formula="of:=IF(AND([.$B1065]=&quot;i2c&quot;;[.$C1065]=3);[.$D1065];[.N1064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66]-[.A$2])/1000000" office:value-type="float" office:value="-1579.660469" calcext:value-type="float">
            <text:p>-1579.660469</text:p>
          </table:table-cell>
          <table:table-cell table:formula="of:=IF([.B1066]=&quot;PC&quot;;[.H$2];-[.H$2])" office:value-type="float" office:value="-2200" calcext:value-type="float">
            <text:p>-2200</text:p>
          </table:table-cell>
          <table:table-cell table:formula="of:=IF(AND([.$B1066]=&quot;i2c&quot;;[.$C1066]=0);[.$D1066];[.K1065])" office:value-type="float" office:value="1024" calcext:value-type="float">
            <text:p>1024</text:p>
          </table:table-cell>
          <table:table-cell table:formula="of:=IF(AND([.$B1066]=&quot;i2c&quot;;[.$C1066]=1);[.$D1066];[.L1065])" office:value-type="float" office:value="1024" calcext:value-type="float">
            <text:p>1024</text:p>
          </table:table-cell>
          <table:table-cell table:formula="of:=IF(AND([.$B1066]=&quot;i2c&quot;;[.$C1066]=2);[.$D1066];[.M1065])" office:value-type="float" office:value="1024" calcext:value-type="float">
            <text:p>1024</text:p>
          </table:table-cell>
          <table:table-cell table:formula="of:=IF(AND([.$B1066]=&quot;i2c&quot;;[.$C1066]=3);[.$D1066];[.N1065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67]-[.A$2])/1000000" office:value-type="float" office:value="-1579.660469" calcext:value-type="float">
            <text:p>-1579.660469</text:p>
          </table:table-cell>
          <table:table-cell table:formula="of:=IF([.B1067]=&quot;PC&quot;;[.H$2];-[.H$2])" office:value-type="float" office:value="-2200" calcext:value-type="float">
            <text:p>-2200</text:p>
          </table:table-cell>
          <table:table-cell table:formula="of:=IF(AND([.$B1067]=&quot;i2c&quot;;[.$C1067]=0);[.$D1067];[.K1066])" office:value-type="float" office:value="1024" calcext:value-type="float">
            <text:p>1024</text:p>
          </table:table-cell>
          <table:table-cell table:formula="of:=IF(AND([.$B1067]=&quot;i2c&quot;;[.$C1067]=1);[.$D1067];[.L1066])" office:value-type="float" office:value="1024" calcext:value-type="float">
            <text:p>1024</text:p>
          </table:table-cell>
          <table:table-cell table:formula="of:=IF(AND([.$B1067]=&quot;i2c&quot;;[.$C1067]=2);[.$D1067];[.M1066])" office:value-type="float" office:value="1024" calcext:value-type="float">
            <text:p>1024</text:p>
          </table:table-cell>
          <table:table-cell table:formula="of:=IF(AND([.$B1067]=&quot;i2c&quot;;[.$C1067]=3);[.$D1067];[.N1066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68]-[.A$2])/1000000" office:value-type="float" office:value="-1579.660469" calcext:value-type="float">
            <text:p>-1579.660469</text:p>
          </table:table-cell>
          <table:table-cell table:formula="of:=IF([.B1068]=&quot;PC&quot;;[.H$2];-[.H$2])" office:value-type="float" office:value="-2200" calcext:value-type="float">
            <text:p>-2200</text:p>
          </table:table-cell>
          <table:table-cell table:formula="of:=IF(AND([.$B1068]=&quot;i2c&quot;;[.$C1068]=0);[.$D1068];[.K1067])" office:value-type="float" office:value="1024" calcext:value-type="float">
            <text:p>1024</text:p>
          </table:table-cell>
          <table:table-cell table:formula="of:=IF(AND([.$B1068]=&quot;i2c&quot;;[.$C1068]=1);[.$D1068];[.L1067])" office:value-type="float" office:value="1024" calcext:value-type="float">
            <text:p>1024</text:p>
          </table:table-cell>
          <table:table-cell table:formula="of:=IF(AND([.$B1068]=&quot;i2c&quot;;[.$C1068]=2);[.$D1068];[.M1067])" office:value-type="float" office:value="1024" calcext:value-type="float">
            <text:p>1024</text:p>
          </table:table-cell>
          <table:table-cell table:formula="of:=IF(AND([.$B1068]=&quot;i2c&quot;;[.$C1068]=3);[.$D1068];[.N1067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69]-[.A$2])/1000000" office:value-type="float" office:value="-1579.660469" calcext:value-type="float">
            <text:p>-1579.660469</text:p>
          </table:table-cell>
          <table:table-cell table:formula="of:=IF([.B1069]=&quot;PC&quot;;[.H$2];-[.H$2])" office:value-type="float" office:value="-2200" calcext:value-type="float">
            <text:p>-2200</text:p>
          </table:table-cell>
          <table:table-cell table:formula="of:=IF(AND([.$B1069]=&quot;i2c&quot;;[.$C1069]=0);[.$D1069];[.K1068])" office:value-type="float" office:value="1024" calcext:value-type="float">
            <text:p>1024</text:p>
          </table:table-cell>
          <table:table-cell table:formula="of:=IF(AND([.$B1069]=&quot;i2c&quot;;[.$C1069]=1);[.$D1069];[.L1068])" office:value-type="float" office:value="1024" calcext:value-type="float">
            <text:p>1024</text:p>
          </table:table-cell>
          <table:table-cell table:formula="of:=IF(AND([.$B1069]=&quot;i2c&quot;;[.$C1069]=2);[.$D1069];[.M1068])" office:value-type="float" office:value="1024" calcext:value-type="float">
            <text:p>1024</text:p>
          </table:table-cell>
          <table:table-cell table:formula="of:=IF(AND([.$B1069]=&quot;i2c&quot;;[.$C1069]=3);[.$D1069];[.N1068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70]-[.A$2])/1000000" office:value-type="float" office:value="-1579.660469" calcext:value-type="float">
            <text:p>-1579.660469</text:p>
          </table:table-cell>
          <table:table-cell table:formula="of:=IF([.B1070]=&quot;PC&quot;;[.H$2];-[.H$2])" office:value-type="float" office:value="-2200" calcext:value-type="float">
            <text:p>-2200</text:p>
          </table:table-cell>
          <table:table-cell table:formula="of:=IF(AND([.$B1070]=&quot;i2c&quot;;[.$C1070]=0);[.$D1070];[.K1069])" office:value-type="float" office:value="1024" calcext:value-type="float">
            <text:p>1024</text:p>
          </table:table-cell>
          <table:table-cell table:formula="of:=IF(AND([.$B1070]=&quot;i2c&quot;;[.$C1070]=1);[.$D1070];[.L1069])" office:value-type="float" office:value="1024" calcext:value-type="float">
            <text:p>1024</text:p>
          </table:table-cell>
          <table:table-cell table:formula="of:=IF(AND([.$B1070]=&quot;i2c&quot;;[.$C1070]=2);[.$D1070];[.M1069])" office:value-type="float" office:value="1024" calcext:value-type="float">
            <text:p>1024</text:p>
          </table:table-cell>
          <table:table-cell table:formula="of:=IF(AND([.$B1070]=&quot;i2c&quot;;[.$C1070]=3);[.$D1070];[.N1069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71]-[.A$2])/1000000" office:value-type="float" office:value="-1579.660469" calcext:value-type="float">
            <text:p>-1579.660469</text:p>
          </table:table-cell>
          <table:table-cell table:formula="of:=IF([.B1071]=&quot;PC&quot;;[.H$2];-[.H$2])" office:value-type="float" office:value="-2200" calcext:value-type="float">
            <text:p>-2200</text:p>
          </table:table-cell>
          <table:table-cell table:formula="of:=IF(AND([.$B1071]=&quot;i2c&quot;;[.$C1071]=0);[.$D1071];[.K1070])" office:value-type="float" office:value="1024" calcext:value-type="float">
            <text:p>1024</text:p>
          </table:table-cell>
          <table:table-cell table:formula="of:=IF(AND([.$B1071]=&quot;i2c&quot;;[.$C1071]=1);[.$D1071];[.L1070])" office:value-type="float" office:value="1024" calcext:value-type="float">
            <text:p>1024</text:p>
          </table:table-cell>
          <table:table-cell table:formula="of:=IF(AND([.$B1071]=&quot;i2c&quot;;[.$C1071]=2);[.$D1071];[.M1070])" office:value-type="float" office:value="1024" calcext:value-type="float">
            <text:p>1024</text:p>
          </table:table-cell>
          <table:table-cell table:formula="of:=IF(AND([.$B1071]=&quot;i2c&quot;;[.$C1071]=3);[.$D1071];[.N1070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72]-[.A$2])/1000000" office:value-type="float" office:value="-1579.660469" calcext:value-type="float">
            <text:p>-1579.660469</text:p>
          </table:table-cell>
          <table:table-cell table:formula="of:=IF([.B1072]=&quot;PC&quot;;[.H$2];-[.H$2])" office:value-type="float" office:value="-2200" calcext:value-type="float">
            <text:p>-2200</text:p>
          </table:table-cell>
          <table:table-cell table:formula="of:=IF(AND([.$B1072]=&quot;i2c&quot;;[.$C1072]=0);[.$D1072];[.K1071])" office:value-type="float" office:value="1024" calcext:value-type="float">
            <text:p>1024</text:p>
          </table:table-cell>
          <table:table-cell table:formula="of:=IF(AND([.$B1072]=&quot;i2c&quot;;[.$C1072]=1);[.$D1072];[.L1071])" office:value-type="float" office:value="1024" calcext:value-type="float">
            <text:p>1024</text:p>
          </table:table-cell>
          <table:table-cell table:formula="of:=IF(AND([.$B1072]=&quot;i2c&quot;;[.$C1072]=2);[.$D1072];[.M1071])" office:value-type="float" office:value="1024" calcext:value-type="float">
            <text:p>1024</text:p>
          </table:table-cell>
          <table:table-cell table:formula="of:=IF(AND([.$B1072]=&quot;i2c&quot;;[.$C1072]=3);[.$D1072];[.N1071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73]-[.A$2])/1000000" office:value-type="float" office:value="-1579.660469" calcext:value-type="float">
            <text:p>-1579.660469</text:p>
          </table:table-cell>
          <table:table-cell table:formula="of:=IF([.B1073]=&quot;PC&quot;;[.H$2];-[.H$2])" office:value-type="float" office:value="-2200" calcext:value-type="float">
            <text:p>-2200</text:p>
          </table:table-cell>
          <table:table-cell table:formula="of:=IF(AND([.$B1073]=&quot;i2c&quot;;[.$C1073]=0);[.$D1073];[.K1072])" office:value-type="float" office:value="1024" calcext:value-type="float">
            <text:p>1024</text:p>
          </table:table-cell>
          <table:table-cell table:formula="of:=IF(AND([.$B1073]=&quot;i2c&quot;;[.$C1073]=1);[.$D1073];[.L1072])" office:value-type="float" office:value="1024" calcext:value-type="float">
            <text:p>1024</text:p>
          </table:table-cell>
          <table:table-cell table:formula="of:=IF(AND([.$B1073]=&quot;i2c&quot;;[.$C1073]=2);[.$D1073];[.M1072])" office:value-type="float" office:value="1024" calcext:value-type="float">
            <text:p>1024</text:p>
          </table:table-cell>
          <table:table-cell table:formula="of:=IF(AND([.$B1073]=&quot;i2c&quot;;[.$C1073]=3);[.$D1073];[.N1072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74]-[.A$2])/1000000" office:value-type="float" office:value="-1579.660469" calcext:value-type="float">
            <text:p>-1579.660469</text:p>
          </table:table-cell>
          <table:table-cell table:formula="of:=IF([.B1074]=&quot;PC&quot;;[.H$2];-[.H$2])" office:value-type="float" office:value="-2200" calcext:value-type="float">
            <text:p>-2200</text:p>
          </table:table-cell>
          <table:table-cell table:formula="of:=IF(AND([.$B1074]=&quot;i2c&quot;;[.$C1074]=0);[.$D1074];[.K1073])" office:value-type="float" office:value="1024" calcext:value-type="float">
            <text:p>1024</text:p>
          </table:table-cell>
          <table:table-cell table:formula="of:=IF(AND([.$B1074]=&quot;i2c&quot;;[.$C1074]=1);[.$D1074];[.L1073])" office:value-type="float" office:value="1024" calcext:value-type="float">
            <text:p>1024</text:p>
          </table:table-cell>
          <table:table-cell table:formula="of:=IF(AND([.$B1074]=&quot;i2c&quot;;[.$C1074]=2);[.$D1074];[.M1073])" office:value-type="float" office:value="1024" calcext:value-type="float">
            <text:p>1024</text:p>
          </table:table-cell>
          <table:table-cell table:formula="of:=IF(AND([.$B1074]=&quot;i2c&quot;;[.$C1074]=3);[.$D1074];[.N1073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75]-[.A$2])/1000000" office:value-type="float" office:value="-1579.660469" calcext:value-type="float">
            <text:p>-1579.660469</text:p>
          </table:table-cell>
          <table:table-cell table:formula="of:=IF([.B1075]=&quot;PC&quot;;[.H$2];-[.H$2])" office:value-type="float" office:value="-2200" calcext:value-type="float">
            <text:p>-2200</text:p>
          </table:table-cell>
          <table:table-cell table:formula="of:=IF(AND([.$B1075]=&quot;i2c&quot;;[.$C1075]=0);[.$D1075];[.K1074])" office:value-type="float" office:value="1024" calcext:value-type="float">
            <text:p>1024</text:p>
          </table:table-cell>
          <table:table-cell table:formula="of:=IF(AND([.$B1075]=&quot;i2c&quot;;[.$C1075]=1);[.$D1075];[.L1074])" office:value-type="float" office:value="1024" calcext:value-type="float">
            <text:p>1024</text:p>
          </table:table-cell>
          <table:table-cell table:formula="of:=IF(AND([.$B1075]=&quot;i2c&quot;;[.$C1075]=2);[.$D1075];[.M1074])" office:value-type="float" office:value="1024" calcext:value-type="float">
            <text:p>1024</text:p>
          </table:table-cell>
          <table:table-cell table:formula="of:=IF(AND([.$B1075]=&quot;i2c&quot;;[.$C1075]=3);[.$D1075];[.N1074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76]-[.A$2])/1000000" office:value-type="float" office:value="-1579.660469" calcext:value-type="float">
            <text:p>-1579.660469</text:p>
          </table:table-cell>
          <table:table-cell table:formula="of:=IF([.B1076]=&quot;PC&quot;;[.H$2];-[.H$2])" office:value-type="float" office:value="-2200" calcext:value-type="float">
            <text:p>-2200</text:p>
          </table:table-cell>
          <table:table-cell table:formula="of:=IF(AND([.$B1076]=&quot;i2c&quot;;[.$C1076]=0);[.$D1076];[.K1075])" office:value-type="float" office:value="1024" calcext:value-type="float">
            <text:p>1024</text:p>
          </table:table-cell>
          <table:table-cell table:formula="of:=IF(AND([.$B1076]=&quot;i2c&quot;;[.$C1076]=1);[.$D1076];[.L1075])" office:value-type="float" office:value="1024" calcext:value-type="float">
            <text:p>1024</text:p>
          </table:table-cell>
          <table:table-cell table:formula="of:=IF(AND([.$B1076]=&quot;i2c&quot;;[.$C1076]=2);[.$D1076];[.M1075])" office:value-type="float" office:value="1024" calcext:value-type="float">
            <text:p>1024</text:p>
          </table:table-cell>
          <table:table-cell table:formula="of:=IF(AND([.$B1076]=&quot;i2c&quot;;[.$C1076]=3);[.$D1076];[.N1075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77]-[.A$2])/1000000" office:value-type="float" office:value="-1579.660469" calcext:value-type="float">
            <text:p>-1579.660469</text:p>
          </table:table-cell>
          <table:table-cell table:formula="of:=IF([.B1077]=&quot;PC&quot;;[.H$2];-[.H$2])" office:value-type="float" office:value="-2200" calcext:value-type="float">
            <text:p>-2200</text:p>
          </table:table-cell>
          <table:table-cell table:formula="of:=IF(AND([.$B1077]=&quot;i2c&quot;;[.$C1077]=0);[.$D1077];[.K1076])" office:value-type="float" office:value="1024" calcext:value-type="float">
            <text:p>1024</text:p>
          </table:table-cell>
          <table:table-cell table:formula="of:=IF(AND([.$B1077]=&quot;i2c&quot;;[.$C1077]=1);[.$D1077];[.L1076])" office:value-type="float" office:value="1024" calcext:value-type="float">
            <text:p>1024</text:p>
          </table:table-cell>
          <table:table-cell table:formula="of:=IF(AND([.$B1077]=&quot;i2c&quot;;[.$C1077]=2);[.$D1077];[.M1076])" office:value-type="float" office:value="1024" calcext:value-type="float">
            <text:p>1024</text:p>
          </table:table-cell>
          <table:table-cell table:formula="of:=IF(AND([.$B1077]=&quot;i2c&quot;;[.$C1077]=3);[.$D1077];[.N1076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78]-[.A$2])/1000000" office:value-type="float" office:value="-1579.660469" calcext:value-type="float">
            <text:p>-1579.660469</text:p>
          </table:table-cell>
          <table:table-cell table:formula="of:=IF([.B1078]=&quot;PC&quot;;[.H$2];-[.H$2])" office:value-type="float" office:value="-2200" calcext:value-type="float">
            <text:p>-2200</text:p>
          </table:table-cell>
          <table:table-cell table:formula="of:=IF(AND([.$B1078]=&quot;i2c&quot;;[.$C1078]=0);[.$D1078];[.K1077])" office:value-type="float" office:value="1024" calcext:value-type="float">
            <text:p>1024</text:p>
          </table:table-cell>
          <table:table-cell table:formula="of:=IF(AND([.$B1078]=&quot;i2c&quot;;[.$C1078]=1);[.$D1078];[.L1077])" office:value-type="float" office:value="1024" calcext:value-type="float">
            <text:p>1024</text:p>
          </table:table-cell>
          <table:table-cell table:formula="of:=IF(AND([.$B1078]=&quot;i2c&quot;;[.$C1078]=2);[.$D1078];[.M1077])" office:value-type="float" office:value="1024" calcext:value-type="float">
            <text:p>1024</text:p>
          </table:table-cell>
          <table:table-cell table:formula="of:=IF(AND([.$B1078]=&quot;i2c&quot;;[.$C1078]=3);[.$D1078];[.N1077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79]-[.A$2])/1000000" office:value-type="float" office:value="-1579.660469" calcext:value-type="float">
            <text:p>-1579.660469</text:p>
          </table:table-cell>
          <table:table-cell table:formula="of:=IF([.B1079]=&quot;PC&quot;;[.H$2];-[.H$2])" office:value-type="float" office:value="-2200" calcext:value-type="float">
            <text:p>-2200</text:p>
          </table:table-cell>
          <table:table-cell table:formula="of:=IF(AND([.$B1079]=&quot;i2c&quot;;[.$C1079]=0);[.$D1079];[.K1078])" office:value-type="float" office:value="1024" calcext:value-type="float">
            <text:p>1024</text:p>
          </table:table-cell>
          <table:table-cell table:formula="of:=IF(AND([.$B1079]=&quot;i2c&quot;;[.$C1079]=1);[.$D1079];[.L1078])" office:value-type="float" office:value="1024" calcext:value-type="float">
            <text:p>1024</text:p>
          </table:table-cell>
          <table:table-cell table:formula="of:=IF(AND([.$B1079]=&quot;i2c&quot;;[.$C1079]=2);[.$D1079];[.M1078])" office:value-type="float" office:value="1024" calcext:value-type="float">
            <text:p>1024</text:p>
          </table:table-cell>
          <table:table-cell table:formula="of:=IF(AND([.$B1079]=&quot;i2c&quot;;[.$C1079]=3);[.$D1079];[.N1078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80]-[.A$2])/1000000" office:value-type="float" office:value="-1579.660469" calcext:value-type="float">
            <text:p>-1579.660469</text:p>
          </table:table-cell>
          <table:table-cell table:formula="of:=IF([.B1080]=&quot;PC&quot;;[.H$2];-[.H$2])" office:value-type="float" office:value="-2200" calcext:value-type="float">
            <text:p>-2200</text:p>
          </table:table-cell>
          <table:table-cell table:formula="of:=IF(AND([.$B1080]=&quot;i2c&quot;;[.$C1080]=0);[.$D1080];[.K1079])" office:value-type="float" office:value="1024" calcext:value-type="float">
            <text:p>1024</text:p>
          </table:table-cell>
          <table:table-cell table:formula="of:=IF(AND([.$B1080]=&quot;i2c&quot;;[.$C1080]=1);[.$D1080];[.L1079])" office:value-type="float" office:value="1024" calcext:value-type="float">
            <text:p>1024</text:p>
          </table:table-cell>
          <table:table-cell table:formula="of:=IF(AND([.$B1080]=&quot;i2c&quot;;[.$C1080]=2);[.$D1080];[.M1079])" office:value-type="float" office:value="1024" calcext:value-type="float">
            <text:p>1024</text:p>
          </table:table-cell>
          <table:table-cell table:formula="of:=IF(AND([.$B1080]=&quot;i2c&quot;;[.$C1080]=3);[.$D1080];[.N1079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81]-[.A$2])/1000000" office:value-type="float" office:value="-1579.660469" calcext:value-type="float">
            <text:p>-1579.660469</text:p>
          </table:table-cell>
          <table:table-cell table:formula="of:=IF([.B1081]=&quot;PC&quot;;[.H$2];-[.H$2])" office:value-type="float" office:value="-2200" calcext:value-type="float">
            <text:p>-2200</text:p>
          </table:table-cell>
          <table:table-cell table:formula="of:=IF(AND([.$B1081]=&quot;i2c&quot;;[.$C1081]=0);[.$D1081];[.K1080])" office:value-type="float" office:value="1024" calcext:value-type="float">
            <text:p>1024</text:p>
          </table:table-cell>
          <table:table-cell table:formula="of:=IF(AND([.$B1081]=&quot;i2c&quot;;[.$C1081]=1);[.$D1081];[.L1080])" office:value-type="float" office:value="1024" calcext:value-type="float">
            <text:p>1024</text:p>
          </table:table-cell>
          <table:table-cell table:formula="of:=IF(AND([.$B1081]=&quot;i2c&quot;;[.$C1081]=2);[.$D1081];[.M1080])" office:value-type="float" office:value="1024" calcext:value-type="float">
            <text:p>1024</text:p>
          </table:table-cell>
          <table:table-cell table:formula="of:=IF(AND([.$B1081]=&quot;i2c&quot;;[.$C1081]=3);[.$D1081];[.N1080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82]-[.A$2])/1000000" office:value-type="float" office:value="-1579.660469" calcext:value-type="float">
            <text:p>-1579.660469</text:p>
          </table:table-cell>
          <table:table-cell table:formula="of:=IF([.B1082]=&quot;PC&quot;;[.H$2];-[.H$2])" office:value-type="float" office:value="-2200" calcext:value-type="float">
            <text:p>-2200</text:p>
          </table:table-cell>
          <table:table-cell table:formula="of:=IF(AND([.$B1082]=&quot;i2c&quot;;[.$C1082]=0);[.$D1082];[.K1081])" office:value-type="float" office:value="1024" calcext:value-type="float">
            <text:p>1024</text:p>
          </table:table-cell>
          <table:table-cell table:formula="of:=IF(AND([.$B1082]=&quot;i2c&quot;;[.$C1082]=1);[.$D1082];[.L1081])" office:value-type="float" office:value="1024" calcext:value-type="float">
            <text:p>1024</text:p>
          </table:table-cell>
          <table:table-cell table:formula="of:=IF(AND([.$B1082]=&quot;i2c&quot;;[.$C1082]=2);[.$D1082];[.M1081])" office:value-type="float" office:value="1024" calcext:value-type="float">
            <text:p>1024</text:p>
          </table:table-cell>
          <table:table-cell table:formula="of:=IF(AND([.$B1082]=&quot;i2c&quot;;[.$C1082]=3);[.$D1082];[.N1081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83]-[.A$2])/1000000" office:value-type="float" office:value="-1579.660469" calcext:value-type="float">
            <text:p>-1579.660469</text:p>
          </table:table-cell>
          <table:table-cell table:formula="of:=IF([.B1083]=&quot;PC&quot;;[.H$2];-[.H$2])" office:value-type="float" office:value="-2200" calcext:value-type="float">
            <text:p>-2200</text:p>
          </table:table-cell>
          <table:table-cell table:formula="of:=IF(AND([.$B1083]=&quot;i2c&quot;;[.$C1083]=0);[.$D1083];[.K1082])" office:value-type="float" office:value="1024" calcext:value-type="float">
            <text:p>1024</text:p>
          </table:table-cell>
          <table:table-cell table:formula="of:=IF(AND([.$B1083]=&quot;i2c&quot;;[.$C1083]=1);[.$D1083];[.L1082])" office:value-type="float" office:value="1024" calcext:value-type="float">
            <text:p>1024</text:p>
          </table:table-cell>
          <table:table-cell table:formula="of:=IF(AND([.$B1083]=&quot;i2c&quot;;[.$C1083]=2);[.$D1083];[.M1082])" office:value-type="float" office:value="1024" calcext:value-type="float">
            <text:p>1024</text:p>
          </table:table-cell>
          <table:table-cell table:formula="of:=IF(AND([.$B1083]=&quot;i2c&quot;;[.$C1083]=3);[.$D1083];[.N1082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84]-[.A$2])/1000000" office:value-type="float" office:value="-1579.660469" calcext:value-type="float">
            <text:p>-1579.660469</text:p>
          </table:table-cell>
          <table:table-cell table:formula="of:=IF([.B1084]=&quot;PC&quot;;[.H$2];-[.H$2])" office:value-type="float" office:value="-2200" calcext:value-type="float">
            <text:p>-2200</text:p>
          </table:table-cell>
          <table:table-cell table:formula="of:=IF(AND([.$B1084]=&quot;i2c&quot;;[.$C1084]=0);[.$D1084];[.K1083])" office:value-type="float" office:value="1024" calcext:value-type="float">
            <text:p>1024</text:p>
          </table:table-cell>
          <table:table-cell table:formula="of:=IF(AND([.$B1084]=&quot;i2c&quot;;[.$C1084]=1);[.$D1084];[.L1083])" office:value-type="float" office:value="1024" calcext:value-type="float">
            <text:p>1024</text:p>
          </table:table-cell>
          <table:table-cell table:formula="of:=IF(AND([.$B1084]=&quot;i2c&quot;;[.$C1084]=2);[.$D1084];[.M1083])" office:value-type="float" office:value="1024" calcext:value-type="float">
            <text:p>1024</text:p>
          </table:table-cell>
          <table:table-cell table:formula="of:=IF(AND([.$B1084]=&quot;i2c&quot;;[.$C1084]=3);[.$D1084];[.N1083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85]-[.A$2])/1000000" office:value-type="float" office:value="-1579.660469" calcext:value-type="float">
            <text:p>-1579.660469</text:p>
          </table:table-cell>
          <table:table-cell table:formula="of:=IF([.B1085]=&quot;PC&quot;;[.H$2];-[.H$2])" office:value-type="float" office:value="-2200" calcext:value-type="float">
            <text:p>-2200</text:p>
          </table:table-cell>
          <table:table-cell table:formula="of:=IF(AND([.$B1085]=&quot;i2c&quot;;[.$C1085]=0);[.$D1085];[.K1084])" office:value-type="float" office:value="1024" calcext:value-type="float">
            <text:p>1024</text:p>
          </table:table-cell>
          <table:table-cell table:formula="of:=IF(AND([.$B1085]=&quot;i2c&quot;;[.$C1085]=1);[.$D1085];[.L1084])" office:value-type="float" office:value="1024" calcext:value-type="float">
            <text:p>1024</text:p>
          </table:table-cell>
          <table:table-cell table:formula="of:=IF(AND([.$B1085]=&quot;i2c&quot;;[.$C1085]=2);[.$D1085];[.M1084])" office:value-type="float" office:value="1024" calcext:value-type="float">
            <text:p>1024</text:p>
          </table:table-cell>
          <table:table-cell table:formula="of:=IF(AND([.$B1085]=&quot;i2c&quot;;[.$C1085]=3);[.$D1085];[.N1084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86]-[.A$2])/1000000" office:value-type="float" office:value="-1579.660469" calcext:value-type="float">
            <text:p>-1579.660469</text:p>
          </table:table-cell>
          <table:table-cell table:formula="of:=IF([.B1086]=&quot;PC&quot;;[.H$2];-[.H$2])" office:value-type="float" office:value="-2200" calcext:value-type="float">
            <text:p>-2200</text:p>
          </table:table-cell>
          <table:table-cell table:formula="of:=IF(AND([.$B1086]=&quot;i2c&quot;;[.$C1086]=0);[.$D1086];[.K1085])" office:value-type="float" office:value="1024" calcext:value-type="float">
            <text:p>1024</text:p>
          </table:table-cell>
          <table:table-cell table:formula="of:=IF(AND([.$B1086]=&quot;i2c&quot;;[.$C1086]=1);[.$D1086];[.L1085])" office:value-type="float" office:value="1024" calcext:value-type="float">
            <text:p>1024</text:p>
          </table:table-cell>
          <table:table-cell table:formula="of:=IF(AND([.$B1086]=&quot;i2c&quot;;[.$C1086]=2);[.$D1086];[.M1085])" office:value-type="float" office:value="1024" calcext:value-type="float">
            <text:p>1024</text:p>
          </table:table-cell>
          <table:table-cell table:formula="of:=IF(AND([.$B1086]=&quot;i2c&quot;;[.$C1086]=3);[.$D1086];[.N1085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87]-[.A$2])/1000000" office:value-type="float" office:value="-1579.660469" calcext:value-type="float">
            <text:p>-1579.660469</text:p>
          </table:table-cell>
          <table:table-cell table:formula="of:=IF([.B1087]=&quot;PC&quot;;[.H$2];-[.H$2])" office:value-type="float" office:value="-2200" calcext:value-type="float">
            <text:p>-2200</text:p>
          </table:table-cell>
          <table:table-cell table:formula="of:=IF(AND([.$B1087]=&quot;i2c&quot;;[.$C1087]=0);[.$D1087];[.K1086])" office:value-type="float" office:value="1024" calcext:value-type="float">
            <text:p>1024</text:p>
          </table:table-cell>
          <table:table-cell table:formula="of:=IF(AND([.$B1087]=&quot;i2c&quot;;[.$C1087]=1);[.$D1087];[.L1086])" office:value-type="float" office:value="1024" calcext:value-type="float">
            <text:p>1024</text:p>
          </table:table-cell>
          <table:table-cell table:formula="of:=IF(AND([.$B1087]=&quot;i2c&quot;;[.$C1087]=2);[.$D1087];[.M1086])" office:value-type="float" office:value="1024" calcext:value-type="float">
            <text:p>1024</text:p>
          </table:table-cell>
          <table:table-cell table:formula="of:=IF(AND([.$B1087]=&quot;i2c&quot;;[.$C1087]=3);[.$D1087];[.N1086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88]-[.A$2])/1000000" office:value-type="float" office:value="-1579.660469" calcext:value-type="float">
            <text:p>-1579.660469</text:p>
          </table:table-cell>
          <table:table-cell table:formula="of:=IF([.B1088]=&quot;PC&quot;;[.H$2];-[.H$2])" office:value-type="float" office:value="-2200" calcext:value-type="float">
            <text:p>-2200</text:p>
          </table:table-cell>
          <table:table-cell table:formula="of:=IF(AND([.$B1088]=&quot;i2c&quot;;[.$C1088]=0);[.$D1088];[.K1087])" office:value-type="float" office:value="1024" calcext:value-type="float">
            <text:p>1024</text:p>
          </table:table-cell>
          <table:table-cell table:formula="of:=IF(AND([.$B1088]=&quot;i2c&quot;;[.$C1088]=1);[.$D1088];[.L1087])" office:value-type="float" office:value="1024" calcext:value-type="float">
            <text:p>1024</text:p>
          </table:table-cell>
          <table:table-cell table:formula="of:=IF(AND([.$B1088]=&quot;i2c&quot;;[.$C1088]=2);[.$D1088];[.M1087])" office:value-type="float" office:value="1024" calcext:value-type="float">
            <text:p>1024</text:p>
          </table:table-cell>
          <table:table-cell table:formula="of:=IF(AND([.$B1088]=&quot;i2c&quot;;[.$C1088]=3);[.$D1088];[.N1087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89]-[.A$2])/1000000" office:value-type="float" office:value="-1579.660469" calcext:value-type="float">
            <text:p>-1579.660469</text:p>
          </table:table-cell>
          <table:table-cell table:formula="of:=IF([.B1089]=&quot;PC&quot;;[.H$2];-[.H$2])" office:value-type="float" office:value="-2200" calcext:value-type="float">
            <text:p>-2200</text:p>
          </table:table-cell>
          <table:table-cell table:formula="of:=IF(AND([.$B1089]=&quot;i2c&quot;;[.$C1089]=0);[.$D1089];[.K1088])" office:value-type="float" office:value="1024" calcext:value-type="float">
            <text:p>1024</text:p>
          </table:table-cell>
          <table:table-cell table:formula="of:=IF(AND([.$B1089]=&quot;i2c&quot;;[.$C1089]=1);[.$D1089];[.L1088])" office:value-type="float" office:value="1024" calcext:value-type="float">
            <text:p>1024</text:p>
          </table:table-cell>
          <table:table-cell table:formula="of:=IF(AND([.$B1089]=&quot;i2c&quot;;[.$C1089]=2);[.$D1089];[.M1088])" office:value-type="float" office:value="1024" calcext:value-type="float">
            <text:p>1024</text:p>
          </table:table-cell>
          <table:table-cell table:formula="of:=IF(AND([.$B1089]=&quot;i2c&quot;;[.$C1089]=3);[.$D1089];[.N1088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90]-[.A$2])/1000000" office:value-type="float" office:value="-1579.660469" calcext:value-type="float">
            <text:p>-1579.660469</text:p>
          </table:table-cell>
          <table:table-cell table:formula="of:=IF([.B1090]=&quot;PC&quot;;[.H$2];-[.H$2])" office:value-type="float" office:value="-2200" calcext:value-type="float">
            <text:p>-2200</text:p>
          </table:table-cell>
          <table:table-cell table:formula="of:=IF(AND([.$B1090]=&quot;i2c&quot;;[.$C1090]=0);[.$D1090];[.K1089])" office:value-type="float" office:value="1024" calcext:value-type="float">
            <text:p>1024</text:p>
          </table:table-cell>
          <table:table-cell table:formula="of:=IF(AND([.$B1090]=&quot;i2c&quot;;[.$C1090]=1);[.$D1090];[.L1089])" office:value-type="float" office:value="1024" calcext:value-type="float">
            <text:p>1024</text:p>
          </table:table-cell>
          <table:table-cell table:formula="of:=IF(AND([.$B1090]=&quot;i2c&quot;;[.$C1090]=2);[.$D1090];[.M1089])" office:value-type="float" office:value="1024" calcext:value-type="float">
            <text:p>1024</text:p>
          </table:table-cell>
          <table:table-cell table:formula="of:=IF(AND([.$B1090]=&quot;i2c&quot;;[.$C1090]=3);[.$D1090];[.N1089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91]-[.A$2])/1000000" office:value-type="float" office:value="-1579.660469" calcext:value-type="float">
            <text:p>-1579.660469</text:p>
          </table:table-cell>
          <table:table-cell table:formula="of:=IF([.B1091]=&quot;PC&quot;;[.H$2];-[.H$2])" office:value-type="float" office:value="-2200" calcext:value-type="float">
            <text:p>-2200</text:p>
          </table:table-cell>
          <table:table-cell table:formula="of:=IF(AND([.$B1091]=&quot;i2c&quot;;[.$C1091]=0);[.$D1091];[.K1090])" office:value-type="float" office:value="1024" calcext:value-type="float">
            <text:p>1024</text:p>
          </table:table-cell>
          <table:table-cell table:formula="of:=IF(AND([.$B1091]=&quot;i2c&quot;;[.$C1091]=1);[.$D1091];[.L1090])" office:value-type="float" office:value="1024" calcext:value-type="float">
            <text:p>1024</text:p>
          </table:table-cell>
          <table:table-cell table:formula="of:=IF(AND([.$B1091]=&quot;i2c&quot;;[.$C1091]=2);[.$D1091];[.M1090])" office:value-type="float" office:value="1024" calcext:value-type="float">
            <text:p>1024</text:p>
          </table:table-cell>
          <table:table-cell table:formula="of:=IF(AND([.$B1091]=&quot;i2c&quot;;[.$C1091]=3);[.$D1091];[.N1090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92]-[.A$2])/1000000" office:value-type="float" office:value="-1579.660469" calcext:value-type="float">
            <text:p>-1579.660469</text:p>
          </table:table-cell>
          <table:table-cell table:formula="of:=IF([.B1092]=&quot;PC&quot;;[.H$2];-[.H$2])" office:value-type="float" office:value="-2200" calcext:value-type="float">
            <text:p>-2200</text:p>
          </table:table-cell>
          <table:table-cell table:formula="of:=IF(AND([.$B1092]=&quot;i2c&quot;;[.$C1092]=0);[.$D1092];[.K1091])" office:value-type="float" office:value="1024" calcext:value-type="float">
            <text:p>1024</text:p>
          </table:table-cell>
          <table:table-cell table:formula="of:=IF(AND([.$B1092]=&quot;i2c&quot;;[.$C1092]=1);[.$D1092];[.L1091])" office:value-type="float" office:value="1024" calcext:value-type="float">
            <text:p>1024</text:p>
          </table:table-cell>
          <table:table-cell table:formula="of:=IF(AND([.$B1092]=&quot;i2c&quot;;[.$C1092]=2);[.$D1092];[.M1091])" office:value-type="float" office:value="1024" calcext:value-type="float">
            <text:p>1024</text:p>
          </table:table-cell>
          <table:table-cell table:formula="of:=IF(AND([.$B1092]=&quot;i2c&quot;;[.$C1092]=3);[.$D1092];[.N1091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93]-[.A$2])/1000000" office:value-type="float" office:value="-1579.660469" calcext:value-type="float">
            <text:p>-1579.660469</text:p>
          </table:table-cell>
          <table:table-cell table:formula="of:=IF([.B1093]=&quot;PC&quot;;[.H$2];-[.H$2])" office:value-type="float" office:value="-2200" calcext:value-type="float">
            <text:p>-2200</text:p>
          </table:table-cell>
          <table:table-cell table:formula="of:=IF(AND([.$B1093]=&quot;i2c&quot;;[.$C1093]=0);[.$D1093];[.K1092])" office:value-type="float" office:value="1024" calcext:value-type="float">
            <text:p>1024</text:p>
          </table:table-cell>
          <table:table-cell table:formula="of:=IF(AND([.$B1093]=&quot;i2c&quot;;[.$C1093]=1);[.$D1093];[.L1092])" office:value-type="float" office:value="1024" calcext:value-type="float">
            <text:p>1024</text:p>
          </table:table-cell>
          <table:table-cell table:formula="of:=IF(AND([.$B1093]=&quot;i2c&quot;;[.$C1093]=2);[.$D1093];[.M1092])" office:value-type="float" office:value="1024" calcext:value-type="float">
            <text:p>1024</text:p>
          </table:table-cell>
          <table:table-cell table:formula="of:=IF(AND([.$B1093]=&quot;i2c&quot;;[.$C1093]=3);[.$D1093];[.N1092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94]-[.A$2])/1000000" office:value-type="float" office:value="-1579.660469" calcext:value-type="float">
            <text:p>-1579.660469</text:p>
          </table:table-cell>
          <table:table-cell table:formula="of:=IF([.B1094]=&quot;PC&quot;;[.H$2];-[.H$2])" office:value-type="float" office:value="-2200" calcext:value-type="float">
            <text:p>-2200</text:p>
          </table:table-cell>
          <table:table-cell table:formula="of:=IF(AND([.$B1094]=&quot;i2c&quot;;[.$C1094]=0);[.$D1094];[.K1093])" office:value-type="float" office:value="1024" calcext:value-type="float">
            <text:p>1024</text:p>
          </table:table-cell>
          <table:table-cell table:formula="of:=IF(AND([.$B1094]=&quot;i2c&quot;;[.$C1094]=1);[.$D1094];[.L1093])" office:value-type="float" office:value="1024" calcext:value-type="float">
            <text:p>1024</text:p>
          </table:table-cell>
          <table:table-cell table:formula="of:=IF(AND([.$B1094]=&quot;i2c&quot;;[.$C1094]=2);[.$D1094];[.M1093])" office:value-type="float" office:value="1024" calcext:value-type="float">
            <text:p>1024</text:p>
          </table:table-cell>
          <table:table-cell table:formula="of:=IF(AND([.$B1094]=&quot;i2c&quot;;[.$C1094]=3);[.$D1094];[.N1093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95]-[.A$2])/1000000" office:value-type="float" office:value="-1579.660469" calcext:value-type="float">
            <text:p>-1579.660469</text:p>
          </table:table-cell>
          <table:table-cell table:formula="of:=IF([.B1095]=&quot;PC&quot;;[.H$2];-[.H$2])" office:value-type="float" office:value="-2200" calcext:value-type="float">
            <text:p>-2200</text:p>
          </table:table-cell>
          <table:table-cell table:formula="of:=IF(AND([.$B1095]=&quot;i2c&quot;;[.$C1095]=0);[.$D1095];[.K1094])" office:value-type="float" office:value="1024" calcext:value-type="float">
            <text:p>1024</text:p>
          </table:table-cell>
          <table:table-cell table:formula="of:=IF(AND([.$B1095]=&quot;i2c&quot;;[.$C1095]=1);[.$D1095];[.L1094])" office:value-type="float" office:value="1024" calcext:value-type="float">
            <text:p>1024</text:p>
          </table:table-cell>
          <table:table-cell table:formula="of:=IF(AND([.$B1095]=&quot;i2c&quot;;[.$C1095]=2);[.$D1095];[.M1094])" office:value-type="float" office:value="1024" calcext:value-type="float">
            <text:p>1024</text:p>
          </table:table-cell>
          <table:table-cell table:formula="of:=IF(AND([.$B1095]=&quot;i2c&quot;;[.$C1095]=3);[.$D1095];[.N1094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96]-[.A$2])/1000000" office:value-type="float" office:value="-1579.660469" calcext:value-type="float">
            <text:p>-1579.660469</text:p>
          </table:table-cell>
          <table:table-cell table:formula="of:=IF([.B1096]=&quot;PC&quot;;[.H$2];-[.H$2])" office:value-type="float" office:value="-2200" calcext:value-type="float">
            <text:p>-2200</text:p>
          </table:table-cell>
          <table:table-cell table:formula="of:=IF(AND([.$B1096]=&quot;i2c&quot;;[.$C1096]=0);[.$D1096];[.K1095])" office:value-type="float" office:value="1024" calcext:value-type="float">
            <text:p>1024</text:p>
          </table:table-cell>
          <table:table-cell table:formula="of:=IF(AND([.$B1096]=&quot;i2c&quot;;[.$C1096]=1);[.$D1096];[.L1095])" office:value-type="float" office:value="1024" calcext:value-type="float">
            <text:p>1024</text:p>
          </table:table-cell>
          <table:table-cell table:formula="of:=IF(AND([.$B1096]=&quot;i2c&quot;;[.$C1096]=2);[.$D1096];[.M1095])" office:value-type="float" office:value="1024" calcext:value-type="float">
            <text:p>1024</text:p>
          </table:table-cell>
          <table:table-cell table:formula="of:=IF(AND([.$B1096]=&quot;i2c&quot;;[.$C1096]=3);[.$D1096];[.N1095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97]-[.A$2])/1000000" office:value-type="float" office:value="-1579.660469" calcext:value-type="float">
            <text:p>-1579.660469</text:p>
          </table:table-cell>
          <table:table-cell table:formula="of:=IF([.B1097]=&quot;PC&quot;;[.H$2];-[.H$2])" office:value-type="float" office:value="-2200" calcext:value-type="float">
            <text:p>-2200</text:p>
          </table:table-cell>
          <table:table-cell table:formula="of:=IF(AND([.$B1097]=&quot;i2c&quot;;[.$C1097]=0);[.$D1097];[.K1096])" office:value-type="float" office:value="1024" calcext:value-type="float">
            <text:p>1024</text:p>
          </table:table-cell>
          <table:table-cell table:formula="of:=IF(AND([.$B1097]=&quot;i2c&quot;;[.$C1097]=1);[.$D1097];[.L1096])" office:value-type="float" office:value="1024" calcext:value-type="float">
            <text:p>1024</text:p>
          </table:table-cell>
          <table:table-cell table:formula="of:=IF(AND([.$B1097]=&quot;i2c&quot;;[.$C1097]=2);[.$D1097];[.M1096])" office:value-type="float" office:value="1024" calcext:value-type="float">
            <text:p>1024</text:p>
          </table:table-cell>
          <table:table-cell table:formula="of:=IF(AND([.$B1097]=&quot;i2c&quot;;[.$C1097]=3);[.$D1097];[.N1096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98]-[.A$2])/1000000" office:value-type="float" office:value="-1579.660469" calcext:value-type="float">
            <text:p>-1579.660469</text:p>
          </table:table-cell>
          <table:table-cell table:formula="of:=IF([.B1098]=&quot;PC&quot;;[.H$2];-[.H$2])" office:value-type="float" office:value="-2200" calcext:value-type="float">
            <text:p>-2200</text:p>
          </table:table-cell>
          <table:table-cell table:formula="of:=IF(AND([.$B1098]=&quot;i2c&quot;;[.$C1098]=0);[.$D1098];[.K1097])" office:value-type="float" office:value="1024" calcext:value-type="float">
            <text:p>1024</text:p>
          </table:table-cell>
          <table:table-cell table:formula="of:=IF(AND([.$B1098]=&quot;i2c&quot;;[.$C1098]=1);[.$D1098];[.L1097])" office:value-type="float" office:value="1024" calcext:value-type="float">
            <text:p>1024</text:p>
          </table:table-cell>
          <table:table-cell table:formula="of:=IF(AND([.$B1098]=&quot;i2c&quot;;[.$C1098]=2);[.$D1098];[.M1097])" office:value-type="float" office:value="1024" calcext:value-type="float">
            <text:p>1024</text:p>
          </table:table-cell>
          <table:table-cell table:formula="of:=IF(AND([.$B1098]=&quot;i2c&quot;;[.$C1098]=3);[.$D1098];[.N1097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099]-[.A$2])/1000000" office:value-type="float" office:value="-1579.660469" calcext:value-type="float">
            <text:p>-1579.660469</text:p>
          </table:table-cell>
          <table:table-cell table:formula="of:=IF([.B1099]=&quot;PC&quot;;[.H$2];-[.H$2])" office:value-type="float" office:value="-2200" calcext:value-type="float">
            <text:p>-2200</text:p>
          </table:table-cell>
          <table:table-cell table:formula="of:=IF(AND([.$B1099]=&quot;i2c&quot;;[.$C1099]=0);[.$D1099];[.K1098])" office:value-type="float" office:value="1024" calcext:value-type="float">
            <text:p>1024</text:p>
          </table:table-cell>
          <table:table-cell table:formula="of:=IF(AND([.$B1099]=&quot;i2c&quot;;[.$C1099]=1);[.$D1099];[.L1098])" office:value-type="float" office:value="1024" calcext:value-type="float">
            <text:p>1024</text:p>
          </table:table-cell>
          <table:table-cell table:formula="of:=IF(AND([.$B1099]=&quot;i2c&quot;;[.$C1099]=2);[.$D1099];[.M1098])" office:value-type="float" office:value="1024" calcext:value-type="float">
            <text:p>1024</text:p>
          </table:table-cell>
          <table:table-cell table:formula="of:=IF(AND([.$B1099]=&quot;i2c&quot;;[.$C1099]=3);[.$D1099];[.N1098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00]-[.A$2])/1000000" office:value-type="float" office:value="-1579.660469" calcext:value-type="float">
            <text:p>-1579.660469</text:p>
          </table:table-cell>
          <table:table-cell table:formula="of:=IF([.B1100]=&quot;PC&quot;;[.H$2];-[.H$2])" office:value-type="float" office:value="-2200" calcext:value-type="float">
            <text:p>-2200</text:p>
          </table:table-cell>
          <table:table-cell table:formula="of:=IF(AND([.$B1100]=&quot;i2c&quot;;[.$C1100]=0);[.$D1100];[.K1099])" office:value-type="float" office:value="1024" calcext:value-type="float">
            <text:p>1024</text:p>
          </table:table-cell>
          <table:table-cell table:formula="of:=IF(AND([.$B1100]=&quot;i2c&quot;;[.$C1100]=1);[.$D1100];[.L1099])" office:value-type="float" office:value="1024" calcext:value-type="float">
            <text:p>1024</text:p>
          </table:table-cell>
          <table:table-cell table:formula="of:=IF(AND([.$B1100]=&quot;i2c&quot;;[.$C1100]=2);[.$D1100];[.M1099])" office:value-type="float" office:value="1024" calcext:value-type="float">
            <text:p>1024</text:p>
          </table:table-cell>
          <table:table-cell table:formula="of:=IF(AND([.$B1100]=&quot;i2c&quot;;[.$C1100]=3);[.$D1100];[.N1099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01]-[.A$2])/1000000" office:value-type="float" office:value="-1579.660469" calcext:value-type="float">
            <text:p>-1579.660469</text:p>
          </table:table-cell>
          <table:table-cell table:formula="of:=IF([.B1101]=&quot;PC&quot;;[.H$2];-[.H$2])" office:value-type="float" office:value="-2200" calcext:value-type="float">
            <text:p>-2200</text:p>
          </table:table-cell>
          <table:table-cell table:formula="of:=IF(AND([.$B1101]=&quot;i2c&quot;;[.$C1101]=0);[.$D1101];[.K1100])" office:value-type="float" office:value="1024" calcext:value-type="float">
            <text:p>1024</text:p>
          </table:table-cell>
          <table:table-cell table:formula="of:=IF(AND([.$B1101]=&quot;i2c&quot;;[.$C1101]=1);[.$D1101];[.L1100])" office:value-type="float" office:value="1024" calcext:value-type="float">
            <text:p>1024</text:p>
          </table:table-cell>
          <table:table-cell table:formula="of:=IF(AND([.$B1101]=&quot;i2c&quot;;[.$C1101]=2);[.$D1101];[.M1100])" office:value-type="float" office:value="1024" calcext:value-type="float">
            <text:p>1024</text:p>
          </table:table-cell>
          <table:table-cell table:formula="of:=IF(AND([.$B1101]=&quot;i2c&quot;;[.$C1101]=3);[.$D1101];[.N1100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02]-[.A$2])/1000000" office:value-type="float" office:value="-1579.660469" calcext:value-type="float">
            <text:p>-1579.660469</text:p>
          </table:table-cell>
          <table:table-cell table:formula="of:=IF([.B1102]=&quot;PC&quot;;[.H$2];-[.H$2])" office:value-type="float" office:value="-2200" calcext:value-type="float">
            <text:p>-2200</text:p>
          </table:table-cell>
          <table:table-cell table:formula="of:=IF(AND([.$B1102]=&quot;i2c&quot;;[.$C1102]=0);[.$D1102];[.K1101])" office:value-type="float" office:value="1024" calcext:value-type="float">
            <text:p>1024</text:p>
          </table:table-cell>
          <table:table-cell table:formula="of:=IF(AND([.$B1102]=&quot;i2c&quot;;[.$C1102]=1);[.$D1102];[.L1101])" office:value-type="float" office:value="1024" calcext:value-type="float">
            <text:p>1024</text:p>
          </table:table-cell>
          <table:table-cell table:formula="of:=IF(AND([.$B1102]=&quot;i2c&quot;;[.$C1102]=2);[.$D1102];[.M1101])" office:value-type="float" office:value="1024" calcext:value-type="float">
            <text:p>1024</text:p>
          </table:table-cell>
          <table:table-cell table:formula="of:=IF(AND([.$B1102]=&quot;i2c&quot;;[.$C1102]=3);[.$D1102];[.N1101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03]-[.A$2])/1000000" office:value-type="float" office:value="-1579.660469" calcext:value-type="float">
            <text:p>-1579.660469</text:p>
          </table:table-cell>
          <table:table-cell table:formula="of:=IF([.B1103]=&quot;PC&quot;;[.H$2];-[.H$2])" office:value-type="float" office:value="-2200" calcext:value-type="float">
            <text:p>-2200</text:p>
          </table:table-cell>
          <table:table-cell table:formula="of:=IF(AND([.$B1103]=&quot;i2c&quot;;[.$C1103]=0);[.$D1103];[.K1102])" office:value-type="float" office:value="1024" calcext:value-type="float">
            <text:p>1024</text:p>
          </table:table-cell>
          <table:table-cell table:formula="of:=IF(AND([.$B1103]=&quot;i2c&quot;;[.$C1103]=1);[.$D1103];[.L1102])" office:value-type="float" office:value="1024" calcext:value-type="float">
            <text:p>1024</text:p>
          </table:table-cell>
          <table:table-cell table:formula="of:=IF(AND([.$B1103]=&quot;i2c&quot;;[.$C1103]=2);[.$D1103];[.M1102])" office:value-type="float" office:value="1024" calcext:value-type="float">
            <text:p>1024</text:p>
          </table:table-cell>
          <table:table-cell table:formula="of:=IF(AND([.$B1103]=&quot;i2c&quot;;[.$C1103]=3);[.$D1103];[.N1102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04]-[.A$2])/1000000" office:value-type="float" office:value="-1579.660469" calcext:value-type="float">
            <text:p>-1579.660469</text:p>
          </table:table-cell>
          <table:table-cell table:formula="of:=IF([.B1104]=&quot;PC&quot;;[.H$2];-[.H$2])" office:value-type="float" office:value="-2200" calcext:value-type="float">
            <text:p>-2200</text:p>
          </table:table-cell>
          <table:table-cell table:formula="of:=IF(AND([.$B1104]=&quot;i2c&quot;;[.$C1104]=0);[.$D1104];[.K1103])" office:value-type="float" office:value="1024" calcext:value-type="float">
            <text:p>1024</text:p>
          </table:table-cell>
          <table:table-cell table:formula="of:=IF(AND([.$B1104]=&quot;i2c&quot;;[.$C1104]=1);[.$D1104];[.L1103])" office:value-type="float" office:value="1024" calcext:value-type="float">
            <text:p>1024</text:p>
          </table:table-cell>
          <table:table-cell table:formula="of:=IF(AND([.$B1104]=&quot;i2c&quot;;[.$C1104]=2);[.$D1104];[.M1103])" office:value-type="float" office:value="1024" calcext:value-type="float">
            <text:p>1024</text:p>
          </table:table-cell>
          <table:table-cell table:formula="of:=IF(AND([.$B1104]=&quot;i2c&quot;;[.$C1104]=3);[.$D1104];[.N1103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05]-[.A$2])/1000000" office:value-type="float" office:value="-1579.660469" calcext:value-type="float">
            <text:p>-1579.660469</text:p>
          </table:table-cell>
          <table:table-cell table:formula="of:=IF([.B1105]=&quot;PC&quot;;[.H$2];-[.H$2])" office:value-type="float" office:value="-2200" calcext:value-type="float">
            <text:p>-2200</text:p>
          </table:table-cell>
          <table:table-cell table:formula="of:=IF(AND([.$B1105]=&quot;i2c&quot;;[.$C1105]=0);[.$D1105];[.K1104])" office:value-type="float" office:value="1024" calcext:value-type="float">
            <text:p>1024</text:p>
          </table:table-cell>
          <table:table-cell table:formula="of:=IF(AND([.$B1105]=&quot;i2c&quot;;[.$C1105]=1);[.$D1105];[.L1104])" office:value-type="float" office:value="1024" calcext:value-type="float">
            <text:p>1024</text:p>
          </table:table-cell>
          <table:table-cell table:formula="of:=IF(AND([.$B1105]=&quot;i2c&quot;;[.$C1105]=2);[.$D1105];[.M1104])" office:value-type="float" office:value="1024" calcext:value-type="float">
            <text:p>1024</text:p>
          </table:table-cell>
          <table:table-cell table:formula="of:=IF(AND([.$B1105]=&quot;i2c&quot;;[.$C1105]=3);[.$D1105];[.N1104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06]-[.A$2])/1000000" office:value-type="float" office:value="-1579.660469" calcext:value-type="float">
            <text:p>-1579.660469</text:p>
          </table:table-cell>
          <table:table-cell table:formula="of:=IF([.B1106]=&quot;PC&quot;;[.H$2];-[.H$2])" office:value-type="float" office:value="-2200" calcext:value-type="float">
            <text:p>-2200</text:p>
          </table:table-cell>
          <table:table-cell table:formula="of:=IF(AND([.$B1106]=&quot;i2c&quot;;[.$C1106]=0);[.$D1106];[.K1105])" office:value-type="float" office:value="1024" calcext:value-type="float">
            <text:p>1024</text:p>
          </table:table-cell>
          <table:table-cell table:formula="of:=IF(AND([.$B1106]=&quot;i2c&quot;;[.$C1106]=1);[.$D1106];[.L1105])" office:value-type="float" office:value="1024" calcext:value-type="float">
            <text:p>1024</text:p>
          </table:table-cell>
          <table:table-cell table:formula="of:=IF(AND([.$B1106]=&quot;i2c&quot;;[.$C1106]=2);[.$D1106];[.M1105])" office:value-type="float" office:value="1024" calcext:value-type="float">
            <text:p>1024</text:p>
          </table:table-cell>
          <table:table-cell table:formula="of:=IF(AND([.$B1106]=&quot;i2c&quot;;[.$C1106]=3);[.$D1106];[.N1105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07]-[.A$2])/1000000" office:value-type="float" office:value="-1579.660469" calcext:value-type="float">
            <text:p>-1579.660469</text:p>
          </table:table-cell>
          <table:table-cell table:formula="of:=IF([.B1107]=&quot;PC&quot;;[.H$2];-[.H$2])" office:value-type="float" office:value="-2200" calcext:value-type="float">
            <text:p>-2200</text:p>
          </table:table-cell>
          <table:table-cell table:formula="of:=IF(AND([.$B1107]=&quot;i2c&quot;;[.$C1107]=0);[.$D1107];[.K1106])" office:value-type="float" office:value="1024" calcext:value-type="float">
            <text:p>1024</text:p>
          </table:table-cell>
          <table:table-cell table:formula="of:=IF(AND([.$B1107]=&quot;i2c&quot;;[.$C1107]=1);[.$D1107];[.L1106])" office:value-type="float" office:value="1024" calcext:value-type="float">
            <text:p>1024</text:p>
          </table:table-cell>
          <table:table-cell table:formula="of:=IF(AND([.$B1107]=&quot;i2c&quot;;[.$C1107]=2);[.$D1107];[.M1106])" office:value-type="float" office:value="1024" calcext:value-type="float">
            <text:p>1024</text:p>
          </table:table-cell>
          <table:table-cell table:formula="of:=IF(AND([.$B1107]=&quot;i2c&quot;;[.$C1107]=3);[.$D1107];[.N1106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08]-[.A$2])/1000000" office:value-type="float" office:value="-1579.660469" calcext:value-type="float">
            <text:p>-1579.660469</text:p>
          </table:table-cell>
          <table:table-cell table:formula="of:=IF([.B1108]=&quot;PC&quot;;[.H$2];-[.H$2])" office:value-type="float" office:value="-2200" calcext:value-type="float">
            <text:p>-2200</text:p>
          </table:table-cell>
          <table:table-cell table:formula="of:=IF(AND([.$B1108]=&quot;i2c&quot;;[.$C1108]=0);[.$D1108];[.K1107])" office:value-type="float" office:value="1024" calcext:value-type="float">
            <text:p>1024</text:p>
          </table:table-cell>
          <table:table-cell table:formula="of:=IF(AND([.$B1108]=&quot;i2c&quot;;[.$C1108]=1);[.$D1108];[.L1107])" office:value-type="float" office:value="1024" calcext:value-type="float">
            <text:p>1024</text:p>
          </table:table-cell>
          <table:table-cell table:formula="of:=IF(AND([.$B1108]=&quot;i2c&quot;;[.$C1108]=2);[.$D1108];[.M1107])" office:value-type="float" office:value="1024" calcext:value-type="float">
            <text:p>1024</text:p>
          </table:table-cell>
          <table:table-cell table:formula="of:=IF(AND([.$B1108]=&quot;i2c&quot;;[.$C1108]=3);[.$D1108];[.N1107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09]-[.A$2])/1000000" office:value-type="float" office:value="-1579.660469" calcext:value-type="float">
            <text:p>-1579.660469</text:p>
          </table:table-cell>
          <table:table-cell table:formula="of:=IF([.B1109]=&quot;PC&quot;;[.H$2];-[.H$2])" office:value-type="float" office:value="-2200" calcext:value-type="float">
            <text:p>-2200</text:p>
          </table:table-cell>
          <table:table-cell table:formula="of:=IF(AND([.$B1109]=&quot;i2c&quot;;[.$C1109]=0);[.$D1109];[.K1108])" office:value-type="float" office:value="1024" calcext:value-type="float">
            <text:p>1024</text:p>
          </table:table-cell>
          <table:table-cell table:formula="of:=IF(AND([.$B1109]=&quot;i2c&quot;;[.$C1109]=1);[.$D1109];[.L1108])" office:value-type="float" office:value="1024" calcext:value-type="float">
            <text:p>1024</text:p>
          </table:table-cell>
          <table:table-cell table:formula="of:=IF(AND([.$B1109]=&quot;i2c&quot;;[.$C1109]=2);[.$D1109];[.M1108])" office:value-type="float" office:value="1024" calcext:value-type="float">
            <text:p>1024</text:p>
          </table:table-cell>
          <table:table-cell table:formula="of:=IF(AND([.$B1109]=&quot;i2c&quot;;[.$C1109]=3);[.$D1109];[.N1108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10]-[.A$2])/1000000" office:value-type="float" office:value="-1579.660469" calcext:value-type="float">
            <text:p>-1579.660469</text:p>
          </table:table-cell>
          <table:table-cell table:formula="of:=IF([.B1110]=&quot;PC&quot;;[.H$2];-[.H$2])" office:value-type="float" office:value="-2200" calcext:value-type="float">
            <text:p>-2200</text:p>
          </table:table-cell>
          <table:table-cell table:formula="of:=IF(AND([.$B1110]=&quot;i2c&quot;;[.$C1110]=0);[.$D1110];[.K1109])" office:value-type="float" office:value="1024" calcext:value-type="float">
            <text:p>1024</text:p>
          </table:table-cell>
          <table:table-cell table:formula="of:=IF(AND([.$B1110]=&quot;i2c&quot;;[.$C1110]=1);[.$D1110];[.L1109])" office:value-type="float" office:value="1024" calcext:value-type="float">
            <text:p>1024</text:p>
          </table:table-cell>
          <table:table-cell table:formula="of:=IF(AND([.$B1110]=&quot;i2c&quot;;[.$C1110]=2);[.$D1110];[.M1109])" office:value-type="float" office:value="1024" calcext:value-type="float">
            <text:p>1024</text:p>
          </table:table-cell>
          <table:table-cell table:formula="of:=IF(AND([.$B1110]=&quot;i2c&quot;;[.$C1110]=3);[.$D1110];[.N1109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11]-[.A$2])/1000000" office:value-type="float" office:value="-1579.660469" calcext:value-type="float">
            <text:p>-1579.660469</text:p>
          </table:table-cell>
          <table:table-cell table:formula="of:=IF([.B1111]=&quot;PC&quot;;[.H$2];-[.H$2])" office:value-type="float" office:value="-2200" calcext:value-type="float">
            <text:p>-2200</text:p>
          </table:table-cell>
          <table:table-cell table:formula="of:=IF(AND([.$B1111]=&quot;i2c&quot;;[.$C1111]=0);[.$D1111];[.K1110])" office:value-type="float" office:value="1024" calcext:value-type="float">
            <text:p>1024</text:p>
          </table:table-cell>
          <table:table-cell table:formula="of:=IF(AND([.$B1111]=&quot;i2c&quot;;[.$C1111]=1);[.$D1111];[.L1110])" office:value-type="float" office:value="1024" calcext:value-type="float">
            <text:p>1024</text:p>
          </table:table-cell>
          <table:table-cell table:formula="of:=IF(AND([.$B1111]=&quot;i2c&quot;;[.$C1111]=2);[.$D1111];[.M1110])" office:value-type="float" office:value="1024" calcext:value-type="float">
            <text:p>1024</text:p>
          </table:table-cell>
          <table:table-cell table:formula="of:=IF(AND([.$B1111]=&quot;i2c&quot;;[.$C1111]=3);[.$D1111];[.N1110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12]-[.A$2])/1000000" office:value-type="float" office:value="-1579.660469" calcext:value-type="float">
            <text:p>-1579.660469</text:p>
          </table:table-cell>
          <table:table-cell table:formula="of:=IF([.B1112]=&quot;PC&quot;;[.H$2];-[.H$2])" office:value-type="float" office:value="-2200" calcext:value-type="float">
            <text:p>-2200</text:p>
          </table:table-cell>
          <table:table-cell table:formula="of:=IF(AND([.$B1112]=&quot;i2c&quot;;[.$C1112]=0);[.$D1112];[.K1111])" office:value-type="float" office:value="1024" calcext:value-type="float">
            <text:p>1024</text:p>
          </table:table-cell>
          <table:table-cell table:formula="of:=IF(AND([.$B1112]=&quot;i2c&quot;;[.$C1112]=1);[.$D1112];[.L1111])" office:value-type="float" office:value="1024" calcext:value-type="float">
            <text:p>1024</text:p>
          </table:table-cell>
          <table:table-cell table:formula="of:=IF(AND([.$B1112]=&quot;i2c&quot;;[.$C1112]=2);[.$D1112];[.M1111])" office:value-type="float" office:value="1024" calcext:value-type="float">
            <text:p>1024</text:p>
          </table:table-cell>
          <table:table-cell table:formula="of:=IF(AND([.$B1112]=&quot;i2c&quot;;[.$C1112]=3);[.$D1112];[.N1111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13]-[.A$2])/1000000" office:value-type="float" office:value="-1579.660469" calcext:value-type="float">
            <text:p>-1579.660469</text:p>
          </table:table-cell>
          <table:table-cell table:formula="of:=IF([.B1113]=&quot;PC&quot;;[.H$2];-[.H$2])" office:value-type="float" office:value="-2200" calcext:value-type="float">
            <text:p>-2200</text:p>
          </table:table-cell>
          <table:table-cell table:formula="of:=IF(AND([.$B1113]=&quot;i2c&quot;;[.$C1113]=0);[.$D1113];[.K1112])" office:value-type="float" office:value="1024" calcext:value-type="float">
            <text:p>1024</text:p>
          </table:table-cell>
          <table:table-cell table:formula="of:=IF(AND([.$B1113]=&quot;i2c&quot;;[.$C1113]=1);[.$D1113];[.L1112])" office:value-type="float" office:value="1024" calcext:value-type="float">
            <text:p>1024</text:p>
          </table:table-cell>
          <table:table-cell table:formula="of:=IF(AND([.$B1113]=&quot;i2c&quot;;[.$C1113]=2);[.$D1113];[.M1112])" office:value-type="float" office:value="1024" calcext:value-type="float">
            <text:p>1024</text:p>
          </table:table-cell>
          <table:table-cell table:formula="of:=IF(AND([.$B1113]=&quot;i2c&quot;;[.$C1113]=3);[.$D1113];[.N1112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14]-[.A$2])/1000000" office:value-type="float" office:value="-1579.660469" calcext:value-type="float">
            <text:p>-1579.660469</text:p>
          </table:table-cell>
          <table:table-cell table:formula="of:=IF([.B1114]=&quot;PC&quot;;[.H$2];-[.H$2])" office:value-type="float" office:value="-2200" calcext:value-type="float">
            <text:p>-2200</text:p>
          </table:table-cell>
          <table:table-cell table:formula="of:=IF(AND([.$B1114]=&quot;i2c&quot;;[.$C1114]=0);[.$D1114];[.K1113])" office:value-type="float" office:value="1024" calcext:value-type="float">
            <text:p>1024</text:p>
          </table:table-cell>
          <table:table-cell table:formula="of:=IF(AND([.$B1114]=&quot;i2c&quot;;[.$C1114]=1);[.$D1114];[.L1113])" office:value-type="float" office:value="1024" calcext:value-type="float">
            <text:p>1024</text:p>
          </table:table-cell>
          <table:table-cell table:formula="of:=IF(AND([.$B1114]=&quot;i2c&quot;;[.$C1114]=2);[.$D1114];[.M1113])" office:value-type="float" office:value="1024" calcext:value-type="float">
            <text:p>1024</text:p>
          </table:table-cell>
          <table:table-cell table:formula="of:=IF(AND([.$B1114]=&quot;i2c&quot;;[.$C1114]=3);[.$D1114];[.N1113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15]-[.A$2])/1000000" office:value-type="float" office:value="-1579.660469" calcext:value-type="float">
            <text:p>-1579.660469</text:p>
          </table:table-cell>
          <table:table-cell table:formula="of:=IF([.B1115]=&quot;PC&quot;;[.H$2];-[.H$2])" office:value-type="float" office:value="-2200" calcext:value-type="float">
            <text:p>-2200</text:p>
          </table:table-cell>
          <table:table-cell table:formula="of:=IF(AND([.$B1115]=&quot;i2c&quot;;[.$C1115]=0);[.$D1115];[.K1114])" office:value-type="float" office:value="1024" calcext:value-type="float">
            <text:p>1024</text:p>
          </table:table-cell>
          <table:table-cell table:formula="of:=IF(AND([.$B1115]=&quot;i2c&quot;;[.$C1115]=1);[.$D1115];[.L1114])" office:value-type="float" office:value="1024" calcext:value-type="float">
            <text:p>1024</text:p>
          </table:table-cell>
          <table:table-cell table:formula="of:=IF(AND([.$B1115]=&quot;i2c&quot;;[.$C1115]=2);[.$D1115];[.M1114])" office:value-type="float" office:value="1024" calcext:value-type="float">
            <text:p>1024</text:p>
          </table:table-cell>
          <table:table-cell table:formula="of:=IF(AND([.$B1115]=&quot;i2c&quot;;[.$C1115]=3);[.$D1115];[.N1114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16]-[.A$2])/1000000" office:value-type="float" office:value="-1579.660469" calcext:value-type="float">
            <text:p>-1579.660469</text:p>
          </table:table-cell>
          <table:table-cell table:formula="of:=IF([.B1116]=&quot;PC&quot;;[.H$2];-[.H$2])" office:value-type="float" office:value="-2200" calcext:value-type="float">
            <text:p>-2200</text:p>
          </table:table-cell>
          <table:table-cell table:formula="of:=IF(AND([.$B1116]=&quot;i2c&quot;;[.$C1116]=0);[.$D1116];[.K1115])" office:value-type="float" office:value="1024" calcext:value-type="float">
            <text:p>1024</text:p>
          </table:table-cell>
          <table:table-cell table:formula="of:=IF(AND([.$B1116]=&quot;i2c&quot;;[.$C1116]=1);[.$D1116];[.L1115])" office:value-type="float" office:value="1024" calcext:value-type="float">
            <text:p>1024</text:p>
          </table:table-cell>
          <table:table-cell table:formula="of:=IF(AND([.$B1116]=&quot;i2c&quot;;[.$C1116]=2);[.$D1116];[.M1115])" office:value-type="float" office:value="1024" calcext:value-type="float">
            <text:p>1024</text:p>
          </table:table-cell>
          <table:table-cell table:formula="of:=IF(AND([.$B1116]=&quot;i2c&quot;;[.$C1116]=3);[.$D1116];[.N1115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17]-[.A$2])/1000000" office:value-type="float" office:value="-1579.660469" calcext:value-type="float">
            <text:p>-1579.660469</text:p>
          </table:table-cell>
          <table:table-cell table:formula="of:=IF([.B1117]=&quot;PC&quot;;[.H$2];-[.H$2])" office:value-type="float" office:value="-2200" calcext:value-type="float">
            <text:p>-2200</text:p>
          </table:table-cell>
          <table:table-cell table:formula="of:=IF(AND([.$B1117]=&quot;i2c&quot;;[.$C1117]=0);[.$D1117];[.K1116])" office:value-type="float" office:value="1024" calcext:value-type="float">
            <text:p>1024</text:p>
          </table:table-cell>
          <table:table-cell table:formula="of:=IF(AND([.$B1117]=&quot;i2c&quot;;[.$C1117]=1);[.$D1117];[.L1116])" office:value-type="float" office:value="1024" calcext:value-type="float">
            <text:p>1024</text:p>
          </table:table-cell>
          <table:table-cell table:formula="of:=IF(AND([.$B1117]=&quot;i2c&quot;;[.$C1117]=2);[.$D1117];[.M1116])" office:value-type="float" office:value="1024" calcext:value-type="float">
            <text:p>1024</text:p>
          </table:table-cell>
          <table:table-cell table:formula="of:=IF(AND([.$B1117]=&quot;i2c&quot;;[.$C1117]=3);[.$D1117];[.N1116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18]-[.A$2])/1000000" office:value-type="float" office:value="-1579.660469" calcext:value-type="float">
            <text:p>-1579.660469</text:p>
          </table:table-cell>
          <table:table-cell table:formula="of:=IF([.B1118]=&quot;PC&quot;;[.H$2];-[.H$2])" office:value-type="float" office:value="-2200" calcext:value-type="float">
            <text:p>-2200</text:p>
          </table:table-cell>
          <table:table-cell table:formula="of:=IF(AND([.$B1118]=&quot;i2c&quot;;[.$C1118]=0);[.$D1118];[.K1117])" office:value-type="float" office:value="1024" calcext:value-type="float">
            <text:p>1024</text:p>
          </table:table-cell>
          <table:table-cell table:formula="of:=IF(AND([.$B1118]=&quot;i2c&quot;;[.$C1118]=1);[.$D1118];[.L1117])" office:value-type="float" office:value="1024" calcext:value-type="float">
            <text:p>1024</text:p>
          </table:table-cell>
          <table:table-cell table:formula="of:=IF(AND([.$B1118]=&quot;i2c&quot;;[.$C1118]=2);[.$D1118];[.M1117])" office:value-type="float" office:value="1024" calcext:value-type="float">
            <text:p>1024</text:p>
          </table:table-cell>
          <table:table-cell table:formula="of:=IF(AND([.$B1118]=&quot;i2c&quot;;[.$C1118]=3);[.$D1118];[.N1117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19]-[.A$2])/1000000" office:value-type="float" office:value="-1579.660469" calcext:value-type="float">
            <text:p>-1579.660469</text:p>
          </table:table-cell>
          <table:table-cell table:formula="of:=IF([.B1119]=&quot;PC&quot;;[.H$2];-[.H$2])" office:value-type="float" office:value="-2200" calcext:value-type="float">
            <text:p>-2200</text:p>
          </table:table-cell>
          <table:table-cell table:formula="of:=IF(AND([.$B1119]=&quot;i2c&quot;;[.$C1119]=0);[.$D1119];[.K1118])" office:value-type="float" office:value="1024" calcext:value-type="float">
            <text:p>1024</text:p>
          </table:table-cell>
          <table:table-cell table:formula="of:=IF(AND([.$B1119]=&quot;i2c&quot;;[.$C1119]=1);[.$D1119];[.L1118])" office:value-type="float" office:value="1024" calcext:value-type="float">
            <text:p>1024</text:p>
          </table:table-cell>
          <table:table-cell table:formula="of:=IF(AND([.$B1119]=&quot;i2c&quot;;[.$C1119]=2);[.$D1119];[.M1118])" office:value-type="float" office:value="1024" calcext:value-type="float">
            <text:p>1024</text:p>
          </table:table-cell>
          <table:table-cell table:formula="of:=IF(AND([.$B1119]=&quot;i2c&quot;;[.$C1119]=3);[.$D1119];[.N1118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20]-[.A$2])/1000000" office:value-type="float" office:value="-1579.660469" calcext:value-type="float">
            <text:p>-1579.660469</text:p>
          </table:table-cell>
          <table:table-cell table:formula="of:=IF([.B1120]=&quot;PC&quot;;[.H$2];-[.H$2])" office:value-type="float" office:value="-2200" calcext:value-type="float">
            <text:p>-2200</text:p>
          </table:table-cell>
          <table:table-cell table:formula="of:=IF(AND([.$B1120]=&quot;i2c&quot;;[.$C1120]=0);[.$D1120];[.K1119])" office:value-type="float" office:value="1024" calcext:value-type="float">
            <text:p>1024</text:p>
          </table:table-cell>
          <table:table-cell table:formula="of:=IF(AND([.$B1120]=&quot;i2c&quot;;[.$C1120]=1);[.$D1120];[.L1119])" office:value-type="float" office:value="1024" calcext:value-type="float">
            <text:p>1024</text:p>
          </table:table-cell>
          <table:table-cell table:formula="of:=IF(AND([.$B1120]=&quot;i2c&quot;;[.$C1120]=2);[.$D1120];[.M1119])" office:value-type="float" office:value="1024" calcext:value-type="float">
            <text:p>1024</text:p>
          </table:table-cell>
          <table:table-cell table:formula="of:=IF(AND([.$B1120]=&quot;i2c&quot;;[.$C1120]=3);[.$D1120];[.N1119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21]-[.A$2])/1000000" office:value-type="float" office:value="-1579.660469" calcext:value-type="float">
            <text:p>-1579.660469</text:p>
          </table:table-cell>
          <table:table-cell table:formula="of:=IF([.B1121]=&quot;PC&quot;;[.H$2];-[.H$2])" office:value-type="float" office:value="-2200" calcext:value-type="float">
            <text:p>-2200</text:p>
          </table:table-cell>
          <table:table-cell table:formula="of:=IF(AND([.$B1121]=&quot;i2c&quot;;[.$C1121]=0);[.$D1121];[.K1120])" office:value-type="float" office:value="1024" calcext:value-type="float">
            <text:p>1024</text:p>
          </table:table-cell>
          <table:table-cell table:formula="of:=IF(AND([.$B1121]=&quot;i2c&quot;;[.$C1121]=1);[.$D1121];[.L1120])" office:value-type="float" office:value="1024" calcext:value-type="float">
            <text:p>1024</text:p>
          </table:table-cell>
          <table:table-cell table:formula="of:=IF(AND([.$B1121]=&quot;i2c&quot;;[.$C1121]=2);[.$D1121];[.M1120])" office:value-type="float" office:value="1024" calcext:value-type="float">
            <text:p>1024</text:p>
          </table:table-cell>
          <table:table-cell table:formula="of:=IF(AND([.$B1121]=&quot;i2c&quot;;[.$C1121]=3);[.$D1121];[.N1120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22]-[.A$2])/1000000" office:value-type="float" office:value="-1579.660469" calcext:value-type="float">
            <text:p>-1579.660469</text:p>
          </table:table-cell>
          <table:table-cell table:formula="of:=IF([.B1122]=&quot;PC&quot;;[.H$2];-[.H$2])" office:value-type="float" office:value="-2200" calcext:value-type="float">
            <text:p>-2200</text:p>
          </table:table-cell>
          <table:table-cell table:formula="of:=IF(AND([.$B1122]=&quot;i2c&quot;;[.$C1122]=0);[.$D1122];[.K1121])" office:value-type="float" office:value="1024" calcext:value-type="float">
            <text:p>1024</text:p>
          </table:table-cell>
          <table:table-cell table:formula="of:=IF(AND([.$B1122]=&quot;i2c&quot;;[.$C1122]=1);[.$D1122];[.L1121])" office:value-type="float" office:value="1024" calcext:value-type="float">
            <text:p>1024</text:p>
          </table:table-cell>
          <table:table-cell table:formula="of:=IF(AND([.$B1122]=&quot;i2c&quot;;[.$C1122]=2);[.$D1122];[.M1121])" office:value-type="float" office:value="1024" calcext:value-type="float">
            <text:p>1024</text:p>
          </table:table-cell>
          <table:table-cell table:formula="of:=IF(AND([.$B1122]=&quot;i2c&quot;;[.$C1122]=3);[.$D1122];[.N1121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23]-[.A$2])/1000000" office:value-type="float" office:value="-1579.660469" calcext:value-type="float">
            <text:p>-1579.660469</text:p>
          </table:table-cell>
          <table:table-cell table:formula="of:=IF([.B1123]=&quot;PC&quot;;[.H$2];-[.H$2])" office:value-type="float" office:value="-2200" calcext:value-type="float">
            <text:p>-2200</text:p>
          </table:table-cell>
          <table:table-cell table:formula="of:=IF(AND([.$B1123]=&quot;i2c&quot;;[.$C1123]=0);[.$D1123];[.K1122])" office:value-type="float" office:value="1024" calcext:value-type="float">
            <text:p>1024</text:p>
          </table:table-cell>
          <table:table-cell table:formula="of:=IF(AND([.$B1123]=&quot;i2c&quot;;[.$C1123]=1);[.$D1123];[.L1122])" office:value-type="float" office:value="1024" calcext:value-type="float">
            <text:p>1024</text:p>
          </table:table-cell>
          <table:table-cell table:formula="of:=IF(AND([.$B1123]=&quot;i2c&quot;;[.$C1123]=2);[.$D1123];[.M1122])" office:value-type="float" office:value="1024" calcext:value-type="float">
            <text:p>1024</text:p>
          </table:table-cell>
          <table:table-cell table:formula="of:=IF(AND([.$B1123]=&quot;i2c&quot;;[.$C1123]=3);[.$D1123];[.N1122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24]-[.A$2])/1000000" office:value-type="float" office:value="-1579.660469" calcext:value-type="float">
            <text:p>-1579.660469</text:p>
          </table:table-cell>
          <table:table-cell table:formula="of:=IF([.B1124]=&quot;PC&quot;;[.H$2];-[.H$2])" office:value-type="float" office:value="-2200" calcext:value-type="float">
            <text:p>-2200</text:p>
          </table:table-cell>
          <table:table-cell table:formula="of:=IF(AND([.$B1124]=&quot;i2c&quot;;[.$C1124]=0);[.$D1124];[.K1123])" office:value-type="float" office:value="1024" calcext:value-type="float">
            <text:p>1024</text:p>
          </table:table-cell>
          <table:table-cell table:formula="of:=IF(AND([.$B1124]=&quot;i2c&quot;;[.$C1124]=1);[.$D1124];[.L1123])" office:value-type="float" office:value="1024" calcext:value-type="float">
            <text:p>1024</text:p>
          </table:table-cell>
          <table:table-cell table:formula="of:=IF(AND([.$B1124]=&quot;i2c&quot;;[.$C1124]=2);[.$D1124];[.M1123])" office:value-type="float" office:value="1024" calcext:value-type="float">
            <text:p>1024</text:p>
          </table:table-cell>
          <table:table-cell table:formula="of:=IF(AND([.$B1124]=&quot;i2c&quot;;[.$C1124]=3);[.$D1124];[.N1123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25]-[.A$2])/1000000" office:value-type="float" office:value="-1579.660469" calcext:value-type="float">
            <text:p>-1579.660469</text:p>
          </table:table-cell>
          <table:table-cell table:formula="of:=IF([.B1125]=&quot;PC&quot;;[.H$2];-[.H$2])" office:value-type="float" office:value="-2200" calcext:value-type="float">
            <text:p>-2200</text:p>
          </table:table-cell>
          <table:table-cell table:formula="of:=IF(AND([.$B1125]=&quot;i2c&quot;;[.$C1125]=0);[.$D1125];[.K1124])" office:value-type="float" office:value="1024" calcext:value-type="float">
            <text:p>1024</text:p>
          </table:table-cell>
          <table:table-cell table:formula="of:=IF(AND([.$B1125]=&quot;i2c&quot;;[.$C1125]=1);[.$D1125];[.L1124])" office:value-type="float" office:value="1024" calcext:value-type="float">
            <text:p>1024</text:p>
          </table:table-cell>
          <table:table-cell table:formula="of:=IF(AND([.$B1125]=&quot;i2c&quot;;[.$C1125]=2);[.$D1125];[.M1124])" office:value-type="float" office:value="1024" calcext:value-type="float">
            <text:p>1024</text:p>
          </table:table-cell>
          <table:table-cell table:formula="of:=IF(AND([.$B1125]=&quot;i2c&quot;;[.$C1125]=3);[.$D1125];[.N1124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26]-[.A$2])/1000000" office:value-type="float" office:value="-1579.660469" calcext:value-type="float">
            <text:p>-1579.660469</text:p>
          </table:table-cell>
          <table:table-cell table:formula="of:=IF([.B1126]=&quot;PC&quot;;[.H$2];-[.H$2])" office:value-type="float" office:value="-2200" calcext:value-type="float">
            <text:p>-2200</text:p>
          </table:table-cell>
          <table:table-cell table:formula="of:=IF(AND([.$B1126]=&quot;i2c&quot;;[.$C1126]=0);[.$D1126];[.K1125])" office:value-type="float" office:value="1024" calcext:value-type="float">
            <text:p>1024</text:p>
          </table:table-cell>
          <table:table-cell table:formula="of:=IF(AND([.$B1126]=&quot;i2c&quot;;[.$C1126]=1);[.$D1126];[.L1125])" office:value-type="float" office:value="1024" calcext:value-type="float">
            <text:p>1024</text:p>
          </table:table-cell>
          <table:table-cell table:formula="of:=IF(AND([.$B1126]=&quot;i2c&quot;;[.$C1126]=2);[.$D1126];[.M1125])" office:value-type="float" office:value="1024" calcext:value-type="float">
            <text:p>1024</text:p>
          </table:table-cell>
          <table:table-cell table:formula="of:=IF(AND([.$B1126]=&quot;i2c&quot;;[.$C1126]=3);[.$D1126];[.N1125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27]-[.A$2])/1000000" office:value-type="float" office:value="-1579.660469" calcext:value-type="float">
            <text:p>-1579.660469</text:p>
          </table:table-cell>
          <table:table-cell table:formula="of:=IF([.B1127]=&quot;PC&quot;;[.H$2];-[.H$2])" office:value-type="float" office:value="-2200" calcext:value-type="float">
            <text:p>-2200</text:p>
          </table:table-cell>
          <table:table-cell table:formula="of:=IF(AND([.$B1127]=&quot;i2c&quot;;[.$C1127]=0);[.$D1127];[.K1126])" office:value-type="float" office:value="1024" calcext:value-type="float">
            <text:p>1024</text:p>
          </table:table-cell>
          <table:table-cell table:formula="of:=IF(AND([.$B1127]=&quot;i2c&quot;;[.$C1127]=1);[.$D1127];[.L1126])" office:value-type="float" office:value="1024" calcext:value-type="float">
            <text:p>1024</text:p>
          </table:table-cell>
          <table:table-cell table:formula="of:=IF(AND([.$B1127]=&quot;i2c&quot;;[.$C1127]=2);[.$D1127];[.M1126])" office:value-type="float" office:value="1024" calcext:value-type="float">
            <text:p>1024</text:p>
          </table:table-cell>
          <table:table-cell table:formula="of:=IF(AND([.$B1127]=&quot;i2c&quot;;[.$C1127]=3);[.$D1127];[.N1126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28]-[.A$2])/1000000" office:value-type="float" office:value="-1579.660469" calcext:value-type="float">
            <text:p>-1579.660469</text:p>
          </table:table-cell>
          <table:table-cell table:formula="of:=IF([.B1128]=&quot;PC&quot;;[.H$2];-[.H$2])" office:value-type="float" office:value="-2200" calcext:value-type="float">
            <text:p>-2200</text:p>
          </table:table-cell>
          <table:table-cell table:formula="of:=IF(AND([.$B1128]=&quot;i2c&quot;;[.$C1128]=0);[.$D1128];[.K1127])" office:value-type="float" office:value="1024" calcext:value-type="float">
            <text:p>1024</text:p>
          </table:table-cell>
          <table:table-cell table:formula="of:=IF(AND([.$B1128]=&quot;i2c&quot;;[.$C1128]=1);[.$D1128];[.L1127])" office:value-type="float" office:value="1024" calcext:value-type="float">
            <text:p>1024</text:p>
          </table:table-cell>
          <table:table-cell table:formula="of:=IF(AND([.$B1128]=&quot;i2c&quot;;[.$C1128]=2);[.$D1128];[.M1127])" office:value-type="float" office:value="1024" calcext:value-type="float">
            <text:p>1024</text:p>
          </table:table-cell>
          <table:table-cell table:formula="of:=IF(AND([.$B1128]=&quot;i2c&quot;;[.$C1128]=3);[.$D1128];[.N1127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29]-[.A$2])/1000000" office:value-type="float" office:value="-1579.660469" calcext:value-type="float">
            <text:p>-1579.660469</text:p>
          </table:table-cell>
          <table:table-cell table:formula="of:=IF([.B1129]=&quot;PC&quot;;[.H$2];-[.H$2])" office:value-type="float" office:value="-2200" calcext:value-type="float">
            <text:p>-2200</text:p>
          </table:table-cell>
          <table:table-cell table:formula="of:=IF(AND([.$B1129]=&quot;i2c&quot;;[.$C1129]=0);[.$D1129];[.K1128])" office:value-type="float" office:value="1024" calcext:value-type="float">
            <text:p>1024</text:p>
          </table:table-cell>
          <table:table-cell table:formula="of:=IF(AND([.$B1129]=&quot;i2c&quot;;[.$C1129]=1);[.$D1129];[.L1128])" office:value-type="float" office:value="1024" calcext:value-type="float">
            <text:p>1024</text:p>
          </table:table-cell>
          <table:table-cell table:formula="of:=IF(AND([.$B1129]=&quot;i2c&quot;;[.$C1129]=2);[.$D1129];[.M1128])" office:value-type="float" office:value="1024" calcext:value-type="float">
            <text:p>1024</text:p>
          </table:table-cell>
          <table:table-cell table:formula="of:=IF(AND([.$B1129]=&quot;i2c&quot;;[.$C1129]=3);[.$D1129];[.N1128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30]-[.A$2])/1000000" office:value-type="float" office:value="-1579.660469" calcext:value-type="float">
            <text:p>-1579.660469</text:p>
          </table:table-cell>
          <table:table-cell table:formula="of:=IF([.B1130]=&quot;PC&quot;;[.H$2];-[.H$2])" office:value-type="float" office:value="-2200" calcext:value-type="float">
            <text:p>-2200</text:p>
          </table:table-cell>
          <table:table-cell table:formula="of:=IF(AND([.$B1130]=&quot;i2c&quot;;[.$C1130]=0);[.$D1130];[.K1129])" office:value-type="float" office:value="1024" calcext:value-type="float">
            <text:p>1024</text:p>
          </table:table-cell>
          <table:table-cell table:formula="of:=IF(AND([.$B1130]=&quot;i2c&quot;;[.$C1130]=1);[.$D1130];[.L1129])" office:value-type="float" office:value="1024" calcext:value-type="float">
            <text:p>1024</text:p>
          </table:table-cell>
          <table:table-cell table:formula="of:=IF(AND([.$B1130]=&quot;i2c&quot;;[.$C1130]=2);[.$D1130];[.M1129])" office:value-type="float" office:value="1024" calcext:value-type="float">
            <text:p>1024</text:p>
          </table:table-cell>
          <table:table-cell table:formula="of:=IF(AND([.$B1130]=&quot;i2c&quot;;[.$C1130]=3);[.$D1130];[.N1129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31]-[.A$2])/1000000" office:value-type="float" office:value="-1579.660469" calcext:value-type="float">
            <text:p>-1579.660469</text:p>
          </table:table-cell>
          <table:table-cell table:formula="of:=IF([.B1131]=&quot;PC&quot;;[.H$2];-[.H$2])" office:value-type="float" office:value="-2200" calcext:value-type="float">
            <text:p>-2200</text:p>
          </table:table-cell>
          <table:table-cell table:formula="of:=IF(AND([.$B1131]=&quot;i2c&quot;;[.$C1131]=0);[.$D1131];[.K1130])" office:value-type="float" office:value="1024" calcext:value-type="float">
            <text:p>1024</text:p>
          </table:table-cell>
          <table:table-cell table:formula="of:=IF(AND([.$B1131]=&quot;i2c&quot;;[.$C1131]=1);[.$D1131];[.L1130])" office:value-type="float" office:value="1024" calcext:value-type="float">
            <text:p>1024</text:p>
          </table:table-cell>
          <table:table-cell table:formula="of:=IF(AND([.$B1131]=&quot;i2c&quot;;[.$C1131]=2);[.$D1131];[.M1130])" office:value-type="float" office:value="1024" calcext:value-type="float">
            <text:p>1024</text:p>
          </table:table-cell>
          <table:table-cell table:formula="of:=IF(AND([.$B1131]=&quot;i2c&quot;;[.$C1131]=3);[.$D1131];[.N1130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32]-[.A$2])/1000000" office:value-type="float" office:value="-1579.660469" calcext:value-type="float">
            <text:p>-1579.660469</text:p>
          </table:table-cell>
          <table:table-cell table:formula="of:=IF([.B1132]=&quot;PC&quot;;[.H$2];-[.H$2])" office:value-type="float" office:value="-2200" calcext:value-type="float">
            <text:p>-2200</text:p>
          </table:table-cell>
          <table:table-cell table:formula="of:=IF(AND([.$B1132]=&quot;i2c&quot;;[.$C1132]=0);[.$D1132];[.K1131])" office:value-type="float" office:value="1024" calcext:value-type="float">
            <text:p>1024</text:p>
          </table:table-cell>
          <table:table-cell table:formula="of:=IF(AND([.$B1132]=&quot;i2c&quot;;[.$C1132]=1);[.$D1132];[.L1131])" office:value-type="float" office:value="1024" calcext:value-type="float">
            <text:p>1024</text:p>
          </table:table-cell>
          <table:table-cell table:formula="of:=IF(AND([.$B1132]=&quot;i2c&quot;;[.$C1132]=2);[.$D1132];[.M1131])" office:value-type="float" office:value="1024" calcext:value-type="float">
            <text:p>1024</text:p>
          </table:table-cell>
          <table:table-cell table:formula="of:=IF(AND([.$B1132]=&quot;i2c&quot;;[.$C1132]=3);[.$D1132];[.N1131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33]-[.A$2])/1000000" office:value-type="float" office:value="-1579.660469" calcext:value-type="float">
            <text:p>-1579.660469</text:p>
          </table:table-cell>
          <table:table-cell table:formula="of:=IF([.B1133]=&quot;PC&quot;;[.H$2];-[.H$2])" office:value-type="float" office:value="-2200" calcext:value-type="float">
            <text:p>-2200</text:p>
          </table:table-cell>
          <table:table-cell table:formula="of:=IF(AND([.$B1133]=&quot;i2c&quot;;[.$C1133]=0);[.$D1133];[.K1132])" office:value-type="float" office:value="1024" calcext:value-type="float">
            <text:p>1024</text:p>
          </table:table-cell>
          <table:table-cell table:formula="of:=IF(AND([.$B1133]=&quot;i2c&quot;;[.$C1133]=1);[.$D1133];[.L1132])" office:value-type="float" office:value="1024" calcext:value-type="float">
            <text:p>1024</text:p>
          </table:table-cell>
          <table:table-cell table:formula="of:=IF(AND([.$B1133]=&quot;i2c&quot;;[.$C1133]=2);[.$D1133];[.M1132])" office:value-type="float" office:value="1024" calcext:value-type="float">
            <text:p>1024</text:p>
          </table:table-cell>
          <table:table-cell table:formula="of:=IF(AND([.$B1133]=&quot;i2c&quot;;[.$C1133]=3);[.$D1133];[.N1132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34]-[.A$2])/1000000" office:value-type="float" office:value="-1579.660469" calcext:value-type="float">
            <text:p>-1579.660469</text:p>
          </table:table-cell>
          <table:table-cell table:formula="of:=IF([.B1134]=&quot;PC&quot;;[.H$2];-[.H$2])" office:value-type="float" office:value="-2200" calcext:value-type="float">
            <text:p>-2200</text:p>
          </table:table-cell>
          <table:table-cell table:formula="of:=IF(AND([.$B1134]=&quot;i2c&quot;;[.$C1134]=0);[.$D1134];[.K1133])" office:value-type="float" office:value="1024" calcext:value-type="float">
            <text:p>1024</text:p>
          </table:table-cell>
          <table:table-cell table:formula="of:=IF(AND([.$B1134]=&quot;i2c&quot;;[.$C1134]=1);[.$D1134];[.L1133])" office:value-type="float" office:value="1024" calcext:value-type="float">
            <text:p>1024</text:p>
          </table:table-cell>
          <table:table-cell table:formula="of:=IF(AND([.$B1134]=&quot;i2c&quot;;[.$C1134]=2);[.$D1134];[.M1133])" office:value-type="float" office:value="1024" calcext:value-type="float">
            <text:p>1024</text:p>
          </table:table-cell>
          <table:table-cell table:formula="of:=IF(AND([.$B1134]=&quot;i2c&quot;;[.$C1134]=3);[.$D1134];[.N1133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35]-[.A$2])/1000000" office:value-type="float" office:value="-1579.660469" calcext:value-type="float">
            <text:p>-1579.660469</text:p>
          </table:table-cell>
          <table:table-cell table:formula="of:=IF([.B1135]=&quot;PC&quot;;[.H$2];-[.H$2])" office:value-type="float" office:value="-2200" calcext:value-type="float">
            <text:p>-2200</text:p>
          </table:table-cell>
          <table:table-cell table:formula="of:=IF(AND([.$B1135]=&quot;i2c&quot;;[.$C1135]=0);[.$D1135];[.K1134])" office:value-type="float" office:value="1024" calcext:value-type="float">
            <text:p>1024</text:p>
          </table:table-cell>
          <table:table-cell table:formula="of:=IF(AND([.$B1135]=&quot;i2c&quot;;[.$C1135]=1);[.$D1135];[.L1134])" office:value-type="float" office:value="1024" calcext:value-type="float">
            <text:p>1024</text:p>
          </table:table-cell>
          <table:table-cell table:formula="of:=IF(AND([.$B1135]=&quot;i2c&quot;;[.$C1135]=2);[.$D1135];[.M1134])" office:value-type="float" office:value="1024" calcext:value-type="float">
            <text:p>1024</text:p>
          </table:table-cell>
          <table:table-cell table:formula="of:=IF(AND([.$B1135]=&quot;i2c&quot;;[.$C1135]=3);[.$D1135];[.N1134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36]-[.A$2])/1000000" office:value-type="float" office:value="-1579.660469" calcext:value-type="float">
            <text:p>-1579.660469</text:p>
          </table:table-cell>
          <table:table-cell table:formula="of:=IF([.B1136]=&quot;PC&quot;;[.H$2];-[.H$2])" office:value-type="float" office:value="-2200" calcext:value-type="float">
            <text:p>-2200</text:p>
          </table:table-cell>
          <table:table-cell table:formula="of:=IF(AND([.$B1136]=&quot;i2c&quot;;[.$C1136]=0);[.$D1136];[.K1135])" office:value-type="float" office:value="1024" calcext:value-type="float">
            <text:p>1024</text:p>
          </table:table-cell>
          <table:table-cell table:formula="of:=IF(AND([.$B1136]=&quot;i2c&quot;;[.$C1136]=1);[.$D1136];[.L1135])" office:value-type="float" office:value="1024" calcext:value-type="float">
            <text:p>1024</text:p>
          </table:table-cell>
          <table:table-cell table:formula="of:=IF(AND([.$B1136]=&quot;i2c&quot;;[.$C1136]=2);[.$D1136];[.M1135])" office:value-type="float" office:value="1024" calcext:value-type="float">
            <text:p>1024</text:p>
          </table:table-cell>
          <table:table-cell table:formula="of:=IF(AND([.$B1136]=&quot;i2c&quot;;[.$C1136]=3);[.$D1136];[.N1135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37]-[.A$2])/1000000" office:value-type="float" office:value="-1579.660469" calcext:value-type="float">
            <text:p>-1579.660469</text:p>
          </table:table-cell>
          <table:table-cell table:formula="of:=IF([.B1137]=&quot;PC&quot;;[.H$2];-[.H$2])" office:value-type="float" office:value="-2200" calcext:value-type="float">
            <text:p>-2200</text:p>
          </table:table-cell>
          <table:table-cell table:formula="of:=IF(AND([.$B1137]=&quot;i2c&quot;;[.$C1137]=0);[.$D1137];[.K1136])" office:value-type="float" office:value="1024" calcext:value-type="float">
            <text:p>1024</text:p>
          </table:table-cell>
          <table:table-cell table:formula="of:=IF(AND([.$B1137]=&quot;i2c&quot;;[.$C1137]=1);[.$D1137];[.L1136])" office:value-type="float" office:value="1024" calcext:value-type="float">
            <text:p>1024</text:p>
          </table:table-cell>
          <table:table-cell table:formula="of:=IF(AND([.$B1137]=&quot;i2c&quot;;[.$C1137]=2);[.$D1137];[.M1136])" office:value-type="float" office:value="1024" calcext:value-type="float">
            <text:p>1024</text:p>
          </table:table-cell>
          <table:table-cell table:formula="of:=IF(AND([.$B1137]=&quot;i2c&quot;;[.$C1137]=3);[.$D1137];[.N1136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38]-[.A$2])/1000000" office:value-type="float" office:value="-1579.660469" calcext:value-type="float">
            <text:p>-1579.660469</text:p>
          </table:table-cell>
          <table:table-cell table:formula="of:=IF([.B1138]=&quot;PC&quot;;[.H$2];-[.H$2])" office:value-type="float" office:value="-2200" calcext:value-type="float">
            <text:p>-2200</text:p>
          </table:table-cell>
          <table:table-cell table:formula="of:=IF(AND([.$B1138]=&quot;i2c&quot;;[.$C1138]=0);[.$D1138];[.K1137])" office:value-type="float" office:value="1024" calcext:value-type="float">
            <text:p>1024</text:p>
          </table:table-cell>
          <table:table-cell table:formula="of:=IF(AND([.$B1138]=&quot;i2c&quot;;[.$C1138]=1);[.$D1138];[.L1137])" office:value-type="float" office:value="1024" calcext:value-type="float">
            <text:p>1024</text:p>
          </table:table-cell>
          <table:table-cell table:formula="of:=IF(AND([.$B1138]=&quot;i2c&quot;;[.$C1138]=2);[.$D1138];[.M1137])" office:value-type="float" office:value="1024" calcext:value-type="float">
            <text:p>1024</text:p>
          </table:table-cell>
          <table:table-cell table:formula="of:=IF(AND([.$B1138]=&quot;i2c&quot;;[.$C1138]=3);[.$D1138];[.N1137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39]-[.A$2])/1000000" office:value-type="float" office:value="-1579.660469" calcext:value-type="float">
            <text:p>-1579.660469</text:p>
          </table:table-cell>
          <table:table-cell table:formula="of:=IF([.B1139]=&quot;PC&quot;;[.H$2];-[.H$2])" office:value-type="float" office:value="-2200" calcext:value-type="float">
            <text:p>-2200</text:p>
          </table:table-cell>
          <table:table-cell table:formula="of:=IF(AND([.$B1139]=&quot;i2c&quot;;[.$C1139]=0);[.$D1139];[.K1138])" office:value-type="float" office:value="1024" calcext:value-type="float">
            <text:p>1024</text:p>
          </table:table-cell>
          <table:table-cell table:formula="of:=IF(AND([.$B1139]=&quot;i2c&quot;;[.$C1139]=1);[.$D1139];[.L1138])" office:value-type="float" office:value="1024" calcext:value-type="float">
            <text:p>1024</text:p>
          </table:table-cell>
          <table:table-cell table:formula="of:=IF(AND([.$B1139]=&quot;i2c&quot;;[.$C1139]=2);[.$D1139];[.M1138])" office:value-type="float" office:value="1024" calcext:value-type="float">
            <text:p>1024</text:p>
          </table:table-cell>
          <table:table-cell table:formula="of:=IF(AND([.$B1139]=&quot;i2c&quot;;[.$C1139]=3);[.$D1139];[.N1138])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table:formula="of:=([.A1140]-[.A$2])/1000000" office:value-type="float" office:value="-1579.660469" calcext:value-type="float">
            <text:p>-1579.660469</text:p>
          </table:table-cell>
          <table:table-cell table:formula="of:=IF([.B1140]=&quot;PC&quot;;[.H$2];-[.H$2])" office:value-type="float" office:value="-2200" calcext:value-type="float">
            <text:p>-2200</text:p>
          </table:table-cell>
          <table:table-cell table:formula="of:=IF(AND([.$B1140]=&quot;i2c&quot;;[.$C1140]=0);[.$D1140];[.K1139])" office:value-type="float" office:value="1024" calcext:value-type="float">
            <text:p>1024</text:p>
          </table:table-cell>
          <table:table-cell table:formula="of:=IF(AND([.$B1140]=&quot;i2c&quot;;[.$C1140]=1);[.$D1140];[.L1139])" office:value-type="float" office:value="1024" calcext:value-type="float">
            <text:p>1024</text:p>
          </table:table-cell>
          <table:table-cell table:formula="of:=IF(AND([.$B1140]=&quot;i2c&quot;;[.$C1140]=2);[.$D1140];[.M1139])" office:value-type="float" office:value="1024" calcext:value-type="float">
            <text:p>1024</text:p>
          </table:table-cell>
          <table:table-cell table:formula="of:=IF(AND([.$B1140]=&quot;i2c&quot;;[.$C1140]=3);[.$D1140];[.N1139])" office:value-type="float" office:value="1024" calcext:value-type="float">
            <text:p>1024</text:p>
          </table:table-cell>
        </table:table-row>
        <table:table-row table:style-name="ro1" table:number-rows-repeated="104743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10:42:00.2301765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9T10:59:37.062904681</dc:date>
    <meta:editing-duration>PT22M44S</meta:editing-duration>
    <meta:editing-cycles>4</meta:editing-cycles>
    <meta:generator>LibreOffice/24.2.7.2$Linux_X86_64 LibreOffice_project/420$Build-2</meta:generator>
    <meta:document-statistic meta:table-count="1" meta:cell-count="1090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5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054cm" svg:height="19.046cm" xlink:href=".." xlink:type="simple" chart:class="chart:scatter" chart:style-name="ch1">
        <chart:plot-area chart:style-name="ch2" table:cell-range-address="test.I2:test.N1016" svg:x="0.741cm" svg:y="0.38cm" svg:width="35.572cm" svg:height="18.286cm">
          <chart:coordinate-region svg:x="1.865cm" svg:y="0.579cm" svg:width="34.261cm" svg:height="17.8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est.J2:test.J1016" chart:class="chart:scatter">
            <chart:domain table:cell-range-address="test.I2:test.I1016"/>
            <chart:data-point chart:repeated="1015"/>
          </chart:series>
          <chart:series chart:style-name="ch7" chart:values-cell-range-address="test.K2:test.K1016" chart:class="chart:scatter">
            <chart:data-point chart:repeated="1015"/>
          </chart:series>
          <chart:series chart:style-name="ch8" chart:values-cell-range-address="test.L2:test.L1016" chart:class="chart:scatter">
            <chart:data-point chart:repeated="1015"/>
          </chart:series>
          <chart:series chart:style-name="ch9" chart:values-cell-range-address="test.M2:test.M1016" chart:class="chart:scatter">
            <chart:data-point chart:repeated="1015"/>
          </chart:series>
          <chart:series chart:style-name="ch10" chart:values-cell-range-address="test.N2:test.N1016" chart:class="chart:scatter">
            <chart:data-point chart:repeated="10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.I2:test.I1016</svg:desc>
                </draw:g>
              </table:table-cell>
              <table:table-cell office:value-type="float" office:value="2200">
                <text:p>2200</text:p>
                <draw:g>
                  <svg:desc>test.J2:test.J1016</svg:desc>
                </draw:g>
              </table:table-cell>
              <table:table-cell office:value-type="float" office:value="0">
                <text:p>0</text:p>
                <draw:g>
                  <svg:desc>test.K2:test.K1016</svg:desc>
                </draw:g>
              </table:table-cell>
              <table:table-cell office:value-type="float" office:value="0">
                <text:p>0</text:p>
                <draw:g>
                  <svg:desc>test.L2:test.L1016</svg:desc>
                </draw:g>
              </table:table-cell>
              <table:table-cell office:value-type="float" office:value="0">
                <text:p>0</text:p>
                <draw:g>
                  <svg:desc>test.M2:test.M1016</svg:desc>
                </draw:g>
              </table:table-cell>
              <table:table-cell office:value-type="float" office:value="0">
                <text:p>0</text:p>
                <draw:g>
                  <svg:desc>test.N2:test.N10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404">
                <text:p>0.003404</text:p>
              </table:table-cell>
              <table:table-cell office:value-type="float" office:value="-2200">
                <text:p>-2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1116">
                <text:p>0.091116</text:p>
              </table:table-cell>
              <table:table-cell office:value-type="float" office:value="-2200">
                <text:p>-22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8805">
                <text:p>0.178805</text:p>
              </table:table-cell>
              <table:table-cell office:value-type="float" office:value="-2200">
                <text:p>-22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6473">
                <text:p>0.266473</text:p>
              </table:table-cell>
              <table:table-cell office:value-type="float" office:value="-2200">
                <text:p>-22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4157">
                <text:p>0.354157</text:p>
              </table:table-cell>
              <table:table-cell office:value-type="float" office:value="-2200">
                <text:p>-22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1841">
                <text:p>0.441841</text:p>
              </table:table-cell>
              <table:table-cell office:value-type="float" office:value="-2200">
                <text:p>-22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9525">
                <text:p>0.529525</text:p>
              </table:table-cell>
              <table:table-cell office:value-type="float" office:value="-2200">
                <text:p>-220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7201">
                <text:p>0.617201</text:p>
              </table:table-cell>
              <table:table-cell office:value-type="float" office:value="-2200">
                <text:p>-22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4883">
                <text:p>0.704883</text:p>
              </table:table-cell>
              <table:table-cell office:value-type="float" office:value="-2200">
                <text:p>-220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2569">
                <text:p>0.792569</text:p>
              </table:table-cell>
              <table:table-cell office:value-type="float" office:value="-2200">
                <text:p>-22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0256">
                <text:p>0.880256</text:p>
              </table:table-cell>
              <table:table-cell office:value-type="float" office:value="-2200">
                <text:p>-22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-2200">
                <text:p>-22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7954">
                <text:p>0.967954</text:p>
              </table:table-cell>
              <table:table-cell office:value-type="float" office:value="-2200">
                <text:p>-22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55659">
                <text:p>1.055659</text:p>
              </table:table-cell>
              <table:table-cell office:value-type="float" office:value="-2200">
                <text:p>-220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43343">
                <text:p>1.143343</text:p>
              </table:table-cell>
              <table:table-cell office:value-type="float" office:value="-2200">
                <text:p>-220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31026">
                <text:p>1.231026</text:p>
              </table:table-cell>
              <table:table-cell office:value-type="float" office:value="-2200">
                <text:p>-220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18715">
                <text:p>1.318715</text:p>
              </table:table-cell>
              <table:table-cell office:value-type="float" office:value="-2200">
                <text:p>-220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06391">
                <text:p>1.406391</text:p>
              </table:table-cell>
              <table:table-cell office:value-type="float" office:value="-2200">
                <text:p>-220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9407">
                <text:p>1.49407</text:p>
              </table:table-cell>
              <table:table-cell office:value-type="float" office:value="-2200">
                <text:p>-220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1743">
                <text:p>1.581743</text:p>
              </table:table-cell>
              <table:table-cell office:value-type="float" office:value="-2200">
                <text:p>-2200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69423">
                <text:p>1.669423</text:p>
              </table:table-cell>
              <table:table-cell office:value-type="float" office:value="-2200">
                <text:p>-2200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57097">
                <text:p>1.757097</text:p>
              </table:table-cell>
              <table:table-cell office:value-type="float" office:value="-2200">
                <text:p>-2200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44781">
                <text:p>1.844781</text:p>
              </table:table-cell>
              <table:table-cell office:value-type="float" office:value="-2200">
                <text:p>-2200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32462">
                <text:p>1.932462</text:p>
              </table:table-cell>
              <table:table-cell office:value-type="float" office:value="-2200">
                <text:p>-2200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20149">
                <text:p>2.020149</text:p>
              </table:table-cell>
              <table:table-cell office:value-type="float" office:value="-2200">
                <text:p>-2200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07816">
                <text:p>2.107816</text:p>
              </table:table-cell>
              <table:table-cell office:value-type="float" office:value="-2200">
                <text:p>-2200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95499">
                <text:p>2.195499</text:p>
              </table:table-cell>
              <table:table-cell office:value-type="float" office:value="-2200">
                <text:p>-2200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83183">
                <text:p>2.283183</text:p>
              </table:table-cell>
              <table:table-cell office:value-type="float" office:value="-2200">
                <text:p>-2200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70865">
                <text:p>2.370865</text:p>
              </table:table-cell>
              <table:table-cell office:value-type="float" office:value="-2200">
                <text:p>-2200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58532">
                <text:p>2.458532</text:p>
              </table:table-cell>
              <table:table-cell office:value-type="float" office:value="-2200">
                <text:p>-2200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46231">
                <text:p>2.546231</text:p>
              </table:table-cell>
              <table:table-cell office:value-type="float" office:value="-2200">
                <text:p>-2200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33916">
                <text:p>2.633916</text:p>
              </table:table-cell>
              <table:table-cell office:value-type="float" office:value="-2200">
                <text:p>-2200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21609">
                <text:p>2.721609</text:p>
              </table:table-cell>
              <table:table-cell office:value-type="float" office:value="-2200">
                <text:p>-2200</text:p>
              </table:table-cell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9275">
                <text:p>2.809275</text:p>
              </table:table-cell>
              <table:table-cell office:value-type="float" office:value="-2200">
                <text:p>-2200</text:p>
              </table:table-cell>
              <table:table-cell office:value-type="float" office:value="526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51323">
                <text:p>2.851323</text:p>
              </table:table-cell>
              <table:table-cell office:value-type="float" office:value="2200">
                <text:p>2200</text:p>
              </table:table-cell>
              <table:table-cell office:value-type="float" office:value="526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60891">
                <text:p>2.860891</text:p>
              </table:table-cell>
              <table:table-cell office:value-type="float" office:value="-2200">
                <text:p>-2200</text:p>
              </table:table-cell>
              <table:table-cell office:value-type="float" office:value="526">
                <text:p>5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98053">
                <text:p>2.898053</text:p>
              </table:table-cell>
              <table:table-cell office:value-type="float" office:value="-2200">
                <text:p>-2200</text:p>
              </table:table-cell>
              <table:table-cell office:value-type="float" office:value="556">
                <text:p>5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949642">
                <text:p>2.949642</text:p>
              </table:table-cell>
              <table:table-cell office:value-type="float" office:value="-2200">
                <text:p>-2200</text:p>
              </table:table-cell>
              <table:table-cell office:value-type="float" office:value="556">
                <text:p>55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86767">
                <text:p>2.986767</text:p>
              </table:table-cell>
              <table:table-cell office:value-type="float" office:value="-2200">
                <text:p>-2200</text:p>
              </table:table-cell>
              <table:table-cell office:value-type="float" office:value="586">
                <text:p>58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38335">
                <text:p>3.038335</text:p>
              </table:table-cell>
              <table:table-cell office:value-type="float" office:value="-2200">
                <text:p>-2200</text:p>
              </table:table-cell>
              <table:table-cell office:value-type="float" office:value="586">
                <text:p>58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75473">
                <text:p>3.075473</text:p>
              </table:table-cell>
              <table:table-cell office:value-type="float" office:value="-2200">
                <text:p>-2200</text:p>
              </table:table-cell>
              <table:table-cell office:value-type="float" office:value="616">
                <text:p>6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127046">
                <text:p>3.127046</text:p>
              </table:table-cell>
              <table:table-cell office:value-type="float" office:value="-2200">
                <text:p>-2200</text:p>
              </table:table-cell>
              <table:table-cell office:value-type="float" office:value="616">
                <text:p>6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64189">
                <text:p>3.164189</text:p>
              </table:table-cell>
              <table:table-cell office:value-type="float" office:value="-2200">
                <text:p>-2200</text:p>
              </table:table-cell>
              <table:table-cell office:value-type="float" office:value="646">
                <text:p>64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215762">
                <text:p>3.215762</text:p>
              </table:table-cell>
              <table:table-cell office:value-type="float" office:value="-2200">
                <text:p>-2200</text:p>
              </table:table-cell>
              <table:table-cell office:value-type="float" office:value="646">
                <text:p>6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252887">
                <text:p>3.252887</text:p>
              </table:table-cell>
              <table:table-cell office:value-type="float" office:value="-2200">
                <text:p>-2200</text:p>
              </table:table-cell>
              <table:table-cell office:value-type="float" office:value="676">
                <text:p>67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304471">
                <text:p>3.304471</text:p>
              </table:table-cell>
              <table:table-cell office:value-type="float" office:value="-2200">
                <text:p>-2200</text:p>
              </table:table-cell>
              <table:table-cell office:value-type="float" office:value="676">
                <text:p>67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41604">
                <text:p>3.341604</text:p>
              </table:table-cell>
              <table:table-cell office:value-type="float" office:value="-2200">
                <text:p>-2200</text:p>
              </table:table-cell>
              <table:table-cell office:value-type="float" office:value="706">
                <text:p>70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393175">
                <text:p>3.393175</text:p>
              </table:table-cell>
              <table:table-cell office:value-type="float" office:value="-2200">
                <text:p>-2200</text:p>
              </table:table-cell>
              <table:table-cell office:value-type="float" office:value="706">
                <text:p>70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430317">
                <text:p>3.430317</text:p>
              </table:table-cell>
              <table:table-cell office:value-type="float" office:value="-2200">
                <text:p>-2200</text:p>
              </table:table-cell>
              <table:table-cell office:value-type="float" office:value="736">
                <text:p>73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81899">
                <text:p>3.481899</text:p>
              </table:table-cell>
              <table:table-cell office:value-type="float" office:value="-2200">
                <text:p>-2200</text:p>
              </table:table-cell>
              <table:table-cell office:value-type="float" office:value="736">
                <text:p>73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519042">
                <text:p>3.519042</text:p>
              </table:table-cell>
              <table:table-cell office:value-type="float" office:value="-2200">
                <text:p>-2200</text:p>
              </table:table-cell>
              <table:table-cell office:value-type="float" office:value="766">
                <text:p>76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570609">
                <text:p>3.570609</text:p>
              </table:table-cell>
              <table:table-cell office:value-type="float" office:value="-2200">
                <text:p>-2200</text:p>
              </table:table-cell>
              <table:table-cell office:value-type="float" office:value="766">
                <text:p>76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07739">
                <text:p>3.607739</text:p>
              </table:table-cell>
              <table:table-cell office:value-type="float" office:value="-2200">
                <text:p>-2200</text:p>
              </table:table-cell>
              <table:table-cell office:value-type="float" office:value="796">
                <text:p>79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659331">
                <text:p>3.659331</text:p>
              </table:table-cell>
              <table:table-cell office:value-type="float" office:value="-2200">
                <text:p>-2200</text:p>
              </table:table-cell>
              <table:table-cell office:value-type="float" office:value="796">
                <text:p>7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69646">
                <text:p>3.69646</text:p>
              </table:table-cell>
              <table:table-cell office:value-type="float" office:value="-2200">
                <text:p>-2200</text:p>
              </table:table-cell>
              <table:table-cell office:value-type="float" office:value="826">
                <text:p>82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748034">
                <text:p>3.748034</text:p>
              </table:table-cell>
              <table:table-cell office:value-type="float" office:value="-2200">
                <text:p>-2200</text:p>
              </table:table-cell>
              <table:table-cell office:value-type="float" office:value="826">
                <text:p>82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85168">
                <text:p>3.785168</text:p>
              </table:table-cell>
              <table:table-cell office:value-type="float" office:value="-2200">
                <text:p>-2200</text:p>
              </table:table-cell>
              <table:table-cell office:value-type="float" office:value="856">
                <text:p>85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36748">
                <text:p>3.836748</text:p>
              </table:table-cell>
              <table:table-cell office:value-type="float" office:value="-2200">
                <text:p>-2200</text:p>
              </table:table-cell>
              <table:table-cell office:value-type="float" office:value="856">
                <text:p>85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73891">
                <text:p>3.873891</text:p>
              </table:table-cell>
              <table:table-cell office:value-type="float" office:value="-2200">
                <text:p>-2200</text:p>
              </table:table-cell>
              <table:table-cell office:value-type="float" office:value="886">
                <text:p>88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25466">
                <text:p>3.925466</text:p>
              </table:table-cell>
              <table:table-cell office:value-type="float" office:value="-2200">
                <text:p>-2200</text:p>
              </table:table-cell>
              <table:table-cell office:value-type="float" office:value="886">
                <text:p>88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62596">
                <text:p>3.962596</text:p>
              </table:table-cell>
              <table:table-cell office:value-type="float" office:value="-2200">
                <text:p>-2200</text:p>
              </table:table-cell>
              <table:table-cell office:value-type="float" office:value="916">
                <text:p>9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014189">
                <text:p>4.014189</text:p>
              </table:table-cell>
              <table:table-cell office:value-type="float" office:value="-2200">
                <text:p>-2200</text:p>
              </table:table-cell>
              <table:table-cell office:value-type="float" office:value="916">
                <text:p>9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051323">
                <text:p>4.051323</text:p>
              </table:table-cell>
              <table:table-cell office:value-type="float" office:value="-2200">
                <text:p>-2200</text:p>
              </table:table-cell>
              <table:table-cell office:value-type="float" office:value="946">
                <text:p>94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102903">
                <text:p>4.102903</text:p>
              </table:table-cell>
              <table:table-cell office:value-type="float" office:value="-2200">
                <text:p>-2200</text:p>
              </table:table-cell>
              <table:table-cell office:value-type="float" office:value="946">
                <text:p>94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140047">
                <text:p>4.140047</text:p>
              </table:table-cell>
              <table:table-cell office:value-type="float" office:value="-2200">
                <text:p>-2200</text:p>
              </table:table-cell>
              <table:table-cell office:value-type="float" office:value="976">
                <text:p>97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91627">
                <text:p>4.191627</text:p>
              </table:table-cell>
              <table:table-cell office:value-type="float" office:value="-2200">
                <text:p>-2200</text:p>
              </table:table-cell>
              <table:table-cell office:value-type="float" office:value="976">
                <text:p>97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2200">
                <text:p>-2200</text:p>
              </table:table-cell>
              <table:table-cell office:value-type="float" office:value="976">
                <text:p>97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28776">
                <text:p>4.228776</text:p>
              </table:table-cell>
              <table:table-cell office:value-type="float" office:value="-2200">
                <text:p>-2200</text:p>
              </table:table-cell>
              <table:table-cell office:value-type="float" office:value="1006">
                <text:p>100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280374">
                <text:p>4.280374</text:p>
              </table:table-cell>
              <table:table-cell office:value-type="float" office:value="-2200">
                <text:p>-2200</text:p>
              </table:table-cell>
              <table:table-cell office:value-type="float" office:value="1006">
                <text:p>100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17513">
                <text:p>4.31751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69103">
                <text:p>4.36910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456781">
                <text:p>4.45678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44451">
                <text:p>4.54445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32138">
                <text:p>4.63213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19822">
                <text:p>4.71982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807503">
                <text:p>4.80750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95172">
                <text:p>4.89517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982854">
                <text:p>4.98285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070544">
                <text:p>5.07054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144094">
                <text:p>5.144094</text:p>
              </table:table-cell>
              <table:table-cell office:value-type="float" office:value="2200">
                <text:p>2200</text:p>
              </table:table-cell>
              <table:table-cell office:value-type="float" office:value="1024">
                <text:p>1024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151024">
                <text:p>5.15102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316">
                <text:p>3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59308">
                <text:p>5.15930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346">
                <text:p>3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239761">
                <text:p>5.23976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346">
                <text:p>3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248012">
                <text:p>5.24801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376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28476">
                <text:p>5.32847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376">
                <text:p>37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36717">
                <text:p>5.33671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06">
                <text:p>40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17181">
                <text:p>5.41718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06">
                <text:p>40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425438">
                <text:p>5.42543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36">
                <text:p>4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05902">
                <text:p>5.50590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36">
                <text:p>43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514154">
                <text:p>5.51415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66">
                <text:p>46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594618">
                <text:p>5.59461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66">
                <text:p>46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602868">
                <text:p>5.60286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96">
                <text:p>49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683338">
                <text:p>5.68333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96">
                <text:p>49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691584">
                <text:p>5.69158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526">
                <text:p>52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772041">
                <text:p>5.77204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526">
                <text:p>52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780294">
                <text:p>5.78029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556">
                <text:p>55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860746">
                <text:p>5.86074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556">
                <text:p>55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869008">
                <text:p>5.86900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586">
                <text:p>58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949463">
                <text:p>5.94946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586">
                <text:p>58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957708">
                <text:p>5.95770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616">
                <text:p>61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038178">
                <text:p>6.03817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616">
                <text:p>61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046421">
                <text:p>6.04642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646">
                <text:p>64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126878">
                <text:p>6.12687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646">
                <text:p>64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135138">
                <text:p>6.13513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676">
                <text:p>67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215597">
                <text:p>6.21559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676">
                <text:p>67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223857">
                <text:p>6.22385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06">
                <text:p>70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304313">
                <text:p>6.30431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06">
                <text:p>70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312562">
                <text:p>6.31256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36">
                <text:p>73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393023">
                <text:p>6.39302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36">
                <text:p>73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401275">
                <text:p>6.40127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66">
                <text:p>76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481744">
                <text:p>6.48174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66">
                <text:p>76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489995">
                <text:p>6.48999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96">
                <text:p>79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570452">
                <text:p>6.57045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96">
                <text:p>79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578715">
                <text:p>6.57871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26">
                <text:p>82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65917">
                <text:p>6.6591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26">
                <text:p>82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667429">
                <text:p>6.66742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56">
                <text:p>85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747884">
                <text:p>6.74788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56">
                <text:p>85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756134">
                <text:p>6.75613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86">
                <text:p>88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836601">
                <text:p>6.83660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86">
                <text:p>88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844847">
                <text:p>6.84484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16">
                <text:p>91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925312">
                <text:p>6.92531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16">
                <text:p>91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93357">
                <text:p>6.9335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46">
                <text:p>94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014029">
                <text:p>7.01402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46">
                <text:p>94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022293">
                <text:p>7.02229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76">
                <text:p>97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102748">
                <text:p>7.10274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76">
                <text:p>976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111005">
                <text:p>7.11100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06">
                <text:p>1006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191477">
                <text:p>7.19147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06">
                <text:p>100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199721">
                <text:p>7.19972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280181">
                <text:p>7.28018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367867">
                <text:p>7.36786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455563">
                <text:p>7.45556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543274">
                <text:p>7.54327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630951">
                <text:p>7.63095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718638">
                <text:p>7.71863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06322">
                <text:p>7.80632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894011">
                <text:p>7.89401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981681">
                <text:p>7.98168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526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069358">
                <text:p>8.06935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556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15704">
                <text:p>8.1570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244722">
                <text:p>8.24472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616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332392">
                <text:p>8.33239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646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420075">
                <text:p>8.42007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676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507753">
                <text:p>8.50775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06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594353">
                <text:p>8.594353</text:p>
              </table:table-cell>
              <table:table-cell office:value-type="float" office:value="2200">
                <text:p>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06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595454">
                <text:p>8.59545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36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598901">
                <text:p>8.59890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36">
                <text:p>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684193">
                <text:p>8.68419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66">
                <text:p>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687635">
                <text:p>8.68763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66">
                <text:p>7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772909">
                <text:p>8.77290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96">
                <text:p>7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776344">
                <text:p>8.77634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96">
                <text:p>7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861626">
                <text:p>8.86162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26">
                <text:p>8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865061">
                <text:p>8.86506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26">
                <text:p>8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950339">
                <text:p>8.95033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56">
                <text:p>8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95377">
                <text:p>8.9537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56">
                <text:p>8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03905">
                <text:p>9.0390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86">
                <text:p>8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042484">
                <text:p>9.04248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86">
                <text:p>8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127751">
                <text:p>9.12775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16">
                <text:p>9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131184">
                <text:p>9.13118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16">
                <text:p>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216459">
                <text:p>9.21645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46">
                <text:p>9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219895">
                <text:p>9.21989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46">
                <text:p>9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305168">
                <text:p>9.30516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76">
                <text:p>9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308606">
                <text:p>9.30860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76">
                <text:p>9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393883">
                <text:p>9.39388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06">
                <text:p>10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397316">
                <text:p>9.39731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06">
                <text:p>10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482579">
                <text:p>9.48257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486029">
                <text:p>9.48602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573696">
                <text:p>9.57369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66138">
                <text:p>9.6613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749056">
                <text:p>9.74905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836731">
                <text:p>9.83673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924403">
                <text:p>9.92440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012082">
                <text:p>10.01208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099759">
                <text:p>10.09975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187444">
                <text:p>10.18744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275122">
                <text:p>10.27512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362807">
                <text:p>10.36280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450492">
                <text:p>10.45049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5382">
                <text:p>10.538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625892">
                <text:p>10.62589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713581">
                <text:p>10.71358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801269">
                <text:p>10.80126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8896">
                <text:p>10.8889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976636">
                <text:p>10.97663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064315">
                <text:p>11.06431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152002">
                <text:p>11.15200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239688">
                <text:p>11.23968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327367">
                <text:p>11.32736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415052">
                <text:p>11.41505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50274">
                <text:p>11.5027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590427">
                <text:p>11.59042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678112">
                <text:p>11.67811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765783">
                <text:p>11.76578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853468">
                <text:p>11.85346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941147">
                <text:p>11.94114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02883">
                <text:p>12.0288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116502">
                <text:p>12.11650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204183">
                <text:p>12.20418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291864">
                <text:p>12.29186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379549">
                <text:p>12.37954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467219">
                <text:p>12.46721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554898">
                <text:p>12.55489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642582">
                <text:p>12.64258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730268">
                <text:p>12.73026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817948">
                <text:p>12.81794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905634">
                <text:p>12.90563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.037329">
                <text:p>24.037329</text:p>
              </table:table-cell>
              <table:table-cell office:value-type="float" office:value="2200">
                <text:p>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.048152">
                <text:p>24.048152</text:p>
              </table:table-cell>
              <table:table-cell office:value-type="float" office:value="-2200">
                <text:p>-2200</text:p>
              </table:table-cell>
              <table:table-cell office:value-type="float" office:value="994">
                <text:p>99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.135873">
                <text:p>24.135873</text:p>
              </table:table-cell>
              <table:table-cell office:value-type="float" office:value="-2200">
                <text:p>-2200</text:p>
              </table:table-cell>
              <table:table-cell office:value-type="float" office:value="964">
                <text:p>96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.22355">
                <text:p>24.22355</text:p>
              </table:table-cell>
              <table:table-cell office:value-type="float" office:value="-2200">
                <text:p>-2200</text:p>
              </table:table-cell>
              <table:table-cell office:value-type="float" office:value="934">
                <text:p>93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.311235">
                <text:p>24.311235</text:p>
              </table:table-cell>
              <table:table-cell office:value-type="float" office:value="-2200">
                <text:p>-2200</text:p>
              </table:table-cell>
              <table:table-cell office:value-type="float" office:value="904">
                <text:p>90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.398919">
                <text:p>24.398919</text:p>
              </table:table-cell>
              <table:table-cell office:value-type="float" office:value="-2200">
                <text:p>-2200</text:p>
              </table:table-cell>
              <table:table-cell office:value-type="float" office:value="874">
                <text:p>87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.486604">
                <text:p>24.486604</text:p>
              </table:table-cell>
              <table:table-cell office:value-type="float" office:value="-2200">
                <text:p>-2200</text:p>
              </table:table-cell>
              <table:table-cell office:value-type="float" office:value="844">
                <text:p>84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.574279">
                <text:p>24.574279</text:p>
              </table:table-cell>
              <table:table-cell office:value-type="float" office:value="-2200">
                <text:p>-2200</text:p>
              </table:table-cell>
              <table:table-cell office:value-type="float" office:value="814">
                <text:p>81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.661969">
                <text:p>24.661969</text:p>
              </table:table-cell>
              <table:table-cell office:value-type="float" office:value="-2200">
                <text:p>-2200</text:p>
              </table:table-cell>
              <table:table-cell office:value-type="float" office:value="784">
                <text:p>78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749659">
                <text:p>24.749659</text:p>
              </table:table-cell>
              <table:table-cell office:value-type="float" office:value="-2200">
                <text:p>-2200</text:p>
              </table:table-cell>
              <table:table-cell office:value-type="float" office:value="754">
                <text:p>75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.837344">
                <text:p>24.837344</text:p>
              </table:table-cell>
              <table:table-cell office:value-type="float" office:value="-2200">
                <text:p>-2200</text:p>
              </table:table-cell>
              <table:table-cell office:value-type="float" office:value="724">
                <text:p>7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.925022">
                <text:p>24.925022</text:p>
              </table:table-cell>
              <table:table-cell office:value-type="float" office:value="-2200">
                <text:p>-2200</text:p>
              </table:table-cell>
              <table:table-cell office:value-type="float" office:value="694">
                <text:p>69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-2200">
                <text:p>-2200</text:p>
              </table:table-cell>
              <table:table-cell office:value-type="float" office:value="694">
                <text:p>69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.012723">
                <text:p>25.012723</text:p>
              </table:table-cell>
              <table:table-cell office:value-type="float" office:value="-2200">
                <text:p>-2200</text:p>
              </table:table-cell>
              <table:table-cell office:value-type="float" office:value="664">
                <text:p>66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.100431">
                <text:p>25.100431</text:p>
              </table:table-cell>
              <table:table-cell office:value-type="float" office:value="-2200">
                <text:p>-2200</text:p>
              </table:table-cell>
              <table:table-cell office:value-type="float" office:value="634">
                <text:p>63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.188117">
                <text:p>25.188117</text:p>
              </table:table-cell>
              <table:table-cell office:value-type="float" office:value="-2200">
                <text:p>-2200</text:p>
              </table:table-cell>
              <table:table-cell office:value-type="float" office:value="604">
                <text:p>60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.275792">
                <text:p>25.275792</text:p>
              </table:table-cell>
              <table:table-cell office:value-type="float" office:value="-2200">
                <text:p>-2200</text:p>
              </table:table-cell>
              <table:table-cell office:value-type="float" office:value="574">
                <text:p>57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.363475">
                <text:p>25.363475</text:p>
              </table:table-cell>
              <table:table-cell office:value-type="float" office:value="-2200">
                <text:p>-2200</text:p>
              </table:table-cell>
              <table:table-cell office:value-type="float" office:value="544">
                <text:p>54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.451158">
                <text:p>25.451158</text:p>
              </table:table-cell>
              <table:table-cell office:value-type="float" office:value="-2200">
                <text:p>-2200</text:p>
              </table:table-cell>
              <table:table-cell office:value-type="float" office:value="514">
                <text:p>51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.538844">
                <text:p>25.538844</text:p>
              </table:table-cell>
              <table:table-cell office:value-type="float" office:value="-2200">
                <text:p>-2200</text:p>
              </table:table-cell>
              <table:table-cell office:value-type="float" office:value="484">
                <text:p>48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.626516">
                <text:p>25.626516</text:p>
              </table:table-cell>
              <table:table-cell office:value-type="float" office:value="-2200">
                <text:p>-2200</text:p>
              </table:table-cell>
              <table:table-cell office:value-type="float" office:value="454">
                <text:p>45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.714196">
                <text:p>25.714196</text:p>
              </table:table-cell>
              <table:table-cell office:value-type="float" office:value="-2200">
                <text:p>-2200</text:p>
              </table:table-cell>
              <table:table-cell office:value-type="float" office:value="424">
                <text:p>4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.801883">
                <text:p>25.801883</text:p>
              </table:table-cell>
              <table:table-cell office:value-type="float" office:value="-2200">
                <text:p>-2200</text:p>
              </table:table-cell>
              <table:table-cell office:value-type="float" office:value="394">
                <text:p>39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.889568">
                <text:p>25.889568</text:p>
              </table:table-cell>
              <table:table-cell office:value-type="float" office:value="-2200">
                <text:p>-2200</text:p>
              </table:table-cell>
              <table:table-cell office:value-type="float" office:value="364">
                <text:p>36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.977259">
                <text:p>25.977259</text:p>
              </table:table-cell>
              <table:table-cell office:value-type="float" office:value="-2200">
                <text:p>-2200</text:p>
              </table:table-cell>
              <table:table-cell office:value-type="float" office:value="334">
                <text:p>33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64932">
                <text:p>26.064932</text:p>
              </table:table-cell>
              <table:table-cell office:value-type="float" office:value="-2200">
                <text:p>-2200</text:p>
              </table:table-cell>
              <table:table-cell office:value-type="float" office:value="304">
                <text:p>30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152618">
                <text:p>26.152618</text:p>
              </table:table-cell>
              <table:table-cell office:value-type="float" office:value="-2200">
                <text:p>-2200</text:p>
              </table:table-cell>
              <table:table-cell office:value-type="float" office:value="274">
                <text:p>27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240301">
                <text:p>26.240301</text:p>
              </table:table-cell>
              <table:table-cell office:value-type="float" office:value="-2200">
                <text:p>-2200</text:p>
              </table:table-cell>
              <table:table-cell office:value-type="float" office:value="244">
                <text:p>24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.259048">
                <text:p>26.259048</text:p>
              </table:table-cell>
              <table:table-cell office:value-type="float" office:value="2200">
                <text:p>2200</text:p>
              </table:table-cell>
              <table:table-cell office:value-type="float" office:value="244">
                <text:p>24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263026">
                <text:p>26.263026</text:p>
              </table:table-cell>
              <table:table-cell office:value-type="float" office:value="-2200">
                <text:p>-2200</text:p>
              </table:table-cell>
              <table:table-cell office:value-type="float" office:value="244">
                <text:p>244</text:p>
              </table:table-cell>
              <table:table-cell office:value-type="float" office:value="994">
                <text:p>99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.329071">
                <text:p>26.329071</text:p>
              </table:table-cell>
              <table:table-cell office:value-type="float" office:value="-2200">
                <text:p>-2200</text:p>
              </table:table-cell>
              <table:table-cell office:value-type="float" office:value="214">
                <text:p>214</text:p>
              </table:table-cell>
              <table:table-cell office:value-type="float" office:value="994">
                <text:p>99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.351774">
                <text:p>26.351774</text:p>
              </table:table-cell>
              <table:table-cell office:value-type="float" office:value="-2200">
                <text:p>-2200</text:p>
              </table:table-cell>
              <table:table-cell office:value-type="float" office:value="214">
                <text:p>214</text:p>
              </table:table-cell>
              <table:table-cell office:value-type="float" office:value="964">
                <text:p>96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.417798">
                <text:p>26.417798</text:p>
              </table:table-cell>
              <table:table-cell office:value-type="float" office:value="-2200">
                <text:p>-2200</text:p>
              </table:table-cell>
              <table:table-cell office:value-type="float" office:value="184">
                <text:p>184</text:p>
              </table:table-cell>
              <table:table-cell office:value-type="float" office:value="964">
                <text:p>96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.440502">
                <text:p>26.440502</text:p>
              </table:table-cell>
              <table:table-cell office:value-type="float" office:value="-2200">
                <text:p>-2200</text:p>
              </table:table-cell>
              <table:table-cell office:value-type="float" office:value="184">
                <text:p>184</text:p>
              </table:table-cell>
              <table:table-cell office:value-type="float" office:value="934">
                <text:p>93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.506521">
                <text:p>26.506521</text:p>
              </table:table-cell>
              <table:table-cell office:value-type="float" office:value="-2200">
                <text:p>-2200</text:p>
              </table:table-cell>
              <table:table-cell office:value-type="float" office:value="154">
                <text:p>154</text:p>
              </table:table-cell>
              <table:table-cell office:value-type="float" office:value="934">
                <text:p>93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.529224">
                <text:p>26.529224</text:p>
              </table:table-cell>
              <table:table-cell office:value-type="float" office:value="-2200">
                <text:p>-2200</text:p>
              </table:table-cell>
              <table:table-cell office:value-type="float" office:value="154">
                <text:p>154</text:p>
              </table:table-cell>
              <table:table-cell office:value-type="float" office:value="904">
                <text:p>90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595233">
                <text:p>26.595233</text:p>
              </table:table-cell>
              <table:table-cell office:value-type="float" office:value="-2200">
                <text:p>-2200</text:p>
              </table:table-cell>
              <table:table-cell office:value-type="float" office:value="124">
                <text:p>124</text:p>
              </table:table-cell>
              <table:table-cell office:value-type="float" office:value="904">
                <text:p>90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.617926">
                <text:p>26.617926</text:p>
              </table:table-cell>
              <table:table-cell office:value-type="float" office:value="-2200">
                <text:p>-2200</text:p>
              </table:table-cell>
              <table:table-cell office:value-type="float" office:value="124">
                <text:p>124</text:p>
              </table:table-cell>
              <table:table-cell office:value-type="float" office:value="874">
                <text:p>87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.683949">
                <text:p>26.683949</text:p>
              </table:table-cell>
              <table:table-cell office:value-type="float" office:value="-2200">
                <text:p>-2200</text:p>
              </table:table-cell>
              <table:table-cell office:value-type="float" office:value="94">
                <text:p>94</text:p>
              </table:table-cell>
              <table:table-cell office:value-type="float" office:value="874">
                <text:p>87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.706639">
                <text:p>26.706639</text:p>
              </table:table-cell>
              <table:table-cell office:value-type="float" office:value="-2200">
                <text:p>-2200</text:p>
              </table:table-cell>
              <table:table-cell office:value-type="float" office:value="94">
                <text:p>94</text:p>
              </table:table-cell>
              <table:table-cell office:value-type="float" office:value="844">
                <text:p>84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.772649">
                <text:p>26.772649</text:p>
              </table:table-cell>
              <table:table-cell office:value-type="float" office:value="-2200">
                <text:p>-2200</text:p>
              </table:table-cell>
              <table:table-cell office:value-type="float" office:value="64">
                <text:p>64</text:p>
              </table:table-cell>
              <table:table-cell office:value-type="float" office:value="844">
                <text:p>84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.79535">
                <text:p>26.79535</text:p>
              </table:table-cell>
              <table:table-cell office:value-type="float" office:value="-2200">
                <text:p>-2200</text:p>
              </table:table-cell>
              <table:table-cell office:value-type="float" office:value="64">
                <text:p>64</text:p>
              </table:table-cell>
              <table:table-cell office:value-type="float" office:value="814">
                <text:p>81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.861365">
                <text:p>26.861365</text:p>
              </table:table-cell>
              <table:table-cell office:value-type="float" office:value="-2200">
                <text:p>-2200</text:p>
              </table:table-cell>
              <table:table-cell office:value-type="float" office:value="34">
                <text:p>34</text:p>
              </table:table-cell>
              <table:table-cell office:value-type="float" office:value="814">
                <text:p>81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.884067">
                <text:p>26.884067</text:p>
              </table:table-cell>
              <table:table-cell office:value-type="float" office:value="-2200">
                <text:p>-2200</text:p>
              </table:table-cell>
              <table:table-cell office:value-type="float" office:value="34">
                <text:p>34</text:p>
              </table:table-cell>
              <table:table-cell office:value-type="float" office:value="784">
                <text:p>78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.950083">
                <text:p>26.950083</text:p>
              </table:table-cell>
              <table:table-cell office:value-type="float" office:value="-2200">
                <text:p>-2200</text:p>
              </table:table-cell>
              <table:table-cell office:value-type="float" office:value="15">
                <text:p>15</text:p>
              </table:table-cell>
              <table:table-cell office:value-type="float" office:value="784">
                <text:p>78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.972775">
                <text:p>26.972775</text:p>
              </table:table-cell>
              <table:table-cell office:value-type="float" office:value="-2200">
                <text:p>-2200</text:p>
              </table:table-cell>
              <table:table-cell office:value-type="float" office:value="15">
                <text:p>15</text:p>
              </table:table-cell>
              <table:table-cell office:value-type="float" office:value="754">
                <text:p>75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.038798">
                <text:p>27.038798</text:p>
              </table:table-cell>
              <table:table-cell office:value-type="float" office:value="-2200">
                <text:p>-2200</text:p>
              </table:table-cell>
              <table:table-cell office:value-type="float" office:value="14">
                <text:p>14</text:p>
              </table:table-cell>
              <table:table-cell office:value-type="float" office:value="754">
                <text:p>75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.061487">
                <text:p>27.061487</text:p>
              </table:table-cell>
              <table:table-cell office:value-type="float" office:value="-2200">
                <text:p>-2200</text:p>
              </table:table-cell>
              <table:table-cell office:value-type="float" office:value="14">
                <text:p>14</text:p>
              </table:table-cell>
              <table:table-cell office:value-type="float" office:value="724">
                <text:p>7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127502">
                <text:p>27.127502</text:p>
              </table:table-cell>
              <table:table-cell office:value-type="float" office:value="-2200">
                <text:p>-2200</text:p>
              </table:table-cell>
              <table:table-cell office:value-type="float" office:value="13">
                <text:p>13</text:p>
              </table:table-cell>
              <table:table-cell office:value-type="float" office:value="724">
                <text:p>7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150207">
                <text:p>27.150207</text:p>
              </table:table-cell>
              <table:table-cell office:value-type="float" office:value="-2200">
                <text:p>-2200</text:p>
              </table:table-cell>
              <table:table-cell office:value-type="float" office:value="13">
                <text:p>13</text:p>
              </table:table-cell>
              <table:table-cell office:value-type="float" office:value="694">
                <text:p>69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.21622">
                <text:p>27.21622</text:p>
              </table:table-cell>
              <table:table-cell office:value-type="float" office:value="-2200">
                <text:p>-2200</text:p>
              </table:table-cell>
              <table:table-cell office:value-type="float" office:value="12">
                <text:p>12</text:p>
              </table:table-cell>
              <table:table-cell office:value-type="float" office:value="694">
                <text:p>69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.238924">
                <text:p>27.238924</text:p>
              </table:table-cell>
              <table:table-cell office:value-type="float" office:value="-2200">
                <text:p>-2200</text:p>
              </table:table-cell>
              <table:table-cell office:value-type="float" office:value="12">
                <text:p>12</text:p>
              </table:table-cell>
              <table:table-cell office:value-type="float" office:value="664">
                <text:p>66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.304942">
                <text:p>27.304942</text:p>
              </table:table-cell>
              <table:table-cell office:value-type="float" office:value="-2200">
                <text:p>-2200</text:p>
              </table:table-cell>
              <table:table-cell office:value-type="float" office:value="11">
                <text:p>11</text:p>
              </table:table-cell>
              <table:table-cell office:value-type="float" office:value="664">
                <text:p>66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.327631">
                <text:p>27.327631</text:p>
              </table:table-cell>
              <table:table-cell office:value-type="float" office:value="-2200">
                <text:p>-2200</text:p>
              </table:table-cell>
              <table:table-cell office:value-type="float" office:value="11">
                <text:p>11</text:p>
              </table:table-cell>
              <table:table-cell office:value-type="float" office:value="634">
                <text:p>63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.393661">
                <text:p>27.393661</text:p>
              </table:table-cell>
              <table:table-cell office:value-type="float" office:value="-2200">
                <text:p>-2200</text:p>
              </table:table-cell>
              <table:table-cell office:value-type="float" office:value="10">
                <text:p>10</text:p>
              </table:table-cell>
              <table:table-cell office:value-type="float" office:value="634">
                <text:p>63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.416352">
                <text:p>27.416352</text:p>
              </table:table-cell>
              <table:table-cell office:value-type="float" office:value="-2200">
                <text:p>-2200</text:p>
              </table:table-cell>
              <table:table-cell office:value-type="float" office:value="10">
                <text:p>10</text:p>
              </table:table-cell>
              <table:table-cell office:value-type="float" office:value="604">
                <text:p>60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-2200">
                <text:p>-2200</text:p>
              </table:table-cell>
              <table:table-cell office:value-type="float" office:value="10">
                <text:p>10</text:p>
              </table:table-cell>
              <table:table-cell office:value-type="float" office:value="604">
                <text:p>60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.482381">
                <text:p>27.482381</text:p>
              </table:table-cell>
              <table:table-cell office:value-type="float" office:value="-2200">
                <text:p>-2200</text:p>
              </table:table-cell>
              <table:table-cell office:value-type="float" office:value="9">
                <text:p>9</text:p>
              </table:table-cell>
              <table:table-cell office:value-type="float" office:value="604">
                <text:p>60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.505105">
                <text:p>27.505105</text:p>
              </table:table-cell>
              <table:table-cell office:value-type="float" office:value="-2200">
                <text:p>-2200</text:p>
              </table:table-cell>
              <table:table-cell office:value-type="float" office:value="9">
                <text:p>9</text:p>
              </table:table-cell>
              <table:table-cell office:value-type="float" office:value="574">
                <text:p>57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.57113">
                <text:p>27.57113</text:p>
              </table:table-cell>
              <table:table-cell office:value-type="float" office:value="-2200">
                <text:p>-2200</text:p>
              </table:table-cell>
              <table:table-cell office:value-type="float" office:value="8">
                <text:p>8</text:p>
              </table:table-cell>
              <table:table-cell office:value-type="float" office:value="574">
                <text:p>57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59383">
                <text:p>27.59383</text:p>
              </table:table-cell>
              <table:table-cell office:value-type="float" office:value="-2200">
                <text:p>-2200</text:p>
              </table:table-cell>
              <table:table-cell office:value-type="float" office:value="8">
                <text:p>8</text:p>
              </table:table-cell>
              <table:table-cell office:value-type="float" office:value="544">
                <text:p>54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659848">
                <text:p>27.659848</text:p>
              </table:table-cell>
              <table:table-cell office:value-type="float" office:value="-2200">
                <text:p>-2200</text:p>
              </table:table-cell>
              <table:table-cell office:value-type="float" office:value="7">
                <text:p>7</text:p>
              </table:table-cell>
              <table:table-cell office:value-type="float" office:value="544">
                <text:p>54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682537">
                <text:p>27.682537</text:p>
              </table:table-cell>
              <table:table-cell office:value-type="float" office:value="-2200">
                <text:p>-2200</text:p>
              </table:table-cell>
              <table:table-cell office:value-type="float" office:value="7">
                <text:p>7</text:p>
              </table:table-cell>
              <table:table-cell office:value-type="float" office:value="514">
                <text:p>51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748556">
                <text:p>27.748556</text:p>
              </table:table-cell>
              <table:table-cell office:value-type="float" office:value="-2200">
                <text:p>-2200</text:p>
              </table:table-cell>
              <table:table-cell office:value-type="float" office:value="6">
                <text:p>6</text:p>
              </table:table-cell>
              <table:table-cell office:value-type="float" office:value="514">
                <text:p>51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771254">
                <text:p>27.771254</text:p>
              </table:table-cell>
              <table:table-cell office:value-type="float" office:value="-2200">
                <text:p>-2200</text:p>
              </table:table-cell>
              <table:table-cell office:value-type="float" office:value="6">
                <text:p>6</text:p>
              </table:table-cell>
              <table:table-cell office:value-type="float" office:value="484">
                <text:p>48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837273">
                <text:p>27.837273</text:p>
              </table:table-cell>
              <table:table-cell office:value-type="float" office:value="-2200">
                <text:p>-2200</text:p>
              </table:table-cell>
              <table:table-cell office:value-type="float" office:value="5">
                <text:p>5</text:p>
              </table:table-cell>
              <table:table-cell office:value-type="float" office:value="484">
                <text:p>48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859973">
                <text:p>27.859973</text:p>
              </table:table-cell>
              <table:table-cell office:value-type="float" office:value="-2200">
                <text:p>-2200</text:p>
              </table:table-cell>
              <table:table-cell office:value-type="float" office:value="5">
                <text:p>5</text:p>
              </table:table-cell>
              <table:table-cell office:value-type="float" office:value="454">
                <text:p>45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92598">
                <text:p>27.92598</text:p>
              </table:table-cell>
              <table:table-cell office:value-type="float" office:value="-2200">
                <text:p>-2200</text:p>
              </table:table-cell>
              <table:table-cell office:value-type="float" office:value="4">
                <text:p>4</text:p>
              </table:table-cell>
              <table:table-cell office:value-type="float" office:value="454">
                <text:p>45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948684">
                <text:p>27.948684</text:p>
              </table:table-cell>
              <table:table-cell office:value-type="float" office:value="-2200">
                <text:p>-2200</text:p>
              </table:table-cell>
              <table:table-cell office:value-type="float" office:value="4">
                <text:p>4</text:p>
              </table:table-cell>
              <table:table-cell office:value-type="float" office:value="424">
                <text:p>4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.014696">
                <text:p>28.014696</text:p>
              </table:table-cell>
              <table:table-cell office:value-type="float" office:value="-2200">
                <text:p>-2200</text:p>
              </table:table-cell>
              <table:table-cell office:value-type="float" office:value="3">
                <text:p>3</text:p>
              </table:table-cell>
              <table:table-cell office:value-type="float" office:value="424">
                <text:p>4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.037381">
                <text:p>28.037381</text:p>
              </table:table-cell>
              <table:table-cell office:value-type="float" office:value="-2200">
                <text:p>-2200</text:p>
              </table:table-cell>
              <table:table-cell office:value-type="float" office:value="3">
                <text:p>3</text:p>
              </table:table-cell>
              <table:table-cell office:value-type="float" office:value="394">
                <text:p>39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103404">
                <text:p>28.103404</text:p>
              </table:table-cell>
              <table:table-cell office:value-type="float" office:value="-2200">
                <text:p>-2200</text:p>
              </table:table-cell>
              <table:table-cell office:value-type="float" office:value="2">
                <text:p>2</text:p>
              </table:table-cell>
              <table:table-cell office:value-type="float" office:value="394">
                <text:p>39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126091">
                <text:p>28.126091</text:p>
              </table:table-cell>
              <table:table-cell office:value-type="float" office:value="-2200">
                <text:p>-2200</text:p>
              </table:table-cell>
              <table:table-cell office:value-type="float" office:value="2">
                <text:p>2</text:p>
              </table:table-cell>
              <table:table-cell office:value-type="float" office:value="364">
                <text:p>36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92117">
                <text:p>28.192117</text:p>
              </table:table-cell>
              <table:table-cell office:value-type="float" office:value="-2200">
                <text:p>-2200</text:p>
              </table:table-cell>
              <table:table-cell office:value-type="float" office:value="1">
                <text:p>1</text:p>
              </table:table-cell>
              <table:table-cell office:value-type="float" office:value="364">
                <text:p>36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14808">
                <text:p>28.214808</text:p>
              </table:table-cell>
              <table:table-cell office:value-type="float" office:value="-2200">
                <text:p>-2200</text:p>
              </table:table-cell>
              <table:table-cell office:value-type="float" office:value="1">
                <text:p>1</text:p>
              </table:table-cell>
              <table:table-cell office:value-type="float" office:value="334">
                <text:p>33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280823">
                <text:p>28.280823</text:p>
              </table:table-cell>
              <table:table-cell office:value-type="float" office:value="-2200">
                <text:p>-2200</text:p>
              </table:table-cell>
              <table:table-cell office:value-type="float" office:value="0">
                <text:p>0</text:p>
              </table:table-cell>
              <table:table-cell office:value-type="float" office:value="334">
                <text:p>33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30352">
                <text:p>28.30352</text:p>
              </table:table-cell>
              <table:table-cell office:value-type="float" office:value="-2200">
                <text:p>-2200</text:p>
              </table:table-cell>
              <table:table-cell office:value-type="float" office:value="0">
                <text:p>0</text:p>
              </table:table-cell>
              <table:table-cell office:value-type="float" office:value="304">
                <text:p>30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369541">
                <text:p>28.369541</text:p>
              </table:table-cell>
              <table:table-cell office:value-type="float" office:value="-2200">
                <text:p>-2200</text:p>
              </table:table-cell>
              <table:table-cell office:value-type="float" office:value="-1">
                <text:p>-1</text:p>
              </table:table-cell>
              <table:table-cell office:value-type="float" office:value="304">
                <text:p>30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392225">
                <text:p>28.392225</text:p>
              </table:table-cell>
              <table:table-cell office:value-type="float" office:value="-2200">
                <text:p>-2200</text:p>
              </table:table-cell>
              <table:table-cell office:value-type="float" office:value="-1">
                <text:p>-1</text:p>
              </table:table-cell>
              <table:table-cell office:value-type="float" office:value="274">
                <text:p>27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45825">
                <text:p>28.45825</text:p>
              </table:table-cell>
              <table:table-cell office:value-type="float" office:value="-2200">
                <text:p>-2200</text:p>
              </table:table-cell>
              <table:table-cell office:value-type="float" office:value="-2">
                <text:p>-2</text:p>
              </table:table-cell>
              <table:table-cell office:value-type="float" office:value="274">
                <text:p>27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480943">
                <text:p>28.480943</text:p>
              </table:table-cell>
              <table:table-cell office:value-type="float" office:value="-2200">
                <text:p>-2200</text:p>
              </table:table-cell>
              <table:table-cell office:value-type="float" office:value="-2">
                <text:p>-2</text:p>
              </table:table-cell>
              <table:table-cell office:value-type="float" office:value="244">
                <text:p>24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501427">
                <text:p>28.501427</text:p>
              </table:table-cell>
              <table:table-cell office:value-type="float" office:value="2200">
                <text:p>2200</text:p>
              </table:table-cell>
              <table:table-cell office:value-type="float" office:value="-2">
                <text:p>-2</text:p>
              </table:table-cell>
              <table:table-cell office:value-type="float" office:value="244">
                <text:p>24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.513299">
                <text:p>28.513299</text:p>
              </table:table-cell>
              <table:table-cell office:value-type="float" office:value="-2200">
                <text:p>-2200</text:p>
              </table:table-cell>
              <table:table-cell office:value-type="float" office:value="-2">
                <text:p>-2</text:p>
              </table:table-cell>
              <table:table-cell office:value-type="float" office:value="244">
                <text:p>244</text:p>
              </table:table-cell>
              <table:table-cell office:value-type="float" office:value="994">
                <text:p>99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.548075">
                <text:p>28.548075</text:p>
              </table:table-cell>
              <table:table-cell office:value-type="float" office:value="-2200">
                <text:p>-2200</text:p>
              </table:table-cell>
              <table:table-cell office:value-type="float" office:value="-3">
                <text:p>-3</text:p>
              </table:table-cell>
              <table:table-cell office:value-type="float" office:value="244">
                <text:p>244</text:p>
              </table:table-cell>
              <table:table-cell office:value-type="float" office:value="994">
                <text:p>99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.570772">
                <text:p>28.570772</text:p>
              </table:table-cell>
              <table:table-cell office:value-type="float" office:value="-2200">
                <text:p>-2200</text:p>
              </table:table-cell>
              <table:table-cell office:value-type="float" office:value="-3">
                <text:p>-3</text:p>
              </table:table-cell>
              <table:table-cell office:value-type="float" office:value="214">
                <text:p>214</text:p>
              </table:table-cell>
              <table:table-cell office:value-type="float" office:value="994">
                <text:p>99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.603093">
                <text:p>28.603093</text:p>
              </table:table-cell>
              <table:table-cell office:value-type="float" office:value="-2200">
                <text:p>-2200</text:p>
              </table:table-cell>
              <table:table-cell office:value-type="float" office:value="-3">
                <text:p>-3</text:p>
              </table:table-cell>
              <table:table-cell office:value-type="float" office:value="214">
                <text:p>214</text:p>
              </table:table-cell>
              <table:table-cell office:value-type="float" office:value="964">
                <text:p>9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.637823">
                <text:p>28.637823</text:p>
              </table:table-cell>
              <table:table-cell office:value-type="float" office:value="-2200">
                <text:p>-2200</text:p>
              </table:table-cell>
              <table:table-cell office:value-type="float" office:value="-4">
                <text:p>-4</text:p>
              </table:table-cell>
              <table:table-cell office:value-type="float" office:value="214">
                <text:p>214</text:p>
              </table:table-cell>
              <table:table-cell office:value-type="float" office:value="964">
                <text:p>9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.660521">
                <text:p>28.660521</text:p>
              </table:table-cell>
              <table:table-cell office:value-type="float" office:value="-2200">
                <text:p>-2200</text:p>
              </table:table-cell>
              <table:table-cell office:value-type="float" office:value="-4">
                <text:p>-4</text:p>
              </table:table-cell>
              <table:table-cell office:value-type="float" office:value="184">
                <text:p>184</text:p>
              </table:table-cell>
              <table:table-cell office:value-type="float" office:value="964">
                <text:p>9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.692852">
                <text:p>28.692852</text:p>
              </table:table-cell>
              <table:table-cell office:value-type="float" office:value="-2200">
                <text:p>-2200</text:p>
              </table:table-cell>
              <table:table-cell office:value-type="float" office:value="-4">
                <text:p>-4</text:p>
              </table:table-cell>
              <table:table-cell office:value-type="float" office:value="184">
                <text:p>184</text:p>
              </table:table-cell>
              <table:table-cell office:value-type="float" office:value="934">
                <text:p>9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.727586">
                <text:p>28.727586</text:p>
              </table:table-cell>
              <table:table-cell office:value-type="float" office:value="-2200">
                <text:p>-2200</text:p>
              </table:table-cell>
              <table:table-cell office:value-type="float" office:value="-5">
                <text:p>-5</text:p>
              </table:table-cell>
              <table:table-cell office:value-type="float" office:value="184">
                <text:p>184</text:p>
              </table:table-cell>
              <table:table-cell office:value-type="float" office:value="934">
                <text:p>9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.75028">
                <text:p>28.75028</text:p>
              </table:table-cell>
              <table:table-cell office:value-type="float" office:value="-2200">
                <text:p>-2200</text:p>
              </table:table-cell>
              <table:table-cell office:value-type="float" office:value="-5">
                <text:p>-5</text:p>
              </table:table-cell>
              <table:table-cell office:value-type="float" office:value="154">
                <text:p>154</text:p>
              </table:table-cell>
              <table:table-cell office:value-type="float" office:value="934">
                <text:p>9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.7826">
                <text:p>28.7826</text:p>
              </table:table-cell>
              <table:table-cell office:value-type="float" office:value="-2200">
                <text:p>-2200</text:p>
              </table:table-cell>
              <table:table-cell office:value-type="float" office:value="-5">
                <text:p>-5</text:p>
              </table:table-cell>
              <table:table-cell office:value-type="float" office:value="154">
                <text:p>154</text:p>
              </table:table-cell>
              <table:table-cell office:value-type="float" office:value="904">
                <text:p>90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.817332">
                <text:p>28.817332</text:p>
              </table:table-cell>
              <table:table-cell office:value-type="float" office:value="-2200">
                <text:p>-2200</text:p>
              </table:table-cell>
              <table:table-cell office:value-type="float" office:value="-6">
                <text:p>-6</text:p>
              </table:table-cell>
              <table:table-cell office:value-type="float" office:value="154">
                <text:p>154</text:p>
              </table:table-cell>
              <table:table-cell office:value-type="float" office:value="904">
                <text:p>90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.840019">
                <text:p>28.840019</text:p>
              </table:table-cell>
              <table:table-cell office:value-type="float" office:value="-2200">
                <text:p>-2200</text:p>
              </table:table-cell>
              <table:table-cell office:value-type="float" office:value="-6">
                <text:p>-6</text:p>
              </table:table-cell>
              <table:table-cell office:value-type="float" office:value="124">
                <text:p>124</text:p>
              </table:table-cell>
              <table:table-cell office:value-type="float" office:value="904">
                <text:p>90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.872335">
                <text:p>28.872335</text:p>
              </table:table-cell>
              <table:table-cell office:value-type="float" office:value="-2200">
                <text:p>-2200</text:p>
              </table:table-cell>
              <table:table-cell office:value-type="float" office:value="-6">
                <text:p>-6</text:p>
              </table:table-cell>
              <table:table-cell office:value-type="float" office:value="124">
                <text:p>124</text:p>
              </table:table-cell>
              <table:table-cell office:value-type="float" office:value="874">
                <text:p>87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.907072">
                <text:p>28.907072</text:p>
              </table:table-cell>
              <table:table-cell office:value-type="float" office:value="-2200">
                <text:p>-2200</text:p>
              </table:table-cell>
              <table:table-cell office:value-type="float" office:value="-7">
                <text:p>-7</text:p>
              </table:table-cell>
              <table:table-cell office:value-type="float" office:value="124">
                <text:p>124</text:p>
              </table:table-cell>
              <table:table-cell office:value-type="float" office:value="874">
                <text:p>87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.929772">
                <text:p>28.929772</text:p>
              </table:table-cell>
              <table:table-cell office:value-type="float" office:value="-2200">
                <text:p>-2200</text:p>
              </table:table-cell>
              <table:table-cell office:value-type="float" office:value="-7">
                <text:p>-7</text:p>
              </table:table-cell>
              <table:table-cell office:value-type="float" office:value="94">
                <text:p>94</text:p>
              </table:table-cell>
              <table:table-cell office:value-type="float" office:value="874">
                <text:p>87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.962096">
                <text:p>28.962096</text:p>
              </table:table-cell>
              <table:table-cell office:value-type="float" office:value="-2200">
                <text:p>-2200</text:p>
              </table:table-cell>
              <table:table-cell office:value-type="float" office:value="-7">
                <text:p>-7</text:p>
              </table:table-cell>
              <table:table-cell office:value-type="float" office:value="94">
                <text:p>94</text:p>
              </table:table-cell>
              <table:table-cell office:value-type="float" office:value="844">
                <text:p>84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.996824">
                <text:p>28.996824</text:p>
              </table:table-cell>
              <table:table-cell office:value-type="float" office:value="-2200">
                <text:p>-2200</text:p>
              </table:table-cell>
              <table:table-cell office:value-type="float" office:value="-8">
                <text:p>-8</text:p>
              </table:table-cell>
              <table:table-cell office:value-type="float" office:value="94">
                <text:p>94</text:p>
              </table:table-cell>
              <table:table-cell office:value-type="float" office:value="844">
                <text:p>84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.019521">
                <text:p>29.019521</text:p>
              </table:table-cell>
              <table:table-cell office:value-type="float" office:value="-2200">
                <text:p>-2200</text:p>
              </table:table-cell>
              <table:table-cell office:value-type="float" office:value="-8">
                <text:p>-8</text:p>
              </table:table-cell>
              <table:table-cell office:value-type="float" office:value="64">
                <text:p>64</text:p>
              </table:table-cell>
              <table:table-cell office:value-type="float" office:value="844">
                <text:p>84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.051847">
                <text:p>29.051847</text:p>
              </table:table-cell>
              <table:table-cell office:value-type="float" office:value="-2200">
                <text:p>-2200</text:p>
              </table:table-cell>
              <table:table-cell office:value-type="float" office:value="-8">
                <text:p>-8</text:p>
              </table:table-cell>
              <table:table-cell office:value-type="float" office:value="64">
                <text:p>64</text:p>
              </table:table-cell>
              <table:table-cell office:value-type="float" office:value="814">
                <text:p>81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.086574">
                <text:p>29.086574</text:p>
              </table:table-cell>
              <table:table-cell office:value-type="float" office:value="-2200">
                <text:p>-2200</text:p>
              </table:table-cell>
              <table:table-cell office:value-type="float" office:value="-9">
                <text:p>-9</text:p>
              </table:table-cell>
              <table:table-cell office:value-type="float" office:value="64">
                <text:p>64</text:p>
              </table:table-cell>
              <table:table-cell office:value-type="float" office:value="814">
                <text:p>81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.109285">
                <text:p>29.109285</text:p>
              </table:table-cell>
              <table:table-cell office:value-type="float" office:value="-2200">
                <text:p>-2200</text:p>
              </table:table-cell>
              <table:table-cell office:value-type="float" office:value="-9">
                <text:p>-9</text:p>
              </table:table-cell>
              <table:table-cell office:value-type="float" office:value="34">
                <text:p>34</text:p>
              </table:table-cell>
              <table:table-cell office:value-type="float" office:value="814">
                <text:p>81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.141608">
                <text:p>29.141608</text:p>
              </table:table-cell>
              <table:table-cell office:value-type="float" office:value="-2200">
                <text:p>-2200</text:p>
              </table:table-cell>
              <table:table-cell office:value-type="float" office:value="-9">
                <text:p>-9</text:p>
              </table:table-cell>
              <table:table-cell office:value-type="float" office:value="34">
                <text:p>34</text:p>
              </table:table-cell>
              <table:table-cell office:value-type="float" office:value="784">
                <text:p>7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.176339">
                <text:p>29.176339</text:p>
              </table:table-cell>
              <table:table-cell office:value-type="float" office:value="-2200">
                <text:p>-2200</text:p>
              </table:table-cell>
              <table:table-cell office:value-type="float" office:value="-10">
                <text:p>-10</text:p>
              </table:table-cell>
              <table:table-cell office:value-type="float" office:value="34">
                <text:p>34</text:p>
              </table:table-cell>
              <table:table-cell office:value-type="float" office:value="784">
                <text:p>7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.199031">
                <text:p>29.199031</text:p>
              </table:table-cell>
              <table:table-cell office:value-type="float" office:value="-2200">
                <text:p>-2200</text:p>
              </table:table-cell>
              <table:table-cell office:value-type="float" office:value="-10">
                <text:p>-10</text:p>
              </table:table-cell>
              <table:table-cell office:value-type="float" office:value="15">
                <text:p>15</text:p>
              </table:table-cell>
              <table:table-cell office:value-type="float" office:value="784">
                <text:p>7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.231351">
                <text:p>29.231351</text:p>
              </table:table-cell>
              <table:table-cell office:value-type="float" office:value="-2200">
                <text:p>-2200</text:p>
              </table:table-cell>
              <table:table-cell office:value-type="float" office:value="-10">
                <text:p>-10</text:p>
              </table:table-cell>
              <table:table-cell office:value-type="float" office:value="15">
                <text:p>15</text:p>
              </table:table-cell>
              <table:table-cell office:value-type="float" office:value="754">
                <text:p>75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.266081">
                <text:p>29.266081</text:p>
              </table:table-cell>
              <table:table-cell office:value-type="float" office:value="-2200">
                <text:p>-2200</text:p>
              </table:table-cell>
              <table:table-cell office:value-type="float" office:value="-11">
                <text:p>-11</text:p>
              </table:table-cell>
              <table:table-cell office:value-type="float" office:value="15">
                <text:p>15</text:p>
              </table:table-cell>
              <table:table-cell office:value-type="float" office:value="754">
                <text:p>75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.28877">
                <text:p>29.28877</text:p>
              </table:table-cell>
              <table:table-cell office:value-type="float" office:value="-2200">
                <text:p>-2200</text:p>
              </table:table-cell>
              <table:table-cell office:value-type="float" office:value="-11">
                <text:p>-11</text:p>
              </table:table-cell>
              <table:table-cell office:value-type="float" office:value="14">
                <text:p>14</text:p>
              </table:table-cell>
              <table:table-cell office:value-type="float" office:value="754">
                <text:p>75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.321095">
                <text:p>29.321095</text:p>
              </table:table-cell>
              <table:table-cell office:value-type="float" office:value="-2200">
                <text:p>-2200</text:p>
              </table:table-cell>
              <table:table-cell office:value-type="float" office:value="-11">
                <text:p>-11</text:p>
              </table:table-cell>
              <table:table-cell office:value-type="float" office:value="14">
                <text:p>14</text:p>
              </table:table-cell>
              <table:table-cell office:value-type="float" office:value="724">
                <text:p>7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.355823">
                <text:p>29.355823</text:p>
              </table:table-cell>
              <table:table-cell office:value-type="float" office:value="-2200">
                <text:p>-2200</text:p>
              </table:table-cell>
              <table:table-cell office:value-type="float" office:value="-12">
                <text:p>-12</text:p>
              </table:table-cell>
              <table:table-cell office:value-type="float" office:value="14">
                <text:p>14</text:p>
              </table:table-cell>
              <table:table-cell office:value-type="float" office:value="724">
                <text:p>7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.378521">
                <text:p>29.378521</text:p>
              </table:table-cell>
              <table:table-cell office:value-type="float" office:value="-2200">
                <text:p>-2200</text:p>
              </table:table-cell>
              <table:table-cell office:value-type="float" office:value="-12">
                <text:p>-12</text:p>
              </table:table-cell>
              <table:table-cell office:value-type="float" office:value="13">
                <text:p>13</text:p>
              </table:table-cell>
              <table:table-cell office:value-type="float" office:value="724">
                <text:p>7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.410846">
                <text:p>29.410846</text:p>
              </table:table-cell>
              <table:table-cell office:value-type="float" office:value="-2200">
                <text:p>-2200</text:p>
              </table:table-cell>
              <table:table-cell office:value-type="float" office:value="-12">
                <text:p>-12</text:p>
              </table:table-cell>
              <table:table-cell office:value-type="float" office:value="13">
                <text:p>13</text:p>
              </table:table-cell>
              <table:table-cell office:value-type="float" office:value="694">
                <text:p>69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.445569">
                <text:p>29.445569</text:p>
              </table:table-cell>
              <table:table-cell office:value-type="float" office:value="-2200">
                <text:p>-2200</text:p>
              </table:table-cell>
              <table:table-cell office:value-type="float" office:value="-13">
                <text:p>-13</text:p>
              </table:table-cell>
              <table:table-cell office:value-type="float" office:value="13">
                <text:p>13</text:p>
              </table:table-cell>
              <table:table-cell office:value-type="float" office:value="694">
                <text:p>69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.468263">
                <text:p>29.468263</text:p>
              </table:table-cell>
              <table:table-cell office:value-type="float" office:value="-2200">
                <text:p>-2200</text:p>
              </table:table-cell>
              <table:table-cell office:value-type="float" office:value="-13">
                <text:p>-13</text:p>
              </table:table-cell>
              <table:table-cell office:value-type="float" office:value="12">
                <text:p>12</text:p>
              </table:table-cell>
              <table:table-cell office:value-type="float" office:value="694">
                <text:p>69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.500584">
                <text:p>29.500584</text:p>
              </table:table-cell>
              <table:table-cell office:value-type="float" office:value="-2200">
                <text:p>-2200</text:p>
              </table:table-cell>
              <table:table-cell office:value-type="float" office:value="-13">
                <text:p>-13</text:p>
              </table:table-cell>
              <table:table-cell office:value-type="float" office:value="12">
                <text:p>12</text:p>
              </table:table-cell>
              <table:table-cell office:value-type="float" office:value="664">
                <text:p>6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.535307">
                <text:p>29.535307</text:p>
              </table:table-cell>
              <table:table-cell office:value-type="float" office:value="-2200">
                <text:p>-2200</text:p>
              </table:table-cell>
              <table:table-cell office:value-type="float" office:value="-14">
                <text:p>-14</text:p>
              </table:table-cell>
              <table:table-cell office:value-type="float" office:value="12">
                <text:p>12</text:p>
              </table:table-cell>
              <table:table-cell office:value-type="float" office:value="664">
                <text:p>6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.557996">
                <text:p>29.557996</text:p>
              </table:table-cell>
              <table:table-cell office:value-type="float" office:value="-2200">
                <text:p>-2200</text:p>
              </table:table-cell>
              <table:table-cell office:value-type="float" office:value="-14">
                <text:p>-14</text:p>
              </table:table-cell>
              <table:table-cell office:value-type="float" office:value="11">
                <text:p>11</text:p>
              </table:table-cell>
              <table:table-cell office:value-type="float" office:value="664">
                <text:p>6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.590319">
                <text:p>29.590319</text:p>
              </table:table-cell>
              <table:table-cell office:value-type="float" office:value="-2200">
                <text:p>-2200</text:p>
              </table:table-cell>
              <table:table-cell office:value-type="float" office:value="-14">
                <text:p>-14</text:p>
              </table:table-cell>
              <table:table-cell office:value-type="float" office:value="11">
                <text:p>11</text:p>
              </table:table-cell>
              <table:table-cell office:value-type="float" office:value="634">
                <text:p>6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.625053">
                <text:p>29.625053</text:p>
              </table:table-cell>
              <table:table-cell office:value-type="float" office:value="-2200">
                <text:p>-2200</text:p>
              </table:table-cell>
              <table:table-cell office:value-type="float" office:value="-15">
                <text:p>-15</text:p>
              </table:table-cell>
              <table:table-cell office:value-type="float" office:value="11">
                <text:p>11</text:p>
              </table:table-cell>
              <table:table-cell office:value-type="float" office:value="634">
                <text:p>6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.647738">
                <text:p>29.647738</text:p>
              </table:table-cell>
              <table:table-cell office:value-type="float" office:value="-2200">
                <text:p>-2200</text:p>
              </table:table-cell>
              <table:table-cell office:value-type="float" office:value="-15">
                <text:p>-15</text:p>
              </table:table-cell>
              <table:table-cell office:value-type="float" office:value="10">
                <text:p>10</text:p>
              </table:table-cell>
              <table:table-cell office:value-type="float" office:value="634">
                <text:p>6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.680062">
                <text:p>29.680062</text:p>
              </table:table-cell>
              <table:table-cell office:value-type="float" office:value="-2200">
                <text:p>-2200</text:p>
              </table:table-cell>
              <table:table-cell office:value-type="float" office:value="-15">
                <text:p>-15</text:p>
              </table:table-cell>
              <table:table-cell office:value-type="float" office:value="10">
                <text:p>10</text:p>
              </table:table-cell>
              <table:table-cell office:value-type="float" office:value="604">
                <text:p>60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.714787">
                <text:p>29.714787</text:p>
              </table:table-cell>
              <table:table-cell office:value-type="float" office:value="-2200">
                <text:p>-2200</text:p>
              </table:table-cell>
              <table:table-cell office:value-type="float" office:value="-16">
                <text:p>-16</text:p>
              </table:table-cell>
              <table:table-cell office:value-type="float" office:value="10">
                <text:p>10</text:p>
              </table:table-cell>
              <table:table-cell office:value-type="float" office:value="604">
                <text:p>60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-2200">
                <text:p>-2200</text:p>
              </table:table-cell>
              <table:table-cell office:value-type="float" office:value="-16">
                <text:p>-16</text:p>
              </table:table-cell>
              <table:table-cell office:value-type="float" office:value="10">
                <text:p>10</text:p>
              </table:table-cell>
              <table:table-cell office:value-type="float" office:value="604">
                <text:p>60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.737521">
                <text:p>29.737521</text:p>
              </table:table-cell>
              <table:table-cell office:value-type="float" office:value="-2200">
                <text:p>-2200</text:p>
              </table:table-cell>
              <table:table-cell office:value-type="float" office:value="-16">
                <text:p>-16</text:p>
              </table:table-cell>
              <table:table-cell office:value-type="float" office:value="9">
                <text:p>9</text:p>
              </table:table-cell>
              <table:table-cell office:value-type="float" office:value="604">
                <text:p>60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.769864">
                <text:p>29.769864</text:p>
              </table:table-cell>
              <table:table-cell office:value-type="float" office:value="-2200">
                <text:p>-2200</text:p>
              </table:table-cell>
              <table:table-cell office:value-type="float" office:value="-16">
                <text:p>-16</text:p>
              </table:table-cell>
              <table:table-cell office:value-type="float" office:value="9">
                <text:p>9</text:p>
              </table:table-cell>
              <table:table-cell office:value-type="float" office:value="574">
                <text:p>57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.804591">
                <text:p>29.804591</text:p>
              </table:table-cell>
              <table:table-cell office:value-type="float" office:value="-2200">
                <text:p>-2200</text:p>
              </table:table-cell>
              <table:table-cell office:value-type="float" office:value="-46">
                <text:p>-46</text:p>
              </table:table-cell>
              <table:table-cell office:value-type="float" office:value="9">
                <text:p>9</text:p>
              </table:table-cell>
              <table:table-cell office:value-type="float" office:value="574">
                <text:p>57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.827299">
                <text:p>29.827299</text:p>
              </table:table-cell>
              <table:table-cell office:value-type="float" office:value="-2200">
                <text:p>-2200</text:p>
              </table:table-cell>
              <table:table-cell office:value-type="float" office:value="-46">
                <text:p>-46</text:p>
              </table:table-cell>
              <table:table-cell office:value-type="float" office:value="8">
                <text:p>8</text:p>
              </table:table-cell>
              <table:table-cell office:value-type="float" office:value="574">
                <text:p>57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.859626">
                <text:p>29.859626</text:p>
              </table:table-cell>
              <table:table-cell office:value-type="float" office:value="-2200">
                <text:p>-2200</text:p>
              </table:table-cell>
              <table:table-cell office:value-type="float" office:value="-46">
                <text:p>-46</text:p>
              </table:table-cell>
              <table:table-cell office:value-type="float" office:value="8">
                <text:p>8</text:p>
              </table:table-cell>
              <table:table-cell office:value-type="float" office:value="544">
                <text:p>54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.894352">
                <text:p>29.894352</text:p>
              </table:table-cell>
              <table:table-cell office:value-type="float" office:value="-2200">
                <text:p>-2200</text:p>
              </table:table-cell>
              <table:table-cell office:value-type="float" office:value="-76">
                <text:p>-76</text:p>
              </table:table-cell>
              <table:table-cell office:value-type="float" office:value="8">
                <text:p>8</text:p>
              </table:table-cell>
              <table:table-cell office:value-type="float" office:value="544">
                <text:p>54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.917043">
                <text:p>29.917043</text:p>
              </table:table-cell>
              <table:table-cell office:value-type="float" office:value="-2200">
                <text:p>-2200</text:p>
              </table:table-cell>
              <table:table-cell office:value-type="float" office:value="-76">
                <text:p>-76</text:p>
              </table:table-cell>
              <table:table-cell office:value-type="float" office:value="7">
                <text:p>7</text:p>
              </table:table-cell>
              <table:table-cell office:value-type="float" office:value="544">
                <text:p>54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.949357">
                <text:p>29.949357</text:p>
              </table:table-cell>
              <table:table-cell office:value-type="float" office:value="-2200">
                <text:p>-2200</text:p>
              </table:table-cell>
              <table:table-cell office:value-type="float" office:value="-76">
                <text:p>-76</text:p>
              </table:table-cell>
              <table:table-cell office:value-type="float" office:value="7">
                <text:p>7</text:p>
              </table:table-cell>
              <table:table-cell office:value-type="float" office:value="514">
                <text:p>51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.984094">
                <text:p>29.984094</text:p>
              </table:table-cell>
              <table:table-cell office:value-type="float" office:value="-2200">
                <text:p>-2200</text:p>
              </table:table-cell>
              <table:table-cell office:value-type="float" office:value="-106">
                <text:p>-106</text:p>
              </table:table-cell>
              <table:table-cell office:value-type="float" office:value="7">
                <text:p>7</text:p>
              </table:table-cell>
              <table:table-cell office:value-type="float" office:value="514">
                <text:p>51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.006786">
                <text:p>30.006786</text:p>
              </table:table-cell>
              <table:table-cell office:value-type="float" office:value="-2200">
                <text:p>-2200</text:p>
              </table:table-cell>
              <table:table-cell office:value-type="float" office:value="-106">
                <text:p>-106</text:p>
              </table:table-cell>
              <table:table-cell office:value-type="float" office:value="6">
                <text:p>6</text:p>
              </table:table-cell>
              <table:table-cell office:value-type="float" office:value="514">
                <text:p>51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.039107">
                <text:p>30.039107</text:p>
              </table:table-cell>
              <table:table-cell office:value-type="float" office:value="-2200">
                <text:p>-2200</text:p>
              </table:table-cell>
              <table:table-cell office:value-type="float" office:value="-106">
                <text:p>-106</text:p>
              </table:table-cell>
              <table:table-cell office:value-type="float" office:value="6">
                <text:p>6</text:p>
              </table:table-cell>
              <table:table-cell office:value-type="float" office:value="484">
                <text:p>4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.073827">
                <text:p>30.073827</text:p>
              </table:table-cell>
              <table:table-cell office:value-type="float" office:value="-2200">
                <text:p>-2200</text:p>
              </table:table-cell>
              <table:table-cell office:value-type="float" office:value="-136">
                <text:p>-136</text:p>
              </table:table-cell>
              <table:table-cell office:value-type="float" office:value="6">
                <text:p>6</text:p>
              </table:table-cell>
              <table:table-cell office:value-type="float" office:value="484">
                <text:p>4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.096534">
                <text:p>30.096534</text:p>
              </table:table-cell>
              <table:table-cell office:value-type="float" office:value="-2200">
                <text:p>-2200</text:p>
              </table:table-cell>
              <table:table-cell office:value-type="float" office:value="-136">
                <text:p>-136</text:p>
              </table:table-cell>
              <table:table-cell office:value-type="float" office:value="5">
                <text:p>5</text:p>
              </table:table-cell>
              <table:table-cell office:value-type="float" office:value="484">
                <text:p>4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.128855">
                <text:p>30.128855</text:p>
              </table:table-cell>
              <table:table-cell office:value-type="float" office:value="-2200">
                <text:p>-2200</text:p>
              </table:table-cell>
              <table:table-cell office:value-type="float" office:value="-136">
                <text:p>-136</text:p>
              </table:table-cell>
              <table:table-cell office:value-type="float" office:value="5">
                <text:p>5</text:p>
              </table:table-cell>
              <table:table-cell office:value-type="float" office:value="454">
                <text:p>45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.16358">
                <text:p>30.16358</text:p>
              </table:table-cell>
              <table:table-cell office:value-type="float" office:value="-2200">
                <text:p>-2200</text:p>
              </table:table-cell>
              <table:table-cell office:value-type="float" office:value="-166">
                <text:p>-166</text:p>
              </table:table-cell>
              <table:table-cell office:value-type="float" office:value="5">
                <text:p>5</text:p>
              </table:table-cell>
              <table:table-cell office:value-type="float" office:value="454">
                <text:p>45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.18629">
                <text:p>30.18629</text:p>
              </table:table-cell>
              <table:table-cell office:value-type="float" office:value="-2200">
                <text:p>-2200</text:p>
              </table:table-cell>
              <table:table-cell office:value-type="float" office:value="-166">
                <text:p>-166</text:p>
              </table:table-cell>
              <table:table-cell office:value-type="float" office:value="4">
                <text:p>4</text:p>
              </table:table-cell>
              <table:table-cell office:value-type="float" office:value="454">
                <text:p>45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.218611">
                <text:p>30.218611</text:p>
              </table:table-cell>
              <table:table-cell office:value-type="float" office:value="-2200">
                <text:p>-2200</text:p>
              </table:table-cell>
              <table:table-cell office:value-type="float" office:value="-166">
                <text:p>-166</text:p>
              </table:table-cell>
              <table:table-cell office:value-type="float" office:value="4">
                <text:p>4</text:p>
              </table:table-cell>
              <table:table-cell office:value-type="float" office:value="424">
                <text:p>4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.253336">
                <text:p>30.253336</text:p>
              </table:table-cell>
              <table:table-cell office:value-type="float" office:value="-2200">
                <text:p>-2200</text:p>
              </table:table-cell>
              <table:table-cell office:value-type="float" office:value="-196">
                <text:p>-196</text:p>
              </table:table-cell>
              <table:table-cell office:value-type="float" office:value="4">
                <text:p>4</text:p>
              </table:table-cell>
              <table:table-cell office:value-type="float" office:value="424">
                <text:p>4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.276022">
                <text:p>30.276022</text:p>
              </table:table-cell>
              <table:table-cell office:value-type="float" office:value="-2200">
                <text:p>-2200</text:p>
              </table:table-cell>
              <table:table-cell office:value-type="float" office:value="-196">
                <text:p>-196</text:p>
              </table:table-cell>
              <table:table-cell office:value-type="float" office:value="3">
                <text:p>3</text:p>
              </table:table-cell>
              <table:table-cell office:value-type="float" office:value="424">
                <text:p>4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.308358">
                <text:p>30.308358</text:p>
              </table:table-cell>
              <table:table-cell office:value-type="float" office:value="-2200">
                <text:p>-2200</text:p>
              </table:table-cell>
              <table:table-cell office:value-type="float" office:value="-196">
                <text:p>-196</text:p>
              </table:table-cell>
              <table:table-cell office:value-type="float" office:value="3">
                <text:p>3</text:p>
              </table:table-cell>
              <table:table-cell office:value-type="float" office:value="394">
                <text:p>39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.343086">
                <text:p>30.343086</text:p>
              </table:table-cell>
              <table:table-cell office:value-type="float" office:value="-2200">
                <text:p>-2200</text:p>
              </table:table-cell>
              <table:table-cell office:value-type="float" office:value="-226">
                <text:p>-226</text:p>
              </table:table-cell>
              <table:table-cell office:value-type="float" office:value="3">
                <text:p>3</text:p>
              </table:table-cell>
              <table:table-cell office:value-type="float" office:value="394">
                <text:p>39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.365778">
                <text:p>30.365778</text:p>
              </table:table-cell>
              <table:table-cell office:value-type="float" office:value="-2200">
                <text:p>-2200</text:p>
              </table:table-cell>
              <table:table-cell office:value-type="float" office:value="-226">
                <text:p>-226</text:p>
              </table:table-cell>
              <table:table-cell office:value-type="float" office:value="2">
                <text:p>2</text:p>
              </table:table-cell>
              <table:table-cell office:value-type="float" office:value="394">
                <text:p>39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.398096">
                <text:p>30.398096</text:p>
              </table:table-cell>
              <table:table-cell office:value-type="float" office:value="-2200">
                <text:p>-2200</text:p>
              </table:table-cell>
              <table:table-cell office:value-type="float" office:value="-226">
                <text:p>-226</text:p>
              </table:table-cell>
              <table:table-cell office:value-type="float" office:value="2">
                <text:p>2</text:p>
              </table:table-cell>
              <table:table-cell office:value-type="float" office:value="364">
                <text:p>3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.432836">
                <text:p>30.432836</text:p>
              </table:table-cell>
              <table:table-cell office:value-type="float" office:value="-2200">
                <text:p>-2200</text:p>
              </table:table-cell>
              <table:table-cell office:value-type="float" office:value="-256">
                <text:p>-256</text:p>
              </table:table-cell>
              <table:table-cell office:value-type="float" office:value="2">
                <text:p>2</text:p>
              </table:table-cell>
              <table:table-cell office:value-type="float" office:value="364">
                <text:p>3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.455528">
                <text:p>30.455528</text:p>
              </table:table-cell>
              <table:table-cell office:value-type="float" office:value="-2200">
                <text:p>-2200</text:p>
              </table:table-cell>
              <table:table-cell office:value-type="float" office:value="-256">
                <text:p>-256</text:p>
              </table:table-cell>
              <table:table-cell office:value-type="float" office:value="1">
                <text:p>1</text:p>
              </table:table-cell>
              <table:table-cell office:value-type="float" office:value="364">
                <text:p>3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.487842">
                <text:p>30.487842</text:p>
              </table:table-cell>
              <table:table-cell office:value-type="float" office:value="-2200">
                <text:p>-2200</text:p>
              </table:table-cell>
              <table:table-cell office:value-type="float" office:value="-256">
                <text:p>-256</text:p>
              </table:table-cell>
              <table:table-cell office:value-type="float" office:value="1">
                <text:p>1</text:p>
              </table:table-cell>
              <table:table-cell office:value-type="float" office:value="334">
                <text:p>3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.522573">
                <text:p>30.522573</text:p>
              </table:table-cell>
              <table:table-cell office:value-type="float" office:value="-2200">
                <text:p>-2200</text:p>
              </table:table-cell>
              <table:table-cell office:value-type="float" office:value="-286">
                <text:p>-286</text:p>
              </table:table-cell>
              <table:table-cell office:value-type="float" office:value="1">
                <text:p>1</text:p>
              </table:table-cell>
              <table:table-cell office:value-type="float" office:value="334">
                <text:p>3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.545275">
                <text:p>30.545275</text:p>
              </table:table-cell>
              <table:table-cell office:value-type="float" office:value="-2200">
                <text:p>-2200</text:p>
              </table:table-cell>
              <table:table-cell office:value-type="float" office:value="-286">
                <text:p>-286</text:p>
              </table:table-cell>
              <table:table-cell office:value-type="float" office:value="0">
                <text:p>0</text:p>
              </table:table-cell>
              <table:table-cell office:value-type="float" office:value="334">
                <text:p>3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.577599">
                <text:p>30.577599</text:p>
              </table:table-cell>
              <table:table-cell office:value-type="float" office:value="-2200">
                <text:p>-2200</text:p>
              </table:table-cell>
              <table:table-cell office:value-type="float" office:value="-286">
                <text:p>-286</text:p>
              </table:table-cell>
              <table:table-cell office:value-type="float" office:value="0">
                <text:p>0</text:p>
              </table:table-cell>
              <table:table-cell office:value-type="float" office:value="304">
                <text:p>30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.58241">
                <text:p>30.58241</text:p>
              </table:table-cell>
              <table:table-cell office:value-type="float" office:value="2200">
                <text:p>2200</text:p>
              </table:table-cell>
              <table:table-cell office:value-type="float" office:value="-286">
                <text:p>-286</text:p>
              </table:table-cell>
              <table:table-cell office:value-type="float" office:value="0">
                <text:p>0</text:p>
              </table:table-cell>
              <table:table-cell office:value-type="float" office:value="304">
                <text:p>30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.590711">
                <text:p>30.590711</text:p>
              </table:table-cell>
              <table:table-cell office:value-type="float" office:value="-2200">
                <text:p>-2200</text:p>
              </table:table-cell>
              <table:table-cell office:value-type="float" office:value="-286">
                <text:p>-286</text:p>
              </table:table-cell>
              <table:table-cell office:value-type="float" office:value="0">
                <text:p>0</text:p>
              </table:table-cell>
              <table:table-cell office:value-type="float" office:value="304">
                <text:p>30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.613422">
                <text:p>30.613422</text:p>
              </table:table-cell>
              <table:table-cell office:value-type="float" office:value="-2200">
                <text:p>-2200</text:p>
              </table:table-cell>
              <table:table-cell office:value-type="float" office:value="-316">
                <text:p>-316</text:p>
              </table:table-cell>
              <table:table-cell office:value-type="float" office:value="0">
                <text:p>0</text:p>
              </table:table-cell>
              <table:table-cell office:value-type="float" office:value="304">
                <text:p>30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.636124">
                <text:p>30.636124</text:p>
              </table:table-cell>
              <table:table-cell office:value-type="float" office:value="-2200">
                <text:p>-2200</text:p>
              </table:table-cell>
              <table:table-cell office:value-type="float" office:value="-316">
                <text:p>-316</text:p>
              </table:table-cell>
              <table:table-cell office:value-type="float" office:value="-1">
                <text:p>-1</text:p>
              </table:table-cell>
              <table:table-cell office:value-type="float" office:value="304">
                <text:p>30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0.668454">
                <text:p>30.668454</text:p>
              </table:table-cell>
              <table:table-cell office:value-type="float" office:value="-2200">
                <text:p>-2200</text:p>
              </table:table-cell>
              <table:table-cell office:value-type="float" office:value="-316">
                <text:p>-316</text:p>
              </table:table-cell>
              <table:table-cell office:value-type="float" office:value="-1">
                <text:p>-1</text:p>
              </table:table-cell>
              <table:table-cell office:value-type="float" office:value="274">
                <text:p>27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0.681515">
                <text:p>30.681515</text:p>
              </table:table-cell>
              <table:table-cell office:value-type="float" office:value="-2200">
                <text:p>-2200</text:p>
              </table:table-cell>
              <table:table-cell office:value-type="float" office:value="-316">
                <text:p>-316</text:p>
              </table:table-cell>
              <table:table-cell office:value-type="float" office:value="-1">
                <text:p>-1</text:p>
              </table:table-cell>
              <table:table-cell office:value-type="float" office:value="274">
                <text:p>27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0.704214">
                <text:p>30.704214</text:p>
              </table:table-cell>
              <table:table-cell office:value-type="float" office:value="-2200">
                <text:p>-2200</text:p>
              </table:table-cell>
              <table:table-cell office:value-type="float" office:value="-346">
                <text:p>-346</text:p>
              </table:table-cell>
              <table:table-cell office:value-type="float" office:value="-1">
                <text:p>-1</text:p>
              </table:table-cell>
              <table:table-cell office:value-type="float" office:value="274">
                <text:p>27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0.726911">
                <text:p>30.726911</text:p>
              </table:table-cell>
              <table:table-cell office:value-type="float" office:value="-2200">
                <text:p>-2200</text:p>
              </table:table-cell>
              <table:table-cell office:value-type="float" office:value="-346">
                <text:p>-346</text:p>
              </table:table-cell>
              <table:table-cell office:value-type="float" office:value="-2">
                <text:p>-2</text:p>
              </table:table-cell>
              <table:table-cell office:value-type="float" office:value="274">
                <text:p>27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.759224">
                <text:p>30.759224</text:p>
              </table:table-cell>
              <table:table-cell office:value-type="float" office:value="-2200">
                <text:p>-2200</text:p>
              </table:table-cell>
              <table:table-cell office:value-type="float" office:value="-346">
                <text:p>-346</text:p>
              </table:table-cell>
              <table:table-cell office:value-type="float" office:value="-2">
                <text:p>-2</text:p>
              </table:table-cell>
              <table:table-cell office:value-type="float" office:value="244">
                <text:p>24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.772284">
                <text:p>30.772284</text:p>
              </table:table-cell>
              <table:table-cell office:value-type="float" office:value="-2200">
                <text:p>-2200</text:p>
              </table:table-cell>
              <table:table-cell office:value-type="float" office:value="-346">
                <text:p>-346</text:p>
              </table:table-cell>
              <table:table-cell office:value-type="float" office:value="-2">
                <text:p>-2</text:p>
              </table:table-cell>
              <table:table-cell office:value-type="float" office:value="244">
                <text:p>244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.794986">
                <text:p>30.794986</text:p>
              </table:table-cell>
              <table:table-cell office:value-type="float" office:value="-2200">
                <text:p>-2200</text:p>
              </table:table-cell>
              <table:table-cell office:value-type="float" office:value="-376">
                <text:p>-376</text:p>
              </table:table-cell>
              <table:table-cell office:value-type="float" office:value="-2">
                <text:p>-2</text:p>
              </table:table-cell>
              <table:table-cell office:value-type="float" office:value="244">
                <text:p>244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.817676">
                <text:p>30.817676</text:p>
              </table:table-cell>
              <table:table-cell office:value-type="float" office:value="-2200">
                <text:p>-2200</text:p>
              </table:table-cell>
              <table:table-cell office:value-type="float" office:value="-376">
                <text:p>-376</text:p>
              </table:table-cell>
              <table:table-cell office:value-type="float" office:value="-3">
                <text:p>-3</text:p>
              </table:table-cell>
              <table:table-cell office:value-type="float" office:value="244">
                <text:p>244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0.849995">
                <text:p>30.849995</text:p>
              </table:table-cell>
              <table:table-cell office:value-type="float" office:value="-2200">
                <text:p>-2200</text:p>
              </table:table-cell>
              <table:table-cell office:value-type="float" office:value="-376">
                <text:p>-376</text:p>
              </table:table-cell>
              <table:table-cell office:value-type="float" office:value="-3">
                <text:p>-3</text:p>
              </table:table-cell>
              <table:table-cell office:value-type="float" office:value="214">
                <text:p>214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0.863065">
                <text:p>30.863065</text:p>
              </table:table-cell>
              <table:table-cell office:value-type="float" office:value="-2200">
                <text:p>-2200</text:p>
              </table:table-cell>
              <table:table-cell office:value-type="float" office:value="-376">
                <text:p>-376</text:p>
              </table:table-cell>
              <table:table-cell office:value-type="float" office:value="-3">
                <text:p>-3</text:p>
              </table:table-cell>
              <table:table-cell office:value-type="float" office:value="214">
                <text:p>21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.885757">
                <text:p>30.885757</text:p>
              </table:table-cell>
              <table:table-cell office:value-type="float" office:value="-2200">
                <text:p>-2200</text:p>
              </table:table-cell>
              <table:table-cell office:value-type="float" office:value="-406">
                <text:p>-406</text:p>
              </table:table-cell>
              <table:table-cell office:value-type="float" office:value="-3">
                <text:p>-3</text:p>
              </table:table-cell>
              <table:table-cell office:value-type="float" office:value="214">
                <text:p>21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.908463">
                <text:p>30.908463</text:p>
              </table:table-cell>
              <table:table-cell office:value-type="float" office:value="-2200">
                <text:p>-2200</text:p>
              </table:table-cell>
              <table:table-cell office:value-type="float" office:value="-406">
                <text:p>-406</text:p>
              </table:table-cell>
              <table:table-cell office:value-type="float" office:value="-4">
                <text:p>-4</text:p>
              </table:table-cell>
              <table:table-cell office:value-type="float" office:value="214">
                <text:p>21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.940783">
                <text:p>30.940783</text:p>
              </table:table-cell>
              <table:table-cell office:value-type="float" office:value="-2200">
                <text:p>-2200</text:p>
              </table:table-cell>
              <table:table-cell office:value-type="float" office:value="-406">
                <text:p>-406</text:p>
              </table:table-cell>
              <table:table-cell office:value-type="float" office:value="-4">
                <text:p>-4</text:p>
              </table:table-cell>
              <table:table-cell office:value-type="float" office:value="184">
                <text:p>18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.95385">
                <text:p>30.95385</text:p>
              </table:table-cell>
              <table:table-cell office:value-type="float" office:value="-2200">
                <text:p>-2200</text:p>
              </table:table-cell>
              <table:table-cell office:value-type="float" office:value="-406">
                <text:p>-406</text:p>
              </table:table-cell>
              <table:table-cell office:value-type="float" office:value="-4">
                <text:p>-4</text:p>
              </table:table-cell>
              <table:table-cell office:value-type="float" office:value="184">
                <text:p>18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.976536">
                <text:p>30.976536</text:p>
              </table:table-cell>
              <table:table-cell office:value-type="float" office:value="-2200">
                <text:p>-2200</text:p>
              </table:table-cell>
              <table:table-cell office:value-type="float" office:value="-436">
                <text:p>-436</text:p>
              </table:table-cell>
              <table:table-cell office:value-type="float" office:value="-4">
                <text:p>-4</text:p>
              </table:table-cell>
              <table:table-cell office:value-type="float" office:value="184">
                <text:p>18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.999243">
                <text:p>30.999243</text:p>
              </table:table-cell>
              <table:table-cell office:value-type="float" office:value="-2200">
                <text:p>-2200</text:p>
              </table:table-cell>
              <table:table-cell office:value-type="float" office:value="-436">
                <text:p>-436</text:p>
              </table:table-cell>
              <table:table-cell office:value-type="float" office:value="-5">
                <text:p>-5</text:p>
              </table:table-cell>
              <table:table-cell office:value-type="float" office:value="184">
                <text:p>18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1.031564">
                <text:p>31.031564</text:p>
              </table:table-cell>
              <table:table-cell office:value-type="float" office:value="-2200">
                <text:p>-2200</text:p>
              </table:table-cell>
              <table:table-cell office:value-type="float" office:value="-436">
                <text:p>-436</text:p>
              </table:table-cell>
              <table:table-cell office:value-type="float" office:value="-5">
                <text:p>-5</text:p>
              </table:table-cell>
              <table:table-cell office:value-type="float" office:value="154">
                <text:p>15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.04463">
                <text:p>31.04463</text:p>
              </table:table-cell>
              <table:table-cell office:value-type="float" office:value="-2200">
                <text:p>-2200</text:p>
              </table:table-cell>
              <table:table-cell office:value-type="float" office:value="-436">
                <text:p>-436</text:p>
              </table:table-cell>
              <table:table-cell office:value-type="float" office:value="-5">
                <text:p>-5</text:p>
              </table:table-cell>
              <table:table-cell office:value-type="float" office:value="154">
                <text:p>154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1.067337">
                <text:p>31.067337</text:p>
              </table:table-cell>
              <table:table-cell office:value-type="float" office:value="-2200">
                <text:p>-2200</text:p>
              </table:table-cell>
              <table:table-cell office:value-type="float" office:value="-466">
                <text:p>-466</text:p>
              </table:table-cell>
              <table:table-cell office:value-type="float" office:value="-5">
                <text:p>-5</text:p>
              </table:table-cell>
              <table:table-cell office:value-type="float" office:value="154">
                <text:p>154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1.090026">
                <text:p>31.090026</text:p>
              </table:table-cell>
              <table:table-cell office:value-type="float" office:value="-2200">
                <text:p>-2200</text:p>
              </table:table-cell>
              <table:table-cell office:value-type="float" office:value="-466">
                <text:p>-466</text:p>
              </table:table-cell>
              <table:table-cell office:value-type="float" office:value="-6">
                <text:p>-6</text:p>
              </table:table-cell>
              <table:table-cell office:value-type="float" office:value="154">
                <text:p>154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1.122348">
                <text:p>31.122348</text:p>
              </table:table-cell>
              <table:table-cell office:value-type="float" office:value="-2200">
                <text:p>-2200</text:p>
              </table:table-cell>
              <table:table-cell office:value-type="float" office:value="-466">
                <text:p>-466</text:p>
              </table:table-cell>
              <table:table-cell office:value-type="float" office:value="-6">
                <text:p>-6</text:p>
              </table:table-cell>
              <table:table-cell office:value-type="float" office:value="124">
                <text:p>124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1.135422">
                <text:p>31.135422</text:p>
              </table:table-cell>
              <table:table-cell office:value-type="float" office:value="-2200">
                <text:p>-2200</text:p>
              </table:table-cell>
              <table:table-cell office:value-type="float" office:value="-466">
                <text:p>-466</text:p>
              </table:table-cell>
              <table:table-cell office:value-type="float" office:value="-6">
                <text:p>-6</text:p>
              </table:table-cell>
              <table:table-cell office:value-type="float" office:value="124">
                <text:p>12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.158114">
                <text:p>31.158114</text:p>
              </table:table-cell>
              <table:table-cell office:value-type="float" office:value="-2200">
                <text:p>-2200</text:p>
              </table:table-cell>
              <table:table-cell office:value-type="float" office:value="-496">
                <text:p>-496</text:p>
              </table:table-cell>
              <table:table-cell office:value-type="float" office:value="-6">
                <text:p>-6</text:p>
              </table:table-cell>
              <table:table-cell office:value-type="float" office:value="124">
                <text:p>12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1.180812">
                <text:p>31.180812</text:p>
              </table:table-cell>
              <table:table-cell office:value-type="float" office:value="-2200">
                <text:p>-2200</text:p>
              </table:table-cell>
              <table:table-cell office:value-type="float" office:value="-496">
                <text:p>-496</text:p>
              </table:table-cell>
              <table:table-cell office:value-type="float" office:value="-7">
                <text:p>-7</text:p>
              </table:table-cell>
              <table:table-cell office:value-type="float" office:value="124">
                <text:p>12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.213127">
                <text:p>31.213127</text:p>
              </table:table-cell>
              <table:table-cell office:value-type="float" office:value="-2200">
                <text:p>-2200</text:p>
              </table:table-cell>
              <table:table-cell office:value-type="float" office:value="-496">
                <text:p>-496</text:p>
              </table:table-cell>
              <table:table-cell office:value-type="float" office:value="-7">
                <text:p>-7</text:p>
              </table:table-cell>
              <table:table-cell office:value-type="float" office:value="94">
                <text:p>9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1.226201">
                <text:p>31.226201</text:p>
              </table:table-cell>
              <table:table-cell office:value-type="float" office:value="-2200">
                <text:p>-2200</text:p>
              </table:table-cell>
              <table:table-cell office:value-type="float" office:value="-496">
                <text:p>-496</text:p>
              </table:table-cell>
              <table:table-cell office:value-type="float" office:value="-7">
                <text:p>-7</text:p>
              </table:table-cell>
              <table:table-cell office:value-type="float" office:value="94">
                <text:p>9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.24889">
                <text:p>31.24889</text:p>
              </table:table-cell>
              <table:table-cell office:value-type="float" office:value="-2200">
                <text:p>-2200</text:p>
              </table:table-cell>
              <table:table-cell office:value-type="float" office:value="-526">
                <text:p>-526</text:p>
              </table:table-cell>
              <table:table-cell office:value-type="float" office:value="-7">
                <text:p>-7</text:p>
              </table:table-cell>
              <table:table-cell office:value-type="float" office:value="94">
                <text:p>9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1.271597">
                <text:p>31.271597</text:p>
              </table:table-cell>
              <table:table-cell office:value-type="float" office:value="-2200">
                <text:p>-2200</text:p>
              </table:table-cell>
              <table:table-cell office:value-type="float" office:value="-526">
                <text:p>-526</text:p>
              </table:table-cell>
              <table:table-cell office:value-type="float" office:value="-8">
                <text:p>-8</text:p>
              </table:table-cell>
              <table:table-cell office:value-type="float" office:value="94">
                <text:p>9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1.303921">
                <text:p>31.303921</text:p>
              </table:table-cell>
              <table:table-cell office:value-type="float" office:value="-2200">
                <text:p>-2200</text:p>
              </table:table-cell>
              <table:table-cell office:value-type="float" office:value="-526">
                <text:p>-526</text:p>
              </table:table-cell>
              <table:table-cell office:value-type="float" office:value="-8">
                <text:p>-8</text:p>
              </table:table-cell>
              <table:table-cell office:value-type="float" office:value="64">
                <text:p>6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.31699">
                <text:p>31.31699</text:p>
              </table:table-cell>
              <table:table-cell office:value-type="float" office:value="-2200">
                <text:p>-2200</text:p>
              </table:table-cell>
              <table:table-cell office:value-type="float" office:value="-526">
                <text:p>-526</text:p>
              </table:table-cell>
              <table:table-cell office:value-type="float" office:value="-8">
                <text:p>-8</text:p>
              </table:table-cell>
              <table:table-cell office:value-type="float" office:value="64">
                <text:p>6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.339682">
                <text:p>31.339682</text:p>
              </table:table-cell>
              <table:table-cell office:value-type="float" office:value="-2200">
                <text:p>-2200</text:p>
              </table:table-cell>
              <table:table-cell office:value-type="float" office:value="-556">
                <text:p>-556</text:p>
              </table:table-cell>
              <table:table-cell office:value-type="float" office:value="-8">
                <text:p>-8</text:p>
              </table:table-cell>
              <table:table-cell office:value-type="float" office:value="64">
                <text:p>6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.36239">
                <text:p>31.36239</text:p>
              </table:table-cell>
              <table:table-cell office:value-type="float" office:value="-2200">
                <text:p>-2200</text:p>
              </table:table-cell>
              <table:table-cell office:value-type="float" office:value="-556">
                <text:p>-556</text:p>
              </table:table-cell>
              <table:table-cell office:value-type="float" office:value="-9">
                <text:p>-9</text:p>
              </table:table-cell>
              <table:table-cell office:value-type="float" office:value="64">
                <text:p>6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.394704">
                <text:p>31.394704</text:p>
              </table:table-cell>
              <table:table-cell office:value-type="float" office:value="-2200">
                <text:p>-2200</text:p>
              </table:table-cell>
              <table:table-cell office:value-type="float" office:value="-556">
                <text:p>-556</text:p>
              </table:table-cell>
              <table:table-cell office:value-type="float" office:value="-9">
                <text:p>-9</text:p>
              </table:table-cell>
              <table:table-cell office:value-type="float" office:value="34">
                <text:p>3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.407758">
                <text:p>31.407758</text:p>
              </table:table-cell>
              <table:table-cell office:value-type="float" office:value="-2200">
                <text:p>-2200</text:p>
              </table:table-cell>
              <table:table-cell office:value-type="float" office:value="-556">
                <text:p>-556</text:p>
              </table:table-cell>
              <table:table-cell office:value-type="float" office:value="-9">
                <text:p>-9</text:p>
              </table:table-cell>
              <table:table-cell office:value-type="float" office:value="34">
                <text:p>3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.430463">
                <text:p>31.430463</text:p>
              </table:table-cell>
              <table:table-cell office:value-type="float" office:value="-2200">
                <text:p>-2200</text:p>
              </table:table-cell>
              <table:table-cell office:value-type="float" office:value="-586">
                <text:p>-586</text:p>
              </table:table-cell>
              <table:table-cell office:value-type="float" office:value="-9">
                <text:p>-9</text:p>
              </table:table-cell>
              <table:table-cell office:value-type="float" office:value="34">
                <text:p>3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1.453154">
                <text:p>31.453154</text:p>
              </table:table-cell>
              <table:table-cell office:value-type="float" office:value="-2200">
                <text:p>-2200</text:p>
              </table:table-cell>
              <table:table-cell office:value-type="float" office:value="-586">
                <text:p>-586</text:p>
              </table:table-cell>
              <table:table-cell office:value-type="float" office:value="-10">
                <text:p>-10</text:p>
              </table:table-cell>
              <table:table-cell office:value-type="float" office:value="34">
                <text:p>3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1.485473">
                <text:p>31.485473</text:p>
              </table:table-cell>
              <table:table-cell office:value-type="float" office:value="-2200">
                <text:p>-2200</text:p>
              </table:table-cell>
              <table:table-cell office:value-type="float" office:value="-586">
                <text:p>-586</text:p>
              </table:table-cell>
              <table:table-cell office:value-type="float" office:value="-10">
                <text:p>-10</text:p>
              </table:table-cell>
              <table:table-cell office:value-type="float" office:value="15">
                <text:p>1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1.498541">
                <text:p>31.498541</text:p>
              </table:table-cell>
              <table:table-cell office:value-type="float" office:value="-2200">
                <text:p>-2200</text:p>
              </table:table-cell>
              <table:table-cell office:value-type="float" office:value="-586">
                <text:p>-586</text:p>
              </table:table-cell>
              <table:table-cell office:value-type="float" office:value="-10">
                <text:p>-10</text:p>
              </table:table-cell>
              <table:table-cell office:value-type="float" office:value="15">
                <text:p>1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1.521241">
                <text:p>31.521241</text:p>
              </table:table-cell>
              <table:table-cell office:value-type="float" office:value="-2200">
                <text:p>-2200</text:p>
              </table:table-cell>
              <table:table-cell office:value-type="float" office:value="-616">
                <text:p>-616</text:p>
              </table:table-cell>
              <table:table-cell office:value-type="float" office:value="-10">
                <text:p>-10</text:p>
              </table:table-cell>
              <table:table-cell office:value-type="float" office:value="15">
                <text:p>1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1.543936">
                <text:p>31.543936</text:p>
              </table:table-cell>
              <table:table-cell office:value-type="float" office:value="-2200">
                <text:p>-2200</text:p>
              </table:table-cell>
              <table:table-cell office:value-type="float" office:value="-616">
                <text:p>-616</text:p>
              </table:table-cell>
              <table:table-cell office:value-type="float" office:value="-11">
                <text:p>-11</text:p>
              </table:table-cell>
              <table:table-cell office:value-type="float" office:value="15">
                <text:p>1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1.576259">
                <text:p>31.576259</text:p>
              </table:table-cell>
              <table:table-cell office:value-type="float" office:value="-2200">
                <text:p>-2200</text:p>
              </table:table-cell>
              <table:table-cell office:value-type="float" office:value="-616">
                <text:p>-616</text:p>
              </table:table-cell>
              <table:table-cell office:value-type="float" office:value="-11">
                <text:p>-11</text:p>
              </table:table-cell>
              <table:table-cell office:value-type="float" office:value="14">
                <text:p>1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.589324">
                <text:p>31.589324</text:p>
              </table:table-cell>
              <table:table-cell office:value-type="float" office:value="-2200">
                <text:p>-2200</text:p>
              </table:table-cell>
              <table:table-cell office:value-type="float" office:value="-616">
                <text:p>-616</text:p>
              </table:table-cell>
              <table:table-cell office:value-type="float" office:value="-11">
                <text:p>-11</text:p>
              </table:table-cell>
              <table:table-cell office:value-type="float" office:value="14">
                <text:p>1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1.612012">
                <text:p>31.612012</text:p>
              </table:table-cell>
              <table:table-cell office:value-type="float" office:value="-2200">
                <text:p>-2200</text:p>
              </table:table-cell>
              <table:table-cell office:value-type="float" office:value="-646">
                <text:p>-646</text:p>
              </table:table-cell>
              <table:table-cell office:value-type="float" office:value="-11">
                <text:p>-11</text:p>
              </table:table-cell>
              <table:table-cell office:value-type="float" office:value="14">
                <text:p>1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1.634711">
                <text:p>31.634711</text:p>
              </table:table-cell>
              <table:table-cell office:value-type="float" office:value="-2200">
                <text:p>-2200</text:p>
              </table:table-cell>
              <table:table-cell office:value-type="float" office:value="-646">
                <text:p>-646</text:p>
              </table:table-cell>
              <table:table-cell office:value-type="float" office:value="-12">
                <text:p>-12</text:p>
              </table:table-cell>
              <table:table-cell office:value-type="float" office:value="14">
                <text:p>1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1.667029">
                <text:p>31.667029</text:p>
              </table:table-cell>
              <table:table-cell office:value-type="float" office:value="-2200">
                <text:p>-2200</text:p>
              </table:table-cell>
              <table:table-cell office:value-type="float" office:value="-646">
                <text:p>-646</text:p>
              </table:table-cell>
              <table:table-cell office:value-type="float" office:value="-12">
                <text:p>-12</text:p>
              </table:table-cell>
              <table:table-cell office:value-type="float" office:value="13">
                <text:p>1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.680097">
                <text:p>31.680097</text:p>
              </table:table-cell>
              <table:table-cell office:value-type="float" office:value="-2200">
                <text:p>-2200</text:p>
              </table:table-cell>
              <table:table-cell office:value-type="float" office:value="-646">
                <text:p>-646</text:p>
              </table:table-cell>
              <table:table-cell office:value-type="float" office:value="-12">
                <text:p>-12</text:p>
              </table:table-cell>
              <table:table-cell office:value-type="float" office:value="13">
                <text:p>13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1.702792">
                <text:p>31.702792</text:p>
              </table:table-cell>
              <table:table-cell office:value-type="float" office:value="-2200">
                <text:p>-2200</text:p>
              </table:table-cell>
              <table:table-cell office:value-type="float" office:value="-676">
                <text:p>-676</text:p>
              </table:table-cell>
              <table:table-cell office:value-type="float" office:value="-12">
                <text:p>-12</text:p>
              </table:table-cell>
              <table:table-cell office:value-type="float" office:value="13">
                <text:p>13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1.725489">
                <text:p>31.725489</text:p>
              </table:table-cell>
              <table:table-cell office:value-type="float" office:value="-2200">
                <text:p>-2200</text:p>
              </table:table-cell>
              <table:table-cell office:value-type="float" office:value="-676">
                <text:p>-676</text:p>
              </table:table-cell>
              <table:table-cell office:value-type="float" office:value="-13">
                <text:p>-13</text:p>
              </table:table-cell>
              <table:table-cell office:value-type="float" office:value="13">
                <text:p>13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1.757817">
                <text:p>31.757817</text:p>
              </table:table-cell>
              <table:table-cell office:value-type="float" office:value="-2200">
                <text:p>-2200</text:p>
              </table:table-cell>
              <table:table-cell office:value-type="float" office:value="-676">
                <text:p>-676</text:p>
              </table:table-cell>
              <table:table-cell office:value-type="float" office:value="-13">
                <text:p>-13</text:p>
              </table:table-cell>
              <table:table-cell office:value-type="float" office:value="12">
                <text:p>1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1.770875">
                <text:p>31.770875</text:p>
              </table:table-cell>
              <table:table-cell office:value-type="float" office:value="-2200">
                <text:p>-2200</text:p>
              </table:table-cell>
              <table:table-cell office:value-type="float" office:value="-676">
                <text:p>-676</text:p>
              </table:table-cell>
              <table:table-cell office:value-type="float" office:value="-13">
                <text:p>-13</text:p>
              </table:table-cell>
              <table:table-cell office:value-type="float" office:value="12">
                <text:p>1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1.79357">
                <text:p>31.79357</text:p>
              </table:table-cell>
              <table:table-cell office:value-type="float" office:value="-2200">
                <text:p>-2200</text:p>
              </table:table-cell>
              <table:table-cell office:value-type="float" office:value="-706">
                <text:p>-706</text:p>
              </table:table-cell>
              <table:table-cell office:value-type="float" office:value="-13">
                <text:p>-13</text:p>
              </table:table-cell>
              <table:table-cell office:value-type="float" office:value="12">
                <text:p>1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1.816261">
                <text:p>31.816261</text:p>
              </table:table-cell>
              <table:table-cell office:value-type="float" office:value="-2200">
                <text:p>-2200</text:p>
              </table:table-cell>
              <table:table-cell office:value-type="float" office:value="-706">
                <text:p>-706</text:p>
              </table:table-cell>
              <table:table-cell office:value-type="float" office:value="-14">
                <text:p>-14</text:p>
              </table:table-cell>
              <table:table-cell office:value-type="float" office:value="12">
                <text:p>1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1.848582">
                <text:p>31.848582</text:p>
              </table:table-cell>
              <table:table-cell office:value-type="float" office:value="-2200">
                <text:p>-2200</text:p>
              </table:table-cell>
              <table:table-cell office:value-type="float" office:value="-706">
                <text:p>-706</text:p>
              </table:table-cell>
              <table:table-cell office:value-type="float" office:value="-14">
                <text:p>-14</text:p>
              </table:table-cell>
              <table:table-cell office:value-type="float" office:value="11">
                <text:p>1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1.861652">
                <text:p>31.861652</text:p>
              </table:table-cell>
              <table:table-cell office:value-type="float" office:value="-2200">
                <text:p>-2200</text:p>
              </table:table-cell>
              <table:table-cell office:value-type="float" office:value="-706">
                <text:p>-706</text:p>
              </table:table-cell>
              <table:table-cell office:value-type="float" office:value="-14">
                <text:p>-14</text:p>
              </table:table-cell>
              <table:table-cell office:value-type="float" office:value="11">
                <text:p>1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1.884352">
                <text:p>31.884352</text:p>
              </table:table-cell>
              <table:table-cell office:value-type="float" office:value="-2200">
                <text:p>-2200</text:p>
              </table:table-cell>
              <table:table-cell office:value-type="float" office:value="-736">
                <text:p>-736</text:p>
              </table:table-cell>
              <table:table-cell office:value-type="float" office:value="-14">
                <text:p>-14</text:p>
              </table:table-cell>
              <table:table-cell office:value-type="float" office:value="11">
                <text:p>1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1.907044">
                <text:p>31.907044</text:p>
              </table:table-cell>
              <table:table-cell office:value-type="float" office:value="-2200">
                <text:p>-2200</text:p>
              </table:table-cell>
              <table:table-cell office:value-type="float" office:value="-736">
                <text:p>-736</text:p>
              </table:table-cell>
              <table:table-cell office:value-type="float" office:value="-15">
                <text:p>-15</text:p>
              </table:table-cell>
              <table:table-cell office:value-type="float" office:value="11">
                <text:p>1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1.939367">
                <text:p>31.939367</text:p>
              </table:table-cell>
              <table:table-cell office:value-type="float" office:value="-2200">
                <text:p>-2200</text:p>
              </table:table-cell>
              <table:table-cell office:value-type="float" office:value="-736">
                <text:p>-736</text:p>
              </table:table-cell>
              <table:table-cell office:value-type="float" office:value="-15">
                <text:p>-15</text:p>
              </table:table-cell>
              <table:table-cell office:value-type="float" office:value="10">
                <text:p>1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1.952434">
                <text:p>31.952434</text:p>
              </table:table-cell>
              <table:table-cell office:value-type="float" office:value="-2200">
                <text:p>-2200</text:p>
              </table:table-cell>
              <table:table-cell office:value-type="float" office:value="-736">
                <text:p>-736</text:p>
              </table:table-cell>
              <table:table-cell office:value-type="float" office:value="-15">
                <text:p>-15</text:p>
              </table:table-cell>
              <table:table-cell office:value-type="float" office:value="10">
                <text:p>1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1.975115">
                <text:p>31.975115</text:p>
              </table:table-cell>
              <table:table-cell office:value-type="float" office:value="-2200">
                <text:p>-2200</text:p>
              </table:table-cell>
              <table:table-cell office:value-type="float" office:value="-766">
                <text:p>-766</text:p>
              </table:table-cell>
              <table:table-cell office:value-type="float" office:value="-15">
                <text:p>-15</text:p>
              </table:table-cell>
              <table:table-cell office:value-type="float" office:value="10">
                <text:p>1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1.997816">
                <text:p>31.997816</text:p>
              </table:table-cell>
              <table:table-cell office:value-type="float" office:value="-2200">
                <text:p>-2200</text:p>
              </table:table-cell>
              <table:table-cell office:value-type="float" office:value="-766">
                <text:p>-766</text:p>
              </table:table-cell>
              <table:table-cell office:value-type="float" office:value="-16">
                <text:p>-16</text:p>
              </table:table-cell>
              <table:table-cell office:value-type="float" office:value="10">
                <text:p>1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2.030138">
                <text:p>32.030138</text:p>
              </table:table-cell>
              <table:table-cell office:value-type="float" office:value="-2200">
                <text:p>-2200</text:p>
              </table:table-cell>
              <table:table-cell office:value-type="float" office:value="-766">
                <text:p>-766</text:p>
              </table:table-cell>
              <table:table-cell office:value-type="float" office:value="-16">
                <text:p>-16</text:p>
              </table:table-cell>
              <table:table-cell office:value-type="float" office:value="9">
                <text:p>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2.04321">
                <text:p>32.04321</text:p>
              </table:table-cell>
              <table:table-cell office:value-type="float" office:value="-2200">
                <text:p>-2200</text:p>
              </table:table-cell>
              <table:table-cell office:value-type="float" office:value="-766">
                <text:p>-766</text:p>
              </table:table-cell>
              <table:table-cell office:value-type="float" office:value="-16">
                <text:p>-16</text:p>
              </table:table-cell>
              <table:table-cell office:value-type="float" office:value="9">
                <text:p>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2.065903">
                <text:p>32.065903</text:p>
              </table:table-cell>
              <table:table-cell office:value-type="float" office:value="-2200">
                <text:p>-2200</text:p>
              </table:table-cell>
              <table:table-cell office:value-type="float" office:value="-796">
                <text:p>-796</text:p>
              </table:table-cell>
              <table:table-cell office:value-type="float" office:value="-16">
                <text:p>-16</text:p>
              </table:table-cell>
              <table:table-cell office:value-type="float" office:value="9">
                <text:p>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2.08861">
                <text:p>32.08861</text:p>
              </table:table-cell>
              <table:table-cell office:value-type="float" office:value="-2200">
                <text:p>-2200</text:p>
              </table:table-cell>
              <table:table-cell office:value-type="float" office:value="-796">
                <text:p>-796</text:p>
              </table:table-cell>
              <table:table-cell office:value-type="float" office:value="-46">
                <text:p>-46</text:p>
              </table:table-cell>
              <table:table-cell office:value-type="float" office:value="9">
                <text:p>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-2200">
                <text:p>-2200</text:p>
              </table:table-cell>
              <table:table-cell office:value-type="float" office:value="-796">
                <text:p>-796</text:p>
              </table:table-cell>
              <table:table-cell office:value-type="float" office:value="-46">
                <text:p>-46</text:p>
              </table:table-cell>
              <table:table-cell office:value-type="float" office:value="9">
                <text:p>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2.120959">
                <text:p>32.120959</text:p>
              </table:table-cell>
              <table:table-cell office:value-type="float" office:value="-2200">
                <text:p>-2200</text:p>
              </table:table-cell>
              <table:table-cell office:value-type="float" office:value="-796">
                <text:p>-796</text:p>
              </table:table-cell>
              <table:table-cell office:value-type="float" office:value="-46">
                <text:p>-46</text:p>
              </table:table-cell>
              <table:table-cell office:value-type="float" office:value="8">
                <text:p>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2.134053">
                <text:p>32.134053</text:p>
              </table:table-cell>
              <table:table-cell office:value-type="float" office:value="-2200">
                <text:p>-2200</text:p>
              </table:table-cell>
              <table:table-cell office:value-type="float" office:value="-796">
                <text:p>-796</text:p>
              </table:table-cell>
              <table:table-cell office:value-type="float" office:value="-46">
                <text:p>-46</text:p>
              </table:table-cell>
              <table:table-cell office:value-type="float" office:value="8">
                <text:p>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2.156746">
                <text:p>32.156746</text:p>
              </table:table-cell>
              <table:table-cell office:value-type="float" office:value="-2200">
                <text:p>-2200</text:p>
              </table:table-cell>
              <table:table-cell office:value-type="float" office:value="-826">
                <text:p>-826</text:p>
              </table:table-cell>
              <table:table-cell office:value-type="float" office:value="-46">
                <text:p>-46</text:p>
              </table:table-cell>
              <table:table-cell office:value-type="float" office:value="8">
                <text:p>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2.179437">
                <text:p>32.179437</text:p>
              </table:table-cell>
              <table:table-cell office:value-type="float" office:value="-2200">
                <text:p>-2200</text:p>
              </table:table-cell>
              <table:table-cell office:value-type="float" office:value="-826">
                <text:p>-826</text:p>
              </table:table-cell>
              <table:table-cell office:value-type="float" office:value="-76">
                <text:p>-76</text:p>
              </table:table-cell>
              <table:table-cell office:value-type="float" office:value="8">
                <text:p>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2.211756">
                <text:p>32.211756</text:p>
              </table:table-cell>
              <table:table-cell office:value-type="float" office:value="-2200">
                <text:p>-2200</text:p>
              </table:table-cell>
              <table:table-cell office:value-type="float" office:value="-826">
                <text:p>-826</text:p>
              </table:table-cell>
              <table:table-cell office:value-type="float" office:value="-76">
                <text:p>-76</text:p>
              </table:table-cell>
              <table:table-cell office:value-type="float" office:value="7">
                <text:p>7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2.224825">
                <text:p>32.224825</text:p>
              </table:table-cell>
              <table:table-cell office:value-type="float" office:value="-2200">
                <text:p>-2200</text:p>
              </table:table-cell>
              <table:table-cell office:value-type="float" office:value="-826">
                <text:p>-826</text:p>
              </table:table-cell>
              <table:table-cell office:value-type="float" office:value="-76">
                <text:p>-76</text:p>
              </table:table-cell>
              <table:table-cell office:value-type="float" office:value="7">
                <text:p>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2.247525">
                <text:p>32.247525</text:p>
              </table:table-cell>
              <table:table-cell office:value-type="float" office:value="-2200">
                <text:p>-2200</text:p>
              </table:table-cell>
              <table:table-cell office:value-type="float" office:value="-856">
                <text:p>-856</text:p>
              </table:table-cell>
              <table:table-cell office:value-type="float" office:value="-76">
                <text:p>-76</text:p>
              </table:table-cell>
              <table:table-cell office:value-type="float" office:value="7">
                <text:p>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2.270211">
                <text:p>32.270211</text:p>
              </table:table-cell>
              <table:table-cell office:value-type="float" office:value="-2200">
                <text:p>-2200</text:p>
              </table:table-cell>
              <table:table-cell office:value-type="float" office:value="-856">
                <text:p>-856</text:p>
              </table:table-cell>
              <table:table-cell office:value-type="float" office:value="-106">
                <text:p>-106</text:p>
              </table:table-cell>
              <table:table-cell office:value-type="float" office:value="7">
                <text:p>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2.302531">
                <text:p>32.302531</text:p>
              </table:table-cell>
              <table:table-cell office:value-type="float" office:value="-2200">
                <text:p>-2200</text:p>
              </table:table-cell>
              <table:table-cell office:value-type="float" office:value="-856">
                <text:p>-856</text:p>
              </table:table-cell>
              <table:table-cell office:value-type="float" office:value="-106">
                <text:p>-106</text:p>
              </table:table-cell>
              <table:table-cell office:value-type="float" office:value="6">
                <text:p>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2.315595">
                <text:p>32.315595</text:p>
              </table:table-cell>
              <table:table-cell office:value-type="float" office:value="-2200">
                <text:p>-2200</text:p>
              </table:table-cell>
              <table:table-cell office:value-type="float" office:value="-856">
                <text:p>-856</text:p>
              </table:table-cell>
              <table:table-cell office:value-type="float" office:value="-106">
                <text:p>-106</text:p>
              </table:table-cell>
              <table:table-cell office:value-type="float" office:value="6">
                <text:p>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2.338284">
                <text:p>32.338284</text:p>
              </table:table-cell>
              <table:table-cell office:value-type="float" office:value="-2200">
                <text:p>-2200</text:p>
              </table:table-cell>
              <table:table-cell office:value-type="float" office:value="-886">
                <text:p>-886</text:p>
              </table:table-cell>
              <table:table-cell office:value-type="float" office:value="-106">
                <text:p>-106</text:p>
              </table:table-cell>
              <table:table-cell office:value-type="float" office:value="6">
                <text:p>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2.360989">
                <text:p>32.360989</text:p>
              </table:table-cell>
              <table:table-cell office:value-type="float" office:value="-2200">
                <text:p>-2200</text:p>
              </table:table-cell>
              <table:table-cell office:value-type="float" office:value="-886">
                <text:p>-886</text:p>
              </table:table-cell>
              <table:table-cell office:value-type="float" office:value="-136">
                <text:p>-136</text:p>
              </table:table-cell>
              <table:table-cell office:value-type="float" office:value="6">
                <text:p>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2.393309">
                <text:p>32.393309</text:p>
              </table:table-cell>
              <table:table-cell office:value-type="float" office:value="-2200">
                <text:p>-2200</text:p>
              </table:table-cell>
              <table:table-cell office:value-type="float" office:value="-886">
                <text:p>-886</text:p>
              </table:table-cell>
              <table:table-cell office:value-type="float" office:value="-136">
                <text:p>-136</text:p>
              </table:table-cell>
              <table:table-cell office:value-type="float" office:value="5">
                <text:p>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2.406377">
                <text:p>32.406377</text:p>
              </table:table-cell>
              <table:table-cell office:value-type="float" office:value="-2200">
                <text:p>-2200</text:p>
              </table:table-cell>
              <table:table-cell office:value-type="float" office:value="-886">
                <text:p>-886</text:p>
              </table:table-cell>
              <table:table-cell office:value-type="float" office:value="-136">
                <text:p>-136</text:p>
              </table:table-cell>
              <table:table-cell office:value-type="float" office:value="5">
                <text:p>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2.429069">
                <text:p>32.429069</text:p>
              </table:table-cell>
              <table:table-cell office:value-type="float" office:value="-2200">
                <text:p>-2200</text:p>
              </table:table-cell>
              <table:table-cell office:value-type="float" office:value="-916">
                <text:p>-916</text:p>
              </table:table-cell>
              <table:table-cell office:value-type="float" office:value="-136">
                <text:p>-136</text:p>
              </table:table-cell>
              <table:table-cell office:value-type="float" office:value="5">
                <text:p>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2.451776">
                <text:p>32.451776</text:p>
              </table:table-cell>
              <table:table-cell office:value-type="float" office:value="-2200">
                <text:p>-2200</text:p>
              </table:table-cell>
              <table:table-cell office:value-type="float" office:value="-916">
                <text:p>-916</text:p>
              </table:table-cell>
              <table:table-cell office:value-type="float" office:value="-166">
                <text:p>-166</text:p>
              </table:table-cell>
              <table:table-cell office:value-type="float" office:value="5">
                <text:p>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2.484097">
                <text:p>32.484097</text:p>
              </table:table-cell>
              <table:table-cell office:value-type="float" office:value="-2200">
                <text:p>-2200</text:p>
              </table:table-cell>
              <table:table-cell office:value-type="float" office:value="-916">
                <text:p>-916</text:p>
              </table:table-cell>
              <table:table-cell office:value-type="float" office:value="-166">
                <text:p>-166</text:p>
              </table:table-cell>
              <table:table-cell office:value-type="float" office:value="4">
                <text:p>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2.497168">
                <text:p>32.497168</text:p>
              </table:table-cell>
              <table:table-cell office:value-type="float" office:value="-2200">
                <text:p>-2200</text:p>
              </table:table-cell>
              <table:table-cell office:value-type="float" office:value="-916">
                <text:p>-916</text:p>
              </table:table-cell>
              <table:table-cell office:value-type="float" office:value="-166">
                <text:p>-166</text:p>
              </table:table-cell>
              <table:table-cell office:value-type="float" office:value="4">
                <text:p>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2.519863">
                <text:p>32.519863</text:p>
              </table:table-cell>
              <table:table-cell office:value-type="float" office:value="-2200">
                <text:p>-2200</text:p>
              </table:table-cell>
              <table:table-cell office:value-type="float" office:value="-946">
                <text:p>-946</text:p>
              </table:table-cell>
              <table:table-cell office:value-type="float" office:value="-166">
                <text:p>-166</text:p>
              </table:table-cell>
              <table:table-cell office:value-type="float" office:value="4">
                <text:p>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2.542559">
                <text:p>32.542559</text:p>
              </table:table-cell>
              <table:table-cell office:value-type="float" office:value="-2200">
                <text:p>-2200</text:p>
              </table:table-cell>
              <table:table-cell office:value-type="float" office:value="-946">
                <text:p>-946</text:p>
              </table:table-cell>
              <table:table-cell office:value-type="float" office:value="-196">
                <text:p>-196</text:p>
              </table:table-cell>
              <table:table-cell office:value-type="float" office:value="4">
                <text:p>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2.574894">
                <text:p>32.574894</text:p>
              </table:table-cell>
              <table:table-cell office:value-type="float" office:value="-2200">
                <text:p>-2200</text:p>
              </table:table-cell>
              <table:table-cell office:value-type="float" office:value="-946">
                <text:p>-946</text:p>
              </table:table-cell>
              <table:table-cell office:value-type="float" office:value="-196">
                <text:p>-196</text:p>
              </table:table-cell>
              <table:table-cell office:value-type="float" office:value="3">
                <text:p>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2.587946">
                <text:p>32.587946</text:p>
              </table:table-cell>
              <table:table-cell office:value-type="float" office:value="-2200">
                <text:p>-2200</text:p>
              </table:table-cell>
              <table:table-cell office:value-type="float" office:value="-946">
                <text:p>-946</text:p>
              </table:table-cell>
              <table:table-cell office:value-type="float" office:value="-196">
                <text:p>-196</text:p>
              </table:table-cell>
              <table:table-cell office:value-type="float" office:value="3">
                <text:p>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2.610645">
                <text:p>32.610645</text:p>
              </table:table-cell>
              <table:table-cell office:value-type="float" office:value="-2200">
                <text:p>-2200</text:p>
              </table:table-cell>
              <table:table-cell office:value-type="float" office:value="-976">
                <text:p>-976</text:p>
              </table:table-cell>
              <table:table-cell office:value-type="float" office:value="-196">
                <text:p>-196</text:p>
              </table:table-cell>
              <table:table-cell office:value-type="float" office:value="3">
                <text:p>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.633333">
                <text:p>32.633333</text:p>
              </table:table-cell>
              <table:table-cell office:value-type="float" office:value="-2200">
                <text:p>-2200</text:p>
              </table:table-cell>
              <table:table-cell office:value-type="float" office:value="-976">
                <text:p>-976</text:p>
              </table:table-cell>
              <table:table-cell office:value-type="float" office:value="-226">
                <text:p>-226</text:p>
              </table:table-cell>
              <table:table-cell office:value-type="float" office:value="3">
                <text:p>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2.665655">
                <text:p>32.665655</text:p>
              </table:table-cell>
              <table:table-cell office:value-type="float" office:value="-2200">
                <text:p>-2200</text:p>
              </table:table-cell>
              <table:table-cell office:value-type="float" office:value="-976">
                <text:p>-976</text:p>
              </table:table-cell>
              <table:table-cell office:value-type="float" office:value="-226">
                <text:p>-226</text:p>
              </table:table-cell>
              <table:table-cell office:value-type="float" office:value="2">
                <text:p>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2.678723">
                <text:p>32.678723</text:p>
              </table:table-cell>
              <table:table-cell office:value-type="float" office:value="-2200">
                <text:p>-2200</text:p>
              </table:table-cell>
              <table:table-cell office:value-type="float" office:value="-976">
                <text:p>-976</text:p>
              </table:table-cell>
              <table:table-cell office:value-type="float" office:value="-226">
                <text:p>-226</text:p>
              </table:table-cell>
              <table:table-cell office:value-type="float" office:value="2">
                <text:p>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2.701418">
                <text:p>32.701418</text:p>
              </table:table-cell>
              <table:table-cell office:value-type="float" office:value="-2200">
                <text:p>-2200</text:p>
              </table:table-cell>
              <table:table-cell office:value-type="float" office:value="-1006">
                <text:p>-1006</text:p>
              </table:table-cell>
              <table:table-cell office:value-type="float" office:value="-226">
                <text:p>-226</text:p>
              </table:table-cell>
              <table:table-cell office:value-type="float" office:value="2">
                <text:p>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2.724114">
                <text:p>32.724114</text:p>
              </table:table-cell>
              <table:table-cell office:value-type="float" office:value="-2200">
                <text:p>-2200</text:p>
              </table:table-cell>
              <table:table-cell office:value-type="float" office:value="-1006">
                <text:p>-1006</text:p>
              </table:table-cell>
              <table:table-cell office:value-type="float" office:value="-256">
                <text:p>-256</text:p>
              </table:table-cell>
              <table:table-cell office:value-type="float" office:value="2">
                <text:p>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2.756435">
                <text:p>32.756435</text:p>
              </table:table-cell>
              <table:table-cell office:value-type="float" office:value="-2200">
                <text:p>-2200</text:p>
              </table:table-cell>
              <table:table-cell office:value-type="float" office:value="-1006">
                <text:p>-1006</text:p>
              </table:table-cell>
              <table:table-cell office:value-type="float" office:value="-256">
                <text:p>-256</text:p>
              </table:table-cell>
              <table:table-cell office:value-type="float" office:value="1">
                <text:p>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2.769501">
                <text:p>32.769501</text:p>
              </table:table-cell>
              <table:table-cell office:value-type="float" office:value="-2200">
                <text:p>-2200</text:p>
              </table:table-cell>
              <table:table-cell office:value-type="float" office:value="-1006">
                <text:p>-1006</text:p>
              </table:table-cell>
              <table:table-cell office:value-type="float" office:value="-256">
                <text:p>-256</text:p>
              </table:table-cell>
              <table:table-cell office:value-type="float" office:value="1">
                <text:p>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2.792188">
                <text:p>32.792188</text:p>
              </table:table-cell>
              <table:table-cell office:value-type="float" office:value="-2200">
                <text:p>-2200</text:p>
              </table:table-cell>
              <table:table-cell office:value-type="float" office:value="-1024">
                <text:p>-1024</text:p>
              </table:table-cell>
              <table:table-cell office:value-type="float" office:value="-256">
                <text:p>-256</text:p>
              </table:table-cell>
              <table:table-cell office:value-type="float" office:value="1">
                <text:p>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2.814899">
                <text:p>32.814899</text:p>
              </table:table-cell>
              <table:table-cell office:value-type="float" office:value="-2200">
                <text:p>-2200</text:p>
              </table:table-cell>
              <table:table-cell office:value-type="float" office:value="-1024">
                <text:p>-1024</text:p>
              </table:table-cell>
              <table:table-cell office:value-type="float" office:value="-286">
                <text:p>-286</text:p>
              </table:table-cell>
              <table:table-cell office:value-type="float" office:value="1">
                <text:p>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2.847223">
                <text:p>32.847223</text:p>
              </table:table-cell>
              <table:table-cell office:value-type="float" office:value="-2200">
                <text:p>-2200</text:p>
              </table:table-cell>
              <table:table-cell office:value-type="float" office:value="-1024">
                <text:p>-1024</text:p>
              </table:table-cell>
              <table:table-cell office:value-type="float" office:value="-286">
                <text:p>-286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2.860292">
                <text:p>32.860292</text:p>
              </table:table-cell>
              <table:table-cell office:value-type="float" office:value="-2200">
                <text:p>-2200</text:p>
              </table:table-cell>
              <table:table-cell office:value-type="float" office:value="-1024">
                <text:p>-1024</text:p>
              </table:table-cell>
              <table:table-cell office:value-type="float" office:value="-286">
                <text:p>-286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2.904635">
                <text:p>32.904635</text:p>
              </table:table-cell>
              <table:table-cell office:value-type="float" office:value="-2200">
                <text:p>-2200</text:p>
              </table:table-cell>
              <table:table-cell office:value-type="float" office:value="-1024">
                <text:p>-1024</text:p>
              </table:table-cell>
              <table:table-cell office:value-type="float" office:value="-316">
                <text:p>-316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.936967">
                <text:p>32.936967</text:p>
              </table:table-cell>
              <table:table-cell office:value-type="float" office:value="-2200">
                <text:p>-2200</text:p>
              </table:table-cell>
              <table:table-cell office:value-type="float" office:value="-1024">
                <text:p>-1024</text:p>
              </table:table-cell>
              <table:table-cell office:value-type="float" office:value="-316">
                <text:p>-316</text:p>
              </table:table-cell>
              <table:table-cell office:value-type="float" office:value="-1">
                <text:p>-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.950029">
                <text:p>32.950029</text:p>
              </table:table-cell>
              <table:table-cell office:value-type="float" office:value="-2200">
                <text:p>-2200</text:p>
              </table:table-cell>
              <table:table-cell office:value-type="float" office:value="-1024">
                <text:p>-1024</text:p>
              </table:table-cell>
              <table:table-cell office:value-type="float" office:value="-316">
                <text:p>-316</text:p>
              </table:table-cell>
              <table:table-cell office:value-type="float" office:value="-1">
                <text:p>-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.99438">
                <text:p>32.99438</text:p>
              </table:table-cell>
              <table:table-cell office:value-type="float" office:value="-2200">
                <text:p>-2200</text:p>
              </table:table-cell>
              <table:table-cell office:value-type="float" office:value="-1024">
                <text:p>-1024</text:p>
              </table:table-cell>
              <table:table-cell office:value-type="float" office:value="-346">
                <text:p>-346</text:p>
              </table:table-cell>
              <table:table-cell office:value-type="float" office:value="-1">
                <text:p>-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3.026703">
                <text:p>33.026703</text:p>
              </table:table-cell>
              <table:table-cell office:value-type="float" office:value="-2200">
                <text:p>-2200</text:p>
              </table:table-cell>
              <table:table-cell office:value-type="float" office:value="-1024">
                <text:p>-1024</text:p>
              </table:table-cell>
              <table:table-cell office:value-type="float" office:value="-346">
                <text:p>-346</text:p>
              </table:table-cell>
              <table:table-cell office:value-type="float" office:value="-2">
                <text:p>-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3.034308">
                <text:p>33.034308</text:p>
              </table:table-cell>
              <table:table-cell office:value-type="float" office:value="2200">
                <text:p>2200</text:p>
              </table:table-cell>
              <table:table-cell office:value-type="float" office:value="-1024">
                <text:p>-1024</text:p>
              </table:table-cell>
              <table:table-cell office:value-type="float" office:value="-346">
                <text:p>-346</text:p>
              </table:table-cell>
              <table:table-cell office:value-type="float" office:value="-2">
                <text:p>-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3.0398">
                <text:p>33.0398</text:p>
              </table:table-cell>
              <table:table-cell office:value-type="float" office:value="-2200">
                <text:p>-2200</text:p>
              </table:table-cell>
              <table:table-cell office:value-type="float" office:value="-1024">
                <text:p>-1024</text:p>
              </table:table-cell>
              <table:table-cell office:value-type="float" office:value="-346">
                <text:p>-346</text:p>
              </table:table-cell>
              <table:table-cell office:value-type="float" office:value="-2">
                <text:p>-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3.043258">
                <text:p>33.043258</text:p>
              </table:table-cell>
              <table:table-cell office:value-type="float" office:value="-2200">
                <text:p>-2200</text:p>
              </table:table-cell>
              <table:table-cell office:value-type="float" office:value="-994">
                <text:p>-994</text:p>
              </table:table-cell>
              <table:table-cell office:value-type="float" office:value="-346">
                <text:p>-346</text:p>
              </table:table-cell>
              <table:table-cell office:value-type="float" office:value="-2">
                <text:p>-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3.085222">
                <text:p>33.085222</text:p>
              </table:table-cell>
              <table:table-cell office:value-type="float" office:value="-2200">
                <text:p>-2200</text:p>
              </table:table-cell>
              <table:table-cell office:value-type="float" office:value="-994">
                <text:p>-994</text:p>
              </table:table-cell>
              <table:table-cell office:value-type="float" office:value="-376">
                <text:p>-376</text:p>
              </table:table-cell>
              <table:table-cell office:value-type="float" office:value="-2">
                <text:p>-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3.117551">
                <text:p>33.117551</text:p>
              </table:table-cell>
              <table:table-cell office:value-type="float" office:value="-2200">
                <text:p>-2200</text:p>
              </table:table-cell>
              <table:table-cell office:value-type="float" office:value="-994">
                <text:p>-994</text:p>
              </table:table-cell>
              <table:table-cell office:value-type="float" office:value="-376">
                <text:p>-376</text:p>
              </table:table-cell>
              <table:table-cell office:value-type="float" office:value="-3">
                <text:p>-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.13062">
                <text:p>33.13062</text:p>
              </table:table-cell>
              <table:table-cell office:value-type="float" office:value="-2200">
                <text:p>-2200</text:p>
              </table:table-cell>
              <table:table-cell office:value-type="float" office:value="-994">
                <text:p>-994</text:p>
              </table:table-cell>
              <table:table-cell office:value-type="float" office:value="-376">
                <text:p>-376</text:p>
              </table:table-cell>
              <table:table-cell office:value-type="float" office:value="-3">
                <text:p>-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3.134048">
                <text:p>33.134048</text:p>
              </table:table-cell>
              <table:table-cell office:value-type="float" office:value="-2200">
                <text:p>-2200</text:p>
              </table:table-cell>
              <table:table-cell office:value-type="float" office:value="-964">
                <text:p>-964</text:p>
              </table:table-cell>
              <table:table-cell office:value-type="float" office:value="-376">
                <text:p>-376</text:p>
              </table:table-cell>
              <table:table-cell office:value-type="float" office:value="-3">
                <text:p>-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3.175995">
                <text:p>33.175995</text:p>
              </table:table-cell>
              <table:table-cell office:value-type="float" office:value="-2200">
                <text:p>-2200</text:p>
              </table:table-cell>
              <table:table-cell office:value-type="float" office:value="-964">
                <text:p>-964</text:p>
              </table:table-cell>
              <table:table-cell office:value-type="float" office:value="-406">
                <text:p>-406</text:p>
              </table:table-cell>
              <table:table-cell office:value-type="float" office:value="-3">
                <text:p>-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3.208317">
                <text:p>33.208317</text:p>
              </table:table-cell>
              <table:table-cell office:value-type="float" office:value="-2200">
                <text:p>-2200</text:p>
              </table:table-cell>
              <table:table-cell office:value-type="float" office:value="-964">
                <text:p>-964</text:p>
              </table:table-cell>
              <table:table-cell office:value-type="float" office:value="-406">
                <text:p>-406</text:p>
              </table:table-cell>
              <table:table-cell office:value-type="float" office:value="-4">
                <text:p>-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3.221389">
                <text:p>33.221389</text:p>
              </table:table-cell>
              <table:table-cell office:value-type="float" office:value="-2200">
                <text:p>-2200</text:p>
              </table:table-cell>
              <table:table-cell office:value-type="float" office:value="-964">
                <text:p>-964</text:p>
              </table:table-cell>
              <table:table-cell office:value-type="float" office:value="-406">
                <text:p>-406</text:p>
              </table:table-cell>
              <table:table-cell office:value-type="float" office:value="-4">
                <text:p>-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.224818">
                <text:p>33.224818</text:p>
              </table:table-cell>
              <table:table-cell office:value-type="float" office:value="-2200">
                <text:p>-2200</text:p>
              </table:table-cell>
              <table:table-cell office:value-type="float" office:value="-934">
                <text:p>-934</text:p>
              </table:table-cell>
              <table:table-cell office:value-type="float" office:value="-406">
                <text:p>-406</text:p>
              </table:table-cell>
              <table:table-cell office:value-type="float" office:value="-4">
                <text:p>-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3.26677">
                <text:p>33.26677</text:p>
              </table:table-cell>
              <table:table-cell office:value-type="float" office:value="-2200">
                <text:p>-2200</text:p>
              </table:table-cell>
              <table:table-cell office:value-type="float" office:value="-934">
                <text:p>-934</text:p>
              </table:table-cell>
              <table:table-cell office:value-type="float" office:value="-436">
                <text:p>-436</text:p>
              </table:table-cell>
              <table:table-cell office:value-type="float" office:value="-4">
                <text:p>-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.29909">
                <text:p>33.29909</text:p>
              </table:table-cell>
              <table:table-cell office:value-type="float" office:value="-2200">
                <text:p>-2200</text:p>
              </table:table-cell>
              <table:table-cell office:value-type="float" office:value="-934">
                <text:p>-934</text:p>
              </table:table-cell>
              <table:table-cell office:value-type="float" office:value="-436">
                <text:p>-436</text:p>
              </table:table-cell>
              <table:table-cell office:value-type="float" office:value="-5">
                <text:p>-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3.312145">
                <text:p>33.312145</text:p>
              </table:table-cell>
              <table:table-cell office:value-type="float" office:value="-2200">
                <text:p>-2200</text:p>
              </table:table-cell>
              <table:table-cell office:value-type="float" office:value="-934">
                <text:p>-934</text:p>
              </table:table-cell>
              <table:table-cell office:value-type="float" office:value="-436">
                <text:p>-436</text:p>
              </table:table-cell>
              <table:table-cell office:value-type="float" office:value="-5">
                <text:p>-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3.315592">
                <text:p>33.315592</text:p>
              </table:table-cell>
              <table:table-cell office:value-type="float" office:value="-2200">
                <text:p>-2200</text:p>
              </table:table-cell>
              <table:table-cell office:value-type="float" office:value="-904">
                <text:p>-904</text:p>
              </table:table-cell>
              <table:table-cell office:value-type="float" office:value="-436">
                <text:p>-436</text:p>
              </table:table-cell>
              <table:table-cell office:value-type="float" office:value="-5">
                <text:p>-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.357538">
                <text:p>33.357538</text:p>
              </table:table-cell>
              <table:table-cell office:value-type="float" office:value="-2200">
                <text:p>-2200</text:p>
              </table:table-cell>
              <table:table-cell office:value-type="float" office:value="-904">
                <text:p>-904</text:p>
              </table:table-cell>
              <table:table-cell office:value-type="float" office:value="-466">
                <text:p>-466</text:p>
              </table:table-cell>
              <table:table-cell office:value-type="float" office:value="-5">
                <text:p>-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3.389865">
                <text:p>33.389865</text:p>
              </table:table-cell>
              <table:table-cell office:value-type="float" office:value="-2200">
                <text:p>-2200</text:p>
              </table:table-cell>
              <table:table-cell office:value-type="float" office:value="-904">
                <text:p>-904</text:p>
              </table:table-cell>
              <table:table-cell office:value-type="float" office:value="-466">
                <text:p>-466</text:p>
              </table:table-cell>
              <table:table-cell office:value-type="float" office:value="-6">
                <text:p>-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.402931">
                <text:p>33.402931</text:p>
              </table:table-cell>
              <table:table-cell office:value-type="float" office:value="-2200">
                <text:p>-2200</text:p>
              </table:table-cell>
              <table:table-cell office:value-type="float" office:value="-904">
                <text:p>-904</text:p>
              </table:table-cell>
              <table:table-cell office:value-type="float" office:value="-466">
                <text:p>-466</text:p>
              </table:table-cell>
              <table:table-cell office:value-type="float" office:value="-6">
                <text:p>-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3.40637">
                <text:p>33.40637</text:p>
              </table:table-cell>
              <table:table-cell office:value-type="float" office:value="-2200">
                <text:p>-2200</text:p>
              </table:table-cell>
              <table:table-cell office:value-type="float" office:value="-874">
                <text:p>-874</text:p>
              </table:table-cell>
              <table:table-cell office:value-type="float" office:value="-466">
                <text:p>-466</text:p>
              </table:table-cell>
              <table:table-cell office:value-type="float" office:value="-6">
                <text:p>-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3.448322">
                <text:p>33.448322</text:p>
              </table:table-cell>
              <table:table-cell office:value-type="float" office:value="-2200">
                <text:p>-2200</text:p>
              </table:table-cell>
              <table:table-cell office:value-type="float" office:value="-874">
                <text:p>-874</text:p>
              </table:table-cell>
              <table:table-cell office:value-type="float" office:value="-496">
                <text:p>-496</text:p>
              </table:table-cell>
              <table:table-cell office:value-type="float" office:value="-6">
                <text:p>-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.480647">
                <text:p>33.480647</text:p>
              </table:table-cell>
              <table:table-cell office:value-type="float" office:value="-2200">
                <text:p>-2200</text:p>
              </table:table-cell>
              <table:table-cell office:value-type="float" office:value="-874">
                <text:p>-874</text:p>
              </table:table-cell>
              <table:table-cell office:value-type="float" office:value="-496">
                <text:p>-496</text:p>
              </table:table-cell>
              <table:table-cell office:value-type="float" office:value="-7">
                <text:p>-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3.493714">
                <text:p>33.493714</text:p>
              </table:table-cell>
              <table:table-cell office:value-type="float" office:value="-2200">
                <text:p>-2200</text:p>
              </table:table-cell>
              <table:table-cell office:value-type="float" office:value="-874">
                <text:p>-874</text:p>
              </table:table-cell>
              <table:table-cell office:value-type="float" office:value="-496">
                <text:p>-496</text:p>
              </table:table-cell>
              <table:table-cell office:value-type="float" office:value="-7">
                <text:p>-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3.497147">
                <text:p>33.497147</text:p>
              </table:table-cell>
              <table:table-cell office:value-type="float" office:value="-2200">
                <text:p>-2200</text:p>
              </table:table-cell>
              <table:table-cell office:value-type="float" office:value="-844">
                <text:p>-844</text:p>
              </table:table-cell>
              <table:table-cell office:value-type="float" office:value="-496">
                <text:p>-496</text:p>
              </table:table-cell>
              <table:table-cell office:value-type="float" office:value="-7">
                <text:p>-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3.539102">
                <text:p>33.539102</text:p>
              </table:table-cell>
              <table:table-cell office:value-type="float" office:value="-2200">
                <text:p>-2200</text:p>
              </table:table-cell>
              <table:table-cell office:value-type="float" office:value="-844">
                <text:p>-844</text:p>
              </table:table-cell>
              <table:table-cell office:value-type="float" office:value="-526">
                <text:p>-526</text:p>
              </table:table-cell>
              <table:table-cell office:value-type="float" office:value="-7">
                <text:p>-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3.571422">
                <text:p>33.571422</text:p>
              </table:table-cell>
              <table:table-cell office:value-type="float" office:value="-2200">
                <text:p>-2200</text:p>
              </table:table-cell>
              <table:table-cell office:value-type="float" office:value="-844">
                <text:p>-844</text:p>
              </table:table-cell>
              <table:table-cell office:value-type="float" office:value="-526">
                <text:p>-526</text:p>
              </table:table-cell>
              <table:table-cell office:value-type="float" office:value="-8">
                <text:p>-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3.584489">
                <text:p>33.584489</text:p>
              </table:table-cell>
              <table:table-cell office:value-type="float" office:value="-2200">
                <text:p>-2200</text:p>
              </table:table-cell>
              <table:table-cell office:value-type="float" office:value="-844">
                <text:p>-844</text:p>
              </table:table-cell>
              <table:table-cell office:value-type="float" office:value="-526">
                <text:p>-526</text:p>
              </table:table-cell>
              <table:table-cell office:value-type="float" office:value="-8">
                <text:p>-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3.587921">
                <text:p>33.587921</text:p>
              </table:table-cell>
              <table:table-cell office:value-type="float" office:value="-2200">
                <text:p>-2200</text:p>
              </table:table-cell>
              <table:table-cell office:value-type="float" office:value="-814">
                <text:p>-814</text:p>
              </table:table-cell>
              <table:table-cell office:value-type="float" office:value="-526">
                <text:p>-526</text:p>
              </table:table-cell>
              <table:table-cell office:value-type="float" office:value="-8">
                <text:p>-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3.629876">
                <text:p>33.629876</text:p>
              </table:table-cell>
              <table:table-cell office:value-type="float" office:value="-2200">
                <text:p>-2200</text:p>
              </table:table-cell>
              <table:table-cell office:value-type="float" office:value="-814">
                <text:p>-814</text:p>
              </table:table-cell>
              <table:table-cell office:value-type="float" office:value="-556">
                <text:p>-556</text:p>
              </table:table-cell>
              <table:table-cell office:value-type="float" office:value="-8">
                <text:p>-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3.662199">
                <text:p>33.662199</text:p>
              </table:table-cell>
              <table:table-cell office:value-type="float" office:value="-2200">
                <text:p>-2200</text:p>
              </table:table-cell>
              <table:table-cell office:value-type="float" office:value="-814">
                <text:p>-814</text:p>
              </table:table-cell>
              <table:table-cell office:value-type="float" office:value="-556">
                <text:p>-556</text:p>
              </table:table-cell>
              <table:table-cell office:value-type="float" office:value="-9">
                <text:p>-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3.675251">
                <text:p>33.675251</text:p>
              </table:table-cell>
              <table:table-cell office:value-type="float" office:value="-2200">
                <text:p>-2200</text:p>
              </table:table-cell>
              <table:table-cell office:value-type="float" office:value="-814">
                <text:p>-814</text:p>
              </table:table-cell>
              <table:table-cell office:value-type="float" office:value="-556">
                <text:p>-556</text:p>
              </table:table-cell>
              <table:table-cell office:value-type="float" office:value="-9">
                <text:p>-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3.678697">
                <text:p>33.678697</text:p>
              </table:table-cell>
              <table:table-cell office:value-type="float" office:value="-2200">
                <text:p>-2200</text:p>
              </table:table-cell>
              <table:table-cell office:value-type="float" office:value="-784">
                <text:p>-784</text:p>
              </table:table-cell>
              <table:table-cell office:value-type="float" office:value="-556">
                <text:p>-556</text:p>
              </table:table-cell>
              <table:table-cell office:value-type="float" office:value="-9">
                <text:p>-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3.720645">
                <text:p>33.720645</text:p>
              </table:table-cell>
              <table:table-cell office:value-type="float" office:value="-2200">
                <text:p>-2200</text:p>
              </table:table-cell>
              <table:table-cell office:value-type="float" office:value="-784">
                <text:p>-784</text:p>
              </table:table-cell>
              <table:table-cell office:value-type="float" office:value="-586">
                <text:p>-586</text:p>
              </table:table-cell>
              <table:table-cell office:value-type="float" office:value="-9">
                <text:p>-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3.752972">
                <text:p>33.752972</text:p>
              </table:table-cell>
              <table:table-cell office:value-type="float" office:value="-2200">
                <text:p>-2200</text:p>
              </table:table-cell>
              <table:table-cell office:value-type="float" office:value="-784">
                <text:p>-784</text:p>
              </table:table-cell>
              <table:table-cell office:value-type="float" office:value="-586">
                <text:p>-586</text:p>
              </table:table-cell>
              <table:table-cell office:value-type="float" office:value="-10">
                <text:p>-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3.766037">
                <text:p>33.766037</text:p>
              </table:table-cell>
              <table:table-cell office:value-type="float" office:value="-2200">
                <text:p>-2200</text:p>
              </table:table-cell>
              <table:table-cell office:value-type="float" office:value="-784">
                <text:p>-784</text:p>
              </table:table-cell>
              <table:table-cell office:value-type="float" office:value="-586">
                <text:p>-586</text:p>
              </table:table-cell>
              <table:table-cell office:value-type="float" office:value="-10">
                <text:p>-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3.769473">
                <text:p>33.769473</text:p>
              </table:table-cell>
              <table:table-cell office:value-type="float" office:value="-2200">
                <text:p>-2200</text:p>
              </table:table-cell>
              <table:table-cell office:value-type="float" office:value="-754">
                <text:p>-754</text:p>
              </table:table-cell>
              <table:table-cell office:value-type="float" office:value="-586">
                <text:p>-586</text:p>
              </table:table-cell>
              <table:table-cell office:value-type="float" office:value="-10">
                <text:p>-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3.811423">
                <text:p>33.811423</text:p>
              </table:table-cell>
              <table:table-cell office:value-type="float" office:value="-2200">
                <text:p>-2200</text:p>
              </table:table-cell>
              <table:table-cell office:value-type="float" office:value="-754">
                <text:p>-754</text:p>
              </table:table-cell>
              <table:table-cell office:value-type="float" office:value="-616">
                <text:p>-616</text:p>
              </table:table-cell>
              <table:table-cell office:value-type="float" office:value="-10">
                <text:p>-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3.843748">
                <text:p>33.843748</text:p>
              </table:table-cell>
              <table:table-cell office:value-type="float" office:value="-2200">
                <text:p>-2200</text:p>
              </table:table-cell>
              <table:table-cell office:value-type="float" office:value="-754">
                <text:p>-754</text:p>
              </table:table-cell>
              <table:table-cell office:value-type="float" office:value="-616">
                <text:p>-616</text:p>
              </table:table-cell>
              <table:table-cell office:value-type="float" office:value="-11">
                <text:p>-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3.85681">
                <text:p>33.85681</text:p>
              </table:table-cell>
              <table:table-cell office:value-type="float" office:value="-2200">
                <text:p>-2200</text:p>
              </table:table-cell>
              <table:table-cell office:value-type="float" office:value="-754">
                <text:p>-754</text:p>
              </table:table-cell>
              <table:table-cell office:value-type="float" office:value="-616">
                <text:p>-616</text:p>
              </table:table-cell>
              <table:table-cell office:value-type="float" office:value="-11">
                <text:p>-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3.86024">
                <text:p>33.86024</text:p>
              </table:table-cell>
              <table:table-cell office:value-type="float" office:value="-2200">
                <text:p>-2200</text:p>
              </table:table-cell>
              <table:table-cell office:value-type="float" office:value="-724">
                <text:p>-724</text:p>
              </table:table-cell>
              <table:table-cell office:value-type="float" office:value="-616">
                <text:p>-616</text:p>
              </table:table-cell>
              <table:table-cell office:value-type="float" office:value="-11">
                <text:p>-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3.902197">
                <text:p>33.902197</text:p>
              </table:table-cell>
              <table:table-cell office:value-type="float" office:value="-2200">
                <text:p>-2200</text:p>
              </table:table-cell>
              <table:table-cell office:value-type="float" office:value="-724">
                <text:p>-724</text:p>
              </table:table-cell>
              <table:table-cell office:value-type="float" office:value="-646">
                <text:p>-646</text:p>
              </table:table-cell>
              <table:table-cell office:value-type="float" office:value="-11">
                <text:p>-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3.93452">
                <text:p>33.93452</text:p>
              </table:table-cell>
              <table:table-cell office:value-type="float" office:value="-2200">
                <text:p>-2200</text:p>
              </table:table-cell>
              <table:table-cell office:value-type="float" office:value="-724">
                <text:p>-724</text:p>
              </table:table-cell>
              <table:table-cell office:value-type="float" office:value="-646">
                <text:p>-646</text:p>
              </table:table-cell>
              <table:table-cell office:value-type="float" office:value="-12">
                <text:p>-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3.947579">
                <text:p>33.947579</text:p>
              </table:table-cell>
              <table:table-cell office:value-type="float" office:value="-2200">
                <text:p>-2200</text:p>
              </table:table-cell>
              <table:table-cell office:value-type="float" office:value="-724">
                <text:p>-724</text:p>
              </table:table-cell>
              <table:table-cell office:value-type="float" office:value="-646">
                <text:p>-646</text:p>
              </table:table-cell>
              <table:table-cell office:value-type="float" office:value="-12">
                <text:p>-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3.951013">
                <text:p>33.951013</text:p>
              </table:table-cell>
              <table:table-cell office:value-type="float" office:value="-2200">
                <text:p>-2200</text:p>
              </table:table-cell>
              <table:table-cell office:value-type="float" office:value="-694">
                <text:p>-694</text:p>
              </table:table-cell>
              <table:table-cell office:value-type="float" office:value="-646">
                <text:p>-646</text:p>
              </table:table-cell>
              <table:table-cell office:value-type="float" office:value="-12">
                <text:p>-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3.992967">
                <text:p>33.992967</text:p>
              </table:table-cell>
              <table:table-cell office:value-type="float" office:value="-2200">
                <text:p>-2200</text:p>
              </table:table-cell>
              <table:table-cell office:value-type="float" office:value="-694">
                <text:p>-694</text:p>
              </table:table-cell>
              <table:table-cell office:value-type="float" office:value="-676">
                <text:p>-676</text:p>
              </table:table-cell>
              <table:table-cell office:value-type="float" office:value="-12">
                <text:p>-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4.02529">
                <text:p>34.02529</text:p>
              </table:table-cell>
              <table:table-cell office:value-type="float" office:value="-2200">
                <text:p>-2200</text:p>
              </table:table-cell>
              <table:table-cell office:value-type="float" office:value="-694">
                <text:p>-694</text:p>
              </table:table-cell>
              <table:table-cell office:value-type="float" office:value="-676">
                <text:p>-676</text:p>
              </table:table-cell>
              <table:table-cell office:value-type="float" office:value="-13">
                <text:p>-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4.038339">
                <text:p>34.038339</text:p>
              </table:table-cell>
              <table:table-cell office:value-type="float" office:value="-2200">
                <text:p>-2200</text:p>
              </table:table-cell>
              <table:table-cell office:value-type="float" office:value="-694">
                <text:p>-694</text:p>
              </table:table-cell>
              <table:table-cell office:value-type="float" office:value="-676">
                <text:p>-676</text:p>
              </table:table-cell>
              <table:table-cell office:value-type="float" office:value="-13">
                <text:p>-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4.041789">
                <text:p>34.041789</text:p>
              </table:table-cell>
              <table:table-cell office:value-type="float" office:value="-2200">
                <text:p>-2200</text:p>
              </table:table-cell>
              <table:table-cell office:value-type="float" office:value="-664">
                <text:p>-664</text:p>
              </table:table-cell>
              <table:table-cell office:value-type="float" office:value="-676">
                <text:p>-676</text:p>
              </table:table-cell>
              <table:table-cell office:value-type="float" office:value="-13">
                <text:p>-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4.083738">
                <text:p>34.083738</text:p>
              </table:table-cell>
              <table:table-cell office:value-type="float" office:value="-2200">
                <text:p>-2200</text:p>
              </table:table-cell>
              <table:table-cell office:value-type="float" office:value="-664">
                <text:p>-664</text:p>
              </table:table-cell>
              <table:table-cell office:value-type="float" office:value="-706">
                <text:p>-706</text:p>
              </table:table-cell>
              <table:table-cell office:value-type="float" office:value="-13">
                <text:p>-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4.116061">
                <text:p>34.116061</text:p>
              </table:table-cell>
              <table:table-cell office:value-type="float" office:value="-2200">
                <text:p>-2200</text:p>
              </table:table-cell>
              <table:table-cell office:value-type="float" office:value="-664">
                <text:p>-664</text:p>
              </table:table-cell>
              <table:table-cell office:value-type="float" office:value="-706">
                <text:p>-706</text:p>
              </table:table-cell>
              <table:table-cell office:value-type="float" office:value="-14">
                <text:p>-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4.129131">
                <text:p>34.129131</text:p>
              </table:table-cell>
              <table:table-cell office:value-type="float" office:value="-2200">
                <text:p>-2200</text:p>
              </table:table-cell>
              <table:table-cell office:value-type="float" office:value="-664">
                <text:p>-664</text:p>
              </table:table-cell>
              <table:table-cell office:value-type="float" office:value="-706">
                <text:p>-706</text:p>
              </table:table-cell>
              <table:table-cell office:value-type="float" office:value="-14">
                <text:p>-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4.132562">
                <text:p>34.132562</text:p>
              </table:table-cell>
              <table:table-cell office:value-type="float" office:value="-2200">
                <text:p>-2200</text:p>
              </table:table-cell>
              <table:table-cell office:value-type="float" office:value="-634">
                <text:p>-634</text:p>
              </table:table-cell>
              <table:table-cell office:value-type="float" office:value="-706">
                <text:p>-706</text:p>
              </table:table-cell>
              <table:table-cell office:value-type="float" office:value="-14">
                <text:p>-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4.174515">
                <text:p>34.174515</text:p>
              </table:table-cell>
              <table:table-cell office:value-type="float" office:value="-2200">
                <text:p>-2200</text:p>
              </table:table-cell>
              <table:table-cell office:value-type="float" office:value="-634">
                <text:p>-634</text:p>
              </table:table-cell>
              <table:table-cell office:value-type="float" office:value="-736">
                <text:p>-736</text:p>
              </table:table-cell>
              <table:table-cell office:value-type="float" office:value="-14">
                <text:p>-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4.206839">
                <text:p>34.206839</text:p>
              </table:table-cell>
              <table:table-cell office:value-type="float" office:value="-2200">
                <text:p>-2200</text:p>
              </table:table-cell>
              <table:table-cell office:value-type="float" office:value="-634">
                <text:p>-634</text:p>
              </table:table-cell>
              <table:table-cell office:value-type="float" office:value="-736">
                <text:p>-736</text:p>
              </table:table-cell>
              <table:table-cell office:value-type="float" office:value="-15">
                <text:p>-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4.21991">
                <text:p>34.21991</text:p>
              </table:table-cell>
              <table:table-cell office:value-type="float" office:value="-2200">
                <text:p>-2200</text:p>
              </table:table-cell>
              <table:table-cell office:value-type="float" office:value="-634">
                <text:p>-634</text:p>
              </table:table-cell>
              <table:table-cell office:value-type="float" office:value="-736">
                <text:p>-736</text:p>
              </table:table-cell>
              <table:table-cell office:value-type="float" office:value="-15">
                <text:p>-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4.223348">
                <text:p>34.223348</text:p>
              </table:table-cell>
              <table:table-cell office:value-type="float" office:value="-2200">
                <text:p>-2200</text:p>
              </table:table-cell>
              <table:table-cell office:value-type="float" office:value="-604">
                <text:p>-604</text:p>
              </table:table-cell>
              <table:table-cell office:value-type="float" office:value="-736">
                <text:p>-736</text:p>
              </table:table-cell>
              <table:table-cell office:value-type="float" office:value="-15">
                <text:p>-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4.265301">
                <text:p>34.265301</text:p>
              </table:table-cell>
              <table:table-cell office:value-type="float" office:value="-2200">
                <text:p>-2200</text:p>
              </table:table-cell>
              <table:table-cell office:value-type="float" office:value="-604">
                <text:p>-604</text:p>
              </table:table-cell>
              <table:table-cell office:value-type="float" office:value="-766">
                <text:p>-766</text:p>
              </table:table-cell>
              <table:table-cell office:value-type="float" office:value="-15">
                <text:p>-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4.297617">
                <text:p>34.297617</text:p>
              </table:table-cell>
              <table:table-cell office:value-type="float" office:value="-2200">
                <text:p>-2200</text:p>
              </table:table-cell>
              <table:table-cell office:value-type="float" office:value="-604">
                <text:p>-604</text:p>
              </table:table-cell>
              <table:table-cell office:value-type="float" office:value="-766">
                <text:p>-766</text:p>
              </table:table-cell>
              <table:table-cell office:value-type="float" office:value="-16">
                <text:p>-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4.310688">
                <text:p>34.310688</text:p>
              </table:table-cell>
              <table:table-cell office:value-type="float" office:value="-2200">
                <text:p>-2200</text:p>
              </table:table-cell>
              <table:table-cell office:value-type="float" office:value="-604">
                <text:p>-604</text:p>
              </table:table-cell>
              <table:table-cell office:value-type="float" office:value="-766">
                <text:p>-766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4.314115">
                <text:p>34.314115</text:p>
              </table:table-cell>
              <table:table-cell office:value-type="float" office:value="-2200">
                <text:p>-2200</text:p>
              </table:table-cell>
              <table:table-cell office:value-type="float" office:value="-574">
                <text:p>-574</text:p>
              </table:table-cell>
              <table:table-cell office:value-type="float" office:value="-766">
                <text:p>-766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.356068">
                <text:p>34.356068</text:p>
              </table:table-cell>
              <table:table-cell office:value-type="float" office:value="-2200">
                <text:p>-2200</text:p>
              </table:table-cell>
              <table:table-cell office:value-type="float" office:value="-574">
                <text:p>-574</text:p>
              </table:table-cell>
              <table:table-cell office:value-type="float" office:value="-796">
                <text:p>-796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4.388396">
                <text:p>34.388396</text:p>
              </table:table-cell>
              <table:table-cell office:value-type="float" office:value="-2200">
                <text:p>-2200</text:p>
              </table:table-cell>
              <table:table-cell office:value-type="float" office:value="-574">
                <text:p>-574</text:p>
              </table:table-cell>
              <table:table-cell office:value-type="float" office:value="-796">
                <text:p>-796</text:p>
              </table:table-cell>
              <table:table-cell office:value-type="float" office:value="-46">
                <text:p>-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.401466">
                <text:p>34.401466</text:p>
              </table:table-cell>
              <table:table-cell office:value-type="float" office:value="-2200">
                <text:p>-2200</text:p>
              </table:table-cell>
              <table:table-cell office:value-type="float" office:value="-574">
                <text:p>-574</text:p>
              </table:table-cell>
              <table:table-cell office:value-type="float" office:value="-796">
                <text:p>-796</text:p>
              </table:table-cell>
              <table:table-cell office:value-type="float" office:value="-46">
                <text:p>-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4.404899">
                <text:p>34.404899</text:p>
              </table:table-cell>
              <table:table-cell office:value-type="float" office:value="-2200">
                <text:p>-2200</text:p>
              </table:table-cell>
              <table:table-cell office:value-type="float" office:value="-544">
                <text:p>-544</text:p>
              </table:table-cell>
              <table:table-cell office:value-type="float" office:value="-796">
                <text:p>-796</text:p>
              </table:table-cell>
              <table:table-cell office:value-type="float" office:value="-46">
                <text:p>-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.44685">
                <text:p>34.44685</text:p>
              </table:table-cell>
              <table:table-cell office:value-type="float" office:value="-2200">
                <text:p>-2200</text:p>
              </table:table-cell>
              <table:table-cell office:value-type="float" office:value="-544">
                <text:p>-544</text:p>
              </table:table-cell>
              <table:table-cell office:value-type="float" office:value="-826">
                <text:p>-826</text:p>
              </table:table-cell>
              <table:table-cell office:value-type="float" office:value="-46">
                <text:p>-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4.479175">
                <text:p>34.479175</text:p>
              </table:table-cell>
              <table:table-cell office:value-type="float" office:value="-2200">
                <text:p>-2200</text:p>
              </table:table-cell>
              <table:table-cell office:value-type="float" office:value="-544">
                <text:p>-544</text:p>
              </table:table-cell>
              <table:table-cell office:value-type="float" office:value="-826">
                <text:p>-826</text:p>
              </table:table-cell>
              <table:table-cell office:value-type="float" office:value="-76">
                <text:p>-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4.492246">
                <text:p>34.492246</text:p>
              </table:table-cell>
              <table:table-cell office:value-type="float" office:value="-2200">
                <text:p>-2200</text:p>
              </table:table-cell>
              <table:table-cell office:value-type="float" office:value="-544">
                <text:p>-544</text:p>
              </table:table-cell>
              <table:table-cell office:value-type="float" office:value="-826">
                <text:p>-826</text:p>
              </table:table-cell>
              <table:table-cell office:value-type="float" office:value="-76">
                <text:p>-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.495684">
                <text:p>34.495684</text:p>
              </table:table-cell>
              <table:table-cell office:value-type="float" office:value="-2200">
                <text:p>-2200</text:p>
              </table:table-cell>
              <table:table-cell office:value-type="float" office:value="-514">
                <text:p>-514</text:p>
              </table:table-cell>
              <table:table-cell office:value-type="float" office:value="-826">
                <text:p>-826</text:p>
              </table:table-cell>
              <table:table-cell office:value-type="float" office:value="-76">
                <text:p>-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4.537645">
                <text:p>34.537645</text:p>
              </table:table-cell>
              <table:table-cell office:value-type="float" office:value="-2200">
                <text:p>-2200</text:p>
              </table:table-cell>
              <table:table-cell office:value-type="float" office:value="-514">
                <text:p>-514</text:p>
              </table:table-cell>
              <table:table-cell office:value-type="float" office:value="-856">
                <text:p>-856</text:p>
              </table:table-cell>
              <table:table-cell office:value-type="float" office:value="-76">
                <text:p>-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4.569972">
                <text:p>34.569972</text:p>
              </table:table-cell>
              <table:table-cell office:value-type="float" office:value="-2200">
                <text:p>-2200</text:p>
              </table:table-cell>
              <table:table-cell office:value-type="float" office:value="-514">
                <text:p>-514</text:p>
              </table:table-cell>
              <table:table-cell office:value-type="float" office:value="-856">
                <text:p>-856</text:p>
              </table:table-cell>
              <table:table-cell office:value-type="float" office:value="-106">
                <text:p>-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4.583042">
                <text:p>34.583042</text:p>
              </table:table-cell>
              <table:table-cell office:value-type="float" office:value="-2200">
                <text:p>-2200</text:p>
              </table:table-cell>
              <table:table-cell office:value-type="float" office:value="-514">
                <text:p>-514</text:p>
              </table:table-cell>
              <table:table-cell office:value-type="float" office:value="-856">
                <text:p>-856</text:p>
              </table:table-cell>
              <table:table-cell office:value-type="float" office:value="-106">
                <text:p>-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4.586474">
                <text:p>34.586474</text:p>
              </table:table-cell>
              <table:table-cell office:value-type="float" office:value="-2200">
                <text:p>-2200</text:p>
              </table:table-cell>
              <table:table-cell office:value-type="float" office:value="-484">
                <text:p>-484</text:p>
              </table:table-cell>
              <table:table-cell office:value-type="float" office:value="-856">
                <text:p>-856</text:p>
              </table:table-cell>
              <table:table-cell office:value-type="float" office:value="-106">
                <text:p>-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4.628436">
                <text:p>34.628436</text:p>
              </table:table-cell>
              <table:table-cell office:value-type="float" office:value="-2200">
                <text:p>-2200</text:p>
              </table:table-cell>
              <table:table-cell office:value-type="float" office:value="-484">
                <text:p>-484</text:p>
              </table:table-cell>
              <table:table-cell office:value-type="float" office:value="-886">
                <text:p>-886</text:p>
              </table:table-cell>
              <table:table-cell office:value-type="float" office:value="-106">
                <text:p>-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4.660749">
                <text:p>34.660749</text:p>
              </table:table-cell>
              <table:table-cell office:value-type="float" office:value="-2200">
                <text:p>-2200</text:p>
              </table:table-cell>
              <table:table-cell office:value-type="float" office:value="-484">
                <text:p>-484</text:p>
              </table:table-cell>
              <table:table-cell office:value-type="float" office:value="-886">
                <text:p>-886</text:p>
              </table:table-cell>
              <table:table-cell office:value-type="float" office:value="-136">
                <text:p>-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4.673817">
                <text:p>34.673817</text:p>
              </table:table-cell>
              <table:table-cell office:value-type="float" office:value="-2200">
                <text:p>-2200</text:p>
              </table:table-cell>
              <table:table-cell office:value-type="float" office:value="-484">
                <text:p>-484</text:p>
              </table:table-cell>
              <table:table-cell office:value-type="float" office:value="-886">
                <text:p>-886</text:p>
              </table:table-cell>
              <table:table-cell office:value-type="float" office:value="-136">
                <text:p>-1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4.677251">
                <text:p>34.677251</text:p>
              </table:table-cell>
              <table:table-cell office:value-type="float" office:value="-2200">
                <text:p>-2200</text:p>
              </table:table-cell>
              <table:table-cell office:value-type="float" office:value="-454">
                <text:p>-454</text:p>
              </table:table-cell>
              <table:table-cell office:value-type="float" office:value="-886">
                <text:p>-886</text:p>
              </table:table-cell>
              <table:table-cell office:value-type="float" office:value="-136">
                <text:p>-1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4.719204">
                <text:p>34.719204</text:p>
              </table:table-cell>
              <table:table-cell office:value-type="float" office:value="-2200">
                <text:p>-2200</text:p>
              </table:table-cell>
              <table:table-cell office:value-type="float" office:value="-454">
                <text:p>-454</text:p>
              </table:table-cell>
              <table:table-cell office:value-type="float" office:value="-916">
                <text:p>-916</text:p>
              </table:table-cell>
              <table:table-cell office:value-type="float" office:value="-136">
                <text:p>-1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4.751528">
                <text:p>34.751528</text:p>
              </table:table-cell>
              <table:table-cell office:value-type="float" office:value="-2200">
                <text:p>-2200</text:p>
              </table:table-cell>
              <table:table-cell office:value-type="float" office:value="-454">
                <text:p>-454</text:p>
              </table:table-cell>
              <table:table-cell office:value-type="float" office:value="-916">
                <text:p>-916</text:p>
              </table:table-cell>
              <table:table-cell office:value-type="float" office:value="-166">
                <text:p>-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4.764593">
                <text:p>34.764593</text:p>
              </table:table-cell>
              <table:table-cell office:value-type="float" office:value="-2200">
                <text:p>-2200</text:p>
              </table:table-cell>
              <table:table-cell office:value-type="float" office:value="-454">
                <text:p>-454</text:p>
              </table:table-cell>
              <table:table-cell office:value-type="float" office:value="-916">
                <text:p>-916</text:p>
              </table:table-cell>
              <table:table-cell office:value-type="float" office:value="-166">
                <text:p>-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4.768023">
                <text:p>34.768023</text:p>
              </table:table-cell>
              <table:table-cell office:value-type="float" office:value="-2200">
                <text:p>-2200</text:p>
              </table:table-cell>
              <table:table-cell office:value-type="float" office:value="-424">
                <text:p>-424</text:p>
              </table:table-cell>
              <table:table-cell office:value-type="float" office:value="-916">
                <text:p>-916</text:p>
              </table:table-cell>
              <table:table-cell office:value-type="float" office:value="-166">
                <text:p>-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4.809968">
                <text:p>34.809968</text:p>
              </table:table-cell>
              <table:table-cell office:value-type="float" office:value="-2200">
                <text:p>-2200</text:p>
              </table:table-cell>
              <table:table-cell office:value-type="float" office:value="-424">
                <text:p>-424</text:p>
              </table:table-cell>
              <table:table-cell office:value-type="float" office:value="-946">
                <text:p>-946</text:p>
              </table:table-cell>
              <table:table-cell office:value-type="float" office:value="-166">
                <text:p>-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4.842298">
                <text:p>34.842298</text:p>
              </table:table-cell>
              <table:table-cell office:value-type="float" office:value="-2200">
                <text:p>-2200</text:p>
              </table:table-cell>
              <table:table-cell office:value-type="float" office:value="-424">
                <text:p>-424</text:p>
              </table:table-cell>
              <table:table-cell office:value-type="float" office:value="-946">
                <text:p>-946</text:p>
              </table:table-cell>
              <table:table-cell office:value-type="float" office:value="-196">
                <text:p>-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4.855359">
                <text:p>34.855359</text:p>
              </table:table-cell>
              <table:table-cell office:value-type="float" office:value="-2200">
                <text:p>-2200</text:p>
              </table:table-cell>
              <table:table-cell office:value-type="float" office:value="-424">
                <text:p>-424</text:p>
              </table:table-cell>
              <table:table-cell office:value-type="float" office:value="-946">
                <text:p>-946</text:p>
              </table:table-cell>
              <table:table-cell office:value-type="float" office:value="-196">
                <text:p>-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4.85879">
                <text:p>34.85879</text:p>
              </table:table-cell>
              <table:table-cell office:value-type="float" office:value="-2200">
                <text:p>-2200</text:p>
              </table:table-cell>
              <table:table-cell office:value-type="float" office:value="-394">
                <text:p>-394</text:p>
              </table:table-cell>
              <table:table-cell office:value-type="float" office:value="-946">
                <text:p>-946</text:p>
              </table:table-cell>
              <table:table-cell office:value-type="float" office:value="-196">
                <text:p>-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4.900739">
                <text:p>34.900739</text:p>
              </table:table-cell>
              <table:table-cell office:value-type="float" office:value="-2200">
                <text:p>-2200</text:p>
              </table:table-cell>
              <table:table-cell office:value-type="float" office:value="-394">
                <text:p>-394</text:p>
              </table:table-cell>
              <table:table-cell office:value-type="float" office:value="-976">
                <text:p>-976</text:p>
              </table:table-cell>
              <table:table-cell office:value-type="float" office:value="-196">
                <text:p>-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4.93306">
                <text:p>34.93306</text:p>
              </table:table-cell>
              <table:table-cell office:value-type="float" office:value="-2200">
                <text:p>-2200</text:p>
              </table:table-cell>
              <table:table-cell office:value-type="float" office:value="-394">
                <text:p>-394</text:p>
              </table:table-cell>
              <table:table-cell office:value-type="float" office:value="-976">
                <text:p>-976</text:p>
              </table:table-cell>
              <table:table-cell office:value-type="float" office:value="-226">
                <text:p>-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4.946133">
                <text:p>34.946133</text:p>
              </table:table-cell>
              <table:table-cell office:value-type="float" office:value="-2200">
                <text:p>-2200</text:p>
              </table:table-cell>
              <table:table-cell office:value-type="float" office:value="-394">
                <text:p>-394</text:p>
              </table:table-cell>
              <table:table-cell office:value-type="float" office:value="-976">
                <text:p>-976</text:p>
              </table:table-cell>
              <table:table-cell office:value-type="float" office:value="-226">
                <text:p>-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4.949572">
                <text:p>34.949572</text:p>
              </table:table-cell>
              <table:table-cell office:value-type="float" office:value="-2200">
                <text:p>-2200</text:p>
              </table:table-cell>
              <table:table-cell office:value-type="float" office:value="-364">
                <text:p>-364</text:p>
              </table:table-cell>
              <table:table-cell office:value-type="float" office:value="-976">
                <text:p>-976</text:p>
              </table:table-cell>
              <table:table-cell office:value-type="float" office:value="-226">
                <text:p>-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4.99152">
                <text:p>34.99152</text:p>
              </table:table-cell>
              <table:table-cell office:value-type="float" office:value="-2200">
                <text:p>-2200</text:p>
              </table:table-cell>
              <table:table-cell office:value-type="float" office:value="-364">
                <text:p>-364</text:p>
              </table:table-cell>
              <table:table-cell office:value-type="float" office:value="-1006">
                <text:p>-1006</text:p>
              </table:table-cell>
              <table:table-cell office:value-type="float" office:value="-226">
                <text:p>-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5.023849">
                <text:p>35.023849</text:p>
              </table:table-cell>
              <table:table-cell office:value-type="float" office:value="-2200">
                <text:p>-2200</text:p>
              </table:table-cell>
              <table:table-cell office:value-type="float" office:value="-364">
                <text:p>-364</text:p>
              </table:table-cell>
              <table:table-cell office:value-type="float" office:value="-1006">
                <text:p>-1006</text:p>
              </table:table-cell>
              <table:table-cell office:value-type="float" office:value="-256">
                <text:p>-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5.03692">
                <text:p>35.03692</text:p>
              </table:table-cell>
              <table:table-cell office:value-type="float" office:value="-2200">
                <text:p>-2200</text:p>
              </table:table-cell>
              <table:table-cell office:value-type="float" office:value="-364">
                <text:p>-364</text:p>
              </table:table-cell>
              <table:table-cell office:value-type="float" office:value="-1006">
                <text:p>-1006</text:p>
              </table:table-cell>
              <table:table-cell office:value-type="float" office:value="-256">
                <text:p>-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5.040354">
                <text:p>35.040354</text:p>
              </table:table-cell>
              <table:table-cell office:value-type="float" office:value="-2200">
                <text:p>-2200</text:p>
              </table:table-cell>
              <table:table-cell office:value-type="float" office:value="-334">
                <text:p>-334</text:p>
              </table:table-cell>
              <table:table-cell office:value-type="float" office:value="-1006">
                <text:p>-1006</text:p>
              </table:table-cell>
              <table:table-cell office:value-type="float" office:value="-256">
                <text:p>-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5.082311">
                <text:p>35.082311</text:p>
              </table:table-cell>
              <table:table-cell office:value-type="float" office:value="-2200">
                <text:p>-2200</text:p>
              </table:table-cell>
              <table:table-cell office:value-type="float" office:value="-334">
                <text:p>-334</text:p>
              </table:table-cell>
              <table:table-cell office:value-type="float" office:value="-1024">
                <text:p>-1024</text:p>
              </table:table-cell>
              <table:table-cell office:value-type="float" office:value="-256">
                <text:p>-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5.114635">
                <text:p>35.114635</text:p>
              </table:table-cell>
              <table:table-cell office:value-type="float" office:value="-2200">
                <text:p>-2200</text:p>
              </table:table-cell>
              <table:table-cell office:value-type="float" office:value="-334">
                <text:p>-334</text:p>
              </table:table-cell>
              <table:table-cell office:value-type="float" office:value="-1024">
                <text:p>-1024</text:p>
              </table:table-cell>
              <table:table-cell office:value-type="float" office:value="-286">
                <text:p>-2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5.127701">
                <text:p>35.127701</text:p>
              </table:table-cell>
              <table:table-cell office:value-type="float" office:value="-2200">
                <text:p>-2200</text:p>
              </table:table-cell>
              <table:table-cell office:value-type="float" office:value="-334">
                <text:p>-334</text:p>
              </table:table-cell>
              <table:table-cell office:value-type="float" office:value="-1024">
                <text:p>-1024</text:p>
              </table:table-cell>
              <table:table-cell office:value-type="float" office:value="-286">
                <text:p>-2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5.131133">
                <text:p>35.131133</text:p>
              </table:table-cell>
              <table:table-cell office:value-type="float" office:value="-2200">
                <text:p>-2200</text:p>
              </table:table-cell>
              <table:table-cell office:value-type="float" office:value="-304">
                <text:p>-304</text:p>
              </table:table-cell>
              <table:table-cell office:value-type="float" office:value="-1024">
                <text:p>-1024</text:p>
              </table:table-cell>
              <table:table-cell office:value-type="float" office:value="-286">
                <text:p>-2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5.204377">
                <text:p>35.204377</text:p>
              </table:table-cell>
              <table:table-cell office:value-type="float" office:value="-2200">
                <text:p>-2200</text:p>
              </table:table-cell>
              <table:table-cell office:value-type="float" office:value="-304">
                <text:p>-304</text:p>
              </table:table-cell>
              <table:table-cell office:value-type="float" office:value="-1024">
                <text:p>-1024</text:p>
              </table:table-cell>
              <table:table-cell office:value-type="float" office:value="-316">
                <text:p>-3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5.217434">
                <text:p>35.217434</text:p>
              </table:table-cell>
              <table:table-cell office:value-type="float" office:value="-2200">
                <text:p>-2200</text:p>
              </table:table-cell>
              <table:table-cell office:value-type="float" office:value="-304">
                <text:p>-304</text:p>
              </table:table-cell>
              <table:table-cell office:value-type="float" office:value="-1024">
                <text:p>-1024</text:p>
              </table:table-cell>
              <table:table-cell office:value-type="float" office:value="-316">
                <text:p>-3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5.220881">
                <text:p>35.220881</text:p>
              </table:table-cell>
              <table:table-cell office:value-type="float" office:value="-2200">
                <text:p>-2200</text:p>
              </table:table-cell>
              <table:table-cell office:value-type="float" office:value="-274">
                <text:p>-274</text:p>
              </table:table-cell>
              <table:table-cell office:value-type="float" office:value="-1024">
                <text:p>-1024</text:p>
              </table:table-cell>
              <table:table-cell office:value-type="float" office:value="-316">
                <text:p>-3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5.294118">
                <text:p>35.294118</text:p>
              </table:table-cell>
              <table:table-cell office:value-type="float" office:value="-2200">
                <text:p>-2200</text:p>
              </table:table-cell>
              <table:table-cell office:value-type="float" office:value="-274">
                <text:p>-274</text:p>
              </table:table-cell>
              <table:table-cell office:value-type="float" office:value="-1024">
                <text:p>-1024</text:p>
              </table:table-cell>
              <table:table-cell office:value-type="float" office:value="-346">
                <text:p>-3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5.307189">
                <text:p>35.307189</text:p>
              </table:table-cell>
              <table:table-cell office:value-type="float" office:value="-2200">
                <text:p>-2200</text:p>
              </table:table-cell>
              <table:table-cell office:value-type="float" office:value="-274">
                <text:p>-274</text:p>
              </table:table-cell>
              <table:table-cell office:value-type="float" office:value="-1024">
                <text:p>-1024</text:p>
              </table:table-cell>
              <table:table-cell office:value-type="float" office:value="-346">
                <text:p>-34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5.310629">
                <text:p>35.310629</text:p>
              </table:table-cell>
              <table:table-cell office:value-type="float" office:value="-2200">
                <text:p>-2200</text:p>
              </table:table-cell>
              <table:table-cell office:value-type="float" office:value="-244">
                <text:p>-244</text:p>
              </table:table-cell>
              <table:table-cell office:value-type="float" office:value="-1024">
                <text:p>-1024</text:p>
              </table:table-cell>
              <table:table-cell office:value-type="float" office:value="-346">
                <text:p>-34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5.383869">
                <text:p>35.383869</text:p>
              </table:table-cell>
              <table:table-cell office:value-type="float" office:value="-2200">
                <text:p>-2200</text:p>
              </table:table-cell>
              <table:table-cell office:value-type="float" office:value="-244">
                <text:p>-244</text:p>
              </table:table-cell>
              <table:table-cell office:value-type="float" office:value="-1024">
                <text:p>-1024</text:p>
              </table:table-cell>
              <table:table-cell office:value-type="float" office:value="-376">
                <text:p>-37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5.396949">
                <text:p>35.396949</text:p>
              </table:table-cell>
              <table:table-cell office:value-type="float" office:value="-2200">
                <text:p>-2200</text:p>
              </table:table-cell>
              <table:table-cell office:value-type="float" office:value="-244">
                <text:p>-244</text:p>
              </table:table-cell>
              <table:table-cell office:value-type="float" office:value="-1024">
                <text:p>-1024</text:p>
              </table:table-cell>
              <table:table-cell office:value-type="float" office:value="-376">
                <text:p>-37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.400388">
                <text:p>35.400388</text:p>
              </table:table-cell>
              <table:table-cell office:value-type="float" office:value="-2200">
                <text:p>-2200</text:p>
              </table:table-cell>
              <table:table-cell office:value-type="float" office:value="-214">
                <text:p>-214</text:p>
              </table:table-cell>
              <table:table-cell office:value-type="float" office:value="-1024">
                <text:p>-1024</text:p>
              </table:table-cell>
              <table:table-cell office:value-type="float" office:value="-376">
                <text:p>-37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5.473629">
                <text:p>35.473629</text:p>
              </table:table-cell>
              <table:table-cell office:value-type="float" office:value="-2200">
                <text:p>-2200</text:p>
              </table:table-cell>
              <table:table-cell office:value-type="float" office:value="-214">
                <text:p>-214</text:p>
              </table:table-cell>
              <table:table-cell office:value-type="float" office:value="-1024">
                <text:p>-1024</text:p>
              </table:table-cell>
              <table:table-cell office:value-type="float" office:value="-406">
                <text:p>-40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5.486695">
                <text:p>35.486695</text:p>
              </table:table-cell>
              <table:table-cell office:value-type="float" office:value="-2200">
                <text:p>-2200</text:p>
              </table:table-cell>
              <table:table-cell office:value-type="float" office:value="-214">
                <text:p>-214</text:p>
              </table:table-cell>
              <table:table-cell office:value-type="float" office:value="-1024">
                <text:p>-1024</text:p>
              </table:table-cell>
              <table:table-cell office:value-type="float" office:value="-406">
                <text:p>-40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.49013">
                <text:p>35.49013</text:p>
              </table:table-cell>
              <table:table-cell office:value-type="float" office:value="-2200">
                <text:p>-2200</text:p>
              </table:table-cell>
              <table:table-cell office:value-type="float" office:value="-184">
                <text:p>-184</text:p>
              </table:table-cell>
              <table:table-cell office:value-type="float" office:value="-1024">
                <text:p>-1024</text:p>
              </table:table-cell>
              <table:table-cell office:value-type="float" office:value="-406">
                <text:p>-40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5.563372">
                <text:p>35.563372</text:p>
              </table:table-cell>
              <table:table-cell office:value-type="float" office:value="-2200">
                <text:p>-2200</text:p>
              </table:table-cell>
              <table:table-cell office:value-type="float" office:value="-184">
                <text:p>-184</text:p>
              </table:table-cell>
              <table:table-cell office:value-type="float" office:value="-1024">
                <text:p>-1024</text:p>
              </table:table-cell>
              <table:table-cell office:value-type="float" office:value="-436">
                <text:p>-43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.576437">
                <text:p>35.576437</text:p>
              </table:table-cell>
              <table:table-cell office:value-type="float" office:value="-2200">
                <text:p>-2200</text:p>
              </table:table-cell>
              <table:table-cell office:value-type="float" office:value="-184">
                <text:p>-184</text:p>
              </table:table-cell>
              <table:table-cell office:value-type="float" office:value="-1024">
                <text:p>-1024</text:p>
              </table:table-cell>
              <table:table-cell office:value-type="float" office:value="-436">
                <text:p>-43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5.579882">
                <text:p>35.579882</text:p>
              </table:table-cell>
              <table:table-cell office:value-type="float" office:value="-2200">
                <text:p>-2200</text:p>
              </table:table-cell>
              <table:table-cell office:value-type="float" office:value="-154">
                <text:p>-154</text:p>
              </table:table-cell>
              <table:table-cell office:value-type="float" office:value="-1024">
                <text:p>-1024</text:p>
              </table:table-cell>
              <table:table-cell office:value-type="float" office:value="-436">
                <text:p>-43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-2200">
                <text:p>-2200</text:p>
              </table:table-cell>
              <table:table-cell office:value-type="float" office:value="-154">
                <text:p>-154</text:p>
              </table:table-cell>
              <table:table-cell office:value-type="float" office:value="-1024">
                <text:p>-1024</text:p>
              </table:table-cell>
              <table:table-cell office:value-type="float" office:value="-436">
                <text:p>-43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5.653133">
                <text:p>35.653133</text:p>
              </table:table-cell>
              <table:table-cell office:value-type="float" office:value="-2200">
                <text:p>-2200</text:p>
              </table:table-cell>
              <table:table-cell office:value-type="float" office:value="-154">
                <text:p>-154</text:p>
              </table:table-cell>
              <table:table-cell office:value-type="float" office:value="-1024">
                <text:p>-1024</text:p>
              </table:table-cell>
              <table:table-cell office:value-type="float" office:value="-466">
                <text:p>-46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5.666221">
                <text:p>35.666221</text:p>
              </table:table-cell>
              <table:table-cell office:value-type="float" office:value="-2200">
                <text:p>-2200</text:p>
              </table:table-cell>
              <table:table-cell office:value-type="float" office:value="-154">
                <text:p>-154</text:p>
              </table:table-cell>
              <table:table-cell office:value-type="float" office:value="-1024">
                <text:p>-1024</text:p>
              </table:table-cell>
              <table:table-cell office:value-type="float" office:value="-466">
                <text:p>-46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5.669656">
                <text:p>35.669656</text:p>
              </table:table-cell>
              <table:table-cell office:value-type="float" office:value="-2200">
                <text:p>-2200</text:p>
              </table:table-cell>
              <table:table-cell office:value-type="float" office:value="-124">
                <text:p>-124</text:p>
              </table:table-cell>
              <table:table-cell office:value-type="float" office:value="-1024">
                <text:p>-1024</text:p>
              </table:table-cell>
              <table:table-cell office:value-type="float" office:value="-466">
                <text:p>-46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5.742901">
                <text:p>35.742901</text:p>
              </table:table-cell>
              <table:table-cell office:value-type="float" office:value="-2200">
                <text:p>-2200</text:p>
              </table:table-cell>
              <table:table-cell office:value-type="float" office:value="-124">
                <text:p>-124</text:p>
              </table:table-cell>
              <table:table-cell office:value-type="float" office:value="-1024">
                <text:p>-1024</text:p>
              </table:table-cell>
              <table:table-cell office:value-type="float" office:value="-496">
                <text:p>-49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5.755966">
                <text:p>35.755966</text:p>
              </table:table-cell>
              <table:table-cell office:value-type="float" office:value="-2200">
                <text:p>-2200</text:p>
              </table:table-cell>
              <table:table-cell office:value-type="float" office:value="-124">
                <text:p>-124</text:p>
              </table:table-cell>
              <table:table-cell office:value-type="float" office:value="-1024">
                <text:p>-1024</text:p>
              </table:table-cell>
              <table:table-cell office:value-type="float" office:value="-496">
                <text:p>-49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5.7594">
                <text:p>35.7594</text:p>
              </table:table-cell>
              <table:table-cell office:value-type="float" office:value="-2200">
                <text:p>-2200</text:p>
              </table:table-cell>
              <table:table-cell office:value-type="float" office:value="-94">
                <text:p>-94</text:p>
              </table:table-cell>
              <table:table-cell office:value-type="float" office:value="-1024">
                <text:p>-1024</text:p>
              </table:table-cell>
              <table:table-cell office:value-type="float" office:value="-496">
                <text:p>-49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5.832645">
                <text:p>35.832645</text:p>
              </table:table-cell>
              <table:table-cell office:value-type="float" office:value="-2200">
                <text:p>-2200</text:p>
              </table:table-cell>
              <table:table-cell office:value-type="float" office:value="-94">
                <text:p>-94</text:p>
              </table:table-cell>
              <table:table-cell office:value-type="float" office:value="-1024">
                <text:p>-1024</text:p>
              </table:table-cell>
              <table:table-cell office:value-type="float" office:value="-526">
                <text:p>-52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5.845721">
                <text:p>35.845721</text:p>
              </table:table-cell>
              <table:table-cell office:value-type="float" office:value="-2200">
                <text:p>-2200</text:p>
              </table:table-cell>
              <table:table-cell office:value-type="float" office:value="-94">
                <text:p>-94</text:p>
              </table:table-cell>
              <table:table-cell office:value-type="float" office:value="-1024">
                <text:p>-1024</text:p>
              </table:table-cell>
              <table:table-cell office:value-type="float" office:value="-526">
                <text:p>-52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5.849149">
                <text:p>35.849149</text:p>
              </table:table-cell>
              <table:table-cell office:value-type="float" office:value="-2200">
                <text:p>-2200</text:p>
              </table:table-cell>
              <table:table-cell office:value-type="float" office:value="-64">
                <text:p>-64</text:p>
              </table:table-cell>
              <table:table-cell office:value-type="float" office:value="-1024">
                <text:p>-1024</text:p>
              </table:table-cell>
              <table:table-cell office:value-type="float" office:value="-526">
                <text:p>-52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5.922389">
                <text:p>35.922389</text:p>
              </table:table-cell>
              <table:table-cell office:value-type="float" office:value="-2200">
                <text:p>-2200</text:p>
              </table:table-cell>
              <table:table-cell office:value-type="float" office:value="-64">
                <text:p>-64</text:p>
              </table:table-cell>
              <table:table-cell office:value-type="float" office:value="-1024">
                <text:p>-1024</text:p>
              </table:table-cell>
              <table:table-cell office:value-type="float" office:value="-556">
                <text:p>-55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5.935447">
                <text:p>35.935447</text:p>
              </table:table-cell>
              <table:table-cell office:value-type="float" office:value="-2200">
                <text:p>-2200</text:p>
              </table:table-cell>
              <table:table-cell office:value-type="float" office:value="-64">
                <text:p>-64</text:p>
              </table:table-cell>
              <table:table-cell office:value-type="float" office:value="-1024">
                <text:p>-1024</text:p>
              </table:table-cell>
              <table:table-cell office:value-type="float" office:value="-556">
                <text:p>-55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5.938894">
                <text:p>35.938894</text:p>
              </table:table-cell>
              <table:table-cell office:value-type="float" office:value="-2200">
                <text:p>-2200</text:p>
              </table:table-cell>
              <table:table-cell office:value-type="float" office:value="-34">
                <text:p>-34</text:p>
              </table:table-cell>
              <table:table-cell office:value-type="float" office:value="-1024">
                <text:p>-1024</text:p>
              </table:table-cell>
              <table:table-cell office:value-type="float" office:value="-556">
                <text:p>-55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6.012129">
                <text:p>36.012129</text:p>
              </table:table-cell>
              <table:table-cell office:value-type="float" office:value="-2200">
                <text:p>-2200</text:p>
              </table:table-cell>
              <table:table-cell office:value-type="float" office:value="-34">
                <text:p>-34</text:p>
              </table:table-cell>
              <table:table-cell office:value-type="float" office:value="-1024">
                <text:p>-1024</text:p>
              </table:table-cell>
              <table:table-cell office:value-type="float" office:value="-586">
                <text:p>-58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6.025199">
                <text:p>36.025199</text:p>
              </table:table-cell>
              <table:table-cell office:value-type="float" office:value="-2200">
                <text:p>-2200</text:p>
              </table:table-cell>
              <table:table-cell office:value-type="float" office:value="-34">
                <text:p>-34</text:p>
              </table:table-cell>
              <table:table-cell office:value-type="float" office:value="-1024">
                <text:p>-1024</text:p>
              </table:table-cell>
              <table:table-cell office:value-type="float" office:value="-586">
                <text:p>-58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6.028629">
                <text:p>36.028629</text:p>
              </table:table-cell>
              <table:table-cell office:value-type="float" office:value="-2200">
                <text:p>-2200</text:p>
              </table:table-cell>
              <table:table-cell office:value-type="float" office:value="-15">
                <text:p>-15</text:p>
              </table:table-cell>
              <table:table-cell office:value-type="float" office:value="-1024">
                <text:p>-1024</text:p>
              </table:table-cell>
              <table:table-cell office:value-type="float" office:value="-586">
                <text:p>-58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6.101878">
                <text:p>36.101878</text:p>
              </table:table-cell>
              <table:table-cell office:value-type="float" office:value="-2200">
                <text:p>-2200</text:p>
              </table:table-cell>
              <table:table-cell office:value-type="float" office:value="-15">
                <text:p>-15</text:p>
              </table:table-cell>
              <table:table-cell office:value-type="float" office:value="-1024">
                <text:p>-1024</text:p>
              </table:table-cell>
              <table:table-cell office:value-type="float" office:value="-616">
                <text:p>-6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6.114952">
                <text:p>36.114952</text:p>
              </table:table-cell>
              <table:table-cell office:value-type="float" office:value="-2200">
                <text:p>-2200</text:p>
              </table:table-cell>
              <table:table-cell office:value-type="float" office:value="-15">
                <text:p>-15</text:p>
              </table:table-cell>
              <table:table-cell office:value-type="float" office:value="-1024">
                <text:p>-1024</text:p>
              </table:table-cell>
              <table:table-cell office:value-type="float" office:value="-616">
                <text:p>-61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6.118385">
                <text:p>36.118385</text:p>
              </table:table-cell>
              <table:table-cell office:value-type="float" office:value="-2200">
                <text:p>-2200</text:p>
              </table:table-cell>
              <table:table-cell office:value-type="float" office:value="-14">
                <text:p>-14</text:p>
              </table:table-cell>
              <table:table-cell office:value-type="float" office:value="-1024">
                <text:p>-1024</text:p>
              </table:table-cell>
              <table:table-cell office:value-type="float" office:value="-616">
                <text:p>-61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6.191623">
                <text:p>36.191623</text:p>
              </table:table-cell>
              <table:table-cell office:value-type="float" office:value="-2200">
                <text:p>-2200</text:p>
              </table:table-cell>
              <table:table-cell office:value-type="float" office:value="-14">
                <text:p>-14</text:p>
              </table:table-cell>
              <table:table-cell office:value-type="float" office:value="-1024">
                <text:p>-1024</text:p>
              </table:table-cell>
              <table:table-cell office:value-type="float" office:value="-646">
                <text:p>-64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6.204698">
                <text:p>36.204698</text:p>
              </table:table-cell>
              <table:table-cell office:value-type="float" office:value="-2200">
                <text:p>-2200</text:p>
              </table:table-cell>
              <table:table-cell office:value-type="float" office:value="-14">
                <text:p>-14</text:p>
              </table:table-cell>
              <table:table-cell office:value-type="float" office:value="-1024">
                <text:p>-1024</text:p>
              </table:table-cell>
              <table:table-cell office:value-type="float" office:value="-646">
                <text:p>-64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6.208133">
                <text:p>36.208133</text:p>
              </table:table-cell>
              <table:table-cell office:value-type="float" office:value="-2200">
                <text:p>-2200</text:p>
              </table:table-cell>
              <table:table-cell office:value-type="float" office:value="-13">
                <text:p>-13</text:p>
              </table:table-cell>
              <table:table-cell office:value-type="float" office:value="-1024">
                <text:p>-1024</text:p>
              </table:table-cell>
              <table:table-cell office:value-type="float" office:value="-646">
                <text:p>-64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6.281372">
                <text:p>36.281372</text:p>
              </table:table-cell>
              <table:table-cell office:value-type="float" office:value="-2200">
                <text:p>-2200</text:p>
              </table:table-cell>
              <table:table-cell office:value-type="float" office:value="-13">
                <text:p>-13</text:p>
              </table:table-cell>
              <table:table-cell office:value-type="float" office:value="-1024">
                <text:p>-1024</text:p>
              </table:table-cell>
              <table:table-cell office:value-type="float" office:value="-676">
                <text:p>-67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6.294427">
                <text:p>36.294427</text:p>
              </table:table-cell>
              <table:table-cell office:value-type="float" office:value="-2200">
                <text:p>-2200</text:p>
              </table:table-cell>
              <table:table-cell office:value-type="float" office:value="-13">
                <text:p>-13</text:p>
              </table:table-cell>
              <table:table-cell office:value-type="float" office:value="-1024">
                <text:p>-1024</text:p>
              </table:table-cell>
              <table:table-cell office:value-type="float" office:value="-676">
                <text:p>-67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6.297879">
                <text:p>36.297879</text:p>
              </table:table-cell>
              <table:table-cell office:value-type="float" office:value="-2200">
                <text:p>-2200</text:p>
              </table:table-cell>
              <table:table-cell office:value-type="float" office:value="-12">
                <text:p>-12</text:p>
              </table:table-cell>
              <table:table-cell office:value-type="float" office:value="-1024">
                <text:p>-1024</text:p>
              </table:table-cell>
              <table:table-cell office:value-type="float" office:value="-676">
                <text:p>-67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6.371111">
                <text:p>36.371111</text:p>
              </table:table-cell>
              <table:table-cell office:value-type="float" office:value="-2200">
                <text:p>-2200</text:p>
              </table:table-cell>
              <table:table-cell office:value-type="float" office:value="-12">
                <text:p>-12</text:p>
              </table:table-cell>
              <table:table-cell office:value-type="float" office:value="-1024">
                <text:p>-1024</text:p>
              </table:table-cell>
              <table:table-cell office:value-type="float" office:value="-706">
                <text:p>-70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6.384188">
                <text:p>36.384188</text:p>
              </table:table-cell>
              <table:table-cell office:value-type="float" office:value="-2200">
                <text:p>-2200</text:p>
              </table:table-cell>
              <table:table-cell office:value-type="float" office:value="-12">
                <text:p>-12</text:p>
              </table:table-cell>
              <table:table-cell office:value-type="float" office:value="-1024">
                <text:p>-1024</text:p>
              </table:table-cell>
              <table:table-cell office:value-type="float" office:value="-706">
                <text:p>-70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.387629">
                <text:p>36.387629</text:p>
              </table:table-cell>
              <table:table-cell office:value-type="float" office:value="-2200">
                <text:p>-2200</text:p>
              </table:table-cell>
              <table:table-cell office:value-type="float" office:value="-11">
                <text:p>-11</text:p>
              </table:table-cell>
              <table:table-cell office:value-type="float" office:value="-1024">
                <text:p>-1024</text:p>
              </table:table-cell>
              <table:table-cell office:value-type="float" office:value="-706">
                <text:p>-70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6.460874">
                <text:p>36.460874</text:p>
              </table:table-cell>
              <table:table-cell office:value-type="float" office:value="-2200">
                <text:p>-2200</text:p>
              </table:table-cell>
              <table:table-cell office:value-type="float" office:value="-11">
                <text:p>-11</text:p>
              </table:table-cell>
              <table:table-cell office:value-type="float" office:value="-1024">
                <text:p>-1024</text:p>
              </table:table-cell>
              <table:table-cell office:value-type="float" office:value="-736">
                <text:p>-73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6.473945">
                <text:p>36.473945</text:p>
              </table:table-cell>
              <table:table-cell office:value-type="float" office:value="-2200">
                <text:p>-2200</text:p>
              </table:table-cell>
              <table:table-cell office:value-type="float" office:value="-11">
                <text:p>-11</text:p>
              </table:table-cell>
              <table:table-cell office:value-type="float" office:value="-1024">
                <text:p>-1024</text:p>
              </table:table-cell>
              <table:table-cell office:value-type="float" office:value="-736">
                <text:p>-73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6.477384">
                <text:p>36.477384</text:p>
              </table:table-cell>
              <table:table-cell office:value-type="float" office:value="-2200">
                <text:p>-2200</text:p>
              </table:table-cell>
              <table:table-cell office:value-type="float" office:value="-10">
                <text:p>-10</text:p>
              </table:table-cell>
              <table:table-cell office:value-type="float" office:value="-1024">
                <text:p>-1024</text:p>
              </table:table-cell>
              <table:table-cell office:value-type="float" office:value="-736">
                <text:p>-73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6.550628">
                <text:p>36.550628</text:p>
              </table:table-cell>
              <table:table-cell office:value-type="float" office:value="-2200">
                <text:p>-2200</text:p>
              </table:table-cell>
              <table:table-cell office:value-type="float" office:value="-10">
                <text:p>-10</text:p>
              </table:table-cell>
              <table:table-cell office:value-type="float" office:value="-1024">
                <text:p>-1024</text:p>
              </table:table-cell>
              <table:table-cell office:value-type="float" office:value="-766">
                <text:p>-76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6.563702">
                <text:p>36.563702</text:p>
              </table:table-cell>
              <table:table-cell office:value-type="float" office:value="-2200">
                <text:p>-2200</text:p>
              </table:table-cell>
              <table:table-cell office:value-type="float" office:value="-10">
                <text:p>-10</text:p>
              </table:table-cell>
              <table:table-cell office:value-type="float" office:value="-1024">
                <text:p>-1024</text:p>
              </table:table-cell>
              <table:table-cell office:value-type="float" office:value="-766">
                <text:p>-766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6.567138">
                <text:p>36.567138</text:p>
              </table:table-cell>
              <table:table-cell office:value-type="float" office:value="-2200">
                <text:p>-2200</text:p>
              </table:table-cell>
              <table:table-cell office:value-type="float" office:value="-9">
                <text:p>-9</text:p>
              </table:table-cell>
              <table:table-cell office:value-type="float" office:value="-1024">
                <text:p>-1024</text:p>
              </table:table-cell>
              <table:table-cell office:value-type="float" office:value="-766">
                <text:p>-766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6.640378">
                <text:p>36.640378</text:p>
              </table:table-cell>
              <table:table-cell office:value-type="float" office:value="-2200">
                <text:p>-2200</text:p>
              </table:table-cell>
              <table:table-cell office:value-type="float" office:value="-9">
                <text:p>-9</text:p>
              </table:table-cell>
              <table:table-cell office:value-type="float" office:value="-1024">
                <text:p>-1024</text:p>
              </table:table-cell>
              <table:table-cell office:value-type="float" office:value="-796">
                <text:p>-796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6.653445">
                <text:p>36.653445</text:p>
              </table:table-cell>
              <table:table-cell office:value-type="float" office:value="-2200">
                <text:p>-2200</text:p>
              </table:table-cell>
              <table:table-cell office:value-type="float" office:value="-9">
                <text:p>-9</text:p>
              </table:table-cell>
              <table:table-cell office:value-type="float" office:value="-1024">
                <text:p>-1024</text:p>
              </table:table-cell>
              <table:table-cell office:value-type="float" office:value="-796">
                <text:p>-79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6.656879">
                <text:p>36.656879</text:p>
              </table:table-cell>
              <table:table-cell office:value-type="float" office:value="-2200">
                <text:p>-2200</text:p>
              </table:table-cell>
              <table:table-cell office:value-type="float" office:value="-8">
                <text:p>-8</text:p>
              </table:table-cell>
              <table:table-cell office:value-type="float" office:value="-1024">
                <text:p>-1024</text:p>
              </table:table-cell>
              <table:table-cell office:value-type="float" office:value="-796">
                <text:p>-79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6.730113">
                <text:p>36.730113</text:p>
              </table:table-cell>
              <table:table-cell office:value-type="float" office:value="-2200">
                <text:p>-2200</text:p>
              </table:table-cell>
              <table:table-cell office:value-type="float" office:value="-8">
                <text:p>-8</text:p>
              </table:table-cell>
              <table:table-cell office:value-type="float" office:value="-1024">
                <text:p>-1024</text:p>
              </table:table-cell>
              <table:table-cell office:value-type="float" office:value="-826">
                <text:p>-82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6.743177">
                <text:p>36.743177</text:p>
              </table:table-cell>
              <table:table-cell office:value-type="float" office:value="-2200">
                <text:p>-2200</text:p>
              </table:table-cell>
              <table:table-cell office:value-type="float" office:value="-8">
                <text:p>-8</text:p>
              </table:table-cell>
              <table:table-cell office:value-type="float" office:value="-1024">
                <text:p>-1024</text:p>
              </table:table-cell>
              <table:table-cell office:value-type="float" office:value="-826">
                <text:p>-82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6.746614">
                <text:p>36.746614</text:p>
              </table:table-cell>
              <table:table-cell office:value-type="float" office:value="-2200">
                <text:p>-2200</text:p>
              </table:table-cell>
              <table:table-cell office:value-type="float" office:value="-7">
                <text:p>-7</text:p>
              </table:table-cell>
              <table:table-cell office:value-type="float" office:value="-1024">
                <text:p>-1024</text:p>
              </table:table-cell>
              <table:table-cell office:value-type="float" office:value="-826">
                <text:p>-82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6.807624">
                <text:p>36.807624</text:p>
              </table:table-cell>
              <table:table-cell office:value-type="float" office:value="2200">
                <text:p>2200</text:p>
              </table:table-cell>
              <table:table-cell office:value-type="float" office:value="-7">
                <text:p>-7</text:p>
              </table:table-cell>
              <table:table-cell office:value-type="float" office:value="-1024">
                <text:p>-1024</text:p>
              </table:table-cell>
              <table:table-cell office:value-type="float" office:value="-826">
                <text:p>-82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6.81748">
                <text:p>36.81748</text:p>
              </table:table-cell>
              <table:table-cell office:value-type="float" office:value="-2200">
                <text:p>-2200</text:p>
              </table:table-cell>
              <table:table-cell office:value-type="float" office:value="-7">
                <text:p>-7</text:p>
              </table:table-cell>
              <table:table-cell office:value-type="float" office:value="-994">
                <text:p>-994</text:p>
              </table:table-cell>
              <table:table-cell office:value-type="float" office:value="-826">
                <text:p>-82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6.820939">
                <text:p>36.820939</text:p>
              </table:table-cell>
              <table:table-cell office:value-type="float" office:value="-2200">
                <text:p>-2200</text:p>
              </table:table-cell>
              <table:table-cell office:value-type="float" office:value="-7">
                <text:p>-7</text:p>
              </table:table-cell>
              <table:table-cell office:value-type="float" office:value="-994">
                <text:p>-994</text:p>
              </table:table-cell>
              <table:table-cell office:value-type="float" office:value="-856">
                <text:p>-85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6.834012">
                <text:p>36.834012</text:p>
              </table:table-cell>
              <table:table-cell office:value-type="float" office:value="-2200">
                <text:p>-2200</text:p>
              </table:table-cell>
              <table:table-cell office:value-type="float" office:value="-7">
                <text:p>-7</text:p>
              </table:table-cell>
              <table:table-cell office:value-type="float" office:value="-994">
                <text:p>-994</text:p>
              </table:table-cell>
              <table:table-cell office:value-type="float" office:value="-856">
                <text:p>-85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6.837451">
                <text:p>36.837451</text:p>
              </table:table-cell>
              <table:table-cell office:value-type="float" office:value="-2200">
                <text:p>-2200</text:p>
              </table:table-cell>
              <table:table-cell office:value-type="float" office:value="-6">
                <text:p>-6</text:p>
              </table:table-cell>
              <table:table-cell office:value-type="float" office:value="-994">
                <text:p>-994</text:p>
              </table:table-cell>
              <table:table-cell office:value-type="float" office:value="-856">
                <text:p>-85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6.908285">
                <text:p>36.908285</text:p>
              </table:table-cell>
              <table:table-cell office:value-type="float" office:value="-2200">
                <text:p>-2200</text:p>
              </table:table-cell>
              <table:table-cell office:value-type="float" office:value="-6">
                <text:p>-6</text:p>
              </table:table-cell>
              <table:table-cell office:value-type="float" office:value="-964">
                <text:p>-964</text:p>
              </table:table-cell>
              <table:table-cell office:value-type="float" office:value="-856">
                <text:p>-85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6.911724">
                <text:p>36.911724</text:p>
              </table:table-cell>
              <table:table-cell office:value-type="float" office:value="-2200">
                <text:p>-2200</text:p>
              </table:table-cell>
              <table:table-cell office:value-type="float" office:value="-6">
                <text:p>-6</text:p>
              </table:table-cell>
              <table:table-cell office:value-type="float" office:value="-964">
                <text:p>-964</text:p>
              </table:table-cell>
              <table:table-cell office:value-type="float" office:value="-886">
                <text:p>-88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6.924798">
                <text:p>36.924798</text:p>
              </table:table-cell>
              <table:table-cell office:value-type="float" office:value="-2200">
                <text:p>-2200</text:p>
              </table:table-cell>
              <table:table-cell office:value-type="float" office:value="-6">
                <text:p>-6</text:p>
              </table:table-cell>
              <table:table-cell office:value-type="float" office:value="-964">
                <text:p>-964</text:p>
              </table:table-cell>
              <table:table-cell office:value-type="float" office:value="-886">
                <text:p>-886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6.92823">
                <text:p>36.92823</text:p>
              </table:table-cell>
              <table:table-cell office:value-type="float" office:value="-2200">
                <text:p>-2200</text:p>
              </table:table-cell>
              <table:table-cell office:value-type="float" office:value="-5">
                <text:p>-5</text:p>
              </table:table-cell>
              <table:table-cell office:value-type="float" office:value="-964">
                <text:p>-964</text:p>
              </table:table-cell>
              <table:table-cell office:value-type="float" office:value="-886">
                <text:p>-886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6.999072">
                <text:p>36.999072</text:p>
              </table:table-cell>
              <table:table-cell office:value-type="float" office:value="-2200">
                <text:p>-2200</text:p>
              </table:table-cell>
              <table:table-cell office:value-type="float" office:value="-5">
                <text:p>-5</text:p>
              </table:table-cell>
              <table:table-cell office:value-type="float" office:value="-934">
                <text:p>-934</text:p>
              </table:table-cell>
              <table:table-cell office:value-type="float" office:value="-886">
                <text:p>-886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7.002513">
                <text:p>37.002513</text:p>
              </table:table-cell>
              <table:table-cell office:value-type="float" office:value="-2200">
                <text:p>-2200</text:p>
              </table:table-cell>
              <table:table-cell office:value-type="float" office:value="-5">
                <text:p>-5</text:p>
              </table:table-cell>
              <table:table-cell office:value-type="float" office:value="-934">
                <text:p>-934</text:p>
              </table:table-cell>
              <table:table-cell office:value-type="float" office:value="-916">
                <text:p>-916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7.015584">
                <text:p>37.015584</text:p>
              </table:table-cell>
              <table:table-cell office:value-type="float" office:value="-2200">
                <text:p>-2200</text:p>
              </table:table-cell>
              <table:table-cell office:value-type="float" office:value="-5">
                <text:p>-5</text:p>
              </table:table-cell>
              <table:table-cell office:value-type="float" office:value="-934">
                <text:p>-934</text:p>
              </table:table-cell>
              <table:table-cell office:value-type="float" office:value="-916">
                <text:p>-916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7.019019">
                <text:p>37.019019</text:p>
              </table:table-cell>
              <table:table-cell office:value-type="float" office:value="-2200">
                <text:p>-2200</text:p>
              </table:table-cell>
              <table:table-cell office:value-type="float" office:value="-4">
                <text:p>-4</text:p>
              </table:table-cell>
              <table:table-cell office:value-type="float" office:value="-934">
                <text:p>-934</text:p>
              </table:table-cell>
              <table:table-cell office:value-type="float" office:value="-916">
                <text:p>-916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.089839">
                <text:p>37.089839</text:p>
              </table:table-cell>
              <table:table-cell office:value-type="float" office:value="-2200">
                <text:p>-2200</text:p>
              </table:table-cell>
              <table:table-cell office:value-type="float" office:value="-4">
                <text:p>-4</text:p>
              </table:table-cell>
              <table:table-cell office:value-type="float" office:value="-904">
                <text:p>-904</text:p>
              </table:table-cell>
              <table:table-cell office:value-type="float" office:value="-916">
                <text:p>-916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7.093292">
                <text:p>37.093292</text:p>
              </table:table-cell>
              <table:table-cell office:value-type="float" office:value="-2200">
                <text:p>-2200</text:p>
              </table:table-cell>
              <table:table-cell office:value-type="float" office:value="-4">
                <text:p>-4</text:p>
              </table:table-cell>
              <table:table-cell office:value-type="float" office:value="-904">
                <text:p>-904</text:p>
              </table:table-cell>
              <table:table-cell office:value-type="float" office:value="-946">
                <text:p>-946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7.106346">
                <text:p>37.106346</text:p>
              </table:table-cell>
              <table:table-cell office:value-type="float" office:value="-2200">
                <text:p>-2200</text:p>
              </table:table-cell>
              <table:table-cell office:value-type="float" office:value="-4">
                <text:p>-4</text:p>
              </table:table-cell>
              <table:table-cell office:value-type="float" office:value="-904">
                <text:p>-904</text:p>
              </table:table-cell>
              <table:table-cell office:value-type="float" office:value="-946">
                <text:p>-946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7.109784">
                <text:p>37.109784</text:p>
              </table:table-cell>
              <table:table-cell office:value-type="float" office:value="-2200">
                <text:p>-2200</text:p>
              </table:table-cell>
              <table:table-cell office:value-type="float" office:value="-3">
                <text:p>-3</text:p>
              </table:table-cell>
              <table:table-cell office:value-type="float" office:value="-904">
                <text:p>-904</text:p>
              </table:table-cell>
              <table:table-cell office:value-type="float" office:value="-946">
                <text:p>-946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7.180629">
                <text:p>37.180629</text:p>
              </table:table-cell>
              <table:table-cell office:value-type="float" office:value="-2200">
                <text:p>-2200</text:p>
              </table:table-cell>
              <table:table-cell office:value-type="float" office:value="-3">
                <text:p>-3</text:p>
              </table:table-cell>
              <table:table-cell office:value-type="float" office:value="-874">
                <text:p>-874</text:p>
              </table:table-cell>
              <table:table-cell office:value-type="float" office:value="-946">
                <text:p>-946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7.18407">
                <text:p>37.18407</text:p>
              </table:table-cell>
              <table:table-cell office:value-type="float" office:value="-2200">
                <text:p>-2200</text:p>
              </table:table-cell>
              <table:table-cell office:value-type="float" office:value="-3">
                <text:p>-3</text:p>
              </table:table-cell>
              <table:table-cell office:value-type="float" office:value="-874">
                <text:p>-874</text:p>
              </table:table-cell>
              <table:table-cell office:value-type="float" office:value="-976">
                <text:p>-976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7.197147">
                <text:p>37.197147</text:p>
              </table:table-cell>
              <table:table-cell office:value-type="float" office:value="-2200">
                <text:p>-2200</text:p>
              </table:table-cell>
              <table:table-cell office:value-type="float" office:value="-3">
                <text:p>-3</text:p>
              </table:table-cell>
              <table:table-cell office:value-type="float" office:value="-874">
                <text:p>-874</text:p>
              </table:table-cell>
              <table:table-cell office:value-type="float" office:value="-976">
                <text:p>-976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7.200585">
                <text:p>37.200585</text:p>
              </table:table-cell>
              <table:table-cell office:value-type="float" office:value="-2200">
                <text:p>-2200</text:p>
              </table:table-cell>
              <table:table-cell office:value-type="float" office:value="-2">
                <text:p>-2</text:p>
              </table:table-cell>
              <table:table-cell office:value-type="float" office:value="-874">
                <text:p>-874</text:p>
              </table:table-cell>
              <table:table-cell office:value-type="float" office:value="-976">
                <text:p>-976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7.27142">
                <text:p>37.27142</text:p>
              </table:table-cell>
              <table:table-cell office:value-type="float" office:value="-2200">
                <text:p>-2200</text:p>
              </table:table-cell>
              <table:table-cell office:value-type="float" office:value="-2">
                <text:p>-2</text:p>
              </table:table-cell>
              <table:table-cell office:value-type="float" office:value="-844">
                <text:p>-844</text:p>
              </table:table-cell>
              <table:table-cell office:value-type="float" office:value="-976">
                <text:p>-976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7.274865">
                <text:p>37.274865</text:p>
              </table:table-cell>
              <table:table-cell office:value-type="float" office:value="-2200">
                <text:p>-2200</text:p>
              </table:table-cell>
              <table:table-cell office:value-type="float" office:value="-2">
                <text:p>-2</text:p>
              </table:table-cell>
              <table:table-cell office:value-type="float" office:value="-844">
                <text:p>-844</text:p>
              </table:table-cell>
              <table:table-cell office:value-type="float" office:value="-1006">
                <text:p>-1006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7.287941">
                <text:p>37.287941</text:p>
              </table:table-cell>
              <table:table-cell office:value-type="float" office:value="-2200">
                <text:p>-2200</text:p>
              </table:table-cell>
              <table:table-cell office:value-type="float" office:value="-2">
                <text:p>-2</text:p>
              </table:table-cell>
              <table:table-cell office:value-type="float" office:value="-844">
                <text:p>-844</text:p>
              </table:table-cell>
              <table:table-cell office:value-type="float" office:value="-1006">
                <text:p>-1006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7.291379">
                <text:p>37.291379</text:p>
              </table:table-cell>
              <table:table-cell office:value-type="float" office:value="-2200">
                <text:p>-2200</text:p>
              </table:table-cell>
              <table:table-cell office:value-type="float" office:value="-1">
                <text:p>-1</text:p>
              </table:table-cell>
              <table:table-cell office:value-type="float" office:value="-844">
                <text:p>-844</text:p>
              </table:table-cell>
              <table:table-cell office:value-type="float" office:value="-1006">
                <text:p>-1006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7.362218">
                <text:p>37.362218</text:p>
              </table:table-cell>
              <table:table-cell office:value-type="float" office:value="-2200">
                <text:p>-2200</text:p>
              </table:table-cell>
              <table:table-cell office:value-type="float" office:value="-1">
                <text:p>-1</text:p>
              </table:table-cell>
              <table:table-cell office:value-type="float" office:value="-814">
                <text:p>-814</text:p>
              </table:table-cell>
              <table:table-cell office:value-type="float" office:value="-1006">
                <text:p>-1006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7.365654">
                <text:p>37.365654</text:p>
              </table:table-cell>
              <table:table-cell office:value-type="float" office:value="-2200">
                <text:p>-2200</text:p>
              </table:table-cell>
              <table:table-cell office:value-type="float" office:value="-1">
                <text:p>-1</text:p>
              </table:table-cell>
              <table:table-cell office:value-type="float" office:value="-814">
                <text:p>-814</text:p>
              </table:table-cell>
              <table:table-cell office:value-type="float" office:value="-1024">
                <text:p>-1024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7.378723">
                <text:p>37.378723</text:p>
              </table:table-cell>
              <table:table-cell office:value-type="float" office:value="-2200">
                <text:p>-2200</text:p>
              </table:table-cell>
              <table:table-cell office:value-type="float" office:value="-1">
                <text:p>-1</text:p>
              </table:table-cell>
              <table:table-cell office:value-type="float" office:value="-814">
                <text:p>-814</text:p>
              </table:table-cell>
              <table:table-cell office:value-type="float" office:value="-1024">
                <text:p>-1024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7.382156">
                <text:p>37.382156</text:p>
              </table:table-cell>
              <table:table-cell office:value-type="float" office:value="-2200">
                <text:p>-2200</text:p>
              </table:table-cell>
              <table:table-cell office:value-type="float" office:value="0">
                <text:p>0</text:p>
              </table:table-cell>
              <table:table-cell office:value-type="float" office:value="-814">
                <text:p>-814</text:p>
              </table:table-cell>
              <table:table-cell office:value-type="float" office:value="-1024">
                <text:p>-1024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7.452981">
                <text:p>37.452981</text:p>
              </table:table-cell>
              <table:table-cell office:value-type="float" office:value="-2200">
                <text:p>-2200</text:p>
              </table:table-cell>
              <table:table-cell office:value-type="float" office:value="0">
                <text:p>0</text:p>
              </table:table-cell>
              <table:table-cell office:value-type="float" office:value="-784">
                <text:p>-784</text:p>
              </table:table-cell>
              <table:table-cell office:value-type="float" office:value="-1024">
                <text:p>-1024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7.468455">
                <text:p>37.468455</text:p>
              </table:table-cell>
              <table:table-cell office:value-type="float" office:value="-2200">
                <text:p>-2200</text:p>
              </table:table-cell>
              <table:table-cell office:value-type="float" office:value="0">
                <text:p>0</text:p>
              </table:table-cell>
              <table:table-cell office:value-type="float" office:value="-784">
                <text:p>-784</text:p>
              </table:table-cell>
              <table:table-cell office:value-type="float" office:value="-1024">
                <text:p>-1024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7.4719">
                <text:p>37.4719</text:p>
              </table:table-cell>
              <table:table-cell office:value-type="float" office:value="-2200">
                <text:p>-2200</text:p>
              </table:table-cell>
              <table:table-cell office:value-type="float" office:value="1">
                <text:p>1</text:p>
              </table:table-cell>
              <table:table-cell office:value-type="float" office:value="-784">
                <text:p>-784</text:p>
              </table:table-cell>
              <table:table-cell office:value-type="float" office:value="-1024">
                <text:p>-1024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7.542722">
                <text:p>37.542722</text:p>
              </table:table-cell>
              <table:table-cell office:value-type="float" office:value="-2200">
                <text:p>-2200</text:p>
              </table:table-cell>
              <table:table-cell office:value-type="float" office:value="1">
                <text:p>1</text:p>
              </table:table-cell>
              <table:table-cell office:value-type="float" office:value="-754">
                <text:p>-754</text:p>
              </table:table-cell>
              <table:table-cell office:value-type="float" office:value="-1024">
                <text:p>-1024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7.558196">
                <text:p>37.558196</text:p>
              </table:table-cell>
              <table:table-cell office:value-type="float" office:value="-2200">
                <text:p>-2200</text:p>
              </table:table-cell>
              <table:table-cell office:value-type="float" office:value="1">
                <text:p>1</text:p>
              </table:table-cell>
              <table:table-cell office:value-type="float" office:value="-754">
                <text:p>-754</text:p>
              </table:table-cell>
              <table:table-cell office:value-type="float" office:value="-1024">
                <text:p>-1024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7.561635">
                <text:p>37.561635</text:p>
              </table:table-cell>
              <table:table-cell office:value-type="float" office:value="-2200">
                <text:p>-2200</text:p>
              </table:table-cell>
              <table:table-cell office:value-type="float" office:value="2">
                <text:p>2</text:p>
              </table:table-cell>
              <table:table-cell office:value-type="float" office:value="-754">
                <text:p>-754</text:p>
              </table:table-cell>
              <table:table-cell office:value-type="float" office:value="-1024">
                <text:p>-1024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7.632478">
                <text:p>37.632478</text:p>
              </table:table-cell>
              <table:table-cell office:value-type="float" office:value="-2200">
                <text:p>-2200</text:p>
              </table:table-cell>
              <table:table-cell office:value-type="float" office:value="2">
                <text:p>2</text:p>
              </table:table-cell>
              <table:table-cell office:value-type="float" office:value="-724">
                <text:p>-724</text:p>
              </table:table-cell>
              <table:table-cell office:value-type="float" office:value="-1024">
                <text:p>-1024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7.647954">
                <text:p>37.647954</text:p>
              </table:table-cell>
              <table:table-cell office:value-type="float" office:value="-2200">
                <text:p>-2200</text:p>
              </table:table-cell>
              <table:table-cell office:value-type="float" office:value="2">
                <text:p>2</text:p>
              </table:table-cell>
              <table:table-cell office:value-type="float" office:value="-724">
                <text:p>-724</text:p>
              </table:table-cell>
              <table:table-cell office:value-type="float" office:value="-1024">
                <text:p>-1024</text:p>
              </table:table-cell>
              <table:table-cell office:value-type="float" office:value="-436">
                <text:p>-4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7.651389">
                <text:p>37.651389</text:p>
              </table:table-cell>
              <table:table-cell office:value-type="float" office:value="-2200">
                <text:p>-2200</text:p>
              </table:table-cell>
              <table:table-cell office:value-type="float" office:value="3">
                <text:p>3</text:p>
              </table:table-cell>
              <table:table-cell office:value-type="float" office:value="-724">
                <text:p>-724</text:p>
              </table:table-cell>
              <table:table-cell office:value-type="float" office:value="-1024">
                <text:p>-1024</text:p>
              </table:table-cell>
              <table:table-cell office:value-type="float" office:value="-436">
                <text:p>-4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7.72222">
                <text:p>37.72222</text:p>
              </table:table-cell>
              <table:table-cell office:value-type="float" office:value="-2200">
                <text:p>-2200</text:p>
              </table:table-cell>
              <table:table-cell office:value-type="float" office:value="3">
                <text:p>3</text:p>
              </table:table-cell>
              <table:table-cell office:value-type="float" office:value="-694">
                <text:p>-694</text:p>
              </table:table-cell>
              <table:table-cell office:value-type="float" office:value="-1024">
                <text:p>-1024</text:p>
              </table:table-cell>
              <table:table-cell office:value-type="float" office:value="-436">
                <text:p>-4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7.737703">
                <text:p>37.737703</text:p>
              </table:table-cell>
              <table:table-cell office:value-type="float" office:value="-2200">
                <text:p>-2200</text:p>
              </table:table-cell>
              <table:table-cell office:value-type="float" office:value="3">
                <text:p>3</text:p>
              </table:table-cell>
              <table:table-cell office:value-type="float" office:value="-694">
                <text:p>-694</text:p>
              </table:table-cell>
              <table:table-cell office:value-type="float" office:value="-1024">
                <text:p>-1024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7.741133">
                <text:p>37.741133</text:p>
              </table:table-cell>
              <table:table-cell office:value-type="float" office:value="-2200">
                <text:p>-2200</text:p>
              </table:table-cell>
              <table:table-cell office:value-type="float" office:value="4">
                <text:p>4</text:p>
              </table:table-cell>
              <table:table-cell office:value-type="float" office:value="-694">
                <text:p>-694</text:p>
              </table:table-cell>
              <table:table-cell office:value-type="float" office:value="-1024">
                <text:p>-1024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7.811964">
                <text:p>37.811964</text:p>
              </table:table-cell>
              <table:table-cell office:value-type="float" office:value="-2200">
                <text:p>-2200</text:p>
              </table:table-cell>
              <table:table-cell office:value-type="float" office:value="4">
                <text:p>4</text:p>
              </table:table-cell>
              <table:table-cell office:value-type="float" office:value="-664">
                <text:p>-664</text:p>
              </table:table-cell>
              <table:table-cell office:value-type="float" office:value="-1024">
                <text:p>-1024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7.827444">
                <text:p>37.827444</text:p>
              </table:table-cell>
              <table:table-cell office:value-type="float" office:value="-2200">
                <text:p>-2200</text:p>
              </table:table-cell>
              <table:table-cell office:value-type="float" office:value="4">
                <text:p>4</text:p>
              </table:table-cell>
              <table:table-cell office:value-type="float" office:value="-664">
                <text:p>-664</text:p>
              </table:table-cell>
              <table:table-cell office:value-type="float" office:value="-1024">
                <text:p>-1024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7.830894">
                <text:p>37.830894</text:p>
              </table:table-cell>
              <table:table-cell office:value-type="float" office:value="-2200">
                <text:p>-2200</text:p>
              </table:table-cell>
              <table:table-cell office:value-type="float" office:value="5">
                <text:p>5</text:p>
              </table:table-cell>
              <table:table-cell office:value-type="float" office:value="-664">
                <text:p>-664</text:p>
              </table:table-cell>
              <table:table-cell office:value-type="float" office:value="-1024">
                <text:p>-1024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-2200">
                <text:p>-2200</text:p>
              </table:table-cell>
              <table:table-cell office:value-type="float" office:value="5">
                <text:p>5</text:p>
              </table:table-cell>
              <table:table-cell office:value-type="float" office:value="-664">
                <text:p>-664</text:p>
              </table:table-cell>
              <table:table-cell office:value-type="float" office:value="-1024">
                <text:p>-1024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7.901767">
                <text:p>37.901767</text:p>
              </table:table-cell>
              <table:table-cell office:value-type="float" office:value="-2200">
                <text:p>-2200</text:p>
              </table:table-cell>
              <table:table-cell office:value-type="float" office:value="5">
                <text:p>5</text:p>
              </table:table-cell>
              <table:table-cell office:value-type="float" office:value="-634">
                <text:p>-634</text:p>
              </table:table-cell>
              <table:table-cell office:value-type="float" office:value="-1024">
                <text:p>-1024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7.917257">
                <text:p>37.917257</text:p>
              </table:table-cell>
              <table:table-cell office:value-type="float" office:value="-2200">
                <text:p>-2200</text:p>
              </table:table-cell>
              <table:table-cell office:value-type="float" office:value="5">
                <text:p>5</text:p>
              </table:table-cell>
              <table:table-cell office:value-type="float" office:value="-634">
                <text:p>-634</text:p>
              </table:table-cell>
              <table:table-cell office:value-type="float" office:value="-1024">
                <text:p>-1024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7.920698">
                <text:p>37.920698</text:p>
              </table:table-cell>
              <table:table-cell office:value-type="float" office:value="-2200">
                <text:p>-2200</text:p>
              </table:table-cell>
              <table:table-cell office:value-type="float" office:value="6">
                <text:p>6</text:p>
              </table:table-cell>
              <table:table-cell office:value-type="float" office:value="-634">
                <text:p>-634</text:p>
              </table:table-cell>
              <table:table-cell office:value-type="float" office:value="-1024">
                <text:p>-1024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7.991535">
                <text:p>37.991535</text:p>
              </table:table-cell>
              <table:table-cell office:value-type="float" office:value="-2200">
                <text:p>-2200</text:p>
              </table:table-cell>
              <table:table-cell office:value-type="float" office:value="6">
                <text:p>6</text:p>
              </table:table-cell>
              <table:table-cell office:value-type="float" office:value="-604">
                <text:p>-604</text:p>
              </table:table-cell>
              <table:table-cell office:value-type="float" office:value="-1024">
                <text:p>-1024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8.007007">
                <text:p>38.007007</text:p>
              </table:table-cell>
              <table:table-cell office:value-type="float" office:value="-2200">
                <text:p>-2200</text:p>
              </table:table-cell>
              <table:table-cell office:value-type="float" office:value="6">
                <text:p>6</text:p>
              </table:table-cell>
              <table:table-cell office:value-type="float" office:value="-604">
                <text:p>-604</text:p>
              </table:table-cell>
              <table:table-cell office:value-type="float" office:value="-1024">
                <text:p>-1024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8.010443">
                <text:p>38.010443</text:p>
              </table:table-cell>
              <table:table-cell office:value-type="float" office:value="-2200">
                <text:p>-2200</text:p>
              </table:table-cell>
              <table:table-cell office:value-type="float" office:value="7">
                <text:p>7</text:p>
              </table:table-cell>
              <table:table-cell office:value-type="float" office:value="-604">
                <text:p>-604</text:p>
              </table:table-cell>
              <table:table-cell office:value-type="float" office:value="-1024">
                <text:p>-1024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8.081279">
                <text:p>38.081279</text:p>
              </table:table-cell>
              <table:table-cell office:value-type="float" office:value="-2200">
                <text:p>-2200</text:p>
              </table:table-cell>
              <table:table-cell office:value-type="float" office:value="7">
                <text:p>7</text:p>
              </table:table-cell>
              <table:table-cell office:value-type="float" office:value="-574">
                <text:p>-574</text:p>
              </table:table-cell>
              <table:table-cell office:value-type="float" office:value="-1024">
                <text:p>-1024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8.096757">
                <text:p>38.096757</text:p>
              </table:table-cell>
              <table:table-cell office:value-type="float" office:value="-2200">
                <text:p>-2200</text:p>
              </table:table-cell>
              <table:table-cell office:value-type="float" office:value="7">
                <text:p>7</text:p>
              </table:table-cell>
              <table:table-cell office:value-type="float" office:value="-574">
                <text:p>-574</text:p>
              </table:table-cell>
              <table:table-cell office:value-type="float" office:value="-1024">
                <text:p>-1024</text:p>
              </table:table-cell>
              <table:table-cell office:value-type="float" office:value="-586">
                <text:p>-58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8.1002">
                <text:p>38.1002</text:p>
              </table:table-cell>
              <table:table-cell office:value-type="float" office:value="-2200">
                <text:p>-2200</text:p>
              </table:table-cell>
              <table:table-cell office:value-type="float" office:value="8">
                <text:p>8</text:p>
              </table:table-cell>
              <table:table-cell office:value-type="float" office:value="-574">
                <text:p>-574</text:p>
              </table:table-cell>
              <table:table-cell office:value-type="float" office:value="-1024">
                <text:p>-1024</text:p>
              </table:table-cell>
              <table:table-cell office:value-type="float" office:value="-586">
                <text:p>-58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8.171022">
                <text:p>38.171022</text:p>
              </table:table-cell>
              <table:table-cell office:value-type="float" office:value="-2200">
                <text:p>-2200</text:p>
              </table:table-cell>
              <table:table-cell office:value-type="float" office:value="8">
                <text:p>8</text:p>
              </table:table-cell>
              <table:table-cell office:value-type="float" office:value="-544">
                <text:p>-544</text:p>
              </table:table-cell>
              <table:table-cell office:value-type="float" office:value="-1024">
                <text:p>-1024</text:p>
              </table:table-cell>
              <table:table-cell office:value-type="float" office:value="-586">
                <text:p>-58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8.186497">
                <text:p>38.186497</text:p>
              </table:table-cell>
              <table:table-cell office:value-type="float" office:value="-2200">
                <text:p>-2200</text:p>
              </table:table-cell>
              <table:table-cell office:value-type="float" office:value="8">
                <text:p>8</text:p>
              </table:table-cell>
              <table:table-cell office:value-type="float" office:value="-544">
                <text:p>-544</text:p>
              </table:table-cell>
              <table:table-cell office:value-type="float" office:value="-1024">
                <text:p>-1024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8.18995">
                <text:p>38.18995</text:p>
              </table:table-cell>
              <table:table-cell office:value-type="float" office:value="-2200">
                <text:p>-2200</text:p>
              </table:table-cell>
              <table:table-cell office:value-type="float" office:value="9">
                <text:p>9</text:p>
              </table:table-cell>
              <table:table-cell office:value-type="float" office:value="-544">
                <text:p>-544</text:p>
              </table:table-cell>
              <table:table-cell office:value-type="float" office:value="-1024">
                <text:p>-1024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8.26078">
                <text:p>38.26078</text:p>
              </table:table-cell>
              <table:table-cell office:value-type="float" office:value="-2200">
                <text:p>-2200</text:p>
              </table:table-cell>
              <table:table-cell office:value-type="float" office:value="9">
                <text:p>9</text:p>
              </table:table-cell>
              <table:table-cell office:value-type="float" office:value="-514">
                <text:p>-514</text:p>
              </table:table-cell>
              <table:table-cell office:value-type="float" office:value="-1024">
                <text:p>-1024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8.276257">
                <text:p>38.276257</text:p>
              </table:table-cell>
              <table:table-cell office:value-type="float" office:value="-2200">
                <text:p>-2200</text:p>
              </table:table-cell>
              <table:table-cell office:value-type="float" office:value="9">
                <text:p>9</text:p>
              </table:table-cell>
              <table:table-cell office:value-type="float" office:value="-514">
                <text:p>-514</text:p>
              </table:table-cell>
              <table:table-cell office:value-type="float" office:value="-1024">
                <text:p>-1024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8.279688">
                <text:p>38.279688</text:p>
              </table:table-cell>
              <table:table-cell office:value-type="float" office:value="-2200">
                <text:p>-2200</text:p>
              </table:table-cell>
              <table:table-cell office:value-type="float" office:value="10">
                <text:p>10</text:p>
              </table:table-cell>
              <table:table-cell office:value-type="float" office:value="-514">
                <text:p>-514</text:p>
              </table:table-cell>
              <table:table-cell office:value-type="float" office:value="-1024">
                <text:p>-1024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8.350528">
                <text:p>38.350528</text:p>
              </table:table-cell>
              <table:table-cell office:value-type="float" office:value="-2200">
                <text:p>-2200</text:p>
              </table:table-cell>
              <table:table-cell office:value-type="float" office:value="10">
                <text:p>10</text:p>
              </table:table-cell>
              <table:table-cell office:value-type="float" office:value="-484">
                <text:p>-484</text:p>
              </table:table-cell>
              <table:table-cell office:value-type="float" office:value="-1024">
                <text:p>-1024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.366009">
                <text:p>38.366009</text:p>
              </table:table-cell>
              <table:table-cell office:value-type="float" office:value="-2200">
                <text:p>-2200</text:p>
              </table:table-cell>
              <table:table-cell office:value-type="float" office:value="10">
                <text:p>10</text:p>
              </table:table-cell>
              <table:table-cell office:value-type="float" office:value="-484">
                <text:p>-484</text:p>
              </table:table-cell>
              <table:table-cell office:value-type="float" office:value="-1024">
                <text:p>-1024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8.369447">
                <text:p>38.369447</text:p>
              </table:table-cell>
              <table:table-cell office:value-type="float" office:value="-2200">
                <text:p>-2200</text:p>
              </table:table-cell>
              <table:table-cell office:value-type="float" office:value="11">
                <text:p>11</text:p>
              </table:table-cell>
              <table:table-cell office:value-type="float" office:value="-484">
                <text:p>-484</text:p>
              </table:table-cell>
              <table:table-cell office:value-type="float" office:value="-1024">
                <text:p>-1024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8.440286">
                <text:p>38.440286</text:p>
              </table:table-cell>
              <table:table-cell office:value-type="float" office:value="-2200">
                <text:p>-2200</text:p>
              </table:table-cell>
              <table:table-cell office:value-type="float" office:value="11">
                <text:p>11</text:p>
              </table:table-cell>
              <table:table-cell office:value-type="float" office:value="-454">
                <text:p>-454</text:p>
              </table:table-cell>
              <table:table-cell office:value-type="float" office:value="-1024">
                <text:p>-1024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8.455759">
                <text:p>38.455759</text:p>
              </table:table-cell>
              <table:table-cell office:value-type="float" office:value="-2200">
                <text:p>-2200</text:p>
              </table:table-cell>
              <table:table-cell office:value-type="float" office:value="11">
                <text:p>11</text:p>
              </table:table-cell>
              <table:table-cell office:value-type="float" office:value="-454">
                <text:p>-454</text:p>
              </table:table-cell>
              <table:table-cell office:value-type="float" office:value="-1024">
                <text:p>-1024</text:p>
              </table:table-cell>
              <table:table-cell office:value-type="float" office:value="-706">
                <text:p>-70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8.459199">
                <text:p>38.459199</text:p>
              </table:table-cell>
              <table:table-cell office:value-type="float" office:value="-2200">
                <text:p>-2200</text:p>
              </table:table-cell>
              <table:table-cell office:value-type="float" office:value="12">
                <text:p>12</text:p>
              </table:table-cell>
              <table:table-cell office:value-type="float" office:value="-454">
                <text:p>-454</text:p>
              </table:table-cell>
              <table:table-cell office:value-type="float" office:value="-1024">
                <text:p>-1024</text:p>
              </table:table-cell>
              <table:table-cell office:value-type="float" office:value="-706">
                <text:p>-7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8.530041">
                <text:p>38.530041</text:p>
              </table:table-cell>
              <table:table-cell office:value-type="float" office:value="-2200">
                <text:p>-2200</text:p>
              </table:table-cell>
              <table:table-cell office:value-type="float" office:value="12">
                <text:p>12</text:p>
              </table:table-cell>
              <table:table-cell office:value-type="float" office:value="-424">
                <text:p>-424</text:p>
              </table:table-cell>
              <table:table-cell office:value-type="float" office:value="-1024">
                <text:p>-1024</text:p>
              </table:table-cell>
              <table:table-cell office:value-type="float" office:value="-706">
                <text:p>-7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8.545512">
                <text:p>38.545512</text:p>
              </table:table-cell>
              <table:table-cell office:value-type="float" office:value="-2200">
                <text:p>-2200</text:p>
              </table:table-cell>
              <table:table-cell office:value-type="float" office:value="12">
                <text:p>12</text:p>
              </table:table-cell>
              <table:table-cell office:value-type="float" office:value="-424">
                <text:p>-424</text:p>
              </table:table-cell>
              <table:table-cell office:value-type="float" office:value="-1024">
                <text:p>-1024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8.548963">
                <text:p>38.548963</text:p>
              </table:table-cell>
              <table:table-cell office:value-type="float" office:value="-2200">
                <text:p>-2200</text:p>
              </table:table-cell>
              <table:table-cell office:value-type="float" office:value="13">
                <text:p>13</text:p>
              </table:table-cell>
              <table:table-cell office:value-type="float" office:value="-424">
                <text:p>-424</text:p>
              </table:table-cell>
              <table:table-cell office:value-type="float" office:value="-1024">
                <text:p>-1024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8.619785">
                <text:p>38.619785</text:p>
              </table:table-cell>
              <table:table-cell office:value-type="float" office:value="-2200">
                <text:p>-2200</text:p>
              </table:table-cell>
              <table:table-cell office:value-type="float" office:value="13">
                <text:p>13</text:p>
              </table:table-cell>
              <table:table-cell office:value-type="float" office:value="-394">
                <text:p>-394</text:p>
              </table:table-cell>
              <table:table-cell office:value-type="float" office:value="-1024">
                <text:p>-1024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8.635259">
                <text:p>38.635259</text:p>
              </table:table-cell>
              <table:table-cell office:value-type="float" office:value="-2200">
                <text:p>-2200</text:p>
              </table:table-cell>
              <table:table-cell office:value-type="float" office:value="13">
                <text:p>13</text:p>
              </table:table-cell>
              <table:table-cell office:value-type="float" office:value="-394">
                <text:p>-394</text:p>
              </table:table-cell>
              <table:table-cell office:value-type="float" office:value="-1024">
                <text:p>-1024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8.638693">
                <text:p>38.638693</text:p>
              </table:table-cell>
              <table:table-cell office:value-type="float" office:value="-2200">
                <text:p>-2200</text:p>
              </table:table-cell>
              <table:table-cell office:value-type="float" office:value="14">
                <text:p>14</text:p>
              </table:table-cell>
              <table:table-cell office:value-type="float" office:value="-394">
                <text:p>-394</text:p>
              </table:table-cell>
              <table:table-cell office:value-type="float" office:value="-1024">
                <text:p>-1024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8.70953">
                <text:p>38.70953</text:p>
              </table:table-cell>
              <table:table-cell office:value-type="float" office:value="-2200">
                <text:p>-2200</text:p>
              </table:table-cell>
              <table:table-cell office:value-type="float" office:value="14">
                <text:p>14</text:p>
              </table:table-cell>
              <table:table-cell office:value-type="float" office:value="-364">
                <text:p>-364</text:p>
              </table:table-cell>
              <table:table-cell office:value-type="float" office:value="-1024">
                <text:p>-1024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8.72501">
                <text:p>38.72501</text:p>
              </table:table-cell>
              <table:table-cell office:value-type="float" office:value="-2200">
                <text:p>-2200</text:p>
              </table:table-cell>
              <table:table-cell office:value-type="float" office:value="14">
                <text:p>14</text:p>
              </table:table-cell>
              <table:table-cell office:value-type="float" office:value="-364">
                <text:p>-364</text:p>
              </table:table-cell>
              <table:table-cell office:value-type="float" office:value="-1024">
                <text:p>-1024</text:p>
              </table:table-cell>
              <table:table-cell office:value-type="float" office:value="-796">
                <text:p>-79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8.728446">
                <text:p>38.728446</text:p>
              </table:table-cell>
              <table:table-cell office:value-type="float" office:value="-2200">
                <text:p>-2200</text:p>
              </table:table-cell>
              <table:table-cell office:value-type="float" office:value="15">
                <text:p>15</text:p>
              </table:table-cell>
              <table:table-cell office:value-type="float" office:value="-364">
                <text:p>-364</text:p>
              </table:table-cell>
              <table:table-cell office:value-type="float" office:value="-1024">
                <text:p>-1024</text:p>
              </table:table-cell>
              <table:table-cell office:value-type="float" office:value="-796">
                <text:p>-7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8.799282">
                <text:p>38.799282</text:p>
              </table:table-cell>
              <table:table-cell office:value-type="float" office:value="-2200">
                <text:p>-2200</text:p>
              </table:table-cell>
              <table:table-cell office:value-type="float" office:value="15">
                <text:p>15</text:p>
              </table:table-cell>
              <table:table-cell office:value-type="float" office:value="-334">
                <text:p>-334</text:p>
              </table:table-cell>
              <table:table-cell office:value-type="float" office:value="-1024">
                <text:p>-1024</text:p>
              </table:table-cell>
              <table:table-cell office:value-type="float" office:value="-796">
                <text:p>-7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8.814754">
                <text:p>38.814754</text:p>
              </table:table-cell>
              <table:table-cell office:value-type="float" office:value="-2200">
                <text:p>-2200</text:p>
              </table:table-cell>
              <table:table-cell office:value-type="float" office:value="15">
                <text:p>15</text:p>
              </table:table-cell>
              <table:table-cell office:value-type="float" office:value="-334">
                <text:p>-334</text:p>
              </table:table-cell>
              <table:table-cell office:value-type="float" office:value="-1024">
                <text:p>-1024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8.818187">
                <text:p>38.818187</text:p>
              </table:table-cell>
              <table:table-cell office:value-type="float" office:value="-2200">
                <text:p>-2200</text:p>
              </table:table-cell>
              <table:table-cell office:value-type="float" office:value="16">
                <text:p>16</text:p>
              </table:table-cell>
              <table:table-cell office:value-type="float" office:value="-334">
                <text:p>-334</text:p>
              </table:table-cell>
              <table:table-cell office:value-type="float" office:value="-1024">
                <text:p>-1024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8.866719">
                <text:p>38.866719</text:p>
              </table:table-cell>
              <table:table-cell office:value-type="float" office:value="2200">
                <text:p>2200</text:p>
              </table:table-cell>
              <table:table-cell office:value-type="float" office:value="16">
                <text:p>16</text:p>
              </table:table-cell>
              <table:table-cell office:value-type="float" office:value="-334">
                <text:p>-334</text:p>
              </table:table-cell>
              <table:table-cell office:value-type="float" office:value="-1024">
                <text:p>-1024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8.872184">
                <text:p>38.872184</text:p>
              </table:table-cell>
              <table:table-cell office:value-type="float" office:value="-2200">
                <text:p>-2200</text:p>
              </table:table-cell>
              <table:table-cell office:value-type="float" office:value="16">
                <text:p>16</text:p>
              </table:table-cell>
              <table:table-cell office:value-type="float" office:value="-334">
                <text:p>-334</text:p>
              </table:table-cell>
              <table:table-cell office:value-type="float" office:value="-994">
                <text:p>-994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8.890093">
                <text:p>38.890093</text:p>
              </table:table-cell>
              <table:table-cell office:value-type="float" office:value="-2200">
                <text:p>-2200</text:p>
              </table:table-cell>
              <table:table-cell office:value-type="float" office:value="16">
                <text:p>16</text:p>
              </table:table-cell>
              <table:table-cell office:value-type="float" office:value="-304">
                <text:p>-304</text:p>
              </table:table-cell>
              <table:table-cell office:value-type="float" office:value="-994">
                <text:p>-994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8.905569">
                <text:p>38.905569</text:p>
              </table:table-cell>
              <table:table-cell office:value-type="float" office:value="-2200">
                <text:p>-2200</text:p>
              </table:table-cell>
              <table:table-cell office:value-type="float" office:value="16">
                <text:p>16</text:p>
              </table:table-cell>
              <table:table-cell office:value-type="float" office:value="-304">
                <text:p>-304</text:p>
              </table:table-cell>
              <table:table-cell office:value-type="float" office:value="-994">
                <text:p>-994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8.909006">
                <text:p>38.909006</text:p>
              </table:table-cell>
              <table:table-cell office:value-type="float" office:value="-2200">
                <text:p>-2200</text:p>
              </table:table-cell>
              <table:table-cell office:value-type="float" office:value="46">
                <text:p>46</text:p>
              </table:table-cell>
              <table:table-cell office:value-type="float" office:value="-304">
                <text:p>-304</text:p>
              </table:table-cell>
              <table:table-cell office:value-type="float" office:value="-994">
                <text:p>-994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8.962981">
                <text:p>38.962981</text:p>
              </table:table-cell>
              <table:table-cell office:value-type="float" office:value="-2200">
                <text:p>-2200</text:p>
              </table:table-cell>
              <table:table-cell office:value-type="float" office:value="46">
                <text:p>46</text:p>
              </table:table-cell>
              <table:table-cell office:value-type="float" office:value="-304">
                <text:p>-304</text:p>
              </table:table-cell>
              <table:table-cell office:value-type="float" office:value="-964">
                <text:p>-964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8.980864">
                <text:p>38.980864</text:p>
              </table:table-cell>
              <table:table-cell office:value-type="float" office:value="-2200">
                <text:p>-2200</text:p>
              </table:table-cell>
              <table:table-cell office:value-type="float" office:value="46">
                <text:p>46</text:p>
              </table:table-cell>
              <table:table-cell office:value-type="float" office:value="-274">
                <text:p>-274</text:p>
              </table:table-cell>
              <table:table-cell office:value-type="float" office:value="-964">
                <text:p>-964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8.996336">
                <text:p>38.996336</text:p>
              </table:table-cell>
              <table:table-cell office:value-type="float" office:value="-2200">
                <text:p>-2200</text:p>
              </table:table-cell>
              <table:table-cell office:value-type="float" office:value="46">
                <text:p>46</text:p>
              </table:table-cell>
              <table:table-cell office:value-type="float" office:value="-274">
                <text:p>-274</text:p>
              </table:table-cell>
              <table:table-cell office:value-type="float" office:value="-964">
                <text:p>-964</text:p>
              </table:table-cell>
              <table:table-cell office:value-type="float" office:value="-886">
                <text:p>-88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8.999776">
                <text:p>38.999776</text:p>
              </table:table-cell>
              <table:table-cell office:value-type="float" office:value="-2200">
                <text:p>-2200</text:p>
              </table:table-cell>
              <table:table-cell office:value-type="float" office:value="76">
                <text:p>76</text:p>
              </table:table-cell>
              <table:table-cell office:value-type="float" office:value="-274">
                <text:p>-274</text:p>
              </table:table-cell>
              <table:table-cell office:value-type="float" office:value="-964">
                <text:p>-964</text:p>
              </table:table-cell>
              <table:table-cell office:value-type="float" office:value="-886">
                <text:p>-88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9.053763">
                <text:p>39.053763</text:p>
              </table:table-cell>
              <table:table-cell office:value-type="float" office:value="-2200">
                <text:p>-2200</text:p>
              </table:table-cell>
              <table:table-cell office:value-type="float" office:value="76">
                <text:p>76</text:p>
              </table:table-cell>
              <table:table-cell office:value-type="float" office:value="-274">
                <text:p>-274</text:p>
              </table:table-cell>
              <table:table-cell office:value-type="float" office:value="-934">
                <text:p>-934</text:p>
              </table:table-cell>
              <table:table-cell office:value-type="float" office:value="-886">
                <text:p>-8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9.071649">
                <text:p>39.071649</text:p>
              </table:table-cell>
              <table:table-cell office:value-type="float" office:value="-2200">
                <text:p>-2200</text:p>
              </table:table-cell>
              <table:table-cell office:value-type="float" office:value="76">
                <text:p>76</text:p>
              </table:table-cell>
              <table:table-cell office:value-type="float" office:value="-244">
                <text:p>-244</text:p>
              </table:table-cell>
              <table:table-cell office:value-type="float" office:value="-934">
                <text:p>-934</text:p>
              </table:table-cell>
              <table:table-cell office:value-type="float" office:value="-886">
                <text:p>-88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9.087125">
                <text:p>39.087125</text:p>
              </table:table-cell>
              <table:table-cell office:value-type="float" office:value="-2200">
                <text:p>-2200</text:p>
              </table:table-cell>
              <table:table-cell office:value-type="float" office:value="76">
                <text:p>76</text:p>
              </table:table-cell>
              <table:table-cell office:value-type="float" office:value="-244">
                <text:p>-244</text:p>
              </table:table-cell>
              <table:table-cell office:value-type="float" office:value="-934">
                <text:p>-934</text:p>
              </table:table-cell>
              <table:table-cell office:value-type="float" office:value="-916">
                <text:p>-9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9.090562">
                <text:p>39.090562</text:p>
              </table:table-cell>
              <table:table-cell office:value-type="float" office:value="-2200">
                <text:p>-2200</text:p>
              </table:table-cell>
              <table:table-cell office:value-type="float" office:value="106">
                <text:p>106</text:p>
              </table:table-cell>
              <table:table-cell office:value-type="float" office:value="-244">
                <text:p>-244</text:p>
              </table:table-cell>
              <table:table-cell office:value-type="float" office:value="-934">
                <text:p>-934</text:p>
              </table:table-cell>
              <table:table-cell office:value-type="float" office:value="-916">
                <text:p>-9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9.144556">
                <text:p>39.144556</text:p>
              </table:table-cell>
              <table:table-cell office:value-type="float" office:value="-2200">
                <text:p>-2200</text:p>
              </table:table-cell>
              <table:table-cell office:value-type="float" office:value="106">
                <text:p>106</text:p>
              </table:table-cell>
              <table:table-cell office:value-type="float" office:value="-244">
                <text:p>-244</text:p>
              </table:table-cell>
              <table:table-cell office:value-type="float" office:value="-904">
                <text:p>-904</text:p>
              </table:table-cell>
              <table:table-cell office:value-type="float" office:value="-916">
                <text:p>-9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9.162439">
                <text:p>39.162439</text:p>
              </table:table-cell>
              <table:table-cell office:value-type="float" office:value="-2200">
                <text:p>-2200</text:p>
              </table:table-cell>
              <table:table-cell office:value-type="float" office:value="106">
                <text:p>106</text:p>
              </table:table-cell>
              <table:table-cell office:value-type="float" office:value="-214">
                <text:p>-214</text:p>
              </table:table-cell>
              <table:table-cell office:value-type="float" office:value="-904">
                <text:p>-904</text:p>
              </table:table-cell>
              <table:table-cell office:value-type="float" office:value="-916">
                <text:p>-9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9.177914">
                <text:p>39.177914</text:p>
              </table:table-cell>
              <table:table-cell office:value-type="float" office:value="-2200">
                <text:p>-2200</text:p>
              </table:table-cell>
              <table:table-cell office:value-type="float" office:value="106">
                <text:p>106</text:p>
              </table:table-cell>
              <table:table-cell office:value-type="float" office:value="-214">
                <text:p>-214</text:p>
              </table:table-cell>
              <table:table-cell office:value-type="float" office:value="-904">
                <text:p>-904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9.181354">
                <text:p>39.181354</text:p>
              </table:table-cell>
              <table:table-cell office:value-type="float" office:value="-2200">
                <text:p>-2200</text:p>
              </table:table-cell>
              <table:table-cell office:value-type="float" office:value="136">
                <text:p>136</text:p>
              </table:table-cell>
              <table:table-cell office:value-type="float" office:value="-214">
                <text:p>-214</text:p>
              </table:table-cell>
              <table:table-cell office:value-type="float" office:value="-904">
                <text:p>-904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9.235334">
                <text:p>39.235334</text:p>
              </table:table-cell>
              <table:table-cell office:value-type="float" office:value="-2200">
                <text:p>-2200</text:p>
              </table:table-cell>
              <table:table-cell office:value-type="float" office:value="136">
                <text:p>136</text:p>
              </table:table-cell>
              <table:table-cell office:value-type="float" office:value="-214">
                <text:p>-214</text:p>
              </table:table-cell>
              <table:table-cell office:value-type="float" office:value="-874">
                <text:p>-874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9.253223">
                <text:p>39.253223</text:p>
              </table:table-cell>
              <table:table-cell office:value-type="float" office:value="-2200">
                <text:p>-2200</text:p>
              </table:table-cell>
              <table:table-cell office:value-type="float" office:value="136">
                <text:p>136</text:p>
              </table:table-cell>
              <table:table-cell office:value-type="float" office:value="-184">
                <text:p>-184</text:p>
              </table:table-cell>
              <table:table-cell office:value-type="float" office:value="-874">
                <text:p>-874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9.2687">
                <text:p>39.2687</text:p>
              </table:table-cell>
              <table:table-cell office:value-type="float" office:value="-2200">
                <text:p>-2200</text:p>
              </table:table-cell>
              <table:table-cell office:value-type="float" office:value="136">
                <text:p>136</text:p>
              </table:table-cell>
              <table:table-cell office:value-type="float" office:value="-184">
                <text:p>-184</text:p>
              </table:table-cell>
              <table:table-cell office:value-type="float" office:value="-874">
                <text:p>-874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9.272139">
                <text:p>39.272139</text:p>
              </table:table-cell>
              <table:table-cell office:value-type="float" office:value="-2200">
                <text:p>-2200</text:p>
              </table:table-cell>
              <table:table-cell office:value-type="float" office:value="166">
                <text:p>166</text:p>
              </table:table-cell>
              <table:table-cell office:value-type="float" office:value="-184">
                <text:p>-184</text:p>
              </table:table-cell>
              <table:table-cell office:value-type="float" office:value="-874">
                <text:p>-874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9.32612">
                <text:p>39.32612</text:p>
              </table:table-cell>
              <table:table-cell office:value-type="float" office:value="-2200">
                <text:p>-2200</text:p>
              </table:table-cell>
              <table:table-cell office:value-type="float" office:value="166">
                <text:p>166</text:p>
              </table:table-cell>
              <table:table-cell office:value-type="float" office:value="-184">
                <text:p>-184</text:p>
              </table:table-cell>
              <table:table-cell office:value-type="float" office:value="-844">
                <text:p>-844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9.344003">
                <text:p>39.344003</text:p>
              </table:table-cell>
              <table:table-cell office:value-type="float" office:value="-2200">
                <text:p>-2200</text:p>
              </table:table-cell>
              <table:table-cell office:value-type="float" office:value="166">
                <text:p>166</text:p>
              </table:table-cell>
              <table:table-cell office:value-type="float" office:value="-154">
                <text:p>-154</text:p>
              </table:table-cell>
              <table:table-cell office:value-type="float" office:value="-844">
                <text:p>-844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9.359477">
                <text:p>39.359477</text:p>
              </table:table-cell>
              <table:table-cell office:value-type="float" office:value="-2200">
                <text:p>-2200</text:p>
              </table:table-cell>
              <table:table-cell office:value-type="float" office:value="166">
                <text:p>166</text:p>
              </table:table-cell>
              <table:table-cell office:value-type="float" office:value="-154">
                <text:p>-154</text:p>
              </table:table-cell>
              <table:table-cell office:value-type="float" office:value="-844">
                <text:p>-844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9.362915">
                <text:p>39.362915</text:p>
              </table:table-cell>
              <table:table-cell office:value-type="float" office:value="-2200">
                <text:p>-2200</text:p>
              </table:table-cell>
              <table:table-cell office:value-type="float" office:value="196">
                <text:p>196</text:p>
              </table:table-cell>
              <table:table-cell office:value-type="float" office:value="-154">
                <text:p>-154</text:p>
              </table:table-cell>
              <table:table-cell office:value-type="float" office:value="-844">
                <text:p>-844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9.416908">
                <text:p>39.416908</text:p>
              </table:table-cell>
              <table:table-cell office:value-type="float" office:value="-2200">
                <text:p>-2200</text:p>
              </table:table-cell>
              <table:table-cell office:value-type="float" office:value="196">
                <text:p>196</text:p>
              </table:table-cell>
              <table:table-cell office:value-type="float" office:value="-154">
                <text:p>-154</text:p>
              </table:table-cell>
              <table:table-cell office:value-type="float" office:value="-814">
                <text:p>-814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9.434787">
                <text:p>39.434787</text:p>
              </table:table-cell>
              <table:table-cell office:value-type="float" office:value="-2200">
                <text:p>-2200</text:p>
              </table:table-cell>
              <table:table-cell office:value-type="float" office:value="196">
                <text:p>196</text:p>
              </table:table-cell>
              <table:table-cell office:value-type="float" office:value="-124">
                <text:p>-124</text:p>
              </table:table-cell>
              <table:table-cell office:value-type="float" office:value="-814">
                <text:p>-814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9.450262">
                <text:p>39.450262</text:p>
              </table:table-cell>
              <table:table-cell office:value-type="float" office:value="-2200">
                <text:p>-2200</text:p>
              </table:table-cell>
              <table:table-cell office:value-type="float" office:value="196">
                <text:p>196</text:p>
              </table:table-cell>
              <table:table-cell office:value-type="float" office:value="-124">
                <text:p>-124</text:p>
              </table:table-cell>
              <table:table-cell office:value-type="float" office:value="-814">
                <text:p>-81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9.453696">
                <text:p>39.453696</text:p>
              </table:table-cell>
              <table:table-cell office:value-type="float" office:value="-2200">
                <text:p>-2200</text:p>
              </table:table-cell>
              <table:table-cell office:value-type="float" office:value="226">
                <text:p>226</text:p>
              </table:table-cell>
              <table:table-cell office:value-type="float" office:value="-124">
                <text:p>-124</text:p>
              </table:table-cell>
              <table:table-cell office:value-type="float" office:value="-814">
                <text:p>-81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9.507691">
                <text:p>39.507691</text:p>
              </table:table-cell>
              <table:table-cell office:value-type="float" office:value="-2200">
                <text:p>-2200</text:p>
              </table:table-cell>
              <table:table-cell office:value-type="float" office:value="226">
                <text:p>226</text:p>
              </table:table-cell>
              <table:table-cell office:value-type="float" office:value="-124">
                <text:p>-124</text:p>
              </table:table-cell>
              <table:table-cell office:value-type="float" office:value="-784">
                <text:p>-78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9.525575">
                <text:p>39.525575</text:p>
              </table:table-cell>
              <table:table-cell office:value-type="float" office:value="-2200">
                <text:p>-2200</text:p>
              </table:table-cell>
              <table:table-cell office:value-type="float" office:value="226">
                <text:p>226</text:p>
              </table:table-cell>
              <table:table-cell office:value-type="float" office:value="-94">
                <text:p>-94</text:p>
              </table:table-cell>
              <table:table-cell office:value-type="float" office:value="-784">
                <text:p>-78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9.54346">
                <text:p>39.54346</text:p>
              </table:table-cell>
              <table:table-cell office:value-type="float" office:value="-2200">
                <text:p>-2200</text:p>
              </table:table-cell>
              <table:table-cell office:value-type="float" office:value="256">
                <text:p>256</text:p>
              </table:table-cell>
              <table:table-cell office:value-type="float" office:value="-94">
                <text:p>-94</text:p>
              </table:table-cell>
              <table:table-cell office:value-type="float" office:value="-784">
                <text:p>-78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9.597452">
                <text:p>39.597452</text:p>
              </table:table-cell>
              <table:table-cell office:value-type="float" office:value="-2200">
                <text:p>-2200</text:p>
              </table:table-cell>
              <table:table-cell office:value-type="float" office:value="256">
                <text:p>256</text:p>
              </table:table-cell>
              <table:table-cell office:value-type="float" office:value="-94">
                <text:p>-94</text:p>
              </table:table-cell>
              <table:table-cell office:value-type="float" office:value="-754">
                <text:p>-75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9.615334">
                <text:p>39.615334</text:p>
              </table:table-cell>
              <table:table-cell office:value-type="float" office:value="-2200">
                <text:p>-2200</text:p>
              </table:table-cell>
              <table:table-cell office:value-type="float" office:value="256">
                <text:p>256</text:p>
              </table:table-cell>
              <table:table-cell office:value-type="float" office:value="-64">
                <text:p>-64</text:p>
              </table:table-cell>
              <table:table-cell office:value-type="float" office:value="-754">
                <text:p>-75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9.633213">
                <text:p>39.633213</text:p>
              </table:table-cell>
              <table:table-cell office:value-type="float" office:value="-2200">
                <text:p>-2200</text:p>
              </table:table-cell>
              <table:table-cell office:value-type="float" office:value="286">
                <text:p>286</text:p>
              </table:table-cell>
              <table:table-cell office:value-type="float" office:value="-64">
                <text:p>-64</text:p>
              </table:table-cell>
              <table:table-cell office:value-type="float" office:value="-754">
                <text:p>-75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9.687192">
                <text:p>39.687192</text:p>
              </table:table-cell>
              <table:table-cell office:value-type="float" office:value="-2200">
                <text:p>-2200</text:p>
              </table:table-cell>
              <table:table-cell office:value-type="float" office:value="286">
                <text:p>286</text:p>
              </table:table-cell>
              <table:table-cell office:value-type="float" office:value="-64">
                <text:p>-64</text:p>
              </table:table-cell>
              <table:table-cell office:value-type="float" office:value="-724">
                <text:p>-72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9.705064">
                <text:p>39.705064</text:p>
              </table:table-cell>
              <table:table-cell office:value-type="float" office:value="-2200">
                <text:p>-2200</text:p>
              </table:table-cell>
              <table:table-cell office:value-type="float" office:value="286">
                <text:p>286</text:p>
              </table:table-cell>
              <table:table-cell office:value-type="float" office:value="-34">
                <text:p>-34</text:p>
              </table:table-cell>
              <table:table-cell office:value-type="float" office:value="-724">
                <text:p>-72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9.722953">
                <text:p>39.722953</text:p>
              </table:table-cell>
              <table:table-cell office:value-type="float" office:value="-2200">
                <text:p>-2200</text:p>
              </table:table-cell>
              <table:table-cell office:value-type="float" office:value="316">
                <text:p>316</text:p>
              </table:table-cell>
              <table:table-cell office:value-type="float" office:value="-34">
                <text:p>-34</text:p>
              </table:table-cell>
              <table:table-cell office:value-type="float" office:value="-724">
                <text:p>-72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9.776937">
                <text:p>39.776937</text:p>
              </table:table-cell>
              <table:table-cell office:value-type="float" office:value="-2200">
                <text:p>-2200</text:p>
              </table:table-cell>
              <table:table-cell office:value-type="float" office:value="316">
                <text:p>316</text:p>
              </table:table-cell>
              <table:table-cell office:value-type="float" office:value="-34">
                <text:p>-34</text:p>
              </table:table-cell>
              <table:table-cell office:value-type="float" office:value="-694">
                <text:p>-69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9.794814">
                <text:p>39.794814</text:p>
              </table:table-cell>
              <table:table-cell office:value-type="float" office:value="-2200">
                <text:p>-2200</text:p>
              </table:table-cell>
              <table:table-cell office:value-type="float" office:value="316">
                <text:p>316</text:p>
              </table:table-cell>
              <table:table-cell office:value-type="float" office:value="-15">
                <text:p>-15</text:p>
              </table:table-cell>
              <table:table-cell office:value-type="float" office:value="-694">
                <text:p>-69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9.812696">
                <text:p>39.812696</text:p>
              </table:table-cell>
              <table:table-cell office:value-type="float" office:value="-2200">
                <text:p>-2200</text:p>
              </table:table-cell>
              <table:table-cell office:value-type="float" office:value="346">
                <text:p>346</text:p>
              </table:table-cell>
              <table:table-cell office:value-type="float" office:value="-15">
                <text:p>-15</text:p>
              </table:table-cell>
              <table:table-cell office:value-type="float" office:value="-694">
                <text:p>-69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9.86669">
                <text:p>39.86669</text:p>
              </table:table-cell>
              <table:table-cell office:value-type="float" office:value="-2200">
                <text:p>-2200</text:p>
              </table:table-cell>
              <table:table-cell office:value-type="float" office:value="346">
                <text:p>346</text:p>
              </table:table-cell>
              <table:table-cell office:value-type="float" office:value="-15">
                <text:p>-15</text:p>
              </table:table-cell>
              <table:table-cell office:value-type="float" office:value="-664">
                <text:p>-66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9.884575">
                <text:p>39.884575</text:p>
              </table:table-cell>
              <table:table-cell office:value-type="float" office:value="-2200">
                <text:p>-2200</text:p>
              </table:table-cell>
              <table:table-cell office:value-type="float" office:value="346">
                <text:p>346</text:p>
              </table:table-cell>
              <table:table-cell office:value-type="float" office:value="-14">
                <text:p>-14</text:p>
              </table:table-cell>
              <table:table-cell office:value-type="float" office:value="-664">
                <text:p>-66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9.902453">
                <text:p>39.902453</text:p>
              </table:table-cell>
              <table:table-cell office:value-type="float" office:value="-2200">
                <text:p>-2200</text:p>
              </table:table-cell>
              <table:table-cell office:value-type="float" office:value="376">
                <text:p>376</text:p>
              </table:table-cell>
              <table:table-cell office:value-type="float" office:value="-14">
                <text:p>-14</text:p>
              </table:table-cell>
              <table:table-cell office:value-type="float" office:value="-664">
                <text:p>-66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9.95644">
                <text:p>39.95644</text:p>
              </table:table-cell>
              <table:table-cell office:value-type="float" office:value="-2200">
                <text:p>-2200</text:p>
              </table:table-cell>
              <table:table-cell office:value-type="float" office:value="376">
                <text:p>376</text:p>
              </table:table-cell>
              <table:table-cell office:value-type="float" office:value="-14">
                <text:p>-14</text:p>
              </table:table-cell>
              <table:table-cell office:value-type="float" office:value="-634">
                <text:p>-63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9.974326">
                <text:p>39.974326</text:p>
              </table:table-cell>
              <table:table-cell office:value-type="float" office:value="-2200">
                <text:p>-2200</text:p>
              </table:table-cell>
              <table:table-cell office:value-type="float" office:value="376">
                <text:p>376</text:p>
              </table:table-cell>
              <table:table-cell office:value-type="float" office:value="-13">
                <text:p>-13</text:p>
              </table:table-cell>
              <table:table-cell office:value-type="float" office:value="-634">
                <text:p>-63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9.992199">
                <text:p>39.992199</text:p>
              </table:table-cell>
              <table:table-cell office:value-type="float" office:value="-2200">
                <text:p>-2200</text:p>
              </table:table-cell>
              <table:table-cell office:value-type="float" office:value="406">
                <text:p>406</text:p>
              </table:table-cell>
              <table:table-cell office:value-type="float" office:value="-13">
                <text:p>-13</text:p>
              </table:table-cell>
              <table:table-cell office:value-type="float" office:value="-634">
                <text:p>-63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0.046173">
                <text:p>40.046173</text:p>
              </table:table-cell>
              <table:table-cell office:value-type="float" office:value="-2200">
                <text:p>-2200</text:p>
              </table:table-cell>
              <table:table-cell office:value-type="float" office:value="406">
                <text:p>406</text:p>
              </table:table-cell>
              <table:table-cell office:value-type="float" office:value="-13">
                <text:p>-13</text:p>
              </table:table-cell>
              <table:table-cell office:value-type="float" office:value="-604">
                <text:p>-60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0.064056">
                <text:p>40.064056</text:p>
              </table:table-cell>
              <table:table-cell office:value-type="float" office:value="-2200">
                <text:p>-2200</text:p>
              </table:table-cell>
              <table:table-cell office:value-type="float" office:value="406">
                <text:p>406</text:p>
              </table:table-cell>
              <table:table-cell office:value-type="float" office:value="-12">
                <text:p>-12</text:p>
              </table:table-cell>
              <table:table-cell office:value-type="float" office:value="-604">
                <text:p>-60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0.081946">
                <text:p>40.081946</text:p>
              </table:table-cell>
              <table:table-cell office:value-type="float" office:value="-2200">
                <text:p>-2200</text:p>
              </table:table-cell>
              <table:table-cell office:value-type="float" office:value="436">
                <text:p>436</text:p>
              </table:table-cell>
              <table:table-cell office:value-type="float" office:value="-12">
                <text:p>-12</text:p>
              </table:table-cell>
              <table:table-cell office:value-type="float" office:value="-604">
                <text:p>-60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0.135922">
                <text:p>40.135922</text:p>
              </table:table-cell>
              <table:table-cell office:value-type="float" office:value="-2200">
                <text:p>-2200</text:p>
              </table:table-cell>
              <table:table-cell office:value-type="float" office:value="436">
                <text:p>436</text:p>
              </table:table-cell>
              <table:table-cell office:value-type="float" office:value="-12">
                <text:p>-12</text:p>
              </table:table-cell>
              <table:table-cell office:value-type="float" office:value="-574">
                <text:p>-57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0.153806">
                <text:p>40.153806</text:p>
              </table:table-cell>
              <table:table-cell office:value-type="float" office:value="-2200">
                <text:p>-2200</text:p>
              </table:table-cell>
              <table:table-cell office:value-type="float" office:value="436">
                <text:p>436</text:p>
              </table:table-cell>
              <table:table-cell office:value-type="float" office:value="-11">
                <text:p>-11</text:p>
              </table:table-cell>
              <table:table-cell office:value-type="float" office:value="-574">
                <text:p>-57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0.17168">
                <text:p>40.17168</text:p>
              </table:table-cell>
              <table:table-cell office:value-type="float" office:value="-2200">
                <text:p>-2200</text:p>
              </table:table-cell>
              <table:table-cell office:value-type="float" office:value="466">
                <text:p>466</text:p>
              </table:table-cell>
              <table:table-cell office:value-type="float" office:value="-11">
                <text:p>-11</text:p>
              </table:table-cell>
              <table:table-cell office:value-type="float" office:value="-574">
                <text:p>-57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0.225664">
                <text:p>40.225664</text:p>
              </table:table-cell>
              <table:table-cell office:value-type="float" office:value="-2200">
                <text:p>-2200</text:p>
              </table:table-cell>
              <table:table-cell office:value-type="float" office:value="466">
                <text:p>466</text:p>
              </table:table-cell>
              <table:table-cell office:value-type="float" office:value="-11">
                <text:p>-11</text:p>
              </table:table-cell>
              <table:table-cell office:value-type="float" office:value="-544">
                <text:p>-54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0.243543">
                <text:p>40.243543</text:p>
              </table:table-cell>
              <table:table-cell office:value-type="float" office:value="-2200">
                <text:p>-2200</text:p>
              </table:table-cell>
              <table:table-cell office:value-type="float" office:value="466">
                <text:p>466</text:p>
              </table:table-cell>
              <table:table-cell office:value-type="float" office:value="-10">
                <text:p>-10</text:p>
              </table:table-cell>
              <table:table-cell office:value-type="float" office:value="-544">
                <text:p>-54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0.261428">
                <text:p>40.261428</text:p>
              </table:table-cell>
              <table:table-cell office:value-type="float" office:value="-2200">
                <text:p>-2200</text:p>
              </table:table-cell>
              <table:table-cell office:value-type="float" office:value="496">
                <text:p>496</text:p>
              </table:table-cell>
              <table:table-cell office:value-type="float" office:value="-10">
                <text:p>-10</text:p>
              </table:table-cell>
              <table:table-cell office:value-type="float" office:value="-544">
                <text:p>-54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0.315418">
                <text:p>40.315418</text:p>
              </table:table-cell>
              <table:table-cell office:value-type="float" office:value="-2200">
                <text:p>-2200</text:p>
              </table:table-cell>
              <table:table-cell office:value-type="float" office:value="496">
                <text:p>496</text:p>
              </table:table-cell>
              <table:table-cell office:value-type="float" office:value="-10">
                <text:p>-10</text:p>
              </table:table-cell>
              <table:table-cell office:value-type="float" office:value="-514">
                <text:p>-51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0.333294">
                <text:p>40.333294</text:p>
              </table:table-cell>
              <table:table-cell office:value-type="float" office:value="-2200">
                <text:p>-2200</text:p>
              </table:table-cell>
              <table:table-cell office:value-type="float" office:value="496">
                <text:p>496</text:p>
              </table:table-cell>
              <table:table-cell office:value-type="float" office:value="-9">
                <text:p>-9</text:p>
              </table:table-cell>
              <table:table-cell office:value-type="float" office:value="-514">
                <text:p>-51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0.351168">
                <text:p>40.351168</text:p>
              </table:table-cell>
              <table:table-cell office:value-type="float" office:value="-2200">
                <text:p>-2200</text:p>
              </table:table-cell>
              <table:table-cell office:value-type="float" office:value="526">
                <text:p>526</text:p>
              </table:table-cell>
              <table:table-cell office:value-type="float" office:value="-9">
                <text:p>-9</text:p>
              </table:table-cell>
              <table:table-cell office:value-type="float" office:value="-514">
                <text:p>-51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0.405149">
                <text:p>40.405149</text:p>
              </table:table-cell>
              <table:table-cell office:value-type="float" office:value="-2200">
                <text:p>-2200</text:p>
              </table:table-cell>
              <table:table-cell office:value-type="float" office:value="526">
                <text:p>526</text:p>
              </table:table-cell>
              <table:table-cell office:value-type="float" office:value="-9">
                <text:p>-9</text:p>
              </table:table-cell>
              <table:table-cell office:value-type="float" office:value="-484">
                <text:p>-48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0.423027">
                <text:p>40.423027</text:p>
              </table:table-cell>
              <table:table-cell office:value-type="float" office:value="-2200">
                <text:p>-2200</text:p>
              </table:table-cell>
              <table:table-cell office:value-type="float" office:value="526">
                <text:p>526</text:p>
              </table:table-cell>
              <table:table-cell office:value-type="float" office:value="-8">
                <text:p>-8</text:p>
              </table:table-cell>
              <table:table-cell office:value-type="float" office:value="-484">
                <text:p>-48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0.44091">
                <text:p>40.44091</text:p>
              </table:table-cell>
              <table:table-cell office:value-type="float" office:value="-2200">
                <text:p>-2200</text:p>
              </table:table-cell>
              <table:table-cell office:value-type="float" office:value="556">
                <text:p>556</text:p>
              </table:table-cell>
              <table:table-cell office:value-type="float" office:value="-8">
                <text:p>-8</text:p>
              </table:table-cell>
              <table:table-cell office:value-type="float" office:value="-484">
                <text:p>-48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0.494896">
                <text:p>40.494896</text:p>
              </table:table-cell>
              <table:table-cell office:value-type="float" office:value="-2200">
                <text:p>-2200</text:p>
              </table:table-cell>
              <table:table-cell office:value-type="float" office:value="556">
                <text:p>556</text:p>
              </table:table-cell>
              <table:table-cell office:value-type="float" office:value="-8">
                <text:p>-8</text:p>
              </table:table-cell>
              <table:table-cell office:value-type="float" office:value="-454">
                <text:p>-45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-2200">
                <text:p>-2200</text:p>
              </table:table-cell>
              <table:table-cell office:value-type="float" office:value="556">
                <text:p>556</text:p>
              </table:table-cell>
              <table:table-cell office:value-type="float" office:value="-8">
                <text:p>-8</text:p>
              </table:table-cell>
              <table:table-cell office:value-type="float" office:value="-454">
                <text:p>-45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0.512799">
                <text:p>40.512799</text:p>
              </table:table-cell>
              <table:table-cell office:value-type="float" office:value="-2200">
                <text:p>-2200</text:p>
              </table:table-cell>
              <table:table-cell office:value-type="float" office:value="556">
                <text:p>556</text:p>
              </table:table-cell>
              <table:table-cell office:value-type="float" office:value="-7">
                <text:p>-7</text:p>
              </table:table-cell>
              <table:table-cell office:value-type="float" office:value="-454">
                <text:p>-45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0.530701">
                <text:p>40.530701</text:p>
              </table:table-cell>
              <table:table-cell office:value-type="float" office:value="-2200">
                <text:p>-2200</text:p>
              </table:table-cell>
              <table:table-cell office:value-type="float" office:value="586">
                <text:p>586</text:p>
              </table:table-cell>
              <table:table-cell office:value-type="float" office:value="-7">
                <text:p>-7</text:p>
              </table:table-cell>
              <table:table-cell office:value-type="float" office:value="-454">
                <text:p>-45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0.58469">
                <text:p>40.58469</text:p>
              </table:table-cell>
              <table:table-cell office:value-type="float" office:value="-2200">
                <text:p>-2200</text:p>
              </table:table-cell>
              <table:table-cell office:value-type="float" office:value="586">
                <text:p>586</text:p>
              </table:table-cell>
              <table:table-cell office:value-type="float" office:value="-7">
                <text:p>-7</text:p>
              </table:table-cell>
              <table:table-cell office:value-type="float" office:value="-424">
                <text:p>-42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0.602578">
                <text:p>40.602578</text:p>
              </table:table-cell>
              <table:table-cell office:value-type="float" office:value="-2200">
                <text:p>-2200</text:p>
              </table:table-cell>
              <table:table-cell office:value-type="float" office:value="586">
                <text:p>586</text:p>
              </table:table-cell>
              <table:table-cell office:value-type="float" office:value="-6">
                <text:p>-6</text:p>
              </table:table-cell>
              <table:table-cell office:value-type="float" office:value="-424">
                <text:p>-42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0.620447">
                <text:p>40.620447</text:p>
              </table:table-cell>
              <table:table-cell office:value-type="float" office:value="-2200">
                <text:p>-2200</text:p>
              </table:table-cell>
              <table:table-cell office:value-type="float" office:value="616">
                <text:p>616</text:p>
              </table:table-cell>
              <table:table-cell office:value-type="float" office:value="-6">
                <text:p>-6</text:p>
              </table:table-cell>
              <table:table-cell office:value-type="float" office:value="-424">
                <text:p>-42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0.674444">
                <text:p>40.674444</text:p>
              </table:table-cell>
              <table:table-cell office:value-type="float" office:value="-2200">
                <text:p>-2200</text:p>
              </table:table-cell>
              <table:table-cell office:value-type="float" office:value="616">
                <text:p>616</text:p>
              </table:table-cell>
              <table:table-cell office:value-type="float" office:value="-6">
                <text:p>-6</text:p>
              </table:table-cell>
              <table:table-cell office:value-type="float" office:value="-394">
                <text:p>-39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0.69233">
                <text:p>40.69233</text:p>
              </table:table-cell>
              <table:table-cell office:value-type="float" office:value="-2200">
                <text:p>-2200</text:p>
              </table:table-cell>
              <table:table-cell office:value-type="float" office:value="616">
                <text:p>616</text:p>
              </table:table-cell>
              <table:table-cell office:value-type="float" office:value="-5">
                <text:p>-5</text:p>
              </table:table-cell>
              <table:table-cell office:value-type="float" office:value="-394">
                <text:p>-39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0.710205">
                <text:p>40.710205</text:p>
              </table:table-cell>
              <table:table-cell office:value-type="float" office:value="-2200">
                <text:p>-2200</text:p>
              </table:table-cell>
              <table:table-cell office:value-type="float" office:value="646">
                <text:p>646</text:p>
              </table:table-cell>
              <table:table-cell office:value-type="float" office:value="-5">
                <text:p>-5</text:p>
              </table:table-cell>
              <table:table-cell office:value-type="float" office:value="-394">
                <text:p>-39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0.764182">
                <text:p>40.764182</text:p>
              </table:table-cell>
              <table:table-cell office:value-type="float" office:value="-2200">
                <text:p>-2200</text:p>
              </table:table-cell>
              <table:table-cell office:value-type="float" office:value="646">
                <text:p>646</text:p>
              </table:table-cell>
              <table:table-cell office:value-type="float" office:value="-5">
                <text:p>-5</text:p>
              </table:table-cell>
              <table:table-cell office:value-type="float" office:value="-364">
                <text:p>-36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0.782076">
                <text:p>40.782076</text:p>
              </table:table-cell>
              <table:table-cell office:value-type="float" office:value="-2200">
                <text:p>-2200</text:p>
              </table:table-cell>
              <table:table-cell office:value-type="float" office:value="646">
                <text:p>646</text:p>
              </table:table-cell>
              <table:table-cell office:value-type="float" office:value="-4">
                <text:p>-4</text:p>
              </table:table-cell>
              <table:table-cell office:value-type="float" office:value="-364">
                <text:p>-36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0.79995">
                <text:p>40.79995</text:p>
              </table:table-cell>
              <table:table-cell office:value-type="float" office:value="-2200">
                <text:p>-2200</text:p>
              </table:table-cell>
              <table:table-cell office:value-type="float" office:value="676">
                <text:p>676</text:p>
              </table:table-cell>
              <table:table-cell office:value-type="float" office:value="-4">
                <text:p>-4</text:p>
              </table:table-cell>
              <table:table-cell office:value-type="float" office:value="-364">
                <text:p>-36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0.853931">
                <text:p>40.853931</text:p>
              </table:table-cell>
              <table:table-cell office:value-type="float" office:value="-2200">
                <text:p>-2200</text:p>
              </table:table-cell>
              <table:table-cell office:value-type="float" office:value="676">
                <text:p>676</text:p>
              </table:table-cell>
              <table:table-cell office:value-type="float" office:value="-4">
                <text:p>-4</text:p>
              </table:table-cell>
              <table:table-cell office:value-type="float" office:value="-334">
                <text:p>-33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0.871809">
                <text:p>40.871809</text:p>
              </table:table-cell>
              <table:table-cell office:value-type="float" office:value="-2200">
                <text:p>-2200</text:p>
              </table:table-cell>
              <table:table-cell office:value-type="float" office:value="676">
                <text:p>676</text:p>
              </table:table-cell>
              <table:table-cell office:value-type="float" office:value="-3">
                <text:p>-3</text:p>
              </table:table-cell>
              <table:table-cell office:value-type="float" office:value="-334">
                <text:p>-33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0.889691">
                <text:p>40.889691</text:p>
              </table:table-cell>
              <table:table-cell office:value-type="float" office:value="-2200">
                <text:p>-2200</text:p>
              </table:table-cell>
              <table:table-cell office:value-type="float" office:value="706">
                <text:p>706</text:p>
              </table:table-cell>
              <table:table-cell office:value-type="float" office:value="-3">
                <text:p>-3</text:p>
              </table:table-cell>
              <table:table-cell office:value-type="float" office:value="-334">
                <text:p>-33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0.943681">
                <text:p>40.943681</text:p>
              </table:table-cell>
              <table:table-cell office:value-type="float" office:value="-2200">
                <text:p>-2200</text:p>
              </table:table-cell>
              <table:table-cell office:value-type="float" office:value="706">
                <text:p>706</text:p>
              </table:table-cell>
              <table:table-cell office:value-type="float" office:value="-3">
                <text:p>-3</text:p>
              </table:table-cell>
              <table:table-cell office:value-type="float" office:value="-304">
                <text:p>-30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0.961568">
                <text:p>40.961568</text:p>
              </table:table-cell>
              <table:table-cell office:value-type="float" office:value="-2200">
                <text:p>-2200</text:p>
              </table:table-cell>
              <table:table-cell office:value-type="float" office:value="706">
                <text:p>706</text:p>
              </table:table-cell>
              <table:table-cell office:value-type="float" office:value="-2">
                <text:p>-2</text:p>
              </table:table-cell>
              <table:table-cell office:value-type="float" office:value="-304">
                <text:p>-30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.979452">
                <text:p>40.979452</text:p>
              </table:table-cell>
              <table:table-cell office:value-type="float" office:value="-2200">
                <text:p>-2200</text:p>
              </table:table-cell>
              <table:table-cell office:value-type="float" office:value="736">
                <text:p>736</text:p>
              </table:table-cell>
              <table:table-cell office:value-type="float" office:value="-2">
                <text:p>-2</text:p>
              </table:table-cell>
              <table:table-cell office:value-type="float" office:value="-304">
                <text:p>-30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1.03344">
                <text:p>41.03344</text:p>
              </table:table-cell>
              <table:table-cell office:value-type="float" office:value="-2200">
                <text:p>-2200</text:p>
              </table:table-cell>
              <table:table-cell office:value-type="float" office:value="736">
                <text:p>736</text:p>
              </table:table-cell>
              <table:table-cell office:value-type="float" office:value="-2">
                <text:p>-2</text:p>
              </table:table-cell>
              <table:table-cell office:value-type="float" office:value="-274">
                <text:p>-27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1.051319">
                <text:p>41.051319</text:p>
              </table:table-cell>
              <table:table-cell office:value-type="float" office:value="-2200">
                <text:p>-2200</text:p>
              </table:table-cell>
              <table:table-cell office:value-type="float" office:value="736">
                <text:p>736</text:p>
              </table:table-cell>
              <table:table-cell office:value-type="float" office:value="-1">
                <text:p>-1</text:p>
              </table:table-cell>
              <table:table-cell office:value-type="float" office:value="-274">
                <text:p>-27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1.069189">
                <text:p>41.069189</text:p>
              </table:table-cell>
              <table:table-cell office:value-type="float" office:value="-2200">
                <text:p>-2200</text:p>
              </table:table-cell>
              <table:table-cell office:value-type="float" office:value="766">
                <text:p>766</text:p>
              </table:table-cell>
              <table:table-cell office:value-type="float" office:value="-1">
                <text:p>-1</text:p>
              </table:table-cell>
              <table:table-cell office:value-type="float" office:value="-274">
                <text:p>-27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1.123169">
                <text:p>41.123169</text:p>
              </table:table-cell>
              <table:table-cell office:value-type="float" office:value="-2200">
                <text:p>-2200</text:p>
              </table:table-cell>
              <table:table-cell office:value-type="float" office:value="766">
                <text:p>766</text:p>
              </table:table-cell>
              <table:table-cell office:value-type="float" office:value="-1">
                <text:p>-1</text:p>
              </table:table-cell>
              <table:table-cell office:value-type="float" office:value="-244">
                <text:p>-24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1.141057">
                <text:p>41.141057</text:p>
              </table:table-cell>
              <table:table-cell office:value-type="float" office:value="-2200">
                <text:p>-2200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-244">
                <text:p>-24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1.158941">
                <text:p>41.158941</text:p>
              </table:table-cell>
              <table:table-cell office:value-type="float" office:value="-2200">
                <text:p>-2200</text:p>
              </table:table-cell>
              <table:table-cell office:value-type="float" office:value="796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-244">
                <text:p>-24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1.212921">
                <text:p>41.212921</text:p>
              </table:table-cell>
              <table:table-cell office:value-type="float" office:value="-2200">
                <text:p>-2200</text:p>
              </table:table-cell>
              <table:table-cell office:value-type="float" office:value="796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-214">
                <text:p>-21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1.230806">
                <text:p>41.230806</text:p>
              </table:table-cell>
              <table:table-cell office:value-type="float" office:value="-2200">
                <text:p>-2200</text:p>
              </table:table-cell>
              <table:table-cell office:value-type="float" office:value="796">
                <text:p>796</text:p>
              </table:table-cell>
              <table:table-cell office:value-type="float" office:value="1">
                <text:p>1</text:p>
              </table:table-cell>
              <table:table-cell office:value-type="float" office:value="-214">
                <text:p>-21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1.248678">
                <text:p>41.248678</text:p>
              </table:table-cell>
              <table:table-cell office:value-type="float" office:value="-2200">
                <text:p>-2200</text:p>
              </table:table-cell>
              <table:table-cell office:value-type="float" office:value="826">
                <text:p>826</text:p>
              </table:table-cell>
              <table:table-cell office:value-type="float" office:value="1">
                <text:p>1</text:p>
              </table:table-cell>
              <table:table-cell office:value-type="float" office:value="-214">
                <text:p>-21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1.302665">
                <text:p>41.302665</text:p>
              </table:table-cell>
              <table:table-cell office:value-type="float" office:value="-2200">
                <text:p>-2200</text:p>
              </table:table-cell>
              <table:table-cell office:value-type="float" office:value="826">
                <text:p>826</text:p>
              </table:table-cell>
              <table:table-cell office:value-type="float" office:value="1">
                <text:p>1</text:p>
              </table:table-cell>
              <table:table-cell office:value-type="float" office:value="-184">
                <text:p>-18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1.320543">
                <text:p>41.320543</text:p>
              </table:table-cell>
              <table:table-cell office:value-type="float" office:value="-2200">
                <text:p>-2200</text:p>
              </table:table-cell>
              <table:table-cell office:value-type="float" office:value="826">
                <text:p>826</text:p>
              </table:table-cell>
              <table:table-cell office:value-type="float" office:value="2">
                <text:p>2</text:p>
              </table:table-cell>
              <table:table-cell office:value-type="float" office:value="-184">
                <text:p>-18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1.338423">
                <text:p>41.338423</text:p>
              </table:table-cell>
              <table:table-cell office:value-type="float" office:value="-2200">
                <text:p>-2200</text:p>
              </table:table-cell>
              <table:table-cell office:value-type="float" office:value="856">
                <text:p>856</text:p>
              </table:table-cell>
              <table:table-cell office:value-type="float" office:value="2">
                <text:p>2</text:p>
              </table:table-cell>
              <table:table-cell office:value-type="float" office:value="-184">
                <text:p>-18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1.392412">
                <text:p>41.392412</text:p>
              </table:table-cell>
              <table:table-cell office:value-type="float" office:value="-2200">
                <text:p>-2200</text:p>
              </table:table-cell>
              <table:table-cell office:value-type="float" office:value="856">
                <text:p>856</text:p>
              </table:table-cell>
              <table:table-cell office:value-type="float" office:value="2">
                <text:p>2</text:p>
              </table:table-cell>
              <table:table-cell office:value-type="float" office:value="-154">
                <text:p>-15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1.410289">
                <text:p>41.410289</text:p>
              </table:table-cell>
              <table:table-cell office:value-type="float" office:value="-2200">
                <text:p>-2200</text:p>
              </table:table-cell>
              <table:table-cell office:value-type="float" office:value="856">
                <text:p>856</text:p>
              </table:table-cell>
              <table:table-cell office:value-type="float" office:value="3">
                <text:p>3</text:p>
              </table:table-cell>
              <table:table-cell office:value-type="float" office:value="-154">
                <text:p>-15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1.428167">
                <text:p>41.428167</text:p>
              </table:table-cell>
              <table:table-cell office:value-type="float" office:value="-2200">
                <text:p>-2200</text:p>
              </table:table-cell>
              <table:table-cell office:value-type="float" office:value="886">
                <text:p>886</text:p>
              </table:table-cell>
              <table:table-cell office:value-type="float" office:value="3">
                <text:p>3</text:p>
              </table:table-cell>
              <table:table-cell office:value-type="float" office:value="-154">
                <text:p>-15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1.443498">
                <text:p>41.443498</text:p>
              </table:table-cell>
              <table:table-cell office:value-type="float" office:value="2200">
                <text:p>2200</text:p>
              </table:table-cell>
              <table:table-cell office:value-type="float" office:value="886">
                <text:p>886</text:p>
              </table:table-cell>
              <table:table-cell office:value-type="float" office:value="3">
                <text:p>3</text:p>
              </table:table-cell>
              <table:table-cell office:value-type="float" office:value="-154">
                <text:p>-15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1.455712">
                <text:p>41.455712</text:p>
              </table:table-cell>
              <table:table-cell office:value-type="float" office:value="-2200">
                <text:p>-2200</text:p>
              </table:table-cell>
              <table:table-cell office:value-type="float" office:value="886">
                <text:p>886</text:p>
              </table:table-cell>
              <table:table-cell office:value-type="float" office:value="3">
                <text:p>3</text:p>
              </table:table-cell>
              <table:table-cell office:value-type="float" office:value="-154">
                <text:p>-154</text:p>
              </table:table-cell>
              <table:table-cell office:value-type="float" office:value="-994">
                <text:p>-99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1.48324">
                <text:p>41.48324</text:p>
              </table:table-cell>
              <table:table-cell office:value-type="float" office:value="-2200">
                <text:p>-2200</text:p>
              </table:table-cell>
              <table:table-cell office:value-type="float" office:value="886">
                <text:p>886</text:p>
              </table:table-cell>
              <table:table-cell office:value-type="float" office:value="3">
                <text:p>3</text:p>
              </table:table-cell>
              <table:table-cell office:value-type="float" office:value="-124">
                <text:p>-124</text:p>
              </table:table-cell>
              <table:table-cell office:value-type="float" office:value="-994">
                <text:p>-99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1.501137">
                <text:p>41.501137</text:p>
              </table:table-cell>
              <table:table-cell office:value-type="float" office:value="-2200">
                <text:p>-2200</text:p>
              </table:table-cell>
              <table:table-cell office:value-type="float" office:value="886">
                <text:p>886</text:p>
              </table:table-cell>
              <table:table-cell office:value-type="float" office:value="4">
                <text:p>4</text:p>
              </table:table-cell>
              <table:table-cell office:value-type="float" office:value="-124">
                <text:p>-124</text:p>
              </table:table-cell>
              <table:table-cell office:value-type="float" office:value="-994">
                <text:p>-99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1.519014">
                <text:p>41.519014</text:p>
              </table:table-cell>
              <table:table-cell office:value-type="float" office:value="-2200">
                <text:p>-2200</text:p>
              </table:table-cell>
              <table:table-cell office:value-type="float" office:value="916">
                <text:p>916</text:p>
              </table:table-cell>
              <table:table-cell office:value-type="float" office:value="4">
                <text:p>4</text:p>
              </table:table-cell>
              <table:table-cell office:value-type="float" office:value="-124">
                <text:p>-124</text:p>
              </table:table-cell>
              <table:table-cell office:value-type="float" office:value="-994">
                <text:p>-9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1.546522">
                <text:p>41.546522</text:p>
              </table:table-cell>
              <table:table-cell office:value-type="float" office:value="-2200">
                <text:p>-2200</text:p>
              </table:table-cell>
              <table:table-cell office:value-type="float" office:value="916">
                <text:p>916</text:p>
              </table:table-cell>
              <table:table-cell office:value-type="float" office:value="4">
                <text:p>4</text:p>
              </table:table-cell>
              <table:table-cell office:value-type="float" office:value="-124">
                <text:p>-124</text:p>
              </table:table-cell>
              <table:table-cell office:value-type="float" office:value="-964">
                <text:p>-96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1.574031">
                <text:p>41.574031</text:p>
              </table:table-cell>
              <table:table-cell office:value-type="float" office:value="-2200">
                <text:p>-2200</text:p>
              </table:table-cell>
              <table:table-cell office:value-type="float" office:value="916">
                <text:p>916</text:p>
              </table:table-cell>
              <table:table-cell office:value-type="float" office:value="4">
                <text:p>4</text:p>
              </table:table-cell>
              <table:table-cell office:value-type="float" office:value="-94">
                <text:p>-94</text:p>
              </table:table-cell>
              <table:table-cell office:value-type="float" office:value="-964">
                <text:p>-96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1.591913">
                <text:p>41.591913</text:p>
              </table:table-cell>
              <table:table-cell office:value-type="float" office:value="-2200">
                <text:p>-2200</text:p>
              </table:table-cell>
              <table:table-cell office:value-type="float" office:value="916">
                <text:p>916</text:p>
              </table:table-cell>
              <table:table-cell office:value-type="float" office:value="5">
                <text:p>5</text:p>
              </table:table-cell>
              <table:table-cell office:value-type="float" office:value="-94">
                <text:p>-94</text:p>
              </table:table-cell>
              <table:table-cell office:value-type="float" office:value="-964">
                <text:p>-96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1.60979">
                <text:p>41.60979</text:p>
              </table:table-cell>
              <table:table-cell office:value-type="float" office:value="-2200">
                <text:p>-2200</text:p>
              </table:table-cell>
              <table:table-cell office:value-type="float" office:value="946">
                <text:p>946</text:p>
              </table:table-cell>
              <table:table-cell office:value-type="float" office:value="5">
                <text:p>5</text:p>
              </table:table-cell>
              <table:table-cell office:value-type="float" office:value="-94">
                <text:p>-94</text:p>
              </table:table-cell>
              <table:table-cell office:value-type="float" office:value="-964">
                <text:p>-96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1.637303">
                <text:p>41.637303</text:p>
              </table:table-cell>
              <table:table-cell office:value-type="float" office:value="-2200">
                <text:p>-2200</text:p>
              </table:table-cell>
              <table:table-cell office:value-type="float" office:value="946">
                <text:p>946</text:p>
              </table:table-cell>
              <table:table-cell office:value-type="float" office:value="5">
                <text:p>5</text:p>
              </table:table-cell>
              <table:table-cell office:value-type="float" office:value="-94">
                <text:p>-94</text:p>
              </table:table-cell>
              <table:table-cell office:value-type="float" office:value="-934">
                <text:p>-93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1.664815">
                <text:p>41.664815</text:p>
              </table:table-cell>
              <table:table-cell office:value-type="float" office:value="-2200">
                <text:p>-2200</text:p>
              </table:table-cell>
              <table:table-cell office:value-type="float" office:value="946">
                <text:p>946</text:p>
              </table:table-cell>
              <table:table-cell office:value-type="float" office:value="5">
                <text:p>5</text:p>
              </table:table-cell>
              <table:table-cell office:value-type="float" office:value="-64">
                <text:p>-64</text:p>
              </table:table-cell>
              <table:table-cell office:value-type="float" office:value="-934">
                <text:p>-93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1.682693">
                <text:p>41.682693</text:p>
              </table:table-cell>
              <table:table-cell office:value-type="float" office:value="-2200">
                <text:p>-2200</text:p>
              </table:table-cell>
              <table:table-cell office:value-type="float" office:value="946">
                <text:p>946</text:p>
              </table:table-cell>
              <table:table-cell office:value-type="float" office:value="6">
                <text:p>6</text:p>
              </table:table-cell>
              <table:table-cell office:value-type="float" office:value="-64">
                <text:p>-64</text:p>
              </table:table-cell>
              <table:table-cell office:value-type="float" office:value="-934">
                <text:p>-9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1.700575">
                <text:p>41.700575</text:p>
              </table:table-cell>
              <table:table-cell office:value-type="float" office:value="-2200">
                <text:p>-2200</text:p>
              </table:table-cell>
              <table:table-cell office:value-type="float" office:value="976">
                <text:p>976</text:p>
              </table:table-cell>
              <table:table-cell office:value-type="float" office:value="6">
                <text:p>6</text:p>
              </table:table-cell>
              <table:table-cell office:value-type="float" office:value="-64">
                <text:p>-64</text:p>
              </table:table-cell>
              <table:table-cell office:value-type="float" office:value="-934">
                <text:p>-9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1.728088">
                <text:p>41.728088</text:p>
              </table:table-cell>
              <table:table-cell office:value-type="float" office:value="-2200">
                <text:p>-2200</text:p>
              </table:table-cell>
              <table:table-cell office:value-type="float" office:value="976">
                <text:p>976</text:p>
              </table:table-cell>
              <table:table-cell office:value-type="float" office:value="6">
                <text:p>6</text:p>
              </table:table-cell>
              <table:table-cell office:value-type="float" office:value="-64">
                <text:p>-64</text:p>
              </table:table-cell>
              <table:table-cell office:value-type="float" office:value="-904">
                <text:p>-90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1.755599">
                <text:p>41.755599</text:p>
              </table:table-cell>
              <table:table-cell office:value-type="float" office:value="-2200">
                <text:p>-2200</text:p>
              </table:table-cell>
              <table:table-cell office:value-type="float" office:value="976">
                <text:p>976</text:p>
              </table:table-cell>
              <table:table-cell office:value-type="float" office:value="6">
                <text:p>6</text:p>
              </table:table-cell>
              <table:table-cell office:value-type="float" office:value="-34">
                <text:p>-34</text:p>
              </table:table-cell>
              <table:table-cell office:value-type="float" office:value="-904">
                <text:p>-9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1.773478">
                <text:p>41.773478</text:p>
              </table:table-cell>
              <table:table-cell office:value-type="float" office:value="-2200">
                <text:p>-2200</text:p>
              </table:table-cell>
              <table:table-cell office:value-type="float" office:value="976">
                <text:p>976</text:p>
              </table:table-cell>
              <table:table-cell office:value-type="float" office:value="7">
                <text:p>7</text:p>
              </table:table-cell>
              <table:table-cell office:value-type="float" office:value="-34">
                <text:p>-34</text:p>
              </table:table-cell>
              <table:table-cell office:value-type="float" office:value="-904">
                <text:p>-90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1.791364">
                <text:p>41.791364</text:p>
              </table:table-cell>
              <table:table-cell office:value-type="float" office:value="-2200">
                <text:p>-2200</text:p>
              </table:table-cell>
              <table:table-cell office:value-type="float" office:value="1006">
                <text:p>1006</text:p>
              </table:table-cell>
              <table:table-cell office:value-type="float" office:value="7">
                <text:p>7</text:p>
              </table:table-cell>
              <table:table-cell office:value-type="float" office:value="-34">
                <text:p>-34</text:p>
              </table:table-cell>
              <table:table-cell office:value-type="float" office:value="-904">
                <text:p>-9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1.81888">
                <text:p>41.81888</text:p>
              </table:table-cell>
              <table:table-cell office:value-type="float" office:value="-2200">
                <text:p>-2200</text:p>
              </table:table-cell>
              <table:table-cell office:value-type="float" office:value="1006">
                <text:p>1006</text:p>
              </table:table-cell>
              <table:table-cell office:value-type="float" office:value="7">
                <text:p>7</text:p>
              </table:table-cell>
              <table:table-cell office:value-type="float" office:value="-34">
                <text:p>-34</text:p>
              </table:table-cell>
              <table:table-cell office:value-type="float" office:value="-874">
                <text:p>-8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1.846393">
                <text:p>41.846393</text:p>
              </table:table-cell>
              <table:table-cell office:value-type="float" office:value="-2200">
                <text:p>-2200</text:p>
              </table:table-cell>
              <table:table-cell office:value-type="float" office:value="1006">
                <text:p>1006</text:p>
              </table:table-cell>
              <table:table-cell office:value-type="float" office:value="7">
                <text:p>7</text:p>
              </table:table-cell>
              <table:table-cell office:value-type="float" office:value="-15">
                <text:p>-15</text:p>
              </table:table-cell>
              <table:table-cell office:value-type="float" office:value="-874">
                <text:p>-8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1.864272">
                <text:p>41.864272</text:p>
              </table:table-cell>
              <table:table-cell office:value-type="float" office:value="-2200">
                <text:p>-2200</text:p>
              </table:table-cell>
              <table:table-cell office:value-type="float" office:value="1006">
                <text:p>1006</text:p>
              </table:table-cell>
              <table:table-cell office:value-type="float" office:value="8">
                <text:p>8</text:p>
              </table:table-cell>
              <table:table-cell office:value-type="float" office:value="-15">
                <text:p>-15</text:p>
              </table:table-cell>
              <table:table-cell office:value-type="float" office:value="-874">
                <text:p>-87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1.882146">
                <text:p>41.88214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">
                <text:p>8</text:p>
              </table:table-cell>
              <table:table-cell office:value-type="float" office:value="-15">
                <text:p>-15</text:p>
              </table:table-cell>
              <table:table-cell office:value-type="float" office:value="-874">
                <text:p>-87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1.90966">
                <text:p>41.9096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">
                <text:p>8</text:p>
              </table:table-cell>
              <table:table-cell office:value-type="float" office:value="-15">
                <text:p>-15</text:p>
              </table:table-cell>
              <table:table-cell office:value-type="float" office:value="-844">
                <text:p>-8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1.93716">
                <text:p>41.9371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">
                <text:p>8</text:p>
              </table:table-cell>
              <table:table-cell office:value-type="float" office:value="-14">
                <text:p>-14</text:p>
              </table:table-cell>
              <table:table-cell office:value-type="float" office:value="-844">
                <text:p>-84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1.955039">
                <text:p>41.95503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">
                <text:p>9</text:p>
              </table:table-cell>
              <table:table-cell office:value-type="float" office:value="-14">
                <text:p>-14</text:p>
              </table:table-cell>
              <table:table-cell office:value-type="float" office:value="-844">
                <text:p>-84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1.999397">
                <text:p>41.99939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">
                <text:p>9</text:p>
              </table:table-cell>
              <table:table-cell office:value-type="float" office:value="-14">
                <text:p>-14</text:p>
              </table:table-cell>
              <table:table-cell office:value-type="float" office:value="-814">
                <text:p>-8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2.026908">
                <text:p>42.02690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">
                <text:p>9</text:p>
              </table:table-cell>
              <table:table-cell office:value-type="float" office:value="-13">
                <text:p>-13</text:p>
              </table:table-cell>
              <table:table-cell office:value-type="float" office:value="-814">
                <text:p>-81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2.044788">
                <text:p>42.04478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">
                <text:p>10</text:p>
              </table:table-cell>
              <table:table-cell office:value-type="float" office:value="-13">
                <text:p>-13</text:p>
              </table:table-cell>
              <table:table-cell office:value-type="float" office:value="-814">
                <text:p>-8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2.089146">
                <text:p>42.08914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">
                <text:p>10</text:p>
              </table:table-cell>
              <table:table-cell office:value-type="float" office:value="-13">
                <text:p>-13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2.116654">
                <text:p>42.11665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">
                <text:p>10</text:p>
              </table:table-cell>
              <table:table-cell office:value-type="float" office:value="-12">
                <text:p>-12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2.134534">
                <text:p>42.13453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2.178891">
                <text:p>42.17889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754">
                <text:p>-7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2.206406">
                <text:p>42.20640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54">
                <text:p>-75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2.224286">
                <text:p>42.22428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2">
                <text:p>12</text:p>
              </table:table-cell>
              <table:table-cell office:value-type="float" office:value="-11">
                <text:p>-11</text:p>
              </table:table-cell>
              <table:table-cell office:value-type="float" office:value="-754">
                <text:p>-75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2.268643">
                <text:p>42.26864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2">
                <text:p>12</text:p>
              </table:table-cell>
              <table:table-cell office:value-type="float" office:value="-11">
                <text:p>-11</text:p>
              </table:table-cell>
              <table:table-cell office:value-type="float" office:value="-724">
                <text:p>-7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2.296144">
                <text:p>42.29614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2">
                <text:p>12</text:p>
              </table:table-cell>
              <table:table-cell office:value-type="float" office:value="-10">
                <text:p>-10</text:p>
              </table:table-cell>
              <table:table-cell office:value-type="float" office:value="-724">
                <text:p>-7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2.314009">
                <text:p>42.31400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3">
                <text:p>13</text:p>
              </table:table-cell>
              <table:table-cell office:value-type="float" office:value="-10">
                <text:p>-10</text:p>
              </table:table-cell>
              <table:table-cell office:value-type="float" office:value="-724">
                <text:p>-72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2.358364">
                <text:p>42.35836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3">
                <text:p>13</text:p>
              </table:table-cell>
              <table:table-cell office:value-type="float" office:value="-10">
                <text:p>-10</text:p>
              </table:table-cell>
              <table:table-cell office:value-type="float" office:value="-694">
                <text:p>-6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2.385879">
                <text:p>42.38587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3">
                <text:p>13</text:p>
              </table:table-cell>
              <table:table-cell office:value-type="float" office:value="-9">
                <text:p>-9</text:p>
              </table:table-cell>
              <table:table-cell office:value-type="float" office:value="-694">
                <text:p>-69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2.403758">
                <text:p>42.40375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4">
                <text:p>14</text:p>
              </table:table-cell>
              <table:table-cell office:value-type="float" office:value="-9">
                <text:p>-9</text:p>
              </table:table-cell>
              <table:table-cell office:value-type="float" office:value="-694">
                <text:p>-69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2.448117">
                <text:p>42.44811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4">
                <text:p>14</text:p>
              </table:table-cell>
              <table:table-cell office:value-type="float" office:value="-9">
                <text:p>-9</text:p>
              </table:table-cell>
              <table:table-cell office:value-type="float" office:value="-664">
                <text:p>-66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2.475632">
                <text:p>42.47563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  <table:table-cell office:value-type="float" office:value="-664">
                <text:p>-6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2.493507">
                <text:p>42.49350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5">
                <text:p>15</text:p>
              </table:table-cell>
              <table:table-cell office:value-type="float" office:value="-8">
                <text:p>-8</text:p>
              </table:table-cell>
              <table:table-cell office:value-type="float" office:value="-664">
                <text:p>-66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2.53786">
                <text:p>42.5378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5">
                <text:p>15</text:p>
              </table:table-cell>
              <table:table-cell office:value-type="float" office:value="-8">
                <text:p>-8</text:p>
              </table:table-cell>
              <table:table-cell office:value-type="float" office:value="-634">
                <text:p>-63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2.565372">
                <text:p>42.56537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-634">
                <text:p>-6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2.583248">
                <text:p>42.58324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6">
                <text:p>16</text:p>
              </table:table-cell>
              <table:table-cell office:value-type="float" office:value="-7">
                <text:p>-7</text:p>
              </table:table-cell>
              <table:table-cell office:value-type="float" office:value="-634">
                <text:p>-63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2.627602">
                <text:p>42.62760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6">
                <text:p>16</text:p>
              </table:table-cell>
              <table:table-cell office:value-type="float" office:value="-7">
                <text:p>-7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2.655109">
                <text:p>42.65510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6">
                <text:p>16</text:p>
              </table:table-cell>
              <table:table-cell office:value-type="float" office:value="-6">
                <text:p>-6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.672988">
                <text:p>42.67298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6">
                <text:p>46</text:p>
              </table:table-cell>
              <table:table-cell office:value-type="float" office:value="-6">
                <text:p>-6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.717339">
                <text:p>42.71733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6">
                <text:p>46</text:p>
              </table:table-cell>
              <table:table-cell office:value-type="float" office:value="-6">
                <text:p>-6</text:p>
              </table:table-cell>
              <table:table-cell office:value-type="float" office:value="-574">
                <text:p>-57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.744852">
                <text:p>42.74485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6">
                <text:p>46</text:p>
              </table:table-cell>
              <table:table-cell office:value-type="float" office:value="-5">
                <text:p>-5</text:p>
              </table:table-cell>
              <table:table-cell office:value-type="float" office:value="-574">
                <text:p>-5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.76273">
                <text:p>42.7627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6">
                <text:p>76</text:p>
              </table:table-cell>
              <table:table-cell office:value-type="float" office:value="-5">
                <text:p>-5</text:p>
              </table:table-cell>
              <table:table-cell office:value-type="float" office:value="-574">
                <text:p>-57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.807089">
                <text:p>42.80708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6">
                <text:p>76</text:p>
              </table:table-cell>
              <table:table-cell office:value-type="float" office:value="-5">
                <text:p>-5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.834602">
                <text:p>42.83460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6">
                <text:p>76</text:p>
              </table:table-cell>
              <table:table-cell office:value-type="float" office:value="-4">
                <text:p>-4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.852481">
                <text:p>42.85248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6">
                <text:p>106</text:p>
              </table:table-cell>
              <table:table-cell office:value-type="float" office:value="-4">
                <text:p>-4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.896838">
                <text:p>42.89683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6">
                <text:p>106</text:p>
              </table:table-cell>
              <table:table-cell office:value-type="float" office:value="-4">
                <text:p>-4</text:p>
              </table:table-cell>
              <table:table-cell office:value-type="float" office:value="-514">
                <text:p>-51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.924357">
                <text:p>42.92435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6">
                <text:p>106</text:p>
              </table:table-cell>
              <table:table-cell office:value-type="float" office:value="-3">
                <text:p>-3</text:p>
              </table:table-cell>
              <table:table-cell office:value-type="float" office:value="-514">
                <text:p>-5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.942241">
                <text:p>42.94224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36">
                <text:p>136</text:p>
              </table:table-cell>
              <table:table-cell office:value-type="float" office:value="-3">
                <text:p>-3</text:p>
              </table:table-cell>
              <table:table-cell office:value-type="float" office:value="-514">
                <text:p>-5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.986605">
                <text:p>42.98660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36">
                <text:p>136</text:p>
              </table:table-cell>
              <table:table-cell office:value-type="float" office:value="-3">
                <text:p>-3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3.014106">
                <text:p>43.01410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36">
                <text:p>136</text:p>
              </table:table-cell>
              <table:table-cell office:value-type="float" office:value="-2">
                <text:p>-2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3.031999">
                <text:p>43.03199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66">
                <text:p>166</text:p>
              </table:table-cell>
              <table:table-cell office:value-type="float" office:value="-2">
                <text:p>-2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3.076341">
                <text:p>43.07634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66">
                <text:p>166</text:p>
              </table:table-cell>
              <table:table-cell office:value-type="float" office:value="-2">
                <text:p>-2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3.103853">
                <text:p>43.10385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66">
                <text:p>166</text:p>
              </table:table-cell>
              <table:table-cell office:value-type="float" office:value="-1">
                <text:p>-1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3.121731">
                <text:p>43.12173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96">
                <text:p>196</text:p>
              </table:table-cell>
              <table:table-cell office:value-type="float" office:value="-1">
                <text:p>-1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3.166087">
                <text:p>43.16608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96">
                <text:p>196</text:p>
              </table:table-cell>
              <table:table-cell office:value-type="float" office:value="-1">
                <text:p>-1</text:p>
              </table:table-cell>
              <table:table-cell office:value-type="float" office:value="-424">
                <text:p>-42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3.193602">
                <text:p>43.19360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-424">
                <text:p>-42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3.211484">
                <text:p>43.21148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-424">
                <text:p>-42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3.255843">
                <text:p>43.25584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-394">
                <text:p>-39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3.283351">
                <text:p>43.28335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226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-394">
                <text:p>-39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.301234">
                <text:p>43.30123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256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-394">
                <text:p>-3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.34559">
                <text:p>43.3455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256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-364">
                <text:p>-36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.37309">
                <text:p>43.3730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256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-364">
                <text:p>-36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.390976">
                <text:p>43.39097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286">
                <text:p>286</text:p>
              </table:table-cell>
              <table:table-cell office:value-type="float" office:value="2">
                <text:p>2</text:p>
              </table:table-cell>
              <table:table-cell office:value-type="float" office:value="-364">
                <text:p>-36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.435321">
                <text:p>43.43532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286">
                <text:p>286</text:p>
              </table:table-cell>
              <table:table-cell office:value-type="float" office:value="2">
                <text:p>2</text:p>
              </table:table-cell>
              <table:table-cell office:value-type="float" office:value="-334">
                <text:p>-33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.462836">
                <text:p>43.46283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286">
                <text:p>286</text:p>
              </table:table-cell>
              <table:table-cell office:value-type="float" office:value="3">
                <text:p>3</text:p>
              </table:table-cell>
              <table:table-cell office:value-type="float" office:value="-334">
                <text:p>-33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.480718">
                <text:p>43.48071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316">
                <text:p>316</text:p>
              </table:table-cell>
              <table:table-cell office:value-type="float" office:value="3">
                <text:p>3</text:p>
              </table:table-cell>
              <table:table-cell office:value-type="float" office:value="-334">
                <text:p>-33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.525073">
                <text:p>43.52507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316">
                <text:p>316</text:p>
              </table:table-cell>
              <table:table-cell office:value-type="float" office:value="3">
                <text:p>3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.552577">
                <text:p>43.55257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316">
                <text:p>316</text:p>
              </table:table-cell>
              <table:table-cell office:value-type="float" office:value="4">
                <text:p>4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.570458">
                <text:p>43.57045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346">
                <text:p>346</text:p>
              </table:table-cell>
              <table:table-cell office:value-type="float" office:value="4">
                <text:p>4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.614814">
                <text:p>43.61481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346">
                <text:p>346</text:p>
              </table:table-cell>
              <table:table-cell office:value-type="float" office:value="4">
                <text:p>4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.642325">
                <text:p>43.64232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346">
                <text:p>346</text:p>
              </table:table-cell>
              <table:table-cell office:value-type="float" office:value="5">
                <text:p>5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.660206">
                <text:p>43.66020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376">
                <text:p>376</text:p>
              </table:table-cell>
              <table:table-cell office:value-type="float" office:value="5">
                <text:p>5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.704566">
                <text:p>43.70456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376">
                <text:p>376</text:p>
              </table:table-cell>
              <table:table-cell office:value-type="float" office:value="5">
                <text:p>5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.732066">
                <text:p>43.73206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376">
                <text:p>376</text:p>
              </table:table-cell>
              <table:table-cell office:value-type="float" office:value="6">
                <text:p>6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.749951">
                <text:p>43.74995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06">
                <text:p>406</text:p>
              </table:table-cell>
              <table:table-cell office:value-type="float" office:value="6">
                <text:p>6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.794301">
                <text:p>43.79430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06">
                <text:p>406</text:p>
              </table:table-cell>
              <table:table-cell office:value-type="float" office:value="6">
                <text:p>6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.821814">
                <text:p>43.82181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06">
                <text:p>406</text:p>
              </table:table-cell>
              <table:table-cell office:value-type="float" office:value="7">
                <text:p>7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.839689">
                <text:p>43.83968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36">
                <text:p>436</text:p>
              </table:table-cell>
              <table:table-cell office:value-type="float" office:value="7">
                <text:p>7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3.884048">
                <text:p>43.88404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36">
                <text:p>436</text:p>
              </table:table-cell>
              <table:table-cell office:value-type="float" office:value="7">
                <text:p>7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3.911554">
                <text:p>43.91155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36">
                <text:p>436</text:p>
              </table:table-cell>
              <table:table-cell office:value-type="float" office:value="8">
                <text:p>8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3.929425">
                <text:p>43.92942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66">
                <text:p>466</text:p>
              </table:table-cell>
              <table:table-cell office:value-type="float" office:value="8">
                <text:p>8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3.973793">
                <text:p>43.97379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66">
                <text:p>466</text:p>
              </table:table-cell>
              <table:table-cell office:value-type="float" office:value="8">
                <text:p>8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.001302">
                <text:p>44.00130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66">
                <text:p>466</text:p>
              </table:table-cell>
              <table:table-cell office:value-type="float" office:value="9">
                <text:p>9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.019178">
                <text:p>44.01917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96">
                <text:p>496</text:p>
              </table:table-cell>
              <table:table-cell office:value-type="float" office:value="9">
                <text:p>9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.063532">
                <text:p>44.06353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96">
                <text:p>496</text:p>
              </table:table-cell>
              <table:table-cell office:value-type="float" office:value="9">
                <text:p>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.091044">
                <text:p>44.09104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496">
                <text:p>496</text:p>
              </table:table-cell>
              <table:table-cell office:value-type="float" office:value="10">
                <text:p>1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.108924">
                <text:p>44.10892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526">
                <text:p>526</text:p>
              </table:table-cell>
              <table:table-cell office:value-type="float" office:value="10">
                <text:p>1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.153277">
                <text:p>44.15327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526">
                <text:p>526</text:p>
              </table:table-cell>
              <table:table-cell office:value-type="float" office:value="10">
                <text:p>1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.180769">
                <text:p>44.18076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526">
                <text:p>526</text:p>
              </table:table-cell>
              <table:table-cell office:value-type="float" office:value="11">
                <text:p>11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.198651">
                <text:p>44.19865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556">
                <text:p>556</text:p>
              </table:table-cell>
              <table:table-cell office:value-type="float" office:value="11">
                <text:p>11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.243005">
                <text:p>44.24300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556">
                <text:p>556</text:p>
              </table:table-cell>
              <table:table-cell office:value-type="float" office:value="11">
                <text:p>11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.270515">
                <text:p>44.27051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556">
                <text:p>556</text:p>
              </table:table-cell>
              <table:table-cell office:value-type="float" office:value="12">
                <text:p>12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.288385">
                <text:p>44.28838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586">
                <text:p>586</text:p>
              </table:table-cell>
              <table:table-cell office:value-type="float" office:value="12">
                <text:p>12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.332744">
                <text:p>44.33274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586">
                <text:p>586</text:p>
              </table:table-cell>
              <table:table-cell office:value-type="float" office:value="12">
                <text:p>1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.360252">
                <text:p>44.36025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586">
                <text:p>586</text:p>
              </table:table-cell>
              <table:table-cell office:value-type="float" office:value="13">
                <text:p>1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.37813">
                <text:p>44.3781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616">
                <text:p>616</text:p>
              </table:table-cell>
              <table:table-cell office:value-type="float" office:value="13">
                <text:p>1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.422488">
                <text:p>44.42248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616">
                <text:p>616</text:p>
              </table:table-cell>
              <table:table-cell office:value-type="float" office:value="13">
                <text:p>1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4.450001">
                <text:p>44.45000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616">
                <text:p>616</text:p>
              </table:table-cell>
              <table:table-cell office:value-type="float" office:value="14">
                <text:p>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4.467879">
                <text:p>44.46787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646">
                <text:p>646</text:p>
              </table:table-cell>
              <table:table-cell office:value-type="float" office:value="14">
                <text:p>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4.512237">
                <text:p>44.51223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646">
                <text:p>646</text:p>
              </table:table-cell>
              <table:table-cell office:value-type="float" office:value="14">
                <text:p>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4.539736">
                <text:p>44.53973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646">
                <text:p>646</text:p>
              </table:table-cell>
              <table:table-cell office:value-type="float" office:value="15">
                <text:p>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4.557614">
                <text:p>44.55761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676">
                <text:p>676</text:p>
              </table:table-cell>
              <table:table-cell office:value-type="float" office:value="15">
                <text:p>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4.601977">
                <text:p>44.60197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676">
                <text:p>676</text:p>
              </table:table-cell>
              <table:table-cell office:value-type="float" office:value="15">
                <text:p>1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4.629482">
                <text:p>44.62948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676">
                <text:p>676</text:p>
              </table:table-cell>
              <table:table-cell office:value-type="float" office:value="16">
                <text:p>1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4.64736">
                <text:p>44.6473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06">
                <text:p>706</text:p>
              </table:table-cell>
              <table:table-cell office:value-type="float" office:value="16">
                <text:p>1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4.691723">
                <text:p>44.69172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06">
                <text:p>70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4.719237">
                <text:p>44.71923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06">
                <text:p>706</text:p>
              </table:table-cell>
              <table:table-cell office:value-type="float" office:value="46">
                <text:p>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4.737117">
                <text:p>44.73711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36">
                <text:p>736</text:p>
              </table:table-cell>
              <table:table-cell office:value-type="float" office:value="46">
                <text:p>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4.781482">
                <text:p>44.78148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36">
                <text:p>736</text:p>
              </table:table-cell>
              <table:table-cell office:value-type="float" office:value="46">
                <text:p>4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4.808998">
                <text:p>44.80899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36">
                <text:p>736</text:p>
              </table:table-cell>
              <table:table-cell office:value-type="float" office:value="76">
                <text:p>7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4.826876">
                <text:p>44.82687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66">
                <text:p>766</text:p>
              </table:table-cell>
              <table:table-cell office:value-type="float" office:value="76">
                <text:p>7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4.871237">
                <text:p>44.87123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66">
                <text:p>766</text:p>
              </table:table-cell>
              <table:table-cell office:value-type="float" office:value="76">
                <text:p>7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4.898737">
                <text:p>44.89873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66">
                <text:p>766</text:p>
              </table:table-cell>
              <table:table-cell office:value-type="float" office:value="106">
                <text:p>10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4.916614">
                <text:p>44.91661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96">
                <text:p>796</text:p>
              </table:table-cell>
              <table:table-cell office:value-type="float" office:value="106">
                <text:p>10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4.960974">
                <text:p>44.96097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96">
                <text:p>796</text:p>
              </table:table-cell>
              <table:table-cell office:value-type="float" office:value="106">
                <text:p>10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4.988484">
                <text:p>44.98848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796">
                <text:p>796</text:p>
              </table:table-cell>
              <table:table-cell office:value-type="float" office:value="136">
                <text:p>13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5.006364">
                <text:p>45.00636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26">
                <text:p>826</text:p>
              </table:table-cell>
              <table:table-cell office:value-type="float" office:value="136">
                <text:p>13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5.050718">
                <text:p>45.05071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26">
                <text:p>826</text:p>
              </table:table-cell>
              <table:table-cell office:value-type="float" office:value="136">
                <text:p>13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5.078236">
                <text:p>45.07823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26">
                <text:p>826</text:p>
              </table:table-cell>
              <table:table-cell office:value-type="float" office:value="166">
                <text:p>16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5.096117">
                <text:p>45.09611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56">
                <text:p>856</text:p>
              </table:table-cell>
              <table:table-cell office:value-type="float" office:value="166">
                <text:p>16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5.140473">
                <text:p>45.14047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56">
                <text:p>856</text:p>
              </table:table-cell>
              <table:table-cell office:value-type="float" office:value="166">
                <text:p>16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5.167984">
                <text:p>45.16798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56">
                <text:p>856</text:p>
              </table:table-cell>
              <table:table-cell office:value-type="float" office:value="196">
                <text:p>19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5.185866">
                <text:p>45.18586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86">
                <text:p>886</text:p>
              </table:table-cell>
              <table:table-cell office:value-type="float" office:value="196">
                <text:p>19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5.230226">
                <text:p>45.23022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86">
                <text:p>886</text:p>
              </table:table-cell>
              <table:table-cell office:value-type="float" office:value="196">
                <text:p>19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5.257723">
                <text:p>45.25772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886">
                <text:p>886</text:p>
              </table:table-cell>
              <table:table-cell office:value-type="float" office:value="226">
                <text:p>2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5.275614">
                <text:p>45.27561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16">
                <text:p>916</text:p>
              </table:table-cell>
              <table:table-cell office:value-type="float" office:value="226">
                <text:p>2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5.319956">
                <text:p>45.31995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16">
                <text:p>916</text:p>
              </table:table-cell>
              <table:table-cell office:value-type="float" office:value="226">
                <text:p>22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5.347462">
                <text:p>45.34746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16">
                <text:p>916</text:p>
              </table:table-cell>
              <table:table-cell office:value-type="float" office:value="256">
                <text:p>25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5.365339">
                <text:p>45.36533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46">
                <text:p>946</text:p>
              </table:table-cell>
              <table:table-cell office:value-type="float" office:value="256">
                <text:p>25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5.409705">
                <text:p>45.40970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46">
                <text:p>946</text:p>
              </table:table-cell>
              <table:table-cell office:value-type="float" office:value="256">
                <text:p>25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5.437223">
                <text:p>45.43722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46">
                <text:p>946</text:p>
              </table:table-cell>
              <table:table-cell office:value-type="float" office:value="286">
                <text:p>28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5.455098">
                <text:p>45.45509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76">
                <text:p>976</text:p>
              </table:table-cell>
              <table:table-cell office:value-type="float" office:value="286">
                <text:p>28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5.499459">
                <text:p>45.49945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76">
                <text:p>976</text:p>
              </table:table-cell>
              <table:table-cell office:value-type="float" office:value="286">
                <text:p>2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5.526971">
                <text:p>45.52697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976">
                <text:p>976</text:p>
              </table:table-cell>
              <table:table-cell office:value-type="float" office:value="316">
                <text:p>3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5.544861">
                <text:p>45.54486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06">
                <text:p>1006</text:p>
              </table:table-cell>
              <table:table-cell office:value-type="float" office:value="316">
                <text:p>3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5.589222">
                <text:p>45.58922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06">
                <text:p>1006</text:p>
              </table:table-cell>
              <table:table-cell office:value-type="float" office:value="316">
                <text:p>3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5.616722">
                <text:p>45.61672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06">
                <text:p>1006</text:p>
              </table:table-cell>
              <table:table-cell office:value-type="float" office:value="346">
                <text:p>34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5.634603">
                <text:p>45.63460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346">
                <text:p>34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5.678952">
                <text:p>45.67895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346">
                <text:p>3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5.706459">
                <text:p>45.70645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376">
                <text:p>3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5.76767">
                <text:p>45.7676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5.795183">
                <text:p>45.79518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5.856386">
                <text:p>45.85638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06">
                <text:p>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5.883898">
                <text:p>45.88389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36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5.945098">
                <text:p>45.94509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36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5.972597">
                <text:p>45.97259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66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6.033801">
                <text:p>46.03380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66">
                <text:p>4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6.061311">
                <text:p>46.06131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96">
                <text:p>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6.122514">
                <text:p>46.12251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96">
                <text:p>4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6.150023">
                <text:p>46.15002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526">
                <text:p>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6.211231">
                <text:p>46.21123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526">
                <text:p>5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6.238739">
                <text:p>46.23873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556">
                <text:p>5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6.299943">
                <text:p>46.29994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556">
                <text:p>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6.327457">
                <text:p>46.32745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586">
                <text:p>5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6.388664">
                <text:p>46.38866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586">
                <text:p>5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6.416159">
                <text:p>46.41615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616">
                <text:p>6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6.477367">
                <text:p>46.47736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616">
                <text:p>6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6.504874">
                <text:p>46.50487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646">
                <text:p>6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6.56608">
                <text:p>46.5660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646">
                <text:p>6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6.593587">
                <text:p>46.59358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676">
                <text:p>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6.654792">
                <text:p>46.65479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676">
                <text:p>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6.6823">
                <text:p>46.682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06">
                <text:p>7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6.743511">
                <text:p>46.74351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06">
                <text:p>7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6.771005">
                <text:p>46.77100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36">
                <text:p>7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6.832215">
                <text:p>46.83221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36">
                <text:p>7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6.859729">
                <text:p>46.85972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66">
                <text:p>7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6.920937">
                <text:p>46.92093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66">
                <text:p>7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6.948452">
                <text:p>46.94845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96">
                <text:p>7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7.009656">
                <text:p>47.00965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96">
                <text:p>7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7.03717">
                <text:p>47.0371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26">
                <text:p>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7.098371">
                <text:p>47.09837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26">
                <text:p>8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7.125875">
                <text:p>47.12587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56">
                <text:p>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7.187078">
                <text:p>47.18707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56">
                <text:p>8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7.214591">
                <text:p>47.21459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86">
                <text:p>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7.275797">
                <text:p>47.27579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86">
                <text:p>8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7.303306">
                <text:p>47.30330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16">
                <text:p>9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7.364521">
                <text:p>47.36452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16">
                <text:p>9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7.392033">
                <text:p>47.39203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46">
                <text:p>9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7.453238">
                <text:p>47.45323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46">
                <text:p>9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7.480732">
                <text:p>47.48073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76">
                <text:p>9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7.541935">
                <text:p>47.54193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76">
                <text:p>97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7.569447">
                <text:p>47.56944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06">
                <text:p>100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7.630647">
                <text:p>47.63064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06">
                <text:p>100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7.658155">
                <text:p>47.65815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7.719359">
                <text:p>47.71935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7.807046">
                <text:p>47.80704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7.894715">
                <text:p>47.89471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7.982395">
                <text:p>47.98239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8.070079">
                <text:p>48.07007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8.157762">
                <text:p>48.15776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8.245437">
                <text:p>48.24543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8.333116">
                <text:p>48.33311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8.420803">
                <text:p>48.42080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8.508481">
                <text:p>48.50848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8.596166">
                <text:p>48.596166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8.683839">
                <text:p>48.68383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8.771525">
                <text:p>48.771525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8.859204">
                <text:p>48.85920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8.946892">
                <text:p>48.94689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9.034564">
                <text:p>49.034564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9.122248">
                <text:p>49.122248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9.209939">
                <text:p>49.20993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9.297621">
                <text:p>49.29762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9.385292">
                <text:p>49.38529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9.472977">
                <text:p>49.472977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9.560661">
                <text:p>49.56066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9.648341">
                <text:p>49.648341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9.736012">
                <text:p>49.73601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9.823699">
                <text:p>49.82369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9.911379">
                <text:p>49.91137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9.999062">
                <text:p>49.999062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0.086739">
                <text:p>50.086739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0.174423">
                <text:p>50.174423</text:p>
              </table:table-cell>
              <table:table-cell office:value-type="float" office:value="-2200">
                <text:p>-220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